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ucida Sans Unicode" svg:font-family="Lucida Sans Unicode" style:font-family-generic="swiss" style:font-pitch="variable" svg:panose-1="2 11 6 2 3 5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Gentium" svg:font-family="Gentium" style:font-family-generic="system" style:font-pitch="variable" svg:panose-1="2 0 5 3 6 0 0 2 0 4"/>
  </office:font-face-decls>
  <office:automatic-styles>
    <style:style style:name="TableColumn2" style:family="table-column">
      <style:table-column-properties style:column-width="2.5909in"/>
    </style:style>
    <style:style style:name="TableColumn3" style:family="table-column">
      <style:table-column-properties style:column-width="2.6791in"/>
    </style:style>
    <style:style style:name="Table1" style:family="table" style:master-page-name="MP0">
      <style:table-properties style:width="5.2701in" style:rel-width="99.88%" fo:margin-left="0in" table:align="left"/>
    </style:style>
    <style:style style:name="TableRow4" style:family="table-row">
      <style:table-row-properties style:min-row-height="4.6in"/>
    </style:style>
    <style:style style:name="TableCell5" style:family="table-cell">
      <style:table-cell-properties fo:border="none" fo:padding-top="0.0381in" fo:padding-left="0.0381in" fo:padding-bottom="0.0381in" fo:padding-right="0.0381in"/>
    </style:style>
    <style:style style:name="P6" style:parent-style-name="Standard11" style:family="paragraph">
      <style:paragraph-properties fo:break-before="page"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32" style:parent-style-name="Standard11" style:family="paragraph">
      <style:paragraph-properties style:text-autospace="none" fo:margin-top="0.0208in" fo:margin-right="0.0312in"/>
    </style:style>
    <style:style style:name="T3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 style:parent-style-name="DefaultParagraphFont" style:family="text">
      <style:text-properties style:font-name-asian="Times New Roman" style:font-name-complex="Times New Roman" fo:color="#000000" fo:font-size="8.5pt" style:font-size-asian="8.5pt" style:font-size-complex="8.5pt"/>
    </style:style>
    <style:style style:name="T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 style:parent-style-name="DefaultParagraphFont" style:family="text">
      <style:text-properties style:font-name-asian="Times New Roman" style:font-name-complex="Times New Roman" fo:color="#000000" fo:font-size="8.5pt" style:font-size-asian="8.5pt" style:font-size-complex="8.5pt"/>
    </style:style>
    <style:style style:name="T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8" style:parent-style-name="DefaultParagraphFont" style:family="text">
      <style:text-properties style:font-name-asian="Times New Roman" style:font-name-complex="Times New Roman" fo:color="#000000" fo:font-size="8.5pt" style:font-size-asian="8.5pt" style:font-size-complex="8.5pt"/>
    </style:style>
    <style:style style:name="T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0" style:parent-style-name="DefaultParagraphFont" style:family="text">
      <style:text-properties style:font-name-asian="Times New Roman" style:font-name-complex="Times New Roman" fo:color="#000000" fo:font-size="8.5pt" style:font-size-asian="8.5pt" style:font-size-complex="8.5pt"/>
    </style:style>
    <style:style style:name="T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2" style:parent-style-name="DefaultParagraphFont" style:family="text">
      <style:text-properties style:font-name-asian="Times New Roman" style:font-name-complex="Times New Roman" fo:color="#000000" fo:font-size="8.5pt" style:font-size-asian="8.5pt" style:font-size-complex="8.5pt"/>
    </style:style>
    <style:style style:name="T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4" style:parent-style-name="DefaultParagraphFont" style:family="text">
      <style:text-properties style:font-name-asian="Times New Roman" style:font-name-complex="Times New Roman" fo:color="#000000" fo:font-size="8.5pt" style:font-size-asian="8.5pt" style:font-size-complex="8.5pt"/>
    </style:style>
    <style:style style:name="T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6" style:parent-style-name="DefaultParagraphFont" style:family="text">
      <style:text-properties style:font-name-asian="Times New Roman" style:font-name-complex="Times New Roman" fo:color="#000000" fo:font-size="8.5pt" style:font-size-asian="8.5pt" style:font-size-complex="8.5pt"/>
    </style:style>
    <style:style style:name="T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8" style:parent-style-name="DefaultParagraphFont" style:family="text">
      <style:text-properties style:font-name-asian="Times New Roman" style:font-name-complex="Times New Roman" fo:color="#000000" fo:font-size="8.5pt" style:font-size-asian="8.5pt" style:font-size-complex="8.5pt"/>
    </style:style>
    <style:style style:name="T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0" style:parent-style-name="DefaultParagraphFont" style:family="text">
      <style:text-properties style:font-name-asian="Times New Roman" style:font-name-complex="Times New Roman" fo:color="#000000" fo:font-size="8.5pt" style:font-size-asian="8.5pt" style:font-size-complex="8.5pt"/>
    </style:style>
    <style:style style:name="T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2" style:parent-style-name="DefaultParagraphFont" style:family="text">
      <style:text-properties style:font-name-asian="Times New Roman" style:font-name-complex="Times New Roman" fo:color="#000000" fo:font-size="8.5pt" style:font-size-asian="8.5pt" style:font-size-complex="8.5pt"/>
    </style:style>
    <style:style style:name="T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4" style:parent-style-name="DefaultParagraphFont" style:family="text">
      <style:text-properties style:font-name-asian="Times New Roman" style:font-name-complex="Times New Roman" fo:color="#000000" fo:font-size="8.5pt" style:font-size-asian="8.5pt" style:font-size-complex="8.5pt"/>
    </style:style>
    <style:style style:name="T5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6" style:parent-style-name="DefaultParagraphFont" style:family="text">
      <style:text-properties style:font-name-asian="Times New Roman" style:font-name-complex="Times New Roman" fo:color="#000000" fo:font-size="8.5pt" style:font-size-asian="8.5pt" style:font-size-complex="8.5pt"/>
    </style:style>
    <style:style style:name="T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8" style:parent-style-name="DefaultParagraphFont" style:family="text">
      <style:text-properties style:font-name-asian="Times New Roman" style:font-name-complex="Times New Roman" fo:color="#000000" fo:font-size="8.5pt" style:font-size-asian="8.5pt" style:font-size-complex="8.5pt"/>
    </style:style>
    <style:style style:name="T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0" style:parent-style-name="DefaultParagraphFont" style:family="text">
      <style:text-properties style:font-name-asian="Times New Roman" style:font-name-complex="Times New Roman" fo:color="#000000" fo:font-size="8.5pt" style:font-size-asian="8.5pt" style:font-size-complex="8.5pt"/>
    </style:style>
    <style:style style:name="T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2" style:parent-style-name="DefaultParagraphFont" style:family="text">
      <style:text-properties style:font-name-asian="Times New Roman" style:font-name-complex="Times New Roman" fo:color="#000000" fo:font-size="8.5pt" style:font-size-asian="8.5pt" style:font-size-complex="8.5pt"/>
    </style:style>
    <style:style style:name="T6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4" style:parent-style-name="DefaultParagraphFont" style:family="text">
      <style:text-properties style:font-name-asian="Times New Roman" style:font-name-complex="Times New Roman" fo:color="#000000" fo:font-size="8.5pt" style:font-size-asian="8.5pt" style:font-size-complex="8.5pt"/>
    </style:style>
    <style:style style:name="T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6" style:parent-style-name="DefaultParagraphFont" style:family="text">
      <style:text-properties style:font-name-asian="Times New Roman" style:font-name-complex="Times New Roman" fo:color="#000000" fo:font-size="8.5pt" style:font-size-asian="8.5pt" style:font-size-complex="8.5pt"/>
    </style:style>
    <style:style style:name="T6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8" style:parent-style-name="DefaultParagraphFont" style:family="text">
      <style:text-properties style:font-name-asian="Times New Roman" style:font-name-complex="Times New Roman" fo:color="#000000" fo:font-size="8.5pt" style:font-size-asian="8.5pt" style:font-size-complex="8.5pt"/>
    </style:style>
    <style:style style:name="T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0" style:parent-style-name="DefaultParagraphFont" style:family="text">
      <style:text-properties style:font-name-asian="Times New Roman" style:font-name-complex="Times New Roman" fo:color="#000000" fo:font-size="8.5pt" style:font-size-asian="8.5pt" style:font-size-complex="8.5pt"/>
    </style:style>
    <style:style style:name="T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2" style:parent-style-name="DefaultParagraphFont" style:family="text">
      <style:text-properties style:font-name-asian="Times New Roman" style:font-name-complex="Times New Roman" fo:color="#000000" fo:font-size="8.5pt" style:font-size-asian="8.5pt" style:font-size-complex="8.5pt"/>
    </style:style>
    <style:style style:name="T7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4" style:parent-style-name="DefaultParagraphFont" style:family="text">
      <style:text-properties style:font-name-asian="Times New Roman" style:font-name-complex="Times New Roman" fo:color="#000000" fo:font-size="8.5pt" style:font-size-asian="8.5pt" style:font-size-complex="8.5pt"/>
    </style:style>
    <style:style style:name="T75" style:parent-style-name="DefaultParagraphFont" style:family="text">
      <style:text-properties style:font-name-asian="Times New Roman" style:font-name-complex="Times New Roman" fo:color="#000000" fo:font-size="8.5pt" style:font-size-asian="8.5pt" style:font-size-complex="8.5pt"/>
    </style:style>
    <style:style style:name="T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7" style:parent-style-name="DefaultParagraphFont" style:family="text">
      <style:text-properties style:font-name-asian="Times New Roman" style:font-name-complex="Times New Roman" fo:color="#000000" fo:font-size="8.5pt" style:font-size-asian="8.5pt" style:font-size-complex="8.5pt"/>
    </style:style>
    <style:style style:name="T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9" style:parent-style-name="DefaultParagraphFont" style:family="text">
      <style:text-properties style:font-name-asian="Times New Roman" style:font-name-complex="Times New Roman" fo:color="#000000" fo:font-size="8.5pt" style:font-size-asian="8.5pt" style:font-size-complex="8.5pt"/>
    </style:style>
    <style:style style:name="T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1" style:parent-style-name="DefaultParagraphFont" style:family="text">
      <style:text-properties style:font-name-asian="Times New Roman" style:font-name-complex="Times New Roman" fo:color="#000000" fo:font-size="8.5pt" style:font-size-asian="8.5pt" style:font-size-complex="8.5pt"/>
    </style:style>
    <style:style style:name="T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3" style:parent-style-name="DefaultParagraphFont" style:family="text">
      <style:text-properties style:font-name-asian="Times New Roman" style:font-name-complex="Times New Roman" fo:color="#000000" fo:font-size="8.5pt" style:font-size-asian="8.5pt" style:font-size-complex="8.5pt"/>
    </style:style>
    <style:style style:name="T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5" style:parent-style-name="DefaultParagraphFont" style:family="text">
      <style:text-properties style:font-name-asian="Times New Roman" style:font-name-complex="Times New Roman" fo:color="#000000" fo:font-size="8.5pt" style:font-size-asian="8.5pt" style:font-size-complex="8.5pt"/>
    </style:style>
    <style:style style:name="T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7" style:parent-style-name="DefaultParagraphFont" style:family="text">
      <style:text-properties style:font-name-asian="Times New Roman" style:font-name-complex="Times New Roman" fo:color="#000000" fo:font-size="8.5pt" style:font-size-asian="8.5pt" style:font-size-complex="8.5pt"/>
    </style:style>
    <style:style style:name="T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9" style:parent-style-name="DefaultParagraphFont" style:family="text">
      <style:text-properties style:font-name-asian="Times New Roman" style:font-name-complex="Times New Roman" fo:color="#000000" fo:font-size="8.5pt" style:font-size-asian="8.5pt" style:font-size-complex="8.5pt"/>
    </style:style>
    <style:style style:name="T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1" style:parent-style-name="DefaultParagraphFont" style:family="text">
      <style:text-properties style:font-name-asian="Times New Roman" style:font-name-complex="Times New Roman" fo:color="#000000" fo:font-size="8.5pt" style:font-size-asian="8.5pt" style:font-size-complex="8.5pt"/>
    </style:style>
    <style:style style:name="T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3" style:parent-style-name="DefaultParagraphFont" style:family="text">
      <style:text-properties style:font-name-asian="Times New Roman" style:font-name-complex="Times New Roman" fo:color="#000000" fo:font-size="8.5pt" style:font-size-asian="8.5pt" style:font-size-complex="8.5pt"/>
    </style:style>
    <style:style style:name="T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5" style:parent-style-name="DefaultParagraphFont" style:family="text">
      <style:text-properties style:font-name-asian="Times New Roman" style:font-name-complex="Times New Roman" fo:color="#000000" fo:font-size="8.5pt" style:font-size-asian="8.5pt" style:font-size-complex="8.5pt"/>
    </style:style>
    <style:style style:name="P96"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97" style:parent-style-name="Standard11" style:family="paragraph">
      <style:paragraph-properties style:text-autospace="none" fo:margin-top="0.0208in" fo:margin-right="0.0312in"/>
    </style:style>
    <style:style style:name="T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9" style:parent-style-name="DefaultParagraphFont" style:family="text">
      <style:text-properties style:font-name-asian="Times New Roman" style:font-name-complex="Times New Roman" fo:color="#000000" fo:font-size="8.5pt" style:font-size-asian="8.5pt" style:font-size-complex="8.5pt"/>
    </style:style>
    <style:style style:name="T1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1" style:parent-style-name="DefaultParagraphFont" style:family="text">
      <style:text-properties style:font-name-asian="Times New Roman" style:font-name-complex="Times New Roman" fo:color="#000000" fo:font-size="8.5pt" style:font-size-asian="8.5pt" style:font-size-complex="8.5pt"/>
    </style:style>
    <style:style style:name="T1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3" style:parent-style-name="DefaultParagraphFont" style:family="text">
      <style:text-properties style:font-name-asian="Times New Roman" style:font-name-complex="Times New Roman" fo:color="#000000" fo:font-size="8.5pt" style:font-size-asian="8.5pt" style:font-size-complex="8.5pt"/>
    </style:style>
    <style:style style:name="T1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5" style:parent-style-name="DefaultParagraphFont" style:family="text">
      <style:text-properties style:font-name-asian="Times New Roman" style:font-name-complex="Times New Roman" fo:color="#000000" fo:font-size="8.5pt" style:font-size-asian="8.5pt" style:font-size-complex="8.5pt"/>
    </style:style>
    <style:style style:name="T10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7" style:parent-style-name="DefaultParagraphFont" style:family="text">
      <style:text-properties style:font-name-asian="Times New Roman" style:font-name-complex="Times New Roman" fo:color="#000000" fo:font-size="8.5pt" style:font-size-asian="8.5pt" style:font-size-complex="8.5pt"/>
    </style:style>
    <style:style style:name="T1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9" style:parent-style-name="DefaultParagraphFont" style:family="text">
      <style:text-properties style:font-name-asian="Times New Roman" style:font-name-complex="Times New Roman" fo:color="#000000" fo:font-size="8.5pt" style:font-size-asian="8.5pt" style:font-size-complex="8.5pt"/>
    </style:style>
    <style:style style:name="T1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1" style:parent-style-name="DefaultParagraphFont" style:family="text">
      <style:text-properties style:font-name-asian="Times New Roman" style:font-name-complex="Times New Roman" fo:color="#000000" fo:font-size="8.5pt" style:font-size-asian="8.5pt" style:font-size-complex="8.5pt"/>
    </style:style>
    <style:style style:name="T1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3" style:parent-style-name="DefaultParagraphFont" style:family="text">
      <style:text-properties style:font-name-asian="Times New Roman" style:font-name-complex="Times New Roman" fo:color="#000000" fo:font-size="8.5pt" style:font-size-asian="8.5pt" style:font-size-complex="8.5pt"/>
    </style:style>
    <style:style style:name="T114" style:parent-style-name="DefaultParagraphFont" style:family="text">
      <style:text-properties style:font-name-asian="Times New Roman" style:font-name-complex="Times New Roman" fo:color="#000000" fo:font-size="8.5pt" style:font-size-asian="8.5pt" style:font-size-complex="8.5pt"/>
    </style:style>
    <style:style style:name="T11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16" style:parent-style-name="DefaultParagraphFont" style:family="text">
      <style:text-properties style:font-name-asian="Times New Roman" style:font-name-complex="Times New Roman" fo:color="#000000" fo:font-size="8.5pt" style:font-size-asian="8.5pt" style:font-size-complex="8.5pt"/>
    </style:style>
    <style:style style:name="T1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8" style:parent-style-name="DefaultParagraphFont" style:family="text">
      <style:text-properties style:font-name-asian="Times New Roman" style:font-name-complex="Times New Roman" fo:color="#000000" fo:font-size="8.5pt" style:font-size-asian="8.5pt" style:font-size-complex="8.5pt"/>
    </style:style>
    <style:style style:name="T1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0" style:parent-style-name="DefaultParagraphFont" style:family="text">
      <style:text-properties style:font-name-asian="Times New Roman" style:font-name-complex="Times New Roman" fo:color="#000000" fo:font-size="8.5pt" style:font-size-asian="8.5pt" style:font-size-complex="8.5pt"/>
    </style:style>
    <style:style style:name="T1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2" style:parent-style-name="DefaultParagraphFont" style:family="text">
      <style:text-properties style:font-name-asian="Times New Roman" style:font-name-complex="Times New Roman" fo:color="#000000" fo:font-size="8.5pt" style:font-size-asian="8.5pt" style:font-size-complex="8.5pt"/>
    </style:style>
    <style:style style:name="T1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4" style:parent-style-name="DefaultParagraphFont" style:family="text">
      <style:text-properties style:font-name-asian="Times New Roman" style:font-name-complex="Times New Roman" fo:color="#000000" fo:font-size="8.5pt" style:font-size-asian="8.5pt" style:font-size-complex="8.5pt"/>
    </style:style>
    <style:style style:name="T1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6" style:parent-style-name="DefaultParagraphFont" style:family="text">
      <style:text-properties style:font-name-asian="Times New Roman" style:font-name-complex="Times New Roman" fo:color="#000000" fo:font-size="8.5pt" style:font-size-asian="8.5pt" style:font-size-complex="8.5pt"/>
    </style:style>
    <style:style style:name="T1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8" style:parent-style-name="DefaultParagraphFont" style:family="text">
      <style:text-properties style:font-name-asian="Times New Roman" style:font-name-complex="Times New Roman" fo:color="#000000" fo:font-size="8.5pt" style:font-size-asian="8.5pt" style:font-size-complex="8.5pt"/>
    </style:style>
    <style:style style:name="T1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0" style:parent-style-name="DefaultParagraphFont" style:family="text">
      <style:text-properties style:font-name-asian="Times New Roman" style:font-name-complex="Times New Roman" fo:color="#000000" fo:font-size="8.5pt" style:font-size-asian="8.5pt" style:font-size-complex="8.5pt"/>
    </style:style>
    <style:style style:name="T1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2" style:parent-style-name="DefaultParagraphFont" style:family="text">
      <style:text-properties style:font-name-asian="Times New Roman" style:font-name-complex="Times New Roman" fo:color="#000000" fo:font-size="8.5pt" style:font-size-asian="8.5pt" style:font-size-complex="8.5pt"/>
    </style:style>
    <style:style style:name="T13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4" style:parent-style-name="DefaultParagraphFont" style:family="text">
      <style:text-properties style:font-name-asian="Times New Roman" style:font-name-complex="Times New Roman" fo:color="#000000" fo:font-size="8.5pt" style:font-size-asian="8.5pt" style:font-size-complex="8.5pt"/>
    </style:style>
    <style:style style:name="T1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6" style:parent-style-name="DefaultParagraphFont" style:family="text">
      <style:text-properties style:font-name-asian="Times New Roman" style:font-name-complex="Times New Roman" fo:color="#000000" fo:font-size="8.5pt" style:font-size-asian="8.5pt" style:font-size-complex="8.5pt"/>
    </style:style>
    <style:style style:name="T1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8" style:parent-style-name="DefaultParagraphFont" style:family="text">
      <style:text-properties style:font-name-asian="Times New Roman" style:font-name-complex="Times New Roman" fo:color="#000000" fo:font-size="8.5pt" style:font-size-asian="8.5pt" style:font-size-complex="8.5pt"/>
    </style:style>
    <style:style style:name="T13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40" style:parent-style-name="DefaultParagraphFont" style:family="text">
      <style:text-properties style:font-name-asian="Times New Roman" style:font-name-complex="Times New Roman" fo:color="#000000" fo:font-size="8.5pt" style:font-size-asian="8.5pt" style:font-size-complex="8.5pt"/>
    </style:style>
    <style:style style:name="T1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2" style:parent-style-name="DefaultParagraphFont" style:family="text">
      <style:text-properties style:font-name-asian="Times New Roman" style:font-name-complex="Times New Roman" fo:color="#000000" fo:font-size="8.5pt" style:font-size-asian="8.5pt" style:font-size-complex="8.5pt"/>
    </style:style>
    <style:style style:name="T1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4" style:parent-style-name="DefaultParagraphFont" style:family="text">
      <style:text-properties style:font-name-asian="Times New Roman" style:font-name-complex="Times New Roman" fo:color="#000000" fo:font-size="8.5pt" style:font-size-asian="8.5pt" style:font-size-complex="8.5pt"/>
    </style:style>
    <style:style style:name="T1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6" style:parent-style-name="DefaultParagraphFont" style:family="text">
      <style:text-properties style:font-name-asian="Times New Roman" style:font-name-complex="Times New Roman" fo:color="#000000" fo:font-size="8.5pt" style:font-size-asian="8.5pt" style:font-size-complex="8.5pt"/>
    </style:style>
    <style:style style:name="T1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8" style:parent-style-name="DefaultParagraphFont" style:family="text">
      <style:text-properties style:font-name-asian="Times New Roman" style:font-name-complex="Times New Roman" fo:color="#000000" fo:font-size="8.5pt" style:font-size-asian="8.5pt" style:font-size-complex="8.5pt"/>
    </style:style>
    <style:style style:name="T1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0" style:parent-style-name="DefaultParagraphFont" style:family="text">
      <style:text-properties style:font-name-asian="Times New Roman" style:font-name-complex="Times New Roman" fo:color="#000000" fo:font-size="8.5pt" style:font-size-asian="8.5pt" style:font-size-complex="8.5pt"/>
    </style:style>
    <style:style style:name="T1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2" style:parent-style-name="DefaultParagraphFont" style:family="text">
      <style:text-properties style:font-name-asian="Times New Roman" style:font-name-complex="Times New Roman" fo:color="#000000" fo:font-size="8.5pt" style:font-size-asian="8.5pt" style:font-size-complex="8.5pt"/>
    </style:style>
    <style:style style:name="T1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4" style:parent-style-name="DefaultParagraphFont" style:family="text">
      <style:text-properties style:font-name-asian="Times New Roman" style:font-name-complex="Times New Roman" fo:color="#000000" fo:font-size="8.5pt" style:font-size-asian="8.5pt" style:font-size-complex="8.5pt"/>
    </style:style>
    <style:style style:name="P155"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56" style:parent-style-name="Standard11" style:family="paragraph">
      <style:paragraph-properties style:text-autospace="none" fo:margin-top="0.0208in" fo:margin-right="0.0312in"/>
    </style:style>
    <style:style style:name="T1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8" style:parent-style-name="DefaultParagraphFont" style:family="text">
      <style:text-properties style:font-name-asian="Times New Roman" style:font-name-complex="Times New Roman" fo:color="#000000" fo:font-size="8.5pt" style:font-size-asian="8.5pt" style:font-size-complex="8.5pt"/>
    </style:style>
    <style:style style:name="T1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0" style:parent-style-name="DefaultParagraphFont" style:family="text">
      <style:text-properties style:font-name-asian="Times New Roman" style:font-name-complex="Times New Roman" fo:color="#000000" fo:font-size="8.5pt" style:font-size-asian="8.5pt" style:font-size-complex="8.5pt"/>
    </style:style>
    <style:style style:name="T161" style:parent-style-name="DefaultParagraphFont" style:family="text">
      <style:text-properties style:font-name-asian="Times New Roman" style:font-name-complex="Times New Roman" fo:color="#000000" fo:font-size="8.5pt" style:font-size-asian="8.5pt" style:font-size-complex="8.5pt"/>
    </style:style>
    <style:style style:name="T1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3" style:parent-style-name="DefaultParagraphFont" style:family="text">
      <style:text-properties style:font-name-asian="Times New Roman" style:font-name-complex="Times New Roman" fo:color="#000000" fo:font-size="8.5pt" style:font-size-asian="8.5pt" style:font-size-complex="8.5pt"/>
    </style:style>
    <style:style style:name="T1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5" style:parent-style-name="DefaultParagraphFont" style:family="text">
      <style:text-properties style:font-name-asian="Times New Roman" style:font-name-complex="Times New Roman" fo:color="#000000" fo:font-size="8.5pt" style:font-size-asian="8.5pt" style:font-size-complex="8.5pt"/>
    </style:style>
    <style:style style:name="T1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7" style:parent-style-name="DefaultParagraphFont" style:family="text">
      <style:text-properties style:font-name-asian="Times New Roman" style:font-name-complex="Times New Roman" fo:color="#000000" fo:font-size="8.5pt" style:font-size-asian="8.5pt" style:font-size-complex="8.5pt"/>
    </style:style>
    <style:style style:name="T1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9" style:parent-style-name="DefaultParagraphFont" style:family="text">
      <style:text-properties style:font-name-asian="Times New Roman" style:font-name-complex="Times New Roman" fo:color="#000000" fo:font-size="8.5pt" style:font-size-asian="8.5pt" style:font-size-complex="8.5pt"/>
    </style:style>
    <style:style style:name="T1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1" style:parent-style-name="DefaultParagraphFont" style:family="text">
      <style:text-properties style:font-name-asian="Times New Roman" style:font-name-complex="Times New Roman" fo:color="#000000" fo:font-size="8.5pt" style:font-size-asian="8.5pt" style:font-size-complex="8.5pt"/>
    </style:style>
    <style:style style:name="T1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3" style:parent-style-name="DefaultParagraphFont" style:family="text">
      <style:text-properties style:font-name-asian="Times New Roman" style:font-name-complex="Times New Roman" fo:color="#000000" fo:font-size="8.5pt" style:font-size-asian="8.5pt" style:font-size-complex="8.5pt"/>
    </style:style>
    <style:style style:name="T1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5" style:parent-style-name="DefaultParagraphFont" style:family="text">
      <style:text-properties style:font-name-asian="Times New Roman" style:font-name-complex="Times New Roman" fo:color="#000000" fo:font-size="8.5pt" style:font-size-asian="8.5pt" style:font-size-complex="8.5pt"/>
    </style:style>
    <style:style style:name="T1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7" style:parent-style-name="DefaultParagraphFont" style:family="text">
      <style:text-properties style:font-name-asian="Times New Roman" style:font-name-complex="Times New Roman" fo:color="#000000" fo:font-size="8.5pt" style:font-size-asian="8.5pt" style:font-size-complex="8.5pt"/>
    </style:style>
    <style:style style:name="T1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9" style:parent-style-name="DefaultParagraphFont" style:family="text">
      <style:text-properties style:font-name-asian="Times New Roman" style:font-name-complex="Times New Roman" fo:color="#000000" fo:font-size="8.5pt" style:font-size-asian="8.5pt" style:font-size-complex="8.5pt"/>
    </style:style>
    <style:style style:name="T1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1" style:parent-style-name="DefaultParagraphFont" style:family="text">
      <style:text-properties style:font-name-asian="Times New Roman" style:font-name-complex="Times New Roman" fo:color="#000000" fo:font-size="8.5pt" style:font-size-asian="8.5pt" style:font-size-complex="8.5pt"/>
    </style:style>
    <style:style style:name="T1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3" style:parent-style-name="DefaultParagraphFont" style:family="text">
      <style:text-properties style:font-name-asian="Times New Roman" style:font-name-complex="Times New Roman" fo:color="#000000" fo:font-size="8.5pt" style:font-size-asian="8.5pt" style:font-size-complex="8.5pt"/>
    </style:style>
    <style:style style:name="T1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5" style:parent-style-name="DefaultParagraphFont" style:family="text">
      <style:text-properties style:font-name-asian="Times New Roman" style:font-name-complex="Times New Roman" fo:color="#000000" fo:font-size="8.5pt" style:font-size-asian="8.5pt" style:font-size-complex="8.5pt"/>
    </style:style>
    <style:style style:name="T1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7" style:parent-style-name="DefaultParagraphFont" style:family="text">
      <style:text-properties style:font-name-asian="Times New Roman" style:font-name-complex="Times New Roman" fo:color="#000000" fo:font-size="8.5pt" style:font-size-asian="8.5pt" style:font-size-complex="8.5pt"/>
    </style:style>
    <style:style style:name="T1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9" style:parent-style-name="DefaultParagraphFont" style:family="text">
      <style:text-properties style:font-name-asian="Times New Roman" style:font-name-complex="Times New Roman" fo:color="#000000" fo:font-size="8.5pt" style:font-size-asian="8.5pt" style:font-size-complex="8.5pt"/>
    </style:style>
    <style:style style:name="T1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1" style:parent-style-name="DefaultParagraphFont" style:family="text">
      <style:text-properties style:font-name-asian="Times New Roman" style:font-name-complex="Times New Roman" fo:color="#000000" fo:font-size="8.5pt" style:font-size-asian="8.5pt" style:font-size-complex="8.5pt"/>
    </style:style>
    <style:style style:name="T19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93" style:parent-style-name="DefaultParagraphFont" style:family="text">
      <style:text-properties style:font-name-asian="Times New Roman" style:font-name-complex="Times New Roman" fo:color="#000000" fo:font-size="8.5pt" style:font-size-asian="8.5pt" style:font-size-complex="8.5pt"/>
    </style:style>
    <style:style style:name="T1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5" style:parent-style-name="DefaultParagraphFont" style:family="text">
      <style:text-properties style:font-name-asian="Times New Roman" style:font-name-complex="Times New Roman" fo:color="#000000" fo:font-size="8.5pt" style:font-size-asian="8.5pt" style:font-size-complex="8.5pt"/>
    </style:style>
    <style:style style:name="T1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7" style:parent-style-name="DefaultParagraphFont" style:family="text">
      <style:text-properties style:font-name-asian="Times New Roman" style:font-name-complex="Times New Roman" fo:color="#000000" fo:font-size="8.5pt" style:font-size-asian="8.5pt" style:font-size-complex="8.5pt"/>
    </style:style>
    <style:style style:name="T1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9" style:parent-style-name="DefaultParagraphFont" style:family="text">
      <style:text-properties style:font-name-asian="Times New Roman" style:font-name-complex="Times New Roman" fo:color="#000000" fo:font-size="8.5pt" style:font-size-asian="8.5pt" style:font-size-complex="8.5pt"/>
    </style:style>
    <style:style style:name="T2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1" style:parent-style-name="DefaultParagraphFont" style:family="text">
      <style:text-properties style:font-name-asian="Times New Roman" style:font-name-complex="Times New Roman" fo:color="#000000" fo:font-size="8.5pt" style:font-size-asian="8.5pt" style:font-size-complex="8.5pt"/>
    </style:style>
    <style:style style:name="T2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3" style:parent-style-name="DefaultParagraphFont" style:family="text">
      <style:text-properties style:font-name-asian="Times New Roman" style:font-name-complex="Times New Roman" fo:color="#000000" fo:font-size="8.5pt" style:font-size-asian="8.5pt" style:font-size-complex="8.5pt"/>
    </style:style>
    <style:style style:name="T20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05" style:parent-style-name="DefaultParagraphFont" style:family="text">
      <style:text-properties style:font-name-asian="Times New Roman" style:font-name-complex="Times New Roman" fo:color="#000000" fo:font-size="8.5pt" style:font-size-asian="8.5pt" style:font-size-complex="8.5pt"/>
    </style:style>
    <style:style style:name="T2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7" style:parent-style-name="DefaultParagraphFont" style:family="text">
      <style:text-properties style:font-name-asian="Times New Roman" style:font-name-complex="Times New Roman" fo:color="#000000" fo:font-size="8.5pt" style:font-size-asian="8.5pt" style:font-size-complex="8.5pt"/>
    </style:style>
    <style:style style:name="T2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9" style:parent-style-name="DefaultParagraphFont" style:family="text">
      <style:text-properties style:font-name-asian="Times New Roman" style:font-name-complex="Times New Roman" fo:color="#000000" fo:font-size="8.5pt" style:font-size-asian="8.5pt" style:font-size-complex="8.5pt"/>
    </style:style>
    <style:style style:name="P210"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11" style:parent-style-name="Standard11" style:family="paragraph">
      <style:paragraph-properties style:text-autospace="none" fo:margin-top="0.0208in" fo:margin-right="0.0312in"/>
    </style:style>
    <style:style style:name="T2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3" style:parent-style-name="DefaultParagraphFont" style:family="text">
      <style:text-properties style:font-name-asian="Times New Roman" style:font-name-complex="Times New Roman" fo:color="#000000" fo:font-size="8.5pt" style:font-size-asian="8.5pt" style:font-size-complex="8.5pt"/>
    </style:style>
    <style:style style:name="T2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5" style:parent-style-name="DefaultParagraphFont" style:family="text">
      <style:text-properties style:font-name-asian="Times New Roman" style:font-name-complex="Times New Roman" fo:color="#000000" fo:font-size="8.5pt" style:font-size-asian="8.5pt" style:font-size-complex="8.5pt"/>
    </style:style>
    <style:style style:name="T2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7" style:parent-style-name="DefaultParagraphFont" style:family="text">
      <style:text-properties style:font-name-asian="Times New Roman" style:font-name-complex="Times New Roman" fo:color="#000000" fo:font-size="8.5pt" style:font-size-asian="8.5pt" style:font-size-complex="8.5pt"/>
    </style:style>
    <style:style style:name="T2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9" style:parent-style-name="DefaultParagraphFont" style:family="text">
      <style:text-properties style:font-name-asian="Times New Roman" style:font-name-complex="Times New Roman" fo:color="#000000" fo:font-size="8.5pt" style:font-size-asian="8.5pt" style:font-size-complex="8.5pt"/>
    </style:style>
    <style:style style:name="T2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1" style:parent-style-name="DefaultParagraphFont" style:family="text">
      <style:text-properties style:font-name-asian="Times New Roman" style:font-name-complex="Times New Roman" fo:color="#000000" fo:font-size="8.5pt" style:font-size-asian="8.5pt" style:font-size-complex="8.5pt"/>
    </style:style>
    <style:style style:name="T2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3" style:parent-style-name="DefaultParagraphFont" style:family="text">
      <style:text-properties style:font-name-asian="Times New Roman" style:font-name-complex="Times New Roman" fo:color="#000000" fo:font-size="8.5pt" style:font-size-asian="8.5pt" style:font-size-complex="8.5pt"/>
    </style:style>
    <style:style style:name="T2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5" style:parent-style-name="DefaultParagraphFont" style:family="text">
      <style:text-properties style:font-name-asian="Times New Roman" style:font-name-complex="Times New Roman" fo:color="#000000" fo:font-size="8.5pt" style:font-size-asian="8.5pt" style:font-size-complex="8.5pt"/>
    </style:style>
    <style:style style:name="T2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7" style:parent-style-name="DefaultParagraphFont" style:family="text">
      <style:text-properties style:font-name-asian="Times New Roman" style:font-name-complex="Times New Roman" fo:color="#000000" fo:font-size="8.5pt" style:font-size-asian="8.5pt" style:font-size-complex="8.5pt"/>
    </style:style>
    <style:style style:name="T2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9" style:parent-style-name="DefaultParagraphFont" style:family="text">
      <style:text-properties style:font-name-asian="Times New Roman" style:font-name-complex="Times New Roman" fo:color="#000000" fo:font-size="8.5pt" style:font-size-asian="8.5pt" style:font-size-complex="8.5pt"/>
    </style:style>
    <style:style style:name="T2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1" style:parent-style-name="DefaultParagraphFont" style:family="text">
      <style:text-properties style:font-name-asian="Times New Roman" style:font-name-complex="Times New Roman" fo:color="#000000" fo:font-size="8.5pt" style:font-size-asian="8.5pt" style:font-size-complex="8.5pt"/>
    </style:style>
    <style:style style:name="T2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3" style:parent-style-name="DefaultParagraphFont" style:family="text">
      <style:text-properties style:font-name-asian="Times New Roman" style:font-name-complex="Times New Roman" fo:color="#000000" fo:font-size="8.5pt" style:font-size-asian="8.5pt" style:font-size-complex="8.5pt"/>
    </style:style>
    <style:style style:name="T23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35" style:parent-style-name="DefaultParagraphFont" style:family="text">
      <style:text-properties style:font-name-asian="Times New Roman" style:font-name-complex="Times New Roman" fo:color="#000000" fo:font-size="8.5pt" style:font-size-asian="8.5pt" style:font-size-complex="8.5pt"/>
    </style:style>
    <style:style style:name="T2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7" style:parent-style-name="DefaultParagraphFont" style:family="text">
      <style:text-properties style:font-name-asian="Times New Roman" style:font-name-complex="Times New Roman" fo:color="#000000" fo:font-size="8.5pt" style:font-size-asian="8.5pt" style:font-size-complex="8.5pt"/>
    </style:style>
    <style:style style:name="T2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9" style:parent-style-name="DefaultParagraphFont" style:family="text">
      <style:text-properties style:font-name-asian="Times New Roman" style:font-name-complex="Times New Roman" fo:color="#000000" fo:font-size="8.5pt" style:font-size-asian="8.5pt" style:font-size-complex="8.5pt"/>
    </style:style>
    <style:style style:name="T24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1" style:parent-style-name="DefaultParagraphFont" style:family="text">
      <style:text-properties style:font-name-asian="Times New Roman" style:font-name-complex="Times New Roman" fo:color="#000000" fo:font-size="8.5pt" style:font-size-asian="8.5pt" style:font-size-complex="8.5pt"/>
    </style:style>
    <style:style style:name="T2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3" style:parent-style-name="DefaultParagraphFont" style:family="text">
      <style:text-properties style:font-name-asian="Times New Roman" style:font-name-complex="Times New Roman" fo:color="#000000" fo:font-size="8.5pt" style:font-size-asian="8.5pt" style:font-size-complex="8.5pt"/>
    </style:style>
    <style:style style:name="T2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5" style:parent-style-name="DefaultParagraphFont" style:family="text">
      <style:text-properties style:font-name-asian="Times New Roman" style:font-name-complex="Times New Roman" fo:color="#000000" fo:font-size="8.5pt" style:font-size-asian="8.5pt" style:font-size-complex="8.5pt"/>
    </style:style>
    <style:style style:name="T2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7" style:parent-style-name="DefaultParagraphFont" style:family="text">
      <style:text-properties style:font-name-asian="Times New Roman" style:font-name-complex="Times New Roman" fo:color="#000000" fo:font-size="8.5pt" style:font-size-asian="8.5pt" style:font-size-complex="8.5pt"/>
    </style:style>
    <style:style style:name="T2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9" style:parent-style-name="DefaultParagraphFont" style:family="text">
      <style:text-properties style:font-name-asian="Times New Roman" style:font-name-complex="Times New Roman" fo:color="#000000" fo:font-size="8.5pt" style:font-size-asian="8.5pt" style:font-size-complex="8.5pt"/>
    </style:style>
    <style:style style:name="T2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1" style:parent-style-name="DefaultParagraphFont" style:family="text">
      <style:text-properties style:font-name-asian="Times New Roman" style:font-name-complex="Times New Roman" fo:color="#000000" fo:font-size="8.5pt" style:font-size-asian="8.5pt" style:font-size-complex="8.5pt"/>
    </style:style>
    <style:style style:name="T2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3" style:parent-style-name="DefaultParagraphFont" style:family="text">
      <style:text-properties style:font-name-asian="Times New Roman" style:font-name-complex="Times New Roman" fo:color="#000000" fo:font-size="8.5pt" style:font-size-asian="8.5pt" style:font-size-complex="8.5pt"/>
    </style:style>
    <style:style style:name="T2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5" style:parent-style-name="DefaultParagraphFont" style:family="text">
      <style:text-properties style:font-name-asian="Times New Roman" style:font-name-complex="Times New Roman" fo:color="#000000" fo:font-size="8.5pt" style:font-size-asian="8.5pt" style:font-size-complex="8.5pt"/>
    </style:style>
    <style:style style:name="T2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7" style:parent-style-name="DefaultParagraphFont" style:family="text">
      <style:text-properties style:font-name-asian="Times New Roman" style:font-name-complex="Times New Roman" fo:color="#000000" fo:font-size="8.5pt" style:font-size-asian="8.5pt" style:font-size-complex="8.5pt"/>
    </style:style>
    <style:style style:name="T2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9" style:parent-style-name="DefaultParagraphFont" style:family="text">
      <style:text-properties style:font-name-asian="Times New Roman" style:font-name-complex="Times New Roman" fo:color="#000000" fo:font-size="8.5pt" style:font-size-asian="8.5pt" style:font-size-complex="8.5pt"/>
    </style:style>
    <style:style style:name="T2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1" style:parent-style-name="DefaultParagraphFont" style:family="text">
      <style:text-properties style:font-name-asian="Times New Roman" style:font-name-complex="Times New Roman" fo:color="#000000" fo:font-size="8.5pt" style:font-size-asian="8.5pt" style:font-size-complex="8.5pt"/>
    </style:style>
    <style:style style:name="T2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3" style:parent-style-name="DefaultParagraphFont" style:family="text">
      <style:text-properties style:font-name-asian="Times New Roman" style:font-name-complex="Times New Roman" fo:color="#000000" fo:font-size="8.5pt" style:font-size-asian="8.5pt" style:font-size-complex="8.5pt"/>
    </style:style>
    <style:style style:name="T26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65" style:parent-style-name="DefaultParagraphFont" style:family="text">
      <style:text-properties style:font-name-asian="Times New Roman" style:font-name-complex="Times New Roman" fo:color="#000000" fo:font-size="8.5pt" style:font-size-asian="8.5pt" style:font-size-complex="8.5pt"/>
    </style:style>
    <style:style style:name="T2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7" style:parent-style-name="DefaultParagraphFont" style:family="text">
      <style:text-properties style:font-name-asian="Times New Roman" style:font-name-complex="Times New Roman" fo:color="#000000" fo:font-size="8.5pt" style:font-size-asian="8.5pt" style:font-size-complex="8.5pt"/>
    </style:style>
    <style:style style:name="T2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9" style:parent-style-name="DefaultParagraphFont" style:family="text">
      <style:text-properties style:font-name-asian="Times New Roman" style:font-name-complex="Times New Roman" fo:color="#000000" fo:font-size="8.5pt" style:font-size-asian="8.5pt" style:font-size-complex="8.5pt"/>
    </style:style>
    <style:style style:name="P270"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71" style:parent-style-name="Standard11" style:family="paragraph">
      <style:paragraph-properties style:text-autospace="none" fo:margin-top="0.0208in" fo:margin-right="0.0312in"/>
    </style:style>
    <style:style style:name="T2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3" style:parent-style-name="DefaultParagraphFont" style:family="text">
      <style:text-properties style:font-name-asian="Times New Roman" style:font-name-complex="Times New Roman" fo:color="#000000" fo:font-size="8.5pt" style:font-size-asian="8.5pt" style:font-size-complex="8.5pt"/>
    </style:style>
    <style:style style:name="T27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75" style:parent-style-name="DefaultParagraphFont" style:family="text">
      <style:text-properties style:font-name-asian="Times New Roman" style:font-name-complex="Times New Roman" fo:color="#000000" fo:font-size="8.5pt" style:font-size-asian="8.5pt" style:font-size-complex="8.5pt"/>
    </style:style>
    <style:style style:name="T2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7" style:parent-style-name="DefaultParagraphFont" style:family="text">
      <style:text-properties style:font-name-asian="Times New Roman" style:font-name-complex="Times New Roman" fo:color="#000000" fo:font-size="8.5pt" style:font-size-asian="8.5pt" style:font-size-complex="8.5pt"/>
    </style:style>
    <style:style style:name="T2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9" style:parent-style-name="DefaultParagraphFont" style:family="text">
      <style:text-properties style:font-name-asian="Times New Roman" style:font-name-complex="Times New Roman" fo:color="#000000" fo:font-size="8.5pt" style:font-size-asian="8.5pt" style:font-size-complex="8.5pt"/>
    </style:style>
    <style:style style:name="T28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81" style:parent-style-name="DefaultParagraphFont" style:family="text">
      <style:text-properties style:font-name-asian="Times New Roman" style:font-name-complex="Times New Roman" fo:color="#000000" fo:font-size="8.5pt" style:font-size-asian="8.5pt" style:font-size-complex="8.5pt"/>
    </style:style>
    <style:style style:name="T28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83" style:parent-style-name="DefaultParagraphFont" style:family="text">
      <style:text-properties style:font-name-asian="Times New Roman" style:font-name-complex="Times New Roman" fo:color="#000000" fo:font-size="8.5pt" style:font-size-asian="8.5pt" style:font-size-complex="8.5pt"/>
    </style:style>
    <style:style style:name="T28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85" style:parent-style-name="DefaultParagraphFont" style:family="text">
      <style:text-properties style:font-name-asian="Times New Roman" style:font-name-complex="Times New Roman" fo:color="#000000" fo:font-size="8.5pt" style:font-size-asian="8.5pt" style:font-size-complex="8.5pt"/>
    </style:style>
    <style:style style:name="T2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7" style:parent-style-name="DefaultParagraphFont" style:family="text">
      <style:text-properties style:font-name-asian="Times New Roman" style:font-name-complex="Times New Roman" fo:color="#000000" fo:font-size="8.5pt" style:font-size-asian="8.5pt" style:font-size-complex="8.5pt"/>
    </style:style>
    <style:style style:name="T2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9" style:parent-style-name="DefaultParagraphFont" style:family="text">
      <style:text-properties style:font-name-asian="Times New Roman" style:font-name-complex="Times New Roman" fo:color="#000000" fo:font-size="8.5pt" style:font-size-asian="8.5pt" style:font-size-complex="8.5pt"/>
    </style:style>
    <style:style style:name="T2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1" style:parent-style-name="DefaultParagraphFont" style:family="text">
      <style:text-properties style:font-name-asian="Times New Roman" style:font-name-complex="Times New Roman" fo:color="#000000" fo:font-size="8.5pt" style:font-size-asian="8.5pt" style:font-size-complex="8.5pt"/>
    </style:style>
    <style:style style:name="T2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3" style:parent-style-name="DefaultParagraphFont" style:family="text">
      <style:text-properties style:font-name-asian="Times New Roman" style:font-name-complex="Times New Roman" fo:color="#000000" fo:font-size="8.5pt" style:font-size-asian="8.5pt" style:font-size-complex="8.5pt"/>
    </style:style>
    <style:style style:name="T2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5" style:parent-style-name="DefaultParagraphFont" style:family="text">
      <style:text-properties style:font-name-asian="Times New Roman" style:font-name-complex="Times New Roman" fo:color="#000000" fo:font-size="8.5pt" style:font-size-asian="8.5pt" style:font-size-complex="8.5pt"/>
    </style:style>
    <style:style style:name="T2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7" style:parent-style-name="DefaultParagraphFont" style:family="text">
      <style:text-properties style:font-name-asian="Times New Roman" style:font-name-complex="Times New Roman" fo:color="#000000" fo:font-size="8.5pt" style:font-size-asian="8.5pt" style:font-size-complex="8.5pt"/>
    </style:style>
    <style:style style:name="T2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9" style:parent-style-name="DefaultParagraphFont" style:family="text">
      <style:text-properties style:font-name-asian="Times New Roman" style:font-name-complex="Times New Roman" fo:color="#000000" fo:font-size="8.5pt" style:font-size-asian="8.5pt" style:font-size-complex="8.5pt"/>
    </style:style>
    <style:style style:name="T3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1" style:parent-style-name="DefaultParagraphFont" style:family="text">
      <style:text-properties style:font-name-asian="Times New Roman" style:font-name-complex="Times New Roman" fo:color="#000000" fo:font-size="8.5pt" style:font-size-asian="8.5pt" style:font-size-complex="8.5pt"/>
    </style:style>
    <style:style style:name="T3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3" style:parent-style-name="DefaultParagraphFont" style:family="text">
      <style:text-properties style:font-name-asian="Times New Roman" style:font-name-complex="Times New Roman" fo:color="#000000" fo:font-size="8.5pt" style:font-size-asian="8.5pt" style:font-size-complex="8.5pt"/>
    </style:style>
    <style:style style:name="T3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5" style:parent-style-name="DefaultParagraphFont" style:family="text">
      <style:text-properties style:font-name-asian="Times New Roman" style:font-name-complex="Times New Roman" fo:color="#000000" fo:font-size="8.5pt" style:font-size-asian="8.5pt" style:font-size-complex="8.5pt"/>
    </style:style>
    <style:style style:name="T3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7" style:parent-style-name="DefaultParagraphFont" style:family="text">
      <style:text-properties style:font-name-asian="Times New Roman" style:font-name-complex="Times New Roman" fo:color="#000000" fo:font-size="8.5pt" style:font-size-asian="8.5pt" style:font-size-complex="8.5pt"/>
    </style:style>
    <style:style style:name="T3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9" style:parent-style-name="DefaultParagraphFont" style:family="text">
      <style:text-properties style:font-name-asian="Times New Roman" style:font-name-complex="Times New Roman" fo:color="#000000" fo:font-size="8.5pt" style:font-size-asian="8.5pt" style:font-size-complex="8.5pt"/>
    </style:style>
    <style:style style:name="T3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1" style:parent-style-name="DefaultParagraphFont" style:family="text">
      <style:text-properties style:font-name-asian="Times New Roman" style:font-name-complex="Times New Roman" fo:color="#000000" fo:font-size="8.5pt" style:font-size-asian="8.5pt" style:font-size-complex="8.5pt"/>
    </style:style>
    <style:style style:name="T3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3" style:parent-style-name="DefaultParagraphFont" style:family="text">
      <style:text-properties style:font-name-asian="Times New Roman" style:font-name-complex="Times New Roman" fo:color="#000000" fo:font-size="8.5pt" style:font-size-asian="8.5pt" style:font-size-complex="8.5pt"/>
    </style:style>
    <style:style style:name="T3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5" style:parent-style-name="DefaultParagraphFont" style:family="text">
      <style:text-properties style:font-name-asian="Times New Roman" style:font-name-complex="Times New Roman" fo:color="#000000" fo:font-size="8.5pt" style:font-size-asian="8.5pt" style:font-size-complex="8.5pt"/>
    </style:style>
    <style:style style:name="T3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7" style:parent-style-name="DefaultParagraphFont" style:family="text">
      <style:text-properties style:font-name-asian="Times New Roman" style:font-name-complex="Times New Roman" fo:color="#000000" fo:font-size="8.5pt" style:font-size-asian="8.5pt" style:font-size-complex="8.5pt"/>
    </style:style>
    <style:style style:name="T3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9" style:parent-style-name="DefaultParagraphFont" style:family="text">
      <style:text-properties style:font-name-asian="Times New Roman" style:font-name-complex="Times New Roman" fo:color="#000000" fo:font-size="8.5pt" style:font-size-asian="8.5pt" style:font-size-complex="8.5pt"/>
    </style:style>
    <style:style style:name="T3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1" style:parent-style-name="DefaultParagraphFont" style:family="text">
      <style:text-properties style:font-name-asian="Times New Roman" style:font-name-complex="Times New Roman" fo:color="#000000" fo:font-size="8.5pt" style:font-size-asian="8.5pt" style:font-size-complex="8.5pt"/>
    </style:style>
    <style:style style:name="T3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3" style:parent-style-name="DefaultParagraphFont" style:family="text">
      <style:text-properties style:font-name-asian="Times New Roman" style:font-name-complex="Times New Roman" fo:color="#000000" fo:font-size="8.5pt" style:font-size-asian="8.5pt" style:font-size-complex="8.5pt"/>
    </style:style>
    <style:style style:name="T3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5" style:parent-style-name="DefaultParagraphFont" style:family="text">
      <style:text-properties style:font-name-asian="Times New Roman" style:font-name-complex="Times New Roman" fo:color="#000000" fo:font-size="8.5pt" style:font-size-asian="8.5pt" style:font-size-complex="8.5pt"/>
    </style:style>
    <style:style style:name="T3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7" style:parent-style-name="DefaultParagraphFont" style:family="text">
      <style:text-properties style:font-name-asian="Times New Roman" style:font-name-complex="Times New Roman" fo:color="#000000" fo:font-size="8.5pt" style:font-size-asian="8.5pt" style:font-size-complex="8.5pt"/>
    </style:style>
    <style:style style:name="T3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9" style:parent-style-name="DefaultParagraphFont" style:family="text">
      <style:text-properties style:font-name-asian="Times New Roman" style:font-name-complex="Times New Roman" fo:color="#000000" fo:font-size="8.5pt" style:font-size-asian="8.5pt" style:font-size-complex="8.5pt"/>
    </style:style>
    <style:style style:name="T3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1" style:parent-style-name="DefaultParagraphFont" style:family="text">
      <style:text-properties style:font-name-asian="Times New Roman" style:font-name-complex="Times New Roman" fo:color="#000000" fo:font-size="8.5pt" style:font-size-asian="8.5pt" style:font-size-complex="8.5pt"/>
    </style:style>
    <style:style style:name="T3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3" style:parent-style-name="DefaultParagraphFont" style:family="text">
      <style:text-properties style:font-name-asian="Times New Roman" style:font-name-complex="Times New Roman" fo:color="#000000" fo:font-size="8.5pt" style:font-size-asian="8.5pt" style:font-size-complex="8.5pt"/>
    </style:style>
    <style:style style:name="T3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5" style:parent-style-name="DefaultParagraphFont" style:family="text">
      <style:text-properties style:font-name-asian="Times New Roman" style:font-name-complex="Times New Roman" fo:color="#000000" fo:font-size="8.5pt" style:font-size-asian="8.5pt" style:font-size-complex="8.5pt"/>
    </style:style>
    <style:style style:name="T3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7" style:parent-style-name="DefaultParagraphFont" style:family="text">
      <style:text-properties style:font-name-asian="Times New Roman" style:font-name-complex="Times New Roman" fo:color="#000000" fo:font-size="8.5pt" style:font-size-asian="8.5pt" style:font-size-complex="8.5pt"/>
    </style:style>
    <style:style style:name="T3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9" style:parent-style-name="DefaultParagraphFont" style:family="text">
      <style:text-properties style:font-name-asian="Times New Roman" style:font-name-complex="Times New Roman" fo:color="#000000" fo:font-size="8.5pt" style:font-size-asian="8.5pt" style:font-size-complex="8.5pt"/>
    </style:style>
    <style:style style:name="T3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1" style:parent-style-name="DefaultParagraphFont" style:family="text">
      <style:text-properties style:font-name-asian="Times New Roman" style:font-name-complex="Times New Roman" fo:color="#000000" fo:font-size="8.5pt" style:font-size-asian="8.5pt" style:font-size-complex="8.5pt"/>
    </style:style>
    <style:style style:name="T3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3" style:parent-style-name="DefaultParagraphFont" style:family="text">
      <style:text-properties style:font-name-asian="Times New Roman" style:font-name-complex="Times New Roman" fo:color="#000000" fo:font-size="8.5pt" style:font-size-asian="8.5pt" style:font-size-complex="8.5pt"/>
    </style:style>
    <style:style style:name="P344"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345" style:parent-style-name="Standard11" style:family="paragraph">
      <style:paragraph-properties style:text-autospace="none" fo:margin-top="0.0208in" fo:margin-right="0.0312in"/>
    </style:style>
    <style:style style:name="T3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7" style:parent-style-name="DefaultParagraphFont" style:family="text">
      <style:text-properties style:font-name-asian="Times New Roman" style:font-name-complex="Times New Roman" fo:color="#000000" fo:font-size="8.5pt" style:font-size-asian="8.5pt" style:font-size-complex="8.5pt"/>
    </style:style>
    <style:style style:name="T3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9" style:parent-style-name="DefaultParagraphFont" style:family="text">
      <style:text-properties style:font-name-asian="Times New Roman" style:font-name-complex="Times New Roman" fo:color="#000000" fo:font-size="8.5pt" style:font-size-asian="8.5pt" style:font-size-complex="8.5pt"/>
    </style:style>
    <style:style style:name="T3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1" style:parent-style-name="DefaultParagraphFont" style:family="text">
      <style:text-properties style:font-name-asian="Times New Roman" style:font-name-complex="Times New Roman" fo:color="#000000" fo:font-size="8.5pt" style:font-size-asian="8.5pt" style:font-size-complex="8.5pt"/>
    </style:style>
    <style:style style:name="T3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3" style:parent-style-name="DefaultParagraphFont" style:family="text">
      <style:text-properties style:font-name-asian="Times New Roman" style:font-name-complex="Times New Roman" fo:color="#000000" fo:font-size="8.5pt" style:font-size-asian="8.5pt" style:font-size-complex="8.5pt"/>
    </style:style>
    <style:style style:name="T35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55" style:parent-style-name="DefaultParagraphFont" style:family="text">
      <style:text-properties style:font-name-asian="Times New Roman" style:font-name-complex="Times New Roman" fo:color="#000000" fo:font-size="8.5pt" style:font-size-asian="8.5pt" style:font-size-complex="8.5pt"/>
    </style:style>
    <style:style style:name="T3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7" style:parent-style-name="DefaultParagraphFont" style:family="text">
      <style:text-properties style:font-name-asian="Times New Roman" style:font-name-complex="Times New Roman" fo:color="#000000" fo:font-size="8.5pt" style:font-size-asian="8.5pt" style:font-size-complex="8.5pt"/>
    </style:style>
    <style:style style:name="T3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9" style:parent-style-name="DefaultParagraphFont" style:family="text">
      <style:text-properties style:font-name-asian="Times New Roman" style:font-name-complex="Times New Roman" fo:color="#000000" fo:font-size="8.5pt" style:font-size-asian="8.5pt" style:font-size-complex="8.5pt"/>
    </style:style>
    <style:style style:name="T36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61" style:parent-style-name="DefaultParagraphFont" style:family="text">
      <style:text-properties style:font-name-asian="Times New Roman" style:font-name-complex="Times New Roman" fo:color="#000000" fo:font-size="8.5pt" style:font-size-asian="8.5pt" style:font-size-complex="8.5pt"/>
    </style:style>
    <style:style style:name="T3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3" style:parent-style-name="DefaultParagraphFont" style:family="text">
      <style:text-properties style:font-name-asian="Times New Roman" style:font-name-complex="Times New Roman" fo:color="#000000" fo:font-size="8.5pt" style:font-size-asian="8.5pt" style:font-size-complex="8.5pt"/>
    </style:style>
    <style:style style:name="T3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5" style:parent-style-name="DefaultParagraphFont" style:family="text">
      <style:text-properties style:font-name-asian="Times New Roman" style:font-name-complex="Times New Roman" fo:color="#000000" fo:font-size="8.5pt" style:font-size-asian="8.5pt" style:font-size-complex="8.5pt"/>
    </style:style>
    <style:style style:name="T3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7" style:parent-style-name="DefaultParagraphFont" style:family="text">
      <style:text-properties style:font-name-asian="Times New Roman" style:font-name-complex="Times New Roman" fo:color="#000000" fo:font-size="8.5pt" style:font-size-asian="8.5pt" style:font-size-complex="8.5pt"/>
    </style:style>
    <style:style style:name="T36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69" style:parent-style-name="DefaultParagraphFont" style:family="text">
      <style:text-properties style:font-name-asian="Times New Roman" style:font-name-complex="Times New Roman" fo:color="#000000" fo:font-size="8.5pt" style:font-size-asian="8.5pt" style:font-size-complex="8.5pt"/>
    </style:style>
    <style:style style:name="T3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71" style:parent-style-name="DefaultParagraphFont" style:family="text">
      <style:text-properties style:font-name-asian="Times New Roman" style:font-name-complex="Times New Roman" fo:color="#000000" fo:font-size="8.5pt" style:font-size-asian="8.5pt" style:font-size-complex="8.5pt"/>
    </style:style>
    <style:style style:name="T3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73" style:parent-style-name="DefaultParagraphFont" style:family="text">
      <style:text-properties style:font-name-asian="Times New Roman" style:font-name-complex="Times New Roman" fo:color="#000000" fo:font-size="8.5pt" style:font-size-asian="8.5pt" style:font-size-complex="8.5pt"/>
    </style:style>
    <style:style style:name="T3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75" style:parent-style-name="DefaultParagraphFont" style:family="text">
      <style:text-properties style:font-name-asian="Times New Roman" style:font-name-complex="Times New Roman" fo:color="#000000" fo:font-size="8.5pt" style:font-size-asian="8.5pt" style:font-size-complex="8.5pt"/>
    </style:style>
    <style:style style:name="T3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77" style:parent-style-name="DefaultParagraphFont" style:family="text">
      <style:text-properties style:font-name-asian="Times New Roman" style:font-name-complex="Times New Roman" fo:color="#000000" fo:font-size="8.5pt" style:font-size-asian="8.5pt" style:font-size-complex="8.5pt"/>
    </style:style>
    <style:style style:name="T3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79" style:parent-style-name="DefaultParagraphFont" style:family="text">
      <style:text-properties style:font-name-asian="Times New Roman" style:font-name-complex="Times New Roman" fo:color="#000000" fo:font-size="8.5pt" style:font-size-asian="8.5pt" style:font-size-complex="8.5pt"/>
    </style:style>
    <style:style style:name="T3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81" style:parent-style-name="DefaultParagraphFont" style:family="text">
      <style:text-properties style:font-name-asian="Times New Roman" style:font-name-complex="Times New Roman" fo:color="#000000" fo:font-size="8.5pt" style:font-size-asian="8.5pt" style:font-size-complex="8.5pt"/>
    </style:style>
    <style:style style:name="T3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83" style:parent-style-name="DefaultParagraphFont" style:family="text">
      <style:text-properties style:font-name-asian="Times New Roman" style:font-name-complex="Times New Roman" fo:color="#000000" fo:font-size="8.5pt" style:font-size-asian="8.5pt" style:font-size-complex="8.5pt"/>
    </style:style>
    <style:style style:name="T3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85" style:parent-style-name="DefaultParagraphFont" style:family="text">
      <style:text-properties style:font-name-asian="Times New Roman" style:font-name-complex="Times New Roman" fo:color="#000000" fo:font-size="8.5pt" style:font-size-asian="8.5pt" style:font-size-complex="8.5pt"/>
    </style:style>
    <style:style style:name="T3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87" style:parent-style-name="DefaultParagraphFont" style:family="text">
      <style:text-properties style:font-name-asian="Times New Roman" style:font-name-complex="Times New Roman" fo:color="#000000" fo:font-size="8.5pt" style:font-size-asian="8.5pt" style:font-size-complex="8.5pt"/>
    </style:style>
    <style:style style:name="T3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89" style:parent-style-name="DefaultParagraphFont" style:family="text">
      <style:text-properties style:font-name-asian="Times New Roman" style:font-name-complex="Times New Roman" fo:color="#000000" fo:font-size="8.5pt" style:font-size-asian="8.5pt" style:font-size-complex="8.5pt"/>
    </style:style>
    <style:style style:name="T3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91" style:parent-style-name="DefaultParagraphFont" style:family="text">
      <style:text-properties style:font-name-asian="Times New Roman" style:font-name-complex="Times New Roman" fo:color="#000000" fo:font-size="8.5pt" style:font-size-asian="8.5pt" style:font-size-complex="8.5pt"/>
    </style:style>
    <style:style style:name="T3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93" style:parent-style-name="DefaultParagraphFont" style:family="text">
      <style:text-properties style:font-name-asian="Times New Roman" style:font-name-complex="Times New Roman" fo:color="#000000" fo:font-size="8.5pt" style:font-size-asian="8.5pt" style:font-size-complex="8.5pt"/>
    </style:style>
    <style:style style:name="T3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95" style:parent-style-name="DefaultParagraphFont" style:family="text">
      <style:text-properties style:font-name-asian="Times New Roman" style:font-name-complex="Times New Roman" fo:color="#000000" fo:font-size="8.5pt" style:font-size-asian="8.5pt" style:font-size-complex="8.5pt"/>
    </style:style>
    <style:style style:name="P396"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397" style:parent-style-name="Standard11" style:family="paragraph">
      <style:paragraph-properties style:text-autospace="none" fo:margin-top="0.0208in" fo:margin-right="0.0312in"/>
    </style:style>
    <style:style style:name="T3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99" style:parent-style-name="DefaultParagraphFont" style:family="text">
      <style:text-properties style:font-name-asian="Times New Roman" style:font-name-complex="Times New Roman" fo:color="#000000" fo:font-size="8.5pt" style:font-size-asian="8.5pt" style:font-size-complex="8.5pt"/>
    </style:style>
    <style:style style:name="T4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01" style:parent-style-name="DefaultParagraphFont" style:family="text">
      <style:text-properties style:font-name-asian="Times New Roman" style:font-name-complex="Times New Roman" fo:color="#000000" fo:font-size="8.5pt" style:font-size-asian="8.5pt" style:font-size-complex="8.5pt"/>
    </style:style>
    <style:style style:name="T4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03" style:parent-style-name="DefaultParagraphFont" style:family="text">
      <style:text-properties style:font-name-asian="Times New Roman" style:font-name-complex="Times New Roman" fo:color="#000000" fo:font-size="8.5pt" style:font-size-asian="8.5pt" style:font-size-complex="8.5pt"/>
    </style:style>
    <style:style style:name="T4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05" style:parent-style-name="DefaultParagraphFont" style:family="text">
      <style:text-properties style:font-name-asian="Times New Roman" style:font-name-complex="Times New Roman" fo:color="#000000" fo:font-size="8.5pt" style:font-size-asian="8.5pt" style:font-size-complex="8.5pt"/>
    </style:style>
    <style:style style:name="T40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407" style:parent-style-name="DefaultParagraphFont" style:family="text">
      <style:text-properties style:font-name-asian="Times New Roman" style:font-name-complex="Times New Roman" fo:color="#000000" fo:font-size="8.5pt" style:font-size-asian="8.5pt" style:font-size-complex="8.5pt"/>
    </style:style>
    <style:style style:name="T4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09" style:parent-style-name="DefaultParagraphFont" style:family="text">
      <style:text-properties style:font-name-asian="Times New Roman" style:font-name-complex="Times New Roman" fo:color="#000000" fo:font-size="8.5pt" style:font-size-asian="8.5pt" style:font-size-complex="8.5pt"/>
    </style:style>
    <style:style style:name="T41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411" style:parent-style-name="DefaultParagraphFont" style:family="text">
      <style:text-properties style:font-name-asian="Times New Roman" style:font-name-complex="Times New Roman" fo:color="#000000" fo:font-size="8.5pt" style:font-size-asian="8.5pt" style:font-size-complex="8.5pt"/>
    </style:style>
    <style:style style:name="T4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13" style:parent-style-name="DefaultParagraphFont" style:family="text">
      <style:text-properties style:font-name-asian="Times New Roman" style:font-name-complex="Times New Roman" fo:color="#000000" fo:font-size="8.5pt" style:font-size-asian="8.5pt" style:font-size-complex="8.5pt"/>
    </style:style>
    <style:style style:name="T4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15" style:parent-style-name="DefaultParagraphFont" style:family="text">
      <style:text-properties style:font-name-asian="Times New Roman" style:font-name-complex="Times New Roman" fo:color="#000000" fo:font-size="8.5pt" style:font-size-asian="8.5pt" style:font-size-complex="8.5pt"/>
    </style:style>
    <style:style style:name="T4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17" style:parent-style-name="DefaultParagraphFont" style:family="text">
      <style:text-properties style:font-name-asian="Times New Roman" style:font-name-complex="Times New Roman" fo:color="#000000" fo:font-size="8.5pt" style:font-size-asian="8.5pt" style:font-size-complex="8.5pt"/>
    </style:style>
    <style:style style:name="T4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19" style:parent-style-name="DefaultParagraphFont" style:family="text">
      <style:text-properties style:font-name-asian="Times New Roman" style:font-name-complex="Times New Roman" fo:color="#000000" fo:font-size="8.5pt" style:font-size-asian="8.5pt" style:font-size-complex="8.5pt"/>
    </style:style>
    <style:style style:name="T4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21" style:parent-style-name="DefaultParagraphFont" style:family="text">
      <style:text-properties style:font-name-asian="Times New Roman" style:font-name-complex="Times New Roman" fo:color="#000000" fo:font-size="8.5pt" style:font-size-asian="8.5pt" style:font-size-complex="8.5pt"/>
    </style:style>
    <style:style style:name="T4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23" style:parent-style-name="DefaultParagraphFont" style:family="text">
      <style:text-properties style:font-name-asian="Times New Roman" style:font-name-complex="Times New Roman" fo:color="#000000" fo:font-size="8.5pt" style:font-size-asian="8.5pt" style:font-size-complex="8.5pt"/>
    </style:style>
    <style:style style:name="T4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25" style:parent-style-name="DefaultParagraphFont" style:family="text">
      <style:text-properties style:font-name-asian="Times New Roman" style:font-name-complex="Times New Roman" fo:color="#000000" fo:font-size="8.5pt" style:font-size-asian="8.5pt" style:font-size-complex="8.5pt"/>
    </style:style>
    <style:style style:name="T4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27" style:parent-style-name="DefaultParagraphFont" style:family="text">
      <style:text-properties style:font-name-asian="Times New Roman" style:font-name-complex="Times New Roman" fo:color="#000000" fo:font-size="8.5pt" style:font-size-asian="8.5pt" style:font-size-complex="8.5pt"/>
    </style:style>
    <style:style style:name="T4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29" style:parent-style-name="DefaultParagraphFont" style:family="text">
      <style:text-properties style:font-name-asian="Times New Roman" style:font-name-complex="Times New Roman" fo:color="#000000" fo:font-size="8.5pt" style:font-size-asian="8.5pt" style:font-size-complex="8.5pt"/>
    </style:style>
    <style:style style:name="T4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31" style:parent-style-name="DefaultParagraphFont" style:family="text">
      <style:text-properties style:font-name-asian="Times New Roman" style:font-name-complex="Times New Roman" fo:color="#000000" fo:font-size="8.5pt" style:font-size-asian="8.5pt" style:font-size-complex="8.5pt"/>
    </style:style>
    <style:style style:name="T4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33" style:parent-style-name="DefaultParagraphFont" style:family="text">
      <style:text-properties style:font-name-asian="Times New Roman" style:font-name-complex="Times New Roman" fo:color="#000000" fo:font-size="8.5pt" style:font-size-asian="8.5pt" style:font-size-complex="8.5pt"/>
    </style:style>
    <style:style style:name="T4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35" style:parent-style-name="DefaultParagraphFont" style:family="text">
      <style:text-properties style:font-name-asian="Times New Roman" style:font-name-complex="Times New Roman" fo:color="#000000" fo:font-size="8.5pt" style:font-size-asian="8.5pt" style:font-size-complex="8.5pt"/>
    </style:style>
    <style:style style:name="T4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37" style:parent-style-name="DefaultParagraphFont" style:family="text">
      <style:text-properties style:font-name-asian="Times New Roman" style:font-name-complex="Times New Roman" fo:color="#000000" fo:font-size="8.5pt" style:font-size-asian="8.5pt" style:font-size-complex="8.5pt"/>
    </style:style>
    <style:style style:name="T4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39" style:parent-style-name="DefaultParagraphFont" style:family="text">
      <style:text-properties style:font-name-asian="Times New Roman" style:font-name-complex="Times New Roman" fo:color="#000000" fo:font-size="8.5pt" style:font-size-asian="8.5pt" style:font-size-complex="8.5pt"/>
    </style:style>
    <style:style style:name="T4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41" style:parent-style-name="DefaultParagraphFont" style:family="text">
      <style:text-properties style:font-name-asian="Times New Roman" style:font-name-complex="Times New Roman" fo:color="#000000" fo:font-size="8.5pt" style:font-size-asian="8.5pt" style:font-size-complex="8.5pt"/>
    </style:style>
    <style:style style:name="T4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43" style:parent-style-name="DefaultParagraphFont" style:family="text">
      <style:text-properties style:font-name-asian="Times New Roman" style:font-name-complex="Times New Roman" fo:color="#000000" fo:font-size="8.5pt" style:font-size-asian="8.5pt" style:font-size-complex="8.5pt"/>
    </style:style>
    <style:style style:name="T4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45" style:parent-style-name="DefaultParagraphFont" style:family="text">
      <style:text-properties style:font-name-asian="Times New Roman" style:font-name-complex="Times New Roman" fo:color="#000000" fo:font-size="8.5pt" style:font-size-asian="8.5pt" style:font-size-complex="8.5pt"/>
    </style:style>
    <style:style style:name="T4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47" style:parent-style-name="DefaultParagraphFont" style:family="text">
      <style:text-properties style:font-name-asian="Times New Roman" style:font-name-complex="Times New Roman" fo:color="#000000" fo:font-size="8.5pt" style:font-size-asian="8.5pt" style:font-size-complex="8.5pt"/>
    </style:style>
    <style:style style:name="T44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449" style:parent-style-name="DefaultParagraphFont" style:family="text">
      <style:text-properties style:font-name-asian="Times New Roman" style:font-name-complex="Times New Roman" fo:color="#000000" fo:font-size="8.5pt" style:font-size-asian="8.5pt" style:font-size-complex="8.5pt"/>
    </style:style>
    <style:style style:name="T4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51" style:parent-style-name="DefaultParagraphFont" style:family="text">
      <style:text-properties style:font-name-asian="Times New Roman" style:font-name-complex="Times New Roman" fo:color="#000000" fo:font-size="8.5pt" style:font-size-asian="8.5pt" style:font-size-complex="8.5pt"/>
    </style:style>
    <style:style style:name="P452"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453" style:parent-style-name="Standard11" style:family="paragraph">
      <style:paragraph-properties style:text-autospace="none" fo:margin-top="0.0208in" fo:margin-right="0.0312in"/>
    </style:style>
    <style:style style:name="T4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55" style:parent-style-name="DefaultParagraphFont" style:family="text">
      <style:text-properties style:font-name-asian="Times New Roman" style:font-name-complex="Times New Roman" fo:color="#000000" fo:font-size="8.5pt" style:font-size-asian="8.5pt" style:font-size-complex="8.5pt"/>
    </style:style>
    <style:style style:name="T4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57" style:parent-style-name="DefaultParagraphFont" style:family="text">
      <style:text-properties style:font-name-asian="Times New Roman" style:font-name-complex="Times New Roman" fo:color="#000000" fo:font-size="8.5pt" style:font-size-asian="8.5pt" style:font-size-complex="8.5pt"/>
    </style:style>
    <style:style style:name="T4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59" style:parent-style-name="DefaultParagraphFont" style:family="text">
      <style:text-properties style:font-name-asian="Times New Roman" style:font-name-complex="Times New Roman" fo:color="#000000" fo:font-size="8.5pt" style:font-size-asian="8.5pt" style:font-size-complex="8.5pt"/>
    </style:style>
    <style:style style:name="T4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61" style:parent-style-name="DefaultParagraphFont" style:family="text">
      <style:text-properties style:font-name-asian="Times New Roman" style:font-name-complex="Times New Roman" fo:color="#000000" fo:font-size="8.5pt" style:font-size-asian="8.5pt" style:font-size-complex="8.5pt"/>
    </style:style>
    <style:style style:name="T4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63" style:parent-style-name="DefaultParagraphFont" style:family="text">
      <style:text-properties style:font-name-asian="Times New Roman" style:font-name-complex="Times New Roman" fo:color="#000000" fo:font-size="8.5pt" style:font-size-asian="8.5pt" style:font-size-complex="8.5pt"/>
    </style:style>
    <style:style style:name="T4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65" style:parent-style-name="DefaultParagraphFont" style:family="text">
      <style:text-properties style:font-name-asian="Times New Roman" style:font-name-complex="Times New Roman" fo:color="#000000" fo:font-size="8.5pt" style:font-size-asian="8.5pt" style:font-size-complex="8.5pt"/>
    </style:style>
    <style:style style:name="T4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67" style:parent-style-name="DefaultParagraphFont" style:family="text">
      <style:text-properties style:font-name-asian="Times New Roman" style:font-name-complex="Times New Roman" fo:color="#000000" fo:font-size="8.5pt" style:font-size-asian="8.5pt" style:font-size-complex="8.5pt"/>
    </style:style>
    <style:style style:name="T4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69" style:parent-style-name="DefaultParagraphFont" style:family="text">
      <style:text-properties style:font-name-asian="Times New Roman" style:font-name-complex="Times New Roman" fo:color="#000000" fo:font-size="8.5pt" style:font-size-asian="8.5pt" style:font-size-complex="8.5pt"/>
    </style:style>
    <style:style style:name="T4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71" style:parent-style-name="DefaultParagraphFont" style:family="text">
      <style:text-properties style:font-name-asian="Times New Roman" style:font-name-complex="Times New Roman" fo:color="#000000" fo:font-size="8.5pt" style:font-size-asian="8.5pt" style:font-size-complex="8.5pt"/>
    </style:style>
    <style:style style:name="T4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73" style:parent-style-name="DefaultParagraphFont" style:family="text">
      <style:text-properties style:font-name-asian="Times New Roman" style:font-name-complex="Times New Roman" fo:color="#000000" fo:font-size="8.5pt" style:font-size-asian="8.5pt" style:font-size-complex="8.5pt"/>
    </style:style>
    <style:style style:name="T4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75" style:parent-style-name="DefaultParagraphFont" style:family="text">
      <style:text-properties style:font-name-asian="Times New Roman" style:font-name-complex="Times New Roman" fo:color="#000000" fo:font-size="8.5pt" style:font-size-asian="8.5pt" style:font-size-complex="8.5pt"/>
    </style:style>
    <style:style style:name="T4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77" style:parent-style-name="DefaultParagraphFont" style:family="text">
      <style:text-properties style:font-name-asian="Times New Roman" style:font-name-complex="Times New Roman" fo:color="#000000" fo:font-size="8.5pt" style:font-size-asian="8.5pt" style:font-size-complex="8.5pt"/>
    </style:style>
    <style:style style:name="T4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79" style:parent-style-name="DefaultParagraphFont" style:family="text">
      <style:text-properties style:font-name-asian="Times New Roman" style:font-name-complex="Times New Roman" fo:color="#000000" fo:font-size="8.5pt" style:font-size-asian="8.5pt" style:font-size-complex="8.5pt"/>
    </style:style>
    <style:style style:name="T4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81" style:parent-style-name="DefaultParagraphFont" style:family="text">
      <style:text-properties style:font-name-asian="Times New Roman" style:font-name-complex="Times New Roman" fo:color="#000000" fo:font-size="8.5pt" style:font-size-asian="8.5pt" style:font-size-complex="8.5pt"/>
    </style:style>
    <style:style style:name="T4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83" style:parent-style-name="DefaultParagraphFont" style:family="text">
      <style:text-properties style:font-name-asian="Times New Roman" style:font-name-complex="Times New Roman" fo:color="#000000" fo:font-size="8.5pt" style:font-size-asian="8.5pt" style:font-size-complex="8.5pt"/>
    </style:style>
    <style:style style:name="T4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85" style:parent-style-name="DefaultParagraphFont" style:family="text">
      <style:text-properties style:font-name-asian="Times New Roman" style:font-name-complex="Times New Roman" fo:color="#000000" fo:font-size="8.5pt" style:font-size-asian="8.5pt" style:font-size-complex="8.5pt"/>
    </style:style>
    <style:style style:name="T4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87" style:parent-style-name="DefaultParagraphFont" style:family="text">
      <style:text-properties style:font-name-asian="Times New Roman" style:font-name-complex="Times New Roman" fo:color="#000000" fo:font-size="8.5pt" style:font-size-asian="8.5pt" style:font-size-complex="8.5pt"/>
    </style:style>
    <style:style style:name="T4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89" style:parent-style-name="DefaultParagraphFont" style:family="text">
      <style:text-properties style:font-name-asian="Times New Roman" style:font-name-complex="Times New Roman" fo:color="#000000" fo:font-size="8.5pt" style:font-size-asian="8.5pt" style:font-size-complex="8.5pt"/>
    </style:style>
    <style:style style:name="T4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91" style:parent-style-name="DefaultParagraphFont" style:family="text">
      <style:text-properties style:font-name-asian="Times New Roman" style:font-name-complex="Times New Roman" fo:color="#000000" fo:font-size="8.5pt" style:font-size-asian="8.5pt" style:font-size-complex="8.5pt"/>
    </style:style>
    <style:style style:name="T4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93" style:parent-style-name="DefaultParagraphFont" style:family="text">
      <style:text-properties style:font-name-asian="Times New Roman" style:font-name-complex="Times New Roman" fo:color="#000000" fo:font-size="8.5pt" style:font-size-asian="8.5pt" style:font-size-complex="8.5pt"/>
    </style:style>
    <style:style style:name="T4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95" style:parent-style-name="DefaultParagraphFont" style:family="text">
      <style:text-properties style:font-name-asian="Times New Roman" style:font-name-complex="Times New Roman" fo:color="#000000" fo:font-size="8.5pt" style:font-size-asian="8.5pt" style:font-size-complex="8.5pt"/>
    </style:style>
    <style:style style:name="T4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497" style:parent-style-name="DefaultParagraphFont" style:family="text">
      <style:text-properties style:font-name-asian="Times New Roman" style:font-name-complex="Times New Roman" fo:color="#000000" fo:font-size="8.5pt" style:font-size-asian="8.5pt" style:font-size-complex="8.5pt"/>
    </style:style>
    <style:style style:name="P498"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499" style:parent-style-name="Standard11" style:family="paragraph">
      <style:paragraph-properties style:text-autospace="none" fo:margin-top="0.0208in" fo:margin-right="0.0312in"/>
    </style:style>
    <style:style style:name="T5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01" style:parent-style-name="DefaultParagraphFont" style:family="text">
      <style:text-properties style:font-name-asian="Times New Roman" style:font-name-complex="Times New Roman" fo:color="#000000" fo:font-size="8.5pt" style:font-size-asian="8.5pt" style:font-size-complex="8.5pt"/>
    </style:style>
    <style:style style:name="T5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03" style:parent-style-name="DefaultParagraphFont" style:family="text">
      <style:text-properties style:font-name-asian="Times New Roman" style:font-name-complex="Times New Roman" fo:color="#000000" fo:font-size="8.5pt" style:font-size-asian="8.5pt" style:font-size-complex="8.5pt"/>
    </style:style>
    <style:style style:name="T5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05" style:parent-style-name="DefaultParagraphFont" style:family="text">
      <style:text-properties style:font-name-asian="Times New Roman" style:font-name-complex="Times New Roman" fo:color="#000000" fo:font-size="8.5pt" style:font-size-asian="8.5pt" style:font-size-complex="8.5pt"/>
    </style:style>
    <style:style style:name="T5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07" style:parent-style-name="DefaultParagraphFont" style:family="text">
      <style:text-properties style:font-name-asian="Times New Roman" style:font-name-complex="Times New Roman" fo:color="#000000" fo:font-size="8.5pt" style:font-size-asian="8.5pt" style:font-size-complex="8.5pt"/>
    </style:style>
    <style:style style:name="T5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09" style:parent-style-name="DefaultParagraphFont" style:family="text">
      <style:text-properties style:font-name-asian="Times New Roman" style:font-name-complex="Times New Roman" fo:color="#000000" fo:font-size="8.5pt" style:font-size-asian="8.5pt" style:font-size-complex="8.5pt"/>
    </style:style>
    <style:style style:name="T51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511" style:parent-style-name="DefaultParagraphFont" style:family="text">
      <style:text-properties style:font-name-asian="Times New Roman" style:font-name-complex="Times New Roman" fo:color="#000000" fo:font-size="8.5pt" style:font-size-asian="8.5pt" style:font-size-complex="8.5pt"/>
    </style:style>
    <style:style style:name="T5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13" style:parent-style-name="DefaultParagraphFont" style:family="text">
      <style:text-properties style:font-name-asian="Times New Roman" style:font-name-complex="Times New Roman" fo:color="#000000" fo:font-size="8.5pt" style:font-size-asian="8.5pt" style:font-size-complex="8.5pt"/>
    </style:style>
    <style:style style:name="T5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15" style:parent-style-name="DefaultParagraphFont" style:family="text">
      <style:text-properties style:font-name-asian="Times New Roman" style:font-name-complex="Times New Roman" fo:color="#000000" fo:font-size="8.5pt" style:font-size-asian="8.5pt" style:font-size-complex="8.5pt"/>
    </style:style>
    <style:style style:name="T5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17" style:parent-style-name="DefaultParagraphFont" style:family="text">
      <style:text-properties style:font-name-asian="Times New Roman" style:font-name-complex="Times New Roman" fo:color="#000000" fo:font-size="8.5pt" style:font-size-asian="8.5pt" style:font-size-complex="8.5pt"/>
    </style:style>
    <style:style style:name="T5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19" style:parent-style-name="DefaultParagraphFont" style:family="text">
      <style:text-properties style:font-name-asian="Times New Roman" style:font-name-complex="Times New Roman" fo:color="#000000" fo:font-size="8.5pt" style:font-size-asian="8.5pt" style:font-size-complex="8.5pt"/>
    </style:style>
    <style:style style:name="T5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21" style:parent-style-name="DefaultParagraphFont" style:family="text">
      <style:text-properties style:font-name-asian="Times New Roman" style:font-name-complex="Times New Roman" fo:color="#000000" fo:font-size="8.5pt" style:font-size-asian="8.5pt" style:font-size-complex="8.5pt"/>
    </style:style>
    <style:style style:name="T5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23" style:parent-style-name="DefaultParagraphFont" style:family="text">
      <style:text-properties style:font-name-asian="Times New Roman" style:font-name-complex="Times New Roman" fo:color="#000000" fo:font-size="8.5pt" style:font-size-asian="8.5pt" style:font-size-complex="8.5pt"/>
    </style:style>
    <style:style style:name="T5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25" style:parent-style-name="DefaultParagraphFont" style:family="text">
      <style:text-properties style:font-name-asian="Times New Roman" style:font-name-complex="Times New Roman" fo:color="#000000" fo:font-size="8.5pt" style:font-size-asian="8.5pt" style:font-size-complex="8.5pt"/>
    </style:style>
    <style:style style:name="T52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527" style:parent-style-name="DefaultParagraphFont" style:family="text">
      <style:text-properties style:font-name-asian="Times New Roman" style:font-name-complex="Times New Roman" fo:color="#000000" fo:font-size="8.5pt" style:font-size-asian="8.5pt" style:font-size-complex="8.5pt"/>
    </style:style>
    <style:style style:name="T5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29" style:parent-style-name="DefaultParagraphFont" style:family="text">
      <style:text-properties style:font-name-asian="Times New Roman" style:font-name-complex="Times New Roman" fo:color="#000000" fo:font-size="8.5pt" style:font-size-asian="8.5pt" style:font-size-complex="8.5pt"/>
    </style:style>
    <style:style style:name="T5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31" style:parent-style-name="DefaultParagraphFont" style:family="text">
      <style:text-properties style:font-name-asian="Times New Roman" style:font-name-complex="Times New Roman" fo:color="#000000" fo:font-size="8.5pt" style:font-size-asian="8.5pt" style:font-size-complex="8.5pt"/>
    </style:style>
    <style:style style:name="T5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33" style:parent-style-name="DefaultParagraphFont" style:family="text">
      <style:text-properties style:font-name-asian="Times New Roman" style:font-name-complex="Times New Roman" fo:color="#000000" fo:font-size="8.5pt" style:font-size-asian="8.5pt" style:font-size-complex="8.5pt"/>
    </style:style>
    <style:style style:name="T5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35" style:parent-style-name="DefaultParagraphFont" style:family="text">
      <style:text-properties style:font-name-asian="Times New Roman" style:font-name-complex="Times New Roman" fo:color="#000000" fo:font-size="8.5pt" style:font-size-asian="8.5pt" style:font-size-complex="8.5pt"/>
    </style:style>
    <style:style style:name="T53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537" style:parent-style-name="DefaultParagraphFont" style:family="text">
      <style:text-properties style:font-name-asian="Times New Roman" style:font-name-complex="Times New Roman" fo:color="#000000" fo:font-size="8.5pt" style:font-size-asian="8.5pt" style:font-size-complex="8.5pt"/>
    </style:style>
    <style:style style:name="T5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39" style:parent-style-name="DefaultParagraphFont" style:family="text">
      <style:text-properties style:font-name-asian="Times New Roman" style:font-name-complex="Times New Roman" fo:color="#000000" fo:font-size="8.5pt" style:font-size-asian="8.5pt" style:font-size-complex="8.5pt"/>
    </style:style>
    <style:style style:name="T54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541" style:parent-style-name="DefaultParagraphFont" style:family="text">
      <style:text-properties style:font-name-asian="Times New Roman" style:font-name-complex="Times New Roman" fo:color="#000000" fo:font-size="8.5pt" style:font-size-asian="8.5pt" style:font-size-complex="8.5pt"/>
    </style:style>
    <style:style style:name="T5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43" style:parent-style-name="DefaultParagraphFont" style:family="text">
      <style:text-properties style:font-name-asian="Times New Roman" style:font-name-complex="Times New Roman" fo:color="#000000" fo:font-size="8.5pt" style:font-size-asian="8.5pt" style:font-size-complex="8.5pt"/>
    </style:style>
    <style:style style:name="T5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45" style:parent-style-name="DefaultParagraphFont" style:family="text">
      <style:text-properties style:font-name-asian="Times New Roman" style:font-name-complex="Times New Roman" fo:color="#000000" fo:font-size="8.5pt" style:font-size-asian="8.5pt" style:font-size-complex="8.5pt"/>
    </style:style>
    <style:style style:name="T5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47" style:parent-style-name="DefaultParagraphFont" style:family="text">
      <style:text-properties style:font-name-asian="Times New Roman" style:font-name-complex="Times New Roman" fo:color="#000000" fo:font-size="8.5pt" style:font-size-asian="8.5pt" style:font-size-complex="8.5pt"/>
    </style:style>
    <style:style style:name="T5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49" style:parent-style-name="DefaultParagraphFont" style:family="text">
      <style:text-properties style:font-name-asian="Times New Roman" style:font-name-complex="Times New Roman" fo:color="#000000" fo:font-size="8.5pt" style:font-size-asian="8.5pt" style:font-size-complex="8.5pt"/>
    </style:style>
    <style:style style:name="T5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51" style:parent-style-name="DefaultParagraphFont" style:family="text">
      <style:text-properties style:font-name-asian="Times New Roman" style:font-name-complex="Times New Roman" fo:color="#000000" fo:font-size="8.5pt" style:font-size-asian="8.5pt" style:font-size-complex="8.5pt"/>
    </style:style>
    <style:style style:name="T5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53" style:parent-style-name="DefaultParagraphFont" style:family="text">
      <style:text-properties style:font-name-asian="Times New Roman" style:font-name-complex="Times New Roman" fo:color="#000000" fo:font-size="8.5pt" style:font-size-asian="8.5pt" style:font-size-complex="8.5pt"/>
    </style:style>
    <style:style style:name="T55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555" style:parent-style-name="DefaultParagraphFont" style:family="text">
      <style:text-properties style:font-name-asian="Times New Roman" style:font-name-complex="Times New Roman" fo:color="#000000" fo:font-size="8.5pt" style:font-size-asian="8.5pt" style:font-size-complex="8.5pt"/>
    </style:style>
    <style:style style:name="T5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57" style:parent-style-name="DefaultParagraphFont" style:family="text">
      <style:text-properties style:font-name-asian="Times New Roman" style:font-name-complex="Times New Roman" fo:color="#000000" fo:font-size="8.5pt" style:font-size-asian="8.5pt" style:font-size-complex="8.5pt"/>
    </style:style>
    <style:style style:name="T5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59" style:parent-style-name="DefaultParagraphFont" style:family="text">
      <style:text-properties style:font-name-asian="Times New Roman" style:font-name-complex="Times New Roman" fo:color="#000000" fo:font-size="8.5pt" style:font-size-asian="8.5pt" style:font-size-complex="8.5pt"/>
    </style:style>
    <style:style style:name="T5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61" style:parent-style-name="DefaultParagraphFont" style:family="text">
      <style:text-properties style:font-name-asian="Times New Roman" style:font-name-complex="Times New Roman" fo:color="#000000" fo:font-size="8.5pt" style:font-size-asian="8.5pt" style:font-size-complex="8.5pt"/>
    </style:style>
    <style:style style:name="T56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563" style:parent-style-name="DefaultParagraphFont" style:family="text">
      <style:text-properties style:font-name-asian="Times New Roman" style:font-name-complex="Times New Roman" fo:color="#000000" fo:font-size="8.5pt" style:font-size-asian="8.5pt" style:font-size-complex="8.5pt"/>
    </style:style>
    <style:style style:name="T5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65" style:parent-style-name="DefaultParagraphFont" style:family="text">
      <style:text-properties style:font-name-asian="Times New Roman" style:font-name-complex="Times New Roman" fo:color="#000000" fo:font-size="8.5pt" style:font-size-asian="8.5pt" style:font-size-complex="8.5pt"/>
    </style:style>
    <style:style style:name="T5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67" style:parent-style-name="DefaultParagraphFont" style:family="text">
      <style:text-properties style:font-name-asian="Times New Roman" style:font-name-complex="Times New Roman" fo:color="#000000" fo:font-size="8.5pt" style:font-size-asian="8.5pt" style:font-size-complex="8.5pt"/>
    </style:style>
    <style:style style:name="T5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69" style:parent-style-name="DefaultParagraphFont" style:family="text">
      <style:text-properties style:font-name-asian="Times New Roman" style:font-name-complex="Times New Roman" fo:color="#000000" fo:font-size="8.5pt" style:font-size-asian="8.5pt" style:font-size-complex="8.5pt"/>
    </style:style>
    <style:style style:name="P570"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571" style:parent-style-name="Standard11" style:family="paragraph">
      <style:paragraph-properties style:text-autospace="none" fo:margin-top="0.0208in" fo:margin-right="0.0312in"/>
    </style:style>
    <style:style style:name="T5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73" style:parent-style-name="DefaultParagraphFont" style:family="text">
      <style:text-properties style:font-name-asian="Times New Roman" style:font-name-complex="Times New Roman" fo:color="#000000" fo:font-size="8.5pt" style:font-size-asian="8.5pt" style:font-size-complex="8.5pt"/>
    </style:style>
    <style:style style:name="T57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575" style:parent-style-name="DefaultParagraphFont" style:family="text">
      <style:text-properties style:font-name-asian="Times New Roman" style:font-name-complex="Times New Roman" fo:color="#000000" fo:font-size="8.5pt" style:font-size-asian="8.5pt" style:font-size-complex="8.5pt"/>
    </style:style>
    <style:style style:name="T5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77" style:parent-style-name="DefaultParagraphFont" style:family="text">
      <style:text-properties style:font-name-asian="Times New Roman" style:font-name-complex="Times New Roman" fo:color="#000000" fo:font-size="8.5pt" style:font-size-asian="8.5pt" style:font-size-complex="8.5pt"/>
    </style:style>
    <style:style style:name="T5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79" style:parent-style-name="DefaultParagraphFont" style:family="text">
      <style:text-properties style:font-name-asian="Times New Roman" style:font-name-complex="Times New Roman" fo:color="#000000" fo:font-size="8.5pt" style:font-size-asian="8.5pt" style:font-size-complex="8.5pt"/>
    </style:style>
    <style:style style:name="T5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81" style:parent-style-name="DefaultParagraphFont" style:family="text">
      <style:text-properties style:font-name-asian="Times New Roman" style:font-name-complex="Times New Roman" fo:color="#000000" fo:font-size="8.5pt" style:font-size-asian="8.5pt" style:font-size-complex="8.5pt"/>
    </style:style>
    <style:style style:name="T5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83" style:parent-style-name="DefaultParagraphFont" style:family="text">
      <style:text-properties style:font-name-asian="Times New Roman" style:font-name-complex="Times New Roman" fo:color="#000000" fo:font-size="8.5pt" style:font-size-asian="8.5pt" style:font-size-complex="8.5pt"/>
    </style:style>
    <style:style style:name="T5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85" style:parent-style-name="DefaultParagraphFont" style:family="text">
      <style:text-properties style:font-name-asian="Times New Roman" style:font-name-complex="Times New Roman" fo:color="#000000" fo:font-size="8.5pt" style:font-size-asian="8.5pt" style:font-size-complex="8.5pt"/>
    </style:style>
    <style:style style:name="T5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87" style:parent-style-name="DefaultParagraphFont" style:family="text">
      <style:text-properties style:font-name-asian="Times New Roman" style:font-name-complex="Times New Roman" fo:color="#000000" fo:font-size="8.5pt" style:font-size-asian="8.5pt" style:font-size-complex="8.5pt"/>
    </style:style>
    <style:style style:name="T5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89" style:parent-style-name="DefaultParagraphFont" style:family="text">
      <style:text-properties style:font-name-asian="Times New Roman" style:font-name-complex="Times New Roman" fo:color="#000000" fo:font-size="8.5pt" style:font-size-asian="8.5pt" style:font-size-complex="8.5pt"/>
    </style:style>
    <style:style style:name="T5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91" style:parent-style-name="DefaultParagraphFont" style:family="text">
      <style:text-properties style:font-name-asian="Times New Roman" style:font-name-complex="Times New Roman" fo:color="#000000" fo:font-size="8.5pt" style:font-size-asian="8.5pt" style:font-size-complex="8.5pt"/>
    </style:style>
    <style:style style:name="T5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93" style:parent-style-name="DefaultParagraphFont" style:family="text">
      <style:text-properties style:font-name-asian="Times New Roman" style:font-name-complex="Times New Roman" fo:color="#000000" fo:font-size="8.5pt" style:font-size-asian="8.5pt" style:font-size-complex="8.5pt"/>
    </style:style>
    <style:style style:name="T5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95" style:parent-style-name="DefaultParagraphFont" style:family="text">
      <style:text-properties style:font-name-asian="Times New Roman" style:font-name-complex="Times New Roman" fo:color="#000000" fo:font-size="8.5pt" style:font-size-asian="8.5pt" style:font-size-complex="8.5pt"/>
    </style:style>
    <style:style style:name="T5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97" style:parent-style-name="DefaultParagraphFont" style:family="text">
      <style:text-properties style:font-name-asian="Times New Roman" style:font-name-complex="Times New Roman" fo:color="#000000" fo:font-size="8.5pt" style:font-size-asian="8.5pt" style:font-size-complex="8.5pt"/>
    </style:style>
    <style:style style:name="T5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599" style:parent-style-name="DefaultParagraphFont" style:family="text">
      <style:text-properties style:font-name-asian="Times New Roman" style:font-name-complex="Times New Roman" fo:color="#000000" fo:font-size="8.5pt" style:font-size-asian="8.5pt" style:font-size-complex="8.5pt"/>
    </style:style>
    <style:style style:name="T6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01" style:parent-style-name="DefaultParagraphFont" style:family="text">
      <style:text-properties style:font-name-asian="Times New Roman" style:font-name-complex="Times New Roman" fo:color="#000000" fo:font-size="8.5pt" style:font-size-asian="8.5pt" style:font-size-complex="8.5pt"/>
    </style:style>
    <style:style style:name="T6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03" style:parent-style-name="DefaultParagraphFont" style:family="text">
      <style:text-properties style:font-name-asian="Times New Roman" style:font-name-complex="Times New Roman" fo:color="#000000" fo:font-size="8.5pt" style:font-size-asian="8.5pt" style:font-size-complex="8.5pt"/>
    </style:style>
    <style:style style:name="T6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05" style:parent-style-name="DefaultParagraphFont" style:family="text">
      <style:text-properties style:font-name-asian="Times New Roman" style:font-name-complex="Times New Roman" fo:color="#000000" fo:font-size="8.5pt" style:font-size-asian="8.5pt" style:font-size-complex="8.5pt"/>
    </style:style>
    <style:style style:name="T6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07" style:parent-style-name="DefaultParagraphFont" style:family="text">
      <style:text-properties style:font-name-asian="Times New Roman" style:font-name-complex="Times New Roman" fo:color="#000000" fo:font-size="8.5pt" style:font-size-asian="8.5pt" style:font-size-complex="8.5pt"/>
    </style:style>
    <style:style style:name="T6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09" style:parent-style-name="DefaultParagraphFont" style:family="text">
      <style:text-properties style:font-name-asian="Times New Roman" style:font-name-complex="Times New Roman" fo:color="#000000" fo:font-size="8.5pt" style:font-size-asian="8.5pt" style:font-size-complex="8.5pt"/>
    </style:style>
    <style:style style:name="T6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11" style:parent-style-name="DefaultParagraphFont" style:family="text">
      <style:text-properties style:font-name-asian="Times New Roman" style:font-name-complex="Times New Roman" fo:color="#000000" fo:font-size="8.5pt" style:font-size-asian="8.5pt" style:font-size-complex="8.5pt"/>
    </style:style>
    <style:style style:name="T6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13" style:parent-style-name="DefaultParagraphFont" style:family="text">
      <style:text-properties style:font-name-asian="Times New Roman" style:font-name-complex="Times New Roman" fo:color="#000000" fo:font-size="8.5pt" style:font-size-asian="8.5pt" style:font-size-complex="8.5pt"/>
    </style:style>
    <style:style style:name="T61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615" style:parent-style-name="DefaultParagraphFont" style:family="text">
      <style:text-properties style:font-name-asian="Times New Roman" style:font-name-complex="Times New Roman" fo:color="#000000" fo:font-size="8.5pt" style:font-size-asian="8.5pt" style:font-size-complex="8.5pt"/>
    </style:style>
    <style:style style:name="T6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17" style:parent-style-name="DefaultParagraphFont" style:family="text">
      <style:text-properties style:font-name-asian="Times New Roman" style:font-name-complex="Times New Roman" fo:color="#000000" fo:font-size="8.5pt" style:font-size-asian="8.5pt" style:font-size-complex="8.5pt"/>
    </style:style>
    <style:style style:name="T6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19" style:parent-style-name="DefaultParagraphFont" style:family="text">
      <style:text-properties style:font-name-asian="Times New Roman" style:font-name-complex="Times New Roman" fo:color="#000000" fo:font-size="8.5pt" style:font-size-asian="8.5pt" style:font-size-complex="8.5pt"/>
    </style:style>
    <style:style style:name="T6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21" style:parent-style-name="DefaultParagraphFont" style:family="text">
      <style:text-properties style:font-name-asian="Times New Roman" style:font-name-complex="Times New Roman" fo:color="#000000" fo:font-size="8.5pt" style:font-size-asian="8.5pt" style:font-size-complex="8.5pt"/>
    </style:style>
    <style:style style:name="T6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23" style:parent-style-name="DefaultParagraphFont" style:family="text">
      <style:text-properties style:font-name-asian="Times New Roman" style:font-name-complex="Times New Roman" fo:color="#000000" fo:font-size="8.5pt" style:font-size-asian="8.5pt" style:font-size-complex="8.5pt"/>
    </style:style>
    <style:style style:name="T6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25" style:parent-style-name="DefaultParagraphFont" style:family="text">
      <style:text-properties style:font-name-asian="Times New Roman" style:font-name-complex="Times New Roman" fo:color="#000000" fo:font-size="8.5pt" style:font-size-asian="8.5pt" style:font-size-complex="8.5pt"/>
    </style:style>
    <style:style style:name="T6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27" style:parent-style-name="DefaultParagraphFont" style:family="text">
      <style:text-properties style:font-name-asian="Times New Roman" style:font-name-complex="Times New Roman" fo:color="#000000" fo:font-size="8.5pt" style:font-size-asian="8.5pt" style:font-size-complex="8.5pt"/>
    </style:style>
    <style:style style:name="T6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29" style:parent-style-name="DefaultParagraphFont" style:family="text">
      <style:text-properties style:font-name-asian="Times New Roman" style:font-name-complex="Times New Roman" fo:color="#000000" fo:font-size="8.5pt" style:font-size-asian="8.5pt" style:font-size-complex="8.5pt"/>
    </style:style>
    <style:style style:name="T6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31" style:parent-style-name="DefaultParagraphFont" style:family="text">
      <style:text-properties style:font-name-asian="Times New Roman" style:font-name-complex="Times New Roman" fo:color="#000000" fo:font-size="8.5pt" style:font-size-asian="8.5pt" style:font-size-complex="8.5pt"/>
    </style:style>
    <style:style style:name="T6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33" style:parent-style-name="DefaultParagraphFont" style:family="text">
      <style:text-properties style:font-name-asian="Times New Roman" style:font-name-complex="Times New Roman" fo:color="#000000" fo:font-size="8.5pt" style:font-size-asian="8.5pt" style:font-size-complex="8.5pt"/>
    </style:style>
    <style:style style:name="T6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35" style:parent-style-name="DefaultParagraphFont" style:family="text">
      <style:text-properties style:font-name-asian="Times New Roman" style:font-name-complex="Times New Roman" fo:color="#000000" fo:font-size="8.5pt" style:font-size-asian="8.5pt" style:font-size-complex="8.5pt"/>
    </style:style>
    <style:style style:name="T6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37" style:parent-style-name="DefaultParagraphFont" style:family="text">
      <style:text-properties style:font-name-asian="Times New Roman" style:font-name-complex="Times New Roman" fo:color="#000000" fo:font-size="8.5pt" style:font-size-asian="8.5pt" style:font-size-complex="8.5pt"/>
    </style:style>
    <style:style style:name="T6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39" style:parent-style-name="DefaultParagraphFont" style:family="text">
      <style:text-properties style:font-name-asian="Times New Roman" style:font-name-complex="Times New Roman" fo:color="#000000" fo:font-size="8.5pt" style:font-size-asian="8.5pt" style:font-size-complex="8.5pt"/>
    </style:style>
    <style:style style:name="P640"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641" style:parent-style-name="Standard11" style:family="paragraph">
      <style:paragraph-properties style:text-autospace="none" fo:margin-top="0.0208in" fo:margin-right="0.0312in"/>
    </style:style>
    <style:style style:name="T6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43" style:parent-style-name="DefaultParagraphFont" style:family="text">
      <style:text-properties style:font-name-asian="Times New Roman" style:font-name-complex="Times New Roman" fo:color="#000000" fo:font-size="8.5pt" style:font-size-asian="8.5pt" style:font-size-complex="8.5pt"/>
    </style:style>
    <style:style style:name="T6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45" style:parent-style-name="DefaultParagraphFont" style:family="text">
      <style:text-properties style:font-name-asian="Times New Roman" style:font-name-complex="Times New Roman" fo:color="#000000" fo:font-size="8.5pt" style:font-size-asian="8.5pt" style:font-size-complex="8.5pt"/>
    </style:style>
    <style:style style:name="T6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47" style:parent-style-name="DefaultParagraphFont" style:family="text">
      <style:text-properties style:font-name-asian="Times New Roman" style:font-name-complex="Times New Roman" fo:color="#000000" fo:font-size="8.5pt" style:font-size-asian="8.5pt" style:font-size-complex="8.5pt"/>
    </style:style>
    <style:style style:name="T6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49" style:parent-style-name="DefaultParagraphFont" style:family="text">
      <style:text-properties style:font-name-asian="Times New Roman" style:font-name-complex="Times New Roman" fo:color="#000000" fo:font-size="8.5pt" style:font-size-asian="8.5pt" style:font-size-complex="8.5pt"/>
    </style:style>
    <style:style style:name="T6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51" style:parent-style-name="DefaultParagraphFont" style:family="text">
      <style:text-properties style:font-name-asian="Times New Roman" style:font-name-complex="Times New Roman" fo:color="#000000" fo:font-size="8.5pt" style:font-size-asian="8.5pt" style:font-size-complex="8.5pt"/>
    </style:style>
    <style:style style:name="T6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53" style:parent-style-name="DefaultParagraphFont" style:family="text">
      <style:text-properties style:font-name-asian="Times New Roman" style:font-name-complex="Times New Roman" fo:color="#000000" fo:font-size="8.5pt" style:font-size-asian="8.5pt" style:font-size-complex="8.5pt"/>
    </style:style>
    <style:style style:name="T65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655" style:parent-style-name="DefaultParagraphFont" style:family="text">
      <style:text-properties style:font-name-asian="Times New Roman" style:font-name-complex="Times New Roman" fo:color="#000000" fo:font-size="8.5pt" style:font-size-asian="8.5pt" style:font-size-complex="8.5pt"/>
    </style:style>
    <style:style style:name="T6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57" style:parent-style-name="DefaultParagraphFont" style:family="text">
      <style:text-properties style:font-name-asian="Times New Roman" style:font-name-complex="Times New Roman" fo:color="#000000" fo:font-size="8.5pt" style:font-size-asian="8.5pt" style:font-size-complex="8.5pt"/>
    </style:style>
    <style:style style:name="T6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59" style:parent-style-name="DefaultParagraphFont" style:family="text">
      <style:text-properties style:font-name-asian="Times New Roman" style:font-name-complex="Times New Roman" fo:color="#000000" fo:font-size="8.5pt" style:font-size-asian="8.5pt" style:font-size-complex="8.5pt"/>
    </style:style>
    <style:style style:name="T6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61" style:parent-style-name="DefaultParagraphFont" style:family="text">
      <style:text-properties style:font-name-asian="Times New Roman" style:font-name-complex="Times New Roman" fo:color="#000000" fo:font-size="8.5pt" style:font-size-asian="8.5pt" style:font-size-complex="8.5pt"/>
    </style:style>
    <style:style style:name="T6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63" style:parent-style-name="DefaultParagraphFont" style:family="text">
      <style:text-properties style:font-name-asian="Times New Roman" style:font-name-complex="Times New Roman" fo:color="#000000" fo:font-size="8.5pt" style:font-size-asian="8.5pt" style:font-size-complex="8.5pt"/>
    </style:style>
    <style:style style:name="T66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665" style:parent-style-name="DefaultParagraphFont" style:family="text">
      <style:text-properties style:font-name-asian="Times New Roman" style:font-name-complex="Times New Roman" fo:color="#000000" fo:font-size="8.5pt" style:font-size-asian="8.5pt" style:font-size-complex="8.5pt"/>
    </style:style>
    <style:style style:name="T6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67" style:parent-style-name="DefaultParagraphFont" style:family="text">
      <style:text-properties style:font-name-asian="Times New Roman" style:font-name-complex="Times New Roman" fo:color="#000000" fo:font-size="8.5pt" style:font-size-asian="8.5pt" style:font-size-complex="8.5pt"/>
    </style:style>
    <style:style style:name="T6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69" style:parent-style-name="DefaultParagraphFont" style:family="text">
      <style:text-properties style:font-name-asian="Times New Roman" style:font-name-complex="Times New Roman" fo:color="#000000" fo:font-size="8.5pt" style:font-size-asian="8.5pt" style:font-size-complex="8.5pt"/>
    </style:style>
    <style:style style:name="T6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71" style:parent-style-name="DefaultParagraphFont" style:family="text">
      <style:text-properties style:font-name-asian="Times New Roman" style:font-name-complex="Times New Roman" fo:color="#000000" fo:font-size="8.5pt" style:font-size-asian="8.5pt" style:font-size-complex="8.5pt"/>
    </style:style>
    <style:style style:name="T6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73" style:parent-style-name="DefaultParagraphFont" style:family="text">
      <style:text-properties style:font-name-asian="Times New Roman" style:font-name-complex="Times New Roman" fo:color="#000000" fo:font-size="8.5pt" style:font-size-asian="8.5pt" style:font-size-complex="8.5pt"/>
    </style:style>
    <style:style style:name="T6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75" style:parent-style-name="DefaultParagraphFont" style:family="text">
      <style:text-properties style:font-name-asian="Times New Roman" style:font-name-complex="Times New Roman" fo:color="#000000" fo:font-size="8.5pt" style:font-size-asian="8.5pt" style:font-size-complex="8.5pt"/>
    </style:style>
    <style:style style:name="T6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77" style:parent-style-name="DefaultParagraphFont" style:family="text">
      <style:text-properties style:font-name-asian="Times New Roman" style:font-name-complex="Times New Roman" fo:color="#000000" fo:font-size="8.5pt" style:font-size-asian="8.5pt" style:font-size-complex="8.5pt"/>
    </style:style>
    <style:style style:name="T6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79" style:parent-style-name="DefaultParagraphFont" style:family="text">
      <style:text-properties style:font-name-asian="Times New Roman" style:font-name-complex="Times New Roman" fo:color="#000000" fo:font-size="8.5pt" style:font-size-asian="8.5pt" style:font-size-complex="8.5pt"/>
    </style:style>
    <style:style style:name="T6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81" style:parent-style-name="DefaultParagraphFont" style:family="text">
      <style:text-properties style:font-name-asian="Times New Roman" style:font-name-complex="Times New Roman" fo:color="#000000" fo:font-size="8.5pt" style:font-size-asian="8.5pt" style:font-size-complex="8.5pt"/>
    </style:style>
    <style:style style:name="T6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83" style:parent-style-name="DefaultParagraphFont" style:family="text">
      <style:text-properties style:font-name-asian="Times New Roman" style:font-name-complex="Times New Roman" fo:color="#000000" fo:font-size="8.5pt" style:font-size-asian="8.5pt" style:font-size-complex="8.5pt"/>
    </style:style>
    <style:style style:name="T6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85" style:parent-style-name="DefaultParagraphFont" style:family="text">
      <style:text-properties style:font-name-asian="Times New Roman" style:font-name-complex="Times New Roman" fo:color="#000000" fo:font-size="8.5pt" style:font-size-asian="8.5pt" style:font-size-complex="8.5pt"/>
    </style:style>
    <style:style style:name="T6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87" style:parent-style-name="DefaultParagraphFont" style:family="text">
      <style:text-properties style:font-name-asian="Times New Roman" style:font-name-complex="Times New Roman" fo:color="#000000" fo:font-size="8.5pt" style:font-size-asian="8.5pt" style:font-size-complex="8.5pt"/>
    </style:style>
    <style:style style:name="T6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89" style:parent-style-name="DefaultParagraphFont" style:family="text">
      <style:text-properties style:font-name-asian="Times New Roman" style:font-name-complex="Times New Roman" fo:color="#000000" fo:font-size="8.5pt" style:font-size-asian="8.5pt" style:font-size-complex="8.5pt"/>
    </style:style>
    <style:style style:name="T6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91" style:parent-style-name="DefaultParagraphFont" style:family="text">
      <style:text-properties style:font-name-asian="Times New Roman" style:font-name-complex="Times New Roman" fo:color="#000000" fo:font-size="8.5pt" style:font-size-asian="8.5pt" style:font-size-complex="8.5pt"/>
    </style:style>
    <style:style style:name="T6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93" style:parent-style-name="DefaultParagraphFont" style:family="text">
      <style:text-properties style:font-name-asian="Times New Roman" style:font-name-complex="Times New Roman" fo:color="#000000" fo:font-size="8.5pt" style:font-size-asian="8.5pt" style:font-size-complex="8.5pt"/>
    </style:style>
    <style:style style:name="T6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95" style:parent-style-name="DefaultParagraphFont" style:family="text">
      <style:text-properties style:font-name-asian="Times New Roman" style:font-name-complex="Times New Roman" fo:color="#000000" fo:font-size="8.5pt" style:font-size-asian="8.5pt" style:font-size-complex="8.5pt"/>
    </style:style>
    <style:style style:name="T6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97" style:parent-style-name="DefaultParagraphFont" style:family="text">
      <style:text-properties style:font-name-asian="Times New Roman" style:font-name-complex="Times New Roman" fo:color="#000000" fo:font-size="8.5pt" style:font-size-asian="8.5pt" style:font-size-complex="8.5pt"/>
    </style:style>
    <style:style style:name="T6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699" style:parent-style-name="DefaultParagraphFont" style:family="text">
      <style:text-properties style:font-name-asian="Times New Roman" style:font-name-complex="Times New Roman" fo:color="#000000" fo:font-size="8.5pt" style:font-size-asian="8.5pt" style:font-size-complex="8.5pt"/>
    </style:style>
    <style:style style:name="T70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701" style:parent-style-name="DefaultParagraphFont" style:family="text">
      <style:text-properties style:font-name-asian="Times New Roman" style:font-name-complex="Times New Roman" fo:color="#000000" fo:font-size="8.5pt" style:font-size-asian="8.5pt" style:font-size-complex="8.5pt"/>
    </style:style>
    <style:style style:name="T7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03" style:parent-style-name="DefaultParagraphFont" style:family="text">
      <style:text-properties style:font-name-asian="Times New Roman" style:font-name-complex="Times New Roman" fo:color="#000000" fo:font-size="8.5pt" style:font-size-asian="8.5pt" style:font-size-complex="8.5pt"/>
    </style:style>
    <style:style style:name="T7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05" style:parent-style-name="DefaultParagraphFont" style:family="text">
      <style:text-properties style:font-name-asian="Times New Roman" style:font-name-complex="Times New Roman" fo:color="#000000" fo:font-size="8.5pt" style:font-size-asian="8.5pt" style:font-size-complex="8.5pt"/>
    </style:style>
    <style:style style:name="T7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07" style:parent-style-name="DefaultParagraphFont" style:family="text">
      <style:text-properties style:font-name-asian="Times New Roman" style:font-name-complex="Times New Roman" fo:color="#000000" fo:font-size="8.5pt" style:font-size-asian="8.5pt" style:font-size-complex="8.5pt"/>
    </style:style>
    <style:style style:name="T7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09" style:parent-style-name="DefaultParagraphFont" style:family="text">
      <style:text-properties style:font-name-asian="Times New Roman" style:font-name-complex="Times New Roman" fo:color="#000000" fo:font-size="8.5pt" style:font-size-asian="8.5pt" style:font-size-complex="8.5pt"/>
    </style:style>
    <style:style style:name="T7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11" style:parent-style-name="DefaultParagraphFont" style:family="text">
      <style:text-properties style:font-name-asian="Times New Roman" style:font-name-complex="Times New Roman" fo:color="#000000" fo:font-size="8.5pt" style:font-size-asian="8.5pt" style:font-size-complex="8.5pt"/>
    </style:style>
    <style:style style:name="P712"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713" style:parent-style-name="Standard11" style:family="paragraph">
      <style:paragraph-properties style:text-autospace="none" fo:margin-top="0.0208in" fo:margin-right="0.0312in"/>
    </style:style>
    <style:style style:name="T7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15" style:parent-style-name="DefaultParagraphFont" style:family="text">
      <style:text-properties style:font-name-asian="Times New Roman" style:font-name-complex="Times New Roman" fo:color="#000000" fo:font-size="8.5pt" style:font-size-asian="8.5pt" style:font-size-complex="8.5pt"/>
    </style:style>
    <style:style style:name="T7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17" style:parent-style-name="DefaultParagraphFont" style:family="text">
      <style:text-properties style:font-name-asian="Times New Roman" style:font-name-complex="Times New Roman" fo:color="#000000" fo:font-size="8.5pt" style:font-size-asian="8.5pt" style:font-size-complex="8.5pt"/>
    </style:style>
    <style:style style:name="T7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19" style:parent-style-name="DefaultParagraphFont" style:family="text">
      <style:text-properties style:font-name-asian="Times New Roman" style:font-name-complex="Times New Roman" fo:color="#000000" fo:font-size="8.5pt" style:font-size-asian="8.5pt" style:font-size-complex="8.5pt"/>
    </style:style>
    <style:style style:name="T7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21" style:parent-style-name="DefaultParagraphFont" style:family="text">
      <style:text-properties style:font-name-asian="Times New Roman" style:font-name-complex="Times New Roman" fo:color="#000000" fo:font-size="8.5pt" style:font-size-asian="8.5pt" style:font-size-complex="8.5pt"/>
    </style:style>
    <style:style style:name="T7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23" style:parent-style-name="DefaultParagraphFont" style:family="text">
      <style:text-properties style:font-name-asian="Times New Roman" style:font-name-complex="Times New Roman" fo:color="#000000" fo:font-size="8.5pt" style:font-size-asian="8.5pt" style:font-size-complex="8.5pt"/>
    </style:style>
    <style:style style:name="T7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25" style:parent-style-name="DefaultParagraphFont" style:family="text">
      <style:text-properties style:font-name-asian="Times New Roman" style:font-name-complex="Times New Roman" fo:color="#000000" fo:font-size="8.5pt" style:font-size-asian="8.5pt" style:font-size-complex="8.5pt"/>
    </style:style>
    <style:style style:name="T7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27" style:parent-style-name="DefaultParagraphFont" style:family="text">
      <style:text-properties style:font-name-asian="Times New Roman" style:font-name-complex="Times New Roman" fo:color="#000000" fo:font-size="8.5pt" style:font-size-asian="8.5pt" style:font-size-complex="8.5pt"/>
    </style:style>
    <style:style style:name="T7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29" style:parent-style-name="DefaultParagraphFont" style:family="text">
      <style:text-properties style:font-name-asian="Times New Roman" style:font-name-complex="Times New Roman" fo:color="#000000" fo:font-size="8.5pt" style:font-size-asian="8.5pt" style:font-size-complex="8.5pt"/>
    </style:style>
    <style:style style:name="T7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31" style:parent-style-name="DefaultParagraphFont" style:family="text">
      <style:text-properties style:font-name-asian="Times New Roman" style:font-name-complex="Times New Roman" fo:color="#000000" fo:font-size="8.5pt" style:font-size-asian="8.5pt" style:font-size-complex="8.5pt"/>
    </style:style>
    <style:style style:name="T7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33" style:parent-style-name="DefaultParagraphFont" style:family="text">
      <style:text-properties style:font-name-asian="Times New Roman" style:font-name-complex="Times New Roman" fo:color="#000000" fo:font-size="8.5pt" style:font-size-asian="8.5pt" style:font-size-complex="8.5pt"/>
    </style:style>
    <style:style style:name="T7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35" style:parent-style-name="DefaultParagraphFont" style:family="text">
      <style:text-properties style:font-name-asian="Times New Roman" style:font-name-complex="Times New Roman" fo:color="#000000" fo:font-size="8.5pt" style:font-size-asian="8.5pt" style:font-size-complex="8.5pt"/>
    </style:style>
    <style:style style:name="T7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37" style:parent-style-name="DefaultParagraphFont" style:family="text">
      <style:text-properties style:font-name-asian="Times New Roman" style:font-name-complex="Times New Roman" fo:color="#000000" fo:font-size="8.5pt" style:font-size-asian="8.5pt" style:font-size-complex="8.5pt"/>
    </style:style>
    <style:style style:name="T7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39" style:parent-style-name="DefaultParagraphFont" style:family="text">
      <style:text-properties style:font-name-asian="Times New Roman" style:font-name-complex="Times New Roman" fo:color="#000000" fo:font-size="8.5pt" style:font-size-asian="8.5pt" style:font-size-complex="8.5pt"/>
    </style:style>
    <style:style style:name="T7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41" style:parent-style-name="DefaultParagraphFont" style:family="text">
      <style:text-properties style:font-name-asian="Times New Roman" style:font-name-complex="Times New Roman" fo:color="#000000" fo:font-size="8.5pt" style:font-size-asian="8.5pt" style:font-size-complex="8.5pt"/>
    </style:style>
    <style:style style:name="T7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43" style:parent-style-name="DefaultParagraphFont" style:family="text">
      <style:text-properties style:font-name-asian="Times New Roman" style:font-name-complex="Times New Roman" fo:color="#000000" fo:font-size="8.5pt" style:font-size-asian="8.5pt" style:font-size-complex="8.5pt"/>
    </style:style>
    <style:style style:name="T7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45" style:parent-style-name="DefaultParagraphFont" style:family="text">
      <style:text-properties style:font-name-asian="Times New Roman" style:font-name-complex="Times New Roman" fo:color="#000000" fo:font-size="8.5pt" style:font-size-asian="8.5pt" style:font-size-complex="8.5pt"/>
    </style:style>
    <style:style style:name="T7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47" style:parent-style-name="DefaultParagraphFont" style:family="text">
      <style:text-properties style:font-name-asian="Times New Roman" style:font-name-complex="Times New Roman" fo:color="#000000" fo:font-size="8.5pt" style:font-size-asian="8.5pt" style:font-size-complex="8.5pt"/>
    </style:style>
    <style:style style:name="T7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49" style:parent-style-name="DefaultParagraphFont" style:family="text">
      <style:text-properties style:font-name-asian="Times New Roman" style:font-name-complex="Times New Roman" fo:color="#000000" fo:font-size="8.5pt" style:font-size-asian="8.5pt" style:font-size-complex="8.5pt"/>
    </style:style>
    <style:style style:name="T7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51" style:parent-style-name="DefaultParagraphFont" style:family="text">
      <style:text-properties style:font-name-asian="Times New Roman" style:font-name-complex="Times New Roman" fo:color="#000000" fo:font-size="8.5pt" style:font-size-asian="8.5pt" style:font-size-complex="8.5pt"/>
    </style:style>
    <style:style style:name="T7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53" style:parent-style-name="DefaultParagraphFont" style:family="text">
      <style:text-properties style:font-name-asian="Times New Roman" style:font-name-complex="Times New Roman" fo:color="#000000" fo:font-size="8.5pt" style:font-size-asian="8.5pt" style:font-size-complex="8.5pt"/>
    </style:style>
    <style:style style:name="P754"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755" style:parent-style-name="Standard11" style:family="paragraph">
      <style:paragraph-properties style:text-autospace="none" fo:margin-top="0.0208in" fo:margin-right="0.0312in"/>
    </style:style>
    <style:style style:name="T7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57" style:parent-style-name="DefaultParagraphFont" style:family="text">
      <style:text-properties style:font-name-asian="Times New Roman" style:font-name-complex="Times New Roman" fo:color="#000000" fo:font-size="8.5pt" style:font-size-asian="8.5pt" style:font-size-complex="8.5pt"/>
    </style:style>
    <style:style style:name="T7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59" style:parent-style-name="DefaultParagraphFont" style:family="text">
      <style:text-properties style:font-name-asian="Times New Roman" style:font-name-complex="Times New Roman" fo:color="#000000" fo:font-size="8.5pt" style:font-size-asian="8.5pt" style:font-size-complex="8.5pt"/>
    </style:style>
    <style:style style:name="T7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61" style:parent-style-name="DefaultParagraphFont" style:family="text">
      <style:text-properties style:font-name-asian="Times New Roman" style:font-name-complex="Times New Roman" fo:color="#000000" fo:font-size="8.5pt" style:font-size-asian="8.5pt" style:font-size-complex="8.5pt"/>
    </style:style>
    <style:style style:name="T76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763" style:parent-style-name="DefaultParagraphFont" style:family="text">
      <style:text-properties style:font-name-asian="Times New Roman" style:font-name-complex="Times New Roman" fo:color="#000000" fo:font-size="8.5pt" style:font-size-asian="8.5pt" style:font-size-complex="8.5pt"/>
    </style:style>
    <style:style style:name="T7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65" style:parent-style-name="DefaultParagraphFont" style:family="text">
      <style:text-properties style:font-name-asian="Times New Roman" style:font-name-complex="Times New Roman" fo:color="#000000" fo:font-size="8.5pt" style:font-size-asian="8.5pt" style:font-size-complex="8.5pt"/>
    </style:style>
    <style:style style:name="T7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67" style:parent-style-name="DefaultParagraphFont" style:family="text">
      <style:text-properties style:font-name-asian="Times New Roman" style:font-name-complex="Times New Roman" fo:color="#000000" fo:font-size="8.5pt" style:font-size-asian="8.5pt" style:font-size-complex="8.5pt"/>
    </style:style>
    <style:style style:name="T7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69" style:parent-style-name="DefaultParagraphFont" style:family="text">
      <style:text-properties style:font-name-asian="Times New Roman" style:font-name-complex="Times New Roman" fo:color="#000000" fo:font-size="8.5pt" style:font-size-asian="8.5pt" style:font-size-complex="8.5pt"/>
    </style:style>
    <style:style style:name="T7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71" style:parent-style-name="DefaultParagraphFont" style:family="text">
      <style:text-properties style:font-name-asian="Times New Roman" style:font-name-complex="Times New Roman" fo:color="#000000" fo:font-size="8.5pt" style:font-size-asian="8.5pt" style:font-size-complex="8.5pt"/>
    </style:style>
    <style:style style:name="T7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73" style:parent-style-name="DefaultParagraphFont" style:family="text">
      <style:text-properties style:font-name-asian="Times New Roman" style:font-name-complex="Times New Roman" fo:color="#000000" fo:font-size="8.5pt" style:font-size-asian="8.5pt" style:font-size-complex="8.5pt"/>
    </style:style>
    <style:style style:name="T7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75" style:parent-style-name="DefaultParagraphFont" style:family="text">
      <style:text-properties style:font-name-asian="Times New Roman" style:font-name-complex="Times New Roman" fo:color="#000000" fo:font-size="8.5pt" style:font-size-asian="8.5pt" style:font-size-complex="8.5pt"/>
    </style:style>
    <style:style style:name="T77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777" style:parent-style-name="DefaultParagraphFont" style:family="text">
      <style:text-properties style:font-name-asian="Times New Roman" style:font-name-complex="Times New Roman" fo:color="#000000" fo:font-size="8.5pt" style:font-size-asian="8.5pt" style:font-size-complex="8.5pt"/>
    </style:style>
    <style:style style:name="T7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79" style:parent-style-name="DefaultParagraphFont" style:family="text">
      <style:text-properties style:font-name-asian="Times New Roman" style:font-name-complex="Times New Roman" fo:color="#000000" fo:font-size="8.5pt" style:font-size-asian="8.5pt" style:font-size-complex="8.5pt"/>
    </style:style>
    <style:style style:name="T7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81" style:parent-style-name="DefaultParagraphFont" style:family="text">
      <style:text-properties style:font-name-asian="Times New Roman" style:font-name-complex="Times New Roman" fo:color="#000000" fo:font-size="8.5pt" style:font-size-asian="8.5pt" style:font-size-complex="8.5pt"/>
    </style:style>
    <style:style style:name="T7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83" style:parent-style-name="DefaultParagraphFont" style:family="text">
      <style:text-properties style:font-name-asian="Times New Roman" style:font-name-complex="Times New Roman" fo:color="#000000" fo:font-size="8.5pt" style:font-size-asian="8.5pt" style:font-size-complex="8.5pt"/>
    </style:style>
    <style:style style:name="T7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85" style:parent-style-name="DefaultParagraphFont" style:family="text">
      <style:text-properties style:font-name-asian="Times New Roman" style:font-name-complex="Times New Roman" fo:color="#000000" fo:font-size="8.5pt" style:font-size-asian="8.5pt" style:font-size-complex="8.5pt"/>
    </style:style>
    <style:style style:name="T7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87" style:parent-style-name="DefaultParagraphFont" style:family="text">
      <style:text-properties style:font-name-asian="Times New Roman" style:font-name-complex="Times New Roman" fo:color="#000000" fo:font-size="8.5pt" style:font-size-asian="8.5pt" style:font-size-complex="8.5pt"/>
    </style:style>
    <style:style style:name="T7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89" style:parent-style-name="DefaultParagraphFont" style:family="text">
      <style:text-properties style:font-name-asian="Times New Roman" style:font-name-complex="Times New Roman" fo:color="#000000" fo:font-size="8.5pt" style:font-size-asian="8.5pt" style:font-size-complex="8.5pt"/>
    </style:style>
    <style:style style:name="T7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91" style:parent-style-name="DefaultParagraphFont" style:family="text">
      <style:text-properties style:font-name-asian="Times New Roman" style:font-name-complex="Times New Roman" fo:color="#000000" fo:font-size="8.5pt" style:font-size-asian="8.5pt" style:font-size-complex="8.5pt"/>
    </style:style>
    <style:style style:name="T7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93" style:parent-style-name="DefaultParagraphFont" style:family="text">
      <style:text-properties style:font-name-asian="Times New Roman" style:font-name-complex="Times New Roman" fo:color="#000000" fo:font-size="8.5pt" style:font-size-asian="8.5pt" style:font-size-complex="8.5pt"/>
    </style:style>
    <style:style style:name="T7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95" style:parent-style-name="DefaultParagraphFont" style:family="text">
      <style:text-properties style:font-name-asian="Times New Roman" style:font-name-complex="Times New Roman" fo:color="#000000" fo:font-size="8.5pt" style:font-size-asian="8.5pt" style:font-size-complex="8.5pt"/>
    </style:style>
    <style:style style:name="P796"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797" style:parent-style-name="Standard11" style:family="paragraph">
      <style:paragraph-properties style:text-autospace="none" fo:margin-top="0.0208in" fo:margin-right="0.0312in"/>
    </style:style>
    <style:style style:name="T7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799" style:parent-style-name="DefaultParagraphFont" style:family="text">
      <style:text-properties style:font-name-asian="Times New Roman" style:font-name-complex="Times New Roman" fo:color="#000000" fo:font-size="8.5pt" style:font-size-asian="8.5pt" style:font-size-complex="8.5pt"/>
    </style:style>
    <style:style style:name="T8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01" style:parent-style-name="DefaultParagraphFont" style:family="text">
      <style:text-properties style:font-name-asian="Times New Roman" style:font-name-complex="Times New Roman" fo:color="#000000" fo:font-size="8.5pt" style:font-size-asian="8.5pt" style:font-size-complex="8.5pt"/>
    </style:style>
    <style:style style:name="T8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03" style:parent-style-name="DefaultParagraphFont" style:family="text">
      <style:text-properties style:font-name-asian="Times New Roman" style:font-name-complex="Times New Roman" fo:color="#000000" fo:font-size="8.5pt" style:font-size-asian="8.5pt" style:font-size-complex="8.5pt"/>
    </style:style>
    <style:style style:name="T80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05" style:parent-style-name="DefaultParagraphFont" style:family="text">
      <style:text-properties style:font-name-asian="Times New Roman" style:font-name-complex="Times New Roman" fo:color="#000000" fo:font-size="8.5pt" style:font-size-asian="8.5pt" style:font-size-complex="8.5pt"/>
    </style:style>
    <style:style style:name="T8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07" style:parent-style-name="DefaultParagraphFont" style:family="text">
      <style:text-properties style:font-name-asian="Times New Roman" style:font-name-complex="Times New Roman" fo:color="#000000" fo:font-size="8.5pt" style:font-size-asian="8.5pt" style:font-size-complex="8.5pt"/>
    </style:style>
    <style:style style:name="T8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09" style:parent-style-name="DefaultParagraphFont" style:family="text">
      <style:text-properties style:font-name-asian="Times New Roman" style:font-name-complex="Times New Roman" fo:color="#000000" fo:font-size="8.5pt" style:font-size-asian="8.5pt" style:font-size-complex="8.5pt"/>
    </style:style>
    <style:style style:name="T8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11" style:parent-style-name="DefaultParagraphFont" style:family="text">
      <style:text-properties style:font-name-asian="Times New Roman" style:font-name-complex="Times New Roman" fo:color="#000000" fo:font-size="8.5pt" style:font-size-asian="8.5pt" style:font-size-complex="8.5pt"/>
    </style:style>
    <style:style style:name="T8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13" style:parent-style-name="DefaultParagraphFont" style:family="text">
      <style:text-properties style:font-name-asian="Times New Roman" style:font-name-complex="Times New Roman" fo:color="#000000" fo:font-size="8.5pt" style:font-size-asian="8.5pt" style:font-size-complex="8.5pt"/>
    </style:style>
    <style:style style:name="T8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15" style:parent-style-name="DefaultParagraphFont" style:family="text">
      <style:text-properties style:font-name-asian="Times New Roman" style:font-name-complex="Times New Roman" fo:color="#000000" fo:font-size="8.5pt" style:font-size-asian="8.5pt" style:font-size-complex="8.5pt"/>
    </style:style>
    <style:style style:name="T8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17" style:parent-style-name="DefaultParagraphFont" style:family="text">
      <style:text-properties style:font-name-asian="Times New Roman" style:font-name-complex="Times New Roman" fo:color="#000000" fo:font-size="8.5pt" style:font-size-asian="8.5pt" style:font-size-complex="8.5pt"/>
    </style:style>
    <style:style style:name="T8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19" style:parent-style-name="DefaultParagraphFont" style:family="text">
      <style:text-properties style:font-name-asian="Times New Roman" style:font-name-complex="Times New Roman" fo:color="#000000" fo:font-size="8.5pt" style:font-size-asian="8.5pt" style:font-size-complex="8.5pt"/>
    </style:style>
    <style:style style:name="T82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21" style:parent-style-name="DefaultParagraphFont" style:family="text">
      <style:text-properties style:font-name-asian="Times New Roman" style:font-name-complex="Times New Roman" fo:color="#000000" fo:font-size="8.5pt" style:font-size-asian="8.5pt" style:font-size-complex="8.5pt"/>
    </style:style>
    <style:style style:name="T8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23" style:parent-style-name="DefaultParagraphFont" style:family="text">
      <style:text-properties style:font-name-asian="Times New Roman" style:font-name-complex="Times New Roman" fo:color="#000000" fo:font-size="8.5pt" style:font-size-asian="8.5pt" style:font-size-complex="8.5pt"/>
    </style:style>
    <style:style style:name="T8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25" style:parent-style-name="DefaultParagraphFont" style:family="text">
      <style:text-properties style:font-name-asian="Times New Roman" style:font-name-complex="Times New Roman" fo:color="#000000" fo:font-size="8.5pt" style:font-size-asian="8.5pt" style:font-size-complex="8.5pt"/>
    </style:style>
    <style:style style:name="T8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27" style:parent-style-name="DefaultParagraphFont" style:family="text">
      <style:text-properties style:font-name-asian="Times New Roman" style:font-name-complex="Times New Roman" fo:color="#000000" fo:font-size="8.5pt" style:font-size-asian="8.5pt" style:font-size-complex="8.5pt"/>
    </style:style>
    <style:style style:name="T8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29" style:parent-style-name="DefaultParagraphFont" style:family="text">
      <style:text-properties style:font-name-asian="Times New Roman" style:font-name-complex="Times New Roman" fo:color="#000000" fo:font-size="8.5pt" style:font-size-asian="8.5pt" style:font-size-complex="8.5pt"/>
    </style:style>
    <style:style style:name="T83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31" style:parent-style-name="DefaultParagraphFont" style:family="text">
      <style:text-properties style:font-name-asian="Times New Roman" style:font-name-complex="Times New Roman" fo:color="#000000" fo:font-size="8.5pt" style:font-size-asian="8.5pt" style:font-size-complex="8.5pt"/>
    </style:style>
    <style:style style:name="T8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33" style:parent-style-name="DefaultParagraphFont" style:family="text">
      <style:text-properties style:font-name-asian="Times New Roman" style:font-name-complex="Times New Roman" fo:color="#000000" fo:font-size="8.5pt" style:font-size-asian="8.5pt" style:font-size-complex="8.5pt"/>
    </style:style>
    <style:style style:name="T8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35" style:parent-style-name="DefaultParagraphFont" style:family="text">
      <style:text-properties style:font-name-asian="Times New Roman" style:font-name-complex="Times New Roman" fo:color="#000000" fo:font-size="8.5pt" style:font-size-asian="8.5pt" style:font-size-complex="8.5pt"/>
    </style:style>
    <style:style style:name="T8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37" style:parent-style-name="DefaultParagraphFont" style:family="text">
      <style:text-properties style:font-name-asian="Times New Roman" style:font-name-complex="Times New Roman" fo:color="#000000" fo:font-size="8.5pt" style:font-size-asian="8.5pt" style:font-size-complex="8.5pt"/>
    </style:style>
    <style:style style:name="T8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39" style:parent-style-name="DefaultParagraphFont" style:family="text">
      <style:text-properties style:font-name-asian="Times New Roman" style:font-name-complex="Times New Roman" fo:color="#000000" fo:font-size="8.5pt" style:font-size-asian="8.5pt" style:font-size-complex="8.5pt"/>
    </style:style>
    <style:style style:name="T8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41" style:parent-style-name="DefaultParagraphFont" style:family="text">
      <style:text-properties style:font-name-asian="Times New Roman" style:font-name-complex="Times New Roman" fo:color="#000000" fo:font-size="8.5pt" style:font-size-asian="8.5pt" style:font-size-complex="8.5pt"/>
    </style:style>
    <style:style style:name="T8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43" style:parent-style-name="DefaultParagraphFont" style:family="text">
      <style:text-properties style:font-name-asian="Times New Roman" style:font-name-complex="Times New Roman" fo:color="#000000" fo:font-size="8.5pt" style:font-size-asian="8.5pt" style:font-size-complex="8.5pt"/>
    </style:style>
    <style:style style:name="T8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45" style:parent-style-name="DefaultParagraphFont" style:family="text">
      <style:text-properties style:font-name-asian="Times New Roman" style:font-name-complex="Times New Roman" fo:color="#000000" fo:font-size="8.5pt" style:font-size-asian="8.5pt" style:font-size-complex="8.5pt"/>
    </style:style>
    <style:style style:name="T8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47" style:parent-style-name="DefaultParagraphFont" style:family="text">
      <style:text-properties style:font-name-asian="Times New Roman" style:font-name-complex="Times New Roman" fo:color="#000000" fo:font-size="8.5pt" style:font-size-asian="8.5pt" style:font-size-complex="8.5pt"/>
    </style:style>
    <style:style style:name="T8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4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50" style:parent-style-name="DefaultParagraphFont" style:family="text">
      <style:text-properties style:font-name-asian="Times New Roman" style:font-name-complex="Times New Roman" fo:color="#000000" fo:font-size="8.5pt" style:font-size-asian="8.5pt" style:font-size-complex="8.5pt"/>
    </style:style>
    <style:style style:name="T8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52" style:parent-style-name="DefaultParagraphFont" style:family="text">
      <style:text-properties style:font-name-asian="Times New Roman" style:font-name-complex="Times New Roman" fo:color="#000000" fo:font-size="8.5pt" style:font-size-asian="8.5pt" style:font-size-complex="8.5pt"/>
    </style:style>
    <style:style style:name="P853"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854" style:parent-style-name="Standard11" style:family="paragraph">
      <style:paragraph-properties style:text-autospace="none" fo:margin-top="0.0208in" fo:margin-right="0.0312in"/>
    </style:style>
    <style:style style:name="T85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56" style:parent-style-name="DefaultParagraphFont" style:family="text">
      <style:text-properties style:font-name-asian="Times New Roman" style:font-name-complex="Times New Roman" fo:color="#000000" fo:font-size="8.5pt" style:font-size-asian="8.5pt" style:font-size-complex="8.5pt"/>
    </style:style>
    <style:style style:name="T8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58" style:parent-style-name="DefaultParagraphFont" style:family="text">
      <style:text-properties style:font-name-asian="Times New Roman" style:font-name-complex="Times New Roman" fo:color="#000000" fo:font-size="8.5pt" style:font-size-asian="8.5pt" style:font-size-complex="8.5pt"/>
    </style:style>
    <style:style style:name="T85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60" style:parent-style-name="DefaultParagraphFont" style:family="text">
      <style:text-properties style:font-name-asian="Times New Roman" style:font-name-complex="Times New Roman" fo:color="#000000" fo:font-size="8.5pt" style:font-size-asian="8.5pt" style:font-size-complex="8.5pt"/>
    </style:style>
    <style:style style:name="T86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63" style:parent-style-name="DefaultParagraphFont" style:family="text">
      <style:text-properties style:font-name-asian="Times New Roman" style:font-name-complex="Times New Roman" fo:color="#000000" fo:font-size="8.5pt" style:font-size-asian="8.5pt" style:font-size-complex="8.5pt"/>
    </style:style>
    <style:style style:name="T86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65" style:parent-style-name="DefaultParagraphFont" style:family="text">
      <style:text-properties style:font-name-asian="Times New Roman" style:font-name-complex="Times New Roman" fo:color="#000000" fo:font-size="8.5pt" style:font-size-asian="8.5pt" style:font-size-complex="8.5pt"/>
    </style:style>
    <style:style style:name="T86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67" style:parent-style-name="DefaultParagraphFont" style:family="text">
      <style:text-properties style:font-name-asian="Times New Roman" style:font-name-complex="Times New Roman" fo:color="#000000" fo:font-size="8.5pt" style:font-size-asian="8.5pt" style:font-size-complex="8.5pt"/>
    </style:style>
    <style:style style:name="T8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69" style:parent-style-name="DefaultParagraphFont" style:family="text">
      <style:text-properties style:font-name-asian="Times New Roman" style:font-name-complex="Times New Roman" fo:color="#000000" fo:font-size="8.5pt" style:font-size-asian="8.5pt" style:font-size-complex="8.5pt"/>
    </style:style>
    <style:style style:name="T8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71" style:parent-style-name="DefaultParagraphFont" style:family="text">
      <style:text-properties style:font-name-asian="Times New Roman" style:font-name-complex="Times New Roman" fo:color="#000000" fo:font-size="8.5pt" style:font-size-asian="8.5pt" style:font-size-complex="8.5pt"/>
    </style:style>
    <style:style style:name="T8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73" style:parent-style-name="DefaultParagraphFont" style:family="text">
      <style:text-properties style:font-name-asian="Times New Roman" style:font-name-complex="Times New Roman" fo:color="#000000" fo:font-size="8.5pt" style:font-size-asian="8.5pt" style:font-size-complex="8.5pt"/>
    </style:style>
    <style:style style:name="T8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75" style:parent-style-name="DefaultParagraphFont" style:family="text">
      <style:text-properties style:font-name-asian="Times New Roman" style:font-name-complex="Times New Roman" fo:color="#000000" fo:font-size="8.5pt" style:font-size-asian="8.5pt" style:font-size-complex="8.5pt"/>
    </style:style>
    <style:style style:name="T8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77" style:parent-style-name="DefaultParagraphFont" style:family="text">
      <style:text-properties style:font-name-asian="Times New Roman" style:font-name-complex="Times New Roman" fo:color="#000000" fo:font-size="8.5pt" style:font-size-asian="8.5pt" style:font-size-complex="8.5pt"/>
    </style:style>
    <style:style style:name="T87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79" style:parent-style-name="DefaultParagraphFont" style:family="text">
      <style:text-properties style:font-name-asian="Times New Roman" style:font-name-complex="Times New Roman" fo:color="#000000" fo:font-size="8.5pt" style:font-size-asian="8.5pt" style:font-size-complex="8.5pt"/>
    </style:style>
    <style:style style:name="T8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81" style:parent-style-name="DefaultParagraphFont" style:family="text">
      <style:text-properties style:font-name-asian="Times New Roman" style:font-name-complex="Times New Roman" fo:color="#000000" fo:font-size="8.5pt" style:font-size-asian="8.5pt" style:font-size-complex="8.5pt"/>
    </style:style>
    <style:style style:name="T8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83" style:parent-style-name="DefaultParagraphFont" style:family="text">
      <style:text-properties style:font-name-asian="Times New Roman" style:font-name-complex="Times New Roman" fo:color="#000000" fo:font-size="8.5pt" style:font-size-asian="8.5pt" style:font-size-complex="8.5pt"/>
    </style:style>
    <style:style style:name="T8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85" style:parent-style-name="DefaultParagraphFont" style:family="text">
      <style:text-properties style:font-name-asian="Times New Roman" style:font-name-complex="Times New Roman" fo:color="#000000" fo:font-size="8.5pt" style:font-size-asian="8.5pt" style:font-size-complex="8.5pt"/>
    </style:style>
    <style:style style:name="T88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887" style:parent-style-name="DefaultParagraphFont" style:family="text">
      <style:text-properties style:font-name-asian="Times New Roman" style:font-name-complex="Times New Roman" fo:color="#000000" fo:font-size="8.5pt" style:font-size-asian="8.5pt" style:font-size-complex="8.5pt"/>
    </style:style>
    <style:style style:name="T8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89" style:parent-style-name="DefaultParagraphFont" style:family="text">
      <style:text-properties style:font-name-asian="Times New Roman" style:font-name-complex="Times New Roman" fo:color="#000000" fo:font-size="8.5pt" style:font-size-asian="8.5pt" style:font-size-complex="8.5pt"/>
    </style:style>
    <style:style style:name="T8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91" style:parent-style-name="DefaultParagraphFont" style:family="text">
      <style:text-properties style:font-name-asian="Times New Roman" style:font-name-complex="Times New Roman" fo:color="#000000" fo:font-size="8.5pt" style:font-size-asian="8.5pt" style:font-size-complex="8.5pt"/>
    </style:style>
    <style:style style:name="T8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93" style:parent-style-name="DefaultParagraphFont" style:family="text">
      <style:text-properties style:font-name-asian="Times New Roman" style:font-name-complex="Times New Roman" fo:color="#000000" fo:font-size="8.5pt" style:font-size-asian="8.5pt" style:font-size-complex="8.5pt"/>
    </style:style>
    <style:style style:name="T8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95" style:parent-style-name="DefaultParagraphFont" style:family="text">
      <style:text-properties style:font-name-asian="Times New Roman" style:font-name-complex="Times New Roman" fo:color="#000000" fo:font-size="8.5pt" style:font-size-asian="8.5pt" style:font-size-complex="8.5pt"/>
    </style:style>
    <style:style style:name="T8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97" style:parent-style-name="DefaultParagraphFont" style:family="text">
      <style:text-properties style:font-name-asian="Times New Roman" style:font-name-complex="Times New Roman" fo:color="#000000" fo:font-size="8.5pt" style:font-size-asian="8.5pt" style:font-size-complex="8.5pt"/>
    </style:style>
    <style:style style:name="T8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899" style:parent-style-name="DefaultParagraphFont" style:family="text">
      <style:text-properties style:font-name-asian="Times New Roman" style:font-name-complex="Times New Roman" fo:color="#000000" fo:font-size="8.5pt" style:font-size-asian="8.5pt" style:font-size-complex="8.5pt"/>
    </style:style>
    <style:style style:name="T9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01" style:parent-style-name="DefaultParagraphFont" style:family="text">
      <style:text-properties style:font-name-asian="Times New Roman" style:font-name-complex="Times New Roman" fo:color="#000000" fo:font-size="8.5pt" style:font-size-asian="8.5pt" style:font-size-complex="8.5pt"/>
    </style:style>
    <style:style style:name="T9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03" style:parent-style-name="DefaultParagraphFont" style:family="text">
      <style:text-properties style:font-name-asian="Times New Roman" style:font-name-complex="Times New Roman" fo:color="#000000" fo:font-size="8.5pt" style:font-size-asian="8.5pt" style:font-size-complex="8.5pt"/>
    </style:style>
    <style:style style:name="T9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05" style:parent-style-name="DefaultParagraphFont" style:family="text">
      <style:text-properties style:font-name-asian="Times New Roman" style:font-name-complex="Times New Roman" fo:color="#000000" fo:font-size="8.5pt" style:font-size-asian="8.5pt" style:font-size-complex="8.5pt"/>
    </style:style>
    <style:style style:name="T9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07" style:parent-style-name="DefaultParagraphFont" style:family="text">
      <style:text-properties style:font-name-asian="Times New Roman" style:font-name-complex="Times New Roman" fo:color="#000000" fo:font-size="8.5pt" style:font-size-asian="8.5pt" style:font-size-complex="8.5pt"/>
    </style:style>
    <style:style style:name="P908"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909" style:parent-style-name="Standard11" style:family="paragraph">
      <style:paragraph-properties style:text-autospace="none" fo:margin-top="0.0208in" fo:margin-right="0.0312in"/>
    </style:style>
    <style:style style:name="T9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11" style:parent-style-name="DefaultParagraphFont" style:family="text">
      <style:text-properties style:font-name-asian="Times New Roman" style:font-name-complex="Times New Roman" fo:color="#000000" fo:font-size="8.5pt" style:font-size-asian="8.5pt" style:font-size-complex="8.5pt"/>
    </style:style>
    <style:style style:name="T9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13" style:parent-style-name="DefaultParagraphFont" style:family="text">
      <style:text-properties style:font-name-asian="Times New Roman" style:font-name-complex="Times New Roman" fo:color="#000000" fo:font-size="8.5pt" style:font-size-asian="8.5pt" style:font-size-complex="8.5pt"/>
    </style:style>
    <style:style style:name="T9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15" style:parent-style-name="DefaultParagraphFont" style:family="text">
      <style:text-properties style:font-name-asian="Times New Roman" style:font-name-complex="Times New Roman" fo:color="#000000" fo:font-size="8.5pt" style:font-size-asian="8.5pt" style:font-size-complex="8.5pt"/>
    </style:style>
    <style:style style:name="T9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17" style:parent-style-name="DefaultParagraphFont" style:family="text">
      <style:text-properties style:font-name-asian="Times New Roman" style:font-name-complex="Times New Roman" fo:color="#000000" fo:font-size="8.5pt" style:font-size-asian="8.5pt" style:font-size-complex="8.5pt"/>
    </style:style>
    <style:style style:name="T9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19" style:parent-style-name="DefaultParagraphFont" style:family="text">
      <style:text-properties style:font-name-asian="Times New Roman" style:font-name-complex="Times New Roman" fo:color="#000000" fo:font-size="8.5pt" style:font-size-asian="8.5pt" style:font-size-complex="8.5pt"/>
    </style:style>
    <style:style style:name="T9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21" style:parent-style-name="DefaultParagraphFont" style:family="text">
      <style:text-properties style:font-name-asian="Times New Roman" style:font-name-complex="Times New Roman" fo:color="#000000" fo:font-size="8.5pt" style:font-size-asian="8.5pt" style:font-size-complex="8.5pt"/>
    </style:style>
    <style:style style:name="T9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23" style:parent-style-name="DefaultParagraphFont" style:family="text">
      <style:text-properties style:font-name-asian="Times New Roman" style:font-name-complex="Times New Roman" fo:color="#000000" fo:font-size="8.5pt" style:font-size-asian="8.5pt" style:font-size-complex="8.5pt"/>
    </style:style>
    <style:style style:name="T9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25" style:parent-style-name="DefaultParagraphFont" style:family="text">
      <style:text-properties style:font-name-asian="Times New Roman" style:font-name-complex="Times New Roman" fo:color="#000000" fo:font-size="8.5pt" style:font-size-asian="8.5pt" style:font-size-complex="8.5pt"/>
    </style:style>
    <style:style style:name="T9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27" style:parent-style-name="DefaultParagraphFont" style:family="text">
      <style:text-properties style:font-name-asian="Times New Roman" style:font-name-complex="Times New Roman" fo:color="#000000" fo:font-size="8.5pt" style:font-size-asian="8.5pt" style:font-size-complex="8.5pt"/>
    </style:style>
    <style:style style:name="T9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29" style:parent-style-name="DefaultParagraphFont" style:family="text">
      <style:text-properties style:font-name-asian="Times New Roman" style:font-name-complex="Times New Roman" fo:color="#000000" fo:font-size="8.5pt" style:font-size-asian="8.5pt" style:font-size-complex="8.5pt"/>
    </style:style>
    <style:style style:name="T9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31" style:parent-style-name="DefaultParagraphFont" style:family="text">
      <style:text-properties style:font-name-asian="Times New Roman" style:font-name-complex="Times New Roman" fo:color="#000000" fo:font-size="8.5pt" style:font-size-asian="8.5pt" style:font-size-complex="8.5pt"/>
    </style:style>
    <style:style style:name="T9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33" style:parent-style-name="DefaultParagraphFont" style:family="text">
      <style:text-properties style:font-name-asian="Times New Roman" style:font-name-complex="Times New Roman" fo:color="#000000" fo:font-size="8.5pt" style:font-size-asian="8.5pt" style:font-size-complex="8.5pt"/>
    </style:style>
    <style:style style:name="T9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35" style:parent-style-name="DefaultParagraphFont" style:family="text">
      <style:text-properties style:font-name-asian="Times New Roman" style:font-name-complex="Times New Roman" fo:color="#000000" fo:font-size="8.5pt" style:font-size-asian="8.5pt" style:font-size-complex="8.5pt"/>
    </style:style>
    <style:style style:name="T9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37" style:parent-style-name="DefaultParagraphFont" style:family="text">
      <style:text-properties style:font-name-asian="Times New Roman" style:font-name-complex="Times New Roman" fo:color="#000000" fo:font-size="8.5pt" style:font-size-asian="8.5pt" style:font-size-complex="8.5pt"/>
    </style:style>
    <style:style style:name="T9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39" style:parent-style-name="DefaultParagraphFont" style:family="text">
      <style:text-properties style:font-name-asian="Times New Roman" style:font-name-complex="Times New Roman" fo:color="#000000" fo:font-size="8.5pt" style:font-size-asian="8.5pt" style:font-size-complex="8.5pt"/>
    </style:style>
    <style:style style:name="T9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41" style:parent-style-name="DefaultParagraphFont" style:family="text">
      <style:text-properties style:font-name-asian="Times New Roman" style:font-name-complex="Times New Roman" fo:color="#000000" fo:font-size="8.5pt" style:font-size-asian="8.5pt" style:font-size-complex="8.5pt"/>
    </style:style>
    <style:style style:name="P942"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943" style:parent-style-name="Standard11" style:family="paragraph">
      <style:paragraph-properties style:text-autospace="none" fo:margin-top="0.0208in" fo:margin-right="0.0312in"/>
    </style:style>
    <style:style style:name="T9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45" style:parent-style-name="DefaultParagraphFont" style:family="text">
      <style:text-properties style:font-name-asian="Times New Roman" style:font-name-complex="Times New Roman" fo:color="#000000" fo:font-size="8.5pt" style:font-size-asian="8.5pt" style:font-size-complex="8.5pt"/>
    </style:style>
    <style:style style:name="T9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47" style:parent-style-name="DefaultParagraphFont" style:family="text">
      <style:text-properties style:font-name-asian="Times New Roman" style:font-name-complex="Times New Roman" fo:color="#000000" fo:font-size="8.5pt" style:font-size-asian="8.5pt" style:font-size-complex="8.5pt"/>
    </style:style>
    <style:style style:name="T9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49" style:parent-style-name="DefaultParagraphFont" style:family="text">
      <style:text-properties style:font-name-asian="Times New Roman" style:font-name-complex="Times New Roman" fo:color="#000000" fo:font-size="8.5pt" style:font-size-asian="8.5pt" style:font-size-complex="8.5pt"/>
    </style:style>
    <style:style style:name="T9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51" style:parent-style-name="DefaultParagraphFont" style:family="text">
      <style:text-properties style:font-name-asian="Times New Roman" style:font-name-complex="Times New Roman" fo:color="#000000" fo:font-size="8.5pt" style:font-size-asian="8.5pt" style:font-size-complex="8.5pt"/>
    </style:style>
    <style:style style:name="T95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953" style:parent-style-name="DefaultParagraphFont" style:family="text">
      <style:text-properties style:font-name-asian="Times New Roman" style:font-name-complex="Times New Roman" fo:color="#000000" fo:font-size="8.5pt" style:font-size-asian="8.5pt" style:font-size-complex="8.5pt"/>
    </style:style>
    <style:style style:name="T9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55" style:parent-style-name="DefaultParagraphFont" style:family="text">
      <style:text-properties style:font-name-asian="Times New Roman" style:font-name-complex="Times New Roman" fo:color="#000000" fo:font-size="8.5pt" style:font-size-asian="8.5pt" style:font-size-complex="8.5pt"/>
    </style:style>
    <style:style style:name="T9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57" style:parent-style-name="DefaultParagraphFont" style:family="text">
      <style:text-properties style:font-name-asian="Times New Roman" style:font-name-complex="Times New Roman" fo:color="#000000" fo:font-size="8.5pt" style:font-size-asian="8.5pt" style:font-size-complex="8.5pt"/>
    </style:style>
    <style:style style:name="T9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59" style:parent-style-name="DefaultParagraphFont" style:family="text">
      <style:text-properties style:font-name-asian="Times New Roman" style:font-name-complex="Times New Roman" fo:color="#000000" fo:font-size="8.5pt" style:font-size-asian="8.5pt" style:font-size-complex="8.5pt"/>
    </style:style>
    <style:style style:name="T96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961" style:parent-style-name="DefaultParagraphFont" style:family="text">
      <style:text-properties style:font-name-asian="Times New Roman" style:font-name-complex="Times New Roman" fo:color="#000000" fo:font-size="8.5pt" style:font-size-asian="8.5pt" style:font-size-complex="8.5pt"/>
    </style:style>
    <style:style style:name="T9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63" style:parent-style-name="DefaultParagraphFont" style:family="text">
      <style:text-properties style:font-name-asian="Times New Roman" style:font-name-complex="Times New Roman" fo:color="#000000" fo:font-size="8.5pt" style:font-size-asian="8.5pt" style:font-size-complex="8.5pt"/>
    </style:style>
    <style:style style:name="T9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65" style:parent-style-name="DefaultParagraphFont" style:family="text">
      <style:text-properties style:font-name-asian="Times New Roman" style:font-name-complex="Times New Roman" fo:color="#000000" fo:font-size="8.5pt" style:font-size-asian="8.5pt" style:font-size-complex="8.5pt"/>
    </style:style>
    <style:style style:name="T9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67" style:parent-style-name="DefaultParagraphFont" style:family="text">
      <style:text-properties style:font-name-asian="Times New Roman" style:font-name-complex="Times New Roman" fo:color="#000000" fo:font-size="8.5pt" style:font-size-asian="8.5pt" style:font-size-complex="8.5pt"/>
    </style:style>
    <style:style style:name="T96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969" style:parent-style-name="DefaultParagraphFont" style:family="text">
      <style:text-properties style:font-name-asian="Times New Roman" style:font-name-complex="Times New Roman" fo:color="#000000" fo:font-size="8.5pt" style:font-size-asian="8.5pt" style:font-size-complex="8.5pt"/>
    </style:style>
    <style:style style:name="T9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71" style:parent-style-name="DefaultParagraphFont" style:family="text">
      <style:text-properties style:font-name-asian="Times New Roman" style:font-name-complex="Times New Roman" fo:color="#000000" fo:font-size="8.5pt" style:font-size-asian="8.5pt" style:font-size-complex="8.5pt"/>
    </style:style>
    <style:style style:name="T9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73" style:parent-style-name="DefaultParagraphFont" style:family="text">
      <style:text-properties style:font-name-asian="Times New Roman" style:font-name-complex="Times New Roman" fo:color="#000000" fo:font-size="8.5pt" style:font-size-asian="8.5pt" style:font-size-complex="8.5pt"/>
    </style:style>
    <style:style style:name="T97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975" style:parent-style-name="DefaultParagraphFont" style:family="text">
      <style:text-properties style:font-name-asian="Times New Roman" style:font-name-complex="Times New Roman" fo:color="#000000" fo:font-size="8.5pt" style:font-size-asian="8.5pt" style:font-size-complex="8.5pt"/>
    </style:style>
    <style:style style:name="T97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977" style:parent-style-name="DefaultParagraphFont" style:family="text">
      <style:text-properties style:font-name-asian="Times New Roman" style:font-name-complex="Times New Roman" fo:color="#000000" fo:font-size="8.5pt" style:font-size-asian="8.5pt" style:font-size-complex="8.5pt"/>
    </style:style>
    <style:style style:name="T9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79" style:parent-style-name="DefaultParagraphFont" style:family="text">
      <style:text-properties style:font-name-asian="Times New Roman" style:font-name-complex="Times New Roman" fo:color="#000000" fo:font-size="8.5pt" style:font-size-asian="8.5pt" style:font-size-complex="8.5pt"/>
    </style:style>
    <style:style style:name="T9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81" style:parent-style-name="DefaultParagraphFont" style:family="text">
      <style:text-properties style:font-name-asian="Times New Roman" style:font-name-complex="Times New Roman" fo:color="#000000" fo:font-size="8.5pt" style:font-size-asian="8.5pt" style:font-size-complex="8.5pt"/>
    </style:style>
    <style:style style:name="T9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83" style:parent-style-name="DefaultParagraphFont" style:family="text">
      <style:text-properties style:font-name-asian="Times New Roman" style:font-name-complex="Times New Roman" fo:color="#000000" fo:font-size="8.5pt" style:font-size-asian="8.5pt" style:font-size-complex="8.5pt"/>
    </style:style>
    <style:style style:name="T9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85" style:parent-style-name="DefaultParagraphFont" style:family="text">
      <style:text-properties style:font-name-asian="Times New Roman" style:font-name-complex="Times New Roman" fo:color="#000000" fo:font-size="8.5pt" style:font-size-asian="8.5pt" style:font-size-complex="8.5pt"/>
    </style:style>
    <style:style style:name="T9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87" style:parent-style-name="DefaultParagraphFont" style:family="text">
      <style:text-properties style:font-name-asian="Times New Roman" style:font-name-complex="Times New Roman" fo:color="#000000" fo:font-size="8.5pt" style:font-size-asian="8.5pt" style:font-size-complex="8.5pt"/>
    </style:style>
    <style:style style:name="T9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89" style:parent-style-name="DefaultParagraphFont" style:family="text">
      <style:text-properties style:font-name-asian="Times New Roman" style:font-name-complex="Times New Roman" fo:color="#000000" fo:font-size="8.5pt" style:font-size-asian="8.5pt" style:font-size-complex="8.5pt"/>
    </style:style>
    <style:style style:name="T9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91" style:parent-style-name="DefaultParagraphFont" style:family="text">
      <style:text-properties style:font-name-asian="Times New Roman" style:font-name-complex="Times New Roman" fo:color="#000000" fo:font-size="8.5pt" style:font-size-asian="8.5pt" style:font-size-complex="8.5pt"/>
    </style:style>
    <style:style style:name="T9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93" style:parent-style-name="DefaultParagraphFont" style:family="text">
      <style:text-properties style:font-name-asian="Times New Roman" style:font-name-complex="Times New Roman" fo:color="#000000" fo:font-size="8.5pt" style:font-size-asian="8.5pt" style:font-size-complex="8.5pt"/>
    </style:style>
    <style:style style:name="T9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95" style:parent-style-name="DefaultParagraphFont" style:family="text">
      <style:text-properties style:font-name-asian="Times New Roman" style:font-name-complex="Times New Roman" fo:color="#000000" fo:font-size="8.5pt" style:font-size-asian="8.5pt" style:font-size-complex="8.5pt"/>
    </style:style>
    <style:style style:name="T9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97" style:parent-style-name="DefaultParagraphFont" style:family="text">
      <style:text-properties style:font-name-asian="Times New Roman" style:font-name-complex="Times New Roman" fo:color="#000000" fo:font-size="8.5pt" style:font-size-asian="8.5pt" style:font-size-complex="8.5pt"/>
    </style:style>
    <style:style style:name="T9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999" style:parent-style-name="DefaultParagraphFont" style:family="text">
      <style:text-properties style:font-name-asian="Times New Roman" style:font-name-complex="Times New Roman" fo:color="#000000" fo:font-size="8.5pt" style:font-size-asian="8.5pt" style:font-size-complex="8.5pt"/>
    </style:style>
    <style:style style:name="T100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01" style:parent-style-name="DefaultParagraphFont" style:family="text">
      <style:text-properties style:font-name-asian="Times New Roman" style:font-name-complex="Times New Roman" fo:color="#000000" fo:font-size="8.5pt" style:font-size-asian="8.5pt" style:font-size-complex="8.5pt"/>
    </style:style>
    <style:style style:name="T10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03" style:parent-style-name="DefaultParagraphFont" style:family="text">
      <style:text-properties style:font-name-asian="Times New Roman" style:font-name-complex="Times New Roman" fo:color="#000000" fo:font-size="8.5pt" style:font-size-asian="8.5pt" style:font-size-complex="8.5pt"/>
    </style:style>
    <style:style style:name="T10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05" style:parent-style-name="DefaultParagraphFont" style:family="text">
      <style:text-properties style:font-name-asian="Times New Roman" style:font-name-complex="Times New Roman" fo:color="#000000" fo:font-size="8.5pt" style:font-size-asian="8.5pt" style:font-size-complex="8.5pt"/>
    </style:style>
    <style:style style:name="T10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07" style:parent-style-name="DefaultParagraphFont" style:family="text">
      <style:text-properties style:font-name-asian="Times New Roman" style:font-name-complex="Times New Roman" fo:color="#000000" fo:font-size="8.5pt" style:font-size-asian="8.5pt" style:font-size-complex="8.5pt"/>
    </style:style>
    <style:style style:name="T10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09" style:parent-style-name="DefaultParagraphFont" style:family="text">
      <style:text-properties style:font-name-asian="Times New Roman" style:font-name-complex="Times New Roman" fo:color="#000000" fo:font-size="8.5pt" style:font-size-asian="8.5pt" style:font-size-complex="8.5pt"/>
    </style:style>
    <style:style style:name="P1010"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011" style:parent-style-name="Standard11" style:family="paragraph">
      <style:paragraph-properties style:text-autospace="none" fo:margin-top="0.0208in" fo:margin-right="0.0312in"/>
    </style:style>
    <style:style style:name="T10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13" style:parent-style-name="DefaultParagraphFont" style:family="text">
      <style:text-properties style:font-name-asian="Times New Roman" style:font-name-complex="Times New Roman" fo:color="#000000" fo:font-size="8.5pt" style:font-size-asian="8.5pt" style:font-size-complex="8.5pt"/>
    </style:style>
    <style:style style:name="T10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15" style:parent-style-name="DefaultParagraphFont" style:family="text">
      <style:text-properties style:font-name-asian="Times New Roman" style:font-name-complex="Times New Roman" fo:color="#000000" fo:font-size="8.5pt" style:font-size-asian="8.5pt" style:font-size-complex="8.5pt"/>
    </style:style>
    <style:style style:name="T10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17" style:parent-style-name="DefaultParagraphFont" style:family="text">
      <style:text-properties style:font-name-asian="Times New Roman" style:font-name-complex="Times New Roman" fo:color="#000000" fo:font-size="8.5pt" style:font-size-asian="8.5pt" style:font-size-complex="8.5pt"/>
    </style:style>
    <style:style style:name="T10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19" style:parent-style-name="DefaultParagraphFont" style:family="text">
      <style:text-properties style:font-name-asian="Times New Roman" style:font-name-complex="Times New Roman" fo:color="#000000" fo:font-size="8.5pt" style:font-size-asian="8.5pt" style:font-size-complex="8.5pt"/>
    </style:style>
    <style:style style:name="T102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21" style:parent-style-name="DefaultParagraphFont" style:family="text">
      <style:text-properties style:font-name-asian="Times New Roman" style:font-name-complex="Times New Roman" fo:color="#000000" fo:font-size="8.5pt" style:font-size-asian="8.5pt" style:font-size-complex="8.5pt"/>
    </style:style>
    <style:style style:name="T10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23" style:parent-style-name="DefaultParagraphFont" style:family="text">
      <style:text-properties style:font-name-asian="Times New Roman" style:font-name-complex="Times New Roman" fo:color="#000000" fo:font-size="8.5pt" style:font-size-asian="8.5pt" style:font-size-complex="8.5pt"/>
    </style:style>
    <style:style style:name="T102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25" style:parent-style-name="DefaultParagraphFont" style:family="text">
      <style:text-properties style:font-name-asian="Times New Roman" style:font-name-complex="Times New Roman" fo:color="#000000" fo:font-size="8.5pt" style:font-size-asian="8.5pt" style:font-size-complex="8.5pt"/>
    </style:style>
    <style:style style:name="T10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27" style:parent-style-name="DefaultParagraphFont" style:family="text">
      <style:text-properties style:font-name-asian="Times New Roman" style:font-name-complex="Times New Roman" fo:color="#000000" fo:font-size="8.5pt" style:font-size-asian="8.5pt" style:font-size-complex="8.5pt"/>
    </style:style>
    <style:style style:name="T10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29" style:parent-style-name="DefaultParagraphFont" style:family="text">
      <style:text-properties style:font-name-asian="Times New Roman" style:font-name-complex="Times New Roman" fo:color="#000000" fo:font-size="8.5pt" style:font-size-asian="8.5pt" style:font-size-complex="8.5pt"/>
    </style:style>
    <style:style style:name="T10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31" style:parent-style-name="DefaultParagraphFont" style:family="text">
      <style:text-properties style:font-name-asian="Times New Roman" style:font-name-complex="Times New Roman" fo:color="#000000" fo:font-size="8.5pt" style:font-size-asian="8.5pt" style:font-size-complex="8.5pt"/>
    </style:style>
    <style:style style:name="T10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33" style:parent-style-name="DefaultParagraphFont" style:family="text">
      <style:text-properties style:font-name-asian="Times New Roman" style:font-name-complex="Times New Roman" fo:color="#000000" fo:font-size="8.5pt" style:font-size-asian="8.5pt" style:font-size-complex="8.5pt"/>
    </style:style>
    <style:style style:name="T10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35" style:parent-style-name="DefaultParagraphFont" style:family="text">
      <style:text-properties style:font-name-asian="Times New Roman" style:font-name-complex="Times New Roman" fo:color="#000000" fo:font-size="8.5pt" style:font-size-asian="8.5pt" style:font-size-complex="8.5pt"/>
    </style:style>
    <style:style style:name="T10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37" style:parent-style-name="DefaultParagraphFont" style:family="text">
      <style:text-properties style:font-name-asian="Times New Roman" style:font-name-complex="Times New Roman" fo:color="#000000" fo:font-size="8.5pt" style:font-size-asian="8.5pt" style:font-size-complex="8.5pt"/>
    </style:style>
    <style:style style:name="T10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39" style:parent-style-name="DefaultParagraphFont" style:family="text">
      <style:text-properties style:font-name-asian="Times New Roman" style:font-name-complex="Times New Roman" fo:color="#000000" fo:font-size="8.5pt" style:font-size-asian="8.5pt" style:font-size-complex="8.5pt"/>
    </style:style>
    <style:style style:name="T10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41" style:parent-style-name="DefaultParagraphFont" style:family="text">
      <style:text-properties style:font-name-asian="Times New Roman" style:font-name-complex="Times New Roman" fo:color="#000000" fo:font-size="8.5pt" style:font-size-asian="8.5pt" style:font-size-complex="8.5pt"/>
    </style:style>
    <style:style style:name="T10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43" style:parent-style-name="DefaultParagraphFont" style:family="text">
      <style:text-properties style:font-name-asian="Times New Roman" style:font-name-complex="Times New Roman" fo:color="#000000" fo:font-size="8.5pt" style:font-size-asian="8.5pt" style:font-size-complex="8.5pt"/>
    </style:style>
    <style:style style:name="T10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45" style:parent-style-name="DefaultParagraphFont" style:family="text">
      <style:text-properties style:font-name-asian="Times New Roman" style:font-name-complex="Times New Roman" fo:color="#000000" fo:font-size="8.5pt" style:font-size-asian="8.5pt" style:font-size-complex="8.5pt"/>
    </style:style>
    <style:style style:name="T10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47" style:parent-style-name="DefaultParagraphFont" style:family="text">
      <style:text-properties style:font-name-asian="Times New Roman" style:font-name-complex="Times New Roman" fo:color="#000000" fo:font-size="8.5pt" style:font-size-asian="8.5pt" style:font-size-complex="8.5pt"/>
    </style:style>
    <style:style style:name="T10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49" style:parent-style-name="DefaultParagraphFont" style:family="text">
      <style:text-properties style:font-name-asian="Times New Roman" style:font-name-complex="Times New Roman" fo:color="#000000" fo:font-size="8.5pt" style:font-size-asian="8.5pt" style:font-size-complex="8.5pt"/>
    </style:style>
    <style:style style:name="T10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51" style:parent-style-name="DefaultParagraphFont" style:family="text">
      <style:text-properties style:font-name-asian="Times New Roman" style:font-name-complex="Times New Roman" fo:color="#000000" fo:font-size="8.5pt" style:font-size-asian="8.5pt" style:font-size-complex="8.5pt"/>
    </style:style>
    <style:style style:name="T10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53" style:parent-style-name="DefaultParagraphFont" style:family="text">
      <style:text-properties style:font-name-asian="Times New Roman" style:font-name-complex="Times New Roman" fo:color="#000000" fo:font-size="8.5pt" style:font-size-asian="8.5pt" style:font-size-complex="8.5pt"/>
    </style:style>
    <style:style style:name="T10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55" style:parent-style-name="DefaultParagraphFont" style:family="text">
      <style:text-properties style:font-name-asian="Times New Roman" style:font-name-complex="Times New Roman" fo:color="#000000" fo:font-size="8.5pt" style:font-size-asian="8.5pt" style:font-size-complex="8.5pt"/>
    </style:style>
    <style:style style:name="T10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57" style:parent-style-name="DefaultParagraphFont" style:family="text">
      <style:text-properties style:font-name-asian="Times New Roman" style:font-name-complex="Times New Roman" fo:color="#000000" fo:font-size="8.5pt" style:font-size-asian="8.5pt" style:font-size-complex="8.5pt"/>
    </style:style>
    <style:style style:name="T10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59" style:parent-style-name="DefaultParagraphFont" style:family="text">
      <style:text-properties style:font-name-asian="Times New Roman" style:font-name-complex="Times New Roman" fo:color="#000000" fo:font-size="8.5pt" style:font-size-asian="8.5pt" style:font-size-complex="8.5pt"/>
    </style:style>
    <style:style style:name="T10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61" style:parent-style-name="DefaultParagraphFont" style:family="text">
      <style:text-properties style:font-name-asian="Times New Roman" style:font-name-complex="Times New Roman" fo:color="#000000" fo:font-size="8.5pt" style:font-size-asian="8.5pt" style:font-size-complex="8.5pt"/>
    </style:style>
    <style:style style:name="T10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63" style:parent-style-name="DefaultParagraphFont" style:family="text">
      <style:text-properties style:font-name-asian="Times New Roman" style:font-name-complex="Times New Roman" fo:color="#000000" fo:font-size="8.5pt" style:font-size-asian="8.5pt" style:font-size-complex="8.5pt"/>
    </style:style>
    <style:style style:name="T10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65" style:parent-style-name="DefaultParagraphFont" style:family="text">
      <style:text-properties style:font-name-asian="Times New Roman" style:font-name-complex="Times New Roman" fo:color="#000000" fo:font-size="8.5pt" style:font-size-asian="8.5pt" style:font-size-complex="8.5pt"/>
    </style:style>
    <style:style style:name="T106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67" style:parent-style-name="DefaultParagraphFont" style:family="text">
      <style:text-properties style:font-name-asian="Times New Roman" style:font-name-complex="Times New Roman" fo:color="#000000" fo:font-size="8.5pt" style:font-size-asian="8.5pt" style:font-size-complex="8.5pt"/>
    </style:style>
    <style:style style:name="T10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69" style:parent-style-name="DefaultParagraphFont" style:family="text">
      <style:text-properties style:font-name-asian="Times New Roman" style:font-name-complex="Times New Roman" fo:color="#000000" fo:font-size="8.5pt" style:font-size-asian="8.5pt" style:font-size-complex="8.5pt"/>
    </style:style>
    <style:style style:name="T10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71" style:parent-style-name="DefaultParagraphFont" style:family="text">
      <style:text-properties style:font-name-asian="Times New Roman" style:font-name-complex="Times New Roman" fo:color="#000000" fo:font-size="8.5pt" style:font-size-asian="8.5pt" style:font-size-complex="8.5pt"/>
    </style:style>
    <style:style style:name="T10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73" style:parent-style-name="DefaultParagraphFont" style:family="text">
      <style:text-properties style:font-name-asian="Times New Roman" style:font-name-complex="Times New Roman" fo:color="#000000" fo:font-size="8.5pt" style:font-size-asian="8.5pt" style:font-size-complex="8.5pt"/>
    </style:style>
    <style:style style:name="T107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75" style:parent-style-name="DefaultParagraphFont" style:family="text">
      <style:text-properties style:font-name-asian="Times New Roman" style:font-name-complex="Times New Roman" fo:color="#000000" fo:font-size="8.5pt" style:font-size-asian="8.5pt" style:font-size-complex="8.5pt"/>
    </style:style>
    <style:style style:name="T10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77" style:parent-style-name="DefaultParagraphFont" style:family="text">
      <style:text-properties style:font-name-asian="Times New Roman" style:font-name-complex="Times New Roman" fo:color="#000000" fo:font-size="8.5pt" style:font-size-asian="8.5pt" style:font-size-complex="8.5pt"/>
    </style:style>
    <style:style style:name="T10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79" style:parent-style-name="DefaultParagraphFont" style:family="text">
      <style:text-properties style:font-name-asian="Times New Roman" style:font-name-complex="Times New Roman" fo:color="#000000" fo:font-size="8.5pt" style:font-size-asian="8.5pt" style:font-size-complex="8.5pt"/>
    </style:style>
    <style:style style:name="T108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81" style:parent-style-name="DefaultParagraphFont" style:family="text">
      <style:text-properties style:font-name-asian="Times New Roman" style:font-name-complex="Times New Roman" fo:color="#000000" fo:font-size="8.5pt" style:font-size-asian="8.5pt" style:font-size-complex="8.5pt"/>
    </style:style>
    <style:style style:name="T10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83" style:parent-style-name="DefaultParagraphFont" style:family="text">
      <style:text-properties style:font-name-asian="Times New Roman" style:font-name-complex="Times New Roman" fo:color="#000000" fo:font-size="8.5pt" style:font-size-asian="8.5pt" style:font-size-complex="8.5pt"/>
    </style:style>
    <style:style style:name="T10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85" style:parent-style-name="DefaultParagraphFont" style:family="text">
      <style:text-properties style:font-name-asian="Times New Roman" style:font-name-complex="Times New Roman" fo:color="#000000" fo:font-size="8.5pt" style:font-size-asian="8.5pt" style:font-size-complex="8.5pt"/>
    </style:style>
    <style:style style:name="T108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87" style:parent-style-name="DefaultParagraphFont" style:family="text">
      <style:text-properties style:font-name-asian="Times New Roman" style:font-name-complex="Times New Roman" fo:color="#000000" fo:font-size="8.5pt" style:font-size-asian="8.5pt" style:font-size-complex="8.5pt"/>
    </style:style>
    <style:style style:name="T10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89" style:parent-style-name="DefaultParagraphFont" style:family="text">
      <style:text-properties style:font-name-asian="Times New Roman" style:font-name-complex="Times New Roman" fo:color="#000000" fo:font-size="8.5pt" style:font-size-asian="8.5pt" style:font-size-complex="8.5pt"/>
    </style:style>
    <style:style style:name="P1090"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091" style:parent-style-name="Standard11" style:family="paragraph">
      <style:paragraph-properties style:text-autospace="none" fo:margin-top="0.0208in" fo:margin-right="0.0312in"/>
    </style:style>
    <style:style style:name="T10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93" style:parent-style-name="DefaultParagraphFont" style:family="text">
      <style:text-properties style:font-name-asian="Times New Roman" style:font-name-complex="Times New Roman" fo:color="#000000" fo:font-size="8.5pt" style:font-size-asian="8.5pt" style:font-size-complex="8.5pt"/>
    </style:style>
    <style:style style:name="T10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95" style:parent-style-name="DefaultParagraphFont" style:family="text">
      <style:text-properties style:font-name-asian="Times New Roman" style:font-name-complex="Times New Roman" fo:color="#000000" fo:font-size="8.5pt" style:font-size-asian="8.5pt" style:font-size-complex="8.5pt"/>
    </style:style>
    <style:style style:name="T109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097" style:parent-style-name="DefaultParagraphFont" style:family="text">
      <style:text-properties style:font-name-asian="Times New Roman" style:font-name-complex="Times New Roman" fo:color="#000000" fo:font-size="8.5pt" style:font-size-asian="8.5pt" style:font-size-complex="8.5pt"/>
    </style:style>
    <style:style style:name="T10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099" style:parent-style-name="DefaultParagraphFont" style:family="text">
      <style:text-properties style:font-name-asian="Times New Roman" style:font-name-complex="Times New Roman" fo:color="#000000" fo:font-size="8.5pt" style:font-size-asian="8.5pt" style:font-size-complex="8.5pt"/>
    </style:style>
    <style:style style:name="T11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01" style:parent-style-name="DefaultParagraphFont" style:family="text">
      <style:text-properties style:font-name-asian="Times New Roman" style:font-name-complex="Times New Roman" fo:color="#000000" fo:font-size="8.5pt" style:font-size-asian="8.5pt" style:font-size-complex="8.5pt"/>
    </style:style>
    <style:style style:name="T11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03" style:parent-style-name="DefaultParagraphFont" style:family="text">
      <style:text-properties style:font-name-asian="Times New Roman" style:font-name-complex="Times New Roman" fo:color="#000000" fo:font-size="8.5pt" style:font-size-asian="8.5pt" style:font-size-complex="8.5pt"/>
    </style:style>
    <style:style style:name="T11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05" style:parent-style-name="DefaultParagraphFont" style:family="text">
      <style:text-properties style:font-name-asian="Times New Roman" style:font-name-complex="Times New Roman" fo:color="#000000" fo:font-size="8.5pt" style:font-size-asian="8.5pt" style:font-size-complex="8.5pt"/>
    </style:style>
    <style:style style:name="T11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07" style:parent-style-name="DefaultParagraphFont" style:family="text">
      <style:text-properties style:font-name-asian="Times New Roman" style:font-name-complex="Times New Roman" fo:color="#000000" fo:font-size="8.5pt" style:font-size-asian="8.5pt" style:font-size-complex="8.5pt"/>
    </style:style>
    <style:style style:name="T11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09" style:parent-style-name="DefaultParagraphFont" style:family="text">
      <style:text-properties style:font-name-asian="Times New Roman" style:font-name-complex="Times New Roman" fo:color="#000000" fo:font-size="8.5pt" style:font-size-asian="8.5pt" style:font-size-complex="8.5pt"/>
    </style:style>
    <style:style style:name="T11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11" style:parent-style-name="DefaultParagraphFont" style:family="text">
      <style:text-properties style:font-name-asian="Times New Roman" style:font-name-complex="Times New Roman" fo:color="#000000" fo:font-size="8.5pt" style:font-size-asian="8.5pt" style:font-size-complex="8.5pt"/>
    </style:style>
    <style:style style:name="T11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13" style:parent-style-name="DefaultParagraphFont" style:family="text">
      <style:text-properties style:font-name-asian="Times New Roman" style:font-name-complex="Times New Roman" fo:color="#000000" fo:font-size="8.5pt" style:font-size-asian="8.5pt" style:font-size-complex="8.5pt"/>
    </style:style>
    <style:style style:name="T11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15" style:parent-style-name="DefaultParagraphFont" style:family="text">
      <style:text-properties style:font-name-asian="Times New Roman" style:font-name-complex="Times New Roman" fo:color="#000000" fo:font-size="8.5pt" style:font-size-asian="8.5pt" style:font-size-complex="8.5pt"/>
    </style:style>
    <style:style style:name="T11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17" style:parent-style-name="DefaultParagraphFont" style:family="text">
      <style:text-properties style:font-name-asian="Times New Roman" style:font-name-complex="Times New Roman" fo:color="#000000" fo:font-size="8.5pt" style:font-size-asian="8.5pt" style:font-size-complex="8.5pt"/>
    </style:style>
    <style:style style:name="T11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19" style:parent-style-name="DefaultParagraphFont" style:family="text">
      <style:text-properties style:font-name-asian="Times New Roman" style:font-name-complex="Times New Roman" fo:color="#000000" fo:font-size="8.5pt" style:font-size-asian="8.5pt" style:font-size-complex="8.5pt"/>
    </style:style>
    <style:style style:name="T11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21" style:parent-style-name="DefaultParagraphFont" style:family="text">
      <style:text-properties style:font-name-asian="Times New Roman" style:font-name-complex="Times New Roman" fo:color="#000000" fo:font-size="8.5pt" style:font-size-asian="8.5pt" style:font-size-complex="8.5pt"/>
    </style:style>
    <style:style style:name="T11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23" style:parent-style-name="DefaultParagraphFont" style:family="text">
      <style:text-properties style:font-name-asian="Times New Roman" style:font-name-complex="Times New Roman" fo:color="#000000" fo:font-size="8.5pt" style:font-size-asian="8.5pt" style:font-size-complex="8.5pt"/>
    </style:style>
    <style:style style:name="T11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25" style:parent-style-name="DefaultParagraphFont" style:family="text">
      <style:text-properties style:font-name-asian="Times New Roman" style:font-name-complex="Times New Roman" fo:color="#000000" fo:font-size="8.5pt" style:font-size-asian="8.5pt" style:font-size-complex="8.5pt"/>
    </style:style>
    <style:style style:name="T11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27" style:parent-style-name="DefaultParagraphFont" style:family="text">
      <style:text-properties style:font-name-asian="Times New Roman" style:font-name-complex="Times New Roman" fo:color="#000000" fo:font-size="8.5pt" style:font-size-asian="8.5pt" style:font-size-complex="8.5pt"/>
    </style:style>
    <style:style style:name="T11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29" style:parent-style-name="DefaultParagraphFont" style:family="text">
      <style:text-properties style:font-name-asian="Times New Roman" style:font-name-complex="Times New Roman" fo:color="#000000" fo:font-size="8.5pt" style:font-size-asian="8.5pt" style:font-size-complex="8.5pt"/>
    </style:style>
    <style:style style:name="T11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31" style:parent-style-name="DefaultParagraphFont" style:family="text">
      <style:text-properties style:font-name-asian="Times New Roman" style:font-name-complex="Times New Roman" fo:color="#000000" fo:font-size="8.5pt" style:font-size-asian="8.5pt" style:font-size-complex="8.5pt"/>
    </style:style>
    <style:style style:name="T11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33" style:parent-style-name="DefaultParagraphFont" style:family="text">
      <style:text-properties style:font-name-asian="Times New Roman" style:font-name-complex="Times New Roman" fo:color="#000000" fo:font-size="8.5pt" style:font-size-asian="8.5pt" style:font-size-complex="8.5pt"/>
    </style:style>
    <style:style style:name="T11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35" style:parent-style-name="DefaultParagraphFont" style:family="text">
      <style:text-properties style:font-name-asian="Times New Roman" style:font-name-complex="Times New Roman" fo:color="#000000" fo:font-size="8.5pt" style:font-size-asian="8.5pt" style:font-size-complex="8.5pt"/>
    </style:style>
    <style:style style:name="T11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37" style:parent-style-name="DefaultParagraphFont" style:family="text">
      <style:text-properties style:font-name-asian="Times New Roman" style:font-name-complex="Times New Roman" fo:color="#000000" fo:font-size="8.5pt" style:font-size-asian="8.5pt" style:font-size-complex="8.5pt"/>
    </style:style>
    <style:style style:name="T11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39" style:parent-style-name="DefaultParagraphFont" style:family="text">
      <style:text-properties style:font-name-asian="Times New Roman" style:font-name-complex="Times New Roman" fo:color="#000000" fo:font-size="8.5pt" style:font-size-asian="8.5pt" style:font-size-complex="8.5pt"/>
    </style:style>
    <style:style style:name="T11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41" style:parent-style-name="DefaultParagraphFont" style:family="text">
      <style:text-properties style:font-name-asian="Times New Roman" style:font-name-complex="Times New Roman" fo:color="#000000" fo:font-size="8.5pt" style:font-size-asian="8.5pt" style:font-size-complex="8.5pt"/>
    </style:style>
    <style:style style:name="T11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43" style:parent-style-name="DefaultParagraphFont" style:family="text">
      <style:text-properties style:font-name-asian="Times New Roman" style:font-name-complex="Times New Roman" fo:color="#000000" fo:font-size="8.5pt" style:font-size-asian="8.5pt" style:font-size-complex="8.5pt"/>
    </style:style>
    <style:style style:name="T11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45" style:parent-style-name="DefaultParagraphFont" style:family="text">
      <style:text-properties style:font-name-asian="Times New Roman" style:font-name-complex="Times New Roman" fo:color="#000000" fo:font-size="8.5pt" style:font-size-asian="8.5pt" style:font-size-complex="8.5pt"/>
    </style:style>
    <style:style style:name="T11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47" style:parent-style-name="DefaultParagraphFont" style:family="text">
      <style:text-properties style:font-name-asian="Times New Roman" style:font-name-complex="Times New Roman" fo:color="#000000" fo:font-size="8.5pt" style:font-size-asian="8.5pt" style:font-size-complex="8.5pt"/>
    </style:style>
    <style:style style:name="T11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49" style:parent-style-name="DefaultParagraphFont" style:family="text">
      <style:text-properties style:font-name-asian="Times New Roman" style:font-name-complex="Times New Roman" fo:color="#000000" fo:font-size="8.5pt" style:font-size-asian="8.5pt" style:font-size-complex="8.5pt"/>
    </style:style>
    <style:style style:name="T11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51" style:parent-style-name="DefaultParagraphFont" style:family="text">
      <style:text-properties style:font-name-asian="Times New Roman" style:font-name-complex="Times New Roman" fo:color="#000000" fo:font-size="8.5pt" style:font-size-asian="8.5pt" style:font-size-complex="8.5pt"/>
    </style:style>
    <style:style style:name="T11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53" style:parent-style-name="DefaultParagraphFont" style:family="text">
      <style:text-properties style:font-name-asian="Times New Roman" style:font-name-complex="Times New Roman" fo:color="#000000" fo:font-size="8.5pt" style:font-size-asian="8.5pt" style:font-size-complex="8.5pt"/>
    </style:style>
    <style:style style:name="T11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55" style:parent-style-name="DefaultParagraphFont" style:family="text">
      <style:text-properties style:font-name-asian="Times New Roman" style:font-name-complex="Times New Roman" fo:color="#000000" fo:font-size="8.5pt" style:font-size-asian="8.5pt" style:font-size-complex="8.5pt"/>
    </style:style>
    <style:style style:name="T11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57" style:parent-style-name="DefaultParagraphFont" style:family="text">
      <style:text-properties style:font-name-asian="Times New Roman" style:font-name-complex="Times New Roman" fo:color="#000000" fo:font-size="8.5pt" style:font-size-asian="8.5pt" style:font-size-complex="8.5pt"/>
    </style:style>
    <style:style style:name="T11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59" style:parent-style-name="DefaultParagraphFont" style:family="text">
      <style:text-properties style:font-name-asian="Times New Roman" style:font-name-complex="Times New Roman" fo:color="#000000" fo:font-size="8.5pt" style:font-size-asian="8.5pt" style:font-size-complex="8.5pt"/>
    </style:style>
    <style:style style:name="T11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61" style:parent-style-name="DefaultParagraphFont" style:family="text">
      <style:text-properties style:font-name-asian="Times New Roman" style:font-name-complex="Times New Roman" fo:color="#000000" fo:font-size="8.5pt" style:font-size-asian="8.5pt" style:font-size-complex="8.5pt"/>
    </style:style>
    <style:style style:name="T11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63" style:parent-style-name="DefaultParagraphFont" style:family="text">
      <style:text-properties style:font-name-asian="Times New Roman" style:font-name-complex="Times New Roman" fo:color="#000000" fo:font-size="8.5pt" style:font-size-asian="8.5pt" style:font-size-complex="8.5pt"/>
    </style:style>
    <style:style style:name="T11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65" style:parent-style-name="DefaultParagraphFont" style:family="text">
      <style:text-properties style:font-name-asian="Times New Roman" style:font-name-complex="Times New Roman" fo:color="#000000" fo:font-size="8.5pt" style:font-size-asian="8.5pt" style:font-size-complex="8.5pt"/>
    </style:style>
    <style:style style:name="T11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67" style:parent-style-name="DefaultParagraphFont" style:family="text">
      <style:text-properties style:font-name-asian="Times New Roman" style:font-name-complex="Times New Roman" fo:color="#000000" fo:font-size="8.5pt" style:font-size-asian="8.5pt" style:font-size-complex="8.5pt"/>
    </style:style>
    <style:style style:name="T116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169" style:parent-style-name="DefaultParagraphFont" style:family="text">
      <style:text-properties style:font-name-asian="Times New Roman" style:font-name-complex="Times New Roman" fo:color="#000000" fo:font-size="8.5pt" style:font-size-asian="8.5pt" style:font-size-complex="8.5pt"/>
    </style:style>
    <style:style style:name="T11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71" style:parent-style-name="DefaultParagraphFont" style:family="text">
      <style:text-properties style:font-name-asian="Times New Roman" style:font-name-complex="Times New Roman" fo:color="#000000" fo:font-size="8.5pt" style:font-size-asian="8.5pt" style:font-size-complex="8.5pt"/>
    </style:style>
    <style:style style:name="P1172"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173" style:parent-style-name="Standard11" style:family="paragraph">
      <style:paragraph-properties style:text-autospace="none" fo:margin-top="0.0208in" fo:margin-right="0.0312in"/>
    </style:style>
    <style:style style:name="T11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75" style:parent-style-name="DefaultParagraphFont" style:family="text">
      <style:text-properties style:font-name-asian="Times New Roman" style:font-name-complex="Times New Roman" fo:color="#000000" fo:font-size="8.5pt" style:font-size-asian="8.5pt" style:font-size-complex="8.5pt"/>
    </style:style>
    <style:style style:name="T11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77" style:parent-style-name="DefaultParagraphFont" style:family="text">
      <style:text-properties style:font-name-asian="Times New Roman" style:font-name-complex="Times New Roman" fo:color="#000000" fo:font-size="8.5pt" style:font-size-asian="8.5pt" style:font-size-complex="8.5pt"/>
    </style:style>
    <style:style style:name="T11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79" style:parent-style-name="DefaultParagraphFont" style:family="text">
      <style:text-properties style:font-name-asian="Times New Roman" style:font-name-complex="Times New Roman" fo:color="#000000" fo:font-size="8.5pt" style:font-size-asian="8.5pt" style:font-size-complex="8.5pt"/>
    </style:style>
    <style:style style:name="T11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81" style:parent-style-name="DefaultParagraphFont" style:family="text">
      <style:text-properties style:font-name-asian="Times New Roman" style:font-name-complex="Times New Roman" fo:color="#000000" fo:font-size="8.5pt" style:font-size-asian="8.5pt" style:font-size-complex="8.5pt"/>
    </style:style>
    <style:style style:name="T118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183" style:parent-style-name="DefaultParagraphFont" style:family="text">
      <style:text-properties style:font-name-asian="Times New Roman" style:font-name-complex="Times New Roman" fo:color="#000000" fo:font-size="8.5pt" style:font-size-asian="8.5pt" style:font-size-complex="8.5pt"/>
    </style:style>
    <style:style style:name="T11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85" style:parent-style-name="DefaultParagraphFont" style:family="text">
      <style:text-properties style:font-name-asian="Times New Roman" style:font-name-complex="Times New Roman" fo:color="#000000" fo:font-size="8.5pt" style:font-size-asian="8.5pt" style:font-size-complex="8.5pt"/>
    </style:style>
    <style:style style:name="T11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87" style:parent-style-name="DefaultParagraphFont" style:family="text">
      <style:text-properties style:font-name-asian="Times New Roman" style:font-name-complex="Times New Roman" fo:color="#000000" fo:font-size="8.5pt" style:font-size-asian="8.5pt" style:font-size-complex="8.5pt"/>
    </style:style>
    <style:style style:name="T11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89" style:parent-style-name="DefaultParagraphFont" style:family="text">
      <style:text-properties style:font-name-asian="Times New Roman" style:font-name-complex="Times New Roman" fo:color="#000000" fo:font-size="8.5pt" style:font-size-asian="8.5pt" style:font-size-complex="8.5pt"/>
    </style:style>
    <style:style style:name="T11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91" style:parent-style-name="DefaultParagraphFont" style:family="text">
      <style:text-properties style:font-name-asian="Times New Roman" style:font-name-complex="Times New Roman" fo:color="#000000" fo:font-size="8.5pt" style:font-size-asian="8.5pt" style:font-size-complex="8.5pt"/>
    </style:style>
    <style:style style:name="T11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93" style:parent-style-name="DefaultParagraphFont" style:family="text">
      <style:text-properties style:font-name-asian="Times New Roman" style:font-name-complex="Times New Roman" fo:color="#000000" fo:font-size="8.5pt" style:font-size-asian="8.5pt" style:font-size-complex="8.5pt"/>
    </style:style>
    <style:style style:name="T11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95" style:parent-style-name="DefaultParagraphFont" style:family="text">
      <style:text-properties style:font-name-asian="Times New Roman" style:font-name-complex="Times New Roman" fo:color="#000000" fo:font-size="8.5pt" style:font-size-asian="8.5pt" style:font-size-complex="8.5pt"/>
    </style:style>
    <style:style style:name="T119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197" style:parent-style-name="DefaultParagraphFont" style:family="text">
      <style:text-properties style:font-name-asian="Times New Roman" style:font-name-complex="Times New Roman" fo:color="#000000" fo:font-size="8.5pt" style:font-size-asian="8.5pt" style:font-size-complex="8.5pt"/>
    </style:style>
    <style:style style:name="T11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199" style:parent-style-name="DefaultParagraphFont" style:family="text">
      <style:text-properties style:font-name-asian="Times New Roman" style:font-name-complex="Times New Roman" fo:color="#000000" fo:font-size="8.5pt" style:font-size-asian="8.5pt" style:font-size-complex="8.5pt"/>
    </style:style>
    <style:style style:name="T12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01" style:parent-style-name="DefaultParagraphFont" style:family="text">
      <style:text-properties style:font-name-asian="Times New Roman" style:font-name-complex="Times New Roman" fo:color="#000000" fo:font-size="8.5pt" style:font-size-asian="8.5pt" style:font-size-complex="8.5pt"/>
    </style:style>
    <style:style style:name="T12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03" style:parent-style-name="DefaultParagraphFont" style:family="text">
      <style:text-properties style:font-name-asian="Times New Roman" style:font-name-complex="Times New Roman" fo:color="#000000" fo:font-size="8.5pt" style:font-size-asian="8.5pt" style:font-size-complex="8.5pt"/>
    </style:style>
    <style:style style:name="T12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05" style:parent-style-name="DefaultParagraphFont" style:family="text">
      <style:text-properties style:font-name-asian="Times New Roman" style:font-name-complex="Times New Roman" fo:color="#000000" fo:font-size="8.5pt" style:font-size-asian="8.5pt" style:font-size-complex="8.5pt"/>
    </style:style>
    <style:style style:name="T12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07" style:parent-style-name="DefaultParagraphFont" style:family="text">
      <style:text-properties style:font-name-asian="Times New Roman" style:font-name-complex="Times New Roman" fo:color="#000000" fo:font-size="8.5pt" style:font-size-asian="8.5pt" style:font-size-complex="8.5pt"/>
    </style:style>
    <style:style style:name="T12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09" style:parent-style-name="DefaultParagraphFont" style:family="text">
      <style:text-properties style:font-name-asian="Times New Roman" style:font-name-complex="Times New Roman" fo:color="#000000" fo:font-size="8.5pt" style:font-size-asian="8.5pt" style:font-size-complex="8.5pt"/>
    </style:style>
    <style:style style:name="T12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11" style:parent-style-name="DefaultParagraphFont" style:family="text">
      <style:text-properties style:font-name-asian="Times New Roman" style:font-name-complex="Times New Roman" fo:color="#000000" fo:font-size="8.5pt" style:font-size-asian="8.5pt" style:font-size-complex="8.5pt"/>
    </style:style>
    <style:style style:name="T12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13" style:parent-style-name="DefaultParagraphFont" style:family="text">
      <style:text-properties style:font-name-asian="Times New Roman" style:font-name-complex="Times New Roman" fo:color="#000000" fo:font-size="8.5pt" style:font-size-asian="8.5pt" style:font-size-complex="8.5pt"/>
    </style:style>
    <style:style style:name="P1214"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215" style:parent-style-name="Standard11" style:family="paragraph">
      <style:paragraph-properties style:text-autospace="none" fo:margin-top="0.0208in" fo:margin-right="0.0312in"/>
    </style:style>
    <style:style style:name="T12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17" style:parent-style-name="DefaultParagraphFont" style:family="text">
      <style:text-properties style:font-name-asian="Times New Roman" style:font-name-complex="Times New Roman" fo:color="#000000" fo:font-size="8.5pt" style:font-size-asian="8.5pt" style:font-size-complex="8.5pt"/>
    </style:style>
    <style:style style:name="T12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19" style:parent-style-name="DefaultParagraphFont" style:family="text">
      <style:text-properties style:font-name-asian="Times New Roman" style:font-name-complex="Times New Roman" fo:color="#000000" fo:font-size="8.5pt" style:font-size-asian="8.5pt" style:font-size-complex="8.5pt"/>
    </style:style>
    <style:style style:name="T12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21" style:parent-style-name="DefaultParagraphFont" style:family="text">
      <style:text-properties style:font-name-asian="Times New Roman" style:font-name-complex="Times New Roman" fo:color="#000000" fo:font-size="8.5pt" style:font-size-asian="8.5pt" style:font-size-complex="8.5pt"/>
    </style:style>
    <style:style style:name="T12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23" style:parent-style-name="DefaultParagraphFont" style:family="text">
      <style:text-properties style:font-name-asian="Times New Roman" style:font-name-complex="Times New Roman" fo:color="#000000" fo:font-size="8.5pt" style:font-size-asian="8.5pt" style:font-size-complex="8.5pt"/>
    </style:style>
    <style:style style:name="T12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25" style:parent-style-name="DefaultParagraphFont" style:family="text">
      <style:text-properties style:font-name-asian="Times New Roman" style:font-name-complex="Times New Roman" fo:color="#000000" fo:font-size="8.5pt" style:font-size-asian="8.5pt" style:font-size-complex="8.5pt"/>
    </style:style>
    <style:style style:name="T12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27" style:parent-style-name="DefaultParagraphFont" style:family="text">
      <style:text-properties style:font-name-asian="Times New Roman" style:font-name-complex="Times New Roman" fo:color="#000000" fo:font-size="8.5pt" style:font-size-asian="8.5pt" style:font-size-complex="8.5pt"/>
    </style:style>
    <style:style style:name="T12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29" style:parent-style-name="DefaultParagraphFont" style:family="text">
      <style:text-properties style:font-name-asian="Times New Roman" style:font-name-complex="Times New Roman" fo:color="#000000" fo:font-size="8.5pt" style:font-size-asian="8.5pt" style:font-size-complex="8.5pt"/>
    </style:style>
    <style:style style:name="T12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31" style:parent-style-name="DefaultParagraphFont" style:family="text">
      <style:text-properties style:font-name-asian="Times New Roman" style:font-name-complex="Times New Roman" fo:color="#000000" fo:font-size="8.5pt" style:font-size-asian="8.5pt" style:font-size-complex="8.5pt"/>
    </style:style>
    <style:style style:name="T12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33" style:parent-style-name="DefaultParagraphFont" style:family="text">
      <style:text-properties style:font-name-asian="Times New Roman" style:font-name-complex="Times New Roman" fo:color="#000000" fo:font-size="8.5pt" style:font-size-asian="8.5pt" style:font-size-complex="8.5pt"/>
    </style:style>
    <style:style style:name="T12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35" style:parent-style-name="DefaultParagraphFont" style:family="text">
      <style:text-properties style:font-name-asian="Times New Roman" style:font-name-complex="Times New Roman" fo:color="#000000" fo:font-size="8.5pt" style:font-size-asian="8.5pt" style:font-size-complex="8.5pt"/>
    </style:style>
    <style:style style:name="T12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37" style:parent-style-name="DefaultParagraphFont" style:family="text">
      <style:text-properties style:font-name-asian="Times New Roman" style:font-name-complex="Times New Roman" fo:color="#000000" fo:font-size="8.5pt" style:font-size-asian="8.5pt" style:font-size-complex="8.5pt"/>
    </style:style>
    <style:style style:name="T12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39" style:parent-style-name="DefaultParagraphFont" style:family="text">
      <style:text-properties style:font-name-asian="Times New Roman" style:font-name-complex="Times New Roman" fo:color="#000000" fo:font-size="8.5pt" style:font-size-asian="8.5pt" style:font-size-complex="8.5pt"/>
    </style:style>
    <style:style style:name="T12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41" style:parent-style-name="DefaultParagraphFont" style:family="text">
      <style:text-properties style:font-name-asian="Times New Roman" style:font-name-complex="Times New Roman" fo:color="#000000" fo:font-size="8.5pt" style:font-size-asian="8.5pt" style:font-size-complex="8.5pt"/>
    </style:style>
    <style:style style:name="T12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43" style:parent-style-name="DefaultParagraphFont" style:family="text">
      <style:text-properties style:font-name-asian="Times New Roman" style:font-name-complex="Times New Roman" fo:color="#000000" fo:font-size="8.5pt" style:font-size-asian="8.5pt" style:font-size-complex="8.5pt"/>
    </style:style>
    <style:style style:name="T124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245" style:parent-style-name="DefaultParagraphFont" style:family="text">
      <style:text-properties style:font-name-asian="Times New Roman" style:font-name-complex="Times New Roman" fo:color="#000000" fo:font-size="8.5pt" style:font-size-asian="8.5pt" style:font-size-complex="8.5pt"/>
    </style:style>
    <style:style style:name="T12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47" style:parent-style-name="DefaultParagraphFont" style:family="text">
      <style:text-properties style:font-name-asian="Times New Roman" style:font-name-complex="Times New Roman" fo:color="#000000" fo:font-size="8.5pt" style:font-size-asian="8.5pt" style:font-size-complex="8.5pt"/>
    </style:style>
    <style:style style:name="T12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49" style:parent-style-name="DefaultParagraphFont" style:family="text">
      <style:text-properties style:font-name-asian="Times New Roman" style:font-name-complex="Times New Roman" fo:color="#000000" fo:font-size="8.5pt" style:font-size-asian="8.5pt" style:font-size-complex="8.5pt"/>
    </style:style>
    <style:style style:name="T12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51" style:parent-style-name="DefaultParagraphFont" style:family="text">
      <style:text-properties style:font-name-asian="Times New Roman" style:font-name-complex="Times New Roman" fo:color="#000000" fo:font-size="8.5pt" style:font-size-asian="8.5pt" style:font-size-complex="8.5pt"/>
    </style:style>
    <style:style style:name="T12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53" style:parent-style-name="DefaultParagraphFont" style:family="text">
      <style:text-properties style:font-name-asian="Times New Roman" style:font-name-complex="Times New Roman" fo:color="#000000" fo:font-size="8.5pt" style:font-size-asian="8.5pt" style:font-size-complex="8.5pt"/>
    </style:style>
    <style:style style:name="T12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55" style:parent-style-name="DefaultParagraphFont" style:family="text">
      <style:text-properties style:font-name-asian="Times New Roman" style:font-name-complex="Times New Roman" fo:color="#000000" fo:font-size="8.5pt" style:font-size-asian="8.5pt" style:font-size-complex="8.5pt"/>
    </style:style>
    <style:style style:name="T12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57" style:parent-style-name="DefaultParagraphFont" style:family="text">
      <style:text-properties style:font-name-asian="Times New Roman" style:font-name-complex="Times New Roman" fo:color="#000000" fo:font-size="8.5pt" style:font-size-asian="8.5pt" style:font-size-complex="8.5pt"/>
    </style:style>
    <style:style style:name="T12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59" style:parent-style-name="DefaultParagraphFont" style:family="text">
      <style:text-properties style:font-name-asian="Times New Roman" style:font-name-complex="Times New Roman" fo:color="#000000" fo:font-size="8.5pt" style:font-size-asian="8.5pt" style:font-size-complex="8.5pt"/>
    </style:style>
    <style:style style:name="T12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61" style:parent-style-name="DefaultParagraphFont" style:family="text">
      <style:text-properties style:font-name-asian="Times New Roman" style:font-name-complex="Times New Roman" fo:color="#000000" fo:font-size="8.5pt" style:font-size-asian="8.5pt" style:font-size-complex="8.5pt"/>
    </style:style>
    <style:style style:name="T12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63" style:parent-style-name="DefaultParagraphFont" style:family="text">
      <style:text-properties style:font-name-asian="Times New Roman" style:font-name-complex="Times New Roman" fo:color="#000000" fo:font-size="8.5pt" style:font-size-asian="8.5pt" style:font-size-complex="8.5pt"/>
    </style:style>
    <style:style style:name="T12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65" style:parent-style-name="DefaultParagraphFont" style:family="text">
      <style:text-properties style:font-name-asian="Times New Roman" style:font-name-complex="Times New Roman" fo:color="#000000" fo:font-size="8.5pt" style:font-size-asian="8.5pt" style:font-size-complex="8.5pt"/>
    </style:style>
    <style:style style:name="T12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67" style:parent-style-name="DefaultParagraphFont" style:family="text">
      <style:text-properties style:font-name-asian="Times New Roman" style:font-name-complex="Times New Roman" fo:color="#000000" fo:font-size="8.5pt" style:font-size-asian="8.5pt" style:font-size-complex="8.5pt"/>
    </style:style>
    <style:style style:name="T12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69" style:parent-style-name="DefaultParagraphFont" style:family="text">
      <style:text-properties style:font-name-asian="Times New Roman" style:font-name-complex="Times New Roman" fo:color="#000000" fo:font-size="8.5pt" style:font-size-asian="8.5pt" style:font-size-complex="8.5pt"/>
    </style:style>
    <style:style style:name="T12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71" style:parent-style-name="DefaultParagraphFont" style:family="text">
      <style:text-properties style:font-name-asian="Times New Roman" style:font-name-complex="Times New Roman" fo:color="#000000" fo:font-size="8.5pt" style:font-size-asian="8.5pt" style:font-size-complex="8.5pt"/>
    </style:style>
    <style:style style:name="T12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73" style:parent-style-name="DefaultParagraphFont" style:family="text">
      <style:text-properties style:font-name-asian="Times New Roman" style:font-name-complex="Times New Roman" fo:color="#000000" fo:font-size="8.5pt" style:font-size-asian="8.5pt" style:font-size-complex="8.5pt"/>
    </style:style>
    <style:style style:name="T12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75" style:parent-style-name="DefaultParagraphFont" style:family="text">
      <style:text-properties style:font-name-asian="Times New Roman" style:font-name-complex="Times New Roman" fo:color="#000000" fo:font-size="8.5pt" style:font-size-asian="8.5pt" style:font-size-complex="8.5pt"/>
    </style:style>
    <style:style style:name="T12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77" style:parent-style-name="DefaultParagraphFont" style:family="text">
      <style:text-properties style:font-name-asian="Times New Roman" style:font-name-complex="Times New Roman" fo:color="#000000" fo:font-size="8.5pt" style:font-size-asian="8.5pt" style:font-size-complex="8.5pt"/>
    </style:style>
    <style:style style:name="T12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79" style:parent-style-name="DefaultParagraphFont" style:family="text">
      <style:text-properties style:font-name-asian="Times New Roman" style:font-name-complex="Times New Roman" fo:color="#000000" fo:font-size="8.5pt" style:font-size-asian="8.5pt" style:font-size-complex="8.5pt"/>
    </style:style>
    <style:style style:name="T12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81" style:parent-style-name="DefaultParagraphFont" style:family="text">
      <style:text-properties style:font-name-asian="Times New Roman" style:font-name-complex="Times New Roman" fo:color="#000000" fo:font-size="8.5pt" style:font-size-asian="8.5pt" style:font-size-complex="8.5pt"/>
    </style:style>
    <style:style style:name="T12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83" style:parent-style-name="DefaultParagraphFont" style:family="text">
      <style:text-properties style:font-name-asian="Times New Roman" style:font-name-complex="Times New Roman" fo:color="#000000" fo:font-size="8.5pt" style:font-size-asian="8.5pt" style:font-size-complex="8.5pt"/>
    </style:style>
    <style:style style:name="T12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85" style:parent-style-name="DefaultParagraphFont" style:family="text">
      <style:text-properties style:font-name-asian="Times New Roman" style:font-name-complex="Times New Roman" fo:color="#000000" fo:font-size="8.5pt" style:font-size-asian="8.5pt" style:font-size-complex="8.5pt"/>
    </style:style>
    <style:style style:name="P1286" style:parent-style-name="Standard11" style:family="paragraph">
      <style:paragraph-properties style:text-autospace="none" fo:margin-top="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287" style:parent-style-name="Standard11" style:family="paragraph">
      <style:paragraph-properties style:text-autospace="none" fo:margin-top="0.0208in" fo:margin-right="0.0312in"/>
    </style:style>
    <style:style style:name="T12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89" style:parent-style-name="DefaultParagraphFont" style:family="text">
      <style:text-properties style:font-name-asian="Times New Roman" style:font-name-complex="Times New Roman" fo:color="#000000" fo:font-size="8.5pt" style:font-size-asian="8.5pt" style:font-size-complex="8.5pt"/>
    </style:style>
    <style:style style:name="T129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291" style:parent-style-name="DefaultParagraphFont" style:family="text">
      <style:text-properties style:font-name-asian="Times New Roman" style:font-name-complex="Times New Roman" fo:color="#000000" fo:font-size="8.5pt" style:font-size-asian="8.5pt" style:font-size-complex="8.5pt"/>
    </style:style>
    <style:style style:name="T12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93" style:parent-style-name="DefaultParagraphFont" style:family="text">
      <style:text-properties style:font-name-asian="Times New Roman" style:font-name-complex="Times New Roman" fo:color="#000000" fo:font-size="8.5pt" style:font-size-asian="8.5pt" style:font-size-complex="8.5pt"/>
    </style:style>
    <style:style style:name="T12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95" style:parent-style-name="DefaultParagraphFont" style:family="text">
      <style:text-properties style:font-name-asian="Times New Roman" style:font-name-complex="Times New Roman" fo:color="#000000" fo:font-size="8.5pt" style:font-size-asian="8.5pt" style:font-size-complex="8.5pt"/>
    </style:style>
    <style:style style:name="T12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97" style:parent-style-name="DefaultParagraphFont" style:family="text">
      <style:text-properties style:font-name-asian="Times New Roman" style:font-name-complex="Times New Roman" fo:color="#000000" fo:font-size="8.5pt" style:font-size-asian="8.5pt" style:font-size-complex="8.5pt"/>
    </style:style>
    <style:style style:name="T12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299" style:parent-style-name="DefaultParagraphFont" style:family="text">
      <style:text-properties style:font-name-asian="Times New Roman" style:font-name-complex="Times New Roman" fo:color="#000000" fo:font-size="8.5pt" style:font-size-asian="8.5pt" style:font-size-complex="8.5pt"/>
    </style:style>
    <style:style style:name="T13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01" style:parent-style-name="DefaultParagraphFont" style:family="text">
      <style:text-properties style:font-name-asian="Times New Roman" style:font-name-complex="Times New Roman" fo:color="#000000" fo:font-size="8.5pt" style:font-size-asian="8.5pt" style:font-size-complex="8.5pt"/>
    </style:style>
    <style:style style:name="T13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03" style:parent-style-name="DefaultParagraphFont" style:family="text">
      <style:text-properties style:font-name-asian="Times New Roman" style:font-name-complex="Times New Roman" fo:color="#000000" fo:font-size="8.5pt" style:font-size-asian="8.5pt" style:font-size-complex="8.5pt"/>
    </style:style>
    <style:style style:name="T13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05" style:parent-style-name="DefaultParagraphFont" style:family="text">
      <style:text-properties style:font-name-asian="Times New Roman" style:font-name-complex="Times New Roman" fo:color="#000000" fo:font-size="8.5pt" style:font-size-asian="8.5pt" style:font-size-complex="8.5pt"/>
    </style:style>
    <style:style style:name="T130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307" style:parent-style-name="DefaultParagraphFont" style:family="text">
      <style:text-properties style:font-name-asian="Times New Roman" style:font-name-complex="Times New Roman" fo:color="#000000" fo:font-size="8.5pt" style:font-size-asian="8.5pt" style:font-size-complex="8.5pt"/>
    </style:style>
    <style:style style:name="T13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09" style:parent-style-name="DefaultParagraphFont" style:family="text">
      <style:text-properties style:font-name-asian="Times New Roman" style:font-name-complex="Times New Roman" fo:color="#000000" fo:font-size="8.5pt" style:font-size-asian="8.5pt" style:font-size-complex="8.5pt"/>
    </style:style>
    <style:style style:name="T13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11" style:parent-style-name="DefaultParagraphFont" style:family="text">
      <style:text-properties style:font-name-asian="Times New Roman" style:font-name-complex="Times New Roman" fo:color="#000000" fo:font-size="8.5pt" style:font-size-asian="8.5pt" style:font-size-complex="8.5pt"/>
    </style:style>
    <style:style style:name="T13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13" style:parent-style-name="DefaultParagraphFont" style:family="text">
      <style:text-properties style:font-name-asian="Times New Roman" style:font-name-complex="Times New Roman" fo:color="#000000" fo:font-size="8.5pt" style:font-size-asian="8.5pt" style:font-size-complex="8.5pt"/>
    </style:style>
    <style:style style:name="T131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315" style:parent-style-name="DefaultParagraphFont" style:family="text">
      <style:text-properties style:font-name-asian="Times New Roman" style:font-name-complex="Times New Roman" fo:color="#000000" fo:font-size="8.5pt" style:font-size-asian="8.5pt" style:font-size-complex="8.5pt"/>
    </style:style>
    <style:style style:name="T13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17" style:parent-style-name="DefaultParagraphFont" style:family="text">
      <style:text-properties style:font-name-asian="Times New Roman" style:font-name-complex="Times New Roman" fo:color="#000000" fo:font-size="8.5pt" style:font-size-asian="8.5pt" style:font-size-complex="8.5pt"/>
    </style:style>
    <style:style style:name="T13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19" style:parent-style-name="DefaultParagraphFont" style:family="text">
      <style:text-properties style:font-name-asian="Times New Roman" style:font-name-complex="Times New Roman" fo:color="#000000" fo:font-size="8.5pt" style:font-size-asian="8.5pt" style:font-size-complex="8.5pt"/>
    </style:style>
    <style:style style:name="T13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21" style:parent-style-name="DefaultParagraphFont" style:family="text">
      <style:text-properties style:font-name-asian="Times New Roman" style:font-name-complex="Times New Roman" fo:color="#000000" fo:font-size="8.5pt" style:font-size-asian="8.5pt" style:font-size-complex="8.5pt"/>
    </style:style>
    <style:style style:name="T13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23" style:parent-style-name="DefaultParagraphFont" style:family="text">
      <style:text-properties style:font-name-asian="Times New Roman" style:font-name-complex="Times New Roman" fo:color="#000000" fo:font-size="8.5pt" style:font-size-asian="8.5pt" style:font-size-complex="8.5pt"/>
    </style:style>
    <style:style style:name="T13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25" style:parent-style-name="DefaultParagraphFont" style:family="text">
      <style:text-properties style:font-name-asian="Times New Roman" style:font-name-complex="Times New Roman" fo:color="#000000" fo:font-size="8.5pt" style:font-size-asian="8.5pt" style:font-size-complex="8.5pt"/>
    </style:style>
    <style:style style:name="T13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27" style:parent-style-name="DefaultParagraphFont" style:family="text">
      <style:text-properties style:font-name-asian="Times New Roman" style:font-name-complex="Times New Roman" fo:color="#000000" fo:font-size="8.5pt" style:font-size-asian="8.5pt" style:font-size-complex="8.5pt"/>
    </style:style>
    <style:style style:name="T13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29" style:parent-style-name="DefaultParagraphFont" style:family="text">
      <style:text-properties style:font-name-asian="Times New Roman" style:font-name-complex="Times New Roman" fo:color="#000000" fo:font-size="8.5pt" style:font-size-asian="8.5pt" style:font-size-complex="8.5pt"/>
    </style:style>
    <style:style style:name="T13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31" style:parent-style-name="DefaultParagraphFont" style:family="text">
      <style:text-properties style:font-name-asian="Times New Roman" style:font-name-complex="Times New Roman" fo:color="#000000" fo:font-size="8.5pt" style:font-size-asian="8.5pt" style:font-size-complex="8.5pt"/>
    </style:style>
    <style:style style:name="T13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33" style:parent-style-name="DefaultParagraphFont" style:family="text">
      <style:text-properties style:font-name-asian="Times New Roman" style:font-name-complex="Times New Roman" fo:color="#000000" fo:font-size="8.5pt" style:font-size-asian="8.5pt" style:font-size-complex="8.5pt"/>
    </style:style>
    <style:style style:name="T13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35" style:parent-style-name="DefaultParagraphFont" style:family="text">
      <style:text-properties style:font-name-asian="Times New Roman" style:font-name-complex="Times New Roman" fo:color="#000000" fo:font-size="8.5pt" style:font-size-asian="8.5pt" style:font-size-complex="8.5pt"/>
    </style:style>
    <style:style style:name="T13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37" style:parent-style-name="DefaultParagraphFont" style:family="text">
      <style:text-properties style:font-name-asian="Times New Roman" style:font-name-complex="Times New Roman" fo:color="#000000" fo:font-size="8.5pt" style:font-size-asian="8.5pt" style:font-size-complex="8.5pt"/>
    </style:style>
    <style:style style:name="T13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39" style:parent-style-name="DefaultParagraphFont" style:family="text">
      <style:text-properties style:font-name-asian="Times New Roman" style:font-name-complex="Times New Roman" fo:color="#000000" fo:font-size="8.5pt" style:font-size-asian="8.5pt" style:font-size-complex="8.5pt"/>
    </style:style>
    <style:style style:name="T13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41" style:parent-style-name="DefaultParagraphFont" style:family="text">
      <style:text-properties style:font-name-asian="Times New Roman" style:font-name-complex="Times New Roman" fo:color="#000000" fo:font-size="8.5pt" style:font-size-asian="8.5pt" style:font-size-complex="8.5pt"/>
    </style:style>
    <style:style style:name="P1342"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343" style:parent-style-name="Standard11" style:family="paragraph">
      <style:paragraph-properties style:text-autospace="none" fo:margin-top="0.0208in" fo:margin-right="0.0312in"/>
    </style:style>
    <style:style style:name="T13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45" style:parent-style-name="DefaultParagraphFont" style:family="text">
      <style:text-properties style:font-name-asian="Times New Roman" style:font-name-complex="Times New Roman" fo:color="#000000" fo:font-size="8.5pt" style:font-size-asian="8.5pt" style:font-size-complex="8.5pt"/>
    </style:style>
    <style:style style:name="T13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47" style:parent-style-name="DefaultParagraphFont" style:family="text">
      <style:text-properties style:font-name-asian="Times New Roman" style:font-name-complex="Times New Roman" fo:color="#000000" fo:font-size="8.5pt" style:font-size-asian="8.5pt" style:font-size-complex="8.5pt"/>
    </style:style>
    <style:style style:name="T13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49" style:parent-style-name="DefaultParagraphFont" style:family="text">
      <style:text-properties style:font-name-asian="Times New Roman" style:font-name-complex="Times New Roman" fo:color="#000000" fo:font-size="8.5pt" style:font-size-asian="8.5pt" style:font-size-complex="8.5pt"/>
    </style:style>
    <style:style style:name="T13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51" style:parent-style-name="DefaultParagraphFont" style:family="text">
      <style:text-properties style:font-name-asian="Times New Roman" style:font-name-complex="Times New Roman" fo:color="#000000" fo:font-size="8.5pt" style:font-size-asian="8.5pt" style:font-size-complex="8.5pt"/>
    </style:style>
    <style:style style:name="T13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53" style:parent-style-name="DefaultParagraphFont" style:family="text">
      <style:text-properties style:font-name-asian="Times New Roman" style:font-name-complex="Times New Roman" fo:color="#000000" fo:font-size="8.5pt" style:font-size-asian="8.5pt" style:font-size-complex="8.5pt"/>
    </style:style>
    <style:style style:name="T13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55" style:parent-style-name="DefaultParagraphFont" style:family="text">
      <style:text-properties style:font-name-asian="Times New Roman" style:font-name-complex="Times New Roman" fo:color="#000000" fo:font-size="8.5pt" style:font-size-asian="8.5pt" style:font-size-complex="8.5pt"/>
    </style:style>
    <style:style style:name="T13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57" style:parent-style-name="DefaultParagraphFont" style:family="text">
      <style:text-properties style:font-name-asian="Times New Roman" style:font-name-complex="Times New Roman" fo:color="#000000" fo:font-size="8.5pt" style:font-size-asian="8.5pt" style:font-size-complex="8.5pt"/>
    </style:style>
    <style:style style:name="T13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59" style:parent-style-name="DefaultParagraphFont" style:family="text">
      <style:text-properties style:font-name-asian="Times New Roman" style:font-name-complex="Times New Roman" fo:color="#000000" fo:font-size="8.5pt" style:font-size-asian="8.5pt" style:font-size-complex="8.5pt"/>
    </style:style>
    <style:style style:name="T13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61" style:parent-style-name="DefaultParagraphFont" style:family="text">
      <style:text-properties style:font-name-asian="Times New Roman" style:font-name-complex="Times New Roman" fo:color="#000000" fo:font-size="8.5pt" style:font-size-asian="8.5pt" style:font-size-complex="8.5pt"/>
    </style:style>
    <style:style style:name="T13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63" style:parent-style-name="DefaultParagraphFont" style:family="text">
      <style:text-properties style:font-name-asian="Times New Roman" style:font-name-complex="Times New Roman" fo:color="#000000" fo:font-size="8.5pt" style:font-size-asian="8.5pt" style:font-size-complex="8.5pt"/>
    </style:style>
    <style:style style:name="T13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65" style:parent-style-name="DefaultParagraphFont" style:family="text">
      <style:text-properties style:font-name-asian="Times New Roman" style:font-name-complex="Times New Roman" fo:color="#000000" fo:font-size="8.5pt" style:font-size-asian="8.5pt" style:font-size-complex="8.5pt"/>
    </style:style>
    <style:style style:name="T13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67" style:parent-style-name="DefaultParagraphFont" style:family="text">
      <style:text-properties style:font-name-asian="Times New Roman" style:font-name-complex="Times New Roman" fo:color="#000000" fo:font-size="8.5pt" style:font-size-asian="8.5pt" style:font-size-complex="8.5pt"/>
    </style:style>
    <style:style style:name="T13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69" style:parent-style-name="DefaultParagraphFont" style:family="text">
      <style:text-properties style:font-name-asian="Times New Roman" style:font-name-complex="Times New Roman" fo:color="#000000" fo:font-size="8.5pt" style:font-size-asian="8.5pt" style:font-size-complex="8.5pt"/>
    </style:style>
    <style:style style:name="T13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71" style:parent-style-name="DefaultParagraphFont" style:family="text">
      <style:text-properties style:font-name-asian="Times New Roman" style:font-name-complex="Times New Roman" fo:color="#000000" fo:font-size="8.5pt" style:font-size-asian="8.5pt" style:font-size-complex="8.5pt"/>
    </style:style>
    <style:style style:name="T13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73" style:parent-style-name="DefaultParagraphFont" style:family="text">
      <style:text-properties style:font-name-asian="Times New Roman" style:font-name-complex="Times New Roman" fo:color="#000000" fo:font-size="8.5pt" style:font-size-asian="8.5pt" style:font-size-complex="8.5pt"/>
    </style:style>
    <style:style style:name="T137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375" style:parent-style-name="DefaultParagraphFont" style:family="text">
      <style:text-properties style:font-name-asian="Times New Roman" style:font-name-complex="Times New Roman" fo:color="#000000" fo:font-size="8.5pt" style:font-size-asian="8.5pt" style:font-size-complex="8.5pt"/>
    </style:style>
    <style:style style:name="T13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77" style:parent-style-name="DefaultParagraphFont" style:family="text">
      <style:text-properties style:font-name-asian="Times New Roman" style:font-name-complex="Times New Roman" fo:color="#000000" fo:font-size="8.5pt" style:font-size-asian="8.5pt" style:font-size-complex="8.5pt"/>
    </style:style>
    <style:style style:name="T13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79" style:parent-style-name="DefaultParagraphFont" style:family="text">
      <style:text-properties style:font-name-asian="Times New Roman" style:font-name-complex="Times New Roman" fo:color="#000000" fo:font-size="8.5pt" style:font-size-asian="8.5pt" style:font-size-complex="8.5pt"/>
    </style:style>
    <style:style style:name="T13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81" style:parent-style-name="DefaultParagraphFont" style:family="text">
      <style:text-properties style:font-name-asian="Times New Roman" style:font-name-complex="Times New Roman" fo:color="#000000" fo:font-size="8.5pt" style:font-size-asian="8.5pt" style:font-size-complex="8.5pt"/>
    </style:style>
    <style:style style:name="T13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83" style:parent-style-name="DefaultParagraphFont" style:family="text">
      <style:text-properties style:font-name-asian="Times New Roman" style:font-name-complex="Times New Roman" fo:color="#000000" fo:font-size="8.5pt" style:font-size-asian="8.5pt" style:font-size-complex="8.5pt"/>
    </style:style>
    <style:style style:name="T13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85" style:parent-style-name="DefaultParagraphFont" style:family="text">
      <style:text-properties style:font-name-asian="Times New Roman" style:font-name-complex="Times New Roman" fo:color="#000000" fo:font-size="8.5pt" style:font-size-asian="8.5pt" style:font-size-complex="8.5pt"/>
    </style:style>
    <style:style style:name="P1386"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387" style:parent-style-name="Standard11" style:family="paragraph">
      <style:paragraph-properties style:text-autospace="none" fo:margin-top="0.0208in" fo:margin-right="0.0312in"/>
    </style:style>
    <style:style style:name="T13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89" style:parent-style-name="DefaultParagraphFont" style:family="text">
      <style:text-properties style:font-name-asian="Times New Roman" style:font-name-complex="Times New Roman" fo:color="#000000" fo:font-size="8.5pt" style:font-size-asian="8.5pt" style:font-size-complex="8.5pt"/>
    </style:style>
    <style:style style:name="T13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91" style:parent-style-name="DefaultParagraphFont" style:family="text">
      <style:text-properties style:font-name-asian="Times New Roman" style:font-name-complex="Times New Roman" fo:color="#000000" fo:font-size="8.5pt" style:font-size-asian="8.5pt" style:font-size-complex="8.5pt"/>
    </style:style>
    <style:style style:name="T13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93" style:parent-style-name="DefaultParagraphFont" style:family="text">
      <style:text-properties style:font-name-asian="Times New Roman" style:font-name-complex="Times New Roman" fo:color="#000000" fo:font-size="8.5pt" style:font-size-asian="8.5pt" style:font-size-complex="8.5pt"/>
    </style:style>
    <style:style style:name="T13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95" style:parent-style-name="DefaultParagraphFont" style:family="text">
      <style:text-properties style:font-name-asian="Times New Roman" style:font-name-complex="Times New Roman" fo:color="#000000" fo:font-size="8.5pt" style:font-size-asian="8.5pt" style:font-size-complex="8.5pt"/>
    </style:style>
    <style:style style:name="T13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97" style:parent-style-name="DefaultParagraphFont" style:family="text">
      <style:text-properties style:font-name-asian="Times New Roman" style:font-name-complex="Times New Roman" fo:color="#000000" fo:font-size="8.5pt" style:font-size-asian="8.5pt" style:font-size-complex="8.5pt"/>
    </style:style>
    <style:style style:name="T13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399" style:parent-style-name="DefaultParagraphFont" style:family="text">
      <style:text-properties style:font-name-asian="Times New Roman" style:font-name-complex="Times New Roman" fo:color="#000000" fo:font-size="8.5pt" style:font-size-asian="8.5pt" style:font-size-complex="8.5pt"/>
    </style:style>
    <style:style style:name="T14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01" style:parent-style-name="DefaultParagraphFont" style:family="text">
      <style:text-properties style:font-name-asian="Times New Roman" style:font-name-complex="Times New Roman" fo:color="#000000" fo:font-size="8.5pt" style:font-size-asian="8.5pt" style:font-size-complex="8.5pt"/>
    </style:style>
    <style:style style:name="T14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03" style:parent-style-name="DefaultParagraphFont" style:family="text">
      <style:text-properties style:font-name-asian="Times New Roman" style:font-name-complex="Times New Roman" fo:color="#000000" fo:font-size="8.5pt" style:font-size-asian="8.5pt" style:font-size-complex="8.5pt"/>
    </style:style>
    <style:style style:name="T14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05" style:parent-style-name="DefaultParagraphFont" style:family="text">
      <style:text-properties style:font-name-asian="Times New Roman" style:font-name-complex="Times New Roman" fo:color="#000000" fo:font-size="8.5pt" style:font-size-asian="8.5pt" style:font-size-complex="8.5pt"/>
    </style:style>
    <style:style style:name="T14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07" style:parent-style-name="DefaultParagraphFont" style:family="text">
      <style:text-properties style:font-name-asian="Times New Roman" style:font-name-complex="Times New Roman" fo:color="#000000" fo:font-size="8.5pt" style:font-size-asian="8.5pt" style:font-size-complex="8.5pt"/>
    </style:style>
    <style:style style:name="T140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409" style:parent-style-name="DefaultParagraphFont" style:family="text">
      <style:text-properties style:font-name-asian="Times New Roman" style:font-name-complex="Times New Roman" fo:color="#000000" fo:font-size="8.5pt" style:font-size-asian="8.5pt" style:font-size-complex="8.5pt"/>
    </style:style>
    <style:style style:name="T14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11" style:parent-style-name="DefaultParagraphFont" style:family="text">
      <style:text-properties style:font-name-asian="Times New Roman" style:font-name-complex="Times New Roman" fo:color="#000000" fo:font-size="8.5pt" style:font-size-asian="8.5pt" style:font-size-complex="8.5pt"/>
    </style:style>
    <style:style style:name="T14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13" style:parent-style-name="DefaultParagraphFont" style:family="text">
      <style:text-properties style:font-name-asian="Times New Roman" style:font-name-complex="Times New Roman" fo:color="#000000" fo:font-size="8.5pt" style:font-size-asian="8.5pt" style:font-size-complex="8.5pt"/>
    </style:style>
    <style:style style:name="T14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15" style:parent-style-name="DefaultParagraphFont" style:family="text">
      <style:text-properties style:font-name-asian="Times New Roman" style:font-name-complex="Times New Roman" fo:color="#000000" fo:font-size="8.5pt" style:font-size-asian="8.5pt" style:font-size-complex="8.5pt"/>
    </style:style>
    <style:style style:name="T14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17" style:parent-style-name="DefaultParagraphFont" style:family="text">
      <style:text-properties style:font-name-asian="Times New Roman" style:font-name-complex="Times New Roman" fo:color="#000000" fo:font-size="8.5pt" style:font-size-asian="8.5pt" style:font-size-complex="8.5pt"/>
    </style:style>
    <style:style style:name="T14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19" style:parent-style-name="DefaultParagraphFont" style:family="text">
      <style:text-properties style:font-name-asian="Times New Roman" style:font-name-complex="Times New Roman" fo:color="#000000" fo:font-size="8.5pt" style:font-size-asian="8.5pt" style:font-size-complex="8.5pt"/>
    </style:style>
    <style:style style:name="T142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421" style:parent-style-name="DefaultParagraphFont" style:family="text">
      <style:text-properties style:font-name-asian="Times New Roman" style:font-name-complex="Times New Roman" fo:color="#000000" fo:font-size="8.5pt" style:font-size-asian="8.5pt" style:font-size-complex="8.5pt"/>
    </style:style>
    <style:style style:name="T14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23" style:parent-style-name="DefaultParagraphFont" style:family="text">
      <style:text-properties style:font-name-asian="Times New Roman" style:font-name-complex="Times New Roman" fo:color="#000000" fo:font-size="8.5pt" style:font-size-asian="8.5pt" style:font-size-complex="8.5pt"/>
    </style:style>
    <style:style style:name="T14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25" style:parent-style-name="DefaultParagraphFont" style:family="text">
      <style:text-properties style:font-name-asian="Times New Roman" style:font-name-complex="Times New Roman" fo:color="#000000" fo:font-size="8.5pt" style:font-size-asian="8.5pt" style:font-size-complex="8.5pt"/>
    </style:style>
    <style:style style:name="T14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27" style:parent-style-name="DefaultParagraphFont" style:family="text">
      <style:text-properties style:font-name-asian="Times New Roman" style:font-name-complex="Times New Roman" fo:color="#000000" fo:font-size="8.5pt" style:font-size-asian="8.5pt" style:font-size-complex="8.5pt"/>
    </style:style>
    <style:style style:name="T14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29" style:parent-style-name="DefaultParagraphFont" style:family="text">
      <style:text-properties style:font-name-asian="Times New Roman" style:font-name-complex="Times New Roman" fo:color="#000000" fo:font-size="8.5pt" style:font-size-asian="8.5pt" style:font-size-complex="8.5pt"/>
    </style:style>
    <style:style style:name="T14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31" style:parent-style-name="DefaultParagraphFont" style:family="text">
      <style:text-properties style:font-name-asian="Times New Roman" style:font-name-complex="Times New Roman" fo:color="#000000" fo:font-size="8.5pt" style:font-size-asian="8.5pt" style:font-size-complex="8.5pt"/>
    </style:style>
    <style:style style:name="T14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33" style:parent-style-name="DefaultParagraphFont" style:family="text">
      <style:text-properties style:font-name-asian="Times New Roman" style:font-name-complex="Times New Roman" fo:color="#000000" fo:font-size="8.5pt" style:font-size-asian="8.5pt" style:font-size-complex="8.5pt"/>
    </style:style>
    <style:style style:name="T14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35" style:parent-style-name="DefaultParagraphFont" style:family="text">
      <style:text-properties style:font-name-asian="Times New Roman" style:font-name-complex="Times New Roman" fo:color="#000000" fo:font-size="8.5pt" style:font-size-asian="8.5pt" style:font-size-complex="8.5pt"/>
    </style:style>
    <style:style style:name="T143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437" style:parent-style-name="DefaultParagraphFont" style:family="text">
      <style:text-properties style:font-name-asian="Times New Roman" style:font-name-complex="Times New Roman" fo:color="#000000" fo:font-size="8.5pt" style:font-size-asian="8.5pt" style:font-size-complex="8.5pt"/>
    </style:style>
    <style:style style:name="T14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39" style:parent-style-name="DefaultParagraphFont" style:family="text">
      <style:text-properties style:font-name-asian="Times New Roman" style:font-name-complex="Times New Roman" fo:color="#000000" fo:font-size="8.5pt" style:font-size-asian="8.5pt" style:font-size-complex="8.5pt"/>
    </style:style>
    <style:style style:name="T14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41" style:parent-style-name="DefaultParagraphFont" style:family="text">
      <style:text-properties style:font-name-asian="Times New Roman" style:font-name-complex="Times New Roman" fo:color="#000000" fo:font-size="8.5pt" style:font-size-asian="8.5pt" style:font-size-complex="8.5pt"/>
    </style:style>
    <style:style style:name="T14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43" style:parent-style-name="DefaultParagraphFont" style:family="text">
      <style:text-properties style:font-name-asian="Times New Roman" style:font-name-complex="Times New Roman" fo:color="#000000" fo:font-size="8.5pt" style:font-size-asian="8.5pt" style:font-size-complex="8.5pt"/>
    </style:style>
    <style:style style:name="T14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45" style:parent-style-name="DefaultParagraphFont" style:family="text">
      <style:text-properties style:font-name-asian="Times New Roman" style:font-name-complex="Times New Roman" fo:color="#000000" fo:font-size="8.5pt" style:font-size-asian="8.5pt" style:font-size-complex="8.5pt"/>
    </style:style>
    <style:style style:name="T14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47" style:parent-style-name="DefaultParagraphFont" style:family="text">
      <style:text-properties style:font-name-asian="Times New Roman" style:font-name-complex="Times New Roman" fo:color="#000000" fo:font-size="8.5pt" style:font-size-asian="8.5pt" style:font-size-complex="8.5pt"/>
    </style:style>
    <style:style style:name="T14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49" style:parent-style-name="DefaultParagraphFont" style:family="text">
      <style:text-properties style:font-name-asian="Times New Roman" style:font-name-complex="Times New Roman" fo:color="#000000" fo:font-size="8.5pt" style:font-size-asian="8.5pt" style:font-size-complex="8.5pt"/>
    </style:style>
    <style:style style:name="T14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51" style:parent-style-name="DefaultParagraphFont" style:family="text">
      <style:text-properties style:font-name-asian="Times New Roman" style:font-name-complex="Times New Roman" fo:color="#000000" fo:font-size="8.5pt" style:font-size-asian="8.5pt" style:font-size-complex="8.5pt"/>
    </style:style>
    <style:style style:name="T14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53" style:parent-style-name="DefaultParagraphFont" style:family="text">
      <style:text-properties style:font-name-asian="Times New Roman" style:font-name-complex="Times New Roman" fo:color="#000000" fo:font-size="8.5pt" style:font-size-asian="8.5pt" style:font-size-complex="8.5pt"/>
    </style:style>
    <style:style style:name="T14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55" style:parent-style-name="DefaultParagraphFont" style:family="text">
      <style:text-properties style:font-name-asian="Times New Roman" style:font-name-complex="Times New Roman" fo:color="#000000" fo:font-size="8.5pt" style:font-size-asian="8.5pt" style:font-size-complex="8.5pt"/>
    </style:style>
    <style:style style:name="T14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57" style:parent-style-name="DefaultParagraphFont" style:family="text">
      <style:text-properties style:font-name-asian="Times New Roman" style:font-name-complex="Times New Roman" fo:color="#000000" fo:font-size="8.5pt" style:font-size-asian="8.5pt" style:font-size-complex="8.5pt"/>
    </style:style>
    <style:style style:name="T14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59" style:parent-style-name="DefaultParagraphFont" style:family="text">
      <style:text-properties style:font-name-asian="Times New Roman" style:font-name-complex="Times New Roman" fo:color="#000000" fo:font-size="8.5pt" style:font-size-asian="8.5pt" style:font-size-complex="8.5pt"/>
    </style:style>
    <style:style style:name="T14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61" style:parent-style-name="DefaultParagraphFont" style:family="text">
      <style:text-properties style:font-name-asian="Times New Roman" style:font-name-complex="Times New Roman" fo:color="#000000" fo:font-size="8.5pt" style:font-size-asian="8.5pt" style:font-size-complex="8.5pt"/>
    </style:style>
    <style:style style:name="T14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63" style:parent-style-name="DefaultParagraphFont" style:family="text">
      <style:text-properties style:font-name-asian="Times New Roman" style:font-name-complex="Times New Roman" fo:color="#000000" fo:font-size="8.5pt" style:font-size-asian="8.5pt" style:font-size-complex="8.5pt"/>
    </style:style>
    <style:style style:name="T14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65" style:parent-style-name="DefaultParagraphFont" style:family="text">
      <style:text-properties style:font-name-asian="Times New Roman" style:font-name-complex="Times New Roman" fo:color="#000000" fo:font-size="8.5pt" style:font-size-asian="8.5pt" style:font-size-complex="8.5pt"/>
    </style:style>
    <style:style style:name="T14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67" style:parent-style-name="DefaultParagraphFont" style:family="text">
      <style:text-properties style:font-name-asian="Times New Roman" style:font-name-complex="Times New Roman" fo:color="#000000" fo:font-size="8.5pt" style:font-size-asian="8.5pt" style:font-size-complex="8.5pt"/>
    </style:style>
    <style:style style:name="T14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69" style:parent-style-name="DefaultParagraphFont" style:family="text">
      <style:text-properties style:font-name-asian="Times New Roman" style:font-name-complex="Times New Roman" fo:color="#000000" fo:font-size="8.5pt" style:font-size-asian="8.5pt" style:font-size-complex="8.5pt"/>
    </style:style>
    <style:style style:name="T14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71" style:parent-style-name="DefaultParagraphFont" style:family="text">
      <style:text-properties style:font-name-asian="Times New Roman" style:font-name-complex="Times New Roman" fo:color="#000000" fo:font-size="8.5pt" style:font-size-asian="8.5pt" style:font-size-complex="8.5pt"/>
    </style:style>
    <style:style style:name="T14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73" style:parent-style-name="DefaultParagraphFont" style:family="text">
      <style:text-properties style:font-name-asian="Times New Roman" style:font-name-complex="Times New Roman" fo:color="#000000" fo:font-size="8.5pt" style:font-size-asian="8.5pt" style:font-size-complex="8.5pt"/>
    </style:style>
    <style:style style:name="T14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75" style:parent-style-name="DefaultParagraphFont" style:family="text">
      <style:text-properties style:font-name-asian="Times New Roman" style:font-name-complex="Times New Roman" fo:color="#000000" fo:font-size="8.5pt" style:font-size-asian="8.5pt" style:font-size-complex="8.5pt"/>
    </style:style>
    <style:style style:name="T14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77" style:parent-style-name="DefaultParagraphFont" style:family="text">
      <style:text-properties style:font-name-asian="Times New Roman" style:font-name-complex="Times New Roman" fo:color="#000000" fo:font-size="8.5pt" style:font-size-asian="8.5pt" style:font-size-complex="8.5pt"/>
    </style:style>
    <style:style style:name="T14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79" style:parent-style-name="DefaultParagraphFont" style:family="text">
      <style:text-properties style:font-name-asian="Times New Roman" style:font-name-complex="Times New Roman" fo:color="#000000" fo:font-size="8.5pt" style:font-size-asian="8.5pt" style:font-size-complex="8.5pt"/>
    </style:style>
    <style:style style:name="T148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481" style:parent-style-name="DefaultParagraphFont" style:family="text">
      <style:text-properties style:font-name-asian="Times New Roman" style:font-name-complex="Times New Roman" fo:color="#000000" fo:font-size="8.5pt" style:font-size-asian="8.5pt" style:font-size-complex="8.5pt"/>
    </style:style>
    <style:style style:name="T14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83" style:parent-style-name="DefaultParagraphFont" style:family="text">
      <style:text-properties style:font-name-asian="Times New Roman" style:font-name-complex="Times New Roman" fo:color="#000000" fo:font-size="8.5pt" style:font-size-asian="8.5pt" style:font-size-complex="8.5pt"/>
    </style:style>
    <style:style style:name="T148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485" style:parent-style-name="DefaultParagraphFont" style:family="text">
      <style:text-properties style:font-name-asian="Times New Roman" style:font-name-complex="Times New Roman" fo:color="#000000" fo:font-size="8.5pt" style:font-size-asian="8.5pt" style:font-size-complex="8.5pt"/>
    </style:style>
    <style:style style:name="T14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87" style:parent-style-name="DefaultParagraphFont" style:family="text">
      <style:text-properties style:font-name-asian="Times New Roman" style:font-name-complex="Times New Roman" fo:color="#000000" fo:font-size="8.5pt" style:font-size-asian="8.5pt" style:font-size-complex="8.5pt"/>
    </style:style>
    <style:style style:name="T14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89" style:parent-style-name="DefaultParagraphFont" style:family="text">
      <style:text-properties style:font-name-asian="Times New Roman" style:font-name-complex="Times New Roman" fo:color="#000000" fo:font-size="8.5pt" style:font-size-asian="8.5pt" style:font-size-complex="8.5pt"/>
    </style:style>
    <style:style style:name="T14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91" style:parent-style-name="DefaultParagraphFont" style:family="text">
      <style:text-properties style:font-name-asian="Times New Roman" style:font-name-complex="Times New Roman" fo:color="#000000" fo:font-size="8.5pt" style:font-size-asian="8.5pt" style:font-size-complex="8.5pt"/>
    </style:style>
    <style:style style:name="T14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93" style:parent-style-name="DefaultParagraphFont" style:family="text">
      <style:text-properties style:font-name-asian="Times New Roman" style:font-name-complex="Times New Roman" fo:color="#000000" fo:font-size="8.5pt" style:font-size-asian="8.5pt" style:font-size-complex="8.5pt"/>
    </style:style>
    <style:style style:name="T14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495" style:parent-style-name="DefaultParagraphFont" style:family="text">
      <style:text-properties style:font-name-asian="Times New Roman" style:font-name-complex="Times New Roman" fo:color="#000000" fo:font-size="8.5pt" style:font-size-asian="8.5pt" style:font-size-complex="8.5pt"/>
    </style:style>
    <style:style style:name="T149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497" style:parent-style-name="DefaultParagraphFont" style:family="text">
      <style:text-properties style:font-name-asian="Times New Roman" style:font-name-complex="Times New Roman" fo:color="#000000" fo:font-size="8.5pt" style:font-size-asian="8.5pt" style:font-size-complex="8.5pt"/>
    </style:style>
    <style:style style:name="T149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499" style:parent-style-name="DefaultParagraphFont" style:family="text">
      <style:text-properties style:font-name-asian="Times New Roman" style:font-name-complex="Times New Roman" fo:color="#000000" fo:font-size="8.5pt" style:font-size-asian="8.5pt" style:font-size-complex="8.5pt"/>
    </style:style>
    <style:style style:name="T15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01" style:parent-style-name="DefaultParagraphFont" style:family="text">
      <style:text-properties style:font-name-asian="Times New Roman" style:font-name-complex="Times New Roman" fo:color="#000000" fo:font-size="8.5pt" style:font-size-asian="8.5pt" style:font-size-complex="8.5pt"/>
    </style:style>
    <style:style style:name="T15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03" style:parent-style-name="DefaultParagraphFont" style:family="text">
      <style:text-properties style:font-name-asian="Times New Roman" style:font-name-complex="Times New Roman" fo:color="#000000" fo:font-size="8.5pt" style:font-size-asian="8.5pt" style:font-size-complex="8.5pt"/>
    </style:style>
    <style:style style:name="T15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05" style:parent-style-name="DefaultParagraphFont" style:family="text">
      <style:text-properties style:font-name-asian="Times New Roman" style:font-name-complex="Times New Roman" fo:color="#000000" fo:font-size="8.5pt" style:font-size-asian="8.5pt" style:font-size-complex="8.5pt"/>
    </style:style>
    <style:style style:name="T15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07" style:parent-style-name="DefaultParagraphFont" style:family="text">
      <style:text-properties style:font-name-asian="Times New Roman" style:font-name-complex="Times New Roman" fo:color="#000000" fo:font-size="8.5pt" style:font-size-asian="8.5pt" style:font-size-complex="8.5pt"/>
    </style:style>
    <style:style style:name="T15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09" style:parent-style-name="DefaultParagraphFont" style:family="text">
      <style:text-properties style:font-name-asian="Times New Roman" style:font-name-complex="Times New Roman" fo:color="#000000" fo:font-size="8.5pt" style:font-size-asian="8.5pt" style:font-size-complex="8.5pt"/>
    </style:style>
    <style:style style:name="T15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11" style:parent-style-name="DefaultParagraphFont" style:family="text">
      <style:text-properties style:font-name-asian="Times New Roman" style:font-name-complex="Times New Roman" fo:color="#000000" fo:font-size="8.5pt" style:font-size-asian="8.5pt" style:font-size-complex="8.5pt"/>
    </style:style>
    <style:style style:name="T15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13" style:parent-style-name="DefaultParagraphFont" style:family="text">
      <style:text-properties style:font-name-asian="Times New Roman" style:font-name-complex="Times New Roman" fo:color="#000000" fo:font-size="8.5pt" style:font-size-asian="8.5pt" style:font-size-complex="8.5pt"/>
    </style:style>
    <style:style style:name="T15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15" style:parent-style-name="DefaultParagraphFont" style:family="text">
      <style:text-properties style:font-name-asian="Times New Roman" style:font-name-complex="Times New Roman" fo:color="#000000" fo:font-size="8.5pt" style:font-size-asian="8.5pt" style:font-size-complex="8.5pt"/>
    </style:style>
    <style:style style:name="T15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17" style:parent-style-name="DefaultParagraphFont" style:family="text">
      <style:text-properties style:font-name-asian="Times New Roman" style:font-name-complex="Times New Roman" fo:color="#000000" fo:font-size="8.5pt" style:font-size-asian="8.5pt" style:font-size-complex="8.5pt"/>
    </style:style>
    <style:style style:name="T15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19" style:parent-style-name="DefaultParagraphFont" style:family="text">
      <style:text-properties style:font-name-asian="Times New Roman" style:font-name-complex="Times New Roman" fo:color="#000000" fo:font-size="8.5pt" style:font-size-asian="8.5pt" style:font-size-complex="8.5pt"/>
    </style:style>
    <style:style style:name="T15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21" style:parent-style-name="DefaultParagraphFont" style:family="text">
      <style:text-properties style:font-name-asian="Times New Roman" style:font-name-complex="Times New Roman" fo:color="#000000" fo:font-size="8.5pt" style:font-size-asian="8.5pt" style:font-size-complex="8.5pt"/>
    </style:style>
    <style:style style:name="T15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23" style:parent-style-name="DefaultParagraphFont" style:family="text">
      <style:text-properties style:font-name-asian="Times New Roman" style:font-name-complex="Times New Roman" fo:color="#000000" fo:font-size="8.5pt" style:font-size-asian="8.5pt" style:font-size-complex="8.5pt"/>
    </style:style>
    <style:style style:name="T15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25" style:parent-style-name="DefaultParagraphFont" style:family="text">
      <style:text-properties style:font-name-asian="Times New Roman" style:font-name-complex="Times New Roman" fo:color="#000000" fo:font-size="8.5pt" style:font-size-asian="8.5pt" style:font-size-complex="8.5pt"/>
    </style:style>
    <style:style style:name="T15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27" style:parent-style-name="DefaultParagraphFont" style:family="text">
      <style:text-properties style:font-name-asian="Times New Roman" style:font-name-complex="Times New Roman" fo:color="#000000" fo:font-size="8.5pt" style:font-size-asian="8.5pt" style:font-size-complex="8.5pt"/>
    </style:style>
    <style:style style:name="T15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29" style:parent-style-name="DefaultParagraphFont" style:family="text">
      <style:text-properties style:font-name-asian="Times New Roman" style:font-name-complex="Times New Roman" fo:color="#000000" fo:font-size="8.5pt" style:font-size-asian="8.5pt" style:font-size-complex="8.5pt"/>
    </style:style>
    <style:style style:name="T15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31" style:parent-style-name="DefaultParagraphFont" style:family="text">
      <style:text-properties style:font-name-asian="Times New Roman" style:font-name-complex="Times New Roman" fo:color="#000000" fo:font-size="8.5pt" style:font-size-asian="8.5pt" style:font-size-complex="8.5pt"/>
    </style:style>
    <style:style style:name="T15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33" style:parent-style-name="DefaultParagraphFont" style:family="text">
      <style:text-properties style:font-name-asian="Times New Roman" style:font-name-complex="Times New Roman" fo:color="#000000" fo:font-size="8.5pt" style:font-size-asian="8.5pt" style:font-size-complex="8.5pt"/>
    </style:style>
    <style:style style:name="T15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35" style:parent-style-name="DefaultParagraphFont" style:family="text">
      <style:text-properties style:font-name-asian="Times New Roman" style:font-name-complex="Times New Roman" fo:color="#000000" fo:font-size="8.5pt" style:font-size-asian="8.5pt" style:font-size-complex="8.5pt"/>
    </style:style>
    <style:style style:name="P1536"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537" style:parent-style-name="Standard11" style:family="paragraph">
      <style:paragraph-properties style:text-autospace="none" fo:margin-top="0.0208in" fo:margin-right="0.0312in"/>
    </style:style>
    <style:style style:name="T15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39" style:parent-style-name="DefaultParagraphFont" style:family="text">
      <style:text-properties style:font-name-asian="Times New Roman" style:font-name-complex="Times New Roman" fo:color="#000000" fo:font-size="8.5pt" style:font-size-asian="8.5pt" style:font-size-complex="8.5pt"/>
    </style:style>
    <style:style style:name="T15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41" style:parent-style-name="DefaultParagraphFont" style:family="text">
      <style:text-properties style:font-name-asian="Times New Roman" style:font-name-complex="Times New Roman" fo:color="#000000" fo:font-size="8.5pt" style:font-size-asian="8.5pt" style:font-size-complex="8.5pt"/>
    </style:style>
    <style:style style:name="T15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43" style:parent-style-name="DefaultParagraphFont" style:family="text">
      <style:text-properties style:font-name-asian="Times New Roman" style:font-name-complex="Times New Roman" fo:color="#000000" fo:font-size="8.5pt" style:font-size-asian="8.5pt" style:font-size-complex="8.5pt"/>
    </style:style>
    <style:style style:name="T15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45" style:parent-style-name="DefaultParagraphFont" style:family="text">
      <style:text-properties style:font-name-asian="Times New Roman" style:font-name-complex="Times New Roman" fo:color="#000000" fo:font-size="8.5pt" style:font-size-asian="8.5pt" style:font-size-complex="8.5pt"/>
    </style:style>
    <style:style style:name="T154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547" style:parent-style-name="DefaultParagraphFont" style:family="text">
      <style:text-properties style:font-name-asian="Times New Roman" style:font-name-complex="Times New Roman" fo:color="#000000" fo:font-size="8.5pt" style:font-size-asian="8.5pt" style:font-size-complex="8.5pt"/>
    </style:style>
    <style:style style:name="T15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49" style:parent-style-name="DefaultParagraphFont" style:family="text">
      <style:text-properties style:font-name-asian="Times New Roman" style:font-name-complex="Times New Roman" fo:color="#000000" fo:font-size="8.5pt" style:font-size-asian="8.5pt" style:font-size-complex="8.5pt"/>
    </style:style>
    <style:style style:name="T15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51" style:parent-style-name="DefaultParagraphFont" style:family="text">
      <style:text-properties style:font-name-asian="Times New Roman" style:font-name-complex="Times New Roman" fo:color="#000000" fo:font-size="8.5pt" style:font-size-asian="8.5pt" style:font-size-complex="8.5pt"/>
    </style:style>
    <style:style style:name="T15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53" style:parent-style-name="DefaultParagraphFont" style:family="text">
      <style:text-properties style:font-name-asian="Times New Roman" style:font-name-complex="Times New Roman" fo:color="#000000" fo:font-size="8.5pt" style:font-size-asian="8.5pt" style:font-size-complex="8.5pt"/>
    </style:style>
    <style:style style:name="T155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555" style:parent-style-name="DefaultParagraphFont" style:family="text">
      <style:text-properties style:font-name-asian="Times New Roman" style:font-name-complex="Times New Roman" fo:color="#000000" fo:font-size="8.5pt" style:font-size-asian="8.5pt" style:font-size-complex="8.5pt"/>
    </style:style>
    <style:style style:name="T15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57" style:parent-style-name="DefaultParagraphFont" style:family="text">
      <style:text-properties style:font-name-asian="Times New Roman" style:font-name-complex="Times New Roman" fo:color="#000000" fo:font-size="8.5pt" style:font-size-asian="8.5pt" style:font-size-complex="8.5pt"/>
    </style:style>
    <style:style style:name="T15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59" style:parent-style-name="DefaultParagraphFont" style:family="text">
      <style:text-properties style:font-name-asian="Times New Roman" style:font-name-complex="Times New Roman" fo:color="#000000" fo:font-size="8.5pt" style:font-size-asian="8.5pt" style:font-size-complex="8.5pt"/>
    </style:style>
    <style:style style:name="T15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6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562" style:parent-style-name="DefaultParagraphFont" style:family="text">
      <style:text-properties style:font-name-asian="Times New Roman" style:font-name-complex="Times New Roman" fo:color="#000000" fo:font-size="8.5pt" style:font-size-asian="8.5pt" style:font-size-complex="8.5pt"/>
    </style:style>
    <style:style style:name="T156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64" style:parent-style-name="DefaultParagraphFont" style:family="text">
      <style:text-properties style:font-name-asian="Times New Roman" style:font-name-complex="Times New Roman" fo:color="#000000" fo:font-size="8.5pt" style:font-size-asian="8.5pt" style:font-size-complex="8.5pt"/>
    </style:style>
    <style:style style:name="T15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66" style:parent-style-name="DefaultParagraphFont" style:family="text">
      <style:text-properties style:font-name-asian="Times New Roman" style:font-name-complex="Times New Roman" fo:color="#000000" fo:font-size="8.5pt" style:font-size-asian="8.5pt" style:font-size-complex="8.5pt"/>
    </style:style>
    <style:style style:name="T156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568" style:parent-style-name="DefaultParagraphFont" style:family="text">
      <style:text-properties style:font-name-asian="Times New Roman" style:font-name-complex="Times New Roman" fo:color="#000000" fo:font-size="8.5pt" style:font-size-asian="8.5pt" style:font-size-complex="8.5pt"/>
    </style:style>
    <style:style style:name="T15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70" style:parent-style-name="DefaultParagraphFont" style:family="text">
      <style:text-properties style:font-name-asian="Times New Roman" style:font-name-complex="Times New Roman" fo:color="#000000" fo:font-size="8.5pt" style:font-size-asian="8.5pt" style:font-size-complex="8.5pt"/>
    </style:style>
    <style:style style:name="T157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572" style:parent-style-name="DefaultParagraphFont" style:family="text">
      <style:text-properties style:font-name-asian="Times New Roman" style:font-name-complex="Times New Roman" fo:color="#000000" fo:font-size="8.5pt" style:font-size-asian="8.5pt" style:font-size-complex="8.5pt"/>
    </style:style>
    <style:style style:name="T157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74" style:parent-style-name="DefaultParagraphFont" style:family="text">
      <style:text-properties style:font-name-asian="Times New Roman" style:font-name-complex="Times New Roman" fo:color="#000000" fo:font-size="8.5pt" style:font-size-asian="8.5pt" style:font-size-complex="8.5pt"/>
    </style:style>
    <style:style style:name="T15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76" style:parent-style-name="DefaultParagraphFont" style:family="text">
      <style:text-properties style:font-name-asian="Times New Roman" style:font-name-complex="Times New Roman" fo:color="#000000" fo:font-size="8.5pt" style:font-size-asian="8.5pt" style:font-size-complex="8.5pt"/>
    </style:style>
    <style:style style:name="T15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78" style:parent-style-name="DefaultParagraphFont" style:family="text">
      <style:text-properties style:font-name-asian="Times New Roman" style:font-name-complex="Times New Roman" fo:color="#000000" fo:font-size="8.5pt" style:font-size-asian="8.5pt" style:font-size-complex="8.5pt"/>
    </style:style>
    <style:style style:name="T157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580" style:parent-style-name="DefaultParagraphFont" style:family="text">
      <style:text-properties style:font-name-asian="Times New Roman" style:font-name-complex="Times New Roman" fo:color="#000000" fo:font-size="8.5pt" style:font-size-asian="8.5pt" style:font-size-complex="8.5pt"/>
    </style:style>
    <style:style style:name="T15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82" style:parent-style-name="DefaultParagraphFont" style:family="text">
      <style:text-properties style:font-name-asian="Times New Roman" style:font-name-complex="Times New Roman" fo:color="#000000" fo:font-size="8.5pt" style:font-size-asian="8.5pt" style:font-size-complex="8.5pt"/>
    </style:style>
    <style:style style:name="T158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584" style:parent-style-name="DefaultParagraphFont" style:family="text">
      <style:text-properties style:font-name-asian="Times New Roman" style:font-name-complex="Times New Roman" fo:color="#000000" fo:font-size="8.5pt" style:font-size-asian="8.5pt" style:font-size-complex="8.5pt"/>
    </style:style>
    <style:style style:name="T15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86" style:parent-style-name="DefaultParagraphFont" style:family="text">
      <style:text-properties style:font-name-asian="Times New Roman" style:font-name-complex="Times New Roman" fo:color="#000000" fo:font-size="8.5pt" style:font-size-asian="8.5pt" style:font-size-complex="8.5pt"/>
    </style:style>
    <style:style style:name="T15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88" style:parent-style-name="DefaultParagraphFont" style:family="text">
      <style:text-properties style:font-name-asian="Times New Roman" style:font-name-complex="Times New Roman" fo:color="#000000" fo:font-size="8.5pt" style:font-size-asian="8.5pt" style:font-size-complex="8.5pt"/>
    </style:style>
    <style:style style:name="T158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590" style:parent-style-name="DefaultParagraphFont" style:family="text">
      <style:text-properties style:font-name-asian="Times New Roman" style:font-name-complex="Times New Roman" fo:color="#000000" fo:font-size="8.5pt" style:font-size-asian="8.5pt" style:font-size-complex="8.5pt"/>
    </style:style>
    <style:style style:name="T15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92" style:parent-style-name="DefaultParagraphFont" style:family="text">
      <style:text-properties style:font-name-asian="Times New Roman" style:font-name-complex="Times New Roman" fo:color="#000000" fo:font-size="8.5pt" style:font-size-asian="8.5pt" style:font-size-complex="8.5pt"/>
    </style:style>
    <style:style style:name="T15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94" style:parent-style-name="DefaultParagraphFont" style:family="text">
      <style:text-properties style:font-name-asian="Times New Roman" style:font-name-complex="Times New Roman" fo:color="#000000" fo:font-size="8.5pt" style:font-size-asian="8.5pt" style:font-size-complex="8.5pt"/>
    </style:style>
    <style:style style:name="T15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96" style:parent-style-name="DefaultParagraphFont" style:family="text">
      <style:text-properties style:font-name-asian="Times New Roman" style:font-name-complex="Times New Roman" fo:color="#000000" fo:font-size="8.5pt" style:font-size-asian="8.5pt" style:font-size-complex="8.5pt"/>
    </style:style>
    <style:style style:name="T15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598" style:parent-style-name="DefaultParagraphFont" style:family="text">
      <style:text-properties style:font-name-asian="Times New Roman" style:font-name-complex="Times New Roman" fo:color="#000000" fo:font-size="8.5pt" style:font-size-asian="8.5pt" style:font-size-complex="8.5pt"/>
    </style:style>
    <style:style style:name="T15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00" style:parent-style-name="DefaultParagraphFont" style:family="text">
      <style:text-properties style:font-name-asian="Times New Roman" style:font-name-complex="Times New Roman" fo:color="#000000" fo:font-size="8.5pt" style:font-size-asian="8.5pt" style:font-size-complex="8.5pt"/>
    </style:style>
    <style:style style:name="T16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02" style:parent-style-name="DefaultParagraphFont" style:family="text">
      <style:text-properties style:font-name-asian="Times New Roman" style:font-name-complex="Times New Roman" fo:color="#000000" fo:font-size="8.5pt" style:font-size-asian="8.5pt" style:font-size-complex="8.5pt"/>
    </style:style>
    <style:style style:name="T16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04" style:parent-style-name="DefaultParagraphFont" style:family="text">
      <style:text-properties style:font-name-asian="Times New Roman" style:font-name-complex="Times New Roman" fo:color="#000000" fo:font-size="8.5pt" style:font-size-asian="8.5pt" style:font-size-complex="8.5pt"/>
    </style:style>
    <style:style style:name="T16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06" style:parent-style-name="DefaultParagraphFont" style:family="text">
      <style:text-properties style:font-name-asian="Times New Roman" style:font-name-complex="Times New Roman" fo:color="#000000" fo:font-size="8.5pt" style:font-size-asian="8.5pt" style:font-size-complex="8.5pt"/>
    </style:style>
    <style:style style:name="T16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08" style:parent-style-name="DefaultParagraphFont" style:family="text">
      <style:text-properties style:font-name-asian="Times New Roman" style:font-name-complex="Times New Roman" fo:color="#000000" fo:font-size="8.5pt" style:font-size-asian="8.5pt" style:font-size-complex="8.5pt"/>
    </style:style>
    <style:style style:name="T16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10" style:parent-style-name="DefaultParagraphFont" style:family="text">
      <style:text-properties style:font-name-asian="Times New Roman" style:font-name-complex="Times New Roman" fo:color="#000000" fo:font-size="8.5pt" style:font-size-asian="8.5pt" style:font-size-complex="8.5pt"/>
    </style:style>
    <style:style style:name="T16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12" style:parent-style-name="DefaultParagraphFont" style:family="text">
      <style:text-properties style:font-name-asian="Times New Roman" style:font-name-complex="Times New Roman" fo:color="#000000" fo:font-size="8.5pt" style:font-size-asian="8.5pt" style:font-size-complex="8.5pt"/>
    </style:style>
    <style:style style:name="T16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14" style:parent-style-name="DefaultParagraphFont" style:family="text">
      <style:text-properties style:font-name-asian="Times New Roman" style:font-name-complex="Times New Roman" fo:color="#000000" fo:font-size="8.5pt" style:font-size-asian="8.5pt" style:font-size-complex="8.5pt"/>
    </style:style>
    <style:style style:name="T16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16" style:parent-style-name="DefaultParagraphFont" style:family="text">
      <style:text-properties style:font-name-asian="Times New Roman" style:font-name-complex="Times New Roman" fo:color="#000000" fo:font-size="8.5pt" style:font-size-asian="8.5pt" style:font-size-complex="8.5pt"/>
    </style:style>
    <style:style style:name="T161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618" style:parent-style-name="DefaultParagraphFont" style:family="text">
      <style:text-properties style:font-name-asian="Times New Roman" style:font-name-complex="Times New Roman" fo:color="#000000" fo:font-size="8.5pt" style:font-size-asian="8.5pt" style:font-size-complex="8.5pt"/>
    </style:style>
    <style:style style:name="T16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20" style:parent-style-name="DefaultParagraphFont" style:family="text">
      <style:text-properties style:font-name-asian="Times New Roman" style:font-name-complex="Times New Roman" fo:color="#000000" fo:font-size="8.5pt" style:font-size-asian="8.5pt" style:font-size-complex="8.5pt"/>
    </style:style>
    <style:style style:name="T16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22" style:parent-style-name="DefaultParagraphFont" style:family="text">
      <style:text-properties style:font-name-asian="Times New Roman" style:font-name-complex="Times New Roman" fo:color="#000000" fo:font-size="8.5pt" style:font-size-asian="8.5pt" style:font-size-complex="8.5pt"/>
    </style:style>
    <style:style style:name="P1623"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624" style:parent-style-name="Standard11" style:family="paragraph">
      <style:paragraph-properties style:text-autospace="none" fo:margin-top="0.0208in" fo:margin-right="0.0312in"/>
    </style:style>
    <style:style style:name="T16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26" style:parent-style-name="DefaultParagraphFont" style:family="text">
      <style:text-properties style:font-name-asian="Times New Roman" style:font-name-complex="Times New Roman" fo:color="#000000" fo:font-size="8.5pt" style:font-size-asian="8.5pt" style:font-size-complex="8.5pt"/>
    </style:style>
    <style:style style:name="T16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28" style:parent-style-name="DefaultParagraphFont" style:family="text">
      <style:text-properties style:font-name-asian="Times New Roman" style:font-name-complex="Times New Roman" fo:color="#000000" fo:font-size="8.5pt" style:font-size-asian="8.5pt" style:font-size-complex="8.5pt"/>
    </style:style>
    <style:style style:name="T16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30" style:parent-style-name="DefaultParagraphFont" style:family="text">
      <style:text-properties style:font-name-asian="Times New Roman" style:font-name-complex="Times New Roman" fo:color="#000000" fo:font-size="8.5pt" style:font-size-asian="8.5pt" style:font-size-complex="8.5pt"/>
    </style:style>
    <style:style style:name="T16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32" style:parent-style-name="DefaultParagraphFont" style:family="text">
      <style:text-properties style:font-name-asian="Times New Roman" style:font-name-complex="Times New Roman" fo:color="#000000" fo:font-size="8.5pt" style:font-size-asian="8.5pt" style:font-size-complex="8.5pt"/>
    </style:style>
    <style:style style:name="T163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34" style:parent-style-name="DefaultParagraphFont" style:family="text">
      <style:text-properties style:font-name-asian="Times New Roman" style:font-name-complex="Times New Roman" fo:color="#000000" fo:font-size="8.5pt" style:font-size-asian="8.5pt" style:font-size-complex="8.5pt"/>
    </style:style>
    <style:style style:name="T16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36" style:parent-style-name="DefaultParagraphFont" style:family="text">
      <style:text-properties style:font-name-asian="Times New Roman" style:font-name-complex="Times New Roman" fo:color="#000000" fo:font-size="8.5pt" style:font-size-asian="8.5pt" style:font-size-complex="8.5pt"/>
    </style:style>
    <style:style style:name="T16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38" style:parent-style-name="DefaultParagraphFont" style:family="text">
      <style:text-properties style:font-name-asian="Times New Roman" style:font-name-complex="Times New Roman" fo:color="#000000" fo:font-size="8.5pt" style:font-size-asian="8.5pt" style:font-size-complex="8.5pt"/>
    </style:style>
    <style:style style:name="T16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40" style:parent-style-name="DefaultParagraphFont" style:family="text">
      <style:text-properties style:font-name-asian="Times New Roman" style:font-name-complex="Times New Roman" fo:color="#000000" fo:font-size="8.5pt" style:font-size-asian="8.5pt" style:font-size-complex="8.5pt"/>
    </style:style>
    <style:style style:name="T16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42" style:parent-style-name="DefaultParagraphFont" style:family="text">
      <style:text-properties style:font-name-asian="Times New Roman" style:font-name-complex="Times New Roman" fo:color="#000000" fo:font-size="8.5pt" style:font-size-asian="8.5pt" style:font-size-complex="8.5pt"/>
    </style:style>
    <style:style style:name="T164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644" style:parent-style-name="DefaultParagraphFont" style:family="text">
      <style:text-properties style:font-name-asian="Times New Roman" style:font-name-complex="Times New Roman" fo:color="#000000" fo:font-size="8.5pt" style:font-size-asian="8.5pt" style:font-size-complex="8.5pt"/>
    </style:style>
    <style:style style:name="T16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46" style:parent-style-name="DefaultParagraphFont" style:family="text">
      <style:text-properties style:font-name-asian="Times New Roman" style:font-name-complex="Times New Roman" fo:color="#000000" fo:font-size="8.5pt" style:font-size-asian="8.5pt" style:font-size-complex="8.5pt"/>
    </style:style>
    <style:style style:name="T164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648" style:parent-style-name="DefaultParagraphFont" style:family="text">
      <style:text-properties style:font-name-asian="Times New Roman" style:font-name-complex="Times New Roman" fo:color="#000000" fo:font-size="8.5pt" style:font-size-asian="8.5pt" style:font-size-complex="8.5pt"/>
    </style:style>
    <style:style style:name="T16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50" style:parent-style-name="DefaultParagraphFont" style:family="text">
      <style:text-properties style:font-name-asian="Times New Roman" style:font-name-complex="Times New Roman" fo:color="#000000" fo:font-size="8.5pt" style:font-size-asian="8.5pt" style:font-size-complex="8.5pt"/>
    </style:style>
    <style:style style:name="T16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52" style:parent-style-name="DefaultParagraphFont" style:family="text">
      <style:text-properties style:font-name-asian="Times New Roman" style:font-name-complex="Times New Roman" fo:color="#000000" fo:font-size="8.5pt" style:font-size-asian="8.5pt" style:font-size-complex="8.5pt"/>
    </style:style>
    <style:style style:name="T16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54" style:parent-style-name="DefaultParagraphFont" style:family="text">
      <style:text-properties style:font-name-asian="Times New Roman" style:font-name-complex="Times New Roman" fo:color="#000000" fo:font-size="8.5pt" style:font-size-asian="8.5pt" style:font-size-complex="8.5pt"/>
    </style:style>
    <style:style style:name="T165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56" style:parent-style-name="DefaultParagraphFont" style:family="text">
      <style:text-properties style:font-name-asian="Times New Roman" style:font-name-complex="Times New Roman" fo:color="#000000" fo:font-size="8.5pt" style:font-size-asian="8.5pt" style:font-size-complex="8.5pt"/>
    </style:style>
    <style:style style:name="T16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58" style:parent-style-name="DefaultParagraphFont" style:family="text">
      <style:text-properties style:font-name-asian="Times New Roman" style:font-name-complex="Times New Roman" fo:color="#000000" fo:font-size="8.5pt" style:font-size-asian="8.5pt" style:font-size-complex="8.5pt"/>
    </style:style>
    <style:style style:name="T16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60" style:parent-style-name="DefaultParagraphFont" style:family="text">
      <style:text-properties style:font-name-asian="Times New Roman" style:font-name-complex="Times New Roman" fo:color="#000000" fo:font-size="8.5pt" style:font-size-asian="8.5pt" style:font-size-complex="8.5pt"/>
    </style:style>
    <style:style style:name="T16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62" style:parent-style-name="DefaultParagraphFont" style:family="text">
      <style:text-properties style:font-name-asian="Times New Roman" style:font-name-complex="Times New Roman" fo:color="#000000" fo:font-size="8.5pt" style:font-size-asian="8.5pt" style:font-size-complex="8.5pt"/>
    </style:style>
    <style:style style:name="T166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64" style:parent-style-name="DefaultParagraphFont" style:family="text">
      <style:text-properties style:font-name-asian="Times New Roman" style:font-name-complex="Times New Roman" fo:color="#000000" fo:font-size="8.5pt" style:font-size-asian="8.5pt" style:font-size-complex="8.5pt"/>
    </style:style>
    <style:style style:name="T16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66" style:parent-style-name="DefaultParagraphFont" style:family="text">
      <style:text-properties style:font-name-asian="Times New Roman" style:font-name-complex="Times New Roman" fo:color="#000000" fo:font-size="8.5pt" style:font-size-asian="8.5pt" style:font-size-complex="8.5pt"/>
    </style:style>
    <style:style style:name="T166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68" style:parent-style-name="DefaultParagraphFont" style:family="text">
      <style:text-properties style:font-name-asian="Times New Roman" style:font-name-complex="Times New Roman" fo:color="#000000" fo:font-size="8.5pt" style:font-size-asian="8.5pt" style:font-size-complex="8.5pt"/>
    </style:style>
    <style:style style:name="T16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70" style:parent-style-name="DefaultParagraphFont" style:family="text">
      <style:text-properties style:font-name-asian="Times New Roman" style:font-name-complex="Times New Roman" fo:color="#000000" fo:font-size="8.5pt" style:font-size-asian="8.5pt" style:font-size-complex="8.5pt"/>
    </style:style>
    <style:style style:name="T16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72" style:parent-style-name="DefaultParagraphFont" style:family="text">
      <style:text-properties style:font-name-asian="Times New Roman" style:font-name-complex="Times New Roman" fo:color="#000000" fo:font-size="8.5pt" style:font-size-asian="8.5pt" style:font-size-complex="8.5pt"/>
    </style:style>
    <style:style style:name="T167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74" style:parent-style-name="DefaultParagraphFont" style:family="text">
      <style:text-properties style:font-name-asian="Times New Roman" style:font-name-complex="Times New Roman" fo:color="#000000" fo:font-size="8.5pt" style:font-size-asian="8.5pt" style:font-size-complex="8.5pt"/>
    </style:style>
    <style:style style:name="T16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76" style:parent-style-name="DefaultParagraphFont" style:family="text">
      <style:text-properties style:font-name-asian="Times New Roman" style:font-name-complex="Times New Roman" fo:color="#000000" fo:font-size="8.5pt" style:font-size-asian="8.5pt" style:font-size-complex="8.5pt"/>
    </style:style>
    <style:style style:name="T16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78" style:parent-style-name="DefaultParagraphFont" style:family="text">
      <style:text-properties style:font-name-asian="Times New Roman" style:font-name-complex="Times New Roman" fo:color="#000000" fo:font-size="8.5pt" style:font-size-asian="8.5pt" style:font-size-complex="8.5pt"/>
    </style:style>
    <style:style style:name="T16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80" style:parent-style-name="DefaultParagraphFont" style:family="text">
      <style:text-properties style:font-name-asian="Times New Roman" style:font-name-complex="Times New Roman" fo:color="#000000" fo:font-size="8.5pt" style:font-size-asian="8.5pt" style:font-size-complex="8.5pt"/>
    </style:style>
    <style:style style:name="T16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82" style:parent-style-name="DefaultParagraphFont" style:family="text">
      <style:text-properties style:font-name-asian="Times New Roman" style:font-name-complex="Times New Roman" fo:color="#000000" fo:font-size="8.5pt" style:font-size-asian="8.5pt" style:font-size-complex="8.5pt"/>
    </style:style>
    <style:style style:name="T16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84" style:parent-style-name="DefaultParagraphFont" style:family="text">
      <style:text-properties style:font-name-asian="Times New Roman" style:font-name-complex="Times New Roman" fo:color="#000000" fo:font-size="8.5pt" style:font-size-asian="8.5pt" style:font-size-complex="8.5pt"/>
    </style:style>
    <style:style style:name="T16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86" style:parent-style-name="DefaultParagraphFont" style:family="text">
      <style:text-properties style:font-name-asian="Times New Roman" style:font-name-complex="Times New Roman" fo:color="#000000" fo:font-size="8.5pt" style:font-size-asian="8.5pt" style:font-size-complex="8.5pt"/>
    </style:style>
    <style:style style:name="T16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88" style:parent-style-name="DefaultParagraphFont" style:family="text">
      <style:text-properties style:font-name-asian="Times New Roman" style:font-name-complex="Times New Roman" fo:color="#000000" fo:font-size="8.5pt" style:font-size-asian="8.5pt" style:font-size-complex="8.5pt"/>
    </style:style>
    <style:style style:name="T16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90" style:parent-style-name="DefaultParagraphFont" style:family="text">
      <style:text-properties style:font-name-asian="Times New Roman" style:font-name-complex="Times New Roman" fo:color="#000000" fo:font-size="8.5pt" style:font-size-asian="8.5pt" style:font-size-complex="8.5pt"/>
    </style:style>
    <style:style style:name="T16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92" style:parent-style-name="DefaultParagraphFont" style:family="text">
      <style:text-properties style:font-name-asian="Times New Roman" style:font-name-complex="Times New Roman" fo:color="#000000" fo:font-size="8.5pt" style:font-size-asian="8.5pt" style:font-size-complex="8.5pt"/>
    </style:style>
    <style:style style:name="T16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94" style:parent-style-name="DefaultParagraphFont" style:family="text">
      <style:text-properties style:font-name-asian="Times New Roman" style:font-name-complex="Times New Roman" fo:color="#000000" fo:font-size="8.5pt" style:font-size-asian="8.5pt" style:font-size-complex="8.5pt"/>
    </style:style>
    <style:style style:name="T16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96" style:parent-style-name="DefaultParagraphFont" style:family="text">
      <style:text-properties style:font-name-asian="Times New Roman" style:font-name-complex="Times New Roman" fo:color="#000000" fo:font-size="8.5pt" style:font-size-asian="8.5pt" style:font-size-complex="8.5pt"/>
    </style:style>
    <style:style style:name="T16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698" style:parent-style-name="DefaultParagraphFont" style:family="text">
      <style:text-properties style:font-name-asian="Times New Roman" style:font-name-complex="Times New Roman" fo:color="#000000" fo:font-size="8.5pt" style:font-size-asian="8.5pt" style:font-size-complex="8.5pt"/>
    </style:style>
    <style:style style:name="P1699"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700" style:parent-style-name="Standard11" style:family="paragraph">
      <style:paragraph-properties style:text-autospace="none" fo:margin-top="0.0208in" fo:margin-right="0.0312in"/>
    </style:style>
    <style:style style:name="T17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02" style:parent-style-name="DefaultParagraphFont" style:family="text">
      <style:text-properties style:font-name-asian="Times New Roman" style:font-name-complex="Times New Roman" fo:color="#000000" fo:font-size="8.5pt" style:font-size-asian="8.5pt" style:font-size-complex="8.5pt"/>
    </style:style>
    <style:style style:name="T170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04" style:parent-style-name="DefaultParagraphFont" style:family="text">
      <style:text-properties style:font-name-asian="Times New Roman" style:font-name-complex="Times New Roman" fo:color="#000000" fo:font-size="8.5pt" style:font-size-asian="8.5pt" style:font-size-complex="8.5pt"/>
    </style:style>
    <style:style style:name="T17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06" style:parent-style-name="DefaultParagraphFont" style:family="text">
      <style:text-properties style:font-name-asian="Times New Roman" style:font-name-complex="Times New Roman" fo:color="#000000" fo:font-size="8.5pt" style:font-size-asian="8.5pt" style:font-size-complex="8.5pt"/>
    </style:style>
    <style:style style:name="T17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08" style:parent-style-name="DefaultParagraphFont" style:family="text">
      <style:text-properties style:font-name-asian="Times New Roman" style:font-name-complex="Times New Roman" fo:color="#000000" fo:font-size="8.5pt" style:font-size-asian="8.5pt" style:font-size-complex="8.5pt"/>
    </style:style>
    <style:style style:name="T17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10" style:parent-style-name="DefaultParagraphFont" style:family="text">
      <style:text-properties style:font-name-asian="Times New Roman" style:font-name-complex="Times New Roman" fo:color="#000000" fo:font-size="8.5pt" style:font-size-asian="8.5pt" style:font-size-complex="8.5pt"/>
    </style:style>
    <style:style style:name="T17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12" style:parent-style-name="DefaultParagraphFont" style:family="text">
      <style:text-properties style:font-name-asian="Times New Roman" style:font-name-complex="Times New Roman" fo:color="#000000" fo:font-size="8.5pt" style:font-size-asian="8.5pt" style:font-size-complex="8.5pt"/>
    </style:style>
    <style:style style:name="T17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14" style:parent-style-name="DefaultParagraphFont" style:family="text">
      <style:text-properties style:font-name-asian="Times New Roman" style:font-name-complex="Times New Roman" fo:color="#000000" fo:font-size="8.5pt" style:font-size-asian="8.5pt" style:font-size-complex="8.5pt"/>
    </style:style>
    <style:style style:name="T17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16" style:parent-style-name="DefaultParagraphFont" style:family="text">
      <style:text-properties style:font-name-asian="Times New Roman" style:font-name-complex="Times New Roman" fo:color="#000000" fo:font-size="8.5pt" style:font-size-asian="8.5pt" style:font-size-complex="8.5pt"/>
    </style:style>
    <style:style style:name="T17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18" style:parent-style-name="DefaultParagraphFont" style:family="text">
      <style:text-properties style:font-name-asian="Times New Roman" style:font-name-complex="Times New Roman" fo:color="#000000" fo:font-size="8.5pt" style:font-size-asian="8.5pt" style:font-size-complex="8.5pt"/>
    </style:style>
    <style:style style:name="T17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20" style:parent-style-name="DefaultParagraphFont" style:family="text">
      <style:text-properties style:font-name-asian="Times New Roman" style:font-name-complex="Times New Roman" fo:color="#000000" fo:font-size="8.5pt" style:font-size-asian="8.5pt" style:font-size-complex="8.5pt"/>
    </style:style>
    <style:style style:name="T17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22" style:parent-style-name="DefaultParagraphFont" style:family="text">
      <style:text-properties style:font-name-asian="Times New Roman" style:font-name-complex="Times New Roman" fo:color="#000000" fo:font-size="8.5pt" style:font-size-asian="8.5pt" style:font-size-complex="8.5pt"/>
    </style:style>
    <style:style style:name="T17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24" style:parent-style-name="DefaultParagraphFont" style:family="text">
      <style:text-properties style:font-name-asian="Times New Roman" style:font-name-complex="Times New Roman" fo:color="#000000" fo:font-size="8.5pt" style:font-size-asian="8.5pt" style:font-size-complex="8.5pt"/>
    </style:style>
    <style:style style:name="T17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26" style:parent-style-name="DefaultParagraphFont" style:family="text">
      <style:text-properties style:font-name-asian="Times New Roman" style:font-name-complex="Times New Roman" fo:color="#000000" fo:font-size="8.5pt" style:font-size-asian="8.5pt" style:font-size-complex="8.5pt"/>
    </style:style>
    <style:style style:name="T17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28" style:parent-style-name="DefaultParagraphFont" style:family="text">
      <style:text-properties style:font-name-asian="Times New Roman" style:font-name-complex="Times New Roman" fo:color="#000000" fo:font-size="8.5pt" style:font-size-asian="8.5pt" style:font-size-complex="8.5pt"/>
    </style:style>
    <style:style style:name="T172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30" style:parent-style-name="DefaultParagraphFont" style:family="text">
      <style:text-properties style:font-name-asian="Times New Roman" style:font-name-complex="Times New Roman" fo:color="#000000" fo:font-size="8.5pt" style:font-size-asian="8.5pt" style:font-size-complex="8.5pt"/>
    </style:style>
    <style:style style:name="T17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32" style:parent-style-name="DefaultParagraphFont" style:family="text">
      <style:text-properties style:font-name-asian="Times New Roman" style:font-name-complex="Times New Roman" fo:color="#000000" fo:font-size="8.5pt" style:font-size-asian="8.5pt" style:font-size-complex="8.5pt"/>
    </style:style>
    <style:style style:name="T173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34" style:parent-style-name="DefaultParagraphFont" style:family="text">
      <style:text-properties style:font-name-asian="Times New Roman" style:font-name-complex="Times New Roman" fo:color="#000000" fo:font-size="8.5pt" style:font-size-asian="8.5pt" style:font-size-complex="8.5pt"/>
    </style:style>
    <style:style style:name="T17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36" style:parent-style-name="DefaultParagraphFont" style:family="text">
      <style:text-properties style:font-name-asian="Times New Roman" style:font-name-complex="Times New Roman" fo:color="#000000" fo:font-size="8.5pt" style:font-size-asian="8.5pt" style:font-size-complex="8.5pt"/>
    </style:style>
    <style:style style:name="T17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38" style:parent-style-name="DefaultParagraphFont" style:family="text">
      <style:text-properties style:font-name-asian="Times New Roman" style:font-name-complex="Times New Roman" fo:color="#000000" fo:font-size="8.5pt" style:font-size-asian="8.5pt" style:font-size-complex="8.5pt"/>
    </style:style>
    <style:style style:name="T17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40" style:parent-style-name="DefaultParagraphFont" style:family="text">
      <style:text-properties style:font-name-asian="Times New Roman" style:font-name-complex="Times New Roman" fo:color="#000000" fo:font-size="8.5pt" style:font-size-asian="8.5pt" style:font-size-complex="8.5pt"/>
    </style:style>
    <style:style style:name="T17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42" style:parent-style-name="DefaultParagraphFont" style:family="text">
      <style:text-properties style:font-name-asian="Times New Roman" style:font-name-complex="Times New Roman" fo:color="#000000" fo:font-size="8.5pt" style:font-size-asian="8.5pt" style:font-size-complex="8.5pt"/>
    </style:style>
    <style:style style:name="T174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44" style:parent-style-name="DefaultParagraphFont" style:family="text">
      <style:text-properties style:font-name-asian="Times New Roman" style:font-name-complex="Times New Roman" fo:color="#000000" fo:font-size="8.5pt" style:font-size-asian="8.5pt" style:font-size-complex="8.5pt"/>
    </style:style>
    <style:style style:name="T174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46" style:parent-style-name="DefaultParagraphFont" style:family="text">
      <style:text-properties style:font-name-asian="Times New Roman" style:font-name-complex="Times New Roman" fo:color="#000000" fo:font-size="8.5pt" style:font-size-asian="8.5pt" style:font-size-complex="8.5pt"/>
    </style:style>
    <style:style style:name="T17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48" style:parent-style-name="DefaultParagraphFont" style:family="text">
      <style:text-properties style:font-name-asian="Times New Roman" style:font-name-complex="Times New Roman" fo:color="#000000" fo:font-size="8.5pt" style:font-size-asian="8.5pt" style:font-size-complex="8.5pt"/>
    </style:style>
    <style:style style:name="T17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50" style:parent-style-name="DefaultParagraphFont" style:family="text">
      <style:text-properties style:font-name-asian="Times New Roman" style:font-name-complex="Times New Roman" fo:color="#000000" fo:font-size="8.5pt" style:font-size-asian="8.5pt" style:font-size-complex="8.5pt"/>
    </style:style>
    <style:style style:name="T17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52" style:parent-style-name="DefaultParagraphFont" style:family="text">
      <style:text-properties style:font-name-asian="Times New Roman" style:font-name-complex="Times New Roman" fo:color="#000000" fo:font-size="8.5pt" style:font-size-asian="8.5pt" style:font-size-complex="8.5pt"/>
    </style:style>
    <style:style style:name="T17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54" style:parent-style-name="DefaultParagraphFont" style:family="text">
      <style:text-properties style:font-name-asian="Times New Roman" style:font-name-complex="Times New Roman" fo:color="#000000" fo:font-size="8.5pt" style:font-size-asian="8.5pt" style:font-size-complex="8.5pt"/>
    </style:style>
    <style:style style:name="T175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56" style:parent-style-name="DefaultParagraphFont" style:family="text">
      <style:text-properties style:font-name-asian="Times New Roman" style:font-name-complex="Times New Roman" fo:color="#000000" fo:font-size="8.5pt" style:font-size-asian="8.5pt" style:font-size-complex="8.5pt"/>
    </style:style>
    <style:style style:name="T175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58" style:parent-style-name="DefaultParagraphFont" style:family="text">
      <style:text-properties style:font-name-asian="Times New Roman" style:font-name-complex="Times New Roman" fo:color="#000000" fo:font-size="8.5pt" style:font-size-asian="8.5pt" style:font-size-complex="8.5pt"/>
    </style:style>
    <style:style style:name="T17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60" style:parent-style-name="DefaultParagraphFont" style:family="text">
      <style:text-properties style:font-name-asian="Times New Roman" style:font-name-complex="Times New Roman" fo:color="#000000" fo:font-size="8.5pt" style:font-size-asian="8.5pt" style:font-size-complex="8.5pt"/>
    </style:style>
    <style:style style:name="T17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62" style:parent-style-name="DefaultParagraphFont" style:family="text">
      <style:text-properties style:font-name-asian="Times New Roman" style:font-name-complex="Times New Roman" fo:color="#000000" fo:font-size="8.5pt" style:font-size-asian="8.5pt" style:font-size-complex="8.5pt"/>
    </style:style>
    <style:style style:name="T176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64" style:parent-style-name="DefaultParagraphFont" style:family="text">
      <style:text-properties style:font-name-asian="Times New Roman" style:font-name-complex="Times New Roman" fo:color="#000000" fo:font-size="8.5pt" style:font-size-asian="8.5pt" style:font-size-complex="8.5pt"/>
    </style:style>
    <style:style style:name="T17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66" style:parent-style-name="DefaultParagraphFont" style:family="text">
      <style:text-properties style:font-name-asian="Times New Roman" style:font-name-complex="Times New Roman" fo:color="#000000" fo:font-size="8.5pt" style:font-size-asian="8.5pt" style:font-size-complex="8.5pt"/>
    </style:style>
    <style:style style:name="T176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68" style:parent-style-name="DefaultParagraphFont" style:family="text">
      <style:text-properties style:font-name-asian="Times New Roman" style:font-name-complex="Times New Roman" fo:color="#000000" fo:font-size="8.5pt" style:font-size-asian="8.5pt" style:font-size-complex="8.5pt"/>
    </style:style>
    <style:style style:name="T17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70" style:parent-style-name="DefaultParagraphFont" style:family="text">
      <style:text-properties style:font-name-asian="Times New Roman" style:font-name-complex="Times New Roman" fo:color="#000000" fo:font-size="8.5pt" style:font-size-asian="8.5pt" style:font-size-complex="8.5pt"/>
    </style:style>
    <style:style style:name="T17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72" style:parent-style-name="DefaultParagraphFont" style:family="text">
      <style:text-properties style:font-name-asian="Times New Roman" style:font-name-complex="Times New Roman" fo:color="#000000" fo:font-size="8.5pt" style:font-size-asian="8.5pt" style:font-size-complex="8.5pt"/>
    </style:style>
    <style:style style:name="T177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74" style:parent-style-name="DefaultParagraphFont" style:family="text">
      <style:text-properties style:font-name-asian="Times New Roman" style:font-name-complex="Times New Roman" fo:color="#000000" fo:font-size="8.5pt" style:font-size-asian="8.5pt" style:font-size-complex="8.5pt"/>
    </style:style>
    <style:style style:name="T17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76" style:parent-style-name="DefaultParagraphFont" style:family="text">
      <style:text-properties style:font-name-asian="Times New Roman" style:font-name-complex="Times New Roman" fo:color="#000000" fo:font-size="8.5pt" style:font-size-asian="8.5pt" style:font-size-complex="8.5pt"/>
    </style:style>
    <style:style style:name="T17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78" style:parent-style-name="DefaultParagraphFont" style:family="text">
      <style:text-properties style:font-name-asian="Times New Roman" style:font-name-complex="Times New Roman" fo:color="#000000" fo:font-size="8.5pt" style:font-size-asian="8.5pt" style:font-size-complex="8.5pt"/>
    </style:style>
    <style:style style:name="T17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80" style:parent-style-name="DefaultParagraphFont" style:family="text">
      <style:text-properties style:font-name-asian="Times New Roman" style:font-name-complex="Times New Roman" fo:color="#000000" fo:font-size="8.5pt" style:font-size-asian="8.5pt" style:font-size-complex="8.5pt"/>
    </style:style>
    <style:style style:name="T17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82" style:parent-style-name="DefaultParagraphFont" style:family="text">
      <style:text-properties style:font-name-asian="Times New Roman" style:font-name-complex="Times New Roman" fo:color="#000000" fo:font-size="8.5pt" style:font-size-asian="8.5pt" style:font-size-complex="8.5pt"/>
    </style:style>
    <style:style style:name="T17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84" style:parent-style-name="DefaultParagraphFont" style:family="text">
      <style:text-properties style:font-name-asian="Times New Roman" style:font-name-complex="Times New Roman" fo:color="#000000" fo:font-size="8.5pt" style:font-size-asian="8.5pt" style:font-size-complex="8.5pt"/>
    </style:style>
    <style:style style:name="T17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86" style:parent-style-name="DefaultParagraphFont" style:family="text">
      <style:text-properties style:font-name-asian="Times New Roman" style:font-name-complex="Times New Roman" fo:color="#000000" fo:font-size="8.5pt" style:font-size-asian="8.5pt" style:font-size-complex="8.5pt"/>
    </style:style>
    <style:style style:name="T17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88" style:parent-style-name="DefaultParagraphFont" style:family="text">
      <style:text-properties style:font-name-asian="Times New Roman" style:font-name-complex="Times New Roman" fo:color="#000000" fo:font-size="8.5pt" style:font-size-asian="8.5pt" style:font-size-complex="8.5pt"/>
    </style:style>
    <style:style style:name="T17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90" style:parent-style-name="DefaultParagraphFont" style:family="text">
      <style:text-properties style:font-name-asian="Times New Roman" style:font-name-complex="Times New Roman" fo:color="#000000" fo:font-size="8.5pt" style:font-size-asian="8.5pt" style:font-size-complex="8.5pt"/>
    </style:style>
    <style:style style:name="T17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92" style:parent-style-name="DefaultParagraphFont" style:family="text">
      <style:text-properties style:font-name-asian="Times New Roman" style:font-name-complex="Times New Roman" fo:color="#000000" fo:font-size="8.5pt" style:font-size-asian="8.5pt" style:font-size-complex="8.5pt"/>
    </style:style>
    <style:style style:name="T17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94" style:parent-style-name="DefaultParagraphFont" style:family="text">
      <style:text-properties style:font-name-asian="Times New Roman" style:font-name-complex="Times New Roman" fo:color="#000000" fo:font-size="8.5pt" style:font-size-asian="8.5pt" style:font-size-complex="8.5pt"/>
    </style:style>
    <style:style style:name="T179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796" style:parent-style-name="DefaultParagraphFont" style:family="text">
      <style:text-properties style:font-name-asian="Times New Roman" style:font-name-complex="Times New Roman" fo:color="#000000" fo:font-size="8.5pt" style:font-size-asian="8.5pt" style:font-size-complex="8.5pt"/>
    </style:style>
    <style:style style:name="T17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798" style:parent-style-name="DefaultParagraphFont" style:family="text">
      <style:text-properties style:font-name-asian="Times New Roman" style:font-name-complex="Times New Roman" fo:color="#000000" fo:font-size="8.5pt" style:font-size-asian="8.5pt" style:font-size-complex="8.5pt"/>
    </style:style>
    <style:style style:name="T17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00" style:parent-style-name="DefaultParagraphFont" style:family="text">
      <style:text-properties style:font-name-asian="Times New Roman" style:font-name-complex="Times New Roman" fo:color="#000000" fo:font-size="8.5pt" style:font-size-asian="8.5pt" style:font-size-complex="8.5pt"/>
    </style:style>
    <style:style style:name="T180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02" style:parent-style-name="DefaultParagraphFont" style:family="text">
      <style:text-properties style:font-name-asian="Times New Roman" style:font-name-complex="Times New Roman" fo:color="#000000" fo:font-size="8.5pt" style:font-size-asian="8.5pt" style:font-size-complex="8.5pt"/>
    </style:style>
    <style:style style:name="T18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04" style:parent-style-name="DefaultParagraphFont" style:family="text">
      <style:text-properties style:font-name-asian="Times New Roman" style:font-name-complex="Times New Roman" fo:color="#000000" fo:font-size="8.5pt" style:font-size-asian="8.5pt" style:font-size-complex="8.5pt"/>
    </style:style>
    <style:style style:name="T18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06" style:parent-style-name="DefaultParagraphFont" style:family="text">
      <style:text-properties style:font-name-asian="Times New Roman" style:font-name-complex="Times New Roman" fo:color="#000000" fo:font-size="8.5pt" style:font-size-asian="8.5pt" style:font-size-complex="8.5pt"/>
    </style:style>
    <style:style style:name="T18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08" style:parent-style-name="DefaultParagraphFont" style:family="text">
      <style:text-properties style:font-name-asian="Times New Roman" style:font-name-complex="Times New Roman" fo:color="#000000" fo:font-size="8.5pt" style:font-size-asian="8.5pt" style:font-size-complex="8.5pt"/>
    </style:style>
    <style:style style:name="T18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10" style:parent-style-name="DefaultParagraphFont" style:family="text">
      <style:text-properties style:font-name-asian="Times New Roman" style:font-name-complex="Times New Roman" fo:color="#000000" fo:font-size="8.5pt" style:font-size-asian="8.5pt" style:font-size-complex="8.5pt"/>
    </style:style>
    <style:style style:name="T18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12" style:parent-style-name="DefaultParagraphFont" style:family="text">
      <style:text-properties style:font-name-asian="Times New Roman" style:font-name-complex="Times New Roman" fo:color="#000000" fo:font-size="8.5pt" style:font-size-asian="8.5pt" style:font-size-complex="8.5pt"/>
    </style:style>
    <style:style style:name="T18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14" style:parent-style-name="DefaultParagraphFont" style:family="text">
      <style:text-properties style:font-name-asian="Times New Roman" style:font-name-complex="Times New Roman" fo:color="#000000" fo:font-size="8.5pt" style:font-size-asian="8.5pt" style:font-size-complex="8.5pt"/>
    </style:style>
    <style:style style:name="P1815"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816" style:parent-style-name="Standard11" style:family="paragraph">
      <style:paragraph-properties style:text-autospace="none" fo:margin-top="0.0208in" fo:margin-right="0.0312in"/>
    </style:style>
    <style:style style:name="T18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18" style:parent-style-name="DefaultParagraphFont" style:family="text">
      <style:text-properties style:font-name-asian="Times New Roman" style:font-name-complex="Times New Roman" fo:color="#000000" fo:font-size="8.5pt" style:font-size-asian="8.5pt" style:font-size-complex="8.5pt"/>
    </style:style>
    <style:style style:name="T18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20" style:parent-style-name="DefaultParagraphFont" style:family="text">
      <style:text-properties style:font-name-asian="Times New Roman" style:font-name-complex="Times New Roman" fo:color="#000000" fo:font-size="8.5pt" style:font-size-asian="8.5pt" style:font-size-complex="8.5pt"/>
    </style:style>
    <style:style style:name="T18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22" style:parent-style-name="DefaultParagraphFont" style:family="text">
      <style:text-properties style:font-name-asian="Times New Roman" style:font-name-complex="Times New Roman" fo:color="#000000" fo:font-size="8.5pt" style:font-size-asian="8.5pt" style:font-size-complex="8.5pt"/>
    </style:style>
    <style:style style:name="T18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24" style:parent-style-name="DefaultParagraphFont" style:family="text">
      <style:text-properties style:font-name-asian="Times New Roman" style:font-name-complex="Times New Roman" fo:color="#000000" fo:font-size="8.5pt" style:font-size-asian="8.5pt" style:font-size-complex="8.5pt"/>
    </style:style>
    <style:style style:name="T18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26" style:parent-style-name="DefaultParagraphFont" style:family="text">
      <style:text-properties style:font-name-asian="Times New Roman" style:font-name-complex="Times New Roman" fo:color="#000000" fo:font-size="8.5pt" style:font-size-asian="8.5pt" style:font-size-complex="8.5pt"/>
    </style:style>
    <style:style style:name="T18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28" style:parent-style-name="DefaultParagraphFont" style:family="text">
      <style:text-properties style:font-name-asian="Times New Roman" style:font-name-complex="Times New Roman" fo:color="#000000" fo:font-size="8.5pt" style:font-size-asian="8.5pt" style:font-size-complex="8.5pt"/>
    </style:style>
    <style:style style:name="T182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30" style:parent-style-name="DefaultParagraphFont" style:family="text">
      <style:text-properties style:font-name-asian="Times New Roman" style:font-name-complex="Times New Roman" fo:color="#000000" fo:font-size="8.5pt" style:font-size-asian="8.5pt" style:font-size-complex="8.5pt"/>
    </style:style>
    <style:style style:name="T18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32" style:parent-style-name="DefaultParagraphFont" style:family="text">
      <style:text-properties style:font-name-asian="Times New Roman" style:font-name-complex="Times New Roman" fo:color="#000000" fo:font-size="8.5pt" style:font-size-asian="8.5pt" style:font-size-complex="8.5pt"/>
    </style:style>
    <style:style style:name="T183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34" style:parent-style-name="DefaultParagraphFont" style:family="text">
      <style:text-properties style:font-name-asian="Times New Roman" style:font-name-complex="Times New Roman" fo:color="#000000" fo:font-size="8.5pt" style:font-size-asian="8.5pt" style:font-size-complex="8.5pt"/>
    </style:style>
    <style:style style:name="T18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36" style:parent-style-name="DefaultParagraphFont" style:family="text">
      <style:text-properties style:font-name-asian="Times New Roman" style:font-name-complex="Times New Roman" fo:color="#000000" fo:font-size="8.5pt" style:font-size-asian="8.5pt" style:font-size-complex="8.5pt"/>
    </style:style>
    <style:style style:name="T18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38" style:parent-style-name="DefaultParagraphFont" style:family="text">
      <style:text-properties style:font-name-asian="Times New Roman" style:font-name-complex="Times New Roman" fo:color="#000000" fo:font-size="8.5pt" style:font-size-asian="8.5pt" style:font-size-complex="8.5pt"/>
    </style:style>
    <style:style style:name="T183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40" style:parent-style-name="DefaultParagraphFont" style:family="text">
      <style:text-properties style:font-name-asian="Times New Roman" style:font-name-complex="Times New Roman" fo:color="#000000" fo:font-size="8.5pt" style:font-size-asian="8.5pt" style:font-size-complex="8.5pt"/>
    </style:style>
    <style:style style:name="T18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42" style:parent-style-name="DefaultParagraphFont" style:family="text">
      <style:text-properties style:font-name-asian="Times New Roman" style:font-name-complex="Times New Roman" fo:color="#000000" fo:font-size="8.5pt" style:font-size-asian="8.5pt" style:font-size-complex="8.5pt"/>
    </style:style>
    <style:style style:name="T18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44" style:parent-style-name="DefaultParagraphFont" style:family="text">
      <style:text-properties style:font-name-asian="Times New Roman" style:font-name-complex="Times New Roman" fo:color="#000000" fo:font-size="8.5pt" style:font-size-asian="8.5pt" style:font-size-complex="8.5pt"/>
    </style:style>
    <style:style style:name="T184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46" style:parent-style-name="DefaultParagraphFont" style:family="text">
      <style:text-properties style:font-name-asian="Times New Roman" style:font-name-complex="Times New Roman" fo:color="#000000" fo:font-size="8.5pt" style:font-size-asian="8.5pt" style:font-size-complex="8.5pt"/>
    </style:style>
    <style:style style:name="T18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48" style:parent-style-name="DefaultParagraphFont" style:family="text">
      <style:text-properties style:font-name-asian="Times New Roman" style:font-name-complex="Times New Roman" fo:color="#000000" fo:font-size="8.5pt" style:font-size-asian="8.5pt" style:font-size-complex="8.5pt"/>
    </style:style>
    <style:style style:name="T18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50" style:parent-style-name="DefaultParagraphFont" style:family="text">
      <style:text-properties style:font-name-asian="Times New Roman" style:font-name-complex="Times New Roman" fo:color="#000000" fo:font-size="8.5pt" style:font-size-asian="8.5pt" style:font-size-complex="8.5pt"/>
    </style:style>
    <style:style style:name="T18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52" style:parent-style-name="DefaultParagraphFont" style:family="text">
      <style:text-properties style:font-name-asian="Times New Roman" style:font-name-complex="Times New Roman" fo:color="#000000" fo:font-size="8.5pt" style:font-size-asian="8.5pt" style:font-size-complex="8.5pt"/>
    </style:style>
    <style:style style:name="T18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54" style:parent-style-name="DefaultParagraphFont" style:family="text">
      <style:text-properties style:font-name-asian="Times New Roman" style:font-name-complex="Times New Roman" fo:color="#000000" fo:font-size="8.5pt" style:font-size-asian="8.5pt" style:font-size-complex="8.5pt"/>
    </style:style>
    <style:style style:name="T185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56" style:parent-style-name="DefaultParagraphFont" style:family="text">
      <style:text-properties style:font-name-asian="Times New Roman" style:font-name-complex="Times New Roman" fo:color="#000000" fo:font-size="8.5pt" style:font-size-asian="8.5pt" style:font-size-complex="8.5pt"/>
    </style:style>
    <style:style style:name="T18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58" style:parent-style-name="DefaultParagraphFont" style:family="text">
      <style:text-properties style:font-name-asian="Times New Roman" style:font-name-complex="Times New Roman" fo:color="#000000" fo:font-size="8.5pt" style:font-size-asian="8.5pt" style:font-size-complex="8.5pt"/>
    </style:style>
    <style:style style:name="T18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60" style:parent-style-name="DefaultParagraphFont" style:family="text">
      <style:text-properties style:font-name-asian="Times New Roman" style:font-name-complex="Times New Roman" fo:color="#000000" fo:font-size="8.5pt" style:font-size-asian="8.5pt" style:font-size-complex="8.5pt"/>
    </style:style>
    <style:style style:name="T186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62" style:parent-style-name="DefaultParagraphFont" style:family="text">
      <style:text-properties style:font-name-asian="Times New Roman" style:font-name-complex="Times New Roman" fo:color="#000000" fo:font-size="8.5pt" style:font-size-asian="8.5pt" style:font-size-complex="8.5pt"/>
    </style:style>
    <style:style style:name="T186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64" style:parent-style-name="DefaultParagraphFont" style:family="text">
      <style:text-properties style:font-name-asian="Times New Roman" style:font-name-complex="Times New Roman" fo:color="#000000" fo:font-size="8.5pt" style:font-size-asian="8.5pt" style:font-size-complex="8.5pt"/>
    </style:style>
    <style:style style:name="T18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66" style:parent-style-name="DefaultParagraphFont" style:family="text">
      <style:text-properties style:font-name-asian="Times New Roman" style:font-name-complex="Times New Roman" fo:color="#000000" fo:font-size="8.5pt" style:font-size-asian="8.5pt" style:font-size-complex="8.5pt"/>
    </style:style>
    <style:style style:name="T186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68" style:parent-style-name="DefaultParagraphFont" style:family="text">
      <style:text-properties style:font-name-asian="Times New Roman" style:font-name-complex="Times New Roman" fo:color="#000000" fo:font-size="8.5pt" style:font-size-asian="8.5pt" style:font-size-complex="8.5pt"/>
    </style:style>
    <style:style style:name="T18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70" style:parent-style-name="DefaultParagraphFont" style:family="text">
      <style:text-properties style:font-name-asian="Times New Roman" style:font-name-complex="Times New Roman" fo:color="#000000" fo:font-size="8.5pt" style:font-size-asian="8.5pt" style:font-size-complex="8.5pt"/>
    </style:style>
    <style:style style:name="T18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72" style:parent-style-name="DefaultParagraphFont" style:family="text">
      <style:text-properties style:font-name-asian="Times New Roman" style:font-name-complex="Times New Roman" fo:color="#000000" fo:font-size="8.5pt" style:font-size-asian="8.5pt" style:font-size-complex="8.5pt"/>
    </style:style>
    <style:style style:name="P1873"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874" style:parent-style-name="Standard11" style:family="paragraph">
      <style:paragraph-properties style:text-autospace="none" fo:margin-top="0.0208in" fo:margin-right="0.0312in"/>
    </style:style>
    <style:style style:name="T18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76" style:parent-style-name="DefaultParagraphFont" style:family="text">
      <style:text-properties style:font-name-asian="Times New Roman" style:font-name-complex="Times New Roman" fo:color="#000000" fo:font-size="8.5pt" style:font-size-asian="8.5pt" style:font-size-complex="8.5pt"/>
    </style:style>
    <style:style style:name="T18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78" style:parent-style-name="DefaultParagraphFont" style:family="text">
      <style:text-properties style:font-name-asian="Times New Roman" style:font-name-complex="Times New Roman" fo:color="#000000" fo:font-size="8.5pt" style:font-size-asian="8.5pt" style:font-size-complex="8.5pt"/>
    </style:style>
    <style:style style:name="T18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80" style:parent-style-name="DefaultParagraphFont" style:family="text">
      <style:text-properties style:font-name-asian="Times New Roman" style:font-name-complex="Times New Roman" fo:color="#000000" fo:font-size="8.5pt" style:font-size-asian="8.5pt" style:font-size-complex="8.5pt"/>
    </style:style>
    <style:style style:name="T18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82" style:parent-style-name="DefaultParagraphFont" style:family="text">
      <style:text-properties style:font-name-asian="Times New Roman" style:font-name-complex="Times New Roman" fo:color="#000000" fo:font-size="8.5pt" style:font-size-asian="8.5pt" style:font-size-complex="8.5pt"/>
    </style:style>
    <style:style style:name="T18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84" style:parent-style-name="DefaultParagraphFont" style:family="text">
      <style:text-properties style:font-name-asian="Times New Roman" style:font-name-complex="Times New Roman" fo:color="#000000" fo:font-size="8.5pt" style:font-size-asian="8.5pt" style:font-size-complex="8.5pt"/>
    </style:style>
    <style:style style:name="T188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886" style:parent-style-name="DefaultParagraphFont" style:family="text">
      <style:text-properties style:font-name-asian="Times New Roman" style:font-name-complex="Times New Roman" fo:color="#000000" fo:font-size="8.5pt" style:font-size-asian="8.5pt" style:font-size-complex="8.5pt"/>
    </style:style>
    <style:style style:name="T18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88" style:parent-style-name="DefaultParagraphFont" style:family="text">
      <style:text-properties style:font-name-asian="Times New Roman" style:font-name-complex="Times New Roman" fo:color="#000000" fo:font-size="8.5pt" style:font-size-asian="8.5pt" style:font-size-complex="8.5pt"/>
    </style:style>
    <style:style style:name="T18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90" style:parent-style-name="DefaultParagraphFont" style:family="text">
      <style:text-properties style:font-name-asian="Times New Roman" style:font-name-complex="Times New Roman" fo:color="#000000" fo:font-size="8.5pt" style:font-size-asian="8.5pt" style:font-size-complex="8.5pt"/>
    </style:style>
    <style:style style:name="T18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92" style:parent-style-name="DefaultParagraphFont" style:family="text">
      <style:text-properties style:font-name-asian="Times New Roman" style:font-name-complex="Times New Roman" fo:color="#000000" fo:font-size="8.5pt" style:font-size-asian="8.5pt" style:font-size-complex="8.5pt"/>
    </style:style>
    <style:style style:name="T18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94" style:parent-style-name="DefaultParagraphFont" style:family="text">
      <style:text-properties style:font-name-asian="Times New Roman" style:font-name-complex="Times New Roman" fo:color="#000000" fo:font-size="8.5pt" style:font-size-asian="8.5pt" style:font-size-complex="8.5pt"/>
    </style:style>
    <style:style style:name="T18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96" style:parent-style-name="DefaultParagraphFont" style:family="text">
      <style:text-properties style:font-name-asian="Times New Roman" style:font-name-complex="Times New Roman" fo:color="#000000" fo:font-size="8.5pt" style:font-size-asian="8.5pt" style:font-size-complex="8.5pt"/>
    </style:style>
    <style:style style:name="T18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898" style:parent-style-name="DefaultParagraphFont" style:family="text">
      <style:text-properties style:font-name-asian="Times New Roman" style:font-name-complex="Times New Roman" fo:color="#000000" fo:font-size="8.5pt" style:font-size-asian="8.5pt" style:font-size-complex="8.5pt"/>
    </style:style>
    <style:style style:name="T18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00" style:parent-style-name="DefaultParagraphFont" style:family="text">
      <style:text-properties style:font-name-asian="Times New Roman" style:font-name-complex="Times New Roman" fo:color="#000000" fo:font-size="8.5pt" style:font-size-asian="8.5pt" style:font-size-complex="8.5pt"/>
    </style:style>
    <style:style style:name="T19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02" style:parent-style-name="DefaultParagraphFont" style:family="text">
      <style:text-properties style:font-name-asian="Times New Roman" style:font-name-complex="Times New Roman" fo:color="#000000" fo:font-size="8.5pt" style:font-size-asian="8.5pt" style:font-size-complex="8.5pt"/>
    </style:style>
    <style:style style:name="T19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04" style:parent-style-name="DefaultParagraphFont" style:family="text">
      <style:text-properties style:font-name-asian="Times New Roman" style:font-name-complex="Times New Roman" fo:color="#000000" fo:font-size="8.5pt" style:font-size-asian="8.5pt" style:font-size-complex="8.5pt"/>
    </style:style>
    <style:style style:name="T19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06" style:parent-style-name="DefaultParagraphFont" style:family="text">
      <style:text-properties style:font-name-asian="Times New Roman" style:font-name-complex="Times New Roman" fo:color="#000000" fo:font-size="8.5pt" style:font-size-asian="8.5pt" style:font-size-complex="8.5pt"/>
    </style:style>
    <style:style style:name="T19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08" style:parent-style-name="DefaultParagraphFont" style:family="text">
      <style:text-properties style:font-name-asian="Times New Roman" style:font-name-complex="Times New Roman" fo:color="#000000" fo:font-size="8.5pt" style:font-size-asian="8.5pt" style:font-size-complex="8.5pt"/>
    </style:style>
    <style:style style:name="T19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10" style:parent-style-name="DefaultParagraphFont" style:family="text">
      <style:text-properties style:font-name-asian="Times New Roman" style:font-name-complex="Times New Roman" fo:color="#000000" fo:font-size="8.5pt" style:font-size-asian="8.5pt" style:font-size-complex="8.5pt"/>
    </style:style>
    <style:style style:name="T19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12" style:parent-style-name="DefaultParagraphFont" style:family="text">
      <style:text-properties style:font-name-asian="Times New Roman" style:font-name-complex="Times New Roman" fo:color="#000000" fo:font-size="8.5pt" style:font-size-asian="8.5pt" style:font-size-complex="8.5pt"/>
    </style:style>
    <style:style style:name="T19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14" style:parent-style-name="DefaultParagraphFont" style:family="text">
      <style:text-properties style:font-name-asian="Times New Roman" style:font-name-complex="Times New Roman" fo:color="#000000" fo:font-size="8.5pt" style:font-size-asian="8.5pt" style:font-size-complex="8.5pt"/>
    </style:style>
    <style:style style:name="T191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916" style:parent-style-name="DefaultParagraphFont" style:family="text">
      <style:text-properties style:font-name-asian="Times New Roman" style:font-name-complex="Times New Roman" fo:color="#000000" fo:font-size="8.5pt" style:font-size-asian="8.5pt" style:font-size-complex="8.5pt"/>
    </style:style>
    <style:style style:name="T19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18" style:parent-style-name="DefaultParagraphFont" style:family="text">
      <style:text-properties style:font-name-asian="Times New Roman" style:font-name-complex="Times New Roman" fo:color="#000000" fo:font-size="8.5pt" style:font-size-asian="8.5pt" style:font-size-complex="8.5pt"/>
    </style:style>
    <style:style style:name="T19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20" style:parent-style-name="DefaultParagraphFont" style:family="text">
      <style:text-properties style:font-name-asian="Times New Roman" style:font-name-complex="Times New Roman" fo:color="#000000" fo:font-size="8.5pt" style:font-size-asian="8.5pt" style:font-size-complex="8.5pt"/>
    </style:style>
    <style:style style:name="T19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22" style:parent-style-name="DefaultParagraphFont" style:family="text">
      <style:text-properties style:font-name-asian="Times New Roman" style:font-name-complex="Times New Roman" fo:color="#000000" fo:font-size="8.5pt" style:font-size-asian="8.5pt" style:font-size-complex="8.5pt"/>
    </style:style>
    <style:style style:name="T19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24" style:parent-style-name="DefaultParagraphFont" style:family="text">
      <style:text-properties style:font-name-asian="Times New Roman" style:font-name-complex="Times New Roman" fo:color="#000000" fo:font-size="8.5pt" style:font-size-asian="8.5pt" style:font-size-complex="8.5pt"/>
    </style:style>
    <style:style style:name="T19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26" style:parent-style-name="DefaultParagraphFont" style:family="text">
      <style:text-properties style:font-name-asian="Times New Roman" style:font-name-complex="Times New Roman" fo:color="#000000" fo:font-size="8.5pt" style:font-size-asian="8.5pt" style:font-size-complex="8.5pt"/>
    </style:style>
    <style:style style:name="T19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28" style:parent-style-name="DefaultParagraphFont" style:family="text">
      <style:text-properties style:font-name-asian="Times New Roman" style:font-name-complex="Times New Roman" fo:color="#000000" fo:font-size="8.5pt" style:font-size-asian="8.5pt" style:font-size-complex="8.5pt"/>
    </style:style>
    <style:style style:name="T19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30" style:parent-style-name="DefaultParagraphFont" style:family="text">
      <style:text-properties style:font-name-asian="Times New Roman" style:font-name-complex="Times New Roman" fo:color="#000000" fo:font-size="8.5pt" style:font-size-asian="8.5pt" style:font-size-complex="8.5pt"/>
    </style:style>
    <style:style style:name="T19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32" style:parent-style-name="DefaultParagraphFont" style:family="text">
      <style:text-properties style:font-name-asian="Times New Roman" style:font-name-complex="Times New Roman" fo:color="#000000" fo:font-size="8.5pt" style:font-size-asian="8.5pt" style:font-size-complex="8.5pt"/>
    </style:style>
    <style:style style:name="T193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34" style:parent-style-name="DefaultParagraphFont" style:family="text">
      <style:text-properties style:font-name-asian="Times New Roman" style:font-name-complex="Times New Roman" fo:color="#000000" fo:font-size="8.5pt" style:font-size-asian="8.5pt" style:font-size-complex="8.5pt"/>
    </style:style>
    <style:style style:name="T19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36" style:parent-style-name="DefaultParagraphFont" style:family="text">
      <style:text-properties style:font-name-asian="Times New Roman" style:font-name-complex="Times New Roman" fo:color="#000000" fo:font-size="8.5pt" style:font-size-asian="8.5pt" style:font-size-complex="8.5pt"/>
    </style:style>
    <style:style style:name="T19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38" style:parent-style-name="DefaultParagraphFont" style:family="text">
      <style:text-properties style:font-name-asian="Times New Roman" style:font-name-complex="Times New Roman" fo:color="#000000" fo:font-size="8.5pt" style:font-size-asian="8.5pt" style:font-size-complex="8.5pt"/>
    </style:style>
    <style:style style:name="T19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40" style:parent-style-name="DefaultParagraphFont" style:family="text">
      <style:text-properties style:font-name-asian="Times New Roman" style:font-name-complex="Times New Roman" fo:color="#000000" fo:font-size="8.5pt" style:font-size-asian="8.5pt" style:font-size-complex="8.5pt"/>
    </style:style>
    <style:style style:name="T19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42" style:parent-style-name="DefaultParagraphFont" style:family="text">
      <style:text-properties style:font-name-asian="Times New Roman" style:font-name-complex="Times New Roman" fo:color="#000000" fo:font-size="8.5pt" style:font-size-asian="8.5pt" style:font-size-complex="8.5pt"/>
    </style:style>
    <style:style style:name="T19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44" style:parent-style-name="DefaultParagraphFont" style:family="text">
      <style:text-properties style:font-name-asian="Times New Roman" style:font-name-complex="Times New Roman" fo:color="#000000" fo:font-size="8.5pt" style:font-size-asian="8.5pt" style:font-size-complex="8.5pt"/>
    </style:style>
    <style:style style:name="T19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46" style:parent-style-name="DefaultParagraphFont" style:family="text">
      <style:text-properties style:font-name-asian="Times New Roman" style:font-name-complex="Times New Roman" fo:color="#000000" fo:font-size="8.5pt" style:font-size-asian="8.5pt" style:font-size-complex="8.5pt"/>
    </style:style>
    <style:style style:name="T19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48" style:parent-style-name="DefaultParagraphFont" style:family="text">
      <style:text-properties style:font-name-asian="Times New Roman" style:font-name-complex="Times New Roman" fo:color="#000000" fo:font-size="8.5pt" style:font-size-asian="8.5pt" style:font-size-complex="8.5pt"/>
    </style:style>
    <style:style style:name="P1949"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1950" style:parent-style-name="Standard11" style:family="paragraph">
      <style:paragraph-properties style:text-autospace="none" fo:margin-top="0.0208in" fo:margin-right="0.0312in"/>
    </style:style>
    <style:style style:name="T19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52" style:parent-style-name="DefaultParagraphFont" style:family="text">
      <style:text-properties style:font-name-asian="Times New Roman" style:font-name-complex="Times New Roman" fo:color="#000000" fo:font-size="8.5pt" style:font-size-asian="8.5pt" style:font-size-complex="8.5pt"/>
    </style:style>
    <style:style style:name="T19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54" style:parent-style-name="DefaultParagraphFont" style:family="text">
      <style:text-properties style:font-name-asian="Times New Roman" style:font-name-complex="Times New Roman" fo:color="#000000" fo:font-size="8.5pt" style:font-size-asian="8.5pt" style:font-size-complex="8.5pt"/>
    </style:style>
    <style:style style:name="T195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56" style:parent-style-name="DefaultParagraphFont" style:family="text">
      <style:text-properties style:font-name-asian="Times New Roman" style:font-name-complex="Times New Roman" fo:color="#000000" fo:font-size="8.5pt" style:font-size-asian="8.5pt" style:font-size-complex="8.5pt"/>
    </style:style>
    <style:style style:name="T19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58" style:parent-style-name="DefaultParagraphFont" style:family="text">
      <style:text-properties style:font-name-asian="Times New Roman" style:font-name-complex="Times New Roman" fo:color="#000000" fo:font-size="8.5pt" style:font-size-asian="8.5pt" style:font-size-complex="8.5pt"/>
    </style:style>
    <style:style style:name="T19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60" style:parent-style-name="DefaultParagraphFont" style:family="text">
      <style:text-properties style:font-name-asian="Times New Roman" style:font-name-complex="Times New Roman" fo:color="#000000" fo:font-size="8.5pt" style:font-size-asian="8.5pt" style:font-size-complex="8.5pt"/>
    </style:style>
    <style:style style:name="T19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62" style:parent-style-name="DefaultParagraphFont" style:family="text">
      <style:text-properties style:font-name-asian="Times New Roman" style:font-name-complex="Times New Roman" fo:color="#000000" fo:font-size="8.5pt" style:font-size-asian="8.5pt" style:font-size-complex="8.5pt"/>
    </style:style>
    <style:style style:name="T196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64" style:parent-style-name="DefaultParagraphFont" style:family="text">
      <style:text-properties style:font-name-asian="Times New Roman" style:font-name-complex="Times New Roman" fo:color="#000000" fo:font-size="8.5pt" style:font-size-asian="8.5pt" style:font-size-complex="8.5pt"/>
    </style:style>
    <style:style style:name="T19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66" style:parent-style-name="DefaultParagraphFont" style:family="text">
      <style:text-properties style:font-name-asian="Times New Roman" style:font-name-complex="Times New Roman" fo:color="#000000" fo:font-size="8.5pt" style:font-size-asian="8.5pt" style:font-size-complex="8.5pt"/>
    </style:style>
    <style:style style:name="T196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68" style:parent-style-name="DefaultParagraphFont" style:family="text">
      <style:text-properties style:font-name-asian="Times New Roman" style:font-name-complex="Times New Roman" fo:color="#000000" fo:font-size="8.5pt" style:font-size-asian="8.5pt" style:font-size-complex="8.5pt"/>
    </style:style>
    <style:style style:name="T19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70" style:parent-style-name="DefaultParagraphFont" style:family="text">
      <style:text-properties style:font-name-asian="Times New Roman" style:font-name-complex="Times New Roman" fo:color="#000000" fo:font-size="8.5pt" style:font-size-asian="8.5pt" style:font-size-complex="8.5pt"/>
    </style:style>
    <style:style style:name="T19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72" style:parent-style-name="DefaultParagraphFont" style:family="text">
      <style:text-properties style:font-name-asian="Times New Roman" style:font-name-complex="Times New Roman" fo:color="#000000" fo:font-size="8.5pt" style:font-size-asian="8.5pt" style:font-size-complex="8.5pt"/>
    </style:style>
    <style:style style:name="T197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974" style:parent-style-name="DefaultParagraphFont" style:family="text">
      <style:text-properties style:font-name-asian="Times New Roman" style:font-name-complex="Times New Roman" fo:color="#000000" fo:font-size="8.5pt" style:font-size-asian="8.5pt" style:font-size-complex="8.5pt"/>
    </style:style>
    <style:style style:name="T19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76" style:parent-style-name="DefaultParagraphFont" style:family="text">
      <style:text-properties style:font-name-asian="Times New Roman" style:font-name-complex="Times New Roman" fo:color="#000000" fo:font-size="8.5pt" style:font-size-asian="8.5pt" style:font-size-complex="8.5pt"/>
    </style:style>
    <style:style style:name="T19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78" style:parent-style-name="DefaultParagraphFont" style:family="text">
      <style:text-properties style:font-name-asian="Times New Roman" style:font-name-complex="Times New Roman" fo:color="#000000" fo:font-size="8.5pt" style:font-size-asian="8.5pt" style:font-size-complex="8.5pt"/>
    </style:style>
    <style:style style:name="T19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80" style:parent-style-name="DefaultParagraphFont" style:family="text">
      <style:text-properties style:font-name-asian="Times New Roman" style:font-name-complex="Times New Roman" fo:color="#000000" fo:font-size="8.5pt" style:font-size-asian="8.5pt" style:font-size-complex="8.5pt"/>
    </style:style>
    <style:style style:name="T19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82" style:parent-style-name="DefaultParagraphFont" style:family="text">
      <style:text-properties style:font-name-asian="Times New Roman" style:font-name-complex="Times New Roman" fo:color="#000000" fo:font-size="8.5pt" style:font-size-asian="8.5pt" style:font-size-complex="8.5pt"/>
    </style:style>
    <style:style style:name="T198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1984" style:parent-style-name="DefaultParagraphFont" style:family="text">
      <style:text-properties style:font-name-asian="Times New Roman" style:font-name-complex="Times New Roman" fo:color="#000000" fo:font-size="8.5pt" style:font-size-asian="8.5pt" style:font-size-complex="8.5pt"/>
    </style:style>
    <style:style style:name="T19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86" style:parent-style-name="DefaultParagraphFont" style:family="text">
      <style:text-properties style:font-name-asian="Times New Roman" style:font-name-complex="Times New Roman" fo:color="#000000" fo:font-size="8.5pt" style:font-size-asian="8.5pt" style:font-size-complex="8.5pt"/>
    </style:style>
    <style:style style:name="T19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88" style:parent-style-name="DefaultParagraphFont" style:family="text">
      <style:text-properties style:font-name-asian="Times New Roman" style:font-name-complex="Times New Roman" fo:color="#000000" fo:font-size="8.5pt" style:font-size-asian="8.5pt" style:font-size-complex="8.5pt"/>
    </style:style>
    <style:style style:name="T19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90" style:parent-style-name="DefaultParagraphFont" style:family="text">
      <style:text-properties style:font-name-asian="Times New Roman" style:font-name-complex="Times New Roman" fo:color="#000000" fo:font-size="8.5pt" style:font-size-asian="8.5pt" style:font-size-complex="8.5pt"/>
    </style:style>
    <style:style style:name="T19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92" style:parent-style-name="DefaultParagraphFont" style:family="text">
      <style:text-properties style:font-name-asian="Times New Roman" style:font-name-complex="Times New Roman" fo:color="#000000" fo:font-size="8.5pt" style:font-size-asian="8.5pt" style:font-size-complex="8.5pt"/>
    </style:style>
    <style:style style:name="T19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94" style:parent-style-name="DefaultParagraphFont" style:family="text">
      <style:text-properties style:font-name-asian="Times New Roman" style:font-name-complex="Times New Roman" fo:color="#000000" fo:font-size="8.5pt" style:font-size-asian="8.5pt" style:font-size-complex="8.5pt"/>
    </style:style>
    <style:style style:name="T19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96" style:parent-style-name="DefaultParagraphFont" style:family="text">
      <style:text-properties style:font-name-asian="Times New Roman" style:font-name-complex="Times New Roman" fo:color="#000000" fo:font-size="8.5pt" style:font-size-asian="8.5pt" style:font-size-complex="8.5pt"/>
    </style:style>
    <style:style style:name="T19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1998" style:parent-style-name="DefaultParagraphFont" style:family="text">
      <style:text-properties style:font-name-asian="Times New Roman" style:font-name-complex="Times New Roman" fo:color="#000000" fo:font-size="8.5pt" style:font-size-asian="8.5pt" style:font-size-complex="8.5pt"/>
    </style:style>
    <style:style style:name="T19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00" style:parent-style-name="DefaultParagraphFont" style:family="text">
      <style:text-properties style:font-name-asian="Times New Roman" style:font-name-complex="Times New Roman" fo:color="#000000" fo:font-size="8.5pt" style:font-size-asian="8.5pt" style:font-size-complex="8.5pt"/>
    </style:style>
    <style:style style:name="T20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02" style:parent-style-name="DefaultParagraphFont" style:family="text">
      <style:text-properties style:font-name-asian="Times New Roman" style:font-name-complex="Times New Roman" fo:color="#000000" fo:font-size="8.5pt" style:font-size-asian="8.5pt" style:font-size-complex="8.5pt"/>
    </style:style>
    <style:style style:name="T20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04" style:parent-style-name="DefaultParagraphFont" style:family="text">
      <style:text-properties style:font-name-asian="Times New Roman" style:font-name-complex="Times New Roman" fo:color="#000000" fo:font-size="8.5pt" style:font-size-asian="8.5pt" style:font-size-complex="8.5pt"/>
    </style:style>
    <style:style style:name="T20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06" style:parent-style-name="DefaultParagraphFont" style:family="text">
      <style:text-properties style:font-name-asian="Times New Roman" style:font-name-complex="Times New Roman" fo:color="#000000" fo:font-size="8.5pt" style:font-size-asian="8.5pt" style:font-size-complex="8.5pt"/>
    </style:style>
    <style:style style:name="T20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08" style:parent-style-name="DefaultParagraphFont" style:family="text">
      <style:text-properties style:font-name-asian="Times New Roman" style:font-name-complex="Times New Roman" fo:color="#000000" fo:font-size="8.5pt" style:font-size-asian="8.5pt" style:font-size-complex="8.5pt"/>
    </style:style>
    <style:style style:name="T200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010" style:parent-style-name="DefaultParagraphFont" style:family="text">
      <style:text-properties style:font-name-asian="Times New Roman" style:font-name-complex="Times New Roman" fo:color="#000000" fo:font-size="8.5pt" style:font-size-asian="8.5pt" style:font-size-complex="8.5pt"/>
    </style:style>
    <style:style style:name="T20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12" style:parent-style-name="DefaultParagraphFont" style:family="text">
      <style:text-properties style:font-name-asian="Times New Roman" style:font-name-complex="Times New Roman" fo:color="#000000" fo:font-size="8.5pt" style:font-size-asian="8.5pt" style:font-size-complex="8.5pt"/>
    </style:style>
    <style:style style:name="T201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014" style:parent-style-name="DefaultParagraphFont" style:family="text">
      <style:text-properties style:font-name-asian="Times New Roman" style:font-name-complex="Times New Roman" fo:color="#000000" fo:font-size="8.5pt" style:font-size-asian="8.5pt" style:font-size-complex="8.5pt"/>
    </style:style>
    <style:style style:name="T20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16" style:parent-style-name="DefaultParagraphFont" style:family="text">
      <style:text-properties style:font-name-asian="Times New Roman" style:font-name-complex="Times New Roman" fo:color="#000000" fo:font-size="8.5pt" style:font-size-asian="8.5pt" style:font-size-complex="8.5pt"/>
    </style:style>
    <style:style style:name="T20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18" style:parent-style-name="DefaultParagraphFont" style:family="text">
      <style:text-properties style:font-name-asian="Times New Roman" style:font-name-complex="Times New Roman" fo:color="#000000" fo:font-size="8.5pt" style:font-size-asian="8.5pt" style:font-size-complex="8.5pt"/>
    </style:style>
    <style:style style:name="T20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20" style:parent-style-name="DefaultParagraphFont" style:family="text">
      <style:text-properties style:font-name-asian="Times New Roman" style:font-name-complex="Times New Roman" fo:color="#000000" fo:font-size="8.5pt" style:font-size-asian="8.5pt" style:font-size-complex="8.5pt"/>
    </style:style>
    <style:style style:name="T20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22" style:parent-style-name="DefaultParagraphFont" style:family="text">
      <style:text-properties style:font-name-asian="Times New Roman" style:font-name-complex="Times New Roman" fo:color="#000000" fo:font-size="8.5pt" style:font-size-asian="8.5pt" style:font-size-complex="8.5pt"/>
    </style:style>
    <style:style style:name="T202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024" style:parent-style-name="DefaultParagraphFont" style:family="text">
      <style:text-properties style:font-name-asian="Times New Roman" style:font-name-complex="Times New Roman" fo:color="#000000" fo:font-size="8.5pt" style:font-size-asian="8.5pt" style:font-size-complex="8.5pt"/>
    </style:style>
    <style:style style:name="T20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26" style:parent-style-name="DefaultParagraphFont" style:family="text">
      <style:text-properties style:font-name-asian="Times New Roman" style:font-name-complex="Times New Roman" fo:color="#000000" fo:font-size="8.5pt" style:font-size-asian="8.5pt" style:font-size-complex="8.5pt"/>
    </style:style>
    <style:style style:name="T20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28" style:parent-style-name="DefaultParagraphFont" style:family="text">
      <style:text-properties style:font-name-asian="Times New Roman" style:font-name-complex="Times New Roman" fo:color="#000000" fo:font-size="8.5pt" style:font-size-asian="8.5pt" style:font-size-complex="8.5pt"/>
    </style:style>
    <style:style style:name="T20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30" style:parent-style-name="DefaultParagraphFont" style:family="text">
      <style:text-properties style:font-name-asian="Times New Roman" style:font-name-complex="Times New Roman" fo:color="#000000" fo:font-size="8.5pt" style:font-size-asian="8.5pt" style:font-size-complex="8.5pt"/>
    </style:style>
    <style:style style:name="T20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32" style:parent-style-name="DefaultParagraphFont" style:family="text">
      <style:text-properties style:font-name-asian="Times New Roman" style:font-name-complex="Times New Roman" fo:color="#000000" fo:font-size="8.5pt" style:font-size-asian="8.5pt" style:font-size-complex="8.5pt"/>
    </style:style>
    <style:style style:name="T203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34" style:parent-style-name="DefaultParagraphFont" style:family="text">
      <style:text-properties style:font-name-asian="Times New Roman" style:font-name-complex="Times New Roman" fo:color="#000000" fo:font-size="8.5pt" style:font-size-asian="8.5pt" style:font-size-complex="8.5pt"/>
    </style:style>
    <style:style style:name="T20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36" style:parent-style-name="DefaultParagraphFont" style:family="text">
      <style:text-properties style:font-name-asian="Times New Roman" style:font-name-complex="Times New Roman" fo:color="#000000" fo:font-size="8.5pt" style:font-size-asian="8.5pt" style:font-size-complex="8.5pt"/>
    </style:style>
    <style:style style:name="T20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38" style:parent-style-name="DefaultParagraphFont" style:family="text">
      <style:text-properties style:font-name-asian="Times New Roman" style:font-name-complex="Times New Roman" fo:color="#000000" fo:font-size="8.5pt" style:font-size-asian="8.5pt" style:font-size-complex="8.5pt"/>
    </style:style>
    <style:style style:name="T203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040" style:parent-style-name="DefaultParagraphFont" style:family="text">
      <style:text-properties style:font-name-asian="Times New Roman" style:font-name-complex="Times New Roman" fo:color="#000000" fo:font-size="8.5pt" style:font-size-asian="8.5pt" style:font-size-complex="8.5pt"/>
    </style:style>
    <style:style style:name="T204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042" style:parent-style-name="DefaultParagraphFont" style:family="text">
      <style:text-properties style:font-name-asian="Times New Roman" style:font-name-complex="Times New Roman" fo:color="#000000" fo:font-size="8.5pt" style:font-size-asian="8.5pt" style:font-size-complex="8.5pt"/>
    </style:style>
    <style:style style:name="T20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44" style:parent-style-name="DefaultParagraphFont" style:family="text">
      <style:text-properties style:font-name-asian="Times New Roman" style:font-name-complex="Times New Roman" fo:color="#000000" fo:font-size="8.5pt" style:font-size-asian="8.5pt" style:font-size-complex="8.5pt"/>
    </style:style>
    <style:style style:name="T20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46" style:parent-style-name="DefaultParagraphFont" style:family="text">
      <style:text-properties style:font-name-asian="Times New Roman" style:font-name-complex="Times New Roman" fo:color="#000000" fo:font-size="8.5pt" style:font-size-asian="8.5pt" style:font-size-complex="8.5pt"/>
    </style:style>
    <style:style style:name="T20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48" style:parent-style-name="DefaultParagraphFont" style:family="text">
      <style:text-properties style:font-name-asian="Times New Roman" style:font-name-complex="Times New Roman" fo:color="#000000" fo:font-size="8.5pt" style:font-size-asian="8.5pt" style:font-size-complex="8.5pt"/>
    </style:style>
    <style:style style:name="T204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050" style:parent-style-name="DefaultParagraphFont" style:family="text">
      <style:text-properties style:font-name-asian="Times New Roman" style:font-name-complex="Times New Roman" fo:color="#000000" fo:font-size="8.5pt" style:font-size-asian="8.5pt" style:font-size-complex="8.5pt"/>
    </style:style>
    <style:style style:name="T20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52" style:parent-style-name="DefaultParagraphFont" style:family="text">
      <style:text-properties style:font-name-asian="Times New Roman" style:font-name-complex="Times New Roman" fo:color="#000000" fo:font-size="8.5pt" style:font-size-asian="8.5pt" style:font-size-complex="8.5pt"/>
    </style:style>
    <style:style style:name="P2053"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054" style:parent-style-name="Standard11" style:family="paragraph">
      <style:paragraph-properties style:text-autospace="none" fo:margin-top="0.0208in" fo:margin-right="0.0312in"/>
    </style:style>
    <style:style style:name="T205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56" style:parent-style-name="DefaultParagraphFont" style:family="text">
      <style:text-properties style:font-name-asian="Times New Roman" style:font-name-complex="Times New Roman" fo:color="#000000" fo:font-size="8.5pt" style:font-size-asian="8.5pt" style:font-size-complex="8.5pt"/>
    </style:style>
    <style:style style:name="T20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58" style:parent-style-name="DefaultParagraphFont" style:family="text">
      <style:text-properties style:font-name-asian="Times New Roman" style:font-name-complex="Times New Roman" fo:color="#000000" fo:font-size="8.5pt" style:font-size-asian="8.5pt" style:font-size-complex="8.5pt"/>
    </style:style>
    <style:style style:name="T20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60" style:parent-style-name="DefaultParagraphFont" style:family="text">
      <style:text-properties style:font-name-asian="Times New Roman" style:font-name-complex="Times New Roman" fo:color="#000000" fo:font-size="8.5pt" style:font-size-asian="8.5pt" style:font-size-complex="8.5pt"/>
    </style:style>
    <style:style style:name="T20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62" style:parent-style-name="DefaultParagraphFont" style:family="text">
      <style:text-properties style:font-name-asian="Times New Roman" style:font-name-complex="Times New Roman" fo:color="#000000" fo:font-size="8.5pt" style:font-size-asian="8.5pt" style:font-size-complex="8.5pt"/>
    </style:style>
    <style:style style:name="T206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64" style:parent-style-name="DefaultParagraphFont" style:family="text">
      <style:text-properties style:font-name-asian="Times New Roman" style:font-name-complex="Times New Roman" fo:color="#000000" fo:font-size="8.5pt" style:font-size-asian="8.5pt" style:font-size-complex="8.5pt"/>
    </style:style>
    <style:style style:name="T20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66" style:parent-style-name="DefaultParagraphFont" style:family="text">
      <style:text-properties style:font-name-asian="Times New Roman" style:font-name-complex="Times New Roman" fo:color="#000000" fo:font-size="8.5pt" style:font-size-asian="8.5pt" style:font-size-complex="8.5pt"/>
    </style:style>
    <style:style style:name="T206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68" style:parent-style-name="DefaultParagraphFont" style:family="text">
      <style:text-properties style:font-name-asian="Times New Roman" style:font-name-complex="Times New Roman" fo:color="#000000" fo:font-size="8.5pt" style:font-size-asian="8.5pt" style:font-size-complex="8.5pt"/>
    </style:style>
    <style:style style:name="T206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070" style:parent-style-name="DefaultParagraphFont" style:family="text">
      <style:text-properties style:font-name-asian="Times New Roman" style:font-name-complex="Times New Roman" fo:color="#000000" fo:font-size="8.5pt" style:font-size-asian="8.5pt" style:font-size-complex="8.5pt"/>
    </style:style>
    <style:style style:name="T20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72" style:parent-style-name="DefaultParagraphFont" style:family="text">
      <style:text-properties style:font-name-asian="Times New Roman" style:font-name-complex="Times New Roman" fo:color="#000000" fo:font-size="8.5pt" style:font-size-asian="8.5pt" style:font-size-complex="8.5pt"/>
    </style:style>
    <style:style style:name="T207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74" style:parent-style-name="DefaultParagraphFont" style:family="text">
      <style:text-properties style:font-name-asian="Times New Roman" style:font-name-complex="Times New Roman" fo:color="#000000" fo:font-size="8.5pt" style:font-size-asian="8.5pt" style:font-size-complex="8.5pt"/>
    </style:style>
    <style:style style:name="T20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76" style:parent-style-name="DefaultParagraphFont" style:family="text">
      <style:text-properties style:font-name-asian="Times New Roman" style:font-name-complex="Times New Roman" fo:color="#000000" fo:font-size="8.5pt" style:font-size-asian="8.5pt" style:font-size-complex="8.5pt"/>
    </style:style>
    <style:style style:name="T20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78" style:parent-style-name="DefaultParagraphFont" style:family="text">
      <style:text-properties style:font-name-asian="Times New Roman" style:font-name-complex="Times New Roman" fo:color="#000000" fo:font-size="8.5pt" style:font-size-asian="8.5pt" style:font-size-complex="8.5pt"/>
    </style:style>
    <style:style style:name="T20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80" style:parent-style-name="DefaultParagraphFont" style:family="text">
      <style:text-properties style:font-name-asian="Times New Roman" style:font-name-complex="Times New Roman" fo:color="#000000" fo:font-size="8.5pt" style:font-size-asian="8.5pt" style:font-size-complex="8.5pt"/>
    </style:style>
    <style:style style:name="T20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82" style:parent-style-name="DefaultParagraphFont" style:family="text">
      <style:text-properties style:font-name-asian="Times New Roman" style:font-name-complex="Times New Roman" fo:color="#000000" fo:font-size="8.5pt" style:font-size-asian="8.5pt" style:font-size-complex="8.5pt"/>
    </style:style>
    <style:style style:name="T20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84" style:parent-style-name="DefaultParagraphFont" style:family="text">
      <style:text-properties style:font-name-asian="Times New Roman" style:font-name-complex="Times New Roman" fo:color="#000000" fo:font-size="8.5pt" style:font-size-asian="8.5pt" style:font-size-complex="8.5pt"/>
    </style:style>
    <style:style style:name="T20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86" style:parent-style-name="DefaultParagraphFont" style:family="text">
      <style:text-properties style:font-name-asian="Times New Roman" style:font-name-complex="Times New Roman" fo:color="#000000" fo:font-size="8.5pt" style:font-size-asian="8.5pt" style:font-size-complex="8.5pt"/>
    </style:style>
    <style:style style:name="T20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88" style:parent-style-name="DefaultParagraphFont" style:family="text">
      <style:text-properties style:font-name-asian="Times New Roman" style:font-name-complex="Times New Roman" fo:color="#000000" fo:font-size="8.5pt" style:font-size-asian="8.5pt" style:font-size-complex="8.5pt"/>
    </style:style>
    <style:style style:name="T20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90" style:parent-style-name="DefaultParagraphFont" style:family="text">
      <style:text-properties style:font-name-asian="Times New Roman" style:font-name-complex="Times New Roman" fo:color="#000000" fo:font-size="8.5pt" style:font-size-asian="8.5pt" style:font-size-complex="8.5pt"/>
    </style:style>
    <style:style style:name="T20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92" style:parent-style-name="DefaultParagraphFont" style:family="text">
      <style:text-properties style:font-name-asian="Times New Roman" style:font-name-complex="Times New Roman" fo:color="#000000" fo:font-size="8.5pt" style:font-size-asian="8.5pt" style:font-size-complex="8.5pt"/>
    </style:style>
    <style:style style:name="T20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94" style:parent-style-name="DefaultParagraphFont" style:family="text">
      <style:text-properties style:font-name-asian="Times New Roman" style:font-name-complex="Times New Roman" fo:color="#000000" fo:font-size="8.5pt" style:font-size-asian="8.5pt" style:font-size-complex="8.5pt"/>
    </style:style>
    <style:style style:name="T20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096" style:parent-style-name="DefaultParagraphFont" style:family="text">
      <style:text-properties style:font-name-asian="Times New Roman" style:font-name-complex="Times New Roman" fo:color="#000000" fo:font-size="8.5pt" style:font-size-asian="8.5pt" style:font-size-complex="8.5pt"/>
    </style:style>
    <style:style style:name="T209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098" style:parent-style-name="DefaultParagraphFont" style:family="text">
      <style:text-properties style:font-name-asian="Times New Roman" style:font-name-complex="Times New Roman" fo:color="#000000" fo:font-size="8.5pt" style:font-size-asian="8.5pt" style:font-size-complex="8.5pt"/>
    </style:style>
    <style:style style:name="T20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00" style:parent-style-name="DefaultParagraphFont" style:family="text">
      <style:text-properties style:font-name-asian="Times New Roman" style:font-name-complex="Times New Roman" fo:color="#000000" fo:font-size="8.5pt" style:font-size-asian="8.5pt" style:font-size-complex="8.5pt"/>
    </style:style>
    <style:style style:name="T21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02" style:parent-style-name="DefaultParagraphFont" style:family="text">
      <style:text-properties style:font-name-asian="Times New Roman" style:font-name-complex="Times New Roman" fo:color="#000000" fo:font-size="8.5pt" style:font-size-asian="8.5pt" style:font-size-complex="8.5pt"/>
    </style:style>
    <style:style style:name="T21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04" style:parent-style-name="DefaultParagraphFont" style:family="text">
      <style:text-properties style:font-name-asian="Times New Roman" style:font-name-complex="Times New Roman" fo:color="#000000" fo:font-size="8.5pt" style:font-size-asian="8.5pt" style:font-size-complex="8.5pt"/>
    </style:style>
    <style:style style:name="T21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06" style:parent-style-name="DefaultParagraphFont" style:family="text">
      <style:text-properties style:font-name-asian="Times New Roman" style:font-name-complex="Times New Roman" fo:color="#000000" fo:font-size="8.5pt" style:font-size-asian="8.5pt" style:font-size-complex="8.5pt"/>
    </style:style>
    <style:style style:name="T21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08" style:parent-style-name="DefaultParagraphFont" style:family="text">
      <style:text-properties style:font-name-asian="Times New Roman" style:font-name-complex="Times New Roman" fo:color="#000000" fo:font-size="8.5pt" style:font-size-asian="8.5pt" style:font-size-complex="8.5pt"/>
    </style:style>
    <style:style style:name="T21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10" style:parent-style-name="DefaultParagraphFont" style:family="text">
      <style:text-properties style:font-name-asian="Times New Roman" style:font-name-complex="Times New Roman" fo:color="#000000" fo:font-size="8.5pt" style:font-size-asian="8.5pt" style:font-size-complex="8.5pt"/>
    </style:style>
    <style:style style:name="T21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12" style:parent-style-name="DefaultParagraphFont" style:family="text">
      <style:text-properties style:font-name-asian="Times New Roman" style:font-name-complex="Times New Roman" fo:color="#000000" fo:font-size="8.5pt" style:font-size-asian="8.5pt" style:font-size-complex="8.5pt"/>
    </style:style>
    <style:style style:name="T21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14" style:parent-style-name="DefaultParagraphFont" style:family="text">
      <style:text-properties style:font-name-asian="Times New Roman" style:font-name-complex="Times New Roman" fo:color="#000000" fo:font-size="8.5pt" style:font-size-asian="8.5pt" style:font-size-complex="8.5pt"/>
    </style:style>
    <style:style style:name="T21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16" style:parent-style-name="DefaultParagraphFont" style:family="text">
      <style:text-properties style:font-name-asian="Times New Roman" style:font-name-complex="Times New Roman" fo:color="#000000" fo:font-size="8.5pt" style:font-size-asian="8.5pt" style:font-size-complex="8.5pt"/>
    </style:style>
    <style:style style:name="T21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18" style:parent-style-name="DefaultParagraphFont" style:family="text">
      <style:text-properties style:font-name-asian="Times New Roman" style:font-name-complex="Times New Roman" fo:color="#000000" fo:font-size="8.5pt" style:font-size-asian="8.5pt" style:font-size-complex="8.5pt"/>
    </style:style>
    <style:style style:name="T21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20" style:parent-style-name="DefaultParagraphFont" style:family="text">
      <style:text-properties style:font-name-asian="Times New Roman" style:font-name-complex="Times New Roman" fo:color="#000000" fo:font-size="8.5pt" style:font-size-asian="8.5pt" style:font-size-complex="8.5pt"/>
    </style:style>
    <style:style style:name="T21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22" style:parent-style-name="DefaultParagraphFont" style:family="text">
      <style:text-properties style:font-name-asian="Times New Roman" style:font-name-complex="Times New Roman" fo:color="#000000" fo:font-size="8.5pt" style:font-size-asian="8.5pt" style:font-size-complex="8.5pt"/>
    </style:style>
    <style:style style:name="T21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24" style:parent-style-name="DefaultParagraphFont" style:family="text">
      <style:text-properties style:font-name-asian="Times New Roman" style:font-name-complex="Times New Roman" fo:color="#000000" fo:font-size="8.5pt" style:font-size-asian="8.5pt" style:font-size-complex="8.5pt"/>
    </style:style>
    <style:style style:name="T212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126" style:parent-style-name="DefaultParagraphFont" style:family="text">
      <style:text-properties style:font-name-asian="Times New Roman" style:font-name-complex="Times New Roman" fo:color="#000000" fo:font-size="8.5pt" style:font-size-asian="8.5pt" style:font-size-complex="8.5pt"/>
    </style:style>
    <style:style style:name="T21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28" style:parent-style-name="DefaultParagraphFont" style:family="text">
      <style:text-properties style:font-name-asian="Times New Roman" style:font-name-complex="Times New Roman" fo:color="#000000" fo:font-size="8.5pt" style:font-size-asian="8.5pt" style:font-size-complex="8.5pt"/>
    </style:style>
    <style:style style:name="T21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30" style:parent-style-name="DefaultParagraphFont" style:family="text">
      <style:text-properties style:font-name-asian="Times New Roman" style:font-name-complex="Times New Roman" fo:color="#000000" fo:font-size="8.5pt" style:font-size-asian="8.5pt" style:font-size-complex="8.5pt"/>
    </style:style>
    <style:style style:name="T21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32" style:parent-style-name="DefaultParagraphFont" style:family="text">
      <style:text-properties style:font-name-asian="Times New Roman" style:font-name-complex="Times New Roman" fo:color="#000000" fo:font-size="8.5pt" style:font-size-asian="8.5pt" style:font-size-complex="8.5pt"/>
    </style:style>
    <style:style style:name="T213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34" style:parent-style-name="DefaultParagraphFont" style:family="text">
      <style:text-properties style:font-name-asian="Times New Roman" style:font-name-complex="Times New Roman" fo:color="#000000" fo:font-size="8.5pt" style:font-size-asian="8.5pt" style:font-size-complex="8.5pt"/>
    </style:style>
    <style:style style:name="T21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36" style:parent-style-name="DefaultParagraphFont" style:family="text">
      <style:text-properties style:font-name-asian="Times New Roman" style:font-name-complex="Times New Roman" fo:color="#000000" fo:font-size="8.5pt" style:font-size-asian="8.5pt" style:font-size-complex="8.5pt"/>
    </style:style>
    <style:style style:name="T21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38" style:parent-style-name="DefaultParagraphFont" style:family="text">
      <style:text-properties style:font-name-asian="Times New Roman" style:font-name-complex="Times New Roman" fo:color="#000000" fo:font-size="8.5pt" style:font-size-asian="8.5pt" style:font-size-complex="8.5pt"/>
    </style:style>
    <style:style style:name="T21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40" style:parent-style-name="DefaultParagraphFont" style:family="text">
      <style:text-properties style:font-name-asian="Times New Roman" style:font-name-complex="Times New Roman" fo:color="#000000" fo:font-size="8.5pt" style:font-size-asian="8.5pt" style:font-size-complex="8.5pt"/>
    </style:style>
    <style:style style:name="T214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142" style:parent-style-name="DefaultParagraphFont" style:family="text">
      <style:text-properties style:font-name-asian="Times New Roman" style:font-name-complex="Times New Roman" fo:color="#000000" fo:font-size="8.5pt" style:font-size-asian="8.5pt" style:font-size-complex="8.5pt"/>
    </style:style>
    <style:style style:name="T21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44" style:parent-style-name="DefaultParagraphFont" style:family="text">
      <style:text-properties style:font-name-asian="Times New Roman" style:font-name-complex="Times New Roman" fo:color="#000000" fo:font-size="8.5pt" style:font-size-asian="8.5pt" style:font-size-complex="8.5pt"/>
    </style:style>
    <style:style style:name="T21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46" style:parent-style-name="DefaultParagraphFont" style:family="text">
      <style:text-properties style:font-name-asian="Times New Roman" style:font-name-complex="Times New Roman" fo:color="#000000" fo:font-size="8.5pt" style:font-size-asian="8.5pt" style:font-size-complex="8.5pt"/>
    </style:style>
    <style:style style:name="T21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48" style:parent-style-name="DefaultParagraphFont" style:family="text">
      <style:text-properties style:font-name-asian="Times New Roman" style:font-name-complex="Times New Roman" fo:color="#000000" fo:font-size="8.5pt" style:font-size-asian="8.5pt" style:font-size-complex="8.5pt"/>
    </style:style>
    <style:style style:name="T214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150" style:parent-style-name="DefaultParagraphFont" style:family="text">
      <style:text-properties style:font-name-asian="Times New Roman" style:font-name-complex="Times New Roman" fo:color="#000000" fo:font-size="8.5pt" style:font-size-asian="8.5pt" style:font-size-complex="8.5pt"/>
    </style:style>
    <style:style style:name="T21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52" style:parent-style-name="DefaultParagraphFont" style:family="text">
      <style:text-properties style:font-name-asian="Times New Roman" style:font-name-complex="Times New Roman" fo:color="#000000" fo:font-size="8.5pt" style:font-size-asian="8.5pt" style:font-size-complex="8.5pt"/>
    </style:style>
    <style:style style:name="T21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54" style:parent-style-name="DefaultParagraphFont" style:family="text">
      <style:text-properties style:font-name-asian="Times New Roman" style:font-name-complex="Times New Roman" fo:color="#000000" fo:font-size="8.5pt" style:font-size-asian="8.5pt" style:font-size-complex="8.5pt"/>
    </style:style>
    <style:style style:name="T215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56" style:parent-style-name="DefaultParagraphFont" style:family="text">
      <style:text-properties style:font-name-asian="Times New Roman" style:font-name-complex="Times New Roman" fo:color="#000000" fo:font-size="8.5pt" style:font-size-asian="8.5pt" style:font-size-complex="8.5pt"/>
    </style:style>
    <style:style style:name="T21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58" style:parent-style-name="DefaultParagraphFont" style:family="text">
      <style:text-properties style:font-name-asian="Times New Roman" style:font-name-complex="Times New Roman" fo:color="#000000" fo:font-size="8.5pt" style:font-size-asian="8.5pt" style:font-size-complex="8.5pt"/>
    </style:style>
    <style:style style:name="T21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60" style:parent-style-name="DefaultParagraphFont" style:family="text">
      <style:text-properties style:font-name-asian="Times New Roman" style:font-name-complex="Times New Roman" fo:color="#000000" fo:font-size="8.5pt" style:font-size-asian="8.5pt" style:font-size-complex="8.5pt"/>
    </style:style>
    <style:style style:name="T21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62" style:parent-style-name="DefaultParagraphFont" style:family="text">
      <style:text-properties style:font-name-asian="Times New Roman" style:font-name-complex="Times New Roman" fo:color="#000000" fo:font-size="8.5pt" style:font-size-asian="8.5pt" style:font-size-complex="8.5pt"/>
    </style:style>
    <style:style style:name="T216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64" style:parent-style-name="DefaultParagraphFont" style:family="text">
      <style:text-properties style:font-name-asian="Times New Roman" style:font-name-complex="Times New Roman" fo:color="#000000" fo:font-size="8.5pt" style:font-size-asian="8.5pt" style:font-size-complex="8.5pt"/>
    </style:style>
    <style:style style:name="T216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166" style:parent-style-name="DefaultParagraphFont" style:family="text">
      <style:text-properties style:font-name-asian="Times New Roman" style:font-name-complex="Times New Roman" fo:color="#000000" fo:font-size="8.5pt" style:font-size-asian="8.5pt" style:font-size-complex="8.5pt"/>
    </style:style>
    <style:style style:name="T216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68" style:parent-style-name="DefaultParagraphFont" style:family="text">
      <style:text-properties style:font-name-asian="Times New Roman" style:font-name-complex="Times New Roman" fo:color="#000000" fo:font-size="8.5pt" style:font-size-asian="8.5pt" style:font-size-complex="8.5pt"/>
    </style:style>
    <style:style style:name="T21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70" style:parent-style-name="DefaultParagraphFont" style:family="text">
      <style:text-properties style:font-name-asian="Times New Roman" style:font-name-complex="Times New Roman" fo:color="#000000" fo:font-size="8.5pt" style:font-size-asian="8.5pt" style:font-size-complex="8.5pt"/>
    </style:style>
    <style:style style:name="T21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72" style:parent-style-name="DefaultParagraphFont" style:family="text">
      <style:text-properties style:font-name-asian="Times New Roman" style:font-name-complex="Times New Roman" fo:color="#000000" fo:font-size="8.5pt" style:font-size-asian="8.5pt" style:font-size-complex="8.5pt"/>
    </style:style>
    <style:style style:name="T217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74" style:parent-style-name="DefaultParagraphFont" style:family="text">
      <style:text-properties style:font-name-asian="Times New Roman" style:font-name-complex="Times New Roman" fo:color="#000000" fo:font-size="8.5pt" style:font-size-asian="8.5pt" style:font-size-complex="8.5pt"/>
    </style:style>
    <style:style style:name="T21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76" style:parent-style-name="DefaultParagraphFont" style:family="text">
      <style:text-properties style:font-name-asian="Times New Roman" style:font-name-complex="Times New Roman" fo:color="#000000" fo:font-size="8.5pt" style:font-size-asian="8.5pt" style:font-size-complex="8.5pt"/>
    </style:style>
    <style:style style:name="P2177"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178" style:parent-style-name="Standard11" style:family="paragraph">
      <style:paragraph-properties style:text-autospace="none" fo:margin-top="0.0208in" fo:margin-right="0.0312in"/>
    </style:style>
    <style:style style:name="T21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80" style:parent-style-name="DefaultParagraphFont" style:family="text">
      <style:text-properties style:font-name-asian="Times New Roman" style:font-name-complex="Times New Roman" fo:color="#000000" fo:font-size="8.5pt" style:font-size-asian="8.5pt" style:font-size-complex="8.5pt"/>
    </style:style>
    <style:style style:name="T21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82" style:parent-style-name="DefaultParagraphFont" style:family="text">
      <style:text-properties style:font-name-asian="Times New Roman" style:font-name-complex="Times New Roman" fo:color="#000000" fo:font-size="8.5pt" style:font-size-asian="8.5pt" style:font-size-complex="8.5pt"/>
    </style:style>
    <style:style style:name="T21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84" style:parent-style-name="DefaultParagraphFont" style:family="text">
      <style:text-properties style:font-name-asian="Times New Roman" style:font-name-complex="Times New Roman" fo:color="#000000" fo:font-size="8.5pt" style:font-size-asian="8.5pt" style:font-size-complex="8.5pt"/>
    </style:style>
    <style:style style:name="T21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86" style:parent-style-name="DefaultParagraphFont" style:family="text">
      <style:text-properties style:font-name-asian="Times New Roman" style:font-name-complex="Times New Roman" fo:color="#000000" fo:font-size="8.5pt" style:font-size-asian="8.5pt" style:font-size-complex="8.5pt"/>
    </style:style>
    <style:style style:name="T21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88" style:parent-style-name="DefaultParagraphFont" style:family="text">
      <style:text-properties style:font-name-asian="Times New Roman" style:font-name-complex="Times New Roman" fo:color="#000000" fo:font-size="8.5pt" style:font-size-asian="8.5pt" style:font-size-complex="8.5pt"/>
    </style:style>
    <style:style style:name="T21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90" style:parent-style-name="DefaultParagraphFont" style:family="text">
      <style:text-properties style:font-name-asian="Times New Roman" style:font-name-complex="Times New Roman" fo:color="#000000" fo:font-size="8.5pt" style:font-size-asian="8.5pt" style:font-size-complex="8.5pt"/>
    </style:style>
    <style:style style:name="T21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92" style:parent-style-name="DefaultParagraphFont" style:family="text">
      <style:text-properties style:font-name-asian="Times New Roman" style:font-name-complex="Times New Roman" fo:color="#000000" fo:font-size="8.5pt" style:font-size-asian="8.5pt" style:font-size-complex="8.5pt"/>
    </style:style>
    <style:style style:name="T21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94" style:parent-style-name="DefaultParagraphFont" style:family="text">
      <style:text-properties style:font-name-asian="Times New Roman" style:font-name-complex="Times New Roman" fo:color="#000000" fo:font-size="8.5pt" style:font-size-asian="8.5pt" style:font-size-complex="8.5pt"/>
    </style:style>
    <style:style style:name="T21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196" style:parent-style-name="DefaultParagraphFont" style:family="text">
      <style:text-properties style:font-name-asian="Times New Roman" style:font-name-complex="Times New Roman" fo:color="#000000" fo:font-size="8.5pt" style:font-size-asian="8.5pt" style:font-size-complex="8.5pt"/>
    </style:style>
    <style:style style:name="T219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198" style:parent-style-name="DefaultParagraphFont" style:family="text">
      <style:text-properties style:font-name-asian="Times New Roman" style:font-name-complex="Times New Roman" fo:color="#000000" fo:font-size="8.5pt" style:font-size-asian="8.5pt" style:font-size-complex="8.5pt"/>
    </style:style>
    <style:style style:name="T21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00" style:parent-style-name="DefaultParagraphFont" style:family="text">
      <style:text-properties style:font-name-asian="Times New Roman" style:font-name-complex="Times New Roman" fo:color="#000000" fo:font-size="8.5pt" style:font-size-asian="8.5pt" style:font-size-complex="8.5pt"/>
    </style:style>
    <style:style style:name="T22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02" style:parent-style-name="DefaultParagraphFont" style:family="text">
      <style:text-properties style:font-name-asian="Times New Roman" style:font-name-complex="Times New Roman" fo:color="#000000" fo:font-size="8.5pt" style:font-size-asian="8.5pt" style:font-size-complex="8.5pt"/>
    </style:style>
    <style:style style:name="T22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04" style:parent-style-name="DefaultParagraphFont" style:family="text">
      <style:text-properties style:font-name-asian="Times New Roman" style:font-name-complex="Times New Roman" fo:color="#000000" fo:font-size="8.5pt" style:font-size-asian="8.5pt" style:font-size-complex="8.5pt"/>
    </style:style>
    <style:style style:name="T22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06" style:parent-style-name="DefaultParagraphFont" style:family="text">
      <style:text-properties style:font-name-asian="Times New Roman" style:font-name-complex="Times New Roman" fo:color="#000000" fo:font-size="8.5pt" style:font-size-asian="8.5pt" style:font-size-complex="8.5pt"/>
    </style:style>
    <style:style style:name="T220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08" style:parent-style-name="DefaultParagraphFont" style:family="text">
      <style:text-properties style:font-name-asian="Times New Roman" style:font-name-complex="Times New Roman" fo:color="#000000" fo:font-size="8.5pt" style:font-size-asian="8.5pt" style:font-size-complex="8.5pt"/>
    </style:style>
    <style:style style:name="T22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10" style:parent-style-name="DefaultParagraphFont" style:family="text">
      <style:text-properties style:font-name-asian="Times New Roman" style:font-name-complex="Times New Roman" fo:color="#000000" fo:font-size="8.5pt" style:font-size-asian="8.5pt" style:font-size-complex="8.5pt"/>
    </style:style>
    <style:style style:name="T22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12" style:parent-style-name="DefaultParagraphFont" style:family="text">
      <style:text-properties style:font-name-asian="Times New Roman" style:font-name-complex="Times New Roman" fo:color="#000000" fo:font-size="8.5pt" style:font-size-asian="8.5pt" style:font-size-complex="8.5pt"/>
    </style:style>
    <style:style style:name="T22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14" style:parent-style-name="DefaultParagraphFont" style:family="text">
      <style:text-properties style:font-name-asian="Times New Roman" style:font-name-complex="Times New Roman" fo:color="#000000" fo:font-size="8.5pt" style:font-size-asian="8.5pt" style:font-size-complex="8.5pt"/>
    </style:style>
    <style:style style:name="T221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16" style:parent-style-name="DefaultParagraphFont" style:family="text">
      <style:text-properties style:font-name-asian="Times New Roman" style:font-name-complex="Times New Roman" fo:color="#000000" fo:font-size="8.5pt" style:font-size-asian="8.5pt" style:font-size-complex="8.5pt"/>
    </style:style>
    <style:style style:name="T221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18" style:parent-style-name="DefaultParagraphFont" style:family="text">
      <style:text-properties style:font-name-asian="Times New Roman" style:font-name-complex="Times New Roman" fo:color="#000000" fo:font-size="8.5pt" style:font-size-asian="8.5pt" style:font-size-complex="8.5pt"/>
    </style:style>
    <style:style style:name="T22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20" style:parent-style-name="DefaultParagraphFont" style:family="text">
      <style:text-properties style:font-name-asian="Times New Roman" style:font-name-complex="Times New Roman" fo:color="#000000" fo:font-size="8.5pt" style:font-size-asian="8.5pt" style:font-size-complex="8.5pt"/>
    </style:style>
    <style:style style:name="T22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22" style:parent-style-name="DefaultParagraphFont" style:family="text">
      <style:text-properties style:font-name-asian="Times New Roman" style:font-name-complex="Times New Roman" fo:color="#000000" fo:font-size="8.5pt" style:font-size-asian="8.5pt" style:font-size-complex="8.5pt"/>
    </style:style>
    <style:style style:name="T22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24" style:parent-style-name="DefaultParagraphFont" style:family="text">
      <style:text-properties style:font-name-asian="Times New Roman" style:font-name-complex="Times New Roman" fo:color="#000000" fo:font-size="8.5pt" style:font-size-asian="8.5pt" style:font-size-complex="8.5pt"/>
    </style:style>
    <style:style style:name="T22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26" style:parent-style-name="DefaultParagraphFont" style:family="text">
      <style:text-properties style:font-name-asian="Times New Roman" style:font-name-complex="Times New Roman" fo:color="#000000" fo:font-size="8.5pt" style:font-size-asian="8.5pt" style:font-size-complex="8.5pt"/>
    </style:style>
    <style:style style:name="T22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28" style:parent-style-name="DefaultParagraphFont" style:family="text">
      <style:text-properties style:font-name-asian="Times New Roman" style:font-name-complex="Times New Roman" fo:color="#000000" fo:font-size="8.5pt" style:font-size-asian="8.5pt" style:font-size-complex="8.5pt"/>
    </style:style>
    <style:style style:name="T222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30" style:parent-style-name="DefaultParagraphFont" style:family="text">
      <style:text-properties style:font-name-asian="Times New Roman" style:font-name-complex="Times New Roman" fo:color="#000000" fo:font-size="8.5pt" style:font-size-asian="8.5pt" style:font-size-complex="8.5pt"/>
    </style:style>
    <style:style style:name="T22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32" style:parent-style-name="DefaultParagraphFont" style:family="text">
      <style:text-properties style:font-name-asian="Times New Roman" style:font-name-complex="Times New Roman" fo:color="#000000" fo:font-size="8.5pt" style:font-size-asian="8.5pt" style:font-size-complex="8.5pt"/>
    </style:style>
    <style:style style:name="T223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34" style:parent-style-name="DefaultParagraphFont" style:family="text">
      <style:text-properties style:font-name-asian="Times New Roman" style:font-name-complex="Times New Roman" fo:color="#000000" fo:font-size="8.5pt" style:font-size-asian="8.5pt" style:font-size-complex="8.5pt"/>
    </style:style>
    <style:style style:name="T22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36" style:parent-style-name="DefaultParagraphFont" style:family="text">
      <style:text-properties style:font-name-asian="Times New Roman" style:font-name-complex="Times New Roman" fo:color="#000000" fo:font-size="8.5pt" style:font-size-asian="8.5pt" style:font-size-complex="8.5pt"/>
    </style:style>
    <style:style style:name="T22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38" style:parent-style-name="DefaultParagraphFont" style:family="text">
      <style:text-properties style:font-name-asian="Times New Roman" style:font-name-complex="Times New Roman" fo:color="#000000" fo:font-size="8.5pt" style:font-size-asian="8.5pt" style:font-size-complex="8.5pt"/>
    </style:style>
    <style:style style:name="T22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40" style:parent-style-name="DefaultParagraphFont" style:family="text">
      <style:text-properties style:font-name-asian="Times New Roman" style:font-name-complex="Times New Roman" fo:color="#000000" fo:font-size="8.5pt" style:font-size-asian="8.5pt" style:font-size-complex="8.5pt"/>
    </style:style>
    <style:style style:name="T22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42" style:parent-style-name="DefaultParagraphFont" style:family="text">
      <style:text-properties style:font-name-asian="Times New Roman" style:font-name-complex="Times New Roman" fo:color="#000000" fo:font-size="8.5pt" style:font-size-asian="8.5pt" style:font-size-complex="8.5pt"/>
    </style:style>
    <style:style style:name="T22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44" style:parent-style-name="DefaultParagraphFont" style:family="text">
      <style:text-properties style:font-name-asian="Times New Roman" style:font-name-complex="Times New Roman" fo:color="#000000" fo:font-size="8.5pt" style:font-size-asian="8.5pt" style:font-size-complex="8.5pt"/>
    </style:style>
    <style:style style:name="T2245"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46" style:parent-style-name="DefaultParagraphFont" style:family="text">
      <style:text-properties style:font-name-asian="Times New Roman" style:font-name-complex="Times New Roman" fo:color="#000000" fo:font-size="8.5pt" style:font-size-asian="8.5pt" style:font-size-complex="8.5pt"/>
    </style:style>
    <style:style style:name="T22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48" style:parent-style-name="DefaultParagraphFont" style:family="text">
      <style:text-properties style:font-name-asian="Times New Roman" style:font-name-complex="Times New Roman" fo:color="#000000" fo:font-size="8.5pt" style:font-size-asian="8.5pt" style:font-size-complex="8.5pt"/>
    </style:style>
    <style:style style:name="T22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50" style:parent-style-name="DefaultParagraphFont" style:family="text">
      <style:text-properties style:font-name-asian="Times New Roman" style:font-name-complex="Times New Roman" fo:color="#000000" fo:font-size="8.5pt" style:font-size-asian="8.5pt" style:font-size-complex="8.5pt"/>
    </style:style>
    <style:style style:name="T2251"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52" style:parent-style-name="DefaultParagraphFont" style:family="text">
      <style:text-properties style:font-name-asian="Times New Roman" style:font-name-complex="Times New Roman" fo:color="#000000" fo:font-size="8.5pt" style:font-size-asian="8.5pt" style:font-size-complex="8.5pt"/>
    </style:style>
    <style:style style:name="T2253"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54" style:parent-style-name="DefaultParagraphFont" style:family="text">
      <style:text-properties style:font-name-asian="Times New Roman" style:font-name-complex="Times New Roman" fo:color="#000000" fo:font-size="8.5pt" style:font-size-asian="8.5pt" style:font-size-complex="8.5pt"/>
    </style:style>
    <style:style style:name="P2255"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256" style:parent-style-name="Standard11" style:family="paragraph">
      <style:paragraph-properties style:text-autospace="none" fo:margin-top="0.0208in" fo:margin-right="0.0312in"/>
    </style:style>
    <style:style style:name="T22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58" style:parent-style-name="DefaultParagraphFont" style:family="text">
      <style:text-properties style:font-name-asian="Times New Roman" style:font-name-complex="Times New Roman" fo:color="#000000" fo:font-size="8.5pt" style:font-size-asian="8.5pt" style:font-size-complex="8.5pt"/>
    </style:style>
    <style:style style:name="T22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60" style:parent-style-name="DefaultParagraphFont" style:family="text">
      <style:text-properties style:font-name-asian="Times New Roman" style:font-name-complex="Times New Roman" fo:color="#000000" fo:font-size="8.5pt" style:font-size-asian="8.5pt" style:font-size-complex="8.5pt"/>
    </style:style>
    <style:style style:name="T22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62" style:parent-style-name="DefaultParagraphFont" style:family="text">
      <style:text-properties style:font-name-asian="Times New Roman" style:font-name-complex="Times New Roman" fo:color="#000000" fo:font-size="8.5pt" style:font-size-asian="8.5pt" style:font-size-complex="8.5pt"/>
    </style:style>
    <style:style style:name="T226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64" style:parent-style-name="DefaultParagraphFont" style:family="text">
      <style:text-properties style:font-name-asian="Times New Roman" style:font-name-complex="Times New Roman" fo:color="#000000" fo:font-size="8.5pt" style:font-size-asian="8.5pt" style:font-size-complex="8.5pt"/>
    </style:style>
    <style:style style:name="T22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66" style:parent-style-name="DefaultParagraphFont" style:family="text">
      <style:text-properties style:font-name-asian="Times New Roman" style:font-name-complex="Times New Roman" fo:color="#000000" fo:font-size="8.5pt" style:font-size-asian="8.5pt" style:font-size-complex="8.5pt"/>
    </style:style>
    <style:style style:name="T226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68" style:parent-style-name="DefaultParagraphFont" style:family="text">
      <style:text-properties style:font-name-asian="Times New Roman" style:font-name-complex="Times New Roman" fo:color="#000000" fo:font-size="8.5pt" style:font-size-asian="8.5pt" style:font-size-complex="8.5pt"/>
    </style:style>
    <style:style style:name="T226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70" style:parent-style-name="DefaultParagraphFont" style:family="text">
      <style:text-properties style:font-name-asian="Times New Roman" style:font-name-complex="Times New Roman" fo:color="#000000" fo:font-size="8.5pt" style:font-size-asian="8.5pt" style:font-size-complex="8.5pt"/>
    </style:style>
    <style:style style:name="T22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72" style:parent-style-name="DefaultParagraphFont" style:family="text">
      <style:text-properties style:font-name-asian="Times New Roman" style:font-name-complex="Times New Roman" fo:color="#000000" fo:font-size="8.5pt" style:font-size-asian="8.5pt" style:font-size-complex="8.5pt"/>
    </style:style>
    <style:style style:name="T227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74" style:parent-style-name="DefaultParagraphFont" style:family="text">
      <style:text-properties style:font-name-asian="Times New Roman" style:font-name-complex="Times New Roman" fo:color="#000000" fo:font-size="8.5pt" style:font-size-asian="8.5pt" style:font-size-complex="8.5pt"/>
    </style:style>
    <style:style style:name="T22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76" style:parent-style-name="DefaultParagraphFont" style:family="text">
      <style:text-properties style:font-name-asian="Times New Roman" style:font-name-complex="Times New Roman" fo:color="#000000" fo:font-size="8.5pt" style:font-size-asian="8.5pt" style:font-size-complex="8.5pt"/>
    </style:style>
    <style:style style:name="T22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78" style:parent-style-name="DefaultParagraphFont" style:family="text">
      <style:text-properties style:font-name-asian="Times New Roman" style:font-name-complex="Times New Roman" fo:color="#000000" fo:font-size="8.5pt" style:font-size-asian="8.5pt" style:font-size-complex="8.5pt"/>
    </style:style>
    <style:style style:name="T227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80" style:parent-style-name="DefaultParagraphFont" style:family="text">
      <style:text-properties style:font-name-asian="Times New Roman" style:font-name-complex="Times New Roman" fo:color="#000000" fo:font-size="8.5pt" style:font-size-asian="8.5pt" style:font-size-complex="8.5pt"/>
    </style:style>
    <style:style style:name="T22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82" style:parent-style-name="DefaultParagraphFont" style:family="text">
      <style:text-properties style:font-name-asian="Times New Roman" style:font-name-complex="Times New Roman" fo:color="#000000" fo:font-size="8.5pt" style:font-size-asian="8.5pt" style:font-size-complex="8.5pt"/>
    </style:style>
    <style:style style:name="T22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84" style:parent-style-name="DefaultParagraphFont" style:family="text">
      <style:text-properties style:font-name-asian="Times New Roman" style:font-name-complex="Times New Roman" fo:color="#000000" fo:font-size="8.5pt" style:font-size-asian="8.5pt" style:font-size-complex="8.5pt"/>
    </style:style>
    <style:style style:name="T22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86" style:parent-style-name="DefaultParagraphFont" style:family="text">
      <style:text-properties style:font-name-asian="Times New Roman" style:font-name-complex="Times New Roman" fo:color="#000000" fo:font-size="8.5pt" style:font-size-asian="8.5pt" style:font-size-complex="8.5pt"/>
    </style:style>
    <style:style style:name="T22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88" style:parent-style-name="DefaultParagraphFont" style:family="text">
      <style:text-properties style:font-name-asian="Times New Roman" style:font-name-complex="Times New Roman" fo:color="#000000" fo:font-size="8.5pt" style:font-size-asian="8.5pt" style:font-size-complex="8.5pt"/>
    </style:style>
    <style:style style:name="T228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290" style:parent-style-name="DefaultParagraphFont" style:family="text">
      <style:text-properties style:font-name-asian="Times New Roman" style:font-name-complex="Times New Roman" fo:color="#000000" fo:font-size="8.5pt" style:font-size-asian="8.5pt" style:font-size-complex="8.5pt"/>
    </style:style>
    <style:style style:name="T22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92" style:parent-style-name="DefaultParagraphFont" style:family="text">
      <style:text-properties style:font-name-asian="Times New Roman" style:font-name-complex="Times New Roman" fo:color="#000000" fo:font-size="8.5pt" style:font-size-asian="8.5pt" style:font-size-complex="8.5pt"/>
    </style:style>
    <style:style style:name="T22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94" style:parent-style-name="DefaultParagraphFont" style:family="text">
      <style:text-properties style:font-name-asian="Times New Roman" style:font-name-complex="Times New Roman" fo:color="#000000" fo:font-size="8.5pt" style:font-size-asian="8.5pt" style:font-size-complex="8.5pt"/>
    </style:style>
    <style:style style:name="T22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96" style:parent-style-name="DefaultParagraphFont" style:family="text">
      <style:text-properties style:font-name-asian="Times New Roman" style:font-name-complex="Times New Roman" fo:color="#000000" fo:font-size="8.5pt" style:font-size-asian="8.5pt" style:font-size-complex="8.5pt"/>
    </style:style>
    <style:style style:name="T22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298" style:parent-style-name="DefaultParagraphFont" style:family="text">
      <style:text-properties style:font-name-asian="Times New Roman" style:font-name-complex="Times New Roman" fo:color="#000000" fo:font-size="8.5pt" style:font-size-asian="8.5pt" style:font-size-complex="8.5pt"/>
    </style:style>
    <style:style style:name="T229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00" style:parent-style-name="DefaultParagraphFont" style:family="text">
      <style:text-properties style:font-name-asian="Times New Roman" style:font-name-complex="Times New Roman" fo:color="#000000" fo:font-size="8.5pt" style:font-size-asian="8.5pt" style:font-size-complex="8.5pt"/>
    </style:style>
    <style:style style:name="P2301"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302" style:parent-style-name="Standard11" style:family="paragraph">
      <style:paragraph-properties style:text-autospace="none" fo:margin-top="0.0208in" fo:margin-right="0.0312in"/>
    </style:style>
    <style:style style:name="T23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04" style:parent-style-name="DefaultParagraphFont" style:family="text">
      <style:text-properties style:font-name-asian="Times New Roman" style:font-name-complex="Times New Roman" fo:color="#000000" fo:font-size="8.5pt" style:font-size-asian="8.5pt" style:font-size-complex="8.5pt"/>
    </style:style>
    <style:style style:name="T230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06" style:parent-style-name="DefaultParagraphFont" style:family="text">
      <style:text-properties style:font-name-asian="Times New Roman" style:font-name-complex="Times New Roman" fo:color="#000000" fo:font-size="8.5pt" style:font-size-asian="8.5pt" style:font-size-complex="8.5pt"/>
    </style:style>
    <style:style style:name="T230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08" style:parent-style-name="DefaultParagraphFont" style:family="text">
      <style:text-properties style:font-name-asian="Times New Roman" style:font-name-complex="Times New Roman" fo:color="#000000" fo:font-size="8.5pt" style:font-size-asian="8.5pt" style:font-size-complex="8.5pt"/>
    </style:style>
    <style:style style:name="T230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10" style:parent-style-name="DefaultParagraphFont" style:family="text">
      <style:text-properties style:font-name-asian="Times New Roman" style:font-name-complex="Times New Roman" fo:color="#000000" fo:font-size="8.5pt" style:font-size-asian="8.5pt" style:font-size-complex="8.5pt"/>
    </style:style>
    <style:style style:name="T231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12" style:parent-style-name="DefaultParagraphFont" style:family="text">
      <style:text-properties style:font-name-asian="Times New Roman" style:font-name-complex="Times New Roman" fo:color="#000000" fo:font-size="8.5pt" style:font-size-asian="8.5pt" style:font-size-complex="8.5pt"/>
    </style:style>
    <style:style style:name="T231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14" style:parent-style-name="DefaultParagraphFont" style:family="text">
      <style:text-properties style:font-name-asian="Times New Roman" style:font-name-complex="Times New Roman" fo:color="#000000" fo:font-size="8.5pt" style:font-size-asian="8.5pt" style:font-size-complex="8.5pt"/>
    </style:style>
    <style:style style:name="T231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16" style:parent-style-name="DefaultParagraphFont" style:family="text">
      <style:text-properties style:font-name-asian="Times New Roman" style:font-name-complex="Times New Roman" fo:color="#000000" fo:font-size="8.5pt" style:font-size-asian="8.5pt" style:font-size-complex="8.5pt"/>
    </style:style>
    <style:style style:name="T2317"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318" style:parent-style-name="DefaultParagraphFont" style:family="text">
      <style:text-properties style:font-name-asian="Times New Roman" style:font-name-complex="Times New Roman" fo:color="#000000" fo:font-size="8.5pt" style:font-size-asian="8.5pt" style:font-size-complex="8.5pt"/>
    </style:style>
    <style:style style:name="T231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20" style:parent-style-name="DefaultParagraphFont" style:family="text">
      <style:text-properties style:font-name-asian="Times New Roman" style:font-name-complex="Times New Roman" fo:color="#000000" fo:font-size="8.5pt" style:font-size-asian="8.5pt" style:font-size-complex="8.5pt"/>
    </style:style>
    <style:style style:name="T232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22" style:parent-style-name="DefaultParagraphFont" style:family="text">
      <style:text-properties style:font-name-asian="Times New Roman" style:font-name-complex="Times New Roman" fo:color="#000000" fo:font-size="8.5pt" style:font-size-asian="8.5pt" style:font-size-complex="8.5pt"/>
    </style:style>
    <style:style style:name="T232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24" style:parent-style-name="DefaultParagraphFont" style:family="text">
      <style:text-properties style:font-name-asian="Times New Roman" style:font-name-complex="Times New Roman" fo:color="#000000" fo:font-size="8.5pt" style:font-size-asian="8.5pt" style:font-size-complex="8.5pt"/>
    </style:style>
    <style:style style:name="T232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26" style:parent-style-name="DefaultParagraphFont" style:family="text">
      <style:text-properties style:font-name-asian="Times New Roman" style:font-name-complex="Times New Roman" fo:color="#000000" fo:font-size="8.5pt" style:font-size-asian="8.5pt" style:font-size-complex="8.5pt"/>
    </style:style>
    <style:style style:name="T232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28" style:parent-style-name="DefaultParagraphFont" style:family="text">
      <style:text-properties style:font-name-asian="Times New Roman" style:font-name-complex="Times New Roman" fo:color="#000000" fo:font-size="8.5pt" style:font-size-asian="8.5pt" style:font-size-complex="8.5pt"/>
    </style:style>
    <style:style style:name="T232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330" style:parent-style-name="DefaultParagraphFont" style:family="text">
      <style:text-properties style:font-name-asian="Times New Roman" style:font-name-complex="Times New Roman" fo:color="#000000" fo:font-size="8.5pt" style:font-size-asian="8.5pt" style:font-size-complex="8.5pt"/>
    </style:style>
    <style:style style:name="T233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32" style:parent-style-name="DefaultParagraphFont" style:family="text">
      <style:text-properties style:font-name-asian="Times New Roman" style:font-name-complex="Times New Roman" fo:color="#000000" fo:font-size="8.5pt" style:font-size-asian="8.5pt" style:font-size-complex="8.5pt"/>
    </style:style>
    <style:style style:name="T233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34" style:parent-style-name="DefaultParagraphFont" style:family="text">
      <style:text-properties style:font-name-asian="Times New Roman" style:font-name-complex="Times New Roman" fo:color="#000000" fo:font-size="8.5pt" style:font-size-asian="8.5pt" style:font-size-complex="8.5pt"/>
    </style:style>
    <style:style style:name="T233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36" style:parent-style-name="DefaultParagraphFont" style:family="text">
      <style:text-properties style:font-name-asian="Times New Roman" style:font-name-complex="Times New Roman" fo:color="#000000" fo:font-size="8.5pt" style:font-size-asian="8.5pt" style:font-size-complex="8.5pt"/>
    </style:style>
    <style:style style:name="T233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38" style:parent-style-name="DefaultParagraphFont" style:family="text">
      <style:text-properties style:font-name-asian="Times New Roman" style:font-name-complex="Times New Roman" fo:color="#000000" fo:font-size="8.5pt" style:font-size-asian="8.5pt" style:font-size-complex="8.5pt"/>
    </style:style>
    <style:style style:name="T233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40" style:parent-style-name="DefaultParagraphFont" style:family="text">
      <style:text-properties style:font-name-asian="Times New Roman" style:font-name-complex="Times New Roman" fo:color="#000000" fo:font-size="8.5pt" style:font-size-asian="8.5pt" style:font-size-complex="8.5pt"/>
    </style:style>
    <style:style style:name="T234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42" style:parent-style-name="DefaultParagraphFont" style:family="text">
      <style:text-properties style:font-name-asian="Times New Roman" style:font-name-complex="Times New Roman" fo:color="#000000" fo:font-size="8.5pt" style:font-size-asian="8.5pt" style:font-size-complex="8.5pt"/>
    </style:style>
    <style:style style:name="T234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44" style:parent-style-name="DefaultParagraphFont" style:family="text">
      <style:text-properties style:font-name-asian="Times New Roman" style:font-name-complex="Times New Roman" fo:color="#000000" fo:font-size="8.5pt" style:font-size-asian="8.5pt" style:font-size-complex="8.5pt"/>
    </style:style>
    <style:style style:name="T234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46" style:parent-style-name="DefaultParagraphFont" style:family="text">
      <style:text-properties style:font-name-asian="Times New Roman" style:font-name-complex="Times New Roman" fo:color="#000000" fo:font-size="8.5pt" style:font-size-asian="8.5pt" style:font-size-complex="8.5pt"/>
    </style:style>
    <style:style style:name="T234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48" style:parent-style-name="DefaultParagraphFont" style:family="text">
      <style:text-properties style:font-name-asian="Times New Roman" style:font-name-complex="Times New Roman" fo:color="#000000" fo:font-size="8.5pt" style:font-size-asian="8.5pt" style:font-size-complex="8.5pt"/>
    </style:style>
    <style:style style:name="T234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50" style:parent-style-name="DefaultParagraphFont" style:family="text">
      <style:text-properties style:font-name-asian="Times New Roman" style:font-name-complex="Times New Roman" fo:color="#000000" fo:font-size="8.5pt" style:font-size-asian="8.5pt" style:font-size-complex="8.5pt"/>
    </style:style>
    <style:style style:name="T235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52" style:parent-style-name="DefaultParagraphFont" style:family="text">
      <style:text-properties style:font-name-asian="Times New Roman" style:font-name-complex="Times New Roman" fo:color="#000000" fo:font-size="8.5pt" style:font-size-asian="8.5pt" style:font-size-complex="8.5pt"/>
    </style:style>
    <style:style style:name="T235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54" style:parent-style-name="DefaultParagraphFont" style:family="text">
      <style:text-properties style:font-name-asian="Times New Roman" style:font-name-complex="Times New Roman" fo:color="#000000" fo:font-size="8.5pt" style:font-size-asian="8.5pt" style:font-size-complex="8.5pt"/>
    </style:style>
    <style:style style:name="T235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56" style:parent-style-name="DefaultParagraphFont" style:family="text">
      <style:text-properties style:font-name-asian="Times New Roman" style:font-name-complex="Times New Roman" fo:color="#000000" fo:font-size="8.5pt" style:font-size-asian="8.5pt" style:font-size-complex="8.5pt"/>
    </style:style>
    <style:style style:name="T235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58" style:parent-style-name="DefaultParagraphFont" style:family="text">
      <style:text-properties style:font-name-asian="Times New Roman" style:font-name-complex="Times New Roman" fo:color="#000000" fo:font-size="8.5pt" style:font-size-asian="8.5pt" style:font-size-complex="8.5pt"/>
    </style:style>
    <style:style style:name="T235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60" style:parent-style-name="DefaultParagraphFont" style:family="text">
      <style:text-properties style:font-name-asian="Times New Roman" style:font-name-complex="Times New Roman" fo:color="#000000" fo:font-size="8.5pt" style:font-size-asian="8.5pt" style:font-size-complex="8.5pt"/>
    </style:style>
    <style:style style:name="T236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62" style:parent-style-name="DefaultParagraphFont" style:family="text">
      <style:text-properties style:font-name-asian="Times New Roman" style:font-name-complex="Times New Roman" fo:color="#000000" fo:font-size="8.5pt" style:font-size-asian="8.5pt" style:font-size-complex="8.5pt"/>
    </style:style>
    <style:style style:name="T236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64" style:parent-style-name="DefaultParagraphFont" style:family="text">
      <style:text-properties style:font-name-asian="Times New Roman" style:font-name-complex="Times New Roman" fo:color="#000000" fo:font-size="8.5pt" style:font-size-asian="8.5pt" style:font-size-complex="8.5pt"/>
    </style:style>
    <style:style style:name="T236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66" style:parent-style-name="DefaultParagraphFont" style:family="text">
      <style:text-properties style:font-name-asian="Times New Roman" style:font-name-complex="Times New Roman" fo:color="#000000" fo:font-size="8.5pt" style:font-size-asian="8.5pt" style:font-size-complex="8.5pt"/>
    </style:style>
    <style:style style:name="T236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68" style:parent-style-name="DefaultParagraphFont" style:family="text">
      <style:text-properties style:font-name-asian="Times New Roman" style:font-name-complex="Times New Roman" fo:color="#000000" fo:font-size="8.5pt" style:font-size-asian="8.5pt" style:font-size-complex="8.5pt"/>
    </style:style>
    <style:style style:name="P2369"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370" style:parent-style-name="Standard11" style:family="paragraph">
      <style:paragraph-properties style:text-autospace="none" fo:margin-top="0.0208in" fo:margin-right="0.0312in"/>
    </style:style>
    <style:style style:name="T237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72" style:parent-style-name="DefaultParagraphFont" style:family="text">
      <style:text-properties style:font-name-asian="Times New Roman" style:font-name-complex="Times New Roman" fo:color="#000000" fo:font-size="8.5pt" style:font-size-asian="8.5pt" style:font-size-complex="8.5pt"/>
    </style:style>
    <style:style style:name="T237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74" style:parent-style-name="DefaultParagraphFont" style:family="text">
      <style:text-properties style:font-name-asian="Times New Roman" style:font-name-complex="Times New Roman" fo:color="#000000" fo:font-size="8.5pt" style:font-size-asian="8.5pt" style:font-size-complex="8.5pt"/>
    </style:style>
    <style:style style:name="T237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76" style:parent-style-name="DefaultParagraphFont" style:family="text">
      <style:text-properties style:font-name-asian="Times New Roman" style:font-name-complex="Times New Roman" fo:color="#000000" fo:font-size="8.5pt" style:font-size-asian="8.5pt" style:font-size-complex="8.5pt"/>
    </style:style>
    <style:style style:name="T237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78" style:parent-style-name="DefaultParagraphFont" style:family="text">
      <style:text-properties style:font-name-asian="Times New Roman" style:font-name-complex="Times New Roman" fo:color="#000000" fo:font-size="8.5pt" style:font-size-asian="8.5pt" style:font-size-complex="8.5pt"/>
    </style:style>
    <style:style style:name="T237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80" style:parent-style-name="DefaultParagraphFont" style:family="text">
      <style:text-properties style:font-name-asian="Times New Roman" style:font-name-complex="Times New Roman" fo:color="#000000" fo:font-size="8.5pt" style:font-size-asian="8.5pt" style:font-size-complex="8.5pt"/>
    </style:style>
    <style:style style:name="T238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82" style:parent-style-name="DefaultParagraphFont" style:family="text">
      <style:text-properties style:font-name-asian="Times New Roman" style:font-name-complex="Times New Roman" fo:color="#000000" fo:font-size="8.5pt" style:font-size-asian="8.5pt" style:font-size-complex="8.5pt"/>
    </style:style>
    <style:style style:name="T238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84" style:parent-style-name="DefaultParagraphFont" style:family="text">
      <style:text-properties style:font-name-asian="Times New Roman" style:font-name-complex="Times New Roman" fo:color="#000000" fo:font-size="8.5pt" style:font-size-asian="8.5pt" style:font-size-complex="8.5pt"/>
    </style:style>
    <style:style style:name="T238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86" style:parent-style-name="DefaultParagraphFont" style:family="text">
      <style:text-properties style:font-name-asian="Times New Roman" style:font-name-complex="Times New Roman" fo:color="#000000" fo:font-size="8.5pt" style:font-size-asian="8.5pt" style:font-size-complex="8.5pt"/>
    </style:style>
    <style:style style:name="T238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88" style:parent-style-name="DefaultParagraphFont" style:family="text">
      <style:text-properties style:font-name-asian="Times New Roman" style:font-name-complex="Times New Roman" fo:color="#000000" fo:font-size="8.5pt" style:font-size-asian="8.5pt" style:font-size-complex="8.5pt"/>
    </style:style>
    <style:style style:name="T2389"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90" style:parent-style-name="DefaultParagraphFont" style:family="text">
      <style:text-properties style:font-name-asian="Times New Roman" style:font-name-complex="Times New Roman" fo:color="#000000" fo:font-size="8.5pt" style:font-size-asian="8.5pt" style:font-size-complex="8.5pt"/>
    </style:style>
    <style:style style:name="T239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92" style:parent-style-name="DefaultParagraphFont" style:family="text">
      <style:text-properties style:font-name-asian="Times New Roman" style:font-name-complex="Times New Roman" fo:color="#000000" fo:font-size="8.5pt" style:font-size-asian="8.5pt" style:font-size-complex="8.5pt"/>
    </style:style>
    <style:style style:name="T239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94" style:parent-style-name="DefaultParagraphFont" style:family="text">
      <style:text-properties style:font-name-asian="Times New Roman" style:font-name-complex="Times New Roman" fo:color="#000000" fo:font-size="8.5pt" style:font-size-asian="8.5pt" style:font-size-complex="8.5pt"/>
    </style:style>
    <style:style style:name="T2395"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96" style:parent-style-name="DefaultParagraphFont" style:family="text">
      <style:text-properties style:font-name-asian="Times New Roman" style:font-name-complex="Times New Roman" fo:color="#000000" fo:font-size="8.5pt" style:font-size-asian="8.5pt" style:font-size-complex="8.5pt"/>
    </style:style>
    <style:style style:name="T2397"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398" style:parent-style-name="DefaultParagraphFont" style:family="text">
      <style:text-properties style:font-name-asian="Times New Roman" style:font-name-complex="Times New Roman" fo:color="#000000" fo:font-size="8.5pt" style:font-size-asian="8.5pt" style:font-size-complex="8.5pt"/>
    </style:style>
    <style:style style:name="T2399"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00" style:parent-style-name="DefaultParagraphFont" style:family="text">
      <style:text-properties style:font-name-asian="Times New Roman" style:font-name-complex="Times New Roman" fo:color="#000000" fo:font-size="8.5pt" style:font-size-asian="8.5pt" style:font-size-complex="8.5pt"/>
    </style:style>
    <style:style style:name="T2401"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02" style:parent-style-name="DefaultParagraphFont" style:family="text">
      <style:text-properties style:font-name-asian="Times New Roman" style:font-name-complex="Times New Roman" fo:color="#000000" fo:font-size="8.5pt" style:font-size-asian="8.5pt" style:font-size-complex="8.5pt"/>
    </style:style>
    <style:style style:name="T2403"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0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05" style:parent-style-name="DefaultParagraphFont" style:family="text">
      <style:text-properties style:font-name-asian="Times New Roman" style:font-name-complex="Times New Roman" fo:color="#000000" fo:font-size="8.5pt" style:font-size-asian="8.5pt" style:font-size-complex="8.5pt"/>
    </style:style>
    <style:style style:name="T24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07" style:parent-style-name="DefaultParagraphFont" style:family="text">
      <style:text-properties style:font-name-asian="Times New Roman" style:font-name-complex="Times New Roman" fo:color="#000000" fo:font-size="8.5pt" style:font-size-asian="8.5pt" style:font-size-complex="8.5pt"/>
    </style:style>
    <style:style style:name="T24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09" style:parent-style-name="DefaultParagraphFont" style:family="text">
      <style:text-properties style:font-name-asian="Times New Roman" style:font-name-complex="Times New Roman" fo:color="#000000" fo:font-size="8.5pt" style:font-size-asian="8.5pt" style:font-size-complex="8.5pt"/>
    </style:style>
    <style:style style:name="T24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11" style:parent-style-name="DefaultParagraphFont" style:family="text">
      <style:text-properties style:font-name-asian="Times New Roman" style:font-name-complex="Times New Roman" fo:color="#000000" fo:font-size="8.5pt" style:font-size-asian="8.5pt" style:font-size-complex="8.5pt"/>
    </style:style>
    <style:style style:name="T24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13" style:parent-style-name="DefaultParagraphFont" style:family="text">
      <style:text-properties style:font-name-asian="Times New Roman" style:font-name-complex="Times New Roman" fo:color="#000000" fo:font-size="8.5pt" style:font-size-asian="8.5pt" style:font-size-complex="8.5pt"/>
    </style:style>
    <style:style style:name="T24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15" style:parent-style-name="DefaultParagraphFont" style:family="text">
      <style:text-properties style:font-name-asian="Times New Roman" style:font-name-complex="Times New Roman" fo:color="#000000" fo:font-size="8.5pt" style:font-size-asian="8.5pt" style:font-size-complex="8.5pt"/>
    </style:style>
    <style:style style:name="T24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17" style:parent-style-name="DefaultParagraphFont" style:family="text">
      <style:text-properties style:font-name-asian="Times New Roman" style:font-name-complex="Times New Roman" fo:color="#000000" fo:font-size="8.5pt" style:font-size-asian="8.5pt" style:font-size-complex="8.5pt"/>
    </style:style>
    <style:style style:name="T24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19" style:parent-style-name="DefaultParagraphFont" style:family="text">
      <style:text-properties style:font-name-asian="Times New Roman" style:font-name-complex="Times New Roman" fo:color="#000000" fo:font-size="8.5pt" style:font-size-asian="8.5pt" style:font-size-complex="8.5pt"/>
    </style:style>
    <style:style style:name="T24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21" style:parent-style-name="DefaultParagraphFont" style:family="text">
      <style:text-properties style:font-name-asian="Times New Roman" style:font-name-complex="Times New Roman" fo:color="#000000" fo:font-size="8.5pt" style:font-size-asian="8.5pt" style:font-size-complex="8.5pt"/>
    </style:style>
    <style:style style:name="T24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23" style:parent-style-name="DefaultParagraphFont" style:family="text">
      <style:text-properties style:font-name-asian="Times New Roman" style:font-name-complex="Times New Roman" fo:color="#000000" fo:font-size="8.5pt" style:font-size-asian="8.5pt" style:font-size-complex="8.5pt"/>
    </style:style>
    <style:style style:name="T242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25" style:parent-style-name="DefaultParagraphFont" style:family="text">
      <style:text-properties style:font-name-asian="Times New Roman" style:font-name-complex="Times New Roman" fo:color="#000000" fo:font-size="8.5pt" style:font-size-asian="8.5pt" style:font-size-complex="8.5pt"/>
    </style:style>
    <style:style style:name="T24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27" style:parent-style-name="DefaultParagraphFont" style:family="text">
      <style:text-properties style:font-name-asian="Times New Roman" style:font-name-complex="Times New Roman" fo:color="#000000" fo:font-size="8.5pt" style:font-size-asian="8.5pt" style:font-size-complex="8.5pt"/>
    </style:style>
    <style:style style:name="T24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29" style:parent-style-name="DefaultParagraphFont" style:family="text">
      <style:text-properties style:font-name-asian="Times New Roman" style:font-name-complex="Times New Roman" fo:color="#000000" fo:font-size="8.5pt" style:font-size-asian="8.5pt" style:font-size-complex="8.5pt"/>
    </style:style>
    <style:style style:name="T24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31" style:parent-style-name="DefaultParagraphFont" style:family="text">
      <style:text-properties style:font-name-asian="Times New Roman" style:font-name-complex="Times New Roman" fo:color="#000000" fo:font-size="8.5pt" style:font-size-asian="8.5pt" style:font-size-complex="8.5pt"/>
    </style:style>
    <style:style style:name="P2432"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433" style:parent-style-name="Standard11" style:family="paragraph">
      <style:paragraph-properties style:text-autospace="none" fo:margin-top="0.0208in" fo:margin-right="0.0312in"/>
    </style:style>
    <style:style style:name="T24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35" style:parent-style-name="DefaultParagraphFont" style:family="text">
      <style:text-properties style:font-name-asian="Times New Roman" style:font-name-complex="Times New Roman" fo:color="#000000" fo:font-size="8.5pt" style:font-size-asian="8.5pt" style:font-size-complex="8.5pt"/>
    </style:style>
    <style:style style:name="T243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37" style:parent-style-name="DefaultParagraphFont" style:family="text">
      <style:text-properties style:font-name-asian="Times New Roman" style:font-name-complex="Times New Roman" fo:color="#000000" fo:font-size="8.5pt" style:font-size-asian="8.5pt" style:font-size-complex="8.5pt"/>
    </style:style>
    <style:style style:name="T24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39" style:parent-style-name="DefaultParagraphFont" style:family="text">
      <style:text-properties style:font-name-asian="Times New Roman" style:font-name-complex="Times New Roman" fo:color="#000000" fo:font-size="8.5pt" style:font-size-asian="8.5pt" style:font-size-complex="8.5pt"/>
    </style:style>
    <style:style style:name="T24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41" style:parent-style-name="DefaultParagraphFont" style:family="text">
      <style:text-properties style:font-name-asian="Times New Roman" style:font-name-complex="Times New Roman" fo:color="#000000" fo:font-size="8.5pt" style:font-size-asian="8.5pt" style:font-size-complex="8.5pt"/>
    </style:style>
    <style:style style:name="T24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43" style:parent-style-name="DefaultParagraphFont" style:family="text">
      <style:text-properties style:font-name-asian="Times New Roman" style:font-name-complex="Times New Roman" fo:color="#000000" fo:font-size="8.5pt" style:font-size-asian="8.5pt" style:font-size-complex="8.5pt"/>
    </style:style>
    <style:style style:name="T24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45" style:parent-style-name="DefaultParagraphFont" style:family="text">
      <style:text-properties style:font-name-asian="Times New Roman" style:font-name-complex="Times New Roman" fo:color="#000000" fo:font-size="8.5pt" style:font-size-asian="8.5pt" style:font-size-complex="8.5pt"/>
    </style:style>
    <style:style style:name="T244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47" style:parent-style-name="DefaultParagraphFont" style:family="text">
      <style:text-properties style:font-name-asian="Times New Roman" style:font-name-complex="Times New Roman" fo:color="#000000" fo:font-size="8.5pt" style:font-size-asian="8.5pt" style:font-size-complex="8.5pt"/>
    </style:style>
    <style:style style:name="T24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49" style:parent-style-name="DefaultParagraphFont" style:family="text">
      <style:text-properties style:font-name-asian="Times New Roman" style:font-name-complex="Times New Roman" fo:color="#000000" fo:font-size="8.5pt" style:font-size-asian="8.5pt" style:font-size-complex="8.5pt"/>
    </style:style>
    <style:style style:name="T24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51" style:parent-style-name="DefaultParagraphFont" style:family="text">
      <style:text-properties style:font-name-asian="Times New Roman" style:font-name-complex="Times New Roman" fo:color="#000000" fo:font-size="8.5pt" style:font-size-asian="8.5pt" style:font-size-complex="8.5pt"/>
    </style:style>
    <style:style style:name="T24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53" style:parent-style-name="DefaultParagraphFont" style:family="text">
      <style:text-properties style:font-name-asian="Times New Roman" style:font-name-complex="Times New Roman" fo:color="#000000" fo:font-size="8.5pt" style:font-size-asian="8.5pt" style:font-size-complex="8.5pt"/>
    </style:style>
    <style:style style:name="T24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55" style:parent-style-name="DefaultParagraphFont" style:family="text">
      <style:text-properties style:font-name-asian="Times New Roman" style:font-name-complex="Times New Roman" fo:color="#000000" fo:font-size="8.5pt" style:font-size-asian="8.5pt" style:font-size-complex="8.5pt"/>
    </style:style>
    <style:style style:name="T245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57" style:parent-style-name="DefaultParagraphFont" style:family="text">
      <style:text-properties style:font-name-asian="Times New Roman" style:font-name-complex="Times New Roman" fo:color="#000000" fo:font-size="8.5pt" style:font-size-asian="8.5pt" style:font-size-complex="8.5pt"/>
    </style:style>
    <style:style style:name="T24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59" style:parent-style-name="DefaultParagraphFont" style:family="text">
      <style:text-properties style:font-name-asian="Times New Roman" style:font-name-complex="Times New Roman" fo:color="#000000" fo:font-size="8.5pt" style:font-size-asian="8.5pt" style:font-size-complex="8.5pt"/>
    </style:style>
    <style:style style:name="T246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61" style:parent-style-name="DefaultParagraphFont" style:family="text">
      <style:text-properties style:font-name-asian="Times New Roman" style:font-name-complex="Times New Roman" fo:color="#000000" fo:font-size="8.5pt" style:font-size-asian="8.5pt" style:font-size-complex="8.5pt"/>
    </style:style>
    <style:style style:name="T24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63" style:parent-style-name="DefaultParagraphFont" style:family="text">
      <style:text-properties style:font-name-asian="Times New Roman" style:font-name-complex="Times New Roman" fo:color="#000000" fo:font-size="8.5pt" style:font-size-asian="8.5pt" style:font-size-complex="8.5pt"/>
    </style:style>
    <style:style style:name="T24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65" style:parent-style-name="DefaultParagraphFont" style:family="text">
      <style:text-properties style:font-name-asian="Times New Roman" style:font-name-complex="Times New Roman" fo:color="#000000" fo:font-size="8.5pt" style:font-size-asian="8.5pt" style:font-size-complex="8.5pt"/>
    </style:style>
    <style:style style:name="T246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67" style:parent-style-name="DefaultParagraphFont" style:family="text">
      <style:text-properties style:font-name-asian="Times New Roman" style:font-name-complex="Times New Roman" fo:color="#000000" fo:font-size="8.5pt" style:font-size-asian="8.5pt" style:font-size-complex="8.5pt"/>
    </style:style>
    <style:style style:name="T24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69" style:parent-style-name="DefaultParagraphFont" style:family="text">
      <style:text-properties style:font-name-asian="Times New Roman" style:font-name-complex="Times New Roman" fo:color="#000000" fo:font-size="8.5pt" style:font-size-asian="8.5pt" style:font-size-complex="8.5pt"/>
    </style:style>
    <style:style style:name="T247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71" style:parent-style-name="DefaultParagraphFont" style:family="text">
      <style:text-properties style:font-name-asian="Times New Roman" style:font-name-complex="Times New Roman" fo:color="#000000" fo:font-size="8.5pt" style:font-size-asian="8.5pt" style:font-size-complex="8.5pt"/>
    </style:style>
    <style:style style:name="T24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73" style:parent-style-name="DefaultParagraphFont" style:family="text">
      <style:text-properties style:font-name-asian="Times New Roman" style:font-name-complex="Times New Roman" fo:color="#000000" fo:font-size="8.5pt" style:font-size-asian="8.5pt" style:font-size-complex="8.5pt"/>
    </style:style>
    <style:style style:name="T247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75" style:parent-style-name="DefaultParagraphFont" style:family="text">
      <style:text-properties style:font-name-asian="Times New Roman" style:font-name-complex="Times New Roman" fo:color="#000000" fo:font-size="8.5pt" style:font-size-asian="8.5pt" style:font-size-complex="8.5pt"/>
    </style:style>
    <style:style style:name="T24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77" style:parent-style-name="DefaultParagraphFont" style:family="text">
      <style:text-properties style:font-name-asian="Times New Roman" style:font-name-complex="Times New Roman" fo:color="#000000" fo:font-size="8.5pt" style:font-size-asian="8.5pt" style:font-size-complex="8.5pt"/>
    </style:style>
    <style:style style:name="T247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79" style:parent-style-name="DefaultParagraphFont" style:family="text">
      <style:text-properties style:font-name-asian="Times New Roman" style:font-name-complex="Times New Roman" fo:color="#000000" fo:font-size="8.5pt" style:font-size-asian="8.5pt" style:font-size-complex="8.5pt"/>
    </style:style>
    <style:style style:name="T248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81" style:parent-style-name="DefaultParagraphFont" style:family="text">
      <style:text-properties style:font-name-asian="Times New Roman" style:font-name-complex="Times New Roman" fo:color="#000000" fo:font-size="8.5pt" style:font-size-asian="8.5pt" style:font-size-complex="8.5pt"/>
    </style:style>
    <style:style style:name="T24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83" style:parent-style-name="DefaultParagraphFont" style:family="text">
      <style:text-properties style:font-name-asian="Times New Roman" style:font-name-complex="Times New Roman" fo:color="#000000" fo:font-size="8.5pt" style:font-size-asian="8.5pt" style:font-size-complex="8.5pt"/>
    </style:style>
    <style:style style:name="T248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85" style:parent-style-name="DefaultParagraphFont" style:family="text">
      <style:text-properties style:font-name-asian="Times New Roman" style:font-name-complex="Times New Roman" fo:color="#000000" fo:font-size="8.5pt" style:font-size-asian="8.5pt" style:font-size-complex="8.5pt"/>
    </style:style>
    <style:style style:name="T24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87" style:parent-style-name="DefaultParagraphFont" style:family="text">
      <style:text-properties style:font-name-asian="Times New Roman" style:font-name-complex="Times New Roman" fo:color="#000000" fo:font-size="8.5pt" style:font-size-asian="8.5pt" style:font-size-complex="8.5pt"/>
    </style:style>
    <style:style style:name="T248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89" style:parent-style-name="DefaultParagraphFont" style:family="text">
      <style:text-properties style:font-name-asian="Times New Roman" style:font-name-complex="Times New Roman" fo:color="#000000" fo:font-size="8.5pt" style:font-size-asian="8.5pt" style:font-size-complex="8.5pt"/>
    </style:style>
    <style:style style:name="T249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91" style:parent-style-name="DefaultParagraphFont" style:family="text">
      <style:text-properties style:font-name-asian="Times New Roman" style:font-name-complex="Times New Roman" fo:color="#000000" fo:font-size="8.5pt" style:font-size-asian="8.5pt" style:font-size-complex="8.5pt"/>
    </style:style>
    <style:style style:name="T24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93" style:parent-style-name="DefaultParagraphFont" style:family="text">
      <style:text-properties style:font-name-asian="Times New Roman" style:font-name-complex="Times New Roman" fo:color="#000000" fo:font-size="8.5pt" style:font-size-asian="8.5pt" style:font-size-complex="8.5pt"/>
    </style:style>
    <style:style style:name="T249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95" style:parent-style-name="DefaultParagraphFont" style:family="text">
      <style:text-properties style:font-name-asian="Times New Roman" style:font-name-complex="Times New Roman" fo:color="#000000" fo:font-size="8.5pt" style:font-size-asian="8.5pt" style:font-size-complex="8.5pt"/>
    </style:style>
    <style:style style:name="T249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497" style:parent-style-name="DefaultParagraphFont" style:family="text">
      <style:text-properties style:font-name-asian="Times New Roman" style:font-name-complex="Times New Roman" fo:color="#000000" fo:font-size="8.5pt" style:font-size-asian="8.5pt" style:font-size-complex="8.5pt"/>
    </style:style>
    <style:style style:name="T24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499" style:parent-style-name="DefaultParagraphFont" style:family="text">
      <style:text-properties style:font-name-asian="Times New Roman" style:font-name-complex="Times New Roman" fo:color="#000000" fo:font-size="8.5pt" style:font-size-asian="8.5pt" style:font-size-complex="8.5pt"/>
    </style:style>
    <style:style style:name="T250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01" style:parent-style-name="DefaultParagraphFont" style:family="text">
      <style:text-properties style:font-name-asian="Times New Roman" style:font-name-complex="Times New Roman" fo:color="#000000" fo:font-size="8.5pt" style:font-size-asian="8.5pt" style:font-size-complex="8.5pt"/>
    </style:style>
    <style:style style:name="T25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03" style:parent-style-name="DefaultParagraphFont" style:family="text">
      <style:text-properties style:font-name-asian="Times New Roman" style:font-name-complex="Times New Roman" fo:color="#000000" fo:font-size="8.5pt" style:font-size-asian="8.5pt" style:font-size-complex="8.5pt"/>
    </style:style>
    <style:style style:name="T250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05" style:parent-style-name="DefaultParagraphFont" style:family="text">
      <style:text-properties style:font-name-asian="Times New Roman" style:font-name-complex="Times New Roman" fo:color="#000000" fo:font-size="8.5pt" style:font-size-asian="8.5pt" style:font-size-complex="8.5pt"/>
    </style:style>
    <style:style style:name="T25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07" style:parent-style-name="DefaultParagraphFont" style:family="text">
      <style:text-properties style:font-name-asian="Times New Roman" style:font-name-complex="Times New Roman" fo:color="#000000" fo:font-size="8.5pt" style:font-size-asian="8.5pt" style:font-size-complex="8.5pt"/>
    </style:style>
    <style:style style:name="T250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09" style:parent-style-name="DefaultParagraphFont" style:family="text">
      <style:text-properties style:font-name-asian="Times New Roman" style:font-name-complex="Times New Roman" fo:color="#000000" fo:font-size="8.5pt" style:font-size-asian="8.5pt" style:font-size-complex="8.5pt"/>
    </style:style>
    <style:style style:name="T25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11" style:parent-style-name="DefaultParagraphFont" style:family="text">
      <style:text-properties style:font-name-asian="Times New Roman" style:font-name-complex="Times New Roman" fo:color="#000000" fo:font-size="8.5pt" style:font-size-asian="8.5pt" style:font-size-complex="8.5pt"/>
    </style:style>
    <style:style style:name="T251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13" style:parent-style-name="DefaultParagraphFont" style:family="text">
      <style:text-properties style:font-name-asian="Times New Roman" style:font-name-complex="Times New Roman" fo:color="#000000" fo:font-size="8.5pt" style:font-size-asian="8.5pt" style:font-size-complex="8.5pt"/>
    </style:style>
    <style:style style:name="T25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15" style:parent-style-name="DefaultParagraphFont" style:family="text">
      <style:text-properties style:font-name-asian="Times New Roman" style:font-name-complex="Times New Roman" fo:color="#000000" fo:font-size="8.5pt" style:font-size-asian="8.5pt" style:font-size-complex="8.5pt"/>
    </style:style>
    <style:style style:name="T251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17" style:parent-style-name="DefaultParagraphFont" style:family="text">
      <style:text-properties style:font-name-asian="Times New Roman" style:font-name-complex="Times New Roman" fo:color="#000000" fo:font-size="8.5pt" style:font-size-asian="8.5pt" style:font-size-complex="8.5pt"/>
    </style:style>
    <style:style style:name="T25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19" style:parent-style-name="DefaultParagraphFont" style:family="text">
      <style:text-properties style:font-name-asian="Times New Roman" style:font-name-complex="Times New Roman" fo:color="#000000" fo:font-size="8.5pt" style:font-size-asian="8.5pt" style:font-size-complex="8.5pt"/>
    </style:style>
    <style:style style:name="T252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21" style:parent-style-name="DefaultParagraphFont" style:family="text">
      <style:text-properties style:font-name-asian="Times New Roman" style:font-name-complex="Times New Roman" fo:color="#000000" fo:font-size="8.5pt" style:font-size-asian="8.5pt" style:font-size-complex="8.5pt"/>
    </style:style>
    <style:style style:name="T25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23" style:parent-style-name="DefaultParagraphFont" style:family="text">
      <style:text-properties style:font-name-asian="Times New Roman" style:font-name-complex="Times New Roman" fo:color="#000000" fo:font-size="8.5pt" style:font-size-asian="8.5pt" style:font-size-complex="8.5pt"/>
    </style:style>
    <style:style style:name="T252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25" style:parent-style-name="DefaultParagraphFont" style:family="text">
      <style:text-properties style:font-name-asian="Times New Roman" style:font-name-complex="Times New Roman" fo:color="#000000" fo:font-size="8.5pt" style:font-size-asian="8.5pt" style:font-size-complex="8.5pt"/>
    </style:style>
    <style:style style:name="T252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27" style:parent-style-name="DefaultParagraphFont" style:family="text">
      <style:text-properties style:font-name-asian="Times New Roman" style:font-name-complex="Times New Roman" fo:color="#000000" fo:font-size="8.5pt" style:font-size-asian="8.5pt" style:font-size-complex="8.5pt"/>
    </style:style>
    <style:style style:name="T25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29" style:parent-style-name="DefaultParagraphFont" style:family="text">
      <style:text-properties style:font-name-asian="Times New Roman" style:font-name-complex="Times New Roman" fo:color="#000000" fo:font-size="8.5pt" style:font-size-asian="8.5pt" style:font-size-complex="8.5pt"/>
    </style:style>
    <style:style style:name="T253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31" style:parent-style-name="DefaultParagraphFont" style:family="text">
      <style:text-properties style:font-name-asian="Times New Roman" style:font-name-complex="Times New Roman" fo:color="#000000" fo:font-size="8.5pt" style:font-size-asian="8.5pt" style:font-size-complex="8.5pt"/>
    </style:style>
    <style:style style:name="T25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33" style:parent-style-name="DefaultParagraphFont" style:family="text">
      <style:text-properties style:font-name-asian="Times New Roman" style:font-name-complex="Times New Roman" fo:color="#000000" fo:font-size="8.5pt" style:font-size-asian="8.5pt" style:font-size-complex="8.5pt"/>
    </style:style>
    <style:style style:name="T253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35" style:parent-style-name="DefaultParagraphFont" style:family="text">
      <style:text-properties style:font-name-asian="Times New Roman" style:font-name-complex="Times New Roman" fo:color="#000000" fo:font-size="8.5pt" style:font-size-asian="8.5pt" style:font-size-complex="8.5pt"/>
    </style:style>
    <style:style style:name="T25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37" style:parent-style-name="DefaultParagraphFont" style:family="text">
      <style:text-properties style:font-name-asian="Times New Roman" style:font-name-complex="Times New Roman" fo:color="#000000" fo:font-size="8.5pt" style:font-size-asian="8.5pt" style:font-size-complex="8.5pt"/>
    </style:style>
    <style:style style:name="T253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39" style:parent-style-name="DefaultParagraphFont" style:family="text">
      <style:text-properties style:font-name-asian="Times New Roman" style:font-name-complex="Times New Roman" fo:color="#000000" fo:font-size="8.5pt" style:font-size-asian="8.5pt" style:font-size-complex="8.5pt"/>
    </style:style>
    <style:style style:name="T25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41" style:parent-style-name="DefaultParagraphFont" style:family="text">
      <style:text-properties style:font-name-asian="Times New Roman" style:font-name-complex="Times New Roman" fo:color="#000000" fo:font-size="8.5pt" style:font-size-asian="8.5pt" style:font-size-complex="8.5pt"/>
    </style:style>
    <style:style style:name="T254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43" style:parent-style-name="DefaultParagraphFont" style:family="text">
      <style:text-properties style:font-name-asian="Times New Roman" style:font-name-complex="Times New Roman" fo:color="#000000" fo:font-size="8.5pt" style:font-size-asian="8.5pt" style:font-size-complex="8.5pt"/>
    </style:style>
    <style:style style:name="T25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45" style:parent-style-name="DefaultParagraphFont" style:family="text">
      <style:text-properties style:font-name-asian="Times New Roman" style:font-name-complex="Times New Roman" fo:color="#000000" fo:font-size="8.5pt" style:font-size-asian="8.5pt" style:font-size-complex="8.5pt"/>
    </style:style>
    <style:style style:name="T254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47" style:parent-style-name="DefaultParagraphFont" style:family="text">
      <style:text-properties style:font-name-asian="Times New Roman" style:font-name-complex="Times New Roman" fo:color="#000000" fo:font-size="8.5pt" style:font-size-asian="8.5pt" style:font-size-complex="8.5pt"/>
    </style:style>
    <style:style style:name="T25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49" style:parent-style-name="DefaultParagraphFont" style:family="text">
      <style:text-properties style:font-name-asian="Times New Roman" style:font-name-complex="Times New Roman" fo:color="#000000" fo:font-size="8.5pt" style:font-size-asian="8.5pt" style:font-size-complex="8.5pt"/>
    </style:style>
    <style:style style:name="T255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51" style:parent-style-name="DefaultParagraphFont" style:family="text">
      <style:text-properties style:font-name-asian="Times New Roman" style:font-name-complex="Times New Roman" fo:color="#000000" fo:font-size="8.5pt" style:font-size-asian="8.5pt" style:font-size-complex="8.5pt"/>
    </style:style>
    <style:style style:name="T25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53" style:parent-style-name="DefaultParagraphFont" style:family="text">
      <style:text-properties style:font-name-asian="Times New Roman" style:font-name-complex="Times New Roman" fo:color="#000000" fo:font-size="8.5pt" style:font-size-asian="8.5pt" style:font-size-complex="8.5pt"/>
    </style:style>
    <style:style style:name="T255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55" style:parent-style-name="DefaultParagraphFont" style:family="text">
      <style:text-properties style:font-name-asian="Times New Roman" style:font-name-complex="Times New Roman" fo:color="#000000" fo:font-size="8.5pt" style:font-size-asian="8.5pt" style:font-size-complex="8.5pt"/>
    </style:style>
    <style:style style:name="T25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57" style:parent-style-name="DefaultParagraphFont" style:family="text">
      <style:text-properties style:font-name-asian="Times New Roman" style:font-name-complex="Times New Roman" fo:color="#000000" fo:font-size="8.5pt" style:font-size-asian="8.5pt" style:font-size-complex="8.5pt"/>
    </style:style>
    <style:style style:name="T25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59" style:parent-style-name="DefaultParagraphFont" style:family="text">
      <style:text-properties style:font-name-asian="Times New Roman" style:font-name-complex="Times New Roman" fo:color="#000000" fo:font-size="8.5pt" style:font-size-asian="8.5pt" style:font-size-complex="8.5pt"/>
    </style:style>
    <style:style style:name="T25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61" style:parent-style-name="DefaultParagraphFont" style:family="text">
      <style:text-properties style:font-name-asian="Times New Roman" style:font-name-complex="Times New Roman" fo:color="#000000" fo:font-size="8.5pt" style:font-size-asian="8.5pt" style:font-size-complex="8.5pt"/>
    </style:style>
    <style:style style:name="T25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63" style:parent-style-name="DefaultParagraphFont" style:family="text">
      <style:text-properties style:font-name-asian="Times New Roman" style:font-name-complex="Times New Roman" fo:color="#000000" fo:font-size="8.5pt" style:font-size-asian="8.5pt" style:font-size-complex="8.5pt"/>
    </style:style>
    <style:style style:name="T25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65" style:parent-style-name="DefaultParagraphFont" style:family="text">
      <style:text-properties style:font-name-asian="Times New Roman" style:font-name-complex="Times New Roman" fo:color="#000000" fo:font-size="8.5pt" style:font-size-asian="8.5pt" style:font-size-complex="8.5pt"/>
    </style:style>
    <style:style style:name="T25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67" style:parent-style-name="DefaultParagraphFont" style:family="text">
      <style:text-properties style:font-name-asian="Times New Roman" style:font-name-complex="Times New Roman" fo:color="#000000" fo:font-size="8.5pt" style:font-size-asian="8.5pt" style:font-size-complex="8.5pt"/>
    </style:style>
    <style:style style:name="T25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69" style:parent-style-name="DefaultParagraphFont" style:family="text">
      <style:text-properties style:font-name-asian="Times New Roman" style:font-name-complex="Times New Roman" fo:color="#000000" fo:font-size="8.5pt" style:font-size-asian="8.5pt" style:font-size-complex="8.5pt"/>
    </style:style>
    <style:style style:name="T25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71" style:parent-style-name="DefaultParagraphFont" style:family="text">
      <style:text-properties style:font-name-asian="Times New Roman" style:font-name-complex="Times New Roman" fo:color="#000000" fo:font-size="8.5pt" style:font-size-asian="8.5pt" style:font-size-complex="8.5pt"/>
    </style:style>
    <style:style style:name="T257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573" style:parent-style-name="DefaultParagraphFont" style:family="text">
      <style:text-properties style:font-name-asian="Times New Roman" style:font-name-complex="Times New Roman" fo:color="#000000" fo:font-size="8.5pt" style:font-size-asian="8.5pt" style:font-size-complex="8.5pt"/>
    </style:style>
    <style:style style:name="T25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75" style:parent-style-name="DefaultParagraphFont" style:family="text">
      <style:text-properties style:font-name-asian="Times New Roman" style:font-name-complex="Times New Roman" fo:color="#000000" fo:font-size="8.5pt" style:font-size-asian="8.5pt" style:font-size-complex="8.5pt"/>
    </style:style>
    <style:style style:name="T25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77" style:parent-style-name="DefaultParagraphFont" style:family="text">
      <style:text-properties style:font-name-asian="Times New Roman" style:font-name-complex="Times New Roman" fo:color="#000000" fo:font-size="8.5pt" style:font-size-asian="8.5pt" style:font-size-complex="8.5pt"/>
    </style:style>
    <style:style style:name="T25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79" style:parent-style-name="DefaultParagraphFont" style:family="text">
      <style:text-properties style:font-name-asian="Times New Roman" style:font-name-complex="Times New Roman" fo:color="#000000" fo:font-size="8.5pt" style:font-size-asian="8.5pt" style:font-size-complex="8.5pt"/>
    </style:style>
    <style:style style:name="P2580"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581" style:parent-style-name="Standard11" style:family="paragraph">
      <style:paragraph-properties style:text-autospace="none" fo:margin-top="0.0208in" fo:margin-right="0.0312in"/>
    </style:style>
    <style:style style:name="T25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83" style:parent-style-name="DefaultParagraphFont" style:family="text">
      <style:text-properties style:font-name-asian="Times New Roman" style:font-name-complex="Times New Roman" fo:color="#000000" fo:font-size="8.5pt" style:font-size-asian="8.5pt" style:font-size-complex="8.5pt"/>
    </style:style>
    <style:style style:name="T25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85" style:parent-style-name="DefaultParagraphFont" style:family="text">
      <style:text-properties style:font-name-asian="Times New Roman" style:font-name-complex="Times New Roman" fo:color="#000000" fo:font-size="8.5pt" style:font-size-asian="8.5pt" style:font-size-complex="8.5pt"/>
    </style:style>
    <style:style style:name="T25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87" style:parent-style-name="DefaultParagraphFont" style:family="text">
      <style:text-properties style:font-name-asian="Times New Roman" style:font-name-complex="Times New Roman" fo:color="#000000" fo:font-size="8.5pt" style:font-size-asian="8.5pt" style:font-size-complex="8.5pt"/>
    </style:style>
    <style:style style:name="T25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89" style:parent-style-name="DefaultParagraphFont" style:family="text">
      <style:text-properties style:font-name-asian="Times New Roman" style:font-name-complex="Times New Roman" fo:color="#000000" fo:font-size="8.5pt" style:font-size-asian="8.5pt" style:font-size-complex="8.5pt"/>
    </style:style>
    <style:style style:name="T25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91" style:parent-style-name="DefaultParagraphFont" style:family="text">
      <style:text-properties style:font-name-asian="Times New Roman" style:font-name-complex="Times New Roman" fo:color="#000000" fo:font-size="8.5pt" style:font-size-asian="8.5pt" style:font-size-complex="8.5pt"/>
    </style:style>
    <style:style style:name="T25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93" style:parent-style-name="DefaultParagraphFont" style:family="text">
      <style:text-properties style:font-name-asian="Times New Roman" style:font-name-complex="Times New Roman" fo:color="#000000" fo:font-size="8.5pt" style:font-size-asian="8.5pt" style:font-size-complex="8.5pt"/>
    </style:style>
    <style:style style:name="T25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95" style:parent-style-name="DefaultParagraphFont" style:family="text">
      <style:text-properties style:font-name-asian="Times New Roman" style:font-name-complex="Times New Roman" fo:color="#000000" fo:font-size="8.5pt" style:font-size-asian="8.5pt" style:font-size-complex="8.5pt"/>
    </style:style>
    <style:style style:name="T25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97" style:parent-style-name="DefaultParagraphFont" style:family="text">
      <style:text-properties style:font-name-asian="Times New Roman" style:font-name-complex="Times New Roman" fo:color="#000000" fo:font-size="8.5pt" style:font-size-asian="8.5pt" style:font-size-complex="8.5pt"/>
    </style:style>
    <style:style style:name="T25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599" style:parent-style-name="DefaultParagraphFont" style:family="text">
      <style:text-properties style:font-name-asian="Times New Roman" style:font-name-complex="Times New Roman" fo:color="#000000" fo:font-size="8.5pt" style:font-size-asian="8.5pt" style:font-size-complex="8.5pt"/>
    </style:style>
    <style:style style:name="T26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01" style:parent-style-name="DefaultParagraphFont" style:family="text">
      <style:text-properties style:font-name-asian="Times New Roman" style:font-name-complex="Times New Roman" fo:color="#000000" fo:font-size="8.5pt" style:font-size-asian="8.5pt" style:font-size-complex="8.5pt"/>
    </style:style>
    <style:style style:name="T26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03" style:parent-style-name="DefaultParagraphFont" style:family="text">
      <style:text-properties style:font-name-asian="Times New Roman" style:font-name-complex="Times New Roman" fo:color="#000000" fo:font-size="8.5pt" style:font-size-asian="8.5pt" style:font-size-complex="8.5pt"/>
    </style:style>
    <style:style style:name="T26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05" style:parent-style-name="DefaultParagraphFont" style:family="text">
      <style:text-properties style:font-name-asian="Times New Roman" style:font-name-complex="Times New Roman" fo:color="#000000" fo:font-size="8.5pt" style:font-size-asian="8.5pt" style:font-size-complex="8.5pt"/>
    </style:style>
    <style:style style:name="T26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07" style:parent-style-name="DefaultParagraphFont" style:family="text">
      <style:text-properties style:font-name-asian="Times New Roman" style:font-name-complex="Times New Roman" fo:color="#000000" fo:font-size="8.5pt" style:font-size-asian="8.5pt" style:font-size-complex="8.5pt"/>
    </style:style>
    <style:style style:name="T260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609" style:parent-style-name="DefaultParagraphFont" style:family="text">
      <style:text-properties style:font-name-asian="Times New Roman" style:font-name-complex="Times New Roman" fo:color="#000000" fo:font-size="8.5pt" style:font-size-asian="8.5pt" style:font-size-complex="8.5pt"/>
    </style:style>
    <style:style style:name="T26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11" style:parent-style-name="DefaultParagraphFont" style:family="text">
      <style:text-properties style:font-name-asian="Times New Roman" style:font-name-complex="Times New Roman" fo:color="#000000" fo:font-size="8.5pt" style:font-size-asian="8.5pt" style:font-size-complex="8.5pt"/>
    </style:style>
    <style:style style:name="T26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13" style:parent-style-name="DefaultParagraphFont" style:family="text">
      <style:text-properties style:font-name-asian="Times New Roman" style:font-name-complex="Times New Roman" fo:color="#000000" fo:font-size="8.5pt" style:font-size-asian="8.5pt" style:font-size-complex="8.5pt"/>
    </style:style>
    <style:style style:name="T26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15" style:parent-style-name="DefaultParagraphFont" style:family="text">
      <style:text-properties style:font-name-asian="Times New Roman" style:font-name-complex="Times New Roman" fo:color="#000000" fo:font-size="8.5pt" style:font-size-asian="8.5pt" style:font-size-complex="8.5pt"/>
    </style:style>
    <style:style style:name="T261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617" style:parent-style-name="DefaultParagraphFont" style:family="text">
      <style:text-properties style:font-name-asian="Times New Roman" style:font-name-complex="Times New Roman" fo:color="#000000" fo:font-size="8.5pt" style:font-size-asian="8.5pt" style:font-size-complex="8.5pt"/>
    </style:style>
    <style:style style:name="T26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19" style:parent-style-name="DefaultParagraphFont" style:family="text">
      <style:text-properties style:font-name-asian="Times New Roman" style:font-name-complex="Times New Roman" fo:color="#000000" fo:font-size="8.5pt" style:font-size-asian="8.5pt" style:font-size-complex="8.5pt"/>
    </style:style>
    <style:style style:name="T26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21" style:parent-style-name="DefaultParagraphFont" style:family="text">
      <style:text-properties style:font-name-asian="Times New Roman" style:font-name-complex="Times New Roman" fo:color="#000000" fo:font-size="8.5pt" style:font-size-asian="8.5pt" style:font-size-complex="8.5pt"/>
    </style:style>
    <style:style style:name="T26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23" style:parent-style-name="DefaultParagraphFont" style:family="text">
      <style:text-properties style:font-name-asian="Times New Roman" style:font-name-complex="Times New Roman" fo:color="#000000" fo:font-size="8.5pt" style:font-size-asian="8.5pt" style:font-size-complex="8.5pt"/>
    </style:style>
    <style:style style:name="T26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25" style:parent-style-name="DefaultParagraphFont" style:family="text">
      <style:text-properties style:font-name-asian="Times New Roman" style:font-name-complex="Times New Roman" fo:color="#000000" fo:font-size="8.5pt" style:font-size-asian="8.5pt" style:font-size-complex="8.5pt"/>
    </style:style>
    <style:style style:name="T26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27" style:parent-style-name="DefaultParagraphFont" style:family="text">
      <style:text-properties style:font-name-asian="Times New Roman" style:font-name-complex="Times New Roman" fo:color="#000000" fo:font-size="8.5pt" style:font-size-asian="8.5pt" style:font-size-complex="8.5pt"/>
    </style:style>
    <style:style style:name="T26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29" style:parent-style-name="DefaultParagraphFont" style:family="text">
      <style:text-properties style:font-name-asian="Times New Roman" style:font-name-complex="Times New Roman" fo:color="#000000" fo:font-size="8.5pt" style:font-size-asian="8.5pt" style:font-size-complex="8.5pt"/>
    </style:style>
    <style:style style:name="T263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631" style:parent-style-name="DefaultParagraphFont" style:family="text">
      <style:text-properties style:font-name-asian="Times New Roman" style:font-name-complex="Times New Roman" fo:color="#000000" fo:font-size="8.5pt" style:font-size-asian="8.5pt" style:font-size-complex="8.5pt"/>
    </style:style>
    <style:style style:name="T26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33" style:parent-style-name="DefaultParagraphFont" style:family="text">
      <style:text-properties style:font-name-asian="Times New Roman" style:font-name-complex="Times New Roman" fo:color="#000000" fo:font-size="8.5pt" style:font-size-asian="8.5pt" style:font-size-complex="8.5pt"/>
    </style:style>
    <style:style style:name="T26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35" style:parent-style-name="DefaultParagraphFont" style:family="text">
      <style:text-properties style:font-name-asian="Times New Roman" style:font-name-complex="Times New Roman" fo:color="#000000" fo:font-size="8.5pt" style:font-size-asian="8.5pt" style:font-size-complex="8.5pt"/>
    </style:style>
    <style:style style:name="T26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37" style:parent-style-name="DefaultParagraphFont" style:family="text">
      <style:text-properties style:font-name-asian="Times New Roman" style:font-name-complex="Times New Roman" fo:color="#000000" fo:font-size="8.5pt" style:font-size-asian="8.5pt" style:font-size-complex="8.5pt"/>
    </style:style>
    <style:style style:name="T26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39" style:parent-style-name="DefaultParagraphFont" style:family="text">
      <style:text-properties style:font-name-asian="Times New Roman" style:font-name-complex="Times New Roman" fo:color="#000000" fo:font-size="8.5pt" style:font-size-asian="8.5pt" style:font-size-complex="8.5pt"/>
    </style:style>
    <style:style style:name="T26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41" style:parent-style-name="DefaultParagraphFont" style:family="text">
      <style:text-properties style:font-name-asian="Times New Roman" style:font-name-complex="Times New Roman" fo:color="#000000" fo:font-size="8.5pt" style:font-size-asian="8.5pt" style:font-size-complex="8.5pt"/>
    </style:style>
    <style:style style:name="T26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43" style:parent-style-name="DefaultParagraphFont" style:family="text">
      <style:text-properties style:font-name-asian="Times New Roman" style:font-name-complex="Times New Roman" fo:color="#000000" fo:font-size="8.5pt" style:font-size-asian="8.5pt" style:font-size-complex="8.5pt"/>
    </style:style>
    <style:style style:name="T26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45" style:parent-style-name="DefaultParagraphFont" style:family="text">
      <style:text-properties style:font-name-asian="Times New Roman" style:font-name-complex="Times New Roman" fo:color="#000000" fo:font-size="8.5pt" style:font-size-asian="8.5pt" style:font-size-complex="8.5pt"/>
    </style:style>
    <style:style style:name="T26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47" style:parent-style-name="DefaultParagraphFont" style:family="text">
      <style:text-properties style:font-name-asian="Times New Roman" style:font-name-complex="Times New Roman" fo:color="#000000" fo:font-size="8.5pt" style:font-size-asian="8.5pt" style:font-size-complex="8.5pt"/>
    </style:style>
    <style:style style:name="T26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49" style:parent-style-name="DefaultParagraphFont" style:family="text">
      <style:text-properties style:font-name-asian="Times New Roman" style:font-name-complex="Times New Roman" fo:color="#000000" fo:font-size="8.5pt" style:font-size-asian="8.5pt" style:font-size-complex="8.5pt"/>
    </style:style>
    <style:style style:name="T26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51" style:parent-style-name="DefaultParagraphFont" style:family="text">
      <style:text-properties style:font-name-asian="Times New Roman" style:font-name-complex="Times New Roman" fo:color="#000000" fo:font-size="8.5pt" style:font-size-asian="8.5pt" style:font-size-complex="8.5pt"/>
    </style:style>
    <style:style style:name="T26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53" style:parent-style-name="DefaultParagraphFont" style:family="text">
      <style:text-properties style:font-name-asian="Times New Roman" style:font-name-complex="Times New Roman" fo:color="#000000" fo:font-size="8.5pt" style:font-size-asian="8.5pt" style:font-size-complex="8.5pt"/>
    </style:style>
    <style:style style:name="T26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55" style:parent-style-name="DefaultParagraphFont" style:family="text">
      <style:text-properties style:font-name-asian="Times New Roman" style:font-name-complex="Times New Roman" fo:color="#000000" fo:font-size="8.5pt" style:font-size-asian="8.5pt" style:font-size-complex="8.5pt"/>
    </style:style>
    <style:style style:name="T26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57" style:parent-style-name="DefaultParagraphFont" style:family="text">
      <style:text-properties style:font-name-asian="Times New Roman" style:font-name-complex="Times New Roman" fo:color="#000000" fo:font-size="8.5pt" style:font-size-asian="8.5pt" style:font-size-complex="8.5pt"/>
    </style:style>
    <style:style style:name="T26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59" style:parent-style-name="DefaultParagraphFont" style:family="text">
      <style:text-properties style:font-name-asian="Times New Roman" style:font-name-complex="Times New Roman" fo:color="#000000" fo:font-size="8.5pt" style:font-size-asian="8.5pt" style:font-size-complex="8.5pt"/>
    </style:style>
    <style:style style:name="P2660"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661" style:parent-style-name="Standard11" style:family="paragraph">
      <style:paragraph-properties style:text-autospace="none" fo:margin-top="0.0208in" fo:margin-right="0.0312in"/>
    </style:style>
    <style:style style:name="T26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63" style:parent-style-name="DefaultParagraphFont" style:family="text">
      <style:text-properties style:font-name-asian="Times New Roman" style:font-name-complex="Times New Roman" fo:color="#000000" fo:font-size="8.5pt" style:font-size-asian="8.5pt" style:font-size-complex="8.5pt"/>
    </style:style>
    <style:style style:name="T26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65" style:parent-style-name="DefaultParagraphFont" style:family="text">
      <style:text-properties style:font-name-asian="Times New Roman" style:font-name-complex="Times New Roman" fo:color="#000000" fo:font-size="8.5pt" style:font-size-asian="8.5pt" style:font-size-complex="8.5pt"/>
    </style:style>
    <style:style style:name="T26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67" style:parent-style-name="DefaultParagraphFont" style:family="text">
      <style:text-properties style:font-name-asian="Times New Roman" style:font-name-complex="Times New Roman" fo:color="#000000" fo:font-size="8.5pt" style:font-size-asian="8.5pt" style:font-size-complex="8.5pt"/>
    </style:style>
    <style:style style:name="T26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69" style:parent-style-name="DefaultParagraphFont" style:family="text">
      <style:text-properties style:font-name-asian="Times New Roman" style:font-name-complex="Times New Roman" fo:color="#000000" fo:font-size="8.5pt" style:font-size-asian="8.5pt" style:font-size-complex="8.5pt"/>
    </style:style>
    <style:style style:name="T26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71" style:parent-style-name="DefaultParagraphFont" style:family="text">
      <style:text-properties style:font-name-asian="Times New Roman" style:font-name-complex="Times New Roman" fo:color="#000000" fo:font-size="8.5pt" style:font-size-asian="8.5pt" style:font-size-complex="8.5pt"/>
    </style:style>
    <style:style style:name="T26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73" style:parent-style-name="DefaultParagraphFont" style:family="text">
      <style:text-properties style:font-name-asian="Times New Roman" style:font-name-complex="Times New Roman" fo:color="#000000" fo:font-size="8.5pt" style:font-size-asian="8.5pt" style:font-size-complex="8.5pt"/>
    </style:style>
    <style:style style:name="T26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75" style:parent-style-name="DefaultParagraphFont" style:family="text">
      <style:text-properties style:font-name-asian="Times New Roman" style:font-name-complex="Times New Roman" fo:color="#000000" fo:font-size="8.5pt" style:font-size-asian="8.5pt" style:font-size-complex="8.5pt"/>
    </style:style>
    <style:style style:name="T26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77" style:parent-style-name="DefaultParagraphFont" style:family="text">
      <style:text-properties style:font-name-asian="Times New Roman" style:font-name-complex="Times New Roman" fo:color="#000000" fo:font-size="8.5pt" style:font-size-asian="8.5pt" style:font-size-complex="8.5pt"/>
    </style:style>
    <style:style style:name="T26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79" style:parent-style-name="DefaultParagraphFont" style:family="text">
      <style:text-properties style:font-name-asian="Times New Roman" style:font-name-complex="Times New Roman" fo:color="#000000" fo:font-size="8.5pt" style:font-size-asian="8.5pt" style:font-size-complex="8.5pt"/>
    </style:style>
    <style:style style:name="T268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681" style:parent-style-name="DefaultParagraphFont" style:family="text">
      <style:text-properties style:font-name-asian="Times New Roman" style:font-name-complex="Times New Roman" fo:color="#000000" fo:font-size="8.5pt" style:font-size-asian="8.5pt" style:font-size-complex="8.5pt"/>
    </style:style>
    <style:style style:name="T26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83" style:parent-style-name="DefaultParagraphFont" style:family="text">
      <style:text-properties style:font-name-asian="Times New Roman" style:font-name-complex="Times New Roman" fo:color="#000000" fo:font-size="8.5pt" style:font-size-asian="8.5pt" style:font-size-complex="8.5pt"/>
    </style:style>
    <style:style style:name="T26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85" style:parent-style-name="DefaultParagraphFont" style:family="text">
      <style:text-properties style:font-name-asian="Times New Roman" style:font-name-complex="Times New Roman" fo:color="#000000" fo:font-size="8.5pt" style:font-size-asian="8.5pt" style:font-size-complex="8.5pt"/>
    </style:style>
    <style:style style:name="T26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87" style:parent-style-name="DefaultParagraphFont" style:family="text">
      <style:text-properties style:font-name-asian="Times New Roman" style:font-name-complex="Times New Roman" fo:color="#000000" fo:font-size="8.5pt" style:font-size-asian="8.5pt" style:font-size-complex="8.5pt"/>
    </style:style>
    <style:style style:name="T26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89" style:parent-style-name="DefaultParagraphFont" style:family="text">
      <style:text-properties style:font-name-asian="Times New Roman" style:font-name-complex="Times New Roman" fo:color="#000000" fo:font-size="8.5pt" style:font-size-asian="8.5pt" style:font-size-complex="8.5pt"/>
    </style:style>
    <style:style style:name="T26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91" style:parent-style-name="DefaultParagraphFont" style:family="text">
      <style:text-properties style:font-name-asian="Times New Roman" style:font-name-complex="Times New Roman" fo:color="#000000" fo:font-size="8.5pt" style:font-size-asian="8.5pt" style:font-size-complex="8.5pt"/>
    </style:style>
    <style:style style:name="T26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93" style:parent-style-name="DefaultParagraphFont" style:family="text">
      <style:text-properties style:font-name-asian="Times New Roman" style:font-name-complex="Times New Roman" fo:color="#000000" fo:font-size="8.5pt" style:font-size-asian="8.5pt" style:font-size-complex="8.5pt"/>
    </style:style>
    <style:style style:name="T26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95" style:parent-style-name="DefaultParagraphFont" style:family="text">
      <style:text-properties style:font-name-asian="Times New Roman" style:font-name-complex="Times New Roman" fo:color="#000000" fo:font-size="8.5pt" style:font-size-asian="8.5pt" style:font-size-complex="8.5pt"/>
    </style:style>
    <style:style style:name="T26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697" style:parent-style-name="DefaultParagraphFont" style:family="text">
      <style:text-properties style:font-name-asian="Times New Roman" style:font-name-complex="Times New Roman" fo:color="#000000" fo:font-size="8.5pt" style:font-size-asian="8.5pt" style:font-size-complex="8.5pt"/>
    </style:style>
    <style:style style:name="T269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699" style:parent-style-name="DefaultParagraphFont" style:family="text">
      <style:text-properties style:font-name-asian="Times New Roman" style:font-name-complex="Times New Roman" fo:color="#000000" fo:font-size="8.5pt" style:font-size-asian="8.5pt" style:font-size-complex="8.5pt"/>
    </style:style>
    <style:style style:name="T27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01" style:parent-style-name="DefaultParagraphFont" style:family="text">
      <style:text-properties style:font-name-asian="Times New Roman" style:font-name-complex="Times New Roman" fo:color="#000000" fo:font-size="8.5pt" style:font-size-asian="8.5pt" style:font-size-complex="8.5pt"/>
    </style:style>
    <style:style style:name="T27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03" style:parent-style-name="DefaultParagraphFont" style:family="text">
      <style:text-properties style:font-name-asian="Times New Roman" style:font-name-complex="Times New Roman" fo:color="#000000" fo:font-size="8.5pt" style:font-size-asian="8.5pt" style:font-size-complex="8.5pt"/>
    </style:style>
    <style:style style:name="T27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05" style:parent-style-name="DefaultParagraphFont" style:family="text">
      <style:text-properties style:font-name-asian="Times New Roman" style:font-name-complex="Times New Roman" fo:color="#000000" fo:font-size="8.5pt" style:font-size-asian="8.5pt" style:font-size-complex="8.5pt"/>
    </style:style>
    <style:style style:name="T27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07" style:parent-style-name="DefaultParagraphFont" style:family="text">
      <style:text-properties style:font-name-asian="Times New Roman" style:font-name-complex="Times New Roman" fo:color="#000000" fo:font-size="8.5pt" style:font-size-asian="8.5pt" style:font-size-complex="8.5pt"/>
    </style:style>
    <style:style style:name="T27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09" style:parent-style-name="DefaultParagraphFont" style:family="text">
      <style:text-properties style:font-name-asian="Times New Roman" style:font-name-complex="Times New Roman" fo:color="#000000" fo:font-size="8.5pt" style:font-size-asian="8.5pt" style:font-size-complex="8.5pt"/>
    </style:style>
    <style:style style:name="T27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11" style:parent-style-name="DefaultParagraphFont" style:family="text">
      <style:text-properties style:font-name-asian="Times New Roman" style:font-name-complex="Times New Roman" fo:color="#000000" fo:font-size="8.5pt" style:font-size-asian="8.5pt" style:font-size-complex="8.5pt"/>
    </style:style>
    <style:style style:name="T27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13" style:parent-style-name="DefaultParagraphFont" style:family="text">
      <style:text-properties style:font-name-asian="Times New Roman" style:font-name-complex="Times New Roman" fo:color="#000000" fo:font-size="8.5pt" style:font-size-asian="8.5pt" style:font-size-complex="8.5pt"/>
    </style:style>
    <style:style style:name="T27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15" style:parent-style-name="DefaultParagraphFont" style:family="text">
      <style:text-properties style:font-name-asian="Times New Roman" style:font-name-complex="Times New Roman" fo:color="#000000" fo:font-size="8.5pt" style:font-size-asian="8.5pt" style:font-size-complex="8.5pt"/>
    </style:style>
    <style:style style:name="T27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17" style:parent-style-name="DefaultParagraphFont" style:family="text">
      <style:text-properties style:font-name-asian="Times New Roman" style:font-name-complex="Times New Roman" fo:color="#000000" fo:font-size="8.5pt" style:font-size-asian="8.5pt" style:font-size-complex="8.5pt"/>
    </style:style>
    <style:style style:name="T271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719" style:parent-style-name="DefaultParagraphFont" style:family="text">
      <style:text-properties style:font-name-asian="Times New Roman" style:font-name-complex="Times New Roman" fo:color="#000000" fo:font-size="8.5pt" style:font-size-asian="8.5pt" style:font-size-complex="8.5pt"/>
    </style:style>
    <style:style style:name="T27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21" style:parent-style-name="DefaultParagraphFont" style:family="text">
      <style:text-properties style:font-name-asian="Times New Roman" style:font-name-complex="Times New Roman" fo:color="#000000" fo:font-size="8.5pt" style:font-size-asian="8.5pt" style:font-size-complex="8.5pt"/>
    </style:style>
    <style:style style:name="T27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23" style:parent-style-name="DefaultParagraphFont" style:family="text">
      <style:text-properties style:font-name-asian="Times New Roman" style:font-name-complex="Times New Roman" fo:color="#000000" fo:font-size="8.5pt" style:font-size-asian="8.5pt" style:font-size-complex="8.5pt"/>
    </style:style>
    <style:style style:name="T272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725" style:parent-style-name="DefaultParagraphFont" style:family="text">
      <style:text-properties style:font-name-asian="Times New Roman" style:font-name-complex="Times New Roman" fo:color="#000000" fo:font-size="8.5pt" style:font-size-asian="8.5pt" style:font-size-complex="8.5pt"/>
    </style:style>
    <style:style style:name="T27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27" style:parent-style-name="DefaultParagraphFont" style:family="text">
      <style:text-properties style:font-name-asian="Times New Roman" style:font-name-complex="Times New Roman" fo:color="#000000" fo:font-size="8.5pt" style:font-size-asian="8.5pt" style:font-size-complex="8.5pt"/>
    </style:style>
    <style:style style:name="T27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29" style:parent-style-name="DefaultParagraphFont" style:family="text">
      <style:text-properties style:font-name-asian="Times New Roman" style:font-name-complex="Times New Roman" fo:color="#000000" fo:font-size="8.5pt" style:font-size-asian="8.5pt" style:font-size-complex="8.5pt"/>
    </style:style>
    <style:style style:name="P2730"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731" style:parent-style-name="Standard11" style:family="paragraph">
      <style:paragraph-properties style:text-autospace="none" fo:margin-top="0.0208in" fo:margin-right="0.0312in"/>
    </style:style>
    <style:style style:name="T27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33" style:parent-style-name="DefaultParagraphFont" style:family="text">
      <style:text-properties style:font-name-asian="Times New Roman" style:font-name-complex="Times New Roman" fo:color="#000000" fo:font-size="8.5pt" style:font-size-asian="8.5pt" style:font-size-complex="8.5pt"/>
    </style:style>
    <style:style style:name="T27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35" style:parent-style-name="DefaultParagraphFont" style:family="text">
      <style:text-properties style:font-name-asian="Times New Roman" style:font-name-complex="Times New Roman" fo:color="#000000" fo:font-size="8.5pt" style:font-size-asian="8.5pt" style:font-size-complex="8.5pt"/>
    </style:style>
    <style:style style:name="T27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37" style:parent-style-name="DefaultParagraphFont" style:family="text">
      <style:text-properties style:font-name-asian="Times New Roman" style:font-name-complex="Times New Roman" fo:color="#000000" fo:font-size="8.5pt" style:font-size-asian="8.5pt" style:font-size-complex="8.5pt"/>
    </style:style>
    <style:style style:name="T27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39" style:parent-style-name="DefaultParagraphFont" style:family="text">
      <style:text-properties style:font-name-asian="Times New Roman" style:font-name-complex="Times New Roman" fo:color="#000000" fo:font-size="8.5pt" style:font-size-asian="8.5pt" style:font-size-complex="8.5pt"/>
    </style:style>
    <style:style style:name="T27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41" style:parent-style-name="DefaultParagraphFont" style:family="text">
      <style:text-properties style:font-name-asian="Times New Roman" style:font-name-complex="Times New Roman" fo:color="#000000" fo:font-size="8.5pt" style:font-size-asian="8.5pt" style:font-size-complex="8.5pt"/>
    </style:style>
    <style:style style:name="T27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43" style:parent-style-name="DefaultParagraphFont" style:family="text">
      <style:text-properties style:font-name-asian="Times New Roman" style:font-name-complex="Times New Roman" fo:color="#000000" fo:font-size="8.5pt" style:font-size-asian="8.5pt" style:font-size-complex="8.5pt"/>
    </style:style>
    <style:style style:name="T27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45" style:parent-style-name="DefaultParagraphFont" style:family="text">
      <style:text-properties style:font-name-asian="Times New Roman" style:font-name-complex="Times New Roman" fo:color="#000000" fo:font-size="8.5pt" style:font-size-asian="8.5pt" style:font-size-complex="8.5pt"/>
    </style:style>
    <style:style style:name="T27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47" style:parent-style-name="DefaultParagraphFont" style:family="text">
      <style:text-properties style:font-name-asian="Times New Roman" style:font-name-complex="Times New Roman" fo:color="#000000" fo:font-size="8.5pt" style:font-size-asian="8.5pt" style:font-size-complex="8.5pt"/>
    </style:style>
    <style:style style:name="T27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49" style:parent-style-name="DefaultParagraphFont" style:family="text">
      <style:text-properties style:font-name-asian="Times New Roman" style:font-name-complex="Times New Roman" fo:color="#000000" fo:font-size="8.5pt" style:font-size-asian="8.5pt" style:font-size-complex="8.5pt"/>
    </style:style>
    <style:style style:name="T27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51" style:parent-style-name="DefaultParagraphFont" style:family="text">
      <style:text-properties style:font-name-asian="Times New Roman" style:font-name-complex="Times New Roman" fo:color="#000000" fo:font-size="8.5pt" style:font-size-asian="8.5pt" style:font-size-complex="8.5pt"/>
    </style:style>
    <style:style style:name="T27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53" style:parent-style-name="DefaultParagraphFont" style:family="text">
      <style:text-properties style:font-name-asian="Times New Roman" style:font-name-complex="Times New Roman" fo:color="#000000" fo:font-size="8.5pt" style:font-size-asian="8.5pt" style:font-size-complex="8.5pt"/>
    </style:style>
    <style:style style:name="T27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55" style:parent-style-name="DefaultParagraphFont" style:family="text">
      <style:text-properties style:font-name-asian="Times New Roman" style:font-name-complex="Times New Roman" fo:color="#000000" fo:font-size="8.5pt" style:font-size-asian="8.5pt" style:font-size-complex="8.5pt"/>
    </style:style>
    <style:style style:name="T27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57" style:parent-style-name="DefaultParagraphFont" style:family="text">
      <style:text-properties style:font-name-asian="Times New Roman" style:font-name-complex="Times New Roman" fo:color="#000000" fo:font-size="8.5pt" style:font-size-asian="8.5pt" style:font-size-complex="8.5pt"/>
    </style:style>
    <style:style style:name="T27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59" style:parent-style-name="DefaultParagraphFont" style:family="text">
      <style:text-properties style:font-name-asian="Times New Roman" style:font-name-complex="Times New Roman" fo:color="#000000" fo:font-size="8.5pt" style:font-size-asian="8.5pt" style:font-size-complex="8.5pt"/>
    </style:style>
    <style:style style:name="T27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61" style:parent-style-name="DefaultParagraphFont" style:family="text">
      <style:text-properties style:font-name-asian="Times New Roman" style:font-name-complex="Times New Roman" fo:color="#000000" fo:font-size="8.5pt" style:font-size-asian="8.5pt" style:font-size-complex="8.5pt"/>
    </style:style>
    <style:style style:name="T27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63" style:parent-style-name="DefaultParagraphFont" style:family="text">
      <style:text-properties style:font-name-asian="Times New Roman" style:font-name-complex="Times New Roman" fo:color="#000000" fo:font-size="8.5pt" style:font-size-asian="8.5pt" style:font-size-complex="8.5pt"/>
    </style:style>
    <style:style style:name="T27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65" style:parent-style-name="DefaultParagraphFont" style:family="text">
      <style:text-properties style:font-name-asian="Times New Roman" style:font-name-complex="Times New Roman" fo:color="#000000" fo:font-size="8.5pt" style:font-size-asian="8.5pt" style:font-size-complex="8.5pt"/>
    </style:style>
    <style:style style:name="T27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67" style:parent-style-name="DefaultParagraphFont" style:family="text">
      <style:text-properties style:font-name-asian="Times New Roman" style:font-name-complex="Times New Roman" fo:color="#000000" fo:font-size="8.5pt" style:font-size-asian="8.5pt" style:font-size-complex="8.5pt"/>
    </style:style>
    <style:style style:name="T27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69" style:parent-style-name="DefaultParagraphFont" style:family="text">
      <style:text-properties style:font-name-asian="Times New Roman" style:font-name-complex="Times New Roman" fo:color="#000000" fo:font-size="8.5pt" style:font-size-asian="8.5pt" style:font-size-complex="8.5pt"/>
    </style:style>
    <style:style style:name="T27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71" style:parent-style-name="DefaultParagraphFont" style:family="text">
      <style:text-properties style:font-name-asian="Times New Roman" style:font-name-complex="Times New Roman" fo:color="#000000" fo:font-size="8.5pt" style:font-size-asian="8.5pt" style:font-size-complex="8.5pt"/>
    </style:style>
    <style:style style:name="T27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73" style:parent-style-name="DefaultParagraphFont" style:family="text">
      <style:text-properties style:font-name-asian="Times New Roman" style:font-name-complex="Times New Roman" fo:color="#000000" fo:font-size="8.5pt" style:font-size-asian="8.5pt" style:font-size-complex="8.5pt"/>
    </style:style>
    <style:style style:name="T27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75" style:parent-style-name="DefaultParagraphFont" style:family="text">
      <style:text-properties style:font-name-asian="Times New Roman" style:font-name-complex="Times New Roman" fo:color="#000000" fo:font-size="8.5pt" style:font-size-asian="8.5pt" style:font-size-complex="8.5pt"/>
    </style:style>
    <style:style style:name="T27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77" style:parent-style-name="DefaultParagraphFont" style:family="text">
      <style:text-properties style:font-name-asian="Times New Roman" style:font-name-complex="Times New Roman" fo:color="#000000" fo:font-size="8.5pt" style:font-size-asian="8.5pt" style:font-size-complex="8.5pt"/>
    </style:style>
    <style:style style:name="P2778"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779" style:parent-style-name="Standard11" style:family="paragraph">
      <style:paragraph-properties style:text-autospace="none" fo:margin-top="0.0208in" fo:margin-right="0.0312in"/>
    </style:style>
    <style:style style:name="T27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81" style:parent-style-name="DefaultParagraphFont" style:family="text">
      <style:text-properties style:font-name-asian="Times New Roman" style:font-name-complex="Times New Roman" fo:color="#000000" fo:font-size="8.5pt" style:font-size-asian="8.5pt" style:font-size-complex="8.5pt"/>
    </style:style>
    <style:style style:name="T27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83" style:parent-style-name="DefaultParagraphFont" style:family="text">
      <style:text-properties style:font-name-asian="Times New Roman" style:font-name-complex="Times New Roman" fo:color="#000000" fo:font-size="8.5pt" style:font-size-asian="8.5pt" style:font-size-complex="8.5pt"/>
    </style:style>
    <style:style style:name="T27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85" style:parent-style-name="DefaultParagraphFont" style:family="text">
      <style:text-properties style:font-name-asian="Times New Roman" style:font-name-complex="Times New Roman" fo:color="#000000" fo:font-size="8.5pt" style:font-size-asian="8.5pt" style:font-size-complex="8.5pt"/>
    </style:style>
    <style:style style:name="T27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87" style:parent-style-name="DefaultParagraphFont" style:family="text">
      <style:text-properties style:font-name-asian="Times New Roman" style:font-name-complex="Times New Roman" fo:color="#000000" fo:font-size="8.5pt" style:font-size-asian="8.5pt" style:font-size-complex="8.5pt"/>
    </style:style>
    <style:style style:name="T278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789" style:parent-style-name="DefaultParagraphFont" style:family="text">
      <style:text-properties style:font-name-asian="Times New Roman" style:font-name-complex="Times New Roman" fo:color="#000000" fo:font-size="8.5pt" style:font-size-asian="8.5pt" style:font-size-complex="8.5pt"/>
    </style:style>
    <style:style style:name="T27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91" style:parent-style-name="DefaultParagraphFont" style:family="text">
      <style:text-properties style:font-name-asian="Times New Roman" style:font-name-complex="Times New Roman" fo:color="#000000" fo:font-size="8.5pt" style:font-size-asian="8.5pt" style:font-size-complex="8.5pt"/>
    </style:style>
    <style:style style:name="T27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93" style:parent-style-name="DefaultParagraphFont" style:family="text">
      <style:text-properties style:font-name-asian="Times New Roman" style:font-name-complex="Times New Roman" fo:color="#000000" fo:font-size="8.5pt" style:font-size-asian="8.5pt" style:font-size-complex="8.5pt"/>
    </style:style>
    <style:style style:name="T27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95" style:parent-style-name="DefaultParagraphFont" style:family="text">
      <style:text-properties style:font-name-asian="Times New Roman" style:font-name-complex="Times New Roman" fo:color="#000000" fo:font-size="8.5pt" style:font-size-asian="8.5pt" style:font-size-complex="8.5pt"/>
    </style:style>
    <style:style style:name="T27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797" style:parent-style-name="DefaultParagraphFont" style:family="text">
      <style:text-properties style:font-name-asian="Times New Roman" style:font-name-complex="Times New Roman" fo:color="#000000" fo:font-size="8.5pt" style:font-size-asian="8.5pt" style:font-size-complex="8.5pt"/>
    </style:style>
    <style:style style:name="T279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799" style:parent-style-name="DefaultParagraphFont" style:family="text">
      <style:text-properties style:font-name-asian="Times New Roman" style:font-name-complex="Times New Roman" fo:color="#000000" fo:font-size="8.5pt" style:font-size-asian="8.5pt" style:font-size-complex="8.5pt"/>
    </style:style>
    <style:style style:name="T28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01" style:parent-style-name="DefaultParagraphFont" style:family="text">
      <style:text-properties style:font-name-asian="Times New Roman" style:font-name-complex="Times New Roman" fo:color="#000000" fo:font-size="8.5pt" style:font-size-asian="8.5pt" style:font-size-complex="8.5pt"/>
    </style:style>
    <style:style style:name="T28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03" style:parent-style-name="DefaultParagraphFont" style:family="text">
      <style:text-properties style:font-name-asian="Times New Roman" style:font-name-complex="Times New Roman" fo:color="#000000" fo:font-size="8.5pt" style:font-size-asian="8.5pt" style:font-size-complex="8.5pt"/>
    </style:style>
    <style:style style:name="T280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805" style:parent-style-name="DefaultParagraphFont" style:family="text">
      <style:text-properties style:font-name-asian="Times New Roman" style:font-name-complex="Times New Roman" fo:color="#000000" fo:font-size="8.5pt" style:font-size-asian="8.5pt" style:font-size-complex="8.5pt"/>
    </style:style>
    <style:style style:name="T28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07" style:parent-style-name="DefaultParagraphFont" style:family="text">
      <style:text-properties style:font-name-asian="Times New Roman" style:font-name-complex="Times New Roman" fo:color="#000000" fo:font-size="8.5pt" style:font-size-asian="8.5pt" style:font-size-complex="8.5pt"/>
    </style:style>
    <style:style style:name="T28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09" style:parent-style-name="DefaultParagraphFont" style:family="text">
      <style:text-properties style:font-name-asian="Times New Roman" style:font-name-complex="Times New Roman" fo:color="#000000" fo:font-size="8.5pt" style:font-size-asian="8.5pt" style:font-size-complex="8.5pt"/>
    </style:style>
    <style:style style:name="T28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11" style:parent-style-name="DefaultParagraphFont" style:family="text">
      <style:text-properties style:font-name-asian="Times New Roman" style:font-name-complex="Times New Roman" fo:color="#000000" fo:font-size="8.5pt" style:font-size-asian="8.5pt" style:font-size-complex="8.5pt"/>
    </style:style>
    <style:style style:name="T28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13" style:parent-style-name="DefaultParagraphFont" style:family="text">
      <style:text-properties style:font-name-asian="Times New Roman" style:font-name-complex="Times New Roman" fo:color="#000000" fo:font-size="8.5pt" style:font-size-asian="8.5pt" style:font-size-complex="8.5pt"/>
    </style:style>
    <style:style style:name="T28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15" style:parent-style-name="DefaultParagraphFont" style:family="text">
      <style:text-properties style:font-name-asian="Times New Roman" style:font-name-complex="Times New Roman" fo:color="#000000" fo:font-size="8.5pt" style:font-size-asian="8.5pt" style:font-size-complex="8.5pt"/>
    </style:style>
    <style:style style:name="T28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17" style:parent-style-name="DefaultParagraphFont" style:family="text">
      <style:text-properties style:font-name-asian="Times New Roman" style:font-name-complex="Times New Roman" fo:color="#000000" fo:font-size="8.5pt" style:font-size-asian="8.5pt" style:font-size-complex="8.5pt"/>
    </style:style>
    <style:style style:name="T28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19" style:parent-style-name="DefaultParagraphFont" style:family="text">
      <style:text-properties style:font-name-asian="Times New Roman" style:font-name-complex="Times New Roman" fo:color="#000000" fo:font-size="8.5pt" style:font-size-asian="8.5pt" style:font-size-complex="8.5pt"/>
    </style:style>
    <style:style style:name="T28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21" style:parent-style-name="DefaultParagraphFont" style:family="text">
      <style:text-properties style:font-name-asian="Times New Roman" style:font-name-complex="Times New Roman" fo:color="#000000" fo:font-size="8.5pt" style:font-size-asian="8.5pt" style:font-size-complex="8.5pt"/>
    </style:style>
    <style:style style:name="T28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23" style:parent-style-name="DefaultParagraphFont" style:family="text">
      <style:text-properties style:font-name-asian="Times New Roman" style:font-name-complex="Times New Roman" fo:color="#000000" fo:font-size="8.5pt" style:font-size-asian="8.5pt" style:font-size-complex="8.5pt"/>
    </style:style>
    <style:style style:name="T28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25" style:parent-style-name="DefaultParagraphFont" style:family="text">
      <style:text-properties style:font-name-asian="Times New Roman" style:font-name-complex="Times New Roman" fo:color="#000000" fo:font-size="8.5pt" style:font-size-asian="8.5pt" style:font-size-complex="8.5pt"/>
    </style:style>
    <style:style style:name="T28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27" style:parent-style-name="DefaultParagraphFont" style:family="text">
      <style:text-properties style:font-name-asian="Times New Roman" style:font-name-complex="Times New Roman" fo:color="#000000" fo:font-size="8.5pt" style:font-size-asian="8.5pt" style:font-size-complex="8.5pt"/>
    </style:style>
    <style:style style:name="T28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29" style:parent-style-name="DefaultParagraphFont" style:family="text">
      <style:text-properties style:font-name-asian="Times New Roman" style:font-name-complex="Times New Roman" fo:color="#000000" fo:font-size="8.5pt" style:font-size-asian="8.5pt" style:font-size-complex="8.5pt"/>
    </style:style>
    <style:style style:name="T28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31" style:parent-style-name="DefaultParagraphFont" style:family="text">
      <style:text-properties style:font-name-asian="Times New Roman" style:font-name-complex="Times New Roman" fo:color="#000000" fo:font-size="8.5pt" style:font-size-asian="8.5pt" style:font-size-complex="8.5pt"/>
    </style:style>
    <style:style style:name="P2832"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833" style:parent-style-name="Standard11" style:family="paragraph">
      <style:paragraph-properties style:text-autospace="none" fo:margin-top="0.0208in" fo:margin-right="0.0312in"/>
    </style:style>
    <style:style style:name="T28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35" style:parent-style-name="DefaultParagraphFont" style:family="text">
      <style:text-properties style:font-name-asian="Times New Roman" style:font-name-complex="Times New Roman" fo:color="#000000" fo:font-size="8.5pt" style:font-size-asian="8.5pt" style:font-size-complex="8.5pt"/>
    </style:style>
    <style:style style:name="T283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837" style:parent-style-name="DefaultParagraphFont" style:family="text">
      <style:text-properties style:font-name-asian="Times New Roman" style:font-name-complex="Times New Roman" fo:color="#000000" fo:font-size="8.5pt" style:font-size-asian="8.5pt" style:font-size-complex="8.5pt"/>
    </style:style>
    <style:style style:name="T28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39" style:parent-style-name="DefaultParagraphFont" style:family="text">
      <style:text-properties style:font-name-asian="Times New Roman" style:font-name-complex="Times New Roman" fo:color="#000000" fo:font-size="8.5pt" style:font-size-asian="8.5pt" style:font-size-complex="8.5pt"/>
    </style:style>
    <style:style style:name="T28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41" style:parent-style-name="DefaultParagraphFont" style:family="text">
      <style:text-properties style:font-name-asian="Times New Roman" style:font-name-complex="Times New Roman" fo:color="#000000" fo:font-size="8.5pt" style:font-size-asian="8.5pt" style:font-size-complex="8.5pt"/>
    </style:style>
    <style:style style:name="T284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843" style:parent-style-name="DefaultParagraphFont" style:family="text">
      <style:text-properties style:font-name-asian="Times New Roman" style:font-name-complex="Times New Roman" fo:color="#000000" fo:font-size="8.5pt" style:font-size-asian="8.5pt" style:font-size-complex="8.5pt"/>
    </style:style>
    <style:style style:name="T28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45" style:parent-style-name="DefaultParagraphFont" style:family="text">
      <style:text-properties style:font-name-asian="Times New Roman" style:font-name-complex="Times New Roman" fo:color="#000000" fo:font-size="8.5pt" style:font-size-asian="8.5pt" style:font-size-complex="8.5pt"/>
    </style:style>
    <style:style style:name="T28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47" style:parent-style-name="DefaultParagraphFont" style:family="text">
      <style:text-properties style:font-name-asian="Times New Roman" style:font-name-complex="Times New Roman" fo:color="#000000" fo:font-size="8.5pt" style:font-size-asian="8.5pt" style:font-size-complex="8.5pt"/>
    </style:style>
    <style:style style:name="T28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49" style:parent-style-name="DefaultParagraphFont" style:family="text">
      <style:text-properties style:font-name-asian="Times New Roman" style:font-name-complex="Times New Roman" fo:color="#000000" fo:font-size="8.5pt" style:font-size-asian="8.5pt" style:font-size-complex="8.5pt"/>
    </style:style>
    <style:style style:name="T28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51" style:parent-style-name="DefaultParagraphFont" style:family="text">
      <style:text-properties style:font-name-asian="Times New Roman" style:font-name-complex="Times New Roman" fo:color="#000000" fo:font-size="8.5pt" style:font-size-asian="8.5pt" style:font-size-complex="8.5pt"/>
    </style:style>
    <style:style style:name="T28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53" style:parent-style-name="DefaultParagraphFont" style:family="text">
      <style:text-properties style:font-name-asian="Times New Roman" style:font-name-complex="Times New Roman" fo:color="#000000" fo:font-size="8.5pt" style:font-size-asian="8.5pt" style:font-size-complex="8.5pt"/>
    </style:style>
    <style:style style:name="T28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55" style:parent-style-name="DefaultParagraphFont" style:family="text">
      <style:text-properties style:font-name-asian="Times New Roman" style:font-name-complex="Times New Roman" fo:color="#000000" fo:font-size="8.5pt" style:font-size-asian="8.5pt" style:font-size-complex="8.5pt"/>
    </style:style>
    <style:style style:name="T28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57" style:parent-style-name="DefaultParagraphFont" style:family="text">
      <style:text-properties style:font-name-asian="Times New Roman" style:font-name-complex="Times New Roman" fo:color="#000000" fo:font-size="8.5pt" style:font-size-asian="8.5pt" style:font-size-complex="8.5pt"/>
    </style:style>
    <style:style style:name="T28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59" style:parent-style-name="DefaultParagraphFont" style:family="text">
      <style:text-properties style:font-name-asian="Times New Roman" style:font-name-complex="Times New Roman" fo:color="#000000" fo:font-size="8.5pt" style:font-size-asian="8.5pt" style:font-size-complex="8.5pt"/>
    </style:style>
    <style:style style:name="T28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61" style:parent-style-name="DefaultParagraphFont" style:family="text">
      <style:text-properties style:font-name-asian="Times New Roman" style:font-name-complex="Times New Roman" fo:color="#000000" fo:font-size="8.5pt" style:font-size-asian="8.5pt" style:font-size-complex="8.5pt"/>
    </style:style>
    <style:style style:name="T286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863" style:parent-style-name="DefaultParagraphFont" style:family="text">
      <style:text-properties style:font-name-asian="Times New Roman" style:font-name-complex="Times New Roman" fo:color="#000000" fo:font-size="8.5pt" style:font-size-asian="8.5pt" style:font-size-complex="8.5pt"/>
    </style:style>
    <style:style style:name="T286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865" style:parent-style-name="DefaultParagraphFont" style:family="text">
      <style:text-properties style:font-name-asian="Times New Roman" style:font-name-complex="Times New Roman" fo:color="#000000" fo:font-size="8.5pt" style:font-size-asian="8.5pt" style:font-size-complex="8.5pt"/>
    </style:style>
    <style:style style:name="T28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67" style:parent-style-name="DefaultParagraphFont" style:family="text">
      <style:text-properties style:font-name-asian="Times New Roman" style:font-name-complex="Times New Roman" fo:color="#000000" fo:font-size="8.5pt" style:font-size-asian="8.5pt" style:font-size-complex="8.5pt"/>
    </style:style>
    <style:style style:name="T28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69" style:parent-style-name="DefaultParagraphFont" style:family="text">
      <style:text-properties style:font-name-asian="Times New Roman" style:font-name-complex="Times New Roman" fo:color="#000000" fo:font-size="8.5pt" style:font-size-asian="8.5pt" style:font-size-complex="8.5pt"/>
    </style:style>
    <style:style style:name="T28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71" style:parent-style-name="DefaultParagraphFont" style:family="text">
      <style:text-properties style:font-name-asian="Times New Roman" style:font-name-complex="Times New Roman" fo:color="#000000" fo:font-size="8.5pt" style:font-size-asian="8.5pt" style:font-size-complex="8.5pt"/>
    </style:style>
    <style:style style:name="T28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73" style:parent-style-name="DefaultParagraphFont" style:family="text">
      <style:text-properties style:font-name-asian="Times New Roman" style:font-name-complex="Times New Roman" fo:color="#000000" fo:font-size="8.5pt" style:font-size-asian="8.5pt" style:font-size-complex="8.5pt"/>
    </style:style>
    <style:style style:name="T28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75" style:parent-style-name="DefaultParagraphFont" style:family="text">
      <style:text-properties style:font-name-asian="Times New Roman" style:font-name-complex="Times New Roman" fo:color="#000000" fo:font-size="8.5pt" style:font-size-asian="8.5pt" style:font-size-complex="8.5pt"/>
    </style:style>
    <style:style style:name="T28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77" style:parent-style-name="DefaultParagraphFont" style:family="text">
      <style:text-properties style:font-name-asian="Times New Roman" style:font-name-complex="Times New Roman" fo:color="#000000" fo:font-size="8.5pt" style:font-size-asian="8.5pt" style:font-size-complex="8.5pt"/>
    </style:style>
    <style:style style:name="T28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79" style:parent-style-name="DefaultParagraphFont" style:family="text">
      <style:text-properties style:font-name-asian="Times New Roman" style:font-name-complex="Times New Roman" fo:color="#000000" fo:font-size="8.5pt" style:font-size-asian="8.5pt" style:font-size-complex="8.5pt"/>
    </style:style>
    <style:style style:name="T28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81" style:parent-style-name="DefaultParagraphFont" style:family="text">
      <style:text-properties style:font-name-asian="Times New Roman" style:font-name-complex="Times New Roman" fo:color="#000000" fo:font-size="8.5pt" style:font-size-asian="8.5pt" style:font-size-complex="8.5pt"/>
    </style:style>
    <style:style style:name="T28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83" style:parent-style-name="DefaultParagraphFont" style:family="text">
      <style:text-properties style:font-name-asian="Times New Roman" style:font-name-complex="Times New Roman" fo:color="#000000" fo:font-size="8.5pt" style:font-size-asian="8.5pt" style:font-size-complex="8.5pt"/>
    </style:style>
    <style:style style:name="T28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85" style:parent-style-name="DefaultParagraphFont" style:family="text">
      <style:text-properties style:font-name-asian="Times New Roman" style:font-name-complex="Times New Roman" fo:color="#000000" fo:font-size="8.5pt" style:font-size-asian="8.5pt" style:font-size-complex="8.5pt"/>
    </style:style>
    <style:style style:name="T28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87" style:parent-style-name="DefaultParagraphFont" style:family="text">
      <style:text-properties style:font-name-asian="Times New Roman" style:font-name-complex="Times New Roman" fo:color="#000000" fo:font-size="8.5pt" style:font-size-asian="8.5pt" style:font-size-complex="8.5pt"/>
    </style:style>
    <style:style style:name="T28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89" style:parent-style-name="DefaultParagraphFont" style:family="text">
      <style:text-properties style:font-name-asian="Times New Roman" style:font-name-complex="Times New Roman" fo:color="#000000" fo:font-size="8.5pt" style:font-size-asian="8.5pt" style:font-size-complex="8.5pt"/>
    </style:style>
    <style:style style:name="T28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91" style:parent-style-name="DefaultParagraphFont" style:family="text">
      <style:text-properties style:font-name-asian="Times New Roman" style:font-name-complex="Times New Roman" fo:color="#000000" fo:font-size="8.5pt" style:font-size-asian="8.5pt" style:font-size-complex="8.5pt"/>
    </style:style>
    <style:style style:name="T28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93" style:parent-style-name="DefaultParagraphFont" style:family="text">
      <style:text-properties style:font-name-asian="Times New Roman" style:font-name-complex="Times New Roman" fo:color="#000000" fo:font-size="8.5pt" style:font-size-asian="8.5pt" style:font-size-complex="8.5pt"/>
    </style:style>
    <style:style style:name="T28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95" style:parent-style-name="DefaultParagraphFont" style:family="text">
      <style:text-properties style:font-name-asian="Times New Roman" style:font-name-complex="Times New Roman" fo:color="#000000" fo:font-size="8.5pt" style:font-size-asian="8.5pt" style:font-size-complex="8.5pt"/>
    </style:style>
    <style:style style:name="T28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97" style:parent-style-name="DefaultParagraphFont" style:family="text">
      <style:text-properties style:font-name-asian="Times New Roman" style:font-name-complex="Times New Roman" fo:color="#000000" fo:font-size="8.5pt" style:font-size-asian="8.5pt" style:font-size-complex="8.5pt"/>
    </style:style>
    <style:style style:name="T28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899" style:parent-style-name="DefaultParagraphFont" style:family="text">
      <style:text-properties style:font-name-asian="Times New Roman" style:font-name-complex="Times New Roman" fo:color="#000000" fo:font-size="8.5pt" style:font-size-asian="8.5pt" style:font-size-complex="8.5pt"/>
    </style:style>
    <style:style style:name="T29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01" style:parent-style-name="DefaultParagraphFont" style:family="text">
      <style:text-properties style:font-name-asian="Times New Roman" style:font-name-complex="Times New Roman" fo:color="#000000" fo:font-size="8.5pt" style:font-size-asian="8.5pt" style:font-size-complex="8.5pt"/>
    </style:style>
    <style:style style:name="T29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03" style:parent-style-name="DefaultParagraphFont" style:family="text">
      <style:text-properties style:font-name-asian="Times New Roman" style:font-name-complex="Times New Roman" fo:color="#000000" fo:font-size="8.5pt" style:font-size-asian="8.5pt" style:font-size-complex="8.5pt"/>
    </style:style>
    <style:style style:name="T29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05" style:parent-style-name="DefaultParagraphFont" style:family="text">
      <style:text-properties style:font-name-asian="Times New Roman" style:font-name-complex="Times New Roman" fo:color="#000000" fo:font-size="8.5pt" style:font-size-asian="8.5pt" style:font-size-complex="8.5pt"/>
    </style:style>
    <style:style style:name="T290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907" style:parent-style-name="DefaultParagraphFont" style:family="text">
      <style:text-properties style:font-name-asian="Times New Roman" style:font-name-complex="Times New Roman" fo:color="#000000" fo:font-size="8.5pt" style:font-size-asian="8.5pt" style:font-size-complex="8.5pt"/>
    </style:style>
    <style:style style:name="T29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09" style:parent-style-name="DefaultParagraphFont" style:family="text">
      <style:text-properties style:font-name-asian="Times New Roman" style:font-name-complex="Times New Roman" fo:color="#000000" fo:font-size="8.5pt" style:font-size-asian="8.5pt" style:font-size-complex="8.5pt"/>
    </style:style>
    <style:style style:name="T29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11" style:parent-style-name="DefaultParagraphFont" style:family="text">
      <style:text-properties style:font-name-asian="Times New Roman" style:font-name-complex="Times New Roman" fo:color="#000000" fo:font-size="8.5pt" style:font-size-asian="8.5pt" style:font-size-complex="8.5pt"/>
    </style:style>
    <style:style style:name="T29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13" style:parent-style-name="DefaultParagraphFont" style:family="text">
      <style:text-properties style:font-name-asian="Times New Roman" style:font-name-complex="Times New Roman" fo:color="#000000" fo:font-size="8.5pt" style:font-size-asian="8.5pt" style:font-size-complex="8.5pt"/>
    </style:style>
    <style:style style:name="T29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15" style:parent-style-name="DefaultParagraphFont" style:family="text">
      <style:text-properties style:font-name-asian="Times New Roman" style:font-name-complex="Times New Roman" fo:color="#000000" fo:font-size="8.5pt" style:font-size-asian="8.5pt" style:font-size-complex="8.5pt"/>
    </style:style>
    <style:style style:name="T29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17" style:parent-style-name="DefaultParagraphFont" style:family="text">
      <style:text-properties style:font-name-asian="Times New Roman" style:font-name-complex="Times New Roman" fo:color="#000000" fo:font-size="8.5pt" style:font-size-asian="8.5pt" style:font-size-complex="8.5pt"/>
    </style:style>
    <style:style style:name="T29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19" style:parent-style-name="DefaultParagraphFont" style:family="text">
      <style:text-properties style:font-name-asian="Times New Roman" style:font-name-complex="Times New Roman" fo:color="#000000" fo:font-size="8.5pt" style:font-size-asian="8.5pt" style:font-size-complex="8.5pt"/>
    </style:style>
    <style:style style:name="T29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21" style:parent-style-name="DefaultParagraphFont" style:family="text">
      <style:text-properties style:font-name-asian="Times New Roman" style:font-name-complex="Times New Roman" fo:color="#000000" fo:font-size="8.5pt" style:font-size-asian="8.5pt" style:font-size-complex="8.5pt"/>
    </style:style>
    <style:style style:name="T29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23" style:parent-style-name="DefaultParagraphFont" style:family="text">
      <style:text-properties style:font-name-asian="Times New Roman" style:font-name-complex="Times New Roman" fo:color="#000000" fo:font-size="8.5pt" style:font-size-asian="8.5pt" style:font-size-complex="8.5pt"/>
    </style:style>
    <style:style style:name="T29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25" style:parent-style-name="DefaultParagraphFont" style:family="text">
      <style:text-properties style:font-name-asian="Times New Roman" style:font-name-complex="Times New Roman" fo:color="#000000" fo:font-size="8.5pt" style:font-size-asian="8.5pt" style:font-size-complex="8.5pt"/>
    </style:style>
    <style:style style:name="T29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27" style:parent-style-name="DefaultParagraphFont" style:family="text">
      <style:text-properties style:font-name-asian="Times New Roman" style:font-name-complex="Times New Roman" fo:color="#000000" fo:font-size="8.5pt" style:font-size-asian="8.5pt" style:font-size-complex="8.5pt"/>
    </style:style>
    <style:style style:name="T29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29" style:parent-style-name="DefaultParagraphFont" style:family="text">
      <style:text-properties style:font-name-asian="Times New Roman" style:font-name-complex="Times New Roman" fo:color="#000000" fo:font-size="8.5pt" style:font-size-asian="8.5pt" style:font-size-complex="8.5pt"/>
    </style:style>
    <style:style style:name="T29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31" style:parent-style-name="DefaultParagraphFont" style:family="text">
      <style:text-properties style:font-name-asian="Times New Roman" style:font-name-complex="Times New Roman" fo:color="#000000" fo:font-size="8.5pt" style:font-size-asian="8.5pt" style:font-size-complex="8.5pt"/>
    </style:style>
    <style:style style:name="T29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33" style:parent-style-name="DefaultParagraphFont" style:family="text">
      <style:text-properties style:font-name-asian="Times New Roman" style:font-name-complex="Times New Roman" fo:color="#000000" fo:font-size="8.5pt" style:font-size-asian="8.5pt" style:font-size-complex="8.5pt"/>
    </style:style>
    <style:style style:name="T29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35" style:parent-style-name="DefaultParagraphFont" style:family="text">
      <style:text-properties style:font-name-asian="Times New Roman" style:font-name-complex="Times New Roman" fo:color="#000000" fo:font-size="8.5pt" style:font-size-asian="8.5pt" style:font-size-complex="8.5pt"/>
    </style:style>
    <style:style style:name="T29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37" style:parent-style-name="DefaultParagraphFont" style:family="text">
      <style:text-properties style:font-name-asian="Times New Roman" style:font-name-complex="Times New Roman" fo:color="#000000" fo:font-size="8.5pt" style:font-size-asian="8.5pt" style:font-size-complex="8.5pt"/>
    </style:style>
    <style:style style:name="T293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939" style:parent-style-name="DefaultParagraphFont" style:family="text">
      <style:text-properties style:font-name-asian="Times New Roman" style:font-name-complex="Times New Roman" fo:color="#000000" fo:font-size="8.5pt" style:font-size-asian="8.5pt" style:font-size-complex="8.5pt"/>
    </style:style>
    <style:style style:name="T294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941" style:parent-style-name="DefaultParagraphFont" style:family="text">
      <style:text-properties style:font-name-asian="Times New Roman" style:font-name-complex="Times New Roman" fo:color="#000000" fo:font-size="8.5pt" style:font-size-asian="8.5pt" style:font-size-complex="8.5pt"/>
    </style:style>
    <style:style style:name="T29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43" style:parent-style-name="DefaultParagraphFont" style:family="text">
      <style:text-properties style:font-name-asian="Times New Roman" style:font-name-complex="Times New Roman" fo:color="#000000" fo:font-size="8.5pt" style:font-size-asian="8.5pt" style:font-size-complex="8.5pt"/>
    </style:style>
    <style:style style:name="T29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45" style:parent-style-name="DefaultParagraphFont" style:family="text">
      <style:text-properties style:font-name-asian="Times New Roman" style:font-name-complex="Times New Roman" fo:color="#000000" fo:font-size="8.5pt" style:font-size-asian="8.5pt" style:font-size-complex="8.5pt"/>
    </style:style>
    <style:style style:name="T294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947" style:parent-style-name="DefaultParagraphFont" style:family="text">
      <style:text-properties style:font-name-asian="Times New Roman" style:font-name-complex="Times New Roman" fo:color="#000000" fo:font-size="8.5pt" style:font-size-asian="8.5pt" style:font-size-complex="8.5pt"/>
    </style:style>
    <style:style style:name="T29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49" style:parent-style-name="DefaultParagraphFont" style:family="text">
      <style:text-properties style:font-name-asian="Times New Roman" style:font-name-complex="Times New Roman" fo:color="#000000" fo:font-size="8.5pt" style:font-size-asian="8.5pt" style:font-size-complex="8.5pt"/>
    </style:style>
    <style:style style:name="T29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51" style:parent-style-name="DefaultParagraphFont" style:family="text">
      <style:text-properties style:font-name-asian="Times New Roman" style:font-name-complex="Times New Roman" fo:color="#000000" fo:font-size="8.5pt" style:font-size-asian="8.5pt" style:font-size-complex="8.5pt"/>
    </style:style>
    <style:style style:name="T295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953" style:parent-style-name="DefaultParagraphFont" style:family="text">
      <style:text-properties style:font-name-asian="Times New Roman" style:font-name-complex="Times New Roman" fo:color="#000000" fo:font-size="8.5pt" style:font-size-asian="8.5pt" style:font-size-complex="8.5pt"/>
    </style:style>
    <style:style style:name="T29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55" style:parent-style-name="DefaultParagraphFont" style:family="text">
      <style:text-properties style:font-name-asian="Times New Roman" style:font-name-complex="Times New Roman" fo:color="#000000" fo:font-size="8.5pt" style:font-size-asian="8.5pt" style:font-size-complex="8.5pt"/>
    </style:style>
    <style:style style:name="T295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957" style:parent-style-name="DefaultParagraphFont" style:family="text">
      <style:text-properties style:font-name-asian="Times New Roman" style:font-name-complex="Times New Roman" fo:color="#000000" fo:font-size="8.5pt" style:font-size-asian="8.5pt" style:font-size-complex="8.5pt"/>
    </style:style>
    <style:style style:name="T29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59" style:parent-style-name="DefaultParagraphFont" style:family="text">
      <style:text-properties style:font-name-asian="Times New Roman" style:font-name-complex="Times New Roman" fo:color="#000000" fo:font-size="8.5pt" style:font-size-asian="8.5pt" style:font-size-complex="8.5pt"/>
    </style:style>
    <style:style style:name="T29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61" style:parent-style-name="DefaultParagraphFont" style:family="text">
      <style:text-properties style:font-name-asian="Times New Roman" style:font-name-complex="Times New Roman" fo:color="#000000" fo:font-size="8.5pt" style:font-size-asian="8.5pt" style:font-size-complex="8.5pt"/>
    </style:style>
    <style:style style:name="T29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63" style:parent-style-name="DefaultParagraphFont" style:family="text">
      <style:text-properties style:font-name-asian="Times New Roman" style:font-name-complex="Times New Roman" fo:color="#000000" fo:font-size="8.5pt" style:font-size-asian="8.5pt" style:font-size-complex="8.5pt"/>
    </style:style>
    <style:style style:name="T29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65" style:parent-style-name="DefaultParagraphFont" style:family="text">
      <style:text-properties style:font-name-asian="Times New Roman" style:font-name-complex="Times New Roman" fo:color="#000000" fo:font-size="8.5pt" style:font-size-asian="8.5pt" style:font-size-complex="8.5pt"/>
    </style:style>
    <style:style style:name="T29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67" style:parent-style-name="DefaultParagraphFont" style:family="text">
      <style:text-properties style:font-name-asian="Times New Roman" style:font-name-complex="Times New Roman" fo:color="#000000" fo:font-size="8.5pt" style:font-size-asian="8.5pt" style:font-size-complex="8.5pt"/>
    </style:style>
    <style:style style:name="P2968"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2969" style:parent-style-name="Standard11" style:family="paragraph">
      <style:paragraph-properties style:text-autospace="none" fo:margin-top="0.0208in" fo:margin-right="0.0312in"/>
    </style:style>
    <style:style style:name="T29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71" style:parent-style-name="DefaultParagraphFont" style:family="text">
      <style:text-properties style:font-name-asian="Times New Roman" style:font-name-complex="Times New Roman" fo:color="#000000" fo:font-size="8.5pt" style:font-size-asian="8.5pt" style:font-size-complex="8.5pt"/>
    </style:style>
    <style:style style:name="T297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973" style:parent-style-name="DefaultParagraphFont" style:family="text">
      <style:text-properties style:font-name-asian="Times New Roman" style:font-name-complex="Times New Roman" fo:color="#000000" fo:font-size="8.5pt" style:font-size-asian="8.5pt" style:font-size-complex="8.5pt"/>
    </style:style>
    <style:style style:name="T29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75" style:parent-style-name="DefaultParagraphFont" style:family="text">
      <style:text-properties style:font-name-asian="Times New Roman" style:font-name-complex="Times New Roman" fo:color="#000000" fo:font-size="8.5pt" style:font-size-asian="8.5pt" style:font-size-complex="8.5pt"/>
    </style:style>
    <style:style style:name="T29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77" style:parent-style-name="DefaultParagraphFont" style:family="text">
      <style:text-properties style:font-name-asian="Times New Roman" style:font-name-complex="Times New Roman" fo:color="#000000" fo:font-size="8.5pt" style:font-size-asian="8.5pt" style:font-size-complex="8.5pt"/>
    </style:style>
    <style:style style:name="T29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79" style:parent-style-name="DefaultParagraphFont" style:family="text">
      <style:text-properties style:font-name-asian="Times New Roman" style:font-name-complex="Times New Roman" fo:color="#000000" fo:font-size="8.5pt" style:font-size-asian="8.5pt" style:font-size-complex="8.5pt"/>
    </style:style>
    <style:style style:name="T298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981" style:parent-style-name="DefaultParagraphFont" style:family="text">
      <style:text-properties style:font-name-asian="Times New Roman" style:font-name-complex="Times New Roman" fo:color="#000000" fo:font-size="8.5pt" style:font-size-asian="8.5pt" style:font-size-complex="8.5pt"/>
    </style:style>
    <style:style style:name="T29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83" style:parent-style-name="DefaultParagraphFont" style:family="text">
      <style:text-properties style:font-name-asian="Times New Roman" style:font-name-complex="Times New Roman" fo:color="#000000" fo:font-size="8.5pt" style:font-size-asian="8.5pt" style:font-size-complex="8.5pt"/>
    </style:style>
    <style:style style:name="T29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85" style:parent-style-name="DefaultParagraphFont" style:family="text">
      <style:text-properties style:font-name-asian="Times New Roman" style:font-name-complex="Times New Roman" fo:color="#000000" fo:font-size="8.5pt" style:font-size-asian="8.5pt" style:font-size-complex="8.5pt"/>
    </style:style>
    <style:style style:name="T298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2987" style:parent-style-name="DefaultParagraphFont" style:family="text">
      <style:text-properties style:font-name-asian="Times New Roman" style:font-name-complex="Times New Roman" fo:color="#000000" fo:font-size="8.5pt" style:font-size-asian="8.5pt" style:font-size-complex="8.5pt"/>
    </style:style>
    <style:style style:name="T29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89" style:parent-style-name="DefaultParagraphFont" style:family="text">
      <style:text-properties style:font-name-asian="Times New Roman" style:font-name-complex="Times New Roman" fo:color="#000000" fo:font-size="8.5pt" style:font-size-asian="8.5pt" style:font-size-complex="8.5pt"/>
    </style:style>
    <style:style style:name="T29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91" style:parent-style-name="DefaultParagraphFont" style:family="text">
      <style:text-properties style:font-name-asian="Times New Roman" style:font-name-complex="Times New Roman" fo:color="#000000" fo:font-size="8.5pt" style:font-size-asian="8.5pt" style:font-size-complex="8.5pt"/>
    </style:style>
    <style:style style:name="T29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93" style:parent-style-name="DefaultParagraphFont" style:family="text">
      <style:text-properties style:font-name-asian="Times New Roman" style:font-name-complex="Times New Roman" fo:color="#000000" fo:font-size="8.5pt" style:font-size-asian="8.5pt" style:font-size-complex="8.5pt"/>
    </style:style>
    <style:style style:name="T29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95" style:parent-style-name="DefaultParagraphFont" style:family="text">
      <style:text-properties style:font-name-asian="Times New Roman" style:font-name-complex="Times New Roman" fo:color="#000000" fo:font-size="8.5pt" style:font-size-asian="8.5pt" style:font-size-complex="8.5pt"/>
    </style:style>
    <style:style style:name="T29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97" style:parent-style-name="DefaultParagraphFont" style:family="text">
      <style:text-properties style:font-name-asian="Times New Roman" style:font-name-complex="Times New Roman" fo:color="#000000" fo:font-size="8.5pt" style:font-size-asian="8.5pt" style:font-size-complex="8.5pt"/>
    </style:style>
    <style:style style:name="T29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2999" style:parent-style-name="DefaultParagraphFont" style:family="text">
      <style:text-properties style:font-name-asian="Times New Roman" style:font-name-complex="Times New Roman" fo:color="#000000" fo:font-size="8.5pt" style:font-size-asian="8.5pt" style:font-size-complex="8.5pt"/>
    </style:style>
    <style:style style:name="T30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01" style:parent-style-name="DefaultParagraphFont" style:family="text">
      <style:text-properties style:font-name-asian="Times New Roman" style:font-name-complex="Times New Roman" fo:color="#000000" fo:font-size="8.5pt" style:font-size-asian="8.5pt" style:font-size-complex="8.5pt"/>
    </style:style>
    <style:style style:name="T30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03" style:parent-style-name="DefaultParagraphFont" style:family="text">
      <style:text-properties style:font-name-asian="Times New Roman" style:font-name-complex="Times New Roman" fo:color="#000000" fo:font-size="8.5pt" style:font-size-asian="8.5pt" style:font-size-complex="8.5pt"/>
    </style:style>
    <style:style style:name="T30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05" style:parent-style-name="DefaultParagraphFont" style:family="text">
      <style:text-properties style:font-name-asian="Times New Roman" style:font-name-complex="Times New Roman" fo:color="#000000" fo:font-size="8.5pt" style:font-size-asian="8.5pt" style:font-size-complex="8.5pt"/>
    </style:style>
    <style:style style:name="T30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07" style:parent-style-name="DefaultParagraphFont" style:family="text">
      <style:text-properties style:font-name-asian="Times New Roman" style:font-name-complex="Times New Roman" fo:color="#000000" fo:font-size="8.5pt" style:font-size-asian="8.5pt" style:font-size-complex="8.5pt"/>
    </style:style>
    <style:style style:name="T30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09" style:parent-style-name="DefaultParagraphFont" style:family="text">
      <style:text-properties style:font-name-asian="Times New Roman" style:font-name-complex="Times New Roman" fo:color="#000000" fo:font-size="8.5pt" style:font-size-asian="8.5pt" style:font-size-complex="8.5pt"/>
    </style:style>
    <style:style style:name="T30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11" style:parent-style-name="DefaultParagraphFont" style:family="text">
      <style:text-properties style:font-name-asian="Times New Roman" style:font-name-complex="Times New Roman" fo:color="#000000" fo:font-size="8.5pt" style:font-size-asian="8.5pt" style:font-size-complex="8.5pt"/>
    </style:style>
    <style:style style:name="T30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13" style:parent-style-name="DefaultParagraphFont" style:family="text">
      <style:text-properties style:font-name-asian="Times New Roman" style:font-name-complex="Times New Roman" fo:color="#000000" fo:font-size="8.5pt" style:font-size-asian="8.5pt" style:font-size-complex="8.5pt"/>
    </style:style>
    <style:style style:name="T30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15" style:parent-style-name="DefaultParagraphFont" style:family="text">
      <style:text-properties style:font-name-asian="Times New Roman" style:font-name-complex="Times New Roman" fo:color="#000000" fo:font-size="8.5pt" style:font-size-asian="8.5pt" style:font-size-complex="8.5pt"/>
    </style:style>
    <style:style style:name="T30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17" style:parent-style-name="DefaultParagraphFont" style:family="text">
      <style:text-properties style:font-name-asian="Times New Roman" style:font-name-complex="Times New Roman" fo:color="#000000" fo:font-size="8.5pt" style:font-size-asian="8.5pt" style:font-size-complex="8.5pt"/>
    </style:style>
    <style:style style:name="T30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19" style:parent-style-name="DefaultParagraphFont" style:family="text">
      <style:text-properties style:font-name-asian="Times New Roman" style:font-name-complex="Times New Roman" fo:color="#000000" fo:font-size="8.5pt" style:font-size-asian="8.5pt" style:font-size-complex="8.5pt"/>
    </style:style>
    <style:style style:name="T30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21" style:parent-style-name="DefaultParagraphFont" style:family="text">
      <style:text-properties style:font-name-asian="Times New Roman" style:font-name-complex="Times New Roman" fo:color="#000000" fo:font-size="8.5pt" style:font-size-asian="8.5pt" style:font-size-complex="8.5pt"/>
    </style:style>
    <style:style style:name="T30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23" style:parent-style-name="DefaultParagraphFont" style:family="text">
      <style:text-properties style:font-name-asian="Times New Roman" style:font-name-complex="Times New Roman" fo:color="#000000" fo:font-size="8.5pt" style:font-size-asian="8.5pt" style:font-size-complex="8.5pt"/>
    </style:style>
    <style:style style:name="T30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25" style:parent-style-name="DefaultParagraphFont" style:family="text">
      <style:text-properties style:font-name-asian="Times New Roman" style:font-name-complex="Times New Roman" fo:color="#000000" fo:font-size="8.5pt" style:font-size-asian="8.5pt" style:font-size-complex="8.5pt"/>
    </style:style>
    <style:style style:name="T30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27" style:parent-style-name="DefaultParagraphFont" style:family="text">
      <style:text-properties style:font-name-asian="Times New Roman" style:font-name-complex="Times New Roman" fo:color="#000000" fo:font-size="8.5pt" style:font-size-asian="8.5pt" style:font-size-complex="8.5pt"/>
    </style:style>
    <style:style style:name="T30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29" style:parent-style-name="DefaultParagraphFont" style:family="text">
      <style:text-properties style:font-name-asian="Times New Roman" style:font-name-complex="Times New Roman" fo:color="#000000" fo:font-size="8.5pt" style:font-size-asian="8.5pt" style:font-size-complex="8.5pt"/>
    </style:style>
    <style:style style:name="T30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31" style:parent-style-name="DefaultParagraphFont" style:family="text">
      <style:text-properties style:font-name-asian="Times New Roman" style:font-name-complex="Times New Roman" fo:color="#000000" fo:font-size="8.5pt" style:font-size-asian="8.5pt" style:font-size-complex="8.5pt"/>
    </style:style>
    <style:style style:name="T30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33" style:parent-style-name="DefaultParagraphFont" style:family="text">
      <style:text-properties style:font-name-asian="Times New Roman" style:font-name-complex="Times New Roman" fo:color="#000000" fo:font-size="8.5pt" style:font-size-asian="8.5pt" style:font-size-complex="8.5pt"/>
    </style:style>
    <style:style style:name="T30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35" style:parent-style-name="DefaultParagraphFont" style:family="text">
      <style:text-properties style:font-name-asian="Times New Roman" style:font-name-complex="Times New Roman" fo:color="#000000" fo:font-size="8.5pt" style:font-size-asian="8.5pt" style:font-size-complex="8.5pt"/>
    </style:style>
    <style:style style:name="T30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37" style:parent-style-name="DefaultParagraphFont" style:family="text">
      <style:text-properties style:font-name-asian="Times New Roman" style:font-name-complex="Times New Roman" fo:color="#000000" fo:font-size="8.5pt" style:font-size-asian="8.5pt" style:font-size-complex="8.5pt"/>
    </style:style>
    <style:style style:name="T30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39" style:parent-style-name="DefaultParagraphFont" style:family="text">
      <style:text-properties style:font-name-asian="Times New Roman" style:font-name-complex="Times New Roman" fo:color="#000000" fo:font-size="8.5pt" style:font-size-asian="8.5pt" style:font-size-complex="8.5pt"/>
    </style:style>
    <style:style style:name="T30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41" style:parent-style-name="DefaultParagraphFont" style:family="text">
      <style:text-properties style:font-name-asian="Times New Roman" style:font-name-complex="Times New Roman" fo:color="#000000" fo:font-size="8.5pt" style:font-size-asian="8.5pt" style:font-size-complex="8.5pt"/>
    </style:style>
    <style:style style:name="T30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43" style:parent-style-name="DefaultParagraphFont" style:family="text">
      <style:text-properties style:font-name-asian="Times New Roman" style:font-name-complex="Times New Roman" fo:color="#000000" fo:font-size="8.5pt" style:font-size-asian="8.5pt" style:font-size-complex="8.5pt"/>
    </style:style>
    <style:style style:name="T30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45" style:parent-style-name="DefaultParagraphFont" style:family="text">
      <style:text-properties style:font-name-asian="Times New Roman" style:font-name-complex="Times New Roman" fo:color="#000000" fo:font-size="8.5pt" style:font-size-asian="8.5pt" style:font-size-complex="8.5pt"/>
    </style:style>
    <style:style style:name="T30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47" style:parent-style-name="DefaultParagraphFont" style:family="text">
      <style:text-properties style:font-name-asian="Times New Roman" style:font-name-complex="Times New Roman" fo:color="#000000" fo:font-size="8.5pt" style:font-size-asian="8.5pt" style:font-size-complex="8.5pt"/>
    </style:style>
    <style:style style:name="T30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49" style:parent-style-name="DefaultParagraphFont" style:family="text">
      <style:text-properties style:font-name-asian="Times New Roman" style:font-name-complex="Times New Roman" fo:color="#000000" fo:font-size="8.5pt" style:font-size-asian="8.5pt" style:font-size-complex="8.5pt"/>
    </style:style>
    <style:style style:name="T30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51" style:parent-style-name="DefaultParagraphFont" style:family="text">
      <style:text-properties style:font-name-asian="Times New Roman" style:font-name-complex="Times New Roman" fo:color="#000000" fo:font-size="8.5pt" style:font-size-asian="8.5pt" style:font-size-complex="8.5pt"/>
    </style:style>
    <style:style style:name="T305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053" style:parent-style-name="DefaultParagraphFont" style:family="text">
      <style:text-properties style:font-name-asian="Times New Roman" style:font-name-complex="Times New Roman" fo:color="#000000" fo:font-size="8.5pt" style:font-size-asian="8.5pt" style:font-size-complex="8.5pt"/>
    </style:style>
    <style:style style:name="P3054"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3055" style:parent-style-name="Standard11" style:family="paragraph">
      <style:paragraph-properties style:text-autospace="none" fo:margin-top="0.0208in" fo:margin-right="0.0312in"/>
    </style:style>
    <style:style style:name="T30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57" style:parent-style-name="DefaultParagraphFont" style:family="text">
      <style:text-properties style:font-name-asian="Times New Roman" style:font-name-complex="Times New Roman" fo:color="#000000" fo:font-size="8.5pt" style:font-size-asian="8.5pt" style:font-size-complex="8.5pt"/>
    </style:style>
    <style:style style:name="T30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59" style:parent-style-name="DefaultParagraphFont" style:family="text">
      <style:text-properties style:font-name-asian="Times New Roman" style:font-name-complex="Times New Roman" fo:color="#000000" fo:font-size="8.5pt" style:font-size-asian="8.5pt" style:font-size-complex="8.5pt"/>
    </style:style>
    <style:style style:name="T30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61" style:parent-style-name="DefaultParagraphFont" style:family="text">
      <style:text-properties style:font-name-asian="Times New Roman" style:font-name-complex="Times New Roman" fo:color="#000000" fo:font-size="8.5pt" style:font-size-asian="8.5pt" style:font-size-complex="8.5pt"/>
    </style:style>
    <style:style style:name="T30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63" style:parent-style-name="DefaultParagraphFont" style:family="text">
      <style:text-properties style:font-name-asian="Times New Roman" style:font-name-complex="Times New Roman" fo:color="#000000" fo:font-size="8.5pt" style:font-size-asian="8.5pt" style:font-size-complex="8.5pt"/>
    </style:style>
    <style:style style:name="T30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65" style:parent-style-name="DefaultParagraphFont" style:family="text">
      <style:text-properties style:font-name-asian="Times New Roman" style:font-name-complex="Times New Roman" fo:color="#000000" fo:font-size="8.5pt" style:font-size-asian="8.5pt" style:font-size-complex="8.5pt"/>
    </style:style>
    <style:style style:name="T30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67" style:parent-style-name="DefaultParagraphFont" style:family="text">
      <style:text-properties style:font-name-asian="Times New Roman" style:font-name-complex="Times New Roman" fo:color="#000000" fo:font-size="8.5pt" style:font-size-asian="8.5pt" style:font-size-complex="8.5pt"/>
    </style:style>
    <style:style style:name="T30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69" style:parent-style-name="DefaultParagraphFont" style:family="text">
      <style:text-properties style:font-name-asian="Times New Roman" style:font-name-complex="Times New Roman" fo:color="#000000" fo:font-size="8.5pt" style:font-size-asian="8.5pt" style:font-size-complex="8.5pt"/>
    </style:style>
    <style:style style:name="T30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71" style:parent-style-name="DefaultParagraphFont" style:family="text">
      <style:text-properties style:font-name-asian="Times New Roman" style:font-name-complex="Times New Roman" fo:color="#000000" fo:font-size="8.5pt" style:font-size-asian="8.5pt" style:font-size-complex="8.5pt"/>
    </style:style>
    <style:style style:name="T30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73" style:parent-style-name="DefaultParagraphFont" style:family="text">
      <style:text-properties style:font-name-asian="Times New Roman" style:font-name-complex="Times New Roman" fo:color="#000000" fo:font-size="8.5pt" style:font-size-asian="8.5pt" style:font-size-complex="8.5pt"/>
    </style:style>
    <style:style style:name="T30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75" style:parent-style-name="DefaultParagraphFont" style:family="text">
      <style:text-properties style:font-name-asian="Times New Roman" style:font-name-complex="Times New Roman" fo:color="#000000" fo:font-size="8.5pt" style:font-size-asian="8.5pt" style:font-size-complex="8.5pt"/>
    </style:style>
    <style:style style:name="T30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77" style:parent-style-name="DefaultParagraphFont" style:family="text">
      <style:text-properties style:font-name-asian="Times New Roman" style:font-name-complex="Times New Roman" fo:color="#000000" fo:font-size="8.5pt" style:font-size-asian="8.5pt" style:font-size-complex="8.5pt"/>
    </style:style>
    <style:style style:name="T30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79" style:parent-style-name="DefaultParagraphFont" style:family="text">
      <style:text-properties style:font-name-asian="Times New Roman" style:font-name-complex="Times New Roman" fo:color="#000000" fo:font-size="8.5pt" style:font-size-asian="8.5pt" style:font-size-complex="8.5pt"/>
    </style:style>
    <style:style style:name="T30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81" style:parent-style-name="DefaultParagraphFont" style:family="text">
      <style:text-properties style:font-name-asian="Times New Roman" style:font-name-complex="Times New Roman" fo:color="#000000" fo:font-size="8.5pt" style:font-size-asian="8.5pt" style:font-size-complex="8.5pt"/>
    </style:style>
    <style:style style:name="T30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83" style:parent-style-name="DefaultParagraphFont" style:family="text">
      <style:text-properties style:font-name-asian="Times New Roman" style:font-name-complex="Times New Roman" fo:color="#000000" fo:font-size="8.5pt" style:font-size-asian="8.5pt" style:font-size-complex="8.5pt"/>
    </style:style>
    <style:style style:name="T30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85" style:parent-style-name="DefaultParagraphFont" style:family="text">
      <style:text-properties style:font-name-asian="Times New Roman" style:font-name-complex="Times New Roman" fo:color="#000000" fo:font-size="8.5pt" style:font-size-asian="8.5pt" style:font-size-complex="8.5pt"/>
    </style:style>
    <style:style style:name="T30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87" style:parent-style-name="DefaultParagraphFont" style:family="text">
      <style:text-properties style:font-name-asian="Times New Roman" style:font-name-complex="Times New Roman" fo:color="#000000" fo:font-size="8.5pt" style:font-size-asian="8.5pt" style:font-size-complex="8.5pt"/>
    </style:style>
    <style:style style:name="T30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89" style:parent-style-name="DefaultParagraphFont" style:family="text">
      <style:text-properties style:font-name-asian="Times New Roman" style:font-name-complex="Times New Roman" fo:color="#000000" fo:font-size="8.5pt" style:font-size-asian="8.5pt" style:font-size-complex="8.5pt"/>
    </style:style>
    <style:style style:name="T30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91" style:parent-style-name="DefaultParagraphFont" style:family="text">
      <style:text-properties style:font-name-asian="Times New Roman" style:font-name-complex="Times New Roman" fo:color="#000000" fo:font-size="8.5pt" style:font-size-asian="8.5pt" style:font-size-complex="8.5pt"/>
    </style:style>
    <style:style style:name="T30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93" style:parent-style-name="DefaultParagraphFont" style:family="text">
      <style:text-properties style:font-name-asian="Times New Roman" style:font-name-complex="Times New Roman" fo:color="#000000" fo:font-size="8.5pt" style:font-size-asian="8.5pt" style:font-size-complex="8.5pt"/>
    </style:style>
    <style:style style:name="T30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95" style:parent-style-name="DefaultParagraphFont" style:family="text">
      <style:text-properties style:font-name-asian="Times New Roman" style:font-name-complex="Times New Roman" fo:color="#000000" fo:font-size="8.5pt" style:font-size-asian="8.5pt" style:font-size-complex="8.5pt"/>
    </style:style>
    <style:style style:name="T309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097" style:parent-style-name="DefaultParagraphFont" style:family="text">
      <style:text-properties style:font-name-asian="Times New Roman" style:font-name-complex="Times New Roman" fo:color="#000000" fo:font-size="8.5pt" style:font-size-asian="8.5pt" style:font-size-complex="8.5pt"/>
    </style:style>
    <style:style style:name="T30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099" style:parent-style-name="DefaultParagraphFont" style:family="text">
      <style:text-properties style:font-name-asian="Times New Roman" style:font-name-complex="Times New Roman" fo:color="#000000" fo:font-size="8.5pt" style:font-size-asian="8.5pt" style:font-size-complex="8.5pt"/>
    </style:style>
    <style:style style:name="T310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101" style:parent-style-name="DefaultParagraphFont" style:family="text">
      <style:text-properties style:font-name-asian="Times New Roman" style:font-name-complex="Times New Roman" fo:color="#000000" fo:font-size="8.5pt" style:font-size-asian="8.5pt" style:font-size-complex="8.5pt"/>
    </style:style>
    <style:style style:name="T31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03" style:parent-style-name="DefaultParagraphFont" style:family="text">
      <style:text-properties style:font-name-asian="Times New Roman" style:font-name-complex="Times New Roman" fo:color="#000000" fo:font-size="8.5pt" style:font-size-asian="8.5pt" style:font-size-complex="8.5pt"/>
    </style:style>
    <style:style style:name="T31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05" style:parent-style-name="DefaultParagraphFont" style:family="text">
      <style:text-properties style:font-name-asian="Times New Roman" style:font-name-complex="Times New Roman" fo:color="#000000" fo:font-size="8.5pt" style:font-size-asian="8.5pt" style:font-size-complex="8.5pt"/>
    </style:style>
    <style:style style:name="T310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107" style:parent-style-name="DefaultParagraphFont" style:family="text">
      <style:text-properties style:font-name-asian="Times New Roman" style:font-name-complex="Times New Roman" fo:color="#000000" fo:font-size="8.5pt" style:font-size-asian="8.5pt" style:font-size-complex="8.5pt"/>
    </style:style>
    <style:style style:name="T31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09" style:parent-style-name="DefaultParagraphFont" style:family="text">
      <style:text-properties style:font-name-asian="Times New Roman" style:font-name-complex="Times New Roman" fo:color="#000000" fo:font-size="8.5pt" style:font-size-asian="8.5pt" style:font-size-complex="8.5pt"/>
    </style:style>
    <style:style style:name="T31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11" style:parent-style-name="DefaultParagraphFont" style:family="text">
      <style:text-properties style:font-name-asian="Times New Roman" style:font-name-complex="Times New Roman" fo:color="#000000" fo:font-size="8.5pt" style:font-size-asian="8.5pt" style:font-size-complex="8.5pt"/>
    </style:style>
    <style:style style:name="T31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13" style:parent-style-name="DefaultParagraphFont" style:family="text">
      <style:text-properties style:font-name-asian="Times New Roman" style:font-name-complex="Times New Roman" fo:color="#000000" fo:font-size="8.5pt" style:font-size-asian="8.5pt" style:font-size-complex="8.5pt"/>
    </style:style>
    <style:style style:name="T31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15" style:parent-style-name="DefaultParagraphFont" style:family="text">
      <style:text-properties style:font-name-asian="Times New Roman" style:font-name-complex="Times New Roman" fo:color="#000000" fo:font-size="8.5pt" style:font-size-asian="8.5pt" style:font-size-complex="8.5pt"/>
    </style:style>
    <style:style style:name="T31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17" style:parent-style-name="DefaultParagraphFont" style:family="text">
      <style:text-properties style:font-name-asian="Times New Roman" style:font-name-complex="Times New Roman" fo:color="#000000" fo:font-size="8.5pt" style:font-size-asian="8.5pt" style:font-size-complex="8.5pt"/>
    </style:style>
    <style:style style:name="T31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19" style:parent-style-name="DefaultParagraphFont" style:family="text">
      <style:text-properties style:font-name-asian="Times New Roman" style:font-name-complex="Times New Roman" fo:color="#000000" fo:font-size="8.5pt" style:font-size-asian="8.5pt" style:font-size-complex="8.5pt"/>
    </style:style>
    <style:style style:name="T31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21" style:parent-style-name="DefaultParagraphFont" style:family="text">
      <style:text-properties style:font-name-asian="Times New Roman" style:font-name-complex="Times New Roman" fo:color="#000000" fo:font-size="8.5pt" style:font-size-asian="8.5pt" style:font-size-complex="8.5pt"/>
    </style:style>
    <style:style style:name="T31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23" style:parent-style-name="DefaultParagraphFont" style:family="text">
      <style:text-properties style:font-name-asian="Times New Roman" style:font-name-complex="Times New Roman" fo:color="#000000" fo:font-size="8.5pt" style:font-size-asian="8.5pt" style:font-size-complex="8.5pt"/>
    </style:style>
    <style:style style:name="T31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25" style:parent-style-name="DefaultParagraphFont" style:family="text">
      <style:text-properties style:font-name-asian="Times New Roman" style:font-name-complex="Times New Roman" fo:color="#000000" fo:font-size="8.5pt" style:font-size-asian="8.5pt" style:font-size-complex="8.5pt"/>
    </style:style>
    <style:style style:name="T312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127" style:parent-style-name="DefaultParagraphFont" style:family="text">
      <style:text-properties style:font-name-asian="Times New Roman" style:font-name-complex="Times New Roman" fo:color="#000000" fo:font-size="8.5pt" style:font-size-asian="8.5pt" style:font-size-complex="8.5pt"/>
    </style:style>
    <style:style style:name="T31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29" style:parent-style-name="DefaultParagraphFont" style:family="text">
      <style:text-properties style:font-name-asian="Times New Roman" style:font-name-complex="Times New Roman" fo:color="#000000" fo:font-size="8.5pt" style:font-size-asian="8.5pt" style:font-size-complex="8.5pt"/>
    </style:style>
    <style:style style:name="T31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31" style:parent-style-name="DefaultParagraphFont" style:family="text">
      <style:text-properties style:font-name-asian="Times New Roman" style:font-name-complex="Times New Roman" fo:color="#000000" fo:font-size="8.5pt" style:font-size-asian="8.5pt" style:font-size-complex="8.5pt"/>
    </style:style>
    <style:style style:name="T313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133" style:parent-style-name="DefaultParagraphFont" style:family="text">
      <style:text-properties style:font-name-asian="Times New Roman" style:font-name-complex="Times New Roman" fo:color="#000000" fo:font-size="8.5pt" style:font-size-asian="8.5pt" style:font-size-complex="8.5pt"/>
    </style:style>
    <style:style style:name="P3134"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3135" style:parent-style-name="Standard11" style:family="paragraph">
      <style:paragraph-properties style:text-autospace="none" fo:margin-top="0.0208in" fo:margin-right="0.0312in"/>
    </style:style>
    <style:style style:name="T31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37" style:parent-style-name="DefaultParagraphFont" style:family="text">
      <style:text-properties style:font-name-asian="Times New Roman" style:font-name-complex="Times New Roman" fo:color="#000000" fo:font-size="8.5pt" style:font-size-asian="8.5pt" style:font-size-complex="8.5pt"/>
    </style:style>
    <style:style style:name="T31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39" style:parent-style-name="DefaultParagraphFont" style:family="text">
      <style:text-properties style:font-name-asian="Times New Roman" style:font-name-complex="Times New Roman" fo:color="#000000" fo:font-size="8.5pt" style:font-size-asian="8.5pt" style:font-size-complex="8.5pt"/>
    </style:style>
    <style:style style:name="T31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41" style:parent-style-name="DefaultParagraphFont" style:family="text">
      <style:text-properties style:font-name-asian="Times New Roman" style:font-name-complex="Times New Roman" fo:color="#000000" fo:font-size="8.5pt" style:font-size-asian="8.5pt" style:font-size-complex="8.5pt"/>
    </style:style>
    <style:style style:name="T31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43" style:parent-style-name="DefaultParagraphFont" style:family="text">
      <style:text-properties style:font-name-asian="Times New Roman" style:font-name-complex="Times New Roman" fo:color="#000000" fo:font-size="8.5pt" style:font-size-asian="8.5pt" style:font-size-complex="8.5pt"/>
    </style:style>
    <style:style style:name="T314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145" style:parent-style-name="DefaultParagraphFont" style:family="text">
      <style:text-properties style:font-name-asian="Times New Roman" style:font-name-complex="Times New Roman" fo:color="#000000" fo:font-size="8.5pt" style:font-size-asian="8.5pt" style:font-size-complex="8.5pt"/>
    </style:style>
    <style:style style:name="T31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47" style:parent-style-name="DefaultParagraphFont" style:family="text">
      <style:text-properties style:font-name-asian="Times New Roman" style:font-name-complex="Times New Roman" fo:color="#000000" fo:font-size="8.5pt" style:font-size-asian="8.5pt" style:font-size-complex="8.5pt"/>
    </style:style>
    <style:style style:name="T31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49" style:parent-style-name="DefaultParagraphFont" style:family="text">
      <style:text-properties style:font-name-asian="Times New Roman" style:font-name-complex="Times New Roman" fo:color="#000000" fo:font-size="8.5pt" style:font-size-asian="8.5pt" style:font-size-complex="8.5pt"/>
    </style:style>
    <style:style style:name="T31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51" style:parent-style-name="DefaultParagraphFont" style:family="text">
      <style:text-properties style:font-name-asian="Times New Roman" style:font-name-complex="Times New Roman" fo:color="#000000" fo:font-size="8.5pt" style:font-size-asian="8.5pt" style:font-size-complex="8.5pt"/>
    </style:style>
    <style:style style:name="T31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53" style:parent-style-name="DefaultParagraphFont" style:family="text">
      <style:text-properties style:font-name-asian="Times New Roman" style:font-name-complex="Times New Roman" fo:color="#000000" fo:font-size="8.5pt" style:font-size-asian="8.5pt" style:font-size-complex="8.5pt"/>
    </style:style>
    <style:style style:name="T31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55" style:parent-style-name="DefaultParagraphFont" style:family="text">
      <style:text-properties style:font-name-asian="Times New Roman" style:font-name-complex="Times New Roman" fo:color="#000000" fo:font-size="8.5pt" style:font-size-asian="8.5pt" style:font-size-complex="8.5pt"/>
    </style:style>
    <style:style style:name="T31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57" style:parent-style-name="DefaultParagraphFont" style:family="text">
      <style:text-properties style:font-name-asian="Times New Roman" style:font-name-complex="Times New Roman" fo:color="#000000" fo:font-size="8.5pt" style:font-size-asian="8.5pt" style:font-size-complex="8.5pt"/>
    </style:style>
    <style:style style:name="T31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59" style:parent-style-name="DefaultParagraphFont" style:family="text">
      <style:text-properties style:font-name-asian="Times New Roman" style:font-name-complex="Times New Roman" fo:color="#000000" fo:font-size="8.5pt" style:font-size-asian="8.5pt" style:font-size-complex="8.5pt"/>
    </style:style>
    <style:style style:name="T31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61" style:parent-style-name="DefaultParagraphFont" style:family="text">
      <style:text-properties style:font-name-asian="Times New Roman" style:font-name-complex="Times New Roman" fo:color="#000000" fo:font-size="8.5pt" style:font-size-asian="8.5pt" style:font-size-complex="8.5pt"/>
    </style:style>
    <style:style style:name="T31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63" style:parent-style-name="DefaultParagraphFont" style:family="text">
      <style:text-properties style:font-name-asian="Times New Roman" style:font-name-complex="Times New Roman" fo:color="#000000" fo:font-size="8.5pt" style:font-size-asian="8.5pt" style:font-size-complex="8.5pt"/>
    </style:style>
    <style:style style:name="T31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65" style:parent-style-name="DefaultParagraphFont" style:family="text">
      <style:text-properties style:font-name-asian="Times New Roman" style:font-name-complex="Times New Roman" fo:color="#000000" fo:font-size="8.5pt" style:font-size-asian="8.5pt" style:font-size-complex="8.5pt"/>
    </style:style>
    <style:style style:name="T31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67" style:parent-style-name="DefaultParagraphFont" style:family="text">
      <style:text-properties style:font-name-asian="Times New Roman" style:font-name-complex="Times New Roman" fo:color="#000000" fo:font-size="8.5pt" style:font-size-asian="8.5pt" style:font-size-complex="8.5pt"/>
    </style:style>
    <style:style style:name="T31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69" style:parent-style-name="DefaultParagraphFont" style:family="text">
      <style:text-properties style:font-name-asian="Times New Roman" style:font-name-complex="Times New Roman" fo:color="#000000" fo:font-size="8.5pt" style:font-size-asian="8.5pt" style:font-size-complex="8.5pt"/>
    </style:style>
    <style:style style:name="T31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71" style:parent-style-name="DefaultParagraphFont" style:family="text">
      <style:text-properties style:font-name-asian="Times New Roman" style:font-name-complex="Times New Roman" fo:color="#000000" fo:font-size="8.5pt" style:font-size-asian="8.5pt" style:font-size-complex="8.5pt"/>
    </style:style>
    <style:style style:name="T31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73" style:parent-style-name="DefaultParagraphFont" style:family="text">
      <style:text-properties style:font-name-asian="Times New Roman" style:font-name-complex="Times New Roman" fo:color="#000000" fo:font-size="8.5pt" style:font-size-asian="8.5pt" style:font-size-complex="8.5pt"/>
    </style:style>
    <style:style style:name="T31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75" style:parent-style-name="DefaultParagraphFont" style:family="text">
      <style:text-properties style:font-name-asian="Times New Roman" style:font-name-complex="Times New Roman" fo:color="#000000" fo:font-size="8.5pt" style:font-size-asian="8.5pt" style:font-size-complex="8.5pt"/>
    </style:style>
    <style:style style:name="T31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77" style:parent-style-name="DefaultParagraphFont" style:family="text">
      <style:text-properties style:font-name-asian="Times New Roman" style:font-name-complex="Times New Roman" fo:color="#000000" fo:font-size="8.5pt" style:font-size-asian="8.5pt" style:font-size-complex="8.5pt"/>
    </style:style>
    <style:style style:name="T317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179" style:parent-style-name="DefaultParagraphFont" style:family="text">
      <style:text-properties style:font-name-asian="Times New Roman" style:font-name-complex="Times New Roman" fo:color="#000000" fo:font-size="8.5pt" style:font-size-asian="8.5pt" style:font-size-complex="8.5pt"/>
    </style:style>
    <style:style style:name="T31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81" style:parent-style-name="DefaultParagraphFont" style:family="text">
      <style:text-properties style:font-name-asian="Times New Roman" style:font-name-complex="Times New Roman" fo:color="#000000" fo:font-size="8.5pt" style:font-size-asian="8.5pt" style:font-size-complex="8.5pt"/>
    </style:style>
    <style:style style:name="T31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83" style:parent-style-name="DefaultParagraphFont" style:family="text">
      <style:text-properties style:font-name-asian="Times New Roman" style:font-name-complex="Times New Roman" fo:color="#000000" fo:font-size="8.5pt" style:font-size-asian="8.5pt" style:font-size-complex="8.5pt"/>
    </style:style>
    <style:style style:name="T318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185" style:parent-style-name="DefaultParagraphFont" style:family="text">
      <style:text-properties style:font-name-asian="Times New Roman" style:font-name-complex="Times New Roman" fo:color="#000000" fo:font-size="8.5pt" style:font-size-asian="8.5pt" style:font-size-complex="8.5pt"/>
    </style:style>
    <style:style style:name="T31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87" style:parent-style-name="DefaultParagraphFont" style:family="text">
      <style:text-properties style:font-name-asian="Times New Roman" style:font-name-complex="Times New Roman" fo:color="#000000" fo:font-size="8.5pt" style:font-size-asian="8.5pt" style:font-size-complex="8.5pt"/>
    </style:style>
    <style:style style:name="T31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89" style:parent-style-name="DefaultParagraphFont" style:family="text">
      <style:text-properties style:font-name-asian="Times New Roman" style:font-name-complex="Times New Roman" fo:color="#000000" fo:font-size="8.5pt" style:font-size-asian="8.5pt" style:font-size-complex="8.5pt"/>
    </style:style>
    <style:style style:name="T31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91" style:parent-style-name="DefaultParagraphFont" style:family="text">
      <style:text-properties style:font-name-asian="Times New Roman" style:font-name-complex="Times New Roman" fo:color="#000000" fo:font-size="8.5pt" style:font-size-asian="8.5pt" style:font-size-complex="8.5pt"/>
    </style:style>
    <style:style style:name="T31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93" style:parent-style-name="DefaultParagraphFont" style:family="text">
      <style:text-properties style:font-name-asian="Times New Roman" style:font-name-complex="Times New Roman" fo:color="#000000" fo:font-size="8.5pt" style:font-size-asian="8.5pt" style:font-size-complex="8.5pt"/>
    </style:style>
    <style:style style:name="T31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95" style:parent-style-name="DefaultParagraphFont" style:family="text">
      <style:text-properties style:font-name-asian="Times New Roman" style:font-name-complex="Times New Roman" fo:color="#000000" fo:font-size="8.5pt" style:font-size-asian="8.5pt" style:font-size-complex="8.5pt"/>
    </style:style>
    <style:style style:name="T319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197" style:parent-style-name="DefaultParagraphFont" style:family="text">
      <style:text-properties style:font-name-asian="Times New Roman" style:font-name-complex="Times New Roman" fo:color="#000000" fo:font-size="8.5pt" style:font-size-asian="8.5pt" style:font-size-complex="8.5pt"/>
    </style:style>
    <style:style style:name="T31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199" style:parent-style-name="DefaultParagraphFont" style:family="text">
      <style:text-properties style:font-name-asian="Times New Roman" style:font-name-complex="Times New Roman" fo:color="#000000" fo:font-size="8.5pt" style:font-size-asian="8.5pt" style:font-size-complex="8.5pt"/>
    </style:style>
    <style:style style:name="T32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01" style:parent-style-name="DefaultParagraphFont" style:family="text">
      <style:text-properties style:font-name-asian="Times New Roman" style:font-name-complex="Times New Roman" fo:color="#000000" fo:font-size="8.5pt" style:font-size-asian="8.5pt" style:font-size-complex="8.5pt"/>
    </style:style>
    <style:style style:name="T32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03" style:parent-style-name="DefaultParagraphFont" style:family="text">
      <style:text-properties style:font-name-asian="Times New Roman" style:font-name-complex="Times New Roman" fo:color="#000000" fo:font-size="8.5pt" style:font-size-asian="8.5pt" style:font-size-complex="8.5pt"/>
    </style:style>
    <style:style style:name="T320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205" style:parent-style-name="DefaultParagraphFont" style:family="text">
      <style:text-properties style:font-name-asian="Times New Roman" style:font-name-complex="Times New Roman" fo:color="#000000" fo:font-size="8.5pt" style:font-size-asian="8.5pt" style:font-size-complex="8.5pt"/>
    </style:style>
    <style:style style:name="T32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07" style:parent-style-name="DefaultParagraphFont" style:family="text">
      <style:text-properties style:font-name-asian="Times New Roman" style:font-name-complex="Times New Roman" fo:color="#000000" fo:font-size="8.5pt" style:font-size-asian="8.5pt" style:font-size-complex="8.5pt"/>
    </style:style>
    <style:style style:name="T320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209" style:parent-style-name="DefaultParagraphFont" style:family="text">
      <style:text-properties style:font-name-asian="Times New Roman" style:font-name-complex="Times New Roman" fo:color="#000000" fo:font-size="8.5pt" style:font-size-asian="8.5pt" style:font-size-complex="8.5pt"/>
    </style:style>
    <style:style style:name="T32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11" style:parent-style-name="DefaultParagraphFont" style:family="text">
      <style:text-properties style:font-name-asian="Times New Roman" style:font-name-complex="Times New Roman" fo:color="#000000" fo:font-size="8.5pt" style:font-size-asian="8.5pt" style:font-size-complex="8.5pt"/>
    </style:style>
    <style:style style:name="T321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213" style:parent-style-name="DefaultParagraphFont" style:family="text">
      <style:text-properties style:font-name-asian="Times New Roman" style:font-name-complex="Times New Roman" fo:color="#000000" fo:font-size="8.5pt" style:font-size-asian="8.5pt" style:font-size-complex="8.5pt"/>
    </style:style>
    <style:style style:name="T32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15" style:parent-style-name="DefaultParagraphFont" style:family="text">
      <style:text-properties style:font-name-asian="Times New Roman" style:font-name-complex="Times New Roman" fo:color="#000000" fo:font-size="8.5pt" style:font-size-asian="8.5pt" style:font-size-complex="8.5pt"/>
    </style:style>
    <style:style style:name="T32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17" style:parent-style-name="DefaultParagraphFont" style:family="text">
      <style:text-properties style:font-name-asian="Times New Roman" style:font-name-complex="Times New Roman" fo:color="#000000" fo:font-size="8.5pt" style:font-size-asian="8.5pt" style:font-size-complex="8.5pt"/>
    </style:style>
    <style:style style:name="P3218"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3219" style:parent-style-name="Standard11" style:family="paragraph">
      <style:paragraph-properties style:text-autospace="none" fo:margin-top="0.0208in" fo:margin-right="0.0312in"/>
    </style:style>
    <style:style style:name="T32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21" style:parent-style-name="DefaultParagraphFont" style:family="text">
      <style:text-properties style:font-name-asian="Times New Roman" style:font-name-complex="Times New Roman" fo:color="#000000" fo:font-size="8.5pt" style:font-size-asian="8.5pt" style:font-size-complex="8.5pt"/>
    </style:style>
    <style:style style:name="T32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23" style:parent-style-name="DefaultParagraphFont" style:family="text">
      <style:text-properties style:font-name-asian="Times New Roman" style:font-name-complex="Times New Roman" fo:color="#000000" fo:font-size="8.5pt" style:font-size-asian="8.5pt" style:font-size-complex="8.5pt"/>
    </style:style>
    <style:style style:name="T32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25" style:parent-style-name="DefaultParagraphFont" style:family="text">
      <style:text-properties style:font-name-asian="Times New Roman" style:font-name-complex="Times New Roman" fo:color="#000000" fo:font-size="8.5pt" style:font-size-asian="8.5pt" style:font-size-complex="8.5pt"/>
    </style:style>
    <style:style style:name="T32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27" style:parent-style-name="DefaultParagraphFont" style:family="text">
      <style:text-properties style:font-name-asian="Times New Roman" style:font-name-complex="Times New Roman" fo:color="#000000" fo:font-size="8.5pt" style:font-size-asian="8.5pt" style:font-size-complex="8.5pt"/>
    </style:style>
    <style:style style:name="T322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29" style:parent-style-name="DefaultParagraphFont" style:family="text">
      <style:text-properties style:font-name-asian="Times New Roman" style:font-name-complex="Times New Roman" fo:color="#000000" fo:font-size="8.5pt" style:font-size-asian="8.5pt" style:font-size-complex="8.5pt"/>
    </style:style>
    <style:style style:name="T32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31" style:parent-style-name="DefaultParagraphFont" style:family="text">
      <style:text-properties style:font-name-asian="Times New Roman" style:font-name-complex="Times New Roman" fo:color="#000000" fo:font-size="8.5pt" style:font-size-asian="8.5pt" style:font-size-complex="8.5pt"/>
    </style:style>
    <style:style style:name="T32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33" style:parent-style-name="DefaultParagraphFont" style:family="text">
      <style:text-properties style:font-name-asian="Times New Roman" style:font-name-complex="Times New Roman" fo:color="#000000" fo:font-size="8.5pt" style:font-size-asian="8.5pt" style:font-size-complex="8.5pt"/>
    </style:style>
    <style:style style:name="T32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35" style:parent-style-name="DefaultParagraphFont" style:family="text">
      <style:text-properties style:font-name-asian="Times New Roman" style:font-name-complex="Times New Roman" fo:color="#000000" fo:font-size="8.5pt" style:font-size-asian="8.5pt" style:font-size-complex="8.5pt"/>
    </style:style>
    <style:style style:name="T32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37" style:parent-style-name="DefaultParagraphFont" style:family="text">
      <style:text-properties style:font-name-asian="Times New Roman" style:font-name-complex="Times New Roman" fo:color="#000000" fo:font-size="8.5pt" style:font-size-asian="8.5pt" style:font-size-complex="8.5pt"/>
    </style:style>
    <style:style style:name="T32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39" style:parent-style-name="DefaultParagraphFont" style:family="text">
      <style:text-properties style:font-name-asian="Times New Roman" style:font-name-complex="Times New Roman" fo:color="#000000" fo:font-size="8.5pt" style:font-size-asian="8.5pt" style:font-size-complex="8.5pt"/>
    </style:style>
    <style:style style:name="T32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41" style:parent-style-name="DefaultParagraphFont" style:family="text">
      <style:text-properties style:font-name-asian="Times New Roman" style:font-name-complex="Times New Roman" fo:color="#000000" fo:font-size="8.5pt" style:font-size-asian="8.5pt" style:font-size-complex="8.5pt"/>
    </style:style>
    <style:style style:name="T32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43" style:parent-style-name="DefaultParagraphFont" style:family="text">
      <style:text-properties style:font-name-asian="Times New Roman" style:font-name-complex="Times New Roman" fo:color="#000000" fo:font-size="8.5pt" style:font-size-asian="8.5pt" style:font-size-complex="8.5pt"/>
    </style:style>
    <style:style style:name="T32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45" style:parent-style-name="DefaultParagraphFont" style:family="text">
      <style:text-properties style:font-name-asian="Times New Roman" style:font-name-complex="Times New Roman" fo:color="#000000" fo:font-size="8.5pt" style:font-size-asian="8.5pt" style:font-size-complex="8.5pt"/>
    </style:style>
    <style:style style:name="T32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47" style:parent-style-name="DefaultParagraphFont" style:family="text">
      <style:text-properties style:font-name-asian="Times New Roman" style:font-name-complex="Times New Roman" fo:color="#000000" fo:font-size="8.5pt" style:font-size-asian="8.5pt" style:font-size-complex="8.5pt"/>
    </style:style>
    <style:style style:name="T32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49" style:parent-style-name="DefaultParagraphFont" style:family="text">
      <style:text-properties style:font-name-asian="Times New Roman" style:font-name-complex="Times New Roman" fo:color="#000000" fo:font-size="8.5pt" style:font-size-asian="8.5pt" style:font-size-complex="8.5pt"/>
    </style:style>
    <style:style style:name="T32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51" style:parent-style-name="DefaultParagraphFont" style:family="text">
      <style:text-properties style:font-name-asian="Times New Roman" style:font-name-complex="Times New Roman" fo:color="#000000" fo:font-size="8.5pt" style:font-size-asian="8.5pt" style:font-size-complex="8.5pt"/>
    </style:style>
    <style:style style:name="T32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53" style:parent-style-name="DefaultParagraphFont" style:family="text">
      <style:text-properties style:font-name-asian="Times New Roman" style:font-name-complex="Times New Roman" fo:color="#000000" fo:font-size="8.5pt" style:font-size-asian="8.5pt" style:font-size-complex="8.5pt"/>
    </style:style>
    <style:style style:name="T32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55" style:parent-style-name="DefaultParagraphFont" style:family="text">
      <style:text-properties style:font-name-asian="Times New Roman" style:font-name-complex="Times New Roman" fo:color="#000000" fo:font-size="8.5pt" style:font-size-asian="8.5pt" style:font-size-complex="8.5pt"/>
    </style:style>
    <style:style style:name="T32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57" style:parent-style-name="DefaultParagraphFont" style:family="text">
      <style:text-properties style:font-name-asian="Times New Roman" style:font-name-complex="Times New Roman" fo:color="#000000" fo:font-size="8.5pt" style:font-size-asian="8.5pt" style:font-size-complex="8.5pt"/>
    </style:style>
    <style:style style:name="T32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59" style:parent-style-name="DefaultParagraphFont" style:family="text">
      <style:text-properties style:font-name-asian="Times New Roman" style:font-name-complex="Times New Roman" fo:color="#000000" fo:font-size="8.5pt" style:font-size-asian="8.5pt" style:font-size-complex="8.5pt"/>
    </style:style>
    <style:style style:name="T32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61" style:parent-style-name="DefaultParagraphFont" style:family="text">
      <style:text-properties style:font-name-asian="Times New Roman" style:font-name-complex="Times New Roman" fo:color="#000000" fo:font-size="8.5pt" style:font-size-asian="8.5pt" style:font-size-complex="8.5pt"/>
    </style:style>
    <style:style style:name="T32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63" style:parent-style-name="DefaultParagraphFont" style:family="text">
      <style:text-properties style:font-name-asian="Times New Roman" style:font-name-complex="Times New Roman" fo:color="#000000" fo:font-size="8.5pt" style:font-size-asian="8.5pt" style:font-size-complex="8.5pt"/>
    </style:style>
    <style:style style:name="T32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65" style:parent-style-name="DefaultParagraphFont" style:family="text">
      <style:text-properties style:font-name-asian="Times New Roman" style:font-name-complex="Times New Roman" fo:color="#000000" fo:font-size="8.5pt" style:font-size-asian="8.5pt" style:font-size-complex="8.5pt"/>
    </style:style>
    <style:style style:name="T326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267" style:parent-style-name="DefaultParagraphFont" style:family="text">
      <style:text-properties style:font-name-asian="Times New Roman" style:font-name-complex="Times New Roman" fo:color="#000000" fo:font-size="8.5pt" style:font-size-asian="8.5pt" style:font-size-complex="8.5pt"/>
    </style:style>
    <style:style style:name="T32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69" style:parent-style-name="DefaultParagraphFont" style:family="text">
      <style:text-properties style:font-name-asian="Times New Roman" style:font-name-complex="Times New Roman" fo:color="#000000" fo:font-size="8.5pt" style:font-size-asian="8.5pt" style:font-size-complex="8.5pt"/>
    </style:style>
    <style:style style:name="T32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71" style:parent-style-name="DefaultParagraphFont" style:family="text">
      <style:text-properties style:font-name-asian="Times New Roman" style:font-name-complex="Times New Roman" fo:color="#000000" fo:font-size="8.5pt" style:font-size-asian="8.5pt" style:font-size-complex="8.5pt"/>
    </style:style>
    <style:style style:name="T32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73" style:parent-style-name="DefaultParagraphFont" style:family="text">
      <style:text-properties style:font-name-asian="Times New Roman" style:font-name-complex="Times New Roman" fo:color="#000000" fo:font-size="8.5pt" style:font-size-asian="8.5pt" style:font-size-complex="8.5pt"/>
    </style:style>
    <style:style style:name="T32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75" style:parent-style-name="DefaultParagraphFont" style:family="text">
      <style:text-properties style:font-name-asian="Times New Roman" style:font-name-complex="Times New Roman" fo:color="#000000" fo:font-size="8.5pt" style:font-size-asian="8.5pt" style:font-size-complex="8.5pt"/>
    </style:style>
    <style:style style:name="T32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77" style:parent-style-name="DefaultParagraphFont" style:family="text">
      <style:text-properties style:font-name-asian="Times New Roman" style:font-name-complex="Times New Roman" fo:color="#000000" fo:font-size="8.5pt" style:font-size-asian="8.5pt" style:font-size-complex="8.5pt"/>
    </style:style>
    <style:style style:name="P3278"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3279" style:parent-style-name="Standard11" style:family="paragraph">
      <style:paragraph-properties style:text-autospace="none" fo:margin-top="0.0208in" fo:margin-right="0.0312in"/>
    </style:style>
    <style:style style:name="T32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81" style:parent-style-name="DefaultParagraphFont" style:family="text">
      <style:text-properties style:font-name-asian="Times New Roman" style:font-name-complex="Times New Roman" fo:color="#000000" fo:font-size="8.5pt" style:font-size-asian="8.5pt" style:font-size-complex="8.5pt"/>
    </style:style>
    <style:style style:name="T32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83" style:parent-style-name="DefaultParagraphFont" style:family="text">
      <style:text-properties style:font-name-asian="Times New Roman" style:font-name-complex="Times New Roman" fo:color="#000000" fo:font-size="8.5pt" style:font-size-asian="8.5pt" style:font-size-complex="8.5pt"/>
    </style:style>
    <style:style style:name="T32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85" style:parent-style-name="DefaultParagraphFont" style:family="text">
      <style:text-properties style:font-name-asian="Times New Roman" style:font-name-complex="Times New Roman" fo:color="#000000" fo:font-size="8.5pt" style:font-size-asian="8.5pt" style:font-size-complex="8.5pt"/>
    </style:style>
    <style:style style:name="T32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87" style:parent-style-name="DefaultParagraphFont" style:family="text">
      <style:text-properties style:font-name-asian="Times New Roman" style:font-name-complex="Times New Roman" fo:color="#000000" fo:font-size="8.5pt" style:font-size-asian="8.5pt" style:font-size-complex="8.5pt"/>
    </style:style>
    <style:style style:name="T32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89" style:parent-style-name="DefaultParagraphFont" style:family="text">
      <style:text-properties style:font-name-asian="Times New Roman" style:font-name-complex="Times New Roman" fo:color="#000000" fo:font-size="8.5pt" style:font-size-asian="8.5pt" style:font-size-complex="8.5pt"/>
    </style:style>
    <style:style style:name="T32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91" style:parent-style-name="DefaultParagraphFont" style:family="text">
      <style:text-properties style:font-name-asian="Times New Roman" style:font-name-complex="Times New Roman" fo:color="#000000" fo:font-size="8.5pt" style:font-size-asian="8.5pt" style:font-size-complex="8.5pt"/>
    </style:style>
    <style:style style:name="T32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93" style:parent-style-name="DefaultParagraphFont" style:family="text">
      <style:text-properties style:font-name-asian="Times New Roman" style:font-name-complex="Times New Roman" fo:color="#000000" fo:font-size="8.5pt" style:font-size-asian="8.5pt" style:font-size-complex="8.5pt"/>
    </style:style>
    <style:style style:name="T329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295" style:parent-style-name="DefaultParagraphFont" style:family="text">
      <style:text-properties style:font-name-asian="Times New Roman" style:font-name-complex="Times New Roman" fo:color="#000000" fo:font-size="8.5pt" style:font-size-asian="8.5pt" style:font-size-complex="8.5pt"/>
    </style:style>
    <style:style style:name="T32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97" style:parent-style-name="DefaultParagraphFont" style:family="text">
      <style:text-properties style:font-name-asian="Times New Roman" style:font-name-complex="Times New Roman" fo:color="#000000" fo:font-size="8.5pt" style:font-size-asian="8.5pt" style:font-size-complex="8.5pt"/>
    </style:style>
    <style:style style:name="T32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299" style:parent-style-name="DefaultParagraphFont" style:family="text">
      <style:text-properties style:font-name-asian="Times New Roman" style:font-name-complex="Times New Roman" fo:color="#000000" fo:font-size="8.5pt" style:font-size-asian="8.5pt" style:font-size-complex="8.5pt"/>
    </style:style>
    <style:style style:name="T33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01" style:parent-style-name="DefaultParagraphFont" style:family="text">
      <style:text-properties style:font-name-asian="Times New Roman" style:font-name-complex="Times New Roman" fo:color="#000000" fo:font-size="8.5pt" style:font-size-asian="8.5pt" style:font-size-complex="8.5pt"/>
    </style:style>
    <style:style style:name="T33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03" style:parent-style-name="DefaultParagraphFont" style:family="text">
      <style:text-properties style:font-name-asian="Times New Roman" style:font-name-complex="Times New Roman" fo:color="#000000" fo:font-size="8.5pt" style:font-size-asian="8.5pt" style:font-size-complex="8.5pt"/>
    </style:style>
    <style:style style:name="T33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05" style:parent-style-name="DefaultParagraphFont" style:family="text">
      <style:text-properties style:font-name-asian="Times New Roman" style:font-name-complex="Times New Roman" fo:color="#000000" fo:font-size="8.5pt" style:font-size-asian="8.5pt" style:font-size-complex="8.5pt"/>
    </style:style>
    <style:style style:name="T33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07" style:parent-style-name="DefaultParagraphFont" style:family="text">
      <style:text-properties style:font-name-asian="Times New Roman" style:font-name-complex="Times New Roman" fo:color="#000000" fo:font-size="8.5pt" style:font-size-asian="8.5pt" style:font-size-complex="8.5pt"/>
    </style:style>
    <style:style style:name="T330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309" style:parent-style-name="DefaultParagraphFont" style:family="text">
      <style:text-properties style:font-name-asian="Times New Roman" style:font-name-complex="Times New Roman" fo:color="#000000" fo:font-size="8.5pt" style:font-size-asian="8.5pt" style:font-size-complex="8.5pt"/>
    </style:style>
    <style:style style:name="T33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11" style:parent-style-name="DefaultParagraphFont" style:family="text">
      <style:text-properties style:font-name-asian="Times New Roman" style:font-name-complex="Times New Roman" fo:color="#000000" fo:font-size="8.5pt" style:font-size-asian="8.5pt" style:font-size-complex="8.5pt"/>
    </style:style>
    <style:style style:name="T33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13" style:parent-style-name="DefaultParagraphFont" style:family="text">
      <style:text-properties style:font-name-asian="Times New Roman" style:font-name-complex="Times New Roman" fo:color="#000000" fo:font-size="8.5pt" style:font-size-asian="8.5pt" style:font-size-complex="8.5pt"/>
    </style:style>
    <style:style style:name="T331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315" style:parent-style-name="DefaultParagraphFont" style:family="text">
      <style:text-properties style:font-name-asian="Times New Roman" style:font-name-complex="Times New Roman" fo:color="#000000" fo:font-size="8.5pt" style:font-size-asian="8.5pt" style:font-size-complex="8.5pt"/>
    </style:style>
    <style:style style:name="T33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17" style:parent-style-name="DefaultParagraphFont" style:family="text">
      <style:text-properties style:font-name-asian="Times New Roman" style:font-name-complex="Times New Roman" fo:color="#000000" fo:font-size="8.5pt" style:font-size-asian="8.5pt" style:font-size-complex="8.5pt"/>
    </style:style>
    <style:style style:name="T33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19" style:parent-style-name="DefaultParagraphFont" style:family="text">
      <style:text-properties style:font-name-asian="Times New Roman" style:font-name-complex="Times New Roman" fo:color="#000000" fo:font-size="8.5pt" style:font-size-asian="8.5pt" style:font-size-complex="8.5pt"/>
    </style:style>
    <style:style style:name="T33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21" style:parent-style-name="DefaultParagraphFont" style:family="text">
      <style:text-properties style:font-name-asian="Times New Roman" style:font-name-complex="Times New Roman" fo:color="#000000" fo:font-size="8.5pt" style:font-size-asian="8.5pt" style:font-size-complex="8.5pt"/>
    </style:style>
    <style:style style:name="T332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323" style:parent-style-name="DefaultParagraphFont" style:family="text">
      <style:text-properties style:font-name-asian="Times New Roman" style:font-name-complex="Times New Roman" fo:color="#000000" fo:font-size="8.5pt" style:font-size-asian="8.5pt" style:font-size-complex="8.5pt"/>
    </style:style>
    <style:style style:name="T33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25" style:parent-style-name="DefaultParagraphFont" style:family="text">
      <style:text-properties style:font-name-asian="Times New Roman" style:font-name-complex="Times New Roman" fo:color="#000000" fo:font-size="8.5pt" style:font-size-asian="8.5pt" style:font-size-complex="8.5pt"/>
    </style:style>
    <style:style style:name="T33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27" style:parent-style-name="DefaultParagraphFont" style:family="text">
      <style:text-properties style:font-name-asian="Times New Roman" style:font-name-complex="Times New Roman" fo:color="#000000" fo:font-size="8.5pt" style:font-size-asian="8.5pt" style:font-size-complex="8.5pt"/>
    </style:style>
    <style:style style:name="T332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329" style:parent-style-name="DefaultParagraphFont" style:family="text">
      <style:text-properties style:font-name-asian="Times New Roman" style:font-name-complex="Times New Roman" fo:color="#000000" fo:font-size="8.5pt" style:font-size-asian="8.5pt" style:font-size-complex="8.5pt"/>
    </style:style>
    <style:style style:name="T333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331" style:parent-style-name="DefaultParagraphFont" style:family="text">
      <style:text-properties style:font-name-asian="Times New Roman" style:font-name-complex="Times New Roman" fo:color="#000000" fo:font-size="8.5pt" style:font-size-asian="8.5pt" style:font-size-complex="8.5pt"/>
    </style:style>
    <style:style style:name="T33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33" style:parent-style-name="DefaultParagraphFont" style:family="text">
      <style:text-properties style:font-name-asian="Times New Roman" style:font-name-complex="Times New Roman" fo:color="#000000" fo:font-size="8.5pt" style:font-size-asian="8.5pt" style:font-size-complex="8.5pt"/>
    </style:style>
    <style:style style:name="T33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35" style:parent-style-name="DefaultParagraphFont" style:family="text">
      <style:text-properties style:font-name-asian="Times New Roman" style:font-name-complex="Times New Roman" fo:color="#000000" fo:font-size="8.5pt" style:font-size-asian="8.5pt" style:font-size-complex="8.5pt"/>
    </style:style>
    <style:style style:name="T333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337" style:parent-style-name="DefaultParagraphFont" style:family="text">
      <style:text-properties style:font-name-asian="Times New Roman" style:font-name-complex="Times New Roman" fo:color="#000000" fo:font-size="8.5pt" style:font-size-asian="8.5pt" style:font-size-complex="8.5pt"/>
    </style:style>
    <style:style style:name="T33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39" style:parent-style-name="DefaultParagraphFont" style:family="text">
      <style:text-properties style:font-name-asian="Times New Roman" style:font-name-complex="Times New Roman" fo:color="#000000" fo:font-size="8.5pt" style:font-size-asian="8.5pt" style:font-size-complex="8.5pt"/>
    </style:style>
    <style:style style:name="T33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41" style:parent-style-name="DefaultParagraphFont" style:family="text">
      <style:text-properties style:font-name-asian="Times New Roman" style:font-name-complex="Times New Roman" fo:color="#000000" fo:font-size="8.5pt" style:font-size-asian="8.5pt" style:font-size-complex="8.5pt"/>
    </style:style>
    <style:style style:name="T33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43" style:parent-style-name="DefaultParagraphFont" style:family="text">
      <style:text-properties style:font-name-asian="Times New Roman" style:font-name-complex="Times New Roman" fo:color="#000000" fo:font-size="8.5pt" style:font-size-asian="8.5pt" style:font-size-complex="8.5pt"/>
    </style:style>
    <style:style style:name="T334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345" style:parent-style-name="DefaultParagraphFont" style:family="text">
      <style:text-properties style:font-name-asian="Times New Roman" style:font-name-complex="Times New Roman" fo:color="#000000" fo:font-size="8.5pt" style:font-size-asian="8.5pt" style:font-size-complex="8.5pt"/>
    </style:style>
    <style:style style:name="T33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47" style:parent-style-name="DefaultParagraphFont" style:family="text">
      <style:text-properties style:font-name-asian="Times New Roman" style:font-name-complex="Times New Roman" fo:color="#000000" fo:font-size="8.5pt" style:font-size-asian="8.5pt" style:font-size-complex="8.5pt"/>
    </style:style>
    <style:style style:name="T334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349" style:parent-style-name="DefaultParagraphFont" style:family="text">
      <style:text-properties style:font-name-asian="Times New Roman" style:font-name-complex="Times New Roman" fo:color="#000000" fo:font-size="8.5pt" style:font-size-asian="8.5pt" style:font-size-complex="8.5pt"/>
    </style:style>
    <style:style style:name="T33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51" style:parent-style-name="DefaultParagraphFont" style:family="text">
      <style:text-properties style:font-name-asian="Times New Roman" style:font-name-complex="Times New Roman" fo:color="#000000" fo:font-size="8.5pt" style:font-size-asian="8.5pt" style:font-size-complex="8.5pt"/>
    </style:style>
    <style:style style:name="T33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53" style:parent-style-name="DefaultParagraphFont" style:family="text">
      <style:text-properties style:font-name-asian="Times New Roman" style:font-name-complex="Times New Roman" fo:color="#000000" fo:font-size="8.5pt" style:font-size-asian="8.5pt" style:font-size-complex="8.5pt"/>
    </style:style>
    <style:style style:name="T33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55" style:parent-style-name="DefaultParagraphFont" style:family="text">
      <style:text-properties style:font-name-asian="Times New Roman" style:font-name-complex="Times New Roman" fo:color="#000000" fo:font-size="8.5pt" style:font-size-asian="8.5pt" style:font-size-complex="8.5pt"/>
    </style:style>
    <style:style style:name="T33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57" style:parent-style-name="DefaultParagraphFont" style:family="text">
      <style:text-properties style:font-name-asian="Times New Roman" style:font-name-complex="Times New Roman" fo:color="#000000" fo:font-size="8.5pt" style:font-size-asian="8.5pt" style:font-size-complex="8.5pt"/>
    </style:style>
    <style:style style:name="T335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359" style:parent-style-name="DefaultParagraphFont" style:family="text">
      <style:text-properties style:font-name-asian="Times New Roman" style:font-name-complex="Times New Roman" fo:color="#000000" fo:font-size="8.5pt" style:font-size-asian="8.5pt" style:font-size-complex="8.5pt"/>
    </style:style>
    <style:style style:name="T336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61" style:parent-style-name="DefaultParagraphFont" style:family="text">
      <style:text-properties style:font-name-asian="Times New Roman" style:font-name-complex="Times New Roman" fo:color="#000000" fo:font-size="8.5pt" style:font-size-asian="8.5pt" style:font-size-complex="8.5pt"/>
    </style:style>
    <style:style style:name="T33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63" style:parent-style-name="DefaultParagraphFont" style:family="text">
      <style:text-properties style:font-name-asian="Times New Roman" style:font-name-complex="Times New Roman" fo:color="#000000" fo:font-size="8.5pt" style:font-size-asian="8.5pt" style:font-size-complex="8.5pt"/>
    </style:style>
    <style:style style:name="T33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65" style:parent-style-name="DefaultParagraphFont" style:family="text">
      <style:text-properties style:font-name-asian="Times New Roman" style:font-name-complex="Times New Roman" fo:color="#000000" fo:font-size="8.5pt" style:font-size-asian="8.5pt" style:font-size-complex="8.5pt"/>
    </style:style>
    <style:style style:name="T33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67" style:parent-style-name="DefaultParagraphFont" style:family="text">
      <style:text-properties style:font-name-asian="Times New Roman" style:font-name-complex="Times New Roman" fo:color="#000000" fo:font-size="8.5pt" style:font-size-asian="8.5pt" style:font-size-complex="8.5pt"/>
    </style:style>
    <style:style style:name="P3368"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3369" style:parent-style-name="Standard11" style:family="paragraph">
      <style:paragraph-properties style:text-autospace="none" fo:margin-top="0.0208in" fo:margin-right="0.0312in"/>
    </style:style>
    <style:style style:name="T33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71" style:parent-style-name="DefaultParagraphFont" style:family="text">
      <style:text-properties style:font-name-asian="Times New Roman" style:font-name-complex="Times New Roman" fo:color="#000000" fo:font-size="8.5pt" style:font-size-asian="8.5pt" style:font-size-complex="8.5pt"/>
    </style:style>
    <style:style style:name="T337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373" style:parent-style-name="DefaultParagraphFont" style:family="text">
      <style:text-properties style:font-name-asian="Times New Roman" style:font-name-complex="Times New Roman" fo:color="#000000" fo:font-size="8.5pt" style:font-size-asian="8.5pt" style:font-size-complex="8.5pt"/>
    </style:style>
    <style:style style:name="T33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75" style:parent-style-name="DefaultParagraphFont" style:family="text">
      <style:text-properties style:font-name-asian="Times New Roman" style:font-name-complex="Times New Roman" fo:color="#000000" fo:font-size="8.5pt" style:font-size-asian="8.5pt" style:font-size-complex="8.5pt"/>
    </style:style>
    <style:style style:name="T33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77" style:parent-style-name="DefaultParagraphFont" style:family="text">
      <style:text-properties style:font-name-asian="Times New Roman" style:font-name-complex="Times New Roman" fo:color="#000000" fo:font-size="8.5pt" style:font-size-asian="8.5pt" style:font-size-complex="8.5pt"/>
    </style:style>
    <style:style style:name="T33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79" style:parent-style-name="DefaultParagraphFont" style:family="text">
      <style:text-properties style:font-name-asian="Times New Roman" style:font-name-complex="Times New Roman" fo:color="#000000" fo:font-size="8.5pt" style:font-size-asian="8.5pt" style:font-size-complex="8.5pt"/>
    </style:style>
    <style:style style:name="T338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381" style:parent-style-name="DefaultParagraphFont" style:family="text">
      <style:text-properties style:font-name-asian="Times New Roman" style:font-name-complex="Times New Roman" fo:color="#000000" fo:font-size="8.5pt" style:font-size-asian="8.5pt" style:font-size-complex="8.5pt"/>
    </style:style>
    <style:style style:name="T33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83" style:parent-style-name="DefaultParagraphFont" style:family="text">
      <style:text-properties style:font-name-asian="Times New Roman" style:font-name-complex="Times New Roman" fo:color="#000000" fo:font-size="8.5pt" style:font-size-asian="8.5pt" style:font-size-complex="8.5pt"/>
    </style:style>
    <style:style style:name="T33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85" style:parent-style-name="DefaultParagraphFont" style:family="text">
      <style:text-properties style:font-name-asian="Times New Roman" style:font-name-complex="Times New Roman" fo:color="#000000" fo:font-size="8.5pt" style:font-size-asian="8.5pt" style:font-size-complex="8.5pt"/>
    </style:style>
    <style:style style:name="T33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87" style:parent-style-name="DefaultParagraphFont" style:family="text">
      <style:text-properties style:font-name-asian="Times New Roman" style:font-name-complex="Times New Roman" fo:color="#000000" fo:font-size="8.5pt" style:font-size-asian="8.5pt" style:font-size-complex="8.5pt"/>
    </style:style>
    <style:style style:name="T33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89" style:parent-style-name="DefaultParagraphFont" style:family="text">
      <style:text-properties style:font-name-asian="Times New Roman" style:font-name-complex="Times New Roman" fo:color="#000000" fo:font-size="8.5pt" style:font-size-asian="8.5pt" style:font-size-complex="8.5pt"/>
    </style:style>
    <style:style style:name="T33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91" style:parent-style-name="DefaultParagraphFont" style:family="text">
      <style:text-properties style:font-name-asian="Times New Roman" style:font-name-complex="Times New Roman" fo:color="#000000" fo:font-size="8.5pt" style:font-size-asian="8.5pt" style:font-size-complex="8.5pt"/>
    </style:style>
    <style:style style:name="T33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93" style:parent-style-name="DefaultParagraphFont" style:family="text">
      <style:text-properties style:font-name-asian="Times New Roman" style:font-name-complex="Times New Roman" fo:color="#000000" fo:font-size="8.5pt" style:font-size-asian="8.5pt" style:font-size-complex="8.5pt"/>
    </style:style>
    <style:style style:name="T33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95" style:parent-style-name="DefaultParagraphFont" style:family="text">
      <style:text-properties style:font-name-asian="Times New Roman" style:font-name-complex="Times New Roman" fo:color="#000000" fo:font-size="8.5pt" style:font-size-asian="8.5pt" style:font-size-complex="8.5pt"/>
    </style:style>
    <style:style style:name="T33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97" style:parent-style-name="DefaultParagraphFont" style:family="text">
      <style:text-properties style:font-name-asian="Times New Roman" style:font-name-complex="Times New Roman" fo:color="#000000" fo:font-size="8.5pt" style:font-size-asian="8.5pt" style:font-size-complex="8.5pt"/>
    </style:style>
    <style:style style:name="T33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399" style:parent-style-name="DefaultParagraphFont" style:family="text">
      <style:text-properties style:font-name-asian="Times New Roman" style:font-name-complex="Times New Roman" fo:color="#000000" fo:font-size="8.5pt" style:font-size-asian="8.5pt" style:font-size-complex="8.5pt"/>
    </style:style>
    <style:style style:name="T34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01" style:parent-style-name="DefaultParagraphFont" style:family="text">
      <style:text-properties style:font-name-asian="Times New Roman" style:font-name-complex="Times New Roman" fo:color="#000000" fo:font-size="8.5pt" style:font-size-asian="8.5pt" style:font-size-complex="8.5pt"/>
    </style:style>
    <style:style style:name="T340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403" style:parent-style-name="DefaultParagraphFont" style:family="text">
      <style:text-properties style:font-name-asian="Times New Roman" style:font-name-complex="Times New Roman" fo:color="#000000" fo:font-size="8.5pt" style:font-size-asian="8.5pt" style:font-size-complex="8.5pt"/>
    </style:style>
    <style:style style:name="T34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05" style:parent-style-name="DefaultParagraphFont" style:family="text">
      <style:text-properties style:font-name-asian="Times New Roman" style:font-name-complex="Times New Roman" fo:color="#000000" fo:font-size="8.5pt" style:font-size-asian="8.5pt" style:font-size-complex="8.5pt"/>
    </style:style>
    <style:style style:name="T34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07" style:parent-style-name="DefaultParagraphFont" style:family="text">
      <style:text-properties style:font-name-asian="Times New Roman" style:font-name-complex="Times New Roman" fo:color="#000000" fo:font-size="8.5pt" style:font-size-asian="8.5pt" style:font-size-complex="8.5pt"/>
    </style:style>
    <style:style style:name="T34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09" style:parent-style-name="DefaultParagraphFont" style:family="text">
      <style:text-properties style:font-name-asian="Times New Roman" style:font-name-complex="Times New Roman" fo:color="#000000" fo:font-size="8.5pt" style:font-size-asian="8.5pt" style:font-size-complex="8.5pt"/>
    </style:style>
    <style:style style:name="T34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11" style:parent-style-name="DefaultParagraphFont" style:family="text">
      <style:text-properties style:font-name-asian="Times New Roman" style:font-name-complex="Times New Roman" fo:color="#000000" fo:font-size="8.5pt" style:font-size-asian="8.5pt" style:font-size-complex="8.5pt"/>
    </style:style>
    <style:style style:name="T341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413" style:parent-style-name="DefaultParagraphFont" style:family="text">
      <style:text-properties style:font-name-asian="Times New Roman" style:font-name-complex="Times New Roman" fo:color="#000000" fo:font-size="8.5pt" style:font-size-asian="8.5pt" style:font-size-complex="8.5pt"/>
    </style:style>
    <style:style style:name="T341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415" style:parent-style-name="DefaultParagraphFont" style:family="text">
      <style:text-properties style:font-name-asian="Times New Roman" style:font-name-complex="Times New Roman" fo:color="#000000" fo:font-size="8.5pt" style:font-size-asian="8.5pt" style:font-size-complex="8.5pt"/>
    </style:style>
    <style:style style:name="T34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17" style:parent-style-name="DefaultParagraphFont" style:family="text">
      <style:text-properties style:font-name-asian="Times New Roman" style:font-name-complex="Times New Roman" fo:color="#000000" fo:font-size="8.5pt" style:font-size-asian="8.5pt" style:font-size-complex="8.5pt"/>
    </style:style>
    <style:style style:name="T34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19" style:parent-style-name="DefaultParagraphFont" style:family="text">
      <style:text-properties style:font-name-asian="Times New Roman" style:font-name-complex="Times New Roman" fo:color="#000000" fo:font-size="8.5pt" style:font-size-asian="8.5pt" style:font-size-complex="8.5pt"/>
    </style:style>
    <style:style style:name="T34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21" style:parent-style-name="DefaultParagraphFont" style:family="text">
      <style:text-properties style:font-name-asian="Times New Roman" style:font-name-complex="Times New Roman" fo:color="#000000" fo:font-size="8.5pt" style:font-size-asian="8.5pt" style:font-size-complex="8.5pt"/>
    </style:style>
    <style:style style:name="T34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23" style:parent-style-name="DefaultParagraphFont" style:family="text">
      <style:text-properties style:font-name-asian="Times New Roman" style:font-name-complex="Times New Roman" fo:color="#000000" fo:font-size="8.5pt" style:font-size-asian="8.5pt" style:font-size-complex="8.5pt"/>
    </style:style>
    <style:style style:name="T34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25" style:parent-style-name="DefaultParagraphFont" style:family="text">
      <style:text-properties style:font-name-asian="Times New Roman" style:font-name-complex="Times New Roman" fo:color="#000000" fo:font-size="8.5pt" style:font-size-asian="8.5pt" style:font-size-complex="8.5pt"/>
    </style:style>
    <style:style style:name="T34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27" style:parent-style-name="DefaultParagraphFont" style:family="text">
      <style:text-properties style:font-name-asian="Times New Roman" style:font-name-complex="Times New Roman" fo:color="#000000" fo:font-size="8.5pt" style:font-size-asian="8.5pt" style:font-size-complex="8.5pt"/>
    </style:style>
    <style:style style:name="T342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429" style:parent-style-name="DefaultParagraphFont" style:family="text">
      <style:text-properties style:font-name-asian="Times New Roman" style:font-name-complex="Times New Roman" fo:color="#000000" fo:font-size="8.5pt" style:font-size-asian="8.5pt" style:font-size-complex="8.5pt"/>
    </style:style>
    <style:style style:name="T34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31" style:parent-style-name="DefaultParagraphFont" style:family="text">
      <style:text-properties style:font-name-asian="Times New Roman" style:font-name-complex="Times New Roman" fo:color="#000000" fo:font-size="8.5pt" style:font-size-asian="8.5pt" style:font-size-complex="8.5pt"/>
    </style:style>
    <style:style style:name="T34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33" style:parent-style-name="DefaultParagraphFont" style:family="text">
      <style:text-properties style:font-name-asian="Times New Roman" style:font-name-complex="Times New Roman" fo:color="#000000" fo:font-size="8.5pt" style:font-size-asian="8.5pt" style:font-size-complex="8.5pt"/>
    </style:style>
    <style:style style:name="T343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35" style:parent-style-name="DefaultParagraphFont" style:family="text">
      <style:text-properties style:font-name-asian="Times New Roman" style:font-name-complex="Times New Roman" fo:color="#000000" fo:font-size="8.5pt" style:font-size-asian="8.5pt" style:font-size-complex="8.5pt"/>
    </style:style>
    <style:style style:name="T34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37" style:parent-style-name="DefaultParagraphFont" style:family="text">
      <style:text-properties style:font-name-asian="Times New Roman" style:font-name-complex="Times New Roman" fo:color="#000000" fo:font-size="8.5pt" style:font-size-asian="8.5pt" style:font-size-complex="8.5pt"/>
    </style:style>
    <style:style style:name="T34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39" style:parent-style-name="DefaultParagraphFont" style:family="text">
      <style:text-properties style:font-name-asian="Times New Roman" style:font-name-complex="Times New Roman" fo:color="#000000" fo:font-size="8.5pt" style:font-size-asian="8.5pt" style:font-size-complex="8.5pt"/>
    </style:style>
    <style:style style:name="T34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41" style:parent-style-name="DefaultParagraphFont" style:family="text">
      <style:text-properties style:font-name-asian="Times New Roman" style:font-name-complex="Times New Roman" fo:color="#000000" fo:font-size="8.5pt" style:font-size-asian="8.5pt" style:font-size-complex="8.5pt"/>
    </style:style>
    <style:style style:name="T34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43" style:parent-style-name="DefaultParagraphFont" style:family="text">
      <style:text-properties style:font-name-asian="Times New Roman" style:font-name-complex="Times New Roman" fo:color="#000000" fo:font-size="8.5pt" style:font-size-asian="8.5pt" style:font-size-complex="8.5pt"/>
    </style:style>
    <style:style style:name="P3444"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3445" style:parent-style-name="Standard11" style:family="paragraph">
      <style:paragraph-properties style:text-autospace="none" fo:margin-top="0.0208in" fo:margin-right="0.0312in"/>
    </style:style>
    <style:style style:name="T34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47" style:parent-style-name="DefaultParagraphFont" style:family="text">
      <style:text-properties style:font-name-asian="Times New Roman" style:font-name-complex="Times New Roman" fo:color="#000000" fo:font-size="8.5pt" style:font-size-asian="8.5pt" style:font-size-complex="8.5pt"/>
    </style:style>
    <style:style style:name="T34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49" style:parent-style-name="DefaultParagraphFont" style:family="text">
      <style:text-properties style:font-name-asian="Times New Roman" style:font-name-complex="Times New Roman" fo:color="#000000" fo:font-size="8.5pt" style:font-size-asian="8.5pt" style:font-size-complex="8.5pt"/>
    </style:style>
    <style:style style:name="T34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51" style:parent-style-name="DefaultParagraphFont" style:family="text">
      <style:text-properties style:font-name-asian="Times New Roman" style:font-name-complex="Times New Roman" fo:color="#000000" fo:font-size="8.5pt" style:font-size-asian="8.5pt" style:font-size-complex="8.5pt"/>
    </style:style>
    <style:style style:name="T345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53" style:parent-style-name="DefaultParagraphFont" style:family="text">
      <style:text-properties style:font-name-asian="Times New Roman" style:font-name-complex="Times New Roman" fo:color="#000000" fo:font-size="8.5pt" style:font-size-asian="8.5pt" style:font-size-complex="8.5pt"/>
    </style:style>
    <style:style style:name="T34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55" style:parent-style-name="DefaultParagraphFont" style:family="text">
      <style:text-properties style:font-name-asian="Times New Roman" style:font-name-complex="Times New Roman" fo:color="#000000" fo:font-size="8.5pt" style:font-size-asian="8.5pt" style:font-size-complex="8.5pt"/>
    </style:style>
    <style:style style:name="T34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57" style:parent-style-name="DefaultParagraphFont" style:family="text">
      <style:text-properties style:font-name-asian="Times New Roman" style:font-name-complex="Times New Roman" fo:color="#000000" fo:font-size="8.5pt" style:font-size-asian="8.5pt" style:font-size-complex="8.5pt"/>
    </style:style>
    <style:style style:name="T34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59" style:parent-style-name="DefaultParagraphFont" style:family="text">
      <style:text-properties style:font-name-asian="Times New Roman" style:font-name-complex="Times New Roman" fo:color="#000000" fo:font-size="8.5pt" style:font-size-asian="8.5pt" style:font-size-complex="8.5pt"/>
    </style:style>
    <style:style style:name="T346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461" style:parent-style-name="DefaultParagraphFont" style:family="text">
      <style:text-properties style:font-name-asian="Times New Roman" style:font-name-complex="Times New Roman" fo:color="#000000" fo:font-size="8.5pt" style:font-size-asian="8.5pt" style:font-size-complex="8.5pt"/>
    </style:style>
    <style:style style:name="T34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63" style:parent-style-name="DefaultParagraphFont" style:family="text">
      <style:text-properties style:font-name-asian="Times New Roman" style:font-name-complex="Times New Roman" fo:color="#000000" fo:font-size="8.5pt" style:font-size-asian="8.5pt" style:font-size-complex="8.5pt"/>
    </style:style>
    <style:style style:name="T34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65" style:parent-style-name="DefaultParagraphFont" style:family="text">
      <style:text-properties style:font-name-asian="Times New Roman" style:font-name-complex="Times New Roman" fo:color="#000000" fo:font-size="8.5pt" style:font-size-asian="8.5pt" style:font-size-complex="8.5pt"/>
    </style:style>
    <style:style style:name="T34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67" style:parent-style-name="DefaultParagraphFont" style:family="text">
      <style:text-properties style:font-name-asian="Times New Roman" style:font-name-complex="Times New Roman" fo:color="#000000" fo:font-size="8.5pt" style:font-size-asian="8.5pt" style:font-size-complex="8.5pt"/>
    </style:style>
    <style:style style:name="T34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69" style:parent-style-name="DefaultParagraphFont" style:family="text">
      <style:text-properties style:font-name-asian="Times New Roman" style:font-name-complex="Times New Roman" fo:color="#000000" fo:font-size="8.5pt" style:font-size-asian="8.5pt" style:font-size-complex="8.5pt"/>
    </style:style>
    <style:style style:name="T347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471" style:parent-style-name="DefaultParagraphFont" style:family="text">
      <style:text-properties style:font-name-asian="Times New Roman" style:font-name-complex="Times New Roman" fo:color="#000000" fo:font-size="8.5pt" style:font-size-asian="8.5pt" style:font-size-complex="8.5pt"/>
    </style:style>
    <style:style style:name="T347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73" style:parent-style-name="DefaultParagraphFont" style:family="text">
      <style:text-properties style:font-name-asian="Times New Roman" style:font-name-complex="Times New Roman" fo:color="#000000" fo:font-size="8.5pt" style:font-size-asian="8.5pt" style:font-size-complex="8.5pt"/>
    </style:style>
    <style:style style:name="T347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475" style:parent-style-name="DefaultParagraphFont" style:family="text">
      <style:text-properties style:font-name-asian="Times New Roman" style:font-name-complex="Times New Roman" fo:color="#000000" fo:font-size="8.5pt" style:font-size-asian="8.5pt" style:font-size-complex="8.5pt"/>
    </style:style>
    <style:style style:name="T34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77" style:parent-style-name="DefaultParagraphFont" style:family="text">
      <style:text-properties style:font-name-asian="Times New Roman" style:font-name-complex="Times New Roman" fo:color="#000000" fo:font-size="8.5pt" style:font-size-asian="8.5pt" style:font-size-complex="8.5pt"/>
    </style:style>
    <style:style style:name="T34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79" style:parent-style-name="DefaultParagraphFont" style:family="text">
      <style:text-properties style:font-name-asian="Times New Roman" style:font-name-complex="Times New Roman" fo:color="#000000" fo:font-size="8.5pt" style:font-size-asian="8.5pt" style:font-size-complex="8.5pt"/>
    </style:style>
    <style:style style:name="T348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481" style:parent-style-name="DefaultParagraphFont" style:family="text">
      <style:text-properties style:font-name-asian="Times New Roman" style:font-name-complex="Times New Roman" fo:color="#000000" fo:font-size="8.5pt" style:font-size-asian="8.5pt" style:font-size-complex="8.5pt"/>
    </style:style>
    <style:style style:name="T348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83" style:parent-style-name="DefaultParagraphFont" style:family="text">
      <style:text-properties style:font-name-asian="Times New Roman" style:font-name-complex="Times New Roman" fo:color="#000000" fo:font-size="8.5pt" style:font-size-asian="8.5pt" style:font-size-complex="8.5pt"/>
    </style:style>
    <style:style style:name="T348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485" style:parent-style-name="DefaultParagraphFont" style:family="text">
      <style:text-properties style:font-name-asian="Times New Roman" style:font-name-complex="Times New Roman" fo:color="#000000" fo:font-size="8.5pt" style:font-size-asian="8.5pt" style:font-size-complex="8.5pt"/>
    </style:style>
    <style:style style:name="T348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87" style:parent-style-name="DefaultParagraphFont" style:family="text">
      <style:text-properties style:font-name-asian="Times New Roman" style:font-name-complex="Times New Roman" fo:color="#000000" fo:font-size="8.5pt" style:font-size-asian="8.5pt" style:font-size-complex="8.5pt"/>
    </style:style>
    <style:style style:name="T34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89" style:parent-style-name="DefaultParagraphFont" style:family="text">
      <style:text-properties style:font-name-asian="Times New Roman" style:font-name-complex="Times New Roman" fo:color="#000000" fo:font-size="8.5pt" style:font-size-asian="8.5pt" style:font-size-complex="8.5pt"/>
    </style:style>
    <style:style style:name="T34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91" style:parent-style-name="DefaultParagraphFont" style:family="text">
      <style:text-properties style:font-name-asian="Times New Roman" style:font-name-complex="Times New Roman" fo:color="#000000" fo:font-size="8.5pt" style:font-size-asian="8.5pt" style:font-size-complex="8.5pt"/>
    </style:style>
    <style:style style:name="T34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93" style:parent-style-name="DefaultParagraphFont" style:family="text">
      <style:text-properties style:font-name-asian="Times New Roman" style:font-name-complex="Times New Roman" fo:color="#000000" fo:font-size="8.5pt" style:font-size-asian="8.5pt" style:font-size-complex="8.5pt"/>
    </style:style>
    <style:style style:name="T34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95" style:parent-style-name="DefaultParagraphFont" style:family="text">
      <style:text-properties style:font-name-asian="Times New Roman" style:font-name-complex="Times New Roman" fo:color="#000000" fo:font-size="8.5pt" style:font-size-asian="8.5pt" style:font-size-complex="8.5pt"/>
    </style:style>
    <style:style style:name="T34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97" style:parent-style-name="DefaultParagraphFont" style:family="text">
      <style:text-properties style:font-name-asian="Times New Roman" style:font-name-complex="Times New Roman" fo:color="#000000" fo:font-size="8.5pt" style:font-size-asian="8.5pt" style:font-size-complex="8.5pt"/>
    </style:style>
    <style:style style:name="T34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499" style:parent-style-name="DefaultParagraphFont" style:family="text">
      <style:text-properties style:font-name-asian="Times New Roman" style:font-name-complex="Times New Roman" fo:color="#000000" fo:font-size="8.5pt" style:font-size-asian="8.5pt" style:font-size-complex="8.5pt"/>
    </style:style>
    <style:style style:name="P3500"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3501" style:parent-style-name="Standard11" style:family="paragraph">
      <style:paragraph-properties style:text-autospace="none" fo:margin-top="0.0208in" fo:margin-right="0.0312in"/>
    </style:style>
    <style:style style:name="T35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03" style:parent-style-name="DefaultParagraphFont" style:family="text">
      <style:text-properties style:font-name-asian="Times New Roman" style:font-name-complex="Times New Roman" fo:color="#000000" fo:font-size="8.5pt" style:font-size-asian="8.5pt" style:font-size-complex="8.5pt"/>
    </style:style>
    <style:style style:name="T35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05" style:parent-style-name="DefaultParagraphFont" style:family="text">
      <style:text-properties style:font-name-asian="Times New Roman" style:font-name-complex="Times New Roman" fo:color="#000000" fo:font-size="8.5pt" style:font-size-asian="8.5pt" style:font-size-complex="8.5pt"/>
    </style:style>
    <style:style style:name="T35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07" style:parent-style-name="DefaultParagraphFont" style:family="text">
      <style:text-properties style:font-name-asian="Times New Roman" style:font-name-complex="Times New Roman" fo:color="#000000" fo:font-size="8.5pt" style:font-size-asian="8.5pt" style:font-size-complex="8.5pt"/>
    </style:style>
    <style:style style:name="T350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509" style:parent-style-name="DefaultParagraphFont" style:family="text">
      <style:text-properties style:font-name-asian="Times New Roman" style:font-name-complex="Times New Roman" fo:color="#000000" fo:font-size="8.5pt" style:font-size-asian="8.5pt" style:font-size-complex="8.5pt"/>
    </style:style>
    <style:style style:name="T351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511" style:parent-style-name="DefaultParagraphFont" style:family="text">
      <style:text-properties style:font-name-asian="Times New Roman" style:font-name-complex="Times New Roman" fo:color="#000000" fo:font-size="8.5pt" style:font-size-asian="8.5pt" style:font-size-complex="8.5pt"/>
    </style:style>
    <style:style style:name="T35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13" style:parent-style-name="DefaultParagraphFont" style:family="text">
      <style:text-properties style:font-name-asian="Times New Roman" style:font-name-complex="Times New Roman" fo:color="#000000" fo:font-size="8.5pt" style:font-size-asian="8.5pt" style:font-size-complex="8.5pt"/>
    </style:style>
    <style:style style:name="T35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15" style:parent-style-name="DefaultParagraphFont" style:family="text">
      <style:text-properties style:font-name-asian="Times New Roman" style:font-name-complex="Times New Roman" fo:color="#000000" fo:font-size="8.5pt" style:font-size-asian="8.5pt" style:font-size-complex="8.5pt"/>
    </style:style>
    <style:style style:name="T35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17" style:parent-style-name="DefaultParagraphFont" style:family="text">
      <style:text-properties style:font-name-asian="Times New Roman" style:font-name-complex="Times New Roman" fo:color="#000000" fo:font-size="8.5pt" style:font-size-asian="8.5pt" style:font-size-complex="8.5pt"/>
    </style:style>
    <style:style style:name="T351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19" style:parent-style-name="DefaultParagraphFont" style:family="text">
      <style:text-properties style:font-name-asian="Times New Roman" style:font-name-complex="Times New Roman" fo:color="#000000" fo:font-size="8.5pt" style:font-size-asian="8.5pt" style:font-size-complex="8.5pt"/>
    </style:style>
    <style:style style:name="T35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21" style:parent-style-name="DefaultParagraphFont" style:family="text">
      <style:text-properties style:font-name-asian="Times New Roman" style:font-name-complex="Times New Roman" fo:color="#000000" fo:font-size="8.5pt" style:font-size-asian="8.5pt" style:font-size-complex="8.5pt"/>
    </style:style>
    <style:style style:name="T352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23" style:parent-style-name="DefaultParagraphFont" style:family="text">
      <style:text-properties style:font-name-asian="Times New Roman" style:font-name-complex="Times New Roman" fo:color="#000000" fo:font-size="8.5pt" style:font-size-asian="8.5pt" style:font-size-complex="8.5pt"/>
    </style:style>
    <style:style style:name="T35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25" style:parent-style-name="DefaultParagraphFont" style:family="text">
      <style:text-properties style:font-name-asian="Times New Roman" style:font-name-complex="Times New Roman" fo:color="#000000" fo:font-size="8.5pt" style:font-size-asian="8.5pt" style:font-size-complex="8.5pt"/>
    </style:style>
    <style:style style:name="T35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27" style:parent-style-name="DefaultParagraphFont" style:family="text">
      <style:text-properties style:font-name-asian="Times New Roman" style:font-name-complex="Times New Roman" fo:color="#000000" fo:font-size="8.5pt" style:font-size-asian="8.5pt" style:font-size-complex="8.5pt"/>
    </style:style>
    <style:style style:name="T352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529" style:parent-style-name="DefaultParagraphFont" style:family="text">
      <style:text-properties style:font-name-asian="Times New Roman" style:font-name-complex="Times New Roman" fo:color="#000000" fo:font-size="8.5pt" style:font-size-asian="8.5pt" style:font-size-complex="8.5pt"/>
    </style:style>
    <style:style style:name="T35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31" style:parent-style-name="DefaultParagraphFont" style:family="text">
      <style:text-properties style:font-name-asian="Times New Roman" style:font-name-complex="Times New Roman" fo:color="#000000" fo:font-size="8.5pt" style:font-size-asian="8.5pt" style:font-size-complex="8.5pt"/>
    </style:style>
    <style:style style:name="T35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33" style:parent-style-name="DefaultParagraphFont" style:family="text">
      <style:text-properties style:font-name-asian="Times New Roman" style:font-name-complex="Times New Roman" fo:color="#000000" fo:font-size="8.5pt" style:font-size-asian="8.5pt" style:font-size-complex="8.5pt"/>
    </style:style>
    <style:style style:name="T353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535" style:parent-style-name="DefaultParagraphFont" style:family="text">
      <style:text-properties style:font-name-asian="Times New Roman" style:font-name-complex="Times New Roman" fo:color="#000000" fo:font-size="8.5pt" style:font-size-asian="8.5pt" style:font-size-complex="8.5pt"/>
    </style:style>
    <style:style style:name="T353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37" style:parent-style-name="DefaultParagraphFont" style:family="text">
      <style:text-properties style:font-name-asian="Times New Roman" style:font-name-complex="Times New Roman" fo:color="#000000" fo:font-size="8.5pt" style:font-size-asian="8.5pt" style:font-size-complex="8.5pt"/>
    </style:style>
    <style:style style:name="T35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39" style:parent-style-name="DefaultParagraphFont" style:family="text">
      <style:text-properties style:font-name-asian="Times New Roman" style:font-name-complex="Times New Roman" fo:color="#000000" fo:font-size="8.5pt" style:font-size-asian="8.5pt" style:font-size-complex="8.5pt"/>
    </style:style>
    <style:style style:name="T35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41" style:parent-style-name="DefaultParagraphFont" style:family="text">
      <style:text-properties style:font-name-asian="Times New Roman" style:font-name-complex="Times New Roman" fo:color="#000000" fo:font-size="8.5pt" style:font-size-asian="8.5pt" style:font-size-complex="8.5pt"/>
    </style:style>
    <style:style style:name="T35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43" style:parent-style-name="DefaultParagraphFont" style:family="text">
      <style:text-properties style:font-name-asian="Times New Roman" style:font-name-complex="Times New Roman" fo:color="#000000" fo:font-size="8.5pt" style:font-size-asian="8.5pt" style:font-size-complex="8.5pt"/>
    </style:style>
    <style:style style:name="T35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45" style:parent-style-name="DefaultParagraphFont" style:family="text">
      <style:text-properties style:font-name-asian="Times New Roman" style:font-name-complex="Times New Roman" fo:color="#000000" fo:font-size="8.5pt" style:font-size-asian="8.5pt" style:font-size-complex="8.5pt"/>
    </style:style>
    <style:style style:name="T35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47" style:parent-style-name="DefaultParagraphFont" style:family="text">
      <style:text-properties style:font-name-asian="Times New Roman" style:font-name-complex="Times New Roman" fo:color="#000000" fo:font-size="8.5pt" style:font-size-asian="8.5pt" style:font-size-complex="8.5pt"/>
    </style:style>
    <style:style style:name="T354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549" style:parent-style-name="DefaultParagraphFont" style:family="text">
      <style:text-properties style:font-name-asian="Times New Roman" style:font-name-complex="Times New Roman" fo:color="#000000" fo:font-size="8.5pt" style:font-size-asian="8.5pt" style:font-size-complex="8.5pt"/>
    </style:style>
    <style:style style:name="T355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51" style:parent-style-name="DefaultParagraphFont" style:family="text">
      <style:text-properties style:font-name-asian="Times New Roman" style:font-name-complex="Times New Roman" fo:color="#000000" fo:font-size="8.5pt" style:font-size-asian="8.5pt" style:font-size-complex="8.5pt"/>
    </style:style>
    <style:style style:name="T355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553" style:parent-style-name="DefaultParagraphFont" style:family="text">
      <style:text-properties style:font-name-asian="Times New Roman" style:font-name-complex="Times New Roman" fo:color="#000000" fo:font-size="8.5pt" style:font-size-asian="8.5pt" style:font-size-complex="8.5pt"/>
    </style:style>
    <style:style style:name="T355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55" style:parent-style-name="DefaultParagraphFont" style:family="text">
      <style:text-properties style:font-name-asian="Times New Roman" style:font-name-complex="Times New Roman" fo:color="#000000" fo:font-size="8.5pt" style:font-size-asian="8.5pt" style:font-size-complex="8.5pt"/>
    </style:style>
    <style:style style:name="T355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57" style:parent-style-name="DefaultParagraphFont" style:family="text">
      <style:text-properties style:font-name-asian="Times New Roman" style:font-name-complex="Times New Roman" fo:color="#000000" fo:font-size="8.5pt" style:font-size-asian="8.5pt" style:font-size-complex="8.5pt"/>
    </style:style>
    <style:style style:name="T355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59" style:parent-style-name="DefaultParagraphFont" style:family="text">
      <style:text-properties style:font-name-asian="Times New Roman" style:font-name-complex="Times New Roman" fo:color="#000000" fo:font-size="8.5pt" style:font-size-asian="8.5pt" style:font-size-complex="8.5pt"/>
    </style:style>
    <style:style style:name="T3560"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561" style:parent-style-name="DefaultParagraphFont" style:family="text">
      <style:text-properties style:font-name-asian="Times New Roman" style:font-name-complex="Times New Roman" fo:color="#000000" fo:font-size="8.5pt" style:font-size-asian="8.5pt" style:font-size-complex="8.5pt"/>
    </style:style>
    <style:style style:name="T356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63" style:parent-style-name="DefaultParagraphFont" style:family="text">
      <style:text-properties style:font-name-asian="Times New Roman" style:font-name-complex="Times New Roman" fo:color="#000000" fo:font-size="8.5pt" style:font-size-asian="8.5pt" style:font-size-complex="8.5pt"/>
    </style:style>
    <style:style style:name="T356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65" style:parent-style-name="DefaultParagraphFont" style:family="text">
      <style:text-properties style:font-name-asian="Times New Roman" style:font-name-complex="Times New Roman" fo:color="#000000" fo:font-size="8.5pt" style:font-size-asian="8.5pt" style:font-size-complex="8.5pt"/>
    </style:style>
    <style:style style:name="T356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67" style:parent-style-name="DefaultParagraphFont" style:family="text">
      <style:text-properties style:font-name-asian="Times New Roman" style:font-name-complex="Times New Roman" fo:color="#000000" fo:font-size="8.5pt" style:font-size-asian="8.5pt" style:font-size-complex="8.5pt"/>
    </style:style>
    <style:style style:name="T356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69" style:parent-style-name="DefaultParagraphFont" style:family="text">
      <style:text-properties style:font-name-asian="Times New Roman" style:font-name-complex="Times New Roman" fo:color="#000000" fo:font-size="8.5pt" style:font-size-asian="8.5pt" style:font-size-complex="8.5pt"/>
    </style:style>
    <style:style style:name="T357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71" style:parent-style-name="DefaultParagraphFont" style:family="text">
      <style:text-properties style:font-name-asian="Times New Roman" style:font-name-complex="Times New Roman" fo:color="#000000" fo:font-size="8.5pt" style:font-size-asian="8.5pt" style:font-size-complex="8.5pt"/>
    </style:style>
    <style:style style:name="T357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573" style:parent-style-name="DefaultParagraphFont" style:family="text">
      <style:text-properties style:font-name-asian="Times New Roman" style:font-name-complex="Times New Roman" fo:color="#000000" fo:font-size="8.5pt" style:font-size-asian="8.5pt" style:font-size-complex="8.5pt"/>
    </style:style>
    <style:style style:name="T357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75" style:parent-style-name="DefaultParagraphFont" style:family="text">
      <style:text-properties style:font-name-asian="Times New Roman" style:font-name-complex="Times New Roman" fo:color="#000000" fo:font-size="8.5pt" style:font-size-asian="8.5pt" style:font-size-complex="8.5pt"/>
    </style:style>
    <style:style style:name="T357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77" style:parent-style-name="DefaultParagraphFont" style:family="text">
      <style:text-properties style:font-name-asian="Times New Roman" style:font-name-complex="Times New Roman" fo:color="#000000" fo:font-size="8.5pt" style:font-size-asian="8.5pt" style:font-size-complex="8.5pt"/>
    </style:style>
    <style:style style:name="T357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79" style:parent-style-name="DefaultParagraphFont" style:family="text">
      <style:text-properties style:font-name-asian="Times New Roman" style:font-name-complex="Times New Roman" fo:color="#000000" fo:font-size="8.5pt" style:font-size-asian="8.5pt" style:font-size-complex="8.5pt"/>
    </style:style>
    <style:style style:name="T358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81" style:parent-style-name="DefaultParagraphFont" style:family="text">
      <style:text-properties style:font-name-asian="Times New Roman" style:font-name-complex="Times New Roman" fo:color="#000000" fo:font-size="8.5pt" style:font-size-asian="8.5pt" style:font-size-complex="8.5pt"/>
    </style:style>
    <style:style style:name="T358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583" style:parent-style-name="DefaultParagraphFont" style:family="text">
      <style:text-properties style:font-name-asian="Times New Roman" style:font-name-complex="Times New Roman" fo:color="#000000" fo:font-size="8.5pt" style:font-size-asian="8.5pt" style:font-size-complex="8.5pt"/>
    </style:style>
    <style:style style:name="T358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85" style:parent-style-name="DefaultParagraphFont" style:family="text">
      <style:text-properties style:font-name-asian="Times New Roman" style:font-name-complex="Times New Roman" fo:color="#000000" fo:font-size="8.5pt" style:font-size-asian="8.5pt" style:font-size-complex="8.5pt"/>
    </style:style>
    <style:style style:name="P3586" style:parent-style-name="Standard11" style:family="paragraph">
      <style:paragraph-properties style:text-autospace="none" fo:margin-top="0.0208in" fo:margin-bottom="0.0208in" fo:margin-right="0.0312in"/>
      <style:text-properties style:font-name-asian="Tahoma" style:font-name-complex="Tahoma" fo:font-weight="bold" style:font-weight-asian="bold" style:font-weight-complex="bold" fo:color="#000000" fo:font-size="8.5pt" style:font-size-asian="8.5pt" style:font-size-complex="8.5pt"/>
    </style:style>
    <style:style style:name="P3587" style:parent-style-name="Standard11" style:family="paragraph">
      <style:paragraph-properties style:text-autospace="none" fo:margin-top="0.0208in" fo:margin-bottom="0.0208in" fo:margin-right="0.0312in"/>
    </style:style>
    <style:style style:name="T358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89" style:parent-style-name="DefaultParagraphFont" style:family="text">
      <style:text-properties style:font-name-asian="Times New Roman" style:font-name-complex="Times New Roman" fo:color="#000000" fo:font-size="8.5pt" style:font-size-asian="8.5pt" style:font-size-complex="8.5pt"/>
    </style:style>
    <style:style style:name="T359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91" style:parent-style-name="DefaultParagraphFont" style:family="text">
      <style:text-properties style:font-name-asian="Times New Roman" style:font-name-complex="Times New Roman" fo:color="#000000" fo:font-size="8.5pt" style:font-size-asian="8.5pt" style:font-size-complex="8.5pt"/>
    </style:style>
    <style:style style:name="T359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93" style:parent-style-name="DefaultParagraphFont" style:family="text">
      <style:text-properties style:font-name-asian="Times New Roman" style:font-name-complex="Times New Roman" fo:color="#000000" fo:font-size="8.5pt" style:font-size-asian="8.5pt" style:font-size-complex="8.5pt"/>
    </style:style>
    <style:style style:name="T359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95" style:parent-style-name="DefaultParagraphFont" style:family="text">
      <style:text-properties style:font-name-asian="Times New Roman" style:font-name-complex="Times New Roman" fo:color="#000000" fo:font-size="8.5pt" style:font-size-asian="8.5pt" style:font-size-complex="8.5pt"/>
    </style:style>
    <style:style style:name="T359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97" style:parent-style-name="DefaultParagraphFont" style:family="text">
      <style:text-properties style:font-name-asian="Times New Roman" style:font-name-complex="Times New Roman" fo:color="#000000" fo:font-size="8.5pt" style:font-size-asian="8.5pt" style:font-size-complex="8.5pt"/>
    </style:style>
    <style:style style:name="T359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599" style:parent-style-name="DefaultParagraphFont" style:family="text">
      <style:text-properties style:font-name-asian="Times New Roman" style:font-name-complex="Times New Roman" fo:color="#000000" fo:font-size="8.5pt" style:font-size-asian="8.5pt" style:font-size-complex="8.5pt"/>
    </style:style>
    <style:style style:name="T360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01" style:parent-style-name="DefaultParagraphFont" style:family="text">
      <style:text-properties style:font-name-asian="Times New Roman" style:font-name-complex="Times New Roman" fo:color="#000000" fo:font-size="8.5pt" style:font-size-asian="8.5pt" style:font-size-complex="8.5pt"/>
    </style:style>
    <style:style style:name="T360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03" style:parent-style-name="DefaultParagraphFont" style:family="text">
      <style:text-properties style:font-name-asian="Times New Roman" style:font-name-complex="Times New Roman" fo:color="#000000" fo:font-size="8.5pt" style:font-size-asian="8.5pt" style:font-size-complex="8.5pt"/>
    </style:style>
    <style:style style:name="T360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05" style:parent-style-name="DefaultParagraphFont" style:family="text">
      <style:text-properties style:font-name-asian="Times New Roman" style:font-name-complex="Times New Roman" fo:color="#000000" fo:font-size="8.5pt" style:font-size-asian="8.5pt" style:font-size-complex="8.5pt"/>
    </style:style>
    <style:style style:name="T360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07" style:parent-style-name="DefaultParagraphFont" style:family="text">
      <style:text-properties style:font-name-asian="Times New Roman" style:font-name-complex="Times New Roman" fo:color="#000000" fo:font-size="8.5pt" style:font-size-asian="8.5pt" style:font-size-complex="8.5pt"/>
    </style:style>
    <style:style style:name="T360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09" style:parent-style-name="DefaultParagraphFont" style:family="text">
      <style:text-properties style:font-name-asian="Times New Roman" style:font-name-complex="Times New Roman" fo:color="#000000" fo:font-size="8.5pt" style:font-size-asian="8.5pt" style:font-size-complex="8.5pt"/>
    </style:style>
    <style:style style:name="T361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11" style:parent-style-name="DefaultParagraphFont" style:family="text">
      <style:text-properties style:font-name-asian="Times New Roman" style:font-name-complex="Times New Roman" fo:color="#000000" fo:font-size="8.5pt" style:font-size-asian="8.5pt" style:font-size-complex="8.5pt"/>
    </style:style>
    <style:style style:name="T361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13" style:parent-style-name="DefaultParagraphFont" style:family="text">
      <style:text-properties style:font-name-asian="Times New Roman" style:font-name-complex="Times New Roman" fo:color="#000000" fo:font-size="8.5pt" style:font-size-asian="8.5pt" style:font-size-complex="8.5pt"/>
    </style:style>
    <style:style style:name="T361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15" style:parent-style-name="DefaultParagraphFont" style:family="text">
      <style:text-properties style:font-name-asian="Times New Roman" style:font-name-complex="Times New Roman" fo:color="#000000" fo:font-size="8.5pt" style:font-size-asian="8.5pt" style:font-size-complex="8.5pt"/>
    </style:style>
    <style:style style:name="T361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17" style:parent-style-name="DefaultParagraphFont" style:family="text">
      <style:text-properties style:font-name-asian="Times New Roman" style:font-name-complex="Times New Roman" fo:color="#000000" fo:font-size="8.5pt" style:font-size-asian="8.5pt" style:font-size-complex="8.5pt"/>
    </style:style>
    <style:style style:name="T361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619" style:parent-style-name="DefaultParagraphFont" style:family="text">
      <style:text-properties style:font-name-asian="Times New Roman" style:font-name-complex="Times New Roman" fo:color="#000000" fo:font-size="8.5pt" style:font-size-asian="8.5pt" style:font-size-complex="8.5pt"/>
    </style:style>
    <style:style style:name="T362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21" style:parent-style-name="DefaultParagraphFont" style:family="text">
      <style:text-properties style:font-name-asian="Times New Roman" style:font-name-complex="Times New Roman" fo:color="#000000" fo:font-size="8.5pt" style:font-size-asian="8.5pt" style:font-size-complex="8.5pt"/>
    </style:style>
    <style:style style:name="T3622"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623" style:parent-style-name="DefaultParagraphFont" style:family="text">
      <style:text-properties style:font-name-asian="Times New Roman" style:font-name-complex="Times New Roman" fo:color="#000000" fo:font-size="8.5pt" style:font-size-asian="8.5pt" style:font-size-complex="8.5pt"/>
    </style:style>
    <style:style style:name="T362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25" style:parent-style-name="DefaultParagraphFont" style:family="text">
      <style:text-properties style:font-name-asian="Times New Roman" style:font-name-complex="Times New Roman" fo:color="#000000" fo:font-size="8.5pt" style:font-size-asian="8.5pt" style:font-size-complex="8.5pt"/>
    </style:style>
    <style:style style:name="T362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27" style:parent-style-name="DefaultParagraphFont" style:family="text">
      <style:text-properties style:font-name-asian="Times New Roman" style:font-name-complex="Times New Roman" fo:color="#000000" fo:font-size="8.5pt" style:font-size-asian="8.5pt" style:font-size-complex="8.5pt"/>
    </style:style>
    <style:style style:name="T3628"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629" style:parent-style-name="DefaultParagraphFont" style:family="text">
      <style:text-properties style:font-name-asian="Times New Roman" style:font-name-complex="Times New Roman" fo:color="#000000" fo:font-size="8.5pt" style:font-size-asian="8.5pt" style:font-size-complex="8.5pt"/>
    </style:style>
    <style:style style:name="T363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31" style:parent-style-name="DefaultParagraphFont" style:family="text">
      <style:text-properties style:font-name-asian="Times New Roman" style:font-name-complex="Times New Roman" fo:color="#000000" fo:font-size="8.5pt" style:font-size-asian="8.5pt" style:font-size-complex="8.5pt"/>
    </style:style>
    <style:style style:name="T363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33" style:parent-style-name="DefaultParagraphFont" style:family="text">
      <style:text-properties style:font-name-asian="Times New Roman" style:font-name-complex="Times New Roman" fo:color="#000000" fo:font-size="8.5pt" style:font-size-asian="8.5pt" style:font-size-complex="8.5pt"/>
    </style:style>
    <style:style style:name="T3634"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635" style:parent-style-name="DefaultParagraphFont" style:family="text">
      <style:text-properties style:font-name-asian="Times New Roman" style:font-name-complex="Times New Roman" fo:color="#000000" fo:font-size="8.5pt" style:font-size-asian="8.5pt" style:font-size-complex="8.5pt"/>
    </style:style>
    <style:style style:name="T3636" style:parent-style-name="DefaultParagraphFont" style:family="text">
      <style:text-properties style:font-name-asian="Times New Roman" style:font-name-complex="Times New Roman" fo:font-style="italic" style:font-style-asian="italic" style:font-style-complex="italic" fo:color="#000000" fo:font-size="8.5pt" style:font-size-asian="8.5pt" style:font-size-complex="8.5pt"/>
    </style:style>
    <style:style style:name="T3637" style:parent-style-name="DefaultParagraphFont" style:family="text">
      <style:text-properties style:font-name-asian="Times New Roman" style:font-name-complex="Times New Roman" fo:color="#000000" fo:font-size="8.5pt" style:font-size-asian="8.5pt" style:font-size-complex="8.5pt"/>
    </style:style>
    <style:style style:name="T363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39" style:parent-style-name="DefaultParagraphFont" style:family="text">
      <style:text-properties style:font-name-asian="Times New Roman" style:font-name-complex="Times New Roman" fo:color="#000000" fo:font-size="8.5pt" style:font-size-asian="8.5pt" style:font-size-complex="8.5pt"/>
    </style:style>
    <style:style style:name="T3640"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41" style:parent-style-name="DefaultParagraphFont" style:family="text">
      <style:text-properties style:font-name-asian="Times New Roman" style:font-name-complex="Times New Roman" fo:color="#000000" fo:font-size="8.5pt" style:font-size-asian="8.5pt" style:font-size-complex="8.5pt"/>
    </style:style>
    <style:style style:name="T3642"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43" style:parent-style-name="DefaultParagraphFont" style:family="text">
      <style:text-properties style:font-name-asian="Times New Roman" style:font-name-complex="Times New Roman" fo:color="#000000" fo:font-size="8.5pt" style:font-size-asian="8.5pt" style:font-size-complex="8.5pt"/>
    </style:style>
    <style:style style:name="T3644"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45" style:parent-style-name="DefaultParagraphFont" style:family="text">
      <style:text-properties style:font-name-asian="Times New Roman" style:font-name-complex="Times New Roman" fo:color="#000000" fo:font-size="8.5pt" style:font-size-asian="8.5pt" style:font-size-complex="8.5pt"/>
    </style:style>
    <style:style style:name="T3646"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47" style:parent-style-name="DefaultParagraphFont" style:family="text">
      <style:text-properties style:font-name-asian="Times New Roman" style:font-name-complex="Times New Roman" fo:color="#000000" fo:font-size="8.5pt" style:font-size-asian="8.5pt" style:font-size-complex="8.5pt"/>
    </style:style>
    <style:style style:name="T3648" style:parent-style-name="DefaultParagraphFont" style:family="text">
      <style:text-properties style:font-name-asian="Tahoma" style:font-name-complex="Tahoma" fo:font-weight="bold" style:font-weight-asian="bold" style:font-weight-complex="bold" fo:color="#000000" fo:font-size="8.5pt" style:font-size-asian="8.5pt" style:font-size-complex="8.5pt"/>
    </style:style>
    <style:style style:name="T3649" style:parent-style-name="DefaultParagraphFont" style:family="text">
      <style:text-properties style:font-name-asian="Times New Roman" style:font-name-complex="Times New Roman" fo:color="#000000" fo:font-size="8.5pt" style:font-size-asian="8.5pt" style:font-size-complex="8.5pt"/>
    </style:style>
    <style:style style:name="TableCell3650" style:family="table-cell">
      <style:table-cell-properties fo:border="none" fo:padding-top="0.0381in" fo:padding-left="0.0381in" fo:padding-bottom="0.0381in" fo:padding-right="0.0381in"/>
    </style:style>
    <style:style style:name="P3651"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652" style:parent-style-name="Standard11" style:family="paragraph">
      <style:paragraph-properties style:text-autospace="none" fo:margin-top="0.0208in" fo:margin-right="0.0312in"/>
    </style:style>
    <style:style style:name="T365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54" style:parent-style-name="DefaultParagraphFont" style:family="text">
      <style:text-properties style:font-name="Gentium" style:font-name-asian="Gentium" style:font-name-complex="Gentium" fo:color="#000000" fo:font-size="8.5pt" style:font-size-asian="8.5pt" style:font-size-complex="8.5pt"/>
    </style:style>
    <style:style style:name="T365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56" style:parent-style-name="DefaultParagraphFont" style:family="text">
      <style:text-properties style:font-name="Gentium" style:font-name-asian="Gentium" style:font-name-complex="Gentium" fo:color="#000000" fo:font-size="8.5pt" style:font-size-asian="8.5pt" style:font-size-complex="8.5pt"/>
    </style:style>
    <style:style style:name="T365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58" style:parent-style-name="DefaultParagraphFont" style:family="text">
      <style:text-properties style:font-name="Gentium" style:font-name-asian="Gentium" style:font-name-complex="Gentium" fo:color="#000000" fo:font-size="8.5pt" style:font-size-asian="8.5pt" style:font-size-complex="8.5pt"/>
    </style:style>
    <style:style style:name="T365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60" style:parent-style-name="DefaultParagraphFont" style:family="text">
      <style:text-properties style:font-name="Gentium" style:font-name-asian="Gentium" style:font-name-complex="Gentium" fo:color="#000000" fo:font-size="8.5pt" style:font-size-asian="8.5pt" style:font-size-complex="8.5pt"/>
    </style:style>
    <style:style style:name="T366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62" style:parent-style-name="DefaultParagraphFont" style:family="text">
      <style:text-properties style:font-name="Gentium" style:font-name-asian="Gentium" style:font-name-complex="Gentium" fo:color="#000000" fo:font-size="8.5pt" style:font-size-asian="8.5pt" style:font-size-complex="8.5pt"/>
    </style:style>
    <style:style style:name="T366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64" style:parent-style-name="DefaultParagraphFont" style:family="text">
      <style:text-properties style:font-name="Gentium" style:font-name-asian="Gentium" style:font-name-complex="Gentium" fo:color="#000000" fo:font-size="8.5pt" style:font-size-asian="8.5pt" style:font-size-complex="8.5pt"/>
    </style:style>
    <style:style style:name="T366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66" style:parent-style-name="DefaultParagraphFont" style:family="text">
      <style:text-properties style:font-name="Gentium" style:font-name-asian="Gentium" style:font-name-complex="Gentium" fo:color="#000000" fo:font-size="8.5pt" style:font-size-asian="8.5pt" style:font-size-complex="8.5pt"/>
    </style:style>
    <style:style style:name="T366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68" style:parent-style-name="DefaultParagraphFont" style:family="text">
      <style:text-properties style:font-name="Gentium" style:font-name-asian="Gentium" style:font-name-complex="Gentium" fo:color="#000000" fo:font-size="8.5pt" style:font-size-asian="8.5pt" style:font-size-complex="8.5pt"/>
    </style:style>
    <style:style style:name="T366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70" style:parent-style-name="DefaultParagraphFont" style:family="text">
      <style:text-properties style:font-name="Gentium" style:font-name-asian="Gentium" style:font-name-complex="Gentium" fo:color="#000000" fo:font-size="8.5pt" style:font-size-asian="8.5pt" style:font-size-complex="8.5pt"/>
    </style:style>
    <style:style style:name="T367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72" style:parent-style-name="DefaultParagraphFont" style:family="text">
      <style:text-properties style:font-name="Gentium" style:font-name-asian="Gentium" style:font-name-complex="Gentium" fo:color="#000000" fo:font-size="8.5pt" style:font-size-asian="8.5pt" style:font-size-complex="8.5pt"/>
    </style:style>
    <style:style style:name="T367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74" style:parent-style-name="DefaultParagraphFont" style:family="text">
      <style:text-properties style:font-name="Gentium" style:font-name-asian="Gentium" style:font-name-complex="Gentium" fo:color="#000000" fo:font-size="8.5pt" style:font-size-asian="8.5pt" style:font-size-complex="8.5pt"/>
    </style:style>
    <style:style style:name="T367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76" style:parent-style-name="DefaultParagraphFont" style:family="text">
      <style:text-properties style:font-name="Gentium" style:font-name-asian="Gentium" style:font-name-complex="Gentium" fo:color="#000000" fo:font-size="8.5pt" style:font-size-asian="8.5pt" style:font-size-complex="8.5pt"/>
    </style:style>
    <style:style style:name="T367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78" style:parent-style-name="DefaultParagraphFont" style:family="text">
      <style:text-properties style:font-name="Gentium" style:font-name-asian="Gentium" style:font-name-complex="Gentium" fo:color="#000000" fo:font-size="8.5pt" style:font-size-asian="8.5pt" style:font-size-complex="8.5pt"/>
    </style:style>
    <style:style style:name="T367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80" style:parent-style-name="DefaultParagraphFont" style:family="text">
      <style:text-properties style:font-name="Gentium" style:font-name-asian="Gentium" style:font-name-complex="Gentium" fo:color="#000000" fo:font-size="8.5pt" style:font-size-asian="8.5pt" style:font-size-complex="8.5pt"/>
    </style:style>
    <style:style style:name="T368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82" style:parent-style-name="DefaultParagraphFont" style:family="text">
      <style:text-properties style:font-name="Gentium" style:font-name-asian="Gentium" style:font-name-complex="Gentium" fo:color="#000000" fo:font-size="8.5pt" style:font-size-asian="8.5pt" style:font-size-complex="8.5pt"/>
    </style:style>
    <style:style style:name="T368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84" style:parent-style-name="DefaultParagraphFont" style:family="text">
      <style:text-properties style:font-name="Gentium" style:font-name-asian="Gentium" style:font-name-complex="Gentium" fo:color="#000000" fo:font-size="8.5pt" style:font-size-asian="8.5pt" style:font-size-complex="8.5pt"/>
    </style:style>
    <style:style style:name="T368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86" style:parent-style-name="DefaultParagraphFont" style:family="text">
      <style:text-properties style:font-name="Gentium" style:font-name-asian="Gentium" style:font-name-complex="Gentium" fo:color="#000000" fo:font-size="8.5pt" style:font-size-asian="8.5pt" style:font-size-complex="8.5pt"/>
    </style:style>
    <style:style style:name="T368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88" style:parent-style-name="DefaultParagraphFont" style:family="text">
      <style:text-properties style:font-name="Gentium" style:font-name-asian="Gentium" style:font-name-complex="Gentium" fo:color="#000000" fo:font-size="8.5pt" style:font-size-asian="8.5pt" style:font-size-complex="8.5pt"/>
    </style:style>
    <style:style style:name="T368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90" style:parent-style-name="DefaultParagraphFont" style:family="text">
      <style:text-properties style:font-name="Gentium" style:font-name-asian="Gentium" style:font-name-complex="Gentium" fo:color="#000000" fo:font-size="8.5pt" style:font-size-asian="8.5pt" style:font-size-complex="8.5pt"/>
    </style:style>
    <style:style style:name="T369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92" style:parent-style-name="DefaultParagraphFont" style:family="text">
      <style:text-properties style:font-name="Gentium" style:font-name-asian="Gentium" style:font-name-complex="Gentium" fo:color="#000000" fo:font-size="8.5pt" style:font-size-asian="8.5pt" style:font-size-complex="8.5pt"/>
    </style:style>
    <style:style style:name="T3693" style:parent-style-name="DefaultParagraphFont" style:family="text">
      <style:text-properties style:font-name="Gentium" style:font-name-asian="Gentium" style:font-name-complex="Gentium" fo:color="#000000" fo:font-size="8.5pt" style:font-size-asian="8.5pt" style:font-size-complex="8.5pt"/>
    </style:style>
    <style:style style:name="T36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95" style:parent-style-name="DefaultParagraphFont" style:family="text">
      <style:text-properties style:font-name="Gentium" style:font-name-asian="Gentium" style:font-name-complex="Gentium" fo:color="#000000" fo:font-size="8.5pt" style:font-size-asian="8.5pt" style:font-size-complex="8.5pt"/>
    </style:style>
    <style:style style:name="T36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97" style:parent-style-name="DefaultParagraphFont" style:family="text">
      <style:text-properties style:font-name="Gentium" style:font-name-asian="Gentium" style:font-name-complex="Gentium" fo:color="#000000" fo:font-size="8.5pt" style:font-size-asian="8.5pt" style:font-size-complex="8.5pt"/>
    </style:style>
    <style:style style:name="T36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699" style:parent-style-name="DefaultParagraphFont" style:family="text">
      <style:text-properties style:font-name="Gentium" style:font-name-asian="Gentium" style:font-name-complex="Gentium" fo:color="#000000" fo:font-size="8.5pt" style:font-size-asian="8.5pt" style:font-size-complex="8.5pt"/>
    </style:style>
    <style:style style:name="T37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01" style:parent-style-name="DefaultParagraphFont" style:family="text">
      <style:text-properties style:font-name="Gentium" style:font-name-asian="Gentium" style:font-name-complex="Gentium" fo:color="#000000" fo:font-size="8.5pt" style:font-size-asian="8.5pt" style:font-size-complex="8.5pt"/>
    </style:style>
    <style:style style:name="T37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03" style:parent-style-name="DefaultParagraphFont" style:family="text">
      <style:text-properties style:font-name="Gentium" style:font-name-asian="Gentium" style:font-name-complex="Gentium" fo:color="#000000" fo:font-size="8.5pt" style:font-size-asian="8.5pt" style:font-size-complex="8.5pt"/>
    </style:style>
    <style:style style:name="T37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05" style:parent-style-name="DefaultParagraphFont" style:family="text">
      <style:text-properties style:font-name="Gentium" style:font-name-asian="Gentium" style:font-name-complex="Gentium" fo:color="#000000" fo:font-size="8.5pt" style:font-size-asian="8.5pt" style:font-size-complex="8.5pt"/>
    </style:style>
    <style:style style:name="T37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07" style:parent-style-name="DefaultParagraphFont" style:family="text">
      <style:text-properties style:font-name="Gentium" style:font-name-asian="Gentium" style:font-name-complex="Gentium" fo:color="#000000" fo:font-size="8.5pt" style:font-size-asian="8.5pt" style:font-size-complex="8.5pt"/>
    </style:style>
    <style:style style:name="T37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09" style:parent-style-name="DefaultParagraphFont" style:family="text">
      <style:text-properties style:font-name="Gentium" style:font-name-asian="Gentium" style:font-name-complex="Gentium" fo:color="#000000" fo:font-size="8.5pt" style:font-size-asian="8.5pt" style:font-size-complex="8.5pt"/>
    </style:style>
    <style:style style:name="T37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11" style:parent-style-name="DefaultParagraphFont" style:family="text">
      <style:text-properties style:font-name="Gentium" style:font-name-asian="Gentium" style:font-name-complex="Gentium" fo:color="#000000" fo:font-size="8.5pt" style:font-size-asian="8.5pt" style:font-size-complex="8.5pt"/>
    </style:style>
    <style:style style:name="T37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13" style:parent-style-name="DefaultParagraphFont" style:family="text">
      <style:text-properties style:font-name="Gentium" style:font-name-asian="Gentium" style:font-name-complex="Gentium" fo:color="#000000" fo:font-size="8.5pt" style:font-size-asian="8.5pt" style:font-size-complex="8.5pt"/>
    </style:style>
    <style:style style:name="T37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15" style:parent-style-name="DefaultParagraphFont" style:family="text">
      <style:text-properties style:font-name="Gentium" style:font-name-asian="Gentium" style:font-name-complex="Gentium" fo:color="#000000" fo:font-size="8.5pt" style:font-size-asian="8.5pt" style:font-size-complex="8.5pt"/>
    </style:style>
    <style:style style:name="P3716"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717" style:parent-style-name="Standard11" style:family="paragraph">
      <style:paragraph-properties style:text-autospace="none" fo:margin-top="0.0208in" fo:margin-right="0.0312in"/>
    </style:style>
    <style:style style:name="T37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19" style:parent-style-name="DefaultParagraphFont" style:family="text">
      <style:text-properties style:font-name="Gentium" style:font-name-asian="Gentium" style:font-name-complex="Gentium" fo:color="#000000" fo:font-size="8.5pt" style:font-size-asian="8.5pt" style:font-size-complex="8.5pt"/>
    </style:style>
    <style:style style:name="T37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21" style:parent-style-name="DefaultParagraphFont" style:family="text">
      <style:text-properties style:font-name="Gentium" style:font-name-asian="Gentium" style:font-name-complex="Gentium" fo:color="#000000" fo:font-size="8.5pt" style:font-size-asian="8.5pt" style:font-size-complex="8.5pt"/>
    </style:style>
    <style:style style:name="T37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23" style:parent-style-name="DefaultParagraphFont" style:family="text">
      <style:text-properties style:font-name="Gentium" style:font-name-asian="Gentium" style:font-name-complex="Gentium" fo:color="#000000" fo:font-size="8.5pt" style:font-size-asian="8.5pt" style:font-size-complex="8.5pt"/>
    </style:style>
    <style:style style:name="T37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25" style:parent-style-name="DefaultParagraphFont" style:family="text">
      <style:text-properties style:font-name="Gentium" style:font-name-asian="Gentium" style:font-name-complex="Gentium" fo:color="#000000" fo:font-size="8.5pt" style:font-size-asian="8.5pt" style:font-size-complex="8.5pt"/>
    </style:style>
    <style:style style:name="T37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27" style:parent-style-name="DefaultParagraphFont" style:family="text">
      <style:text-properties style:font-name="Gentium" style:font-name-asian="Gentium" style:font-name-complex="Gentium" fo:color="#000000" fo:font-size="8.5pt" style:font-size-asian="8.5pt" style:font-size-complex="8.5pt"/>
    </style:style>
    <style:style style:name="T37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29" style:parent-style-name="DefaultParagraphFont" style:family="text">
      <style:text-properties style:font-name="Gentium" style:font-name-asian="Gentium" style:font-name-complex="Gentium" fo:color="#000000" fo:font-size="8.5pt" style:font-size-asian="8.5pt" style:font-size-complex="8.5pt"/>
    </style:style>
    <style:style style:name="T3730" style:parent-style-name="DefaultParagraphFont" style:family="text">
      <style:text-properties style:font-name="Gentium" style:font-name-asian="Gentium" style:font-name-complex="Gentium" fo:color="#000000" fo:font-size="8.5pt" style:font-size-asian="8.5pt" style:font-size-complex="8.5pt"/>
    </style:style>
    <style:style style:name="T373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32" style:parent-style-name="DefaultParagraphFont" style:family="text">
      <style:text-properties style:font-name="Gentium" style:font-name-asian="Gentium" style:font-name-complex="Gentium" fo:color="#000000" fo:font-size="8.5pt" style:font-size-asian="8.5pt" style:font-size-complex="8.5pt"/>
    </style:style>
    <style:style style:name="T373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34" style:parent-style-name="DefaultParagraphFont" style:family="text">
      <style:text-properties style:font-name="Gentium" style:font-name-asian="Gentium" style:font-name-complex="Gentium" fo:color="#000000" fo:font-size="8.5pt" style:font-size-asian="8.5pt" style:font-size-complex="8.5pt"/>
    </style:style>
    <style:style style:name="T373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36" style:parent-style-name="DefaultParagraphFont" style:family="text">
      <style:text-properties style:font-name="Gentium" style:font-name-asian="Gentium" style:font-name-complex="Gentium" fo:color="#000000" fo:font-size="8.5pt" style:font-size-asian="8.5pt" style:font-size-complex="8.5pt"/>
    </style:style>
    <style:style style:name="T373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38" style:parent-style-name="DefaultParagraphFont" style:family="text">
      <style:text-properties style:font-name="Gentium" style:font-name-asian="Gentium" style:font-name-complex="Gentium" fo:color="#000000" fo:font-size="8.5pt" style:font-size-asian="8.5pt" style:font-size-complex="8.5pt"/>
    </style:style>
    <style:style style:name="T373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40" style:parent-style-name="DefaultParagraphFont" style:family="text">
      <style:text-properties style:font-name="Gentium" style:font-name-asian="Gentium" style:font-name-complex="Gentium" fo:color="#000000" fo:font-size="8.5pt" style:font-size-asian="8.5pt" style:font-size-complex="8.5pt"/>
    </style:style>
    <style:style style:name="T374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42" style:parent-style-name="DefaultParagraphFont" style:family="text">
      <style:text-properties style:font-name="Gentium" style:font-name-asian="Gentium" style:font-name-complex="Gentium" fo:color="#000000" fo:font-size="8.5pt" style:font-size-asian="8.5pt" style:font-size-complex="8.5pt"/>
    </style:style>
    <style:style style:name="T374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44" style:parent-style-name="DefaultParagraphFont" style:family="text">
      <style:text-properties style:font-name="Gentium" style:font-name-asian="Gentium" style:font-name-complex="Gentium" fo:color="#000000" fo:font-size="8.5pt" style:font-size-asian="8.5pt" style:font-size-complex="8.5pt"/>
    </style:style>
    <style:style style:name="T374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46" style:parent-style-name="DefaultParagraphFont" style:family="text">
      <style:text-properties style:font-name="Gentium" style:font-name-asian="Gentium" style:font-name-complex="Gentium" fo:color="#000000" fo:font-size="8.5pt" style:font-size-asian="8.5pt" style:font-size-complex="8.5pt"/>
    </style:style>
    <style:style style:name="T374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48" style:parent-style-name="DefaultParagraphFont" style:family="text">
      <style:text-properties style:font-name="Gentium" style:font-name-asian="Gentium" style:font-name-complex="Gentium" fo:color="#000000" fo:font-size="8.5pt" style:font-size-asian="8.5pt" style:font-size-complex="8.5pt"/>
    </style:style>
    <style:style style:name="T374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50" style:parent-style-name="DefaultParagraphFont" style:family="text">
      <style:text-properties style:font-name="Gentium" style:font-name-asian="Gentium" style:font-name-complex="Gentium" fo:color="#000000" fo:font-size="8.5pt" style:font-size-asian="8.5pt" style:font-size-complex="8.5pt"/>
    </style:style>
    <style:style style:name="T375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52" style:parent-style-name="DefaultParagraphFont" style:family="text">
      <style:text-properties style:font-name="Gentium" style:font-name-asian="Gentium" style:font-name-complex="Gentium" fo:color="#000000" fo:font-size="8.5pt" style:font-size-asian="8.5pt" style:font-size-complex="8.5pt"/>
    </style:style>
    <style:style style:name="T375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54" style:parent-style-name="DefaultParagraphFont" style:family="text">
      <style:text-properties style:font-name="Gentium" style:font-name-asian="Gentium" style:font-name-complex="Gentium" fo:color="#000000" fo:font-size="8.5pt" style:font-size-asian="8.5pt" style:font-size-complex="8.5pt"/>
    </style:style>
    <style:style style:name="T375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56" style:parent-style-name="DefaultParagraphFont" style:family="text">
      <style:text-properties style:font-name="Gentium" style:font-name-asian="Gentium" style:font-name-complex="Gentium" fo:color="#000000" fo:font-size="8.5pt" style:font-size-asian="8.5pt" style:font-size-complex="8.5pt"/>
    </style:style>
    <style:style style:name="T375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58" style:parent-style-name="DefaultParagraphFont" style:family="text">
      <style:text-properties style:font-name="Gentium" style:font-name-asian="Gentium" style:font-name-complex="Gentium" fo:color="#000000" fo:font-size="8.5pt" style:font-size-asian="8.5pt" style:font-size-complex="8.5pt"/>
    </style:style>
    <style:style style:name="T3759"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60" style:parent-style-name="DefaultParagraphFont" style:family="text">
      <style:text-properties style:font-name="Gentium" style:font-name-asian="Gentium" style:font-name-complex="Gentium" fo:color="#000000" fo:font-size="8.5pt" style:font-size-asian="8.5pt" style:font-size-complex="8.5pt"/>
    </style:style>
    <style:style style:name="T376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62" style:parent-style-name="DefaultParagraphFont" style:family="text">
      <style:text-properties style:font-name="Gentium" style:font-name-asian="Gentium" style:font-name-complex="Gentium" fo:color="#000000" fo:font-size="8.5pt" style:font-size-asian="8.5pt" style:font-size-complex="8.5pt"/>
    </style:style>
    <style:style style:name="T3763"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64" style:parent-style-name="DefaultParagraphFont" style:family="text">
      <style:text-properties style:font-name="Gentium" style:font-name-asian="Gentium" style:font-name-complex="Gentium" fo:color="#000000" fo:font-size="8.5pt" style:font-size-asian="8.5pt" style:font-size-complex="8.5pt"/>
    </style:style>
    <style:style style:name="T3765"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66" style:parent-style-name="DefaultParagraphFont" style:family="text">
      <style:text-properties style:font-name="Gentium" style:font-name-asian="Gentium" style:font-name-complex="Gentium" fo:color="#000000" fo:font-size="8.5pt" style:font-size-asian="8.5pt" style:font-size-complex="8.5pt"/>
    </style:style>
    <style:style style:name="T3767"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68" style:parent-style-name="DefaultParagraphFont" style:family="text">
      <style:text-properties style:font-name="Gentium" style:font-name-asian="Gentium" style:font-name-complex="Gentium" fo:color="#000000" fo:font-size="8.5pt" style:font-size-asian="8.5pt" style:font-size-complex="8.5pt"/>
    </style:style>
    <style:style style:name="P3769"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770" style:parent-style-name="Standard11" style:family="paragraph">
      <style:paragraph-properties style:text-autospace="none" fo:margin-top="0.0208in" fo:margin-right="0.0312in"/>
    </style:style>
    <style:style style:name="T3771"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72" style:parent-style-name="DefaultParagraphFont" style:family="text">
      <style:text-properties style:font-name="Gentium" style:font-name-asian="Gentium" style:font-name-complex="Gentium" fo:color="#000000" fo:font-size="8.5pt" style:font-size-asian="8.5pt" style:font-size-complex="8.5pt"/>
    </style:style>
    <style:style style:name="T3773" style:parent-style-name="DefaultParagraphFont" style:family="text">
      <style:text-properties style:font-name="Gentium" style:font-name-asian="Gentium" style:font-name-complex="Gentium" fo:color="#000000" fo:font-size="8.5pt" style:font-size-asian="8.5pt" style:font-size-complex="8.5pt"/>
    </style:style>
    <style:style style:name="T37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75" style:parent-style-name="DefaultParagraphFont" style:family="text">
      <style:text-properties style:font-name="Gentium" style:font-name-asian="Gentium" style:font-name-complex="Gentium" fo:color="#000000" fo:font-size="8.5pt" style:font-size-asian="8.5pt" style:font-size-complex="8.5pt"/>
    </style:style>
    <style:style style:name="T37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77" style:parent-style-name="DefaultParagraphFont" style:family="text">
      <style:text-properties style:font-name="Gentium" style:font-name-asian="Gentium" style:font-name-complex="Gentium" fo:color="#000000" fo:font-size="8.5pt" style:font-size-asian="8.5pt" style:font-size-complex="8.5pt"/>
    </style:style>
    <style:style style:name="T37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79" style:parent-style-name="DefaultParagraphFont" style:family="text">
      <style:text-properties style:font-name="Gentium" style:font-name-asian="Gentium" style:font-name-complex="Gentium" fo:color="#000000" fo:font-size="8.5pt" style:font-size-asian="8.5pt" style:font-size-complex="8.5pt"/>
    </style:style>
    <style:style style:name="T37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81" style:parent-style-name="DefaultParagraphFont" style:family="text">
      <style:text-properties style:font-name="Gentium" style:font-name-asian="Gentium" style:font-name-complex="Gentium" fo:color="#000000" fo:font-size="8.5pt" style:font-size-asian="8.5pt" style:font-size-complex="8.5pt"/>
    </style:style>
    <style:style style:name="T37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83" style:parent-style-name="DefaultParagraphFont" style:family="text">
      <style:text-properties style:font-name="Gentium" style:font-name-asian="Gentium" style:font-name-complex="Gentium" fo:color="#000000" fo:font-size="8.5pt" style:font-size-asian="8.5pt" style:font-size-complex="8.5pt"/>
    </style:style>
    <style:style style:name="T37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85" style:parent-style-name="DefaultParagraphFont" style:family="text">
      <style:text-properties style:font-name="Gentium" style:font-name-asian="Gentium" style:font-name-complex="Gentium" fo:color="#000000" fo:font-size="8.5pt" style:font-size-asian="8.5pt" style:font-size-complex="8.5pt"/>
    </style:style>
    <style:style style:name="T37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87" style:parent-style-name="DefaultParagraphFont" style:family="text">
      <style:text-properties style:font-name="Gentium" style:font-name-asian="Gentium" style:font-name-complex="Gentium" fo:color="#000000" fo:font-size="8.5pt" style:font-size-asian="8.5pt" style:font-size-complex="8.5pt"/>
    </style:style>
    <style:style style:name="T37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89" style:parent-style-name="DefaultParagraphFont" style:family="text">
      <style:text-properties style:font-name="Gentium" style:font-name-asian="Gentium" style:font-name-complex="Gentium" fo:color="#000000" fo:font-size="8.5pt" style:font-size-asian="8.5pt" style:font-size-complex="8.5pt"/>
    </style:style>
    <style:style style:name="T37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91" style:parent-style-name="DefaultParagraphFont" style:family="text">
      <style:text-properties style:font-name="Gentium" style:font-name-asian="Gentium" style:font-name-complex="Gentium" fo:color="#000000" fo:font-size="8.5pt" style:font-size-asian="8.5pt" style:font-size-complex="8.5pt"/>
    </style:style>
    <style:style style:name="T37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93" style:parent-style-name="DefaultParagraphFont" style:family="text">
      <style:text-properties style:font-name="Gentium" style:font-name-asian="Gentium" style:font-name-complex="Gentium" fo:color="#000000" fo:font-size="8.5pt" style:font-size-asian="8.5pt" style:font-size-complex="8.5pt"/>
    </style:style>
    <style:style style:name="T37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95" style:parent-style-name="DefaultParagraphFont" style:family="text">
      <style:text-properties style:font-name="Gentium" style:font-name-asian="Gentium" style:font-name-complex="Gentium" fo:color="#000000" fo:font-size="8.5pt" style:font-size-asian="8.5pt" style:font-size-complex="8.5pt"/>
    </style:style>
    <style:style style:name="T37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97" style:parent-style-name="DefaultParagraphFont" style:family="text">
      <style:text-properties style:font-name="Gentium" style:font-name-asian="Gentium" style:font-name-complex="Gentium" fo:color="#000000" fo:font-size="8.5pt" style:font-size-asian="8.5pt" style:font-size-complex="8.5pt"/>
    </style:style>
    <style:style style:name="T37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799" style:parent-style-name="DefaultParagraphFont" style:family="text">
      <style:text-properties style:font-name="Gentium" style:font-name-asian="Gentium" style:font-name-complex="Gentium" fo:color="#000000" fo:font-size="8.5pt" style:font-size-asian="8.5pt" style:font-size-complex="8.5pt"/>
    </style:style>
    <style:style style:name="T38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01" style:parent-style-name="DefaultParagraphFont" style:family="text">
      <style:text-properties style:font-name="Gentium" style:font-name-asian="Gentium" style:font-name-complex="Gentium" fo:color="#000000" fo:font-size="8.5pt" style:font-size-asian="8.5pt" style:font-size-complex="8.5pt"/>
    </style:style>
    <style:style style:name="T38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03" style:parent-style-name="DefaultParagraphFont" style:family="text">
      <style:text-properties style:font-name="Gentium" style:font-name-asian="Gentium" style:font-name-complex="Gentium" fo:color="#000000" fo:font-size="8.5pt" style:font-size-asian="8.5pt" style:font-size-complex="8.5pt"/>
    </style:style>
    <style:style style:name="T38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05" style:parent-style-name="DefaultParagraphFont" style:family="text">
      <style:text-properties style:font-name="Gentium" style:font-name-asian="Gentium" style:font-name-complex="Gentium" fo:color="#000000" fo:font-size="8.5pt" style:font-size-asian="8.5pt" style:font-size-complex="8.5pt"/>
    </style:style>
    <style:style style:name="T38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07" style:parent-style-name="DefaultParagraphFont" style:family="text">
      <style:text-properties style:font-name="Gentium" style:font-name-asian="Gentium" style:font-name-complex="Gentium" fo:color="#000000" fo:font-size="8.5pt" style:font-size-asian="8.5pt" style:font-size-complex="8.5pt"/>
    </style:style>
    <style:style style:name="T38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09" style:parent-style-name="DefaultParagraphFont" style:family="text">
      <style:text-properties style:font-name="Gentium" style:font-name-asian="Gentium" style:font-name-complex="Gentium" fo:color="#000000" fo:font-size="8.5pt" style:font-size-asian="8.5pt" style:font-size-complex="8.5pt"/>
    </style:style>
    <style:style style:name="T38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11" style:parent-style-name="DefaultParagraphFont" style:family="text">
      <style:text-properties style:font-name="Gentium" style:font-name-asian="Gentium" style:font-name-complex="Gentium" fo:color="#000000" fo:font-size="8.5pt" style:font-size-asian="8.5pt" style:font-size-complex="8.5pt"/>
    </style:style>
    <style:style style:name="T38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13" style:parent-style-name="DefaultParagraphFont" style:family="text">
      <style:text-properties style:font-name="Gentium" style:font-name-asian="Gentium" style:font-name-complex="Gentium" fo:color="#000000" fo:font-size="8.5pt" style:font-size-asian="8.5pt" style:font-size-complex="8.5pt"/>
    </style:style>
    <style:style style:name="T38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15" style:parent-style-name="DefaultParagraphFont" style:family="text">
      <style:text-properties style:font-name="Gentium" style:font-name-asian="Gentium" style:font-name-complex="Gentium" fo:color="#000000" fo:font-size="8.5pt" style:font-size-asian="8.5pt" style:font-size-complex="8.5pt"/>
    </style:style>
    <style:style style:name="T38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17" style:parent-style-name="DefaultParagraphFont" style:family="text">
      <style:text-properties style:font-name="Gentium" style:font-name-asian="Gentium" style:font-name-complex="Gentium" fo:color="#000000" fo:font-size="8.5pt" style:font-size-asian="8.5pt" style:font-size-complex="8.5pt"/>
    </style:style>
    <style:style style:name="T38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19" style:parent-style-name="DefaultParagraphFont" style:family="text">
      <style:text-properties style:font-name="Gentium" style:font-name-asian="Gentium" style:font-name-complex="Gentium" fo:color="#000000" fo:font-size="8.5pt" style:font-size-asian="8.5pt" style:font-size-complex="8.5pt"/>
    </style:style>
    <style:style style:name="P3820"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821" style:parent-style-name="Standard11" style:family="paragraph">
      <style:paragraph-properties style:text-autospace="none" fo:margin-top="0.0208in" fo:margin-right="0.0312in"/>
    </style:style>
    <style:style style:name="T38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23" style:parent-style-name="DefaultParagraphFont" style:family="text">
      <style:text-properties style:font-name="Gentium" style:font-name-asian="Gentium" style:font-name-complex="Gentium" fo:color="#000000" fo:font-size="8.5pt" style:font-size-asian="8.5pt" style:font-size-complex="8.5pt"/>
    </style:style>
    <style:style style:name="T38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25" style:parent-style-name="DefaultParagraphFont" style:family="text">
      <style:text-properties style:font-name="Gentium" style:font-name-asian="Gentium" style:font-name-complex="Gentium" fo:color="#000000" fo:font-size="8.5pt" style:font-size-asian="8.5pt" style:font-size-complex="8.5pt"/>
    </style:style>
    <style:style style:name="T38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27" style:parent-style-name="DefaultParagraphFont" style:family="text">
      <style:text-properties style:font-name="Gentium" style:font-name-asian="Gentium" style:font-name-complex="Gentium" fo:color="#000000" fo:font-size="8.5pt" style:font-size-asian="8.5pt" style:font-size-complex="8.5pt"/>
    </style:style>
    <style:style style:name="T38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29" style:parent-style-name="DefaultParagraphFont" style:family="text">
      <style:text-properties style:font-name="Gentium" style:font-name-asian="Gentium" style:font-name-complex="Gentium" fo:color="#000000" fo:font-size="8.5pt" style:font-size-asian="8.5pt" style:font-size-complex="8.5pt"/>
    </style:style>
    <style:style style:name="T38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31" style:parent-style-name="DefaultParagraphFont" style:family="text">
      <style:text-properties style:font-name="Gentium" style:font-name-asian="Gentium" style:font-name-complex="Gentium" fo:color="#000000" fo:font-size="8.5pt" style:font-size-asian="8.5pt" style:font-size-complex="8.5pt"/>
    </style:style>
    <style:style style:name="T38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33" style:parent-style-name="DefaultParagraphFont" style:family="text">
      <style:text-properties style:font-name="Gentium" style:font-name-asian="Gentium" style:font-name-complex="Gentium" fo:color="#000000" fo:font-size="8.5pt" style:font-size-asian="8.5pt" style:font-size-complex="8.5pt"/>
    </style:style>
    <style:style style:name="T38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35" style:parent-style-name="DefaultParagraphFont" style:family="text">
      <style:text-properties style:font-name="Gentium" style:font-name-asian="Gentium" style:font-name-complex="Gentium" fo:color="#000000" fo:font-size="8.5pt" style:font-size-asian="8.5pt" style:font-size-complex="8.5pt"/>
    </style:style>
    <style:style style:name="T38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37" style:parent-style-name="DefaultParagraphFont" style:family="text">
      <style:text-properties style:font-name="Gentium" style:font-name-asian="Gentium" style:font-name-complex="Gentium" fo:color="#000000" fo:font-size="8.5pt" style:font-size-asian="8.5pt" style:font-size-complex="8.5pt"/>
    </style:style>
    <style:style style:name="T38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39" style:parent-style-name="DefaultParagraphFont" style:family="text">
      <style:text-properties style:font-name="Gentium" style:font-name-asian="Gentium" style:font-name-complex="Gentium" fo:color="#000000" fo:font-size="8.5pt" style:font-size-asian="8.5pt" style:font-size-complex="8.5pt"/>
    </style:style>
    <style:style style:name="T38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41" style:parent-style-name="DefaultParagraphFont" style:family="text">
      <style:text-properties style:font-name="Gentium" style:font-name-asian="Gentium" style:font-name-complex="Gentium" fo:color="#000000" fo:font-size="8.5pt" style:font-size-asian="8.5pt" style:font-size-complex="8.5pt"/>
    </style:style>
    <style:style style:name="T38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43" style:parent-style-name="DefaultParagraphFont" style:family="text">
      <style:text-properties style:font-name="Gentium" style:font-name-asian="Gentium" style:font-name-complex="Gentium" fo:color="#000000" fo:font-size="8.5pt" style:font-size-asian="8.5pt" style:font-size-complex="8.5pt"/>
    </style:style>
    <style:style style:name="T38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45" style:parent-style-name="DefaultParagraphFont" style:family="text">
      <style:text-properties style:font-name="Gentium" style:font-name-asian="Gentium" style:font-name-complex="Gentium" fo:color="#000000" fo:font-size="8.5pt" style:font-size-asian="8.5pt" style:font-size-complex="8.5pt"/>
    </style:style>
    <style:style style:name="T38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47" style:parent-style-name="DefaultParagraphFont" style:family="text">
      <style:text-properties style:font-name="Gentium" style:font-name-asian="Gentium" style:font-name-complex="Gentium" fo:color="#000000" fo:font-size="8.5pt" style:font-size-asian="8.5pt" style:font-size-complex="8.5pt"/>
    </style:style>
    <style:style style:name="T38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49" style:parent-style-name="DefaultParagraphFont" style:family="text">
      <style:text-properties style:font-name="Gentium" style:font-name-asian="Gentium" style:font-name-complex="Gentium" fo:color="#000000" fo:font-size="8.5pt" style:font-size-asian="8.5pt" style:font-size-complex="8.5pt"/>
    </style:style>
    <style:style style:name="T38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51" style:parent-style-name="DefaultParagraphFont" style:family="text">
      <style:text-properties style:font-name="Gentium" style:font-name-asian="Gentium" style:font-name-complex="Gentium" fo:color="#000000" fo:font-size="8.5pt" style:font-size-asian="8.5pt" style:font-size-complex="8.5pt"/>
    </style:style>
    <style:style style:name="T38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53" style:parent-style-name="DefaultParagraphFont" style:family="text">
      <style:text-properties style:font-name="Gentium" style:font-name-asian="Gentium" style:font-name-complex="Gentium" fo:color="#000000" fo:font-size="8.5pt" style:font-size-asian="8.5pt" style:font-size-complex="8.5pt"/>
    </style:style>
    <style:style style:name="T38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55" style:parent-style-name="DefaultParagraphFont" style:family="text">
      <style:text-properties style:font-name="Gentium" style:font-name-asian="Gentium" style:font-name-complex="Gentium" fo:color="#000000" fo:font-size="8.5pt" style:font-size-asian="8.5pt" style:font-size-complex="8.5pt"/>
    </style:style>
    <style:style style:name="T38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57" style:parent-style-name="DefaultParagraphFont" style:family="text">
      <style:text-properties style:font-name="Gentium" style:font-name-asian="Gentium" style:font-name-complex="Gentium" fo:color="#000000" fo:font-size="8.5pt" style:font-size-asian="8.5pt" style:font-size-complex="8.5pt"/>
    </style:style>
    <style:style style:name="T38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59" style:parent-style-name="DefaultParagraphFont" style:family="text">
      <style:text-properties style:font-name="Gentium" style:font-name-asian="Gentium" style:font-name-complex="Gentium" fo:color="#000000" fo:font-size="8.5pt" style:font-size-asian="8.5pt" style:font-size-complex="8.5pt"/>
    </style:style>
    <style:style style:name="T38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61" style:parent-style-name="DefaultParagraphFont" style:family="text">
      <style:text-properties style:font-name="Gentium" style:font-name-asian="Gentium" style:font-name-complex="Gentium" fo:color="#000000" fo:font-size="8.5pt" style:font-size-asian="8.5pt" style:font-size-complex="8.5pt"/>
    </style:style>
    <style:style style:name="T38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63" style:parent-style-name="DefaultParagraphFont" style:family="text">
      <style:text-properties style:font-name="Gentium" style:font-name-asian="Gentium" style:font-name-complex="Gentium" fo:color="#000000" fo:font-size="8.5pt" style:font-size-asian="8.5pt" style:font-size-complex="8.5pt"/>
    </style:style>
    <style:style style:name="T38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65" style:parent-style-name="DefaultParagraphFont" style:family="text">
      <style:text-properties style:font-name="Gentium" style:font-name-asian="Gentium" style:font-name-complex="Gentium" fo:color="#000000" fo:font-size="8.5pt" style:font-size-asian="8.5pt" style:font-size-complex="8.5pt"/>
    </style:style>
    <style:style style:name="T38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67" style:parent-style-name="DefaultParagraphFont" style:family="text">
      <style:text-properties style:font-name="Gentium" style:font-name-asian="Gentium" style:font-name-complex="Gentium" fo:color="#000000" fo:font-size="8.5pt" style:font-size-asian="8.5pt" style:font-size-complex="8.5pt"/>
    </style:style>
    <style:style style:name="T38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69" style:parent-style-name="DefaultParagraphFont" style:family="text">
      <style:text-properties style:font-name="Gentium" style:font-name-asian="Gentium" style:font-name-complex="Gentium" fo:color="#000000" fo:font-size="8.5pt" style:font-size-asian="8.5pt" style:font-size-complex="8.5pt"/>
    </style:style>
    <style:style style:name="T38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71" style:parent-style-name="DefaultParagraphFont" style:family="text">
      <style:text-properties style:font-name="Gentium" style:font-name-asian="Gentium" style:font-name-complex="Gentium" fo:color="#000000" fo:font-size="8.5pt" style:font-size-asian="8.5pt" style:font-size-complex="8.5pt"/>
    </style:style>
    <style:style style:name="T38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73" style:parent-style-name="DefaultParagraphFont" style:family="text">
      <style:text-properties style:font-name="Gentium" style:font-name-asian="Gentium" style:font-name-complex="Gentium" fo:color="#000000" fo:font-size="8.5pt" style:font-size-asian="8.5pt" style:font-size-complex="8.5pt"/>
    </style:style>
    <style:style style:name="P3874"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875" style:parent-style-name="Standard11" style:family="paragraph">
      <style:paragraph-properties style:text-autospace="none" fo:margin-top="0.0208in" fo:margin-right="0.0312in"/>
    </style:style>
    <style:style style:name="T38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77" style:parent-style-name="DefaultParagraphFont" style:family="text">
      <style:text-properties style:font-name="Gentium" style:font-name-asian="Gentium" style:font-name-complex="Gentium" fo:color="#000000" fo:font-size="8.5pt" style:font-size-asian="8.5pt" style:font-size-complex="8.5pt"/>
    </style:style>
    <style:style style:name="T38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79" style:parent-style-name="DefaultParagraphFont" style:family="text">
      <style:text-properties style:font-name="Gentium" style:font-name-asian="Gentium" style:font-name-complex="Gentium" fo:color="#000000" fo:font-size="8.5pt" style:font-size-asian="8.5pt" style:font-size-complex="8.5pt"/>
    </style:style>
    <style:style style:name="T38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81" style:parent-style-name="DefaultParagraphFont" style:family="text">
      <style:text-properties style:font-name="Gentium" style:font-name-asian="Gentium" style:font-name-complex="Gentium" fo:color="#000000" fo:font-size="8.5pt" style:font-size-asian="8.5pt" style:font-size-complex="8.5pt"/>
    </style:style>
    <style:style style:name="T38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83" style:parent-style-name="DefaultParagraphFont" style:family="text">
      <style:text-properties style:font-name="Gentium" style:font-name-asian="Gentium" style:font-name-complex="Gentium" fo:color="#000000" fo:font-size="8.5pt" style:font-size-asian="8.5pt" style:font-size-complex="8.5pt"/>
    </style:style>
    <style:style style:name="T38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85" style:parent-style-name="DefaultParagraphFont" style:family="text">
      <style:text-properties style:font-name="Gentium" style:font-name-asian="Gentium" style:font-name-complex="Gentium" fo:color="#000000" fo:font-size="8.5pt" style:font-size-asian="8.5pt" style:font-size-complex="8.5pt"/>
    </style:style>
    <style:style style:name="T38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87" style:parent-style-name="DefaultParagraphFont" style:family="text">
      <style:text-properties style:font-name="Gentium" style:font-name-asian="Gentium" style:font-name-complex="Gentium" fo:color="#000000" fo:font-size="8.5pt" style:font-size-asian="8.5pt" style:font-size-complex="8.5pt"/>
    </style:style>
    <style:style style:name="T38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89" style:parent-style-name="DefaultParagraphFont" style:family="text">
      <style:text-properties style:font-name="Gentium" style:font-name-asian="Gentium" style:font-name-complex="Gentium" fo:color="#000000" fo:font-size="8.5pt" style:font-size-asian="8.5pt" style:font-size-complex="8.5pt"/>
    </style:style>
    <style:style style:name="T38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91" style:parent-style-name="DefaultParagraphFont" style:family="text">
      <style:text-properties style:font-name="Gentium" style:font-name-asian="Gentium" style:font-name-complex="Gentium" fo:color="#000000" fo:font-size="8.5pt" style:font-size-asian="8.5pt" style:font-size-complex="8.5pt"/>
    </style:style>
    <style:style style:name="T38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93" style:parent-style-name="DefaultParagraphFont" style:family="text">
      <style:text-properties style:font-name="Gentium" style:font-name-asian="Gentium" style:font-name-complex="Gentium" fo:color="#000000" fo:font-size="8.5pt" style:font-size-asian="8.5pt" style:font-size-complex="8.5pt"/>
    </style:style>
    <style:style style:name="T38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95" style:parent-style-name="DefaultParagraphFont" style:family="text">
      <style:text-properties style:font-name="Gentium" style:font-name-asian="Gentium" style:font-name-complex="Gentium" fo:color="#000000" fo:font-size="8.5pt" style:font-size-asian="8.5pt" style:font-size-complex="8.5pt"/>
    </style:style>
    <style:style style:name="T38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97" style:parent-style-name="DefaultParagraphFont" style:family="text">
      <style:text-properties style:font-name="Gentium" style:font-name-asian="Gentium" style:font-name-complex="Gentium" fo:color="#000000" fo:font-size="8.5pt" style:font-size-asian="8.5pt" style:font-size-complex="8.5pt"/>
    </style:style>
    <style:style style:name="T38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899" style:parent-style-name="DefaultParagraphFont" style:family="text">
      <style:text-properties style:font-name="Gentium" style:font-name-asian="Gentium" style:font-name-complex="Gentium" fo:color="#000000" fo:font-size="8.5pt" style:font-size-asian="8.5pt" style:font-size-complex="8.5pt"/>
    </style:style>
    <style:style style:name="T39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01" style:parent-style-name="DefaultParagraphFont" style:family="text">
      <style:text-properties style:font-name="Gentium" style:font-name-asian="Gentium" style:font-name-complex="Gentium" fo:color="#000000" fo:font-size="8.5pt" style:font-size-asian="8.5pt" style:font-size-complex="8.5pt"/>
    </style:style>
    <style:style style:name="T39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03" style:parent-style-name="DefaultParagraphFont" style:family="text">
      <style:text-properties style:font-name="Gentium" style:font-name-asian="Gentium" style:font-name-complex="Gentium" fo:color="#000000" fo:font-size="8.5pt" style:font-size-asian="8.5pt" style:font-size-complex="8.5pt"/>
    </style:style>
    <style:style style:name="T39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05" style:parent-style-name="DefaultParagraphFont" style:family="text">
      <style:text-properties style:font-name="Gentium" style:font-name-asian="Gentium" style:font-name-complex="Gentium" fo:color="#000000" fo:font-size="8.5pt" style:font-size-asian="8.5pt" style:font-size-complex="8.5pt"/>
    </style:style>
    <style:style style:name="T39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07" style:parent-style-name="DefaultParagraphFont" style:family="text">
      <style:text-properties style:font-name="Gentium" style:font-name-asian="Gentium" style:font-name-complex="Gentium" fo:color="#000000" fo:font-size="8.5pt" style:font-size-asian="8.5pt" style:font-size-complex="8.5pt"/>
    </style:style>
    <style:style style:name="T39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09" style:parent-style-name="DefaultParagraphFont" style:family="text">
      <style:text-properties style:font-name="Gentium" style:font-name-asian="Gentium" style:font-name-complex="Gentium" fo:color="#000000" fo:font-size="8.5pt" style:font-size-asian="8.5pt" style:font-size-complex="8.5pt"/>
    </style:style>
    <style:style style:name="T39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11" style:parent-style-name="DefaultParagraphFont" style:family="text">
      <style:text-properties style:font-name="Gentium" style:font-name-asian="Gentium" style:font-name-complex="Gentium" fo:color="#000000" fo:font-size="8.5pt" style:font-size-asian="8.5pt" style:font-size-complex="8.5pt"/>
    </style:style>
    <style:style style:name="T39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13" style:parent-style-name="DefaultParagraphFont" style:family="text">
      <style:text-properties style:font-name="Gentium" style:font-name-asian="Gentium" style:font-name-complex="Gentium" fo:color="#000000" fo:font-size="8.5pt" style:font-size-asian="8.5pt" style:font-size-complex="8.5pt"/>
    </style:style>
    <style:style style:name="T39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15" style:parent-style-name="DefaultParagraphFont" style:family="text">
      <style:text-properties style:font-name="Gentium" style:font-name-asian="Gentium" style:font-name-complex="Gentium" fo:color="#000000" fo:font-size="8.5pt" style:font-size-asian="8.5pt" style:font-size-complex="8.5pt"/>
    </style:style>
    <style:style style:name="T39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17" style:parent-style-name="DefaultParagraphFont" style:family="text">
      <style:text-properties style:font-name="Gentium" style:font-name-asian="Gentium" style:font-name-complex="Gentium" fo:color="#000000" fo:font-size="8.5pt" style:font-size-asian="8.5pt" style:font-size-complex="8.5pt"/>
    </style:style>
    <style:style style:name="T39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19" style:parent-style-name="DefaultParagraphFont" style:family="text">
      <style:text-properties style:font-name="Gentium" style:font-name-asian="Gentium" style:font-name-complex="Gentium" fo:color="#000000" fo:font-size="8.5pt" style:font-size-asian="8.5pt" style:font-size-complex="8.5pt"/>
    </style:style>
    <style:style style:name="T39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21" style:parent-style-name="DefaultParagraphFont" style:family="text">
      <style:text-properties style:font-name="Gentium" style:font-name-asian="Gentium" style:font-name-complex="Gentium" fo:color="#000000" fo:font-size="8.5pt" style:font-size-asian="8.5pt" style:font-size-complex="8.5pt"/>
    </style:style>
    <style:style style:name="T39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23" style:parent-style-name="DefaultParagraphFont" style:family="text">
      <style:text-properties style:font-name="Gentium" style:font-name-asian="Gentium" style:font-name-complex="Gentium" fo:color="#000000" fo:font-size="8.5pt" style:font-size-asian="8.5pt" style:font-size-complex="8.5pt"/>
    </style:style>
    <style:style style:name="T39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25" style:parent-style-name="DefaultParagraphFont" style:family="text">
      <style:text-properties style:font-name="Gentium" style:font-name-asian="Gentium" style:font-name-complex="Gentium" fo:color="#000000" fo:font-size="8.5pt" style:font-size-asian="8.5pt" style:font-size-complex="8.5pt"/>
    </style:style>
    <style:style style:name="T39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27" style:parent-style-name="DefaultParagraphFont" style:family="text">
      <style:text-properties style:font-name="Gentium" style:font-name-asian="Gentium" style:font-name-complex="Gentium" fo:color="#000000" fo:font-size="8.5pt" style:font-size-asian="8.5pt" style:font-size-complex="8.5pt"/>
    </style:style>
    <style:style style:name="T39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29" style:parent-style-name="DefaultParagraphFont" style:family="text">
      <style:text-properties style:font-name="Gentium" style:font-name-asian="Gentium" style:font-name-complex="Gentium" fo:color="#000000" fo:font-size="8.5pt" style:font-size-asian="8.5pt" style:font-size-complex="8.5pt"/>
    </style:style>
    <style:style style:name="T39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31" style:parent-style-name="DefaultParagraphFont" style:family="text">
      <style:text-properties style:font-name="Gentium" style:font-name-asian="Gentium" style:font-name-complex="Gentium" fo:color="#000000" fo:font-size="8.5pt" style:font-size-asian="8.5pt" style:font-size-complex="8.5pt"/>
    </style:style>
    <style:style style:name="T39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33" style:parent-style-name="DefaultParagraphFont" style:family="text">
      <style:text-properties style:font-name="Gentium" style:font-name-asian="Gentium" style:font-name-complex="Gentium" fo:color="#000000" fo:font-size="8.5pt" style:font-size-asian="8.5pt" style:font-size-complex="8.5pt"/>
    </style:style>
    <style:style style:name="T39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35" style:parent-style-name="DefaultParagraphFont" style:family="text">
      <style:text-properties style:font-name="Gentium" style:font-name-asian="Gentium" style:font-name-complex="Gentium" fo:color="#000000" fo:font-size="8.5pt" style:font-size-asian="8.5pt" style:font-size-complex="8.5pt"/>
    </style:style>
    <style:style style:name="T39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37" style:parent-style-name="DefaultParagraphFont" style:family="text">
      <style:text-properties style:font-name="Gentium" style:font-name-asian="Gentium" style:font-name-complex="Gentium" fo:color="#000000" fo:font-size="8.5pt" style:font-size-asian="8.5pt" style:font-size-complex="8.5pt"/>
    </style:style>
    <style:style style:name="T39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39" style:parent-style-name="DefaultParagraphFont" style:family="text">
      <style:text-properties style:font-name="Gentium" style:font-name-asian="Gentium" style:font-name-complex="Gentium" fo:color="#000000" fo:font-size="8.5pt" style:font-size-asian="8.5pt" style:font-size-complex="8.5pt"/>
    </style:style>
    <style:style style:name="P3940"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941" style:parent-style-name="Standard11" style:family="paragraph">
      <style:paragraph-properties style:text-autospace="none" fo:margin-top="0.0208in" fo:margin-right="0.0312in"/>
    </style:style>
    <style:style style:name="T39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43" style:parent-style-name="DefaultParagraphFont" style:family="text">
      <style:text-properties style:font-name="Gentium" style:font-name-asian="Gentium" style:font-name-complex="Gentium" fo:color="#000000" fo:font-size="8.5pt" style:font-size-asian="8.5pt" style:font-size-complex="8.5pt"/>
    </style:style>
    <style:style style:name="T39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45" style:parent-style-name="DefaultParagraphFont" style:family="text">
      <style:text-properties style:font-name="Gentium" style:font-name-asian="Gentium" style:font-name-complex="Gentium" fo:color="#000000" fo:font-size="8.5pt" style:font-size-asian="8.5pt" style:font-size-complex="8.5pt"/>
    </style:style>
    <style:style style:name="T39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47" style:parent-style-name="DefaultParagraphFont" style:family="text">
      <style:text-properties style:font-name="Gentium" style:font-name-asian="Gentium" style:font-name-complex="Gentium" fo:color="#000000" fo:font-size="8.5pt" style:font-size-asian="8.5pt" style:font-size-complex="8.5pt"/>
    </style:style>
    <style:style style:name="T39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49" style:parent-style-name="DefaultParagraphFont" style:family="text">
      <style:text-properties style:font-name="Gentium" style:font-name-asian="Gentium" style:font-name-complex="Gentium" fo:color="#000000" fo:font-size="8.5pt" style:font-size-asian="8.5pt" style:font-size-complex="8.5pt"/>
    </style:style>
    <style:style style:name="T39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51" style:parent-style-name="DefaultParagraphFont" style:family="text">
      <style:text-properties style:font-name="Gentium" style:font-name-asian="Gentium" style:font-name-complex="Gentium" fo:color="#000000" fo:font-size="8.5pt" style:font-size-asian="8.5pt" style:font-size-complex="8.5pt"/>
    </style:style>
    <style:style style:name="T39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53" style:parent-style-name="DefaultParagraphFont" style:family="text">
      <style:text-properties style:font-name="Gentium" style:font-name-asian="Gentium" style:font-name-complex="Gentium" fo:color="#000000" fo:font-size="8.5pt" style:font-size-asian="8.5pt" style:font-size-complex="8.5pt"/>
    </style:style>
    <style:style style:name="T39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55" style:parent-style-name="DefaultParagraphFont" style:family="text">
      <style:text-properties style:font-name="Gentium" style:font-name-asian="Gentium" style:font-name-complex="Gentium" fo:color="#000000" fo:font-size="8.5pt" style:font-size-asian="8.5pt" style:font-size-complex="8.5pt"/>
    </style:style>
    <style:style style:name="T39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57" style:parent-style-name="DefaultParagraphFont" style:family="text">
      <style:text-properties style:font-name="Gentium" style:font-name-asian="Gentium" style:font-name-complex="Gentium" fo:color="#000000" fo:font-size="8.5pt" style:font-size-asian="8.5pt" style:font-size-complex="8.5pt"/>
    </style:style>
    <style:style style:name="T39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59" style:parent-style-name="DefaultParagraphFont" style:family="text">
      <style:text-properties style:font-name="Gentium" style:font-name-asian="Gentium" style:font-name-complex="Gentium" fo:color="#000000" fo:font-size="8.5pt" style:font-size-asian="8.5pt" style:font-size-complex="8.5pt"/>
    </style:style>
    <style:style style:name="T39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61" style:parent-style-name="DefaultParagraphFont" style:family="text">
      <style:text-properties style:font-name="Gentium" style:font-name-asian="Gentium" style:font-name-complex="Gentium" fo:color="#000000" fo:font-size="8.5pt" style:font-size-asian="8.5pt" style:font-size-complex="8.5pt"/>
    </style:style>
    <style:style style:name="T39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63" style:parent-style-name="DefaultParagraphFont" style:family="text">
      <style:text-properties style:font-name="Gentium" style:font-name-asian="Gentium" style:font-name-complex="Gentium" fo:color="#000000" fo:font-size="8.5pt" style:font-size-asian="8.5pt" style:font-size-complex="8.5pt"/>
    </style:style>
    <style:style style:name="T39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65" style:parent-style-name="DefaultParagraphFont" style:family="text">
      <style:text-properties style:font-name="Gentium" style:font-name-asian="Gentium" style:font-name-complex="Gentium" fo:color="#000000" fo:font-size="8.5pt" style:font-size-asian="8.5pt" style:font-size-complex="8.5pt"/>
    </style:style>
    <style:style style:name="T39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67" style:parent-style-name="DefaultParagraphFont" style:family="text">
      <style:text-properties style:font-name="Gentium" style:font-name-asian="Gentium" style:font-name-complex="Gentium" fo:color="#000000" fo:font-size="8.5pt" style:font-size-asian="8.5pt" style:font-size-complex="8.5pt"/>
    </style:style>
    <style:style style:name="T39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69" style:parent-style-name="DefaultParagraphFont" style:family="text">
      <style:text-properties style:font-name="Gentium" style:font-name-asian="Gentium" style:font-name-complex="Gentium" fo:color="#000000" fo:font-size="8.5pt" style:font-size-asian="8.5pt" style:font-size-complex="8.5pt"/>
    </style:style>
    <style:style style:name="T39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71" style:parent-style-name="DefaultParagraphFont" style:family="text">
      <style:text-properties style:font-name="Gentium" style:font-name-asian="Gentium" style:font-name-complex="Gentium" fo:color="#000000" fo:font-size="8.5pt" style:font-size-asian="8.5pt" style:font-size-complex="8.5pt"/>
    </style:style>
    <style:style style:name="T39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73" style:parent-style-name="DefaultParagraphFont" style:family="text">
      <style:text-properties style:font-name="Gentium" style:font-name-asian="Gentium" style:font-name-complex="Gentium" fo:color="#000000" fo:font-size="8.5pt" style:font-size-asian="8.5pt" style:font-size-complex="8.5pt"/>
    </style:style>
    <style:style style:name="T39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75" style:parent-style-name="DefaultParagraphFont" style:family="text">
      <style:text-properties style:font-name="Gentium" style:font-name-asian="Gentium" style:font-name-complex="Gentium" fo:color="#000000" fo:font-size="8.5pt" style:font-size-asian="8.5pt" style:font-size-complex="8.5pt"/>
    </style:style>
    <style:style style:name="T39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77" style:parent-style-name="DefaultParagraphFont" style:family="text">
      <style:text-properties style:font-name="Gentium" style:font-name-asian="Gentium" style:font-name-complex="Gentium" fo:color="#000000" fo:font-size="8.5pt" style:font-size-asian="8.5pt" style:font-size-complex="8.5pt"/>
    </style:style>
    <style:style style:name="T39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79" style:parent-style-name="DefaultParagraphFont" style:family="text">
      <style:text-properties style:font-name="Gentium" style:font-name-asian="Gentium" style:font-name-complex="Gentium" fo:color="#000000" fo:font-size="8.5pt" style:font-size-asian="8.5pt" style:font-size-complex="8.5pt"/>
    </style:style>
    <style:style style:name="T39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81" style:parent-style-name="DefaultParagraphFont" style:family="text">
      <style:text-properties style:font-name="Gentium" style:font-name-asian="Gentium" style:font-name-complex="Gentium" fo:color="#000000" fo:font-size="8.5pt" style:font-size-asian="8.5pt" style:font-size-complex="8.5pt"/>
    </style:style>
    <style:style style:name="T39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83" style:parent-style-name="DefaultParagraphFont" style:family="text">
      <style:text-properties style:font-name="Gentium" style:font-name-asian="Gentium" style:font-name-complex="Gentium" fo:color="#000000" fo:font-size="8.5pt" style:font-size-asian="8.5pt" style:font-size-complex="8.5pt"/>
    </style:style>
    <style:style style:name="T39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85" style:parent-style-name="DefaultParagraphFont" style:family="text">
      <style:text-properties style:font-name="Gentium" style:font-name-asian="Gentium" style:font-name-complex="Gentium" fo:color="#000000" fo:font-size="8.5pt" style:font-size-asian="8.5pt" style:font-size-complex="8.5pt"/>
    </style:style>
    <style:style style:name="P3986"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3987" style:parent-style-name="Standard11" style:family="paragraph">
      <style:paragraph-properties style:text-autospace="none" fo:margin-top="0.0208in" fo:margin-right="0.0312in"/>
    </style:style>
    <style:style style:name="T39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89" style:parent-style-name="DefaultParagraphFont" style:family="text">
      <style:text-properties style:font-name="Gentium" style:font-name-asian="Gentium" style:font-name-complex="Gentium" fo:color="#000000" fo:font-size="8.5pt" style:font-size-asian="8.5pt" style:font-size-complex="8.5pt"/>
    </style:style>
    <style:style style:name="T39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91" style:parent-style-name="DefaultParagraphFont" style:family="text">
      <style:text-properties style:font-name="Gentium" style:font-name-asian="Gentium" style:font-name-complex="Gentium" fo:color="#000000" fo:font-size="8.5pt" style:font-size-asian="8.5pt" style:font-size-complex="8.5pt"/>
    </style:style>
    <style:style style:name="T39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93" style:parent-style-name="DefaultParagraphFont" style:family="text">
      <style:text-properties style:font-name="Gentium" style:font-name-asian="Gentium" style:font-name-complex="Gentium" fo:color="#000000" fo:font-size="8.5pt" style:font-size-asian="8.5pt" style:font-size-complex="8.5pt"/>
    </style:style>
    <style:style style:name="T39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95" style:parent-style-name="DefaultParagraphFont" style:family="text">
      <style:text-properties style:font-name="Gentium" style:font-name-asian="Gentium" style:font-name-complex="Gentium" fo:color="#000000" fo:font-size="8.5pt" style:font-size-asian="8.5pt" style:font-size-complex="8.5pt"/>
    </style:style>
    <style:style style:name="T39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97" style:parent-style-name="DefaultParagraphFont" style:family="text">
      <style:text-properties style:font-name="Gentium" style:font-name-asian="Gentium" style:font-name-complex="Gentium" fo:color="#000000" fo:font-size="8.5pt" style:font-size-asian="8.5pt" style:font-size-complex="8.5pt"/>
    </style:style>
    <style:style style:name="T39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3999" style:parent-style-name="DefaultParagraphFont" style:family="text">
      <style:text-properties style:font-name="Gentium" style:font-name-asian="Gentium" style:font-name-complex="Gentium" fo:color="#000000" fo:font-size="8.5pt" style:font-size-asian="8.5pt" style:font-size-complex="8.5pt"/>
    </style:style>
    <style:style style:name="T40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01" style:parent-style-name="DefaultParagraphFont" style:family="text">
      <style:text-properties style:font-name="Gentium" style:font-name-asian="Gentium" style:font-name-complex="Gentium" fo:color="#000000" fo:font-size="8.5pt" style:font-size-asian="8.5pt" style:font-size-complex="8.5pt"/>
    </style:style>
    <style:style style:name="T40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03" style:parent-style-name="DefaultParagraphFont" style:family="text">
      <style:text-properties style:font-name="Gentium" style:font-name-asian="Gentium" style:font-name-complex="Gentium" fo:color="#000000" fo:font-size="8.5pt" style:font-size-asian="8.5pt" style:font-size-complex="8.5pt"/>
    </style:style>
    <style:style style:name="T40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05" style:parent-style-name="DefaultParagraphFont" style:family="text">
      <style:text-properties style:font-name="Gentium" style:font-name-asian="Gentium" style:font-name-complex="Gentium" fo:color="#000000" fo:font-size="8.5pt" style:font-size-asian="8.5pt" style:font-size-complex="8.5pt"/>
    </style:style>
    <style:style style:name="T40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07" style:parent-style-name="DefaultParagraphFont" style:family="text">
      <style:text-properties style:font-name="Gentium" style:font-name-asian="Gentium" style:font-name-complex="Gentium" fo:color="#000000" fo:font-size="8.5pt" style:font-size-asian="8.5pt" style:font-size-complex="8.5pt"/>
    </style:style>
    <style:style style:name="T40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09" style:parent-style-name="DefaultParagraphFont" style:family="text">
      <style:text-properties style:font-name="Gentium" style:font-name-asian="Gentium" style:font-name-complex="Gentium" fo:color="#000000" fo:font-size="8.5pt" style:font-size-asian="8.5pt" style:font-size-complex="8.5pt"/>
    </style:style>
    <style:style style:name="T40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11" style:parent-style-name="DefaultParagraphFont" style:family="text">
      <style:text-properties style:font-name="Gentium" style:font-name-asian="Gentium" style:font-name-complex="Gentium" fo:color="#000000" fo:font-size="8.5pt" style:font-size-asian="8.5pt" style:font-size-complex="8.5pt"/>
    </style:style>
    <style:style style:name="T40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13" style:parent-style-name="DefaultParagraphFont" style:family="text">
      <style:text-properties style:font-name="Gentium" style:font-name-asian="Gentium" style:font-name-complex="Gentium" fo:color="#000000" fo:font-size="8.5pt" style:font-size-asian="8.5pt" style:font-size-complex="8.5pt"/>
    </style:style>
    <style:style style:name="T40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15" style:parent-style-name="DefaultParagraphFont" style:family="text">
      <style:text-properties style:font-name="Gentium" style:font-name-asian="Gentium" style:font-name-complex="Gentium" fo:color="#000000" fo:font-size="8.5pt" style:font-size-asian="8.5pt" style:font-size-complex="8.5pt"/>
    </style:style>
    <style:style style:name="T40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17" style:parent-style-name="DefaultParagraphFont" style:family="text">
      <style:text-properties style:font-name="Gentium" style:font-name-asian="Gentium" style:font-name-complex="Gentium" fo:color="#000000" fo:font-size="8.5pt" style:font-size-asian="8.5pt" style:font-size-complex="8.5pt"/>
    </style:style>
    <style:style style:name="T40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19" style:parent-style-name="DefaultParagraphFont" style:family="text">
      <style:text-properties style:font-name="Gentium" style:font-name-asian="Gentium" style:font-name-complex="Gentium" fo:color="#000000" fo:font-size="8.5pt" style:font-size-asian="8.5pt" style:font-size-complex="8.5pt"/>
    </style:style>
    <style:style style:name="T40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21" style:parent-style-name="DefaultParagraphFont" style:family="text">
      <style:text-properties style:font-name="Gentium" style:font-name-asian="Gentium" style:font-name-complex="Gentium" fo:color="#000000" fo:font-size="8.5pt" style:font-size-asian="8.5pt" style:font-size-complex="8.5pt"/>
    </style:style>
    <style:style style:name="T40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23" style:parent-style-name="DefaultParagraphFont" style:family="text">
      <style:text-properties style:font-name="Gentium" style:font-name-asian="Gentium" style:font-name-complex="Gentium" fo:color="#000000" fo:font-size="8.5pt" style:font-size-asian="8.5pt" style:font-size-complex="8.5pt"/>
    </style:style>
    <style:style style:name="T40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25" style:parent-style-name="DefaultParagraphFont" style:family="text">
      <style:text-properties style:font-name="Gentium" style:font-name-asian="Gentium" style:font-name-complex="Gentium" fo:color="#000000" fo:font-size="8.5pt" style:font-size-asian="8.5pt" style:font-size-complex="8.5pt"/>
    </style:style>
    <style:style style:name="T40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27" style:parent-style-name="DefaultParagraphFont" style:family="text">
      <style:text-properties style:font-name="Gentium" style:font-name-asian="Gentium" style:font-name-complex="Gentium" fo:color="#000000" fo:font-size="8.5pt" style:font-size-asian="8.5pt" style:font-size-complex="8.5pt"/>
    </style:style>
    <style:style style:name="T40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29" style:parent-style-name="DefaultParagraphFont" style:family="text">
      <style:text-properties style:font-name="Gentium" style:font-name-asian="Gentium" style:font-name-complex="Gentium" fo:color="#000000" fo:font-size="8.5pt" style:font-size-asian="8.5pt" style:font-size-complex="8.5pt"/>
    </style:style>
    <style:style style:name="T40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31" style:parent-style-name="DefaultParagraphFont" style:family="text">
      <style:text-properties style:font-name="Gentium" style:font-name-asian="Gentium" style:font-name-complex="Gentium" fo:color="#000000" fo:font-size="8.5pt" style:font-size-asian="8.5pt" style:font-size-complex="8.5pt"/>
    </style:style>
    <style:style style:name="T40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33" style:parent-style-name="DefaultParagraphFont" style:family="text">
      <style:text-properties style:font-name="Gentium" style:font-name-asian="Gentium" style:font-name-complex="Gentium" fo:color="#000000" fo:font-size="8.5pt" style:font-size-asian="8.5pt" style:font-size-complex="8.5pt"/>
    </style:style>
    <style:style style:name="T40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35" style:parent-style-name="DefaultParagraphFont" style:family="text">
      <style:text-properties style:font-name="Gentium" style:font-name-asian="Gentium" style:font-name-complex="Gentium" fo:color="#000000" fo:font-size="8.5pt" style:font-size-asian="8.5pt" style:font-size-complex="8.5pt"/>
    </style:style>
    <style:style style:name="P4036"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037" style:parent-style-name="Standard11" style:family="paragraph">
      <style:paragraph-properties style:text-autospace="none" fo:margin-top="0.0208in" fo:margin-right="0.0312in"/>
    </style:style>
    <style:style style:name="T40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39" style:parent-style-name="DefaultParagraphFont" style:family="text">
      <style:text-properties style:font-name="Gentium" style:font-name-asian="Gentium" style:font-name-complex="Gentium" fo:color="#000000" fo:font-size="8.5pt" style:font-size-asian="8.5pt" style:font-size-complex="8.5pt"/>
    </style:style>
    <style:style style:name="T40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41" style:parent-style-name="DefaultParagraphFont" style:family="text">
      <style:text-properties style:font-name="Gentium" style:font-name-asian="Gentium" style:font-name-complex="Gentium" fo:color="#000000" fo:font-size="8.5pt" style:font-size-asian="8.5pt" style:font-size-complex="8.5pt"/>
    </style:style>
    <style:style style:name="T40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43" style:parent-style-name="DefaultParagraphFont" style:family="text">
      <style:text-properties style:font-name="Gentium" style:font-name-asian="Gentium" style:font-name-complex="Gentium" fo:color="#000000" fo:font-size="8.5pt" style:font-size-asian="8.5pt" style:font-size-complex="8.5pt"/>
    </style:style>
    <style:style style:name="T40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45" style:parent-style-name="DefaultParagraphFont" style:family="text">
      <style:text-properties style:font-name="Gentium" style:font-name-asian="Gentium" style:font-name-complex="Gentium" fo:color="#000000" fo:font-size="8.5pt" style:font-size-asian="8.5pt" style:font-size-complex="8.5pt"/>
    </style:style>
    <style:style style:name="T40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47" style:parent-style-name="DefaultParagraphFont" style:family="text">
      <style:text-properties style:font-name="Gentium" style:font-name-asian="Gentium" style:font-name-complex="Gentium" fo:color="#000000" fo:font-size="8.5pt" style:font-size-asian="8.5pt" style:font-size-complex="8.5pt"/>
    </style:style>
    <style:style style:name="T40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49" style:parent-style-name="DefaultParagraphFont" style:family="text">
      <style:text-properties style:font-name="Gentium" style:font-name-asian="Gentium" style:font-name-complex="Gentium" fo:color="#000000" fo:font-size="8.5pt" style:font-size-asian="8.5pt" style:font-size-complex="8.5pt"/>
    </style:style>
    <style:style style:name="T40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51" style:parent-style-name="DefaultParagraphFont" style:family="text">
      <style:text-properties style:font-name="Gentium" style:font-name-asian="Gentium" style:font-name-complex="Gentium" fo:color="#000000" fo:font-size="8.5pt" style:font-size-asian="8.5pt" style:font-size-complex="8.5pt"/>
    </style:style>
    <style:style style:name="T40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53" style:parent-style-name="DefaultParagraphFont" style:family="text">
      <style:text-properties style:font-name="Gentium" style:font-name-asian="Gentium" style:font-name-complex="Gentium" fo:color="#000000" fo:font-size="8.5pt" style:font-size-asian="8.5pt" style:font-size-complex="8.5pt"/>
    </style:style>
    <style:style style:name="T40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55" style:parent-style-name="DefaultParagraphFont" style:family="text">
      <style:text-properties style:font-name="Gentium" style:font-name-asian="Gentium" style:font-name-complex="Gentium" fo:color="#000000" fo:font-size="8.5pt" style:font-size-asian="8.5pt" style:font-size-complex="8.5pt"/>
    </style:style>
    <style:style style:name="T40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57" style:parent-style-name="DefaultParagraphFont" style:family="text">
      <style:text-properties style:font-name="Gentium" style:font-name-asian="Gentium" style:font-name-complex="Gentium" fo:color="#000000" fo:font-size="8.5pt" style:font-size-asian="8.5pt" style:font-size-complex="8.5pt"/>
    </style:style>
    <style:style style:name="T40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59" style:parent-style-name="DefaultParagraphFont" style:family="text">
      <style:text-properties style:font-name="Gentium" style:font-name-asian="Gentium" style:font-name-complex="Gentium" fo:color="#000000" fo:font-size="8.5pt" style:font-size-asian="8.5pt" style:font-size-complex="8.5pt"/>
    </style:style>
    <style:style style:name="T40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61" style:parent-style-name="DefaultParagraphFont" style:family="text">
      <style:text-properties style:font-name="Gentium" style:font-name-asian="Gentium" style:font-name-complex="Gentium" fo:color="#000000" fo:font-size="8.5pt" style:font-size-asian="8.5pt" style:font-size-complex="8.5pt"/>
    </style:style>
    <style:style style:name="T40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63" style:parent-style-name="DefaultParagraphFont" style:family="text">
      <style:text-properties style:font-name="Gentium" style:font-name-asian="Gentium" style:font-name-complex="Gentium" fo:color="#000000" fo:font-size="8.5pt" style:font-size-asian="8.5pt" style:font-size-complex="8.5pt"/>
    </style:style>
    <style:style style:name="T40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65" style:parent-style-name="DefaultParagraphFont" style:family="text">
      <style:text-properties style:font-name="Gentium" style:font-name-asian="Gentium" style:font-name-complex="Gentium" fo:color="#000000" fo:font-size="8.5pt" style:font-size-asian="8.5pt" style:font-size-complex="8.5pt"/>
    </style:style>
    <style:style style:name="T40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67" style:parent-style-name="DefaultParagraphFont" style:family="text">
      <style:text-properties style:font-name="Gentium" style:font-name-asian="Gentium" style:font-name-complex="Gentium" fo:color="#000000" fo:font-size="8.5pt" style:font-size-asian="8.5pt" style:font-size-complex="8.5pt"/>
    </style:style>
    <style:style style:name="T40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69" style:parent-style-name="DefaultParagraphFont" style:family="text">
      <style:text-properties style:font-name="Gentium" style:font-name-asian="Gentium" style:font-name-complex="Gentium" fo:color="#000000" fo:font-size="8.5pt" style:font-size-asian="8.5pt" style:font-size-complex="8.5pt"/>
    </style:style>
    <style:style style:name="T40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71" style:parent-style-name="DefaultParagraphFont" style:family="text">
      <style:text-properties style:font-name="Gentium" style:font-name-asian="Gentium" style:font-name-complex="Gentium" fo:color="#000000" fo:font-size="8.5pt" style:font-size-asian="8.5pt" style:font-size-complex="8.5pt"/>
    </style:style>
    <style:style style:name="T40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73" style:parent-style-name="DefaultParagraphFont" style:family="text">
      <style:text-properties style:font-name="Gentium" style:font-name-asian="Gentium" style:font-name-complex="Gentium" fo:color="#000000" fo:font-size="8.5pt" style:font-size-asian="8.5pt" style:font-size-complex="8.5pt"/>
    </style:style>
    <style:style style:name="T40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75" style:parent-style-name="DefaultParagraphFont" style:family="text">
      <style:text-properties style:font-name="Gentium" style:font-name-asian="Gentium" style:font-name-complex="Gentium" fo:color="#000000" fo:font-size="8.5pt" style:font-size-asian="8.5pt" style:font-size-complex="8.5pt"/>
    </style:style>
    <style:style style:name="T40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77" style:parent-style-name="DefaultParagraphFont" style:family="text">
      <style:text-properties style:font-name="Gentium" style:font-name-asian="Gentium" style:font-name-complex="Gentium" fo:color="#000000" fo:font-size="8.5pt" style:font-size-asian="8.5pt" style:font-size-complex="8.5pt"/>
    </style:style>
    <style:style style:name="T40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79" style:parent-style-name="DefaultParagraphFont" style:family="text">
      <style:text-properties style:font-name="Gentium" style:font-name-asian="Gentium" style:font-name-complex="Gentium" fo:color="#000000" fo:font-size="8.5pt" style:font-size-asian="8.5pt" style:font-size-complex="8.5pt"/>
    </style:style>
    <style:style style:name="T40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81" style:parent-style-name="DefaultParagraphFont" style:family="text">
      <style:text-properties style:font-name="Gentium" style:font-name-asian="Gentium" style:font-name-complex="Gentium" fo:color="#000000" fo:font-size="8.5pt" style:font-size-asian="8.5pt" style:font-size-complex="8.5pt"/>
    </style:style>
    <style:style style:name="P4082"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083" style:parent-style-name="Standard11" style:family="paragraph">
      <style:paragraph-properties style:text-autospace="none" fo:margin-top="0.0208in" fo:margin-right="0.0312in"/>
    </style:style>
    <style:style style:name="T40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85" style:parent-style-name="DefaultParagraphFont" style:family="text">
      <style:text-properties style:font-name="Gentium" style:font-name-asian="Gentium" style:font-name-complex="Gentium" fo:color="#000000" fo:font-size="8.5pt" style:font-size-asian="8.5pt" style:font-size-complex="8.5pt"/>
    </style:style>
    <style:style style:name="T40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87" style:parent-style-name="DefaultParagraphFont" style:family="text">
      <style:text-properties style:font-name="Gentium" style:font-name-asian="Gentium" style:font-name-complex="Gentium" fo:color="#000000" fo:font-size="8.5pt" style:font-size-asian="8.5pt" style:font-size-complex="8.5pt"/>
    </style:style>
    <style:style style:name="T40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89" style:parent-style-name="DefaultParagraphFont" style:family="text">
      <style:text-properties style:font-name="Gentium" style:font-name-asian="Gentium" style:font-name-complex="Gentium" fo:color="#000000" fo:font-size="8.5pt" style:font-size-asian="8.5pt" style:font-size-complex="8.5pt"/>
    </style:style>
    <style:style style:name="T40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91" style:parent-style-name="DefaultParagraphFont" style:family="text">
      <style:text-properties style:font-name="Gentium" style:font-name-asian="Gentium" style:font-name-complex="Gentium" fo:color="#000000" fo:font-size="8.5pt" style:font-size-asian="8.5pt" style:font-size-complex="8.5pt"/>
    </style:style>
    <style:style style:name="T40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93" style:parent-style-name="DefaultParagraphFont" style:family="text">
      <style:text-properties style:font-name="Gentium" style:font-name-asian="Gentium" style:font-name-complex="Gentium" fo:color="#000000" fo:font-size="8.5pt" style:font-size-asian="8.5pt" style:font-size-complex="8.5pt"/>
    </style:style>
    <style:style style:name="T40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95" style:parent-style-name="DefaultParagraphFont" style:family="text">
      <style:text-properties style:font-name="Gentium" style:font-name-asian="Gentium" style:font-name-complex="Gentium" fo:color="#000000" fo:font-size="8.5pt" style:font-size-asian="8.5pt" style:font-size-complex="8.5pt"/>
    </style:style>
    <style:style style:name="T40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97" style:parent-style-name="DefaultParagraphFont" style:family="text">
      <style:text-properties style:font-name="Gentium" style:font-name-asian="Gentium" style:font-name-complex="Gentium" fo:color="#000000" fo:font-size="8.5pt" style:font-size-asian="8.5pt" style:font-size-complex="8.5pt"/>
    </style:style>
    <style:style style:name="T40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099" style:parent-style-name="DefaultParagraphFont" style:family="text">
      <style:text-properties style:font-name="Gentium" style:font-name-asian="Gentium" style:font-name-complex="Gentium" fo:color="#000000" fo:font-size="8.5pt" style:font-size-asian="8.5pt" style:font-size-complex="8.5pt"/>
    </style:style>
    <style:style style:name="T41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01" style:parent-style-name="DefaultParagraphFont" style:family="text">
      <style:text-properties style:font-name="Gentium" style:font-name-asian="Gentium" style:font-name-complex="Gentium" fo:color="#000000" fo:font-size="8.5pt" style:font-size-asian="8.5pt" style:font-size-complex="8.5pt"/>
    </style:style>
    <style:style style:name="T41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03" style:parent-style-name="DefaultParagraphFont" style:family="text">
      <style:text-properties style:font-name="Gentium" style:font-name-asian="Gentium" style:font-name-complex="Gentium" fo:color="#000000" fo:font-size="8.5pt" style:font-size-asian="8.5pt" style:font-size-complex="8.5pt"/>
    </style:style>
    <style:style style:name="T41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05" style:parent-style-name="DefaultParagraphFont" style:family="text">
      <style:text-properties style:font-name="Gentium" style:font-name-asian="Gentium" style:font-name-complex="Gentium" fo:color="#000000" fo:font-size="8.5pt" style:font-size-asian="8.5pt" style:font-size-complex="8.5pt"/>
    </style:style>
    <style:style style:name="T41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07" style:parent-style-name="DefaultParagraphFont" style:family="text">
      <style:text-properties style:font-name="Gentium" style:font-name-asian="Gentium" style:font-name-complex="Gentium" fo:color="#000000" fo:font-size="8.5pt" style:font-size-asian="8.5pt" style:font-size-complex="8.5pt"/>
    </style:style>
    <style:style style:name="T41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09" style:parent-style-name="DefaultParagraphFont" style:family="text">
      <style:text-properties style:font-name="Gentium" style:font-name-asian="Gentium" style:font-name-complex="Gentium" fo:color="#000000" fo:font-size="8.5pt" style:font-size-asian="8.5pt" style:font-size-complex="8.5pt"/>
    </style:style>
    <style:style style:name="T41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11" style:parent-style-name="DefaultParagraphFont" style:family="text">
      <style:text-properties style:font-name="Gentium" style:font-name-asian="Gentium" style:font-name-complex="Gentium" fo:color="#000000" fo:font-size="8.5pt" style:font-size-asian="8.5pt" style:font-size-complex="8.5pt"/>
    </style:style>
    <style:style style:name="T41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13" style:parent-style-name="DefaultParagraphFont" style:family="text">
      <style:text-properties style:font-name="Gentium" style:font-name-asian="Gentium" style:font-name-complex="Gentium" fo:color="#000000" fo:font-size="8.5pt" style:font-size-asian="8.5pt" style:font-size-complex="8.5pt"/>
    </style:style>
    <style:style style:name="T41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15" style:parent-style-name="DefaultParagraphFont" style:family="text">
      <style:text-properties style:font-name="Gentium" style:font-name-asian="Gentium" style:font-name-complex="Gentium" fo:color="#000000" fo:font-size="8.5pt" style:font-size-asian="8.5pt" style:font-size-complex="8.5pt"/>
    </style:style>
    <style:style style:name="T41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17" style:parent-style-name="DefaultParagraphFont" style:family="text">
      <style:text-properties style:font-name="Gentium" style:font-name-asian="Gentium" style:font-name-complex="Gentium" fo:color="#000000" fo:font-size="8.5pt" style:font-size-asian="8.5pt" style:font-size-complex="8.5pt"/>
    </style:style>
    <style:style style:name="T41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19" style:parent-style-name="DefaultParagraphFont" style:family="text">
      <style:text-properties style:font-name="Gentium" style:font-name-asian="Gentium" style:font-name-complex="Gentium" fo:color="#000000" fo:font-size="8.5pt" style:font-size-asian="8.5pt" style:font-size-complex="8.5pt"/>
    </style:style>
    <style:style style:name="T41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21" style:parent-style-name="DefaultParagraphFont" style:family="text">
      <style:text-properties style:font-name="Gentium" style:font-name-asian="Gentium" style:font-name-complex="Gentium" fo:color="#000000" fo:font-size="8.5pt" style:font-size-asian="8.5pt" style:font-size-complex="8.5pt"/>
    </style:style>
    <style:style style:name="T41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23" style:parent-style-name="DefaultParagraphFont" style:family="text">
      <style:text-properties style:font-name="Gentium" style:font-name-asian="Gentium" style:font-name-complex="Gentium" fo:color="#000000" fo:font-size="8.5pt" style:font-size-asian="8.5pt" style:font-size-complex="8.5pt"/>
    </style:style>
    <style:style style:name="T41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25" style:parent-style-name="DefaultParagraphFont" style:family="text">
      <style:text-properties style:font-name="Gentium" style:font-name-asian="Gentium" style:font-name-complex="Gentium" fo:color="#000000" fo:font-size="8.5pt" style:font-size-asian="8.5pt" style:font-size-complex="8.5pt"/>
    </style:style>
    <style:style style:name="T41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27" style:parent-style-name="DefaultParagraphFont" style:family="text">
      <style:text-properties style:font-name="Gentium" style:font-name-asian="Gentium" style:font-name-complex="Gentium" fo:color="#000000" fo:font-size="8.5pt" style:font-size-asian="8.5pt" style:font-size-complex="8.5pt"/>
    </style:style>
    <style:style style:name="T41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29" style:parent-style-name="DefaultParagraphFont" style:family="text">
      <style:text-properties style:font-name="Gentium" style:font-name-asian="Gentium" style:font-name-complex="Gentium" fo:color="#000000" fo:font-size="8.5pt" style:font-size-asian="8.5pt" style:font-size-complex="8.5pt"/>
    </style:style>
    <style:style style:name="T41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31" style:parent-style-name="DefaultParagraphFont" style:family="text">
      <style:text-properties style:font-name="Gentium" style:font-name-asian="Gentium" style:font-name-complex="Gentium" fo:color="#000000" fo:font-size="8.5pt" style:font-size-asian="8.5pt" style:font-size-complex="8.5pt"/>
    </style:style>
    <style:style style:name="T41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33" style:parent-style-name="DefaultParagraphFont" style:family="text">
      <style:text-properties style:font-name="Gentium" style:font-name-asian="Gentium" style:font-name-complex="Gentium" fo:color="#000000" fo:font-size="8.5pt" style:font-size-asian="8.5pt" style:font-size-complex="8.5pt"/>
    </style:style>
    <style:style style:name="T41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35" style:parent-style-name="DefaultParagraphFont" style:family="text">
      <style:text-properties style:font-name="Gentium" style:font-name-asian="Gentium" style:font-name-complex="Gentium" fo:color="#000000" fo:font-size="8.5pt" style:font-size-asian="8.5pt" style:font-size-complex="8.5pt"/>
    </style:style>
    <style:style style:name="T41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37" style:parent-style-name="DefaultParagraphFont" style:family="text">
      <style:text-properties style:font-name="Gentium" style:font-name-asian="Gentium" style:font-name-complex="Gentium" fo:color="#000000" fo:font-size="8.5pt" style:font-size-asian="8.5pt" style:font-size-complex="8.5pt"/>
    </style:style>
    <style:style style:name="T41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39" style:parent-style-name="DefaultParagraphFont" style:family="text">
      <style:text-properties style:font-name="Gentium" style:font-name-asian="Gentium" style:font-name-complex="Gentium" fo:color="#000000" fo:font-size="8.5pt" style:font-size-asian="8.5pt" style:font-size-complex="8.5pt"/>
    </style:style>
    <style:style style:name="T41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41" style:parent-style-name="DefaultParagraphFont" style:family="text">
      <style:text-properties style:font-name="Gentium" style:font-name-asian="Gentium" style:font-name-complex="Gentium" fo:color="#000000" fo:font-size="8.5pt" style:font-size-asian="8.5pt" style:font-size-complex="8.5pt"/>
    </style:style>
    <style:style style:name="P4142"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143" style:parent-style-name="Standard11" style:family="paragraph">
      <style:paragraph-properties style:text-autospace="none" fo:margin-top="0.0208in" fo:margin-right="0.0312in"/>
    </style:style>
    <style:style style:name="T41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45" style:parent-style-name="DefaultParagraphFont" style:family="text">
      <style:text-properties style:font-name="Gentium" style:font-name-asian="Gentium" style:font-name-complex="Gentium" fo:color="#000000" fo:font-size="8.5pt" style:font-size-asian="8.5pt" style:font-size-complex="8.5pt"/>
    </style:style>
    <style:style style:name="T41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47" style:parent-style-name="DefaultParagraphFont" style:family="text">
      <style:text-properties style:font-name="Gentium" style:font-name-asian="Gentium" style:font-name-complex="Gentium" fo:color="#000000" fo:font-size="8.5pt" style:font-size-asian="8.5pt" style:font-size-complex="8.5pt"/>
    </style:style>
    <style:style style:name="T41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49" style:parent-style-name="DefaultParagraphFont" style:family="text">
      <style:text-properties style:font-name="Gentium" style:font-name-asian="Gentium" style:font-name-complex="Gentium" fo:color="#000000" fo:font-size="8.5pt" style:font-size-asian="8.5pt" style:font-size-complex="8.5pt"/>
    </style:style>
    <style:style style:name="T41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51" style:parent-style-name="DefaultParagraphFont" style:family="text">
      <style:text-properties style:font-name="Gentium" style:font-name-asian="Gentium" style:font-name-complex="Gentium" fo:color="#000000" fo:font-size="8.5pt" style:font-size-asian="8.5pt" style:font-size-complex="8.5pt"/>
    </style:style>
    <style:style style:name="T41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53" style:parent-style-name="DefaultParagraphFont" style:family="text">
      <style:text-properties style:font-name="Gentium" style:font-name-asian="Gentium" style:font-name-complex="Gentium" fo:color="#000000" fo:font-size="8.5pt" style:font-size-asian="8.5pt" style:font-size-complex="8.5pt"/>
    </style:style>
    <style:style style:name="T41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55" style:parent-style-name="DefaultParagraphFont" style:family="text">
      <style:text-properties style:font-name="Gentium" style:font-name-asian="Gentium" style:font-name-complex="Gentium" fo:color="#000000" fo:font-size="8.5pt" style:font-size-asian="8.5pt" style:font-size-complex="8.5pt"/>
    </style:style>
    <style:style style:name="T41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57" style:parent-style-name="DefaultParagraphFont" style:family="text">
      <style:text-properties style:font-name="Gentium" style:font-name-asian="Gentium" style:font-name-complex="Gentium" fo:color="#000000" fo:font-size="8.5pt" style:font-size-asian="8.5pt" style:font-size-complex="8.5pt"/>
    </style:style>
    <style:style style:name="T41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59" style:parent-style-name="DefaultParagraphFont" style:family="text">
      <style:text-properties style:font-name="Gentium" style:font-name-asian="Gentium" style:font-name-complex="Gentium" fo:color="#000000" fo:font-size="8.5pt" style:font-size-asian="8.5pt" style:font-size-complex="8.5pt"/>
    </style:style>
    <style:style style:name="T41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61" style:parent-style-name="DefaultParagraphFont" style:family="text">
      <style:text-properties style:font-name="Gentium" style:font-name-asian="Gentium" style:font-name-complex="Gentium" fo:color="#000000" fo:font-size="8.5pt" style:font-size-asian="8.5pt" style:font-size-complex="8.5pt"/>
    </style:style>
    <style:style style:name="T41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63" style:parent-style-name="DefaultParagraphFont" style:family="text">
      <style:text-properties style:font-name="Gentium" style:font-name-asian="Gentium" style:font-name-complex="Gentium" fo:color="#000000" fo:font-size="8.5pt" style:font-size-asian="8.5pt" style:font-size-complex="8.5pt"/>
    </style:style>
    <style:style style:name="T41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65" style:parent-style-name="DefaultParagraphFont" style:family="text">
      <style:text-properties style:font-name="Gentium" style:font-name-asian="Gentium" style:font-name-complex="Gentium" fo:color="#000000" fo:font-size="8.5pt" style:font-size-asian="8.5pt" style:font-size-complex="8.5pt"/>
    </style:style>
    <style:style style:name="T41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67" style:parent-style-name="DefaultParagraphFont" style:family="text">
      <style:text-properties style:font-name="Gentium" style:font-name-asian="Gentium" style:font-name-complex="Gentium" fo:color="#000000" fo:font-size="8.5pt" style:font-size-asian="8.5pt" style:font-size-complex="8.5pt"/>
    </style:style>
    <style:style style:name="T41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69" style:parent-style-name="DefaultParagraphFont" style:family="text">
      <style:text-properties style:font-name="Gentium" style:font-name-asian="Gentium" style:font-name-complex="Gentium" fo:color="#000000" fo:font-size="8.5pt" style:font-size-asian="8.5pt" style:font-size-complex="8.5pt"/>
    </style:style>
    <style:style style:name="T41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71" style:parent-style-name="DefaultParagraphFont" style:family="text">
      <style:text-properties style:font-name="Gentium" style:font-name-asian="Gentium" style:font-name-complex="Gentium" fo:color="#000000" fo:font-size="8.5pt" style:font-size-asian="8.5pt" style:font-size-complex="8.5pt"/>
    </style:style>
    <style:style style:name="T41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73" style:parent-style-name="DefaultParagraphFont" style:family="text">
      <style:text-properties style:font-name="Gentium" style:font-name-asian="Gentium" style:font-name-complex="Gentium" fo:color="#000000" fo:font-size="8.5pt" style:font-size-asian="8.5pt" style:font-size-complex="8.5pt"/>
    </style:style>
    <style:style style:name="T41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75" style:parent-style-name="DefaultParagraphFont" style:family="text">
      <style:text-properties style:font-name="Gentium" style:font-name-asian="Gentium" style:font-name-complex="Gentium" fo:color="#000000" fo:font-size="8.5pt" style:font-size-asian="8.5pt" style:font-size-complex="8.5pt"/>
    </style:style>
    <style:style style:name="T41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77" style:parent-style-name="DefaultParagraphFont" style:family="text">
      <style:text-properties style:font-name="Gentium" style:font-name-asian="Gentium" style:font-name-complex="Gentium" fo:color="#000000" fo:font-size="8.5pt" style:font-size-asian="8.5pt" style:font-size-complex="8.5pt"/>
    </style:style>
    <style:style style:name="T41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79" style:parent-style-name="DefaultParagraphFont" style:family="text">
      <style:text-properties style:font-name="Gentium" style:font-name-asian="Gentium" style:font-name-complex="Gentium" fo:color="#000000" fo:font-size="8.5pt" style:font-size-asian="8.5pt" style:font-size-complex="8.5pt"/>
    </style:style>
    <style:style style:name="T41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81" style:parent-style-name="DefaultParagraphFont" style:family="text">
      <style:text-properties style:font-name="Gentium" style:font-name-asian="Gentium" style:font-name-complex="Gentium" fo:color="#000000" fo:font-size="8.5pt" style:font-size-asian="8.5pt" style:font-size-complex="8.5pt"/>
    </style:style>
    <style:style style:name="T41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83" style:parent-style-name="DefaultParagraphFont" style:family="text">
      <style:text-properties style:font-name="Gentium" style:font-name-asian="Gentium" style:font-name-complex="Gentium" fo:color="#000000" fo:font-size="8.5pt" style:font-size-asian="8.5pt" style:font-size-complex="8.5pt"/>
    </style:style>
    <style:style style:name="T41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85" style:parent-style-name="DefaultParagraphFont" style:family="text">
      <style:text-properties style:font-name="Gentium" style:font-name-asian="Gentium" style:font-name-complex="Gentium" fo:color="#000000" fo:font-size="8.5pt" style:font-size-asian="8.5pt" style:font-size-complex="8.5pt"/>
    </style:style>
    <style:style style:name="T41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87" style:parent-style-name="DefaultParagraphFont" style:family="text">
      <style:text-properties style:font-name="Gentium" style:font-name-asian="Gentium" style:font-name-complex="Gentium" fo:color="#000000" fo:font-size="8.5pt" style:font-size-asian="8.5pt" style:font-size-complex="8.5pt"/>
    </style:style>
    <style:style style:name="T41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89" style:parent-style-name="DefaultParagraphFont" style:family="text">
      <style:text-properties style:font-name="Gentium" style:font-name-asian="Gentium" style:font-name-complex="Gentium" fo:color="#000000" fo:font-size="8.5pt" style:font-size-asian="8.5pt" style:font-size-complex="8.5pt"/>
    </style:style>
    <style:style style:name="T41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91" style:parent-style-name="DefaultParagraphFont" style:family="text">
      <style:text-properties style:font-name="Gentium" style:font-name-asian="Gentium" style:font-name-complex="Gentium" fo:color="#000000" fo:font-size="8.5pt" style:font-size-asian="8.5pt" style:font-size-complex="8.5pt"/>
    </style:style>
    <style:style style:name="T41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93" style:parent-style-name="DefaultParagraphFont" style:family="text">
      <style:text-properties style:font-name="Gentium" style:font-name-asian="Gentium" style:font-name-complex="Gentium" fo:color="#000000" fo:font-size="8.5pt" style:font-size-asian="8.5pt" style:font-size-complex="8.5pt"/>
    </style:style>
    <style:style style:name="T41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95" style:parent-style-name="DefaultParagraphFont" style:family="text">
      <style:text-properties style:font-name="Gentium" style:font-name-asian="Gentium" style:font-name-complex="Gentium" fo:color="#000000" fo:font-size="8.5pt" style:font-size-asian="8.5pt" style:font-size-complex="8.5pt"/>
    </style:style>
    <style:style style:name="T41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97" style:parent-style-name="DefaultParagraphFont" style:family="text">
      <style:text-properties style:font-name="Gentium" style:font-name-asian="Gentium" style:font-name-complex="Gentium" fo:color="#000000" fo:font-size="8.5pt" style:font-size-asian="8.5pt" style:font-size-complex="8.5pt"/>
    </style:style>
    <style:style style:name="T41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199" style:parent-style-name="DefaultParagraphFont" style:family="text">
      <style:text-properties style:font-name="Gentium" style:font-name-asian="Gentium" style:font-name-complex="Gentium" fo:color="#000000" fo:font-size="8.5pt" style:font-size-asian="8.5pt" style:font-size-complex="8.5pt"/>
    </style:style>
    <style:style style:name="T42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01" style:parent-style-name="DefaultParagraphFont" style:family="text">
      <style:text-properties style:font-name="Gentium" style:font-name-asian="Gentium" style:font-name-complex="Gentium" fo:color="#000000" fo:font-size="8.5pt" style:font-size-asian="8.5pt" style:font-size-complex="8.5pt"/>
    </style:style>
    <style:style style:name="T42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03" style:parent-style-name="DefaultParagraphFont" style:family="text">
      <style:text-properties style:font-name="Gentium" style:font-name-asian="Gentium" style:font-name-complex="Gentium" fo:color="#000000" fo:font-size="8.5pt" style:font-size-asian="8.5pt" style:font-size-complex="8.5pt"/>
    </style:style>
    <style:style style:name="T42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05" style:parent-style-name="DefaultParagraphFont" style:family="text">
      <style:text-properties style:font-name="Gentium" style:font-name-asian="Gentium" style:font-name-complex="Gentium" fo:color="#000000" fo:font-size="8.5pt" style:font-size-asian="8.5pt" style:font-size-complex="8.5pt"/>
    </style:style>
    <style:style style:name="T42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07" style:parent-style-name="DefaultParagraphFont" style:family="text">
      <style:text-properties style:font-name="Gentium" style:font-name-asian="Gentium" style:font-name-complex="Gentium" fo:color="#000000" fo:font-size="8.5pt" style:font-size-asian="8.5pt" style:font-size-complex="8.5pt"/>
    </style:style>
    <style:style style:name="P4208"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209" style:parent-style-name="Standard11" style:family="paragraph">
      <style:paragraph-properties style:text-autospace="none" fo:margin-top="0.0208in" fo:margin-right="0.0312in"/>
    </style:style>
    <style:style style:name="T42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11" style:parent-style-name="DefaultParagraphFont" style:family="text">
      <style:text-properties style:font-name="Gentium" style:font-name-asian="Gentium" style:font-name-complex="Gentium" fo:color="#000000" fo:font-size="8.5pt" style:font-size-asian="8.5pt" style:font-size-complex="8.5pt"/>
    </style:style>
    <style:style style:name="T42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13" style:parent-style-name="DefaultParagraphFont" style:family="text">
      <style:text-properties style:font-name="Gentium" style:font-name-asian="Gentium" style:font-name-complex="Gentium" fo:color="#000000" fo:font-size="8.5pt" style:font-size-asian="8.5pt" style:font-size-complex="8.5pt"/>
    </style:style>
    <style:style style:name="T42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15" style:parent-style-name="DefaultParagraphFont" style:family="text">
      <style:text-properties style:font-name="Gentium" style:font-name-asian="Gentium" style:font-name-complex="Gentium" fo:color="#000000" fo:font-size="8.5pt" style:font-size-asian="8.5pt" style:font-size-complex="8.5pt"/>
    </style:style>
    <style:style style:name="T42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17" style:parent-style-name="DefaultParagraphFont" style:family="text">
      <style:text-properties style:font-name="Gentium" style:font-name-asian="Gentium" style:font-name-complex="Gentium" fo:color="#000000" fo:font-size="8.5pt" style:font-size-asian="8.5pt" style:font-size-complex="8.5pt"/>
    </style:style>
    <style:style style:name="T42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19" style:parent-style-name="DefaultParagraphFont" style:family="text">
      <style:text-properties style:font-name="Gentium" style:font-name-asian="Gentium" style:font-name-complex="Gentium" fo:color="#000000" fo:font-size="8.5pt" style:font-size-asian="8.5pt" style:font-size-complex="8.5pt"/>
    </style:style>
    <style:style style:name="T42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21" style:parent-style-name="DefaultParagraphFont" style:family="text">
      <style:text-properties style:font-name="Gentium" style:font-name-asian="Gentium" style:font-name-complex="Gentium" fo:color="#000000" fo:font-size="8.5pt" style:font-size-asian="8.5pt" style:font-size-complex="8.5pt"/>
    </style:style>
    <style:style style:name="T42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23" style:parent-style-name="DefaultParagraphFont" style:family="text">
      <style:text-properties style:font-name="Gentium" style:font-name-asian="Gentium" style:font-name-complex="Gentium" fo:color="#000000" fo:font-size="8.5pt" style:font-size-asian="8.5pt" style:font-size-complex="8.5pt"/>
    </style:style>
    <style:style style:name="T42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25" style:parent-style-name="DefaultParagraphFont" style:family="text">
      <style:text-properties style:font-name="Gentium" style:font-name-asian="Gentium" style:font-name-complex="Gentium" fo:color="#000000" fo:font-size="8.5pt" style:font-size-asian="8.5pt" style:font-size-complex="8.5pt"/>
    </style:style>
    <style:style style:name="T42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27" style:parent-style-name="DefaultParagraphFont" style:family="text">
      <style:text-properties style:font-name="Gentium" style:font-name-asian="Gentium" style:font-name-complex="Gentium" fo:color="#000000" fo:font-size="8.5pt" style:font-size-asian="8.5pt" style:font-size-complex="8.5pt"/>
    </style:style>
    <style:style style:name="T42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29" style:parent-style-name="DefaultParagraphFont" style:family="text">
      <style:text-properties style:font-name="Gentium" style:font-name-asian="Gentium" style:font-name-complex="Gentium" fo:color="#000000" fo:font-size="8.5pt" style:font-size-asian="8.5pt" style:font-size-complex="8.5pt"/>
    </style:style>
    <style:style style:name="T42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31" style:parent-style-name="DefaultParagraphFont" style:family="text">
      <style:text-properties style:font-name="Gentium" style:font-name-asian="Gentium" style:font-name-complex="Gentium" fo:color="#000000" fo:font-size="8.5pt" style:font-size-asian="8.5pt" style:font-size-complex="8.5pt"/>
    </style:style>
    <style:style style:name="T42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33" style:parent-style-name="DefaultParagraphFont" style:family="text">
      <style:text-properties style:font-name="Gentium" style:font-name-asian="Gentium" style:font-name-complex="Gentium" fo:color="#000000" fo:font-size="8.5pt" style:font-size-asian="8.5pt" style:font-size-complex="8.5pt"/>
    </style:style>
    <style:style style:name="T42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35" style:parent-style-name="DefaultParagraphFont" style:family="text">
      <style:text-properties style:font-name="Gentium" style:font-name-asian="Gentium" style:font-name-complex="Gentium" fo:color="#000000" fo:font-size="8.5pt" style:font-size-asian="8.5pt" style:font-size-complex="8.5pt"/>
    </style:style>
    <style:style style:name="T42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37" style:parent-style-name="DefaultParagraphFont" style:family="text">
      <style:text-properties style:font-name="Gentium" style:font-name-asian="Gentium" style:font-name-complex="Gentium" fo:color="#000000" fo:font-size="8.5pt" style:font-size-asian="8.5pt" style:font-size-complex="8.5pt"/>
    </style:style>
    <style:style style:name="T42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39" style:parent-style-name="DefaultParagraphFont" style:family="text">
      <style:text-properties style:font-name="Gentium" style:font-name-asian="Gentium" style:font-name-complex="Gentium" fo:color="#000000" fo:font-size="8.5pt" style:font-size-asian="8.5pt" style:font-size-complex="8.5pt"/>
    </style:style>
    <style:style style:name="T42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41" style:parent-style-name="DefaultParagraphFont" style:family="text">
      <style:text-properties style:font-name="Gentium" style:font-name-asian="Gentium" style:font-name-complex="Gentium" fo:color="#000000" fo:font-size="8.5pt" style:font-size-asian="8.5pt" style:font-size-complex="8.5pt"/>
    </style:style>
    <style:style style:name="T42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43" style:parent-style-name="DefaultParagraphFont" style:family="text">
      <style:text-properties style:font-name="Gentium" style:font-name-asian="Gentium" style:font-name-complex="Gentium" fo:color="#000000" fo:font-size="8.5pt" style:font-size-asian="8.5pt" style:font-size-complex="8.5pt"/>
    </style:style>
    <style:style style:name="T42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45" style:parent-style-name="DefaultParagraphFont" style:family="text">
      <style:text-properties style:font-name="Gentium" style:font-name-asian="Gentium" style:font-name-complex="Gentium" fo:color="#000000" fo:font-size="8.5pt" style:font-size-asian="8.5pt" style:font-size-complex="8.5pt"/>
    </style:style>
    <style:style style:name="T42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47" style:parent-style-name="DefaultParagraphFont" style:family="text">
      <style:text-properties style:font-name="Gentium" style:font-name-asian="Gentium" style:font-name-complex="Gentium" fo:color="#000000" fo:font-size="8.5pt" style:font-size-asian="8.5pt" style:font-size-complex="8.5pt"/>
    </style:style>
    <style:style style:name="T42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49" style:parent-style-name="DefaultParagraphFont" style:family="text">
      <style:text-properties style:font-name="Gentium" style:font-name-asian="Gentium" style:font-name-complex="Gentium" fo:color="#000000" fo:font-size="8.5pt" style:font-size-asian="8.5pt" style:font-size-complex="8.5pt"/>
    </style:style>
    <style:style style:name="T42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51" style:parent-style-name="DefaultParagraphFont" style:family="text">
      <style:text-properties style:font-name="Gentium" style:font-name-asian="Gentium" style:font-name-complex="Gentium" fo:color="#000000" fo:font-size="8.5pt" style:font-size-asian="8.5pt" style:font-size-complex="8.5pt"/>
    </style:style>
    <style:style style:name="T42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53" style:parent-style-name="DefaultParagraphFont" style:family="text">
      <style:text-properties style:font-name="Gentium" style:font-name-asian="Gentium" style:font-name-complex="Gentium" fo:color="#000000" fo:font-size="8.5pt" style:font-size-asian="8.5pt" style:font-size-complex="8.5pt"/>
    </style:style>
    <style:style style:name="T42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55" style:parent-style-name="DefaultParagraphFont" style:family="text">
      <style:text-properties style:font-name="Gentium" style:font-name-asian="Gentium" style:font-name-complex="Gentium" fo:color="#000000" fo:font-size="8.5pt" style:font-size-asian="8.5pt" style:font-size-complex="8.5pt"/>
    </style:style>
    <style:style style:name="T42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57" style:parent-style-name="DefaultParagraphFont" style:family="text">
      <style:text-properties style:font-name="Gentium" style:font-name-asian="Gentium" style:font-name-complex="Gentium" fo:color="#000000" fo:font-size="8.5pt" style:font-size-asian="8.5pt" style:font-size-complex="8.5pt"/>
    </style:style>
    <style:style style:name="T42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59" style:parent-style-name="DefaultParagraphFont" style:family="text">
      <style:text-properties style:font-name="Gentium" style:font-name-asian="Gentium" style:font-name-complex="Gentium" fo:color="#000000" fo:font-size="8.5pt" style:font-size-asian="8.5pt" style:font-size-complex="8.5pt"/>
    </style:style>
    <style:style style:name="T42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61" style:parent-style-name="DefaultParagraphFont" style:family="text">
      <style:text-properties style:font-name="Gentium" style:font-name-asian="Gentium" style:font-name-complex="Gentium" fo:color="#000000" fo:font-size="8.5pt" style:font-size-asian="8.5pt" style:font-size-complex="8.5pt"/>
    </style:style>
    <style:style style:name="T42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63" style:parent-style-name="DefaultParagraphFont" style:family="text">
      <style:text-properties style:font-name="Gentium" style:font-name-asian="Gentium" style:font-name-complex="Gentium" fo:color="#000000" fo:font-size="8.5pt" style:font-size-asian="8.5pt" style:font-size-complex="8.5pt"/>
    </style:style>
    <style:style style:name="T42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65" style:parent-style-name="DefaultParagraphFont" style:family="text">
      <style:text-properties style:font-name="Gentium" style:font-name-asian="Gentium" style:font-name-complex="Gentium" fo:color="#000000" fo:font-size="8.5pt" style:font-size-asian="8.5pt" style:font-size-complex="8.5pt"/>
    </style:style>
    <style:style style:name="T42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67" style:parent-style-name="DefaultParagraphFont" style:family="text">
      <style:text-properties style:font-name="Gentium" style:font-name-asian="Gentium" style:font-name-complex="Gentium" fo:color="#000000" fo:font-size="8.5pt" style:font-size-asian="8.5pt" style:font-size-complex="8.5pt"/>
    </style:style>
    <style:style style:name="T42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69" style:parent-style-name="DefaultParagraphFont" style:family="text">
      <style:text-properties style:font-name="Gentium" style:font-name-asian="Gentium" style:font-name-complex="Gentium" fo:color="#000000" fo:font-size="8.5pt" style:font-size-asian="8.5pt" style:font-size-complex="8.5pt"/>
    </style:style>
    <style:style style:name="T42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71" style:parent-style-name="DefaultParagraphFont" style:family="text">
      <style:text-properties style:font-name="Gentium" style:font-name-asian="Gentium" style:font-name-complex="Gentium" fo:color="#000000" fo:font-size="8.5pt" style:font-size-asian="8.5pt" style:font-size-complex="8.5pt"/>
    </style:style>
    <style:style style:name="T42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73" style:parent-style-name="DefaultParagraphFont" style:family="text">
      <style:text-properties style:font-name="Gentium" style:font-name-asian="Gentium" style:font-name-complex="Gentium" fo:color="#000000" fo:font-size="8.5pt" style:font-size-asian="8.5pt" style:font-size-complex="8.5pt"/>
    </style:style>
    <style:style style:name="P4274"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275" style:parent-style-name="Standard11" style:family="paragraph">
      <style:paragraph-properties style:text-autospace="none" fo:margin-top="0.0208in" fo:margin-right="0.0312in"/>
    </style:style>
    <style:style style:name="T42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77" style:parent-style-name="DefaultParagraphFont" style:family="text">
      <style:text-properties style:font-name="Gentium" style:font-name-asian="Gentium" style:font-name-complex="Gentium" fo:color="#000000" fo:font-size="8.5pt" style:font-size-asian="8.5pt" style:font-size-complex="8.5pt"/>
    </style:style>
    <style:style style:name="T42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79" style:parent-style-name="DefaultParagraphFont" style:family="text">
      <style:text-properties style:font-name="Gentium" style:font-name-asian="Gentium" style:font-name-complex="Gentium" fo:color="#000000" fo:font-size="8.5pt" style:font-size-asian="8.5pt" style:font-size-complex="8.5pt"/>
    </style:style>
    <style:style style:name="T42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81" style:parent-style-name="DefaultParagraphFont" style:family="text">
      <style:text-properties style:font-name="Gentium" style:font-name-asian="Gentium" style:font-name-complex="Gentium" fo:color="#000000" fo:font-size="8.5pt" style:font-size-asian="8.5pt" style:font-size-complex="8.5pt"/>
    </style:style>
    <style:style style:name="T42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83" style:parent-style-name="DefaultParagraphFont" style:family="text">
      <style:text-properties style:font-name="Gentium" style:font-name-asian="Gentium" style:font-name-complex="Gentium" fo:color="#000000" fo:font-size="8.5pt" style:font-size-asian="8.5pt" style:font-size-complex="8.5pt"/>
    </style:style>
    <style:style style:name="T42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85" style:parent-style-name="DefaultParagraphFont" style:family="text">
      <style:text-properties style:font-name="Gentium" style:font-name-asian="Gentium" style:font-name-complex="Gentium" fo:color="#000000" fo:font-size="8.5pt" style:font-size-asian="8.5pt" style:font-size-complex="8.5pt"/>
    </style:style>
    <style:style style:name="T42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87" style:parent-style-name="DefaultParagraphFont" style:family="text">
      <style:text-properties style:font-name="Gentium" style:font-name-asian="Gentium" style:font-name-complex="Gentium" fo:color="#000000" fo:font-size="8.5pt" style:font-size-asian="8.5pt" style:font-size-complex="8.5pt"/>
    </style:style>
    <style:style style:name="T42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89" style:parent-style-name="DefaultParagraphFont" style:family="text">
      <style:text-properties style:font-name="Gentium" style:font-name-asian="Gentium" style:font-name-complex="Gentium" fo:color="#000000" fo:font-size="8.5pt" style:font-size-asian="8.5pt" style:font-size-complex="8.5pt"/>
    </style:style>
    <style:style style:name="T42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91" style:parent-style-name="DefaultParagraphFont" style:family="text">
      <style:text-properties style:font-name="Gentium" style:font-name-asian="Gentium" style:font-name-complex="Gentium" fo:color="#000000" fo:font-size="8.5pt" style:font-size-asian="8.5pt" style:font-size-complex="8.5pt"/>
    </style:style>
    <style:style style:name="T42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93" style:parent-style-name="DefaultParagraphFont" style:family="text">
      <style:text-properties style:font-name="Gentium" style:font-name-asian="Gentium" style:font-name-complex="Gentium" fo:color="#000000" fo:font-size="8.5pt" style:font-size-asian="8.5pt" style:font-size-complex="8.5pt"/>
    </style:style>
    <style:style style:name="T42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95" style:parent-style-name="DefaultParagraphFont" style:family="text">
      <style:text-properties style:font-name="Gentium" style:font-name-asian="Gentium" style:font-name-complex="Gentium" fo:color="#000000" fo:font-size="8.5pt" style:font-size-asian="8.5pt" style:font-size-complex="8.5pt"/>
    </style:style>
    <style:style style:name="T42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97" style:parent-style-name="DefaultParagraphFont" style:family="text">
      <style:text-properties style:font-name="Gentium" style:font-name-asian="Gentium" style:font-name-complex="Gentium" fo:color="#000000" fo:font-size="8.5pt" style:font-size-asian="8.5pt" style:font-size-complex="8.5pt"/>
    </style:style>
    <style:style style:name="T42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299" style:parent-style-name="DefaultParagraphFont" style:family="text">
      <style:text-properties style:font-name="Gentium" style:font-name-asian="Gentium" style:font-name-complex="Gentium" fo:color="#000000" fo:font-size="8.5pt" style:font-size-asian="8.5pt" style:font-size-complex="8.5pt"/>
    </style:style>
    <style:style style:name="T43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01" style:parent-style-name="DefaultParagraphFont" style:family="text">
      <style:text-properties style:font-name="Gentium" style:font-name-asian="Gentium" style:font-name-complex="Gentium" fo:color="#000000" fo:font-size="8.5pt" style:font-size-asian="8.5pt" style:font-size-complex="8.5pt"/>
    </style:style>
    <style:style style:name="T43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03" style:parent-style-name="DefaultParagraphFont" style:family="text">
      <style:text-properties style:font-name="Gentium" style:font-name-asian="Gentium" style:font-name-complex="Gentium" fo:color="#000000" fo:font-size="8.5pt" style:font-size-asian="8.5pt" style:font-size-complex="8.5pt"/>
    </style:style>
    <style:style style:name="T43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05" style:parent-style-name="DefaultParagraphFont" style:family="text">
      <style:text-properties style:font-name="Gentium" style:font-name-asian="Gentium" style:font-name-complex="Gentium" fo:color="#000000" fo:font-size="8.5pt" style:font-size-asian="8.5pt" style:font-size-complex="8.5pt"/>
    </style:style>
    <style:style style:name="T43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07" style:parent-style-name="DefaultParagraphFont" style:family="text">
      <style:text-properties style:font-name="Gentium" style:font-name-asian="Gentium" style:font-name-complex="Gentium" fo:color="#000000" fo:font-size="8.5pt" style:font-size-asian="8.5pt" style:font-size-complex="8.5pt"/>
    </style:style>
    <style:style style:name="T43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09" style:parent-style-name="DefaultParagraphFont" style:family="text">
      <style:text-properties style:font-name="Gentium" style:font-name-asian="Gentium" style:font-name-complex="Gentium" fo:color="#000000" fo:font-size="8.5pt" style:font-size-asian="8.5pt" style:font-size-complex="8.5pt"/>
    </style:style>
    <style:style style:name="T43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11" style:parent-style-name="DefaultParagraphFont" style:family="text">
      <style:text-properties style:font-name="Gentium" style:font-name-asian="Gentium" style:font-name-complex="Gentium" fo:color="#000000" fo:font-size="8.5pt" style:font-size-asian="8.5pt" style:font-size-complex="8.5pt"/>
    </style:style>
    <style:style style:name="T43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13" style:parent-style-name="DefaultParagraphFont" style:family="text">
      <style:text-properties style:font-name="Gentium" style:font-name-asian="Gentium" style:font-name-complex="Gentium" fo:color="#000000" fo:font-size="8.5pt" style:font-size-asian="8.5pt" style:font-size-complex="8.5pt"/>
    </style:style>
    <style:style style:name="T43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15" style:parent-style-name="DefaultParagraphFont" style:family="text">
      <style:text-properties style:font-name="Gentium" style:font-name-asian="Gentium" style:font-name-complex="Gentium" fo:color="#000000" fo:font-size="8.5pt" style:font-size-asian="8.5pt" style:font-size-complex="8.5pt"/>
    </style:style>
    <style:style style:name="P4316"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317" style:parent-style-name="Standard11" style:family="paragraph">
      <style:paragraph-properties style:text-autospace="none" fo:margin-top="0.0208in" fo:margin-right="0.0312in"/>
    </style:style>
    <style:style style:name="T43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19" style:parent-style-name="DefaultParagraphFont" style:family="text">
      <style:text-properties style:font-name="Gentium" style:font-name-asian="Gentium" style:font-name-complex="Gentium" fo:color="#000000" fo:font-size="8.5pt" style:font-size-asian="8.5pt" style:font-size-complex="8.5pt"/>
    </style:style>
    <style:style style:name="T43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21" style:parent-style-name="DefaultParagraphFont" style:family="text">
      <style:text-properties style:font-name="Gentium" style:font-name-asian="Gentium" style:font-name-complex="Gentium" fo:color="#000000" fo:font-size="8.5pt" style:font-size-asian="8.5pt" style:font-size-complex="8.5pt"/>
    </style:style>
    <style:style style:name="T43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23" style:parent-style-name="DefaultParagraphFont" style:family="text">
      <style:text-properties style:font-name="Gentium" style:font-name-asian="Gentium" style:font-name-complex="Gentium" fo:color="#000000" fo:font-size="8.5pt" style:font-size-asian="8.5pt" style:font-size-complex="8.5pt"/>
    </style:style>
    <style:style style:name="T43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25" style:parent-style-name="DefaultParagraphFont" style:family="text">
      <style:text-properties style:font-name="Gentium" style:font-name-asian="Gentium" style:font-name-complex="Gentium" fo:color="#000000" fo:font-size="8.5pt" style:font-size-asian="8.5pt" style:font-size-complex="8.5pt"/>
    </style:style>
    <style:style style:name="T43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27" style:parent-style-name="DefaultParagraphFont" style:family="text">
      <style:text-properties style:font-name="Gentium" style:font-name-asian="Gentium" style:font-name-complex="Gentium" fo:color="#000000" fo:font-size="8.5pt" style:font-size-asian="8.5pt" style:font-size-complex="8.5pt"/>
    </style:style>
    <style:style style:name="T43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29" style:parent-style-name="DefaultParagraphFont" style:family="text">
      <style:text-properties style:font-name="Gentium" style:font-name-asian="Gentium" style:font-name-complex="Gentium" fo:color="#000000" fo:font-size="8.5pt" style:font-size-asian="8.5pt" style:font-size-complex="8.5pt"/>
    </style:style>
    <style:style style:name="T43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31" style:parent-style-name="DefaultParagraphFont" style:family="text">
      <style:text-properties style:font-name="Gentium" style:font-name-asian="Gentium" style:font-name-complex="Gentium" fo:color="#000000" fo:font-size="8.5pt" style:font-size-asian="8.5pt" style:font-size-complex="8.5pt"/>
    </style:style>
    <style:style style:name="T43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33" style:parent-style-name="DefaultParagraphFont" style:family="text">
      <style:text-properties style:font-name="Gentium" style:font-name-asian="Gentium" style:font-name-complex="Gentium" fo:color="#000000" fo:font-size="8.5pt" style:font-size-asian="8.5pt" style:font-size-complex="8.5pt"/>
    </style:style>
    <style:style style:name="T43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35" style:parent-style-name="DefaultParagraphFont" style:family="text">
      <style:text-properties style:font-name="Gentium" style:font-name-asian="Gentium" style:font-name-complex="Gentium" fo:color="#000000" fo:font-size="8.5pt" style:font-size-asian="8.5pt" style:font-size-complex="8.5pt"/>
    </style:style>
    <style:style style:name="T43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37" style:parent-style-name="DefaultParagraphFont" style:family="text">
      <style:text-properties style:font-name="Gentium" style:font-name-asian="Gentium" style:font-name-complex="Gentium" fo:color="#000000" fo:font-size="8.5pt" style:font-size-asian="8.5pt" style:font-size-complex="8.5pt"/>
    </style:style>
    <style:style style:name="T43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39" style:parent-style-name="DefaultParagraphFont" style:family="text">
      <style:text-properties style:font-name="Gentium" style:font-name-asian="Gentium" style:font-name-complex="Gentium" fo:color="#000000" fo:font-size="8.5pt" style:font-size-asian="8.5pt" style:font-size-complex="8.5pt"/>
    </style:style>
    <style:style style:name="T43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41" style:parent-style-name="DefaultParagraphFont" style:family="text">
      <style:text-properties style:font-name="Gentium" style:font-name-asian="Gentium" style:font-name-complex="Gentium" fo:color="#000000" fo:font-size="8.5pt" style:font-size-asian="8.5pt" style:font-size-complex="8.5pt"/>
    </style:style>
    <style:style style:name="T43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43" style:parent-style-name="DefaultParagraphFont" style:family="text">
      <style:text-properties style:font-name="Gentium" style:font-name-asian="Gentium" style:font-name-complex="Gentium" fo:color="#000000" fo:font-size="8.5pt" style:font-size-asian="8.5pt" style:font-size-complex="8.5pt"/>
    </style:style>
    <style:style style:name="T43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45" style:parent-style-name="DefaultParagraphFont" style:family="text">
      <style:text-properties style:font-name="Gentium" style:font-name-asian="Gentium" style:font-name-complex="Gentium" fo:color="#000000" fo:font-size="8.5pt" style:font-size-asian="8.5pt" style:font-size-complex="8.5pt"/>
    </style:style>
    <style:style style:name="T43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47" style:parent-style-name="DefaultParagraphFont" style:family="text">
      <style:text-properties style:font-name="Gentium" style:font-name-asian="Gentium" style:font-name-complex="Gentium" fo:color="#000000" fo:font-size="8.5pt" style:font-size-asian="8.5pt" style:font-size-complex="8.5pt"/>
    </style:style>
    <style:style style:name="T43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49" style:parent-style-name="DefaultParagraphFont" style:family="text">
      <style:text-properties style:font-name="Gentium" style:font-name-asian="Gentium" style:font-name-complex="Gentium" fo:color="#000000" fo:font-size="8.5pt" style:font-size-asian="8.5pt" style:font-size-complex="8.5pt"/>
    </style:style>
    <style:style style:name="T43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51" style:parent-style-name="DefaultParagraphFont" style:family="text">
      <style:text-properties style:font-name="Gentium" style:font-name-asian="Gentium" style:font-name-complex="Gentium" fo:color="#000000" fo:font-size="8.5pt" style:font-size-asian="8.5pt" style:font-size-complex="8.5pt"/>
    </style:style>
    <style:style style:name="T43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53" style:parent-style-name="DefaultParagraphFont" style:family="text">
      <style:text-properties style:font-name="Gentium" style:font-name-asian="Gentium" style:font-name-complex="Gentium" fo:color="#000000" fo:font-size="8.5pt" style:font-size-asian="8.5pt" style:font-size-complex="8.5pt"/>
    </style:style>
    <style:style style:name="P4354"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355" style:parent-style-name="Standard11" style:family="paragraph">
      <style:paragraph-properties style:text-autospace="none" fo:margin-top="0.0208in" fo:margin-right="0.0312in"/>
    </style:style>
    <style:style style:name="T43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57" style:parent-style-name="DefaultParagraphFont" style:family="text">
      <style:text-properties style:font-name="Gentium" style:font-name-asian="Gentium" style:font-name-complex="Gentium" fo:color="#000000" fo:font-size="8.5pt" style:font-size-asian="8.5pt" style:font-size-complex="8.5pt"/>
    </style:style>
    <style:style style:name="T43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59" style:parent-style-name="DefaultParagraphFont" style:family="text">
      <style:text-properties style:font-name="Gentium" style:font-name-asian="Gentium" style:font-name-complex="Gentium" fo:color="#000000" fo:font-size="8.5pt" style:font-size-asian="8.5pt" style:font-size-complex="8.5pt"/>
    </style:style>
    <style:style style:name="T43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61" style:parent-style-name="DefaultParagraphFont" style:family="text">
      <style:text-properties style:font-name="Gentium" style:font-name-asian="Gentium" style:font-name-complex="Gentium" fo:color="#000000" fo:font-size="8.5pt" style:font-size-asian="8.5pt" style:font-size-complex="8.5pt"/>
    </style:style>
    <style:style style:name="T43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63" style:parent-style-name="DefaultParagraphFont" style:family="text">
      <style:text-properties style:font-name="Gentium" style:font-name-asian="Gentium" style:font-name-complex="Gentium" fo:color="#000000" fo:font-size="8.5pt" style:font-size-asian="8.5pt" style:font-size-complex="8.5pt"/>
    </style:style>
    <style:style style:name="T43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65" style:parent-style-name="DefaultParagraphFont" style:family="text">
      <style:text-properties style:font-name="Gentium" style:font-name-asian="Gentium" style:font-name-complex="Gentium" fo:color="#000000" fo:font-size="8.5pt" style:font-size-asian="8.5pt" style:font-size-complex="8.5pt"/>
    </style:style>
    <style:style style:name="T43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67" style:parent-style-name="DefaultParagraphFont" style:family="text">
      <style:text-properties style:font-name="Gentium" style:font-name-asian="Gentium" style:font-name-complex="Gentium" fo:color="#000000" fo:font-size="8.5pt" style:font-size-asian="8.5pt" style:font-size-complex="8.5pt"/>
    </style:style>
    <style:style style:name="T43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69" style:parent-style-name="DefaultParagraphFont" style:family="text">
      <style:text-properties style:font-name="Gentium" style:font-name-asian="Gentium" style:font-name-complex="Gentium" fo:color="#000000" fo:font-size="8.5pt" style:font-size-asian="8.5pt" style:font-size-complex="8.5pt"/>
    </style:style>
    <style:style style:name="T43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71" style:parent-style-name="DefaultParagraphFont" style:family="text">
      <style:text-properties style:font-name="Gentium" style:font-name-asian="Gentium" style:font-name-complex="Gentium" fo:color="#000000" fo:font-size="8.5pt" style:font-size-asian="8.5pt" style:font-size-complex="8.5pt"/>
    </style:style>
    <style:style style:name="T43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73" style:parent-style-name="DefaultParagraphFont" style:family="text">
      <style:text-properties style:font-name="Gentium" style:font-name-asian="Gentium" style:font-name-complex="Gentium" fo:color="#000000" fo:font-size="8.5pt" style:font-size-asian="8.5pt" style:font-size-complex="8.5pt"/>
    </style:style>
    <style:style style:name="T43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75" style:parent-style-name="DefaultParagraphFont" style:family="text">
      <style:text-properties style:font-name="Gentium" style:font-name-asian="Gentium" style:font-name-complex="Gentium" fo:color="#000000" fo:font-size="8.5pt" style:font-size-asian="8.5pt" style:font-size-complex="8.5pt"/>
    </style:style>
    <style:style style:name="T43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77" style:parent-style-name="DefaultParagraphFont" style:family="text">
      <style:text-properties style:font-name="Gentium" style:font-name-asian="Gentium" style:font-name-complex="Gentium" fo:color="#000000" fo:font-size="8.5pt" style:font-size-asian="8.5pt" style:font-size-complex="8.5pt"/>
    </style:style>
    <style:style style:name="T43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79" style:parent-style-name="DefaultParagraphFont" style:family="text">
      <style:text-properties style:font-name="Gentium" style:font-name-asian="Gentium" style:font-name-complex="Gentium" fo:color="#000000" fo:font-size="8.5pt" style:font-size-asian="8.5pt" style:font-size-complex="8.5pt"/>
    </style:style>
    <style:style style:name="T43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81" style:parent-style-name="DefaultParagraphFont" style:family="text">
      <style:text-properties style:font-name="Gentium" style:font-name-asian="Gentium" style:font-name-complex="Gentium" fo:color="#000000" fo:font-size="8.5pt" style:font-size-asian="8.5pt" style:font-size-complex="8.5pt"/>
    </style:style>
    <style:style style:name="T43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83" style:parent-style-name="DefaultParagraphFont" style:family="text">
      <style:text-properties style:font-name="Gentium" style:font-name-asian="Gentium" style:font-name-complex="Gentium" fo:color="#000000" fo:font-size="8.5pt" style:font-size-asian="8.5pt" style:font-size-complex="8.5pt"/>
    </style:style>
    <style:style style:name="T43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85" style:parent-style-name="DefaultParagraphFont" style:family="text">
      <style:text-properties style:font-name="Gentium" style:font-name-asian="Gentium" style:font-name-complex="Gentium" fo:color="#000000" fo:font-size="8.5pt" style:font-size-asian="8.5pt" style:font-size-complex="8.5pt"/>
    </style:style>
    <style:style style:name="T43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87" style:parent-style-name="DefaultParagraphFont" style:family="text">
      <style:text-properties style:font-name="Gentium" style:font-name-asian="Gentium" style:font-name-complex="Gentium" fo:color="#000000" fo:font-size="8.5pt" style:font-size-asian="8.5pt" style:font-size-complex="8.5pt"/>
    </style:style>
    <style:style style:name="T43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89" style:parent-style-name="DefaultParagraphFont" style:family="text">
      <style:text-properties style:font-name="Gentium" style:font-name-asian="Gentium" style:font-name-complex="Gentium" fo:color="#000000" fo:font-size="8.5pt" style:font-size-asian="8.5pt" style:font-size-complex="8.5pt"/>
    </style:style>
    <style:style style:name="T43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91" style:parent-style-name="DefaultParagraphFont" style:family="text">
      <style:text-properties style:font-name="Gentium" style:font-name-asian="Gentium" style:font-name-complex="Gentium" fo:color="#000000" fo:font-size="8.5pt" style:font-size-asian="8.5pt" style:font-size-complex="8.5pt"/>
    </style:style>
    <style:style style:name="T43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93" style:parent-style-name="DefaultParagraphFont" style:family="text">
      <style:text-properties style:font-name="Gentium" style:font-name-asian="Gentium" style:font-name-complex="Gentium" fo:color="#000000" fo:font-size="8.5pt" style:font-size-asian="8.5pt" style:font-size-complex="8.5pt"/>
    </style:style>
    <style:style style:name="T43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95" style:parent-style-name="DefaultParagraphFont" style:family="text">
      <style:text-properties style:font-name="Gentium" style:font-name-asian="Gentium" style:font-name-complex="Gentium" fo:color="#000000" fo:font-size="8.5pt" style:font-size-asian="8.5pt" style:font-size-complex="8.5pt"/>
    </style:style>
    <style:style style:name="T43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97" style:parent-style-name="DefaultParagraphFont" style:family="text">
      <style:text-properties style:font-name="Gentium" style:font-name-asian="Gentium" style:font-name-complex="Gentium" fo:color="#000000" fo:font-size="8.5pt" style:font-size-asian="8.5pt" style:font-size-complex="8.5pt"/>
    </style:style>
    <style:style style:name="T43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399" style:parent-style-name="DefaultParagraphFont" style:family="text">
      <style:text-properties style:font-name="Gentium" style:font-name-asian="Gentium" style:font-name-complex="Gentium" fo:color="#000000" fo:font-size="8.5pt" style:font-size-asian="8.5pt" style:font-size-complex="8.5pt"/>
    </style:style>
    <style:style style:name="T44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01" style:parent-style-name="DefaultParagraphFont" style:family="text">
      <style:text-properties style:font-name="Gentium" style:font-name-asian="Gentium" style:font-name-complex="Gentium" fo:color="#000000" fo:font-size="8.5pt" style:font-size-asian="8.5pt" style:font-size-complex="8.5pt"/>
    </style:style>
    <style:style style:name="T44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03" style:parent-style-name="DefaultParagraphFont" style:family="text">
      <style:text-properties style:font-name="Gentium" style:font-name-asian="Gentium" style:font-name-complex="Gentium" fo:color="#000000" fo:font-size="8.5pt" style:font-size-asian="8.5pt" style:font-size-complex="8.5pt"/>
    </style:style>
    <style:style style:name="P4404"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405" style:parent-style-name="Standard11" style:family="paragraph">
      <style:paragraph-properties style:text-autospace="none" fo:margin-top="0.0208in" fo:margin-right="0.0312in"/>
    </style:style>
    <style:style style:name="T44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07" style:parent-style-name="DefaultParagraphFont" style:family="text">
      <style:text-properties style:font-name="Gentium" style:font-name-asian="Gentium" style:font-name-complex="Gentium" fo:color="#000000" fo:font-size="8.5pt" style:font-size-asian="8.5pt" style:font-size-complex="8.5pt"/>
    </style:style>
    <style:style style:name="T44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09" style:parent-style-name="DefaultParagraphFont" style:family="text">
      <style:text-properties style:font-name="Gentium" style:font-name-asian="Gentium" style:font-name-complex="Gentium" fo:color="#000000" fo:font-size="8.5pt" style:font-size-asian="8.5pt" style:font-size-complex="8.5pt"/>
    </style:style>
    <style:style style:name="T44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11" style:parent-style-name="DefaultParagraphFont" style:family="text">
      <style:text-properties style:font-name="Gentium" style:font-name-asian="Gentium" style:font-name-complex="Gentium" fo:color="#000000" fo:font-size="8.5pt" style:font-size-asian="8.5pt" style:font-size-complex="8.5pt"/>
    </style:style>
    <style:style style:name="T44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13" style:parent-style-name="DefaultParagraphFont" style:family="text">
      <style:text-properties style:font-name="Gentium" style:font-name-asian="Gentium" style:font-name-complex="Gentium" fo:color="#000000" fo:font-size="8.5pt" style:font-size-asian="8.5pt" style:font-size-complex="8.5pt"/>
    </style:style>
    <style:style style:name="T44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15" style:parent-style-name="DefaultParagraphFont" style:family="text">
      <style:text-properties style:font-name="Gentium" style:font-name-asian="Gentium" style:font-name-complex="Gentium" fo:color="#000000" fo:font-size="8.5pt" style:font-size-asian="8.5pt" style:font-size-complex="8.5pt"/>
    </style:style>
    <style:style style:name="T44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17" style:parent-style-name="DefaultParagraphFont" style:family="text">
      <style:text-properties style:font-name="Gentium" style:font-name-asian="Gentium" style:font-name-complex="Gentium" fo:color="#000000" fo:font-size="8.5pt" style:font-size-asian="8.5pt" style:font-size-complex="8.5pt"/>
    </style:style>
    <style:style style:name="T44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19" style:parent-style-name="DefaultParagraphFont" style:family="text">
      <style:text-properties style:font-name="Gentium" style:font-name-asian="Gentium" style:font-name-complex="Gentium" fo:color="#000000" fo:font-size="8.5pt" style:font-size-asian="8.5pt" style:font-size-complex="8.5pt"/>
    </style:style>
    <style:style style:name="T44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21" style:parent-style-name="DefaultParagraphFont" style:family="text">
      <style:text-properties style:font-name="Gentium" style:font-name-asian="Gentium" style:font-name-complex="Gentium" fo:color="#000000" fo:font-size="8.5pt" style:font-size-asian="8.5pt" style:font-size-complex="8.5pt"/>
    </style:style>
    <style:style style:name="T44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23" style:parent-style-name="DefaultParagraphFont" style:family="text">
      <style:text-properties style:font-name="Gentium" style:font-name-asian="Gentium" style:font-name-complex="Gentium" fo:color="#000000" fo:font-size="8.5pt" style:font-size-asian="8.5pt" style:font-size-complex="8.5pt"/>
    </style:style>
    <style:style style:name="T44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25" style:parent-style-name="DefaultParagraphFont" style:family="text">
      <style:text-properties style:font-name="Gentium" style:font-name-asian="Gentium" style:font-name-complex="Gentium" fo:color="#000000" fo:font-size="8.5pt" style:font-size-asian="8.5pt" style:font-size-complex="8.5pt"/>
    </style:style>
    <style:style style:name="T44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27" style:parent-style-name="DefaultParagraphFont" style:family="text">
      <style:text-properties style:font-name="Gentium" style:font-name-asian="Gentium" style:font-name-complex="Gentium" fo:color="#000000" fo:font-size="8.5pt" style:font-size-asian="8.5pt" style:font-size-complex="8.5pt"/>
    </style:style>
    <style:style style:name="T44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29" style:parent-style-name="DefaultParagraphFont" style:family="text">
      <style:text-properties style:font-name="Gentium" style:font-name-asian="Gentium" style:font-name-complex="Gentium" fo:color="#000000" fo:font-size="8.5pt" style:font-size-asian="8.5pt" style:font-size-complex="8.5pt"/>
    </style:style>
    <style:style style:name="T44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31" style:parent-style-name="DefaultParagraphFont" style:family="text">
      <style:text-properties style:font-name="Gentium" style:font-name-asian="Gentium" style:font-name-complex="Gentium" fo:color="#000000" fo:font-size="8.5pt" style:font-size-asian="8.5pt" style:font-size-complex="8.5pt"/>
    </style:style>
    <style:style style:name="T44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33" style:parent-style-name="DefaultParagraphFont" style:family="text">
      <style:text-properties style:font-name="Gentium" style:font-name-asian="Gentium" style:font-name-complex="Gentium" fo:color="#000000" fo:font-size="8.5pt" style:font-size-asian="8.5pt" style:font-size-complex="8.5pt"/>
    </style:style>
    <style:style style:name="T44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35" style:parent-style-name="DefaultParagraphFont" style:family="text">
      <style:text-properties style:font-name="Gentium" style:font-name-asian="Gentium" style:font-name-complex="Gentium" fo:color="#000000" fo:font-size="8.5pt" style:font-size-asian="8.5pt" style:font-size-complex="8.5pt"/>
    </style:style>
    <style:style style:name="T44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37" style:parent-style-name="DefaultParagraphFont" style:family="text">
      <style:text-properties style:font-name="Gentium" style:font-name-asian="Gentium" style:font-name-complex="Gentium" fo:color="#000000" fo:font-size="8.5pt" style:font-size-asian="8.5pt" style:font-size-complex="8.5pt"/>
    </style:style>
    <style:style style:name="T44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39" style:parent-style-name="DefaultParagraphFont" style:family="text">
      <style:text-properties style:font-name="Gentium" style:font-name-asian="Gentium" style:font-name-complex="Gentium" fo:color="#000000" fo:font-size="8.5pt" style:font-size-asian="8.5pt" style:font-size-complex="8.5pt"/>
    </style:style>
    <style:style style:name="T44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41" style:parent-style-name="DefaultParagraphFont" style:family="text">
      <style:text-properties style:font-name="Gentium" style:font-name-asian="Gentium" style:font-name-complex="Gentium" fo:color="#000000" fo:font-size="8.5pt" style:font-size-asian="8.5pt" style:font-size-complex="8.5pt"/>
    </style:style>
    <style:style style:name="T44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43" style:parent-style-name="DefaultParagraphFont" style:family="text">
      <style:text-properties style:font-name="Gentium" style:font-name-asian="Gentium" style:font-name-complex="Gentium" fo:color="#000000" fo:font-size="8.5pt" style:font-size-asian="8.5pt" style:font-size-complex="8.5pt"/>
    </style:style>
    <style:style style:name="T44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45" style:parent-style-name="DefaultParagraphFont" style:family="text">
      <style:text-properties style:font-name="Gentium" style:font-name-asian="Gentium" style:font-name-complex="Gentium" fo:color="#000000" fo:font-size="8.5pt" style:font-size-asian="8.5pt" style:font-size-complex="8.5pt"/>
    </style:style>
    <style:style style:name="T44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47" style:parent-style-name="DefaultParagraphFont" style:family="text">
      <style:text-properties style:font-name="Gentium" style:font-name-asian="Gentium" style:font-name-complex="Gentium" fo:color="#000000" fo:font-size="8.5pt" style:font-size-asian="8.5pt" style:font-size-complex="8.5pt"/>
    </style:style>
    <style:style style:name="P4448"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449" style:parent-style-name="Standard11" style:family="paragraph">
      <style:paragraph-properties style:text-autospace="none" fo:margin-top="0.0208in" fo:margin-right="0.0312in"/>
    </style:style>
    <style:style style:name="T44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51" style:parent-style-name="DefaultParagraphFont" style:family="text">
      <style:text-properties style:font-name="Gentium" style:font-name-asian="Gentium" style:font-name-complex="Gentium" fo:color="#000000" fo:font-size="8.5pt" style:font-size-asian="8.5pt" style:font-size-complex="8.5pt"/>
    </style:style>
    <style:style style:name="T44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53" style:parent-style-name="DefaultParagraphFont" style:family="text">
      <style:text-properties style:font-name="Gentium" style:font-name-asian="Gentium" style:font-name-complex="Gentium" fo:color="#000000" fo:font-size="8.5pt" style:font-size-asian="8.5pt" style:font-size-complex="8.5pt"/>
    </style:style>
    <style:style style:name="T44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55" style:parent-style-name="DefaultParagraphFont" style:family="text">
      <style:text-properties style:font-name="Gentium" style:font-name-asian="Gentium" style:font-name-complex="Gentium" fo:color="#000000" fo:font-size="8.5pt" style:font-size-asian="8.5pt" style:font-size-complex="8.5pt"/>
    </style:style>
    <style:style style:name="T44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57" style:parent-style-name="DefaultParagraphFont" style:family="text">
      <style:text-properties style:font-name="Gentium" style:font-name-asian="Gentium" style:font-name-complex="Gentium" fo:color="#000000" fo:font-size="8.5pt" style:font-size-asian="8.5pt" style:font-size-complex="8.5pt"/>
    </style:style>
    <style:style style:name="T44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59" style:parent-style-name="DefaultParagraphFont" style:family="text">
      <style:text-properties style:font-name="Gentium" style:font-name-asian="Gentium" style:font-name-complex="Gentium" fo:color="#000000" fo:font-size="8.5pt" style:font-size-asian="8.5pt" style:font-size-complex="8.5pt"/>
    </style:style>
    <style:style style:name="T44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61" style:parent-style-name="DefaultParagraphFont" style:family="text">
      <style:text-properties style:font-name="Gentium" style:font-name-asian="Gentium" style:font-name-complex="Gentium" fo:color="#000000" fo:font-size="8.5pt" style:font-size-asian="8.5pt" style:font-size-complex="8.5pt"/>
    </style:style>
    <style:style style:name="T44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63" style:parent-style-name="DefaultParagraphFont" style:family="text">
      <style:text-properties style:font-name="Gentium" style:font-name-asian="Gentium" style:font-name-complex="Gentium" fo:color="#000000" fo:font-size="8.5pt" style:font-size-asian="8.5pt" style:font-size-complex="8.5pt"/>
    </style:style>
    <style:style style:name="T44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65" style:parent-style-name="DefaultParagraphFont" style:family="text">
      <style:text-properties style:font-name="Gentium" style:font-name-asian="Gentium" style:font-name-complex="Gentium" fo:color="#000000" fo:font-size="8.5pt" style:font-size-asian="8.5pt" style:font-size-complex="8.5pt"/>
    </style:style>
    <style:style style:name="T44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67" style:parent-style-name="DefaultParagraphFont" style:family="text">
      <style:text-properties style:font-name="Gentium" style:font-name-asian="Gentium" style:font-name-complex="Gentium" fo:color="#000000" fo:font-size="8.5pt" style:font-size-asian="8.5pt" style:font-size-complex="8.5pt"/>
    </style:style>
    <style:style style:name="T44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69" style:parent-style-name="DefaultParagraphFont" style:family="text">
      <style:text-properties style:font-name="Gentium" style:font-name-asian="Gentium" style:font-name-complex="Gentium" fo:color="#000000" fo:font-size="8.5pt" style:font-size-asian="8.5pt" style:font-size-complex="8.5pt"/>
    </style:style>
    <style:style style:name="T44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71" style:parent-style-name="DefaultParagraphFont" style:family="text">
      <style:text-properties style:font-name="Gentium" style:font-name-asian="Gentium" style:font-name-complex="Gentium" fo:color="#000000" fo:font-size="8.5pt" style:font-size-asian="8.5pt" style:font-size-complex="8.5pt"/>
    </style:style>
    <style:style style:name="T44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73" style:parent-style-name="DefaultParagraphFont" style:family="text">
      <style:text-properties style:font-name="Gentium" style:font-name-asian="Gentium" style:font-name-complex="Gentium" fo:color="#000000" fo:font-size="8.5pt" style:font-size-asian="8.5pt" style:font-size-complex="8.5pt"/>
    </style:style>
    <style:style style:name="T44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75" style:parent-style-name="DefaultParagraphFont" style:family="text">
      <style:text-properties style:font-name="Gentium" style:font-name-asian="Gentium" style:font-name-complex="Gentium" fo:color="#000000" fo:font-size="8.5pt" style:font-size-asian="8.5pt" style:font-size-complex="8.5pt"/>
    </style:style>
    <style:style style:name="T44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77" style:parent-style-name="DefaultParagraphFont" style:family="text">
      <style:text-properties style:font-name="Gentium" style:font-name-asian="Gentium" style:font-name-complex="Gentium" fo:color="#000000" fo:font-size="8.5pt" style:font-size-asian="8.5pt" style:font-size-complex="8.5pt"/>
    </style:style>
    <style:style style:name="T44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79" style:parent-style-name="DefaultParagraphFont" style:family="text">
      <style:text-properties style:font-name="Gentium" style:font-name-asian="Gentium" style:font-name-complex="Gentium" fo:color="#000000" fo:font-size="8.5pt" style:font-size-asian="8.5pt" style:font-size-complex="8.5pt"/>
    </style:style>
    <style:style style:name="T44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81" style:parent-style-name="DefaultParagraphFont" style:family="text">
      <style:text-properties style:font-name="Gentium" style:font-name-asian="Gentium" style:font-name-complex="Gentium" fo:color="#000000" fo:font-size="8.5pt" style:font-size-asian="8.5pt" style:font-size-complex="8.5pt"/>
    </style:style>
    <style:style style:name="P4482"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483" style:parent-style-name="Standard11" style:family="paragraph">
      <style:paragraph-properties style:text-autospace="none" fo:margin-top="0.0208in" fo:margin-right="0.0312in"/>
    </style:style>
    <style:style style:name="T44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85" style:parent-style-name="DefaultParagraphFont" style:family="text">
      <style:text-properties style:font-name="Gentium" style:font-name-asian="Gentium" style:font-name-complex="Gentium" fo:color="#000000" fo:font-size="8.5pt" style:font-size-asian="8.5pt" style:font-size-complex="8.5pt"/>
    </style:style>
    <style:style style:name="T44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87" style:parent-style-name="DefaultParagraphFont" style:family="text">
      <style:text-properties style:font-name="Gentium" style:font-name-asian="Gentium" style:font-name-complex="Gentium" fo:color="#000000" fo:font-size="8.5pt" style:font-size-asian="8.5pt" style:font-size-complex="8.5pt"/>
    </style:style>
    <style:style style:name="T44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89" style:parent-style-name="DefaultParagraphFont" style:family="text">
      <style:text-properties style:font-name="Gentium" style:font-name-asian="Gentium" style:font-name-complex="Gentium" fo:color="#000000" fo:font-size="8.5pt" style:font-size-asian="8.5pt" style:font-size-complex="8.5pt"/>
    </style:style>
    <style:style style:name="T44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91" style:parent-style-name="DefaultParagraphFont" style:family="text">
      <style:text-properties style:font-name="Gentium" style:font-name-asian="Gentium" style:font-name-complex="Gentium" fo:color="#000000" fo:font-size="8.5pt" style:font-size-asian="8.5pt" style:font-size-complex="8.5pt"/>
    </style:style>
    <style:style style:name="T44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93" style:parent-style-name="DefaultParagraphFont" style:family="text">
      <style:text-properties style:font-name="Gentium" style:font-name-asian="Gentium" style:font-name-complex="Gentium" fo:color="#000000" fo:font-size="8.5pt" style:font-size-asian="8.5pt" style:font-size-complex="8.5pt"/>
    </style:style>
    <style:style style:name="T44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95" style:parent-style-name="DefaultParagraphFont" style:family="text">
      <style:text-properties style:font-name="Gentium" style:font-name-asian="Gentium" style:font-name-complex="Gentium" fo:color="#000000" fo:font-size="8.5pt" style:font-size-asian="8.5pt" style:font-size-complex="8.5pt"/>
    </style:style>
    <style:style style:name="T44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97" style:parent-style-name="DefaultParagraphFont" style:family="text">
      <style:text-properties style:font-name="Gentium" style:font-name-asian="Gentium" style:font-name-complex="Gentium" fo:color="#000000" fo:font-size="8.5pt" style:font-size-asian="8.5pt" style:font-size-complex="8.5pt"/>
    </style:style>
    <style:style style:name="T44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499" style:parent-style-name="DefaultParagraphFont" style:family="text">
      <style:text-properties style:font-name="Gentium" style:font-name-asian="Gentium" style:font-name-complex="Gentium" fo:color="#000000" fo:font-size="8.5pt" style:font-size-asian="8.5pt" style:font-size-complex="8.5pt"/>
    </style:style>
    <style:style style:name="T45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01" style:parent-style-name="DefaultParagraphFont" style:family="text">
      <style:text-properties style:font-name="Gentium" style:font-name-asian="Gentium" style:font-name-complex="Gentium" fo:color="#000000" fo:font-size="8.5pt" style:font-size-asian="8.5pt" style:font-size-complex="8.5pt"/>
    </style:style>
    <style:style style:name="T45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03" style:parent-style-name="DefaultParagraphFont" style:family="text">
      <style:text-properties style:font-name="Gentium" style:font-name-asian="Gentium" style:font-name-complex="Gentium" fo:color="#000000" fo:font-size="8.5pt" style:font-size-asian="8.5pt" style:font-size-complex="8.5pt"/>
    </style:style>
    <style:style style:name="T45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05" style:parent-style-name="DefaultParagraphFont" style:family="text">
      <style:text-properties style:font-name="Gentium" style:font-name-asian="Gentium" style:font-name-complex="Gentium" fo:color="#000000" fo:font-size="8.5pt" style:font-size-asian="8.5pt" style:font-size-complex="8.5pt"/>
    </style:style>
    <style:style style:name="T45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07" style:parent-style-name="DefaultParagraphFont" style:family="text">
      <style:text-properties style:font-name="Gentium" style:font-name-asian="Gentium" style:font-name-complex="Gentium" fo:color="#000000" fo:font-size="8.5pt" style:font-size-asian="8.5pt" style:font-size-complex="8.5pt"/>
    </style:style>
    <style:style style:name="T45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09" style:parent-style-name="DefaultParagraphFont" style:family="text">
      <style:text-properties style:font-name="Gentium" style:font-name-asian="Gentium" style:font-name-complex="Gentium" fo:color="#000000" fo:font-size="8.5pt" style:font-size-asian="8.5pt" style:font-size-complex="8.5pt"/>
    </style:style>
    <style:style style:name="T45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11" style:parent-style-name="DefaultParagraphFont" style:family="text">
      <style:text-properties style:font-name="Gentium" style:font-name-asian="Gentium" style:font-name-complex="Gentium" fo:color="#000000" fo:font-size="8.5pt" style:font-size-asian="8.5pt" style:font-size-complex="8.5pt"/>
    </style:style>
    <style:style style:name="T45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13" style:parent-style-name="DefaultParagraphFont" style:family="text">
      <style:text-properties style:font-name="Gentium" style:font-name-asian="Gentium" style:font-name-complex="Gentium" fo:color="#000000" fo:font-size="8.5pt" style:font-size-asian="8.5pt" style:font-size-complex="8.5pt"/>
    </style:style>
    <style:style style:name="T45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15" style:parent-style-name="DefaultParagraphFont" style:family="text">
      <style:text-properties style:font-name="Gentium" style:font-name-asian="Gentium" style:font-name-complex="Gentium" fo:color="#000000" fo:font-size="8.5pt" style:font-size-asian="8.5pt" style:font-size-complex="8.5pt"/>
    </style:style>
    <style:style style:name="T45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17" style:parent-style-name="DefaultParagraphFont" style:family="text">
      <style:text-properties style:font-name="Gentium" style:font-name-asian="Gentium" style:font-name-complex="Gentium" fo:color="#000000" fo:font-size="8.5pt" style:font-size-asian="8.5pt" style:font-size-complex="8.5pt"/>
    </style:style>
    <style:style style:name="T45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19" style:parent-style-name="DefaultParagraphFont" style:family="text">
      <style:text-properties style:font-name="Gentium" style:font-name-asian="Gentium" style:font-name-complex="Gentium" fo:color="#000000" fo:font-size="8.5pt" style:font-size-asian="8.5pt" style:font-size-complex="8.5pt"/>
    </style:style>
    <style:style style:name="T45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21" style:parent-style-name="DefaultParagraphFont" style:family="text">
      <style:text-properties style:font-name="Gentium" style:font-name-asian="Gentium" style:font-name-complex="Gentium" fo:color="#000000" fo:font-size="8.5pt" style:font-size-asian="8.5pt" style:font-size-complex="8.5pt"/>
    </style:style>
    <style:style style:name="T45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23" style:parent-style-name="DefaultParagraphFont" style:family="text">
      <style:text-properties style:font-name="Gentium" style:font-name-asian="Gentium" style:font-name-complex="Gentium" fo:color="#000000" fo:font-size="8.5pt" style:font-size-asian="8.5pt" style:font-size-complex="8.5pt"/>
    </style:style>
    <style:style style:name="T45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25" style:parent-style-name="DefaultParagraphFont" style:family="text">
      <style:text-properties style:font-name="Gentium" style:font-name-asian="Gentium" style:font-name-complex="Gentium" fo:color="#000000" fo:font-size="8.5pt" style:font-size-asian="8.5pt" style:font-size-complex="8.5pt"/>
    </style:style>
    <style:style style:name="T45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27" style:parent-style-name="DefaultParagraphFont" style:family="text">
      <style:text-properties style:font-name="Gentium" style:font-name-asian="Gentium" style:font-name-complex="Gentium" fo:color="#000000" fo:font-size="8.5pt" style:font-size-asian="8.5pt" style:font-size-complex="8.5pt"/>
    </style:style>
    <style:style style:name="T45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29" style:parent-style-name="DefaultParagraphFont" style:family="text">
      <style:text-properties style:font-name="Gentium" style:font-name-asian="Gentium" style:font-name-complex="Gentium" fo:color="#000000" fo:font-size="8.5pt" style:font-size-asian="8.5pt" style:font-size-complex="8.5pt"/>
    </style:style>
    <style:style style:name="T45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31" style:parent-style-name="DefaultParagraphFont" style:family="text">
      <style:text-properties style:font-name="Gentium" style:font-name-asian="Gentium" style:font-name-complex="Gentium" fo:color="#000000" fo:font-size="8.5pt" style:font-size-asian="8.5pt" style:font-size-complex="8.5pt"/>
    </style:style>
    <style:style style:name="T45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33" style:parent-style-name="DefaultParagraphFont" style:family="text">
      <style:text-properties style:font-name="Gentium" style:font-name-asian="Gentium" style:font-name-complex="Gentium" fo:color="#000000" fo:font-size="8.5pt" style:font-size-asian="8.5pt" style:font-size-complex="8.5pt"/>
    </style:style>
    <style:style style:name="T45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35" style:parent-style-name="DefaultParagraphFont" style:family="text">
      <style:text-properties style:font-name="Gentium" style:font-name-asian="Gentium" style:font-name-complex="Gentium" fo:color="#000000" fo:font-size="8.5pt" style:font-size-asian="8.5pt" style:font-size-complex="8.5pt"/>
    </style:style>
    <style:style style:name="T45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37" style:parent-style-name="DefaultParagraphFont" style:family="text">
      <style:text-properties style:font-name="Gentium" style:font-name-asian="Gentium" style:font-name-complex="Gentium" fo:color="#000000" fo:font-size="8.5pt" style:font-size-asian="8.5pt" style:font-size-complex="8.5pt"/>
    </style:style>
    <style:style style:name="P4538"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539" style:parent-style-name="Standard11" style:family="paragraph">
      <style:paragraph-properties style:text-autospace="none" fo:margin-top="0.0208in" fo:margin-right="0.0312in"/>
    </style:style>
    <style:style style:name="T45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41" style:parent-style-name="DefaultParagraphFont" style:family="text">
      <style:text-properties style:font-name="Gentium" style:font-name-asian="Gentium" style:font-name-complex="Gentium" fo:color="#000000" fo:font-size="8.5pt" style:font-size-asian="8.5pt" style:font-size-complex="8.5pt"/>
    </style:style>
    <style:style style:name="T45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43" style:parent-style-name="DefaultParagraphFont" style:family="text">
      <style:text-properties style:font-name="Gentium" style:font-name-asian="Gentium" style:font-name-complex="Gentium" fo:color="#000000" fo:font-size="8.5pt" style:font-size-asian="8.5pt" style:font-size-complex="8.5pt"/>
    </style:style>
    <style:style style:name="T45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45" style:parent-style-name="DefaultParagraphFont" style:family="text">
      <style:text-properties style:font-name="Gentium" style:font-name-asian="Gentium" style:font-name-complex="Gentium" fo:color="#000000" fo:font-size="8.5pt" style:font-size-asian="8.5pt" style:font-size-complex="8.5pt"/>
    </style:style>
    <style:style style:name="T45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47" style:parent-style-name="DefaultParagraphFont" style:family="text">
      <style:text-properties style:font-name="Gentium" style:font-name-asian="Gentium" style:font-name-complex="Gentium" fo:color="#000000" fo:font-size="8.5pt" style:font-size-asian="8.5pt" style:font-size-complex="8.5pt"/>
    </style:style>
    <style:style style:name="T45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49" style:parent-style-name="DefaultParagraphFont" style:family="text">
      <style:text-properties style:font-name="Gentium" style:font-name-asian="Gentium" style:font-name-complex="Gentium" fo:color="#000000" fo:font-size="8.5pt" style:font-size-asian="8.5pt" style:font-size-complex="8.5pt"/>
    </style:style>
    <style:style style:name="T45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51" style:parent-style-name="DefaultParagraphFont" style:family="text">
      <style:text-properties style:font-name="Gentium" style:font-name-asian="Gentium" style:font-name-complex="Gentium" fo:color="#000000" fo:font-size="8.5pt" style:font-size-asian="8.5pt" style:font-size-complex="8.5pt"/>
    </style:style>
    <style:style style:name="T45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53" style:parent-style-name="DefaultParagraphFont" style:family="text">
      <style:text-properties style:font-name="Gentium" style:font-name-asian="Gentium" style:font-name-complex="Gentium" fo:color="#000000" fo:font-size="8.5pt" style:font-size-asian="8.5pt" style:font-size-complex="8.5pt"/>
    </style:style>
    <style:style style:name="T45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55" style:parent-style-name="DefaultParagraphFont" style:family="text">
      <style:text-properties style:font-name="Gentium" style:font-name-asian="Gentium" style:font-name-complex="Gentium" fo:color="#000000" fo:font-size="8.5pt" style:font-size-asian="8.5pt" style:font-size-complex="8.5pt"/>
    </style:style>
    <style:style style:name="T45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57" style:parent-style-name="DefaultParagraphFont" style:family="text">
      <style:text-properties style:font-name="Gentium" style:font-name-asian="Gentium" style:font-name-complex="Gentium" fo:color="#000000" fo:font-size="8.5pt" style:font-size-asian="8.5pt" style:font-size-complex="8.5pt"/>
    </style:style>
    <style:style style:name="T45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59" style:parent-style-name="DefaultParagraphFont" style:family="text">
      <style:text-properties style:font-name="Gentium" style:font-name-asian="Gentium" style:font-name-complex="Gentium" fo:color="#000000" fo:font-size="8.5pt" style:font-size-asian="8.5pt" style:font-size-complex="8.5pt"/>
    </style:style>
    <style:style style:name="T45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61" style:parent-style-name="DefaultParagraphFont" style:family="text">
      <style:text-properties style:font-name="Gentium" style:font-name-asian="Gentium" style:font-name-complex="Gentium" fo:color="#000000" fo:font-size="8.5pt" style:font-size-asian="8.5pt" style:font-size-complex="8.5pt"/>
    </style:style>
    <style:style style:name="T45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63" style:parent-style-name="DefaultParagraphFont" style:family="text">
      <style:text-properties style:font-name="Gentium" style:font-name-asian="Gentium" style:font-name-complex="Gentium" fo:color="#000000" fo:font-size="8.5pt" style:font-size-asian="8.5pt" style:font-size-complex="8.5pt"/>
    </style:style>
    <style:style style:name="T45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65" style:parent-style-name="DefaultParagraphFont" style:family="text">
      <style:text-properties style:font-name="Gentium" style:font-name-asian="Gentium" style:font-name-complex="Gentium" fo:color="#000000" fo:font-size="8.5pt" style:font-size-asian="8.5pt" style:font-size-complex="8.5pt"/>
    </style:style>
    <style:style style:name="T45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67" style:parent-style-name="DefaultParagraphFont" style:family="text">
      <style:text-properties style:font-name="Gentium" style:font-name-asian="Gentium" style:font-name-complex="Gentium" fo:color="#000000" fo:font-size="8.5pt" style:font-size-asian="8.5pt" style:font-size-complex="8.5pt"/>
    </style:style>
    <style:style style:name="T45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69" style:parent-style-name="DefaultParagraphFont" style:family="text">
      <style:text-properties style:font-name="Gentium" style:font-name-asian="Gentium" style:font-name-complex="Gentium" fo:color="#000000" fo:font-size="8.5pt" style:font-size-asian="8.5pt" style:font-size-complex="8.5pt"/>
    </style:style>
    <style:style style:name="T45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71" style:parent-style-name="DefaultParagraphFont" style:family="text">
      <style:text-properties style:font-name="Gentium" style:font-name-asian="Gentium" style:font-name-complex="Gentium" fo:color="#000000" fo:font-size="8.5pt" style:font-size-asian="8.5pt" style:font-size-complex="8.5pt"/>
    </style:style>
    <style:style style:name="T45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73" style:parent-style-name="DefaultParagraphFont" style:family="text">
      <style:text-properties style:font-name="Gentium" style:font-name-asian="Gentium" style:font-name-complex="Gentium" fo:color="#000000" fo:font-size="8.5pt" style:font-size-asian="8.5pt" style:font-size-complex="8.5pt"/>
    </style:style>
    <style:style style:name="T45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75" style:parent-style-name="DefaultParagraphFont" style:family="text">
      <style:text-properties style:font-name="Gentium" style:font-name-asian="Gentium" style:font-name-complex="Gentium" fo:color="#000000" fo:font-size="8.5pt" style:font-size-asian="8.5pt" style:font-size-complex="8.5pt"/>
    </style:style>
    <style:style style:name="T45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77" style:parent-style-name="DefaultParagraphFont" style:family="text">
      <style:text-properties style:font-name="Gentium" style:font-name-asian="Gentium" style:font-name-complex="Gentium" fo:color="#000000" fo:font-size="8.5pt" style:font-size-asian="8.5pt" style:font-size-complex="8.5pt"/>
    </style:style>
    <style:style style:name="T45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79" style:parent-style-name="DefaultParagraphFont" style:family="text">
      <style:text-properties style:font-name="Gentium" style:font-name-asian="Gentium" style:font-name-complex="Gentium" fo:color="#000000" fo:font-size="8.5pt" style:font-size-asian="8.5pt" style:font-size-complex="8.5pt"/>
    </style:style>
    <style:style style:name="T45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81" style:parent-style-name="DefaultParagraphFont" style:family="text">
      <style:text-properties style:font-name="Gentium" style:font-name-asian="Gentium" style:font-name-complex="Gentium" fo:color="#000000" fo:font-size="8.5pt" style:font-size-asian="8.5pt" style:font-size-complex="8.5pt"/>
    </style:style>
    <style:style style:name="T45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83" style:parent-style-name="DefaultParagraphFont" style:family="text">
      <style:text-properties style:font-name="Gentium" style:font-name-asian="Gentium" style:font-name-complex="Gentium" fo:color="#000000" fo:font-size="8.5pt" style:font-size-asian="8.5pt" style:font-size-complex="8.5pt"/>
    </style:style>
    <style:style style:name="T45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85" style:parent-style-name="DefaultParagraphFont" style:family="text">
      <style:text-properties style:font-name="Gentium" style:font-name-asian="Gentium" style:font-name-complex="Gentium" fo:color="#000000" fo:font-size="8.5pt" style:font-size-asian="8.5pt" style:font-size-complex="8.5pt"/>
    </style:style>
    <style:style style:name="T45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87" style:parent-style-name="DefaultParagraphFont" style:family="text">
      <style:text-properties style:font-name="Gentium" style:font-name-asian="Gentium" style:font-name-complex="Gentium" fo:color="#000000" fo:font-size="8.5pt" style:font-size-asian="8.5pt" style:font-size-complex="8.5pt"/>
    </style:style>
    <style:style style:name="T45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89" style:parent-style-name="DefaultParagraphFont" style:family="text">
      <style:text-properties style:font-name="Gentium" style:font-name-asian="Gentium" style:font-name-complex="Gentium" fo:color="#000000" fo:font-size="8.5pt" style:font-size-asian="8.5pt" style:font-size-complex="8.5pt"/>
    </style:style>
    <style:style style:name="T45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91" style:parent-style-name="DefaultParagraphFont" style:family="text">
      <style:text-properties style:font-name="Gentium" style:font-name-asian="Gentium" style:font-name-complex="Gentium" fo:color="#000000" fo:font-size="8.5pt" style:font-size-asian="8.5pt" style:font-size-complex="8.5pt"/>
    </style:style>
    <style:style style:name="T45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93" style:parent-style-name="DefaultParagraphFont" style:family="text">
      <style:text-properties style:font-name="Gentium" style:font-name-asian="Gentium" style:font-name-complex="Gentium" fo:color="#000000" fo:font-size="8.5pt" style:font-size-asian="8.5pt" style:font-size-complex="8.5pt"/>
    </style:style>
    <style:style style:name="T45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95" style:parent-style-name="DefaultParagraphFont" style:family="text">
      <style:text-properties style:font-name="Gentium" style:font-name-asian="Gentium" style:font-name-complex="Gentium" fo:color="#000000" fo:font-size="8.5pt" style:font-size-asian="8.5pt" style:font-size-complex="8.5pt"/>
    </style:style>
    <style:style style:name="T45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97" style:parent-style-name="DefaultParagraphFont" style:family="text">
      <style:text-properties style:font-name="Gentium" style:font-name-asian="Gentium" style:font-name-complex="Gentium" fo:color="#000000" fo:font-size="8.5pt" style:font-size-asian="8.5pt" style:font-size-complex="8.5pt"/>
    </style:style>
    <style:style style:name="T45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599" style:parent-style-name="DefaultParagraphFont" style:family="text">
      <style:text-properties style:font-name="Gentium" style:font-name-asian="Gentium" style:font-name-complex="Gentium" fo:color="#000000" fo:font-size="8.5pt" style:font-size-asian="8.5pt" style:font-size-complex="8.5pt"/>
    </style:style>
    <style:style style:name="T46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01" style:parent-style-name="DefaultParagraphFont" style:family="text">
      <style:text-properties style:font-name="Gentium" style:font-name-asian="Gentium" style:font-name-complex="Gentium" fo:color="#000000" fo:font-size="8.5pt" style:font-size-asian="8.5pt" style:font-size-complex="8.5pt"/>
    </style:style>
    <style:style style:name="T46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03" style:parent-style-name="DefaultParagraphFont" style:family="text">
      <style:text-properties style:font-name="Gentium" style:font-name-asian="Gentium" style:font-name-complex="Gentium" fo:color="#000000" fo:font-size="8.5pt" style:font-size-asian="8.5pt" style:font-size-complex="8.5pt"/>
    </style:style>
    <style:style style:name="T46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05" style:parent-style-name="DefaultParagraphFont" style:family="text">
      <style:text-properties style:font-name="Gentium" style:font-name-asian="Gentium" style:font-name-complex="Gentium" fo:color="#000000" fo:font-size="8.5pt" style:font-size-asian="8.5pt" style:font-size-complex="8.5pt"/>
    </style:style>
    <style:style style:name="P4606"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607" style:parent-style-name="Standard11" style:family="paragraph">
      <style:paragraph-properties style:text-autospace="none" fo:margin-top="0.0208in" fo:margin-right="0.0312in"/>
    </style:style>
    <style:style style:name="T46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09" style:parent-style-name="DefaultParagraphFont" style:family="text">
      <style:text-properties style:font-name="Gentium" style:font-name-asian="Gentium" style:font-name-complex="Gentium" fo:color="#000000" fo:font-size="8.5pt" style:font-size-asian="8.5pt" style:font-size-complex="8.5pt"/>
    </style:style>
    <style:style style:name="T46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11" style:parent-style-name="DefaultParagraphFont" style:family="text">
      <style:text-properties style:font-name="Gentium" style:font-name-asian="Gentium" style:font-name-complex="Gentium" fo:color="#000000" fo:font-size="8.5pt" style:font-size-asian="8.5pt" style:font-size-complex="8.5pt"/>
    </style:style>
    <style:style style:name="T46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13" style:parent-style-name="DefaultParagraphFont" style:family="text">
      <style:text-properties style:font-name="Gentium" style:font-name-asian="Gentium" style:font-name-complex="Gentium" fo:color="#000000" fo:font-size="8.5pt" style:font-size-asian="8.5pt" style:font-size-complex="8.5pt"/>
    </style:style>
    <style:style style:name="T46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15" style:parent-style-name="DefaultParagraphFont" style:family="text">
      <style:text-properties style:font-name="Gentium" style:font-name-asian="Gentium" style:font-name-complex="Gentium" fo:color="#000000" fo:font-size="8.5pt" style:font-size-asian="8.5pt" style:font-size-complex="8.5pt"/>
    </style:style>
    <style:style style:name="T46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17" style:parent-style-name="DefaultParagraphFont" style:family="text">
      <style:text-properties style:font-name="Gentium" style:font-name-asian="Gentium" style:font-name-complex="Gentium" fo:color="#000000" fo:font-size="8.5pt" style:font-size-asian="8.5pt" style:font-size-complex="8.5pt"/>
    </style:style>
    <style:style style:name="T46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19" style:parent-style-name="DefaultParagraphFont" style:family="text">
      <style:text-properties style:font-name="Gentium" style:font-name-asian="Gentium" style:font-name-complex="Gentium" fo:color="#000000" fo:font-size="8.5pt" style:font-size-asian="8.5pt" style:font-size-complex="8.5pt"/>
    </style:style>
    <style:style style:name="T46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21" style:parent-style-name="DefaultParagraphFont" style:family="text">
      <style:text-properties style:font-name="Gentium" style:font-name-asian="Gentium" style:font-name-complex="Gentium" fo:color="#000000" fo:font-size="8.5pt" style:font-size-asian="8.5pt" style:font-size-complex="8.5pt"/>
    </style:style>
    <style:style style:name="T46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23" style:parent-style-name="DefaultParagraphFont" style:family="text">
      <style:text-properties style:font-name="Gentium" style:font-name-asian="Gentium" style:font-name-complex="Gentium" fo:color="#000000" fo:font-size="8.5pt" style:font-size-asian="8.5pt" style:font-size-complex="8.5pt"/>
    </style:style>
    <style:style style:name="T46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25" style:parent-style-name="DefaultParagraphFont" style:family="text">
      <style:text-properties style:font-name="Gentium" style:font-name-asian="Gentium" style:font-name-complex="Gentium" fo:color="#000000" fo:font-size="8.5pt" style:font-size-asian="8.5pt" style:font-size-complex="8.5pt"/>
    </style:style>
    <style:style style:name="T46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27" style:parent-style-name="DefaultParagraphFont" style:family="text">
      <style:text-properties style:font-name="Gentium" style:font-name-asian="Gentium" style:font-name-complex="Gentium" fo:color="#000000" fo:font-size="8.5pt" style:font-size-asian="8.5pt" style:font-size-complex="8.5pt"/>
    </style:style>
    <style:style style:name="T46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29" style:parent-style-name="DefaultParagraphFont" style:family="text">
      <style:text-properties style:font-name="Gentium" style:font-name-asian="Gentium" style:font-name-complex="Gentium" fo:color="#000000" fo:font-size="8.5pt" style:font-size-asian="8.5pt" style:font-size-complex="8.5pt"/>
    </style:style>
    <style:style style:name="T46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31" style:parent-style-name="DefaultParagraphFont" style:family="text">
      <style:text-properties style:font-name="Gentium" style:font-name-asian="Gentium" style:font-name-complex="Gentium" fo:color="#000000" fo:font-size="8.5pt" style:font-size-asian="8.5pt" style:font-size-complex="8.5pt"/>
    </style:style>
    <style:style style:name="T46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33" style:parent-style-name="DefaultParagraphFont" style:family="text">
      <style:text-properties style:font-name="Gentium" style:font-name-asian="Gentium" style:font-name-complex="Gentium" fo:color="#000000" fo:font-size="8.5pt" style:font-size-asian="8.5pt" style:font-size-complex="8.5pt"/>
    </style:style>
    <style:style style:name="T46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35" style:parent-style-name="DefaultParagraphFont" style:family="text">
      <style:text-properties style:font-name="Gentium" style:font-name-asian="Gentium" style:font-name-complex="Gentium" fo:color="#000000" fo:font-size="8.5pt" style:font-size-asian="8.5pt" style:font-size-complex="8.5pt"/>
    </style:style>
    <style:style style:name="T46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37" style:parent-style-name="DefaultParagraphFont" style:family="text">
      <style:text-properties style:font-name="Gentium" style:font-name-asian="Gentium" style:font-name-complex="Gentium" fo:color="#000000" fo:font-size="8.5pt" style:font-size-asian="8.5pt" style:font-size-complex="8.5pt"/>
    </style:style>
    <style:style style:name="T46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39" style:parent-style-name="DefaultParagraphFont" style:family="text">
      <style:text-properties style:font-name="Gentium" style:font-name-asian="Gentium" style:font-name-complex="Gentium" fo:color="#000000" fo:font-size="8.5pt" style:font-size-asian="8.5pt" style:font-size-complex="8.5pt"/>
    </style:style>
    <style:style style:name="T46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41" style:parent-style-name="DefaultParagraphFont" style:family="text">
      <style:text-properties style:font-name="Gentium" style:font-name-asian="Gentium" style:font-name-complex="Gentium" fo:color="#000000" fo:font-size="8.5pt" style:font-size-asian="8.5pt" style:font-size-complex="8.5pt"/>
    </style:style>
    <style:style style:name="T46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43" style:parent-style-name="DefaultParagraphFont" style:family="text">
      <style:text-properties style:font-name="Gentium" style:font-name-asian="Gentium" style:font-name-complex="Gentium" fo:color="#000000" fo:font-size="8.5pt" style:font-size-asian="8.5pt" style:font-size-complex="8.5pt"/>
    </style:style>
    <style:style style:name="T46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45" style:parent-style-name="DefaultParagraphFont" style:family="text">
      <style:text-properties style:font-name="Gentium" style:font-name-asian="Gentium" style:font-name-complex="Gentium" fo:color="#000000" fo:font-size="8.5pt" style:font-size-asian="8.5pt" style:font-size-complex="8.5pt"/>
    </style:style>
    <style:style style:name="T46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47" style:parent-style-name="DefaultParagraphFont" style:family="text">
      <style:text-properties style:font-name="Gentium" style:font-name-asian="Gentium" style:font-name-complex="Gentium" fo:color="#000000" fo:font-size="8.5pt" style:font-size-asian="8.5pt" style:font-size-complex="8.5pt"/>
    </style:style>
    <style:style style:name="T46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49" style:parent-style-name="DefaultParagraphFont" style:family="text">
      <style:text-properties style:font-name="Gentium" style:font-name-asian="Gentium" style:font-name-complex="Gentium" fo:color="#000000" fo:font-size="8.5pt" style:font-size-asian="8.5pt" style:font-size-complex="8.5pt"/>
    </style:style>
    <style:style style:name="T46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51" style:parent-style-name="DefaultParagraphFont" style:family="text">
      <style:text-properties style:font-name="Gentium" style:font-name-asian="Gentium" style:font-name-complex="Gentium" fo:color="#000000" fo:font-size="8.5pt" style:font-size-asian="8.5pt" style:font-size-complex="8.5pt"/>
    </style:style>
    <style:style style:name="T46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53" style:parent-style-name="DefaultParagraphFont" style:family="text">
      <style:text-properties style:font-name="Gentium" style:font-name-asian="Gentium" style:font-name-complex="Gentium" fo:color="#000000" fo:font-size="8.5pt" style:font-size-asian="8.5pt" style:font-size-complex="8.5pt"/>
    </style:style>
    <style:style style:name="T46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55" style:parent-style-name="DefaultParagraphFont" style:family="text">
      <style:text-properties style:font-name="Gentium" style:font-name-asian="Gentium" style:font-name-complex="Gentium" fo:color="#000000" fo:font-size="8.5pt" style:font-size-asian="8.5pt" style:font-size-complex="8.5pt"/>
    </style:style>
    <style:style style:name="T46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57" style:parent-style-name="DefaultParagraphFont" style:family="text">
      <style:text-properties style:font-name="Gentium" style:font-name-asian="Gentium" style:font-name-complex="Gentium" fo:color="#000000" fo:font-size="8.5pt" style:font-size-asian="8.5pt" style:font-size-complex="8.5pt"/>
    </style:style>
    <style:style style:name="T46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59" style:parent-style-name="DefaultParagraphFont" style:family="text">
      <style:text-properties style:font-name="Gentium" style:font-name-asian="Gentium" style:font-name-complex="Gentium" fo:color="#000000" fo:font-size="8.5pt" style:font-size-asian="8.5pt" style:font-size-complex="8.5pt"/>
    </style:style>
    <style:style style:name="T46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61" style:parent-style-name="DefaultParagraphFont" style:family="text">
      <style:text-properties style:font-name="Gentium" style:font-name-asian="Gentium" style:font-name-complex="Gentium" fo:color="#000000" fo:font-size="8.5pt" style:font-size-asian="8.5pt" style:font-size-complex="8.5pt"/>
    </style:style>
    <style:style style:name="T46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63" style:parent-style-name="DefaultParagraphFont" style:family="text">
      <style:text-properties style:font-name="Gentium" style:font-name-asian="Gentium" style:font-name-complex="Gentium" fo:color="#000000" fo:font-size="8.5pt" style:font-size-asian="8.5pt" style:font-size-complex="8.5pt"/>
    </style:style>
    <style:style style:name="T46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65" style:parent-style-name="DefaultParagraphFont" style:family="text">
      <style:text-properties style:font-name="Gentium" style:font-name-asian="Gentium" style:font-name-complex="Gentium" fo:color="#000000" fo:font-size="8.5pt" style:font-size-asian="8.5pt" style:font-size-complex="8.5pt"/>
    </style:style>
    <style:style style:name="T46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67" style:parent-style-name="DefaultParagraphFont" style:family="text">
      <style:text-properties style:font-name="Gentium" style:font-name-asian="Gentium" style:font-name-complex="Gentium" fo:color="#000000" fo:font-size="8.5pt" style:font-size-asian="8.5pt" style:font-size-complex="8.5pt"/>
    </style:style>
    <style:style style:name="T46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69" style:parent-style-name="DefaultParagraphFont" style:family="text">
      <style:text-properties style:font-name="Gentium" style:font-name-asian="Gentium" style:font-name-complex="Gentium" fo:color="#000000" fo:font-size="8.5pt" style:font-size-asian="8.5pt" style:font-size-complex="8.5pt"/>
    </style:style>
    <style:style style:name="T46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71" style:parent-style-name="DefaultParagraphFont" style:family="text">
      <style:text-properties style:font-name="Gentium" style:font-name-asian="Gentium" style:font-name-complex="Gentium" fo:color="#000000" fo:font-size="8.5pt" style:font-size-asian="8.5pt" style:font-size-complex="8.5pt"/>
    </style:style>
    <style:style style:name="T46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73" style:parent-style-name="DefaultParagraphFont" style:family="text">
      <style:text-properties style:font-name="Gentium" style:font-name-asian="Gentium" style:font-name-complex="Gentium" fo:color="#000000" fo:font-size="8.5pt" style:font-size-asian="8.5pt" style:font-size-complex="8.5pt"/>
    </style:style>
    <style:style style:name="T46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75" style:parent-style-name="DefaultParagraphFont" style:family="text">
      <style:text-properties style:font-name="Gentium" style:font-name-asian="Gentium" style:font-name-complex="Gentium" fo:color="#000000" fo:font-size="8.5pt" style:font-size-asian="8.5pt" style:font-size-complex="8.5pt"/>
    </style:style>
    <style:style style:name="T46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77" style:parent-style-name="DefaultParagraphFont" style:family="text">
      <style:text-properties style:font-name="Gentium" style:font-name-asian="Gentium" style:font-name-complex="Gentium" fo:color="#000000" fo:font-size="8.5pt" style:font-size-asian="8.5pt" style:font-size-complex="8.5pt"/>
    </style:style>
    <style:style style:name="T46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79" style:parent-style-name="DefaultParagraphFont" style:family="text">
      <style:text-properties style:font-name="Gentium" style:font-name-asian="Gentium" style:font-name-complex="Gentium" fo:color="#000000" fo:font-size="8.5pt" style:font-size-asian="8.5pt" style:font-size-complex="8.5pt"/>
    </style:style>
    <style:style style:name="T46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81" style:parent-style-name="DefaultParagraphFont" style:family="text">
      <style:text-properties style:font-name="Gentium" style:font-name-asian="Gentium" style:font-name-complex="Gentium" fo:color="#000000" fo:font-size="8.5pt" style:font-size-asian="8.5pt" style:font-size-complex="8.5pt"/>
    </style:style>
    <style:style style:name="T46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83" style:parent-style-name="DefaultParagraphFont" style:family="text">
      <style:text-properties style:font-name="Gentium" style:font-name-asian="Gentium" style:font-name-complex="Gentium" fo:color="#000000" fo:font-size="8.5pt" style:font-size-asian="8.5pt" style:font-size-complex="8.5pt"/>
    </style:style>
    <style:style style:name="P4684"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685" style:parent-style-name="Standard11" style:family="paragraph">
      <style:paragraph-properties style:text-autospace="none" fo:margin-top="0.0208in" fo:margin-right="0.0312in"/>
    </style:style>
    <style:style style:name="T46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87" style:parent-style-name="DefaultParagraphFont" style:family="text">
      <style:text-properties style:font-name="Gentium" style:font-name-asian="Gentium" style:font-name-complex="Gentium" fo:color="#000000" fo:font-size="8.5pt" style:font-size-asian="8.5pt" style:font-size-complex="8.5pt"/>
    </style:style>
    <style:style style:name="T46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89" style:parent-style-name="DefaultParagraphFont" style:family="text">
      <style:text-properties style:font-name="Gentium" style:font-name-asian="Gentium" style:font-name-complex="Gentium" fo:color="#000000" fo:font-size="8.5pt" style:font-size-asian="8.5pt" style:font-size-complex="8.5pt"/>
    </style:style>
    <style:style style:name="T46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91" style:parent-style-name="DefaultParagraphFont" style:family="text">
      <style:text-properties style:font-name="Gentium" style:font-name-asian="Gentium" style:font-name-complex="Gentium" fo:color="#000000" fo:font-size="8.5pt" style:font-size-asian="8.5pt" style:font-size-complex="8.5pt"/>
    </style:style>
    <style:style style:name="T46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93" style:parent-style-name="DefaultParagraphFont" style:family="text">
      <style:text-properties style:font-name="Gentium" style:font-name-asian="Gentium" style:font-name-complex="Gentium" fo:color="#000000" fo:font-size="8.5pt" style:font-size-asian="8.5pt" style:font-size-complex="8.5pt"/>
    </style:style>
    <style:style style:name="T46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95" style:parent-style-name="DefaultParagraphFont" style:family="text">
      <style:text-properties style:font-name="Gentium" style:font-name-asian="Gentium" style:font-name-complex="Gentium" fo:color="#000000" fo:font-size="8.5pt" style:font-size-asian="8.5pt" style:font-size-complex="8.5pt"/>
    </style:style>
    <style:style style:name="T46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97" style:parent-style-name="DefaultParagraphFont" style:family="text">
      <style:text-properties style:font-name="Gentium" style:font-name-asian="Gentium" style:font-name-complex="Gentium" fo:color="#000000" fo:font-size="8.5pt" style:font-size-asian="8.5pt" style:font-size-complex="8.5pt"/>
    </style:style>
    <style:style style:name="T46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699" style:parent-style-name="DefaultParagraphFont" style:family="text">
      <style:text-properties style:font-name="Gentium" style:font-name-asian="Gentium" style:font-name-complex="Gentium" fo:color="#000000" fo:font-size="8.5pt" style:font-size-asian="8.5pt" style:font-size-complex="8.5pt"/>
    </style:style>
    <style:style style:name="T47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01" style:parent-style-name="DefaultParagraphFont" style:family="text">
      <style:text-properties style:font-name="Gentium" style:font-name-asian="Gentium" style:font-name-complex="Gentium" fo:color="#000000" fo:font-size="8.5pt" style:font-size-asian="8.5pt" style:font-size-complex="8.5pt"/>
    </style:style>
    <style:style style:name="T47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03" style:parent-style-name="DefaultParagraphFont" style:family="text">
      <style:text-properties style:font-name="Gentium" style:font-name-asian="Gentium" style:font-name-complex="Gentium" fo:color="#000000" fo:font-size="8.5pt" style:font-size-asian="8.5pt" style:font-size-complex="8.5pt"/>
    </style:style>
    <style:style style:name="T47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05" style:parent-style-name="DefaultParagraphFont" style:family="text">
      <style:text-properties style:font-name="Gentium" style:font-name-asian="Gentium" style:font-name-complex="Gentium" fo:color="#000000" fo:font-size="8.5pt" style:font-size-asian="8.5pt" style:font-size-complex="8.5pt"/>
    </style:style>
    <style:style style:name="T47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07" style:parent-style-name="DefaultParagraphFont" style:family="text">
      <style:text-properties style:font-name="Gentium" style:font-name-asian="Gentium" style:font-name-complex="Gentium" fo:color="#000000" fo:font-size="8.5pt" style:font-size-asian="8.5pt" style:font-size-complex="8.5pt"/>
    </style:style>
    <style:style style:name="T47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09" style:parent-style-name="DefaultParagraphFont" style:family="text">
      <style:text-properties style:font-name="Gentium" style:font-name-asian="Gentium" style:font-name-complex="Gentium" fo:color="#000000" fo:font-size="8.5pt" style:font-size-asian="8.5pt" style:font-size-complex="8.5pt"/>
    </style:style>
    <style:style style:name="T47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11" style:parent-style-name="DefaultParagraphFont" style:family="text">
      <style:text-properties style:font-name="Gentium" style:font-name-asian="Gentium" style:font-name-complex="Gentium" fo:color="#000000" fo:font-size="8.5pt" style:font-size-asian="8.5pt" style:font-size-complex="8.5pt"/>
    </style:style>
    <style:style style:name="T47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13" style:parent-style-name="DefaultParagraphFont" style:family="text">
      <style:text-properties style:font-name="Gentium" style:font-name-asian="Gentium" style:font-name-complex="Gentium" fo:color="#000000" fo:font-size="8.5pt" style:font-size-asian="8.5pt" style:font-size-complex="8.5pt"/>
    </style:style>
    <style:style style:name="T47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15" style:parent-style-name="DefaultParagraphFont" style:family="text">
      <style:text-properties style:font-name="Gentium" style:font-name-asian="Gentium" style:font-name-complex="Gentium" fo:color="#000000" fo:font-size="8.5pt" style:font-size-asian="8.5pt" style:font-size-complex="8.5pt"/>
    </style:style>
    <style:style style:name="T47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17" style:parent-style-name="DefaultParagraphFont" style:family="text">
      <style:text-properties style:font-name="Gentium" style:font-name-asian="Gentium" style:font-name-complex="Gentium" fo:color="#000000" fo:font-size="8.5pt" style:font-size-asian="8.5pt" style:font-size-complex="8.5pt"/>
    </style:style>
    <style:style style:name="T47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19" style:parent-style-name="DefaultParagraphFont" style:family="text">
      <style:text-properties style:font-name="Gentium" style:font-name-asian="Gentium" style:font-name-complex="Gentium" fo:color="#000000" fo:font-size="8.5pt" style:font-size-asian="8.5pt" style:font-size-complex="8.5pt"/>
    </style:style>
    <style:style style:name="T47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21" style:parent-style-name="DefaultParagraphFont" style:family="text">
      <style:text-properties style:font-name="Gentium" style:font-name-asian="Gentium" style:font-name-complex="Gentium" fo:color="#000000" fo:font-size="8.5pt" style:font-size-asian="8.5pt" style:font-size-complex="8.5pt"/>
    </style:style>
    <style:style style:name="P4722"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723" style:parent-style-name="Standard11" style:family="paragraph">
      <style:paragraph-properties style:text-autospace="none" fo:margin-top="0.0208in" fo:margin-right="0.0312in"/>
    </style:style>
    <style:style style:name="T47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25" style:parent-style-name="DefaultParagraphFont" style:family="text">
      <style:text-properties style:font-name="Gentium" style:font-name-asian="Gentium" style:font-name-complex="Gentium" fo:color="#000000" fo:font-size="8.5pt" style:font-size-asian="8.5pt" style:font-size-complex="8.5pt"/>
    </style:style>
    <style:style style:name="T47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27" style:parent-style-name="DefaultParagraphFont" style:family="text">
      <style:text-properties style:font-name="Gentium" style:font-name-asian="Gentium" style:font-name-complex="Gentium" fo:color="#000000" fo:font-size="8.5pt" style:font-size-asian="8.5pt" style:font-size-complex="8.5pt"/>
    </style:style>
    <style:style style:name="T47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29" style:parent-style-name="DefaultParagraphFont" style:family="text">
      <style:text-properties style:font-name="Gentium" style:font-name-asian="Gentium" style:font-name-complex="Gentium" fo:color="#000000" fo:font-size="8.5pt" style:font-size-asian="8.5pt" style:font-size-complex="8.5pt"/>
    </style:style>
    <style:style style:name="T47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31" style:parent-style-name="DefaultParagraphFont" style:family="text">
      <style:text-properties style:font-name="Gentium" style:font-name-asian="Gentium" style:font-name-complex="Gentium" fo:color="#000000" fo:font-size="8.5pt" style:font-size-asian="8.5pt" style:font-size-complex="8.5pt"/>
    </style:style>
    <style:style style:name="T47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33" style:parent-style-name="DefaultParagraphFont" style:family="text">
      <style:text-properties style:font-name="Gentium" style:font-name-asian="Gentium" style:font-name-complex="Gentium" fo:color="#000000" fo:font-size="8.5pt" style:font-size-asian="8.5pt" style:font-size-complex="8.5pt"/>
    </style:style>
    <style:style style:name="T47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35" style:parent-style-name="DefaultParagraphFont" style:family="text">
      <style:text-properties style:font-name="Gentium" style:font-name-asian="Gentium" style:font-name-complex="Gentium" fo:color="#000000" fo:font-size="8.5pt" style:font-size-asian="8.5pt" style:font-size-complex="8.5pt"/>
    </style:style>
    <style:style style:name="T47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37" style:parent-style-name="DefaultParagraphFont" style:family="text">
      <style:text-properties style:font-name="Gentium" style:font-name-asian="Gentium" style:font-name-complex="Gentium" fo:color="#000000" fo:font-size="8.5pt" style:font-size-asian="8.5pt" style:font-size-complex="8.5pt"/>
    </style:style>
    <style:style style:name="T47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39" style:parent-style-name="DefaultParagraphFont" style:family="text">
      <style:text-properties style:font-name="Gentium" style:font-name-asian="Gentium" style:font-name-complex="Gentium" fo:color="#000000" fo:font-size="8.5pt" style:font-size-asian="8.5pt" style:font-size-complex="8.5pt"/>
    </style:style>
    <style:style style:name="T47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41" style:parent-style-name="DefaultParagraphFont" style:family="text">
      <style:text-properties style:font-name="Gentium" style:font-name-asian="Gentium" style:font-name-complex="Gentium" fo:color="#000000" fo:font-size="8.5pt" style:font-size-asian="8.5pt" style:font-size-complex="8.5pt"/>
    </style:style>
    <style:style style:name="T47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43" style:parent-style-name="DefaultParagraphFont" style:family="text">
      <style:text-properties style:font-name="Gentium" style:font-name-asian="Gentium" style:font-name-complex="Gentium" fo:color="#000000" fo:font-size="8.5pt" style:font-size-asian="8.5pt" style:font-size-complex="8.5pt"/>
    </style:style>
    <style:style style:name="T47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45" style:parent-style-name="DefaultParagraphFont" style:family="text">
      <style:text-properties style:font-name="Gentium" style:font-name-asian="Gentium" style:font-name-complex="Gentium" fo:color="#000000" fo:font-size="8.5pt" style:font-size-asian="8.5pt" style:font-size-complex="8.5pt"/>
    </style:style>
    <style:style style:name="T47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47" style:parent-style-name="DefaultParagraphFont" style:family="text">
      <style:text-properties style:font-name="Gentium" style:font-name-asian="Gentium" style:font-name-complex="Gentium" fo:color="#000000" fo:font-size="8.5pt" style:font-size-asian="8.5pt" style:font-size-complex="8.5pt"/>
    </style:style>
    <style:style style:name="T47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49" style:parent-style-name="DefaultParagraphFont" style:family="text">
      <style:text-properties style:font-name="Gentium" style:font-name-asian="Gentium" style:font-name-complex="Gentium" fo:color="#000000" fo:font-size="8.5pt" style:font-size-asian="8.5pt" style:font-size-complex="8.5pt"/>
    </style:style>
    <style:style style:name="T47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51" style:parent-style-name="DefaultParagraphFont" style:family="text">
      <style:text-properties style:font-name="Gentium" style:font-name-asian="Gentium" style:font-name-complex="Gentium" fo:color="#000000" fo:font-size="8.5pt" style:font-size-asian="8.5pt" style:font-size-complex="8.5pt"/>
    </style:style>
    <style:style style:name="T47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53" style:parent-style-name="DefaultParagraphFont" style:family="text">
      <style:text-properties style:font-name="Gentium" style:font-name-asian="Gentium" style:font-name-complex="Gentium" fo:color="#000000" fo:font-size="8.5pt" style:font-size-asian="8.5pt" style:font-size-complex="8.5pt"/>
    </style:style>
    <style:style style:name="T47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55" style:parent-style-name="DefaultParagraphFont" style:family="text">
      <style:text-properties style:font-name="Gentium" style:font-name-asian="Gentium" style:font-name-complex="Gentium" fo:color="#000000" fo:font-size="8.5pt" style:font-size-asian="8.5pt" style:font-size-complex="8.5pt"/>
    </style:style>
    <style:style style:name="T47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57" style:parent-style-name="DefaultParagraphFont" style:family="text">
      <style:text-properties style:font-name="Gentium" style:font-name-asian="Gentium" style:font-name-complex="Gentium" fo:color="#000000" fo:font-size="8.5pt" style:font-size-asian="8.5pt" style:font-size-complex="8.5pt"/>
    </style:style>
    <style:style style:name="T47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59" style:parent-style-name="DefaultParagraphFont" style:family="text">
      <style:text-properties style:font-name="Gentium" style:font-name-asian="Gentium" style:font-name-complex="Gentium" fo:color="#000000" fo:font-size="8.5pt" style:font-size-asian="8.5pt" style:font-size-complex="8.5pt"/>
    </style:style>
    <style:style style:name="T47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61" style:parent-style-name="DefaultParagraphFont" style:family="text">
      <style:text-properties style:font-name="Gentium" style:font-name-asian="Gentium" style:font-name-complex="Gentium" fo:color="#000000" fo:font-size="8.5pt" style:font-size-asian="8.5pt" style:font-size-complex="8.5pt"/>
    </style:style>
    <style:style style:name="T47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63" style:parent-style-name="DefaultParagraphFont" style:family="text">
      <style:text-properties style:font-name="Gentium" style:font-name-asian="Gentium" style:font-name-complex="Gentium" fo:color="#000000" fo:font-size="8.5pt" style:font-size-asian="8.5pt" style:font-size-complex="8.5pt"/>
    </style:style>
    <style:style style:name="T47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65" style:parent-style-name="DefaultParagraphFont" style:family="text">
      <style:text-properties style:font-name="Gentium" style:font-name-asian="Gentium" style:font-name-complex="Gentium" fo:color="#000000" fo:font-size="8.5pt" style:font-size-asian="8.5pt" style:font-size-complex="8.5pt"/>
    </style:style>
    <style:style style:name="T47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67" style:parent-style-name="DefaultParagraphFont" style:family="text">
      <style:text-properties style:font-name="Gentium" style:font-name-asian="Gentium" style:font-name-complex="Gentium" fo:color="#000000" fo:font-size="8.5pt" style:font-size-asian="8.5pt" style:font-size-complex="8.5pt"/>
    </style:style>
    <style:style style:name="T47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69" style:parent-style-name="DefaultParagraphFont" style:family="text">
      <style:text-properties style:font-name="Gentium" style:font-name-asian="Gentium" style:font-name-complex="Gentium" fo:color="#000000" fo:font-size="8.5pt" style:font-size-asian="8.5pt" style:font-size-complex="8.5pt"/>
    </style:style>
    <style:style style:name="T47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71" style:parent-style-name="DefaultParagraphFont" style:family="text">
      <style:text-properties style:font-name="Gentium" style:font-name-asian="Gentium" style:font-name-complex="Gentium" fo:color="#000000" fo:font-size="8.5pt" style:font-size-asian="8.5pt" style:font-size-complex="8.5pt"/>
    </style:style>
    <style:style style:name="T47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73" style:parent-style-name="DefaultParagraphFont" style:family="text">
      <style:text-properties style:font-name="Gentium" style:font-name-asian="Gentium" style:font-name-complex="Gentium" fo:color="#000000" fo:font-size="8.5pt" style:font-size-asian="8.5pt" style:font-size-complex="8.5pt"/>
    </style:style>
    <style:style style:name="T47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75" style:parent-style-name="DefaultParagraphFont" style:family="text">
      <style:text-properties style:font-name="Gentium" style:font-name-asian="Gentium" style:font-name-complex="Gentium" fo:color="#000000" fo:font-size="8.5pt" style:font-size-asian="8.5pt" style:font-size-complex="8.5pt"/>
    </style:style>
    <style:style style:name="T47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77" style:parent-style-name="DefaultParagraphFont" style:family="text">
      <style:text-properties style:font-name="Gentium" style:font-name-asian="Gentium" style:font-name-complex="Gentium" fo:color="#000000" fo:font-size="8.5pt" style:font-size-asian="8.5pt" style:font-size-complex="8.5pt"/>
    </style:style>
    <style:style style:name="T47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79" style:parent-style-name="DefaultParagraphFont" style:family="text">
      <style:text-properties style:font-name="Gentium" style:font-name-asian="Gentium" style:font-name-complex="Gentium" fo:color="#000000" fo:font-size="8.5pt" style:font-size-asian="8.5pt" style:font-size-complex="8.5pt"/>
    </style:style>
    <style:style style:name="T47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81" style:parent-style-name="DefaultParagraphFont" style:family="text">
      <style:text-properties style:font-name="Gentium" style:font-name-asian="Gentium" style:font-name-complex="Gentium" fo:color="#000000" fo:font-size="8.5pt" style:font-size-asian="8.5pt" style:font-size-complex="8.5pt"/>
    </style:style>
    <style:style style:name="T47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83" style:parent-style-name="DefaultParagraphFont" style:family="text">
      <style:text-properties style:font-name="Gentium" style:font-name-asian="Gentium" style:font-name-complex="Gentium" fo:color="#000000" fo:font-size="8.5pt" style:font-size-asian="8.5pt" style:font-size-complex="8.5pt"/>
    </style:style>
    <style:style style:name="T47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85" style:parent-style-name="DefaultParagraphFont" style:family="text">
      <style:text-properties style:font-name="Gentium" style:font-name-asian="Gentium" style:font-name-complex="Gentium" fo:color="#000000" fo:font-size="8.5pt" style:font-size-asian="8.5pt" style:font-size-complex="8.5pt"/>
    </style:style>
    <style:style style:name="T47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87" style:parent-style-name="DefaultParagraphFont" style:family="text">
      <style:text-properties style:font-name="Gentium" style:font-name-asian="Gentium" style:font-name-complex="Gentium" fo:color="#000000" fo:font-size="8.5pt" style:font-size-asian="8.5pt" style:font-size-complex="8.5pt"/>
    </style:style>
    <style:style style:name="T47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89" style:parent-style-name="DefaultParagraphFont" style:family="text">
      <style:text-properties style:font-name="Gentium" style:font-name-asian="Gentium" style:font-name-complex="Gentium" fo:color="#000000" fo:font-size="8.5pt" style:font-size-asian="8.5pt" style:font-size-complex="8.5pt"/>
    </style:style>
    <style:style style:name="T47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91" style:parent-style-name="DefaultParagraphFont" style:family="text">
      <style:text-properties style:font-name="Gentium" style:font-name-asian="Gentium" style:font-name-complex="Gentium" fo:color="#000000" fo:font-size="8.5pt" style:font-size-asian="8.5pt" style:font-size-complex="8.5pt"/>
    </style:style>
    <style:style style:name="P4792"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793" style:parent-style-name="Standard11" style:family="paragraph">
      <style:paragraph-properties style:text-autospace="none" fo:margin-top="0.0208in" fo:margin-right="0.0312in"/>
    </style:style>
    <style:style style:name="T47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95" style:parent-style-name="DefaultParagraphFont" style:family="text">
      <style:text-properties style:font-name="Gentium" style:font-name-asian="Gentium" style:font-name-complex="Gentium" fo:color="#000000" fo:font-size="8.5pt" style:font-size-asian="8.5pt" style:font-size-complex="8.5pt"/>
    </style:style>
    <style:style style:name="T47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97" style:parent-style-name="DefaultParagraphFont" style:family="text">
      <style:text-properties style:font-name="Gentium" style:font-name-asian="Gentium" style:font-name-complex="Gentium" fo:color="#000000" fo:font-size="8.5pt" style:font-size-asian="8.5pt" style:font-size-complex="8.5pt"/>
    </style:style>
    <style:style style:name="T47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799" style:parent-style-name="DefaultParagraphFont" style:family="text">
      <style:text-properties style:font-name="Gentium" style:font-name-asian="Gentium" style:font-name-complex="Gentium" fo:color="#000000" fo:font-size="8.5pt" style:font-size-asian="8.5pt" style:font-size-complex="8.5pt"/>
    </style:style>
    <style:style style:name="T48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01" style:parent-style-name="DefaultParagraphFont" style:family="text">
      <style:text-properties style:font-name="Gentium" style:font-name-asian="Gentium" style:font-name-complex="Gentium" fo:color="#000000" fo:font-size="8.5pt" style:font-size-asian="8.5pt" style:font-size-complex="8.5pt"/>
    </style:style>
    <style:style style:name="T48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03" style:parent-style-name="DefaultParagraphFont" style:family="text">
      <style:text-properties style:font-name="Gentium" style:font-name-asian="Gentium" style:font-name-complex="Gentium" fo:color="#000000" fo:font-size="8.5pt" style:font-size-asian="8.5pt" style:font-size-complex="8.5pt"/>
    </style:style>
    <style:style style:name="T48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05" style:parent-style-name="DefaultParagraphFont" style:family="text">
      <style:text-properties style:font-name="Gentium" style:font-name-asian="Gentium" style:font-name-complex="Gentium" fo:color="#000000" fo:font-size="8.5pt" style:font-size-asian="8.5pt" style:font-size-complex="8.5pt"/>
    </style:style>
    <style:style style:name="T48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07" style:parent-style-name="DefaultParagraphFont" style:family="text">
      <style:text-properties style:font-name="Gentium" style:font-name-asian="Gentium" style:font-name-complex="Gentium" fo:color="#000000" fo:font-size="8.5pt" style:font-size-asian="8.5pt" style:font-size-complex="8.5pt"/>
    </style:style>
    <style:style style:name="T48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09" style:parent-style-name="DefaultParagraphFont" style:family="text">
      <style:text-properties style:font-name="Gentium" style:font-name-asian="Gentium" style:font-name-complex="Gentium" fo:color="#000000" fo:font-size="8.5pt" style:font-size-asian="8.5pt" style:font-size-complex="8.5pt"/>
    </style:style>
    <style:style style:name="T48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11" style:parent-style-name="DefaultParagraphFont" style:family="text">
      <style:text-properties style:font-name="Gentium" style:font-name-asian="Gentium" style:font-name-complex="Gentium" fo:color="#000000" fo:font-size="8.5pt" style:font-size-asian="8.5pt" style:font-size-complex="8.5pt"/>
    </style:style>
    <style:style style:name="T48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13" style:parent-style-name="DefaultParagraphFont" style:family="text">
      <style:text-properties style:font-name="Gentium" style:font-name-asian="Gentium" style:font-name-complex="Gentium" fo:color="#000000" fo:font-size="8.5pt" style:font-size-asian="8.5pt" style:font-size-complex="8.5pt"/>
    </style:style>
    <style:style style:name="T48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15" style:parent-style-name="DefaultParagraphFont" style:family="text">
      <style:text-properties style:font-name="Gentium" style:font-name-asian="Gentium" style:font-name-complex="Gentium" fo:color="#000000" fo:font-size="8.5pt" style:font-size-asian="8.5pt" style:font-size-complex="8.5pt"/>
    </style:style>
    <style:style style:name="T48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17" style:parent-style-name="DefaultParagraphFont" style:family="text">
      <style:text-properties style:font-name="Gentium" style:font-name-asian="Gentium" style:font-name-complex="Gentium" fo:color="#000000" fo:font-size="8.5pt" style:font-size-asian="8.5pt" style:font-size-complex="8.5pt"/>
    </style:style>
    <style:style style:name="T48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19" style:parent-style-name="DefaultParagraphFont" style:family="text">
      <style:text-properties style:font-name="Gentium" style:font-name-asian="Gentium" style:font-name-complex="Gentium" fo:color="#000000" fo:font-size="8.5pt" style:font-size-asian="8.5pt" style:font-size-complex="8.5pt"/>
    </style:style>
    <style:style style:name="T48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21" style:parent-style-name="DefaultParagraphFont" style:family="text">
      <style:text-properties style:font-name="Gentium" style:font-name-asian="Gentium" style:font-name-complex="Gentium" fo:color="#000000" fo:font-size="8.5pt" style:font-size-asian="8.5pt" style:font-size-complex="8.5pt"/>
    </style:style>
    <style:style style:name="T48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23" style:parent-style-name="DefaultParagraphFont" style:family="text">
      <style:text-properties style:font-name="Gentium" style:font-name-asian="Gentium" style:font-name-complex="Gentium" fo:color="#000000" fo:font-size="8.5pt" style:font-size-asian="8.5pt" style:font-size-complex="8.5pt"/>
    </style:style>
    <style:style style:name="T48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25" style:parent-style-name="DefaultParagraphFont" style:family="text">
      <style:text-properties style:font-name="Gentium" style:font-name-asian="Gentium" style:font-name-complex="Gentium" fo:color="#000000" fo:font-size="8.5pt" style:font-size-asian="8.5pt" style:font-size-complex="8.5pt"/>
    </style:style>
    <style:style style:name="T48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27" style:parent-style-name="DefaultParagraphFont" style:family="text">
      <style:text-properties style:font-name="Gentium" style:font-name-asian="Gentium" style:font-name-complex="Gentium" fo:color="#000000" fo:font-size="8.5pt" style:font-size-asian="8.5pt" style:font-size-complex="8.5pt"/>
    </style:style>
    <style:style style:name="T48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29" style:parent-style-name="DefaultParagraphFont" style:family="text">
      <style:text-properties style:font-name="Gentium" style:font-name-asian="Gentium" style:font-name-complex="Gentium" fo:color="#000000" fo:font-size="8.5pt" style:font-size-asian="8.5pt" style:font-size-complex="8.5pt"/>
    </style:style>
    <style:style style:name="T48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31" style:parent-style-name="DefaultParagraphFont" style:family="text">
      <style:text-properties style:font-name="Gentium" style:font-name-asian="Gentium" style:font-name-complex="Gentium" fo:color="#000000" fo:font-size="8.5pt" style:font-size-asian="8.5pt" style:font-size-complex="8.5pt"/>
    </style:style>
    <style:style style:name="T48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33" style:parent-style-name="DefaultParagraphFont" style:family="text">
      <style:text-properties style:font-name="Gentium" style:font-name-asian="Gentium" style:font-name-complex="Gentium" fo:color="#000000" fo:font-size="8.5pt" style:font-size-asian="8.5pt" style:font-size-complex="8.5pt"/>
    </style:style>
    <style:style style:name="T48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35" style:parent-style-name="DefaultParagraphFont" style:family="text">
      <style:text-properties style:font-name="Gentium" style:font-name-asian="Gentium" style:font-name-complex="Gentium" fo:color="#000000" fo:font-size="8.5pt" style:font-size-asian="8.5pt" style:font-size-complex="8.5pt"/>
    </style:style>
    <style:style style:name="T48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37" style:parent-style-name="DefaultParagraphFont" style:family="text">
      <style:text-properties style:font-name="Gentium" style:font-name-asian="Gentium" style:font-name-complex="Gentium" fo:color="#000000" fo:font-size="8.5pt" style:font-size-asian="8.5pt" style:font-size-complex="8.5pt"/>
    </style:style>
    <style:style style:name="T48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39" style:parent-style-name="DefaultParagraphFont" style:family="text">
      <style:text-properties style:font-name="Gentium" style:font-name-asian="Gentium" style:font-name-complex="Gentium" fo:color="#000000" fo:font-size="8.5pt" style:font-size-asian="8.5pt" style:font-size-complex="8.5pt"/>
    </style:style>
    <style:style style:name="T48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41" style:parent-style-name="DefaultParagraphFont" style:family="text">
      <style:text-properties style:font-name="Gentium" style:font-name-asian="Gentium" style:font-name-complex="Gentium" fo:color="#000000" fo:font-size="8.5pt" style:font-size-asian="8.5pt" style:font-size-complex="8.5pt"/>
    </style:style>
    <style:style style:name="P4842"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843" style:parent-style-name="Standard11" style:family="paragraph">
      <style:paragraph-properties style:text-autospace="none" fo:margin-top="0.0208in" fo:margin-right="0.0312in"/>
    </style:style>
    <style:style style:name="T48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45" style:parent-style-name="DefaultParagraphFont" style:family="text">
      <style:text-properties style:font-name="Gentium" style:font-name-asian="Gentium" style:font-name-complex="Gentium" fo:color="#000000" fo:font-size="8.5pt" style:font-size-asian="8.5pt" style:font-size-complex="8.5pt"/>
    </style:style>
    <style:style style:name="T48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47" style:parent-style-name="DefaultParagraphFont" style:family="text">
      <style:text-properties style:font-name="Gentium" style:font-name-asian="Gentium" style:font-name-complex="Gentium" fo:color="#000000" fo:font-size="8.5pt" style:font-size-asian="8.5pt" style:font-size-complex="8.5pt"/>
    </style:style>
    <style:style style:name="T48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49" style:parent-style-name="DefaultParagraphFont" style:family="text">
      <style:text-properties style:font-name="Gentium" style:font-name-asian="Gentium" style:font-name-complex="Gentium" fo:color="#000000" fo:font-size="8.5pt" style:font-size-asian="8.5pt" style:font-size-complex="8.5pt"/>
    </style:style>
    <style:style style:name="T48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51" style:parent-style-name="DefaultParagraphFont" style:family="text">
      <style:text-properties style:font-name="Gentium" style:font-name-asian="Gentium" style:font-name-complex="Gentium" fo:color="#000000" fo:font-size="8.5pt" style:font-size-asian="8.5pt" style:font-size-complex="8.5pt"/>
    </style:style>
    <style:style style:name="T48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53" style:parent-style-name="DefaultParagraphFont" style:family="text">
      <style:text-properties style:font-name="Gentium" style:font-name-asian="Gentium" style:font-name-complex="Gentium" fo:color="#000000" fo:font-size="8.5pt" style:font-size-asian="8.5pt" style:font-size-complex="8.5pt"/>
    </style:style>
    <style:style style:name="T48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55" style:parent-style-name="DefaultParagraphFont" style:family="text">
      <style:text-properties style:font-name="Gentium" style:font-name-asian="Gentium" style:font-name-complex="Gentium" fo:color="#000000" fo:font-size="8.5pt" style:font-size-asian="8.5pt" style:font-size-complex="8.5pt"/>
    </style:style>
    <style:style style:name="T48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57" style:parent-style-name="DefaultParagraphFont" style:family="text">
      <style:text-properties style:font-name="Gentium" style:font-name-asian="Gentium" style:font-name-complex="Gentium" fo:color="#000000" fo:font-size="8.5pt" style:font-size-asian="8.5pt" style:font-size-complex="8.5pt"/>
    </style:style>
    <style:style style:name="T48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59" style:parent-style-name="DefaultParagraphFont" style:family="text">
      <style:text-properties style:font-name="Gentium" style:font-name-asian="Gentium" style:font-name-complex="Gentium" fo:color="#000000" fo:font-size="8.5pt" style:font-size-asian="8.5pt" style:font-size-complex="8.5pt"/>
    </style:style>
    <style:style style:name="T48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61" style:parent-style-name="DefaultParagraphFont" style:family="text">
      <style:text-properties style:font-name="Gentium" style:font-name-asian="Gentium" style:font-name-complex="Gentium" fo:color="#000000" fo:font-size="8.5pt" style:font-size-asian="8.5pt" style:font-size-complex="8.5pt"/>
    </style:style>
    <style:style style:name="T48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63" style:parent-style-name="DefaultParagraphFont" style:family="text">
      <style:text-properties style:font-name="Gentium" style:font-name-asian="Gentium" style:font-name-complex="Gentium" fo:color="#000000" fo:font-size="8.5pt" style:font-size-asian="8.5pt" style:font-size-complex="8.5pt"/>
    </style:style>
    <style:style style:name="T48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65" style:parent-style-name="DefaultParagraphFont" style:family="text">
      <style:text-properties style:font-name="Gentium" style:font-name-asian="Gentium" style:font-name-complex="Gentium" fo:color="#000000" fo:font-size="8.5pt" style:font-size-asian="8.5pt" style:font-size-complex="8.5pt"/>
    </style:style>
    <style:style style:name="T48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67" style:parent-style-name="DefaultParagraphFont" style:family="text">
      <style:text-properties style:font-name="Gentium" style:font-name-asian="Gentium" style:font-name-complex="Gentium" fo:color="#000000" fo:font-size="8.5pt" style:font-size-asian="8.5pt" style:font-size-complex="8.5pt"/>
    </style:style>
    <style:style style:name="T48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69" style:parent-style-name="DefaultParagraphFont" style:family="text">
      <style:text-properties style:font-name="Gentium" style:font-name-asian="Gentium" style:font-name-complex="Gentium" fo:color="#000000" fo:font-size="8.5pt" style:font-size-asian="8.5pt" style:font-size-complex="8.5pt"/>
    </style:style>
    <style:style style:name="T48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71" style:parent-style-name="DefaultParagraphFont" style:family="text">
      <style:text-properties style:font-name="Gentium" style:font-name-asian="Gentium" style:font-name-complex="Gentium" fo:color="#000000" fo:font-size="8.5pt" style:font-size-asian="8.5pt" style:font-size-complex="8.5pt"/>
    </style:style>
    <style:style style:name="T48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73" style:parent-style-name="DefaultParagraphFont" style:family="text">
      <style:text-properties style:font-name="Gentium" style:font-name-asian="Gentium" style:font-name-complex="Gentium" fo:color="#000000" fo:font-size="8.5pt" style:font-size-asian="8.5pt" style:font-size-complex="8.5pt"/>
    </style:style>
    <style:style style:name="T48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75" style:parent-style-name="DefaultParagraphFont" style:family="text">
      <style:text-properties style:font-name="Gentium" style:font-name-asian="Gentium" style:font-name-complex="Gentium" fo:color="#000000" fo:font-size="8.5pt" style:font-size-asian="8.5pt" style:font-size-complex="8.5pt"/>
    </style:style>
    <style:style style:name="T48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77" style:parent-style-name="DefaultParagraphFont" style:family="text">
      <style:text-properties style:font-name="Gentium" style:font-name-asian="Gentium" style:font-name-complex="Gentium" fo:color="#000000" fo:font-size="8.5pt" style:font-size-asian="8.5pt" style:font-size-complex="8.5pt"/>
    </style:style>
    <style:style style:name="T48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79" style:parent-style-name="DefaultParagraphFont" style:family="text">
      <style:text-properties style:font-name="Gentium" style:font-name-asian="Gentium" style:font-name-complex="Gentium" fo:color="#000000" fo:font-size="8.5pt" style:font-size-asian="8.5pt" style:font-size-complex="8.5pt"/>
    </style:style>
    <style:style style:name="T48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81" style:parent-style-name="DefaultParagraphFont" style:family="text">
      <style:text-properties style:font-name="Gentium" style:font-name-asian="Gentium" style:font-name-complex="Gentium" fo:color="#000000" fo:font-size="8.5pt" style:font-size-asian="8.5pt" style:font-size-complex="8.5pt"/>
    </style:style>
    <style:style style:name="T48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83" style:parent-style-name="DefaultParagraphFont" style:family="text">
      <style:text-properties style:font-name="Gentium" style:font-name-asian="Gentium" style:font-name-complex="Gentium" fo:color="#000000" fo:font-size="8.5pt" style:font-size-asian="8.5pt" style:font-size-complex="8.5pt"/>
    </style:style>
    <style:style style:name="P4884"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4885" style:parent-style-name="Standard11" style:family="paragraph">
      <style:paragraph-properties style:text-autospace="none" fo:margin-top="0.0208in" fo:margin-right="0.0312in"/>
    </style:style>
    <style:style style:name="T48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87" style:parent-style-name="DefaultParagraphFont" style:family="text">
      <style:text-properties style:font-name="Gentium" style:font-name-asian="Gentium" style:font-name-complex="Gentium" fo:color="#000000" fo:font-size="8.5pt" style:font-size-asian="8.5pt" style:font-size-complex="8.5pt"/>
    </style:style>
    <style:style style:name="T48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89" style:parent-style-name="DefaultParagraphFont" style:family="text">
      <style:text-properties style:font-name="Gentium" style:font-name-asian="Gentium" style:font-name-complex="Gentium" fo:color="#000000" fo:font-size="8.5pt" style:font-size-asian="8.5pt" style:font-size-complex="8.5pt"/>
    </style:style>
    <style:style style:name="T48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91" style:parent-style-name="DefaultParagraphFont" style:family="text">
      <style:text-properties style:font-name="Gentium" style:font-name-asian="Gentium" style:font-name-complex="Gentium" fo:color="#000000" fo:font-size="8.5pt" style:font-size-asian="8.5pt" style:font-size-complex="8.5pt"/>
    </style:style>
    <style:style style:name="T48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93" style:parent-style-name="DefaultParagraphFont" style:family="text">
      <style:text-properties style:font-name="Gentium" style:font-name-asian="Gentium" style:font-name-complex="Gentium" fo:color="#000000" fo:font-size="8.5pt" style:font-size-asian="8.5pt" style:font-size-complex="8.5pt"/>
    </style:style>
    <style:style style:name="T48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95" style:parent-style-name="DefaultParagraphFont" style:family="text">
      <style:text-properties style:font-name="Gentium" style:font-name-asian="Gentium" style:font-name-complex="Gentium" fo:color="#000000" fo:font-size="8.5pt" style:font-size-asian="8.5pt" style:font-size-complex="8.5pt"/>
    </style:style>
    <style:style style:name="T48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97" style:parent-style-name="DefaultParagraphFont" style:family="text">
      <style:text-properties style:font-name="Gentium" style:font-name-asian="Gentium" style:font-name-complex="Gentium" fo:color="#000000" fo:font-size="8.5pt" style:font-size-asian="8.5pt" style:font-size-complex="8.5pt"/>
    </style:style>
    <style:style style:name="T48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899" style:parent-style-name="DefaultParagraphFont" style:family="text">
      <style:text-properties style:font-name="Gentium" style:font-name-asian="Gentium" style:font-name-complex="Gentium" fo:color="#000000" fo:font-size="8.5pt" style:font-size-asian="8.5pt" style:font-size-complex="8.5pt"/>
    </style:style>
    <style:style style:name="T49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01" style:parent-style-name="DefaultParagraphFont" style:family="text">
      <style:text-properties style:font-name="Gentium" style:font-name-asian="Gentium" style:font-name-complex="Gentium" fo:color="#000000" fo:font-size="8.5pt" style:font-size-asian="8.5pt" style:font-size-complex="8.5pt"/>
    </style:style>
    <style:style style:name="T49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03" style:parent-style-name="DefaultParagraphFont" style:family="text">
      <style:text-properties style:font-name="Gentium" style:font-name-asian="Gentium" style:font-name-complex="Gentium" fo:color="#000000" fo:font-size="8.5pt" style:font-size-asian="8.5pt" style:font-size-complex="8.5pt"/>
    </style:style>
    <style:style style:name="T49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05" style:parent-style-name="DefaultParagraphFont" style:family="text">
      <style:text-properties style:font-name="Gentium" style:font-name-asian="Gentium" style:font-name-complex="Gentium" fo:color="#000000" fo:font-size="8.5pt" style:font-size-asian="8.5pt" style:font-size-complex="8.5pt"/>
    </style:style>
    <style:style style:name="T49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07" style:parent-style-name="DefaultParagraphFont" style:family="text">
      <style:text-properties style:font-name="Gentium" style:font-name-asian="Gentium" style:font-name-complex="Gentium" fo:color="#000000" fo:font-size="8.5pt" style:font-size-asian="8.5pt" style:font-size-complex="8.5pt"/>
    </style:style>
    <style:style style:name="T49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09" style:parent-style-name="DefaultParagraphFont" style:family="text">
      <style:text-properties style:font-name="Gentium" style:font-name-asian="Gentium" style:font-name-complex="Gentium" fo:color="#000000" fo:font-size="8.5pt" style:font-size-asian="8.5pt" style:font-size-complex="8.5pt"/>
    </style:style>
    <style:style style:name="T49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11" style:parent-style-name="DefaultParagraphFont" style:family="text">
      <style:text-properties style:font-name="Gentium" style:font-name-asian="Gentium" style:font-name-complex="Gentium" fo:color="#000000" fo:font-size="8.5pt" style:font-size-asian="8.5pt" style:font-size-complex="8.5pt"/>
    </style:style>
    <style:style style:name="T49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13" style:parent-style-name="DefaultParagraphFont" style:family="text">
      <style:text-properties style:font-name="Gentium" style:font-name-asian="Gentium" style:font-name-complex="Gentium" fo:color="#000000" fo:font-size="8.5pt" style:font-size-asian="8.5pt" style:font-size-complex="8.5pt"/>
    </style:style>
    <style:style style:name="T49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15" style:parent-style-name="DefaultParagraphFont" style:family="text">
      <style:text-properties style:font-name="Gentium" style:font-name-asian="Gentium" style:font-name-complex="Gentium" fo:color="#000000" fo:font-size="8.5pt" style:font-size-asian="8.5pt" style:font-size-complex="8.5pt"/>
    </style:style>
    <style:style style:name="T49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17" style:parent-style-name="DefaultParagraphFont" style:family="text">
      <style:text-properties style:font-name="Gentium" style:font-name-asian="Gentium" style:font-name-complex="Gentium" fo:color="#000000" fo:font-size="8.5pt" style:font-size-asian="8.5pt" style:font-size-complex="8.5pt"/>
    </style:style>
    <style:style style:name="T49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19" style:parent-style-name="DefaultParagraphFont" style:family="text">
      <style:text-properties style:font-name="Gentium" style:font-name-asian="Gentium" style:font-name-complex="Gentium" fo:color="#000000" fo:font-size="8.5pt" style:font-size-asian="8.5pt" style:font-size-complex="8.5pt"/>
    </style:style>
    <style:style style:name="T49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21" style:parent-style-name="DefaultParagraphFont" style:family="text">
      <style:text-properties style:font-name="Gentium" style:font-name-asian="Gentium" style:font-name-complex="Gentium" fo:color="#000000" fo:font-size="8.5pt" style:font-size-asian="8.5pt" style:font-size-complex="8.5pt"/>
    </style:style>
    <style:style style:name="T49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23" style:parent-style-name="DefaultParagraphFont" style:family="text">
      <style:text-properties style:font-name="Gentium" style:font-name-asian="Gentium" style:font-name-complex="Gentium" fo:color="#000000" fo:font-size="8.5pt" style:font-size-asian="8.5pt" style:font-size-complex="8.5pt"/>
    </style:style>
    <style:style style:name="T49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25" style:parent-style-name="DefaultParagraphFont" style:family="text">
      <style:text-properties style:font-name="Gentium" style:font-name-asian="Gentium" style:font-name-complex="Gentium" fo:color="#000000" fo:font-size="8.5pt" style:font-size-asian="8.5pt" style:font-size-complex="8.5pt"/>
    </style:style>
    <style:style style:name="T49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27" style:parent-style-name="DefaultParagraphFont" style:family="text">
      <style:text-properties style:font-name="Gentium" style:font-name-asian="Gentium" style:font-name-complex="Gentium" fo:color="#000000" fo:font-size="8.5pt" style:font-size-asian="8.5pt" style:font-size-complex="8.5pt"/>
    </style:style>
    <style:style style:name="T49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29" style:parent-style-name="DefaultParagraphFont" style:family="text">
      <style:text-properties style:font-name="Gentium" style:font-name-asian="Gentium" style:font-name-complex="Gentium" fo:color="#000000" fo:font-size="8.5pt" style:font-size-asian="8.5pt" style:font-size-complex="8.5pt"/>
    </style:style>
    <style:style style:name="T49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31" style:parent-style-name="DefaultParagraphFont" style:family="text">
      <style:text-properties style:font-name="Gentium" style:font-name-asian="Gentium" style:font-name-complex="Gentium" fo:color="#000000" fo:font-size="8.5pt" style:font-size-asian="8.5pt" style:font-size-complex="8.5pt"/>
    </style:style>
    <style:style style:name="T49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33" style:parent-style-name="DefaultParagraphFont" style:family="text">
      <style:text-properties style:font-name="Gentium" style:font-name-asian="Gentium" style:font-name-complex="Gentium" fo:color="#000000" fo:font-size="8.5pt" style:font-size-asian="8.5pt" style:font-size-complex="8.5pt"/>
    </style:style>
    <style:style style:name="T49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35" style:parent-style-name="DefaultParagraphFont" style:family="text">
      <style:text-properties style:font-name="Gentium" style:font-name-asian="Gentium" style:font-name-complex="Gentium" fo:color="#000000" fo:font-size="8.5pt" style:font-size-asian="8.5pt" style:font-size-complex="8.5pt"/>
    </style:style>
    <style:style style:name="T49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37" style:parent-style-name="DefaultParagraphFont" style:family="text">
      <style:text-properties style:font-name="Gentium" style:font-name-asian="Gentium" style:font-name-complex="Gentium" fo:color="#000000" fo:font-size="8.5pt" style:font-size-asian="8.5pt" style:font-size-complex="8.5pt"/>
    </style:style>
    <style:style style:name="T49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39" style:parent-style-name="DefaultParagraphFont" style:family="text">
      <style:text-properties style:font-name="Gentium" style:font-name-asian="Gentium" style:font-name-complex="Gentium" fo:color="#000000" fo:font-size="8.5pt" style:font-size-asian="8.5pt" style:font-size-complex="8.5pt"/>
    </style:style>
    <style:style style:name="T49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41" style:parent-style-name="DefaultParagraphFont" style:family="text">
      <style:text-properties style:font-name="Gentium" style:font-name-asian="Gentium" style:font-name-complex="Gentium" fo:color="#000000" fo:font-size="8.5pt" style:font-size-asian="8.5pt" style:font-size-complex="8.5pt"/>
    </style:style>
    <style:style style:name="T49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43" style:parent-style-name="DefaultParagraphFont" style:family="text">
      <style:text-properties style:font-name="Gentium" style:font-name-asian="Gentium" style:font-name-complex="Gentium" fo:color="#000000" fo:font-size="8.5pt" style:font-size-asian="8.5pt" style:font-size-complex="8.5pt"/>
    </style:style>
    <style:style style:name="T49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45" style:parent-style-name="DefaultParagraphFont" style:family="text">
      <style:text-properties style:font-name="Gentium" style:font-name-asian="Gentium" style:font-name-complex="Gentium" fo:color="#000000" fo:font-size="8.5pt" style:font-size-asian="8.5pt" style:font-size-complex="8.5pt"/>
    </style:style>
    <style:style style:name="T49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47" style:parent-style-name="DefaultParagraphFont" style:family="text">
      <style:text-properties style:font-name="Gentium" style:font-name-asian="Gentium" style:font-name-complex="Gentium" fo:color="#000000" fo:font-size="8.5pt" style:font-size-asian="8.5pt" style:font-size-complex="8.5pt"/>
    </style:style>
    <style:style style:name="T49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49" style:parent-style-name="DefaultParagraphFont" style:family="text">
      <style:text-properties style:font-name="Gentium" style:font-name-asian="Gentium" style:font-name-complex="Gentium" fo:color="#000000" fo:font-size="8.5pt" style:font-size-asian="8.5pt" style:font-size-complex="8.5pt"/>
    </style:style>
    <style:style style:name="T49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51" style:parent-style-name="DefaultParagraphFont" style:family="text">
      <style:text-properties style:font-name="Gentium" style:font-name-asian="Gentium" style:font-name-complex="Gentium" fo:color="#000000" fo:font-size="8.5pt" style:font-size-asian="8.5pt" style:font-size-complex="8.5pt"/>
    </style:style>
    <style:style style:name="T49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53" style:parent-style-name="DefaultParagraphFont" style:family="text">
      <style:text-properties style:font-name="Gentium" style:font-name-asian="Gentium" style:font-name-complex="Gentium" fo:color="#000000" fo:font-size="8.5pt" style:font-size-asian="8.5pt" style:font-size-complex="8.5pt"/>
    </style:style>
    <style:style style:name="T49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55" style:parent-style-name="DefaultParagraphFont" style:family="text">
      <style:text-properties style:font-name="Gentium" style:font-name-asian="Gentium" style:font-name-complex="Gentium" fo:color="#000000" fo:font-size="8.5pt" style:font-size-asian="8.5pt" style:font-size-complex="8.5pt"/>
    </style:style>
    <style:style style:name="T49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57" style:parent-style-name="DefaultParagraphFont" style:family="text">
      <style:text-properties style:font-name="Gentium" style:font-name-asian="Gentium" style:font-name-complex="Gentium" fo:color="#000000" fo:font-size="8.5pt" style:font-size-asian="8.5pt" style:font-size-complex="8.5pt"/>
    </style:style>
    <style:style style:name="T49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59" style:parent-style-name="DefaultParagraphFont" style:family="text">
      <style:text-properties style:font-name="Gentium" style:font-name-asian="Gentium" style:font-name-complex="Gentium" fo:color="#000000" fo:font-size="8.5pt" style:font-size-asian="8.5pt" style:font-size-complex="8.5pt"/>
    </style:style>
    <style:style style:name="T49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61" style:parent-style-name="DefaultParagraphFont" style:family="text">
      <style:text-properties style:font-name="Gentium" style:font-name-asian="Gentium" style:font-name-complex="Gentium" fo:color="#000000" fo:font-size="8.5pt" style:font-size-asian="8.5pt" style:font-size-complex="8.5pt"/>
    </style:style>
    <style:style style:name="T49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63" style:parent-style-name="DefaultParagraphFont" style:family="text">
      <style:text-properties style:font-name="Gentium" style:font-name-asian="Gentium" style:font-name-complex="Gentium" fo:color="#000000" fo:font-size="8.5pt" style:font-size-asian="8.5pt" style:font-size-complex="8.5pt"/>
    </style:style>
    <style:style style:name="T49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65" style:parent-style-name="DefaultParagraphFont" style:family="text">
      <style:text-properties style:font-name="Gentium" style:font-name-asian="Gentium" style:font-name-complex="Gentium" fo:color="#000000" fo:font-size="8.5pt" style:font-size-asian="8.5pt" style:font-size-complex="8.5pt"/>
    </style:style>
    <style:style style:name="T49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67" style:parent-style-name="DefaultParagraphFont" style:family="text">
      <style:text-properties style:font-name="Gentium" style:font-name-asian="Gentium" style:font-name-complex="Gentium" fo:color="#000000" fo:font-size="8.5pt" style:font-size-asian="8.5pt" style:font-size-complex="8.5pt"/>
    </style:style>
    <style:style style:name="T49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69" style:parent-style-name="DefaultParagraphFont" style:family="text">
      <style:text-properties style:font-name="Gentium" style:font-name-asian="Gentium" style:font-name-complex="Gentium" fo:color="#000000" fo:font-size="8.5pt" style:font-size-asian="8.5pt" style:font-size-complex="8.5pt"/>
    </style:style>
    <style:style style:name="T49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71" style:parent-style-name="DefaultParagraphFont" style:family="text">
      <style:text-properties style:font-name="Gentium" style:font-name-asian="Gentium" style:font-name-complex="Gentium" fo:color="#000000" fo:font-size="8.5pt" style:font-size-asian="8.5pt" style:font-size-complex="8.5pt"/>
    </style:style>
    <style:style style:name="T49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73" style:parent-style-name="DefaultParagraphFont" style:family="text">
      <style:text-properties style:font-name="Gentium" style:font-name-asian="Gentium" style:font-name-complex="Gentium" fo:color="#000000" fo:font-size="8.5pt" style:font-size-asian="8.5pt" style:font-size-complex="8.5pt"/>
    </style:style>
    <style:style style:name="T49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75" style:parent-style-name="DefaultParagraphFont" style:family="text">
      <style:text-properties style:font-name="Gentium" style:font-name-asian="Gentium" style:font-name-complex="Gentium" fo:color="#000000" fo:font-size="8.5pt" style:font-size-asian="8.5pt" style:font-size-complex="8.5pt"/>
    </style:style>
    <style:style style:name="T49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77" style:parent-style-name="DefaultParagraphFont" style:family="text">
      <style:text-properties style:font-name="Gentium" style:font-name-asian="Gentium" style:font-name-complex="Gentium" fo:color="#000000" fo:font-size="8.5pt" style:font-size-asian="8.5pt" style:font-size-complex="8.5pt"/>
    </style:style>
    <style:style style:name="T49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79" style:parent-style-name="DefaultParagraphFont" style:family="text">
      <style:text-properties style:font-name="Gentium" style:font-name-asian="Gentium" style:font-name-complex="Gentium" fo:color="#000000" fo:font-size="8.5pt" style:font-size-asian="8.5pt" style:font-size-complex="8.5pt"/>
    </style:style>
    <style:style style:name="T49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81" style:parent-style-name="DefaultParagraphFont" style:family="text">
      <style:text-properties style:font-name="Gentium" style:font-name-asian="Gentium" style:font-name-complex="Gentium" fo:color="#000000" fo:font-size="8.5pt" style:font-size-asian="8.5pt" style:font-size-complex="8.5pt"/>
    </style:style>
    <style:style style:name="T49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83" style:parent-style-name="DefaultParagraphFont" style:family="text">
      <style:text-properties style:font-name="Gentium" style:font-name-asian="Gentium" style:font-name-complex="Gentium" fo:color="#000000" fo:font-size="8.5pt" style:font-size-asian="8.5pt" style:font-size-complex="8.5pt"/>
    </style:style>
    <style:style style:name="T49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85" style:parent-style-name="DefaultParagraphFont" style:family="text">
      <style:text-properties style:font-name="Gentium" style:font-name-asian="Gentium" style:font-name-complex="Gentium" fo:color="#000000" fo:font-size="8.5pt" style:font-size-asian="8.5pt" style:font-size-complex="8.5pt"/>
    </style:style>
    <style:style style:name="T49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87" style:parent-style-name="DefaultParagraphFont" style:family="text">
      <style:text-properties style:font-name="Gentium" style:font-name-asian="Gentium" style:font-name-complex="Gentium" fo:color="#000000" fo:font-size="8.5pt" style:font-size-asian="8.5pt" style:font-size-complex="8.5pt"/>
    </style:style>
    <style:style style:name="T49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89" style:parent-style-name="DefaultParagraphFont" style:family="text">
      <style:text-properties style:font-name="Gentium" style:font-name-asian="Gentium" style:font-name-complex="Gentium" fo:color="#000000" fo:font-size="8.5pt" style:font-size-asian="8.5pt" style:font-size-complex="8.5pt"/>
    </style:style>
    <style:style style:name="T49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91" style:parent-style-name="DefaultParagraphFont" style:family="text">
      <style:text-properties style:font-name="Gentium" style:font-name-asian="Gentium" style:font-name-complex="Gentium" fo:color="#000000" fo:font-size="8.5pt" style:font-size-asian="8.5pt" style:font-size-complex="8.5pt"/>
    </style:style>
    <style:style style:name="T49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93" style:parent-style-name="DefaultParagraphFont" style:family="text">
      <style:text-properties style:font-name="Gentium" style:font-name-asian="Gentium" style:font-name-complex="Gentium" fo:color="#000000" fo:font-size="8.5pt" style:font-size-asian="8.5pt" style:font-size-complex="8.5pt"/>
    </style:style>
    <style:style style:name="T49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95" style:parent-style-name="DefaultParagraphFont" style:family="text">
      <style:text-properties style:font-name="Gentium" style:font-name-asian="Gentium" style:font-name-complex="Gentium" fo:color="#000000" fo:font-size="8.5pt" style:font-size-asian="8.5pt" style:font-size-complex="8.5pt"/>
    </style:style>
    <style:style style:name="T49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97" style:parent-style-name="DefaultParagraphFont" style:family="text">
      <style:text-properties style:font-name="Gentium" style:font-name-asian="Gentium" style:font-name-complex="Gentium" fo:color="#000000" fo:font-size="8.5pt" style:font-size-asian="8.5pt" style:font-size-complex="8.5pt"/>
    </style:style>
    <style:style style:name="T49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4999" style:parent-style-name="DefaultParagraphFont" style:family="text">
      <style:text-properties style:font-name="Gentium" style:font-name-asian="Gentium" style:font-name-complex="Gentium" fo:color="#000000" fo:font-size="8.5pt" style:font-size-asian="8.5pt" style:font-size-complex="8.5pt"/>
    </style:style>
    <style:style style:name="T50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01" style:parent-style-name="DefaultParagraphFont" style:family="text">
      <style:text-properties style:font-name="Gentium" style:font-name-asian="Gentium" style:font-name-complex="Gentium" fo:color="#000000" fo:font-size="8.5pt" style:font-size-asian="8.5pt" style:font-size-complex="8.5pt"/>
    </style:style>
    <style:style style:name="T50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03" style:parent-style-name="DefaultParagraphFont" style:family="text">
      <style:text-properties style:font-name="Gentium" style:font-name-asian="Gentium" style:font-name-complex="Gentium" fo:color="#000000" fo:font-size="8.5pt" style:font-size-asian="8.5pt" style:font-size-complex="8.5pt"/>
    </style:style>
    <style:style style:name="T50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05" style:parent-style-name="DefaultParagraphFont" style:family="text">
      <style:text-properties style:font-name="Gentium" style:font-name-asian="Gentium" style:font-name-complex="Gentium" fo:color="#000000" fo:font-size="8.5pt" style:font-size-asian="8.5pt" style:font-size-complex="8.5pt"/>
    </style:style>
    <style:style style:name="T50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07" style:parent-style-name="DefaultParagraphFont" style:family="text">
      <style:text-properties style:font-name="Gentium" style:font-name-asian="Gentium" style:font-name-complex="Gentium" fo:color="#000000" fo:font-size="8.5pt" style:font-size-asian="8.5pt" style:font-size-complex="8.5pt"/>
    </style:style>
    <style:style style:name="T50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09" style:parent-style-name="DefaultParagraphFont" style:family="text">
      <style:text-properties style:font-name="Gentium" style:font-name-asian="Gentium" style:font-name-complex="Gentium" fo:color="#000000" fo:font-size="8.5pt" style:font-size-asian="8.5pt" style:font-size-complex="8.5pt"/>
    </style:style>
    <style:style style:name="T50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11" style:parent-style-name="DefaultParagraphFont" style:family="text">
      <style:text-properties style:font-name="Gentium" style:font-name-asian="Gentium" style:font-name-complex="Gentium" fo:color="#000000" fo:font-size="8.5pt" style:font-size-asian="8.5pt" style:font-size-complex="8.5pt"/>
    </style:style>
    <style:style style:name="T50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13" style:parent-style-name="DefaultParagraphFont" style:family="text">
      <style:text-properties style:font-name="Gentium" style:font-name-asian="Gentium" style:font-name-complex="Gentium" fo:color="#000000" fo:font-size="8.5pt" style:font-size-asian="8.5pt" style:font-size-complex="8.5pt"/>
    </style:style>
    <style:style style:name="T50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15" style:parent-style-name="DefaultParagraphFont" style:family="text">
      <style:text-properties style:font-name="Gentium" style:font-name-asian="Gentium" style:font-name-complex="Gentium" fo:color="#000000" fo:font-size="8.5pt" style:font-size-asian="8.5pt" style:font-size-complex="8.5pt"/>
    </style:style>
    <style:style style:name="T50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17" style:parent-style-name="DefaultParagraphFont" style:family="text">
      <style:text-properties style:font-name="Gentium" style:font-name-asian="Gentium" style:font-name-complex="Gentium" fo:color="#000000" fo:font-size="8.5pt" style:font-size-asian="8.5pt" style:font-size-complex="8.5pt"/>
    </style:style>
    <style:style style:name="T50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19" style:parent-style-name="DefaultParagraphFont" style:family="text">
      <style:text-properties style:font-name="Gentium" style:font-name-asian="Gentium" style:font-name-complex="Gentium" fo:color="#000000" fo:font-size="8.5pt" style:font-size-asian="8.5pt" style:font-size-complex="8.5pt"/>
    </style:style>
    <style:style style:name="P5020"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021" style:parent-style-name="Standard11" style:family="paragraph">
      <style:paragraph-properties style:text-autospace="none" fo:margin-top="0.0208in" fo:margin-right="0.0312in"/>
    </style:style>
    <style:style style:name="T50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23" style:parent-style-name="DefaultParagraphFont" style:family="text">
      <style:text-properties style:font-name="Gentium" style:font-name-asian="Gentium" style:font-name-complex="Gentium" fo:color="#000000" fo:font-size="8.5pt" style:font-size-asian="8.5pt" style:font-size-complex="8.5pt"/>
    </style:style>
    <style:style style:name="T50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25" style:parent-style-name="DefaultParagraphFont" style:family="text">
      <style:text-properties style:font-name="Gentium" style:font-name-asian="Gentium" style:font-name-complex="Gentium" fo:color="#000000" fo:font-size="8.5pt" style:font-size-asian="8.5pt" style:font-size-complex="8.5pt"/>
    </style:style>
    <style:style style:name="T50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27" style:parent-style-name="DefaultParagraphFont" style:family="text">
      <style:text-properties style:font-name="Gentium" style:font-name-asian="Gentium" style:font-name-complex="Gentium" fo:color="#000000" fo:font-size="8.5pt" style:font-size-asian="8.5pt" style:font-size-complex="8.5pt"/>
    </style:style>
    <style:style style:name="T50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29" style:parent-style-name="DefaultParagraphFont" style:family="text">
      <style:text-properties style:font-name="Gentium" style:font-name-asian="Gentium" style:font-name-complex="Gentium" fo:color="#000000" fo:font-size="8.5pt" style:font-size-asian="8.5pt" style:font-size-complex="8.5pt"/>
    </style:style>
    <style:style style:name="T50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31" style:parent-style-name="DefaultParagraphFont" style:family="text">
      <style:text-properties style:font-name="Gentium" style:font-name-asian="Gentium" style:font-name-complex="Gentium" fo:color="#000000" fo:font-size="8.5pt" style:font-size-asian="8.5pt" style:font-size-complex="8.5pt"/>
    </style:style>
    <style:style style:name="T50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33" style:parent-style-name="DefaultParagraphFont" style:family="text">
      <style:text-properties style:font-name="Gentium" style:font-name-asian="Gentium" style:font-name-complex="Gentium" fo:color="#000000" fo:font-size="8.5pt" style:font-size-asian="8.5pt" style:font-size-complex="8.5pt"/>
    </style:style>
    <style:style style:name="T50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35" style:parent-style-name="DefaultParagraphFont" style:family="text">
      <style:text-properties style:font-name="Gentium" style:font-name-asian="Gentium" style:font-name-complex="Gentium" fo:color="#000000" fo:font-size="8.5pt" style:font-size-asian="8.5pt" style:font-size-complex="8.5pt"/>
    </style:style>
    <style:style style:name="T50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37" style:parent-style-name="DefaultParagraphFont" style:family="text">
      <style:text-properties style:font-name="Gentium" style:font-name-asian="Gentium" style:font-name-complex="Gentium" fo:color="#000000" fo:font-size="8.5pt" style:font-size-asian="8.5pt" style:font-size-complex="8.5pt"/>
    </style:style>
    <style:style style:name="T50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39" style:parent-style-name="DefaultParagraphFont" style:family="text">
      <style:text-properties style:font-name="Gentium" style:font-name-asian="Gentium" style:font-name-complex="Gentium" fo:color="#000000" fo:font-size="8.5pt" style:font-size-asian="8.5pt" style:font-size-complex="8.5pt"/>
    </style:style>
    <style:style style:name="T50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41" style:parent-style-name="DefaultParagraphFont" style:family="text">
      <style:text-properties style:font-name="Gentium" style:font-name-asian="Gentium" style:font-name-complex="Gentium" fo:color="#000000" fo:font-size="8.5pt" style:font-size-asian="8.5pt" style:font-size-complex="8.5pt"/>
    </style:style>
    <style:style style:name="T50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43" style:parent-style-name="DefaultParagraphFont" style:family="text">
      <style:text-properties style:font-name="Gentium" style:font-name-asian="Gentium" style:font-name-complex="Gentium" fo:color="#000000" fo:font-size="8.5pt" style:font-size-asian="8.5pt" style:font-size-complex="8.5pt"/>
    </style:style>
    <style:style style:name="T50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45" style:parent-style-name="DefaultParagraphFont" style:family="text">
      <style:text-properties style:font-name="Gentium" style:font-name-asian="Gentium" style:font-name-complex="Gentium" fo:color="#000000" fo:font-size="8.5pt" style:font-size-asian="8.5pt" style:font-size-complex="8.5pt"/>
    </style:style>
    <style:style style:name="T50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47" style:parent-style-name="DefaultParagraphFont" style:family="text">
      <style:text-properties style:font-name="Gentium" style:font-name-asian="Gentium" style:font-name-complex="Gentium" fo:color="#000000" fo:font-size="8.5pt" style:font-size-asian="8.5pt" style:font-size-complex="8.5pt"/>
    </style:style>
    <style:style style:name="T50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49" style:parent-style-name="DefaultParagraphFont" style:family="text">
      <style:text-properties style:font-name="Gentium" style:font-name-asian="Gentium" style:font-name-complex="Gentium" fo:color="#000000" fo:font-size="8.5pt" style:font-size-asian="8.5pt" style:font-size-complex="8.5pt"/>
    </style:style>
    <style:style style:name="T50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51" style:parent-style-name="DefaultParagraphFont" style:family="text">
      <style:text-properties style:font-name="Gentium" style:font-name-asian="Gentium" style:font-name-complex="Gentium" fo:color="#000000" fo:font-size="8.5pt" style:font-size-asian="8.5pt" style:font-size-complex="8.5pt"/>
    </style:style>
    <style:style style:name="T50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53" style:parent-style-name="DefaultParagraphFont" style:family="text">
      <style:text-properties style:font-name="Gentium" style:font-name-asian="Gentium" style:font-name-complex="Gentium" fo:color="#000000" fo:font-size="8.5pt" style:font-size-asian="8.5pt" style:font-size-complex="8.5pt"/>
    </style:style>
    <style:style style:name="T50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55" style:parent-style-name="DefaultParagraphFont" style:family="text">
      <style:text-properties style:font-name="Gentium" style:font-name-asian="Gentium" style:font-name-complex="Gentium" fo:color="#000000" fo:font-size="8.5pt" style:font-size-asian="8.5pt" style:font-size-complex="8.5pt"/>
    </style:style>
    <style:style style:name="T50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57" style:parent-style-name="DefaultParagraphFont" style:family="text">
      <style:text-properties style:font-name="Gentium" style:font-name-asian="Gentium" style:font-name-complex="Gentium" fo:color="#000000" fo:font-size="8.5pt" style:font-size-asian="8.5pt" style:font-size-complex="8.5pt"/>
    </style:style>
    <style:style style:name="T50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59" style:parent-style-name="DefaultParagraphFont" style:family="text">
      <style:text-properties style:font-name="Gentium" style:font-name-asian="Gentium" style:font-name-complex="Gentium" fo:color="#000000" fo:font-size="8.5pt" style:font-size-asian="8.5pt" style:font-size-complex="8.5pt"/>
    </style:style>
    <style:style style:name="T50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61" style:parent-style-name="DefaultParagraphFont" style:family="text">
      <style:text-properties style:font-name="Gentium" style:font-name-asian="Gentium" style:font-name-complex="Gentium" fo:color="#000000" fo:font-size="8.5pt" style:font-size-asian="8.5pt" style:font-size-complex="8.5pt"/>
    </style:style>
    <style:style style:name="T50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63" style:parent-style-name="DefaultParagraphFont" style:family="text">
      <style:text-properties style:font-name="Gentium" style:font-name-asian="Gentium" style:font-name-complex="Gentium" fo:color="#000000" fo:font-size="8.5pt" style:font-size-asian="8.5pt" style:font-size-complex="8.5pt"/>
    </style:style>
    <style:style style:name="T50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65" style:parent-style-name="DefaultParagraphFont" style:family="text">
      <style:text-properties style:font-name="Gentium" style:font-name-asian="Gentium" style:font-name-complex="Gentium" fo:color="#000000" fo:font-size="8.5pt" style:font-size-asian="8.5pt" style:font-size-complex="8.5pt"/>
    </style:style>
    <style:style style:name="T50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67" style:parent-style-name="DefaultParagraphFont" style:family="text">
      <style:text-properties style:font-name="Gentium" style:font-name-asian="Gentium" style:font-name-complex="Gentium" fo:color="#000000" fo:font-size="8.5pt" style:font-size-asian="8.5pt" style:font-size-complex="8.5pt"/>
    </style:style>
    <style:style style:name="T50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69" style:parent-style-name="DefaultParagraphFont" style:family="text">
      <style:text-properties style:font-name="Gentium" style:font-name-asian="Gentium" style:font-name-complex="Gentium" fo:color="#000000" fo:font-size="8.5pt" style:font-size-asian="8.5pt" style:font-size-complex="8.5pt"/>
    </style:style>
    <style:style style:name="T50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71" style:parent-style-name="DefaultParagraphFont" style:family="text">
      <style:text-properties style:font-name="Gentium" style:font-name-asian="Gentium" style:font-name-complex="Gentium" fo:color="#000000" fo:font-size="8.5pt" style:font-size-asian="8.5pt" style:font-size-complex="8.5pt"/>
    </style:style>
    <style:style style:name="T50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73" style:parent-style-name="DefaultParagraphFont" style:family="text">
      <style:text-properties style:font-name="Gentium" style:font-name-asian="Gentium" style:font-name-complex="Gentium" fo:color="#000000" fo:font-size="8.5pt" style:font-size-asian="8.5pt" style:font-size-complex="8.5pt"/>
    </style:style>
    <style:style style:name="T50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75" style:parent-style-name="DefaultParagraphFont" style:family="text">
      <style:text-properties style:font-name="Gentium" style:font-name-asian="Gentium" style:font-name-complex="Gentium" fo:color="#000000" fo:font-size="8.5pt" style:font-size-asian="8.5pt" style:font-size-complex="8.5pt"/>
    </style:style>
    <style:style style:name="T50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77" style:parent-style-name="DefaultParagraphFont" style:family="text">
      <style:text-properties style:font-name="Gentium" style:font-name-asian="Gentium" style:font-name-complex="Gentium" fo:color="#000000" fo:font-size="8.5pt" style:font-size-asian="8.5pt" style:font-size-complex="8.5pt"/>
    </style:style>
    <style:style style:name="T50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79" style:parent-style-name="DefaultParagraphFont" style:family="text">
      <style:text-properties style:font-name="Gentium" style:font-name-asian="Gentium" style:font-name-complex="Gentium" fo:color="#000000" fo:font-size="8.5pt" style:font-size-asian="8.5pt" style:font-size-complex="8.5pt"/>
    </style:style>
    <style:style style:name="T50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81" style:parent-style-name="DefaultParagraphFont" style:family="text">
      <style:text-properties style:font-name="Gentium" style:font-name-asian="Gentium" style:font-name-complex="Gentium" fo:color="#000000" fo:font-size="8.5pt" style:font-size-asian="8.5pt" style:font-size-complex="8.5pt"/>
    </style:style>
    <style:style style:name="T50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83" style:parent-style-name="DefaultParagraphFont" style:family="text">
      <style:text-properties style:font-name="Gentium" style:font-name-asian="Gentium" style:font-name-complex="Gentium" fo:color="#000000" fo:font-size="8.5pt" style:font-size-asian="8.5pt" style:font-size-complex="8.5pt"/>
    </style:style>
    <style:style style:name="T50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85" style:parent-style-name="DefaultParagraphFont" style:family="text">
      <style:text-properties style:font-name="Gentium" style:font-name-asian="Gentium" style:font-name-complex="Gentium" fo:color="#000000" fo:font-size="8.5pt" style:font-size-asian="8.5pt" style:font-size-complex="8.5pt"/>
    </style:style>
    <style:style style:name="T50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87" style:parent-style-name="DefaultParagraphFont" style:family="text">
      <style:text-properties style:font-name="Gentium" style:font-name-asian="Gentium" style:font-name-complex="Gentium" fo:color="#000000" fo:font-size="8.5pt" style:font-size-asian="8.5pt" style:font-size-complex="8.5pt"/>
    </style:style>
    <style:style style:name="T50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89" style:parent-style-name="DefaultParagraphFont" style:family="text">
      <style:text-properties style:font-name="Gentium" style:font-name-asian="Gentium" style:font-name-complex="Gentium" fo:color="#000000" fo:font-size="8.5pt" style:font-size-asian="8.5pt" style:font-size-complex="8.5pt"/>
    </style:style>
    <style:style style:name="P5090"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091" style:parent-style-name="Standard11" style:family="paragraph">
      <style:paragraph-properties style:text-autospace="none" fo:margin-top="0.0208in" fo:margin-right="0.0312in"/>
    </style:style>
    <style:style style:name="T50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93" style:parent-style-name="DefaultParagraphFont" style:family="text">
      <style:text-properties style:font-name="Gentium" style:font-name-asian="Gentium" style:font-name-complex="Gentium" fo:color="#000000" fo:font-size="8.5pt" style:font-size-asian="8.5pt" style:font-size-complex="8.5pt"/>
    </style:style>
    <style:style style:name="T50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95" style:parent-style-name="DefaultParagraphFont" style:family="text">
      <style:text-properties style:font-name="Gentium" style:font-name-asian="Gentium" style:font-name-complex="Gentium" fo:color="#000000" fo:font-size="8.5pt" style:font-size-asian="8.5pt" style:font-size-complex="8.5pt"/>
    </style:style>
    <style:style style:name="T50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97" style:parent-style-name="DefaultParagraphFont" style:family="text">
      <style:text-properties style:font-name="Gentium" style:font-name-asian="Gentium" style:font-name-complex="Gentium" fo:color="#000000" fo:font-size="8.5pt" style:font-size-asian="8.5pt" style:font-size-complex="8.5pt"/>
    </style:style>
    <style:style style:name="T50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099" style:parent-style-name="DefaultParagraphFont" style:family="text">
      <style:text-properties style:font-name="Gentium" style:font-name-asian="Gentium" style:font-name-complex="Gentium" fo:color="#000000" fo:font-size="8.5pt" style:font-size-asian="8.5pt" style:font-size-complex="8.5pt"/>
    </style:style>
    <style:style style:name="T51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01" style:parent-style-name="DefaultParagraphFont" style:family="text">
      <style:text-properties style:font-name="Gentium" style:font-name-asian="Gentium" style:font-name-complex="Gentium" fo:color="#000000" fo:font-size="8.5pt" style:font-size-asian="8.5pt" style:font-size-complex="8.5pt"/>
    </style:style>
    <style:style style:name="T51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03" style:parent-style-name="DefaultParagraphFont" style:family="text">
      <style:text-properties style:font-name="Gentium" style:font-name-asian="Gentium" style:font-name-complex="Gentium" fo:color="#000000" fo:font-size="8.5pt" style:font-size-asian="8.5pt" style:font-size-complex="8.5pt"/>
    </style:style>
    <style:style style:name="T51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05" style:parent-style-name="DefaultParagraphFont" style:family="text">
      <style:text-properties style:font-name="Gentium" style:font-name-asian="Gentium" style:font-name-complex="Gentium" fo:color="#000000" fo:font-size="8.5pt" style:font-size-asian="8.5pt" style:font-size-complex="8.5pt"/>
    </style:style>
    <style:style style:name="T51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07" style:parent-style-name="DefaultParagraphFont" style:family="text">
      <style:text-properties style:font-name="Gentium" style:font-name-asian="Gentium" style:font-name-complex="Gentium" fo:color="#000000" fo:font-size="8.5pt" style:font-size-asian="8.5pt" style:font-size-complex="8.5pt"/>
    </style:style>
    <style:style style:name="T51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09" style:parent-style-name="DefaultParagraphFont" style:family="text">
      <style:text-properties style:font-name="Gentium" style:font-name-asian="Gentium" style:font-name-complex="Gentium" fo:color="#000000" fo:font-size="8.5pt" style:font-size-asian="8.5pt" style:font-size-complex="8.5pt"/>
    </style:style>
    <style:style style:name="T51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11" style:parent-style-name="DefaultParagraphFont" style:family="text">
      <style:text-properties style:font-name="Gentium" style:font-name-asian="Gentium" style:font-name-complex="Gentium" fo:color="#000000" fo:font-size="8.5pt" style:font-size-asian="8.5pt" style:font-size-complex="8.5pt"/>
    </style:style>
    <style:style style:name="T51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13" style:parent-style-name="DefaultParagraphFont" style:family="text">
      <style:text-properties style:font-name="Gentium" style:font-name-asian="Gentium" style:font-name-complex="Gentium" fo:color="#000000" fo:font-size="8.5pt" style:font-size-asian="8.5pt" style:font-size-complex="8.5pt"/>
    </style:style>
    <style:style style:name="T51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15" style:parent-style-name="DefaultParagraphFont" style:family="text">
      <style:text-properties style:font-name="Gentium" style:font-name-asian="Gentium" style:font-name-complex="Gentium" fo:color="#000000" fo:font-size="8.5pt" style:font-size-asian="8.5pt" style:font-size-complex="8.5pt"/>
    </style:style>
    <style:style style:name="T51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17" style:parent-style-name="DefaultParagraphFont" style:family="text">
      <style:text-properties style:font-name="Gentium" style:font-name-asian="Gentium" style:font-name-complex="Gentium" fo:color="#000000" fo:font-size="8.5pt" style:font-size-asian="8.5pt" style:font-size-complex="8.5pt"/>
    </style:style>
    <style:style style:name="T51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19" style:parent-style-name="DefaultParagraphFont" style:family="text">
      <style:text-properties style:font-name="Gentium" style:font-name-asian="Gentium" style:font-name-complex="Gentium" fo:color="#000000" fo:font-size="8.5pt" style:font-size-asian="8.5pt" style:font-size-complex="8.5pt"/>
    </style:style>
    <style:style style:name="T51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21" style:parent-style-name="DefaultParagraphFont" style:family="text">
      <style:text-properties style:font-name="Gentium" style:font-name-asian="Gentium" style:font-name-complex="Gentium" fo:color="#000000" fo:font-size="8.5pt" style:font-size-asian="8.5pt" style:font-size-complex="8.5pt"/>
    </style:style>
    <style:style style:name="T51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23" style:parent-style-name="DefaultParagraphFont" style:family="text">
      <style:text-properties style:font-name="Gentium" style:font-name-asian="Gentium" style:font-name-complex="Gentium" fo:color="#000000" fo:font-size="8.5pt" style:font-size-asian="8.5pt" style:font-size-complex="8.5pt"/>
    </style:style>
    <style:style style:name="T51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25" style:parent-style-name="DefaultParagraphFont" style:family="text">
      <style:text-properties style:font-name="Gentium" style:font-name-asian="Gentium" style:font-name-complex="Gentium" fo:color="#000000" fo:font-size="8.5pt" style:font-size-asian="8.5pt" style:font-size-complex="8.5pt"/>
    </style:style>
    <style:style style:name="T51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27" style:parent-style-name="DefaultParagraphFont" style:family="text">
      <style:text-properties style:font-name="Gentium" style:font-name-asian="Gentium" style:font-name-complex="Gentium" fo:color="#000000" fo:font-size="8.5pt" style:font-size-asian="8.5pt" style:font-size-complex="8.5pt"/>
    </style:style>
    <style:style style:name="T51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29" style:parent-style-name="DefaultParagraphFont" style:family="text">
      <style:text-properties style:font-name="Gentium" style:font-name-asian="Gentium" style:font-name-complex="Gentium" fo:color="#000000" fo:font-size="8.5pt" style:font-size-asian="8.5pt" style:font-size-complex="8.5pt"/>
    </style:style>
    <style:style style:name="T51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31" style:parent-style-name="DefaultParagraphFont" style:family="text">
      <style:text-properties style:font-name="Gentium" style:font-name-asian="Gentium" style:font-name-complex="Gentium" fo:color="#000000" fo:font-size="8.5pt" style:font-size-asian="8.5pt" style:font-size-complex="8.5pt"/>
    </style:style>
    <style:style style:name="T51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33" style:parent-style-name="DefaultParagraphFont" style:family="text">
      <style:text-properties style:font-name="Gentium" style:font-name-asian="Gentium" style:font-name-complex="Gentium" fo:color="#000000" fo:font-size="8.5pt" style:font-size-asian="8.5pt" style:font-size-complex="8.5pt"/>
    </style:style>
    <style:style style:name="T51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35" style:parent-style-name="DefaultParagraphFont" style:family="text">
      <style:text-properties style:font-name="Gentium" style:font-name-asian="Gentium" style:font-name-complex="Gentium" fo:color="#000000" fo:font-size="8.5pt" style:font-size-asian="8.5pt" style:font-size-complex="8.5pt"/>
    </style:style>
    <style:style style:name="T51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37" style:parent-style-name="DefaultParagraphFont" style:family="text">
      <style:text-properties style:font-name="Gentium" style:font-name-asian="Gentium" style:font-name-complex="Gentium" fo:color="#000000" fo:font-size="8.5pt" style:font-size-asian="8.5pt" style:font-size-complex="8.5pt"/>
    </style:style>
    <style:style style:name="T51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39" style:parent-style-name="DefaultParagraphFont" style:family="text">
      <style:text-properties style:font-name="Gentium" style:font-name-asian="Gentium" style:font-name-complex="Gentium" fo:color="#000000" fo:font-size="8.5pt" style:font-size-asian="8.5pt" style:font-size-complex="8.5pt"/>
    </style:style>
    <style:style style:name="T51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41" style:parent-style-name="DefaultParagraphFont" style:family="text">
      <style:text-properties style:font-name="Gentium" style:font-name-asian="Gentium" style:font-name-complex="Gentium" fo:color="#000000" fo:font-size="8.5pt" style:font-size-asian="8.5pt" style:font-size-complex="8.5pt"/>
    </style:style>
    <style:style style:name="T51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43" style:parent-style-name="DefaultParagraphFont" style:family="text">
      <style:text-properties style:font-name="Gentium" style:font-name-asian="Gentium" style:font-name-complex="Gentium" fo:color="#000000" fo:font-size="8.5pt" style:font-size-asian="8.5pt" style:font-size-complex="8.5pt"/>
    </style:style>
    <style:style style:name="T51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45" style:parent-style-name="DefaultParagraphFont" style:family="text">
      <style:text-properties style:font-name="Gentium" style:font-name-asian="Gentium" style:font-name-complex="Gentium" fo:color="#000000" fo:font-size="8.5pt" style:font-size-asian="8.5pt" style:font-size-complex="8.5pt"/>
    </style:style>
    <style:style style:name="T51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47" style:parent-style-name="DefaultParagraphFont" style:family="text">
      <style:text-properties style:font-name="Gentium" style:font-name-asian="Gentium" style:font-name-complex="Gentium" fo:color="#000000" fo:font-size="8.5pt" style:font-size-asian="8.5pt" style:font-size-complex="8.5pt"/>
    </style:style>
    <style:style style:name="T51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49" style:parent-style-name="DefaultParagraphFont" style:family="text">
      <style:text-properties style:font-name="Gentium" style:font-name-asian="Gentium" style:font-name-complex="Gentium" fo:color="#000000" fo:font-size="8.5pt" style:font-size-asian="8.5pt" style:font-size-complex="8.5pt"/>
    </style:style>
    <style:style style:name="T51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51" style:parent-style-name="DefaultParagraphFont" style:family="text">
      <style:text-properties style:font-name="Gentium" style:font-name-asian="Gentium" style:font-name-complex="Gentium" fo:color="#000000" fo:font-size="8.5pt" style:font-size-asian="8.5pt" style:font-size-complex="8.5pt"/>
    </style:style>
    <style:style style:name="T51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53" style:parent-style-name="DefaultParagraphFont" style:family="text">
      <style:text-properties style:font-name="Gentium" style:font-name-asian="Gentium" style:font-name-complex="Gentium" fo:color="#000000" fo:font-size="8.5pt" style:font-size-asian="8.5pt" style:font-size-complex="8.5pt"/>
    </style:style>
    <style:style style:name="T51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55" style:parent-style-name="DefaultParagraphFont" style:family="text">
      <style:text-properties style:font-name="Gentium" style:font-name-asian="Gentium" style:font-name-complex="Gentium" fo:color="#000000" fo:font-size="8.5pt" style:font-size-asian="8.5pt" style:font-size-complex="8.5pt"/>
    </style:style>
    <style:style style:name="T51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57" style:parent-style-name="DefaultParagraphFont" style:family="text">
      <style:text-properties style:font-name="Gentium" style:font-name-asian="Gentium" style:font-name-complex="Gentium" fo:color="#000000" fo:font-size="8.5pt" style:font-size-asian="8.5pt" style:font-size-complex="8.5pt"/>
    </style:style>
    <style:style style:name="T51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59" style:parent-style-name="DefaultParagraphFont" style:family="text">
      <style:text-properties style:font-name="Gentium" style:font-name-asian="Gentium" style:font-name-complex="Gentium" fo:color="#000000" fo:font-size="8.5pt" style:font-size-asian="8.5pt" style:font-size-complex="8.5pt"/>
    </style:style>
    <style:style style:name="T51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61" style:parent-style-name="DefaultParagraphFont" style:family="text">
      <style:text-properties style:font-name="Gentium" style:font-name-asian="Gentium" style:font-name-complex="Gentium" fo:color="#000000" fo:font-size="8.5pt" style:font-size-asian="8.5pt" style:font-size-complex="8.5pt"/>
    </style:style>
    <style:style style:name="P5162"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163" style:parent-style-name="Standard11" style:family="paragraph">
      <style:paragraph-properties style:text-autospace="none" fo:margin-top="0.0208in" fo:margin-right="0.0312in"/>
    </style:style>
    <style:style style:name="T51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65" style:parent-style-name="DefaultParagraphFont" style:family="text">
      <style:text-properties style:font-name="Gentium" style:font-name-asian="Gentium" style:font-name-complex="Gentium" fo:color="#000000" fo:font-size="8.5pt" style:font-size-asian="8.5pt" style:font-size-complex="8.5pt"/>
    </style:style>
    <style:style style:name="T51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67" style:parent-style-name="DefaultParagraphFont" style:family="text">
      <style:text-properties style:font-name="Gentium" style:font-name-asian="Gentium" style:font-name-complex="Gentium" fo:color="#000000" fo:font-size="8.5pt" style:font-size-asian="8.5pt" style:font-size-complex="8.5pt"/>
    </style:style>
    <style:style style:name="T51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69" style:parent-style-name="DefaultParagraphFont" style:family="text">
      <style:text-properties style:font-name="Gentium" style:font-name-asian="Gentium" style:font-name-complex="Gentium" fo:color="#000000" fo:font-size="8.5pt" style:font-size-asian="8.5pt" style:font-size-complex="8.5pt"/>
    </style:style>
    <style:style style:name="T51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71" style:parent-style-name="DefaultParagraphFont" style:family="text">
      <style:text-properties style:font-name="Gentium" style:font-name-asian="Gentium" style:font-name-complex="Gentium" fo:color="#000000" fo:font-size="8.5pt" style:font-size-asian="8.5pt" style:font-size-complex="8.5pt"/>
    </style:style>
    <style:style style:name="T51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73" style:parent-style-name="DefaultParagraphFont" style:family="text">
      <style:text-properties style:font-name="Gentium" style:font-name-asian="Gentium" style:font-name-complex="Gentium" fo:color="#000000" fo:font-size="8.5pt" style:font-size-asian="8.5pt" style:font-size-complex="8.5pt"/>
    </style:style>
    <style:style style:name="T51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75" style:parent-style-name="DefaultParagraphFont" style:family="text">
      <style:text-properties style:font-name="Gentium" style:font-name-asian="Gentium" style:font-name-complex="Gentium" fo:color="#000000" fo:font-size="8.5pt" style:font-size-asian="8.5pt" style:font-size-complex="8.5pt"/>
    </style:style>
    <style:style style:name="T51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77" style:parent-style-name="DefaultParagraphFont" style:family="text">
      <style:text-properties style:font-name="Gentium" style:font-name-asian="Gentium" style:font-name-complex="Gentium" fo:color="#000000" fo:font-size="8.5pt" style:font-size-asian="8.5pt" style:font-size-complex="8.5pt"/>
    </style:style>
    <style:style style:name="T51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79" style:parent-style-name="DefaultParagraphFont" style:family="text">
      <style:text-properties style:font-name="Gentium" style:font-name-asian="Gentium" style:font-name-complex="Gentium" fo:color="#000000" fo:font-size="8.5pt" style:font-size-asian="8.5pt" style:font-size-complex="8.5pt"/>
    </style:style>
    <style:style style:name="T51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81" style:parent-style-name="DefaultParagraphFont" style:family="text">
      <style:text-properties style:font-name="Gentium" style:font-name-asian="Gentium" style:font-name-complex="Gentium" fo:color="#000000" fo:font-size="8.5pt" style:font-size-asian="8.5pt" style:font-size-complex="8.5pt"/>
    </style:style>
    <style:style style:name="T51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83" style:parent-style-name="DefaultParagraphFont" style:family="text">
      <style:text-properties style:font-name="Gentium" style:font-name-asian="Gentium" style:font-name-complex="Gentium" fo:color="#000000" fo:font-size="8.5pt" style:font-size-asian="8.5pt" style:font-size-complex="8.5pt"/>
    </style:style>
    <style:style style:name="T51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85" style:parent-style-name="DefaultParagraphFont" style:family="text">
      <style:text-properties style:font-name="Gentium" style:font-name-asian="Gentium" style:font-name-complex="Gentium" fo:color="#000000" fo:font-size="8.5pt" style:font-size-asian="8.5pt" style:font-size-complex="8.5pt"/>
    </style:style>
    <style:style style:name="T51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87" style:parent-style-name="DefaultParagraphFont" style:family="text">
      <style:text-properties style:font-name="Gentium" style:font-name-asian="Gentium" style:font-name-complex="Gentium" fo:color="#000000" fo:font-size="8.5pt" style:font-size-asian="8.5pt" style:font-size-complex="8.5pt"/>
    </style:style>
    <style:style style:name="T51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89" style:parent-style-name="DefaultParagraphFont" style:family="text">
      <style:text-properties style:font-name="Gentium" style:font-name-asian="Gentium" style:font-name-complex="Gentium" fo:color="#000000" fo:font-size="8.5pt" style:font-size-asian="8.5pt" style:font-size-complex="8.5pt"/>
    </style:style>
    <style:style style:name="T51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91" style:parent-style-name="DefaultParagraphFont" style:family="text">
      <style:text-properties style:font-name="Gentium" style:font-name-asian="Gentium" style:font-name-complex="Gentium" fo:color="#000000" fo:font-size="8.5pt" style:font-size-asian="8.5pt" style:font-size-complex="8.5pt"/>
    </style:style>
    <style:style style:name="T51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93" style:parent-style-name="DefaultParagraphFont" style:family="text">
      <style:text-properties style:font-name="Gentium" style:font-name-asian="Gentium" style:font-name-complex="Gentium" fo:color="#000000" fo:font-size="8.5pt" style:font-size-asian="8.5pt" style:font-size-complex="8.5pt"/>
    </style:style>
    <style:style style:name="T51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95" style:parent-style-name="DefaultParagraphFont" style:family="text">
      <style:text-properties style:font-name="Gentium" style:font-name-asian="Gentium" style:font-name-complex="Gentium" fo:color="#000000" fo:font-size="8.5pt" style:font-size-asian="8.5pt" style:font-size-complex="8.5pt"/>
    </style:style>
    <style:style style:name="T51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97" style:parent-style-name="DefaultParagraphFont" style:family="text">
      <style:text-properties style:font-name="Gentium" style:font-name-asian="Gentium" style:font-name-complex="Gentium" fo:color="#000000" fo:font-size="8.5pt" style:font-size-asian="8.5pt" style:font-size-complex="8.5pt"/>
    </style:style>
    <style:style style:name="T51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199" style:parent-style-name="DefaultParagraphFont" style:family="text">
      <style:text-properties style:font-name="Gentium" style:font-name-asian="Gentium" style:font-name-complex="Gentium" fo:color="#000000" fo:font-size="8.5pt" style:font-size-asian="8.5pt" style:font-size-complex="8.5pt"/>
    </style:style>
    <style:style style:name="T52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01" style:parent-style-name="DefaultParagraphFont" style:family="text">
      <style:text-properties style:font-name="Gentium" style:font-name-asian="Gentium" style:font-name-complex="Gentium" fo:color="#000000" fo:font-size="8.5pt" style:font-size-asian="8.5pt" style:font-size-complex="8.5pt"/>
    </style:style>
    <style:style style:name="T52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03" style:parent-style-name="DefaultParagraphFont" style:family="text">
      <style:text-properties style:font-name="Gentium" style:font-name-asian="Gentium" style:font-name-complex="Gentium" fo:color="#000000" fo:font-size="8.5pt" style:font-size-asian="8.5pt" style:font-size-complex="8.5pt"/>
    </style:style>
    <style:style style:name="T52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05" style:parent-style-name="DefaultParagraphFont" style:family="text">
      <style:text-properties style:font-name="Gentium" style:font-name-asian="Gentium" style:font-name-complex="Gentium" fo:color="#000000" fo:font-size="8.5pt" style:font-size-asian="8.5pt" style:font-size-complex="8.5pt"/>
    </style:style>
    <style:style style:name="T52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07" style:parent-style-name="DefaultParagraphFont" style:family="text">
      <style:text-properties style:font-name="Gentium" style:font-name-asian="Gentium" style:font-name-complex="Gentium" fo:color="#000000" fo:font-size="8.5pt" style:font-size-asian="8.5pt" style:font-size-complex="8.5pt"/>
    </style:style>
    <style:style style:name="T52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09" style:parent-style-name="DefaultParagraphFont" style:family="text">
      <style:text-properties style:font-name="Gentium" style:font-name-asian="Gentium" style:font-name-complex="Gentium" fo:color="#000000" fo:font-size="8.5pt" style:font-size-asian="8.5pt" style:font-size-complex="8.5pt"/>
    </style:style>
    <style:style style:name="T52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11" style:parent-style-name="DefaultParagraphFont" style:family="text">
      <style:text-properties style:font-name="Gentium" style:font-name-asian="Gentium" style:font-name-complex="Gentium" fo:color="#000000" fo:font-size="8.5pt" style:font-size-asian="8.5pt" style:font-size-complex="8.5pt"/>
    </style:style>
    <style:style style:name="T52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13" style:parent-style-name="DefaultParagraphFont" style:family="text">
      <style:text-properties style:font-name="Gentium" style:font-name-asian="Gentium" style:font-name-complex="Gentium" fo:color="#000000" fo:font-size="8.5pt" style:font-size-asian="8.5pt" style:font-size-complex="8.5pt"/>
    </style:style>
    <style:style style:name="T52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15" style:parent-style-name="DefaultParagraphFont" style:family="text">
      <style:text-properties style:font-name="Gentium" style:font-name-asian="Gentium" style:font-name-complex="Gentium" fo:color="#000000" fo:font-size="8.5pt" style:font-size-asian="8.5pt" style:font-size-complex="8.5pt"/>
    </style:style>
    <style:style style:name="T52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17" style:parent-style-name="DefaultParagraphFont" style:family="text">
      <style:text-properties style:font-name="Gentium" style:font-name-asian="Gentium" style:font-name-complex="Gentium" fo:color="#000000" fo:font-size="8.5pt" style:font-size-asian="8.5pt" style:font-size-complex="8.5pt"/>
    </style:style>
    <style:style style:name="T52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19" style:parent-style-name="DefaultParagraphFont" style:family="text">
      <style:text-properties style:font-name="Gentium" style:font-name-asian="Gentium" style:font-name-complex="Gentium" fo:color="#000000" fo:font-size="8.5pt" style:font-size-asian="8.5pt" style:font-size-complex="8.5pt"/>
    </style:style>
    <style:style style:name="T52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21" style:parent-style-name="DefaultParagraphFont" style:family="text">
      <style:text-properties style:font-name="Gentium" style:font-name-asian="Gentium" style:font-name-complex="Gentium" fo:color="#000000" fo:font-size="8.5pt" style:font-size-asian="8.5pt" style:font-size-complex="8.5pt"/>
    </style:style>
    <style:style style:name="T52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23" style:parent-style-name="DefaultParagraphFont" style:family="text">
      <style:text-properties style:font-name="Gentium" style:font-name-asian="Gentium" style:font-name-complex="Gentium" fo:color="#000000" fo:font-size="8.5pt" style:font-size-asian="8.5pt" style:font-size-complex="8.5pt"/>
    </style:style>
    <style:style style:name="T52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25" style:parent-style-name="DefaultParagraphFont" style:family="text">
      <style:text-properties style:font-name="Gentium" style:font-name-asian="Gentium" style:font-name-complex="Gentium" fo:color="#000000" fo:font-size="8.5pt" style:font-size-asian="8.5pt" style:font-size-complex="8.5pt"/>
    </style:style>
    <style:style style:name="T52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27" style:parent-style-name="DefaultParagraphFont" style:family="text">
      <style:text-properties style:font-name="Gentium" style:font-name-asian="Gentium" style:font-name-complex="Gentium" fo:color="#000000" fo:font-size="8.5pt" style:font-size-asian="8.5pt" style:font-size-complex="8.5pt"/>
    </style:style>
    <style:style style:name="T52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29" style:parent-style-name="DefaultParagraphFont" style:family="text">
      <style:text-properties style:font-name="Gentium" style:font-name-asian="Gentium" style:font-name-complex="Gentium" fo:color="#000000" fo:font-size="8.5pt" style:font-size-asian="8.5pt" style:font-size-complex="8.5pt"/>
    </style:style>
    <style:style style:name="T52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31" style:parent-style-name="DefaultParagraphFont" style:family="text">
      <style:text-properties style:font-name="Gentium" style:font-name-asian="Gentium" style:font-name-complex="Gentium" fo:color="#000000" fo:font-size="8.5pt" style:font-size-asian="8.5pt" style:font-size-complex="8.5pt"/>
    </style:style>
    <style:style style:name="T52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33" style:parent-style-name="DefaultParagraphFont" style:family="text">
      <style:text-properties style:font-name="Gentium" style:font-name-asian="Gentium" style:font-name-complex="Gentium" fo:color="#000000" fo:font-size="8.5pt" style:font-size-asian="8.5pt" style:font-size-complex="8.5pt"/>
    </style:style>
    <style:style style:name="T52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35" style:parent-style-name="DefaultParagraphFont" style:family="text">
      <style:text-properties style:font-name="Gentium" style:font-name-asian="Gentium" style:font-name-complex="Gentium" fo:color="#000000" fo:font-size="8.5pt" style:font-size-asian="8.5pt" style:font-size-complex="8.5pt"/>
    </style:style>
    <style:style style:name="T52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37" style:parent-style-name="DefaultParagraphFont" style:family="text">
      <style:text-properties style:font-name="Gentium" style:font-name-asian="Gentium" style:font-name-complex="Gentium" fo:color="#000000" fo:font-size="8.5pt" style:font-size-asian="8.5pt" style:font-size-complex="8.5pt"/>
    </style:style>
    <style:style style:name="T52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39" style:parent-style-name="DefaultParagraphFont" style:family="text">
      <style:text-properties style:font-name="Gentium" style:font-name-asian="Gentium" style:font-name-complex="Gentium" fo:color="#000000" fo:font-size="8.5pt" style:font-size-asian="8.5pt" style:font-size-complex="8.5pt"/>
    </style:style>
    <style:style style:name="T52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41" style:parent-style-name="DefaultParagraphFont" style:family="text">
      <style:text-properties style:font-name="Gentium" style:font-name-asian="Gentium" style:font-name-complex="Gentium" fo:color="#000000" fo:font-size="8.5pt" style:font-size-asian="8.5pt" style:font-size-complex="8.5pt"/>
    </style:style>
    <style:style style:name="T52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43" style:parent-style-name="DefaultParagraphFont" style:family="text">
      <style:text-properties style:font-name="Gentium" style:font-name-asian="Gentium" style:font-name-complex="Gentium" fo:color="#000000" fo:font-size="8.5pt" style:font-size-asian="8.5pt" style:font-size-complex="8.5pt"/>
    </style:style>
    <style:style style:name="T52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45" style:parent-style-name="DefaultParagraphFont" style:family="text">
      <style:text-properties style:font-name="Gentium" style:font-name-asian="Gentium" style:font-name-complex="Gentium" fo:color="#000000" fo:font-size="8.5pt" style:font-size-asian="8.5pt" style:font-size-complex="8.5pt"/>
    </style:style>
    <style:style style:name="T52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47" style:parent-style-name="DefaultParagraphFont" style:family="text">
      <style:text-properties style:font-name="Gentium" style:font-name-asian="Gentium" style:font-name-complex="Gentium" fo:color="#000000" fo:font-size="8.5pt" style:font-size-asian="8.5pt" style:font-size-complex="8.5pt"/>
    </style:style>
    <style:style style:name="T52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49" style:parent-style-name="DefaultParagraphFont" style:family="text">
      <style:text-properties style:font-name="Gentium" style:font-name-asian="Gentium" style:font-name-complex="Gentium" fo:color="#000000" fo:font-size="8.5pt" style:font-size-asian="8.5pt" style:font-size-complex="8.5pt"/>
    </style:style>
    <style:style style:name="T52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51" style:parent-style-name="DefaultParagraphFont" style:family="text">
      <style:text-properties style:font-name="Gentium" style:font-name-asian="Gentium" style:font-name-complex="Gentium" fo:color="#000000" fo:font-size="8.5pt" style:font-size-asian="8.5pt" style:font-size-complex="8.5pt"/>
    </style:style>
    <style:style style:name="T52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53" style:parent-style-name="DefaultParagraphFont" style:family="text">
      <style:text-properties style:font-name="Gentium" style:font-name-asian="Gentium" style:font-name-complex="Gentium" fo:color="#000000" fo:font-size="8.5pt" style:font-size-asian="8.5pt" style:font-size-complex="8.5pt"/>
    </style:style>
    <style:style style:name="T52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55" style:parent-style-name="DefaultParagraphFont" style:family="text">
      <style:text-properties style:font-name="Gentium" style:font-name-asian="Gentium" style:font-name-complex="Gentium" fo:color="#000000" fo:font-size="8.5pt" style:font-size-asian="8.5pt" style:font-size-complex="8.5pt"/>
    </style:style>
    <style:style style:name="P5256"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257" style:parent-style-name="Standard11" style:family="paragraph">
      <style:paragraph-properties style:text-autospace="none" fo:margin-top="0.0208in" fo:margin-right="0.0312in"/>
    </style:style>
    <style:style style:name="T52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59" style:parent-style-name="DefaultParagraphFont" style:family="text">
      <style:text-properties style:font-name="Gentium" style:font-name-asian="Gentium" style:font-name-complex="Gentium" fo:color="#000000" fo:font-size="8.5pt" style:font-size-asian="8.5pt" style:font-size-complex="8.5pt"/>
    </style:style>
    <style:style style:name="T52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61" style:parent-style-name="DefaultParagraphFont" style:family="text">
      <style:text-properties style:font-name="Gentium" style:font-name-asian="Gentium" style:font-name-complex="Gentium" fo:color="#000000" fo:font-size="8.5pt" style:font-size-asian="8.5pt" style:font-size-complex="8.5pt"/>
    </style:style>
    <style:style style:name="T52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63" style:parent-style-name="DefaultParagraphFont" style:family="text">
      <style:text-properties style:font-name="Gentium" style:font-name-asian="Gentium" style:font-name-complex="Gentium" fo:color="#000000" fo:font-size="8.5pt" style:font-size-asian="8.5pt" style:font-size-complex="8.5pt"/>
    </style:style>
    <style:style style:name="T52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65" style:parent-style-name="DefaultParagraphFont" style:family="text">
      <style:text-properties style:font-name="Gentium" style:font-name-asian="Gentium" style:font-name-complex="Gentium" fo:color="#000000" fo:font-size="8.5pt" style:font-size-asian="8.5pt" style:font-size-complex="8.5pt"/>
    </style:style>
    <style:style style:name="T52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67" style:parent-style-name="DefaultParagraphFont" style:family="text">
      <style:text-properties style:font-name="Gentium" style:font-name-asian="Gentium" style:font-name-complex="Gentium" fo:color="#000000" fo:font-size="8.5pt" style:font-size-asian="8.5pt" style:font-size-complex="8.5pt"/>
    </style:style>
    <style:style style:name="T52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69" style:parent-style-name="DefaultParagraphFont" style:family="text">
      <style:text-properties style:font-name="Gentium" style:font-name-asian="Gentium" style:font-name-complex="Gentium" fo:color="#000000" fo:font-size="8.5pt" style:font-size-asian="8.5pt" style:font-size-complex="8.5pt"/>
    </style:style>
    <style:style style:name="T52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71" style:parent-style-name="DefaultParagraphFont" style:family="text">
      <style:text-properties style:font-name="Gentium" style:font-name-asian="Gentium" style:font-name-complex="Gentium" fo:color="#000000" fo:font-size="8.5pt" style:font-size-asian="8.5pt" style:font-size-complex="8.5pt"/>
    </style:style>
    <style:style style:name="T52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73" style:parent-style-name="DefaultParagraphFont" style:family="text">
      <style:text-properties style:font-name="Gentium" style:font-name-asian="Gentium" style:font-name-complex="Gentium" fo:color="#000000" fo:font-size="8.5pt" style:font-size-asian="8.5pt" style:font-size-complex="8.5pt"/>
    </style:style>
    <style:style style:name="T52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75" style:parent-style-name="DefaultParagraphFont" style:family="text">
      <style:text-properties style:font-name="Gentium" style:font-name-asian="Gentium" style:font-name-complex="Gentium" fo:color="#000000" fo:font-size="8.5pt" style:font-size-asian="8.5pt" style:font-size-complex="8.5pt"/>
    </style:style>
    <style:style style:name="T52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77" style:parent-style-name="DefaultParagraphFont" style:family="text">
      <style:text-properties style:font-name="Gentium" style:font-name-asian="Gentium" style:font-name-complex="Gentium" fo:color="#000000" fo:font-size="8.5pt" style:font-size-asian="8.5pt" style:font-size-complex="8.5pt"/>
    </style:style>
    <style:style style:name="T52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79" style:parent-style-name="DefaultParagraphFont" style:family="text">
      <style:text-properties style:font-name="Gentium" style:font-name-asian="Gentium" style:font-name-complex="Gentium" fo:color="#000000" fo:font-size="8.5pt" style:font-size-asian="8.5pt" style:font-size-complex="8.5pt"/>
    </style:style>
    <style:style style:name="T52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81" style:parent-style-name="DefaultParagraphFont" style:family="text">
      <style:text-properties style:font-name="Gentium" style:font-name-asian="Gentium" style:font-name-complex="Gentium" fo:color="#000000" fo:font-size="8.5pt" style:font-size-asian="8.5pt" style:font-size-complex="8.5pt"/>
    </style:style>
    <style:style style:name="T52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83" style:parent-style-name="DefaultParagraphFont" style:family="text">
      <style:text-properties style:font-name="Gentium" style:font-name-asian="Gentium" style:font-name-complex="Gentium" fo:color="#000000" fo:font-size="8.5pt" style:font-size-asian="8.5pt" style:font-size-complex="8.5pt"/>
    </style:style>
    <style:style style:name="T52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85" style:parent-style-name="DefaultParagraphFont" style:family="text">
      <style:text-properties style:font-name="Gentium" style:font-name-asian="Gentium" style:font-name-complex="Gentium" fo:color="#000000" fo:font-size="8.5pt" style:font-size-asian="8.5pt" style:font-size-complex="8.5pt"/>
    </style:style>
    <style:style style:name="T52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87" style:parent-style-name="DefaultParagraphFont" style:family="text">
      <style:text-properties style:font-name="Gentium" style:font-name-asian="Gentium" style:font-name-complex="Gentium" fo:color="#000000" fo:font-size="8.5pt" style:font-size-asian="8.5pt" style:font-size-complex="8.5pt"/>
    </style:style>
    <style:style style:name="T52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89" style:parent-style-name="DefaultParagraphFont" style:family="text">
      <style:text-properties style:font-name="Gentium" style:font-name-asian="Gentium" style:font-name-complex="Gentium" fo:color="#000000" fo:font-size="8.5pt" style:font-size-asian="8.5pt" style:font-size-complex="8.5pt"/>
    </style:style>
    <style:style style:name="T52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91" style:parent-style-name="DefaultParagraphFont" style:family="text">
      <style:text-properties style:font-name="Gentium" style:font-name-asian="Gentium" style:font-name-complex="Gentium" fo:color="#000000" fo:font-size="8.5pt" style:font-size-asian="8.5pt" style:font-size-complex="8.5pt"/>
    </style:style>
    <style:style style:name="T52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93" style:parent-style-name="DefaultParagraphFont" style:family="text">
      <style:text-properties style:font-name="Gentium" style:font-name-asian="Gentium" style:font-name-complex="Gentium" fo:color="#000000" fo:font-size="8.5pt" style:font-size-asian="8.5pt" style:font-size-complex="8.5pt"/>
    </style:style>
    <style:style style:name="T52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95" style:parent-style-name="DefaultParagraphFont" style:family="text">
      <style:text-properties style:font-name="Gentium" style:font-name-asian="Gentium" style:font-name-complex="Gentium" fo:color="#000000" fo:font-size="8.5pt" style:font-size-asian="8.5pt" style:font-size-complex="8.5pt"/>
    </style:style>
    <style:style style:name="T52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97" style:parent-style-name="DefaultParagraphFont" style:family="text">
      <style:text-properties style:font-name="Gentium" style:font-name-asian="Gentium" style:font-name-complex="Gentium" fo:color="#000000" fo:font-size="8.5pt" style:font-size-asian="8.5pt" style:font-size-complex="8.5pt"/>
    </style:style>
    <style:style style:name="T52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299" style:parent-style-name="DefaultParagraphFont" style:family="text">
      <style:text-properties style:font-name="Gentium" style:font-name-asian="Gentium" style:font-name-complex="Gentium" fo:color="#000000" fo:font-size="8.5pt" style:font-size-asian="8.5pt" style:font-size-complex="8.5pt"/>
    </style:style>
    <style:style style:name="T53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01" style:parent-style-name="DefaultParagraphFont" style:family="text">
      <style:text-properties style:font-name="Gentium" style:font-name-asian="Gentium" style:font-name-complex="Gentium" fo:color="#000000" fo:font-size="8.5pt" style:font-size-asian="8.5pt" style:font-size-complex="8.5pt"/>
    </style:style>
    <style:style style:name="P5302"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303" style:parent-style-name="Standard11" style:family="paragraph">
      <style:paragraph-properties style:text-autospace="none" fo:margin-top="0.0208in" fo:margin-right="0.0312in"/>
    </style:style>
    <style:style style:name="T53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05" style:parent-style-name="DefaultParagraphFont" style:family="text">
      <style:text-properties style:font-name="Gentium" style:font-name-asian="Gentium" style:font-name-complex="Gentium" fo:color="#000000" fo:font-size="8.5pt" style:font-size-asian="8.5pt" style:font-size-complex="8.5pt"/>
    </style:style>
    <style:style style:name="T53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07" style:parent-style-name="DefaultParagraphFont" style:family="text">
      <style:text-properties style:font-name="Gentium" style:font-name-asian="Gentium" style:font-name-complex="Gentium" fo:color="#000000" fo:font-size="8.5pt" style:font-size-asian="8.5pt" style:font-size-complex="8.5pt"/>
    </style:style>
    <style:style style:name="T53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09" style:parent-style-name="DefaultParagraphFont" style:family="text">
      <style:text-properties style:font-name="Gentium" style:font-name-asian="Gentium" style:font-name-complex="Gentium" fo:color="#000000" fo:font-size="8.5pt" style:font-size-asian="8.5pt" style:font-size-complex="8.5pt"/>
    </style:style>
    <style:style style:name="T53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11" style:parent-style-name="DefaultParagraphFont" style:family="text">
      <style:text-properties style:font-name="Gentium" style:font-name-asian="Gentium" style:font-name-complex="Gentium" fo:color="#000000" fo:font-size="8.5pt" style:font-size-asian="8.5pt" style:font-size-complex="8.5pt"/>
    </style:style>
    <style:style style:name="T53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13" style:parent-style-name="DefaultParagraphFont" style:family="text">
      <style:text-properties style:font-name="Gentium" style:font-name-asian="Gentium" style:font-name-complex="Gentium" fo:color="#000000" fo:font-size="8.5pt" style:font-size-asian="8.5pt" style:font-size-complex="8.5pt"/>
    </style:style>
    <style:style style:name="T53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15" style:parent-style-name="DefaultParagraphFont" style:family="text">
      <style:text-properties style:font-name="Gentium" style:font-name-asian="Gentium" style:font-name-complex="Gentium" fo:color="#000000" fo:font-size="8.5pt" style:font-size-asian="8.5pt" style:font-size-complex="8.5pt"/>
    </style:style>
    <style:style style:name="T53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17" style:parent-style-name="DefaultParagraphFont" style:family="text">
      <style:text-properties style:font-name="Gentium" style:font-name-asian="Gentium" style:font-name-complex="Gentium" fo:color="#000000" fo:font-size="8.5pt" style:font-size-asian="8.5pt" style:font-size-complex="8.5pt"/>
    </style:style>
    <style:style style:name="T53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19" style:parent-style-name="DefaultParagraphFont" style:family="text">
      <style:text-properties style:font-name="Gentium" style:font-name-asian="Gentium" style:font-name-complex="Gentium" fo:color="#000000" fo:font-size="8.5pt" style:font-size-asian="8.5pt" style:font-size-complex="8.5pt"/>
    </style:style>
    <style:style style:name="T53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21" style:parent-style-name="DefaultParagraphFont" style:family="text">
      <style:text-properties style:font-name="Gentium" style:font-name-asian="Gentium" style:font-name-complex="Gentium" fo:color="#000000" fo:font-size="8.5pt" style:font-size-asian="8.5pt" style:font-size-complex="8.5pt"/>
    </style:style>
    <style:style style:name="T53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23" style:parent-style-name="DefaultParagraphFont" style:family="text">
      <style:text-properties style:font-name="Gentium" style:font-name-asian="Gentium" style:font-name-complex="Gentium" fo:color="#000000" fo:font-size="8.5pt" style:font-size-asian="8.5pt" style:font-size-complex="8.5pt"/>
    </style:style>
    <style:style style:name="T53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25" style:parent-style-name="DefaultParagraphFont" style:family="text">
      <style:text-properties style:font-name="Gentium" style:font-name-asian="Gentium" style:font-name-complex="Gentium" fo:color="#000000" fo:font-size="8.5pt" style:font-size-asian="8.5pt" style:font-size-complex="8.5pt"/>
    </style:style>
    <style:style style:name="T53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27" style:parent-style-name="DefaultParagraphFont" style:family="text">
      <style:text-properties style:font-name="Gentium" style:font-name-asian="Gentium" style:font-name-complex="Gentium" fo:color="#000000" fo:font-size="8.5pt" style:font-size-asian="8.5pt" style:font-size-complex="8.5pt"/>
    </style:style>
    <style:style style:name="T53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29" style:parent-style-name="DefaultParagraphFont" style:family="text">
      <style:text-properties style:font-name="Gentium" style:font-name-asian="Gentium" style:font-name-complex="Gentium" fo:color="#000000" fo:font-size="8.5pt" style:font-size-asian="8.5pt" style:font-size-complex="8.5pt"/>
    </style:style>
    <style:style style:name="T53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31" style:parent-style-name="DefaultParagraphFont" style:family="text">
      <style:text-properties style:font-name="Gentium" style:font-name-asian="Gentium" style:font-name-complex="Gentium" fo:color="#000000" fo:font-size="8.5pt" style:font-size-asian="8.5pt" style:font-size-complex="8.5pt"/>
    </style:style>
    <style:style style:name="T53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33" style:parent-style-name="DefaultParagraphFont" style:family="text">
      <style:text-properties style:font-name="Gentium" style:font-name-asian="Gentium" style:font-name-complex="Gentium" fo:color="#000000" fo:font-size="8.5pt" style:font-size-asian="8.5pt" style:font-size-complex="8.5pt"/>
    </style:style>
    <style:style style:name="T53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35" style:parent-style-name="DefaultParagraphFont" style:family="text">
      <style:text-properties style:font-name="Gentium" style:font-name-asian="Gentium" style:font-name-complex="Gentium" fo:color="#000000" fo:font-size="8.5pt" style:font-size-asian="8.5pt" style:font-size-complex="8.5pt"/>
    </style:style>
    <style:style style:name="T53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37" style:parent-style-name="DefaultParagraphFont" style:family="text">
      <style:text-properties style:font-name="Gentium" style:font-name-asian="Gentium" style:font-name-complex="Gentium" fo:color="#000000" fo:font-size="8.5pt" style:font-size-asian="8.5pt" style:font-size-complex="8.5pt"/>
    </style:style>
    <style:style style:name="T53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39" style:parent-style-name="DefaultParagraphFont" style:family="text">
      <style:text-properties style:font-name="Gentium" style:font-name-asian="Gentium" style:font-name-complex="Gentium" fo:color="#000000" fo:font-size="8.5pt" style:font-size-asian="8.5pt" style:font-size-complex="8.5pt"/>
    </style:style>
    <style:style style:name="T53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41" style:parent-style-name="DefaultParagraphFont" style:family="text">
      <style:text-properties style:font-name="Gentium" style:font-name-asian="Gentium" style:font-name-complex="Gentium" fo:color="#000000" fo:font-size="8.5pt" style:font-size-asian="8.5pt" style:font-size-complex="8.5pt"/>
    </style:style>
    <style:style style:name="T53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43" style:parent-style-name="DefaultParagraphFont" style:family="text">
      <style:text-properties style:font-name="Gentium" style:font-name-asian="Gentium" style:font-name-complex="Gentium" fo:color="#000000" fo:font-size="8.5pt" style:font-size-asian="8.5pt" style:font-size-complex="8.5pt"/>
    </style:style>
    <style:style style:name="T53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45" style:parent-style-name="DefaultParagraphFont" style:family="text">
      <style:text-properties style:font-name="Gentium" style:font-name-asian="Gentium" style:font-name-complex="Gentium" fo:color="#000000" fo:font-size="8.5pt" style:font-size-asian="8.5pt" style:font-size-complex="8.5pt"/>
    </style:style>
    <style:style style:name="T53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47" style:parent-style-name="DefaultParagraphFont" style:family="text">
      <style:text-properties style:font-name="Gentium" style:font-name-asian="Gentium" style:font-name-complex="Gentium" fo:color="#000000" fo:font-size="8.5pt" style:font-size-asian="8.5pt" style:font-size-complex="8.5pt"/>
    </style:style>
    <style:style style:name="T53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49" style:parent-style-name="DefaultParagraphFont" style:family="text">
      <style:text-properties style:font-name="Gentium" style:font-name-asian="Gentium" style:font-name-complex="Gentium" fo:color="#000000" fo:font-size="8.5pt" style:font-size-asian="8.5pt" style:font-size-complex="8.5pt"/>
    </style:style>
    <style:style style:name="T53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51" style:parent-style-name="DefaultParagraphFont" style:family="text">
      <style:text-properties style:font-name="Gentium" style:font-name-asian="Gentium" style:font-name-complex="Gentium" fo:color="#000000" fo:font-size="8.5pt" style:font-size-asian="8.5pt" style:font-size-complex="8.5pt"/>
    </style:style>
    <style:style style:name="T53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53" style:parent-style-name="DefaultParagraphFont" style:family="text">
      <style:text-properties style:font-name="Gentium" style:font-name-asian="Gentium" style:font-name-complex="Gentium" fo:color="#000000" fo:font-size="8.5pt" style:font-size-asian="8.5pt" style:font-size-complex="8.5pt"/>
    </style:style>
    <style:style style:name="T53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55" style:parent-style-name="DefaultParagraphFont" style:family="text">
      <style:text-properties style:font-name="Gentium" style:font-name-asian="Gentium" style:font-name-complex="Gentium" fo:color="#000000" fo:font-size="8.5pt" style:font-size-asian="8.5pt" style:font-size-complex="8.5pt"/>
    </style:style>
    <style:style style:name="T53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57" style:parent-style-name="DefaultParagraphFont" style:family="text">
      <style:text-properties style:font-name="Gentium" style:font-name-asian="Gentium" style:font-name-complex="Gentium" fo:color="#000000" fo:font-size="8.5pt" style:font-size-asian="8.5pt" style:font-size-complex="8.5pt"/>
    </style:style>
    <style:style style:name="T53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59" style:parent-style-name="DefaultParagraphFont" style:family="text">
      <style:text-properties style:font-name="Gentium" style:font-name-asian="Gentium" style:font-name-complex="Gentium" fo:color="#000000" fo:font-size="8.5pt" style:font-size-asian="8.5pt" style:font-size-complex="8.5pt"/>
    </style:style>
    <style:style style:name="T53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61" style:parent-style-name="DefaultParagraphFont" style:family="text">
      <style:text-properties style:font-name="Gentium" style:font-name-asian="Gentium" style:font-name-complex="Gentium" fo:color="#000000" fo:font-size="8.5pt" style:font-size-asian="8.5pt" style:font-size-complex="8.5pt"/>
    </style:style>
    <style:style style:name="T53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63" style:parent-style-name="DefaultParagraphFont" style:family="text">
      <style:text-properties style:font-name="Gentium" style:font-name-asian="Gentium" style:font-name-complex="Gentium" fo:color="#000000" fo:font-size="8.5pt" style:font-size-asian="8.5pt" style:font-size-complex="8.5pt"/>
    </style:style>
    <style:style style:name="T53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65" style:parent-style-name="DefaultParagraphFont" style:family="text">
      <style:text-properties style:font-name="Gentium" style:font-name-asian="Gentium" style:font-name-complex="Gentium" fo:color="#000000" fo:font-size="8.5pt" style:font-size-asian="8.5pt" style:font-size-complex="8.5pt"/>
    </style:style>
    <style:style style:name="T53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67" style:parent-style-name="DefaultParagraphFont" style:family="text">
      <style:text-properties style:font-name="Gentium" style:font-name-asian="Gentium" style:font-name-complex="Gentium" fo:color="#000000" fo:font-size="8.5pt" style:font-size-asian="8.5pt" style:font-size-complex="8.5pt"/>
    </style:style>
    <style:style style:name="T53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69" style:parent-style-name="DefaultParagraphFont" style:family="text">
      <style:text-properties style:font-name="Gentium" style:font-name-asian="Gentium" style:font-name-complex="Gentium" fo:color="#000000" fo:font-size="8.5pt" style:font-size-asian="8.5pt" style:font-size-complex="8.5pt"/>
    </style:style>
    <style:style style:name="T53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71" style:parent-style-name="DefaultParagraphFont" style:family="text">
      <style:text-properties style:font-name="Gentium" style:font-name-asian="Gentium" style:font-name-complex="Gentium" fo:color="#000000" fo:font-size="8.5pt" style:font-size-asian="8.5pt" style:font-size-complex="8.5pt"/>
    </style:style>
    <style:style style:name="T53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73" style:parent-style-name="DefaultParagraphFont" style:family="text">
      <style:text-properties style:font-name="Gentium" style:font-name-asian="Gentium" style:font-name-complex="Gentium" fo:color="#000000" fo:font-size="8.5pt" style:font-size-asian="8.5pt" style:font-size-complex="8.5pt"/>
    </style:style>
    <style:style style:name="P5374"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375" style:parent-style-name="Standard11" style:family="paragraph">
      <style:paragraph-properties style:text-autospace="none" fo:margin-top="0.0208in" fo:margin-right="0.0312in"/>
    </style:style>
    <style:style style:name="T53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77" style:parent-style-name="DefaultParagraphFont" style:family="text">
      <style:text-properties style:font-name="Gentium" style:font-name-asian="Gentium" style:font-name-complex="Gentium" fo:color="#000000" fo:font-size="8.5pt" style:font-size-asian="8.5pt" style:font-size-complex="8.5pt"/>
    </style:style>
    <style:style style:name="T53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79" style:parent-style-name="DefaultParagraphFont" style:family="text">
      <style:text-properties style:font-name="Gentium" style:font-name-asian="Gentium" style:font-name-complex="Gentium" fo:color="#000000" fo:font-size="8.5pt" style:font-size-asian="8.5pt" style:font-size-complex="8.5pt"/>
    </style:style>
    <style:style style:name="T53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81" style:parent-style-name="DefaultParagraphFont" style:family="text">
      <style:text-properties style:font-name="Gentium" style:font-name-asian="Gentium" style:font-name-complex="Gentium" fo:color="#000000" fo:font-size="8.5pt" style:font-size-asian="8.5pt" style:font-size-complex="8.5pt"/>
    </style:style>
    <style:style style:name="T53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83" style:parent-style-name="DefaultParagraphFont" style:family="text">
      <style:text-properties style:font-name="Gentium" style:font-name-asian="Gentium" style:font-name-complex="Gentium" fo:color="#000000" fo:font-size="8.5pt" style:font-size-asian="8.5pt" style:font-size-complex="8.5pt"/>
    </style:style>
    <style:style style:name="T53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85" style:parent-style-name="DefaultParagraphFont" style:family="text">
      <style:text-properties style:font-name="Gentium" style:font-name-asian="Gentium" style:font-name-complex="Gentium" fo:color="#000000" fo:font-size="8.5pt" style:font-size-asian="8.5pt" style:font-size-complex="8.5pt"/>
    </style:style>
    <style:style style:name="T53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87" style:parent-style-name="DefaultParagraphFont" style:family="text">
      <style:text-properties style:font-name="Gentium" style:font-name-asian="Gentium" style:font-name-complex="Gentium" fo:color="#000000" fo:font-size="8.5pt" style:font-size-asian="8.5pt" style:font-size-complex="8.5pt"/>
    </style:style>
    <style:style style:name="T53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89" style:parent-style-name="DefaultParagraphFont" style:family="text">
      <style:text-properties style:font-name="Gentium" style:font-name-asian="Gentium" style:font-name-complex="Gentium" fo:color="#000000" fo:font-size="8.5pt" style:font-size-asian="8.5pt" style:font-size-complex="8.5pt"/>
    </style:style>
    <style:style style:name="T53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91" style:parent-style-name="DefaultParagraphFont" style:family="text">
      <style:text-properties style:font-name="Gentium" style:font-name-asian="Gentium" style:font-name-complex="Gentium" fo:color="#000000" fo:font-size="8.5pt" style:font-size-asian="8.5pt" style:font-size-complex="8.5pt"/>
    </style:style>
    <style:style style:name="T53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93" style:parent-style-name="DefaultParagraphFont" style:family="text">
      <style:text-properties style:font-name="Gentium" style:font-name-asian="Gentium" style:font-name-complex="Gentium" fo:color="#000000" fo:font-size="8.5pt" style:font-size-asian="8.5pt" style:font-size-complex="8.5pt"/>
    </style:style>
    <style:style style:name="T53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95" style:parent-style-name="DefaultParagraphFont" style:family="text">
      <style:text-properties style:font-name="Gentium" style:font-name-asian="Gentium" style:font-name-complex="Gentium" fo:color="#000000" fo:font-size="8.5pt" style:font-size-asian="8.5pt" style:font-size-complex="8.5pt"/>
    </style:style>
    <style:style style:name="T53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97" style:parent-style-name="DefaultParagraphFont" style:family="text">
      <style:text-properties style:font-name="Gentium" style:font-name-asian="Gentium" style:font-name-complex="Gentium" fo:color="#000000" fo:font-size="8.5pt" style:font-size-asian="8.5pt" style:font-size-complex="8.5pt"/>
    </style:style>
    <style:style style:name="T53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399" style:parent-style-name="DefaultParagraphFont" style:family="text">
      <style:text-properties style:font-name="Gentium" style:font-name-asian="Gentium" style:font-name-complex="Gentium" fo:color="#000000" fo:font-size="8.5pt" style:font-size-asian="8.5pt" style:font-size-complex="8.5pt"/>
    </style:style>
    <style:style style:name="T54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01" style:parent-style-name="DefaultParagraphFont" style:family="text">
      <style:text-properties style:font-name="Gentium" style:font-name-asian="Gentium" style:font-name-complex="Gentium" fo:color="#000000" fo:font-size="8.5pt" style:font-size-asian="8.5pt" style:font-size-complex="8.5pt"/>
    </style:style>
    <style:style style:name="T54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03" style:parent-style-name="DefaultParagraphFont" style:family="text">
      <style:text-properties style:font-name="Gentium" style:font-name-asian="Gentium" style:font-name-complex="Gentium" fo:color="#000000" fo:font-size="8.5pt" style:font-size-asian="8.5pt" style:font-size-complex="8.5pt"/>
    </style:style>
    <style:style style:name="T54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05" style:parent-style-name="DefaultParagraphFont" style:family="text">
      <style:text-properties style:font-name="Gentium" style:font-name-asian="Gentium" style:font-name-complex="Gentium" fo:color="#000000" fo:font-size="8.5pt" style:font-size-asian="8.5pt" style:font-size-complex="8.5pt"/>
    </style:style>
    <style:style style:name="T54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07" style:parent-style-name="DefaultParagraphFont" style:family="text">
      <style:text-properties style:font-name="Gentium" style:font-name-asian="Gentium" style:font-name-complex="Gentium" fo:color="#000000" fo:font-size="8.5pt" style:font-size-asian="8.5pt" style:font-size-complex="8.5pt"/>
    </style:style>
    <style:style style:name="T54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09" style:parent-style-name="DefaultParagraphFont" style:family="text">
      <style:text-properties style:font-name="Gentium" style:font-name-asian="Gentium" style:font-name-complex="Gentium" fo:color="#000000" fo:font-size="8.5pt" style:font-size-asian="8.5pt" style:font-size-complex="8.5pt"/>
    </style:style>
    <style:style style:name="T54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11" style:parent-style-name="DefaultParagraphFont" style:family="text">
      <style:text-properties style:font-name="Gentium" style:font-name-asian="Gentium" style:font-name-complex="Gentium" fo:color="#000000" fo:font-size="8.5pt" style:font-size-asian="8.5pt" style:font-size-complex="8.5pt"/>
    </style:style>
    <style:style style:name="T54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13" style:parent-style-name="DefaultParagraphFont" style:family="text">
      <style:text-properties style:font-name="Gentium" style:font-name-asian="Gentium" style:font-name-complex="Gentium" fo:color="#000000" fo:font-size="8.5pt" style:font-size-asian="8.5pt" style:font-size-complex="8.5pt"/>
    </style:style>
    <style:style style:name="T54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15" style:parent-style-name="DefaultParagraphFont" style:family="text">
      <style:text-properties style:font-name="Gentium" style:font-name-asian="Gentium" style:font-name-complex="Gentium" fo:color="#000000" fo:font-size="8.5pt" style:font-size-asian="8.5pt" style:font-size-complex="8.5pt"/>
    </style:style>
    <style:style style:name="T54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17" style:parent-style-name="DefaultParagraphFont" style:family="text">
      <style:text-properties style:font-name="Gentium" style:font-name-asian="Gentium" style:font-name-complex="Gentium" fo:color="#000000" fo:font-size="8.5pt" style:font-size-asian="8.5pt" style:font-size-complex="8.5pt"/>
    </style:style>
    <style:style style:name="T54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19" style:parent-style-name="DefaultParagraphFont" style:family="text">
      <style:text-properties style:font-name="Gentium" style:font-name-asian="Gentium" style:font-name-complex="Gentium" fo:color="#000000" fo:font-size="8.5pt" style:font-size-asian="8.5pt" style:font-size-complex="8.5pt"/>
    </style:style>
    <style:style style:name="T54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21" style:parent-style-name="DefaultParagraphFont" style:family="text">
      <style:text-properties style:font-name="Gentium" style:font-name-asian="Gentium" style:font-name-complex="Gentium" fo:color="#000000" fo:font-size="8.5pt" style:font-size-asian="8.5pt" style:font-size-complex="8.5pt"/>
    </style:style>
    <style:style style:name="T54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23" style:parent-style-name="DefaultParagraphFont" style:family="text">
      <style:text-properties style:font-name="Gentium" style:font-name-asian="Gentium" style:font-name-complex="Gentium" fo:color="#000000" fo:font-size="8.5pt" style:font-size-asian="8.5pt" style:font-size-complex="8.5pt"/>
    </style:style>
    <style:style style:name="T54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25" style:parent-style-name="DefaultParagraphFont" style:family="text">
      <style:text-properties style:font-name="Gentium" style:font-name-asian="Gentium" style:font-name-complex="Gentium" fo:color="#000000" fo:font-size="8.5pt" style:font-size-asian="8.5pt" style:font-size-complex="8.5pt"/>
    </style:style>
    <style:style style:name="T54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27" style:parent-style-name="DefaultParagraphFont" style:family="text">
      <style:text-properties style:font-name="Gentium" style:font-name-asian="Gentium" style:font-name-complex="Gentium" fo:color="#000000" fo:font-size="8.5pt" style:font-size-asian="8.5pt" style:font-size-complex="8.5pt"/>
    </style:style>
    <style:style style:name="T54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29" style:parent-style-name="DefaultParagraphFont" style:family="text">
      <style:text-properties style:font-name="Gentium" style:font-name-asian="Gentium" style:font-name-complex="Gentium" fo:color="#000000" fo:font-size="8.5pt" style:font-size-asian="8.5pt" style:font-size-complex="8.5pt"/>
    </style:style>
    <style:style style:name="T54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31" style:parent-style-name="DefaultParagraphFont" style:family="text">
      <style:text-properties style:font-name="Gentium" style:font-name-asian="Gentium" style:font-name-complex="Gentium" fo:color="#000000" fo:font-size="8.5pt" style:font-size-asian="8.5pt" style:font-size-complex="8.5pt"/>
    </style:style>
    <style:style style:name="T54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33" style:parent-style-name="DefaultParagraphFont" style:family="text">
      <style:text-properties style:font-name="Gentium" style:font-name-asian="Gentium" style:font-name-complex="Gentium" fo:color="#000000" fo:font-size="8.5pt" style:font-size-asian="8.5pt" style:font-size-complex="8.5pt"/>
    </style:style>
    <style:style style:name="T54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35" style:parent-style-name="DefaultParagraphFont" style:family="text">
      <style:text-properties style:font-name="Gentium" style:font-name-asian="Gentium" style:font-name-complex="Gentium" fo:color="#000000" fo:font-size="8.5pt" style:font-size-asian="8.5pt" style:font-size-complex="8.5pt"/>
    </style:style>
    <style:style style:name="T54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37" style:parent-style-name="DefaultParagraphFont" style:family="text">
      <style:text-properties style:font-name="Gentium" style:font-name-asian="Gentium" style:font-name-complex="Gentium" fo:color="#000000" fo:font-size="8.5pt" style:font-size-asian="8.5pt" style:font-size-complex="8.5pt"/>
    </style:style>
    <style:style style:name="T54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39" style:parent-style-name="DefaultParagraphFont" style:family="text">
      <style:text-properties style:font-name="Gentium" style:font-name-asian="Gentium" style:font-name-complex="Gentium" fo:color="#000000" fo:font-size="8.5pt" style:font-size-asian="8.5pt" style:font-size-complex="8.5pt"/>
    </style:style>
    <style:style style:name="T54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41" style:parent-style-name="DefaultParagraphFont" style:family="text">
      <style:text-properties style:font-name="Gentium" style:font-name-asian="Gentium" style:font-name-complex="Gentium" fo:color="#000000" fo:font-size="8.5pt" style:font-size-asian="8.5pt" style:font-size-complex="8.5pt"/>
    </style:style>
    <style:style style:name="T54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43" style:parent-style-name="DefaultParagraphFont" style:family="text">
      <style:text-properties style:font-name="Gentium" style:font-name-asian="Gentium" style:font-name-complex="Gentium" fo:color="#000000" fo:font-size="8.5pt" style:font-size-asian="8.5pt" style:font-size-complex="8.5pt"/>
    </style:style>
    <style:style style:name="T54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45" style:parent-style-name="DefaultParagraphFont" style:family="text">
      <style:text-properties style:font-name="Gentium" style:font-name-asian="Gentium" style:font-name-complex="Gentium" fo:color="#000000" fo:font-size="8.5pt" style:font-size-asian="8.5pt" style:font-size-complex="8.5pt"/>
    </style:style>
    <style:style style:name="T54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47" style:parent-style-name="DefaultParagraphFont" style:family="text">
      <style:text-properties style:font-name="Gentium" style:font-name-asian="Gentium" style:font-name-complex="Gentium" fo:color="#000000" fo:font-size="8.5pt" style:font-size-asian="8.5pt" style:font-size-complex="8.5pt"/>
    </style:style>
    <style:style style:name="T54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49" style:parent-style-name="DefaultParagraphFont" style:family="text">
      <style:text-properties style:font-name="Gentium" style:font-name-asian="Gentium" style:font-name-complex="Gentium" fo:color="#000000" fo:font-size="8.5pt" style:font-size-asian="8.5pt" style:font-size-complex="8.5pt"/>
    </style:style>
    <style:style style:name="T54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51" style:parent-style-name="DefaultParagraphFont" style:family="text">
      <style:text-properties style:font-name="Gentium" style:font-name-asian="Gentium" style:font-name-complex="Gentium" fo:color="#000000" fo:font-size="8.5pt" style:font-size-asian="8.5pt" style:font-size-complex="8.5pt"/>
    </style:style>
    <style:style style:name="T54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53" style:parent-style-name="DefaultParagraphFont" style:family="text">
      <style:text-properties style:font-name="Gentium" style:font-name-asian="Gentium" style:font-name-complex="Gentium" fo:color="#000000" fo:font-size="8.5pt" style:font-size-asian="8.5pt" style:font-size-complex="8.5pt"/>
    </style:style>
    <style:style style:name="T54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55" style:parent-style-name="DefaultParagraphFont" style:family="text">
      <style:text-properties style:font-name="Gentium" style:font-name-asian="Gentium" style:font-name-complex="Gentium" fo:color="#000000" fo:font-size="8.5pt" style:font-size-asian="8.5pt" style:font-size-complex="8.5pt"/>
    </style:style>
    <style:style style:name="T54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57" style:parent-style-name="DefaultParagraphFont" style:family="text">
      <style:text-properties style:font-name="Gentium" style:font-name-asian="Gentium" style:font-name-complex="Gentium" fo:color="#000000" fo:font-size="8.5pt" style:font-size-asian="8.5pt" style:font-size-complex="8.5pt"/>
    </style:style>
    <style:style style:name="T54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59" style:parent-style-name="DefaultParagraphFont" style:family="text">
      <style:text-properties style:font-name="Gentium" style:font-name-asian="Gentium" style:font-name-complex="Gentium" fo:color="#000000" fo:font-size="8.5pt" style:font-size-asian="8.5pt" style:font-size-complex="8.5pt"/>
    </style:style>
    <style:style style:name="T54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61" style:parent-style-name="DefaultParagraphFont" style:family="text">
      <style:text-properties style:font-name="Gentium" style:font-name-asian="Gentium" style:font-name-complex="Gentium" fo:color="#000000" fo:font-size="8.5pt" style:font-size-asian="8.5pt" style:font-size-complex="8.5pt"/>
    </style:style>
    <style:style style:name="P5462"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463" style:parent-style-name="Standard11" style:family="paragraph">
      <style:paragraph-properties style:text-autospace="none" fo:margin-top="0.0208in" fo:margin-right="0.0312in"/>
    </style:style>
    <style:style style:name="T54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65" style:parent-style-name="DefaultParagraphFont" style:family="text">
      <style:text-properties style:font-name="Gentium" style:font-name-asian="Gentium" style:font-name-complex="Gentium" fo:color="#000000" fo:font-size="8.5pt" style:font-size-asian="8.5pt" style:font-size-complex="8.5pt"/>
    </style:style>
    <style:style style:name="T54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67" style:parent-style-name="DefaultParagraphFont" style:family="text">
      <style:text-properties style:font-name="Gentium" style:font-name-asian="Gentium" style:font-name-complex="Gentium" fo:color="#000000" fo:font-size="8.5pt" style:font-size-asian="8.5pt" style:font-size-complex="8.5pt"/>
    </style:style>
    <style:style style:name="T54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69" style:parent-style-name="DefaultParagraphFont" style:family="text">
      <style:text-properties style:font-name="Gentium" style:font-name-asian="Gentium" style:font-name-complex="Gentium" fo:color="#000000" fo:font-size="8.5pt" style:font-size-asian="8.5pt" style:font-size-complex="8.5pt"/>
    </style:style>
    <style:style style:name="T54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71" style:parent-style-name="DefaultParagraphFont" style:family="text">
      <style:text-properties style:font-name="Gentium" style:font-name-asian="Gentium" style:font-name-complex="Gentium" fo:color="#000000" fo:font-size="8.5pt" style:font-size-asian="8.5pt" style:font-size-complex="8.5pt"/>
    </style:style>
    <style:style style:name="T54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73" style:parent-style-name="DefaultParagraphFont" style:family="text">
      <style:text-properties style:font-name="Gentium" style:font-name-asian="Gentium" style:font-name-complex="Gentium" fo:color="#000000" fo:font-size="8.5pt" style:font-size-asian="8.5pt" style:font-size-complex="8.5pt"/>
    </style:style>
    <style:style style:name="T54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75" style:parent-style-name="DefaultParagraphFont" style:family="text">
      <style:text-properties style:font-name="Gentium" style:font-name-asian="Gentium" style:font-name-complex="Gentium" fo:color="#000000" fo:font-size="8.5pt" style:font-size-asian="8.5pt" style:font-size-complex="8.5pt"/>
    </style:style>
    <style:style style:name="T54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77" style:parent-style-name="DefaultParagraphFont" style:family="text">
      <style:text-properties style:font-name="Gentium" style:font-name-asian="Gentium" style:font-name-complex="Gentium" fo:color="#000000" fo:font-size="8.5pt" style:font-size-asian="8.5pt" style:font-size-complex="8.5pt"/>
    </style:style>
    <style:style style:name="T54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79" style:parent-style-name="DefaultParagraphFont" style:family="text">
      <style:text-properties style:font-name="Gentium" style:font-name-asian="Gentium" style:font-name-complex="Gentium" fo:color="#000000" fo:font-size="8.5pt" style:font-size-asian="8.5pt" style:font-size-complex="8.5pt"/>
    </style:style>
    <style:style style:name="T54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81" style:parent-style-name="DefaultParagraphFont" style:family="text">
      <style:text-properties style:font-name="Gentium" style:font-name-asian="Gentium" style:font-name-complex="Gentium" fo:color="#000000" fo:font-size="8.5pt" style:font-size-asian="8.5pt" style:font-size-complex="8.5pt"/>
    </style:style>
    <style:style style:name="T54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83" style:parent-style-name="DefaultParagraphFont" style:family="text">
      <style:text-properties style:font-name="Gentium" style:font-name-asian="Gentium" style:font-name-complex="Gentium" fo:color="#000000" fo:font-size="8.5pt" style:font-size-asian="8.5pt" style:font-size-complex="8.5pt"/>
    </style:style>
    <style:style style:name="T54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85" style:parent-style-name="DefaultParagraphFont" style:family="text">
      <style:text-properties style:font-name="Gentium" style:font-name-asian="Gentium" style:font-name-complex="Gentium" fo:color="#000000" fo:font-size="8.5pt" style:font-size-asian="8.5pt" style:font-size-complex="8.5pt"/>
    </style:style>
    <style:style style:name="T54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87" style:parent-style-name="DefaultParagraphFont" style:family="text">
      <style:text-properties style:font-name="Gentium" style:font-name-asian="Gentium" style:font-name-complex="Gentium" fo:color="#000000" fo:font-size="8.5pt" style:font-size-asian="8.5pt" style:font-size-complex="8.5pt"/>
    </style:style>
    <style:style style:name="T54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89" style:parent-style-name="DefaultParagraphFont" style:family="text">
      <style:text-properties style:font-name="Gentium" style:font-name-asian="Gentium" style:font-name-complex="Gentium" fo:color="#000000" fo:font-size="8.5pt" style:font-size-asian="8.5pt" style:font-size-complex="8.5pt"/>
    </style:style>
    <style:style style:name="T54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91" style:parent-style-name="DefaultParagraphFont" style:family="text">
      <style:text-properties style:font-name="Gentium" style:font-name-asian="Gentium" style:font-name-complex="Gentium" fo:color="#000000" fo:font-size="8.5pt" style:font-size-asian="8.5pt" style:font-size-complex="8.5pt"/>
    </style:style>
    <style:style style:name="T54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93" style:parent-style-name="DefaultParagraphFont" style:family="text">
      <style:text-properties style:font-name="Gentium" style:font-name-asian="Gentium" style:font-name-complex="Gentium" fo:color="#000000" fo:font-size="8.5pt" style:font-size-asian="8.5pt" style:font-size-complex="8.5pt"/>
    </style:style>
    <style:style style:name="T54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95" style:parent-style-name="DefaultParagraphFont" style:family="text">
      <style:text-properties style:font-name="Gentium" style:font-name-asian="Gentium" style:font-name-complex="Gentium" fo:color="#000000" fo:font-size="8.5pt" style:font-size-asian="8.5pt" style:font-size-complex="8.5pt"/>
    </style:style>
    <style:style style:name="T54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97" style:parent-style-name="DefaultParagraphFont" style:family="text">
      <style:text-properties style:font-name="Gentium" style:font-name-asian="Gentium" style:font-name-complex="Gentium" fo:color="#000000" fo:font-size="8.5pt" style:font-size-asian="8.5pt" style:font-size-complex="8.5pt"/>
    </style:style>
    <style:style style:name="T54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499" style:parent-style-name="DefaultParagraphFont" style:family="text">
      <style:text-properties style:font-name="Gentium" style:font-name-asian="Gentium" style:font-name-complex="Gentium" fo:color="#000000" fo:font-size="8.5pt" style:font-size-asian="8.5pt" style:font-size-complex="8.5pt"/>
    </style:style>
    <style:style style:name="T55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01" style:parent-style-name="DefaultParagraphFont" style:family="text">
      <style:text-properties style:font-name="Gentium" style:font-name-asian="Gentium" style:font-name-complex="Gentium" fo:color="#000000" fo:font-size="8.5pt" style:font-size-asian="8.5pt" style:font-size-complex="8.5pt"/>
    </style:style>
    <style:style style:name="T55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03" style:parent-style-name="DefaultParagraphFont" style:family="text">
      <style:text-properties style:font-name="Gentium" style:font-name-asian="Gentium" style:font-name-complex="Gentium" fo:color="#000000" fo:font-size="8.5pt" style:font-size-asian="8.5pt" style:font-size-complex="8.5pt"/>
    </style:style>
    <style:style style:name="T55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05" style:parent-style-name="DefaultParagraphFont" style:family="text">
      <style:text-properties style:font-name="Gentium" style:font-name-asian="Gentium" style:font-name-complex="Gentium" fo:color="#000000" fo:font-size="8.5pt" style:font-size-asian="8.5pt" style:font-size-complex="8.5pt"/>
    </style:style>
    <style:style style:name="T55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07" style:parent-style-name="DefaultParagraphFont" style:family="text">
      <style:text-properties style:font-name="Gentium" style:font-name-asian="Gentium" style:font-name-complex="Gentium" fo:color="#000000" fo:font-size="8.5pt" style:font-size-asian="8.5pt" style:font-size-complex="8.5pt"/>
    </style:style>
    <style:style style:name="T55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09" style:parent-style-name="DefaultParagraphFont" style:family="text">
      <style:text-properties style:font-name="Gentium" style:font-name-asian="Gentium" style:font-name-complex="Gentium" fo:color="#000000" fo:font-size="8.5pt" style:font-size-asian="8.5pt" style:font-size-complex="8.5pt"/>
    </style:style>
    <style:style style:name="T55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11" style:parent-style-name="DefaultParagraphFont" style:family="text">
      <style:text-properties style:font-name="Gentium" style:font-name-asian="Gentium" style:font-name-complex="Gentium" fo:color="#000000" fo:font-size="8.5pt" style:font-size-asian="8.5pt" style:font-size-complex="8.5pt"/>
    </style:style>
    <style:style style:name="T55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13" style:parent-style-name="DefaultParagraphFont" style:family="text">
      <style:text-properties style:font-name="Gentium" style:font-name-asian="Gentium" style:font-name-complex="Gentium" fo:color="#000000" fo:font-size="8.5pt" style:font-size-asian="8.5pt" style:font-size-complex="8.5pt"/>
    </style:style>
    <style:style style:name="T55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15" style:parent-style-name="DefaultParagraphFont" style:family="text">
      <style:text-properties style:font-name="Gentium" style:font-name-asian="Gentium" style:font-name-complex="Gentium" fo:color="#000000" fo:font-size="8.5pt" style:font-size-asian="8.5pt" style:font-size-complex="8.5pt"/>
    </style:style>
    <style:style style:name="T55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17" style:parent-style-name="DefaultParagraphFont" style:family="text">
      <style:text-properties style:font-name="Gentium" style:font-name-asian="Gentium" style:font-name-complex="Gentium" fo:color="#000000" fo:font-size="8.5pt" style:font-size-asian="8.5pt" style:font-size-complex="8.5pt"/>
    </style:style>
    <style:style style:name="T55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19" style:parent-style-name="DefaultParagraphFont" style:family="text">
      <style:text-properties style:font-name="Gentium" style:font-name-asian="Gentium" style:font-name-complex="Gentium" fo:color="#000000" fo:font-size="8.5pt" style:font-size-asian="8.5pt" style:font-size-complex="8.5pt"/>
    </style:style>
    <style:style style:name="T55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21" style:parent-style-name="DefaultParagraphFont" style:family="text">
      <style:text-properties style:font-name="Gentium" style:font-name-asian="Gentium" style:font-name-complex="Gentium" fo:color="#000000" fo:font-size="8.5pt" style:font-size-asian="8.5pt" style:font-size-complex="8.5pt"/>
    </style:style>
    <style:style style:name="T55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23" style:parent-style-name="DefaultParagraphFont" style:family="text">
      <style:text-properties style:font-name="Gentium" style:font-name-asian="Gentium" style:font-name-complex="Gentium" fo:color="#000000" fo:font-size="8.5pt" style:font-size-asian="8.5pt" style:font-size-complex="8.5pt"/>
    </style:style>
    <style:style style:name="T55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25" style:parent-style-name="DefaultParagraphFont" style:family="text">
      <style:text-properties style:font-name="Gentium" style:font-name-asian="Gentium" style:font-name-complex="Gentium" fo:color="#000000" fo:font-size="8.5pt" style:font-size-asian="8.5pt" style:font-size-complex="8.5pt"/>
    </style:style>
    <style:style style:name="T55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27" style:parent-style-name="DefaultParagraphFont" style:family="text">
      <style:text-properties style:font-name="Gentium" style:font-name-asian="Gentium" style:font-name-complex="Gentium" fo:color="#000000" fo:font-size="8.5pt" style:font-size-asian="8.5pt" style:font-size-complex="8.5pt"/>
    </style:style>
    <style:style style:name="T55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29" style:parent-style-name="DefaultParagraphFont" style:family="text">
      <style:text-properties style:font-name="Gentium" style:font-name-asian="Gentium" style:font-name-complex="Gentium" fo:color="#000000" fo:font-size="8.5pt" style:font-size-asian="8.5pt" style:font-size-complex="8.5pt"/>
    </style:style>
    <style:style style:name="T55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31" style:parent-style-name="DefaultParagraphFont" style:family="text">
      <style:text-properties style:font-name="Gentium" style:font-name-asian="Gentium" style:font-name-complex="Gentium" fo:color="#000000" fo:font-size="8.5pt" style:font-size-asian="8.5pt" style:font-size-complex="8.5pt"/>
    </style:style>
    <style:style style:name="T55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33" style:parent-style-name="DefaultParagraphFont" style:family="text">
      <style:text-properties style:font-name="Gentium" style:font-name-asian="Gentium" style:font-name-complex="Gentium" fo:color="#000000" fo:font-size="8.5pt" style:font-size-asian="8.5pt" style:font-size-complex="8.5pt"/>
    </style:style>
    <style:style style:name="T55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35" style:parent-style-name="DefaultParagraphFont" style:family="text">
      <style:text-properties style:font-name="Gentium" style:font-name-asian="Gentium" style:font-name-complex="Gentium" fo:color="#000000" fo:font-size="8.5pt" style:font-size-asian="8.5pt" style:font-size-complex="8.5pt"/>
    </style:style>
    <style:style style:name="T55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37" style:parent-style-name="DefaultParagraphFont" style:family="text">
      <style:text-properties style:font-name="Gentium" style:font-name-asian="Gentium" style:font-name-complex="Gentium" fo:color="#000000" fo:font-size="8.5pt" style:font-size-asian="8.5pt" style:font-size-complex="8.5pt"/>
    </style:style>
    <style:style style:name="T55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39" style:parent-style-name="DefaultParagraphFont" style:family="text">
      <style:text-properties style:font-name="Gentium" style:font-name-asian="Gentium" style:font-name-complex="Gentium" fo:color="#000000" fo:font-size="8.5pt" style:font-size-asian="8.5pt" style:font-size-complex="8.5pt"/>
    </style:style>
    <style:style style:name="T55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41" style:parent-style-name="DefaultParagraphFont" style:family="text">
      <style:text-properties style:font-name="Gentium" style:font-name-asian="Gentium" style:font-name-complex="Gentium" fo:color="#000000" fo:font-size="8.5pt" style:font-size-asian="8.5pt" style:font-size-complex="8.5pt"/>
    </style:style>
    <style:style style:name="T55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43" style:parent-style-name="DefaultParagraphFont" style:family="text">
      <style:text-properties style:font-name="Gentium" style:font-name-asian="Gentium" style:font-name-complex="Gentium" fo:color="#000000" fo:font-size="8.5pt" style:font-size-asian="8.5pt" style:font-size-complex="8.5pt"/>
    </style:style>
    <style:style style:name="T55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45" style:parent-style-name="DefaultParagraphFont" style:family="text">
      <style:text-properties style:font-name="Gentium" style:font-name-asian="Gentium" style:font-name-complex="Gentium" fo:color="#000000" fo:font-size="8.5pt" style:font-size-asian="8.5pt" style:font-size-complex="8.5pt"/>
    </style:style>
    <style:style style:name="T55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47" style:parent-style-name="DefaultParagraphFont" style:family="text">
      <style:text-properties style:font-name="Gentium" style:font-name-asian="Gentium" style:font-name-complex="Gentium" fo:color="#000000" fo:font-size="8.5pt" style:font-size-asian="8.5pt" style:font-size-complex="8.5pt"/>
    </style:style>
    <style:style style:name="T55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49" style:parent-style-name="DefaultParagraphFont" style:family="text">
      <style:text-properties style:font-name="Gentium" style:font-name-asian="Gentium" style:font-name-complex="Gentium" fo:color="#000000" fo:font-size="8.5pt" style:font-size-asian="8.5pt" style:font-size-complex="8.5pt"/>
    </style:style>
    <style:style style:name="T55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51" style:parent-style-name="DefaultParagraphFont" style:family="text">
      <style:text-properties style:font-name="Gentium" style:font-name-asian="Gentium" style:font-name-complex="Gentium" fo:color="#000000" fo:font-size="8.5pt" style:font-size-asian="8.5pt" style:font-size-complex="8.5pt"/>
    </style:style>
    <style:style style:name="T55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53" style:parent-style-name="DefaultParagraphFont" style:family="text">
      <style:text-properties style:font-name="Gentium" style:font-name-asian="Gentium" style:font-name-complex="Gentium" fo:color="#000000" fo:font-size="8.5pt" style:font-size-asian="8.5pt" style:font-size-complex="8.5pt"/>
    </style:style>
    <style:style style:name="T55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55" style:parent-style-name="DefaultParagraphFont" style:family="text">
      <style:text-properties style:font-name="Gentium" style:font-name-asian="Gentium" style:font-name-complex="Gentium" fo:color="#000000" fo:font-size="8.5pt" style:font-size-asian="8.5pt" style:font-size-complex="8.5pt"/>
    </style:style>
    <style:style style:name="T55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57" style:parent-style-name="DefaultParagraphFont" style:family="text">
      <style:text-properties style:font-name="Gentium" style:font-name-asian="Gentium" style:font-name-complex="Gentium" fo:color="#000000" fo:font-size="8.5pt" style:font-size-asian="8.5pt" style:font-size-complex="8.5pt"/>
    </style:style>
    <style:style style:name="T55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59" style:parent-style-name="DefaultParagraphFont" style:family="text">
      <style:text-properties style:font-name="Gentium" style:font-name-asian="Gentium" style:font-name-complex="Gentium" fo:color="#000000" fo:font-size="8.5pt" style:font-size-asian="8.5pt" style:font-size-complex="8.5pt"/>
    </style:style>
    <style:style style:name="T55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61" style:parent-style-name="DefaultParagraphFont" style:family="text">
      <style:text-properties style:font-name="Gentium" style:font-name-asian="Gentium" style:font-name-complex="Gentium" fo:color="#000000" fo:font-size="8.5pt" style:font-size-asian="8.5pt" style:font-size-complex="8.5pt"/>
    </style:style>
    <style:style style:name="T55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63" style:parent-style-name="DefaultParagraphFont" style:family="text">
      <style:text-properties style:font-name="Gentium" style:font-name-asian="Gentium" style:font-name-complex="Gentium" fo:color="#000000" fo:font-size="8.5pt" style:font-size-asian="8.5pt" style:font-size-complex="8.5pt"/>
    </style:style>
    <style:style style:name="T55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65" style:parent-style-name="DefaultParagraphFont" style:family="text">
      <style:text-properties style:font-name="Gentium" style:font-name-asian="Gentium" style:font-name-complex="Gentium" fo:color="#000000" fo:font-size="8.5pt" style:font-size-asian="8.5pt" style:font-size-complex="8.5pt"/>
    </style:style>
    <style:style style:name="T55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67" style:parent-style-name="DefaultParagraphFont" style:family="text">
      <style:text-properties style:font-name="Gentium" style:font-name-asian="Gentium" style:font-name-complex="Gentium" fo:color="#000000" fo:font-size="8.5pt" style:font-size-asian="8.5pt" style:font-size-complex="8.5pt"/>
    </style:style>
    <style:style style:name="T55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69" style:parent-style-name="DefaultParagraphFont" style:family="text">
      <style:text-properties style:font-name="Gentium" style:font-name-asian="Gentium" style:font-name-complex="Gentium" fo:color="#000000" fo:font-size="8.5pt" style:font-size-asian="8.5pt" style:font-size-complex="8.5pt"/>
    </style:style>
    <style:style style:name="T55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71" style:parent-style-name="DefaultParagraphFont" style:family="text">
      <style:text-properties style:font-name="Gentium" style:font-name-asian="Gentium" style:font-name-complex="Gentium" fo:color="#000000" fo:font-size="8.5pt" style:font-size-asian="8.5pt" style:font-size-complex="8.5pt"/>
    </style:style>
    <style:style style:name="T55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73" style:parent-style-name="DefaultParagraphFont" style:family="text">
      <style:text-properties style:font-name="Gentium" style:font-name-asian="Gentium" style:font-name-complex="Gentium" fo:color="#000000" fo:font-size="8.5pt" style:font-size-asian="8.5pt" style:font-size-complex="8.5pt"/>
    </style:style>
    <style:style style:name="P5574"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575" style:parent-style-name="Standard11" style:family="paragraph">
      <style:paragraph-properties style:text-autospace="none" fo:margin-top="0.0208in" fo:margin-right="0.0312in"/>
    </style:style>
    <style:style style:name="T55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77" style:parent-style-name="DefaultParagraphFont" style:family="text">
      <style:text-properties style:font-name="Gentium" style:font-name-asian="Gentium" style:font-name-complex="Gentium" fo:color="#000000" fo:font-size="8.5pt" style:font-size-asian="8.5pt" style:font-size-complex="8.5pt"/>
    </style:style>
    <style:style style:name="T55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79" style:parent-style-name="DefaultParagraphFont" style:family="text">
      <style:text-properties style:font-name="Gentium" style:font-name-asian="Gentium" style:font-name-complex="Gentium" fo:color="#000000" fo:font-size="8.5pt" style:font-size-asian="8.5pt" style:font-size-complex="8.5pt"/>
    </style:style>
    <style:style style:name="T55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81" style:parent-style-name="DefaultParagraphFont" style:family="text">
      <style:text-properties style:font-name="Gentium" style:font-name-asian="Gentium" style:font-name-complex="Gentium" fo:color="#000000" fo:font-size="8.5pt" style:font-size-asian="8.5pt" style:font-size-complex="8.5pt"/>
    </style:style>
    <style:style style:name="T55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83" style:parent-style-name="DefaultParagraphFont" style:family="text">
      <style:text-properties style:font-name="Gentium" style:font-name-asian="Gentium" style:font-name-complex="Gentium" fo:color="#000000" fo:font-size="8.5pt" style:font-size-asian="8.5pt" style:font-size-complex="8.5pt"/>
    </style:style>
    <style:style style:name="T55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85" style:parent-style-name="DefaultParagraphFont" style:family="text">
      <style:text-properties style:font-name="Gentium" style:font-name-asian="Gentium" style:font-name-complex="Gentium" fo:color="#000000" fo:font-size="8.5pt" style:font-size-asian="8.5pt" style:font-size-complex="8.5pt"/>
    </style:style>
    <style:style style:name="T55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87" style:parent-style-name="DefaultParagraphFont" style:family="text">
      <style:text-properties style:font-name="Gentium" style:font-name-asian="Gentium" style:font-name-complex="Gentium" fo:color="#000000" fo:font-size="8.5pt" style:font-size-asian="8.5pt" style:font-size-complex="8.5pt"/>
    </style:style>
    <style:style style:name="T55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89" style:parent-style-name="DefaultParagraphFont" style:family="text">
      <style:text-properties style:font-name="Gentium" style:font-name-asian="Gentium" style:font-name-complex="Gentium" fo:color="#000000" fo:font-size="8.5pt" style:font-size-asian="8.5pt" style:font-size-complex="8.5pt"/>
    </style:style>
    <style:style style:name="T55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91" style:parent-style-name="DefaultParagraphFont" style:family="text">
      <style:text-properties style:font-name="Gentium" style:font-name-asian="Gentium" style:font-name-complex="Gentium" fo:color="#000000" fo:font-size="8.5pt" style:font-size-asian="8.5pt" style:font-size-complex="8.5pt"/>
    </style:style>
    <style:style style:name="T55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93" style:parent-style-name="DefaultParagraphFont" style:family="text">
      <style:text-properties style:font-name="Gentium" style:font-name-asian="Gentium" style:font-name-complex="Gentium" fo:color="#000000" fo:font-size="8.5pt" style:font-size-asian="8.5pt" style:font-size-complex="8.5pt"/>
    </style:style>
    <style:style style:name="T55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95" style:parent-style-name="DefaultParagraphFont" style:family="text">
      <style:text-properties style:font-name="Gentium" style:font-name-asian="Gentium" style:font-name-complex="Gentium" fo:color="#000000" fo:font-size="8.5pt" style:font-size-asian="8.5pt" style:font-size-complex="8.5pt"/>
    </style:style>
    <style:style style:name="T55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97" style:parent-style-name="DefaultParagraphFont" style:family="text">
      <style:text-properties style:font-name="Gentium" style:font-name-asian="Gentium" style:font-name-complex="Gentium" fo:color="#000000" fo:font-size="8.5pt" style:font-size-asian="8.5pt" style:font-size-complex="8.5pt"/>
    </style:style>
    <style:style style:name="T55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599" style:parent-style-name="DefaultParagraphFont" style:family="text">
      <style:text-properties style:font-name="Gentium" style:font-name-asian="Gentium" style:font-name-complex="Gentium" fo:color="#000000" fo:font-size="8.5pt" style:font-size-asian="8.5pt" style:font-size-complex="8.5pt"/>
    </style:style>
    <style:style style:name="T56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01" style:parent-style-name="DefaultParagraphFont" style:family="text">
      <style:text-properties style:font-name="Gentium" style:font-name-asian="Gentium" style:font-name-complex="Gentium" fo:color="#000000" fo:font-size="8.5pt" style:font-size-asian="8.5pt" style:font-size-complex="8.5pt"/>
    </style:style>
    <style:style style:name="T56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03" style:parent-style-name="DefaultParagraphFont" style:family="text">
      <style:text-properties style:font-name="Gentium" style:font-name-asian="Gentium" style:font-name-complex="Gentium" fo:color="#000000" fo:font-size="8.5pt" style:font-size-asian="8.5pt" style:font-size-complex="8.5pt"/>
    </style:style>
    <style:style style:name="T56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05" style:parent-style-name="DefaultParagraphFont" style:family="text">
      <style:text-properties style:font-name="Gentium" style:font-name-asian="Gentium" style:font-name-complex="Gentium" fo:color="#000000" fo:font-size="8.5pt" style:font-size-asian="8.5pt" style:font-size-complex="8.5pt"/>
    </style:style>
    <style:style style:name="T56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07" style:parent-style-name="DefaultParagraphFont" style:family="text">
      <style:text-properties style:font-name="Gentium" style:font-name-asian="Gentium" style:font-name-complex="Gentium" fo:color="#000000" fo:font-size="8.5pt" style:font-size-asian="8.5pt" style:font-size-complex="8.5pt"/>
    </style:style>
    <style:style style:name="T56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09" style:parent-style-name="DefaultParagraphFont" style:family="text">
      <style:text-properties style:font-name="Gentium" style:font-name-asian="Gentium" style:font-name-complex="Gentium" fo:color="#000000" fo:font-size="8.5pt" style:font-size-asian="8.5pt" style:font-size-complex="8.5pt"/>
    </style:style>
    <style:style style:name="T56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11" style:parent-style-name="DefaultParagraphFont" style:family="text">
      <style:text-properties style:font-name="Gentium" style:font-name-asian="Gentium" style:font-name-complex="Gentium" fo:color="#000000" fo:font-size="8.5pt" style:font-size-asian="8.5pt" style:font-size-complex="8.5pt"/>
    </style:style>
    <style:style style:name="T56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13" style:parent-style-name="DefaultParagraphFont" style:family="text">
      <style:text-properties style:font-name="Gentium" style:font-name-asian="Gentium" style:font-name-complex="Gentium" fo:color="#000000" fo:font-size="8.5pt" style:font-size-asian="8.5pt" style:font-size-complex="8.5pt"/>
    </style:style>
    <style:style style:name="T56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15" style:parent-style-name="DefaultParagraphFont" style:family="text">
      <style:text-properties style:font-name="Gentium" style:font-name-asian="Gentium" style:font-name-complex="Gentium" fo:color="#000000" fo:font-size="8.5pt" style:font-size-asian="8.5pt" style:font-size-complex="8.5pt"/>
    </style:style>
    <style:style style:name="T56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17" style:parent-style-name="DefaultParagraphFont" style:family="text">
      <style:text-properties style:font-name="Gentium" style:font-name-asian="Gentium" style:font-name-complex="Gentium" fo:color="#000000" fo:font-size="8.5pt" style:font-size-asian="8.5pt" style:font-size-complex="8.5pt"/>
    </style:style>
    <style:style style:name="T56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19" style:parent-style-name="DefaultParagraphFont" style:family="text">
      <style:text-properties style:font-name="Gentium" style:font-name-asian="Gentium" style:font-name-complex="Gentium" fo:color="#000000" fo:font-size="8.5pt" style:font-size-asian="8.5pt" style:font-size-complex="8.5pt"/>
    </style:style>
    <style:style style:name="T56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21" style:parent-style-name="DefaultParagraphFont" style:family="text">
      <style:text-properties style:font-name="Gentium" style:font-name-asian="Gentium" style:font-name-complex="Gentium" fo:color="#000000" fo:font-size="8.5pt" style:font-size-asian="8.5pt" style:font-size-complex="8.5pt"/>
    </style:style>
    <style:style style:name="T56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23" style:parent-style-name="DefaultParagraphFont" style:family="text">
      <style:text-properties style:font-name="Gentium" style:font-name-asian="Gentium" style:font-name-complex="Gentium" fo:color="#000000" fo:font-size="8.5pt" style:font-size-asian="8.5pt" style:font-size-complex="8.5pt"/>
    </style:style>
    <style:style style:name="T56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25" style:parent-style-name="DefaultParagraphFont" style:family="text">
      <style:text-properties style:font-name="Gentium" style:font-name-asian="Gentium" style:font-name-complex="Gentium" fo:color="#000000" fo:font-size="8.5pt" style:font-size-asian="8.5pt" style:font-size-complex="8.5pt"/>
    </style:style>
    <style:style style:name="T56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27" style:parent-style-name="DefaultParagraphFont" style:family="text">
      <style:text-properties style:font-name="Gentium" style:font-name-asian="Gentium" style:font-name-complex="Gentium" fo:color="#000000" fo:font-size="8.5pt" style:font-size-asian="8.5pt" style:font-size-complex="8.5pt"/>
    </style:style>
    <style:style style:name="T56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29" style:parent-style-name="DefaultParagraphFont" style:family="text">
      <style:text-properties style:font-name="Gentium" style:font-name-asian="Gentium" style:font-name-complex="Gentium" fo:color="#000000" fo:font-size="8.5pt" style:font-size-asian="8.5pt" style:font-size-complex="8.5pt"/>
    </style:style>
    <style:style style:name="T56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31" style:parent-style-name="DefaultParagraphFont" style:family="text">
      <style:text-properties style:font-name="Gentium" style:font-name-asian="Gentium" style:font-name-complex="Gentium" fo:color="#000000" fo:font-size="8.5pt" style:font-size-asian="8.5pt" style:font-size-complex="8.5pt"/>
    </style:style>
    <style:style style:name="T56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33" style:parent-style-name="DefaultParagraphFont" style:family="text">
      <style:text-properties style:font-name="Gentium" style:font-name-asian="Gentium" style:font-name-complex="Gentium" fo:color="#000000" fo:font-size="8.5pt" style:font-size-asian="8.5pt" style:font-size-complex="8.5pt"/>
    </style:style>
    <style:style style:name="T56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35" style:parent-style-name="DefaultParagraphFont" style:family="text">
      <style:text-properties style:font-name="Gentium" style:font-name-asian="Gentium" style:font-name-complex="Gentium" fo:color="#000000" fo:font-size="8.5pt" style:font-size-asian="8.5pt" style:font-size-complex="8.5pt"/>
    </style:style>
    <style:style style:name="T56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37" style:parent-style-name="DefaultParagraphFont" style:family="text">
      <style:text-properties style:font-name="Gentium" style:font-name-asian="Gentium" style:font-name-complex="Gentium" fo:color="#000000" fo:font-size="8.5pt" style:font-size-asian="8.5pt" style:font-size-complex="8.5pt"/>
    </style:style>
    <style:style style:name="T56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39" style:parent-style-name="DefaultParagraphFont" style:family="text">
      <style:text-properties style:font-name="Gentium" style:font-name-asian="Gentium" style:font-name-complex="Gentium" fo:color="#000000" fo:font-size="8.5pt" style:font-size-asian="8.5pt" style:font-size-complex="8.5pt"/>
    </style:style>
    <style:style style:name="P5640"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641" style:parent-style-name="Standard11" style:family="paragraph">
      <style:paragraph-properties style:text-autospace="none" fo:margin-top="0.0208in" fo:margin-right="0.0312in"/>
    </style:style>
    <style:style style:name="T56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43" style:parent-style-name="DefaultParagraphFont" style:family="text">
      <style:text-properties style:font-name="Gentium" style:font-name-asian="Gentium" style:font-name-complex="Gentium" fo:color="#000000" fo:font-size="8.5pt" style:font-size-asian="8.5pt" style:font-size-complex="8.5pt"/>
    </style:style>
    <style:style style:name="T56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45" style:parent-style-name="DefaultParagraphFont" style:family="text">
      <style:text-properties style:font-name="Gentium" style:font-name-asian="Gentium" style:font-name-complex="Gentium" fo:color="#000000" fo:font-size="8.5pt" style:font-size-asian="8.5pt" style:font-size-complex="8.5pt"/>
    </style:style>
    <style:style style:name="T56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47" style:parent-style-name="DefaultParagraphFont" style:family="text">
      <style:text-properties style:font-name="Gentium" style:font-name-asian="Gentium" style:font-name-complex="Gentium" fo:color="#000000" fo:font-size="8.5pt" style:font-size-asian="8.5pt" style:font-size-complex="8.5pt"/>
    </style:style>
    <style:style style:name="T56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49" style:parent-style-name="DefaultParagraphFont" style:family="text">
      <style:text-properties style:font-name="Gentium" style:font-name-asian="Gentium" style:font-name-complex="Gentium" fo:color="#000000" fo:font-size="8.5pt" style:font-size-asian="8.5pt" style:font-size-complex="8.5pt"/>
    </style:style>
    <style:style style:name="T56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51" style:parent-style-name="DefaultParagraphFont" style:family="text">
      <style:text-properties style:font-name="Gentium" style:font-name-asian="Gentium" style:font-name-complex="Gentium" fo:color="#000000" fo:font-size="8.5pt" style:font-size-asian="8.5pt" style:font-size-complex="8.5pt"/>
    </style:style>
    <style:style style:name="T56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53" style:parent-style-name="DefaultParagraphFont" style:family="text">
      <style:text-properties style:font-name="Gentium" style:font-name-asian="Gentium" style:font-name-complex="Gentium" fo:color="#000000" fo:font-size="8.5pt" style:font-size-asian="8.5pt" style:font-size-complex="8.5pt"/>
    </style:style>
    <style:style style:name="T56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55" style:parent-style-name="DefaultParagraphFont" style:family="text">
      <style:text-properties style:font-name="Gentium" style:font-name-asian="Gentium" style:font-name-complex="Gentium" fo:color="#000000" fo:font-size="8.5pt" style:font-size-asian="8.5pt" style:font-size-complex="8.5pt"/>
    </style:style>
    <style:style style:name="T56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57" style:parent-style-name="DefaultParagraphFont" style:family="text">
      <style:text-properties style:font-name="Gentium" style:font-name-asian="Gentium" style:font-name-complex="Gentium" fo:color="#000000" fo:font-size="8.5pt" style:font-size-asian="8.5pt" style:font-size-complex="8.5pt"/>
    </style:style>
    <style:style style:name="T56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59" style:parent-style-name="DefaultParagraphFont" style:family="text">
      <style:text-properties style:font-name="Gentium" style:font-name-asian="Gentium" style:font-name-complex="Gentium" fo:color="#000000" fo:font-size="8.5pt" style:font-size-asian="8.5pt" style:font-size-complex="8.5pt"/>
    </style:style>
    <style:style style:name="T56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61" style:parent-style-name="DefaultParagraphFont" style:family="text">
      <style:text-properties style:font-name="Gentium" style:font-name-asian="Gentium" style:font-name-complex="Gentium" fo:color="#000000" fo:font-size="8.5pt" style:font-size-asian="8.5pt" style:font-size-complex="8.5pt"/>
    </style:style>
    <style:style style:name="T56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63" style:parent-style-name="DefaultParagraphFont" style:family="text">
      <style:text-properties style:font-name="Gentium" style:font-name-asian="Gentium" style:font-name-complex="Gentium" fo:color="#000000" fo:font-size="8.5pt" style:font-size-asian="8.5pt" style:font-size-complex="8.5pt"/>
    </style:style>
    <style:style style:name="T56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65" style:parent-style-name="DefaultParagraphFont" style:family="text">
      <style:text-properties style:font-name="Gentium" style:font-name-asian="Gentium" style:font-name-complex="Gentium" fo:color="#000000" fo:font-size="8.5pt" style:font-size-asian="8.5pt" style:font-size-complex="8.5pt"/>
    </style:style>
    <style:style style:name="T56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67" style:parent-style-name="DefaultParagraphFont" style:family="text">
      <style:text-properties style:font-name="Gentium" style:font-name-asian="Gentium" style:font-name-complex="Gentium" fo:color="#000000" fo:font-size="8.5pt" style:font-size-asian="8.5pt" style:font-size-complex="8.5pt"/>
    </style:style>
    <style:style style:name="T56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69" style:parent-style-name="DefaultParagraphFont" style:family="text">
      <style:text-properties style:font-name="Gentium" style:font-name-asian="Gentium" style:font-name-complex="Gentium" fo:color="#000000" fo:font-size="8.5pt" style:font-size-asian="8.5pt" style:font-size-complex="8.5pt"/>
    </style:style>
    <style:style style:name="T56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71" style:parent-style-name="DefaultParagraphFont" style:family="text">
      <style:text-properties style:font-name="Gentium" style:font-name-asian="Gentium" style:font-name-complex="Gentium" fo:color="#000000" fo:font-size="8.5pt" style:font-size-asian="8.5pt" style:font-size-complex="8.5pt"/>
    </style:style>
    <style:style style:name="T56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73" style:parent-style-name="DefaultParagraphFont" style:family="text">
      <style:text-properties style:font-name="Gentium" style:font-name-asian="Gentium" style:font-name-complex="Gentium" fo:color="#000000" fo:font-size="8.5pt" style:font-size-asian="8.5pt" style:font-size-complex="8.5pt"/>
    </style:style>
    <style:style style:name="T56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75" style:parent-style-name="DefaultParagraphFont" style:family="text">
      <style:text-properties style:font-name="Gentium" style:font-name-asian="Gentium" style:font-name-complex="Gentium" fo:color="#000000" fo:font-size="8.5pt" style:font-size-asian="8.5pt" style:font-size-complex="8.5pt"/>
    </style:style>
    <style:style style:name="T56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77" style:parent-style-name="DefaultParagraphFont" style:family="text">
      <style:text-properties style:font-name="Gentium" style:font-name-asian="Gentium" style:font-name-complex="Gentium" fo:color="#000000" fo:font-size="8.5pt" style:font-size-asian="8.5pt" style:font-size-complex="8.5pt"/>
    </style:style>
    <style:style style:name="T56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79" style:parent-style-name="DefaultParagraphFont" style:family="text">
      <style:text-properties style:font-name="Gentium" style:font-name-asian="Gentium" style:font-name-complex="Gentium" fo:color="#000000" fo:font-size="8.5pt" style:font-size-asian="8.5pt" style:font-size-complex="8.5pt"/>
    </style:style>
    <style:style style:name="T56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81" style:parent-style-name="DefaultParagraphFont" style:family="text">
      <style:text-properties style:font-name="Gentium" style:font-name-asian="Gentium" style:font-name-complex="Gentium" fo:color="#000000" fo:font-size="8.5pt" style:font-size-asian="8.5pt" style:font-size-complex="8.5pt"/>
    </style:style>
    <style:style style:name="P5682"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683" style:parent-style-name="Standard11" style:family="paragraph">
      <style:paragraph-properties style:text-autospace="none" fo:margin-top="0.0208in" fo:margin-right="0.0312in"/>
    </style:style>
    <style:style style:name="T56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85" style:parent-style-name="DefaultParagraphFont" style:family="text">
      <style:text-properties style:font-name="Gentium" style:font-name-asian="Gentium" style:font-name-complex="Gentium" fo:color="#000000" fo:font-size="8.5pt" style:font-size-asian="8.5pt" style:font-size-complex="8.5pt"/>
    </style:style>
    <style:style style:name="T56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87" style:parent-style-name="DefaultParagraphFont" style:family="text">
      <style:text-properties style:font-name="Gentium" style:font-name-asian="Gentium" style:font-name-complex="Gentium" fo:color="#000000" fo:font-size="8.5pt" style:font-size-asian="8.5pt" style:font-size-complex="8.5pt"/>
    </style:style>
    <style:style style:name="T56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89" style:parent-style-name="DefaultParagraphFont" style:family="text">
      <style:text-properties style:font-name="Gentium" style:font-name-asian="Gentium" style:font-name-complex="Gentium" fo:color="#000000" fo:font-size="8.5pt" style:font-size-asian="8.5pt" style:font-size-complex="8.5pt"/>
    </style:style>
    <style:style style:name="T56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91" style:parent-style-name="DefaultParagraphFont" style:family="text">
      <style:text-properties style:font-name="Gentium" style:font-name-asian="Gentium" style:font-name-complex="Gentium" fo:color="#000000" fo:font-size="8.5pt" style:font-size-asian="8.5pt" style:font-size-complex="8.5pt"/>
    </style:style>
    <style:style style:name="T56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93" style:parent-style-name="DefaultParagraphFont" style:family="text">
      <style:text-properties style:font-name="Gentium" style:font-name-asian="Gentium" style:font-name-complex="Gentium" fo:color="#000000" fo:font-size="8.5pt" style:font-size-asian="8.5pt" style:font-size-complex="8.5pt"/>
    </style:style>
    <style:style style:name="T56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95" style:parent-style-name="DefaultParagraphFont" style:family="text">
      <style:text-properties style:font-name="Gentium" style:font-name-asian="Gentium" style:font-name-complex="Gentium" fo:color="#000000" fo:font-size="8.5pt" style:font-size-asian="8.5pt" style:font-size-complex="8.5pt"/>
    </style:style>
    <style:style style:name="T56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97" style:parent-style-name="DefaultParagraphFont" style:family="text">
      <style:text-properties style:font-name="Gentium" style:font-name-asian="Gentium" style:font-name-complex="Gentium" fo:color="#000000" fo:font-size="8.5pt" style:font-size-asian="8.5pt" style:font-size-complex="8.5pt"/>
    </style:style>
    <style:style style:name="T56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699" style:parent-style-name="DefaultParagraphFont" style:family="text">
      <style:text-properties style:font-name="Gentium" style:font-name-asian="Gentium" style:font-name-complex="Gentium" fo:color="#000000" fo:font-size="8.5pt" style:font-size-asian="8.5pt" style:font-size-complex="8.5pt"/>
    </style:style>
    <style:style style:name="T57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01" style:parent-style-name="DefaultParagraphFont" style:family="text">
      <style:text-properties style:font-name="Gentium" style:font-name-asian="Gentium" style:font-name-complex="Gentium" fo:color="#000000" fo:font-size="8.5pt" style:font-size-asian="8.5pt" style:font-size-complex="8.5pt"/>
    </style:style>
    <style:style style:name="T57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03" style:parent-style-name="DefaultParagraphFont" style:family="text">
      <style:text-properties style:font-name="Gentium" style:font-name-asian="Gentium" style:font-name-complex="Gentium" fo:color="#000000" fo:font-size="8.5pt" style:font-size-asian="8.5pt" style:font-size-complex="8.5pt"/>
    </style:style>
    <style:style style:name="T57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05" style:parent-style-name="DefaultParagraphFont" style:family="text">
      <style:text-properties style:font-name="Gentium" style:font-name-asian="Gentium" style:font-name-complex="Gentium" fo:color="#000000" fo:font-size="8.5pt" style:font-size-asian="8.5pt" style:font-size-complex="8.5pt"/>
    </style:style>
    <style:style style:name="T57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07" style:parent-style-name="DefaultParagraphFont" style:family="text">
      <style:text-properties style:font-name="Gentium" style:font-name-asian="Gentium" style:font-name-complex="Gentium" fo:color="#000000" fo:font-size="8.5pt" style:font-size-asian="8.5pt" style:font-size-complex="8.5pt"/>
    </style:style>
    <style:style style:name="T57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09" style:parent-style-name="DefaultParagraphFont" style:family="text">
      <style:text-properties style:font-name="Gentium" style:font-name-asian="Gentium" style:font-name-complex="Gentium" fo:color="#000000" fo:font-size="8.5pt" style:font-size-asian="8.5pt" style:font-size-complex="8.5pt"/>
    </style:style>
    <style:style style:name="T57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11" style:parent-style-name="DefaultParagraphFont" style:family="text">
      <style:text-properties style:font-name="Gentium" style:font-name-asian="Gentium" style:font-name-complex="Gentium" fo:color="#000000" fo:font-size="8.5pt" style:font-size-asian="8.5pt" style:font-size-complex="8.5pt"/>
    </style:style>
    <style:style style:name="T57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13" style:parent-style-name="DefaultParagraphFont" style:family="text">
      <style:text-properties style:font-name="Gentium" style:font-name-asian="Gentium" style:font-name-complex="Gentium" fo:color="#000000" fo:font-size="8.5pt" style:font-size-asian="8.5pt" style:font-size-complex="8.5pt"/>
    </style:style>
    <style:style style:name="T57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15" style:parent-style-name="DefaultParagraphFont" style:family="text">
      <style:text-properties style:font-name="Gentium" style:font-name-asian="Gentium" style:font-name-complex="Gentium" fo:color="#000000" fo:font-size="8.5pt" style:font-size-asian="8.5pt" style:font-size-complex="8.5pt"/>
    </style:style>
    <style:style style:name="T57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17" style:parent-style-name="DefaultParagraphFont" style:family="text">
      <style:text-properties style:font-name="Gentium" style:font-name-asian="Gentium" style:font-name-complex="Gentium" fo:color="#000000" fo:font-size="8.5pt" style:font-size-asian="8.5pt" style:font-size-complex="8.5pt"/>
    </style:style>
    <style:style style:name="T57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19" style:parent-style-name="DefaultParagraphFont" style:family="text">
      <style:text-properties style:font-name="Gentium" style:font-name-asian="Gentium" style:font-name-complex="Gentium" fo:color="#000000" fo:font-size="8.5pt" style:font-size-asian="8.5pt" style:font-size-complex="8.5pt"/>
    </style:style>
    <style:style style:name="T57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21" style:parent-style-name="DefaultParagraphFont" style:family="text">
      <style:text-properties style:font-name="Gentium" style:font-name-asian="Gentium" style:font-name-complex="Gentium" fo:color="#000000" fo:font-size="8.5pt" style:font-size-asian="8.5pt" style:font-size-complex="8.5pt"/>
    </style:style>
    <style:style style:name="T57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23" style:parent-style-name="DefaultParagraphFont" style:family="text">
      <style:text-properties style:font-name="Gentium" style:font-name-asian="Gentium" style:font-name-complex="Gentium" fo:color="#000000" fo:font-size="8.5pt" style:font-size-asian="8.5pt" style:font-size-complex="8.5pt"/>
    </style:style>
    <style:style style:name="T57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25" style:parent-style-name="DefaultParagraphFont" style:family="text">
      <style:text-properties style:font-name="Gentium" style:font-name-asian="Gentium" style:font-name-complex="Gentium" fo:color="#000000" fo:font-size="8.5pt" style:font-size-asian="8.5pt" style:font-size-complex="8.5pt"/>
    </style:style>
    <style:style style:name="T57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27" style:parent-style-name="DefaultParagraphFont" style:family="text">
      <style:text-properties style:font-name="Gentium" style:font-name-asian="Gentium" style:font-name-complex="Gentium" fo:color="#000000" fo:font-size="8.5pt" style:font-size-asian="8.5pt" style:font-size-complex="8.5pt"/>
    </style:style>
    <style:style style:name="T57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29" style:parent-style-name="DefaultParagraphFont" style:family="text">
      <style:text-properties style:font-name="Gentium" style:font-name-asian="Gentium" style:font-name-complex="Gentium" fo:color="#000000" fo:font-size="8.5pt" style:font-size-asian="8.5pt" style:font-size-complex="8.5pt"/>
    </style:style>
    <style:style style:name="T57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31" style:parent-style-name="DefaultParagraphFont" style:family="text">
      <style:text-properties style:font-name="Gentium" style:font-name-asian="Gentium" style:font-name-complex="Gentium" fo:color="#000000" fo:font-size="8.5pt" style:font-size-asian="8.5pt" style:font-size-complex="8.5pt"/>
    </style:style>
    <style:style style:name="T57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33" style:parent-style-name="DefaultParagraphFont" style:family="text">
      <style:text-properties style:font-name="Gentium" style:font-name-asian="Gentium" style:font-name-complex="Gentium" fo:color="#000000" fo:font-size="8.5pt" style:font-size-asian="8.5pt" style:font-size-complex="8.5pt"/>
    </style:style>
    <style:style style:name="T57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35" style:parent-style-name="DefaultParagraphFont" style:family="text">
      <style:text-properties style:font-name="Gentium" style:font-name-asian="Gentium" style:font-name-complex="Gentium" fo:color="#000000" fo:font-size="8.5pt" style:font-size-asian="8.5pt" style:font-size-complex="8.5pt"/>
    </style:style>
    <style:style style:name="T57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37" style:parent-style-name="DefaultParagraphFont" style:family="text">
      <style:text-properties style:font-name="Gentium" style:font-name-asian="Gentium" style:font-name-complex="Gentium" fo:color="#000000" fo:font-size="8.5pt" style:font-size-asian="8.5pt" style:font-size-complex="8.5pt"/>
    </style:style>
    <style:style style:name="T57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39" style:parent-style-name="DefaultParagraphFont" style:family="text">
      <style:text-properties style:font-name="Gentium" style:font-name-asian="Gentium" style:font-name-complex="Gentium" fo:color="#000000" fo:font-size="8.5pt" style:font-size-asian="8.5pt" style:font-size-complex="8.5pt"/>
    </style:style>
    <style:style style:name="T57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41" style:parent-style-name="DefaultParagraphFont" style:family="text">
      <style:text-properties style:font-name="Gentium" style:font-name-asian="Gentium" style:font-name-complex="Gentium" fo:color="#000000" fo:font-size="8.5pt" style:font-size-asian="8.5pt" style:font-size-complex="8.5pt"/>
    </style:style>
    <style:style style:name="T57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43" style:parent-style-name="DefaultParagraphFont" style:family="text">
      <style:text-properties style:font-name="Gentium" style:font-name-asian="Gentium" style:font-name-complex="Gentium" fo:color="#000000" fo:font-size="8.5pt" style:font-size-asian="8.5pt" style:font-size-complex="8.5pt"/>
    </style:style>
    <style:style style:name="T57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45" style:parent-style-name="DefaultParagraphFont" style:family="text">
      <style:text-properties style:font-name="Gentium" style:font-name-asian="Gentium" style:font-name-complex="Gentium" fo:color="#000000" fo:font-size="8.5pt" style:font-size-asian="8.5pt" style:font-size-complex="8.5pt"/>
    </style:style>
    <style:style style:name="P5746"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747" style:parent-style-name="Standard11" style:family="paragraph">
      <style:paragraph-properties style:text-autospace="none" fo:margin-top="0.0208in" fo:margin-right="0.0312in"/>
    </style:style>
    <style:style style:name="T57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49" style:parent-style-name="DefaultParagraphFont" style:family="text">
      <style:text-properties style:font-name="Gentium" style:font-name-asian="Gentium" style:font-name-complex="Gentium" fo:color="#000000" fo:font-size="8.5pt" style:font-size-asian="8.5pt" style:font-size-complex="8.5pt"/>
    </style:style>
    <style:style style:name="T57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51" style:parent-style-name="DefaultParagraphFont" style:family="text">
      <style:text-properties style:font-name="Gentium" style:font-name-asian="Gentium" style:font-name-complex="Gentium" fo:color="#000000" fo:font-size="8.5pt" style:font-size-asian="8.5pt" style:font-size-complex="8.5pt"/>
    </style:style>
    <style:style style:name="T57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53" style:parent-style-name="DefaultParagraphFont" style:family="text">
      <style:text-properties style:font-name="Gentium" style:font-name-asian="Gentium" style:font-name-complex="Gentium" fo:color="#000000" fo:font-size="8.5pt" style:font-size-asian="8.5pt" style:font-size-complex="8.5pt"/>
    </style:style>
    <style:style style:name="T57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55" style:parent-style-name="DefaultParagraphFont" style:family="text">
      <style:text-properties style:font-name="Gentium" style:font-name-asian="Gentium" style:font-name-complex="Gentium" fo:color="#000000" fo:font-size="8.5pt" style:font-size-asian="8.5pt" style:font-size-complex="8.5pt"/>
    </style:style>
    <style:style style:name="T57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57" style:parent-style-name="DefaultParagraphFont" style:family="text">
      <style:text-properties style:font-name="Gentium" style:font-name-asian="Gentium" style:font-name-complex="Gentium" fo:color="#000000" fo:font-size="8.5pt" style:font-size-asian="8.5pt" style:font-size-complex="8.5pt"/>
    </style:style>
    <style:style style:name="T57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59" style:parent-style-name="DefaultParagraphFont" style:family="text">
      <style:text-properties style:font-name="Gentium" style:font-name-asian="Gentium" style:font-name-complex="Gentium" fo:color="#000000" fo:font-size="8.5pt" style:font-size-asian="8.5pt" style:font-size-complex="8.5pt"/>
    </style:style>
    <style:style style:name="T57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61" style:parent-style-name="DefaultParagraphFont" style:family="text">
      <style:text-properties style:font-name="Gentium" style:font-name-asian="Gentium" style:font-name-complex="Gentium" fo:color="#000000" fo:font-size="8.5pt" style:font-size-asian="8.5pt" style:font-size-complex="8.5pt"/>
    </style:style>
    <style:style style:name="T57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63" style:parent-style-name="DefaultParagraphFont" style:family="text">
      <style:text-properties style:font-name="Gentium" style:font-name-asian="Gentium" style:font-name-complex="Gentium" fo:color="#000000" fo:font-size="8.5pt" style:font-size-asian="8.5pt" style:font-size-complex="8.5pt"/>
    </style:style>
    <style:style style:name="T57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65" style:parent-style-name="DefaultParagraphFont" style:family="text">
      <style:text-properties style:font-name="Gentium" style:font-name-asian="Gentium" style:font-name-complex="Gentium" fo:color="#000000" fo:font-size="8.5pt" style:font-size-asian="8.5pt" style:font-size-complex="8.5pt"/>
    </style:style>
    <style:style style:name="T57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67" style:parent-style-name="DefaultParagraphFont" style:family="text">
      <style:text-properties style:font-name="Gentium" style:font-name-asian="Gentium" style:font-name-complex="Gentium" fo:color="#000000" fo:font-size="8.5pt" style:font-size-asian="8.5pt" style:font-size-complex="8.5pt"/>
    </style:style>
    <style:style style:name="T57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69" style:parent-style-name="DefaultParagraphFont" style:family="text">
      <style:text-properties style:font-name="Gentium" style:font-name-asian="Gentium" style:font-name-complex="Gentium" fo:color="#000000" fo:font-size="8.5pt" style:font-size-asian="8.5pt" style:font-size-complex="8.5pt"/>
    </style:style>
    <style:style style:name="T57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71" style:parent-style-name="DefaultParagraphFont" style:family="text">
      <style:text-properties style:font-name="Gentium" style:font-name-asian="Gentium" style:font-name-complex="Gentium" fo:color="#000000" fo:font-size="8.5pt" style:font-size-asian="8.5pt" style:font-size-complex="8.5pt"/>
    </style:style>
    <style:style style:name="T57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73" style:parent-style-name="DefaultParagraphFont" style:family="text">
      <style:text-properties style:font-name="Gentium" style:font-name-asian="Gentium" style:font-name-complex="Gentium" fo:color="#000000" fo:font-size="8.5pt" style:font-size-asian="8.5pt" style:font-size-complex="8.5pt"/>
    </style:style>
    <style:style style:name="T57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75" style:parent-style-name="DefaultParagraphFont" style:family="text">
      <style:text-properties style:font-name="Gentium" style:font-name-asian="Gentium" style:font-name-complex="Gentium" fo:color="#000000" fo:font-size="8.5pt" style:font-size-asian="8.5pt" style:font-size-complex="8.5pt"/>
    </style:style>
    <style:style style:name="T57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77" style:parent-style-name="DefaultParagraphFont" style:family="text">
      <style:text-properties style:font-name="Gentium" style:font-name-asian="Gentium" style:font-name-complex="Gentium" fo:color="#000000" fo:font-size="8.5pt" style:font-size-asian="8.5pt" style:font-size-complex="8.5pt"/>
    </style:style>
    <style:style style:name="T57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79" style:parent-style-name="DefaultParagraphFont" style:family="text">
      <style:text-properties style:font-name="Gentium" style:font-name-asian="Gentium" style:font-name-complex="Gentium" fo:color="#000000" fo:font-size="8.5pt" style:font-size-asian="8.5pt" style:font-size-complex="8.5pt"/>
    </style:style>
    <style:style style:name="T57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81" style:parent-style-name="DefaultParagraphFont" style:family="text">
      <style:text-properties style:font-name="Gentium" style:font-name-asian="Gentium" style:font-name-complex="Gentium" fo:color="#000000" fo:font-size="8.5pt" style:font-size-asian="8.5pt" style:font-size-complex="8.5pt"/>
    </style:style>
    <style:style style:name="T57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83" style:parent-style-name="DefaultParagraphFont" style:family="text">
      <style:text-properties style:font-name="Gentium" style:font-name-asian="Gentium" style:font-name-complex="Gentium" fo:color="#000000" fo:font-size="8.5pt" style:font-size-asian="8.5pt" style:font-size-complex="8.5pt"/>
    </style:style>
    <style:style style:name="T57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85" style:parent-style-name="DefaultParagraphFont" style:family="text">
      <style:text-properties style:font-name="Gentium" style:font-name-asian="Gentium" style:font-name-complex="Gentium" fo:color="#000000" fo:font-size="8.5pt" style:font-size-asian="8.5pt" style:font-size-complex="8.5pt"/>
    </style:style>
    <style:style style:name="T57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87" style:parent-style-name="DefaultParagraphFont" style:family="text">
      <style:text-properties style:font-name="Gentium" style:font-name-asian="Gentium" style:font-name-complex="Gentium" fo:color="#000000" fo:font-size="8.5pt" style:font-size-asian="8.5pt" style:font-size-complex="8.5pt"/>
    </style:style>
    <style:style style:name="T57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89" style:parent-style-name="DefaultParagraphFont" style:family="text">
      <style:text-properties style:font-name="Gentium" style:font-name-asian="Gentium" style:font-name-complex="Gentium" fo:color="#000000" fo:font-size="8.5pt" style:font-size-asian="8.5pt" style:font-size-complex="8.5pt"/>
    </style:style>
    <style:style style:name="T57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91" style:parent-style-name="DefaultParagraphFont" style:family="text">
      <style:text-properties style:font-name="Gentium" style:font-name-asian="Gentium" style:font-name-complex="Gentium" fo:color="#000000" fo:font-size="8.5pt" style:font-size-asian="8.5pt" style:font-size-complex="8.5pt"/>
    </style:style>
    <style:style style:name="T57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93" style:parent-style-name="DefaultParagraphFont" style:family="text">
      <style:text-properties style:font-name="Gentium" style:font-name-asian="Gentium" style:font-name-complex="Gentium" fo:color="#000000" fo:font-size="8.5pt" style:font-size-asian="8.5pt" style:font-size-complex="8.5pt"/>
    </style:style>
    <style:style style:name="T57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95" style:parent-style-name="DefaultParagraphFont" style:family="text">
      <style:text-properties style:font-name="Gentium" style:font-name-asian="Gentium" style:font-name-complex="Gentium" fo:color="#000000" fo:font-size="8.5pt" style:font-size-asian="8.5pt" style:font-size-complex="8.5pt"/>
    </style:style>
    <style:style style:name="T57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97" style:parent-style-name="DefaultParagraphFont" style:family="text">
      <style:text-properties style:font-name="Gentium" style:font-name-asian="Gentium" style:font-name-complex="Gentium" fo:color="#000000" fo:font-size="8.5pt" style:font-size-asian="8.5pt" style:font-size-complex="8.5pt"/>
    </style:style>
    <style:style style:name="T57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799" style:parent-style-name="DefaultParagraphFont" style:family="text">
      <style:text-properties style:font-name="Gentium" style:font-name-asian="Gentium" style:font-name-complex="Gentium" fo:color="#000000" fo:font-size="8.5pt" style:font-size-asian="8.5pt" style:font-size-complex="8.5pt"/>
    </style:style>
    <style:style style:name="T58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01" style:parent-style-name="DefaultParagraphFont" style:family="text">
      <style:text-properties style:font-name="Gentium" style:font-name-asian="Gentium" style:font-name-complex="Gentium" fo:color="#000000" fo:font-size="8.5pt" style:font-size-asian="8.5pt" style:font-size-complex="8.5pt"/>
    </style:style>
    <style:style style:name="T58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03" style:parent-style-name="DefaultParagraphFont" style:family="text">
      <style:text-properties style:font-name="Gentium" style:font-name-asian="Gentium" style:font-name-complex="Gentium" fo:color="#000000" fo:font-size="8.5pt" style:font-size-asian="8.5pt" style:font-size-complex="8.5pt"/>
    </style:style>
    <style:style style:name="P5804"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805" style:parent-style-name="Standard11" style:family="paragraph">
      <style:paragraph-properties style:text-autospace="none" fo:margin-top="0.0208in" fo:margin-right="0.0312in"/>
    </style:style>
    <style:style style:name="T58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07" style:parent-style-name="DefaultParagraphFont" style:family="text">
      <style:text-properties style:font-name="Gentium" style:font-name-asian="Gentium" style:font-name-complex="Gentium" fo:color="#000000" fo:font-size="8.5pt" style:font-size-asian="8.5pt" style:font-size-complex="8.5pt"/>
    </style:style>
    <style:style style:name="T58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09" style:parent-style-name="DefaultParagraphFont" style:family="text">
      <style:text-properties style:font-name="Gentium" style:font-name-asian="Gentium" style:font-name-complex="Gentium" fo:color="#000000" fo:font-size="8.5pt" style:font-size-asian="8.5pt" style:font-size-complex="8.5pt"/>
    </style:style>
    <style:style style:name="T58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11" style:parent-style-name="DefaultParagraphFont" style:family="text">
      <style:text-properties style:font-name="Gentium" style:font-name-asian="Gentium" style:font-name-complex="Gentium" fo:color="#000000" fo:font-size="8.5pt" style:font-size-asian="8.5pt" style:font-size-complex="8.5pt"/>
    </style:style>
    <style:style style:name="T58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13" style:parent-style-name="DefaultParagraphFont" style:family="text">
      <style:text-properties style:font-name="Gentium" style:font-name-asian="Gentium" style:font-name-complex="Gentium" fo:color="#000000" fo:font-size="8.5pt" style:font-size-asian="8.5pt" style:font-size-complex="8.5pt"/>
    </style:style>
    <style:style style:name="T58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15" style:parent-style-name="DefaultParagraphFont" style:family="text">
      <style:text-properties style:font-name="Gentium" style:font-name-asian="Gentium" style:font-name-complex="Gentium" fo:color="#000000" fo:font-size="8.5pt" style:font-size-asian="8.5pt" style:font-size-complex="8.5pt"/>
    </style:style>
    <style:style style:name="T58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17" style:parent-style-name="DefaultParagraphFont" style:family="text">
      <style:text-properties style:font-name="Gentium" style:font-name-asian="Gentium" style:font-name-complex="Gentium" fo:color="#000000" fo:font-size="8.5pt" style:font-size-asian="8.5pt" style:font-size-complex="8.5pt"/>
    </style:style>
    <style:style style:name="T58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19" style:parent-style-name="DefaultParagraphFont" style:family="text">
      <style:text-properties style:font-name="Gentium" style:font-name-asian="Gentium" style:font-name-complex="Gentium" fo:color="#000000" fo:font-size="8.5pt" style:font-size-asian="8.5pt" style:font-size-complex="8.5pt"/>
    </style:style>
    <style:style style:name="T58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21" style:parent-style-name="DefaultParagraphFont" style:family="text">
      <style:text-properties style:font-name="Gentium" style:font-name-asian="Gentium" style:font-name-complex="Gentium" fo:color="#000000" fo:font-size="8.5pt" style:font-size-asian="8.5pt" style:font-size-complex="8.5pt"/>
    </style:style>
    <style:style style:name="T58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23" style:parent-style-name="DefaultParagraphFont" style:family="text">
      <style:text-properties style:font-name="Gentium" style:font-name-asian="Gentium" style:font-name-complex="Gentium" fo:color="#000000" fo:font-size="8.5pt" style:font-size-asian="8.5pt" style:font-size-complex="8.5pt"/>
    </style:style>
    <style:style style:name="T58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25" style:parent-style-name="DefaultParagraphFont" style:family="text">
      <style:text-properties style:font-name="Gentium" style:font-name-asian="Gentium" style:font-name-complex="Gentium" fo:color="#000000" fo:font-size="8.5pt" style:font-size-asian="8.5pt" style:font-size-complex="8.5pt"/>
    </style:style>
    <style:style style:name="T58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27" style:parent-style-name="DefaultParagraphFont" style:family="text">
      <style:text-properties style:font-name="Gentium" style:font-name-asian="Gentium" style:font-name-complex="Gentium" fo:color="#000000" fo:font-size="8.5pt" style:font-size-asian="8.5pt" style:font-size-complex="8.5pt"/>
    </style:style>
    <style:style style:name="T58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29" style:parent-style-name="DefaultParagraphFont" style:family="text">
      <style:text-properties style:font-name="Gentium" style:font-name-asian="Gentium" style:font-name-complex="Gentium" fo:color="#000000" fo:font-size="8.5pt" style:font-size-asian="8.5pt" style:font-size-complex="8.5pt"/>
    </style:style>
    <style:style style:name="T58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31" style:parent-style-name="DefaultParagraphFont" style:family="text">
      <style:text-properties style:font-name="Gentium" style:font-name-asian="Gentium" style:font-name-complex="Gentium" fo:color="#000000" fo:font-size="8.5pt" style:font-size-asian="8.5pt" style:font-size-complex="8.5pt"/>
    </style:style>
    <style:style style:name="T58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33" style:parent-style-name="DefaultParagraphFont" style:family="text">
      <style:text-properties style:font-name="Gentium" style:font-name-asian="Gentium" style:font-name-complex="Gentium" fo:color="#000000" fo:font-size="8.5pt" style:font-size-asian="8.5pt" style:font-size-complex="8.5pt"/>
    </style:style>
    <style:style style:name="T58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35" style:parent-style-name="DefaultParagraphFont" style:family="text">
      <style:text-properties style:font-name="Gentium" style:font-name-asian="Gentium" style:font-name-complex="Gentium" fo:color="#000000" fo:font-size="8.5pt" style:font-size-asian="8.5pt" style:font-size-complex="8.5pt"/>
    </style:style>
    <style:style style:name="T58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37" style:parent-style-name="DefaultParagraphFont" style:family="text">
      <style:text-properties style:font-name="Gentium" style:font-name-asian="Gentium" style:font-name-complex="Gentium" fo:color="#000000" fo:font-size="8.5pt" style:font-size-asian="8.5pt" style:font-size-complex="8.5pt"/>
    </style:style>
    <style:style style:name="T58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39" style:parent-style-name="DefaultParagraphFont" style:family="text">
      <style:text-properties style:font-name="Gentium" style:font-name-asian="Gentium" style:font-name-complex="Gentium" fo:color="#000000" fo:font-size="8.5pt" style:font-size-asian="8.5pt" style:font-size-complex="8.5pt"/>
    </style:style>
    <style:style style:name="T58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41" style:parent-style-name="DefaultParagraphFont" style:family="text">
      <style:text-properties style:font-name="Gentium" style:font-name-asian="Gentium" style:font-name-complex="Gentium" fo:color="#000000" fo:font-size="8.5pt" style:font-size-asian="8.5pt" style:font-size-complex="8.5pt"/>
    </style:style>
    <style:style style:name="T58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43" style:parent-style-name="DefaultParagraphFont" style:family="text">
      <style:text-properties style:font-name="Gentium" style:font-name-asian="Gentium" style:font-name-complex="Gentium" fo:color="#000000" fo:font-size="8.5pt" style:font-size-asian="8.5pt" style:font-size-complex="8.5pt"/>
    </style:style>
    <style:style style:name="T58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45" style:parent-style-name="DefaultParagraphFont" style:family="text">
      <style:text-properties style:font-name="Gentium" style:font-name-asian="Gentium" style:font-name-complex="Gentium" fo:color="#000000" fo:font-size="8.5pt" style:font-size-asian="8.5pt" style:font-size-complex="8.5pt"/>
    </style:style>
    <style:style style:name="T58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47" style:parent-style-name="DefaultParagraphFont" style:family="text">
      <style:text-properties style:font-name="Gentium" style:font-name-asian="Gentium" style:font-name-complex="Gentium" fo:color="#000000" fo:font-size="8.5pt" style:font-size-asian="8.5pt" style:font-size-complex="8.5pt"/>
    </style:style>
    <style:style style:name="T58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49" style:parent-style-name="DefaultParagraphFont" style:family="text">
      <style:text-properties style:font-name="Gentium" style:font-name-asian="Gentium" style:font-name-complex="Gentium" fo:color="#000000" fo:font-size="8.5pt" style:font-size-asian="8.5pt" style:font-size-complex="8.5pt"/>
    </style:style>
    <style:style style:name="T58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51" style:parent-style-name="DefaultParagraphFont" style:family="text">
      <style:text-properties style:font-name="Gentium" style:font-name-asian="Gentium" style:font-name-complex="Gentium" fo:color="#000000" fo:font-size="8.5pt" style:font-size-asian="8.5pt" style:font-size-complex="8.5pt"/>
    </style:style>
    <style:style style:name="T58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53" style:parent-style-name="DefaultParagraphFont" style:family="text">
      <style:text-properties style:font-name="Gentium" style:font-name-asian="Gentium" style:font-name-complex="Gentium" fo:color="#000000" fo:font-size="8.5pt" style:font-size-asian="8.5pt" style:font-size-complex="8.5pt"/>
    </style:style>
    <style:style style:name="T58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55" style:parent-style-name="DefaultParagraphFont" style:family="text">
      <style:text-properties style:font-name="Gentium" style:font-name-asian="Gentium" style:font-name-complex="Gentium" fo:color="#000000" fo:font-size="8.5pt" style:font-size-asian="8.5pt" style:font-size-complex="8.5pt"/>
    </style:style>
    <style:style style:name="T58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57" style:parent-style-name="DefaultParagraphFont" style:family="text">
      <style:text-properties style:font-name="Gentium" style:font-name-asian="Gentium" style:font-name-complex="Gentium" fo:color="#000000" fo:font-size="8.5pt" style:font-size-asian="8.5pt" style:font-size-complex="8.5pt"/>
    </style:style>
    <style:style style:name="T58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59" style:parent-style-name="DefaultParagraphFont" style:family="text">
      <style:text-properties style:font-name="Gentium" style:font-name-asian="Gentium" style:font-name-complex="Gentium" fo:color="#000000" fo:font-size="8.5pt" style:font-size-asian="8.5pt" style:font-size-complex="8.5pt"/>
    </style:style>
    <style:style style:name="T58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61" style:parent-style-name="DefaultParagraphFont" style:family="text">
      <style:text-properties style:font-name="Gentium" style:font-name-asian="Gentium" style:font-name-complex="Gentium" fo:color="#000000" fo:font-size="8.5pt" style:font-size-asian="8.5pt" style:font-size-complex="8.5pt"/>
    </style:style>
    <style:style style:name="T58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63" style:parent-style-name="DefaultParagraphFont" style:family="text">
      <style:text-properties style:font-name="Gentium" style:font-name-asian="Gentium" style:font-name-complex="Gentium" fo:color="#000000" fo:font-size="8.5pt" style:font-size-asian="8.5pt" style:font-size-complex="8.5pt"/>
    </style:style>
    <style:style style:name="T58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65" style:parent-style-name="DefaultParagraphFont" style:family="text">
      <style:text-properties style:font-name="Gentium" style:font-name-asian="Gentium" style:font-name-complex="Gentium" fo:color="#000000" fo:font-size="8.5pt" style:font-size-asian="8.5pt" style:font-size-complex="8.5pt"/>
    </style:style>
    <style:style style:name="T58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67" style:parent-style-name="DefaultParagraphFont" style:family="text">
      <style:text-properties style:font-name="Gentium" style:font-name-asian="Gentium" style:font-name-complex="Gentium" fo:color="#000000" fo:font-size="8.5pt" style:font-size-asian="8.5pt" style:font-size-complex="8.5pt"/>
    </style:style>
    <style:style style:name="T58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69" style:parent-style-name="DefaultParagraphFont" style:family="text">
      <style:text-properties style:font-name="Gentium" style:font-name-asian="Gentium" style:font-name-complex="Gentium" fo:color="#000000" fo:font-size="8.5pt" style:font-size-asian="8.5pt" style:font-size-complex="8.5pt"/>
    </style:style>
    <style:style style:name="T58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71" style:parent-style-name="DefaultParagraphFont" style:family="text">
      <style:text-properties style:font-name="Gentium" style:font-name-asian="Gentium" style:font-name-complex="Gentium" fo:color="#000000" fo:font-size="8.5pt" style:font-size-asian="8.5pt" style:font-size-complex="8.5pt"/>
    </style:style>
    <style:style style:name="T58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73" style:parent-style-name="DefaultParagraphFont" style:family="text">
      <style:text-properties style:font-name="Gentium" style:font-name-asian="Gentium" style:font-name-complex="Gentium" fo:color="#000000" fo:font-size="8.5pt" style:font-size-asian="8.5pt" style:font-size-complex="8.5pt"/>
    </style:style>
    <style:style style:name="T58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75" style:parent-style-name="DefaultParagraphFont" style:family="text">
      <style:text-properties style:font-name="Gentium" style:font-name-asian="Gentium" style:font-name-complex="Gentium" fo:color="#000000" fo:font-size="8.5pt" style:font-size-asian="8.5pt" style:font-size-complex="8.5pt"/>
    </style:style>
    <style:style style:name="T58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77" style:parent-style-name="DefaultParagraphFont" style:family="text">
      <style:text-properties style:font-name="Gentium" style:font-name-asian="Gentium" style:font-name-complex="Gentium" fo:color="#000000" fo:font-size="8.5pt" style:font-size-asian="8.5pt" style:font-size-complex="8.5pt"/>
    </style:style>
    <style:style style:name="T58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79" style:parent-style-name="DefaultParagraphFont" style:family="text">
      <style:text-properties style:font-name="Gentium" style:font-name-asian="Gentium" style:font-name-complex="Gentium" fo:color="#000000" fo:font-size="8.5pt" style:font-size-asian="8.5pt" style:font-size-complex="8.5pt"/>
    </style:style>
    <style:style style:name="T58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81" style:parent-style-name="DefaultParagraphFont" style:family="text">
      <style:text-properties style:font-name="Gentium" style:font-name-asian="Gentium" style:font-name-complex="Gentium" fo:color="#000000" fo:font-size="8.5pt" style:font-size-asian="8.5pt" style:font-size-complex="8.5pt"/>
    </style:style>
    <style:style style:name="T58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83" style:parent-style-name="DefaultParagraphFont" style:family="text">
      <style:text-properties style:font-name="Gentium" style:font-name-asian="Gentium" style:font-name-complex="Gentium" fo:color="#000000" fo:font-size="8.5pt" style:font-size-asian="8.5pt" style:font-size-complex="8.5pt"/>
    </style:style>
    <style:style style:name="T58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85" style:parent-style-name="DefaultParagraphFont" style:family="text">
      <style:text-properties style:font-name="Gentium" style:font-name-asian="Gentium" style:font-name-complex="Gentium" fo:color="#000000" fo:font-size="8.5pt" style:font-size-asian="8.5pt" style:font-size-complex="8.5pt"/>
    </style:style>
    <style:style style:name="T58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87" style:parent-style-name="DefaultParagraphFont" style:family="text">
      <style:text-properties style:font-name="Gentium" style:font-name-asian="Gentium" style:font-name-complex="Gentium" fo:color="#000000" fo:font-size="8.5pt" style:font-size-asian="8.5pt" style:font-size-complex="8.5pt"/>
    </style:style>
    <style:style style:name="T58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89" style:parent-style-name="DefaultParagraphFont" style:family="text">
      <style:text-properties style:font-name="Gentium" style:font-name-asian="Gentium" style:font-name-complex="Gentium" fo:color="#000000" fo:font-size="8.5pt" style:font-size-asian="8.5pt" style:font-size-complex="8.5pt"/>
    </style:style>
    <style:style style:name="T58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91" style:parent-style-name="DefaultParagraphFont" style:family="text">
      <style:text-properties style:font-name="Gentium" style:font-name-asian="Gentium" style:font-name-complex="Gentium" fo:color="#000000" fo:font-size="8.5pt" style:font-size-asian="8.5pt" style:font-size-complex="8.5pt"/>
    </style:style>
    <style:style style:name="P5892"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893" style:parent-style-name="Standard11" style:family="paragraph">
      <style:paragraph-properties style:text-autospace="none" fo:margin-top="0.0208in" fo:margin-right="0.0312in"/>
    </style:style>
    <style:style style:name="T58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95" style:parent-style-name="DefaultParagraphFont" style:family="text">
      <style:text-properties style:font-name="Gentium" style:font-name-asian="Gentium" style:font-name-complex="Gentium" fo:color="#000000" fo:font-size="8.5pt" style:font-size-asian="8.5pt" style:font-size-complex="8.5pt"/>
    </style:style>
    <style:style style:name="T58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97" style:parent-style-name="DefaultParagraphFont" style:family="text">
      <style:text-properties style:font-name="Gentium" style:font-name-asian="Gentium" style:font-name-complex="Gentium" fo:color="#000000" fo:font-size="8.5pt" style:font-size-asian="8.5pt" style:font-size-complex="8.5pt"/>
    </style:style>
    <style:style style:name="T58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899" style:parent-style-name="DefaultParagraphFont" style:family="text">
      <style:text-properties style:font-name="Gentium" style:font-name-asian="Gentium" style:font-name-complex="Gentium" fo:color="#000000" fo:font-size="8.5pt" style:font-size-asian="8.5pt" style:font-size-complex="8.5pt"/>
    </style:style>
    <style:style style:name="T59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01" style:parent-style-name="DefaultParagraphFont" style:family="text">
      <style:text-properties style:font-name="Gentium" style:font-name-asian="Gentium" style:font-name-complex="Gentium" fo:color="#000000" fo:font-size="8.5pt" style:font-size-asian="8.5pt" style:font-size-complex="8.5pt"/>
    </style:style>
    <style:style style:name="T59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03" style:parent-style-name="DefaultParagraphFont" style:family="text">
      <style:text-properties style:font-name="Gentium" style:font-name-asian="Gentium" style:font-name-complex="Gentium" fo:color="#000000" fo:font-size="8.5pt" style:font-size-asian="8.5pt" style:font-size-complex="8.5pt"/>
    </style:style>
    <style:style style:name="T59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05" style:parent-style-name="DefaultParagraphFont" style:family="text">
      <style:text-properties style:font-name="Gentium" style:font-name-asian="Gentium" style:font-name-complex="Gentium" fo:color="#000000" fo:font-size="8.5pt" style:font-size-asian="8.5pt" style:font-size-complex="8.5pt"/>
    </style:style>
    <style:style style:name="T59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07" style:parent-style-name="DefaultParagraphFont" style:family="text">
      <style:text-properties style:font-name="Gentium" style:font-name-asian="Gentium" style:font-name-complex="Gentium" fo:color="#000000" fo:font-size="8.5pt" style:font-size-asian="8.5pt" style:font-size-complex="8.5pt"/>
    </style:style>
    <style:style style:name="T59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09" style:parent-style-name="DefaultParagraphFont" style:family="text">
      <style:text-properties style:font-name="Gentium" style:font-name-asian="Gentium" style:font-name-complex="Gentium" fo:color="#000000" fo:font-size="8.5pt" style:font-size-asian="8.5pt" style:font-size-complex="8.5pt"/>
    </style:style>
    <style:style style:name="T59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11" style:parent-style-name="DefaultParagraphFont" style:family="text">
      <style:text-properties style:font-name="Gentium" style:font-name-asian="Gentium" style:font-name-complex="Gentium" fo:color="#000000" fo:font-size="8.5pt" style:font-size-asian="8.5pt" style:font-size-complex="8.5pt"/>
    </style:style>
    <style:style style:name="T59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13" style:parent-style-name="DefaultParagraphFont" style:family="text">
      <style:text-properties style:font-name="Gentium" style:font-name-asian="Gentium" style:font-name-complex="Gentium" fo:color="#000000" fo:font-size="8.5pt" style:font-size-asian="8.5pt" style:font-size-complex="8.5pt"/>
    </style:style>
    <style:style style:name="T59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15" style:parent-style-name="DefaultParagraphFont" style:family="text">
      <style:text-properties style:font-name="Gentium" style:font-name-asian="Gentium" style:font-name-complex="Gentium" fo:color="#000000" fo:font-size="8.5pt" style:font-size-asian="8.5pt" style:font-size-complex="8.5pt"/>
    </style:style>
    <style:style style:name="T59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17" style:parent-style-name="DefaultParagraphFont" style:family="text">
      <style:text-properties style:font-name="Gentium" style:font-name-asian="Gentium" style:font-name-complex="Gentium" fo:color="#000000" fo:font-size="8.5pt" style:font-size-asian="8.5pt" style:font-size-complex="8.5pt"/>
    </style:style>
    <style:style style:name="T59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19" style:parent-style-name="DefaultParagraphFont" style:family="text">
      <style:text-properties style:font-name="Gentium" style:font-name-asian="Gentium" style:font-name-complex="Gentium" fo:color="#000000" fo:font-size="8.5pt" style:font-size-asian="8.5pt" style:font-size-complex="8.5pt"/>
    </style:style>
    <style:style style:name="T59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21" style:parent-style-name="DefaultParagraphFont" style:family="text">
      <style:text-properties style:font-name="Gentium" style:font-name-asian="Gentium" style:font-name-complex="Gentium" fo:color="#000000" fo:font-size="8.5pt" style:font-size-asian="8.5pt" style:font-size-complex="8.5pt"/>
    </style:style>
    <style:style style:name="T59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23" style:parent-style-name="DefaultParagraphFont" style:family="text">
      <style:text-properties style:font-name="Gentium" style:font-name-asian="Gentium" style:font-name-complex="Gentium" fo:color="#000000" fo:font-size="8.5pt" style:font-size-asian="8.5pt" style:font-size-complex="8.5pt"/>
    </style:style>
    <style:style style:name="T59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25" style:parent-style-name="DefaultParagraphFont" style:family="text">
      <style:text-properties style:font-name="Gentium" style:font-name-asian="Gentium" style:font-name-complex="Gentium" fo:color="#000000" fo:font-size="8.5pt" style:font-size-asian="8.5pt" style:font-size-complex="8.5pt"/>
    </style:style>
    <style:style style:name="T59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27" style:parent-style-name="DefaultParagraphFont" style:family="text">
      <style:text-properties style:font-name="Gentium" style:font-name-asian="Gentium" style:font-name-complex="Gentium" fo:color="#000000" fo:font-size="8.5pt" style:font-size-asian="8.5pt" style:font-size-complex="8.5pt"/>
    </style:style>
    <style:style style:name="T59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29" style:parent-style-name="DefaultParagraphFont" style:family="text">
      <style:text-properties style:font-name="Gentium" style:font-name-asian="Gentium" style:font-name-complex="Gentium" fo:color="#000000" fo:font-size="8.5pt" style:font-size-asian="8.5pt" style:font-size-complex="8.5pt"/>
    </style:style>
    <style:style style:name="T59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31" style:parent-style-name="DefaultParagraphFont" style:family="text">
      <style:text-properties style:font-name="Gentium" style:font-name-asian="Gentium" style:font-name-complex="Gentium" fo:color="#000000" fo:font-size="8.5pt" style:font-size-asian="8.5pt" style:font-size-complex="8.5pt"/>
    </style:style>
    <style:style style:name="T59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33" style:parent-style-name="DefaultParagraphFont" style:family="text">
      <style:text-properties style:font-name="Gentium" style:font-name-asian="Gentium" style:font-name-complex="Gentium" fo:color="#000000" fo:font-size="8.5pt" style:font-size-asian="8.5pt" style:font-size-complex="8.5pt"/>
    </style:style>
    <style:style style:name="T59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35" style:parent-style-name="DefaultParagraphFont" style:family="text">
      <style:text-properties style:font-name="Gentium" style:font-name-asian="Gentium" style:font-name-complex="Gentium" fo:color="#000000" fo:font-size="8.5pt" style:font-size-asian="8.5pt" style:font-size-complex="8.5pt"/>
    </style:style>
    <style:style style:name="T59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37" style:parent-style-name="DefaultParagraphFont" style:family="text">
      <style:text-properties style:font-name="Gentium" style:font-name-asian="Gentium" style:font-name-complex="Gentium" fo:color="#000000" fo:font-size="8.5pt" style:font-size-asian="8.5pt" style:font-size-complex="8.5pt"/>
    </style:style>
    <style:style style:name="T59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39" style:parent-style-name="DefaultParagraphFont" style:family="text">
      <style:text-properties style:font-name="Gentium" style:font-name-asian="Gentium" style:font-name-complex="Gentium" fo:color="#000000" fo:font-size="8.5pt" style:font-size-asian="8.5pt" style:font-size-complex="8.5pt"/>
    </style:style>
    <style:style style:name="T59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41" style:parent-style-name="DefaultParagraphFont" style:family="text">
      <style:text-properties style:font-name="Gentium" style:font-name-asian="Gentium" style:font-name-complex="Gentium" fo:color="#000000" fo:font-size="8.5pt" style:font-size-asian="8.5pt" style:font-size-complex="8.5pt"/>
    </style:style>
    <style:style style:name="T59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43" style:parent-style-name="DefaultParagraphFont" style:family="text">
      <style:text-properties style:font-name="Gentium" style:font-name-asian="Gentium" style:font-name-complex="Gentium" fo:color="#000000" fo:font-size="8.5pt" style:font-size-asian="8.5pt" style:font-size-complex="8.5pt"/>
    </style:style>
    <style:style style:name="T59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45" style:parent-style-name="DefaultParagraphFont" style:family="text">
      <style:text-properties style:font-name="Gentium" style:font-name-asian="Gentium" style:font-name-complex="Gentium" fo:color="#000000" fo:font-size="8.5pt" style:font-size-asian="8.5pt" style:font-size-complex="8.5pt"/>
    </style:style>
    <style:style style:name="T59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47" style:parent-style-name="DefaultParagraphFont" style:family="text">
      <style:text-properties style:font-name="Gentium" style:font-name-asian="Gentium" style:font-name-complex="Gentium" fo:color="#000000" fo:font-size="8.5pt" style:font-size-asian="8.5pt" style:font-size-complex="8.5pt"/>
    </style:style>
    <style:style style:name="T59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49" style:parent-style-name="DefaultParagraphFont" style:family="text">
      <style:text-properties style:font-name="Gentium" style:font-name-asian="Gentium" style:font-name-complex="Gentium" fo:color="#000000" fo:font-size="8.5pt" style:font-size-asian="8.5pt" style:font-size-complex="8.5pt"/>
    </style:style>
    <style:style style:name="T59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51" style:parent-style-name="DefaultParagraphFont" style:family="text">
      <style:text-properties style:font-name="Gentium" style:font-name-asian="Gentium" style:font-name-complex="Gentium" fo:color="#000000" fo:font-size="8.5pt" style:font-size-asian="8.5pt" style:font-size-complex="8.5pt"/>
    </style:style>
    <style:style style:name="T59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53" style:parent-style-name="DefaultParagraphFont" style:family="text">
      <style:text-properties style:font-name="Gentium" style:font-name-asian="Gentium" style:font-name-complex="Gentium" fo:color="#000000" fo:font-size="8.5pt" style:font-size-asian="8.5pt" style:font-size-complex="8.5pt"/>
    </style:style>
    <style:style style:name="T59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55" style:parent-style-name="DefaultParagraphFont" style:family="text">
      <style:text-properties style:font-name="Gentium" style:font-name-asian="Gentium" style:font-name-complex="Gentium" fo:color="#000000" fo:font-size="8.5pt" style:font-size-asian="8.5pt" style:font-size-complex="8.5pt"/>
    </style:style>
    <style:style style:name="T59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57" style:parent-style-name="DefaultParagraphFont" style:family="text">
      <style:text-properties style:font-name="Gentium" style:font-name-asian="Gentium" style:font-name-complex="Gentium" fo:color="#000000" fo:font-size="8.5pt" style:font-size-asian="8.5pt" style:font-size-complex="8.5pt"/>
    </style:style>
    <style:style style:name="T59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59" style:parent-style-name="DefaultParagraphFont" style:family="text">
      <style:text-properties style:font-name="Gentium" style:font-name-asian="Gentium" style:font-name-complex="Gentium" fo:color="#000000" fo:font-size="8.5pt" style:font-size-asian="8.5pt" style:font-size-complex="8.5pt"/>
    </style:style>
    <style:style style:name="T59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61" style:parent-style-name="DefaultParagraphFont" style:family="text">
      <style:text-properties style:font-name="Gentium" style:font-name-asian="Gentium" style:font-name-complex="Gentium" fo:color="#000000" fo:font-size="8.5pt" style:font-size-asian="8.5pt" style:font-size-complex="8.5pt"/>
    </style:style>
    <style:style style:name="T59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63" style:parent-style-name="DefaultParagraphFont" style:family="text">
      <style:text-properties style:font-name="Gentium" style:font-name-asian="Gentium" style:font-name-complex="Gentium" fo:color="#000000" fo:font-size="8.5pt" style:font-size-asian="8.5pt" style:font-size-complex="8.5pt"/>
    </style:style>
    <style:style style:name="T59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65" style:parent-style-name="DefaultParagraphFont" style:family="text">
      <style:text-properties style:font-name="Gentium" style:font-name-asian="Gentium" style:font-name-complex="Gentium" fo:color="#000000" fo:font-size="8.5pt" style:font-size-asian="8.5pt" style:font-size-complex="8.5pt"/>
    </style:style>
    <style:style style:name="P5966"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5967" style:parent-style-name="Standard11" style:family="paragraph">
      <style:paragraph-properties style:text-autospace="none" fo:margin-top="0.0208in" fo:margin-right="0.0312in"/>
    </style:style>
    <style:style style:name="T59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69" style:parent-style-name="DefaultParagraphFont" style:family="text">
      <style:text-properties style:font-name="Gentium" style:font-name-asian="Gentium" style:font-name-complex="Gentium" fo:color="#000000" fo:font-size="8.5pt" style:font-size-asian="8.5pt" style:font-size-complex="8.5pt"/>
    </style:style>
    <style:style style:name="T59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71" style:parent-style-name="DefaultParagraphFont" style:family="text">
      <style:text-properties style:font-name="Gentium" style:font-name-asian="Gentium" style:font-name-complex="Gentium" fo:color="#000000" fo:font-size="8.5pt" style:font-size-asian="8.5pt" style:font-size-complex="8.5pt"/>
    </style:style>
    <style:style style:name="T59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73" style:parent-style-name="DefaultParagraphFont" style:family="text">
      <style:text-properties style:font-name="Gentium" style:font-name-asian="Gentium" style:font-name-complex="Gentium" fo:color="#000000" fo:font-size="8.5pt" style:font-size-asian="8.5pt" style:font-size-complex="8.5pt"/>
    </style:style>
    <style:style style:name="T59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75" style:parent-style-name="DefaultParagraphFont" style:family="text">
      <style:text-properties style:font-name="Gentium" style:font-name-asian="Gentium" style:font-name-complex="Gentium" fo:color="#000000" fo:font-size="8.5pt" style:font-size-asian="8.5pt" style:font-size-complex="8.5pt"/>
    </style:style>
    <style:style style:name="T59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77" style:parent-style-name="DefaultParagraphFont" style:family="text">
      <style:text-properties style:font-name="Gentium" style:font-name-asian="Gentium" style:font-name-complex="Gentium" fo:color="#000000" fo:font-size="8.5pt" style:font-size-asian="8.5pt" style:font-size-complex="8.5pt"/>
    </style:style>
    <style:style style:name="T59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79" style:parent-style-name="DefaultParagraphFont" style:family="text">
      <style:text-properties style:font-name="Gentium" style:font-name-asian="Gentium" style:font-name-complex="Gentium" fo:color="#000000" fo:font-size="8.5pt" style:font-size-asian="8.5pt" style:font-size-complex="8.5pt"/>
    </style:style>
    <style:style style:name="T59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81" style:parent-style-name="DefaultParagraphFont" style:family="text">
      <style:text-properties style:font-name="Gentium" style:font-name-asian="Gentium" style:font-name-complex="Gentium" fo:color="#000000" fo:font-size="8.5pt" style:font-size-asian="8.5pt" style:font-size-complex="8.5pt"/>
    </style:style>
    <style:style style:name="T59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83" style:parent-style-name="DefaultParagraphFont" style:family="text">
      <style:text-properties style:font-name="Gentium" style:font-name-asian="Gentium" style:font-name-complex="Gentium" fo:color="#000000" fo:font-size="8.5pt" style:font-size-asian="8.5pt" style:font-size-complex="8.5pt"/>
    </style:style>
    <style:style style:name="T59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85" style:parent-style-name="DefaultParagraphFont" style:family="text">
      <style:text-properties style:font-name="Gentium" style:font-name-asian="Gentium" style:font-name-complex="Gentium" fo:color="#000000" fo:font-size="8.5pt" style:font-size-asian="8.5pt" style:font-size-complex="8.5pt"/>
    </style:style>
    <style:style style:name="T59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87" style:parent-style-name="DefaultParagraphFont" style:family="text">
      <style:text-properties style:font-name="Gentium" style:font-name-asian="Gentium" style:font-name-complex="Gentium" fo:color="#000000" fo:font-size="8.5pt" style:font-size-asian="8.5pt" style:font-size-complex="8.5pt"/>
    </style:style>
    <style:style style:name="T59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89" style:parent-style-name="DefaultParagraphFont" style:family="text">
      <style:text-properties style:font-name="Gentium" style:font-name-asian="Gentium" style:font-name-complex="Gentium" fo:color="#000000" fo:font-size="8.5pt" style:font-size-asian="8.5pt" style:font-size-complex="8.5pt"/>
    </style:style>
    <style:style style:name="T59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91" style:parent-style-name="DefaultParagraphFont" style:family="text">
      <style:text-properties style:font-name="Gentium" style:font-name-asian="Gentium" style:font-name-complex="Gentium" fo:color="#000000" fo:font-size="8.5pt" style:font-size-asian="8.5pt" style:font-size-complex="8.5pt"/>
    </style:style>
    <style:style style:name="T59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93" style:parent-style-name="DefaultParagraphFont" style:family="text">
      <style:text-properties style:font-name="Gentium" style:font-name-asian="Gentium" style:font-name-complex="Gentium" fo:color="#000000" fo:font-size="8.5pt" style:font-size-asian="8.5pt" style:font-size-complex="8.5pt"/>
    </style:style>
    <style:style style:name="T59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95" style:parent-style-name="DefaultParagraphFont" style:family="text">
      <style:text-properties style:font-name="Gentium" style:font-name-asian="Gentium" style:font-name-complex="Gentium" fo:color="#000000" fo:font-size="8.5pt" style:font-size-asian="8.5pt" style:font-size-complex="8.5pt"/>
    </style:style>
    <style:style style:name="T59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97" style:parent-style-name="DefaultParagraphFont" style:family="text">
      <style:text-properties style:font-name="Gentium" style:font-name-asian="Gentium" style:font-name-complex="Gentium" fo:color="#000000" fo:font-size="8.5pt" style:font-size-asian="8.5pt" style:font-size-complex="8.5pt"/>
    </style:style>
    <style:style style:name="T59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5999" style:parent-style-name="DefaultParagraphFont" style:family="text">
      <style:text-properties style:font-name="Gentium" style:font-name-asian="Gentium" style:font-name-complex="Gentium" fo:color="#000000" fo:font-size="8.5pt" style:font-size-asian="8.5pt" style:font-size-complex="8.5pt"/>
    </style:style>
    <style:style style:name="T60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01" style:parent-style-name="DefaultParagraphFont" style:family="text">
      <style:text-properties style:font-name="Gentium" style:font-name-asian="Gentium" style:font-name-complex="Gentium" fo:color="#000000" fo:font-size="8.5pt" style:font-size-asian="8.5pt" style:font-size-complex="8.5pt"/>
    </style:style>
    <style:style style:name="T60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03" style:parent-style-name="DefaultParagraphFont" style:family="text">
      <style:text-properties style:font-name="Gentium" style:font-name-asian="Gentium" style:font-name-complex="Gentium" fo:color="#000000" fo:font-size="8.5pt" style:font-size-asian="8.5pt" style:font-size-complex="8.5pt"/>
    </style:style>
    <style:style style:name="T60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05" style:parent-style-name="DefaultParagraphFont" style:family="text">
      <style:text-properties style:font-name="Gentium" style:font-name-asian="Gentium" style:font-name-complex="Gentium" fo:color="#000000" fo:font-size="8.5pt" style:font-size-asian="8.5pt" style:font-size-complex="8.5pt"/>
    </style:style>
    <style:style style:name="T60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07" style:parent-style-name="DefaultParagraphFont" style:family="text">
      <style:text-properties style:font-name="Gentium" style:font-name-asian="Gentium" style:font-name-complex="Gentium" fo:color="#000000" fo:font-size="8.5pt" style:font-size-asian="8.5pt" style:font-size-complex="8.5pt"/>
    </style:style>
    <style:style style:name="T60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09" style:parent-style-name="DefaultParagraphFont" style:family="text">
      <style:text-properties style:font-name="Gentium" style:font-name-asian="Gentium" style:font-name-complex="Gentium" fo:color="#000000" fo:font-size="8.5pt" style:font-size-asian="8.5pt" style:font-size-complex="8.5pt"/>
    </style:style>
    <style:style style:name="T60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11" style:parent-style-name="DefaultParagraphFont" style:family="text">
      <style:text-properties style:font-name="Gentium" style:font-name-asian="Gentium" style:font-name-complex="Gentium" fo:color="#000000" fo:font-size="8.5pt" style:font-size-asian="8.5pt" style:font-size-complex="8.5pt"/>
    </style:style>
    <style:style style:name="T60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13" style:parent-style-name="DefaultParagraphFont" style:family="text">
      <style:text-properties style:font-name="Gentium" style:font-name-asian="Gentium" style:font-name-complex="Gentium" fo:color="#000000" fo:font-size="8.5pt" style:font-size-asian="8.5pt" style:font-size-complex="8.5pt"/>
    </style:style>
    <style:style style:name="T60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15" style:parent-style-name="DefaultParagraphFont" style:family="text">
      <style:text-properties style:font-name="Gentium" style:font-name-asian="Gentium" style:font-name-complex="Gentium" fo:color="#000000" fo:font-size="8.5pt" style:font-size-asian="8.5pt" style:font-size-complex="8.5pt"/>
    </style:style>
    <style:style style:name="T60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17" style:parent-style-name="DefaultParagraphFont" style:family="text">
      <style:text-properties style:font-name="Gentium" style:font-name-asian="Gentium" style:font-name-complex="Gentium" fo:color="#000000" fo:font-size="8.5pt" style:font-size-asian="8.5pt" style:font-size-complex="8.5pt"/>
    </style:style>
    <style:style style:name="T60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19" style:parent-style-name="DefaultParagraphFont" style:family="text">
      <style:text-properties style:font-name="Gentium" style:font-name-asian="Gentium" style:font-name-complex="Gentium" fo:color="#000000" fo:font-size="8.5pt" style:font-size-asian="8.5pt" style:font-size-complex="8.5pt"/>
    </style:style>
    <style:style style:name="T60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21" style:parent-style-name="DefaultParagraphFont" style:family="text">
      <style:text-properties style:font-name="Gentium" style:font-name-asian="Gentium" style:font-name-complex="Gentium" fo:color="#000000" fo:font-size="8.5pt" style:font-size-asian="8.5pt" style:font-size-complex="8.5pt"/>
    </style:style>
    <style:style style:name="T60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23" style:parent-style-name="DefaultParagraphFont" style:family="text">
      <style:text-properties style:font-name="Gentium" style:font-name-asian="Gentium" style:font-name-complex="Gentium" fo:color="#000000" fo:font-size="8.5pt" style:font-size-asian="8.5pt" style:font-size-complex="8.5pt"/>
    </style:style>
    <style:style style:name="T60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25" style:parent-style-name="DefaultParagraphFont" style:family="text">
      <style:text-properties style:font-name="Gentium" style:font-name-asian="Gentium" style:font-name-complex="Gentium" fo:color="#000000" fo:font-size="8.5pt" style:font-size-asian="8.5pt" style:font-size-complex="8.5pt"/>
    </style:style>
    <style:style style:name="T60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27" style:parent-style-name="DefaultParagraphFont" style:family="text">
      <style:text-properties style:font-name="Gentium" style:font-name-asian="Gentium" style:font-name-complex="Gentium" fo:color="#000000" fo:font-size="8.5pt" style:font-size-asian="8.5pt" style:font-size-complex="8.5pt"/>
    </style:style>
    <style:style style:name="P6028"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6029" style:parent-style-name="Standard11" style:family="paragraph">
      <style:paragraph-properties style:text-autospace="none" fo:margin-top="0.0208in" fo:margin-right="0.0312in"/>
    </style:style>
    <style:style style:name="T60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31" style:parent-style-name="DefaultParagraphFont" style:family="text">
      <style:text-properties style:font-name="Gentium" style:font-name-asian="Gentium" style:font-name-complex="Gentium" fo:color="#000000" fo:font-size="8.5pt" style:font-size-asian="8.5pt" style:font-size-complex="8.5pt"/>
    </style:style>
    <style:style style:name="T60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33" style:parent-style-name="DefaultParagraphFont" style:family="text">
      <style:text-properties style:font-name="Gentium" style:font-name-asian="Gentium" style:font-name-complex="Gentium" fo:color="#000000" fo:font-size="8.5pt" style:font-size-asian="8.5pt" style:font-size-complex="8.5pt"/>
    </style:style>
    <style:style style:name="T60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35" style:parent-style-name="DefaultParagraphFont" style:family="text">
      <style:text-properties style:font-name="Gentium" style:font-name-asian="Gentium" style:font-name-complex="Gentium" fo:color="#000000" fo:font-size="8.5pt" style:font-size-asian="8.5pt" style:font-size-complex="8.5pt"/>
    </style:style>
    <style:style style:name="T60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37" style:parent-style-name="DefaultParagraphFont" style:family="text">
      <style:text-properties style:font-name="Gentium" style:font-name-asian="Gentium" style:font-name-complex="Gentium" fo:color="#000000" fo:font-size="8.5pt" style:font-size-asian="8.5pt" style:font-size-complex="8.5pt"/>
    </style:style>
    <style:style style:name="T60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39" style:parent-style-name="DefaultParagraphFont" style:family="text">
      <style:text-properties style:font-name="Gentium" style:font-name-asian="Gentium" style:font-name-complex="Gentium" fo:color="#000000" fo:font-size="8.5pt" style:font-size-asian="8.5pt" style:font-size-complex="8.5pt"/>
    </style:style>
    <style:style style:name="T60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41" style:parent-style-name="DefaultParagraphFont" style:family="text">
      <style:text-properties style:font-name="Gentium" style:font-name-asian="Gentium" style:font-name-complex="Gentium" fo:color="#000000" fo:font-size="8.5pt" style:font-size-asian="8.5pt" style:font-size-complex="8.5pt"/>
    </style:style>
    <style:style style:name="T60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43" style:parent-style-name="DefaultParagraphFont" style:family="text">
      <style:text-properties style:font-name="Gentium" style:font-name-asian="Gentium" style:font-name-complex="Gentium" fo:color="#000000" fo:font-size="8.5pt" style:font-size-asian="8.5pt" style:font-size-complex="8.5pt"/>
    </style:style>
    <style:style style:name="T60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45" style:parent-style-name="DefaultParagraphFont" style:family="text">
      <style:text-properties style:font-name="Gentium" style:font-name-asian="Gentium" style:font-name-complex="Gentium" fo:color="#000000" fo:font-size="8.5pt" style:font-size-asian="8.5pt" style:font-size-complex="8.5pt"/>
    </style:style>
    <style:style style:name="T60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47" style:parent-style-name="DefaultParagraphFont" style:family="text">
      <style:text-properties style:font-name="Gentium" style:font-name-asian="Gentium" style:font-name-complex="Gentium" fo:color="#000000" fo:font-size="8.5pt" style:font-size-asian="8.5pt" style:font-size-complex="8.5pt"/>
    </style:style>
    <style:style style:name="T60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49" style:parent-style-name="DefaultParagraphFont" style:family="text">
      <style:text-properties style:font-name="Gentium" style:font-name-asian="Gentium" style:font-name-complex="Gentium" fo:color="#000000" fo:font-size="8.5pt" style:font-size-asian="8.5pt" style:font-size-complex="8.5pt"/>
    </style:style>
    <style:style style:name="T60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51" style:parent-style-name="DefaultParagraphFont" style:family="text">
      <style:text-properties style:font-name="Gentium" style:font-name-asian="Gentium" style:font-name-complex="Gentium" fo:color="#000000" fo:font-size="8.5pt" style:font-size-asian="8.5pt" style:font-size-complex="8.5pt"/>
    </style:style>
    <style:style style:name="T60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53" style:parent-style-name="DefaultParagraphFont" style:family="text">
      <style:text-properties style:font-name="Gentium" style:font-name-asian="Gentium" style:font-name-complex="Gentium" fo:color="#000000" fo:font-size="8.5pt" style:font-size-asian="8.5pt" style:font-size-complex="8.5pt"/>
    </style:style>
    <style:style style:name="T60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55" style:parent-style-name="DefaultParagraphFont" style:family="text">
      <style:text-properties style:font-name="Gentium" style:font-name-asian="Gentium" style:font-name-complex="Gentium" fo:color="#000000" fo:font-size="8.5pt" style:font-size-asian="8.5pt" style:font-size-complex="8.5pt"/>
    </style:style>
    <style:style style:name="T60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57" style:parent-style-name="DefaultParagraphFont" style:family="text">
      <style:text-properties style:font-name="Gentium" style:font-name-asian="Gentium" style:font-name-complex="Gentium" fo:color="#000000" fo:font-size="8.5pt" style:font-size-asian="8.5pt" style:font-size-complex="8.5pt"/>
    </style:style>
    <style:style style:name="T60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59" style:parent-style-name="DefaultParagraphFont" style:family="text">
      <style:text-properties style:font-name="Gentium" style:font-name-asian="Gentium" style:font-name-complex="Gentium" fo:color="#000000" fo:font-size="8.5pt" style:font-size-asian="8.5pt" style:font-size-complex="8.5pt"/>
    </style:style>
    <style:style style:name="T60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61" style:parent-style-name="DefaultParagraphFont" style:family="text">
      <style:text-properties style:font-name="Gentium" style:font-name-asian="Gentium" style:font-name-complex="Gentium" fo:color="#000000" fo:font-size="8.5pt" style:font-size-asian="8.5pt" style:font-size-complex="8.5pt"/>
    </style:style>
    <style:style style:name="T60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63" style:parent-style-name="DefaultParagraphFont" style:family="text">
      <style:text-properties style:font-name="Gentium" style:font-name-asian="Gentium" style:font-name-complex="Gentium" fo:color="#000000" fo:font-size="8.5pt" style:font-size-asian="8.5pt" style:font-size-complex="8.5pt"/>
    </style:style>
    <style:style style:name="T60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65" style:parent-style-name="DefaultParagraphFont" style:family="text">
      <style:text-properties style:font-name="Gentium" style:font-name-asian="Gentium" style:font-name-complex="Gentium" fo:color="#000000" fo:font-size="8.5pt" style:font-size-asian="8.5pt" style:font-size-complex="8.5pt"/>
    </style:style>
    <style:style style:name="T60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67" style:parent-style-name="DefaultParagraphFont" style:family="text">
      <style:text-properties style:font-name="Gentium" style:font-name-asian="Gentium" style:font-name-complex="Gentium" fo:color="#000000" fo:font-size="8.5pt" style:font-size-asian="8.5pt" style:font-size-complex="8.5pt"/>
    </style:style>
    <style:style style:name="T60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69" style:parent-style-name="DefaultParagraphFont" style:family="text">
      <style:text-properties style:font-name="Gentium" style:font-name-asian="Gentium" style:font-name-complex="Gentium" fo:color="#000000" fo:font-size="8.5pt" style:font-size-asian="8.5pt" style:font-size-complex="8.5pt"/>
    </style:style>
    <style:style style:name="T60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71" style:parent-style-name="DefaultParagraphFont" style:family="text">
      <style:text-properties style:font-name="Gentium" style:font-name-asian="Gentium" style:font-name-complex="Gentium" fo:color="#000000" fo:font-size="8.5pt" style:font-size-asian="8.5pt" style:font-size-complex="8.5pt"/>
    </style:style>
    <style:style style:name="T60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73" style:parent-style-name="DefaultParagraphFont" style:family="text">
      <style:text-properties style:font-name="Gentium" style:font-name-asian="Gentium" style:font-name-complex="Gentium" fo:color="#000000" fo:font-size="8.5pt" style:font-size-asian="8.5pt" style:font-size-complex="8.5pt"/>
    </style:style>
    <style:style style:name="T60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75" style:parent-style-name="DefaultParagraphFont" style:family="text">
      <style:text-properties style:font-name="Gentium" style:font-name-asian="Gentium" style:font-name-complex="Gentium" fo:color="#000000" fo:font-size="8.5pt" style:font-size-asian="8.5pt" style:font-size-complex="8.5pt"/>
    </style:style>
    <style:style style:name="P6076"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6077" style:parent-style-name="Standard11" style:family="paragraph">
      <style:paragraph-properties style:text-autospace="none" fo:margin-top="0.0208in" fo:margin-right="0.0312in"/>
    </style:style>
    <style:style style:name="T60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79" style:parent-style-name="DefaultParagraphFont" style:family="text">
      <style:text-properties style:font-name="Gentium" style:font-name-asian="Gentium" style:font-name-complex="Gentium" fo:color="#000000" fo:font-size="8.5pt" style:font-size-asian="8.5pt" style:font-size-complex="8.5pt"/>
    </style:style>
    <style:style style:name="T60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81" style:parent-style-name="DefaultParagraphFont" style:family="text">
      <style:text-properties style:font-name="Gentium" style:font-name-asian="Gentium" style:font-name-complex="Gentium" fo:color="#000000" fo:font-size="8.5pt" style:font-size-asian="8.5pt" style:font-size-complex="8.5pt"/>
    </style:style>
    <style:style style:name="T60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83" style:parent-style-name="DefaultParagraphFont" style:family="text">
      <style:text-properties style:font-name="Gentium" style:font-name-asian="Gentium" style:font-name-complex="Gentium" fo:color="#000000" fo:font-size="8.5pt" style:font-size-asian="8.5pt" style:font-size-complex="8.5pt"/>
    </style:style>
    <style:style style:name="T60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85" style:parent-style-name="DefaultParagraphFont" style:family="text">
      <style:text-properties style:font-name="Gentium" style:font-name-asian="Gentium" style:font-name-complex="Gentium" fo:color="#000000" fo:font-size="8.5pt" style:font-size-asian="8.5pt" style:font-size-complex="8.5pt"/>
    </style:style>
    <style:style style:name="T60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87" style:parent-style-name="DefaultParagraphFont" style:family="text">
      <style:text-properties style:font-name="Gentium" style:font-name-asian="Gentium" style:font-name-complex="Gentium" fo:color="#000000" fo:font-size="8.5pt" style:font-size-asian="8.5pt" style:font-size-complex="8.5pt"/>
    </style:style>
    <style:style style:name="T60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89" style:parent-style-name="DefaultParagraphFont" style:family="text">
      <style:text-properties style:font-name="Gentium" style:font-name-asian="Gentium" style:font-name-complex="Gentium" fo:color="#000000" fo:font-size="8.5pt" style:font-size-asian="8.5pt" style:font-size-complex="8.5pt"/>
    </style:style>
    <style:style style:name="T60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91" style:parent-style-name="DefaultParagraphFont" style:family="text">
      <style:text-properties style:font-name="Gentium" style:font-name-asian="Gentium" style:font-name-complex="Gentium" fo:color="#000000" fo:font-size="8.5pt" style:font-size-asian="8.5pt" style:font-size-complex="8.5pt"/>
    </style:style>
    <style:style style:name="T60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93" style:parent-style-name="DefaultParagraphFont" style:family="text">
      <style:text-properties style:font-name="Gentium" style:font-name-asian="Gentium" style:font-name-complex="Gentium" fo:color="#000000" fo:font-size="8.5pt" style:font-size-asian="8.5pt" style:font-size-complex="8.5pt"/>
    </style:style>
    <style:style style:name="T60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95" style:parent-style-name="DefaultParagraphFont" style:family="text">
      <style:text-properties style:font-name="Gentium" style:font-name-asian="Gentium" style:font-name-complex="Gentium" fo:color="#000000" fo:font-size="8.5pt" style:font-size-asian="8.5pt" style:font-size-complex="8.5pt"/>
    </style:style>
    <style:style style:name="T60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97" style:parent-style-name="DefaultParagraphFont" style:family="text">
      <style:text-properties style:font-name="Gentium" style:font-name-asian="Gentium" style:font-name-complex="Gentium" fo:color="#000000" fo:font-size="8.5pt" style:font-size-asian="8.5pt" style:font-size-complex="8.5pt"/>
    </style:style>
    <style:style style:name="T60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099" style:parent-style-name="DefaultParagraphFont" style:family="text">
      <style:text-properties style:font-name="Gentium" style:font-name-asian="Gentium" style:font-name-complex="Gentium" fo:color="#000000" fo:font-size="8.5pt" style:font-size-asian="8.5pt" style:font-size-complex="8.5pt"/>
    </style:style>
    <style:style style:name="T61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01" style:parent-style-name="DefaultParagraphFont" style:family="text">
      <style:text-properties style:font-name="Gentium" style:font-name-asian="Gentium" style:font-name-complex="Gentium" fo:color="#000000" fo:font-size="8.5pt" style:font-size-asian="8.5pt" style:font-size-complex="8.5pt"/>
    </style:style>
    <style:style style:name="T61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03" style:parent-style-name="DefaultParagraphFont" style:family="text">
      <style:text-properties style:font-name="Gentium" style:font-name-asian="Gentium" style:font-name-complex="Gentium" fo:color="#000000" fo:font-size="8.5pt" style:font-size-asian="8.5pt" style:font-size-complex="8.5pt"/>
    </style:style>
    <style:style style:name="T61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05" style:parent-style-name="DefaultParagraphFont" style:family="text">
      <style:text-properties style:font-name="Gentium" style:font-name-asian="Gentium" style:font-name-complex="Gentium" fo:color="#000000" fo:font-size="8.5pt" style:font-size-asian="8.5pt" style:font-size-complex="8.5pt"/>
    </style:style>
    <style:style style:name="T61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07" style:parent-style-name="DefaultParagraphFont" style:family="text">
      <style:text-properties style:font-name="Gentium" style:font-name-asian="Gentium" style:font-name-complex="Gentium" fo:color="#000000" fo:font-size="8.5pt" style:font-size-asian="8.5pt" style:font-size-complex="8.5pt"/>
    </style:style>
    <style:style style:name="T61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09" style:parent-style-name="DefaultParagraphFont" style:family="text">
      <style:text-properties style:font-name="Gentium" style:font-name-asian="Gentium" style:font-name-complex="Gentium" fo:color="#000000" fo:font-size="8.5pt" style:font-size-asian="8.5pt" style:font-size-complex="8.5pt"/>
    </style:style>
    <style:style style:name="T61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11" style:parent-style-name="DefaultParagraphFont" style:family="text">
      <style:text-properties style:font-name="Gentium" style:font-name-asian="Gentium" style:font-name-complex="Gentium" fo:color="#000000" fo:font-size="8.5pt" style:font-size-asian="8.5pt" style:font-size-complex="8.5pt"/>
    </style:style>
    <style:style style:name="T61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13" style:parent-style-name="DefaultParagraphFont" style:family="text">
      <style:text-properties style:font-name="Gentium" style:font-name-asian="Gentium" style:font-name-complex="Gentium" fo:color="#000000" fo:font-size="8.5pt" style:font-size-asian="8.5pt" style:font-size-complex="8.5pt"/>
    </style:style>
    <style:style style:name="T61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15" style:parent-style-name="DefaultParagraphFont" style:family="text">
      <style:text-properties style:font-name="Gentium" style:font-name-asian="Gentium" style:font-name-complex="Gentium" fo:color="#000000" fo:font-size="8.5pt" style:font-size-asian="8.5pt" style:font-size-complex="8.5pt"/>
    </style:style>
    <style:style style:name="T61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17" style:parent-style-name="DefaultParagraphFont" style:family="text">
      <style:text-properties style:font-name="Gentium" style:font-name-asian="Gentium" style:font-name-complex="Gentium" fo:color="#000000" fo:font-size="8.5pt" style:font-size-asian="8.5pt" style:font-size-complex="8.5pt"/>
    </style:style>
    <style:style style:name="T61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19" style:parent-style-name="DefaultParagraphFont" style:family="text">
      <style:text-properties style:font-name="Gentium" style:font-name-asian="Gentium" style:font-name-complex="Gentium" fo:color="#000000" fo:font-size="8.5pt" style:font-size-asian="8.5pt" style:font-size-complex="8.5pt"/>
    </style:style>
    <style:style style:name="T61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21" style:parent-style-name="DefaultParagraphFont" style:family="text">
      <style:text-properties style:font-name="Gentium" style:font-name-asian="Gentium" style:font-name-complex="Gentium" fo:color="#000000" fo:font-size="8.5pt" style:font-size-asian="8.5pt" style:font-size-complex="8.5pt"/>
    </style:style>
    <style:style style:name="T61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23" style:parent-style-name="DefaultParagraphFont" style:family="text">
      <style:text-properties style:font-name="Gentium" style:font-name-asian="Gentium" style:font-name-complex="Gentium" fo:color="#000000" fo:font-size="8.5pt" style:font-size-asian="8.5pt" style:font-size-complex="8.5pt"/>
    </style:style>
    <style:style style:name="P6124"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6125" style:parent-style-name="Standard11" style:family="paragraph">
      <style:paragraph-properties style:text-autospace="none" fo:margin-top="0.0208in" fo:margin-right="0.0312in"/>
    </style:style>
    <style:style style:name="T61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27" style:parent-style-name="DefaultParagraphFont" style:family="text">
      <style:text-properties style:font-name="Gentium" style:font-name-asian="Gentium" style:font-name-complex="Gentium" fo:color="#000000" fo:font-size="8.5pt" style:font-size-asian="8.5pt" style:font-size-complex="8.5pt"/>
    </style:style>
    <style:style style:name="T61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29" style:parent-style-name="DefaultParagraphFont" style:family="text">
      <style:text-properties style:font-name="Gentium" style:font-name-asian="Gentium" style:font-name-complex="Gentium" fo:color="#000000" fo:font-size="8.5pt" style:font-size-asian="8.5pt" style:font-size-complex="8.5pt"/>
    </style:style>
    <style:style style:name="T61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31" style:parent-style-name="DefaultParagraphFont" style:family="text">
      <style:text-properties style:font-name="Gentium" style:font-name-asian="Gentium" style:font-name-complex="Gentium" fo:color="#000000" fo:font-size="8.5pt" style:font-size-asian="8.5pt" style:font-size-complex="8.5pt"/>
    </style:style>
    <style:style style:name="T61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33" style:parent-style-name="DefaultParagraphFont" style:family="text">
      <style:text-properties style:font-name="Gentium" style:font-name-asian="Gentium" style:font-name-complex="Gentium" fo:color="#000000" fo:font-size="8.5pt" style:font-size-asian="8.5pt" style:font-size-complex="8.5pt"/>
    </style:style>
    <style:style style:name="T61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35" style:parent-style-name="DefaultParagraphFont" style:family="text">
      <style:text-properties style:font-name="Gentium" style:font-name-asian="Gentium" style:font-name-complex="Gentium" fo:color="#000000" fo:font-size="8.5pt" style:font-size-asian="8.5pt" style:font-size-complex="8.5pt"/>
    </style:style>
    <style:style style:name="T61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37" style:parent-style-name="DefaultParagraphFont" style:family="text">
      <style:text-properties style:font-name="Gentium" style:font-name-asian="Gentium" style:font-name-complex="Gentium" fo:color="#000000" fo:font-size="8.5pt" style:font-size-asian="8.5pt" style:font-size-complex="8.5pt"/>
    </style:style>
    <style:style style:name="T61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39" style:parent-style-name="DefaultParagraphFont" style:family="text">
      <style:text-properties style:font-name="Gentium" style:font-name-asian="Gentium" style:font-name-complex="Gentium" fo:color="#000000" fo:font-size="8.5pt" style:font-size-asian="8.5pt" style:font-size-complex="8.5pt"/>
    </style:style>
    <style:style style:name="T61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41" style:parent-style-name="DefaultParagraphFont" style:family="text">
      <style:text-properties style:font-name="Gentium" style:font-name-asian="Gentium" style:font-name-complex="Gentium" fo:color="#000000" fo:font-size="8.5pt" style:font-size-asian="8.5pt" style:font-size-complex="8.5pt"/>
    </style:style>
    <style:style style:name="T61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43" style:parent-style-name="DefaultParagraphFont" style:family="text">
      <style:text-properties style:font-name="Gentium" style:font-name-asian="Gentium" style:font-name-complex="Gentium" fo:color="#000000" fo:font-size="8.5pt" style:font-size-asian="8.5pt" style:font-size-complex="8.5pt"/>
    </style:style>
    <style:style style:name="T61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45" style:parent-style-name="DefaultParagraphFont" style:family="text">
      <style:text-properties style:font-name="Gentium" style:font-name-asian="Gentium" style:font-name-complex="Gentium" fo:color="#000000" fo:font-size="8.5pt" style:font-size-asian="8.5pt" style:font-size-complex="8.5pt"/>
    </style:style>
    <style:style style:name="T61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47" style:parent-style-name="DefaultParagraphFont" style:family="text">
      <style:text-properties style:font-name="Gentium" style:font-name-asian="Gentium" style:font-name-complex="Gentium" fo:color="#000000" fo:font-size="8.5pt" style:font-size-asian="8.5pt" style:font-size-complex="8.5pt"/>
    </style:style>
    <style:style style:name="T61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49" style:parent-style-name="DefaultParagraphFont" style:family="text">
      <style:text-properties style:font-name="Gentium" style:font-name-asian="Gentium" style:font-name-complex="Gentium" fo:color="#000000" fo:font-size="8.5pt" style:font-size-asian="8.5pt" style:font-size-complex="8.5pt"/>
    </style:style>
    <style:style style:name="T61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51" style:parent-style-name="DefaultParagraphFont" style:family="text">
      <style:text-properties style:font-name="Gentium" style:font-name-asian="Gentium" style:font-name-complex="Gentium" fo:color="#000000" fo:font-size="8.5pt" style:font-size-asian="8.5pt" style:font-size-complex="8.5pt"/>
    </style:style>
    <style:style style:name="T61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53" style:parent-style-name="DefaultParagraphFont" style:family="text">
      <style:text-properties style:font-name="Gentium" style:font-name-asian="Gentium" style:font-name-complex="Gentium" fo:color="#000000" fo:font-size="8.5pt" style:font-size-asian="8.5pt" style:font-size-complex="8.5pt"/>
    </style:style>
    <style:style style:name="T61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55" style:parent-style-name="DefaultParagraphFont" style:family="text">
      <style:text-properties style:font-name="Gentium" style:font-name-asian="Gentium" style:font-name-complex="Gentium" fo:color="#000000" fo:font-size="8.5pt" style:font-size-asian="8.5pt" style:font-size-complex="8.5pt"/>
    </style:style>
    <style:style style:name="T61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57" style:parent-style-name="DefaultParagraphFont" style:family="text">
      <style:text-properties style:font-name="Gentium" style:font-name-asian="Gentium" style:font-name-complex="Gentium" fo:color="#000000" fo:font-size="8.5pt" style:font-size-asian="8.5pt" style:font-size-complex="8.5pt"/>
    </style:style>
    <style:style style:name="T61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59" style:parent-style-name="DefaultParagraphFont" style:family="text">
      <style:text-properties style:font-name="Gentium" style:font-name-asian="Gentium" style:font-name-complex="Gentium" fo:color="#000000" fo:font-size="8.5pt" style:font-size-asian="8.5pt" style:font-size-complex="8.5pt"/>
    </style:style>
    <style:style style:name="T61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61" style:parent-style-name="DefaultParagraphFont" style:family="text">
      <style:text-properties style:font-name="Gentium" style:font-name-asian="Gentium" style:font-name-complex="Gentium" fo:color="#000000" fo:font-size="8.5pt" style:font-size-asian="8.5pt" style:font-size-complex="8.5pt"/>
    </style:style>
    <style:style style:name="T61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63" style:parent-style-name="DefaultParagraphFont" style:family="text">
      <style:text-properties style:font-name="Gentium" style:font-name-asian="Gentium" style:font-name-complex="Gentium" fo:color="#000000" fo:font-size="8.5pt" style:font-size-asian="8.5pt" style:font-size-complex="8.5pt"/>
    </style:style>
    <style:style style:name="T61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65" style:parent-style-name="DefaultParagraphFont" style:family="text">
      <style:text-properties style:font-name="Gentium" style:font-name-asian="Gentium" style:font-name-complex="Gentium" fo:color="#000000" fo:font-size="8.5pt" style:font-size-asian="8.5pt" style:font-size-complex="8.5pt"/>
    </style:style>
    <style:style style:name="T61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67" style:parent-style-name="DefaultParagraphFont" style:family="text">
      <style:text-properties style:font-name="Gentium" style:font-name-asian="Gentium" style:font-name-complex="Gentium" fo:color="#000000" fo:font-size="8.5pt" style:font-size-asian="8.5pt" style:font-size-complex="8.5pt"/>
    </style:style>
    <style:style style:name="T61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69" style:parent-style-name="DefaultParagraphFont" style:family="text">
      <style:text-properties style:font-name="Gentium" style:font-name-asian="Gentium" style:font-name-complex="Gentium" fo:color="#000000" fo:font-size="8.5pt" style:font-size-asian="8.5pt" style:font-size-complex="8.5pt"/>
    </style:style>
    <style:style style:name="T61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71" style:parent-style-name="DefaultParagraphFont" style:family="text">
      <style:text-properties style:font-name="Gentium" style:font-name-asian="Gentium" style:font-name-complex="Gentium" fo:color="#000000" fo:font-size="8.5pt" style:font-size-asian="8.5pt" style:font-size-complex="8.5pt"/>
    </style:style>
    <style:style style:name="T61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73" style:parent-style-name="DefaultParagraphFont" style:family="text">
      <style:text-properties style:font-name="Gentium" style:font-name-asian="Gentium" style:font-name-complex="Gentium" fo:color="#000000" fo:font-size="8.5pt" style:font-size-asian="8.5pt" style:font-size-complex="8.5pt"/>
    </style:style>
    <style:style style:name="T61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75" style:parent-style-name="DefaultParagraphFont" style:family="text">
      <style:text-properties style:font-name="Gentium" style:font-name-asian="Gentium" style:font-name-complex="Gentium" fo:color="#000000" fo:font-size="8.5pt" style:font-size-asian="8.5pt" style:font-size-complex="8.5pt"/>
    </style:style>
    <style:style style:name="T61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77" style:parent-style-name="DefaultParagraphFont" style:family="text">
      <style:text-properties style:font-name="Gentium" style:font-name-asian="Gentium" style:font-name-complex="Gentium" fo:color="#000000" fo:font-size="8.5pt" style:font-size-asian="8.5pt" style:font-size-complex="8.5pt"/>
    </style:style>
    <style:style style:name="T61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79" style:parent-style-name="DefaultParagraphFont" style:family="text">
      <style:text-properties style:font-name="Gentium" style:font-name-asian="Gentium" style:font-name-complex="Gentium" fo:color="#000000" fo:font-size="8.5pt" style:font-size-asian="8.5pt" style:font-size-complex="8.5pt"/>
    </style:style>
    <style:style style:name="T61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81" style:parent-style-name="DefaultParagraphFont" style:family="text">
      <style:text-properties style:font-name="Gentium" style:font-name-asian="Gentium" style:font-name-complex="Gentium" fo:color="#000000" fo:font-size="8.5pt" style:font-size-asian="8.5pt" style:font-size-complex="8.5pt"/>
    </style:style>
    <style:style style:name="T61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83" style:parent-style-name="DefaultParagraphFont" style:family="text">
      <style:text-properties style:font-name="Gentium" style:font-name-asian="Gentium" style:font-name-complex="Gentium" fo:color="#000000" fo:font-size="8.5pt" style:font-size-asian="8.5pt" style:font-size-complex="8.5pt"/>
    </style:style>
    <style:style style:name="T61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85" style:parent-style-name="DefaultParagraphFont" style:family="text">
      <style:text-properties style:font-name="Gentium" style:font-name-asian="Gentium" style:font-name-complex="Gentium" fo:color="#000000" fo:font-size="8.5pt" style:font-size-asian="8.5pt" style:font-size-complex="8.5pt"/>
    </style:style>
    <style:style style:name="T61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87" style:parent-style-name="DefaultParagraphFont" style:family="text">
      <style:text-properties style:font-name="Gentium" style:font-name-asian="Gentium" style:font-name-complex="Gentium" fo:color="#000000" fo:font-size="8.5pt" style:font-size-asian="8.5pt" style:font-size-complex="8.5pt"/>
    </style:style>
    <style:style style:name="T61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89" style:parent-style-name="DefaultParagraphFont" style:family="text">
      <style:text-properties style:font-name="Gentium" style:font-name-asian="Gentium" style:font-name-complex="Gentium" fo:color="#000000" fo:font-size="8.5pt" style:font-size-asian="8.5pt" style:font-size-complex="8.5pt"/>
    </style:style>
    <style:style style:name="T61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91" style:parent-style-name="DefaultParagraphFont" style:family="text">
      <style:text-properties style:font-name="Gentium" style:font-name-asian="Gentium" style:font-name-complex="Gentium" fo:color="#000000" fo:font-size="8.5pt" style:font-size-asian="8.5pt" style:font-size-complex="8.5pt"/>
    </style:style>
    <style:style style:name="T61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93" style:parent-style-name="DefaultParagraphFont" style:family="text">
      <style:text-properties style:font-name="Gentium" style:font-name-asian="Gentium" style:font-name-complex="Gentium" fo:color="#000000" fo:font-size="8.5pt" style:font-size-asian="8.5pt" style:font-size-complex="8.5pt"/>
    </style:style>
    <style:style style:name="T61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95" style:parent-style-name="DefaultParagraphFont" style:family="text">
      <style:text-properties style:font-name="Gentium" style:font-name-asian="Gentium" style:font-name-complex="Gentium" fo:color="#000000" fo:font-size="8.5pt" style:font-size-asian="8.5pt" style:font-size-complex="8.5pt"/>
    </style:style>
    <style:style style:name="T61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97" style:parent-style-name="DefaultParagraphFont" style:family="text">
      <style:text-properties style:font-name="Gentium" style:font-name-asian="Gentium" style:font-name-complex="Gentium" fo:color="#000000" fo:font-size="8.5pt" style:font-size-asian="8.5pt" style:font-size-complex="8.5pt"/>
    </style:style>
    <style:style style:name="T61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199" style:parent-style-name="DefaultParagraphFont" style:family="text">
      <style:text-properties style:font-name="Gentium" style:font-name-asian="Gentium" style:font-name-complex="Gentium" fo:color="#000000" fo:font-size="8.5pt" style:font-size-asian="8.5pt" style:font-size-complex="8.5pt"/>
    </style:style>
    <style:style style:name="T62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01" style:parent-style-name="DefaultParagraphFont" style:family="text">
      <style:text-properties style:font-name="Gentium" style:font-name-asian="Gentium" style:font-name-complex="Gentium" fo:color="#000000" fo:font-size="8.5pt" style:font-size-asian="8.5pt" style:font-size-complex="8.5pt"/>
    </style:style>
    <style:style style:name="T62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03" style:parent-style-name="DefaultParagraphFont" style:family="text">
      <style:text-properties style:font-name="Gentium" style:font-name-asian="Gentium" style:font-name-complex="Gentium" fo:color="#000000" fo:font-size="8.5pt" style:font-size-asian="8.5pt" style:font-size-complex="8.5pt"/>
    </style:style>
    <style:style style:name="T62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05" style:parent-style-name="DefaultParagraphFont" style:family="text">
      <style:text-properties style:font-name="Gentium" style:font-name-asian="Gentium" style:font-name-complex="Gentium" fo:color="#000000" fo:font-size="8.5pt" style:font-size-asian="8.5pt" style:font-size-complex="8.5pt"/>
    </style:style>
    <style:style style:name="T62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07" style:parent-style-name="DefaultParagraphFont" style:family="text">
      <style:text-properties style:font-name="Gentium" style:font-name-asian="Gentium" style:font-name-complex="Gentium" fo:color="#000000" fo:font-size="8.5pt" style:font-size-asian="8.5pt" style:font-size-complex="8.5pt"/>
    </style:style>
    <style:style style:name="T62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09" style:parent-style-name="DefaultParagraphFont" style:family="text">
      <style:text-properties style:font-name="Gentium" style:font-name-asian="Gentium" style:font-name-complex="Gentium" fo:color="#000000" fo:font-size="8.5pt" style:font-size-asian="8.5pt" style:font-size-complex="8.5pt"/>
    </style:style>
    <style:style style:name="T62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11" style:parent-style-name="DefaultParagraphFont" style:family="text">
      <style:text-properties style:font-name="Gentium" style:font-name-asian="Gentium" style:font-name-complex="Gentium" fo:color="#000000" fo:font-size="8.5pt" style:font-size-asian="8.5pt" style:font-size-complex="8.5pt"/>
    </style:style>
    <style:style style:name="T62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13" style:parent-style-name="DefaultParagraphFont" style:family="text">
      <style:text-properties style:font-name="Gentium" style:font-name-asian="Gentium" style:font-name-complex="Gentium" fo:color="#000000" fo:font-size="8.5pt" style:font-size-asian="8.5pt" style:font-size-complex="8.5pt"/>
    </style:style>
    <style:style style:name="T62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15" style:parent-style-name="DefaultParagraphFont" style:family="text">
      <style:text-properties style:font-name="Gentium" style:font-name-asian="Gentium" style:font-name-complex="Gentium" fo:color="#000000" fo:font-size="8.5pt" style:font-size-asian="8.5pt" style:font-size-complex="8.5pt"/>
    </style:style>
    <style:style style:name="T62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17" style:parent-style-name="DefaultParagraphFont" style:family="text">
      <style:text-properties style:font-name="Gentium" style:font-name-asian="Gentium" style:font-name-complex="Gentium" fo:color="#000000" fo:font-size="8.5pt" style:font-size-asian="8.5pt" style:font-size-complex="8.5pt"/>
    </style:style>
    <style:style style:name="T62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19" style:parent-style-name="DefaultParagraphFont" style:family="text">
      <style:text-properties style:font-name="Gentium" style:font-name-asian="Gentium" style:font-name-complex="Gentium" fo:color="#000000" fo:font-size="8.5pt" style:font-size-asian="8.5pt" style:font-size-complex="8.5pt"/>
    </style:style>
    <style:style style:name="T62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21" style:parent-style-name="DefaultParagraphFont" style:family="text">
      <style:text-properties style:font-name="Gentium" style:font-name-asian="Gentium" style:font-name-complex="Gentium" fo:color="#000000" fo:font-size="8.5pt" style:font-size-asian="8.5pt" style:font-size-complex="8.5pt"/>
    </style:style>
    <style:style style:name="T62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23" style:parent-style-name="DefaultParagraphFont" style:family="text">
      <style:text-properties style:font-name="Gentium" style:font-name-asian="Gentium" style:font-name-complex="Gentium" fo:color="#000000" fo:font-size="8.5pt" style:font-size-asian="8.5pt" style:font-size-complex="8.5pt"/>
    </style:style>
    <style:style style:name="T62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25" style:parent-style-name="DefaultParagraphFont" style:family="text">
      <style:text-properties style:font-name="Gentium" style:font-name-asian="Gentium" style:font-name-complex="Gentium" fo:color="#000000" fo:font-size="8.5pt" style:font-size-asian="8.5pt" style:font-size-complex="8.5pt"/>
    </style:style>
    <style:style style:name="T62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27" style:parent-style-name="DefaultParagraphFont" style:family="text">
      <style:text-properties style:font-name="Gentium" style:font-name-asian="Gentium" style:font-name-complex="Gentium" fo:color="#000000" fo:font-size="8.5pt" style:font-size-asian="8.5pt" style:font-size-complex="8.5pt"/>
    </style:style>
    <style:style style:name="T62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29" style:parent-style-name="DefaultParagraphFont" style:family="text">
      <style:text-properties style:font-name="Gentium" style:font-name-asian="Gentium" style:font-name-complex="Gentium" fo:color="#000000" fo:font-size="8.5pt" style:font-size-asian="8.5pt" style:font-size-complex="8.5pt"/>
    </style:style>
    <style:style style:name="T62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31" style:parent-style-name="DefaultParagraphFont" style:family="text">
      <style:text-properties style:font-name="Gentium" style:font-name-asian="Gentium" style:font-name-complex="Gentium" fo:color="#000000" fo:font-size="8.5pt" style:font-size-asian="8.5pt" style:font-size-complex="8.5pt"/>
    </style:style>
    <style:style style:name="T62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33" style:parent-style-name="DefaultParagraphFont" style:family="text">
      <style:text-properties style:font-name="Gentium" style:font-name-asian="Gentium" style:font-name-complex="Gentium" fo:color="#000000" fo:font-size="8.5pt" style:font-size-asian="8.5pt" style:font-size-complex="8.5pt"/>
    </style:style>
    <style:style style:name="T62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35" style:parent-style-name="DefaultParagraphFont" style:family="text">
      <style:text-properties style:font-name="Gentium" style:font-name-asian="Gentium" style:font-name-complex="Gentium" fo:color="#000000" fo:font-size="8.5pt" style:font-size-asian="8.5pt" style:font-size-complex="8.5pt"/>
    </style:style>
    <style:style style:name="T62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37" style:parent-style-name="DefaultParagraphFont" style:family="text">
      <style:text-properties style:font-name="Gentium" style:font-name-asian="Gentium" style:font-name-complex="Gentium" fo:color="#000000" fo:font-size="8.5pt" style:font-size-asian="8.5pt" style:font-size-complex="8.5pt"/>
    </style:style>
    <style:style style:name="T62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39" style:parent-style-name="DefaultParagraphFont" style:family="text">
      <style:text-properties style:font-name="Gentium" style:font-name-asian="Gentium" style:font-name-complex="Gentium" fo:color="#000000" fo:font-size="8.5pt" style:font-size-asian="8.5pt" style:font-size-complex="8.5pt"/>
    </style:style>
    <style:style style:name="P6240"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6241" style:parent-style-name="Standard11" style:family="paragraph">
      <style:paragraph-properties style:text-autospace="none" fo:margin-top="0.0208in" fo:margin-right="0.0312in"/>
    </style:style>
    <style:style style:name="T62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43" style:parent-style-name="DefaultParagraphFont" style:family="text">
      <style:text-properties style:font-name="Gentium" style:font-name-asian="Gentium" style:font-name-complex="Gentium" fo:color="#000000" fo:font-size="8.5pt" style:font-size-asian="8.5pt" style:font-size-complex="8.5pt"/>
    </style:style>
    <style:style style:name="T62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45" style:parent-style-name="DefaultParagraphFont" style:family="text">
      <style:text-properties style:font-name="Gentium" style:font-name-asian="Gentium" style:font-name-complex="Gentium" fo:color="#000000" fo:font-size="8.5pt" style:font-size-asian="8.5pt" style:font-size-complex="8.5pt"/>
    </style:style>
    <style:style style:name="T62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47" style:parent-style-name="DefaultParagraphFont" style:family="text">
      <style:text-properties style:font-name="Gentium" style:font-name-asian="Gentium" style:font-name-complex="Gentium" fo:color="#000000" fo:font-size="8.5pt" style:font-size-asian="8.5pt" style:font-size-complex="8.5pt"/>
    </style:style>
    <style:style style:name="T62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49" style:parent-style-name="DefaultParagraphFont" style:family="text">
      <style:text-properties style:font-name="Gentium" style:font-name-asian="Gentium" style:font-name-complex="Gentium" fo:color="#000000" fo:font-size="8.5pt" style:font-size-asian="8.5pt" style:font-size-complex="8.5pt"/>
    </style:style>
    <style:style style:name="T62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51" style:parent-style-name="DefaultParagraphFont" style:family="text">
      <style:text-properties style:font-name="Gentium" style:font-name-asian="Gentium" style:font-name-complex="Gentium" fo:color="#000000" fo:font-size="8.5pt" style:font-size-asian="8.5pt" style:font-size-complex="8.5pt"/>
    </style:style>
    <style:style style:name="T62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53" style:parent-style-name="DefaultParagraphFont" style:family="text">
      <style:text-properties style:font-name="Gentium" style:font-name-asian="Gentium" style:font-name-complex="Gentium" fo:color="#000000" fo:font-size="8.5pt" style:font-size-asian="8.5pt" style:font-size-complex="8.5pt"/>
    </style:style>
    <style:style style:name="T62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55" style:parent-style-name="DefaultParagraphFont" style:family="text">
      <style:text-properties style:font-name="Gentium" style:font-name-asian="Gentium" style:font-name-complex="Gentium" fo:color="#000000" fo:font-size="8.5pt" style:font-size-asian="8.5pt" style:font-size-complex="8.5pt"/>
    </style:style>
    <style:style style:name="T62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57" style:parent-style-name="DefaultParagraphFont" style:family="text">
      <style:text-properties style:font-name="Gentium" style:font-name-asian="Gentium" style:font-name-complex="Gentium" fo:color="#000000" fo:font-size="8.5pt" style:font-size-asian="8.5pt" style:font-size-complex="8.5pt"/>
    </style:style>
    <style:style style:name="T62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59" style:parent-style-name="DefaultParagraphFont" style:family="text">
      <style:text-properties style:font-name="Gentium" style:font-name-asian="Gentium" style:font-name-complex="Gentium" fo:color="#000000" fo:font-size="8.5pt" style:font-size-asian="8.5pt" style:font-size-complex="8.5pt"/>
    </style:style>
    <style:style style:name="T62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61" style:parent-style-name="DefaultParagraphFont" style:family="text">
      <style:text-properties style:font-name="Gentium" style:font-name-asian="Gentium" style:font-name-complex="Gentium" fo:color="#000000" fo:font-size="8.5pt" style:font-size-asian="8.5pt" style:font-size-complex="8.5pt"/>
    </style:style>
    <style:style style:name="T62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63" style:parent-style-name="DefaultParagraphFont" style:family="text">
      <style:text-properties style:font-name="Gentium" style:font-name-asian="Gentium" style:font-name-complex="Gentium" fo:color="#000000" fo:font-size="8.5pt" style:font-size-asian="8.5pt" style:font-size-complex="8.5pt"/>
    </style:style>
    <style:style style:name="T62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65" style:parent-style-name="DefaultParagraphFont" style:family="text">
      <style:text-properties style:font-name="Gentium" style:font-name-asian="Gentium" style:font-name-complex="Gentium" fo:color="#000000" fo:font-size="8.5pt" style:font-size-asian="8.5pt" style:font-size-complex="8.5pt"/>
    </style:style>
    <style:style style:name="T62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67" style:parent-style-name="DefaultParagraphFont" style:family="text">
      <style:text-properties style:font-name="Gentium" style:font-name-asian="Gentium" style:font-name-complex="Gentium" fo:color="#000000" fo:font-size="8.5pt" style:font-size-asian="8.5pt" style:font-size-complex="8.5pt"/>
    </style:style>
    <style:style style:name="T62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69" style:parent-style-name="DefaultParagraphFont" style:family="text">
      <style:text-properties style:font-name="Gentium" style:font-name-asian="Gentium" style:font-name-complex="Gentium" fo:color="#000000" fo:font-size="8.5pt" style:font-size-asian="8.5pt" style:font-size-complex="8.5pt"/>
    </style:style>
    <style:style style:name="T62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71" style:parent-style-name="DefaultParagraphFont" style:family="text">
      <style:text-properties style:font-name="Gentium" style:font-name-asian="Gentium" style:font-name-complex="Gentium" fo:color="#000000" fo:font-size="8.5pt" style:font-size-asian="8.5pt" style:font-size-complex="8.5pt"/>
    </style:style>
    <style:style style:name="T62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73" style:parent-style-name="DefaultParagraphFont" style:family="text">
      <style:text-properties style:font-name="Gentium" style:font-name-asian="Gentium" style:font-name-complex="Gentium" fo:color="#000000" fo:font-size="8.5pt" style:font-size-asian="8.5pt" style:font-size-complex="8.5pt"/>
    </style:style>
    <style:style style:name="T62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75" style:parent-style-name="DefaultParagraphFont" style:family="text">
      <style:text-properties style:font-name="Gentium" style:font-name-asian="Gentium" style:font-name-complex="Gentium" fo:color="#000000" fo:font-size="8.5pt" style:font-size-asian="8.5pt" style:font-size-complex="8.5pt"/>
    </style:style>
    <style:style style:name="T62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77" style:parent-style-name="DefaultParagraphFont" style:family="text">
      <style:text-properties style:font-name="Gentium" style:font-name-asian="Gentium" style:font-name-complex="Gentium" fo:color="#000000" fo:font-size="8.5pt" style:font-size-asian="8.5pt" style:font-size-complex="8.5pt"/>
    </style:style>
    <style:style style:name="T62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79" style:parent-style-name="DefaultParagraphFont" style:family="text">
      <style:text-properties style:font-name="Gentium" style:font-name-asian="Gentium" style:font-name-complex="Gentium" fo:color="#000000" fo:font-size="8.5pt" style:font-size-asian="8.5pt" style:font-size-complex="8.5pt"/>
    </style:style>
    <style:style style:name="T62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81" style:parent-style-name="DefaultParagraphFont" style:family="text">
      <style:text-properties style:font-name="Gentium" style:font-name-asian="Gentium" style:font-name-complex="Gentium" fo:color="#000000" fo:font-size="8.5pt" style:font-size-asian="8.5pt" style:font-size-complex="8.5pt"/>
    </style:style>
    <style:style style:name="T62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83" style:parent-style-name="DefaultParagraphFont" style:family="text">
      <style:text-properties style:font-name="Gentium" style:font-name-asian="Gentium" style:font-name-complex="Gentium" fo:color="#000000" fo:font-size="8.5pt" style:font-size-asian="8.5pt" style:font-size-complex="8.5pt"/>
    </style:style>
    <style:style style:name="T62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85" style:parent-style-name="DefaultParagraphFont" style:family="text">
      <style:text-properties style:font-name="Gentium" style:font-name-asian="Gentium" style:font-name-complex="Gentium" fo:color="#000000" fo:font-size="8.5pt" style:font-size-asian="8.5pt" style:font-size-complex="8.5pt"/>
    </style:style>
    <style:style style:name="T62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87" style:parent-style-name="DefaultParagraphFont" style:family="text">
      <style:text-properties style:font-name="Gentium" style:font-name-asian="Gentium" style:font-name-complex="Gentium" fo:color="#000000" fo:font-size="8.5pt" style:font-size-asian="8.5pt" style:font-size-complex="8.5pt"/>
    </style:style>
    <style:style style:name="T62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89" style:parent-style-name="DefaultParagraphFont" style:family="text">
      <style:text-properties style:font-name="Gentium" style:font-name-asian="Gentium" style:font-name-complex="Gentium" fo:color="#000000" fo:font-size="8.5pt" style:font-size-asian="8.5pt" style:font-size-complex="8.5pt"/>
    </style:style>
    <style:style style:name="T62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91" style:parent-style-name="DefaultParagraphFont" style:family="text">
      <style:text-properties style:font-name="Gentium" style:font-name-asian="Gentium" style:font-name-complex="Gentium" fo:color="#000000" fo:font-size="8.5pt" style:font-size-asian="8.5pt" style:font-size-complex="8.5pt"/>
    </style:style>
    <style:style style:name="T62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93" style:parent-style-name="DefaultParagraphFont" style:family="text">
      <style:text-properties style:font-name="Gentium" style:font-name-asian="Gentium" style:font-name-complex="Gentium" fo:color="#000000" fo:font-size="8.5pt" style:font-size-asian="8.5pt" style:font-size-complex="8.5pt"/>
    </style:style>
    <style:style style:name="T62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95" style:parent-style-name="DefaultParagraphFont" style:family="text">
      <style:text-properties style:font-name="Gentium" style:font-name-asian="Gentium" style:font-name-complex="Gentium" fo:color="#000000" fo:font-size="8.5pt" style:font-size-asian="8.5pt" style:font-size-complex="8.5pt"/>
    </style:style>
    <style:style style:name="T62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97" style:parent-style-name="DefaultParagraphFont" style:family="text">
      <style:text-properties style:font-name="Gentium" style:font-name-asian="Gentium" style:font-name-complex="Gentium" fo:color="#000000" fo:font-size="8.5pt" style:font-size-asian="8.5pt" style:font-size-complex="8.5pt"/>
    </style:style>
    <style:style style:name="T62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299" style:parent-style-name="DefaultParagraphFont" style:family="text">
      <style:text-properties style:font-name="Gentium" style:font-name-asian="Gentium" style:font-name-complex="Gentium" fo:color="#000000" fo:font-size="8.5pt" style:font-size-asian="8.5pt" style:font-size-complex="8.5pt"/>
    </style:style>
    <style:style style:name="T63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01" style:parent-style-name="DefaultParagraphFont" style:family="text">
      <style:text-properties style:font-name="Gentium" style:font-name-asian="Gentium" style:font-name-complex="Gentium" fo:color="#000000" fo:font-size="8.5pt" style:font-size-asian="8.5pt" style:font-size-complex="8.5pt"/>
    </style:style>
    <style:style style:name="T63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03" style:parent-style-name="DefaultParagraphFont" style:family="text">
      <style:text-properties style:font-name="Gentium" style:font-name-asian="Gentium" style:font-name-complex="Gentium" fo:color="#000000" fo:font-size="8.5pt" style:font-size-asian="8.5pt" style:font-size-complex="8.5pt"/>
    </style:style>
    <style:style style:name="T63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05" style:parent-style-name="DefaultParagraphFont" style:family="text">
      <style:text-properties style:font-name="Gentium" style:font-name-asian="Gentium" style:font-name-complex="Gentium" fo:color="#000000" fo:font-size="8.5pt" style:font-size-asian="8.5pt" style:font-size-complex="8.5pt"/>
    </style:style>
    <style:style style:name="T63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07" style:parent-style-name="DefaultParagraphFont" style:family="text">
      <style:text-properties style:font-name="Gentium" style:font-name-asian="Gentium" style:font-name-complex="Gentium" fo:color="#000000" fo:font-size="8.5pt" style:font-size-asian="8.5pt" style:font-size-complex="8.5pt"/>
    </style:style>
    <style:style style:name="T63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09" style:parent-style-name="DefaultParagraphFont" style:family="text">
      <style:text-properties style:font-name="Gentium" style:font-name-asian="Gentium" style:font-name-complex="Gentium" fo:color="#000000" fo:font-size="8.5pt" style:font-size-asian="8.5pt" style:font-size-complex="8.5pt"/>
    </style:style>
    <style:style style:name="T63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11" style:parent-style-name="DefaultParagraphFont" style:family="text">
      <style:text-properties style:font-name="Gentium" style:font-name-asian="Gentium" style:font-name-complex="Gentium" fo:color="#000000" fo:font-size="8.5pt" style:font-size-asian="8.5pt" style:font-size-complex="8.5pt"/>
    </style:style>
    <style:style style:name="T63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13" style:parent-style-name="DefaultParagraphFont" style:family="text">
      <style:text-properties style:font-name="Gentium" style:font-name-asian="Gentium" style:font-name-complex="Gentium" fo:color="#000000" fo:font-size="8.5pt" style:font-size-asian="8.5pt" style:font-size-complex="8.5pt"/>
    </style:style>
    <style:style style:name="T63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15" style:parent-style-name="DefaultParagraphFont" style:family="text">
      <style:text-properties style:font-name="Gentium" style:font-name-asian="Gentium" style:font-name-complex="Gentium" fo:color="#000000" fo:font-size="8.5pt" style:font-size-asian="8.5pt" style:font-size-complex="8.5pt"/>
    </style:style>
    <style:style style:name="T63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17" style:parent-style-name="DefaultParagraphFont" style:family="text">
      <style:text-properties style:font-name="Gentium" style:font-name-asian="Gentium" style:font-name-complex="Gentium" fo:color="#000000" fo:font-size="8.5pt" style:font-size-asian="8.5pt" style:font-size-complex="8.5pt"/>
    </style:style>
    <style:style style:name="P6318"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6319" style:parent-style-name="Standard11" style:family="paragraph">
      <style:paragraph-properties style:text-autospace="none" fo:margin-top="0.0208in" fo:margin-right="0.0312in"/>
    </style:style>
    <style:style style:name="T63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21" style:parent-style-name="DefaultParagraphFont" style:family="text">
      <style:text-properties style:font-name="Gentium" style:font-name-asian="Gentium" style:font-name-complex="Gentium" fo:color="#000000" fo:font-size="8.5pt" style:font-size-asian="8.5pt" style:font-size-complex="8.5pt"/>
    </style:style>
    <style:style style:name="T63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23" style:parent-style-name="DefaultParagraphFont" style:family="text">
      <style:text-properties style:font-name="Gentium" style:font-name-asian="Gentium" style:font-name-complex="Gentium" fo:color="#000000" fo:font-size="8.5pt" style:font-size-asian="8.5pt" style:font-size-complex="8.5pt"/>
    </style:style>
    <style:style style:name="T63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25" style:parent-style-name="DefaultParagraphFont" style:family="text">
      <style:text-properties style:font-name="Gentium" style:font-name-asian="Gentium" style:font-name-complex="Gentium" fo:color="#000000" fo:font-size="8.5pt" style:font-size-asian="8.5pt" style:font-size-complex="8.5pt"/>
    </style:style>
    <style:style style:name="T63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27" style:parent-style-name="DefaultParagraphFont" style:family="text">
      <style:text-properties style:font-name="Gentium" style:font-name-asian="Gentium" style:font-name-complex="Gentium" fo:color="#000000" fo:font-size="8.5pt" style:font-size-asian="8.5pt" style:font-size-complex="8.5pt"/>
    </style:style>
    <style:style style:name="T63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29" style:parent-style-name="DefaultParagraphFont" style:family="text">
      <style:text-properties style:font-name="Gentium" style:font-name-asian="Gentium" style:font-name-complex="Gentium" fo:color="#000000" fo:font-size="8.5pt" style:font-size-asian="8.5pt" style:font-size-complex="8.5pt"/>
    </style:style>
    <style:style style:name="T63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31" style:parent-style-name="DefaultParagraphFont" style:family="text">
      <style:text-properties style:font-name="Gentium" style:font-name-asian="Gentium" style:font-name-complex="Gentium" fo:color="#000000" fo:font-size="8.5pt" style:font-size-asian="8.5pt" style:font-size-complex="8.5pt"/>
    </style:style>
    <style:style style:name="T63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33" style:parent-style-name="DefaultParagraphFont" style:family="text">
      <style:text-properties style:font-name="Gentium" style:font-name-asian="Gentium" style:font-name-complex="Gentium" fo:color="#000000" fo:font-size="8.5pt" style:font-size-asian="8.5pt" style:font-size-complex="8.5pt"/>
    </style:style>
    <style:style style:name="T63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35" style:parent-style-name="DefaultParagraphFont" style:family="text">
      <style:text-properties style:font-name="Gentium" style:font-name-asian="Gentium" style:font-name-complex="Gentium" fo:color="#000000" fo:font-size="8.5pt" style:font-size-asian="8.5pt" style:font-size-complex="8.5pt"/>
    </style:style>
    <style:style style:name="T63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37" style:parent-style-name="DefaultParagraphFont" style:family="text">
      <style:text-properties style:font-name="Gentium" style:font-name-asian="Gentium" style:font-name-complex="Gentium" fo:color="#000000" fo:font-size="8.5pt" style:font-size-asian="8.5pt" style:font-size-complex="8.5pt"/>
    </style:style>
    <style:style style:name="T63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39" style:parent-style-name="DefaultParagraphFont" style:family="text">
      <style:text-properties style:font-name="Gentium" style:font-name-asian="Gentium" style:font-name-complex="Gentium" fo:color="#000000" fo:font-size="8.5pt" style:font-size-asian="8.5pt" style:font-size-complex="8.5pt"/>
    </style:style>
    <style:style style:name="T63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41" style:parent-style-name="DefaultParagraphFont" style:family="text">
      <style:text-properties style:font-name="Gentium" style:font-name-asian="Gentium" style:font-name-complex="Gentium" fo:color="#000000" fo:font-size="8.5pt" style:font-size-asian="8.5pt" style:font-size-complex="8.5pt"/>
    </style:style>
    <style:style style:name="T63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43" style:parent-style-name="DefaultParagraphFont" style:family="text">
      <style:text-properties style:font-name="Gentium" style:font-name-asian="Gentium" style:font-name-complex="Gentium" fo:color="#000000" fo:font-size="8.5pt" style:font-size-asian="8.5pt" style:font-size-complex="8.5pt"/>
    </style:style>
    <style:style style:name="T63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45" style:parent-style-name="DefaultParagraphFont" style:family="text">
      <style:text-properties style:font-name="Gentium" style:font-name-asian="Gentium" style:font-name-complex="Gentium" fo:color="#000000" fo:font-size="8.5pt" style:font-size-asian="8.5pt" style:font-size-complex="8.5pt"/>
    </style:style>
    <style:style style:name="T63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47" style:parent-style-name="DefaultParagraphFont" style:family="text">
      <style:text-properties style:font-name="Gentium" style:font-name-asian="Gentium" style:font-name-complex="Gentium" fo:color="#000000" fo:font-size="8.5pt" style:font-size-asian="8.5pt" style:font-size-complex="8.5pt"/>
    </style:style>
    <style:style style:name="T63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49" style:parent-style-name="DefaultParagraphFont" style:family="text">
      <style:text-properties style:font-name="Gentium" style:font-name-asian="Gentium" style:font-name-complex="Gentium" fo:color="#000000" fo:font-size="8.5pt" style:font-size-asian="8.5pt" style:font-size-complex="8.5pt"/>
    </style:style>
    <style:style style:name="T63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51" style:parent-style-name="DefaultParagraphFont" style:family="text">
      <style:text-properties style:font-name="Gentium" style:font-name-asian="Gentium" style:font-name-complex="Gentium" fo:color="#000000" fo:font-size="8.5pt" style:font-size-asian="8.5pt" style:font-size-complex="8.5pt"/>
    </style:style>
    <style:style style:name="T63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53" style:parent-style-name="DefaultParagraphFont" style:family="text">
      <style:text-properties style:font-name="Gentium" style:font-name-asian="Gentium" style:font-name-complex="Gentium" fo:color="#000000" fo:font-size="8.5pt" style:font-size-asian="8.5pt" style:font-size-complex="8.5pt"/>
    </style:style>
    <style:style style:name="T63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55" style:parent-style-name="DefaultParagraphFont" style:family="text">
      <style:text-properties style:font-name="Gentium" style:font-name-asian="Gentium" style:font-name-complex="Gentium" fo:color="#000000" fo:font-size="8.5pt" style:font-size-asian="8.5pt" style:font-size-complex="8.5pt"/>
    </style:style>
    <style:style style:name="T63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57" style:parent-style-name="DefaultParagraphFont" style:family="text">
      <style:text-properties style:font-name="Gentium" style:font-name-asian="Gentium" style:font-name-complex="Gentium" fo:color="#000000" fo:font-size="8.5pt" style:font-size-asian="8.5pt" style:font-size-complex="8.5pt"/>
    </style:style>
    <style:style style:name="T63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59" style:parent-style-name="DefaultParagraphFont" style:family="text">
      <style:text-properties style:font-name="Gentium" style:font-name-asian="Gentium" style:font-name-complex="Gentium" fo:color="#000000" fo:font-size="8.5pt" style:font-size-asian="8.5pt" style:font-size-complex="8.5pt"/>
    </style:style>
    <style:style style:name="T63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61" style:parent-style-name="DefaultParagraphFont" style:family="text">
      <style:text-properties style:font-name="Gentium" style:font-name-asian="Gentium" style:font-name-complex="Gentium" fo:color="#000000" fo:font-size="8.5pt" style:font-size-asian="8.5pt" style:font-size-complex="8.5pt"/>
    </style:style>
    <style:style style:name="T63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63" style:parent-style-name="DefaultParagraphFont" style:family="text">
      <style:text-properties style:font-name="Gentium" style:font-name-asian="Gentium" style:font-name-complex="Gentium" fo:color="#000000" fo:font-size="8.5pt" style:font-size-asian="8.5pt" style:font-size-complex="8.5pt"/>
    </style:style>
    <style:style style:name="T63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65" style:parent-style-name="DefaultParagraphFont" style:family="text">
      <style:text-properties style:font-name="Gentium" style:font-name-asian="Gentium" style:font-name-complex="Gentium" fo:color="#000000" fo:font-size="8.5pt" style:font-size-asian="8.5pt" style:font-size-complex="8.5pt"/>
    </style:style>
    <style:style style:name="T63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67" style:parent-style-name="DefaultParagraphFont" style:family="text">
      <style:text-properties style:font-name="Gentium" style:font-name-asian="Gentium" style:font-name-complex="Gentium" fo:color="#000000" fo:font-size="8.5pt" style:font-size-asian="8.5pt" style:font-size-complex="8.5pt"/>
    </style:style>
    <style:style style:name="T63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69" style:parent-style-name="DefaultParagraphFont" style:family="text">
      <style:text-properties style:font-name="Gentium" style:font-name-asian="Gentium" style:font-name-complex="Gentium" fo:color="#000000" fo:font-size="8.5pt" style:font-size-asian="8.5pt" style:font-size-complex="8.5pt"/>
    </style:style>
    <style:style style:name="T63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71" style:parent-style-name="DefaultParagraphFont" style:family="text">
      <style:text-properties style:font-name="Gentium" style:font-name-asian="Gentium" style:font-name-complex="Gentium" fo:color="#000000" fo:font-size="8.5pt" style:font-size-asian="8.5pt" style:font-size-complex="8.5pt"/>
    </style:style>
    <style:style style:name="T63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73" style:parent-style-name="DefaultParagraphFont" style:family="text">
      <style:text-properties style:font-name="Gentium" style:font-name-asian="Gentium" style:font-name-complex="Gentium" fo:color="#000000" fo:font-size="8.5pt" style:font-size-asian="8.5pt" style:font-size-complex="8.5pt"/>
    </style:style>
    <style:style style:name="T63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75" style:parent-style-name="DefaultParagraphFont" style:family="text">
      <style:text-properties style:font-name="Gentium" style:font-name-asian="Gentium" style:font-name-complex="Gentium" fo:color="#000000" fo:font-size="8.5pt" style:font-size-asian="8.5pt" style:font-size-complex="8.5pt"/>
    </style:style>
    <style:style style:name="T63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77" style:parent-style-name="DefaultParagraphFont" style:family="text">
      <style:text-properties style:font-name="Gentium" style:font-name-asian="Gentium" style:font-name-complex="Gentium" fo:color="#000000" fo:font-size="8.5pt" style:font-size-asian="8.5pt" style:font-size-complex="8.5pt"/>
    </style:style>
    <style:style style:name="T63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79" style:parent-style-name="DefaultParagraphFont" style:family="text">
      <style:text-properties style:font-name="Gentium" style:font-name-asian="Gentium" style:font-name-complex="Gentium" fo:color="#000000" fo:font-size="8.5pt" style:font-size-asian="8.5pt" style:font-size-complex="8.5pt"/>
    </style:style>
    <style:style style:name="T63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81" style:parent-style-name="DefaultParagraphFont" style:family="text">
      <style:text-properties style:font-name="Gentium" style:font-name-asian="Gentium" style:font-name-complex="Gentium" fo:color="#000000" fo:font-size="8.5pt" style:font-size-asian="8.5pt" style:font-size-complex="8.5pt"/>
    </style:style>
    <style:style style:name="T63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83" style:parent-style-name="DefaultParagraphFont" style:family="text">
      <style:text-properties style:font-name="Gentium" style:font-name-asian="Gentium" style:font-name-complex="Gentium" fo:color="#000000" fo:font-size="8.5pt" style:font-size-asian="8.5pt" style:font-size-complex="8.5pt"/>
    </style:style>
    <style:style style:name="T63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85" style:parent-style-name="DefaultParagraphFont" style:family="text">
      <style:text-properties style:font-name="Gentium" style:font-name-asian="Gentium" style:font-name-complex="Gentium" fo:color="#000000" fo:font-size="8.5pt" style:font-size-asian="8.5pt" style:font-size-complex="8.5pt"/>
    </style:style>
    <style:style style:name="T63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87" style:parent-style-name="DefaultParagraphFont" style:family="text">
      <style:text-properties style:font-name="Gentium" style:font-name-asian="Gentium" style:font-name-complex="Gentium" fo:color="#000000" fo:font-size="8.5pt" style:font-size-asian="8.5pt" style:font-size-complex="8.5pt"/>
    </style:style>
    <style:style style:name="P6388"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6389" style:parent-style-name="Standard11" style:family="paragraph">
      <style:paragraph-properties style:text-autospace="none" fo:margin-top="0.0208in" fo:margin-right="0.0312in"/>
    </style:style>
    <style:style style:name="T63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91" style:parent-style-name="DefaultParagraphFont" style:family="text">
      <style:text-properties style:font-name="Gentium" style:font-name-asian="Gentium" style:font-name-complex="Gentium" fo:color="#000000" fo:font-size="8.5pt" style:font-size-asian="8.5pt" style:font-size-complex="8.5pt"/>
    </style:style>
    <style:style style:name="T63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93" style:parent-style-name="DefaultParagraphFont" style:family="text">
      <style:text-properties style:font-name="Gentium" style:font-name-asian="Gentium" style:font-name-complex="Gentium" fo:color="#000000" fo:font-size="8.5pt" style:font-size-asian="8.5pt" style:font-size-complex="8.5pt"/>
    </style:style>
    <style:style style:name="T63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95" style:parent-style-name="DefaultParagraphFont" style:family="text">
      <style:text-properties style:font-name="Gentium" style:font-name-asian="Gentium" style:font-name-complex="Gentium" fo:color="#000000" fo:font-size="8.5pt" style:font-size-asian="8.5pt" style:font-size-complex="8.5pt"/>
    </style:style>
    <style:style style:name="T63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97" style:parent-style-name="DefaultParagraphFont" style:family="text">
      <style:text-properties style:font-name="Gentium" style:font-name-asian="Gentium" style:font-name-complex="Gentium" fo:color="#000000" fo:font-size="8.5pt" style:font-size-asian="8.5pt" style:font-size-complex="8.5pt"/>
    </style:style>
    <style:style style:name="T63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399" style:parent-style-name="DefaultParagraphFont" style:family="text">
      <style:text-properties style:font-name="Gentium" style:font-name-asian="Gentium" style:font-name-complex="Gentium" fo:color="#000000" fo:font-size="8.5pt" style:font-size-asian="8.5pt" style:font-size-complex="8.5pt"/>
    </style:style>
    <style:style style:name="T64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01" style:parent-style-name="DefaultParagraphFont" style:family="text">
      <style:text-properties style:font-name="Gentium" style:font-name-asian="Gentium" style:font-name-complex="Gentium" fo:color="#000000" fo:font-size="8.5pt" style:font-size-asian="8.5pt" style:font-size-complex="8.5pt"/>
    </style:style>
    <style:style style:name="T64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03" style:parent-style-name="DefaultParagraphFont" style:family="text">
      <style:text-properties style:font-name="Gentium" style:font-name-asian="Gentium" style:font-name-complex="Gentium" fo:color="#000000" fo:font-size="8.5pt" style:font-size-asian="8.5pt" style:font-size-complex="8.5pt"/>
    </style:style>
    <style:style style:name="T64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05" style:parent-style-name="DefaultParagraphFont" style:family="text">
      <style:text-properties style:font-name="Gentium" style:font-name-asian="Gentium" style:font-name-complex="Gentium" fo:color="#000000" fo:font-size="8.5pt" style:font-size-asian="8.5pt" style:font-size-complex="8.5pt"/>
    </style:style>
    <style:style style:name="T64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07" style:parent-style-name="DefaultParagraphFont" style:family="text">
      <style:text-properties style:font-name="Gentium" style:font-name-asian="Gentium" style:font-name-complex="Gentium" fo:color="#000000" fo:font-size="8.5pt" style:font-size-asian="8.5pt" style:font-size-complex="8.5pt"/>
    </style:style>
    <style:style style:name="T64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09" style:parent-style-name="DefaultParagraphFont" style:family="text">
      <style:text-properties style:font-name="Gentium" style:font-name-asian="Gentium" style:font-name-complex="Gentium" fo:color="#000000" fo:font-size="8.5pt" style:font-size-asian="8.5pt" style:font-size-complex="8.5pt"/>
    </style:style>
    <style:style style:name="T64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11" style:parent-style-name="DefaultParagraphFont" style:family="text">
      <style:text-properties style:font-name="Gentium" style:font-name-asian="Gentium" style:font-name-complex="Gentium" fo:color="#000000" fo:font-size="8.5pt" style:font-size-asian="8.5pt" style:font-size-complex="8.5pt"/>
    </style:style>
    <style:style style:name="T64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13" style:parent-style-name="DefaultParagraphFont" style:family="text">
      <style:text-properties style:font-name="Gentium" style:font-name-asian="Gentium" style:font-name-complex="Gentium" fo:color="#000000" fo:font-size="8.5pt" style:font-size-asian="8.5pt" style:font-size-complex="8.5pt"/>
    </style:style>
    <style:style style:name="T64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15" style:parent-style-name="DefaultParagraphFont" style:family="text">
      <style:text-properties style:font-name="Gentium" style:font-name-asian="Gentium" style:font-name-complex="Gentium" fo:color="#000000" fo:font-size="8.5pt" style:font-size-asian="8.5pt" style:font-size-complex="8.5pt"/>
    </style:style>
    <style:style style:name="T64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17" style:parent-style-name="DefaultParagraphFont" style:family="text">
      <style:text-properties style:font-name="Gentium" style:font-name-asian="Gentium" style:font-name-complex="Gentium" fo:color="#000000" fo:font-size="8.5pt" style:font-size-asian="8.5pt" style:font-size-complex="8.5pt"/>
    </style:style>
    <style:style style:name="T64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19" style:parent-style-name="DefaultParagraphFont" style:family="text">
      <style:text-properties style:font-name="Gentium" style:font-name-asian="Gentium" style:font-name-complex="Gentium" fo:color="#000000" fo:font-size="8.5pt" style:font-size-asian="8.5pt" style:font-size-complex="8.5pt"/>
    </style:style>
    <style:style style:name="T64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21" style:parent-style-name="DefaultParagraphFont" style:family="text">
      <style:text-properties style:font-name="Gentium" style:font-name-asian="Gentium" style:font-name-complex="Gentium" fo:color="#000000" fo:font-size="8.5pt" style:font-size-asian="8.5pt" style:font-size-complex="8.5pt"/>
    </style:style>
    <style:style style:name="T64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23" style:parent-style-name="DefaultParagraphFont" style:family="text">
      <style:text-properties style:font-name="Gentium" style:font-name-asian="Gentium" style:font-name-complex="Gentium" fo:color="#000000" fo:font-size="8.5pt" style:font-size-asian="8.5pt" style:font-size-complex="8.5pt"/>
    </style:style>
    <style:style style:name="T64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25" style:parent-style-name="DefaultParagraphFont" style:family="text">
      <style:text-properties style:font-name="Gentium" style:font-name-asian="Gentium" style:font-name-complex="Gentium" fo:color="#000000" fo:font-size="8.5pt" style:font-size-asian="8.5pt" style:font-size-complex="8.5pt"/>
    </style:style>
    <style:style style:name="T64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27" style:parent-style-name="DefaultParagraphFont" style:family="text">
      <style:text-properties style:font-name="Gentium" style:font-name-asian="Gentium" style:font-name-complex="Gentium" fo:color="#000000" fo:font-size="8.5pt" style:font-size-asian="8.5pt" style:font-size-complex="8.5pt"/>
    </style:style>
    <style:style style:name="T64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29" style:parent-style-name="DefaultParagraphFont" style:family="text">
      <style:text-properties style:font-name="Gentium" style:font-name-asian="Gentium" style:font-name-complex="Gentium" fo:color="#000000" fo:font-size="8.5pt" style:font-size-asian="8.5pt" style:font-size-complex="8.5pt"/>
    </style:style>
    <style:style style:name="T64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31" style:parent-style-name="DefaultParagraphFont" style:family="text">
      <style:text-properties style:font-name="Gentium" style:font-name-asian="Gentium" style:font-name-complex="Gentium" fo:color="#000000" fo:font-size="8.5pt" style:font-size-asian="8.5pt" style:font-size-complex="8.5pt"/>
    </style:style>
    <style:style style:name="T64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33" style:parent-style-name="DefaultParagraphFont" style:family="text">
      <style:text-properties style:font-name="Gentium" style:font-name-asian="Gentium" style:font-name-complex="Gentium" fo:color="#000000" fo:font-size="8.5pt" style:font-size-asian="8.5pt" style:font-size-complex="8.5pt"/>
    </style:style>
    <style:style style:name="T64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35" style:parent-style-name="DefaultParagraphFont" style:family="text">
      <style:text-properties style:font-name="Gentium" style:font-name-asian="Gentium" style:font-name-complex="Gentium" fo:color="#000000" fo:font-size="8.5pt" style:font-size-asian="8.5pt" style:font-size-complex="8.5pt"/>
    </style:style>
    <style:style style:name="T64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37" style:parent-style-name="DefaultParagraphFont" style:family="text">
      <style:text-properties style:font-name="Gentium" style:font-name-asian="Gentium" style:font-name-complex="Gentium" fo:color="#000000" fo:font-size="8.5pt" style:font-size-asian="8.5pt" style:font-size-complex="8.5pt"/>
    </style:style>
    <style:style style:name="T64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39" style:parent-style-name="DefaultParagraphFont" style:family="text">
      <style:text-properties style:font-name="Gentium" style:font-name-asian="Gentium" style:font-name-complex="Gentium" fo:color="#000000" fo:font-size="8.5pt" style:font-size-asian="8.5pt" style:font-size-complex="8.5pt"/>
    </style:style>
    <style:style style:name="T64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41" style:parent-style-name="DefaultParagraphFont" style:family="text">
      <style:text-properties style:font-name="Gentium" style:font-name-asian="Gentium" style:font-name-complex="Gentium" fo:color="#000000" fo:font-size="8.5pt" style:font-size-asian="8.5pt" style:font-size-complex="8.5pt"/>
    </style:style>
    <style:style style:name="T64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43" style:parent-style-name="DefaultParagraphFont" style:family="text">
      <style:text-properties style:font-name="Gentium" style:font-name-asian="Gentium" style:font-name-complex="Gentium" fo:color="#000000" fo:font-size="8.5pt" style:font-size-asian="8.5pt" style:font-size-complex="8.5pt"/>
    </style:style>
    <style:style style:name="T64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45" style:parent-style-name="DefaultParagraphFont" style:family="text">
      <style:text-properties style:font-name="Gentium" style:font-name-asian="Gentium" style:font-name-complex="Gentium" fo:color="#000000" fo:font-size="8.5pt" style:font-size-asian="8.5pt" style:font-size-complex="8.5pt"/>
    </style:style>
    <style:style style:name="T64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47" style:parent-style-name="DefaultParagraphFont" style:family="text">
      <style:text-properties style:font-name="Gentium" style:font-name-asian="Gentium" style:font-name-complex="Gentium" fo:color="#000000" fo:font-size="8.5pt" style:font-size-asian="8.5pt" style:font-size-complex="8.5pt"/>
    </style:style>
    <style:style style:name="T64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49" style:parent-style-name="DefaultParagraphFont" style:family="text">
      <style:text-properties style:font-name="Gentium" style:font-name-asian="Gentium" style:font-name-complex="Gentium" fo:color="#000000" fo:font-size="8.5pt" style:font-size-asian="8.5pt" style:font-size-complex="8.5pt"/>
    </style:style>
    <style:style style:name="T64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51" style:parent-style-name="DefaultParagraphFont" style:family="text">
      <style:text-properties style:font-name="Gentium" style:font-name-asian="Gentium" style:font-name-complex="Gentium" fo:color="#000000" fo:font-size="8.5pt" style:font-size-asian="8.5pt" style:font-size-complex="8.5pt"/>
    </style:style>
    <style:style style:name="T64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53" style:parent-style-name="DefaultParagraphFont" style:family="text">
      <style:text-properties style:font-name="Gentium" style:font-name-asian="Gentium" style:font-name-complex="Gentium" fo:color="#000000" fo:font-size="8.5pt" style:font-size-asian="8.5pt" style:font-size-complex="8.5pt"/>
    </style:style>
    <style:style style:name="T64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55" style:parent-style-name="DefaultParagraphFont" style:family="text">
      <style:text-properties style:font-name="Gentium" style:font-name-asian="Gentium" style:font-name-complex="Gentium" fo:color="#000000" fo:font-size="8.5pt" style:font-size-asian="8.5pt" style:font-size-complex="8.5pt"/>
    </style:style>
    <style:style style:name="T64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57" style:parent-style-name="DefaultParagraphFont" style:family="text">
      <style:text-properties style:font-name="Gentium" style:font-name-asian="Gentium" style:font-name-complex="Gentium" fo:color="#000000" fo:font-size="8.5pt" style:font-size-asian="8.5pt" style:font-size-complex="8.5pt"/>
    </style:style>
    <style:style style:name="P6458"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6459" style:parent-style-name="Standard11" style:family="paragraph">
      <style:paragraph-properties style:text-autospace="none" fo:margin-top="0.0208in" fo:margin-right="0.0312in"/>
    </style:style>
    <style:style style:name="T64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61" style:parent-style-name="DefaultParagraphFont" style:family="text">
      <style:text-properties style:font-name="Gentium" style:font-name-asian="Gentium" style:font-name-complex="Gentium" fo:color="#000000" fo:font-size="8.5pt" style:font-size-asian="8.5pt" style:font-size-complex="8.5pt"/>
    </style:style>
    <style:style style:name="T64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63" style:parent-style-name="DefaultParagraphFont" style:family="text">
      <style:text-properties style:font-name="Gentium" style:font-name-asian="Gentium" style:font-name-complex="Gentium" fo:color="#000000" fo:font-size="8.5pt" style:font-size-asian="8.5pt" style:font-size-complex="8.5pt"/>
    </style:style>
    <style:style style:name="T64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65" style:parent-style-name="DefaultParagraphFont" style:family="text">
      <style:text-properties style:font-name="Gentium" style:font-name-asian="Gentium" style:font-name-complex="Gentium" fo:color="#000000" fo:font-size="8.5pt" style:font-size-asian="8.5pt" style:font-size-complex="8.5pt"/>
    </style:style>
    <style:style style:name="T64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67" style:parent-style-name="DefaultParagraphFont" style:family="text">
      <style:text-properties style:font-name="Gentium" style:font-name-asian="Gentium" style:font-name-complex="Gentium" fo:color="#000000" fo:font-size="8.5pt" style:font-size-asian="8.5pt" style:font-size-complex="8.5pt"/>
    </style:style>
    <style:style style:name="T64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69" style:parent-style-name="DefaultParagraphFont" style:family="text">
      <style:text-properties style:font-name="Gentium" style:font-name-asian="Gentium" style:font-name-complex="Gentium" fo:color="#000000" fo:font-size="8.5pt" style:font-size-asian="8.5pt" style:font-size-complex="8.5pt"/>
    </style:style>
    <style:style style:name="T64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71" style:parent-style-name="DefaultParagraphFont" style:family="text">
      <style:text-properties style:font-name="Gentium" style:font-name-asian="Gentium" style:font-name-complex="Gentium" fo:color="#000000" fo:font-size="8.5pt" style:font-size-asian="8.5pt" style:font-size-complex="8.5pt"/>
    </style:style>
    <style:style style:name="T64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73" style:parent-style-name="DefaultParagraphFont" style:family="text">
      <style:text-properties style:font-name="Gentium" style:font-name-asian="Gentium" style:font-name-complex="Gentium" fo:color="#000000" fo:font-size="8.5pt" style:font-size-asian="8.5pt" style:font-size-complex="8.5pt"/>
    </style:style>
    <style:style style:name="T64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75" style:parent-style-name="DefaultParagraphFont" style:family="text">
      <style:text-properties style:font-name="Gentium" style:font-name-asian="Gentium" style:font-name-complex="Gentium" fo:color="#000000" fo:font-size="8.5pt" style:font-size-asian="8.5pt" style:font-size-complex="8.5pt"/>
    </style:style>
    <style:style style:name="T64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77" style:parent-style-name="DefaultParagraphFont" style:family="text">
      <style:text-properties style:font-name="Gentium" style:font-name-asian="Gentium" style:font-name-complex="Gentium" fo:color="#000000" fo:font-size="8.5pt" style:font-size-asian="8.5pt" style:font-size-complex="8.5pt"/>
    </style:style>
    <style:style style:name="T64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79" style:parent-style-name="DefaultParagraphFont" style:family="text">
      <style:text-properties style:font-name="Gentium" style:font-name-asian="Gentium" style:font-name-complex="Gentium" fo:color="#000000" fo:font-size="8.5pt" style:font-size-asian="8.5pt" style:font-size-complex="8.5pt"/>
    </style:style>
    <style:style style:name="T64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81" style:parent-style-name="DefaultParagraphFont" style:family="text">
      <style:text-properties style:font-name="Gentium" style:font-name-asian="Gentium" style:font-name-complex="Gentium" fo:color="#000000" fo:font-size="8.5pt" style:font-size-asian="8.5pt" style:font-size-complex="8.5pt"/>
    </style:style>
    <style:style style:name="T64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83" style:parent-style-name="DefaultParagraphFont" style:family="text">
      <style:text-properties style:font-name="Gentium" style:font-name-asian="Gentium" style:font-name-complex="Gentium" fo:color="#000000" fo:font-size="8.5pt" style:font-size-asian="8.5pt" style:font-size-complex="8.5pt"/>
    </style:style>
    <style:style style:name="T64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85" style:parent-style-name="DefaultParagraphFont" style:family="text">
      <style:text-properties style:font-name="Gentium" style:font-name-asian="Gentium" style:font-name-complex="Gentium" fo:color="#000000" fo:font-size="8.5pt" style:font-size-asian="8.5pt" style:font-size-complex="8.5pt"/>
    </style:style>
    <style:style style:name="T64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87" style:parent-style-name="DefaultParagraphFont" style:family="text">
      <style:text-properties style:font-name="Gentium" style:font-name-asian="Gentium" style:font-name-complex="Gentium" fo:color="#000000" fo:font-size="8.5pt" style:font-size-asian="8.5pt" style:font-size-complex="8.5pt"/>
    </style:style>
    <style:style style:name="T64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89" style:parent-style-name="DefaultParagraphFont" style:family="text">
      <style:text-properties style:font-name="Gentium" style:font-name-asian="Gentium" style:font-name-complex="Gentium" fo:color="#000000" fo:font-size="8.5pt" style:font-size-asian="8.5pt" style:font-size-complex="8.5pt"/>
    </style:style>
    <style:style style:name="T64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91" style:parent-style-name="DefaultParagraphFont" style:family="text">
      <style:text-properties style:font-name="Gentium" style:font-name-asian="Gentium" style:font-name-complex="Gentium" fo:color="#000000" fo:font-size="8.5pt" style:font-size-asian="8.5pt" style:font-size-complex="8.5pt"/>
    </style:style>
    <style:style style:name="T64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93" style:parent-style-name="DefaultParagraphFont" style:family="text">
      <style:text-properties style:font-name="Gentium" style:font-name-asian="Gentium" style:font-name-complex="Gentium" fo:color="#000000" fo:font-size="8.5pt" style:font-size-asian="8.5pt" style:font-size-complex="8.5pt"/>
    </style:style>
    <style:style style:name="T64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95" style:parent-style-name="DefaultParagraphFont" style:family="text">
      <style:text-properties style:font-name="Gentium" style:font-name-asian="Gentium" style:font-name-complex="Gentium" fo:color="#000000" fo:font-size="8.5pt" style:font-size-asian="8.5pt" style:font-size-complex="8.5pt"/>
    </style:style>
    <style:style style:name="T64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97" style:parent-style-name="DefaultParagraphFont" style:family="text">
      <style:text-properties style:font-name="Gentium" style:font-name-asian="Gentium" style:font-name-complex="Gentium" fo:color="#000000" fo:font-size="8.5pt" style:font-size-asian="8.5pt" style:font-size-complex="8.5pt"/>
    </style:style>
    <style:style style:name="T64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499" style:parent-style-name="DefaultParagraphFont" style:family="text">
      <style:text-properties style:font-name="Gentium" style:font-name-asian="Gentium" style:font-name-complex="Gentium" fo:color="#000000" fo:font-size="8.5pt" style:font-size-asian="8.5pt" style:font-size-complex="8.5pt"/>
    </style:style>
    <style:style style:name="T65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01" style:parent-style-name="DefaultParagraphFont" style:family="text">
      <style:text-properties style:font-name="Gentium" style:font-name-asian="Gentium" style:font-name-complex="Gentium" fo:color="#000000" fo:font-size="8.5pt" style:font-size-asian="8.5pt" style:font-size-complex="8.5pt"/>
    </style:style>
    <style:style style:name="T65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03" style:parent-style-name="DefaultParagraphFont" style:family="text">
      <style:text-properties style:font-name="Gentium" style:font-name-asian="Gentium" style:font-name-complex="Gentium" fo:color="#000000" fo:font-size="8.5pt" style:font-size-asian="8.5pt" style:font-size-complex="8.5pt"/>
    </style:style>
    <style:style style:name="T65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05" style:parent-style-name="DefaultParagraphFont" style:family="text">
      <style:text-properties style:font-name="Gentium" style:font-name-asian="Gentium" style:font-name-complex="Gentium" fo:color="#000000" fo:font-size="8.5pt" style:font-size-asian="8.5pt" style:font-size-complex="8.5pt"/>
    </style:style>
    <style:style style:name="T65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07" style:parent-style-name="DefaultParagraphFont" style:family="text">
      <style:text-properties style:font-name="Gentium" style:font-name-asian="Gentium" style:font-name-complex="Gentium" fo:color="#000000" fo:font-size="8.5pt" style:font-size-asian="8.5pt" style:font-size-complex="8.5pt"/>
    </style:style>
    <style:style style:name="T65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09" style:parent-style-name="DefaultParagraphFont" style:family="text">
      <style:text-properties style:font-name="Gentium" style:font-name-asian="Gentium" style:font-name-complex="Gentium" fo:color="#000000" fo:font-size="8.5pt" style:font-size-asian="8.5pt" style:font-size-complex="8.5pt"/>
    </style:style>
    <style:style style:name="T65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11" style:parent-style-name="DefaultParagraphFont" style:family="text">
      <style:text-properties style:font-name="Gentium" style:font-name-asian="Gentium" style:font-name-complex="Gentium" fo:color="#000000" fo:font-size="8.5pt" style:font-size-asian="8.5pt" style:font-size-complex="8.5pt"/>
    </style:style>
    <style:style style:name="T65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13" style:parent-style-name="DefaultParagraphFont" style:family="text">
      <style:text-properties style:font-name="Gentium" style:font-name-asian="Gentium" style:font-name-complex="Gentium" fo:color="#000000" fo:font-size="8.5pt" style:font-size-asian="8.5pt" style:font-size-complex="8.5pt"/>
    </style:style>
    <style:style style:name="T65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15" style:parent-style-name="DefaultParagraphFont" style:family="text">
      <style:text-properties style:font-name="Gentium" style:font-name-asian="Gentium" style:font-name-complex="Gentium" fo:color="#000000" fo:font-size="8.5pt" style:font-size-asian="8.5pt" style:font-size-complex="8.5pt"/>
    </style:style>
    <style:style style:name="P6516"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6517" style:parent-style-name="Standard11" style:family="paragraph">
      <style:paragraph-properties style:text-autospace="none" fo:margin-top="0.0208in" fo:margin-right="0.0312in"/>
    </style:style>
    <style:style style:name="T65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19" style:parent-style-name="DefaultParagraphFont" style:family="text">
      <style:text-properties style:font-name="Gentium" style:font-name-asian="Gentium" style:font-name-complex="Gentium" fo:color="#000000" fo:font-size="8.5pt" style:font-size-asian="8.5pt" style:font-size-complex="8.5pt"/>
    </style:style>
    <style:style style:name="T65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21" style:parent-style-name="DefaultParagraphFont" style:family="text">
      <style:text-properties style:font-name="Gentium" style:font-name-asian="Gentium" style:font-name-complex="Gentium" fo:color="#000000" fo:font-size="8.5pt" style:font-size-asian="8.5pt" style:font-size-complex="8.5pt"/>
    </style:style>
    <style:style style:name="T65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23" style:parent-style-name="DefaultParagraphFont" style:family="text">
      <style:text-properties style:font-name="Gentium" style:font-name-asian="Gentium" style:font-name-complex="Gentium" fo:color="#000000" fo:font-size="8.5pt" style:font-size-asian="8.5pt" style:font-size-complex="8.5pt"/>
    </style:style>
    <style:style style:name="T65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25" style:parent-style-name="DefaultParagraphFont" style:family="text">
      <style:text-properties style:font-name="Gentium" style:font-name-asian="Gentium" style:font-name-complex="Gentium" fo:color="#000000" fo:font-size="8.5pt" style:font-size-asian="8.5pt" style:font-size-complex="8.5pt"/>
    </style:style>
    <style:style style:name="T65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27" style:parent-style-name="DefaultParagraphFont" style:family="text">
      <style:text-properties style:font-name="Gentium" style:font-name-asian="Gentium" style:font-name-complex="Gentium" fo:color="#000000" fo:font-size="8.5pt" style:font-size-asian="8.5pt" style:font-size-complex="8.5pt"/>
    </style:style>
    <style:style style:name="T65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29" style:parent-style-name="DefaultParagraphFont" style:family="text">
      <style:text-properties style:font-name="Gentium" style:font-name-asian="Gentium" style:font-name-complex="Gentium" fo:color="#000000" fo:font-size="8.5pt" style:font-size-asian="8.5pt" style:font-size-complex="8.5pt"/>
    </style:style>
    <style:style style:name="T65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31" style:parent-style-name="DefaultParagraphFont" style:family="text">
      <style:text-properties style:font-name="Gentium" style:font-name-asian="Gentium" style:font-name-complex="Gentium" fo:color="#000000" fo:font-size="8.5pt" style:font-size-asian="8.5pt" style:font-size-complex="8.5pt"/>
    </style:style>
    <style:style style:name="T65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33" style:parent-style-name="DefaultParagraphFont" style:family="text">
      <style:text-properties style:font-name="Gentium" style:font-name-asian="Gentium" style:font-name-complex="Gentium" fo:color="#000000" fo:font-size="8.5pt" style:font-size-asian="8.5pt" style:font-size-complex="8.5pt"/>
    </style:style>
    <style:style style:name="T65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35" style:parent-style-name="DefaultParagraphFont" style:family="text">
      <style:text-properties style:font-name="Gentium" style:font-name-asian="Gentium" style:font-name-complex="Gentium" fo:color="#000000" fo:font-size="8.5pt" style:font-size-asian="8.5pt" style:font-size-complex="8.5pt"/>
    </style:style>
    <style:style style:name="T65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37" style:parent-style-name="DefaultParagraphFont" style:family="text">
      <style:text-properties style:font-name="Gentium" style:font-name-asian="Gentium" style:font-name-complex="Gentium" fo:color="#000000" fo:font-size="8.5pt" style:font-size-asian="8.5pt" style:font-size-complex="8.5pt"/>
    </style:style>
    <style:style style:name="T65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39" style:parent-style-name="DefaultParagraphFont" style:family="text">
      <style:text-properties style:font-name="Gentium" style:font-name-asian="Gentium" style:font-name-complex="Gentium" fo:color="#000000" fo:font-size="8.5pt" style:font-size-asian="8.5pt" style:font-size-complex="8.5pt"/>
    </style:style>
    <style:style style:name="T65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41" style:parent-style-name="DefaultParagraphFont" style:family="text">
      <style:text-properties style:font-name="Gentium" style:font-name-asian="Gentium" style:font-name-complex="Gentium" fo:color="#000000" fo:font-size="8.5pt" style:font-size-asian="8.5pt" style:font-size-complex="8.5pt"/>
    </style:style>
    <style:style style:name="T65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43" style:parent-style-name="DefaultParagraphFont" style:family="text">
      <style:text-properties style:font-name="Gentium" style:font-name-asian="Gentium" style:font-name-complex="Gentium" fo:color="#000000" fo:font-size="8.5pt" style:font-size-asian="8.5pt" style:font-size-complex="8.5pt"/>
    </style:style>
    <style:style style:name="T65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45" style:parent-style-name="DefaultParagraphFont" style:family="text">
      <style:text-properties style:font-name="Gentium" style:font-name-asian="Gentium" style:font-name-complex="Gentium" fo:color="#000000" fo:font-size="8.5pt" style:font-size-asian="8.5pt" style:font-size-complex="8.5pt"/>
    </style:style>
    <style:style style:name="T65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47" style:parent-style-name="DefaultParagraphFont" style:family="text">
      <style:text-properties style:font-name="Gentium" style:font-name-asian="Gentium" style:font-name-complex="Gentium" fo:color="#000000" fo:font-size="8.5pt" style:font-size-asian="8.5pt" style:font-size-complex="8.5pt"/>
    </style:style>
    <style:style style:name="T65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49" style:parent-style-name="DefaultParagraphFont" style:family="text">
      <style:text-properties style:font-name="Gentium" style:font-name-asian="Gentium" style:font-name-complex="Gentium" fo:color="#000000" fo:font-size="8.5pt" style:font-size-asian="8.5pt" style:font-size-complex="8.5pt"/>
    </style:style>
    <style:style style:name="T65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51" style:parent-style-name="DefaultParagraphFont" style:family="text">
      <style:text-properties style:font-name="Gentium" style:font-name-asian="Gentium" style:font-name-complex="Gentium" fo:color="#000000" fo:font-size="8.5pt" style:font-size-asian="8.5pt" style:font-size-complex="8.5pt"/>
    </style:style>
    <style:style style:name="T65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53" style:parent-style-name="DefaultParagraphFont" style:family="text">
      <style:text-properties style:font-name="Gentium" style:font-name-asian="Gentium" style:font-name-complex="Gentium" fo:color="#000000" fo:font-size="8.5pt" style:font-size-asian="8.5pt" style:font-size-complex="8.5pt"/>
    </style:style>
    <style:style style:name="T65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55" style:parent-style-name="DefaultParagraphFont" style:family="text">
      <style:text-properties style:font-name="Gentium" style:font-name-asian="Gentium" style:font-name-complex="Gentium" fo:color="#000000" fo:font-size="8.5pt" style:font-size-asian="8.5pt" style:font-size-complex="8.5pt"/>
    </style:style>
    <style:style style:name="T65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57" style:parent-style-name="DefaultParagraphFont" style:family="text">
      <style:text-properties style:font-name="Gentium" style:font-name-asian="Gentium" style:font-name-complex="Gentium" fo:color="#000000" fo:font-size="8.5pt" style:font-size-asian="8.5pt" style:font-size-complex="8.5pt"/>
    </style:style>
    <style:style style:name="T65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59" style:parent-style-name="DefaultParagraphFont" style:family="text">
      <style:text-properties style:font-name="Gentium" style:font-name-asian="Gentium" style:font-name-complex="Gentium" fo:color="#000000" fo:font-size="8.5pt" style:font-size-asian="8.5pt" style:font-size-complex="8.5pt"/>
    </style:style>
    <style:style style:name="T65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61" style:parent-style-name="DefaultParagraphFont" style:family="text">
      <style:text-properties style:font-name="Gentium" style:font-name-asian="Gentium" style:font-name-complex="Gentium" fo:color="#000000" fo:font-size="8.5pt" style:font-size-asian="8.5pt" style:font-size-complex="8.5pt"/>
    </style:style>
    <style:style style:name="T65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63" style:parent-style-name="DefaultParagraphFont" style:family="text">
      <style:text-properties style:font-name="Gentium" style:font-name-asian="Gentium" style:font-name-complex="Gentium" fo:color="#000000" fo:font-size="8.5pt" style:font-size-asian="8.5pt" style:font-size-complex="8.5pt"/>
    </style:style>
    <style:style style:name="T65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65" style:parent-style-name="DefaultParagraphFont" style:family="text">
      <style:text-properties style:font-name="Gentium" style:font-name-asian="Gentium" style:font-name-complex="Gentium" fo:color="#000000" fo:font-size="8.5pt" style:font-size-asian="8.5pt" style:font-size-complex="8.5pt"/>
    </style:style>
    <style:style style:name="T65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67" style:parent-style-name="DefaultParagraphFont" style:family="text">
      <style:text-properties style:font-name="Gentium" style:font-name-asian="Gentium" style:font-name-complex="Gentium" fo:color="#000000" fo:font-size="8.5pt" style:font-size-asian="8.5pt" style:font-size-complex="8.5pt"/>
    </style:style>
    <style:style style:name="T65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69" style:parent-style-name="DefaultParagraphFont" style:family="text">
      <style:text-properties style:font-name="Gentium" style:font-name-asian="Gentium" style:font-name-complex="Gentium" fo:color="#000000" fo:font-size="8.5pt" style:font-size-asian="8.5pt" style:font-size-complex="8.5pt"/>
    </style:style>
    <style:style style:name="T65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71" style:parent-style-name="DefaultParagraphFont" style:family="text">
      <style:text-properties style:font-name="Gentium" style:font-name-asian="Gentium" style:font-name-complex="Gentium" fo:color="#000000" fo:font-size="8.5pt" style:font-size-asian="8.5pt" style:font-size-complex="8.5pt"/>
    </style:style>
    <style:style style:name="T65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73" style:parent-style-name="DefaultParagraphFont" style:family="text">
      <style:text-properties style:font-name="Gentium" style:font-name-asian="Gentium" style:font-name-complex="Gentium" fo:color="#000000" fo:font-size="8.5pt" style:font-size-asian="8.5pt" style:font-size-complex="8.5pt"/>
    </style:style>
    <style:style style:name="T65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75" style:parent-style-name="DefaultParagraphFont" style:family="text">
      <style:text-properties style:font-name="Gentium" style:font-name-asian="Gentium" style:font-name-complex="Gentium" fo:color="#000000" fo:font-size="8.5pt" style:font-size-asian="8.5pt" style:font-size-complex="8.5pt"/>
    </style:style>
    <style:style style:name="T65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77" style:parent-style-name="DefaultParagraphFont" style:family="text">
      <style:text-properties style:font-name="Gentium" style:font-name-asian="Gentium" style:font-name-complex="Gentium" fo:color="#000000" fo:font-size="8.5pt" style:font-size-asian="8.5pt" style:font-size-complex="8.5pt"/>
    </style:style>
    <style:style style:name="T65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79" style:parent-style-name="DefaultParagraphFont" style:family="text">
      <style:text-properties style:font-name="Gentium" style:font-name-asian="Gentium" style:font-name-complex="Gentium" fo:color="#000000" fo:font-size="8.5pt" style:font-size-asian="8.5pt" style:font-size-complex="8.5pt"/>
    </style:style>
    <style:style style:name="T65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81" style:parent-style-name="DefaultParagraphFont" style:family="text">
      <style:text-properties style:font-name="Gentium" style:font-name-asian="Gentium" style:font-name-complex="Gentium" fo:color="#000000" fo:font-size="8.5pt" style:font-size-asian="8.5pt" style:font-size-complex="8.5pt"/>
    </style:style>
    <style:style style:name="T65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83" style:parent-style-name="DefaultParagraphFont" style:family="text">
      <style:text-properties style:font-name="Gentium" style:font-name-asian="Gentium" style:font-name-complex="Gentium" fo:color="#000000" fo:font-size="8.5pt" style:font-size-asian="8.5pt" style:font-size-complex="8.5pt"/>
    </style:style>
    <style:style style:name="T65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85" style:parent-style-name="DefaultParagraphFont" style:family="text">
      <style:text-properties style:font-name="Gentium" style:font-name-asian="Gentium" style:font-name-complex="Gentium" fo:color="#000000" fo:font-size="8.5pt" style:font-size-asian="8.5pt" style:font-size-complex="8.5pt"/>
    </style:style>
    <style:style style:name="P6586"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6587" style:parent-style-name="Standard11" style:family="paragraph">
      <style:paragraph-properties style:text-autospace="none" fo:margin-top="0.0208in" fo:margin-right="0.0312in"/>
    </style:style>
    <style:style style:name="T65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89" style:parent-style-name="DefaultParagraphFont" style:family="text">
      <style:text-properties style:font-name="Gentium" style:font-name-asian="Gentium" style:font-name-complex="Gentium" fo:color="#000000" fo:font-size="8.5pt" style:font-size-asian="8.5pt" style:font-size-complex="8.5pt"/>
    </style:style>
    <style:style style:name="T65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91" style:parent-style-name="DefaultParagraphFont" style:family="text">
      <style:text-properties style:font-name="Gentium" style:font-name-asian="Gentium" style:font-name-complex="Gentium" fo:color="#000000" fo:font-size="8.5pt" style:font-size-asian="8.5pt" style:font-size-complex="8.5pt"/>
    </style:style>
    <style:style style:name="T65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93" style:parent-style-name="DefaultParagraphFont" style:family="text">
      <style:text-properties style:font-name="Gentium" style:font-name-asian="Gentium" style:font-name-complex="Gentium" fo:color="#000000" fo:font-size="8.5pt" style:font-size-asian="8.5pt" style:font-size-complex="8.5pt"/>
    </style:style>
    <style:style style:name="T65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95" style:parent-style-name="DefaultParagraphFont" style:family="text">
      <style:text-properties style:font-name="Gentium" style:font-name-asian="Gentium" style:font-name-complex="Gentium" fo:color="#000000" fo:font-size="8.5pt" style:font-size-asian="8.5pt" style:font-size-complex="8.5pt"/>
    </style:style>
    <style:style style:name="T65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97" style:parent-style-name="DefaultParagraphFont" style:family="text">
      <style:text-properties style:font-name="Gentium" style:font-name-asian="Gentium" style:font-name-complex="Gentium" fo:color="#000000" fo:font-size="8.5pt" style:font-size-asian="8.5pt" style:font-size-complex="8.5pt"/>
    </style:style>
    <style:style style:name="T65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599" style:parent-style-name="DefaultParagraphFont" style:family="text">
      <style:text-properties style:font-name="Gentium" style:font-name-asian="Gentium" style:font-name-complex="Gentium" fo:color="#000000" fo:font-size="8.5pt" style:font-size-asian="8.5pt" style:font-size-complex="8.5pt"/>
    </style:style>
    <style:style style:name="T66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01" style:parent-style-name="DefaultParagraphFont" style:family="text">
      <style:text-properties style:font-name="Gentium" style:font-name-asian="Gentium" style:font-name-complex="Gentium" fo:color="#000000" fo:font-size="8.5pt" style:font-size-asian="8.5pt" style:font-size-complex="8.5pt"/>
    </style:style>
    <style:style style:name="T66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03" style:parent-style-name="DefaultParagraphFont" style:family="text">
      <style:text-properties style:font-name="Gentium" style:font-name-asian="Gentium" style:font-name-complex="Gentium" fo:color="#000000" fo:font-size="8.5pt" style:font-size-asian="8.5pt" style:font-size-complex="8.5pt"/>
    </style:style>
    <style:style style:name="T66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05" style:parent-style-name="DefaultParagraphFont" style:family="text">
      <style:text-properties style:font-name="Gentium" style:font-name-asian="Gentium" style:font-name-complex="Gentium" fo:color="#000000" fo:font-size="8.5pt" style:font-size-asian="8.5pt" style:font-size-complex="8.5pt"/>
    </style:style>
    <style:style style:name="T66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07" style:parent-style-name="DefaultParagraphFont" style:family="text">
      <style:text-properties style:font-name="Gentium" style:font-name-asian="Gentium" style:font-name-complex="Gentium" fo:color="#000000" fo:font-size="8.5pt" style:font-size-asian="8.5pt" style:font-size-complex="8.5pt"/>
    </style:style>
    <style:style style:name="T66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09" style:parent-style-name="DefaultParagraphFont" style:family="text">
      <style:text-properties style:font-name="Gentium" style:font-name-asian="Gentium" style:font-name-complex="Gentium" fo:color="#000000" fo:font-size="8.5pt" style:font-size-asian="8.5pt" style:font-size-complex="8.5pt"/>
    </style:style>
    <style:style style:name="T66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11" style:parent-style-name="DefaultParagraphFont" style:family="text">
      <style:text-properties style:font-name="Gentium" style:font-name-asian="Gentium" style:font-name-complex="Gentium" fo:color="#000000" fo:font-size="8.5pt" style:font-size-asian="8.5pt" style:font-size-complex="8.5pt"/>
    </style:style>
    <style:style style:name="T66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13" style:parent-style-name="DefaultParagraphFont" style:family="text">
      <style:text-properties style:font-name="Gentium" style:font-name-asian="Gentium" style:font-name-complex="Gentium" fo:color="#000000" fo:font-size="8.5pt" style:font-size-asian="8.5pt" style:font-size-complex="8.5pt"/>
    </style:style>
    <style:style style:name="T66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15" style:parent-style-name="DefaultParagraphFont" style:family="text">
      <style:text-properties style:font-name="Gentium" style:font-name-asian="Gentium" style:font-name-complex="Gentium" fo:color="#000000" fo:font-size="8.5pt" style:font-size-asian="8.5pt" style:font-size-complex="8.5pt"/>
    </style:style>
    <style:style style:name="T66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17" style:parent-style-name="DefaultParagraphFont" style:family="text">
      <style:text-properties style:font-name="Gentium" style:font-name-asian="Gentium" style:font-name-complex="Gentium" fo:color="#000000" fo:font-size="8.5pt" style:font-size-asian="8.5pt" style:font-size-complex="8.5pt"/>
    </style:style>
    <style:style style:name="T66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19" style:parent-style-name="DefaultParagraphFont" style:family="text">
      <style:text-properties style:font-name="Gentium" style:font-name-asian="Gentium" style:font-name-complex="Gentium" fo:color="#000000" fo:font-size="8.5pt" style:font-size-asian="8.5pt" style:font-size-complex="8.5pt"/>
    </style:style>
    <style:style style:name="T66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21" style:parent-style-name="DefaultParagraphFont" style:family="text">
      <style:text-properties style:font-name="Gentium" style:font-name-asian="Gentium" style:font-name-complex="Gentium" fo:color="#000000" fo:font-size="8.5pt" style:font-size-asian="8.5pt" style:font-size-complex="8.5pt"/>
    </style:style>
    <style:style style:name="T66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23" style:parent-style-name="DefaultParagraphFont" style:family="text">
      <style:text-properties style:font-name="Gentium" style:font-name-asian="Gentium" style:font-name-complex="Gentium" fo:color="#000000" fo:font-size="8.5pt" style:font-size-asian="8.5pt" style:font-size-complex="8.5pt"/>
    </style:style>
    <style:style style:name="T66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25" style:parent-style-name="DefaultParagraphFont" style:family="text">
      <style:text-properties style:font-name="Gentium" style:font-name-asian="Gentium" style:font-name-complex="Gentium" fo:color="#000000" fo:font-size="8.5pt" style:font-size-asian="8.5pt" style:font-size-complex="8.5pt"/>
    </style:style>
    <style:style style:name="T66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27" style:parent-style-name="DefaultParagraphFont" style:family="text">
      <style:text-properties style:font-name="Gentium" style:font-name-asian="Gentium" style:font-name-complex="Gentium" fo:color="#000000" fo:font-size="8.5pt" style:font-size-asian="8.5pt" style:font-size-complex="8.5pt"/>
    </style:style>
    <style:style style:name="T66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29" style:parent-style-name="DefaultParagraphFont" style:family="text">
      <style:text-properties style:font-name="Gentium" style:font-name-asian="Gentium" style:font-name-complex="Gentium" fo:color="#000000" fo:font-size="8.5pt" style:font-size-asian="8.5pt" style:font-size-complex="8.5pt"/>
    </style:style>
    <style:style style:name="T66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31" style:parent-style-name="DefaultParagraphFont" style:family="text">
      <style:text-properties style:font-name="Gentium" style:font-name-asian="Gentium" style:font-name-complex="Gentium" fo:color="#000000" fo:font-size="8.5pt" style:font-size-asian="8.5pt" style:font-size-complex="8.5pt"/>
    </style:style>
    <style:style style:name="T66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33" style:parent-style-name="DefaultParagraphFont" style:family="text">
      <style:text-properties style:font-name="Gentium" style:font-name-asian="Gentium" style:font-name-complex="Gentium" fo:color="#000000" fo:font-size="8.5pt" style:font-size-asian="8.5pt" style:font-size-complex="8.5pt"/>
    </style:style>
    <style:style style:name="T66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35" style:parent-style-name="DefaultParagraphFont" style:family="text">
      <style:text-properties style:font-name="Gentium" style:font-name-asian="Gentium" style:font-name-complex="Gentium" fo:color="#000000" fo:font-size="8.5pt" style:font-size-asian="8.5pt" style:font-size-complex="8.5pt"/>
    </style:style>
    <style:style style:name="T66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37" style:parent-style-name="DefaultParagraphFont" style:family="text">
      <style:text-properties style:font-name="Gentium" style:font-name-asian="Gentium" style:font-name-complex="Gentium" fo:color="#000000" fo:font-size="8.5pt" style:font-size-asian="8.5pt" style:font-size-complex="8.5pt"/>
    </style:style>
    <style:style style:name="T66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39" style:parent-style-name="DefaultParagraphFont" style:family="text">
      <style:text-properties style:font-name="Gentium" style:font-name-asian="Gentium" style:font-name-complex="Gentium" fo:color="#000000" fo:font-size="8.5pt" style:font-size-asian="8.5pt" style:font-size-complex="8.5pt"/>
    </style:style>
    <style:style style:name="T66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41" style:parent-style-name="DefaultParagraphFont" style:family="text">
      <style:text-properties style:font-name="Gentium" style:font-name-asian="Gentium" style:font-name-complex="Gentium" fo:color="#000000" fo:font-size="8.5pt" style:font-size-asian="8.5pt" style:font-size-complex="8.5pt"/>
    </style:style>
    <style:style style:name="T66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43" style:parent-style-name="DefaultParagraphFont" style:family="text">
      <style:text-properties style:font-name="Gentium" style:font-name-asian="Gentium" style:font-name-complex="Gentium" fo:color="#000000" fo:font-size="8.5pt" style:font-size-asian="8.5pt" style:font-size-complex="8.5pt"/>
    </style:style>
    <style:style style:name="T66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45" style:parent-style-name="DefaultParagraphFont" style:family="text">
      <style:text-properties style:font-name="Gentium" style:font-name-asian="Gentium" style:font-name-complex="Gentium" fo:color="#000000" fo:font-size="8.5pt" style:font-size-asian="8.5pt" style:font-size-complex="8.5pt"/>
    </style:style>
    <style:style style:name="T66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47" style:parent-style-name="DefaultParagraphFont" style:family="text">
      <style:text-properties style:font-name="Gentium" style:font-name-asian="Gentium" style:font-name-complex="Gentium" fo:color="#000000" fo:font-size="8.5pt" style:font-size-asian="8.5pt" style:font-size-complex="8.5pt"/>
    </style:style>
    <style:style style:name="T66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49" style:parent-style-name="DefaultParagraphFont" style:family="text">
      <style:text-properties style:font-name="Gentium" style:font-name-asian="Gentium" style:font-name-complex="Gentium" fo:color="#000000" fo:font-size="8.5pt" style:font-size-asian="8.5pt" style:font-size-complex="8.5pt"/>
    </style:style>
    <style:style style:name="P6650"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6651" style:parent-style-name="Standard11" style:family="paragraph">
      <style:paragraph-properties style:text-autospace="none" fo:margin-top="0.0208in" fo:margin-right="0.0312in"/>
    </style:style>
    <style:style style:name="T66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53" style:parent-style-name="DefaultParagraphFont" style:family="text">
      <style:text-properties style:font-name="Gentium" style:font-name-asian="Gentium" style:font-name-complex="Gentium" fo:color="#000000" fo:font-size="8.5pt" style:font-size-asian="8.5pt" style:font-size-complex="8.5pt"/>
    </style:style>
    <style:style style:name="T66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55" style:parent-style-name="DefaultParagraphFont" style:family="text">
      <style:text-properties style:font-name="Gentium" style:font-name-asian="Gentium" style:font-name-complex="Gentium" fo:color="#000000" fo:font-size="8.5pt" style:font-size-asian="8.5pt" style:font-size-complex="8.5pt"/>
    </style:style>
    <style:style style:name="T66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57" style:parent-style-name="DefaultParagraphFont" style:family="text">
      <style:text-properties style:font-name="Gentium" style:font-name-asian="Gentium" style:font-name-complex="Gentium" fo:color="#000000" fo:font-size="8.5pt" style:font-size-asian="8.5pt" style:font-size-complex="8.5pt"/>
    </style:style>
    <style:style style:name="T66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59" style:parent-style-name="DefaultParagraphFont" style:family="text">
      <style:text-properties style:font-name="Gentium" style:font-name-asian="Gentium" style:font-name-complex="Gentium" fo:color="#000000" fo:font-size="8.5pt" style:font-size-asian="8.5pt" style:font-size-complex="8.5pt"/>
    </style:style>
    <style:style style:name="T66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61" style:parent-style-name="DefaultParagraphFont" style:family="text">
      <style:text-properties style:font-name="Gentium" style:font-name-asian="Gentium" style:font-name-complex="Gentium" fo:color="#000000" fo:font-size="8.5pt" style:font-size-asian="8.5pt" style:font-size-complex="8.5pt"/>
    </style:style>
    <style:style style:name="T66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63" style:parent-style-name="DefaultParagraphFont" style:family="text">
      <style:text-properties style:font-name="Gentium" style:font-name-asian="Gentium" style:font-name-complex="Gentium" fo:color="#000000" fo:font-size="8.5pt" style:font-size-asian="8.5pt" style:font-size-complex="8.5pt"/>
    </style:style>
    <style:style style:name="T666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65" style:parent-style-name="DefaultParagraphFont" style:family="text">
      <style:text-properties style:font-name="Gentium" style:font-name-asian="Gentium" style:font-name-complex="Gentium" fo:color="#000000" fo:font-size="8.5pt" style:font-size-asian="8.5pt" style:font-size-complex="8.5pt"/>
    </style:style>
    <style:style style:name="T66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67" style:parent-style-name="DefaultParagraphFont" style:family="text">
      <style:text-properties style:font-name="Gentium" style:font-name-asian="Gentium" style:font-name-complex="Gentium" fo:color="#000000" fo:font-size="8.5pt" style:font-size-asian="8.5pt" style:font-size-complex="8.5pt"/>
    </style:style>
    <style:style style:name="T66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69" style:parent-style-name="DefaultParagraphFont" style:family="text">
      <style:text-properties style:font-name="Gentium" style:font-name-asian="Gentium" style:font-name-complex="Gentium" fo:color="#000000" fo:font-size="8.5pt" style:font-size-asian="8.5pt" style:font-size-complex="8.5pt"/>
    </style:style>
    <style:style style:name="T66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71" style:parent-style-name="DefaultParagraphFont" style:family="text">
      <style:text-properties style:font-name="Gentium" style:font-name-asian="Gentium" style:font-name-complex="Gentium" fo:color="#000000" fo:font-size="8.5pt" style:font-size-asian="8.5pt" style:font-size-complex="8.5pt"/>
    </style:style>
    <style:style style:name="T66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73" style:parent-style-name="DefaultParagraphFont" style:family="text">
      <style:text-properties style:font-name="Gentium" style:font-name-asian="Gentium" style:font-name-complex="Gentium" fo:color="#000000" fo:font-size="8.5pt" style:font-size-asian="8.5pt" style:font-size-complex="8.5pt"/>
    </style:style>
    <style:style style:name="T66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75" style:parent-style-name="DefaultParagraphFont" style:family="text">
      <style:text-properties style:font-name="Gentium" style:font-name-asian="Gentium" style:font-name-complex="Gentium" fo:color="#000000" fo:font-size="8.5pt" style:font-size-asian="8.5pt" style:font-size-complex="8.5pt"/>
    </style:style>
    <style:style style:name="T66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77" style:parent-style-name="DefaultParagraphFont" style:family="text">
      <style:text-properties style:font-name="Gentium" style:font-name-asian="Gentium" style:font-name-complex="Gentium" fo:color="#000000" fo:font-size="8.5pt" style:font-size-asian="8.5pt" style:font-size-complex="8.5pt"/>
    </style:style>
    <style:style style:name="T66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79" style:parent-style-name="DefaultParagraphFont" style:family="text">
      <style:text-properties style:font-name="Gentium" style:font-name-asian="Gentium" style:font-name-complex="Gentium" fo:color="#000000" fo:font-size="8.5pt" style:font-size-asian="8.5pt" style:font-size-complex="8.5pt"/>
    </style:style>
    <style:style style:name="T66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81" style:parent-style-name="DefaultParagraphFont" style:family="text">
      <style:text-properties style:font-name="Gentium" style:font-name-asian="Gentium" style:font-name-complex="Gentium" fo:color="#000000" fo:font-size="8.5pt" style:font-size-asian="8.5pt" style:font-size-complex="8.5pt"/>
    </style:style>
    <style:style style:name="T66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83" style:parent-style-name="DefaultParagraphFont" style:family="text">
      <style:text-properties style:font-name="Gentium" style:font-name-asian="Gentium" style:font-name-complex="Gentium" fo:color="#000000" fo:font-size="8.5pt" style:font-size-asian="8.5pt" style:font-size-complex="8.5pt"/>
    </style:style>
    <style:style style:name="T66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85" style:parent-style-name="DefaultParagraphFont" style:family="text">
      <style:text-properties style:font-name="Gentium" style:font-name-asian="Gentium" style:font-name-complex="Gentium" fo:color="#000000" fo:font-size="8.5pt" style:font-size-asian="8.5pt" style:font-size-complex="8.5pt"/>
    </style:style>
    <style:style style:name="T66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87" style:parent-style-name="DefaultParagraphFont" style:family="text">
      <style:text-properties style:font-name="Gentium" style:font-name-asian="Gentium" style:font-name-complex="Gentium" fo:color="#000000" fo:font-size="8.5pt" style:font-size-asian="8.5pt" style:font-size-complex="8.5pt"/>
    </style:style>
    <style:style style:name="T66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89" style:parent-style-name="DefaultParagraphFont" style:family="text">
      <style:text-properties style:font-name="Gentium" style:font-name-asian="Gentium" style:font-name-complex="Gentium" fo:color="#000000" fo:font-size="8.5pt" style:font-size-asian="8.5pt" style:font-size-complex="8.5pt"/>
    </style:style>
    <style:style style:name="T66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91" style:parent-style-name="DefaultParagraphFont" style:family="text">
      <style:text-properties style:font-name="Gentium" style:font-name-asian="Gentium" style:font-name-complex="Gentium" fo:color="#000000" fo:font-size="8.5pt" style:font-size-asian="8.5pt" style:font-size-complex="8.5pt"/>
    </style:style>
    <style:style style:name="T66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93" style:parent-style-name="DefaultParagraphFont" style:family="text">
      <style:text-properties style:font-name="Gentium" style:font-name-asian="Gentium" style:font-name-complex="Gentium" fo:color="#000000" fo:font-size="8.5pt" style:font-size-asian="8.5pt" style:font-size-complex="8.5pt"/>
    </style:style>
    <style:style style:name="T66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95" style:parent-style-name="DefaultParagraphFont" style:family="text">
      <style:text-properties style:font-name="Gentium" style:font-name-asian="Gentium" style:font-name-complex="Gentium" fo:color="#000000" fo:font-size="8.5pt" style:font-size-asian="8.5pt" style:font-size-complex="8.5pt"/>
    </style:style>
    <style:style style:name="P6696"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6697" style:parent-style-name="Standard11" style:family="paragraph">
      <style:paragraph-properties style:text-autospace="none" fo:margin-top="0.0208in" fo:margin-right="0.0312in"/>
    </style:style>
    <style:style style:name="T66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699" style:parent-style-name="DefaultParagraphFont" style:family="text">
      <style:text-properties style:font-name="Gentium" style:font-name-asian="Gentium" style:font-name-complex="Gentium" fo:color="#000000" fo:font-size="8.5pt" style:font-size-asian="8.5pt" style:font-size-complex="8.5pt"/>
    </style:style>
    <style:style style:name="T67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01" style:parent-style-name="DefaultParagraphFont" style:family="text">
      <style:text-properties style:font-name="Gentium" style:font-name-asian="Gentium" style:font-name-complex="Gentium" fo:color="#000000" fo:font-size="8.5pt" style:font-size-asian="8.5pt" style:font-size-complex="8.5pt"/>
    </style:style>
    <style:style style:name="T67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03" style:parent-style-name="DefaultParagraphFont" style:family="text">
      <style:text-properties style:font-name="Gentium" style:font-name-asian="Gentium" style:font-name-complex="Gentium" fo:color="#000000" fo:font-size="8.5pt" style:font-size-asian="8.5pt" style:font-size-complex="8.5pt"/>
    </style:style>
    <style:style style:name="T67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05" style:parent-style-name="DefaultParagraphFont" style:family="text">
      <style:text-properties style:font-name="Gentium" style:font-name-asian="Gentium" style:font-name-complex="Gentium" fo:color="#000000" fo:font-size="8.5pt" style:font-size-asian="8.5pt" style:font-size-complex="8.5pt"/>
    </style:style>
    <style:style style:name="T67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07" style:parent-style-name="DefaultParagraphFont" style:family="text">
      <style:text-properties style:font-name="Gentium" style:font-name-asian="Gentium" style:font-name-complex="Gentium" fo:color="#000000" fo:font-size="8.5pt" style:font-size-asian="8.5pt" style:font-size-complex="8.5pt"/>
    </style:style>
    <style:style style:name="T67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09" style:parent-style-name="DefaultParagraphFont" style:family="text">
      <style:text-properties style:font-name="Gentium" style:font-name-asian="Gentium" style:font-name-complex="Gentium" fo:color="#000000" fo:font-size="8.5pt" style:font-size-asian="8.5pt" style:font-size-complex="8.5pt"/>
    </style:style>
    <style:style style:name="T67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11" style:parent-style-name="DefaultParagraphFont" style:family="text">
      <style:text-properties style:font-name="Gentium" style:font-name-asian="Gentium" style:font-name-complex="Gentium" fo:color="#000000" fo:font-size="8.5pt" style:font-size-asian="8.5pt" style:font-size-complex="8.5pt"/>
    </style:style>
    <style:style style:name="T67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13" style:parent-style-name="DefaultParagraphFont" style:family="text">
      <style:text-properties style:font-name="Gentium" style:font-name-asian="Gentium" style:font-name-complex="Gentium" fo:color="#000000" fo:font-size="8.5pt" style:font-size-asian="8.5pt" style:font-size-complex="8.5pt"/>
    </style:style>
    <style:style style:name="T67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15" style:parent-style-name="DefaultParagraphFont" style:family="text">
      <style:text-properties style:font-name="Gentium" style:font-name-asian="Gentium" style:font-name-complex="Gentium" fo:color="#000000" fo:font-size="8.5pt" style:font-size-asian="8.5pt" style:font-size-complex="8.5pt"/>
    </style:style>
    <style:style style:name="T67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17" style:parent-style-name="DefaultParagraphFont" style:family="text">
      <style:text-properties style:font-name="Gentium" style:font-name-asian="Gentium" style:font-name-complex="Gentium" fo:color="#000000" fo:font-size="8.5pt" style:font-size-asian="8.5pt" style:font-size-complex="8.5pt"/>
    </style:style>
    <style:style style:name="T671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19" style:parent-style-name="DefaultParagraphFont" style:family="text">
      <style:text-properties style:font-name="Gentium" style:font-name-asian="Gentium" style:font-name-complex="Gentium" fo:color="#000000" fo:font-size="8.5pt" style:font-size-asian="8.5pt" style:font-size-complex="8.5pt"/>
    </style:style>
    <style:style style:name="T672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21" style:parent-style-name="DefaultParagraphFont" style:family="text">
      <style:text-properties style:font-name="Gentium" style:font-name-asian="Gentium" style:font-name-complex="Gentium" fo:color="#000000" fo:font-size="8.5pt" style:font-size-asian="8.5pt" style:font-size-complex="8.5pt"/>
    </style:style>
    <style:style style:name="T672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23" style:parent-style-name="DefaultParagraphFont" style:family="text">
      <style:text-properties style:font-name="Gentium" style:font-name-asian="Gentium" style:font-name-complex="Gentium" fo:color="#000000" fo:font-size="8.5pt" style:font-size-asian="8.5pt" style:font-size-complex="8.5pt"/>
    </style:style>
    <style:style style:name="T672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25" style:parent-style-name="DefaultParagraphFont" style:family="text">
      <style:text-properties style:font-name="Gentium" style:font-name-asian="Gentium" style:font-name-complex="Gentium" fo:color="#000000" fo:font-size="8.5pt" style:font-size-asian="8.5pt" style:font-size-complex="8.5pt"/>
    </style:style>
    <style:style style:name="T672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27" style:parent-style-name="DefaultParagraphFont" style:family="text">
      <style:text-properties style:font-name="Gentium" style:font-name-asian="Gentium" style:font-name-complex="Gentium" fo:color="#000000" fo:font-size="8.5pt" style:font-size-asian="8.5pt" style:font-size-complex="8.5pt"/>
    </style:style>
    <style:style style:name="T672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29" style:parent-style-name="DefaultParagraphFont" style:family="text">
      <style:text-properties style:font-name="Gentium" style:font-name-asian="Gentium" style:font-name-complex="Gentium" fo:color="#000000" fo:font-size="8.5pt" style:font-size-asian="8.5pt" style:font-size-complex="8.5pt"/>
    </style:style>
    <style:style style:name="T673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31" style:parent-style-name="DefaultParagraphFont" style:family="text">
      <style:text-properties style:font-name="Gentium" style:font-name-asian="Gentium" style:font-name-complex="Gentium" fo:color="#000000" fo:font-size="8.5pt" style:font-size-asian="8.5pt" style:font-size-complex="8.5pt"/>
    </style:style>
    <style:style style:name="T673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33" style:parent-style-name="DefaultParagraphFont" style:family="text">
      <style:text-properties style:font-name="Gentium" style:font-name-asian="Gentium" style:font-name-complex="Gentium" fo:color="#000000" fo:font-size="8.5pt" style:font-size-asian="8.5pt" style:font-size-complex="8.5pt"/>
    </style:style>
    <style:style style:name="T673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35" style:parent-style-name="DefaultParagraphFont" style:family="text">
      <style:text-properties style:font-name="Gentium" style:font-name-asian="Gentium" style:font-name-complex="Gentium" fo:color="#000000" fo:font-size="8.5pt" style:font-size-asian="8.5pt" style:font-size-complex="8.5pt"/>
    </style:style>
    <style:style style:name="T673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37" style:parent-style-name="DefaultParagraphFont" style:family="text">
      <style:text-properties style:font-name="Gentium" style:font-name-asian="Gentium" style:font-name-complex="Gentium" fo:color="#000000" fo:font-size="8.5pt" style:font-size-asian="8.5pt" style:font-size-complex="8.5pt"/>
    </style:style>
    <style:style style:name="T673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39" style:parent-style-name="DefaultParagraphFont" style:family="text">
      <style:text-properties style:font-name="Gentium" style:font-name-asian="Gentium" style:font-name-complex="Gentium" fo:color="#000000" fo:font-size="8.5pt" style:font-size-asian="8.5pt" style:font-size-complex="8.5pt"/>
    </style:style>
    <style:style style:name="T674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41" style:parent-style-name="DefaultParagraphFont" style:family="text">
      <style:text-properties style:font-name="Gentium" style:font-name-asian="Gentium" style:font-name-complex="Gentium" fo:color="#000000" fo:font-size="8.5pt" style:font-size-asian="8.5pt" style:font-size-complex="8.5pt"/>
    </style:style>
    <style:style style:name="T674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43" style:parent-style-name="DefaultParagraphFont" style:family="text">
      <style:text-properties style:font-name="Gentium" style:font-name-asian="Gentium" style:font-name-complex="Gentium" fo:color="#000000" fo:font-size="8.5pt" style:font-size-asian="8.5pt" style:font-size-complex="8.5pt"/>
    </style:style>
    <style:style style:name="T674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45" style:parent-style-name="DefaultParagraphFont" style:family="text">
      <style:text-properties style:font-name="Gentium" style:font-name-asian="Gentium" style:font-name-complex="Gentium" fo:color="#000000" fo:font-size="8.5pt" style:font-size-asian="8.5pt" style:font-size-complex="8.5pt"/>
    </style:style>
    <style:style style:name="T674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47" style:parent-style-name="DefaultParagraphFont" style:family="text">
      <style:text-properties style:font-name="Gentium" style:font-name-asian="Gentium" style:font-name-complex="Gentium" fo:color="#000000" fo:font-size="8.5pt" style:font-size-asian="8.5pt" style:font-size-complex="8.5pt"/>
    </style:style>
    <style:style style:name="T674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49" style:parent-style-name="DefaultParagraphFont" style:family="text">
      <style:text-properties style:font-name="Gentium" style:font-name-asian="Gentium" style:font-name-complex="Gentium" fo:color="#000000" fo:font-size="8.5pt" style:font-size-asian="8.5pt" style:font-size-complex="8.5pt"/>
    </style:style>
    <style:style style:name="T675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51" style:parent-style-name="DefaultParagraphFont" style:family="text">
      <style:text-properties style:font-name="Gentium" style:font-name-asian="Gentium" style:font-name-complex="Gentium" fo:color="#000000" fo:font-size="8.5pt" style:font-size-asian="8.5pt" style:font-size-complex="8.5pt"/>
    </style:style>
    <style:style style:name="T675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53" style:parent-style-name="DefaultParagraphFont" style:family="text">
      <style:text-properties style:font-name="Gentium" style:font-name-asian="Gentium" style:font-name-complex="Gentium" fo:color="#000000" fo:font-size="8.5pt" style:font-size-asian="8.5pt" style:font-size-complex="8.5pt"/>
    </style:style>
    <style:style style:name="T675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55" style:parent-style-name="DefaultParagraphFont" style:family="text">
      <style:text-properties style:font-name="Gentium" style:font-name-asian="Gentium" style:font-name-complex="Gentium" fo:color="#000000" fo:font-size="8.5pt" style:font-size-asian="8.5pt" style:font-size-complex="8.5pt"/>
    </style:style>
    <style:style style:name="T675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57" style:parent-style-name="DefaultParagraphFont" style:family="text">
      <style:text-properties style:font-name="Gentium" style:font-name-asian="Gentium" style:font-name-complex="Gentium" fo:color="#000000" fo:font-size="8.5pt" style:font-size-asian="8.5pt" style:font-size-complex="8.5pt"/>
    </style:style>
    <style:style style:name="T675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59" style:parent-style-name="DefaultParagraphFont" style:family="text">
      <style:text-properties style:font-name="Gentium" style:font-name-asian="Gentium" style:font-name-complex="Gentium" fo:color="#000000" fo:font-size="8.5pt" style:font-size-asian="8.5pt" style:font-size-complex="8.5pt"/>
    </style:style>
    <style:style style:name="T676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61" style:parent-style-name="DefaultParagraphFont" style:family="text">
      <style:text-properties style:font-name="Gentium" style:font-name-asian="Gentium" style:font-name-complex="Gentium" fo:color="#000000" fo:font-size="8.5pt" style:font-size-asian="8.5pt" style:font-size-complex="8.5pt"/>
    </style:style>
    <style:style style:name="T676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63" style:parent-style-name="DefaultParagraphFont" style:family="text">
      <style:text-properties style:font-name="Gentium" style:font-name-asian="Gentium" style:font-name-complex="Gentium" fo:color="#000000" fo:font-size="8.5pt" style:font-size-asian="8.5pt" style:font-size-complex="8.5pt"/>
    </style:style>
    <style:style style:name="P6764"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6765" style:parent-style-name="Standard11" style:family="paragraph">
      <style:paragraph-properties style:text-autospace="none" fo:margin-top="0.0208in" fo:margin-right="0.0312in"/>
    </style:style>
    <style:style style:name="T676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67" style:parent-style-name="DefaultParagraphFont" style:family="text">
      <style:text-properties style:font-name="Gentium" style:font-name-asian="Gentium" style:font-name-complex="Gentium" fo:color="#000000" fo:font-size="8.5pt" style:font-size-asian="8.5pt" style:font-size-complex="8.5pt"/>
    </style:style>
    <style:style style:name="T676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69" style:parent-style-name="DefaultParagraphFont" style:family="text">
      <style:text-properties style:font-name="Gentium" style:font-name-asian="Gentium" style:font-name-complex="Gentium" fo:color="#000000" fo:font-size="8.5pt" style:font-size-asian="8.5pt" style:font-size-complex="8.5pt"/>
    </style:style>
    <style:style style:name="T677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71" style:parent-style-name="DefaultParagraphFont" style:family="text">
      <style:text-properties style:font-name="Gentium" style:font-name-asian="Gentium" style:font-name-complex="Gentium" fo:color="#000000" fo:font-size="8.5pt" style:font-size-asian="8.5pt" style:font-size-complex="8.5pt"/>
    </style:style>
    <style:style style:name="T677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73" style:parent-style-name="DefaultParagraphFont" style:family="text">
      <style:text-properties style:font-name="Gentium" style:font-name-asian="Gentium" style:font-name-complex="Gentium" fo:color="#000000" fo:font-size="8.5pt" style:font-size-asian="8.5pt" style:font-size-complex="8.5pt"/>
    </style:style>
    <style:style style:name="T677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75" style:parent-style-name="DefaultParagraphFont" style:family="text">
      <style:text-properties style:font-name="Gentium" style:font-name-asian="Gentium" style:font-name-complex="Gentium" fo:color="#000000" fo:font-size="8.5pt" style:font-size-asian="8.5pt" style:font-size-complex="8.5pt"/>
    </style:style>
    <style:style style:name="T677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77" style:parent-style-name="DefaultParagraphFont" style:family="text">
      <style:text-properties style:font-name="Gentium" style:font-name-asian="Gentium" style:font-name-complex="Gentium" fo:color="#000000" fo:font-size="8.5pt" style:font-size-asian="8.5pt" style:font-size-complex="8.5pt"/>
    </style:style>
    <style:style style:name="T677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79" style:parent-style-name="DefaultParagraphFont" style:family="text">
      <style:text-properties style:font-name="Gentium" style:font-name-asian="Gentium" style:font-name-complex="Gentium" fo:color="#000000" fo:font-size="8.5pt" style:font-size-asian="8.5pt" style:font-size-complex="8.5pt"/>
    </style:style>
    <style:style style:name="T678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81" style:parent-style-name="DefaultParagraphFont" style:family="text">
      <style:text-properties style:font-name="Gentium" style:font-name-asian="Gentium" style:font-name-complex="Gentium" fo:color="#000000" fo:font-size="8.5pt" style:font-size-asian="8.5pt" style:font-size-complex="8.5pt"/>
    </style:style>
    <style:style style:name="T678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83" style:parent-style-name="DefaultParagraphFont" style:family="text">
      <style:text-properties style:font-name="Gentium" style:font-name-asian="Gentium" style:font-name-complex="Gentium" fo:color="#000000" fo:font-size="8.5pt" style:font-size-asian="8.5pt" style:font-size-complex="8.5pt"/>
    </style:style>
    <style:style style:name="T678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85" style:parent-style-name="DefaultParagraphFont" style:family="text">
      <style:text-properties style:font-name="Gentium" style:font-name-asian="Gentium" style:font-name-complex="Gentium" fo:color="#000000" fo:font-size="8.5pt" style:font-size-asian="8.5pt" style:font-size-complex="8.5pt"/>
    </style:style>
    <style:style style:name="T678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87" style:parent-style-name="DefaultParagraphFont" style:family="text">
      <style:text-properties style:font-name="Gentium" style:font-name-asian="Gentium" style:font-name-complex="Gentium" fo:color="#000000" fo:font-size="8.5pt" style:font-size-asian="8.5pt" style:font-size-complex="8.5pt"/>
    </style:style>
    <style:style style:name="T678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89" style:parent-style-name="DefaultParagraphFont" style:family="text">
      <style:text-properties style:font-name="Gentium" style:font-name-asian="Gentium" style:font-name-complex="Gentium" fo:color="#000000" fo:font-size="8.5pt" style:font-size-asian="8.5pt" style:font-size-complex="8.5pt"/>
    </style:style>
    <style:style style:name="T679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91" style:parent-style-name="DefaultParagraphFont" style:family="text">
      <style:text-properties style:font-name="Gentium" style:font-name-asian="Gentium" style:font-name-complex="Gentium" fo:color="#000000" fo:font-size="8.5pt" style:font-size-asian="8.5pt" style:font-size-complex="8.5pt"/>
    </style:style>
    <style:style style:name="T679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93" style:parent-style-name="DefaultParagraphFont" style:family="text">
      <style:text-properties style:font-name="Gentium" style:font-name-asian="Gentium" style:font-name-complex="Gentium" fo:color="#000000" fo:font-size="8.5pt" style:font-size-asian="8.5pt" style:font-size-complex="8.5pt"/>
    </style:style>
    <style:style style:name="T679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95" style:parent-style-name="DefaultParagraphFont" style:family="text">
      <style:text-properties style:font-name="Gentium" style:font-name-asian="Gentium" style:font-name-complex="Gentium" fo:color="#000000" fo:font-size="8.5pt" style:font-size-asian="8.5pt" style:font-size-complex="8.5pt"/>
    </style:style>
    <style:style style:name="T679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97" style:parent-style-name="DefaultParagraphFont" style:family="text">
      <style:text-properties style:font-name="Gentium" style:font-name-asian="Gentium" style:font-name-complex="Gentium" fo:color="#000000" fo:font-size="8.5pt" style:font-size-asian="8.5pt" style:font-size-complex="8.5pt"/>
    </style:style>
    <style:style style:name="T679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799" style:parent-style-name="DefaultParagraphFont" style:family="text">
      <style:text-properties style:font-name="Gentium" style:font-name-asian="Gentium" style:font-name-complex="Gentium" fo:color="#000000" fo:font-size="8.5pt" style:font-size-asian="8.5pt" style:font-size-complex="8.5pt"/>
    </style:style>
    <style:style style:name="T680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801" style:parent-style-name="DefaultParagraphFont" style:family="text">
      <style:text-properties style:font-name="Gentium" style:font-name-asian="Gentium" style:font-name-complex="Gentium" fo:color="#000000" fo:font-size="8.5pt" style:font-size-asian="8.5pt" style:font-size-complex="8.5pt"/>
    </style:style>
    <style:style style:name="T680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803" style:parent-style-name="DefaultParagraphFont" style:family="text">
      <style:text-properties style:font-name="Gentium" style:font-name-asian="Gentium" style:font-name-complex="Gentium" fo:color="#000000" fo:font-size="8.5pt" style:font-size-asian="8.5pt" style:font-size-complex="8.5pt"/>
    </style:style>
    <style:style style:name="T680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805" style:parent-style-name="DefaultParagraphFont" style:family="text">
      <style:text-properties style:font-name="Gentium" style:font-name-asian="Gentium" style:font-name-complex="Gentium" fo:color="#000000" fo:font-size="8.5pt" style:font-size-asian="8.5pt" style:font-size-complex="8.5pt"/>
    </style:style>
    <style:style style:name="T680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807" style:parent-style-name="DefaultParagraphFont" style:family="text">
      <style:text-properties style:font-name="Gentium" style:font-name-asian="Gentium" style:font-name-complex="Gentium" fo:color="#000000" fo:font-size="8.5pt" style:font-size-asian="8.5pt" style:font-size-complex="8.5pt"/>
    </style:style>
    <style:style style:name="T6808"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809" style:parent-style-name="DefaultParagraphFont" style:family="text">
      <style:text-properties style:font-name="Gentium" style:font-name-asian="Gentium" style:font-name-complex="Gentium" fo:color="#000000" fo:font-size="8.5pt" style:font-size-asian="8.5pt" style:font-size-complex="8.5pt"/>
    </style:style>
    <style:style style:name="T6810"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811" style:parent-style-name="DefaultParagraphFont" style:family="text">
      <style:text-properties style:font-name="Gentium" style:font-name-asian="Gentium" style:font-name-complex="Gentium" fo:color="#000000" fo:font-size="8.5pt" style:font-size-asian="8.5pt" style:font-size-complex="8.5pt"/>
    </style:style>
    <style:style style:name="T6812"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813" style:parent-style-name="DefaultParagraphFont" style:family="text">
      <style:text-properties style:font-name="Gentium" style:font-name-asian="Gentium" style:font-name-complex="Gentium" fo:color="#000000" fo:font-size="8.5pt" style:font-size-asian="8.5pt" style:font-size-complex="8.5pt"/>
    </style:style>
    <style:style style:name="T6814"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815" style:parent-style-name="DefaultParagraphFont" style:family="text">
      <style:text-properties style:font-name="Gentium" style:font-name-asian="Gentium" style:font-name-complex="Gentium" fo:color="#000000" fo:font-size="8.5pt" style:font-size-asian="8.5pt" style:font-size-complex="8.5pt"/>
    </style:style>
    <style:style style:name="T6816" style:parent-style-name="DefaultParagraphFont" style:family="text">
      <style:text-properties style:font-name="Gentium" style:font-name-asian="Tahoma" style:font-name-complex="Tahoma" fo:font-weight="bold" style:font-weight-asian="bold" style:font-weight-complex="bold" fo:color="#000000" fo:font-size="8.5pt" style:font-size-asian="8.5pt" style:font-size-complex="8.5pt"/>
    </style:style>
    <style:style style:name="T6817" style:parent-style-name="DefaultParagraphFont" style:family="text">
      <style:text-properties style:font-name="Gentium" style:font-name-asian="Gentium" style:font-name-complex="Gentium" fo:color="#000000" fo:font-size="8.5pt" style:font-size-asian="8.5pt" style:font-size-complex="8.5pt"/>
    </style:style>
    <style:style style:name="P6818" style:parent-style-name="Standard11" style:family="paragraph">
      <style:paragraph-properties style:text-autospace="none" fo:margin-top="0.0208in" fo:margin-bottom="0.0208in" fo:margin-right="0.0312in"/>
      <style:text-properties style:font-name="Gentium" style:font-name-asian="Tahoma" style:font-name-complex="Tahoma" fo:font-weight="bold" style:font-weight-asian="bold" style:font-weight-complex="bold" fo:color="#000000" fo:font-size="8.5pt" style:font-size-asian="8.5pt" style:font-size-complex="8.5pt"/>
    </style:style>
    <style:style style:name="P6819" style:parent-style-name="Normal" style:master-page-name="MP1" style:family="paragraph">
      <style:paragraph-properties fo:break-before="page"/>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Genesis 1</text:p>
            <text:p text:style-name="P32"><text:span text:style-name="T33">1<text:s/></text:span><text:span text:style-name="T34">In the beginning Gd made the heaven and the earth.</text:span><text:span text:style-name="T35"><text:s/>2<text:s/></text:span><text:span text:style-name="T36">But the earth was unsightly and unfurnished, and darkness was over the deep, and the Spirit of Gd moved over the water.</text:span><text:span text:style-name="T37"><text:s/>3<text:s/></text:span><text:span text:style-name="T38">And Gd said, Let there be light, and there was light.</text:span><text:span text:style-name="T39"><text:s/>4<text:s/></text:span><text:span text:style-name="T40">And Gd saw the light that it was good, and Gd divided between the light and the darkness.</text:span><text:span text:style-name="T41"><text:s/>5<text:s/></text:span><text:span text:style-name="T42">And Gd called the light Day, and the darkness he called Night, and there was evening and there was morning, the first day.</text:span><text:span text:style-name="T43"><text:s/>6<text:s/></text:span><text:span text:style-name="T44">And Gd said, Let there be a firmament in the midst of the water, and let it be a division between water and water, and it was so.</text:span><text:span text:style-name="T45"><text:s/>7<text:s/></text:span><text:span text:style-name="T46">And Gd made the firmament, and Gd divided between the water which was under the firmament and the water which was above the firmament.<text:s/></text:span><text:span text:style-name="T47">8<text:s/></text:span><text:span text:style-name="T48">And Gd called the firmament Heaven, and Gd saw that it was good, and there was evening and there was morning, the second day.</text:span><text:span text:style-name="T49"><text:s/>9<text:s/></text:span><text:span text:style-name="T50">And Gd said, Let the water which is under the heaven be collected into one place, and let the dry land appear, and it was so. And the water which was under the heaven was collected into its places, and the dry land appeared.</text:span><text:span text:style-name="T51"><text:s/>10<text:s/></text:span><text:span text:style-name="T52">And Gd called the dry land Earth, and the gatherings of the waters he called Seas, and Gd saw that it was good.</text:span><text:span text:style-name="T53"><text:s/>11<text:s/></text:span><text:span text:style-name="T54">And Gd said, Let the earth bring forth the herb of grass bearing seed according to its kind and according to its likeness, and the fruit-tree bearing fruit whose seed is in it, according to its kind on the earth, and it was so.</text:span><text:span text:style-name="T55"><text:s/>12<text:s/></text:span><text:span text:style-name="T56">And the earth brought forth the herb of grass bearing seed according to its kind and according to its likeness, and the fruit tree bearing fruit whose seed is in it, according to its kind on the earth, and Gd saw that it was good.</text:span><text:span text:style-name="T57"><text:s/>13<text:s/></text:span><text:span text:style-name="T58">And there was evening and there was morning, the third day.</text:span><text:span text:style-name="T59"><text:s/>14<text:s/></text:span><text:span text:style-name="T60">And Gd said, Let there be lights in the firmament of the heaven to give light upon the earth, to divide between day and night, and let them be for signs and for seasons and for days and for years.</text:span><text:span text:style-name="T61"><text:s/>15<text:s/></text:span><text:span text:style-name="T62">And let them be for light in the firmament of the heaven, so as to shine upon the earth, and it was so.</text:span><text:span text:style-name="T63"><text:s/>16<text:s/></text:span><text:span text:style-name="T64">And Gd made the two great lights, the greater light for regulating the day and the lesser light for regulating the night, the stars also.</text:span><text:span text:style-name="T65"><text:s/>17<text:s/></text:span><text:span text:style-name="T66">And Gd placed them in the firmament of the heaven, so as to shine upon the earth,</text:span><text:span text:style-name="T67"><text:s/>18<text:s/></text:span><text:span text:style-name="T68">and to regulate day and night, and to divide between the light and the darkness. And Gd saw that it was good.</text:span><text:span text:style-name="T69"><text:s/>19<text:s/></text:span><text:span text:style-name="T70">And there was evening and there was morning, the fourth day.</text:span><text:span text:style-name="T71"><text:s/>20<text:s/></text:span><text:span text:style-name="T72">And Gd said, Let the waters bring forth reptiles having life, and winged creatures flying above the earth in the firmament of heaven, and it was so.</text:span><text:span text:style-name="T73"><text:s/>21<text:s/></text:span><text:span text:style-name="T74">And Gd made great whales, and every living reptile, which<text:s/></text:span><text:soft-page-break/><text:span text:style-name="T75">the waters brought forth according to their kinds, and every creature that flies with wings according to its kind, and Gd saw that they were good.</text:span><text:span text:style-name="T76"><text:s/>22<text:s/></text:span><text:span text:style-name="T77">And Gd blessed them saying, Increase and multiply and fill the waters in the seas, and let the creatures that fly be multiplied on the earth.</text:span><text:span text:style-name="T78"><text:s/>23<text:s/></text:span><text:span text:style-name="T79">And there was evening and there was morning, the fifth day.</text:span><text:span text:style-name="T80"><text:s/>24<text:s/></text:span><text:span text:style-name="T81">And Gd said, Let the earth bring forth the living creature according to its kind, quadrupeds and reptiles and wild beasts of the earth according to their kind, and it was so.</text:span><text:span text:style-name="T82"><text:s/>25<text:s/></text:span><text:span text:style-name="T83">And Gd made the wild beasts of the earth according to their kind, and cattle according to their kind, and all the reptiles of the earth according to their kind, and Gd saw that they were good.</text:span><text:span text:style-name="T84"><text:s/>26<text:s/></text:span><text:span text:style-name="T85">And Gd said, Let us make man according to our image and likeness, and let them have dominion over the fish of the sea, and over the flying creatures of heaven, and over the cattle and all the earth, and over all the reptiles that creep on the earth.</text:span><text:span text:style-name="T86"><text:s/>27<text:s/></text:span><text:span text:style-name="T87">And Gd made man, according to the image of Gd he made him, male and female he made them.</text:span><text:span text:style-name="T88"><text:s/>28<text:s/></text:span><text:span text:style-name="T89">And Gd blessed them, saying, Increase and multiply, and fill the earth and subdue it, and have dominion over the fish of the seas and flying creatures of heaven, and all the cattle and all the earth, and all the reptiles that creep on the earth.</text:span><text:span text:style-name="T90"><text:s/>29<text:s/></text:span><text:span text:style-name="T91">And Gd said, Behold I have given to you every seed-bearing herb sowing seed which is upon all the earth, and every tree which has in itself the fruit of seed that is sown, to you it shall be for food.</text:span><text:span text:style-name="T92"><text:s/>30<text:s/></text:span><text:span text:style-name="T93">And to all the wild beasts of the earth, and to all the flying creatures of heaven, and to every reptile creeping on the earth, which has in itself the breath of life, even every green plant for food; and it was so.</text:span><text:span text:style-name="T94"><text:s/>31<text:s/></text:span><text:span text:style-name="T95">And Gd saw all the things that he had made, and, behold, they were very good. And there was evening and there was morning, the sixth day.</text:span></text:p>
            <text:p text:style-name="P96">Genesis 2</text:p>
            <text:p text:style-name="P97"><text:span text:style-name="T98">1<text:s/></text:span><text:span text:style-name="T99">And the heavens and the earth were finished, and the whole world of them.</text:span><text:span text:style-name="T100"><text:s/>2<text:s/></text:span><text:span text:style-name="T101">And Gd finished on the sixth day his works which he made, and he ceased on the seventh day from all his works which he made.</text:span><text:span text:style-name="T102"><text:s/>3<text:s/></text:span><text:span text:style-name="T103">And Gd blessed the seventh day and sanctified it, because in it he ceased from all his works which Gd began to do.</text:span><text:span text:style-name="T104"><text:s/>4<text:s/></text:span><text:span text:style-name="T105">This<text:s/></text:span><text:span text:style-name="T106">is</text:span><text:span text:style-name="T107"><text:s/>the book of the generation of heaven and earth, when they were made, in the day in which the Ld Gd made the heaven and the earth,</text:span><text:span text:style-name="T108"><text:s/>5<text:s/></text:span><text:span text:style-name="T109">and every herb of the field before it was on the earth, and all the grass of the field before it sprang up, for Gd had not rained on the earth, and there was not a man to cultivate it.</text:span><text:span text:style-name="T110"><text:s/>6<text:s/></text:span><text:span text:style-name="T111">But there rose a fountain out of the earth, and watered the whole face of the earth.</text:span><text:span text:style-name="T112"><text:s/>7<text:s/></text:span><text:span text:style-name="T113">And Gd<text:s/></text:span><text:soft-page-break/><text:span text:style-name="T114">formed the man<text:s/></text:span><text:span text:style-name="T115">of</text:span><text:span text:style-name="T116"><text:s/>dust of the earth, and breathed upon his face the breath of life, and the man became a living soul.</text:span><text:span text:style-name="T117"><text:s/>8<text:s/></text:span><text:span text:style-name="T118">And Gd planted a garden eastward in Edem, and placed there the man whom he had formed.</text:span><text:span text:style-name="T119"><text:s/>9<text:s/></text:span><text:span text:style-name="T120">And Gd made to spring up also out of the earth every tree beautiful to the eye and good for food, and the tree of life in the midst of the garden, and the tree of learning the knowledge of good and evil.</text:span><text:span text:style-name="T121"><text:s/>10<text:s/></text:span><text:span text:style-name="T122">And a river proceeds out of Edem to water the garden, thence it divides itself into four heads.</text:span><text:span text:style-name="T123"><text:s/>11<text:s/></text:span><text:span text:style-name="T124">The name of the one, Phisom, this it is which encircles the whole land of Evilat, where there is gold.</text:span><text:span text:style-name="T125"><text:s/>12<text:s/></text:span><text:span text:style-name="T126">And the gold of that land is good, there also is carbuncle and emerald.</text:span><text:span text:style-name="T127"><text:s/>13<text:s/></text:span><text:span text:style-name="T128">And the name of the second river is Geon, this it is which encircles the whole land of Ethiopia.</text:span><text:span text:style-name="T129"><text:s/>14<text:s/></text:span><text:span text:style-name="T130">And the third river is Tigris, this is that which flows forth over against the Assyrians. And the fourth river is Euphrates.</text:span><text:span text:style-name="T131"><text:s/>15<text:s/></text:span><text:span text:style-name="T132">And the Ld Gd took the man whom he had formed, and placed him in the garden of Delight, to cultivate and keep it.</text:span><text:span text:style-name="T133"><text:s/>16<text:s/></text:span><text:span text:style-name="T134">And the Ld Gd gave a charge to Adam, saying, Of every tree which is in the garden thou mayest freely eat,</text:span><text:span text:style-name="T135"><text:s/>17<text:s/></text:span><text:span text:style-name="T136">but of the tree of the knowledge of good and evil - of it ye shall not eat, but in whatsoever day ye eat of it, ye shall surely die.</text:span><text:span text:style-name="T137"><text:s/>18<text:s/></text:span><text:span text:style-name="T138">And the Ld Gd said,<text:s/></text:span><text:span text:style-name="T139">It is</text:span><text:span text:style-name="T140"><text:s/>not good that the man should be alone, let us make for him a help suitable to him.</text:span><text:span text:style-name="T141"><text:s/>19<text:s/></text:span><text:span text:style-name="T142">And Gd formed yet farther out of the earth all the wild beasts of the field, and all the birds of the sky, and he brought them to Adam, to see what he would call them, and whatever Adam called any living creature, that was the name of it.</text:span><text:span text:style-name="T143"><text:s/>20<text:s/></text:span><text:span text:style-name="T144">And Adam gave names to all the cattle and to all the birds of the sky, and to all the wild beasts of the field, but for Adam there was not found a help like to himself.</text:span><text:span text:style-name="T145"><text:s/>21<text:s/></text:span><text:span text:style-name="T146">And Gd brought a trance upon Adam, and he slept, and he took one of his ribs, and filled up the flesh instead thereof.</text:span><text:span text:style-name="T147"><text:s/>22<text:s/></text:span><text:span text:style-name="T148">And Gd formed the rib which he took from Adam into a woman, and brought her to Adam.</text:span><text:span text:style-name="T149"><text:s/>23<text:s/></text:span><text:span text:style-name="T150">And Adam said, This now is bone of my bones, and flesh of my flesh; she shall be called woman, because she was taken out of her husband.</text:span><text:span text:style-name="T151"><text:s/>24<text:s/></text:span><text:span text:style-name="T152">Therefore shall a man leave his father and his mother and shall cleave to his wife, and they two shall be one flesh.</text:span><text:span text:style-name="T153"><text:s/>25<text:s/></text:span><text:span text:style-name="T154">(3:1) And the two were naked, both Adam and his wife, and were not ashamed.</text:span></text:p>
            <text:p text:style-name="P155">Genesis 3</text:p>
            <text:p text:style-name="P156"><text:span text:style-name="T157">1<text:s/></text:span><text:span text:style-name="T158">(3:2) Now the serpent was the most crafty of all the brutes on the earth, which the Ld Gd made, and the serpent said to the woman, Wherefore has Gd said, Eat not of every tree of the garden?</text:span><text:span text:style-name="T159"><text:s/>2<text:s/></text:span><text:span text:style-name="T160">(3:3) And the woman said to the serpent, We may eat of<text:s/></text:span><text:soft-page-break/><text:span text:style-name="T161">the fruit of the trees of the garden,</text:span><text:span text:style-name="T162"><text:s/>3<text:s/></text:span><text:span text:style-name="T163">(3:4) but of the fruit of the tree which is in the midst of the garden, Gd said, Ye shall not eat of it, neither shall ye touch it, lest ye die.</text:span><text:span text:style-name="T164"><text:s/>4<text:s/></text:span><text:span text:style-name="T165">(3:5) And the serpent said to the woman, Ye shall not surely die.</text:span><text:span text:style-name="T166"><text:s/>5<text:s/></text:span><text:span text:style-name="T167">(3:6) For Gd knew that in whatever day ye should eat of it your eyes would be opened, and ye would be as gods, knowing good and evil.</text:span><text:span text:style-name="T168"><text:s/>6<text:s/></text:span><text:span text:style-name="T169">(3:7) And the woman saw that the tree was good for food, and that it was pleasant to the eyes to look upon and beautiful to contemplate, and having taken of its fruit she ate, and she gave to her husband also with her, and they ate.</text:span><text:span text:style-name="T170"><text:s/>7<text:s/></text:span><text:span text:style-name="T171">(3:8) And the eyes of both were opened, and they perceived that they were naked, and they sewed fig leaves together, and made themselves aprons to go round them.</text:span><text:span text:style-name="T172"><text:s/>8<text:s/></text:span><text:span text:style-name="T173">(3:9) And they heard the voice of the Ld Gd walking in the garden in the afternoon; and both Adam and his wife hid themselves from the face of the Ld Gd in the midst of the trees of the garden.</text:span><text:span text:style-name="T174"><text:s/>9<text:s/></text:span><text:span text:style-name="T175">(3:10) And the Ld Gd called Adam and said to him, Adam, where art thou?</text:span><text:span text:style-name="T176"><text:s/>10<text:s/></text:span><text:span text:style-name="T177">(3:11) And he said to him, I heard thy voice as thou walkedst in the garden, and I feared because I was naked and I hid myself.</text:span><text:span text:style-name="T178"><text:s/>11<text:s/></text:span><text:span text:style-name="T179">(3:12) And Gd said to him, Who told thee that thou wast naked, unless thou hast eaten of the tree concerning which I charged thee of it alone not to eat?</text:span><text:span text:style-name="T180"><text:s/>12<text:s/></text:span><text:span text:style-name="T181">(3:13) And Adam said, The woman whom thou gavest to be with me - she gave me of the tree and I ate.</text:span><text:span text:style-name="T182"><text:s/>13<text:s/></text:span><text:span text:style-name="T183">(3:14) And the Ld Gd said to the woman, Why hast thou done this? And the woman said, The serpent deceived me and I ate.</text:span><text:span text:style-name="T184"><text:s/>14<text:s/></text:span><text:span text:style-name="T185">(3:15) And the Ld Gd said to the serpent, Because thou hast done this thou art cursed above all cattle and all the brutes of the earth, on thy breast and belly thou shalt go, and thou shalt eat earth all the days of thy life.</text:span><text:span text:style-name="T186"><text:s/>15<text:s/></text:span><text:span text:style-name="T187">(3:16) And I will put enmity between thee and the woman and between thy seed and her seed, he shall watch against thy head, and thou shalt watch against his heel.</text:span><text:span text:style-name="T188"><text:s/>16<text:s/></text:span><text:span text:style-name="T189">(3:17) And to the woman he said, I will greatly multiply thy pains and thy groanings; in pain thou shalt bring forth children, and thy submission shall be to thy husband, and he shall rule over thee.</text:span><text:span text:style-name="T190"><text:s/>17<text:s/></text:span><text:span text:style-name="T191">(3:18) And to Adam he said, Because thou hast hearkened to the voice of thy wife, and eaten of the tree concerning which I charged thee of it only not to eat - of that thou hast eaten, cursed<text:s/></text:span><text:span text:style-name="T192">is</text:span><text:span text:style-name="T193"><text:s/>the ground in thy labours, in pain shalt thou eat of it all the days of thy life.</text:span><text:span text:style-name="T194"><text:s/>18<text:s/></text:span><text:span text:style-name="T195">(3:19) Thorns and thistles shall it bring forth to thee, and thou shalt eat the herb of the field.</text:span><text:span text:style-name="T196"><text:s/>19<text:s/></text:span><text:span text:style-name="T197">(3:20) In the sweat of thy face shalt thou eat thy bread until thou return to the earth out of which thou wast taken, for earth thou art and to earth thou shalt return.</text:span><text:span text:style-name="T198"><text:s/>20<text:s/></text:span><text:span text:style-name="T199">(3:21) And Adam called the name of his wife Life, because she was the mother of all living.</text:span><text:span text:style-name="T200"><text:s/>21<text:s/></text:span><text:span text:style-name="T201">(3:22) And the Ld Gd made for Adam and his wife garments of skin, and clothed them.</text:span><text:span text:style-name="T202"><text:s/>22<text:s/></text:span><text:span text:style-name="T203">(3:23) And Gd said, Behold, Adam is become as one of us, to know good and evil, and now lest at any time he stretch forth his hand, and take of the tree of life and eat, and<text:s/></text:span><text:span text:style-name="T204">so</text:span><text:span text:style-name="T205"><text:s/>he shall live forever -</text:span><text:span text:style-name="T206"><text:s/>23<text:s/></text:span><text:span text:style-name="T207">(3:24) So the Ld Gd sent him forth out of the garden of Delight to cultivate the ground out of which he was taken.</text:span><text:span text:style-name="T208"><text:s/>24<text:s/></text:span><text:span text:style-name="T209">(3:25) And he cast out Adam and caused him to dwell over against the garden of Delight, and stationed the cherubs and the fiery sword that turns about to keep the way of the tree of life.</text:span></text:p>
            <text:p text:style-name="P210">Genesis 4</text:p>
            <text:p text:style-name="P211"><text:span text:style-name="T212">1<text:s/></text:span><text:span text:style-name="T213">And Adam knew Eve his wife, and she conceived and brought forth Cain and said, I have gained a man through Gd.</text:span><text:span text:style-name="T214"><text:s/>2<text:s/></text:span><text:span text:style-name="T215">And she again bore his brother Abel. And Abel was a keeper of sheep, but Cain was a tiller of the ground.</text:span><text:span text:style-name="T216"><text:s/>3<text:s/></text:span><text:span text:style-name="T217">And it was so after some time that Cain brought of the fruits of the earth a sacrifice to the Ld.</text:span><text:span text:style-name="T218"><text:s/>4<text:s/></text:span><text:span text:style-name="T219">And Abel also brought of the first born of his sheep and of his fatlings, and Gd looked upon Abel and his gifts,</text:span><text:span text:style-name="T220"><text:s/>5<text:s/></text:span><text:span text:style-name="T221">but Cain and his sacrifices he regarded not, and Cain was exceedingly sorrowful and his countenance fell.</text:span><text:span text:style-name="T222"><text:s/>6<text:s/></text:span><text:span text:style-name="T223">And the Ld Gd said to Cain, Why art thou become very sorrowful and why is thy countenance fallen?</text:span><text:span text:style-name="T224"><text:s/>7<text:s/></text:span><text:span text:style-name="T225">Hast thou not sinned if thou hast brought it rightly, but not rightly divided it? be still, to thee shall be his submission, and thou shalt rule over him.</text:span><text:span text:style-name="T226"><text:s/>8<text:s/></text:span><text:span text:style-name="T227">And Cain said to Abel his brother, Let us go out into the plain; and it came to pass that when they were in the plain Cain rose up against Abel his brother, and slew him.</text:span><text:span text:style-name="T228"><text:s/>9<text:s/></text:span><text:span text:style-name="T229">And the Ld Gd said to Cain, Where is Abel thy brother? and he said, I know not, am I my brother's keeper?</text:span><text:span text:style-name="T230"><text:s/>10<text:s/></text:span><text:span text:style-name="T231">And the Ld said, What hast thou done? the voice of thy brother's blood cries to me out of the ground.</text:span><text:span text:style-name="T232"><text:s/>11<text:s/></text:span><text:span text:style-name="T233">And now thou<text:s/></text:span><text:span text:style-name="T234">art</text:span><text:span text:style-name="T235"><text:s/>cursed from the earth which has opened her mouth to receive thy brother's blood from thy hand.</text:span><text:span text:style-name="T236"><text:s/>12<text:s/></text:span><text:span text:style-name="T237">When thou tillest the earth, then it shall not continue to give its strength to thee: thou shalt be groaning and trembling on the earth.</text:span><text:span text:style-name="T238"><text:s/>13<text:s/></text:span><text:span text:style-name="T239">And Cain said to the Ld Gd, My crime<text:s/></text:span><text:span text:style-name="T240">is</text:span><text:span text:style-name="T241"><text:s/>too great for me to be forgiven.</text:span><text:span text:style-name="T242"><text:s/>14<text:s/></text:span><text:span text:style-name="T243">If thou castest me out this day from the face of the earth, and I shall be hidden from thy presence, and I shall be groaning and trembling upon the earth, then it will be that any one that finds me shall slay me.</text:span><text:span text:style-name="T244"><text:s/>15<text:s/></text:span><text:span text:style-name="T245">And the Ld Gd said to him, Not so, any one that slays Cain shall suffer seven-fold vengeance; and the Ld Gd set a mark upon Cain that no one that found him might slay him.</text:span><text:span text:style-name="T246"><text:s/>16<text:s/></text:span><text:span text:style-name="T247">So Cain went forth from the presence of Gd and dwelt in the land of Nod over against Edem.</text:span><text:span text:style-name="T248"><text:s/>17<text:s/></text:span><text:span text:style-name="T249">And Cain knew his wife, and having conceived she bore Enoch; and he built a city; and he named the city after the name of his son, Enoch.</text:span><text:span text:style-name="T250"><text:s/>18<text:s/></text:span><text:span text:style-name="T251">And to Enoch was born Gaidad; and Gaidad begot Maleleel; and Maleleel begot Mathusala; and Mathusala begot Lamech.</text:span><text:span text:style-name="T252"><text:s/>19<text:s/></text:span><text:span text:style-name="T253">And Lamech took to himself two wives; the name of the one was Ada, and the name of the second Sella.</text:span><text:span text:style-name="T254"><text:s/>20<text:s/></text:span><text:span text:style-name="T255">And Ada bore Jobel; he was the father of those that dwell in tents, feeding cattle.</text:span><text:span text:style-name="T256"><text:s/>21<text:s/></text:span><text:span text:style-name="T257">And the name of his brother was Jubal; he it was who invented the psaltery and harp.</text:span><text:span text:style-name="T258"><text:s/>22<text:s/></text:span><text:span text:style-name="T259">And Sella also bore Thobel; he was a smith, a manufacturer both of brass and iron; and the sister of Thobel was Noema.</text:span><text:span text:style-name="T260"><text:s/>23<text:s/></text:span><text:span text:style-name="T261">And Lamech said to his wives, Ada and Sella, Hear my voice, ye wives of Lamech, consider my words, because I have slain a man to my sorrow and a youth to my grief.</text:span><text:span text:style-name="T262"><text:s/>24<text:s/></text:span><text:span text:style-name="T263">Because vengeance has been exacted seven times on Cain's behalf, on Lamech's<text:s/></text:span><text:span text:style-name="T264">it shall be</text:span><text:span text:style-name="T265"><text:s/>seventy times seven.</text:span><text:span text:style-name="T266"><text:s/>25<text:s/></text:span><text:span text:style-name="T267">And Adam knew Eve his wife, and she conceived and bore a son, and called his name Seth, saying, For Gd has raised up to me another seed instead of Abel, whom Cain slew.</text:span><text:span text:style-name="T268"><text:s/>26<text:s/></text:span><text:span text:style-name="T269">And Seth had a son, and he called his name Enos: he hoped to call on the name of the Ld Gd.</text:span></text:p>
            <text:p text:style-name="P270">Genesis 5</text:p>
            <text:p text:style-name="P271"><text:span text:style-name="T272">1<text:s/></text:span><text:span text:style-name="T273">This<text:s/></text:span><text:span text:style-name="T274">is</text:span><text:span text:style-name="T275"><text:s/>the genealogy of men in the day in which Gd made Adam; in the image of Gd he made him:</text:span><text:span text:style-name="T276"><text:s/>2<text:s/></text:span><text:span text:style-name="T277">male and female he made them, and blessed them; and he called his name Adam, in the day in which he made them.</text:span><text:span text:style-name="T278"><text:s/>3<text:s/></text:span><text:span text:style-name="T279">And Adam lived two hundred and thirty years, and begot<text:s/></text:span><text:span text:style-name="T280">a son</text:span><text:span text:style-name="T281"><text:s/>after his<text:s/></text:span><text:span text:style-name="T282">own</text:span><text:span text:style-name="T283"><text:s/>form, and after his<text:s/></text:span><text:span text:style-name="T284">own</text:span><text:span text:style-name="T285"><text:s/>image, and he called his name Seth.</text:span><text:span text:style-name="T286"><text:s/>4<text:s/></text:span><text:span text:style-name="T287">And the days of Adam, which he lived after his begetting Seth, were seven hundred years; and he begot sons and daughters.</text:span><text:span text:style-name="T288"><text:s/>5<text:s/></text:span><text:span text:style-name="T289">And all the days of Adam which he lived were nine hundred and thirty years, and he died.</text:span><text:span text:style-name="T290"><text:s/>6<text:s/></text:span><text:span text:style-name="T291">Now Seth lived two hundred and five years, and begot Enos.</text:span><text:span text:style-name="T292"><text:s/>7<text:s/></text:span><text:span text:style-name="T293">And Seth lived after his begetting Enos, seven hundred and seven years, and he begot sons and daughters.</text:span><text:span text:style-name="T294"><text:s/>8<text:s/></text:span><text:span text:style-name="T295">And all the days of Seth were nine hundred and twelve years, and he died.</text:span><text:span text:style-name="T296"><text:s/>9<text:s/></text:span><text:span text:style-name="T297">And Enos lived an hundred and ninety years, and begot Cainan.</text:span><text:span text:style-name="T298"><text:s/>10<text:s/></text:span><text:span text:style-name="T299">And Enos lived after his begetting Cainan, seven hundred and fifteen years, and he begot sons and daughters.</text:span><text:span text:style-name="T300"><text:s/>11<text:s/></text:span><text:span text:style-name="T301">And all the days of Enos were nine hundred and five years, and he died.</text:span><text:span text:style-name="T302"><text:s/>12<text:s/></text:span><text:span text:style-name="T303">And Cainan lived an hundred and seventy years, and he begot Maleleel.</text:span><text:span text:style-name="T304"><text:s/>13<text:s/></text:span><text:span text:style-name="T305">And Cainan lived after his begetting Maleleel, seven hundred and forty years, and he begot sons and daughters.</text:span><text:span text:style-name="T306"><text:s/>14<text:s/></text:span><text:span text:style-name="T307">And all the days of Cainan were nine hundred and ten years, and he died.</text:span><text:span text:style-name="T308"><text:s/>15<text:s/></text:span><text:span text:style-name="T309">And Maleleel lived an hundred and sixty and five years, and he begot Jared.</text:span><text:span text:style-name="T310"><text:s/>16<text:s/></text:span><text:span text:style-name="T311">And Maleleel lived after his begetting Jared, seven hundred and thirty years, and he begot sons and daughters.</text:span><text:span text:style-name="T312"><text:s/>17<text:s/></text:span><text:span text:style-name="T313">And all the days of Maleleel were eight hundred and ninety and five years, and he died.</text:span><text:span text:style-name="T314"><text:s/>18<text:s/></text:span><text:span text:style-name="T315">And Jared lived an hundred and sixty and two years, and begot Enoch:</text:span><text:span text:style-name="T316"><text:s/>19<text:s/></text:span><text:span text:style-name="T317">and Jared lived after his begetting Enoch, eight hundred years, and he begot sons and daughters.</text:span><text:span text:style-name="T318"><text:s/>20<text:s/></text:span><text:span text:style-name="T319">And all the days of Jared were nine hundred and sixty and two years, and he died.</text:span><text:span text:style-name="T320"><text:s/>21<text:s/></text:span><text:span text:style-name="T321">And Enoch lived an hundred and sixty and five years, and begat Mathusala.</text:span><text:span text:style-name="T322"><text:s/>22<text:s/></text:span><text:span text:style-name="T323">And Enoch was well-pleasing to Gd after his begetting Mathusala, two hundred years, and he begot sons and daughters.</text:span><text:span text:style-name="T324"><text:s/>23<text:s/></text:span><text:span text:style-name="T325">And all the days of Enoch were three hundred and sixty and five years.</text:span><text:span text:style-name="T326"><text:s/>24<text:s/></text:span><text:span text:style-name="T327">And Enoch was well-pleasing to Gd, and was not found, because Gd translated him.</text:span><text:span text:style-name="T328"><text:s/>25<text:s/></text:span><text:span text:style-name="T329">And Mathusala lived an hundred and sixty and seven years, and begot Lamech.</text:span><text:span text:style-name="T330"><text:s/>26<text:s/></text:span><text:span text:style-name="T331">And Mathusala lived after his begetting Lamech eight hundred and two years, and begot sons and daughters.</text:span><text:span text:style-name="T332"><text:s/>27<text:s/></text:span><text:span text:style-name="T333">And all the days of Mathusala which he lived, were nine hundred and sixty and nine years, and he died.</text:span><text:span text:style-name="T334"><text:s/>28<text:s/></text:span><text:span text:style-name="T335">And Lamech lived an hundred and eighty and eight years, and begot a son.</text:span><text:span text:style-name="T336"><text:s/>29<text:s/></text:span><text:span text:style-name="T337">And he called his name Noe, saying, This one will cause us to cease from our works, and from the toils of our hands, and from the earth, which the Ld Gd has cursed.</text:span><text:span text:style-name="T338"><text:s/>30<text:s/></text:span><text:span text:style-name="T339">And Lamech lived after his begetting Noe, five hundred and sixty and five years, and begot sons and daughters.</text:span><text:span text:style-name="T340"><text:s/>31<text:s/></text:span><text:span text:style-name="T341">And all the days of Lamech were seven hundred and fifty-three years, and he died.</text:span><text:span text:style-name="T342"><text:s/>32<text:s/></text:span><text:span text:style-name="T343">(6:1) And Noe was five hundred years old, and he begot three sons, Sem, Cham, and Japheth.</text:span></text:p>
            <text:p text:style-name="P344">Genesis 6</text:p>
            <text:p text:style-name="P345"><text:span text:style-name="T346">1<text:s/></text:span><text:span text:style-name="T347">(6:2) And it came to pass when men began to be numerous upon the earth, and daughters were born to them,</text:span><text:span text:style-name="T348"><text:s/>2<text:s/></text:span><text:span text:style-name="T349">(6:3) that the sons of Gd having seen the daughters of men that they were beautiful, took to themselves wives of all whom they chose.</text:span><text:span text:style-name="T350"><text:s/>3<text:s/></text:span><text:span text:style-name="T351">(6:4) And the Ld Gd said, My Spirit shall certainly not remain among these men for ever, because they are flesh, but their days shall be an hundred and twenty years.</text:span><text:span text:style-name="T352"><text:s/>4<text:s/></text:span><text:span text:style-name="T353">(6:5) Now the giants were upon the earth in those days; and after that when the sons of Gd were wont to go in to the daughters of men, they bore<text:s/></text:span><text:span text:style-name="T354">children</text:span><text:span text:style-name="T355"><text:s/>to them, those were the giants of old, the men of renown.</text:span><text:span text:style-name="T356"><text:s/>5<text:s/></text:span><text:span text:style-name="T357">(6:6) And the Ld Gd, having seen that the wicked actions of men were multiplied upon the earth, and that every one in his heart was intently brooding over evil continually,</text:span><text:span text:style-name="T358"><text:s/>6<text:s/></text:span><text:span text:style-name="T359">(6:7) then Gd laid it to heart that he had made man upon the earth, and he pondered<text:s/></text:span><text:span text:style-name="T360">it</text:span><text:span text:style-name="T361"><text:s/>deeply.</text:span><text:span text:style-name="T362"><text:s/>7<text:s/></text:span><text:span text:style-name="T363">(6:8) And Gd said, I will blot out man whom I have made from the face of the earth, even man with cattle, and reptiles with flying creatures of the sky, for I am grieved that I have made them.</text:span><text:span text:style-name="T364"><text:s/>8<text:s/></text:span><text:span text:style-name="T365">(6:9) But Noe found grace before the Ld Gd.</text:span><text:span text:style-name="T366"><text:s/>9<text:s/></text:span><text:span text:style-name="T367">(6:10) And these<text:s/></text:span><text:span text:style-name="T368">are</text:span><text:span text:style-name="T369"><text:s/>the generations of Noe. Noe was a just man; being perfect in his generation, Noe was well-pleasing to Gd.</text:span><text:span text:style-name="T370"><text:s/>10<text:s/></text:span><text:span text:style-name="T371">(6:11) And Noe begot three sons, Sem, Cham, Japheth.</text:span><text:span text:style-name="T372"><text:s/>11<text:s/></text:span><text:span text:style-name="T373">(6:12) But the earth was corrupted before Gd, and the earth was filled with iniquity.</text:span><text:span text:style-name="T374"><text:s/>12<text:s/></text:span><text:span text:style-name="T375">(6:13) And the Ld Gd saw the earth, and it was corrupted; because all flesh had corrupted its way upon the earth.</text:span><text:span text:style-name="T376"><text:s/>13<text:s/></text:span><text:span text:style-name="T377">(6:14) And the Ld Gd said to Noe, A period of all men is come before me; because the earth has been filled with iniquity by them, and, behold, I destroy them and the earth.</text:span><text:span text:style-name="T378"><text:s/>14<text:s/></text:span><text:span text:style-name="T379">(6:15) Make therefore for thyself an ark of square timber; thou shalt make the ark in compartments, and thou shalt pitch it within and without with pitch.</text:span><text:span text:style-name="T380"><text:s/>15<text:s/></text:span><text:span text:style-name="T381">(6:16) And thus shalt thou make the ark; three hundred cubits the length of the ark, and fifty cubits the breadth, and thirty cubits the height of it.</text:span><text:span text:style-name="T382"><text:s/>16<text:s/></text:span><text:span text:style-name="T383">(6:17) Thou shalt narrow the ark in making it, and in a cubit above thou shalt finish it, and the door of the ark thou shalt make on the side; with lower, second, and third stories thou shalt make it.</text:span><text:span text:style-name="T384"><text:s/>17<text:s/></text:span><text:span text:style-name="T385">(6:18) And behold I bring a flood of water upon the earth, to destroy all flesh in which is the breath of life under heaven, and whatsoever things are upon the earth shall die.</text:span><text:span text:style-name="T386"><text:s/>18<text:s/></text:span><text:span text:style-name="T387">(6:19) And I will establish my covenant with thee, and thou shalt enter into the ark, and thy sons and thy wife, and thy sons' wives with thee.</text:span><text:span text:style-name="T388"><text:s/>19<text:s/></text:span><text:span text:style-name="T389">(6:20) And of all cattle and of all reptiles and of all wild beasts, even of all flesh, thou shalt bring by pairs of all, into the ark, that thou mayest feed them with thyself: male and female they shall be.</text:span><text:span text:style-name="T390"><text:s/>20<text:s/></text:span><text:span text:style-name="T391">(6:21) Of all winged birds after their kind, and of all cattle after their kind, and of all reptiles creeping upon the earth after their kind, pairs of all shall come in to thee, male and female to be fed with thee.</text:span><text:span text:style-name="T392"><text:s/>21<text:s/></text:span><text:span text:style-name="T393">(6:22) And thou shalt take to thyself of all kinds of food which ye eat, and thou shalt gather them to thyself, and it shall be for thee and them to eat.</text:span><text:span text:style-name="T394"><text:s/>22<text:s/></text:span><text:span text:style-name="T395">(6:23) And Noe did all things whatever the Ld Gd commanded him, so did he.</text:span></text:p>
            <text:p text:style-name="P396">Genesis 7</text:p>
            <text:p text:style-name="P397"><text:span text:style-name="T398">1<text:s/></text:span><text:span text:style-name="T399">And the Ld Gd said to Noe, Enter thou and all thy family into the ark, for thee have I seen righteous before me in this generation.</text:span><text:span text:style-name="T400"><text:s/>2<text:s/></text:span><text:span text:style-name="T401">And of the clean cattle take in to thee sevens, male and female, and of the unclean cattle pairs male and female.</text:span><text:span text:style-name="T402"><text:s/>3<text:s/></text:span><text:span text:style-name="T403">And of clean flying creatures of the sky sevens, male and female, and of all unclean flying creatures pairs, male and female, to maintain seed on all the earth.</text:span><text:span text:style-name="T404"><text:s/>4<text:s/></text:span><text:span text:style-name="T405">For yet seven days<text:s/></text:span><text:span text:style-name="T406">having passed</text:span><text:span text:style-name="T407"><text:s/>I bring rain upon the earth forty days and forty nights, and I will blot out every offspring which I have made from the face of all the earth.</text:span><text:span text:style-name="T408"><text:s/>5<text:s/></text:span><text:span text:style-name="T409">And Noe<text:s/></text:span><text:span text:style-name="T410">did</text:span><text:span text:style-name="T411"><text:s/>all things whatever the Ld Gd commanded him.</text:span><text:span text:style-name="T412"><text:s/>6<text:s/></text:span><text:span text:style-name="T413">And Noe was six hundred years old when the flood of water was upon the earth.</text:span><text:span text:style-name="T414"><text:s/>7<text:s/></text:span><text:span text:style-name="T415">And then went in Noe and his sons and his wife, and his sons' wives with him into the ark, because of the water of the flood.</text:span><text:span text:style-name="T416"><text:s/>8<text:s/></text:span><text:span text:style-name="T417">And of clean flying creatures and of unclean flying creatures, and of clean cattle and of unclean cattle, and of all things that creep upon the earth,</text:span><text:span text:style-name="T418"><text:s/>9<text:s/></text:span><text:span text:style-name="T419">pairs went in to Noe into the ark, male and female, as Gd commanded Noe.</text:span><text:span text:style-name="T420"><text:s/>10<text:s/></text:span><text:span text:style-name="T421">And it came to pass after the seven days that the water of the flood came upon the earth.</text:span><text:span text:style-name="T422"><text:s/>11<text:s/></text:span><text:span text:style-name="T423">In the six hundredth year of the life of Noe, in the second month, on the twenty-seventh day of the month, on this day all the fountains of the abyss were broken up, and the flood-gates of heaven were opened.</text:span><text:span text:style-name="T424"><text:s/>12<text:s/></text:span><text:span text:style-name="T425">And the rain was upon the earth forty days and forty nights.</text:span><text:span text:style-name="T426"><text:s/>13<text:s/></text:span><text:span text:style-name="T427">On that very day entered Noe, Sem, Cham, Japheth, the sons of Noe, and the wife of Noe, and the three wives of his sons with him into the ark.</text:span><text:span text:style-name="T428"><text:s/>14<text:s/></text:span><text:span text:style-name="T429">And all the wild beasts after their kind, and all cattle after their kind, and every reptile moving itself on the earth after its kind, and every flying bird after its kind,</text:span><text:span text:style-name="T430"><text:s/>15<text:s/></text:span><text:span text:style-name="T431">went in to Noe into the ark, pairs, male and female of all flesh in which is the breath of life.</text:span><text:span text:style-name="T432"><text:s/>16<text:s/></text:span><text:span text:style-name="T433">And they that entered went in male and female of all flesh, as Gd commanded Noe, and the Ld Gd shut the ark outside of him.</text:span><text:span text:style-name="T434"><text:s/>17<text:s/></text:span><text:span text:style-name="T435">And the flood was upon the earth forty days and forty nights, and the water abounded greatly and bore up the ark, and it was lifted on high from off the earth.</text:span><text:span text:style-name="T436"><text:s/>18<text:s/></text:span><text:span text:style-name="T437">And the water prevailed and abounded exceedingly upon the earth, and the ark was borne upon the water.</text:span><text:span text:style-name="T438"><text:s/>19<text:s/></text:span><text:span text:style-name="T439">And the water prevailed exceedingly upon the earth, and covered all the high mountains which were under heaven.</text:span><text:span text:style-name="T440"><text:s/>20<text:s/></text:span><text:span text:style-name="T441">Fifteen cubits upwards was the water raised, and it covered all the high mountains.</text:span><text:span text:style-name="T442"><text:s/>21<text:s/></text:span><text:span text:style-name="T443">And there died all flesh that moved upon the earth, of flying creatures and cattle, and of wild beasts, and every reptile moving upon the earth, and every man.</text:span><text:span text:style-name="T444"><text:s/>22<text:s/></text:span><text:span text:style-name="T445">And all things which have the breath of life, and whatever was on the dry land, died.</text:span><text:span text:style-name="T446"><text:s/>23<text:s/></text:span><text:span text:style-name="T447">And<text:s/></text:span><text:span text:style-name="T448">Gd</text:span><text:span text:style-name="T449"><text:s/>blotted out every offspring which was upon the face of the earth, both man and beast, and reptiles, and birds of the sky, and they were blotted out from the earth, and Noe was left alone, and those with him in the ark.</text:span><text:span text:style-name="T450"><text:s/>24<text:s/></text:span><text:span text:style-name="T451">And the water was raised over the earth an hundred and fifty days.</text:span></text:p>
            <text:p text:style-name="P452">Genesis 8</text:p>
            <text:p text:style-name="P453"><text:span text:style-name="T454">1<text:s/></text:span><text:span text:style-name="T455">And Gd remembered Noe, and all the wild beasts, and all the cattle, and all the birds, and all the reptiles that creep, as many as were with him in the ark, and Gd brought a wind upon the earth, and the water stayed.</text:span><text:span text:style-name="T456"><text:s/>2<text:s/></text:span><text:span text:style-name="T457">And the fountains of the deep were closed up, and the flood-gates of heaven, and the rain from heaven was withheld.</text:span><text:span text:style-name="T458"><text:s/>3<text:s/></text:span><text:span text:style-name="T459">And the water subsided, and went off the earth, and after an hundred and fifty days the water was diminished, and the ark rested in the seventh month, on the twenty-seventh day of the month, on the mountains of Ararat.</text:span><text:span text:style-name="T460"><text:s/>4<text:s/></text:span><text:span text:style-name="T461">And the water continued to decrease until the tenth month.</text:span><text:span text:style-name="T462"><text:s/>5<text:s/></text:span><text:span text:style-name="T463">And in the tenth month, on the first day of the month, the heads of the mountains were seen.</text:span><text:span text:style-name="T464"><text:s/>6<text:s/></text:span><text:span text:style-name="T465">And it came to pass after forty days Noe opened the window of the ark which he had made.</text:span><text:span text:style-name="T466"><text:s/>7<text:s/></text:span><text:span text:style-name="T467">And he sent forth a raven; and it went forth and returned not until the water was dried from off the earth.</text:span><text:span text:style-name="T468"><text:s/>8<text:s/></text:span><text:span text:style-name="T469">And he sent a dove after it to see if the water had ceased from off the earth.</text:span><text:span text:style-name="T470"><text:s/>9<text:s/></text:span><text:span text:style-name="T471">And the dove not having found rest for her feet, returned to him into the ark, because the water was on all the face of the earth, and he stretched out his hand and took her, and brought her to himself into the ark.</text:span><text:span text:style-name="T472"><text:s/>10<text:s/></text:span><text:span text:style-name="T473">And having waited yet seven other days, he again sent forth the dove from the ark.</text:span><text:span text:style-name="T474"><text:s/>11<text:s/></text:span><text:span text:style-name="T475">And the dove returned to him in the evening, and had a leaf of olive, a sprig in her mouth; and Noe knew that the water had ceased from off the earth.</text:span><text:span text:style-name="T476"><text:s/>12<text:s/></text:span><text:span text:style-name="T477">And having waited yet seven other days, he again sent forth the dove, and she did not return to him again any more.</text:span><text:span text:style-name="T478"><text:s/>13<text:s/></text:span><text:span text:style-name="T479">And it came to pass in the six hundred and first year of the life of Noe, in the first month, on the first day of the month, the water subsided from off the earth, and Noe opened the covering of the ark which he had made, and he saw that the water had subsided from the face of the earth.</text:span><text:span text:style-name="T480"><text:s/>14<text:s/></text:span><text:span text:style-name="T481">And in the second month the earth was dried, on the twenty-seventh day of the month.</text:span><text:span text:style-name="T482"><text:s/>15<text:s/></text:span><text:span text:style-name="T483">And the Ld Gd spoke to Noe, saying,</text:span><text:span text:style-name="T484"><text:s/>16<text:s/></text:span><text:span text:style-name="T485">Come out from the ark, thou and thy wife and thy sons, and thy sons' wives with thee.</text:span><text:span text:style-name="T486"><text:s/>17<text:s/></text:span><text:span text:style-name="T487">And all the wild beasts as many as are with thee, and all flesh both of birds and beasts, and every reptile moving upon the earth, bring forth with thee: and increase ye and multiply upon the earth.</text:span><text:span text:style-name="T488"><text:s/>18<text:s/></text:span><text:span text:style-name="T489">And Noe came forth, and his wife and his sons, and his sons' wives with him.</text:span><text:span text:style-name="T490"><text:s/>19<text:s/></text:span><text:span text:style-name="T491">And all the wild beasts and all the cattle and every bird, and every reptile creeping upon the earth after their kind, came forth out of the ark.</text:span><text:span text:style-name="T492"><text:s/>20<text:s/></text:span><text:span text:style-name="T493">And Noe built an altar to the Ld, and took of all clean beasts, and of all clean birds, and offered a whole burnt-offering upon the altar.</text:span><text:span text:style-name="T494"><text:s/>21<text:s/></text:span><text:span text:style-name="T495">And the Ld Gd smelled a smell of sweetness, and the Ld Gd having considered, said, I will not any more curse the earth, because of the works of men, because the imagination of man is intently bent upon evil things from his youth, I will not therefore any more smite all living flesh as I have done.</text:span><text:span text:style-name="T496"><text:s/>22<text:s/></text:span><text:span text:style-name="T497">All the days of the earth, seed and harvest, cold and heat, summer and spring, shall not cease by day or night.</text:span></text:p>
            <text:p text:style-name="P498">Genesis 9</text:p>
            <text:p text:style-name="P499"><text:span text:style-name="T500">1<text:s/></text:span><text:span text:style-name="T501">And Gd blessed Noe and his sons, and said to them, Increase and multiply, and fill the earth and have dominion over it.</text:span><text:span text:style-name="T502"><text:s/>2<text:s/></text:span><text:span text:style-name="T503">And the dread and the fear of you shall be upon all the wild beasts of the earth, on all the birds of the sky, and on all things moving upon the earth, and upon all the fishes of the sea, I have placed them under you power.</text:span><text:span text:style-name="T504"><text:s/>3<text:s/></text:span><text:span text:style-name="T505">And every reptile which is living shall be to you for meat, I have given all things to you as the green herbs.</text:span><text:span text:style-name="T506"><text:s/>4<text:s/></text:span><text:span text:style-name="T507">But flesh with blood of life ye shall not eat.</text:span><text:span text:style-name="T508"><text:s/>5<text:s/></text:span><text:span text:style-name="T509">For your blood of your lives will I require at the hand of all wild beasts, and I will require the life of man at the hand of<text:s/></text:span><text:span text:style-name="T510">his</text:span><text:span text:style-name="T511"><text:s/>brother man.</text:span><text:span text:style-name="T512"><text:s/>6<text:s/></text:span><text:span text:style-name="T513">He that sheds man's blood, instead of that blood shall his own be shed, for in the image of Gd I made man.</text:span><text:span text:style-name="T514"><text:s/>7<text:s/></text:span><text:span text:style-name="T515">But do ye increase and multiply, and fill the earth, and have dominion over it.</text:span><text:span text:style-name="T516"><text:s/>8<text:s/></text:span><text:span text:style-name="T517">And Gd spoke to Noe, and to his sons with him, saying,</text:span><text:span text:style-name="T518"><text:s/>9<text:s/></text:span><text:span text:style-name="T519">And behold I establish my covenant with you, and with your seed after you,</text:span><text:span text:style-name="T520"><text:s/>10<text:s/></text:span><text:span text:style-name="T521">and with every living creature with you, of birds and of beasts, and with all the wild beasts of the earth, as many as are with you, of all that come out of the ark.</text:span><text:span text:style-name="T522"><text:s/>11<text:s/></text:span><text:span text:style-name="T523">And I will establish my covenant with you and all flesh shall not any more die by the water of the flood, and there shall no more be a flood of water to destroy all the earth.</text:span><text:span text:style-name="T524"><text:s/>12<text:s/></text:span><text:span text:style-name="T525">And the Ld Gd said to Noe, This<text:s/></text:span><text:span text:style-name="T526">is</text:span><text:span text:style-name="T527"><text:s/>the sign of the covenant which I set between me and you, and between every living creature which is with you for perpetual generations.</text:span><text:span text:style-name="T528"><text:s/>13<text:s/></text:span><text:span text:style-name="T529">I set my bow in the cloud, and it shall be for a sign of covenant between me and the earth.</text:span><text:span text:style-name="T530"><text:s/>14<text:s/></text:span><text:span text:style-name="T531">And it shall be when I gather clouds upon the earth, that my bow shall be seen in the cloud.</text:span><text:span text:style-name="T532"><text:s/>15<text:s/></text:span><text:span text:style-name="T533">And I will remember my covenant, which is between me and you, and between every living soul in all flesh, and there shall no longer be water for a deluge, so as to blot out all flesh.</text:span><text:span text:style-name="T534"><text:s/>16<text:s/></text:span><text:span text:style-name="T535">And my bow shall be in the cloud, and I will look to remember the everlasting covenant between me and the earth, and between<text:s/></text:span><text:span text:style-name="T536">every</text:span><text:span text:style-name="T537"><text:s/>living soul in all flesh, which is upon the earth.</text:span><text:span text:style-name="T538"><text:s/>17<text:s/></text:span><text:span text:style-name="T539">And Gd said to Noe, This<text:s/></text:span><text:span text:style-name="T540">is</text:span><text:span text:style-name="T541"><text:s/>the sign of the covenant, which I have made between me and all flesh, which is upon the earth.</text:span><text:span text:style-name="T542"><text:s/>18<text:s/></text:span><text:span text:style-name="T543">Now the sons of Noe which came out of the ark, were Sem, Cham, Japheth. And Cham was father of Chanaan.</text:span><text:span text:style-name="T544"><text:s/>19<text:s/></text:span><text:span text:style-name="T545">These three are the sons of Noe, of these were men scattered over all the earth.</text:span><text:span text:style-name="T546"><text:s/>20<text:s/></text:span><text:span text:style-name="T547">And Noe began to be a husbandman, and he planted a vineyard.</text:span><text:span text:style-name="T548"><text:s/>21<text:s/></text:span><text:span text:style-name="T549">And he drank of the wine, and was drunk, and was naked in his house.</text:span><text:span text:style-name="T550"><text:s/>22<text:s/></text:span><text:span text:style-name="T551">And Cham the father of Chanaan saw the nakedness of his father, and he went out and told his two brothers without.</text:span><text:span text:style-name="T552"><text:s/>23<text:s/></text:span><text:span text:style-name="T553">And Sem and Japheth having taken a garment, put it on both their backs and went backwards, and covered the nakedness of their father; and their face<text:s/></text:span><text:span text:style-name="T554">was</text:span><text:span text:style-name="T555"><text:s/>backward, and they saw not the nakedness of their father.</text:span><text:span text:style-name="T556"><text:s/>24<text:s/></text:span><text:span text:style-name="T557">And Noe recovered from the wine, and knew all that his younger son had done to him.</text:span><text:span text:style-name="T558"><text:s/>25<text:s/></text:span><text:span text:style-name="T559">And he said, Cursed be the servant Chanaan, a slave shall he be to his brethren.</text:span><text:span text:style-name="T560"><text:s/>26<text:s/></text:span><text:span text:style-name="T561">And he said, Blessed<text:s/></text:span><text:span text:style-name="T562">be</text:span><text:span text:style-name="T563"><text:s/>the Ld Gd of Sem, and Chanaan shall be his bond-servant.</text:span><text:span text:style-name="T564"><text:s/>27<text:s/></text:span><text:span text:style-name="T565">May Gd make room for Japheth, and let him dwell in the habitations of Sem, and let Chanaan be his servant.</text:span><text:span text:style-name="T566"><text:s/>28<text:s/></text:span><text:span text:style-name="T567">And Noe lived after the flood three hundred and fifty years.</text:span><text:span text:style-name="T568"><text:s/>29<text:s/></text:span><text:span text:style-name="T569">And all the days of Noe were nine hundred and fifty years, and he died.</text:span></text:p>
            <text:p text:style-name="P570">Genesis 10</text:p>
            <text:p text:style-name="P571"><text:span text:style-name="T572">1<text:s/></text:span><text:span text:style-name="T573">Now these<text:s/></text:span><text:span text:style-name="T574">are</text:span><text:span text:style-name="T575"><text:s/>the generations of the sons of Noe, Sem, Cham, Japheth; and sons were born to them after the flood.</text:span><text:span text:style-name="T576"><text:s/>2<text:s/></text:span><text:span text:style-name="T577">The sons of Japheth, Gamer, and Magog, and Madoi, and Jovan, and Elisa, and Thobel, and Mosoch, and Thiras.</text:span><text:span text:style-name="T578"><text:s/>3<text:s/></text:span><text:span text:style-name="T579">And the sons of Gamer, Aschanaz, and Riphath, and Thorgama.</text:span><text:span text:style-name="T580"><text:s/>4<text:s/></text:span><text:span text:style-name="T581">And the sons of Jovan, Elisa, and Tharseis, Cetians, Rhodians.</text:span><text:span text:style-name="T582"><text:s/>5<text:s/></text:span><text:span text:style-name="T583">From these were the islands of the Gentiles divided in their land, each according to his tongue, in their tribes and in their nations.</text:span><text:span text:style-name="T584"><text:s/>6<text:s/></text:span><text:span text:style-name="T585">And the sons of Cham, Chus, and Mesrain, Phud, and Chanaan.</text:span><text:span text:style-name="T586"><text:s/>7<text:s/></text:span><text:span text:style-name="T587">And the sons of Chus, Saba, and Evila, and Sabatha, and Rhegma, and Sabathaca. And the sons of Rhegma, Saba, and Dadan.</text:span><text:span text:style-name="T588"><text:s/>8<text:s/></text:span><text:span text:style-name="T589">And Chus begot Nebrod: he began to be a giant upon the earth.</text:span><text:span text:style-name="T590"><text:s/>9<text:s/></text:span><text:span text:style-name="T591">He was a giant hunter before the Ld Gd; therefore they say, As Nebrod the giant hunter before the Ld.</text:span><text:span text:style-name="T592"><text:s/>10<text:s/></text:span><text:span text:style-name="T593">And the beginning of his kingdom was Babylon, and Orech, and Archad, and Chalanne, in the land of Senaar.</text:span><text:span text:style-name="T594"><text:s/>11<text:s/></text:span><text:span text:style-name="T595">Out of that land came Assur, and built Ninevi, and the city Rhooboth, and Chalach,</text:span><text:span text:style-name="T596"><text:s/>12<text:s/></text:span><text:span text:style-name="T597">and Dase between Ninevi and Chalach: this is the great city.</text:span><text:span text:style-name="T598"><text:s/>13<text:s/></text:span><text:span text:style-name="T599">And Mesrain begot the Ludiim, and the Nephthalim, and the Enemetiim, and the Labiim,</text:span><text:span text:style-name="T600"><text:s/>14<text:s/></text:span><text:span text:style-name="T601">and the Patrosoniim, and the Chasmoniim (whence came forth Phylistiim) and the Gaphthoriim.</text:span><text:span text:style-name="T602"><text:s/>15<text:s/></text:span><text:span text:style-name="T603">And Chanaan begot Sidon his fist-born, and the Chettite,</text:span><text:span text:style-name="T604"><text:s/>16<text:s/></text:span><text:span text:style-name="T605">and the Jebusite, and the Amorite, and the Girgashite,</text:span><text:span text:style-name="T606"><text:s/>17<text:s/></text:span><text:span text:style-name="T607">and the Evite, and the Arukite, and the Asennite,</text:span><text:span text:style-name="T608"><text:s/>18<text:s/></text:span><text:span text:style-name="T609">and the Aradian, and the Samarean, and the Amathite; and after this the tribes of the Chananites were dispersed.</text:span><text:span text:style-name="T610"><text:s/>19<text:s/></text:span><text:span text:style-name="T611">And the boundaries of the Chananites were from Sidon till one comes to Gerara and Gaza, till one comes to Sodom and Gomorrha, Adama and Seboim, as far as Dasa.</text:span><text:span text:style-name="T612"><text:s/>20<text:s/></text:span><text:span text:style-name="T613">There<text:s/></text:span><text:span text:style-name="T614">were</text:span><text:span text:style-name="T615"><text:s/>the sons of Cham in their tribes according to their tongues, in their countries, and in their nations.</text:span><text:span text:style-name="T616"><text:s/>21<text:s/></text:span><text:span text:style-name="T617">And to Sem himself also were children born, the father of all the sons of Heber, the brother of Japheth the elder.</text:span><text:span text:style-name="T618"><text:s/>22<text:s/></text:span><text:span text:style-name="T619">Sons of Sem, Elam, and Assur, and Arphaxad, and Lud, and Aram, and Cainan.</text:span><text:span text:style-name="T620"><text:s/>23<text:s/></text:span><text:span text:style-name="T621">And sons of Aram, Uz, and Ul, and Gater, and Mosoch.</text:span><text:span text:style-name="T622"><text:s/>24<text:s/></text:span><text:span text:style-name="T623">And Arphaxad begot Cainan, and Cainan begot Sala. And Sala begot Heber.</text:span><text:span text:style-name="T624"><text:s/>25<text:s/></text:span><text:span text:style-name="T625">And to Heber were born two sons, the name of the one, Phaleg, because in his days the earth was divided, and the name of his brother Jektan.</text:span><text:span text:style-name="T626"><text:s/>26<text:s/></text:span><text:span text:style-name="T627">And Jektan begot Elmodad, and Saleth, and Sarmoth, and Jarach,</text:span><text:span text:style-name="T628"><text:s/>27<text:s/></text:span><text:span text:style-name="T629">and Odorrha, and Aibel, and Decla,</text:span><text:span text:style-name="T630"><text:s/>28<text:s/></text:span><text:span text:style-name="T631">Eval, and Abimael, and Saba,</text:span><text:span text:style-name="T632"><text:s/>29<text:s/></text:span><text:span text:style-name="T633">and Uphir, and Evila, and Jobab, all these were the sons of Jektan.</text:span><text:span text:style-name="T634"><text:s/>30<text:s/></text:span><text:span text:style-name="T635">And their dwelling was from Masse, till one comes to Saphera, a mountain of the east.</text:span><text:span text:style-name="T636"><text:s/>31<text:s/></text:span><text:span text:style-name="T637">These were the sons of Sem in their tribes, according to their tongues, in their countries, and in their nations.</text:span><text:span text:style-name="T638"><text:s/>32<text:s/></text:span><text:span text:style-name="T639">These are the tribes of the sons of Noe, according to their generations, according to their nations: of them were the islands of the Gentiles scattered over the earth after the flood.</text:span></text:p>
            <text:p text:style-name="P640">Genesis 11</text:p>
            <text:p text:style-name="P641"><text:span text:style-name="T642">1<text:s/></text:span><text:span text:style-name="T643">And all the earth was one lip, and there was one language to all.</text:span><text:span text:style-name="T644"><text:s/>2<text:s/></text:span><text:span text:style-name="T645">And it came to pass as they moved from the east, they found a plain in the land of Senaar, and they dwelt there.</text:span><text:span text:style-name="T646"><text:s/>3<text:s/></text:span><text:span text:style-name="T647">And a man said to his neighbour, Come, let us make bricks and bake them with fire. And the brick was to them for stone, and their mortar was bitumen.</text:span><text:span text:style-name="T648"><text:s/>4<text:s/></text:span><text:span text:style-name="T649">And they said, Come, let us build to ourselves a city and tower, whose top shall be to heaven, and let us make to ourselves a name, before we are scattered abroad upon the face of all the earth.</text:span><text:span text:style-name="T650"><text:s/>5<text:s/></text:span><text:span text:style-name="T651">And the Ld came down to see the city and the tower, which the sons of men built.</text:span><text:span text:style-name="T652"><text:s/>6<text:s/></text:span><text:span text:style-name="T653">And the Ld said, Behold,<text:s/></text:span><text:span text:style-name="T654">there is</text:span><text:span text:style-name="T655"><text:s/>one race, and one lip of all, and they have begun to do this, and now nothing shall fail from them of all that they may have undertaken to do.</text:span><text:span text:style-name="T656"><text:s/>7<text:s/></text:span><text:span text:style-name="T657">Come, and having gone down let us there confound their tongue, that they may not understand each the voice of his neighbour.</text:span><text:span text:style-name="T658"><text:s/>8<text:s/></text:span><text:span text:style-name="T659">And the Ld scattered them thence over the face of all the earth, and they left off building the city and the tower.</text:span><text:span text:style-name="T660"><text:s/>9<text:s/></text:span><text:span text:style-name="T661">On this account its name was called Confusion, because there the Ld confounded the languages of all the earth, and thence the Ld scattered them upon the face of all the earth.</text:span><text:span text:style-name="T662"><text:s/>10<text:s/></text:span><text:span text:style-name="T663">And these<text:s/></text:span><text:span text:style-name="T664">are</text:span><text:span text:style-name="T665"><text:s/>the generations of Sem: and Sem was a hundred years old when he begot Arphaxad, the second year after the flood.</text:span><text:span text:style-name="T666"><text:s/>11<text:s/></text:span><text:span text:style-name="T667">And Sem lived, after he had begotten Arphaxad, five hundred years, and begot sons and daughters, and died.</text:span><text:span text:style-name="T668"><text:s/>12<text:s/></text:span><text:span text:style-name="T669">And Arphaxad lived a hundred and thirty-five years, and begot Cainan.</text:span><text:span text:style-name="T670"><text:s/>13<text:s/></text:span><text:span text:style-name="T671">And Arphaxad lived after he had begotten Cainan, four hundred years, and begot sons and daughters, and died. And Cainan lived a hundred and thirty years and begot Sala; and Canaan lived after he had begotten Sala, three hundred and thirty years, and begot sons and daughters, and died.</text:span><text:span text:style-name="T672"><text:s/>14<text:s/></text:span><text:span text:style-name="T673">And Sala lived an hundred and thirty years, and begot Heber.</text:span><text:span text:style-name="T674"><text:s/>15<text:s/></text:span><text:span text:style-name="T675">And Sala lived after he had begotten Heber, three hundred and thirty years, and begot sons and daughters, and died.</text:span><text:span text:style-name="T676"><text:s/>16<text:s/></text:span><text:span text:style-name="T677">And Heber lived an hundred and thirty-four years, and begot Phaleg.</text:span><text:span text:style-name="T678"><text:s/>17<text:s/></text:span><text:span text:style-name="T679">And Heber lived after he had begotten Phaleg two hundred and seventy years, and begot sons and daughters, and died.</text:span><text:span text:style-name="T680"><text:s/>18<text:s/></text:span><text:span text:style-name="T681">And Phaleg lived and hundred and thirty years, and begot Ragau.</text:span><text:span text:style-name="T682"><text:s/>19<text:s/></text:span><text:span text:style-name="T683">And Phaleg lived after he had begotten Ragau, two hundred and nine years, and begot sons and daughters, and died.</text:span><text:span text:style-name="T684"><text:s/>20<text:s/></text:span><text:span text:style-name="T685">And Ragau lived and hundred thirty and two years, and begot Seruch.</text:span><text:span text:style-name="T686"><text:s/>21<text:s/></text:span><text:span text:style-name="T687">And Raau lived after he had begotten Seruch, two hundred and seven years, and begot sons and daughters, and died.</text:span><text:span text:style-name="T688"><text:s/>22<text:s/></text:span><text:span text:style-name="T689">And Seruch lived a hundred and thirty years, and begot Nachor.</text:span><text:span text:style-name="T690"><text:s/>23<text:s/></text:span><text:span text:style-name="T691">And Seruch lived after he had begotten Nachor, two hundred years, and begot sons and daughters, and died.</text:span><text:span text:style-name="T692"><text:s/>24<text:s/></text:span><text:span text:style-name="T693">And Nachor lived a hundred and seventy-nine years, and begot Tharrha.</text:span><text:span text:style-name="T694"><text:s/>25<text:s/></text:span><text:span text:style-name="T695">And Nachor lived after he had begotten Tharrha, an hundred and twenty-five years, and begot sons and daughters, and he died.</text:span><text:span text:style-name="T696"><text:s/>26<text:s/></text:span><text:span text:style-name="T697">And Tharrha lived seventy years, and begot Abram, and Nachor, and Arrhan.</text:span><text:span text:style-name="T698"><text:s/>27<text:s/></text:span><text:span text:style-name="T699">And these<text:s/></text:span><text:span text:style-name="T700">are</text:span><text:span text:style-name="T701"><text:s/>the generations of Tharrha. Tharrha begot Abram and Nachor, and Arrhan; and Arrhan begot Lot.</text:span><text:span text:style-name="T702"><text:s/>28<text:s/></text:span><text:span text:style-name="T703">And Arrhan died in the presence of Tharrha his father, in the land in which he was born, in the country of the Chaldees.</text:span><text:span text:style-name="T704"><text:s/>29<text:s/></text:span><text:span text:style-name="T705">And Abram and Nachor took to themselves wives, the name of the wife of Abram was Sara, and the name of the wife of Nachor, Malcha, daughter of Arrhan, and he was the father of Malcha, the father of Jescha.</text:span><text:span text:style-name="T706"><text:s/>30<text:s/></text:span><text:span text:style-name="T707">And Sara was barren, and did not bear children.</text:span><text:span text:style-name="T708"><text:s/>31<text:s/></text:span><text:span text:style-name="T709">And Tharrha took Abram his son, and Lot the son Arrhan, the son of his son, and Sara his daughter-in-law, the wife of Abram his son, and led them forth out of the land of the Chaldees, to go into the land of Chanaan, and they came as far as Charrhan, and he dwelt there.</text:span><text:span text:style-name="T710"><text:s/>32<text:s/></text:span><text:span text:style-name="T711">And all the days of Tharrha in the land of Charrhan were two hundred and five years, and Tharrha died in Charrhan.</text:span></text:p>
            <text:p text:style-name="P712">Genesis 12</text:p>
            <text:p text:style-name="P713"><text:span text:style-name="T714">1<text:s/></text:span><text:span text:style-name="T715">And the Ld said to Abram, Go forth out of thy land and out of thy kindred, and out of the house of thy father, and come into the land which I will shew thee.</text:span><text:span text:style-name="T716"><text:s/>2<text:s/></text:span><text:span text:style-name="T717">And I will make thee a great nation, and I will bless thee and magnify thy name, and thou shalt be blessed.</text:span><text:span text:style-name="T718"><text:s/>3<text:s/></text:span><text:span text:style-name="T719">And I will bless those that bless thee, and curse those that curse thee, and in thee shall all the tribes of the earth be blessed.</text:span><text:span text:style-name="T720"><text:s/>4<text:s/></text:span><text:span text:style-name="T721">And Abram went as the Ld spoke to him, and Lot departed with him, and Abram was seventy-five years old, when he went out of Charrhan.</text:span><text:span text:style-name="T722"><text:s/>5<text:s/></text:span><text:span text:style-name="T723">And Abram took Sara his wife, and Lot the son of his brother, and all their possessions, as many as they had got, and every soul which they had got in Charrhan, and they went forth to go into the land of Chanaan.</text:span><text:span text:style-name="T724"><text:s/>6<text:s/></text:span><text:span text:style-name="T725">And Abram traversed the land lengthwise as far as the place Sychem, to the high oak, and the Chananites then inhabited the land.</text:span><text:span text:style-name="T726"><text:s/>7<text:s/></text:span><text:span text:style-name="T727">And the Ld appeared to Abram, and said to him, I will give this land to thy seed. And Abram built an altar there to the Ld who appeared to him.</text:span><text:span text:style-name="T728"><text:s/>8<text:s/></text:span><text:span text:style-name="T729">And he departed thence to the mountain eastward of Baethel, and there he pitched his tent in Baethel near the sea, and Aggai toward the east, and there he built an altar to the Ld, and called on the name of the Ld.</text:span><text:span text:style-name="T730"><text:s/>9<text:s/></text:span><text:span text:style-name="T731">And Abram departed and went and encamped in the wilderness.</text:span><text:span text:style-name="T732"><text:s/>10<text:s/></text:span><text:span text:style-name="T733">And there was a famine in the land, and Abram went down to Egypt to sojourn there, because the famine prevailed in the land.</text:span><text:span text:style-name="T734"><text:s/>11<text:s/></text:span><text:span text:style-name="T735">And it came to pass when Abram drew nigh to enter into Egypt, Abram said to Sara his wife, I know that thou art a fair woman.</text:span><text:span text:style-name="T736"><text:s/>12<text:s/></text:span><text:span text:style-name="T737">It shall come to pass then that when the Egyptians shall see thee, they shall say, This is his wife, and they shall slay me, but they shall save thee alive.</text:span><text:span text:style-name="T738"><text:s/>13<text:s/></text:span><text:span text:style-name="T739">Say, therefore, I am his sister, that it may be well with me on account of thee, and my soul shall live because of thee.</text:span><text:span text:style-name="T740"><text:s/>14<text:s/></text:span><text:span text:style-name="T741">And it came to pass when Abram entered into Egypt - the Egyptians having seen his wife that she was very beautiful -</text:span><text:span text:style-name="T742"><text:s/>15<text:s/></text:span><text:span text:style-name="T743">that the princes of Pharao saw her, and praised her to Pharao and brought her into the house of Pharao.</text:span><text:span text:style-name="T744"><text:s/>16<text:s/></text:span><text:span text:style-name="T745">And they treated Abram well on her account, and he had sheep, and calves, and asses, and men-servants, and women-servants, and mules, and camels.</text:span><text:span text:style-name="T746"><text:s/>17<text:s/></text:span><text:span text:style-name="T747">And Gd afflicted Pharao with great and severe afflictions, and his house, because of Sara, Abram's wife.</text:span><text:span text:style-name="T748"><text:s/>18<text:s/></text:span><text:span text:style-name="T749">And Pharao having called Abram, said, What is this thou hast done to me, that thou didst not tell me that she was thy wife?</text:span><text:span text:style-name="T750"><text:s/>19<text:s/></text:span><text:span text:style-name="T751">Wherefore didst thou say, She is my sister? and I took her for a wife to myself; and now, behold, thy wife is before thee, take her and go quickly away.</text:span><text:span text:style-name="T752"><text:s/>20<text:s/></text:span><text:span text:style-name="T753">And Pharao gave charge to men concerning Abram, to join in sending him forward, and his wife, and all that he had.</text:span></text:p>
            <text:p text:style-name="P754">Genesis 13</text:p>
            <text:p text:style-name="P755"><text:span text:style-name="T756">1<text:s/></text:span><text:span text:style-name="T757">And Abram went up out of Egypt, he and his wife, and all that he had, and Lot with him, into the wilderness.</text:span><text:span text:style-name="T758"><text:s/>2<text:s/></text:span><text:span text:style-name="T759">And Abram was very rich in cattle, and silver, and gold.</text:span><text:span text:style-name="T760"><text:s/>3<text:s/></text:span><text:span text:style-name="T761">And he went<text:s/></text:span><text:span text:style-name="T762">to the place</text:span><text:span text:style-name="T763"><text:s/>whence he came, into the wilderness as far as Baethel, as far as the place where his tent was before, between Baethel and Aggai,</text:span><text:span text:style-name="T764"><text:s/>4<text:s/></text:span><text:span text:style-name="T765">to the place of the altar, which he built there at first, and Abram there called on the name of the Ld.</text:span><text:span text:style-name="T766"><text:s/>5<text:s/></text:span><text:span text:style-name="T767">And Lot who went out with Abram had sheep, and oxen, and tents.</text:span><text:span text:style-name="T768"><text:s/>6<text:s/></text:span><text:span text:style-name="T769">And the land was not large enough for them to live together, because their possessions were great; and the land was not large enough for them to live together.</text:span><text:span text:style-name="T770"><text:s/>7<text:s/></text:span><text:span text:style-name="T771">And there was a strife between the herdmen of Abram's cattle, and the herdmen of Lot's cattle, and the Chananites and the Pherezites then inhabited the land.</text:span><text:span text:style-name="T772"><text:s/>8<text:s/></text:span><text:span text:style-name="T773">And Abram said to Lot, Let there not be a strife between me and thee, and between my herdmen and thy herdmen, for we are brethren.</text:span><text:span text:style-name="T774"><text:s/>9<text:s/></text:span><text:span text:style-name="T775">Lo! is not the whole land before thee? Separate thyself from me; if thou<text:s/></text:span><text:span text:style-name="T776">goest</text:span><text:span text:style-name="T777"><text:s/>to the left, I will go to the right, and if thou goest to the right, I will go to the left.</text:span><text:span text:style-name="T778"><text:s/>10<text:s/></text:span><text:span text:style-name="T779">And Lot having lifted up his eyes, observed all the country round about Jordan, that it was all watered, before Gd overthrew Sodom and Gomorrha, as the garden of the Ld, and as the land of Egypt, until thou come to Zogora.</text:span><text:span text:style-name="T780"><text:s/>11<text:s/></text:span><text:span text:style-name="T781">And Lot chose for himself all the country round Jordan, and Lot went from the east, and they were separated each from his brother. And Abram dwelt in the land of Chanaan.</text:span><text:span text:style-name="T782"><text:s/>12<text:s/></text:span><text:span text:style-name="T783">And Lot dwelt in a city of the neighbouring people, and pitched his tent in Sodom.</text:span><text:span text:style-name="T784"><text:s/>13<text:s/></text:span><text:span text:style-name="T785">But the men of Sodom were evil, and exceedingly sinful before Gd.</text:span><text:span text:style-name="T786"><text:s/>14<text:s/></text:span><text:span text:style-name="T787">And Gd said to Abram after Lot was separated from him, Look up with thine eyes, and behold from the place where thou now art northward and southward, and eastward and seaward;</text:span><text:span text:style-name="T788"><text:s/>15<text:s/></text:span><text:span text:style-name="T789">for all the land which thou seest, I will give it to thee and to thy seed for ever.</text:span><text:span text:style-name="T790"><text:s/>16<text:s/></text:span><text:span text:style-name="T791">And I will make thy seed like the dust of the earth; if any one is able to number the dust of the earth, then shall thy seed be numbered.</text:span><text:span text:style-name="T792"><text:s/>17<text:s/></text:span><text:span text:style-name="T793">Arise and traverse the land, both in the length of it and in the breadth; for to thee will I give it, and to thy seed for ever.</text:span><text:span text:style-name="T794"><text:s/>18<text:s/></text:span><text:span text:style-name="T795">And Abram having removed his tent, came and dwelt by the oak of Mambre, which was in Chebrom, and he there built an altar to the Ld.</text:span></text:p>
            <text:p text:style-name="P796">Genesis 14</text:p>
            <text:p text:style-name="P797"><text:span text:style-name="T798">1<text:s/></text:span><text:span text:style-name="T799">And it came to pass in the reign of Amarphal king of Sennaar, and Arioch king of Ellasar, that Chodollogomor king of Elam, and Thargal king of nations,</text:span><text:span text:style-name="T800"><text:s/>2<text:s/></text:span><text:span text:style-name="T801">made war with Balla king of Sodom, and with Barsa king of Gomorrha, and with Sennaar, king of Adama, and with Symobor king of Seboim and the king of Balac, this is Segor.</text:span><text:span text:style-name="T802"><text:s/>3<text:s/></text:span><text:span text:style-name="T803">All these met with one consent at the salt valley; this is<text:s/></text:span><text:span text:style-name="T804">now</text:span><text:span text:style-name="T805"><text:s/>the sea of salt.</text:span><text:span text:style-name="T806"><text:s/>4<text:s/></text:span><text:span text:style-name="T807">Twelve years they served Chodollogomor, and the thirteenth year they revolted.</text:span><text:span text:style-name="T808"><text:s/>5<text:s/></text:span><text:span text:style-name="T809">And in the fourteenth year came Chodollogomor, and the kings with him, and cut to pieces the giants in Astaroth, and Carnain, and strong nations with them, and the Ommaeans in the city Save.</text:span><text:span text:style-name="T810"><text:s/>6<text:s/></text:span><text:span text:style-name="T811">And the Chorrhaeans in the mountains of Seir, to the turpentine tree of Pharan, which is in the desert.</text:span><text:span text:style-name="T812"><text:s/>7<text:s/></text:span><text:span text:style-name="T813">And having turned back they came to the well of judgment; this is Cades, and they cut in pieces all the princes of Amalec, and the Amorites dwelling in Asasonthamar.</text:span><text:span text:style-name="T814"><text:s/>8<text:s/></text:span><text:span text:style-name="T815">And the king of Sodom went out, and the king of Gomorrha, and king of Adama, and king of Seboim, and king of Balac, this is Segor, and they set themselves in array against them for war in the salt valley,</text:span><text:span text:style-name="T816"><text:s/>9<text:s/></text:span><text:span text:style-name="T817">against Chodollogomor king of Elam, and Thargal king of nations, and Amarphal king of Sennaar, and Arioch king of Ellasar, the four kings against the five.</text:span><text:span text:style-name="T818"><text:s/>10<text:s/></text:span><text:span text:style-name="T819">Now the salt valley<text:s/></text:span><text:span text:style-name="T820">consists of</text:span><text:span text:style-name="T821"><text:s/>slime-pits. And the king of Sodom fled and the king of Gomorrha, and they fell in there: and they that were left fled to the mountain country.</text:span><text:span text:style-name="T822"><text:s/>11<text:s/></text:span><text:span text:style-name="T823">And they took all the cavalry of Sodom and Gomorrha, and all their provisions, and departed.</text:span><text:span text:style-name="T824"><text:s/>12<text:s/></text:span><text:span text:style-name="T825">And they took also Lot the son of Abram's brother, and his baggage, and departed, for he dwelt in Sodom.</text:span><text:span text:style-name="T826"><text:s/>13<text:s/></text:span><text:span text:style-name="T827">And one of them that had been rescued came and told Abram the Hebrew; and he dwelt by the oak of Mamre the Amorite the brother of Eschol, and the brother of Aunan, who were confederates with Abram.</text:span><text:span text:style-name="T828"><text:s/>14<text:s/></text:span><text:span text:style-name="T829">And Abram having heard that Lot his nephew had been taken captive, numbered his own home-born<text:s/></text:span><text:span text:style-name="T830">servants</text:span><text:span text:style-name="T831"><text:s/>three hundred and eighteen, and pursued after them to Dan.</text:span><text:span text:style-name="T832"><text:s/>15<text:s/></text:span><text:span text:style-name="T833">And he came upon them by night, he and his servants, and he smote them and pursued them as far as Choba, which is on the left of Damascus.</text:span><text:span text:style-name="T834"><text:s/>16<text:s/></text:span><text:span text:style-name="T835">And he recovered all the cavalry of Sodom, and he recovered Lot his nephew, and all his possessions, and the women and the people.</text:span><text:span text:style-name="T836"><text:s/>17<text:s/></text:span><text:span text:style-name="T837">And the king of Sodom went out to meet him, after he returned from the slaughter of Chodollogomor, and the kings with him, to the valley of Saby; this was the plain of the kings.</text:span><text:span text:style-name="T838"><text:s/>18<text:s/></text:span><text:span text:style-name="T839">And Melchisedec king of Salem brought forth loaves and wine, and he was the priest of the most high Gd.</text:span><text:span text:style-name="T840"><text:s/>19<text:s/></text:span><text:span text:style-name="T841">And he blessed Abram, and said, Blessed be Abram of the most high Gd, who made heaven and earth,</text:span><text:span text:style-name="T842"><text:s/>20<text:s/></text:span><text:span text:style-name="T843">and blessed be the most high Gd who delivered thine enemies into thy power. And Abram gave him the tithe of all.</text:span><text:span text:style-name="T844"><text:s/>21<text:s/></text:span><text:span text:style-name="T845">And the king of Sodom said to Abram, Give me the men, and take the horses to thyself.</text:span><text:span text:style-name="T846"><text:s/>22<text:s/></text:span><text:span text:style-name="T847">And Abram said to the king of Sodom, I will stretch out my hand to the Ld the most high Gd, who made the heaven and the earth,</text:span><text:span text:style-name="T848"><text:s/>23<text:s/></text:span><text:span text:style-name="T849">that</text:span><text:span text:style-name="T850"><text:s/>I will not take from all thy goods from a string to a shoe-latchet, lest thou shouldest say, I have made Abram rich.</text:span><text:span text:style-name="T851"><text:s/>24<text:s/></text:span><text:span text:style-name="T852">Except what things the young men have eaten, and the portion of the men that went with me, Eschol, Aunan, Mambre, these shall take a portion.</text:span></text:p>
            <text:p text:style-name="P853">Genesis 15</text:p>
            <text:p text:style-name="P854"><text:span text:style-name="T855">1<text:s/></text:span><text:span text:style-name="T856">And after these things the word of the Ld came to Abram in a vision, saying, Fear not, Abram, I shield thee, thy reward shall be very great.</text:span><text:span text:style-name="T857"><text:s/>2<text:s/></text:span><text:span text:style-name="T858">And Abram said, Master<text:s/></text:span><text:span text:style-name="T859">and</text:span><text:span text:style-name="T860"><text:s/>Ld, what wilt thou give me? whereas I am departing without a child, but the son of Masek my home-born female slave, this Eliezer of Damascus<text:s/></text:span><text:span text:style-name="T861">is mine heir.</text:span><text:span text:style-name="T862"><text:s/>3<text:s/></text:span><text:span text:style-name="T863">And Abram said,<text:s/></text:span><text:span text:style-name="T864">I am grieved</text:span><text:span text:style-name="T865"><text:s/>since thou hast given me no seed, but my home-born<text:s/></text:span><text:span text:style-name="T866">servant</text:span><text:span text:style-name="T867"><text:s/>shall succeed me.</text:span><text:span text:style-name="T868"><text:s/>4<text:s/></text:span><text:span text:style-name="T869">And immediately there was a voice of the Ld to him, saying, This shall not be thine heir; but he that shall come out of thee shall be thine heir.</text:span><text:span text:style-name="T870"><text:s/>5<text:s/></text:span><text:span text:style-name="T871">And he brought him out and said to him, Look up now to heaven, and count the stars, if thou shalt be able to number them fully, and he said, Thus shall thy seed be.</text:span><text:span text:style-name="T872"><text:s/>6<text:s/></text:span><text:span text:style-name="T873">And Abram believed Gd, and it was counted to him for righteousness.</text:span><text:span text:style-name="T874"><text:s/>7<text:s/></text:span><text:span text:style-name="T875">And he said to him, I am Gd that brought thee out of the land of the Chaldeans, so as to give thee this land to inherit.</text:span><text:span text:style-name="T876"><text:s/>8<text:s/></text:span><text:span text:style-name="T877">And he said, Master<text:s/></text:span><text:span text:style-name="T878">and</text:span><text:span text:style-name="T879"><text:s/>Ld, how shall I know that I shall inherit it?</text:span><text:span text:style-name="T880"><text:s/>9<text:s/></text:span><text:span text:style-name="T881">And he said to him, Take for me an heifer in her third year, and a she-goat in her third year, and a ram in his third year, and a dove and a pigeon.</text:span><text:span text:style-name="T882"><text:s/>10<text:s/></text:span><text:span text:style-name="T883">So he took to him all these, and divided them in the midst, and set them opposite to each other, but the birds he did not divide.</text:span><text:span text:style-name="T884"><text:s/>11<text:s/></text:span><text:span text:style-name="T885">And birds came down upon the bodies,<text:s/></text:span><text:span text:style-name="T886">even</text:span><text:span text:style-name="T887"><text:s/>upon the divided parts of them, and Abram sat down by them.</text:span><text:span text:style-name="T888"><text:s/>12<text:s/></text:span><text:span text:style-name="T889">And about sunset a trance fell upon Abram, and lo! a great gloomy terror falls upon him.</text:span><text:span text:style-name="T890"><text:s/>13<text:s/></text:span><text:span text:style-name="T891">And it was said to Abram, Thou shalt surely know that thy seed shall be a sojourner in a land not their won, and they shall enslave them, and afflict them, and humble them four hundred years.</text:span><text:span text:style-name="T892"><text:s/>14<text:s/></text:span><text:span text:style-name="T893">And the nation whomsoever they shall serve I will judge; and after this, they shall come forth hither with much property.</text:span><text:span text:style-name="T894"><text:s/>15<text:s/></text:span><text:span text:style-name="T895">But thou shalt depart to thy fathers in peace, nourished in a good old age.</text:span><text:span text:style-name="T896"><text:s/>16<text:s/></text:span><text:span text:style-name="T897">And in the fourth generation they shall return hither, for the sins of the Amorites are not yet filled up, even until now.</text:span><text:span text:style-name="T898"><text:s/>17<text:s/></text:span><text:span text:style-name="T899">And when the sun was about to set, there was a flame, and behold a smoking furnace and lamps of fire, which passed between these divided pieces.</text:span><text:span text:style-name="T900"><text:s/>18<text:s/></text:span><text:span text:style-name="T901">In that day the Ld made a covenant with Abram, saying, To thy seed I will give this land, from the river of Egypt to the great river Euphrates.</text:span><text:span text:style-name="T902"><text:s/>19<text:s/></text:span><text:span text:style-name="T903">The Kenites, and the Kenezites, and the Kedmoneans,</text:span><text:span text:style-name="T904"><text:s/>20<text:s/></text:span><text:span text:style-name="T905">and the Chettites, and the Pherezites, and the Raphaim,</text:span><text:span text:style-name="T906"><text:s/>21<text:s/></text:span><text:span text:style-name="T907">and the Amorites, and the Chananites, and the Evites, and the Gergesites, and the Jebusites.</text:span></text:p>
            <text:p text:style-name="P908">Genesis 16</text:p>
            <text:p text:style-name="P909"><text:span text:style-name="T910">1<text:s/></text:span><text:span text:style-name="T911">And Sara the wife of Abram bore him no children; and she had an Egyptian maid, whose name was Agar.</text:span><text:span text:style-name="T912"><text:s/>2<text:s/></text:span><text:span text:style-name="T913">And Sara said to Abram, Behold, the Ld has restrained me from bearing, go therefore in to my maid, that I may get children for myself through her. And Abram hearkened to the voice of Sara.</text:span><text:span text:style-name="T914"><text:s/>3<text:s/></text:span><text:span text:style-name="T915">So Sara the wife of Abram having taken Agar the Egyptian her handmaid, after Abram had dwelt ten years in the land of Chanaan, gave her to Abram her husband as a wife to him.</text:span><text:span text:style-name="T916"><text:s/>4<text:s/></text:span><text:span text:style-name="T917">And he went in to Agar, and she conceived, and saw that she was with child, and her mistress was dishonoured before her.</text:span><text:span text:style-name="T918"><text:s/>5<text:s/></text:span><text:span text:style-name="T919">And Sara said to Abram, I am injured by thee; I gave my handmaid into thy bosom, and when I saw that she was with child, I was dishonoured before her. The Ld judge between me and thee.</text:span><text:span text:style-name="T920"><text:s/>6<text:s/></text:span><text:span text:style-name="T921">And Abram said to Sara, Behold thy handmaid is in thy hands, use her as it may seem good to thee. And Sara afflicted her, and she fled from her face.</text:span><text:span text:style-name="T922"><text:s/>7<text:s/></text:span><text:span text:style-name="T923">And an angel of the Ld found her by the fountain of water in the wilderness, by the fountain in the way to Sur.</text:span><text:span text:style-name="T924"><text:s/>8<text:s/></text:span><text:span text:style-name="T925">And the angel of the Ld said to her, Agar, Sara's maid, whence comest thou, and wither goest thou? and she said, I am fleeing from the face of my mistress Sara.</text:span><text:span text:style-name="T926"><text:s/>9<text:s/></text:span><text:span text:style-name="T927">And the angel of the Ld said to her, Return to thy mistress, and submit thyself under her hands.</text:span><text:span text:style-name="T928"><text:s/>10<text:s/></text:span><text:span text:style-name="T929">And the angel of the Ld said to her, I will surely multiply thy seed, and it shall not be numbered for multitude.</text:span><text:span text:style-name="T930"><text:s/>11<text:s/></text:span><text:span text:style-name="T931">And the angel of the Ld said to her, Behold thou art with child, and shalt bear a son, and shalt call his name Ismael, for the Ld hath hearkened to thy humiliation.</text:span><text:span text:style-name="T932"><text:s/>12<text:s/></text:span><text:span text:style-name="T933">He shall be a wild man, his hands against all, and the hands of all against him, and he shall dwell in the presence of all his brethren.</text:span><text:span text:style-name="T934"><text:s/>13<text:s/></text:span><text:span text:style-name="T935">And she called the name of the Ld Gd who spoke to her, Thou art Gd who seest me; for she said, For I have openly seen him that appeared to me.</text:span><text:span text:style-name="T936"><text:s/>14<text:s/></text:span><text:span text:style-name="T937">Therefore she called the well, The well of him whom I have openly seen; behold it is between Cades and Barad.</text:span><text:span text:style-name="T938"><text:s/>15<text:s/></text:span><text:span text:style-name="T939">And Agar bore a son to Abram; and Abram called the name of his son which Agar bore to him, Ismael.</text:span><text:span text:style-name="T940"><text:s/>16<text:s/></text:span><text:span text:style-name="T941">And Abram was eighty-six years old, when Agar bore Ismael to Abram.</text:span></text:p>
            <text:p text:style-name="P942">Genesis 17</text:p>
            <text:p text:style-name="P943"><text:span text:style-name="T944">1<text:s/></text:span><text:span text:style-name="T945">And Abram was ninety-nine years old, and the Ld appeared to Abram and said to him, I am thy Gd, be well-pleasing before me, and be blameless.</text:span><text:span text:style-name="T946"><text:s/>2<text:s/></text:span><text:span text:style-name="T947">And I will establish my covenant between me and thee, and I will multiply thee exceedingly.</text:span><text:span text:style-name="T948"><text:s/>3<text:s/></text:span><text:span text:style-name="T949">And Abram fell upon his face, and Gd spoke to him, saying,</text:span><text:span text:style-name="T950"><text:s/>4<text:s/></text:span><text:span text:style-name="T951">And I, behold! my covenant<text:s/></text:span><text:span text:style-name="T952">is</text:span><text:span text:style-name="T953"><text:s/>with thee, and thou shalt be a father of a multitude of nations.</text:span><text:span text:style-name="T954"><text:s/>5<text:s/></text:span><text:span text:style-name="T955">And thy name shall no more be called Abram, but thy name shall be Abraam, for I have made thee a father of many nations.</text:span><text:span text:style-name="T956"><text:s/>6<text:s/></text:span><text:span text:style-name="T957">And I will increase thee very exceedingly, and I will make nations of thee, and kings shall come out of thee.</text:span><text:span text:style-name="T958"><text:s/>7<text:s/></text:span><text:span text:style-name="T959">And I will establish my covenant between thee and thy seed after thee, to their generations, for an everlasting covenant, to be thy Gd, and<text:s/></text:span><text:span text:style-name="T960">the Gd</text:span><text:span text:style-name="T961"><text:s/>of thy seed after thee.</text:span><text:span text:style-name="T962"><text:s/>8<text:s/></text:span><text:span text:style-name="T963">And I will give to thee and to thy seed after thee the land wherein thou sojournest, even all the land of Chanaan for an everlasting possession, and I will be to them a Gd.</text:span><text:span text:style-name="T964"><text:s/>9<text:s/></text:span><text:span text:style-name="T965">And Gd said to Abraam, Thou also shalt fully keep my covenant, thou and thy seed after thee for their generations.</text:span><text:span text:style-name="T966"><text:s/>10<text:s/></text:span><text:span text:style-name="T967">And this<text:s/></text:span><text:span text:style-name="T968">is</text:span><text:span text:style-name="T969"><text:s/>the covenant which thou shalt fully keep between me and you, and between thy seed after thee for their generations; every male of you shall be circumcised.</text:span><text:span text:style-name="T970"><text:s/>11<text:s/></text:span><text:span text:style-name="T971">And ye shall be circumcised in the flesh of your foreskin, and it shall be for a sign of a covenant between me and you.</text:span><text:span text:style-name="T972"><text:s/>12<text:s/></text:span><text:span text:style-name="T973">And the child of eight days<text:s/></text:span><text:span text:style-name="T974">old</text:span><text:span text:style-name="T975"><text:s/>shall be circumcised by you, every male throughout your generations, and<text:s/></text:span><text:span text:style-name="T976">the servant</text:span><text:span text:style-name="T977"><text:s/>born in the house and he that is bought with money, of every son of a stranger, who is not of thy seed.</text:span><text:span text:style-name="T978"><text:s/>13<text:s/></text:span><text:span text:style-name="T979">He that is born in thy house, and he that is bought with money shall be surely circumcised, and my covenant shall be on your flesh for an everlasting covenant.</text:span><text:span text:style-name="T980"><text:s/>14<text:s/></text:span><text:span text:style-name="T981">And the uncircumcised male, who shall not be circumcised in the flesh of his foreskin on the eighth day, that soul shall be utterly destroyed from its family, for he has broken my covenant.</text:span><text:span text:style-name="T982"><text:s/>15<text:s/></text:span><text:span text:style-name="T983">And Gd said to Abraam, Sara thy wife - her name shall not be called Sara, Sarrha shall be her name.</text:span><text:span text:style-name="T984"><text:s/>16<text:s/></text:span><text:span text:style-name="T985">And I will bless her, and give thee a son of her, and I will bless him, and he shall become nations, and kings of nations shall be of him.</text:span><text:span text:style-name="T986"><text:s/>17<text:s/></text:span><text:span text:style-name="T987">And Abraam fell upon his face, and laughed; and spoke in his heart, saying, Shall there be a child to one who is a hundred years old, and shall Sarrha who is ninety years old, bear?</text:span><text:span text:style-name="T988"><text:s/>18<text:s/></text:span><text:span text:style-name="T989">And Abraam said to Gd, Let this Ismael live before thee.</text:span><text:span text:style-name="T990"><text:s/>19<text:s/></text:span><text:span text:style-name="T991">And Gd said to Abraam, Yea, behold, Sarrha thy wife shall bear thee a son, and thou shalt call his name Isaac; and I will establish my covenant with him, for an everlasting covenant, to be a Gd to him and to his seed after him.</text:span><text:span text:style-name="T992"><text:s/>20<text:s/></text:span><text:span text:style-name="T993">And concerning Ismael, behold, I have heard thee, and, behold, I have blessed him, and will increase him and multiply him exceedingly; twelve nations shall he beget, and I will make him a great nation.</text:span><text:span text:style-name="T994"><text:s/>21<text:s/></text:span><text:span text:style-name="T995">But I will establish my covenant with Isaac, whom Sarrha shall bear to thee at this time, in the next year.</text:span><text:span text:style-name="T996"><text:s/>22<text:s/></text:span><text:span text:style-name="T997">And he left off speaking with him, and Gd went up from Abraam.</text:span><text:span text:style-name="T998"><text:s/>23<text:s/></text:span><text:span text:style-name="T999">And Abraam took Ismael his son, and all his home-born<text:s/></text:span><text:span text:style-name="T1000">servants</text:span><text:span text:style-name="T1001">, and all those bought with money, and every male of the men in the house of Abraam, and he circumcised their foreskins in the time of that day, according as Gd spoke to him.</text:span><text:span text:style-name="T1002"><text:s/>24<text:s/></text:span><text:span text:style-name="T1003">And Abraam was ninety-nine years old, when he was circumcised in the flesh of his foreskin.</text:span><text:span text:style-name="T1004"><text:s/>25<text:s/></text:span><text:span text:style-name="T1005">And Ismael his son was thirteen years old when he was circumcised in the flesh of his foreskin.</text:span><text:span text:style-name="T1006"><text:s/>26<text:s/></text:span><text:span text:style-name="T1007">And at the period of that day, Abraam was circumcised, and Ismael his son,</text:span><text:span text:style-name="T1008"><text:s/>27<text:s/></text:span><text:span text:style-name="T1009">and all the men of his house, both those born in the house, and those bought with money of foreign nations.</text:span></text:p>
            <text:p text:style-name="P1010">Genesis 18</text:p>
            <text:p text:style-name="P1011"><text:span text:style-name="T1012">1<text:s/></text:span><text:span text:style-name="T1013">And Gd appeared to him by the oak of Mambre, as he sat by the door of his tent at noon.</text:span><text:span text:style-name="T1014"><text:s/>2<text:s/></text:span><text:span text:style-name="T1015">And he lifted up his eyes and beheld, and lo! three men stood before him; and having seen them he ran to meet them from the door of his tent, and did obeisance to the ground.</text:span><text:span text:style-name="T1016"><text:s/>3<text:s/></text:span><text:span text:style-name="T1017">And he said, Ld, if indeed I have found grace in thy sight, pass not by thy servant.</text:span><text:span text:style-name="T1018"><text:s/>4<text:s/></text:span><text:span text:style-name="T1019">Let water now be brought, and let them wash your feet, and do ye refresh<text:s/></text:span><text:span text:style-name="T1020">yourselves</text:span><text:span text:style-name="T1021"><text:s/>under the tree.</text:span><text:span text:style-name="T1022"><text:s/>5<text:s/></text:span><text:span text:style-name="T1023">And I will bring bread, and ye shall eat, and after this ye shall depart on your journey, on account of which<text:s/></text:span><text:span text:style-name="T1024">refreshment</text:span><text:span text:style-name="T1025"><text:s/>ye have turned aside to your servant. And he said, So do, as thou hast said.</text:span><text:span text:style-name="T1026"><text:s/>6<text:s/></text:span><text:span text:style-name="T1027">And Abraam hasted to the tent to Sarrha, and said to her, Hasten, and knead three measures of fine flour, and make cakes.</text:span><text:span text:style-name="T1028"><text:s/>7<text:s/></text:span><text:span text:style-name="T1029">And Abraam ran to the kine, and took a young calf, tender and good, and gave it to his servant, and he hasted to dress it.</text:span><text:span text:style-name="T1030"><text:s/>8<text:s/></text:span><text:span text:style-name="T1031">And he took butter and milk, and the calf which he had dressed; and he set them before them, and they did eat, and he stood by them under the tree.</text:span><text:span text:style-name="T1032"><text:s/>9<text:s/></text:span><text:span text:style-name="T1033">And he said to him, Where is Sarrha thy wife? And he answered and said, Behold! in the tent.</text:span><text:span text:style-name="T1034"><text:s/>10<text:s/></text:span><text:span text:style-name="T1035">And he said, I will return and come to thee according to this period seasonably, and Sarrha thy wife shall have a son; and Sarrha heard at the door of the tent, being behind him.</text:span><text:span text:style-name="T1036"><text:s/>11<text:s/></text:span><text:span text:style-name="T1037">And Abraam and Sarrha were old, advanced in days, and the custom of women ceased with Sarrha.</text:span><text:span text:style-name="T1038"><text:s/>12<text:s/></text:span><text:span text:style-name="T1039">And Sarrha laughed in herself, saying, The thing has not as yet happened to me, even until now, and my lord is old.</text:span><text:span text:style-name="T1040"><text:s/>13<text:s/></text:span><text:span text:style-name="T1041">And the Ld said to Abraam, Why is it that Sarrha has laughed in herself, saying, Shall I then indeed bear? but I am grown old.</text:span><text:span text:style-name="T1042"><text:s/>14<text:s/></text:span><text:span text:style-name="T1043">Shall anything be impossible with the Ld? At this time I will return to thee seasonably, and Sarrha shall have a son.</text:span><text:span text:style-name="T1044"><text:s/>15<text:s/></text:span><text:span text:style-name="T1045">But Sarrha denied, saying, I did not laugh, for she was afraid. And he said to her, Nay, but thou didst laugh.</text:span><text:span text:style-name="T1046"><text:s/>16<text:s/></text:span><text:span text:style-name="T1047">And the men having risen up from thence looked towards Sodom and Gomorrha. And Abraam went with them, attending them on their journey.</text:span><text:span text:style-name="T1048"><text:s/>17<text:s/></text:span><text:span text:style-name="T1049">And the Ld said, Shall I hide from Abraam my servant what things I intend to do?</text:span><text:span text:style-name="T1050"><text:s/>18<text:s/></text:span><text:span text:style-name="T1051">But Abraam shall become a great and populous nation, and in him shall all the nations of the earth be blest.</text:span><text:span text:style-name="T1052"><text:s/>19<text:s/></text:span><text:span text:style-name="T1053">For I know that he will order his sons, and his house after him, and they will keep the ways of the Ld, to do justice and judgment, that the Ld may bring upon Abraam all things whatsoever he has spoken to him.</text:span><text:span text:style-name="T1054"><text:s/>20<text:s/></text:span><text:span text:style-name="T1055">And the Ld said, The cry of Sodom and Gomorrha has been increased towards me, and their sins are very great.</text:span><text:span text:style-name="T1056"><text:s/>21<text:s/></text:span><text:span text:style-name="T1057">I will therefore go down and see, if they completely correspond with the cry which comes to me, and if not, that I may know.</text:span><text:span text:style-name="T1058"><text:s/>22<text:s/></text:span><text:span text:style-name="T1059">And the men having departed thence, came to Sodom; and Abraam was still standing before the Ld.</text:span><text:span text:style-name="T1060"><text:s/>23<text:s/></text:span><text:span text:style-name="T1061">And Abraam drew nigh and said, Wouldest thou destroy the righteous with the wicked, and shall the righteous be as the wicked?</text:span><text:span text:style-name="T1062"><text:s/>24<text:s/></text:span><text:span text:style-name="T1063">Should there be fifty righteous in the city, wilt thou destroy them? wilt thou not spare the whole place for the sake of the fifty righteous, if they be in it?</text:span><text:span text:style-name="T1064"><text:s/>25<text:s/></text:span><text:span text:style-name="T1065">By no means shalt thou do as this thing<text:s/></text:span><text:span text:style-name="T1066">is</text:span><text:span text:style-name="T1067"><text:s/>so as to destroy the righteous with the wicked, so the righteous shall be as the wicked: by no means. Thou that judgest the whole earth, shalt thou not do right?</text:span><text:span text:style-name="T1068"><text:s/>26<text:s/></text:span><text:span text:style-name="T1069">And the Ld said, If there should be in Sodom fifty righteous in the city, I will spare the whole city, and the whole place for their sakes.</text:span><text:span text:style-name="T1070"><text:s/>27<text:s/></text:span><text:span text:style-name="T1071">And Abraam answered and said, Now I have begun to speak to my Ld, and I am earth and ashes.</text:span><text:span text:style-name="T1072"><text:s/>28<text:s/></text:span><text:span text:style-name="T1073">But if the fifty righteous should be diminished to forty-five, wilt thou destroy the whole city because of the five<text:s/></text:span><text:span text:style-name="T1074">wanting</text:span><text:span text:style-name="T1075">? And he said, I will not destroy it, if I should find there forty-five.</text:span><text:span text:style-name="T1076"><text:s/>29<text:s/></text:span><text:span text:style-name="T1077">And he continued to speak to him still, and said, But if there should be found there forty? And he said, I will not destroy it for the forty's sake.</text:span><text:span text:style-name="T1078"><text:s/>30<text:s/></text:span><text:span text:style-name="T1079">And he said, Will there be anything<text:s/></text:span><text:span text:style-name="T1080">against me</text:span><text:span text:style-name="T1081">, Ld, if I shall speak? but if there be found there thirty? And he said, I will not destroy it for the thirty's sake.</text:span><text:span text:style-name="T1082"><text:s/>31<text:s/></text:span><text:span text:style-name="T1083">And he said, Since I am able to speak to the Ld, what if there should be found there twenty? And he said, I will not destroy it, if I should find there twenty.</text:span><text:span text:style-name="T1084"><text:s/>32<text:s/></text:span><text:span text:style-name="T1085">And he said, Will there be anything<text:s/></text:span><text:span text:style-name="T1086">against me</text:span><text:span text:style-name="T1087">, Ld, if I speak yet once? but if there should be found there ten? And he said, I will not destroy it for the ten's sake.</text:span><text:span text:style-name="T1088"><text:s/>33<text:s/></text:span><text:span text:style-name="T1089">And the Ld departed, when he left off speaking to Abraam, and Abraam returned to his place.</text:span></text:p>
            <text:p text:style-name="P1090">Genesis 19</text:p>
            <text:p text:style-name="P1091"><text:span text:style-name="T1092">1<text:s/></text:span><text:span text:style-name="T1093">And the two angels came to Sodom at evening. And Lot sat by the gate of Sodom, and Lot having seen them, rose up to meet them, and he worshipped with his face to the ground, and said,</text:span><text:span text:style-name="T1094"><text:s/>2<text:s/></text:span><text:span text:style-name="T1095">Lo!<text:s/></text:span><text:span text:style-name="T1096">my</text:span><text:span text:style-name="T1097"><text:s/>lords, turn aside to the house of your servant, and rest from your journey, and wash your feet, and having risen early in the morning ye shall depart on your journey. And they said, Nay, but we will lodge in the street.</text:span><text:span text:style-name="T1098"><text:s/>3<text:s/></text:span><text:span text:style-name="T1099">And he constrained them, and they turned aside to him, and they entered into his house, and he made a feast for them, and baked unleavened cakes for them, and they did eat.</text:span><text:span text:style-name="T1100"><text:s/>4<text:s/></text:span><text:span text:style-name="T1101">But before they went to sleep, the men of the city, the Sodomites, compassed the house, both young and old, all the people together.</text:span><text:span text:style-name="T1102"><text:s/>5<text:s/></text:span><text:span text:style-name="T1103">And they called out Lot, and said to him, Where are the men that went in to thee this night? bring them out to us that we may be with them.</text:span><text:span text:style-name="T1104"><text:s/>6<text:s/></text:span><text:span text:style-name="T1105">And Lot went out to them to the porch, and he shut the door after him,</text:span><text:span text:style-name="T1106"><text:s/>7<text:s/></text:span><text:span text:style-name="T1107">and said to them, By no means, brethren, do not act villanously.</text:span><text:span text:style-name="T1108"><text:s/>8<text:s/></text:span><text:span text:style-name="T1109">But I have two daughters, who have not known a man. I will bring them out to you, and do ye use them as it may please you, only do not injury to these men, to avoid which they came under the shelter of my roof.</text:span><text:span text:style-name="T1110"><text:s/>9<text:s/></text:span><text:span text:style-name="T1111">And they said to him, Stand back there, thou camest in to sojourn, was it also to judge? Now then we would harm thee more than them. And they pressed hard on the man, even Lot, and they drew nigh to break the door.</text:span><text:span text:style-name="T1112"><text:s/>10<text:s/></text:span><text:span text:style-name="T1113">And the men stretched forth their hands and drew Lot in to them into the house, and shut the door of the house.</text:span><text:span text:style-name="T1114"><text:s/>11<text:s/></text:span><text:span text:style-name="T1115">And they smote the men that were at the door of the house with blindness, both small and great, and they were wearied with seeking the door.</text:span><text:span text:style-name="T1116"><text:s/>12<text:s/></text:span><text:span text:style-name="T1117">And the men said to Lot, Hast thou here sons-in-law, or sons or daughters, or if thou hast any other friend in the city, bring them out of this place.</text:span><text:span text:style-name="T1118"><text:s/>13<text:s/></text:span><text:span text:style-name="T1119">For we are going to destroy this place; for their cry has been raised up before the Ld, and the Ld has sent us to destroy it.</text:span><text:span text:style-name="T1120"><text:s/>14<text:s/></text:span><text:span text:style-name="T1121">And Lot went out, and spoke to his sons-in-law who had married his daughters, and said, Rise up, and depart out of this place, for the Ld is about to destroy the city; but he seemed to be speaking absurdly before his sons-in-law.</text:span><text:span text:style-name="T1122"><text:s/>15<text:s/></text:span><text:span text:style-name="T1123">But when it was morning, the angels hastened Lot, saying, Arise and take thy wife, and thy two daughters whom thou hast, and go forth; lest thou also be destroyed with the iniquities of the city.</text:span><text:span text:style-name="T1124"><text:s/>16<text:s/></text:span><text:span text:style-name="T1125">And they were troubled, and the angels laid hold on his hand, and the hand of his wife, and the hands of his two daughters, in that the Ld spared him.</text:span><text:span text:style-name="T1126"><text:s/>17<text:s/></text:span><text:span text:style-name="T1127">And it came to pass when they brought them out, that they said, Save thine own life by all means; look not round to that which is behind, nor stay in all the country round about, escape to the mountain, lest perhaps thou be overtaken together with them.</text:span><text:span text:style-name="T1128"><text:s/>18<text:s/></text:span><text:span text:style-name="T1129">And Lot said to them, I pray, Ld,</text:span><text:span text:style-name="T1130"><text:s/>19<text:s/></text:span><text:span text:style-name="T1131">since thy servant has found mercy before thee, and thou hast magnified thy righteousness, in what thou doest towards me that my soul may live, - but I shall not be able to escape to the mountain, lest perhaps the calamity overtake me and I die.</text:span><text:span text:style-name="T1132"><text:s/>20<text:s/></text:span><text:span text:style-name="T1133">Behold this city is near for me to escape thither, which is a small one, and there shall I be preserved, is it not little? and my soul shall live because of thee.</text:span><text:span text:style-name="T1134"><text:s/>21<text:s/></text:span><text:span text:style-name="T1135">And he said to him, Behold, I have had respect to thee also about this thing, that I should not overthrow the city about which thou hast spoken.</text:span><text:span text:style-name="T1136"><text:s/>22<text:s/></text:span><text:span text:style-name="T1137">Hasten therefore to escape thither, for I shall not be able to do anything until thou art come thither; therefore he called the name of that city, Segor.</text:span><text:span text:style-name="T1138"><text:s/>23<text:s/></text:span><text:span text:style-name="T1139">The sun was risen upon the earth, when Lot entered into Segor.</text:span><text:span text:style-name="T1140"><text:s/>24<text:s/></text:span><text:span text:style-name="T1141">And the Ld rained on Sodom and Gomorrha brimstone and fire from the Ld out of heaven.</text:span><text:span text:style-name="T1142"><text:s/>25<text:s/></text:span><text:span text:style-name="T1143">And he overthrew these cities, and all the country round about, and all that dwelt in the cities, and the plants springing out of the ground.</text:span><text:span text:style-name="T1144"><text:s/>26<text:s/></text:span><text:span text:style-name="T1145">And his wife looked back, and she became a pillar of salt.</text:span><text:span text:style-name="T1146"><text:s/>27<text:s/></text:span><text:span text:style-name="T1147">And Abraam rose up early to go to the place, where he had stood before the Ld.</text:span><text:span text:style-name="T1148"><text:s/>28<text:s/></text:span><text:span text:style-name="T1149">And he looked towards Sodom and Gomorrha, and towards the surrounding country, and saw, and behold a flame went up from the earth, as the smoke of a furnace.</text:span><text:span text:style-name="T1150"><text:s/>29<text:s/></text:span><text:span text:style-name="T1151">And it came to pass that when Gd destroyed all the cities of the region round about, Gd remembered Abraam, and sent Lot out of the midst of the overthrow, when the Ld overthrew those cities in which Lot dwelt.</text:span><text:span text:style-name="T1152"><text:s/>30<text:s/></text:span><text:span text:style-name="T1153">And Lot went up out of Segor, and dwelt in the mountain, he and his two daughters with him, for he feared to dwell in Segor; and he dwelt in a cave, he and his two daughters with him.</text:span><text:span text:style-name="T1154"><text:s/>31<text:s/></text:span><text:span text:style-name="T1155">And the elder said to the younger, Our father is old, and there is no one on the earth who shall come in to us, as it is fit in all the earth.</text:span><text:span text:style-name="T1156"><text:s/>32<text:s/></text:span><text:span text:style-name="T1157">Come and let us make our father drink wine, and let us sleep with him, and let us raise up seed from our father.</text:span><text:span text:style-name="T1158"><text:s/>33<text:s/></text:span><text:span text:style-name="T1159">So they made their father drink wine in that night, and the elder went in and lay with her father that night, and he knew not when he slept and when he rose up.</text:span><text:span text:style-name="T1160"><text:s/>34<text:s/></text:span><text:span text:style-name="T1161">And it came to pass on the morrow, that the elder said to the younger, Behold, I slept yesternight with our father, let us make him drink wine in this night also, and do thou go in and sleep with him, and let us raise up seed of our father.</text:span><text:span text:style-name="T1162"><text:s/>35<text:s/></text:span><text:span text:style-name="T1163">So they made their father drink wine in that night also, and the younger went in and slept with her father, and he knew not when he slept, nor when he arose.</text:span><text:span text:style-name="T1164"><text:s/>36<text:s/></text:span><text:span text:style-name="T1165">And the two daughters of Lot conceived by their father.</text:span><text:span text:style-name="T1166"><text:s/>37<text:s/></text:span><text:span text:style-name="T1167">And the elder bore a son and called his name Moab, saying,<text:s/></text:span><text:span text:style-name="T1168">He is</text:span><text:span text:style-name="T1169"><text:s/>of my father. This is the father of the Moabites to this present day.</text:span><text:span text:style-name="T1170"><text:s/>38<text:s/></text:span><text:span text:style-name="T1171">And the younger also bore a son, and called his name Amman, saying, The son of my family. This is the father of the Ammanites to this present day.</text:span></text:p>
            <text:p text:style-name="P1172">Genesis 20</text:p>
            <text:p text:style-name="P1173"><text:span text:style-name="T1174">1<text:s/></text:span><text:span text:style-name="T1175">And Abraam removed thence to the southern country, and dwelt between Cades and Sur, and sojourned in Gerara.</text:span><text:span text:style-name="T1176"><text:s/>2<text:s/></text:span><text:span text:style-name="T1177">And Abraam said concerning Sarrha his wife, She is my sister, for he feared to say, She is my wife, lest at any time the men of the city should kill him for her sake. So Abimelech king of Gerara sent and took Sarrha.</text:span><text:span text:style-name="T1178"><text:s/>3<text:s/></text:span><text:span text:style-name="T1179">And Gd came to Abimelech by night in sleep, and said, Behold, thou diest for the woman, whom thou hast taken, whereas she has lived with a husband.</text:span><text:span text:style-name="T1180"><text:s/>4<text:s/></text:span><text:span text:style-name="T1181">But Abimelech had not touched her, and he said, Ld, wilt thou destroy an ignorantly<text:s/></text:span><text:span text:style-name="T1182">sinning</text:span><text:span text:style-name="T1183"><text:s/>and just nation?</text:span><text:span text:style-name="T1184"><text:s/>5<text:s/></text:span><text:span text:style-name="T1185">Said he not to me, She is my sister, and said she not to me, He is my brother? with a pure heart and in the righteousness of my hands have I done this.</text:span><text:span text:style-name="T1186"><text:s/>6<text:s/></text:span><text:span text:style-name="T1187">And Gd said to him in sleep, Yea, I knew that thou didst this with a pure heart, and I spared thee, so that thou shouldest not sin against me, therefore I suffered thee not to touch her.</text:span><text:span text:style-name="T1188"><text:s/>7<text:s/></text:span><text:span text:style-name="T1189">But now return the man his wife; for he is a prophet, and shall pray for thee, and thou shalt live; but if thou restore her not, know that thou shalt die and all thine.</text:span><text:span text:style-name="T1190"><text:s/>8<text:s/></text:span><text:span text:style-name="T1191">And Abimelech rose early in the morning, and called all his servants, and he spoke all these words in their ears, and all the men feared exceedingly.</text:span><text:span text:style-name="T1192"><text:s/>9<text:s/></text:span><text:span text:style-name="T1193">And Abimelech called Abraam and said to him, What is this that thou hast done to us? Have we sinned against thee, that thou hast brought upon me and upon my kingdom a great sin? Thou hast done to me a deed, which no one ought to do.</text:span><text:span text:style-name="T1194"><text:s/>10<text:s/></text:span><text:span text:style-name="T1195">And Abimelech said to Abraam, What hast thou seen in<text:s/></text:span><text:span text:style-name="T1196">me</text:span><text:span text:style-name="T1197"><text:s/>that thou hast done this?</text:span><text:span text:style-name="T1198"><text:s/>11<text:s/></text:span><text:span text:style-name="T1199">And Abraam said, Why I said, Surely there is not the worship of Gd in this place, and they will slay me because of my wife.</text:span><text:span text:style-name="T1200"><text:s/>12<text:s/></text:span><text:span text:style-name="T1201">For truly she is my sister by my father, but not by my mother, and she became my wife.</text:span><text:span text:style-name="T1202"><text:s/>13<text:s/></text:span><text:span text:style-name="T1203">And it came to pass when Gd brought me forth out of the house of my father, that I said to her, This righteousness thou shalt perform to me, in every place into which we may enter, say of me, He is my brother.</text:span><text:span text:style-name="T1204"><text:s/>14<text:s/></text:span><text:span text:style-name="T1205">And Abimelech took a thousand pieces of silver, and sheep, and calves, and servants, and maid-servants, and gave them to Abraam, and he returned him Sarrha his wife.</text:span><text:span text:style-name="T1206"><text:s/>15<text:s/></text:span><text:span text:style-name="T1207">And Abimelech said to Abraam, Behold, my land is before thee, dwell wheresoever it may please thee.</text:span><text:span text:style-name="T1208"><text:s/>16<text:s/></text:span><text:span text:style-name="T1209">And to Sarrha he said, Behold, I have given thy brother a thousand pieces of silver, those shall be to thee for the price of thy countenance, and to all the women with thee, and speak the truth in all things.</text:span><text:span text:style-name="T1210"><text:s/>17<text:s/></text:span><text:span text:style-name="T1211">And Abraam prayed to Gd, and Gd healed Abimelech, and his wife, and his women servants, and they bore children.</text:span><text:span text:style-name="T1212"><text:s/>18<text:s/></text:span><text:span text:style-name="T1213">Because the Ld had fast closed from without every womb in the house of Abimelech, because of Sarrha Abraam's wife.</text:span></text:p>
            <text:p text:style-name="P1214">Genesis 21</text:p>
            <text:p text:style-name="P1215"><text:span text:style-name="T1216">1<text:s/></text:span><text:span text:style-name="T1217">And the Ld visited Sarrha, as he said, and the Ld did to Sarrha, as he spoke.</text:span><text:span text:style-name="T1218"><text:s/>2<text:s/></text:span><text:span text:style-name="T1219">And she conceived and bore to Abraam a son in old age, at the set time according as the Ld spoke to him.</text:span><text:span text:style-name="T1220"><text:s/>3<text:s/></text:span><text:span text:style-name="T1221">And Abraam called the name of his son that was born to him, whom Sarrha bore to him, Isaac.</text:span><text:span text:style-name="T1222"><text:s/>4<text:s/></text:span><text:span text:style-name="T1223">And Abraam circumcised Isaac on the eighth day, as Gd commanded him.</text:span><text:span text:style-name="T1224"><text:s/>5<text:s/></text:span><text:span text:style-name="T1225">And Abraam was a hundred years old when Isaac his son was born to him.</text:span><text:span text:style-name="T1226"><text:s/>6<text:s/></text:span><text:span text:style-name="T1227">And Sarrha said, The Ld has made laughter for me, for whoever shall hear shall rejoice with me.</text:span><text:span text:style-name="T1228"><text:s/>7<text:s/></text:span><text:span text:style-name="T1229">And she said, Who shall say to Abraam that Sarrha suckles a child? for I have born a child in my old age.</text:span><text:span text:style-name="T1230"><text:s/>8<text:s/></text:span><text:span text:style-name="T1231">And the child grew and was weaned, and Abraam made a great feast the day that his son Isaac was weaned.</text:span><text:span text:style-name="T1232"><text:s/>9<text:s/></text:span><text:span text:style-name="T1233">And Sarrha having seen the son of Agar the Egyptian who was born to Abraam, sporting with Isaac her son,</text:span><text:span text:style-name="T1234"><text:s/>10<text:s/></text:span><text:span text:style-name="T1235">then she said to Abraam, Cast out this bondwoman and her son, for the son of this bondwoman shall not inherit with my son Isaac.</text:span><text:span text:style-name="T1236"><text:s/>11<text:s/></text:span><text:span text:style-name="T1237">But the word appeared very hard before Abraam concerning his son.</text:span><text:span text:style-name="T1238"><text:s/>12<text:s/></text:span><text:span text:style-name="T1239">But Gd said to Abraam, Let it not be hard before thee concerning the child, and concerning the bondwoman; in all things whatsoever Sarrha shall say to thee, hear her voice, for in Isaac shall thy seed be called.</text:span><text:span text:style-name="T1240"><text:s/>13<text:s/></text:span><text:span text:style-name="T1241">And moreover I will make the son of this bondwoman a great nation, because he is thy seed.</text:span><text:span text:style-name="T1242"><text:s/>14<text:s/></text:span><text:span text:style-name="T1243">And Abraam rose up in the morning and took loaves and a skin of water, and gave<text:s/></text:span><text:span text:style-name="T1244">them</text:span><text:span text:style-name="T1245"><text:s/>to Agar, and he put the child on her shoulder, and sent her away, and she having departed wandered in the wilderness near the well of the oath.</text:span><text:span text:style-name="T1246"><text:s/>15<text:s/></text:span><text:span text:style-name="T1247">And the water failed out of the skin, and she cast the child under a fir tree.</text:span><text:span text:style-name="T1248"><text:s/>16<text:s/></text:span><text:span text:style-name="T1249">And she departed and sat down opposite him at a distance, as it were a bow-shot, for she said, Surely I cannot see the death of my child: and she sat opposite him, and the child cried aloud and wept.</text:span><text:span text:style-name="T1250"><text:s/>17<text:s/></text:span><text:span text:style-name="T1251">And Gd heard the voice of the child from the place where he was, and an angel of Gd called Agar out of heaven, and said to her, What is it, Agar? fear not, for Gd has heard the voice of the child from the place where he is.</text:span><text:span text:style-name="T1252"><text:s/>18<text:s/></text:span><text:span text:style-name="T1253">Rise up, and take the child, and hold him in thine hand, for I will make him a great nation.</text:span><text:span text:style-name="T1254"><text:s/>19<text:s/></text:span><text:span text:style-name="T1255">And Gd opened her eyes, and she saw a well of springing water; and she went and filled the skin with water, and gave the child drink.</text:span><text:span text:style-name="T1256"><text:s/>20<text:s/></text:span><text:span text:style-name="T1257">And Gd was with the child, and he grew and dwelt in the wilderness, and became an archer.</text:span><text:span text:style-name="T1258"><text:s/>21<text:s/></text:span><text:span text:style-name="T1259">And he dwelt in the wilderness, and his mother took him a wife out of Pharan of Egypt.</text:span><text:span text:style-name="T1260"><text:s/>22<text:s/></text:span><text:span text:style-name="T1261">And it came to pass at that time that Abimelech spoke, and Ochozath his friend, and Phichol the chief captain of his host, to Abraam, saying, Gd is with thee in all things, whatsoever thou mayest do.</text:span><text:span text:style-name="T1262"><text:s/>23<text:s/></text:span><text:span text:style-name="T1263">Now therefore swear to me by Gd that thou wilt not injure me, nor my seed, nor my name, but according to the righteousness which I have performed with thee thou shalt deal with me, and with the land in which thou hast sojourned.</text:span><text:span text:style-name="T1264"><text:s/>24<text:s/></text:span><text:span text:style-name="T1265">And Abraam said, I will swear.</text:span><text:span text:style-name="T1266"><text:s/>25<text:s/></text:span><text:span text:style-name="T1267">And Abraam reproved Abimelech because of the wells of water, which the servants of Abimelech took away.</text:span><text:span text:style-name="T1268"><text:s/>26<text:s/></text:span><text:span text:style-name="T1269">And Abimelech said to him, I know not who has done this thing to thee, neither didst thou tell it me, neither heard I it but only to-day.</text:span><text:span text:style-name="T1270"><text:s/>27<text:s/></text:span><text:span text:style-name="T1271">And Abraam took sheep and calves, and gave them to Abimelech, and both made a covenant.</text:span><text:span text:style-name="T1272"><text:s/>28<text:s/></text:span><text:span text:style-name="T1273">And Abraam set seven ewe-lambs by themselves.</text:span><text:span text:style-name="T1274"><text:s/>29<text:s/></text:span><text:span text:style-name="T1275">And Abimelech said to Abraam, What are these seven ewe-lambs which thou hast set alone?</text:span><text:span text:style-name="T1276"><text:s/>30<text:s/></text:span><text:span text:style-name="T1277">And Abraam said, Thou shalt receive the seven ewe-lambs of me, that they may be for me as a witness, that I dug this well.</text:span><text:span text:style-name="T1278"><text:s/>31<text:s/></text:span><text:span text:style-name="T1279">Therefore he named the name of that place, The Well of the Oath, for there they both swore.</text:span><text:span text:style-name="T1280"><text:s/>32<text:s/></text:span><text:span text:style-name="T1281">And they made a covenant at the well of the oath. And there rose up Abimelech, Ochozath his friend, and Phichol the commander-in-chief of his army, and they returned to the land of the Phylistines.</text:span><text:span text:style-name="T1282"><text:s/>33<text:s/></text:span><text:span text:style-name="T1283">And Abraam planted a field at the well of the oath, and called there on the name of the Ld, the everlasting Gd.</text:span><text:span text:style-name="T1284"><text:s/>34<text:s/></text:span><text:span text:style-name="T1285">And Abraam sojourned in the land of the Phylistines many days.</text:span></text:p>
            <text:p text:style-name="P1286">Genesis 22</text:p>
            <text:p text:style-name="P1287"><text:span text:style-name="T1288">1<text:s/></text:span><text:span text:style-name="T1289">And it came to pass after these things that Gd tempted Abraam, and said to him, Abraam, Abraam; and he said, Lo! I<text:s/></text:span><text:span text:style-name="T1290">am here</text:span><text:span text:style-name="T1291">.</text:span><text:span text:style-name="T1292"><text:s/>2<text:s/></text:span><text:span text:style-name="T1293">And he said, Take thy son, the beloved one, whom thou hast loved - Isaac, and go into the high land, and offer him there for a whole-burnt-offering on one of the mountains which I will tell thee of.</text:span><text:span text:style-name="T1294"><text:s/>3<text:s/></text:span><text:span text:style-name="T1295">And Abraam rose up in the morning and saddled his ass, and he took with him two servants, and Isaac his son, and having split wood for a whole-burnt-offering, he arose and departed, and came to the place of which Gd spoke to him,</text:span><text:span text:style-name="T1296"><text:s/>4<text:s/></text:span><text:span text:style-name="T1297">on the third day; and Abraam having lifted up his eyes, saw the place afar off.</text:span><text:span text:style-name="T1298"><text:s/>5<text:s/></text:span><text:span text:style-name="T1299">And Abraam said to his servants, Sit ye here with the ass, and I and the lad will proceed thus far, and having worshipped we will return to you.</text:span><text:span text:style-name="T1300"><text:s/>6<text:s/></text:span><text:span text:style-name="T1301">And Abraam took the wood of the whole-burnt-offering, and laid it on Isaac his son, and he took into his hands both the fire and the knife, and the two went together.</text:span><text:span text:style-name="T1302"><text:s/>7<text:s/></text:span><text:span text:style-name="T1303">And Isaac said to Abraam his father, Father. And he said, What is it, son? And he said, Behold the fire and the wood, where is the sheep for a whole-burnt-offering?</text:span><text:span text:style-name="T1304"><text:s/>8<text:s/></text:span><text:span text:style-name="T1305">And Abraam said, Gd will provide himself a sheep for a whole-burnt-offering,<text:s/></text:span><text:span text:style-name="T1306">my</text:span><text:span text:style-name="T1307"><text:s/>son. And both having gone together,</text:span><text:span text:style-name="T1308"><text:s/>9<text:s/></text:span><text:span text:style-name="T1309">came to the place which Gd spoke of to him; and there Abraam built the altar, and laid the wood on it, and having bound the feet of Isaac his son together, he laid him on the altar upon the wood.</text:span><text:span text:style-name="T1310"><text:s/>10<text:s/></text:span><text:span text:style-name="T1311">And Abraam stretched forth his hand to take the knife to slay his son.</text:span><text:span text:style-name="T1312"><text:s/>11<text:s/></text:span><text:span text:style-name="T1313">And an angel of the Ld called him out of heaven, and said, Abraam, Abraam. And he said, Behold, I<text:s/></text:span><text:span text:style-name="T1314">am here</text:span><text:span text:style-name="T1315">.</text:span><text:span text:style-name="T1316"><text:s/>12<text:s/></text:span><text:span text:style-name="T1317">And he said, Lay not thine hand upon the child, neither do anything to him, for now I know that thou fearest Gd, and for my sake thou hast not spared thy beloved son.</text:span><text:span text:style-name="T1318"><text:s/>13<text:s/></text:span><text:span text:style-name="T1319">And Abraam lifted up his eyes and beheld, and lo! a ram caught by his horns in a plant of Sabec; and Abraam went and took the ram, and offered him up for a whole-burnt-offering in the place of Isaac his son.</text:span><text:span text:style-name="T1320"><text:s/>14<text:s/></text:span><text:span text:style-name="T1321">And Abraam called the name of that place, The Ld hath seen; that they might say to-day, In the mount the Ld was seen.</text:span><text:span text:style-name="T1322"><text:s/>15<text:s/></text:span><text:span text:style-name="T1323">And an angel of the Ld called Abraam the second time out of heaven, saying,</text:span><text:span text:style-name="T1324"><text:s/>16<text:s/></text:span><text:span text:style-name="T1325">I have sworn by myself, says the Ld, because thou hast done this thing, and on my account hast not spared thy beloved son,</text:span><text:span text:style-name="T1326"><text:s/>17<text:s/></text:span><text:span text:style-name="T1327">surely blessing I will bless thee, and multiplying I will multiply thy seed as the stars of heaven, and as the sand which is by the shore of the sea, and thy seed shall inherit the cities of their enemies.</text:span><text:span text:style-name="T1328"><text:s/>18<text:s/></text:span><text:span text:style-name="T1329">And in thy seed shall all the nations of the earth be blessed, because thou hast hearkened to my voice.</text:span><text:span text:style-name="T1330"><text:s/>19<text:s/></text:span><text:span text:style-name="T1331">And Abraam returned to his servants, and they arose and went together to the well of the oath; and Abraam dwelt at the well of the oath.</text:span><text:span text:style-name="T1332"><text:s/>20<text:s/></text:span><text:span text:style-name="T1333">And it came to pass after these things, that it was reported to Abraam, saying, Behold, Melcha herself too has born sons to Nachor thy brother,</text:span><text:span text:style-name="T1334"><text:s/>21<text:s/></text:span><text:span text:style-name="T1335">Uz the first-born, and Baux his brother, and Camuel the father of the Syrians, and Chazad, and</text:span><text:span text:style-name="T1336"><text:s/>22<text:s/></text:span><text:span text:style-name="T1337">Azav and Phaldes, and Jeldaph, and Bathuel, and Bathuel begot Rebecca;</text:span><text:span text:style-name="T1338"><text:s/>23<text:s/></text:span><text:span text:style-name="T1339">these are eight sons, which Melcha bore to Nachor the brother of Abraam.</text:span><text:span text:style-name="T1340"><text:s/>24<text:s/></text:span><text:span text:style-name="T1341">And his concubine whose name was Rheuma, she also bore Tabec, and Taam, and Tochos, and Mocha.</text:span></text:p>
            <text:p text:style-name="P1342">Genesis 23</text:p>
            <text:p text:style-name="P1343"><text:span text:style-name="T1344">1<text:s/></text:span><text:span text:style-name="T1345">And the life of Sarrha was an hundred and twenty-seven years.</text:span><text:span text:style-name="T1346"><text:s/>2<text:s/></text:span><text:span text:style-name="T1347">And Sarrha died in the city of Arboc, which is in the valley, this is Chebron in the land of Chanaan; and Abraam came to lament for Sarrha and to mourn.</text:span><text:span text:style-name="T1348"><text:s/>3<text:s/></text:span><text:span text:style-name="T1349">And Abraam stood up from before his dead; and Abraam spoke to the sons of Chet, saying,</text:span><text:span text:style-name="T1350"><text:s/>4<text:s/></text:span><text:span text:style-name="T1351">I am a sojourner and a stranger among you, give me therefore possession of a burying-place among you, and I will bury my dead away from me.</text:span><text:span text:style-name="T1352"><text:s/>5<text:s/></text:span><text:span text:style-name="T1353">And the sons of Chet answered to Abraam, saying, Not so, Sir,</text:span><text:span text:style-name="T1354"><text:s/>6<text:s/></text:span><text:span text:style-name="T1355">but hear us; thou art in the midst of us a king from Gd; bury thy dead in our choice sepulchres, for not one of us will by any means withhold his sepulchre from thee, so that thou shouldest not bury thy dead there.</text:span><text:span text:style-name="T1356"><text:s/>7<text:s/></text:span><text:span text:style-name="T1357">And Abraam rose up and did obeisance to the people of the land, to the sons of Chet.</text:span><text:span text:style-name="T1358"><text:s/>8<text:s/></text:span><text:span text:style-name="T1359">And Abraam spoke to them, saying, If ye have it in your mind that I should bury my dead out of my sight, hearken to me, and speak for me to Ephron the son Saar.</text:span><text:span text:style-name="T1360"><text:s/>9<text:s/></text:span><text:span text:style-name="T1361">And let him give me the double cave which he has, which is in a part of his field, let him give it me for the money it is worth for possession of a burying-place among you.</text:span><text:span text:style-name="T1362"><text:s/>10<text:s/></text:span><text:span text:style-name="T1363">Now Ephron was sitting in the midst of the children of Chet, and Ephron the Chettite answered Abraam and spoke in the hearing of the sons of Chet, and of all who entered the city, saying,</text:span><text:span text:style-name="T1364"><text:s/>11<text:s/></text:span><text:span text:style-name="T1365">Attend to me, my lord, and hear me, I give to thee the field and the cave which is in it; I have given it thee before all my country men; bury thy dead.</text:span><text:span text:style-name="T1366"><text:s/>12<text:s/></text:span><text:span text:style-name="T1367">And Abraam did obeisance before the people of the land.</text:span><text:span text:style-name="T1368"><text:s/>13<text:s/></text:span><text:span text:style-name="T1369">And he said in the ears of Ephron before the people of the land, Since thou art on my side, hear me; take the price of the field from me, and I will bury my dead there.</text:span><text:span text:style-name="T1370"><text:s/>14<text:s/></text:span><text:span text:style-name="T1371">But Ephron answered Abraam, saying,</text:span><text:span text:style-name="T1372"><text:s/>15<text:s/></text:span><text:span text:style-name="T1373">Nay, my lord, I have heard indeed, the land<text:s/></text:span><text:span text:style-name="T1374">is worth</text:span><text:span text:style-name="T1375"><text:s/>four hundred silver didrachms, but what can this be between me and thee? nay, do thou bury thy dead.</text:span><text:span text:style-name="T1376"><text:s/>16<text:s/></text:span><text:span text:style-name="T1377">And Abraam hearkened to Ephron, and Abraam rendered to Ephron the money, which he mentioned in the ears of the sons of Chet, four hundred didrachms of silver approved with merchants.</text:span><text:span text:style-name="T1378"><text:s/>17<text:s/></text:span><text:span text:style-name="T1379">And the field of Ephron, which was in Double Cave, which is opposite Mambre, the field and the cave, which was in it, and every tree which was in the field, and whatever is in its borders round about, were made sure in its borders round about, were made sure</text:span><text:span text:style-name="T1380"><text:s/>18<text:s/></text:span><text:span text:style-name="T1381">to Abraam for a possession, before the sons of Chet, and all that entered into the city.</text:span><text:span text:style-name="T1382"><text:s/>19<text:s/></text:span><text:span text:style-name="T1383">After this Abraam buried Sarrha his wife in the Double Cave of the field, which is opposite Mambre, this is Chebron in the land of Chanaan.</text:span><text:span text:style-name="T1384"><text:s/>20<text:s/></text:span><text:span text:style-name="T1385">So the field and the cave which was in it were made sure to Abraam for possession of a burying place, by the sons of Chet.</text:span></text:p>
            <text:p text:style-name="P1386">Genesis 24</text:p>
            <text:p text:style-name="P1387"><text:span text:style-name="T1388">1<text:s/></text:span><text:span text:style-name="T1389">And Abraam was old, advanced in days, and the Ld blessed Abraam in all things.</text:span><text:span text:style-name="T1390"><text:s/>2<text:s/></text:span><text:span text:style-name="T1391">And Abraam said to his servant the elder of his house, who had rule over all his possessions, Put thy hand under my thigh,</text:span><text:span text:style-name="T1392"><text:s/>3<text:s/></text:span><text:span text:style-name="T1393">and I will adjure thee by the Ld the Gd of heaven, and the Gd of the earth, that thou take not a wife for my son Isaac from the daughters of the Chananites, with whom I dwell, in the midst of them.</text:span><text:span text:style-name="T1394"><text:s/>4<text:s/></text:span><text:span text:style-name="T1395">But thou shalt go instead to my country, where I was born, and to my tribe, and thou shalt take from thence a wife for my son Isaac.</text:span><text:span text:style-name="T1396"><text:s/>5<text:s/></text:span><text:span text:style-name="T1397">And the servant said to him, Shall I carry back thy son to the land whence thou camest forth, if haply the woman should not be willing to return with me to this land?</text:span><text:span text:style-name="T1398"><text:s/>6<text:s/></text:span><text:span text:style-name="T1399">And Abraam said to him, Take heed to thyself that thou carry not my son back thither.</text:span><text:span text:style-name="T1400"><text:s/>7<text:s/></text:span><text:span text:style-name="T1401">The Ld the Gd of heaven, and the Gd of the earth, who took me out of my father's house, and out of the land whence I sprang, who spoke to me, and who swore to me, saying, I will give this land to thee and to thy seed, he shall send his angel before thee, and thou shalt take a wife to my son from thence.</text:span><text:span text:style-name="T1402"><text:s/>8<text:s/></text:span><text:span text:style-name="T1403">And if the woman should not be willing to come with thee into this land, thou shalt be clear from my oath, only carry not my son thither again.</text:span><text:span text:style-name="T1404"><text:s/>9<text:s/></text:span><text:span text:style-name="T1405">And the servant put his hand under the thigh of his master Abraam, and swore to him concerning this matter.</text:span><text:span text:style-name="T1406"><text:s/>10<text:s/></text:span><text:span text:style-name="T1407">And the servant took ten camels of his master's camels, and<text:s/></text:span><text:span text:style-name="T1408">he took</text:span><text:span text:style-name="T1409"><text:s/>of all the goods of his master with him, and he arose and went into Mesopotamia to the city of Nachor.</text:span><text:span text:style-name="T1410"><text:s/>11<text:s/></text:span><text:span text:style-name="T1411">And he rested his camels without the city by the well of water towards evening, when damsels go forth to draw water.</text:span><text:span text:style-name="T1412"><text:s/>12<text:s/></text:span><text:span text:style-name="T1413">And he said, O Ld Gd of my master Abraam, prosper my way before me to day, and deal mercifully with my master Abraam.</text:span><text:span text:style-name="T1414"><text:s/>13<text:s/></text:span><text:span text:style-name="T1415">Lo! I stand by the well of water, and the daughters of them that inhabit the city come forth to draw water.</text:span><text:span text:style-name="T1416"><text:s/>14<text:s/></text:span><text:span text:style-name="T1417">And it shall be, the virgin to whomsoever I shall say, Incline thy water-pot, that I may drink, and she shall say, Drink thou, and I will give thy camels drink, until they shall have done drinking - even this one thou hast prepared for thy servant Isaac, and hereby shall I know that thou hast dealt mercifully with my master Abraam.</text:span><text:span text:style-name="T1418"><text:s/>15<text:s/></text:span><text:span text:style-name="T1419">And it came to pass before he had done speaking in his mind, that behold, Rebecca the daughter of Bathuel, the son of Melcha, the wife of Nachor, and<text:s/></text:span><text:span text:style-name="T1420">the same</text:span><text:span text:style-name="T1421"><text:s/>the brother of Abraam, came forth, having a water-pot on her shoulders.</text:span><text:span text:style-name="T1422"><text:s/>16<text:s/></text:span><text:span text:style-name="T1423">And the virgin was very beautiful in appearance, she was a virgin, a man had not known her; and she went down to the well, and filled her water-pot, and came up.</text:span><text:span text:style-name="T1424"><text:s/>17<text:s/></text:span><text:span text:style-name="T1425">And the servant ran up to meet her, and said, Give me a little water to drink out of thy pitcher;</text:span><text:span text:style-name="T1426"><text:s/>18<text:s/></text:span><text:span text:style-name="T1427">and she said, Drink, Sir; and she hasted, and let down the pitcher upon her arm, and gave him to drink, till he ceased drinking.</text:span><text:span text:style-name="T1428"><text:s/>19<text:s/></text:span><text:span text:style-name="T1429">And she said, I will also draw water for thy camels, till they shall all have drunk.</text:span><text:span text:style-name="T1430"><text:s/>20<text:s/></text:span><text:span text:style-name="T1431">And she hasted, and emptied the water-pot into the trough, and ran to the well to draw again, and drew water for all the camels.</text:span><text:span text:style-name="T1432"><text:s/>21<text:s/></text:span><text:span text:style-name="T1433">And the man took great notice of her, and remained silent to know whether the Ld had made his way prosperous or not.</text:span><text:span text:style-name="T1434"><text:s/>22<text:s/></text:span><text:span text:style-name="T1435">And it came to pass when all the camels ceased drinking, that the man took golden ear-rings, each of a drachm weight, and he<text:s/></text:span><text:span text:style-name="T1436">put</text:span><text:span text:style-name="T1437"><text:s/>two bracelets on her hands, their weight was ten pieces of gold.</text:span><text:span text:style-name="T1438"><text:s/>23<text:s/></text:span><text:span text:style-name="T1439">And he asked her, and said, Whose daughter art thou? Tell me if there is room for us to lodge with thy father.</text:span><text:span text:style-name="T1440"><text:s/>24<text:s/></text:span><text:span text:style-name="T1441">And she said to him, I am the daughter of Bathuel the son of Melcha, whom she bore to Nachor.</text:span><text:span text:style-name="T1442"><text:s/>25<text:s/></text:span><text:span text:style-name="T1443">And she said to him, We have both straw and much provender, and a place for resting.</text:span><text:span text:style-name="T1444"><text:s/>26<text:s/></text:span><text:span text:style-name="T1445">And the man being well pleased, worshipped the Ld,</text:span><text:span text:style-name="T1446"><text:s/>27<text:s/></text:span><text:span text:style-name="T1447">and said, Blessed be the Ld the Gd of my master Abraam, who has not suffered his righteousness to fail, nor his truth from my master, and the Ld has brought me prosperously to the house of the brother of my lord.</text:span><text:span text:style-name="T1448"><text:s/>28<text:s/></text:span><text:span text:style-name="T1449">And the damsel ran and reported to the house of her mother according to these words.</text:span><text:span text:style-name="T1450"><text:s/>29<text:s/></text:span><text:span text:style-name="T1451">And Rebecca had a brother whose name was Laban; and Laban ran out to meet the man, to the well.</text:span><text:span text:style-name="T1452"><text:s/>30<text:s/></text:span><text:span text:style-name="T1453">And it came to pass when he saw the ear-rings and the bracelets on the hands of his sister, and when he heard the words of Rebecca his sister, saying, Thus the man spoke to me, that he went to the man, as he stood by the camels at the well.</text:span><text:span text:style-name="T1454"><text:s/>31<text:s/></text:span><text:span text:style-name="T1455">And he said to him, Come in hither, thou blessed of the Ld, why standest thou without, whereas I have prepared the house and a place for the camels?</text:span><text:span text:style-name="T1456"><text:s/>32<text:s/></text:span><text:span text:style-name="T1457">And the man entered into the house, and unloaded the camels, and gave the camels straw and provender, and water to wash his feet, and the feet of the men that were with him.</text:span><text:span text:style-name="T1458"><text:s/>33<text:s/></text:span><text:span text:style-name="T1459">And he set before them loaves to eat; but he said, I will not eat, until I have told my errand. And he said, Speak on.</text:span><text:span text:style-name="T1460"><text:s/>34<text:s/></text:span><text:span text:style-name="T1461">And he said, I am a servant of Abraam;</text:span><text:span text:style-name="T1462"><text:s/>35<text:s/></text:span><text:span text:style-name="T1463">and the Ld has blessed my master greatly, and he is exalted, and he has given him sheep, and calves, and silver, and gold, servants and servant-maids, camels, and asses.</text:span><text:span text:style-name="T1464"><text:s/>36<text:s/></text:span><text:span text:style-name="T1465">And Sarrha my master's wife bore one son to my master after he had grown old; and he gave him whatever he had.</text:span><text:span text:style-name="T1466"><text:s/>37<text:s/></text:span><text:span text:style-name="T1467">And my master caused me to swear, saying, Thou shalt not take a wife to my son of the daughters of the Chananites, among whom I sojourn in their land.</text:span><text:span text:style-name="T1468"><text:s/>38<text:s/></text:span><text:span text:style-name="T1469">But thou shalt go to the house of my father, and to my tribe, and thou shalt take thence a wife for my son.</text:span><text:span text:style-name="T1470"><text:s/>39<text:s/></text:span><text:span text:style-name="T1471">And I said to my master, Haply the woman will not go with me.</text:span><text:span text:style-name="T1472"><text:s/>40<text:s/></text:span><text:span text:style-name="T1473">And he said to me, The Ld Gd to whom I have been acceptable in his presence, himself shall send out his angel with thee, and shall prosper thy journey, and thou shalt take a wife for my son of my tribe, and of the house of my father.</text:span><text:span text:style-name="T1474"><text:s/>41<text:s/></text:span><text:span text:style-name="T1475">Then shalt thou be clear from my curse, for whensoever thou shalt have come to my tribe, and they shall not give her to thee, then shalt thou be clear from my oath.</text:span><text:span text:style-name="T1476"><text:s/>42<text:s/></text:span><text:span text:style-name="T1477">And having come this day to the well, I said, Ld Gd of my master Abraam, if thou prosperest my journey on which I am now going,</text:span><text:span text:style-name="T1478"><text:s/>43<text:s/></text:span><text:span text:style-name="T1479">behold, I stand by the well of water, and the daughters of the men of the city come forth to draw water, and it shall be<text:s/></text:span><text:span text:style-name="T1480">that</text:span><text:span text:style-name="T1481"><text:s/>the damsel to whom I shall say, Give me a little water to drink out of thy pitcher,</text:span><text:span text:style-name="T1482"><text:s/>44<text:s/></text:span><text:span text:style-name="T1483">and she shall say to me, Both drink thou, and I will draw water for thy camels, this<text:s/></text:span><text:span text:style-name="T1484">shall be</text:span><text:span text:style-name="T1485"><text:s/>the wife whom the Ld has prepared for his own servant Isaac; and hereby shall I know that thou hast wrought mercy with my master Abraam.</text:span><text:span text:style-name="T1486"><text:s/>45<text:s/></text:span><text:span text:style-name="T1487">And it came to pass before I had done speaking in my mind, straightway Rebecca came forth, having her pitcher on her shoulders; and she went down to the well, and drew water; and I said to her, Give me to drink.</text:span><text:span text:style-name="T1488"><text:s/>46<text:s/></text:span><text:span text:style-name="T1489">And she hasted and let down her pitcher on her arm from her head, and said, Drink thou, and I will give thy camels drink; and I drank, and she gave the camels drink.</text:span><text:span text:style-name="T1490"><text:s/>47<text:s/></text:span><text:span text:style-name="T1491">And I asked her, and said, Whose daughter art thou? tell me; and she said, I am daughter of Bathuel the son of Nachor, whom Melcha bore to him; and I put on her the ear-rings, and the bracelets on her hands.</text:span><text:span text:style-name="T1492"><text:s/>48<text:s/></text:span><text:span text:style-name="T1493">And being well-pleased I worshipped the Ld, and I blessed the Ld the Gd of my master Abraam, who has prospered me in a true way, so that I should take the daughter of my master's brother for his son.</text:span><text:span text:style-name="T1494"><text:s/>49<text:s/></text:span><text:span text:style-name="T1495">If then ye<text:s/></text:span><text:span text:style-name="T1496">will</text:span><text:span text:style-name="T1497"><text:s/>deal mercifully and justly with my lord,<text:s/></text:span><text:span text:style-name="T1498">tell me</text:span><text:span text:style-name="T1499">, and if not, tell me, that I may turn to the right hand or to the left.</text:span><text:span text:style-name="T1500"><text:s/>50<text:s/></text:span><text:span text:style-name="T1501">And Laban and Bathuel answered and said, This matter has come forth from the Ld, we shall not be able to answer thee bad or good.</text:span><text:span text:style-name="T1502"><text:s/>51<text:s/></text:span><text:span text:style-name="T1503">Behold, Rebecca is before thee, take her and go away, and let her be wife to the son of thy master, as the Ld has said.</text:span><text:span text:style-name="T1504"><text:s/>52<text:s/></text:span><text:span text:style-name="T1505">And it came to pass when the servant of Abraam heard these words, he bowed himself to the Ld down to the earth.</text:span><text:span text:style-name="T1506"><text:s/>53<text:s/></text:span><text:span text:style-name="T1507">And the servant having brought forth jewels of silver and gold and raiment, gave them to Rebecca, and gave gifts to her brother, and to her mother.</text:span><text:span text:style-name="T1508"><text:s/>54<text:s/></text:span><text:span text:style-name="T1509">And both he and the men with him ate and drank and went to sleep. And he arose in the morning and said, Send me away, that I may go to my master.</text:span><text:span text:style-name="T1510"><text:s/>55<text:s/></text:span><text:span text:style-name="T1511">And her brethren and her mother said, Let the virgin remain with us about ten days, and after that she shall depart.</text:span><text:span text:style-name="T1512"><text:s/>56<text:s/></text:span><text:span text:style-name="T1513">But he said to them, Hinder me not, for the Ld has prospered my journey for me; send me away, that I may depart to my master.</text:span><text:span text:style-name="T1514"><text:s/>57<text:s/></text:span><text:span text:style-name="T1515">And they said, Let us call the damsel, and enquire at her mouth.</text:span><text:span text:style-name="T1516"><text:s/>58<text:s/></text:span><text:span text:style-name="T1517">And they called Rebecca, and said to her, Wilt thou go with this man? and she said, I will go.</text:span><text:span text:style-name="T1518"><text:s/>59<text:s/></text:span><text:span text:style-name="T1519">So they sent forth Rebecca their sister, and her goods, and the servant of Abraam, and his attendants.</text:span><text:span text:style-name="T1520"><text:s/>60<text:s/></text:span><text:span text:style-name="T1521">And they blessed Rebecca, and said to her, Thou art our sister; become thou thousands of myriads, and let thy seed possess the cities of their enemies.</text:span><text:span text:style-name="T1522"><text:s/>61<text:s/></text:span><text:span text:style-name="T1523">And Rebecca rose up and her maidens, and they mounted the camels and went with the man; and the servant having taken up Rebecca, departed.</text:span><text:span text:style-name="T1524"><text:s/>62<text:s/></text:span><text:span text:style-name="T1525">And Isaac went through the wilderness to the well of the vision, and he dwelt in the land toward the south.</text:span><text:span text:style-name="T1526"><text:s/>63<text:s/></text:span><text:span text:style-name="T1527">And Isaac went forth into the plain toward evening to meditate; and having lifted up his eyes, he saw camels coming.</text:span><text:span text:style-name="T1528"><text:s/>64<text:s/></text:span><text:span text:style-name="T1529">And Rebecca lifted up her eyes, and saw Isaac; and she alighted briskly from the camel,</text:span><text:span text:style-name="T1530"><text:s/>65<text:s/></text:span><text:span text:style-name="T1531">and said to the servant, Who is that man that walks in the plain to meet us? And the servant said, This is my master; and she took her veil and covered herself.</text:span><text:span text:style-name="T1532"><text:s/>66<text:s/></text:span><text:span text:style-name="T1533">And the servant told Isaac all that he had done.</text:span><text:span text:style-name="T1534"><text:s/>67<text:s/></text:span><text:span text:style-name="T1535">And Isaac went into the house of his mother, and took Rebecca, and she became his wife, and he loved her; and Isaac was comforted for Sarrha his mother.</text:span></text:p>
            <text:p text:style-name="P1536">Genesis 25</text:p>
            <text:p text:style-name="P1537"><text:span text:style-name="T1538">1<text:s/></text:span><text:span text:style-name="T1539">And Abraam again took a wife, whose name was Chettura.</text:span><text:span text:style-name="T1540"><text:s/>2<text:s/></text:span><text:span text:style-name="T1541">And she bore to him Zombran, and Jezan, and Madal, and Madiam, and Jesboc, and Soie.</text:span><text:span text:style-name="T1542"><text:s/>3<text:s/></text:span><text:span text:style-name="T1543">And Jezan begot Saba and Dedan. And the sons of Dedan were the Assurians and the Latusians, and Laomim.</text:span><text:span text:style-name="T1544"><text:s/>4<text:s/></text:span><text:span text:style-name="T1545">And the sons of Madiam<text:s/></text:span><text:span text:style-name="T1546">were</text:span><text:span text:style-name="T1547"><text:s/>Gephar and Aphir, and Enoch, and Abeida, and Eldaga; all these were sons of Chettura.</text:span><text:span text:style-name="T1548"><text:s/>5<text:s/></text:span><text:span text:style-name="T1549">But Abraam gave all his possessions to Isaac his son.</text:span><text:span text:style-name="T1550"><text:s/>6<text:s/></text:span><text:span text:style-name="T1551">But to the sons of his concubines Abraam gave gifts, and he sent them away from his son Isaac, while he was yet living, to the east into the country of the east.</text:span><text:span text:style-name="T1552"><text:s/>7<text:s/></text:span><text:span text:style-name="T1553">And these<text:s/></text:span><text:span text:style-name="T1554">were</text:span><text:span text:style-name="T1555"><text:s/>the years of the days of the life of Abraam as many as he lived, a hundred and seventy-five years.</text:span><text:span text:style-name="T1556"><text:s/>8<text:s/></text:span><text:span text:style-name="T1557">And Abraam failing died in a good old age, an old man and full of days, and was added to his people.</text:span><text:span text:style-name="T1558"><text:s/>9<text:s/></text:span><text:span text:style-name="T1559">And Isaac and Ismael his sons buried him in the double cave, in the field of Ephron the son of Saar the Chettite, which is over against Mambre:</text:span><text:span text:style-name="T1560"><text:s/>10<text:s/></text:span><text:span text:style-name="T1561">even</text:span><text:span text:style-name="T1562"><text:s/>the field and the cave which Abraam bought of the sons of Chet; there they buried Abraam and Sarrha his wife.</text:span><text:span text:style-name="T1563"><text:s/>11<text:s/></text:span><text:span text:style-name="T1564">And it came to pass after Abraam was dead, that Gd blessed Isaac his son, and Isaac dwelt by the well of the vision.</text:span><text:span text:style-name="T1565"><text:s/>12<text:s/></text:span><text:span text:style-name="T1566">And these<text:s/></text:span><text:span text:style-name="T1567">are</text:span><text:span text:style-name="T1568"><text:s/>the generations of Ismael the son of Abraam, whom Agar the Egyptian the hand-maid of Sarrha bore to Abraam.</text:span><text:span text:style-name="T1569"><text:s/>13<text:s/></text:span><text:span text:style-name="T1570">And these<text:s/></text:span><text:span text:style-name="T1571">are</text:span><text:span text:style-name="T1572"><text:s/>the names of the sons of Ismael, according to the names of their generations. The firstborn of Ismael, Nabaioth, and Kedar, and Nabdeel, and Massam,</text:span><text:span text:style-name="T1573"><text:s/>14<text:s/></text:span><text:span text:style-name="T1574">and Masma, and Duma, and Masse,</text:span><text:span text:style-name="T1575"><text:s/>15<text:s/></text:span><text:span text:style-name="T1576">and Choddan, and Thaeman, and Jetur, and Naphes, and Kedma.</text:span><text:span text:style-name="T1577"><text:s/>16<text:s/></text:span><text:span text:style-name="T1578">These<text:s/></text:span><text:span text:style-name="T1579">are</text:span><text:span text:style-name="T1580"><text:s/>the sons of Ismael, and these are their names in their tents and in their dwellings, twelve princes according to their nations.</text:span><text:span text:style-name="T1581"><text:s/>17<text:s/></text:span><text:span text:style-name="T1582">And these<text:s/></text:span><text:span text:style-name="T1583">are</text:span><text:span text:style-name="T1584"><text:s/>the years of the life of Ismael, a hundred and thirty-seven years; and he failed and died, and was added to his fathers.</text:span><text:span text:style-name="T1585"><text:s/>18<text:s/></text:span><text:span text:style-name="T1586">And he dwelt from Evilat to Sur, which is opposite Egypt, until one comes to the Assyrians; he dwelt in the presence of all his brethren.</text:span><text:span text:style-name="T1587"><text:s/>19<text:s/></text:span><text:span text:style-name="T1588">And these<text:s/></text:span><text:span text:style-name="T1589">are</text:span><text:span text:style-name="T1590"><text:s/>the generations of Isaac the son of Abraam.</text:span><text:span text:style-name="T1591"><text:s/>20<text:s/></text:span><text:span text:style-name="T1592">Abraam begot Isaac. And Isaac was forty years old when he took to wife Rebecca, daughter of Bathuel the Syrian, out of Syrian Mesopotamia, sister of Laban the Syrian.</text:span><text:span text:style-name="T1593"><text:s/>21<text:s/></text:span><text:span text:style-name="T1594">And Isaac prayed the Ld concerning Rebecca his wife, because she was barren; and the Ld heard him, and his wife Rebecca conceived in her womb.</text:span><text:span text:style-name="T1595"><text:s/>22<text:s/></text:span><text:span text:style-name="T1596">And the babes leaped within her; and she said, If it will be so with me, why is this to me? And she went to enquire of the Ld.</text:span><text:span text:style-name="T1597"><text:s/>23<text:s/></text:span><text:span text:style-name="T1598">And the Ld said to her, There are two nations in thy womb, and two peoples shall be separated from thy belly, and one people shall excel the other, and the elder shall serve the younger.</text:span><text:span text:style-name="T1599"><text:s/>24<text:s/></text:span><text:span text:style-name="T1600">And the days were fulfilled that she should be delivered, and she had twins in her womb.</text:span><text:span text:style-name="T1601"><text:s/>25<text:s/></text:span><text:span text:style-name="T1602">And the first came out red, hairy all over like a skin; and she called his name Esau.</text:span><text:span text:style-name="T1603"><text:s/>26<text:s/></text:span><text:span text:style-name="T1604">And after this came forth his brother, and his hand took hold of the heel of Esau; and she called his name Jacob. And Isaac was sixty years old when Rebecca bore them.</text:span><text:span text:style-name="T1605"><text:s/>27<text:s/></text:span><text:span text:style-name="T1606">And the lads grew, and Esau was a man skilled in hunting, dwelling in the country, and Jacob a simple man, dwelling in a house.</text:span><text:span text:style-name="T1607"><text:s/>28<text:s/></text:span><text:span text:style-name="T1608">And Isaac loved Esau, because his venison was his food, but Rebecca loved Jacob.</text:span><text:span text:style-name="T1609"><text:s/>29<text:s/></text:span><text:span text:style-name="T1610">And Jacob cooked pottage, and Esau came from the plain, fainting.</text:span><text:span text:style-name="T1611"><text:s/>30<text:s/></text:span><text:span text:style-name="T1612">And Esau said to Jacob, Let me taste of that red pottage, because I am fainting; therefore his name was called Edom.</text:span><text:span text:style-name="T1613"><text:s/>31<text:s/></text:span><text:span text:style-name="T1614">And Jacob said to Esau, Sell me this day thy birthright.</text:span><text:span text:style-name="T1615"><text:s/>32<text:s/></text:span><text:span text:style-name="T1616">And Esau said, Behold, I am going to die, and for what good does this birthright<text:s/></text:span><text:span text:style-name="T1617">belong</text:span><text:span text:style-name="T1618"><text:s/>to me?</text:span><text:span text:style-name="T1619"><text:s/>33<text:s/></text:span><text:span text:style-name="T1620">And Jacob said to him, Swear to me this day; and he swore to him; and Esau sold his birthright to Jacob.</text:span><text:span text:style-name="T1621"><text:s/>34<text:s/></text:span><text:span text:style-name="T1622">And Jacob gave bread to Esau, and pottage of lentiles; and he ate and drank, and he arose and departed; so Esau slighted his birthright.</text:span></text:p>
            <text:p text:style-name="P1623">Genesis 26</text:p>
            <text:p text:style-name="P1624"><text:span text:style-name="T1625">1<text:s/></text:span><text:span text:style-name="T1626">And there was a famine in the land, besides the former famine, which was in the time of Abraam; and Isaac went to Abimelech the king of the Phylistines to Gerara.</text:span><text:span text:style-name="T1627"><text:s/>2<text:s/></text:span><text:span text:style-name="T1628">And the Ld appeared to him and said, Go not down to Egypt, but dwell in the land, which I shall tell thee of.</text:span><text:span text:style-name="T1629"><text:s/>3<text:s/></text:span><text:span text:style-name="T1630">And sojourn in this land; and I will be with thee, and bless thee, for I will give to thee and to thy seed all this land; and I will establish my oath which I swore to thy father Abraam.</text:span><text:span text:style-name="T1631"><text:s/>4<text:s/></text:span><text:span text:style-name="T1632">And I will multiply thy seed as the stars of heaven; and I will give to thy seed all this land, and all the nations of the earth shall be blest in thy seed.</text:span><text:span text:style-name="T1633"><text:s/>5<text:s/></text:span><text:span text:style-name="T1634">Because Abraam thy father hearkened to my voice, and kept my injunctions, and my commandments, and my ordinances, and my statutes.</text:span><text:span text:style-name="T1635"><text:s/>6<text:s/></text:span><text:span text:style-name="T1636">And Isaac dwelt in Gerara.</text:span><text:span text:style-name="T1637"><text:s/>7<text:s/></text:span><text:span text:style-name="T1638">And the men of the place questioned him concerning Rebecca his wife, and he said, She is my sister, for he feared to say, She is my wife, lest at any time the men of the place should slay him because of Rebecca, because she was fair.</text:span><text:span text:style-name="T1639"><text:s/>8<text:s/></text:span><text:span text:style-name="T1640">And he remained there a long time, and Abimelech the king of Gerara leaned to look through the window, and saw Isaac sporting with Rebecca his wife.</text:span><text:span text:style-name="T1641"><text:s/>9<text:s/></text:span><text:span text:style-name="T1642">And Abimelech called Isaac, and said to him, Is she then thy wife? why hast thou said, She is my sister? And Isaac said to him,<text:s/></text:span><text:span text:style-name="T1643">I did so</text:span><text:span text:style-name="T1644">, for I said, Lest at any time I die on her account.</text:span><text:span text:style-name="T1645"><text:s/>10<text:s/></text:span><text:span text:style-name="T1646">And Abimelech said to him, Why hast thou done this to us? one of my kindred within a little had lain with thy wife, and thou wouldest have brought<text:s/></text:span><text:span text:style-name="T1647">a sin of</text:span><text:span text:style-name="T1648"><text:s/>ignorance upon us.</text:span><text:span text:style-name="T1649"><text:s/>11<text:s/></text:span><text:span text:style-name="T1650">And Abimelech charged all his people, saying Every man that touches this man and his wife shall be liable to death.</text:span><text:span text:style-name="T1651"><text:s/>12<text:s/></text:span><text:span text:style-name="T1652">And Isaac sowed in that land, and he found in that year barley and hundred-fold, and the Ld blessed him.</text:span><text:span text:style-name="T1653"><text:s/>13<text:s/></text:span><text:span text:style-name="T1654">And the man was exalted, and advancing he increased, till he became very great.</text:span><text:span text:style-name="T1655"><text:s/>14<text:s/></text:span><text:span text:style-name="T1656">And he had cattle of sheep, and cattle of oxen, and many tilled lands, and the Phylistines envied him.</text:span><text:span text:style-name="T1657"><text:s/>15<text:s/></text:span><text:span text:style-name="T1658">And all the wells which the servants of his father had dug in the time of his father, the Phylistines stopped them, and filled them with earth.</text:span><text:span text:style-name="T1659"><text:s/>16<text:s/></text:span><text:span text:style-name="T1660">And Abimelech said to Isaac, Depart from us, for thou art become much mightier than we.</text:span><text:span text:style-name="T1661"><text:s/>17<text:s/></text:span><text:span text:style-name="T1662">And Isaac departed thence, and rested in the valley of Gerara, and dwelt there.</text:span><text:span text:style-name="T1663"><text:s/>18<text:s/></text:span><text:span text:style-name="T1664">And Isaac dug again the wells of water, which the servants of his father Abraam had dug, and the Phylistines had stopped them, after the death of his father Abraam; and he gave them names, according to the names by which his father named them.</text:span><text:span text:style-name="T1665"><text:s/>19<text:s/></text:span><text:span text:style-name="T1666">And the servants of Isaac dug in the valley of Gerara, and they found there a well of living water.</text:span><text:span text:style-name="T1667"><text:s/>20<text:s/></text:span><text:span text:style-name="T1668">And the shepherds of Gerara strove with the shepherds of Isaac, saying that the water was theirs; and they called the name of the well, Injury, for they injured him.</text:span><text:span text:style-name="T1669"><text:s/>21<text:s/></text:span><text:span text:style-name="T1670">And having departed thence he dug another well, and they strove also for that; and he named the name of it, Enmity.</text:span><text:span text:style-name="T1671"><text:s/>22<text:s/></text:span><text:span text:style-name="T1672">And he departed thence and dug another well; and they did not strive about that; and he named the name of it, Room, saying, Because now the Ld has made room for us, and has increased us upon the earth.</text:span><text:span text:style-name="T1673"><text:s/>23<text:s/></text:span><text:span text:style-name="T1674">And he went up thence to the well of the oath.</text:span><text:span text:style-name="T1675"><text:s/>24<text:s/></text:span><text:span text:style-name="T1676">And the Ld appeared to him in that night, and said, I am the Gd of Abraam thy father; fear not, for I am with thee, and I will bless thee, and multiply thy seed for the sake of Abraam thy father.</text:span><text:span text:style-name="T1677"><text:s/>25<text:s/></text:span><text:span text:style-name="T1678">And he built there an altar, and called on the name of the Ld, and there he pitched his tent, and there the servants of Isaac dug a well in the valley of Gerara.</text:span><text:span text:style-name="T1679"><text:s/>26<text:s/></text:span><text:span text:style-name="T1680">And Abimelech came to him from Gerara, and so did Ochozath his friend, and Phichol the commander-in-chief of his army.</text:span><text:span text:style-name="T1681"><text:s/>27<text:s/></text:span><text:span text:style-name="T1682">And Isaac said to them, Wherefore have ye come to me? whereas ye hated me, and sent me away from you.</text:span><text:span text:style-name="T1683"><text:s/>28<text:s/></text:span><text:span text:style-name="T1684">And they said, We have surely seen that the Ld was with thee, and we said, Let there be an oath between us and thee, and we will make a covenant with thee,</text:span><text:span text:style-name="T1685"><text:s/>29<text:s/></text:span><text:span text:style-name="T1686">that thou shalt do no wrong by us, as we have not abhorred thee, and according as we have treated thee well, and have sent thee forth peaceably; and now thou art blessed of the Ld.</text:span><text:span text:style-name="T1687"><text:s/>30<text:s/></text:span><text:span text:style-name="T1688">And he made a feast for them, and they ate and drank.</text:span><text:span text:style-name="T1689"><text:s/>31<text:s/></text:span><text:span text:style-name="T1690">And they arose in the morning, and swore each to his neighbour; and Isaac sent them forth, and they departed from him in safety.</text:span><text:span text:style-name="T1691"><text:s/>32<text:s/></text:span><text:span text:style-name="T1692">And it came to pass in that day, that the servants of Isaac came and told him of the well which they had dug; and they said, We have not found water.</text:span><text:span text:style-name="T1693"><text:s/>33<text:s/></text:span><text:span text:style-name="T1694">And he called it, Oath: therefore he called the name of that city, the Well of Oath, until this day.</text:span><text:span text:style-name="T1695"><text:s/>34<text:s/></text:span><text:span text:style-name="T1696">And Esau was forty years old; and he took to wife Judith the daughter of Beoch the Chettite, and Basemath, daughter of Helon the Chettite.</text:span><text:span text:style-name="T1697"><text:s/>35<text:s/></text:span><text:span text:style-name="T1698">And they were provoking to Isaac and Rebecca.</text:span></text:p>
            <text:p text:style-name="P1699">Genesis 27</text:p>
            <text:p text:style-name="P1700"><text:span text:style-name="T1701">1<text:s/></text:span><text:span text:style-name="T1702">And it came to pass after Isaac was old, that his eyes were dimmed so that he could not see; and he called Esau, his elder son, and said to him, My son; and he said, Behold, I<text:s/></text:span><text:span text:style-name="T1703">am here</text:span><text:span text:style-name="T1704">.</text:span><text:span text:style-name="T1705"><text:s/>2<text:s/></text:span><text:span text:style-name="T1706">And he said, Behold, I am grown old, and know not the day of my death.</text:span><text:span text:style-name="T1707"><text:s/>3<text:s/></text:span><text:span text:style-name="T1708">Now then take the weapons, both thy quiver and thy bow, and go into the plain, and get me venison,</text:span><text:span text:style-name="T1709"><text:s/>4<text:s/></text:span><text:span text:style-name="T1710">and make me meats, as I like them, and bring them to me that I may eat, that my soul may bless thee, before I die.</text:span><text:span text:style-name="T1711"><text:s/>5<text:s/></text:span><text:span text:style-name="T1712">And Rebecca heard Isaac speaking to Esau his son; and Esau went to the plain to procure venison for his father.</text:span><text:span text:style-name="T1713"><text:s/>6<text:s/></text:span><text:span text:style-name="T1714">And Rebecca said to Jacob her younger son, Behold, I heard thy father speaking to Esau thy brother, saying,</text:span><text:span text:style-name="T1715"><text:s/>7<text:s/></text:span><text:span text:style-name="T1716">Bring me venison, and prepare me meats, that I may eat and bless thee before the Ld before I die.</text:span><text:span text:style-name="T1717"><text:s/>8<text:s/></text:span><text:span text:style-name="T1718">Now then, my son, hearken to me, as I command thee.</text:span><text:span text:style-name="T1719"><text:s/>9<text:s/></text:span><text:span text:style-name="T1720">And go to the cattle and take for me thence two kids, tender and good, and I will make them meats for thy father, as he likes.</text:span><text:span text:style-name="T1721"><text:s/>10<text:s/></text:span><text:span text:style-name="T1722">And thou shalt bring them in to thy father, and he shall eat, that thy father may bless thee before he dies.</text:span><text:span text:style-name="T1723"><text:s/>11<text:s/></text:span><text:span text:style-name="T1724">And Jacob said to his mother Rebecca, Esau my brother is a hairy man, and I a smooth man.</text:span><text:span text:style-name="T1725"><text:s/>12<text:s/></text:span><text:span text:style-name="T1726">Peradventure my father may feel me, and I shall be before him as one ill-intentioned, and I shall bring upon me a curse, and not a blessing.</text:span><text:span text:style-name="T1727"><text:s/>13<text:s/></text:span><text:span text:style-name="T1728">And his mother said to him, On me be thy curse, son; only hearken to my voice, and go and bring<text:s/></text:span><text:span text:style-name="T1729">them</text:span><text:span text:style-name="T1730"><text:s/>me.</text:span><text:span text:style-name="T1731"><text:s/>14<text:s/></text:span><text:span text:style-name="T1732">So he went and took and brought them to his mother; and his mother made meats, as his father liked<text:s/></text:span><text:span text:style-name="T1733">them</text:span><text:span text:style-name="T1734">.</text:span><text:span text:style-name="T1735"><text:s/>15<text:s/></text:span><text:span text:style-name="T1736">And Rebecca having taken the fine raiment of her elder son Esau which was with her in the house, put it on Jacob her younger son.</text:span><text:span text:style-name="T1737"><text:s/>16<text:s/></text:span><text:span text:style-name="T1738">And she put on his arms the skins of the kids, and on the bare parts of his neck.</text:span><text:span text:style-name="T1739"><text:s/>17<text:s/></text:span><text:span text:style-name="T1740">And she gave the meats, and the loaves which she had prepared, into the hands of Jacob her son.</text:span><text:span text:style-name="T1741"><text:s/>18<text:s/></text:span><text:span text:style-name="T1742">And he brought<text:s/></text:span><text:span text:style-name="T1743">them</text:span><text:span text:style-name="T1744"><text:s/>to his father, and said, Father; and he said, Behold I<text:s/></text:span><text:span text:style-name="T1745">am here</text:span><text:span text:style-name="T1746">; who art thou, son?</text:span><text:span text:style-name="T1747"><text:s/>19<text:s/></text:span><text:span text:style-name="T1748">And Jacob said to his father, I, Esau thy first-born, have done as thou toldest me; rise, sit, and eat of my venison, that thy soul may bless me.</text:span><text:span text:style-name="T1749"><text:s/>20<text:s/></text:span><text:span text:style-name="T1750">And Isaac said to his son, What is this which thou hast quickly found? And he said, That which the Ld thy Gd presented before me.</text:span><text:span text:style-name="T1751"><text:s/>21<text:s/></text:span><text:span text:style-name="T1752">And Isaac said to Jacob, Draw night to me, and I will feel thee, son, if thou art my son Esau or not.</text:span><text:span text:style-name="T1753"><text:s/>22<text:s/></text:span><text:span text:style-name="T1754">And Jacob drew night to his father Isaac, and he felt him, and said, The voice<text:s/></text:span><text:span text:style-name="T1755">is</text:span><text:span text:style-name="T1756"><text:s/>Jacob's voice, but the hands<text:s/></text:span><text:span text:style-name="T1757">are</text:span><text:span text:style-name="T1758"><text:s/>the hands of Esau.</text:span><text:span text:style-name="T1759"><text:s/>23<text:s/></text:span><text:span text:style-name="T1760">And he knew him not, for his hands were as the hands of his brother Esau, hairy; and he blessed him,</text:span><text:span text:style-name="T1761"><text:s/>24<text:s/></text:span><text:span text:style-name="T1762">and he said, Art thou my son Esau? and he said, I<text:s/></text:span><text:span text:style-name="T1763">am</text:span><text:span text:style-name="T1764">.</text:span><text:span text:style-name="T1765"><text:s/>25<text:s/></text:span><text:span text:style-name="T1766">And he said, Bring hither, and I will eat of thy venison, son, that my soul may bless thee; and he brought<text:s/></text:span><text:span text:style-name="T1767">it</text:span><text:span text:style-name="T1768"><text:s/>near to him, and he ate, and he brought him wine, and he drank.</text:span><text:span text:style-name="T1769"><text:s/>26<text:s/></text:span><text:span text:style-name="T1770">And Isaac his father said to him, Draw nigh to me, and kiss me, son.</text:span><text:span text:style-name="T1771"><text:s/>27<text:s/></text:span><text:span text:style-name="T1772">And he drew nigh and kissed him, and smelled the smell of his garments, and blessed him, and said, Behold, the smell of my son is as the smell of an abundant field, which the Ld has blessed.</text:span><text:span text:style-name="T1773"><text:s/>28<text:s/></text:span><text:span text:style-name="T1774">And may Gd give thee of the dew of heaven, and of the fatness of the earth, and abundance of corn and wine.</text:span><text:span text:style-name="T1775"><text:s/>29<text:s/></text:span><text:span text:style-name="T1776">And let nations serve thee, and princes bow down to thee, and be thou lord of thy brother, and the sons of thy father shall do thee reverence; accursed is he that curses thee, and blessed is he that blesses thee.</text:span><text:span text:style-name="T1777"><text:s/>30<text:s/></text:span><text:span text:style-name="T1778">And it came to pass after Isaac had ceased blessing his son Jacob, it even came to pass, just when Jacob had gone out from the presence of Isaac his father, that Esau his brother came in from his hunting.</text:span><text:span text:style-name="T1779"><text:s/>31<text:s/></text:span><text:span text:style-name="T1780">And he also had made meats and brought them to his father; and he said to his father, Let my father arise and eat of his son's venison, that thy soul may bless me.</text:span><text:span text:style-name="T1781"><text:s/>32<text:s/></text:span><text:span text:style-name="T1782">And Isaac his father said to him, Who art thou? And he said, I am thy first-born son Esau.</text:span><text:span text:style-name="T1783"><text:s/>33<text:s/></text:span><text:span text:style-name="T1784">And Isaac was amazed with very great amazement, and said, Who then is it that has procured venison for me and brought it to me? and I have eaten of all before thou camest, and I have blessed him, and he shall be blessed.</text:span><text:span text:style-name="T1785"><text:s/>34<text:s/></text:span><text:span text:style-name="T1786">And it came to pass when Esau heard the words of his father Isaac, he cried out with a great and very bitter cry, and said, Bless, I pray thee, me also, father.</text:span><text:span text:style-name="T1787"><text:s/>35<text:s/></text:span><text:span text:style-name="T1788">And he said to him, Thy brother has come with subtlety, and taken thy blessing.</text:span><text:span text:style-name="T1789"><text:s/>36<text:s/></text:span><text:span text:style-name="T1790">And he said, Rightly was his name called Jacob, for lo! this second time has he supplanted me; he has both taken my birthright, and now he has taken my blessing; and Esau said to his father, Hast thou not left a blessing for me, father?</text:span><text:span text:style-name="T1791"><text:s/>37<text:s/></text:span><text:span text:style-name="T1792">And Isaac answered and said to Esau, If I have made him thy lord, and have made all his brethren his servants, and have strengthened him with corn and wine, what then shall I do for thee, son?</text:span><text:span text:style-name="T1793"><text:s/>38<text:s/></text:span><text:span text:style-name="T1794">And Esau said to his father, Hast thou<text:s/></text:span><text:span text:style-name="T1795">only</text:span><text:span text:style-name="T1796"><text:s/>one blessing, father? Bless, I pray thee, me also, father. And Isaac being troubled, Esau cried aloud and wept.</text:span><text:span text:style-name="T1797"><text:s/>39<text:s/></text:span><text:span text:style-name="T1798">And Isaac his father answered and said to him, Behold, thy dwelling shall be of the fatness of the earth, and of the dew of heaven from above.</text:span><text:span text:style-name="T1799"><text:s/>40<text:s/></text:span><text:span text:style-name="T1800">And thou shalt live by thy sword, and shalt serve thy brother; and there shall be<text:s/></text:span><text:span text:style-name="T1801">a time</text:span><text:span text:style-name="T1802"><text:s/>when thou shalt break and loosen his yoke from off thy neck.</text:span><text:span text:style-name="T1803"><text:s/>41<text:s/></text:span><text:span text:style-name="T1804">And Esau was angry with Jacob because of the blessing, with which his father blessed him; and Esau said in his mind, Let the days of my father's mourning draw nigh, that I may slay my brother Jacob.</text:span><text:span text:style-name="T1805"><text:s/>42<text:s/></text:span><text:span text:style-name="T1806">And the words of Esau her elder son were reported to Rebecca, and she sent and called Jacob her younger son, and said to him, Behold, Esau thy brother threatens thee to kill thee.</text:span><text:span text:style-name="T1807"><text:s/>43<text:s/></text:span><text:span text:style-name="T1808">Now then, my son, hear my voice, and rise and depart quickly into Mesopotamia to Laban my brother into Charran.</text:span><text:span text:style-name="T1809"><text:s/>44<text:s/></text:span><text:span text:style-name="T1810">And dwell with him certain days, until thy brother's anger</text:span><text:span text:style-name="T1811"><text:s/>45<text:s/></text:span><text:span text:style-name="T1812">and rage depart from thee, and he forget what thou hast done to him; and I will send and fetch thee thence, lest at any time I should be bereaved of you both in one day.</text:span><text:span text:style-name="T1813"><text:s/>46<text:s/></text:span><text:span text:style-name="T1814">And Rebecca said to Isaac, I am weary of my life, because of the daughters of the sons of Chet; if Jacob shall take a wife of the daughters of this land, wherefore should I live?</text:span></text:p>
            <text:p text:style-name="P1815">Genesis 28</text:p>
            <text:p text:style-name="P1816"><text:span text:style-name="T1817">1<text:s/></text:span><text:span text:style-name="T1818">And Isaac having called for Jacob, blessed him, and charged him, saying, Thou shalt not take a wife of the daughters of the Chananites.</text:span><text:span text:style-name="T1819"><text:s/>2<text:s/></text:span><text:span text:style-name="T1820">Rise and depart quickly into Mesopotamia, to the house of Bathuel the father of thy mother, and take to thyself thence a wife of the daughters of Laban thy mother's brother.</text:span><text:span text:style-name="T1821"><text:s/>3<text:s/></text:span><text:span text:style-name="T1822">And may my Gd bless thee, and increase thee, and multiply thee, and thou shalt become gatherings of nations.</text:span><text:span text:style-name="T1823"><text:s/>4<text:s/></text:span><text:span text:style-name="T1824">And may he give thee the blessing of my father Abraam, even to thee and to thy seed after thee, to inherit the land of thy sojourning, which Gd gave to Abraam.</text:span><text:span text:style-name="T1825"><text:s/>5<text:s/></text:span><text:span text:style-name="T1826">So Isaac sent away Jacob, and he went into Mesopotamia to Laban the son of Bethuel the Syrian, the brother of Rebecca the mother of Jacob and Esau.</text:span><text:span text:style-name="T1827"><text:s/>6<text:s/></text:span><text:span text:style-name="T1828">And Esau saw that Isaac blessed Jacob, and sent him away to Mesopotamia of Syria as he blessed him, to take to himself a wife thence, and<text:s/></text:span><text:span text:style-name="T1829">that</text:span><text:span text:style-name="T1830"><text:s/>he charged him, saying, Thou shalt not take a wife of the daughters of the Chananites;</text:span><text:span text:style-name="T1831"><text:s/>7<text:s/></text:span><text:span text:style-name="T1832">and<text:s/></text:span><text:span text:style-name="T1833">that</text:span><text:span text:style-name="T1834"><text:s/>Jacob hearkened to his father and his mother, and went to Mesopotamia of Syria.</text:span><text:span text:style-name="T1835"><text:s/>8<text:s/></text:span><text:span text:style-name="T1836">And Esau also having seen that the daughters of Chanaan were evil before his father Isaac,</text:span><text:span text:style-name="T1837"><text:s/>9<text:s/></text:span><text:span text:style-name="T1838">Esau went to Ismael, and took Maeleth the daughter of Ismael, the son of Abraam, the sister of Nabeoth, a wife in addition to his<text:s/></text:span><text:span text:style-name="T1839">other</text:span><text:span text:style-name="T1840"><text:s/>wives.</text:span><text:span text:style-name="T1841"><text:s/>10<text:s/></text:span><text:span text:style-name="T1842">And Jacob went forth from the well of the oath, and departed into Charrhan.</text:span><text:span text:style-name="T1843"><text:s/>11<text:s/></text:span><text:span text:style-name="T1844">And came to a certain place and slept there, for the sun had gone down; and he took<text:s/></text:span><text:span text:style-name="T1845">one</text:span><text:span text:style-name="T1846"><text:s/>of the stones of the place, and put it at his head, and lay down to sleep in that place,</text:span><text:span text:style-name="T1847"><text:s/>12<text:s/></text:span><text:span text:style-name="T1848">and dreamed, and behold a ladder fixed on the earth, whose top reached to heaven, and the angels of Gd ascended and descended on it.</text:span><text:span text:style-name="T1849"><text:s/>13<text:s/></text:span><text:span text:style-name="T1850">And the Ld stood upon it, and said, I am the Gd of thy father Abraam, and the Gd of Isaac; fear not, the land on which thou liest, to thee will I give it, and to thy seed.</text:span><text:span text:style-name="T1851"><text:s/>14<text:s/></text:span><text:span text:style-name="T1852">And thy seed shall be as the sand of the earth; and it shall spread abroad to the sea, and the south, and the north, and to the east; and in thee and in thy seed shall all the tribes of the earth be blessed.</text:span><text:span text:style-name="T1853"><text:s/>15<text:s/></text:span><text:span text:style-name="T1854">And behold I am with thee to preserve thee continually in all the way wherein thou shalt go; and I will bring thee back to this land; for I will not desert thee, until I have done all that I have said to thee.</text:span><text:span text:style-name="T1855"><text:s/>16<text:s/></text:span><text:span text:style-name="T1856">And Jacob awaked out of his sleep, and said, The Ld is in this place, and I knew it not.</text:span><text:span text:style-name="T1857"><text:s/>17<text:s/></text:span><text:span text:style-name="T1858">And he was afraid, and said, How fearful is this place! this is none other than the house of Gd, and this is the gate of heaven.</text:span><text:span text:style-name="T1859"><text:s/>18<text:s/></text:span><text:span text:style-name="T1860">And Jacob rose up in the morning, and took the stone he<text:s/></text:span><text:span text:style-name="T1861">had</text:span><text:span text:style-name="T1862"><text:s/>laid there by his head, and he set it up<text:s/></text:span><text:span text:style-name="T1863">as</text:span><text:span text:style-name="T1864"><text:s/>a pillar, and poured oil on the top of it.</text:span><text:span text:style-name="T1865"><text:s/>19<text:s/></text:span><text:span text:style-name="T1866">And he called the name of that place, the House of Gd; and the name of the city before was Ulam-luz.</text:span><text:span text:style-name="T1867"><text:s/>20<text:s/></text:span><text:span text:style-name="T1868">And Jacob vowed a vow, saying, If the Ld Gd will be with me, and guard me throughout on this journey, on which I am going, and give me bread to eat, and raiment to put on,</text:span><text:span text:style-name="T1869"><text:s/>21<text:s/></text:span><text:span text:style-name="T1870">and bring me back in safety to the house of my father, then shall the Ld be for a Gd to me.</text:span><text:span text:style-name="T1871"><text:s/>22<text:s/></text:span><text:span text:style-name="T1872">And this stone, which I have set up for a pillar, shall be to me a house of Gd; and of all whatsoever thou shalt give me, I will tithe a tenth for thee.</text:span></text:p>
            <text:p text:style-name="P1873">Genesis 29</text:p>
            <text:p text:style-name="P1874"><text:span text:style-name="T1875">1<text:s/></text:span><text:span text:style-name="T1876">And Jacob started and went to the land of the east to Laban, the son of Bathuel the Syrian, and the brother of Rebecca, mother of Jacob and Esau.</text:span><text:span text:style-name="T1877"><text:s/>2<text:s/></text:span><text:span text:style-name="T1878">And he looks, and behold! a well in the plain; and there were there three flocks of sheep resting at it, for out of that well they watered the flocks, but there was a great stone at the mouth of the well.</text:span><text:span text:style-name="T1879"><text:s/>3<text:s/></text:span><text:span text:style-name="T1880">And there were all the flocks gathered, and they used to roll away the stone from the mouth of the well, and water the flocks, and set the stone again in its place on the mouth of the well.</text:span><text:span text:style-name="T1881"><text:s/>4<text:s/></text:span><text:span text:style-name="T1882">And Jacob said to them, Brethren, whence are ye? and they said, We are of Charrhan.</text:span><text:span text:style-name="T1883"><text:s/>5<text:s/></text:span><text:span text:style-name="T1884">And he said to them, Know ye Laban, the son of Nachor? and they said, We do know<text:s/></text:span><text:span text:style-name="T1885">him</text:span><text:span text:style-name="T1886">.</text:span><text:span text:style-name="T1887"><text:s/>6<text:s/></text:span><text:span text:style-name="T1888">And he said to them, Is he well? And they said, He is well. And behold Rachel his daughter came with the sheep.</text:span><text:span text:style-name="T1889"><text:s/>7<text:s/></text:span><text:span text:style-name="T1890">And Jacob said, it is yet high day, it is not yet time that the flocks be gathered together; water ye the flocks, and depart and feed them.</text:span><text:span text:style-name="T1891"><text:s/>8<text:s/></text:span><text:span text:style-name="T1892">And they said, We shall not be able, until all the shepherds be gathered together, and they shall roll away the stone from the mouth of the well, then we will water the flocks.</text:span><text:span text:style-name="T1893"><text:s/>9<text:s/></text:span><text:span text:style-name="T1894">While he was yet speaking to them, behold, Rachel the daughter of Laban came with her father's sheep, for she fed the sheep of her father.</text:span><text:span text:style-name="T1895"><text:s/>10<text:s/></text:span><text:span text:style-name="T1896">And it came to pass when Jacob saw Rachel the daughter of Laban, his mother's brother, and the sheep of Laban, his mother's brother, that Jacob came and rolled away the stone from the mouth of the well, and watered the sheep of Laban, his mother's brother.</text:span><text:span text:style-name="T1897"><text:s/>11<text:s/></text:span><text:span text:style-name="T1898">And Jacob kissed Rachel, and cried with a loud voice and wept.</text:span><text:span text:style-name="T1899"><text:s/>12<text:s/></text:span><text:span text:style-name="T1900">And he told Rachel that he was the near relative of her father, and the son of Rebecca; and she ran and reported to her father according to these words.</text:span><text:span text:style-name="T1901"><text:s/>13<text:s/></text:span><text:span text:style-name="T1902">And it came to pass when Laban heard the name of Jacob, his sister's son, he ran to meet him, and embraced and kissed him, and brought him into his house; and he told Laban all these sayings.</text:span><text:span text:style-name="T1903"><text:s/>14<text:s/></text:span><text:span text:style-name="T1904">And Laban said to him, Thou art of my bones and of my flesh; and he was with him a full month.</text:span><text:span text:style-name="T1905"><text:s/>15<text:s/></text:span><text:span text:style-name="T1906">And Laban said to Jacob, Surely thou shalt not serve me for nothing, because thou art my brother; tell me what thy reward is to be.</text:span><text:span text:style-name="T1907"><text:s/>16<text:s/></text:span><text:span text:style-name="T1908">Now Laban had two daughters, the name of the elder was Lea, and the name of the younger, Rachel.</text:span><text:span text:style-name="T1909"><text:s/>17<text:s/></text:span><text:span text:style-name="T1910">And the eyes of Lea were weak. But Rachel was beautiful in appearance, and exceedingly fair in countenance.</text:span><text:span text:style-name="T1911"><text:s/>18<text:s/></text:span><text:span text:style-name="T1912">And Jacob loved Rachel, and said, I will serve thee seven years for thy younger daughter Rachel.</text:span><text:span text:style-name="T1913"><text:s/>19<text:s/></text:span><text:span text:style-name="T1914">And Laban said to him,<text:s/></text:span><text:span text:style-name="T1915">It is</text:span><text:span text:style-name="T1916"><text:s/>better that I should give her to thee, than that I should give her to another man; dwell with me.</text:span><text:span text:style-name="T1917"><text:s/>20<text:s/></text:span><text:span text:style-name="T1918">And Jacob served for Rachel seven years, and they were before him as a few days, by reason of his loving her.</text:span><text:span text:style-name="T1919"><text:s/>21<text:s/></text:span><text:span text:style-name="T1920">And Jacob said to Laban, Give me my wife, for my days are fulfilled, that I may go in to her.</text:span><text:span text:style-name="T1921"><text:s/>22<text:s/></text:span><text:span text:style-name="T1922">And Laban gathered together all the men of the place, and made a marriage-feast.</text:span><text:span text:style-name="T1923"><text:s/>23<text:s/></text:span><text:span text:style-name="T1924">And it was even, and he took his daughter Lea, and brought her in to Jacob, and Jacob went in to her.</text:span><text:span text:style-name="T1925"><text:s/>24<text:s/></text:span><text:span text:style-name="T1926">And Laban gave to his daughter Lea, Zelpha his handmaid, as a handmaid for her.</text:span><text:span text:style-name="T1927"><text:s/>25<text:s/></text:span><text:span text:style-name="T1928">And it was morning, and behold it was Lea; and Jacob said to Laban, What is this that thou hast done to me? did I not serve thee for Rachel? and wherefore hast thou deceived me?</text:span><text:span text:style-name="T1929"><text:s/>26<text:s/></text:span><text:span text:style-name="T1930">And Laban answered, It is not done thus in our country, to give the younger before the elder.</text:span><text:span text:style-name="T1931"><text:s/>27<text:s/></text:span><text:span text:style-name="T1932">Fulfil then her sevens, and I will give to thee her also in return for thy labour, which thou labourest with me, yet seven other years.</text:span><text:span text:style-name="T1933"><text:s/>28<text:s/></text:span><text:span text:style-name="T1934">And Jacob did so, and fulfilled her sevens; and Laban gave him his daughter Rachel to wife.</text:span><text:span text:style-name="T1935"><text:s/>29<text:s/></text:span><text:span text:style-name="T1936">And Laban gave to his daughter his handmaid Balla, for a handmaid to her.</text:span><text:span text:style-name="T1937"><text:s/>30<text:s/></text:span><text:span text:style-name="T1938">And he went in to Rachel; and he loved Rachel more than Lea; and he served him seven other years.</text:span><text:span text:style-name="T1939"><text:s/>31<text:s/></text:span><text:span text:style-name="T1940">And when the Ld Gd saw that Lea was hated, he opened her womb; but Rachel was barren.</text:span><text:span text:style-name="T1941"><text:s/>32<text:s/></text:span><text:span text:style-name="T1942">And Lea conceived and bore a son to Jacob; and she called his name, Ruben; saying, Because the Ld has looked on my humiliation, and has given me a son, now then my husband will love me.</text:span><text:span text:style-name="T1943"><text:s/>33<text:s/></text:span><text:span text:style-name="T1944">And she conceived again, and bore a second son to Jacob; and she said, Because the Ld has heard that I am hated, he has given to me this one also; and she called his name, Simeon.</text:span><text:span text:style-name="T1945"><text:s/>34<text:s/></text:span><text:span text:style-name="T1946">And she conceived yet again, and bore a son, and said, In the present time my husband will be with me, for I have born him three sons; therefore she called his name, Levi.</text:span><text:span text:style-name="T1947"><text:s/>35<text:s/></text:span><text:span text:style-name="T1948">And having conceived yet again, she bore a son, and said, Now yet again this time will I give thanks to the Ld; therefore she called his name, Juda; and ceased bearing.</text:span></text:p>
            <text:p text:style-name="P1949">Genesis 30</text:p>
            <text:p text:style-name="P1950"><text:span text:style-name="T1951">1<text:s/></text:span><text:span text:style-name="T1952">And Rachel having perceived that she bore Jacob no children, was jealous of her sister; and said to Jacob, Give me children; and if not, I shall die.</text:span><text:span text:style-name="T1953"><text:s/>2<text:s/></text:span><text:span text:style-name="T1954">And Jacob was angry with Rachel, and said to her, Am I in the place of Gd, who has deprived thee of the fruit of the womb?</text:span><text:span text:style-name="T1955"><text:s/>3<text:s/></text:span><text:span text:style-name="T1956">And Rachel said to Jacob, Behold my handmaid Balla, go in to her, and she shall bear upon my knees, and I also shall have children by her.</text:span><text:span text:style-name="T1957"><text:s/>4<text:s/></text:span><text:span text:style-name="T1958">And she gave him Balla her maid, for a wife to him; and Jacob went in to her.</text:span><text:span text:style-name="T1959"><text:s/>5<text:s/></text:span><text:span text:style-name="T1960">And Balla, Rachel's maid, conceived, and bore Jacob a son.</text:span><text:span text:style-name="T1961"><text:s/>6<text:s/></text:span><text:span text:style-name="T1962">And Rachel said, Gd has given judgment for me, and hearkened to my voice, and has given me a son; therefore she called his name, Dan.</text:span><text:span text:style-name="T1963"><text:s/>7<text:s/></text:span><text:span text:style-name="T1964">And Balla, Rachel's maid, conceived yet again, and bore a second son to Jacob.</text:span><text:span text:style-name="T1965"><text:s/>8<text:s/></text:span><text:span text:style-name="T1966">And Rachel said, Gd has helped me, and I contended with my sister and prevailed; and she called his name, Nephthalim.</text:span><text:span text:style-name="T1967"><text:s/>9<text:s/></text:span><text:span text:style-name="T1968">And Lea saw that she ceased from bearing, and she took Zelpha her maid, and gave her to Jacob for a wife; and he went in to her.</text:span><text:span text:style-name="T1969"><text:s/>10<text:s/></text:span><text:span text:style-name="T1970">And Zelpha the maid of Lea conceived, and bore Jacob a son.</text:span><text:span text:style-name="T1971"><text:s/>11<text:s/></text:span><text:span text:style-name="T1972">And Lea said,<text:s/></text:span><text:span text:style-name="T1973">It is</text:span><text:span text:style-name="T1974"><text:s/>happily: and she called his name, Gad.</text:span><text:span text:style-name="T1975"><text:s/>12<text:s/></text:span><text:span text:style-name="T1976">And Zelpha the maid of Lea conceived yet again, and bore Jacob a second son.</text:span><text:span text:style-name="T1977"><text:s/>13<text:s/></text:span><text:span text:style-name="T1978">And Lea said, I am blessed, for the women will pronounce me blessed; and she called his name, Aser.</text:span><text:span text:style-name="T1979"><text:s/>14<text:s/></text:span><text:span text:style-name="T1980">And Ruben went in the day of barley-harvest, and found apples of mandrakes in the field, and brought them to his mother Lea; and Rachel said to Lea her sister, Give me of thy son's mandrakes.</text:span><text:span text:style-name="T1981"><text:s/>15<text:s/></text:span><text:span text:style-name="T1982">And Lea said,<text:s/></text:span><text:span text:style-name="T1983">Is it</text:span><text:span text:style-name="T1984"><text:s/>not enough for thee that thou hast taken my husband, wilt thou also take my son's mandrakes? And Rachel said, Not so: let him lie with thee to-night for thy son's mandrakes.</text:span><text:span text:style-name="T1985"><text:s/>16<text:s/></text:span><text:span text:style-name="T1986">And Jacob came in out of the field at even; and Lea went forth to meet him, and said, Thou shalt come in to me this day, for I have hired thee for my son's mandrakes; and he lay with her that night.</text:span><text:span text:style-name="T1987"><text:s/>17<text:s/></text:span><text:span text:style-name="T1988">And Gd hearkened to Lea, and she conceived, and bore Jacob a fifth son.</text:span><text:span text:style-name="T1989"><text:s/>18<text:s/></text:span><text:span text:style-name="T1990">And Lea said, Gd has given me my reward, because I gave my maid to my husband; and she called his name Issachar, which is, Reward.</text:span><text:span text:style-name="T1991"><text:s/>19<text:s/></text:span><text:span text:style-name="T1992">And Lea conceived again, and bore Jacob a sixth son.</text:span><text:span text:style-name="T1993"><text:s/>20<text:s/></text:span><text:span text:style-name="T1994">And Lea said, Gd has given me a good gift in this time; my husband will choose me, for I have born him six sons: and she called his name, Zabulon.</text:span><text:span text:style-name="T1995"><text:s/>21<text:s/></text:span><text:span text:style-name="T1996">And after this she bore a daughter; and she called her name, Dina.</text:span><text:span text:style-name="T1997"><text:s/>22<text:s/></text:span><text:span text:style-name="T1998">And Gd remembered Rachel, and Gd hearkened to her, and he opened her womb.</text:span><text:span text:style-name="T1999"><text:s/>23<text:s/></text:span><text:span text:style-name="T2000">And she conceived, and bore Jacob a son; and Rachel said, Gd has taken away my reproach.</text:span><text:span text:style-name="T2001"><text:s/>24<text:s/></text:span><text:span text:style-name="T2002">And she called his name Joseph, saying, Let Gd add to me another son.</text:span><text:span text:style-name="T2003"><text:s/>25<text:s/></text:span><text:span text:style-name="T2004">And it came to pass when Rachel had born Joseph, Jacob said to Laban, Send me away, that I may go to my place and to my land.</text:span><text:span text:style-name="T2005"><text:s/>26<text:s/></text:span><text:span text:style-name="T2006">Restore my wives and my children, for whom I have served thee, that I may depart, for thou knowest the service wherewith I have served thee.</text:span><text:span text:style-name="T2007"><text:s/>27<text:s/></text:span><text:span text:style-name="T2008">And Laban said to him, If I have found grace in thy sight, I would augur<text:s/></text:span><text:span text:style-name="T2009">well</text:span><text:span text:style-name="T2010">, for the Ld has blessed me at thy coming in.</text:span><text:span text:style-name="T2011"><text:s/>28<text:s/></text:span><text:span text:style-name="T2012">Appoint me thy wages, and I will give<text:s/></text:span><text:span text:style-name="T2013">them</text:span><text:span text:style-name="T2014">.</text:span><text:span text:style-name="T2015"><text:s/>29<text:s/></text:span><text:span text:style-name="T2016">And Jacob said, Thou knowest in what things I have served thee, and how many cattle of thine are with me.</text:span><text:span text:style-name="T2017"><text:s/>30<text:s/></text:span><text:span text:style-name="T2018">For it was little thou hadst before my time, and it is increased to a multitude, and the Ld Gd has blessed thee since my coming; now then, when shall I set up also my own house?</text:span><text:span text:style-name="T2019"><text:s/>31<text:s/></text:span><text:span text:style-name="T2020">And Laban said to him, What shall I give thee? and Jacob said to him, Thou shalt not give me anything; if thou wilt do this thing for me, I will again tend thy flocks and keep them.</text:span><text:span text:style-name="T2021"><text:s/>32<text:s/></text:span><text:span text:style-name="T2022">Let all thy sheep pass by to-day, and separate thence every grey sheep among the rams, and every one that is speckled and spotted among the goats -<text:s/></text:span><text:span text:style-name="T2023">this</text:span><text:span text:style-name="T2024"><text:s/>shall be my reward.</text:span><text:span text:style-name="T2025"><text:s/>33<text:s/></text:span><text:span text:style-name="T2026">And my righteousness shall answer for me on the morrow, for it is my reward before thee: whatever shall not be spotted and speckled among the goats, and grey among the rams, shall be stolen with me.</text:span><text:span text:style-name="T2027"><text:s/>34<text:s/></text:span><text:span text:style-name="T2028">And Laban said to him, Let it be according to thy word.</text:span><text:span text:style-name="T2029"><text:s/>35<text:s/></text:span><text:span text:style-name="T2030">And he separated in that day the spotted and speckled he-goats, and all the spotted and speckled she-goats, and all that was grey among the rams, and every one that was white among them, and he gave them into the hand of his sons.</text:span><text:span text:style-name="T2031"><text:s/>36<text:s/></text:span><text:span text:style-name="T2032">And he set a distance of a three days' journey between them and Jacob. And Jacob tended the cattle of Laban that were left behind.</text:span><text:span text:style-name="T2033"><text:s/>37<text:s/></text:span><text:span text:style-name="T2034">And Jacob took to himself green rods of storax tree and walnut and plane-tree; and Jacob peeled in them white stripes; and as he drew off the green, the white stripe which he had made appeared alternate on the rods.</text:span><text:span text:style-name="T2035"><text:s/>38<text:s/></text:span><text:span text:style-name="T2036">And he laid the rods which he had peeled, in the hollows of the watering-troughs, that whensoever the cattle should come to drink, as they should have come to drink before the rods, the cattle might conceive at the rods.</text:span><text:span text:style-name="T2037"><text:s/>39<text:s/></text:span><text:span text:style-name="T2038">So the cattle conceived at the rods, and the cattle brought forth<text:s/></text:span><text:span text:style-name="T2039">young</text:span><text:span text:style-name="T2040"><text:s/>speckled, and streaked and spotted with ash-coloured<text:s/></text:span><text:span text:style-name="T2041">spots</text:span><text:span text:style-name="T2042">.</text:span><text:span text:style-name="T2043"><text:s/>40<text:s/></text:span><text:span text:style-name="T2044">And Jacob separated the lambs, and set before the sheep a speckled ram, and every variegated one among the lambs, and he separated flocks for himself alone, and did not mingle them with the sheep of Laban.</text:span><text:span text:style-name="T2045"><text:s/>41<text:s/></text:span><text:span text:style-name="T2046">And it came to pass in the time wherein the cattle became pregnant, conceiving in the belly, Jacob put the rods before the cattle in the troughs, that they might conceive by the rods.</text:span><text:span text:style-name="T2047"><text:s/>42<text:s/></text:span><text:span text:style-name="T2048">But he did not put them in<text:s/></text:span><text:span text:style-name="T2049">indiscriminately</text:span><text:span text:style-name="T2050"><text:s/>whenever the cattle happened to bring forth, but the unmarked ones were Laban's, and the marked ones were Jacob's.</text:span><text:span text:style-name="T2051"><text:s/>43<text:s/></text:span><text:span text:style-name="T2052">And the man became very rich, and he had many cattle, and oxen, and servants, and maid-servants, and camels, and asses.</text:span></text:p>
            <text:p text:style-name="P2053">Genesis 31</text:p>
            <text:p text:style-name="P2054"><text:span text:style-name="T2055">1<text:s/></text:span><text:span text:style-name="T2056">And Jacob heard the words of the sons of Laban, saying, Jacob has taken all that was our father's, and of our father's property has he gotten all this glory.</text:span><text:span text:style-name="T2057"><text:s/>2<text:s/></text:span><text:span text:style-name="T2058">And Jacob saw the countenance of Laban, and behold it was not toward him as before.</text:span><text:span text:style-name="T2059"><text:s/>3<text:s/></text:span><text:span text:style-name="T2060">And the Ld said to Jacob, Return to the land of thy father, and to thy family, and I will be with thee.</text:span><text:span text:style-name="T2061"><text:s/>4<text:s/></text:span><text:span text:style-name="T2062">And Jacob sent and called Lea and Rachel to the plain where the flocks were.</text:span><text:span text:style-name="T2063"><text:s/>5<text:s/></text:span><text:span text:style-name="T2064">And he said to them, I see the face of your father, that it is not toward me as before, but the Gd of my father was with me.</text:span><text:span text:style-name="T2065"><text:s/>6<text:s/></text:span><text:span text:style-name="T2066">And ye too know that with all my might I have served your father.</text:span><text:span text:style-name="T2067"><text:s/>7<text:s/></text:span><text:span text:style-name="T2068">But your father deceived me, and changed my wages for the ten lambs, yet Gd gave him not<text:s/></text:span><text:span text:style-name="T2069">power</text:span><text:span text:style-name="T2070"><text:s/>to hurt me.</text:span><text:span text:style-name="T2071"><text:s/>8<text:s/></text:span><text:span text:style-name="T2072">If he should say thus, The speckled shall be thy reward, then all the cattle would bear speckled; and if he should say, The white shall be thy reward, then would all the cattle bear white.</text:span><text:span text:style-name="T2073"><text:s/>9<text:s/></text:span><text:span text:style-name="T2074">So Gd has taken away all the cattle of your father, and given them to me.</text:span><text:span text:style-name="T2075"><text:s/>10<text:s/></text:span><text:span text:style-name="T2076">And it came to pass when the cattle conceived and were with young, that I beheld with mine eyes in sleep, and behold the he-goats and the rams leaping on the sheep and the she-goats, speckled and variegated and spotted with ash-coloured spots.</text:span><text:span text:style-name="T2077"><text:s/>11<text:s/></text:span><text:span text:style-name="T2078">And the angel of Gd said to me in a dream, Jacob; and I said, What is it?</text:span><text:span text:style-name="T2079"><text:s/>12<text:s/></text:span><text:span text:style-name="T2080">And he said, Look up with thine eyes, and behold the he-goats and the rams leaping on the sheep and the she-goats, speckled and variegated and spotted with ash-coloured spots; for I have seen all things that Laban does to thee.</text:span><text:span text:style-name="T2081"><text:s/>13<text:s/></text:span><text:span text:style-name="T2082">I am Gd that appeared to thee in the place of Gd where thou anointedst a pillar to me, and vowedst to me there a vow; now then arise and depart out of this land, depart into the land of thy nativity, and I will be with thee.</text:span><text:span text:style-name="T2083"><text:s/>14<text:s/></text:span><text:span text:style-name="T2084">And Rachel and Lea answered and said to him, Have we yet a part or inheritance in the house of our father?</text:span><text:span text:style-name="T2085"><text:s/>15<text:s/></text:span><text:span text:style-name="T2086">Are we not considered strangers by him? for he has sold us, and quite devoured our money.</text:span><text:span text:style-name="T2087"><text:s/>16<text:s/></text:span><text:span text:style-name="T2088">All the wealth and the glory which Gd has taken from our father, it shall be our's and our children's; now then do whatsoever Gd has said to thee.</text:span><text:span text:style-name="T2089"><text:s/>17<text:s/></text:span><text:span text:style-name="T2090">And Jacob arose and took his wives and his children up on the camels;</text:span><text:span text:style-name="T2091"><text:s/>18<text:s/></text:span><text:span text:style-name="T2092">and he took away all his possessions and all his store, which he had gotten in Mesopotamia, and all that belonged to him, to depart to Isaac his father in the land of Chanaan.</text:span><text:span text:style-name="T2093"><text:s/>19<text:s/></text:span><text:span text:style-name="T2094">And Laban went to shear his sheep; and Rachel stole her father's images.</text:span><text:span text:style-name="T2095"><text:s/>20<text:s/></text:span><text:span text:style-name="T2096">And Jacob hid<text:s/></text:span><text:span text:style-name="T2097">the matter from</text:span><text:span text:style-name="T2098"><text:s/>Laban the Syrian, so as not to tell him that he ran away.</text:span><text:span text:style-name="T2099"><text:s/>21<text:s/></text:span><text:span text:style-name="T2100">And he departed himself and all that belonged to him, and passed over the river, and went into the mountain Galaad.</text:span><text:span text:style-name="T2101"><text:s/>22<text:s/></text:span><text:span text:style-name="T2102">But it was told Laban the Syrian on the third day, that Jacob was fled.</text:span><text:span text:style-name="T2103"><text:s/>23<text:s/></text:span><text:span text:style-name="T2104">And having taken his brethren with him, he pursued after him seven days' journey, and overtook him on Mount Galaad.</text:span><text:span text:style-name="T2105"><text:s/>24<text:s/></text:span><text:span text:style-name="T2106">And Gd came to Laban the Syrian in sleep by night, and said to him, Take heed to thyself that thou speak not at any time to Jacob evil things.</text:span><text:span text:style-name="T2107"><text:s/>25<text:s/></text:span><text:span text:style-name="T2108">And Laban overtook Jacob; and Jacob pitched his tent in the mountain; and Laban stationed his brothers in the mount Galaad.</text:span><text:span text:style-name="T2109"><text:s/>26<text:s/></text:span><text:span text:style-name="T2110">And Laban said to Jacob, What hast thou done? wherefore didst thou run away secretly, and pillage me, and lead away my daughters as captives taken with the sword?</text:span><text:span text:style-name="T2111"><text:s/>27<text:s/></text:span><text:span text:style-name="T2112">Whereas if thou hadst told me, I would have sent thee away with mirth, and with songs, and timbrels, and harp.</text:span><text:span text:style-name="T2113"><text:s/>28<text:s/></text:span><text:span text:style-name="T2114">And I was not counted worthy to embrace my children and my daughters; now then thou hast wrought foolishly.</text:span><text:span text:style-name="T2115"><text:s/>29<text:s/></text:span><text:span text:style-name="T2116">And now my hand has power to hurt thee; but the Gd of thy father spoke to me yesterday, saying, Take heed to thyself that thou speak not evil words to Jacob.</text:span><text:span text:style-name="T2117"><text:s/>30<text:s/></text:span><text:span text:style-name="T2118">Now then go on thy way, for thou hast earnestly desired to depart to the house of thy father; wherefore hast thou stolen my gods?</text:span><text:span text:style-name="T2119"><text:s/>31<text:s/></text:span><text:span text:style-name="T2120">And Jacob answered and said to Laban, Because I was afraid; for I said, Lest at any time thou shouldest take away thy daughters from me, and all my possessions.</text:span><text:span text:style-name="T2121"><text:s/>32<text:s/></text:span><text:span text:style-name="T2122">And Jacob said, With whomsoever thou shalt find thy gods, he shall not live in the presence of our brethren; take notice of what I have of thy property, and take it; and he observed nothing with him, but Jacob knew not that his wife Rachel had stolen them.</text:span><text:span text:style-name="T2123"><text:s/>33<text:s/></text:span><text:span text:style-name="T2124">And Laban went in and searched in the house of Lea, and found<text:s/></text:span><text:span text:style-name="T2125">them</text:span><text:span text:style-name="T2126"><text:s/>not; and he went out of the house of Lea, and searched in the house of Jacob, and in the house of the two maid-servants, and found them not; and he went also into the house of Rachel.</text:span><text:span text:style-name="T2127"><text:s/>34<text:s/></text:span><text:span text:style-name="T2128">And Rachel took the idols, and cast them among the camel's packs, and sat upon them.</text:span><text:span text:style-name="T2129"><text:s/>35<text:s/></text:span><text:span text:style-name="T2130">And she said to her father, Be not indignant, Sir; I cannot rise up before thee, for it is with me according to the manner of women. Laban searched in all the house, and found not the images.</text:span><text:span text:style-name="T2131"><text:s/>36<text:s/></text:span><text:span text:style-name="T2132">And Jacob was angry, and strove with Laban; and Jacob answered and said to Laban, What is my injustice, and what my sin, that thou hast pursued after me,</text:span><text:span text:style-name="T2133"><text:s/>37<text:s/></text:span><text:span text:style-name="T2134">and that thou hast searched all the furniture of my house? what hast thou found of all the furniture of thine house? set it here between thy relations and my relations, and let them decide between us two.</text:span><text:span text:style-name="T2135"><text:s/>38<text:s/></text:span><text:span text:style-name="T2136">These twenty years have I been with thee; thy sheep, and thy she-goats have not failed in bearing; I devoured not the rams of thy cattle.</text:span><text:span text:style-name="T2137"><text:s/>39<text:s/></text:span><text:span text:style-name="T2138">That which was taken of beasts I brought not to thee; I made good of myself the thefts of the day, and the thefts of the night.</text:span><text:span text:style-name="T2139"><text:s/>40<text:s/></text:span><text:span text:style-name="T2140">I was parched with heat by day, and<text:s/></text:span><text:span text:style-name="T2141">chilled</text:span><text:span text:style-name="T2142"><text:s/>with frost by night, and my sleep departed from my eyes.</text:span><text:span text:style-name="T2143"><text:s/>41<text:s/></text:span><text:span text:style-name="T2144">These twenty years have I been in thy house; I served thee fourteen years for thy two daughters, and six years among thy sheep, and thou didst falsely rate my wages for ten lambs.</text:span><text:span text:style-name="T2145"><text:s/>42<text:s/></text:span><text:span text:style-name="T2146">Unless I had the Gd of my father Abraam, and the fear of Isaac, now thou wouldest have sent me away empty; Gd saw my humiliation, and the labour of my hands, and rebuked thee yesterday.</text:span><text:span text:style-name="T2147"><text:s/>43<text:s/></text:span><text:span text:style-name="T2148">And Laban answered and said to Jacob, The daughters are my daughters, and the sons my sons, and the cattle are my cattle, and all things which thou seest are mine, and<text:s/></text:span><text:span text:style-name="T2149">the property</text:span><text:span text:style-name="T2150"><text:s/>of my daughters; what shall I do to them to-day, or their children which they bore?</text:span><text:span text:style-name="T2151"><text:s/>44<text:s/></text:span><text:span text:style-name="T2152">Now then come, let me make a covenant, both I and thou, and it shall be for a witness between me and thee; and he said to him, Behold, there is no one with us; behold, Gd is witness between me and thee.</text:span><text:span text:style-name="T2153"><text:s/>45<text:s/></text:span><text:span text:style-name="T2154">And Jacob having taken a stone, set it up for a pillar.</text:span><text:span text:style-name="T2155"><text:s/>46<text:s/></text:span><text:span text:style-name="T2156">And Jacob said to his brethren, Gather stones; and they gathered stones and made a heap, and ate there upon the heap; and Laban said to him, This heap witnesses between me and thee to-day.</text:span><text:span text:style-name="T2157"><text:s/>47<text:s/></text:span><text:span text:style-name="T2158">And Laban called it, the Heap of Testimony; and Jacob called it, the Witness Heap.</text:span><text:span text:style-name="T2159"><text:s/>48<text:s/></text:span><text:span text:style-name="T2160">And Laban said to Jacob, Behold this heap, and the pillar, which I have set between me and thee; this heap witnesses, and this pillar witnesses; therefore its name was called, the Heap witnesses.</text:span><text:span text:style-name="T2161"><text:s/>49<text:s/></text:span><text:span text:style-name="T2162">And the vision of which he said - Let Gd look to it between me and thee, because we are about to depart from each other, -</text:span><text:span text:style-name="T2163"><text:s/>50<text:s/></text:span><text:span text:style-name="T2164">If thou shalt humble my daughters, if thou shouldest take wives in addition to my daughters, see, there is no one with us looking on. Gd<text:s/></text:span><text:span text:style-name="T2165">is</text:span><text:span text:style-name="T2166"><text:s/>witness between me and thee.</text:span><text:span text:style-name="T2167"><text:s/>51<text:s/></text:span><text:span text:style-name="T2168">And Laban said to Jacob, Behold, this heap, and this pillar are a witness.</text:span><text:span text:style-name="T2169"><text:s/>52<text:s/></text:span><text:span text:style-name="T2170">For if I should not cross over unto thee, neither shouldest thou cross over to me, for mischief beyond this heap and this pillar.</text:span><text:span text:style-name="T2171"><text:s/>53<text:s/></text:span><text:span text:style-name="T2172">The Gd of Abraam and the Gd of Nachor judge between us; and Jacob swore by the Fear of his father Isaac.</text:span><text:span text:style-name="T2173"><text:s/>54<text:s/></text:span><text:span text:style-name="T2174">And he offered a sacrifice in the mountain, and called his brethren, and they ate and drank, and slept in the mountain.</text:span><text:span text:style-name="T2175"><text:s/>55<text:s/></text:span><text:span text:style-name="T2176">And Laban rose up in the morning, and kissed his sons and his daughters, and blessed them; and Laban having turned back, departed to his place.</text:span></text:p>
            <text:p text:style-name="P2177">Genesis 32</text:p>
            <text:p text:style-name="P2178"><text:span text:style-name="T2179">1<text:s/></text:span><text:span text:style-name="T2180">And Jacob departed for his journey; and having looked up, he saw the host of Gd encamped; and the angels of Gd met him.</text:span><text:span text:style-name="T2181"><text:s/>2<text:s/></text:span><text:span text:style-name="T2182">And Jacob said, when he saw them, This is the Camp of Gd; and he called the name of that place, Encampments.</text:span><text:span text:style-name="T2183"><text:s/>3<text:s/></text:span><text:span text:style-name="T2184">And Jacob sent messengers before him to Esau his brother to the land of Seir, to the country of Edom.</text:span><text:span text:style-name="T2185"><text:s/>4<text:s/></text:span><text:span text:style-name="T2186">And he charged them, saying, Thus shall ye say to my lord Esau: Thus saith thy servant Jacob; I have sojourned with Laban and tarried until now.</text:span><text:span text:style-name="T2187"><text:s/>5<text:s/></text:span><text:span text:style-name="T2188">And there were born to me oxen, and asses, and sheep, and men-servants and women-servants; and I sent to tell my lord Esau, that thy servant might find grace in thy sight.</text:span><text:span text:style-name="T2189"><text:s/>6<text:s/></text:span><text:span text:style-name="T2190">And the messengers returned to Jacob, saying, We came to thy brother Esau, and lo! he comes to meet thee, and four hundred men with him.</text:span><text:span text:style-name="T2191"><text:s/>7<text:s/></text:span><text:span text:style-name="T2192">And Jacob was greatly terrified, and was perplexed; and he divided the people that was with him, and the cows, and the camels, and the sheep, into two camps.</text:span><text:span text:style-name="T2193"><text:s/>8<text:s/></text:span><text:span text:style-name="T2194">And Jacob said, If Esau should come to one camp, and smite it, the other camp shall be in safety.</text:span><text:span text:style-name="T2195"><text:s/>9<text:s/></text:span><text:span text:style-name="T2196">And Jacob said, Gd of my father Abraam, and Gd of my father Isaac, O Ld, thou<text:s/></text:span><text:span text:style-name="T2197">art</text:span><text:span text:style-name="T2198"><text:s/>he that said to me, Depart quickly to the land of thy birth, and I will do thee good.</text:span><text:span text:style-name="T2199"><text:s/>10<text:s/></text:span><text:span text:style-name="T2200">Let there be to me a sufficiency of all the justice and all the truth which thou hast wrought with thy servant; for with this my staff I passed over this Jordan, and now I am become two camps.</text:span><text:span text:style-name="T2201"><text:s/>11<text:s/></text:span><text:span text:style-name="T2202">Deliver me from the hand of my brother, from the hand of Esau, for I am afraid of him, lest haply he should come and smite me, and the mother upon the children.</text:span><text:span text:style-name="T2203"><text:s/>12<text:s/></text:span><text:span text:style-name="T2204">But thou saidst, I will do thee good, and will make thy seed as the sand of the sea, which shall not be numbered for multitude.</text:span><text:span text:style-name="T2205"><text:s/>13<text:s/></text:span><text:span text:style-name="T2206">And he slept there that night, and took of the gifts which he carried<text:s/></text:span><text:span text:style-name="T2207">with him</text:span><text:span text:style-name="T2208">, and sent out to Esau his brother,</text:span><text:span text:style-name="T2209"><text:s/>14<text:s/></text:span><text:span text:style-name="T2210">two hundred she-goats, twenty he-goats, two hundred sheep, twenty rams,</text:span><text:span text:style-name="T2211"><text:s/>15<text:s/></text:span><text:span text:style-name="T2212">milch camels, and their foals, thirty, forty kine, ten bulls, twenty asses, and ten colts.</text:span><text:span text:style-name="T2213"><text:s/>16<text:s/></text:span><text:span text:style-name="T2214">And he gave them to his servants<text:s/></text:span><text:span text:style-name="T2215">each</text:span><text:span text:style-name="T2216"><text:s/>drove apart; and he said to his servants, Go on before me, and put a space between drove and drove.</text:span><text:span text:style-name="T2217"><text:s/>17<text:s/></text:span><text:span text:style-name="T2218">And he charged the first, saying, If Esau my brother meet thee, and he ask thee, saying, Whose art thou? and whither wouldest thou go, and whose are these possessions advancing before thee?</text:span><text:span text:style-name="T2219"><text:s/>18<text:s/></text:span><text:span text:style-name="T2220">Thou shalt say, Thy servant Jacob's; he hath sent gifts to my lord Esau, and lo! he is behind us.</text:span><text:span text:style-name="T2221"><text:s/>19<text:s/></text:span><text:span text:style-name="T2222">And he charged the first and the second and the third, and all that went before him after these flocks, saying, Thus shall ye speak to Esau when ye find him;</text:span><text:span text:style-name="T2223"><text:s/>20<text:s/></text:span><text:span text:style-name="T2224">and ye shall say, Behold thy servant Jacob comes after us. For he said, I will propitiate his countenance with the gifts going before his presence, and afterwards I will behold his face, for peradventure he will accept me.</text:span><text:span text:style-name="T2225"><text:s/>21<text:s/></text:span><text:span text:style-name="T2226">So the presents went on before him, but he himself lodged that night in the camp.</text:span><text:span text:style-name="T2227"><text:s/>22<text:s/></text:span><text:span text:style-name="T2228">And he rose up in that night, and took his two wives and his two servant-maids, and his eleven children, and crossed over the ford of Jaboch.</text:span><text:span text:style-name="T2229"><text:s/>23<text:s/></text:span><text:span text:style-name="T2230">And he took them, and passed over the torrent, and brought over all his possessions.</text:span><text:span text:style-name="T2231"><text:s/>24<text:s/></text:span><text:span text:style-name="T2232">And Jacob was left alone; and a man wrestled with him till the morning.</text:span><text:span text:style-name="T2233"><text:s/>25<text:s/></text:span><text:span text:style-name="T2234">And he saw that he prevailed not against him; and he touched the broad part of his thigh, and the broad part of Jacob's thigh was benumbed in his wrestling with him.</text:span><text:span text:style-name="T2235"><text:s/>26<text:s/></text:span><text:span text:style-name="T2236">And he said to him, Let me go, for the day has dawned; but he said, I will not let thee go, except thou bless me.</text:span><text:span text:style-name="T2237"><text:s/>27<text:s/></text:span><text:span text:style-name="T2238">And he said to him, What is thy name? and he answered, Jacob.</text:span><text:span text:style-name="T2239"><text:s/>28<text:s/></text:span><text:span text:style-name="T2240">And he said to him, Thy name shall no longer be called Jacob, but Israel shall be thy name; for thou hast prevailed with Gd, and shalt be mighty with men.</text:span><text:span text:style-name="T2241"><text:s/>29<text:s/></text:span><text:span text:style-name="T2242">And Jacob asked and said, Tell me thy name; and he said, Wherefore dost thou ask after my name? and he blessed him there.</text:span><text:span text:style-name="T2243"><text:s/>30<text:s/></text:span><text:span text:style-name="T2244">And Jacob called the name of that place, the Face of Gd; for,<text:s/></text:span><text:span text:style-name="T2245">said he,</text:span><text:span text:style-name="T2246"><text:s/>I have seen Gd face to face, and my life was preserved.</text:span><text:span text:style-name="T2247"><text:s/>31<text:s/></text:span><text:span text:style-name="T2248">And the sun rose upon him, when he passed the Face of Gd; and he halted upon his thigh.</text:span><text:span text:style-name="T2249"><text:s/>32<text:s/></text:span><text:span text:style-name="T2250">Therefore the children of Israel will by no means eat of the sinew which was benumbed, which is on the broad part of the thigh, until this day, because<text:s/></text:span><text:span text:style-name="T2251">the angel</text:span><text:span text:style-name="T2252"><text:s/>touched the broad part of the thigh of Jacob -<text:s/></text:span><text:span text:style-name="T2253">even</text:span><text:span text:style-name="T2254"><text:s/>the sinew which was benumbed.</text:span></text:p>
            <text:p text:style-name="P2255">Genesis 33</text:p>
            <text:p text:style-name="P2256"><text:span text:style-name="T2257">1<text:s/></text:span><text:span text:style-name="T2258">And Jacob lifted up his eyes, and beheld, and lo! Esau his brother coming, and four hundred men with him; and Jacob divided the children to Lea and to Rachel, and the two handmaidens.</text:span><text:span text:style-name="T2259"><text:s/>2<text:s/></text:span><text:span text:style-name="T2260">And he put the two handmaidens and their children with the first, and Lea and her children behind, and Rachel and Joseph last.</text:span><text:span text:style-name="T2261"><text:s/>3<text:s/></text:span><text:span text:style-name="T2262">But he advanced himself before them, and did reverence to the ground seven times, until he drew near to his brother.</text:span><text:span text:style-name="T2263"><text:s/>4<text:s/></text:span><text:span text:style-name="T2264">And Esau ran on to meet him, and embraced him, and fell on his neck, and kissed him; and they both wept.</text:span><text:span text:style-name="T2265"><text:s/>5<text:s/></text:span><text:span text:style-name="T2266">And Esau looked up and saw the women and the children, and said, What are these to thee? And he said, The children with which Gd has mercifully blessed thy servant.</text:span><text:span text:style-name="T2267"><text:s/>6<text:s/></text:span><text:span text:style-name="T2268">And the maid-servants and their children drew near and did reverence.</text:span><text:span text:style-name="T2269"><text:s/>7<text:s/></text:span><text:span text:style-name="T2270">And Lea and her children drew near and did reverence; and after this drew near Rachel and Joseph, and did reverence.</text:span><text:span text:style-name="T2271"><text:s/>8<text:s/></text:span><text:span text:style-name="T2272">And he said, What are these things to thee, all these companies that I have met? And he said, That thy servant might find grace in thy sight, my lord.</text:span><text:span text:style-name="T2273"><text:s/>9<text:s/></text:span><text:span text:style-name="T2274">And Esau said, I have much, my brother; keep thine own.</text:span><text:span text:style-name="T2275"><text:s/>10<text:s/></text:span><text:span text:style-name="T2276">And Jacob said, If I have found grace in thy sight, receive the gifts through my hands; therefore have I seen thy face, as if any one should see the face of Gd, and thou shalt be well-pleased with me.</text:span><text:span text:style-name="T2277"><text:s/>11<text:s/></text:span><text:span text:style-name="T2278">Receive my blessings, which I have brought thee, because Gd has had mercy on me, and I have all things; and he constrained him, and he took<text:s/></text:span><text:span text:style-name="T2279">them</text:span><text:span text:style-name="T2280">.</text:span><text:span text:style-name="T2281"><text:s/>12<text:s/></text:span><text:span text:style-name="T2282">And he said, Let us depart, and proceed right onward.</text:span><text:span text:style-name="T2283"><text:s/>13<text:s/></text:span><text:span text:style-name="T2284">And he said to him, My lord knows, that the children are very tender, and the flocks and the herds with me are with young; if then I shall drive them hard one day, all the cattle will die.</text:span><text:span text:style-name="T2285"><text:s/>14<text:s/></text:span><text:span text:style-name="T2286">Let my lord go on before his servant, and I shall have strength on the road according to the ease of the journey before me, and according to the strength of the children, until I come to my lord to Seir.</text:span><text:span text:style-name="T2287"><text:s/>15<text:s/></text:span><text:span text:style-name="T2288">And Esau said, I will leave with thee some of the people who are with me. And he said, Why so? it is enough that I have found favour before thee,<text:s/></text:span><text:span text:style-name="T2289">my</text:span><text:span text:style-name="T2290"><text:s/>lord.</text:span><text:span text:style-name="T2291"><text:s/>16<text:s/></text:span><text:span text:style-name="T2292">And Esau returned on that day on his journey to Seir.</text:span><text:span text:style-name="T2293"><text:s/>17<text:s/></text:span><text:span text:style-name="T2294">And Jacob departs to his tents; and he made for himself there habitations, and for his cattle he made booths; therefore he called the name of that place, Booths.</text:span><text:span text:style-name="T2295"><text:s/>18<text:s/></text:span><text:span text:style-name="T2296">And Jacob came to Salem, a city of Secima, which is in the land of Chanaan, when he departed out of Mesopotamia of Syria, and took up a position in front of the city.</text:span><text:span text:style-name="T2297"><text:s/>19<text:s/></text:span><text:span text:style-name="T2298">And he bought the portion of the field, where he pitched his tent, of Emmor the father of Sychem, for a hundred lambs.</text:span><text:span text:style-name="T2299"><text:s/>20<text:s/></text:span><text:span text:style-name="T2300">And he set up there an alter, and called on the Gd of Israel.</text:span></text:p>
            <text:p text:style-name="P2301">Genesis 34</text:p>
            <text:p text:style-name="P2302"><text:span text:style-name="T2303">1<text:s/></text:span><text:span text:style-name="T2304">And Dina, the daughter of Lea, whom she bore to Jacob, went forth to observe the daughters of the inhabitants.</text:span><text:span text:style-name="T2305"><text:s/>2<text:s/></text:span><text:span text:style-name="T2306">And Sychem the son of Emmor the Evite, the ruler of the land, saw her, and took her and lay with her, and humbled her.</text:span><text:span text:style-name="T2307"><text:s/>3<text:s/></text:span><text:span text:style-name="T2308">And he was attached to the soul of Dina the daughter of Jacob, and he loved the damsel, and he spoke kindly to the damsel.</text:span><text:span text:style-name="T2309"><text:s/>4<text:s/></text:span><text:span text:style-name="T2310">Sychem spoke to Emmor his father, saying, Take for me this damsel to wife.</text:span><text:span text:style-name="T2311"><text:s/>5<text:s/></text:span><text:span text:style-name="T2312">And Jacob heard that the son of Emmor had defiled Dina his daughter (now his sons were with his cattle in the plain). And Jacob was silent until they came.</text:span><text:span text:style-name="T2313"><text:s/>6<text:s/></text:span><text:span text:style-name="T2314">And Emmor the father of Sychem went forth to Jacob, to speak to him.</text:span><text:span text:style-name="T2315"><text:s/>7<text:s/></text:span><text:span text:style-name="T2316">And the sons of Jacob came from the plain; and when they heard, the men were deeply pained, and it was very grievous to them, because<text:s/></text:span><text:span text:style-name="T2317">the man</text:span><text:span text:style-name="T2318"><text:s/>wrought folly in Israel, having lain with the daughter of Jacob, and so it must not be.</text:span><text:span text:style-name="T2319"><text:s/>8<text:s/></text:span><text:span text:style-name="T2320">And Emmor spoke to them, saying, Sychem my son has chosen in his heart your daughter; give her therefore to him for a wife,</text:span><text:span text:style-name="T2321"><text:s/>9<text:s/></text:span><text:span text:style-name="T2322">and intermarry with us. Give us your daughters, and take our daughters for your sons.</text:span><text:span text:style-name="T2323"><text:s/>10<text:s/></text:span><text:span text:style-name="T2324">And dwell in the midst of us; and, behold, the land is spacious before you, dwell in it, and trade, and get possessions in it.</text:span><text:span text:style-name="T2325"><text:s/>11<text:s/></text:span><text:span text:style-name="T2326">And Sychem said to her father and to her brothers, I would find grace before you, and we will give whatever ye shall name.</text:span><text:span text:style-name="T2327"><text:s/>12<text:s/></text:span><text:span text:style-name="T2328">Multiply<text:s/></text:span><text:span text:style-name="T2329">your demand of</text:span><text:span text:style-name="T2330"><text:s/>dowry very much, and I will give accordingly as ye shall say to me, only ye shall give me this damsel for a wife.</text:span><text:span text:style-name="T2331"><text:s/>13<text:s/></text:span><text:span text:style-name="T2332">And the sons of Jacob answered to Sychem and Emmor his father craftily, and spoke to them, because they had defiled Dina their sister.</text:span><text:span text:style-name="T2333"><text:s/>14<text:s/></text:span><text:span text:style-name="T2334">And Symeon and Levi, the brothers of Dina, said to them, We shall not be able to do this thing, to give our sister to a man who is uncircumcised, for it is a reproach to us.</text:span><text:span text:style-name="T2335"><text:s/>15<text:s/></text:span><text:span text:style-name="T2336">Only on these terms will we conform to you, and dwell among you, if ye also will be as we are, in that every male of you be circumcised.</text:span><text:span text:style-name="T2337"><text:s/>16<text:s/></text:span><text:span text:style-name="T2338">And we will give our daughters to you, and we will take of your daughters for wives to us, and we will dwell with you, and we will be as one race.</text:span><text:span text:style-name="T2339"><text:s/>17<text:s/></text:span><text:span text:style-name="T2340">But if ye will not hearken to us to be circumcised, we will take our daughter and depart.</text:span><text:span text:style-name="T2341"><text:s/>18<text:s/></text:span><text:span text:style-name="T2342">And the words pleased Emmor, and Sychem the son of Emmor.</text:span><text:span text:style-name="T2343"><text:s/>19<text:s/></text:span><text:span text:style-name="T2344">And the young man delayed not to do this thing, for he was much attached to Jacob's daughter, and he was the most honourable of all in his father's house.</text:span><text:span text:style-name="T2345"><text:s/>20<text:s/></text:span><text:span text:style-name="T2346">And Emmor and Sychem his son came to the gate of their city, and spoke to the men of their city, saying,</text:span><text:span text:style-name="T2347"><text:s/>21<text:s/></text:span><text:span text:style-name="T2348">These men are peaceable, let them dwell with us upon the land, and let them trade in it, and behold the land is extensive before them; we will take their daughters to us for wives, and we will give them our daughters.</text:span><text:span text:style-name="T2349"><text:s/>22<text:s/></text:span><text:span text:style-name="T2350">Only on these terms will the men conform to us to dwell with us so as to be one people, if every male of us be circumcised, as they also are circumcised.</text:span><text:span text:style-name="T2351"><text:s/>23<text:s/></text:span><text:span text:style-name="T2352">And shall not their cattle and their herds, and their possessions, be ours? only in this let us conform to them, and they will dwell with us.</text:span><text:span text:style-name="T2353"><text:s/>24<text:s/></text:span><text:span text:style-name="T2354">And all that went in at the gate of their city hearkened to Emmor and Sychem his son, and they were circumcised in the flesh of their foreskin every male.</text:span><text:span text:style-name="T2355"><text:s/>25<text:s/></text:span><text:span text:style-name="T2356">And it came to pass on the third day, when they were in pain, the two sons of Jacob, Symeon and Levi, Dina's brethren, took each man his sword, and came upon the city securely, and slew every male.</text:span><text:span text:style-name="T2357"><text:s/>26<text:s/></text:span><text:span text:style-name="T2358">And they slew Emmor and Sychem his son with the edge of the sword, and took Dina out of the house of Sychem, and went forth.</text:span><text:span text:style-name="T2359"><text:s/>27<text:s/></text:span><text:span text:style-name="T2360">But the sons of Jacob came upon the wounded, and ravaged the city wherein they had defiled Dina their sister.</text:span><text:span text:style-name="T2361"><text:s/>28<text:s/></text:span><text:span text:style-name="T2362">And their sheep, and their oxen, and their asses they took, and all things whatsoever were in the city, and whatsoever were in the plain.</text:span><text:span text:style-name="T2363"><text:s/>29<text:s/></text:span><text:span text:style-name="T2364">And they took captive all the persons of them, and all their store, and their wives, and plundered both whatever things there were in the city, and whatever things there were in the houses.</text:span><text:span text:style-name="T2365"><text:s/>30<text:s/></text:span><text:span text:style-name="T2366">And Jacob said to Symeon and Levi, Ye have made me hateful so that I should be evil to all the inhabitants of the land, both among the Chananites and the Pherezites, and I am few in number; they will gather themselves against me and cut me in pieces, and I shall be utterly destroyed, and my house.</text:span><text:span text:style-name="T2367"><text:s/>31<text:s/></text:span><text:span text:style-name="T2368">And they said, Nay, but shall they treat our sister as an harlot?</text:span></text:p>
            <text:p text:style-name="P2369">Genesis 35</text:p>
            <text:p text:style-name="P2370"><text:span text:style-name="T2371">1<text:s/></text:span><text:span text:style-name="T2372">And Gd said to Jacob, Arise, go up to the place, Baethel, and dwell there; and make there an altar to the Gd that appeared to thee, when thou fleddest from the face of Esau thy brother.</text:span><text:span text:style-name="T2373"><text:s/>2<text:s/></text:span><text:span text:style-name="T2374">And Jacob said to his house, and to all that were with him, Remove the strange gods that are with you from the midst of you, and purify yourselves, and change your clothes.</text:span><text:span text:style-name="T2375"><text:s/>3<text:s/></text:span><text:span text:style-name="T2376">And let us rise and go up to Baethel, and let us there make an alter to Gd who hearkened to me in the day of calamity, who was with me, and preserved me throughout in the journey, by which I went.</text:span><text:span text:style-name="T2377"><text:s/>4<text:s/></text:span><text:span text:style-name="T2378">And they gave to Jacob the strange gods, which were in their hands, and the ear-rings which were in their ears, and Jacob hid them under the turpentine tree which is in Secima, and destroyed them to this day.</text:span><text:span text:style-name="T2379"><text:s/>5<text:s/></text:span><text:span text:style-name="T2380">So Israel departed from Secima, and the fear of Gd was upon the cities round about them, and they did not pursue after the children of Israel.</text:span><text:span text:style-name="T2381"><text:s/>6<text:s/></text:span><text:span text:style-name="T2382">And Jacob came to Luza, which is in the land of Chanaan, which is Baethel, he and all the people that were with him.</text:span><text:span text:style-name="T2383"><text:s/>7<text:s/></text:span><text:span text:style-name="T2384">And he built there an altar, and called the name of the place Baethel; for there Gd appeared to him, when he fled from the face of his brother Esau.</text:span><text:span text:style-name="T2385"><text:s/>8<text:s/></text:span><text:span text:style-name="T2386">And Deborrha, Rebecca's nurse, died, and was buried below Baethel under the oak; and Jacob called its name, The Oak of Mourning.</text:span><text:span text:style-name="T2387"><text:s/>9<text:s/></text:span><text:span text:style-name="T2388">And Gd appeared to Jacob once more in Luza, when he came out of Mesopotamia of Syria, and Gd blessed him.</text:span><text:span text:style-name="T2389"><text:s/>10<text:s/></text:span><text:span text:style-name="T2390">And Gd said to him, Thy name shall not be called Jacob, but Israel shall be thy name; and he called his name Israel.</text:span><text:span text:style-name="T2391"><text:s/>11<text:s/></text:span><text:span text:style-name="T2392">And Gd said to him, I am thy Gd; increase and multiply; for nations and gatherings of nations shall be of thee, and kings shall come out of thy loins.</text:span><text:span text:style-name="T2393"><text:s/>12<text:s/></text:span><text:span text:style-name="T2394">And the land which I gave to Abraam and Isaac, I have given it to thee; and it shall come to pass that I will give this land also to thy seed after thee.</text:span><text:span text:style-name="T2395"><text:s/>13<text:s/></text:span><text:span text:style-name="T2396">And Gd went up from him from the place where he spoke with him.</text:span><text:span text:style-name="T2397"><text:s/>14<text:s/></text:span><text:span text:style-name="T2398">And Jacob set up a pillar in the place where Gd spoke with him,<text:s/></text:span><text:span text:style-name="T2399">even</text:span><text:span text:style-name="T2400"><text:s/>a pillar of stone; and offered a libation upon it, and poured oil upon it.</text:span><text:span text:style-name="T2401"><text:s/>15<text:s/></text:span><text:span text:style-name="T2402">And Jacob called the name of the place in which Gd spoke with him, Baethel.</text:span><text:span text:style-name="T2403"><text:s/>16<text:s/></text:span><text:span text:style-name="T2404">And Jacob removed from Baethel, and pitched his tent beyond the tower of Gader,</text:span><text:span text:style-name="T2405"><text:s/>and it came to pass when he drew nigh to Chabratha, to enter into Ephratha, Rachel travailed; and in her travail she was in hard labour.</text:span><text:span text:style-name="T2406"><text:s/>17<text:s/></text:span><text:span text:style-name="T2407">And it came to pass in her hard labour, that the midwife said to her, Be of good courage, for thou shalt also have this son.</text:span><text:span text:style-name="T2408"><text:s/>18<text:s/></text:span><text:span text:style-name="T2409">And it came to pass in her giving up the ghost (for she was dying), that she called his name, The son of my pain; but his father called his name Benjamin.</text:span><text:span text:style-name="T2410"><text:s/>19<text:s/></text:span><text:span text:style-name="T2411">So Rachel died, and was buried in the way of the course of Ephratha, this is Bethleem.</text:span><text:span text:style-name="T2412"><text:s/>20<text:s/></text:span><text:span text:style-name="T2413">And Jacob set up a pillar on her tomb; this is the pillar on the tomb of Rachel, until this day.</text:span><text:span text:style-name="T2414"><text:s/>21 22<text:s/></text:span><text:span text:style-name="T2415">(35:21) And it came to pass when Israel dwelt in that land, that Ruben went and lay with Balla, the concubine of his father Jacob; and Israel heard, and the thing appeared grievous before him. (35:22) And the sons of Jacob were twelve.</text:span><text:span text:style-name="T2416"><text:s/>23<text:s/></text:span><text:span text:style-name="T2417">The sons of Lea, the first-born of Jacob; Ruben, Symeon, Levi, Judas, Issachar, Zabulon.</text:span><text:span text:style-name="T2418"><text:s/>24<text:s/></text:span><text:span text:style-name="T2419">And the sons of Rachel; Joseph and Benjamin.</text:span><text:span text:style-name="T2420"><text:s/>25<text:s/></text:span><text:span text:style-name="T2421">And the sons of Balla, the hand-maid of Rachel; Dan and Nephthalim.</text:span><text:span text:style-name="T2422"><text:s/>26<text:s/></text:span><text:span text:style-name="T2423">And the sons of Zelpha, the hand-maid of Lea; Gad and Aser. These<text:s/></text:span><text:span text:style-name="T2424">are</text:span><text:span text:style-name="T2425"><text:s/>the sons of Jacob, which were born to him in Mesopotamia of Syria.</text:span><text:span text:style-name="T2426"><text:s/>27<text:s/></text:span><text:span text:style-name="T2427">And Jacob came to Isaac his father to Mambre, to a city of the plain; this is Chebron in the land of Chanaan, where Abraam and Isaac sojourned.</text:span><text:span text:style-name="T2428"><text:s/>28<text:s/></text:span><text:span text:style-name="T2429">And the days of Isaac which he lived were an hundred and eighty years.</text:span><text:span text:style-name="T2430"><text:s/>29<text:s/></text:span><text:span text:style-name="T2431">And Isaac gave up the ghost and died, and was laid to his family, old and full of days; and Esau and Jacob his sons buried him.</text:span></text:p>
            <text:p text:style-name="P2432">Genesis 36</text:p>
            <text:p text:style-name="P2433"><text:span text:style-name="T2434">1<text:s/></text:span><text:span text:style-name="T2435">And these<text:s/></text:span><text:span text:style-name="T2436">are</text:span><text:span text:style-name="T2437"><text:s/>the generations of Esau; this is Edom.</text:span><text:span text:style-name="T2438"><text:s/>2<text:s/></text:span><text:span text:style-name="T2439">And Esau took to himself wives of the daughters of the Chananites; Ada, the daughter of Aelom the Chettite; and Olibema, daughter of Ana the son of Sebegon, the Evite;</text:span><text:span text:style-name="T2440"><text:s/>3<text:s/></text:span><text:span text:style-name="T2441">and Basemath, daughter of Ismael, sister of Nabaioth.</text:span><text:span text:style-name="T2442"><text:s/>4<text:s/></text:span><text:span text:style-name="T2443">And Ada bore to him Eliphas; and Basemath bore Raguel.</text:span><text:span text:style-name="T2444"><text:s/>5<text:s/></text:span><text:span text:style-name="T2445">And Olibema bore Jeus, and Jeglom, and Core; these<text:s/></text:span><text:span text:style-name="T2446">are</text:span><text:span text:style-name="T2447"><text:s/>the sons of Esau, which were born to him in the land of Chanaan.</text:span><text:span text:style-name="T2448"><text:s/>6<text:s/></text:span><text:span text:style-name="T2449">And Esau took his wives, and his sons, and his daughters, and all the persons of his house, and all his possessions, and all his cattle, and all that he had got, and all things whatsoever he had acquired in the land of Chanaan; and Esau went forth from the land of Chanaan, from the face of his brother Jacob.</text:span><text:span text:style-name="T2450"><text:s/>7<text:s/></text:span><text:span text:style-name="T2451">For their substance was too great for them to dwell together; and the land of their sojourning could not bear them, because of the abundance of their possessions.</text:span><text:span text:style-name="T2452"><text:s/>8<text:s/></text:span><text:span text:style-name="T2453">And Esau dwelt in mount Seir; Esau, he is Edom.</text:span><text:span text:style-name="T2454"><text:s/>9<text:s/></text:span><text:span text:style-name="T2455">And these<text:s/></text:span><text:span text:style-name="T2456">are</text:span><text:span text:style-name="T2457"><text:s/>the generations of Esau, the father of Edom in the mount Seir.</text:span><text:span text:style-name="T2458"><text:s/>10<text:s/></text:span><text:span text:style-name="T2459">And these<text:s/></text:span><text:span text:style-name="T2460">are</text:span><text:span text:style-name="T2461"><text:s/>the names of the sons of Esau. Eliphas, the son of Ada, the wife of Esau; and Raguel, the son of Basemath, wife of Esau.</text:span><text:span text:style-name="T2462"><text:s/>11<text:s/></text:span><text:span text:style-name="T2463">And the sons of Eliphas were Thaeman, Omar, Sophar, Gothom, and Kenez.</text:span><text:span text:style-name="T2464"><text:s/>12<text:s/></text:span><text:span text:style-name="T2465">And Thamna was a concubine of Eliphaz, the son of Esau; and she bore Amalec to Eliphas. These<text:s/></text:span><text:span text:style-name="T2466">are</text:span><text:span text:style-name="T2467"><text:s/>the sons of Ada, the wife of Esau.</text:span><text:span text:style-name="T2468"><text:s/>13<text:s/></text:span><text:span text:style-name="T2469">And these<text:s/></text:span><text:span text:style-name="T2470">are</text:span><text:span text:style-name="T2471"><text:s/>the sons of Raguel; Nachoth, Zare, Some, and Moze. These were the sons of Basemath, wife of Esau.</text:span><text:span text:style-name="T2472"><text:s/>14<text:s/></text:span><text:span text:style-name="T2473">And these<text:s/></text:span><text:span text:style-name="T2474">are</text:span><text:span text:style-name="T2475"><text:s/>the sons of Olibema, the daughter of Ana, the son of Sebegon, the wife of Esau; and she bore to Esau, Jeus, and Jeglom, and Core.</text:span><text:span text:style-name="T2476"><text:s/>15<text:s/></text:span><text:span text:style-name="T2477">These<text:s/></text:span><text:span text:style-name="T2478">are</text:span><text:span text:style-name="T2479"><text:s/>the chiefs of the son of Esau,<text:s/></text:span><text:span text:style-name="T2480">even</text:span><text:span text:style-name="T2481"><text:s/>the sons of Eliphas, the first-born of Esau; chief Thaeman, chief Omar, chief Sophar, chief Kenez,</text:span><text:span text:style-name="T2482"><text:s/>16<text:s/></text:span><text:span text:style-name="T2483">chief Core, chief Gothom, chief Amalec. These<text:s/></text:span><text:span text:style-name="T2484">are</text:span><text:span text:style-name="T2485"><text:s/>the chiefs of Eliphas, in the land of Edom; these are the sons of Ada.</text:span><text:span text:style-name="T2486"><text:s/>17<text:s/></text:span><text:span text:style-name="T2487">And these<text:s/></text:span><text:span text:style-name="T2488">are</text:span><text:span text:style-name="T2489"><text:s/>the sons of Raguel, the son of Esau; chief Nachoth, chief Zare, chief Some, chief Moze. These<text:s/></text:span><text:span text:style-name="T2490">are</text:span><text:span text:style-name="T2491"><text:s/>the chiefs of Raguel, in the land of Edom; these are the sons of Basemath, wife of Esau.</text:span><text:span text:style-name="T2492"><text:s/>18<text:s/></text:span><text:span text:style-name="T2493">And these<text:s/></text:span><text:span text:style-name="T2494">are</text:span><text:span text:style-name="T2495"><text:s/>the sons of Olibema, wife of Esau; chief Jeus, chief Jeglom, chief Core. These<text:s/></text:span><text:span text:style-name="T2496">are</text:span><text:span text:style-name="T2497"><text:s/>the chiefs of Olibema, daughter of Ana, wife of Esau.</text:span><text:span text:style-name="T2498"><text:s/>19<text:s/></text:span><text:span text:style-name="T2499">These<text:s/></text:span><text:span text:style-name="T2500">are</text:span><text:span text:style-name="T2501"><text:s/>the sons of Esau, and these are the chiefs; these are the sons of Edom.</text:span><text:span text:style-name="T2502"><text:s/>20<text:s/></text:span><text:span text:style-name="T2503">And these<text:s/></text:span><text:span text:style-name="T2504">are</text:span><text:span text:style-name="T2505"><text:s/>the sons of Seir, the Chorrhite, who inhabited the land; Lotan, Sobal, Sebegon, Ana,</text:span><text:span text:style-name="T2506"><text:s/>21<text:s/></text:span><text:span text:style-name="T2507">and Deson, and Asar, and Rison. These<text:s/></text:span><text:span text:style-name="T2508">are</text:span><text:span text:style-name="T2509"><text:s/>the chiefs of the Chorrhite, the son of Seir, in the land of Edom.</text:span><text:span text:style-name="T2510"><text:s/>22<text:s/></text:span><text:span text:style-name="T2511">And the sons of Lotan<text:s/></text:span><text:span text:style-name="T2512">were</text:span><text:span text:style-name="T2513"><text:s/>Chorrhi and Haeman; and the sister of Lotan, Thamna.</text:span><text:span text:style-name="T2514"><text:s/>23<text:s/></text:span><text:span text:style-name="T2515">And these<text:s/></text:span><text:span text:style-name="T2516">are</text:span><text:span text:style-name="T2517"><text:s/>the sons of Sobal; Golam, and Manachath, and Gaebel, and Sophar, and Omar.</text:span><text:span text:style-name="T2518"><text:s/>24<text:s/></text:span><text:span text:style-name="T2519">And these<text:s/></text:span><text:span text:style-name="T2520">are</text:span><text:span text:style-name="T2521"><text:s/>the sons of Sebegon; Aie, and Ana; this is the Ana who found Jamin in the wilderness, when he tended the beasts of his father Sebegon.</text:span><text:span text:style-name="T2522"><text:s/>25<text:s/></text:span><text:span text:style-name="T2523">And these<text:s/></text:span><text:span text:style-name="T2524">are</text:span><text:span text:style-name="T2525"><text:s/>the sons of Ana; Deson - and Olibema<text:s/></text:span><text:span text:style-name="T2526">was</text:span><text:span text:style-name="T2527"><text:s/>daughter of Ana.</text:span><text:span text:style-name="T2528"><text:s/>26<text:s/></text:span><text:span text:style-name="T2529">And these<text:s/></text:span><text:span text:style-name="T2530">are</text:span><text:span text:style-name="T2531"><text:s/>the sons of Deson; Amada, and Asban, and Ithran, and Charrhan.</text:span><text:span text:style-name="T2532"><text:s/>27<text:s/></text:span><text:span text:style-name="T2533">And these<text:s/></text:span><text:span text:style-name="T2534">are</text:span><text:span text:style-name="T2535"><text:s/>the sons of Asar; Balaam, and Zucam, and Jucam.</text:span><text:span text:style-name="T2536"><text:s/>28<text:s/></text:span><text:span text:style-name="T2537">And these<text:s/></text:span><text:span text:style-name="T2538">are</text:span><text:span text:style-name="T2539"><text:s/>the sons of Rison; Hos, and Aran.</text:span><text:span text:style-name="T2540"><text:s/>29<text:s/></text:span><text:span text:style-name="T2541">And these<text:s/></text:span><text:span text:style-name="T2542">are</text:span><text:span text:style-name="T2543"><text:s/>the chiefs of Chorri; chief Lotan, chief Sobal, chief Sebegon, chief Ana,</text:span><text:span text:style-name="T2544"><text:s/>30<text:s/></text:span><text:span text:style-name="T2545">chief Deson, chief Asar, chief Rison. These<text:s/></text:span><text:span text:style-name="T2546">are</text:span><text:span text:style-name="T2547"><text:s/>the chiefs of Chorri, in their principalities in the land of Edom.</text:span><text:span text:style-name="T2548"><text:s/>31<text:s/></text:span><text:span text:style-name="T2549">these<text:s/></text:span><text:span text:style-name="T2550">are</text:span><text:span text:style-name="T2551"><text:s/>the kings which reigned in Edom, before a king reigned in Israel.</text:span><text:span text:style-name="T2552"><text:s/>32<text:s/></text:span><text:span text:style-name="T2553">And Balac, son of Beor, reigned in Edom; and the name of his city<text:s/></text:span><text:span text:style-name="T2554">was</text:span><text:span text:style-name="T2555"><text:s/>Dennaba.</text:span><text:span text:style-name="T2556"><text:s/>33<text:s/></text:span><text:span text:style-name="T2557">And Balac died; and Jobab, son of Zara, from Bosorrha reigned in his stead.</text:span><text:span text:style-name="T2558"><text:s/>34<text:s/></text:span><text:span text:style-name="T2559">And Jobab died; and Asom, from the land of the Thaemanites, reigned in his stead.</text:span><text:span text:style-name="T2560"><text:s/>35<text:s/></text:span><text:span text:style-name="T2561">And Asom died; and Adad son of Barad, who cut off Madiam in the plain of Moab, ruled in his stead; and the name of his city was Getthaim.</text:span><text:span text:style-name="T2562"><text:s/>36<text:s/></text:span><text:span text:style-name="T2563">And Adad died; and Samada of Massecca reigned in his stead.</text:span><text:span text:style-name="T2564"><text:s/>37<text:s/></text:span><text:span text:style-name="T2565">Samada died; and Saul of Rhooboth by the river reigned in his stead.</text:span><text:span text:style-name="T2566"><text:s/>38<text:s/></text:span><text:span text:style-name="T2567">And Saul died; and Ballenon the son of Achobor reigned in his stead.</text:span><text:span text:style-name="T2568"><text:s/>39<text:s/></text:span><text:span text:style-name="T2569">And Ballenon the son of Achobor died; and Arad the son of Barad reigned in his stead; and the name of his city was Phogor; and the name of his wife was Metebeel, daughter of Matraith, son of Maizoob.</text:span><text:span text:style-name="T2570"><text:s/>40<text:s/></text:span><text:span text:style-name="T2571">These<text:s/></text:span><text:span text:style-name="T2572">are</text:span><text:span text:style-name="T2573"><text:s/>the names of the chiefs of Esau, in their tribes, according to their place, in their countries, and in their nations; chief Thamna, chief Gola, chief Jether,</text:span><text:span text:style-name="T2574"><text:s/>41<text:s/></text:span><text:span text:style-name="T2575">chief Olibema, chief Helas, chief Phinon,</text:span><text:span text:style-name="T2576"><text:s/>42<text:s/></text:span><text:span text:style-name="T2577">chief Kenez, chief Thaeman, chief Mazar,</text:span><text:span text:style-name="T2578"><text:s/>43<text:s/></text:span><text:span text:style-name="T2579">chief Magediel, chief Zaphoin. These are the chiefs of Edom in their dwelling-places in the land of their possession; this is Esau, the father of Edom.</text:span></text:p>
            <text:p text:style-name="P2580">Genesis 37</text:p>
            <text:p text:style-name="P2581"><text:span text:style-name="T2582">1<text:s/></text:span><text:span text:style-name="T2583">(36:44) And Jacob dwelt in the land where his father sojourned, in the land of Chanaan.</text:span><text:span text:style-name="T2584"><text:s/>2<text:s/></text:span><text:span text:style-name="T2585">(37:1) And these are the generations of Jacob. And Joseph was seventeen years old, feeding the sheep of his father with his brethren, being young; with the sons of Balla, and with the sons of Zelpha, the wives of his father; and Joseph brought to Israel their father their evil reproach.</text:span><text:span text:style-name="T2586"><text:s/>3<text:s/></text:span><text:span text:style-name="T2587">And Jacob loved Joseph more than all his sons, because he was to him the son of old age; and he made for him a coat of many colours.</text:span><text:span text:style-name="T2588"><text:s/>4<text:s/></text:span><text:span text:style-name="T2589">And his brethren having seen that his father loved him more than all his sons, hated him, and could not speak anything peaceable to him.</text:span><text:span text:style-name="T2590"><text:s/>5<text:s/></text:span><text:span text:style-name="T2591">And Joseph dreamed a dream, and reported it to his brethren.</text:span><text:span text:style-name="T2592"><text:s/>6<text:s/></text:span><text:span text:style-name="T2593">And he said to them, Hear this dream which I have dreamed.</text:span><text:span text:style-name="T2594"><text:s/>7<text:s/></text:span><text:span text:style-name="T2595">I thought ye were binding sheaves in the middle of the field, and my sheaf stood up and was erected, and your sheaves turned round, and did obeisance to my sheaf.</text:span><text:span text:style-name="T2596"><text:s/>8<text:s/></text:span><text:span text:style-name="T2597">And his brethren said to him, Shalt thou indeed reign over us, or shalt thou indeed be lord over us? And they hated him still more for his dreams and for his words.</text:span><text:span text:style-name="T2598"><text:s/>9<text:s/></text:span><text:span text:style-name="T2599">And he dreamed another dream, and related it to his father, and to his brethren, and said, Behold, I have dreamed another dream: as it were the sun, and the moon, and the eleven stars did me reverence.</text:span><text:span text:style-name="T2600"><text:s/>10<text:s/></text:span><text:span text:style-name="T2601">And his father rebuked him, and said to him, What is this dream which thou hast dreamed? shall indeed both I and thy mother and thy brethren come and bow before thee to the earth?</text:span><text:span text:style-name="T2602"><text:s/>11<text:s/></text:span><text:span text:style-name="T2603">And his brethren envied him; but his father observed the saying.</text:span><text:span text:style-name="T2604"><text:s/>12<text:s/></text:span><text:span text:style-name="T2605">And his brethren went to feed the sheep of their father to Sychem.</text:span><text:span text:style-name="T2606"><text:s/>13<text:s/></text:span><text:span text:style-name="T2607">And Israel said to Joseph, Do not thy brethren feed their flock in Sychem? Come, I will send thee to them; and he said to him, Behold, I<text:s/></text:span><text:span text:style-name="T2608">am here</text:span><text:span text:style-name="T2609">.</text:span><text:span text:style-name="T2610"><text:s/>14<text:s/></text:span><text:span text:style-name="T2611">And Israel said to him, Go and see if thy brethren and the sheep are well, and bring me word; and he sent him out of the valley of Chebron, and he came to Sychem.</text:span><text:span text:style-name="T2612"><text:s/>15<text:s/></text:span><text:span text:style-name="T2613">And a man found him wandering in the field; and the man asked him, saying, What seekest thou?</text:span><text:span text:style-name="T2614"><text:s/>16<text:s/></text:span><text:span text:style-name="T2615">And he said, I am seeking my brethren; tell me where they feed<text:s/></text:span><text:span text:style-name="T2616">their flocks</text:span><text:span text:style-name="T2617">.</text:span><text:span text:style-name="T2618"><text:s/>17<text:s/></text:span><text:span text:style-name="T2619">And the man said to him, They have departed hence, for I heard them saying, Let us go to Dothaim; and Joseph went after his brethren, and found them in Dothaim.</text:span><text:span text:style-name="T2620"><text:s/>18<text:s/></text:span><text:span text:style-name="T2621">And they spied him from a distance before he drew nigh to them, and they wickedly took counsel to slay him.</text:span><text:span text:style-name="T2622"><text:s/>19<text:s/></text:span><text:span text:style-name="T2623">And each said to his brother, Behold, that dreamer comes.</text:span><text:span text:style-name="T2624"><text:s/>20<text:s/></text:span><text:span text:style-name="T2625">Now then come, let us kill him, and cast him into one of the pits; and we will say, An evil wild beast has devoured him; and we shall see what his dreams will be.</text:span><text:span text:style-name="T2626"><text:s/>21<text:s/></text:span><text:span text:style-name="T2627">And Ruben having heard it, rescued him out of their hands, and said, Let us not kill him.</text:span><text:span text:style-name="T2628"><text:s/>22<text:s/></text:span><text:span text:style-name="T2629">And Ruben said to them, Shed not blood; cast him into one of these pits in the wilderness, but do not lay<text:s/></text:span><text:span text:style-name="T2630">your</text:span><text:span text:style-name="T2631"><text:s/>hands upon him; that he might rescue him out of their hands, and restore him to his father.</text:span><text:span text:style-name="T2632"><text:s/>23<text:s/></text:span><text:span text:style-name="T2633">And it came to pass, when Joseph came to his brethren, that they stripped Joseph of his many-coloured coat that was upon him.</text:span><text:span text:style-name="T2634"><text:s/>24<text:s/></text:span><text:span text:style-name="T2635">And they took him and cast him into the pit; and the pit was empty, it had not water.</text:span><text:span text:style-name="T2636"><text:s/>25<text:s/></text:span><text:span text:style-name="T2637">And they sat down to eat bread; and having lifted up their eyes they beheld, and lo, Ismaelitish travellers came from Galaad, and their camels were heavily loaded with spices, and resin, and myrrh; and they went to bring them to Egypt.</text:span><text:span text:style-name="T2638"><text:s/>26<text:s/></text:span><text:span text:style-name="T2639">And Judas said to his brethren, What profit is it if we slay our brother, and conceal his blood?</text:span><text:span text:style-name="T2640"><text:s/>27<text:s/></text:span><text:span text:style-name="T2641">Come, let us sell him to these Ismaelites, but let not our hands be upon him, because he is our brother and our flesh; and his brethren hearkened.</text:span><text:span text:style-name="T2642"><text:s/>28<text:s/></text:span><text:span text:style-name="T2643">And the men, the merchants of Madian, went by, and they drew and lifted Joseph out of the pit, and sold Joseph to the Ismaelites for twenty pieces of gold; and they brought Joseph down into Egypt.</text:span><text:span text:style-name="T2644"><text:s/>29<text:s/></text:span><text:span text:style-name="T2645">And Ruben returned to the pit, and sees not Joseph in the pit; and he rent his garments.</text:span><text:span text:style-name="T2646"><text:s/>30<text:s/></text:span><text:span text:style-name="T2647">And he returned to his brethren and said, The boy is not; and I, whither am I yet to go?</text:span><text:span text:style-name="T2648"><text:s/>31<text:s/></text:span><text:span text:style-name="T2649">And having taken the coat of Joseph, they slew a kid of the goats, and stained the coat with the blood.</text:span><text:span text:style-name="T2650"><text:s/>32<text:s/></text:span><text:span text:style-name="T2651">And they sent the coat of many colours; and they brought it to their father, and said, This have we found; know if it be thy son's coat or no.</text:span><text:span text:style-name="T2652"><text:s/>33<text:s/></text:span><text:span text:style-name="T2653">(37:32) And he recognised it, and said, It is my son's coat, an evil wild beast has devoured him; a wild beast has carried off Joseph.</text:span><text:span text:style-name="T2654"><text:s/>34<text:s/></text:span><text:span text:style-name="T2655">(37:33) And Jacob rent his clothes, and put sackcloth on his loins, and mourned for his son many days.</text:span><text:span text:style-name="T2656"><text:s/>35<text:s/></text:span><text:span text:style-name="T2657">(37:34) And all his sons and his daughters gathered themselves together, and came to comfort him; but he would not be comforted, saying, I will go down to my son mourning to Hades; and his father wept for him.</text:span><text:span text:style-name="T2658"><text:s/>36<text:s/></text:span><text:span text:style-name="T2659">(37:35) And the Madianites sold Joseph into Egypt; to Petephres, the eunuch of Pharao, captain of the guard.</text:span></text:p>
            <text:p text:style-name="P2660">Genesis 38</text:p>
            <text:p text:style-name="P2661"><text:span text:style-name="T2662">1<text:s/></text:span><text:span text:style-name="T2663">And it came to pass at that time that Judas went down from his brethren, and came as far as to a certain man of Odollam, whose name was Iras.</text:span><text:span text:style-name="T2664"><text:s/>2<text:s/></text:span><text:span text:style-name="T2665">And Judas saw there the daughter of a Chananitish man, whose name was Sava; and he took her, and went in to her.</text:span><text:span text:style-name="T2666"><text:s/>3<text:s/></text:span><text:span text:style-name="T2667">And she conceived and bore a son, and called his name, Er.</text:span><text:span text:style-name="T2668"><text:s/>4<text:s/></text:span><text:span text:style-name="T2669">And she conceived and bore a son again; and called his name, Aunan.</text:span><text:span text:style-name="T2670"><text:s/>5<text:s/></text:span><text:span text:style-name="T2671">And she again bore a son; and called his name, Selom: and she was in Chasbi when she bore them.</text:span><text:span text:style-name="T2672"><text:s/>6<text:s/></text:span><text:span text:style-name="T2673">And Judas took a wife for Er his first-born, whose name was Thamar.</text:span><text:span text:style-name="T2674"><text:s/>7<text:s/></text:span><text:span text:style-name="T2675">And Er, the first-born of Judas, was wicked before the Ld; and Gd killed him.</text:span><text:span text:style-name="T2676"><text:s/>8<text:s/></text:span><text:span text:style-name="T2677">And Judas said to Aunan, Go in to thy brother's wife, and marry her as her brother-in-law, and raise up seed to thy brother.</text:span><text:span text:style-name="T2678"><text:s/>9<text:s/></text:span><text:span text:style-name="T2679">And Aunan, knowing that the seed should not be his - it came to pass when he went in to his brother's wife, that he spilled<text:s/></text:span><text:span text:style-name="T2680">it</text:span><text:span text:style-name="T2681"><text:s/>upon the ground, so that he should not give seed to his brother's wife.</text:span><text:span text:style-name="T2682"><text:s/>10<text:s/></text:span><text:span text:style-name="T2683">And his doing this appeared evil before Gd; and he slew him also.</text:span><text:span text:style-name="T2684"><text:s/>11<text:s/></text:span><text:span text:style-name="T2685">And Judas said to Thamar, his daughter-in-law, Sit thou a widow in the house of thy father-in-law, until Selom my son be grown; for he said, lest he also die as his brethren; and Thamar departed, and sat in the house of her father.</text:span><text:span text:style-name="T2686"><text:s/>12<text:s/></text:span><text:span text:style-name="T2687">And the days were fulfilled, and Sava the wife of Judas died; and Judas, being comforted, went to them that sheared his sheep, himself and Iras his Shepherd the Odollamite, to Thamna.</text:span><text:span text:style-name="T2688"><text:s/>13<text:s/></text:span><text:span text:style-name="T2689">And it was told Thamar his daughter-in-law, saying, Behold, thy father-in-law goeth up to Thamna, to shear his sheep.</text:span><text:span text:style-name="T2690"><text:s/>14<text:s/></text:span><text:span text:style-name="T2691">And having taken off the garments of her widowhood from her, she put on a veil, and ornamented her face, and sat by the gates of Aenan, which is in the way to Thamna, for she saw that Selom was grown; but he gave her not to him for a wife.</text:span><text:span text:style-name="T2692"><text:s/>15<text:s/></text:span><text:span text:style-name="T2693">And when Judas saw her, he thought her to be a harlot; for she covered her face, and he knew her not.</text:span><text:span text:style-name="T2694"><text:s/>16<text:s/></text:span><text:span text:style-name="T2695">And he went out of his way to her, and said to her, Let me come in to thee; for he knew not that she was his daughter-in-law; and she said, What wilt thou give me if thou shouldest come in to me?</text:span><text:span text:style-name="T2696"><text:s/>17<text:s/></text:span><text:span text:style-name="T2697">And he said, I will send thee a kid of the goats from my flock; and she said,<text:s/></text:span><text:span text:style-name="T2698">Well</text:span><text:span text:style-name="T2699">, if thou wilt give me an earnest, until thou send it.</text:span><text:span text:style-name="T2700"><text:s/>18<text:s/></text:span><text:span text:style-name="T2701">And he said, What is the earnest that I shall give thee? and she said, Thy ring, and thy bracelet, and the staff in thy hand; and he gave them to her, and went in to her, and she conceived by him.</text:span><text:span text:style-name="T2702"><text:s/>19<text:s/></text:span><text:span text:style-name="T2703">And she arose and departed, and took her veil from off her, and put on the garments of her widowhood.</text:span><text:span text:style-name="T2704"><text:s/>20<text:s/></text:span><text:span text:style-name="T2705">And Judas sent the kid of the goats by the hand of his shepherd the Odollamite, to receive the pledge from the woman; and he found her not.</text:span><text:span text:style-name="T2706"><text:s/>21<text:s/></text:span><text:span text:style-name="T2707">And he asked the men of the place, Where is the harlot who was in Aenan by the way-side? and they said, There was no harlot here.</text:span><text:span text:style-name="T2708"><text:s/>22<text:s/></text:span><text:span text:style-name="T2709">And he returned to Judas, and said, I have not found her; and the men of the place say, There is no harlot here.</text:span><text:span text:style-name="T2710"><text:s/>23<text:s/></text:span><text:span text:style-name="T2711">And Judas said, Let her have them, but let us not be ridiculed; I sent this kid, but thou hast not found her.</text:span><text:span text:style-name="T2712"><text:s/>24<text:s/></text:span><text:span text:style-name="T2713">And it came to pass after three months, that it was told Judas, saying, Thamar thy daughter-in-law has grievously played the harlot, and behold she is with child by whoredom; and Judas said, Bring her out, and let her be burnt.</text:span><text:span text:style-name="T2714"><text:s/>25<text:s/></text:span><text:span text:style-name="T2715">And as they were bringing her, she sent to her father-in-law, saying, I am with child by the man whose these things are; and she said, See whose is this ring and bracelet and staff.</text:span><text:span text:style-name="T2716"><text:s/>26<text:s/></text:span><text:span text:style-name="T2717">And Judas knew<text:s/></text:span><text:span text:style-name="T2718">them</text:span><text:span text:style-name="T2719">, and said, Thamar is cleared rather than I, forasmuch as I gave her not to Selom my son: and he knew her not again.</text:span><text:span text:style-name="T2720"><text:s/>27<text:s/></text:span><text:span text:style-name="T2721">And it came to pass when she was in labour, that she also had twins in her womb.</text:span><text:span text:style-name="T2722"><text:s/>28<text:s/></text:span><text:span text:style-name="T2723">And it came to pass as she was bringing forth, one thrust forth his hand, and the midwife having taken hold of it, bound upon hid hand a scarlet<text:s/></text:span><text:span text:style-name="T2724">thread</text:span><text:span text:style-name="T2725">, saying, This one shall come out first.</text:span><text:span text:style-name="T2726"><text:s/>29<text:s/></text:span><text:span text:style-name="T2727">And when he drew back his hand, then immediately came forth his brother; and she said, Why has the barrier been cut through because of thee? and she called his name, Phares.</text:span><text:span text:style-name="T2728"><text:s/>30<text:s/></text:span><text:span text:style-name="T2729">And after this came forth his brother, on whose hand was the scarlet thread; and she called his name, Zara.</text:span></text:p>
            <text:p text:style-name="P2730">Genesis 39</text:p>
            <text:p text:style-name="P2731"><text:span text:style-name="T2732">1<text:s/></text:span><text:span text:style-name="T2733">And Joseph was brought down to Egypt; and Petephres the eunuch of Pharao, the captain of the guard, an Egyptian, bought him of the hands of the Ismaelites, who brought him down thither.</text:span><text:span text:style-name="T2734"><text:s/>2<text:s/></text:span><text:span text:style-name="T2735">And the Ld was with Joseph, and he was a prosperous man; and he was in the house with his lord the Egyptian.</text:span><text:span text:style-name="T2736"><text:s/>3<text:s/></text:span><text:span text:style-name="T2737">And his master knew that the Ld was with him, and the Ld prospers in his hands whatsoever he happens to do.</text:span><text:span text:style-name="T2738"><text:s/>4<text:s/></text:span><text:span text:style-name="T2739">And Joseph found grace in the presence of his lord, and was well-pleasing to him; and he set him over his house, and all that he had he gave into the hand of Joseph.</text:span><text:span text:style-name="T2740"><text:s/>5<text:s/></text:span><text:span text:style-name="T2741">And it came to pass after that he was set over his house, and over all that he had, that the Ld blessed the house of the Egyptian for Joseph's sake; and the blessing of the Ld was on all his possessions in the house, and in his field.</text:span><text:span text:style-name="T2742"><text:s/>6<text:s/></text:span><text:span text:style-name="T2743">And he committed all that he had into the hands of Joseph; and he knew not of anything that belonged to him, save the bread which he himself ate. And Joseph was handsome in form, and exceedingly beautiful in countenance.</text:span><text:span text:style-name="T2744"><text:s/>7<text:s/></text:span><text:span text:style-name="T2745">And it came to pass after these things, that his master's wife cast her eyes upon Joseph, and said, Lie with me.</text:span><text:span text:style-name="T2746"><text:s/>8<text:s/></text:span><text:span text:style-name="T2747">But he would not; but said to his master's wife, If because of me my master knows nothing in his house, and has given into my hands all things that belong to him:</text:span><text:span text:style-name="T2748"><text:s/>9<text:s/></text:span><text:span text:style-name="T2749">and in this house there is nothing above me, nor has anything been kept back from me, but thou, because thou art his wife - how then shall I do this wicked thing, and sin against Gd?</text:span><text:span text:style-name="T2750"><text:s/>10<text:s/></text:span><text:span text:style-name="T2751">And when she talked with Joseph day by day, and he hearkened not to her to sleep with her, so as to be with her,</text:span><text:span text:style-name="T2752"><text:s/>11<text:s/></text:span><text:span text:style-name="T2753">it came to pass on a certain day, that Joseph went into the house to do his business, and there was no one of the household within.</text:span><text:span text:style-name="T2754"><text:s/>12<text:s/></text:span><text:span text:style-name="T2755">And she caught hold of him by his clothes, and said, Lie with me; and having left his clothes in her hands, he fled, and went forth.</text:span><text:span text:style-name="T2756"><text:s/>13<text:s/></text:span><text:span text:style-name="T2757">And it came to pass, when she saw that he had left his clothes in her hands, and fled, and gone forth,</text:span><text:span text:style-name="T2758"><text:s/>14<text:s/></text:span><text:span text:style-name="T2759">that she called those that were in the house, and spoke to them, saying, See, he has brought in to us a Hebrew servant to mock us - he came in to me, saying, Lie with me, and I cried with a loud voice.</text:span><text:span text:style-name="T2760"><text:s/>15<text:s/></text:span><text:span text:style-name="T2761">And when he heard that I lifted up my voice and cried, having left his clothes with me, he fled, and went forth out.</text:span><text:span text:style-name="T2762"><text:s/>16<text:s/></text:span><text:span text:style-name="T2763">So she leaves the clothes by her, until the master came to his house.</text:span><text:span text:style-name="T2764"><text:s/>17<text:s/></text:span><text:span text:style-name="T2765">And she spoke to him according to these words, saying, The Hebrew servant, whom thou broughtest in to us, came in to me to mock me, and said to me, I will lie with thee.</text:span><text:span text:style-name="T2766"><text:s/>18<text:s/></text:span><text:span text:style-name="T2767">And when he heard that I lifted up my voice and cried, having left his clothes with me, he fled and departed forth.</text:span><text:span text:style-name="T2768"><text:s/>19<text:s/></text:span><text:span text:style-name="T2769">And it came to pass, when his master heard all the words of his wife, that she spoke to him, saying, Thus did thy servant to me, that he was very angry.</text:span><text:span text:style-name="T2770"><text:s/>20<text:s/></text:span><text:span text:style-name="T2771">And his master took Joseph, and cast him into the prison, into the place where the king's prisoners are kept, there in the prison.</text:span><text:span text:style-name="T2772"><text:s/>21<text:s/></text:span><text:span text:style-name="T2773">And the Ld was with Joseph, and poured down mercy upon him; and he gave him favour in the sight of the chief keeper of the prison.</text:span><text:span text:style-name="T2774"><text:s/>22<text:s/></text:span><text:span text:style-name="T2775">And the chief keeper of the prison gave the prison into the hand of Joseph, and all the prisoners as many as were in the prison; and all things whatsoever they do there, he did them.</text:span><text:span text:style-name="T2776"><text:s/>23<text:s/></text:span><text:span text:style-name="T2777">Because of him the chief keeper of the prison knew nothing, for all things were in the hand of Joseph, because the Ld was with him; and whatever things he did, the Ld made them to prosper in his hands.</text:span></text:p>
            <text:p text:style-name="P2778">Genesis 40</text:p>
            <text:p text:style-name="P2779"><text:span text:style-name="T2780">1<text:s/></text:span><text:span text:style-name="T2781">And it came to pass after these things, that the chief cupbearer of the king of Egypt and the chief baker trespassed against their lord the king of Egypt.</text:span><text:span text:style-name="T2782"><text:s/>2<text:s/></text:span><text:span text:style-name="T2783">And Pharao was wroth with his two eunuchs, with his chief cupbearer, and with his chief baker.</text:span><text:span text:style-name="T2784"><text:s/>3<text:s/></text:span><text:span text:style-name="T2785">And he put them in ward, into the prison, into the place whereinto Joseph had been led.</text:span><text:span text:style-name="T2786"><text:s/>4<text:s/></text:span><text:span text:style-name="T2787">And the chief keeper of the prison committed them to Joseph, and he stood by them; and they were<text:s/></text:span><text:span text:style-name="T2788">some</text:span><text:span text:style-name="T2789"><text:s/>days in the prison.</text:span><text:span text:style-name="T2790"><text:s/>5<text:s/></text:span><text:span text:style-name="T2791">And they both had a dream in one night; and the vision of the dream of the chief cupbearer and chief baker, who belonged to the king of Egypt, who were in the prison, was this.</text:span><text:span text:style-name="T2792"><text:s/>6<text:s/></text:span><text:span text:style-name="T2793">Joseph went in to them in the morning, and saw them, and they had been troubled.</text:span><text:span text:style-name="T2794"><text:s/>7<text:s/></text:span><text:span text:style-name="T2795">And he asked the eunuchs of Pharao who were with him in the prison with his master, saying, Why is it that your countenances are sad to-day?</text:span><text:span text:style-name="T2796"><text:s/>8<text:s/></text:span><text:span text:style-name="T2797">And they said to him, We have seen a dream, and there is no interpreter of it. And Joseph said to them, Is not the interpretation of them through Gd? tell<text:s/></text:span><text:span text:style-name="T2798">them</text:span><text:span text:style-name="T2799"><text:s/>than to me.</text:span><text:span text:style-name="T2800"><text:s/>9<text:s/></text:span><text:span text:style-name="T2801">And the chief cupbearer related his dream to Joseph, and said, In my dream a vine was before me.</text:span><text:span text:style-name="T2802"><text:s/>10<text:s/></text:span><text:span text:style-name="T2803">And in the vine<text:s/></text:span><text:span text:style-name="T2804">were</text:span><text:span text:style-name="T2805"><text:s/>three stems; and it budding shot forth blossoms; the clusters of grapes were ripe.</text:span><text:span text:style-name="T2806"><text:s/>11<text:s/></text:span><text:span text:style-name="T2807">And the cup of Pharao was in my hand; and I took the bunch of grapes, and squeezed it into the cup, and gave the cup into Pharao's hand.</text:span><text:span text:style-name="T2808"><text:s/>12<text:s/></text:span><text:span text:style-name="T2809">And Joseph said to him, This is the interpretation of it. The three stems are three days.</text:span><text:span text:style-name="T2810"><text:s/>13<text:s/></text:span><text:span text:style-name="T2811">Yet three days and Pharao shall remember thy office, and he shall restore thee to thy place of chief cupbearer, and thou shalt give the cup of Pharao into his hand, according to thy former high place, as thou wast wont to be cupbearer.</text:span><text:span text:style-name="T2812"><text:s/>14<text:s/></text:span><text:span text:style-name="T2813">But remember me of thyself, when it shall be well with thee, and thou shalt deal mercifully with me, and thou shalt make mention of me to Pharao, and thou shalt bring me forth out of this dungeon.</text:span><text:span text:style-name="T2814"><text:s/>15<text:s/></text:span><text:span text:style-name="T2815">For surely I was stolen away out of the land of the Hebrews, and here I have done nothing, but they have cast me into this pit.</text:span><text:span text:style-name="T2816"><text:s/>16<text:s/></text:span><text:span text:style-name="T2817">And the chief baker saw that he interpreted aright; and he said to Joseph, I also saw a dream, and methought I took up on my head three baskets of mealy food.</text:span><text:span text:style-name="T2818"><text:s/>17<text:s/></text:span><text:span text:style-name="T2819">And in the upper basket there was the work of the baker of every kind which Pharao eats; and the fowls of the air ate them out of the basket that was on my head.</text:span><text:span text:style-name="T2820"><text:s/>18<text:s/></text:span><text:span text:style-name="T2821">And Joseph answered and said to him, This is the interpretation of it; The three baskets are three days.</text:span><text:span text:style-name="T2822"><text:s/>19<text:s/></text:span><text:span text:style-name="T2823">Yet three days, and Pharao shall take away thy head from off thee, and shall hang thee on a tree, and the birds of the sky shall eat thy flesh from off thee.</text:span><text:span text:style-name="T2824"><text:s/>20<text:s/></text:span><text:span text:style-name="T2825">And it came to pass on the third day that it was Pharao's birth-day, and he made a banquet for all his servants, and he remembered the office of the cupbearer and the office of the baker in the midst of his servants.</text:span><text:span text:style-name="T2826"><text:s/>21<text:s/></text:span><text:span text:style-name="T2827">And he restored the chief cupbearer to his office, and he gave the cup into Pharao's hand.</text:span><text:span text:style-name="T2828"><text:s/>22<text:s/></text:span><text:span text:style-name="T2829">And he hanged the chief baker, as Joseph, interpreted to them.</text:span><text:span text:style-name="T2830"><text:s/>23<text:s/></text:span><text:span text:style-name="T2831">Yet did not the chief cupbearer remember Joseph, but forgot him.</text:span></text:p>
            <text:p text:style-name="P2832">Genesis 41</text:p>
            <text:p text:style-name="P2833"><text:span text:style-name="T2834">1<text:s/></text:span><text:span text:style-name="T2835">And it came to pass after two full years that Pharao had a dream. He thought he stood upon<text:s/></text:span><text:span text:style-name="T2836">the bank of</text:span><text:span text:style-name="T2837"><text:s/>the river.</text:span><text:span text:style-name="T2838"><text:s/>2<text:s/></text:span><text:span text:style-name="T2839">And lo, there came up as it were out of the river seven cows, fair in appearance, and choice of flesh, and they fed on the sedge.</text:span><text:span text:style-name="T2840"><text:s/>3<text:s/></text:span><text:span text:style-name="T2841">And other seven cows came up after these out of the river, ill-favoured and lean-fleshed, and fed by the<text:s/></text:span><text:span text:style-name="T2842">other</text:span><text:span text:style-name="T2843"><text:s/>cows on the bank of the river.</text:span><text:span text:style-name="T2844"><text:s/>4<text:s/></text:span><text:span text:style-name="T2845">And the seven ill-favoured and lean cows devoured the seven well-favoured and choice-fleshed cows; and Pharao awoke.</text:span><text:span text:style-name="T2846"><text:s/>5<text:s/></text:span><text:span text:style-name="T2847">And he dreamed again. And, behold, seven ears came up on one stalk, choice and good.</text:span><text:span text:style-name="T2848"><text:s/>6<text:s/></text:span><text:span text:style-name="T2849">And, behold, seven ears thin and blasted with the wind, grew up after them.</text:span><text:span text:style-name="T2850"><text:s/>7<text:s/></text:span><text:span text:style-name="T2851">And the seven thin ears and blasted with the wind devoured the seven choice and full ears; and Pharao awoke, and it was a dream.</text:span><text:span text:style-name="T2852"><text:s/>8<text:s/></text:span><text:span text:style-name="T2853">And it was morning, and his soul was troubled; and he sent and called all the interpreters of Egypt, and all her wise men; and Pharao related to them his dream, and there was no one to interpret it to Pharao.</text:span><text:span text:style-name="T2854"><text:s/>9<text:s/></text:span><text:span text:style-name="T2855">And the chief cupbearer spoke to Pharao, saying, I this day remember my fault:</text:span><text:span text:style-name="T2856"><text:s/>10<text:s/></text:span><text:span text:style-name="T2857">Pharao was angry with his servants, and put us in prison in the house of the captain of the guard, both me and the chief baker.</text:span><text:span text:style-name="T2858"><text:s/>11<text:s/></text:span><text:span text:style-name="T2859">And we had a dream both in one night, I and he; we saw, each according to his dream.</text:span><text:span text:style-name="T2860"><text:s/>12<text:s/></text:span><text:span text:style-name="T2861">And there was there with us a young man, a Hebrew servant of the captain of the guard; and we related to him<text:s/></text:span><text:span text:style-name="T2862">our dreams</text:span><text:span text:style-name="T2863">, and he interpreted<text:s/></text:span><text:span text:style-name="T2864">them</text:span><text:span text:style-name="T2865"><text:s/>to us.</text:span><text:span text:style-name="T2866"><text:s/>13<text:s/></text:span><text:span text:style-name="T2867">And it came to pass, as he interpreted them to us, so also it happened, both that I was restored to my office, and that he was hanged.</text:span><text:span text:style-name="T2868"><text:s/>14<text:s/></text:span><text:span text:style-name="T2869">And Pharao having sent, called Joseph; and they brought him out from the prison, and shaved him, and changed his dress, and he came to Pharao.</text:span><text:span text:style-name="T2870"><text:s/>15<text:s/></text:span><text:span text:style-name="T2871">And Pharao said to Joseph, I have seen a vision, and there is no one to interpret it; but I have heard say concerning thee that thou didst hear dreams and interpret them.</text:span><text:span text:style-name="T2872"><text:s/>16<text:s/></text:span><text:span text:style-name="T2873">And Joseph answered Pharao and said, Without Gd an answer of safety shall not be given to Pharao.</text:span><text:span text:style-name="T2874"><text:s/>17<text:s/></text:span><text:span text:style-name="T2875">And Pharao spoke to Joseph, saying, In my dream methought I stood by the bank of the river;</text:span><text:span text:style-name="T2876"><text:s/>18<text:s/></text:span><text:span text:style-name="T2877">and there came up as it were out of the river, seven cows well-favoured and choice-fleshed, and they fed on the sedge.</text:span><text:span text:style-name="T2878"><text:s/>19<text:s/></text:span><text:span text:style-name="T2879">And behold seven other cows came up after them out of the river, evil and ill-favoured and lean-fleshed, such that I never saw worse in all the land of Egypt.</text:span><text:span text:style-name="T2880"><text:s/>20<text:s/></text:span><text:span text:style-name="T2881">And the seven ill-favoured and thin cows ate up the seven first good and choice cows.</text:span><text:span text:style-name="T2882"><text:s/>21<text:s/></text:span><text:span text:style-name="T2883">And they went into their bellies; and it was not perceptible that they had gone into their bellies, and their appearance was ill-favoured, as also at the beginning; and after I awoke I slept,</text:span><text:span text:style-name="T2884"><text:s/>22<text:s/></text:span><text:span text:style-name="T2885">and saw again in my sleep, and as it were seven ears came up on one stem, full and good.</text:span><text:span text:style-name="T2886"><text:s/>23<text:s/></text:span><text:span text:style-name="T2887">And other seven ears, thin and blasted with the wind, sprang up close to them.</text:span><text:span text:style-name="T2888"><text:s/>24<text:s/></text:span><text:span text:style-name="T2889">And the seven thin and blasted ears devoured the seven fine and full ears: so I spoke to the interpreters, and there was no one to explain it to me.</text:span><text:span text:style-name="T2890"><text:s/>25<text:s/></text:span><text:span text:style-name="T2891">And Joseph said to Pharao, The dream of Pharao is one; whatever Gd does, he has shewn to Pharao.</text:span><text:span text:style-name="T2892"><text:s/>26<text:s/></text:span><text:span text:style-name="T2893">The seven good cows are seven years, and the seven good ears are seven years; the dream of Pharao is one.</text:span><text:span text:style-name="T2894"><text:s/>27<text:s/></text:span><text:span text:style-name="T2895">And the seven thin kine that came up after them are seven years; and the seven thin and blasted ears are seven years; there shall be seven years of famine.</text:span><text:span text:style-name="T2896"><text:s/>28<text:s/></text:span><text:span text:style-name="T2897">And as for the word which I have told Pharao, whatsoever Gd intends to do, he has shewn to Pharao:</text:span><text:span text:style-name="T2898"><text:s/>29<text:s/></text:span><text:span text:style-name="T2899">behold, for seven years there is coming great plenty in all the land of Egypt.</text:span><text:span text:style-name="T2900"><text:s/>30<text:s/></text:span><text:span text:style-name="T2901">But there shall come seven years of famine after these, and they shall forget the plenty that shall be in all Egypt, and the famine shall consume the land.</text:span><text:span text:style-name="T2902"><text:s/>31<text:s/></text:span><text:span text:style-name="T2903">And the plenty shall not be known in the land by reason of the famine that shall be after this, for it shall be very grievous.</text:span><text:span text:style-name="T2904"><text:s/>32<text:s/></text:span><text:span text:style-name="T2905">And concerning the repetition of the dream to Pharao twice,<text:s/></text:span><text:span text:style-name="T2906">it is</text:span><text:span text:style-name="T2907"><text:s/>because the saying which is from Gd shall be true, and Gd will hasten to accomplish it.</text:span><text:span text:style-name="T2908"><text:s/>33<text:s/></text:span><text:span text:style-name="T2909">Now then, look out a wise and prudent man, and set him over the land of Egypt.</text:span><text:span text:style-name="T2910"><text:s/>34<text:s/></text:span><text:span text:style-name="T2911">And let Pharao make and appoint local governors over the land; and let them take up a fifth part of all the produce of the land of Egypt for the seven years of the plenty.</text:span><text:span text:style-name="T2912"><text:s/>35<text:s/></text:span><text:span text:style-name="T2913">And let them gather all the food of these seven good years that are coming, and let the corn be gathered under the hand of Pharao; let food be kept in the cities.</text:span><text:span text:style-name="T2914"><text:s/>36<text:s/></text:span><text:span text:style-name="T2915">And the stored food shall be for the land against the seven years of famine, which shall be in the land of Egypt; and the land shall not be utterly destroyed by the famine.</text:span><text:span text:style-name="T2916"><text:s/>37<text:s/></text:span><text:span text:style-name="T2917">And the word was pleasing in the sight of Pharao, and in the sight of all his servants.</text:span><text:span text:style-name="T2918"><text:s/>38<text:s/></text:span><text:span text:style-name="T2919">And Pharao said to all his servants, Shall we find such a man as this, who has the Spirit of Gd in him?</text:span><text:span text:style-name="T2920"><text:s/>39<text:s/></text:span><text:span text:style-name="T2921">And Pharao said to Joseph, Since Gd has shewed thee all these things, there is not a wiser or more prudent man than thou.</text:span><text:span text:style-name="T2922"><text:s/>40<text:s/></text:span><text:span text:style-name="T2923">Thou shalt be over my house, and all my people shall be obedient to thy word; only in the throne will I excel thee.</text:span><text:span text:style-name="T2924"><text:s/>41<text:s/></text:span><text:span text:style-name="T2925">And Pharao said to Joseph, Behold, I set thee this day over all the land of Egypt.</text:span><text:span text:style-name="T2926"><text:s/>42<text:s/></text:span><text:span text:style-name="T2927">And Pharao took his ring off his hand, and put it on the hand of Joseph, and put on him a robe of fine linen, and put a necklace of gold about his neck.</text:span><text:span text:style-name="T2928"><text:s/>43<text:s/></text:span><text:span text:style-name="T2929">And he mounted him on the second of his chariots, and a herald made proclamation before him; and he set him over all the land of Egypt.</text:span><text:span text:style-name="T2930"><text:s/>44<text:s/></text:span><text:span text:style-name="T2931">And Pharao said to Joseph, I am Pharao; without thee no one shall lift up his hand on all the land of Egypt.</text:span><text:span text:style-name="T2932"><text:s/>45<text:s/></text:span><text:span text:style-name="T2933">And Pharao called the name of Joseph, Psonthomphanech; and he gave him Aseneth, the daughter of Petephres, priest of Heliopolis, to wife.</text:span><text:span text:style-name="T2934"><text:s/>46<text:s/></text:span><text:span text:style-name="T2935">And Joseph was thirty years old when he stood before Pharao, king of Egypt. And Joseph went out from the presence of Pharao, and went through all the land of Egypt.</text:span><text:span text:style-name="T2936"><text:s/>47<text:s/></text:span><text:span text:style-name="T2937">And the land produced, in the seven years of plenty,<text:s/></text:span><text:span text:style-name="T2938">whole</text:span><text:span text:style-name="T2939"><text:s/>handfuls<text:s/></text:span><text:span text:style-name="T2940">of corn</text:span><text:span text:style-name="T2941">.</text:span><text:span text:style-name="T2942"><text:s/>48<text:s/></text:span><text:span text:style-name="T2943">And he gathered all the food of the seven years, in which was the plenty in the land of Egypt; and he laid up the food in the cities; the food of the fields of a city round about it he laid up in it.</text:span><text:span text:style-name="T2944"><text:s/>49<text:s/></text:span><text:span text:style-name="T2945">And Joseph gathered very much corn as the sand of the sea, until it could not be numbered, for there was no number<text:s/></text:span><text:span text:style-name="T2946">of it</text:span><text:span text:style-name="T2947">.</text:span><text:span text:style-name="T2948"><text:s/>50<text:s/></text:span><text:span text:style-name="T2949">And to Joseph were born two sons, before the seven years of famine came, which Aseneth, the daughter of Petephres, priest of Heliopolis, bore to him.</text:span><text:span text:style-name="T2950"><text:s/>51<text:s/></text:span><text:span text:style-name="T2951">And Joseph called the name of the first-born, Manasse; for Gd,<text:s/></text:span><text:span text:style-name="T2952">said he</text:span><text:span text:style-name="T2953">, has made me forget all my toils, and all my father's house.</text:span><text:span text:style-name="T2954"><text:s/>52<text:s/></text:span><text:span text:style-name="T2955">And he called the name of the second, Ephraim; for Gd,<text:s/></text:span><text:span text:style-name="T2956">said he</text:span><text:span text:style-name="T2957">, has increased me in the land of my humiliation.</text:span><text:span text:style-name="T2958"><text:s/>53<text:s/></text:span><text:span text:style-name="T2959">And the seven years of plenty passed away, which were in the land of Egypt.</text:span><text:span text:style-name="T2960"><text:s/>54<text:s/></text:span><text:span text:style-name="T2961">And the seven years of famine began to come, as Joseph said; and there was a famine in all the land; but in all the land of Egypt there was bread.</text:span><text:span text:style-name="T2962"><text:s/>55<text:s/></text:span><text:span text:style-name="T2963">And all the land of Egypt was hungry; and the people cried to Pharao for bread. And Pharao said to all the Egyptians, Go to Joseph, and do whatsoever he shall tell you.</text:span><text:span text:style-name="T2964"><text:s/>56<text:s/></text:span><text:span text:style-name="T2965">And the famine was on the face of all the earth; and Joseph opened all the granaries, and sold to all the Egyptians.</text:span><text:span text:style-name="T2966"><text:s/>57<text:s/></text:span><text:span text:style-name="T2967">And all countries came to Egypt to buy of Joseph, for the famine prevailed in all the earth.</text:span></text:p>
            <text:p text:style-name="P2968">Genesis 42</text:p>
            <text:p text:style-name="P2969"><text:span text:style-name="T2970">1<text:s/></text:span><text:span text:style-name="T2971">And Jacob having seen that there was a sale<text:s/></text:span><text:span text:style-name="T2972">of corn</text:span><text:span text:style-name="T2973"><text:s/>in Egypt, said to his sons, Why are ye indolent?</text:span><text:span text:style-name="T2974"><text:s/>2<text:s/></text:span><text:span text:style-name="T2975">Behold, I have heard that there is corn in Egypt; go down thither, and buy for us a little food, that we may live, and not die.</text:span><text:span text:style-name="T2976"><text:s/>3<text:s/></text:span><text:span text:style-name="T2977">And the ten brethren of Joseph went down to buy corn out of Egypt.</text:span><text:span text:style-name="T2978"><text:s/>4<text:s/></text:span><text:span text:style-name="T2979">But<text:s/></text:span><text:span text:style-name="T2980">Jacob</text:span><text:span text:style-name="T2981"><text:s/>sent not Benjamin, the brother of Joseph, with his brethren; for he said, Lest, haply, disease befall him.</text:span><text:span text:style-name="T2982"><text:s/>5<text:s/></text:span><text:span text:style-name="T2983">And the sons of Israel came to buy with those that came, for the famine was in the land of Chanaan.</text:span><text:span text:style-name="T2984"><text:s/>6<text:s/></text:span><text:span text:style-name="T2985">And Joseph was ruler of the land; he sold to all the people of the land. And the brethren of Joseph, having come, did reverence to him,<text:s/></text:span><text:span text:style-name="T2986">bowing</text:span><text:span text:style-name="T2987"><text:s/>with the face to the ground.</text:span><text:span text:style-name="T2988"><text:s/>7<text:s/></text:span><text:span text:style-name="T2989">And when Joseph saw his brethren, he knew them, and estranged himself from them, and spoke hard words to them; and said to them, Whence are ye come? And they said, Out of the land of Chanaan, to buy food.</text:span><text:span text:style-name="T2990"><text:s/>8<text:s/></text:span><text:span text:style-name="T2991">And Joseph knew his brethren, but they knew not him.</text:span><text:span text:style-name="T2992"><text:s/>9<text:s/></text:span><text:span text:style-name="T2993">And Joseph remembered his dream, which he saw; and he said to them, Ye are spies; to observe the marks of the land are ye come.</text:span><text:span text:style-name="T2994"><text:s/>10<text:s/></text:span><text:span text:style-name="T2995">But they said, Nay, Sir, we thy servants are come to buy food;</text:span><text:span text:style-name="T2996"><text:s/>11<text:s/></text:span><text:span text:style-name="T2997">we are all sons of one man; we are peaceable, thy servants are not spies.</text:span><text:span text:style-name="T2998"><text:s/>12<text:s/></text:span><text:span text:style-name="T2999">And he said to them, Nay, but ye are come to observe the marks of the land.</text:span><text:span text:style-name="T3000"><text:s/>13<text:s/></text:span><text:span text:style-name="T3001">And they said, We thy servants are twelve brethren, in the land of Chanaan; and, behold, the youngest is with our father to-day, but the other one is not.</text:span><text:span text:style-name="T3002"><text:s/>14<text:s/></text:span><text:span text:style-name="T3003">And Joseph said to them, This is it that I spoke to you, saying, ye are spies;</text:span><text:span text:style-name="T3004"><text:s/>15<text:s/></text:span><text:span text:style-name="T3005">herein shall ye be manifested; by the health of Pharao, ye shall not depart hence, unless your younger brother come hither.</text:span><text:span text:style-name="T3006"><text:s/>16<text:s/></text:span><text:span text:style-name="T3007">Send one of you, and take your brother; and go ye to prison, till your words be clear, whether ye speak the truth or not; but, if not, by the health of Pharao, verily ye are spies.</text:span><text:span text:style-name="T3008"><text:s/>17<text:s/></text:span><text:span text:style-name="T3009">And he put them in prison three days.</text:span><text:span text:style-name="T3010"><text:s/>18<text:s/></text:span><text:span text:style-name="T3011">And he said to them on the third day, This do, and ye shall live, for I fear Gd.</text:span><text:span text:style-name="T3012"><text:s/>19<text:s/></text:span><text:span text:style-name="T3013">If ye be peaceable, let one of your brethren be detained in prison; but go ye, and carry back the corn ye have purchased.</text:span><text:span text:style-name="T3014"><text:s/>20<text:s/></text:span><text:span text:style-name="T3015">And bring your younger brother to me, and your words shall be believed; but, if not, ye shall die. And they did so.</text:span><text:span text:style-name="T3016"><text:s/>21<text:s/></text:span><text:span text:style-name="T3017">And each said to his brother, Yes, indeed, for we are in fault concerning our brother, when we disregarded the anguish of his soul, when he besought us, and we hearkened not to him; and therefore has this affliction come upon us.</text:span><text:span text:style-name="T3018"><text:s/>22<text:s/></text:span><text:span text:style-name="T3019">And Ruben answered them, saying, Did I not speak to you, saying, Hurt not the boy, and ye heard me not? and, behold, his blood is required.</text:span><text:span text:style-name="T3020"><text:s/>23<text:s/></text:span><text:span text:style-name="T3021">But they knew not that Joseph understood them; for there was an interpreter between them.</text:span><text:span text:style-name="T3022"><text:s/>24<text:s/></text:span><text:span text:style-name="T3023">And Joseph turned away from them, and wept; and again he came to them, and spoke to them; and he took Symeon from them, and bound him before their eyes.</text:span><text:span text:style-name="T3024"><text:s/>25<text:s/></text:span><text:span text:style-name="T3025">And Joseph gave orders to fill their vessels with corn, and to return their money to each into his sack, and to give them provision for the way; and it was so done to them.</text:span><text:span text:style-name="T3026"><text:s/>26<text:s/></text:span><text:span text:style-name="T3027">And having put the corn on the asses, they departed thence.</text:span><text:span text:style-name="T3028"><text:s/>27<text:s/></text:span><text:span text:style-name="T3029">And one having opened his sack to give his asses fodder, at the place where they rested, saw also his bundle of money, for it was on the mouth of his sack.</text:span><text:span text:style-name="T3030"><text:s/>28<text:s/></text:span><text:span text:style-name="T3031">And he said to his brethren, My money has been restored to me, and behold this is in my sack. And their heart was wonder-struck, and they were troubled, saying one to another, What is this that Gd has done to us?</text:span><text:span text:style-name="T3032"><text:s/>29<text:s/></text:span><text:span text:style-name="T3033">And they came to their father, Jacob, into the land of Chanaan, and reported to him all that had happened to them, saying,</text:span><text:span text:style-name="T3034"><text:s/>30<text:s/></text:span><text:span text:style-name="T3035">The man, the lord of the land, spoke harsh words to us, and put us in prison as spies of the land.</text:span><text:span text:style-name="T3036"><text:s/>31<text:s/></text:span><text:span text:style-name="T3037">And we said to him, We are men of peace, we are not spies.</text:span><text:span text:style-name="T3038"><text:s/>32<text:s/></text:span><text:span text:style-name="T3039">We are twelve brethren, sons of our father; one is not, and the youngest is with his father to-day in the land of Chanaan.</text:span><text:span text:style-name="T3040"><text:s/>33<text:s/></text:span><text:span text:style-name="T3041">And the man, the lord of the land, said to us, Herein shall I know that ye are peaceable; leave one brother here with me, and having taken the corn ye have purchased for your family, depart.</text:span><text:span text:style-name="T3042"><text:s/>34<text:s/></text:span><text:span text:style-name="T3043">And bring to me your younger brother; then I shall know that ye are not spies, but that ye are men of peace: and I will restore you your brother, and ye shall trade in the land.</text:span><text:span text:style-name="T3044"><text:s/>35<text:s/></text:span><text:span text:style-name="T3045">And it came to pass as they were emptying their sacks, there was each man's bundle of money in his sack; and they and their father saw their bundles of money, and they were afraid.</text:span><text:span text:style-name="T3046"><text:s/>36<text:s/></text:span><text:span text:style-name="T3047">And their father Jacob said to them, Ye have bereaved me. Joseph is not, Symeon is not, and will ye take Benjamin? all these things have come upon me.</text:span><text:span text:style-name="T3048"><text:s/>37<text:s/></text:span><text:span text:style-name="T3049">And Ruben spoke to his father, saying, Slay my two sons, if I bring him not to thee; give him into my hand, and I will bring him back to thee.</text:span><text:span text:style-name="T3050"><text:s/>38<text:s/></text:span><text:span text:style-name="T3051">But he said, My son shall not go down with you, because his brother is dead, and he only has been left; and<text:s/></text:span><text:span text:style-name="T3052">suppose</text:span><text:span text:style-name="T3053"><text:s/>it shall come to pass that he is afflicted by the way by which ye go, then ye shall bring down my old age with sorrow to Hades.</text:span></text:p>
            <text:p text:style-name="P3054">Genesis 43</text:p>
            <text:p text:style-name="P3055"><text:span text:style-name="T3056">1<text:s/></text:span><text:span text:style-name="T3057">But the famine prevailed in the land.</text:span><text:span text:style-name="T3058"><text:s/>2<text:s/></text:span><text:span text:style-name="T3059">And it came to pass, when they had finished eating the corn which they had brought out of Egypt, that their father said to them, Go again; buy us a little food.</text:span><text:span text:style-name="T3060"><text:s/>3<text:s/></text:span><text:span text:style-name="T3061">And Judas spoke to him, saying, The man, the lord of the country, positively testified to us, saying, Ye shall not see my face, unless your younger brother be with you.</text:span><text:span text:style-name="T3062"><text:s/>4<text:s/></text:span><text:span text:style-name="T3063">If, then, thou send our brother with us, we will go down, and buy thee food;</text:span><text:span text:style-name="T3064"><text:s/>5<text:s/></text:span><text:span text:style-name="T3065">but if thou send not our brother with us, we will not go: for the man spoke to us, saying, Ye shall not see my face, unless your younger brother be with you.</text:span><text:span text:style-name="T3066"><text:s/>6<text:s/></text:span><text:span text:style-name="T3067">And Israel said, Why did ye harm me, inasmuch as ye told the man that ye had a brother?</text:span><text:span text:style-name="T3068"><text:s/>7<text:s/></text:span><text:span text:style-name="T3069">And they said, The man closely questioned us about our family also, saying, Does your father yet live, and have ye a brother? and we answered him according to this question: did we know that he would say to us, Bring your brother?</text:span><text:span text:style-name="T3070"><text:s/>8<text:s/></text:span><text:span text:style-name="T3071">And Judas said to his father Israel, Send the boy with me, and we will arise and go, that we may live and not die, both we and thou, and our store.</text:span><text:span text:style-name="T3072"><text:s/>9<text:s/></text:span><text:span text:style-name="T3073">And I engage for him; at my hand do thou require him; if I bring him not to thee, and place him before thee, I shall be guilty toward thee for ever.</text:span><text:span text:style-name="T3074"><text:s/>10<text:s/></text:span><text:span text:style-name="T3075">For if we had not tarried, we should now have returned twice.</text:span><text:span text:style-name="T3076"><text:s/>11<text:s/></text:span><text:span text:style-name="T3077">And Israel, their father, said to them, If it be so, do this; take of the fruits of the earth in your vessels, and carry down to the man presents of gum and honey, and frankincense, and stacte, and turpentine, and walnuts.</text:span><text:span text:style-name="T3078"><text:s/>12<text:s/></text:span><text:span text:style-name="T3079">And take double money in your hands, and the money that was returned in your sacks, carry back with you, lest peradventure it is a mistake.</text:span><text:span text:style-name="T3080"><text:s/>13<text:s/></text:span><text:span text:style-name="T3081">And take your brother; and arise, go down to the man.</text:span><text:span text:style-name="T3082"><text:s/>14<text:s/></text:span><text:span text:style-name="T3083">And my Gd give you favour in the sight of the man, and send away your other brother, and Benjamin, for I accordingly as I have been bereaved, am bereaved.</text:span><text:span text:style-name="T3084"><text:s/>15<text:s/></text:span><text:span text:style-name="T3085">And the men having taken these presents, and the double money, took in their hands also Benjamin; and they rose up and went down to Egypt, and stood before Joseph.</text:span><text:span text:style-name="T3086"><text:s/>16<text:s/></text:span><text:span text:style-name="T3087">And Joseph saw them and his brother Benjamin, born of the same mother; and he said to the steward of his household, Bring the men into the house, and slay beasts and make ready, for the men are to eat bread with me at noon.</text:span><text:span text:style-name="T3088"><text:s/>17<text:s/></text:span><text:span text:style-name="T3089">And the man did as Joseph said; and he brought the men into the house of Joseph.</text:span><text:span text:style-name="T3090"><text:s/>18<text:s/></text:span><text:span text:style-name="T3091">And the men, when they perceived that they were brought into the house of Joseph, said, We are brought in because of the money that was returned in our sacks at the first; even in order to inform against us, and lay it to our charge; to take us for servants, and our asses.</text:span><text:span text:style-name="T3092"><text:s/>19<text:s/></text:span><text:span text:style-name="T3093">And having approached the man who was over the house of Joseph, they spoke to him in the porch of the house,</text:span><text:span text:style-name="T3094"><text:s/>20<text:s/></text:span><text:span text:style-name="T3095">saying, We pray<text:s/></text:span><text:span text:style-name="T3096">thee</text:span><text:span text:style-name="T3097">, Sir; we came down at first to buy food.</text:span><text:span text:style-name="T3098"><text:s/>21<text:s/></text:span><text:span text:style-name="T3099">And it came to pass, when we came to unlade, and opened our sacks,<text:s/></text:span><text:span text:style-name="T3100">there was</text:span><text:span text:style-name="T3101"><text:s/>also this money of each in his sack; we have now brought back our money by weight in our hands.</text:span><text:span text:style-name="T3102"><text:s/>22<text:s/></text:span><text:span text:style-name="T3103">And we have brought other money with us to buy food; we know not who put the money into our sacks.</text:span><text:span text:style-name="T3104"><text:s/>23<text:s/></text:span><text:span text:style-name="T3105">And he said to them,<text:s/></text:span><text:span text:style-name="T3106">Gd deal</text:span><text:span text:style-name="T3107"><text:s/>mercifully with you; be not afraid; your Gd, and the Gd of your fathers, has given you treasures in your sacks, and I have enough of your good money. And he brought Symeon out to them.</text:span><text:span text:style-name="T3108"><text:s/>24<text:s/></text:span><text:span text:style-name="T3109">And he brought water to wash their feet; and gave provender to their asses.</text:span><text:span text:style-name="T3110"><text:s/>25<text:s/></text:span><text:span text:style-name="T3111">And they prepared their gifts, until Joseph came at noon, for they heard that he was going to dine there.</text:span><text:span text:style-name="T3112"><text:s/>26<text:s/></text:span><text:span text:style-name="T3113">And Joseph entered into the house, and they brought him the gifts which they had in their hands, into the house; and they did him reverence with their face to the ground.</text:span><text:span text:style-name="T3114"><text:s/>27<text:s/></text:span><text:span text:style-name="T3115">And he asked them, How are ye? and he said to them, Is your father, the old man of whom ye spoke, well? Does he yet live?</text:span><text:span text:style-name="T3116"><text:s/>28<text:s/></text:span><text:span text:style-name="T3117">And they said, Thy servant our father is well; he is yet alive. And he said, Blessed be that man by Gd; - and they bowed, and did him reverence.</text:span><text:span text:style-name="T3118"><text:s/>29<text:s/></text:span><text:span text:style-name="T3119">And Joseph lifted up his eyes, and saw his brother Benjamin, born of the same mother; and he said, Is this your younger brother, whom ye spoke of bringing to me? and he said, Gd have mercy on thee, my son.</text:span><text:span text:style-name="T3120"><text:s/>30<text:s/></text:span><text:span text:style-name="T3121">And Joseph was troubled, for his bowels yearned over his brother, and he sought to weep; and he went into his chamber, and wept there.</text:span><text:span text:style-name="T3122"><text:s/>31<text:s/></text:span><text:span text:style-name="T3123">And he washed his face and came out, and refrained himself, and said, Set on bread.</text:span><text:span text:style-name="T3124"><text:s/>32<text:s/></text:span><text:span text:style-name="T3125">And they set on<text:s/></text:span><text:span text:style-name="T3126">bread</text:span><text:span text:style-name="T3127"><text:s/>for him alone, and for them by themselves, and for the Egyptians feasting with him by themselves, for the Egyptians could not eat bread with the Hebrews, for it is an abomination to the Egyptians.</text:span><text:span text:style-name="T3128"><text:s/>33<text:s/></text:span><text:span text:style-name="T3129">And they sat before him, the first-born according to his seniority, and the younger according to his youth; and the men looked with amazement every one at his brother.</text:span><text:span text:style-name="T3130"><text:s/>34<text:s/></text:span><text:span text:style-name="T3131">And they took their portions from him to themselves; but Benjamin's portion was five times as much as the portions of<text:s/></text:span><text:span text:style-name="T3132">the others</text:span><text:span text:style-name="T3133">. And they drank and were filled with drink with him.</text:span></text:p>
            <text:p text:style-name="P3134">Genesis 44</text:p>
            <text:p text:style-name="P3135"><text:span text:style-name="T3136">1<text:s/></text:span><text:span text:style-name="T3137">And Joseph charged the steward of his house, saying, Fill the men's sacks with food, as much as they can carry, and put the money of each in the mouth of his sack.</text:span><text:span text:style-name="T3138"><text:s/>2<text:s/></text:span><text:span text:style-name="T3139">And put my silver cup into the sack of the youngest, and the price of his corn. And it was done according to the word of Joseph, as he said.</text:span><text:span text:style-name="T3140"><text:s/>3<text:s/></text:span><text:span text:style-name="T3141">The morning dawned, and the men were sent away, they and their asses.</text:span><text:span text:style-name="T3142"><text:s/>4<text:s/></text:span><text:span text:style-name="T3143">And when they had gone out of the city,<text:s/></text:span><text:span text:style-name="T3144">and</text:span><text:span text:style-name="T3145"><text:s/>were not far off, then Joseph said to his steward, Arise, and pursue after the men; and thou shalt overtake them, and say to them, Why have ye returned evil for good?</text:span><text:span text:style-name="T3146"><text:s/>5<text:s/></text:span><text:span text:style-name="T3147">Why have ye stolen my silver cup? is it not this out of which my lord drinks? and he divines augury with it; ye have accomplished evil in that which ye have done.</text:span><text:span text:style-name="T3148"><text:s/>6<text:s/></text:span><text:span text:style-name="T3149">And he found them, and spoke to them according to these words.</text:span><text:span text:style-name="T3150"><text:s/>7<text:s/></text:span><text:span text:style-name="T3151">And they said to him, Why does our lord speak according to these words? far be it from thy servants to do according to this word.</text:span><text:span text:style-name="T3152"><text:s/>8<text:s/></text:span><text:span text:style-name="T3153">If we brought back to thee out of the land of Chanaan the money which we found in our sacks, how should we steal silver or gold out of the house of thy lord?</text:span><text:span text:style-name="T3154"><text:s/>9<text:s/></text:span><text:span text:style-name="T3155">With whomsoever of thy servants thou shalt find the cup, let him die; and, moreover, we will be servants to our lord.</text:span><text:span text:style-name="T3156"><text:s/>10<text:s/></text:span><text:span text:style-name="T3157">And he said, Now then it shall be as ye say; with whomsoever the cup shall be found, he shall be my servant, and ye shall be clear.</text:span><text:span text:style-name="T3158"><text:s/>11<text:s/></text:span><text:span text:style-name="T3159">And they hasted, and took down every man his sack on the ground, and they opened every man his sack.</text:span><text:span text:style-name="T3160"><text:s/>12<text:s/></text:span><text:span text:style-name="T3161">And he searched, beginning from the eldest, until he came to the youngest; and he found the cup in Benjamin's sack.</text:span><text:span text:style-name="T3162"><text:s/>13<text:s/></text:span><text:span text:style-name="T3163">And they rent their garments, and laid each man his sack on his ass, and returned to the city.</text:span><text:span text:style-name="T3164"><text:s/>14<text:s/></text:span><text:span text:style-name="T3165">And Judas and his brethren came in to Joseph, while he was yet there, and fell on the ground before him.</text:span><text:span text:style-name="T3166"><text:s/>15<text:s/></text:span><text:span text:style-name="T3167">And Joseph said to them, What is this thing that ye have done? know ye not that a man such as I can surely divine?</text:span><text:span text:style-name="T3168"><text:s/>16<text:s/></text:span><text:span text:style-name="T3169">And Judas said, What shall we answer to our lord, or what shall we say, or wherein should we be justified? whereas Gd has discovered the unrighteousness of thy servants; behold, we are slaves to our lord, both we and he with whom the cup has been found.</text:span><text:span text:style-name="T3170"><text:s/>17<text:s/></text:span><text:span text:style-name="T3171">And Joseph said, Far be it from me to do this thing; the man with whom the cup has been found, he shall be my servant; but do ye go up with safety to your father.</text:span><text:span text:style-name="T3172"><text:s/>18<text:s/></text:span><text:span text:style-name="T3173">And Judas drew near him, and said, I pray, Sir, let thy servant speak a word before thee, and be not angry with thy servant, for thou art next to Pharao.</text:span><text:span text:style-name="T3174"><text:s/>19<text:s/></text:span><text:span text:style-name="T3175">Sir, thou askedst thy servants, saying, Have ye a father or a brother?</text:span><text:span text:style-name="T3176"><text:s/>20<text:s/></text:span><text:span text:style-name="T3177">And we said to<text:s/></text:span><text:span text:style-name="T3178">my</text:span><text:span text:style-name="T3179"><text:s/>lord, We have a father, an old man, and he has a son of his old age, a young one, and his brother is dead, and he alone has been left behind to his mother, and his father loves him.</text:span><text:span text:style-name="T3180"><text:s/>21<text:s/></text:span><text:span text:style-name="T3181">And thou saidst to they servants, Bring him down to me, and I will take care of him.</text:span><text:span text:style-name="T3182"><text:s/>22<text:s/></text:span><text:span text:style-name="T3183">And we said to<text:s/></text:span><text:span text:style-name="T3184">my</text:span><text:span text:style-name="T3185"><text:s/>lord, The child will not be able to leave his father; but if he should leave his father, he will die.</text:span><text:span text:style-name="T3186"><text:s/>23<text:s/></text:span><text:span text:style-name="T3187">But thou saidst to they servants, Except your younger brother come down with you, ye shall not see my face again.</text:span><text:span text:style-name="T3188"><text:s/>24<text:s/></text:span><text:span text:style-name="T3189">And it came to pass, when we went up to thy servant our father, we reported to him the words of our lord.</text:span><text:span text:style-name="T3190"><text:s/>25<text:s/></text:span><text:span text:style-name="T3191">And our father said, Go again, and buy us a little food.</text:span><text:span text:style-name="T3192"><text:s/>26<text:s/></text:span><text:span text:style-name="T3193">And we said, We shall not be able to go down; but if our younger brother go down with us, we will go down; for we shall not be able to see the man's face, our younger brother not being with us.</text:span><text:span text:style-name="T3194"><text:s/>27<text:s/></text:span><text:span text:style-name="T3195">And thy servant our father said to us, Ye know that my wife bore me two<text:s/></text:span><text:span text:style-name="T3196">sons</text:span><text:span text:style-name="T3197">;</text:span><text:span text:style-name="T3198"><text:s/>28<text:s/></text:span><text:span text:style-name="T3199">and one is departed from me; and ye said that he was devoured of wild beasts, and I have not seen him until now.</text:span><text:span text:style-name="T3200"><text:s/>29<text:s/></text:span><text:span text:style-name="T3201">If then ye take this one also from my presence, and an affliction happen to him by the way, then shall ye bring down my old age with sorrow to the grave.</text:span><text:span text:style-name="T3202"><text:s/>30<text:s/></text:span><text:span text:style-name="T3203">Now then, if I should go in to they servant, and our father, and the boy should not be with us, (and his life depends on this<text:s/></text:span><text:span text:style-name="T3204">lad's</text:span><text:span text:style-name="T3205"><text:s/>life)</text:span><text:span text:style-name="T3206"><text:s/>31<text:s/></text:span><text:span text:style-name="T3207">- it shall even come to pass, when he sees the boy is not with us,<text:s/></text:span><text:span text:style-name="T3208">that</text:span><text:span text:style-name="T3209"><text:s/>he will die, and thy servants will bring down the old age of thy servant, and our father, with sorrow to the grave.</text:span><text:span text:style-name="T3210"><text:s/>32<text:s/></text:span><text:span text:style-name="T3211">For thy servant has received the boy<text:s/></text:span><text:span text:style-name="T3212">in charge</text:span><text:span text:style-name="T3213"><text:s/>from his father, saying, If I bring him not to thee, and place him before thee, I shall be guilty towards my father for ever.</text:span><text:span text:style-name="T3214"><text:s/>33<text:s/></text:span><text:span text:style-name="T3215">Now then I will remain a servant with thee instead of the lad, a domestic of my lord; but let the lad go up with his brethren.</text:span><text:span text:style-name="T3216"><text:s/>34<text:s/></text:span><text:span text:style-name="T3217">For how shall I go up to my father, the lad not being with us? lest I behold the evils which will befall my father.</text:span></text:p>
            <text:p text:style-name="P3218">Genesis 45</text:p>
            <text:p text:style-name="P3219"><text:span text:style-name="T3220">1<text:s/></text:span><text:span text:style-name="T3221">And Joseph could not refrain himself when all were standing by him, but said, Dismiss all from me; and no one stood near Joseph, when he made himself known to his brethren.</text:span><text:span text:style-name="T3222"><text:s/>2<text:s/></text:span><text:span text:style-name="T3223">And he uttered his voice with weeping; and all the Egyptians heard, and it was reported to the house of Pharao.</text:span><text:span text:style-name="T3224"><text:s/>3<text:s/></text:span><text:span text:style-name="T3225">And Joseph said to his brethren, I am Joseph; doth my father yet live? And his brethren could not answer him, for they were troubled.</text:span><text:span text:style-name="T3226"><text:s/>4<text:s/></text:span><text:span text:style-name="T3227">And Joseph said to his brethren, Draw nigh to me; and they drew nigh; and he said, I am your brother Joseph, whom ye sold into Egypt.</text:span><text:span text:style-name="T3228"><text:s/>5<text:s/></text:span><text:span text:style-name="T3229">Now then be not grieved, and let it not seem hard to you that ye sold me hither, for Gd sent me before you for life.</text:span><text:span text:style-name="T3230"><text:s/>6<text:s/></text:span><text:span text:style-name="T3231">For this second year there is famine on the earth, and there are yet five years remaining, in which there is to be neither ploughing, nor mowing.</text:span><text:span text:style-name="T3232"><text:s/>7<text:s/></text:span><text:span text:style-name="T3233">For Gd sent me before you, that there might be left to you a remnant upon the earth, even to nourish a great remnant of you.</text:span><text:span text:style-name="T3234"><text:s/>8<text:s/></text:span><text:span text:style-name="T3235">Now then ye did not send me hither, but Gd; and he hath made me as a father of Pharao, and lord of all his house, and ruler of all the land of Egypt.</text:span><text:span text:style-name="T3236"><text:s/>9<text:s/></text:span><text:span text:style-name="T3237">Hasten, therefore, and go up to my father, and say to him, These things saith thy son Joseph; Gd has made me lord of all the land of Egypt; come down therefore to me, and tarry not.</text:span><text:span text:style-name="T3238"><text:s/>10<text:s/></text:span><text:span text:style-name="T3239">And thou shalt dwell in the land of Gesem of Arabia; and thou shalt be near me, thou and thy sons, and thy sons' sons, thy sheep and thine oxen, and whatsoever things are thine.</text:span><text:span text:style-name="T3240"><text:s/>11<text:s/></text:span><text:span text:style-name="T3241">And I will nourish thee there: for the famine is yet for five years; lest thou be consumed, and thy sons, and all thy possessions.</text:span><text:span text:style-name="T3242"><text:s/>12<text:s/></text:span><text:span text:style-name="T3243">Behold, your eyes see, and the eyes of my brother Benjamin, that it is my mouth that speaks to you.</text:span><text:span text:style-name="T3244"><text:s/>13<text:s/></text:span><text:span text:style-name="T3245">Report, therefore, to my father all my glory in Egypt, and all things that ye have seen, and make haste and bring down my father hither.</text:span><text:span text:style-name="T3246"><text:s/>14<text:s/></text:span><text:span text:style-name="T3247">And he fell on his brother Benjamin's neck, and wept on him; and Benjamin wept on his neck.</text:span><text:span text:style-name="T3248"><text:s/>15<text:s/></text:span><text:span text:style-name="T3249">And he kissed all his brethren, and wept on them; and after these things his brethren spoke to him.</text:span><text:span text:style-name="T3250"><text:s/>16<text:s/></text:span><text:span text:style-name="T3251">And the report was carried into the house of Pharao, saying, Joseph's brethren are come; and Pharao was glad, and his household.</text:span><text:span text:style-name="T3252"><text:s/>17<text:s/></text:span><text:span text:style-name="T3253">And Pharao said to Joseph, Say to thy brethren, Do this; fill your waggons, and depart into the land of Chanaan.</text:span><text:span text:style-name="T3254"><text:s/>18<text:s/></text:span><text:span text:style-name="T3255">And take up your father, and your possessions, and come to me; and I will give you of all the goods of Egypt, and ye shall eat the marrow of the land.</text:span><text:span text:style-name="T3256"><text:s/>19<text:s/></text:span><text:span text:style-name="T3257">And do thou charge them thus; that they should take for them waggons out of the land of Egypt, for your little ones, and for your wives; and take up your father, and come.</text:span><text:span text:style-name="T3258"><text:s/>20<text:s/></text:span><text:span text:style-name="T3259">And be not sparing in regard to your property, for all the good of Egypt shall be yours.</text:span><text:span text:style-name="T3260"><text:s/>21<text:s/></text:span><text:span text:style-name="T3261">And the children of Israel did so; and Joseph gave to them waggons, according to the words spoken by king Pharao; and he gave them provision for the journey.</text:span><text:span text:style-name="T3262"><text:s/>22<text:s/></text:span><text:span text:style-name="T3263">And he gave to them all two sets of raiment apiece; but to Benjamin he gave three hundred pieces of gold, and five changes of raiment.</text:span><text:span text:style-name="T3264"><text:s/>23<text:s/></text:span><text:span text:style-name="T3265">And to his father he sent<text:s/></text:span><text:span text:style-name="T3266">presents</text:span><text:span text:style-name="T3267"><text:s/>at the same rate, and ten asses, bearing some of all the good things of Egypt, and ten mules, bearing bread for his father for thy journey.</text:span><text:span text:style-name="T3268"><text:s/>24<text:s/></text:span><text:span text:style-name="T3269">And he sent away his brethren, and they went; and he said to them, Be not angry by the way.</text:span><text:span text:style-name="T3270"><text:s/>25<text:s/></text:span><text:span text:style-name="T3271">And they went up out of Egypt, and came into the land of Chanaan, to Jacob their father.</text:span><text:span text:style-name="T3272"><text:s/>26<text:s/></text:span><text:span text:style-name="T3273">And they reported to him, saying, Thy son Joseph is living, and he is ruler over all the land of Egypt; and Jacob was amazed, for he did not believe them.</text:span><text:span text:style-name="T3274"><text:s/>27<text:s/></text:span><text:span text:style-name="T3275">But they spoke to him all the words uttered by Joseph, whatsoever he said to them; and having seen the chariots which Joseph sent to take him up, the spirit of Jacob their father revived.</text:span><text:span text:style-name="T3276"><text:s/>28<text:s/></text:span><text:span text:style-name="T3277">And Israel said, It is a great thing for me if Joseph my son is yet alive. I will go and see him before I die.</text:span></text:p>
            <text:p text:style-name="P3278">Genesis 46</text:p>
            <text:p text:style-name="P3279"><text:span text:style-name="T3280">1<text:s/></text:span><text:span text:style-name="T3281">And Israel departed, he and all that he had, and came to the well of the oath; and he offered sacrifice to the Gd of his father Isaac.</text:span><text:span text:style-name="T3282"><text:s/>2<text:s/></text:span><text:span text:style-name="T3283">And Gd spoke to Israel in a night vision, saying, Jacob, Jacob; and he said, What is it?</text:span><text:span text:style-name="T3284"><text:s/>3<text:s/></text:span><text:span text:style-name="T3285">And he says to him, I am the Gd of thy fathers; fear not to go down into Egypt, for I will make thee there a great nation.</text:span><text:span text:style-name="T3286"><text:s/>4<text:s/></text:span><text:span text:style-name="T3287">And I will go down with thee into Egypt, and I will bring thee up at the end; and Joseph shall put his hands on thine eyes.</text:span><text:span text:style-name="T3288"><text:s/>5<text:s/></text:span><text:span text:style-name="T3289">And Jacob rose up from the well of the oath; and the sons of Israel took up their father, and the baggage, and their wives on the waggons, which Joseph sent to take them.</text:span><text:span text:style-name="T3290"><text:s/>6<text:s/></text:span><text:span text:style-name="T3291">And they took up their goods, and all their property, which they had gotten in the land of Chanaan; they came into the land of Egypt, Jacob, and all his seed with him.</text:span><text:span text:style-name="T3292"><text:s/>7<text:s/></text:span><text:span text:style-name="T3293">The sons, and the sons of his sons with him;<text:s/></text:span><text:span text:style-name="T3294">his</text:span><text:span text:style-name="T3295"><text:s/>daughters, and the daughters of his daughters; and he brought all his seed into Egypt.</text:span><text:span text:style-name="T3296"><text:s/>8<text:s/></text:span><text:span text:style-name="T3297">And these are the names of the sons of Israel that went into Egypt with their father Jacob - Jacob and his sons. The first-born of Jacob, Ruben.</text:span><text:span text:style-name="T3298"><text:s/>9<text:s/></text:span><text:span text:style-name="T3299">And the sons of Ruben; Enoch, and Phallus, Asron, and Charmi.</text:span><text:span text:style-name="T3300"><text:s/>10<text:s/></text:span><text:span text:style-name="T3301">and the sons of Symeon; Jemuel, and Jamin, and Aod, and Achin, and Saar, and Saul, the son of a Chananitish woman.</text:span><text:span text:style-name="T3302"><text:s/>11<text:s/></text:span><text:span text:style-name="T3303">And the sons of Levi; Gerson, Cath, and Merari.</text:span><text:span text:style-name="T3304"><text:s/>12<text:s/></text:span><text:span text:style-name="T3305">And the sons of Judas; Er, and Aunan, and Selom, and Phares, and Zara: and Er and Aunan died in the land of Chanaan.</text:span><text:span text:style-name="T3306"><text:s/>13<text:s/></text:span><text:span text:style-name="T3307">And the sons of Phares<text:s/></text:span><text:span text:style-name="T3308">were</text:span><text:span text:style-name="T3309"><text:s/>Esron, and Jemuel. And the sons of Issachar; Thola, and Phua, and Asum, and Sambran.</text:span><text:span text:style-name="T3310"><text:s/>14<text:s/></text:span><text:span text:style-name="T3311">And the sons of Zabulun, Sered, and Allon, and Achoel.</text:span><text:span text:style-name="T3312"><text:s/>15<text:s/></text:span><text:span text:style-name="T3313">These<text:s/></text:span><text:span text:style-name="T3314">are</text:span><text:span text:style-name="T3315"><text:s/>the sons of Lea, which she bore to Jacob in Mesopotamia of Syria, and Dina his daughter; all the souls, sons and daughters, thirty-three.</text:span><text:span text:style-name="T3316"><text:s/>16<text:s/></text:span><text:span text:style-name="T3317">And the sons of Gad; Saphon, and Angis, and Sannis, and Thasoban, and Aedis, and Aroedis, and Areelis.</text:span><text:span text:style-name="T3318"><text:s/>17<text:s/></text:span><text:span text:style-name="T3319">And the sons of Aser; Jemna, Jessua, and Jeul, and Baria, and Sara their sister. And the sons of Baria; Chobor, and Melchiil.</text:span><text:span text:style-name="T3320"><text:s/>18<text:s/></text:span><text:span text:style-name="T3321">These<text:s/></text:span><text:span text:style-name="T3322">are</text:span><text:span text:style-name="T3323"><text:s/>the sons of Zelpha, which Laban gave to his daughter Lea, who bore these to Jacob, sixteen souls.</text:span><text:span text:style-name="T3324"><text:s/>19<text:s/></text:span><text:span text:style-name="T3325">And the sons of Rachel, the wife of Jacob; Joseph, and Benjamin.</text:span><text:span text:style-name="T3326"><text:s/>20<text:s/></text:span><text:span text:style-name="T3327">And there were sons born to Joseph in the land of Egypt, whom Aseneth, the daughter of Petephres, priest of Heliopolis, bore to him,<text:s/></text:span><text:span text:style-name="T3328">even</text:span><text:span text:style-name="T3329"><text:s/>Manasses and Ephraim. And there were sons born to Manasses, which the Syrian concubine bore to him,<text:s/></text:span><text:span text:style-name="T3330">even</text:span><text:span text:style-name="T3331"><text:s/>Machir. And Machir begot Galaad. And the sons of Ephraim, the brother of Manasses; Sutalaam, and Taam. And the sons of Sutalaam; Edom.</text:span><text:span text:style-name="T3332"><text:s/>21<text:s/></text:span><text:span text:style-name="T3333">and the sons of Benjamin; Bala, and Bochor, and Asbel. And the sons of Bala were Gera, and Noeman, and Anchis, and Ros, and Mamphim. And Gera begot Arad.</text:span><text:span text:style-name="T3334"><text:s/>22<text:s/></text:span><text:span text:style-name="T3335">These<text:s/></text:span><text:span text:style-name="T3336">are</text:span><text:span text:style-name="T3337"><text:s/>the sons of Rachel, which she bore to Jacob; all the souls eighteen.</text:span><text:span text:style-name="T3338"><text:s/>23<text:s/></text:span><text:span text:style-name="T3339">And the sons of Dan; Asom.</text:span><text:span text:style-name="T3340"><text:s/>24<text:s/></text:span><text:span text:style-name="T3341">And the sons of Nephthalim; Asiel, and Goni, and Issaar, and Sollem.</text:span><text:span text:style-name="T3342"><text:s/>25<text:s/></text:span><text:span text:style-name="T3343">These<text:s/></text:span><text:span text:style-name="T3344">are</text:span><text:span text:style-name="T3345"><text:s/>the sons of Balla, whom Laban gave to his daughter Rachel, who bore these to Jacob; all the souls, seven.</text:span><text:span text:style-name="T3346"><text:s/>26<text:s/></text:span><text:span text:style-name="T3347">And all the souls that came with Jacob into Egypt, who came out of his loins, besides the wives of the sons of Jacob,<text:s/></text:span><text:span text:style-name="T3348">even</text:span><text:span text:style-name="T3349"><text:s/>all the souls were sixty-six.</text:span><text:span text:style-name="T3350"><text:s/>27<text:s/></text:span><text:span text:style-name="T3351">And the sons of Joseph, who were born to him in the land of Egypt, were nine souls; all the souls of the house of Jacob who came with Joseph into Egypt, were seventy-five souls.</text:span><text:span text:style-name="T3352"><text:s/>28<text:s/></text:span><text:span text:style-name="T3353">And he sent Judas before him to Joseph, to meet him to the city of Heroes, into the land of Ramesses.</text:span><text:span text:style-name="T3354"><text:s/>29<text:s/></text:span><text:span text:style-name="T3355">And Joseph having made ready his chariots, went up to meet Israel his father, at the city of Heroes; and having appeared to him, fell on his neck, and wept with abundant weeping.</text:span><text:span text:style-name="T3356"><text:s/>30<text:s/></text:span><text:span text:style-name="T3357">And Israel said to Joseph, After this I will<text:s/></text:span><text:span text:style-name="T3358">gladly</text:span><text:span text:style-name="T3359"><text:s/>die, since I have seen thy face, for thou art yet living.</text:span><text:span text:style-name="T3360"><text:s/>31<text:s/></text:span><text:span text:style-name="T3361">And Joseph said to his brethren, I will go up and tell Pharao, and will say to him, My brethren, and my father's house, who were in the land of Chanaan, are come to me.</text:span><text:span text:style-name="T3362"><text:s/>32<text:s/></text:span><text:span text:style-name="T3363">And the men are shepherds; for they have been feeders of cattle, and they have brought with them their cattle, and their kine, and all their property.</text:span><text:span text:style-name="T3364"><text:s/>33<text:s/></text:span><text:span text:style-name="T3365">If then Pharao call you, and say to you, What is you occupation?</text:span><text:span text:style-name="T3366"><text:s/>34<text:s/></text:span><text:span text:style-name="T3367">Ye shall say, We thy servants are herdsmen from our youth until now, both we and our fathers: that ye may dwell in the land of Gesem of Arabia, for every shepherd is an abomination to the Egyptians.</text:span></text:p>
            <text:p text:style-name="P3368">Genesis 47</text:p>
            <text:p text:style-name="P3369"><text:span text:style-name="T3370">1<text:s/></text:span><text:span text:style-name="T3371">And Joseph came and told Pharao,<text:s/></text:span><text:span text:style-name="T3372">saying</text:span><text:span text:style-name="T3373">, My father, and my brethren, and their cattle, and their oxen, and all their possessions, are come out of the land of Chanaan, and behold, they are in the land of Gesem.</text:span><text:span text:style-name="T3374"><text:s/>2<text:s/></text:span><text:span text:style-name="T3375">And he took of his brethren five men, and set them before Pharao.</text:span><text:span text:style-name="T3376"><text:s/>3<text:s/></text:span><text:span text:style-name="T3377">And Pharao said to the brethren of Joseph, What is your occupation? and they said to Pharao, Thy servants are shepherds, both we and our father.</text:span><text:span text:style-name="T3378"><text:s/>4<text:s/></text:span><text:span text:style-name="T3379">And they said to Pharao, We are come to sojourn in the land, for there is no pasture for the flocks of thy servants, for the famine has prevailed in the land of Chanaan; now then, we will dwell in the land of Gesem. And Pharao said to Joseph, Let them dwell in the land of Gesem; and if thou knowest that there are among them able men, make them overseers of my cattle. So Jacob and his sons came into Egypt, to Joseph; and Pharao, king of Egypt, heard<text:s/></text:span><text:span text:style-name="T3380">of it</text:span><text:span text:style-name="T3381">.</text:span><text:span text:style-name="T3382"><text:s/>5<text:s/></text:span><text:span text:style-name="T3383">And Pharao spoke to Joseph, saying, Thy father, and thy brethren, are come to thee.</text:span><text:span text:style-name="T3384"><text:s/>6<text:s/></text:span><text:span text:style-name="T3385">Behold, the land of Egypt is before thee; settle thy father and thy brethren in the best land.</text:span><text:span text:style-name="T3386"><text:s/>7<text:s/></text:span><text:span text:style-name="T3387">And Joseph brought in Jacob his father, and set him before Pharao; and Jacob blessed Pharao.</text:span><text:span text:style-name="T3388"><text:s/>8<text:s/></text:span><text:span text:style-name="T3389">And Pharao said to Jacob, How many are the years of the days of thy life?</text:span><text:span text:style-name="T3390"><text:s/>9<text:s/></text:span><text:span text:style-name="T3391">And Jacob said to Pharao, The days of the years of my life, wherein I sojourn, are a hundred and thirty years; few and evil have been the days of the years of my life, they have not attained to the days of the life of my fathers, in which days they sojourned.</text:span><text:span text:style-name="T3392"><text:s/>10<text:s/></text:span><text:span text:style-name="T3393">And Jacob blessed Pharao, and departed from him.</text:span><text:span text:style-name="T3394"><text:s/>11<text:s/></text:span><text:span text:style-name="T3395">And Joseph settled his father and his brethren, and gave them a possession in the land of Egypt, in the best land, in the land of Ramesses, as Pharao commanded.</text:span><text:span text:style-name="T3396"><text:s/>12<text:s/></text:span><text:span text:style-name="T3397">And Joseph gave provision to his father, and his brethren, and to all the house of his father, corn for each person.</text:span><text:span text:style-name="T3398"><text:s/>13<text:s/></text:span><text:span text:style-name="T3399">And there was no corn in all the land, for the famine prevailed greatly; and the land of Egypt, and the land of Chanaan, fainted for the famine.</text:span><text:span text:style-name="T3400"><text:s/>14<text:s/></text:span><text:span text:style-name="T3401">And Joseph gathered all the money that was found in the land of Egypt, and the land of Chanaan,<text:s/></text:span><text:span text:style-name="T3402">in return for</text:span><text:span text:style-name="T3403"><text:s/>the corn which they bought, and he distributed corn to them; and Joseph brought all the money into the house of Pharao.</text:span><text:span text:style-name="T3404"><text:s/>15<text:s/></text:span><text:span text:style-name="T3405">And all the money failed out of the land of Egypt, and out of the land of Chanaan; and all the Egyptians came to Joseph, saying, Give us bread, and why do we die in thy presence? for our money is spent.</text:span><text:span text:style-name="T3406"><text:s/>16<text:s/></text:span><text:span text:style-name="T3407">And Joseph said to them, Bring your cattle, and I will give you bread for your cattle, if your money is spent.</text:span><text:span text:style-name="T3408"><text:s/>17<text:s/></text:span><text:span text:style-name="T3409">And they brought their cattle to Joseph; and Joseph gave them bread in return for their horses, and for their sheep, and for their oxen, and for their asses; and Joseph maintained them with bread for all their cattle in that year.</text:span><text:span text:style-name="T3410"><text:s/>18<text:s/></text:span><text:span text:style-name="T3411">And that year passed, and they came to him in the second year, and said to him, Must we then be consumed from before our lord? for if our money has failed, and our possessions, and our cattle,<text:s/></text:span><text:span text:style-name="T3412">brought</text:span><text:span text:style-name="T3413"><text:s/>to thee our lord, and there has not been left to us before our lord more than our own bodies and our land,<text:s/></text:span><text:span text:style-name="T3414">we are indeed destitute</text:span><text:span text:style-name="T3415">.</text:span><text:span text:style-name="T3416"><text:s/>19<text:s/></text:span><text:span text:style-name="T3417">In order, then, that we die not before thee, and the land be made desolate, buy us and our land for bread, and we and our land will be servants to Pharao: give seed that we may sow, and live and not die, so our land shall not be made desolate.</text:span><text:span text:style-name="T3418"><text:s/>20<text:s/></text:span><text:span text:style-name="T3419">And Joseph bought all the land of the Egyptians, for Pharao; for the Egyptians sold their land to Pharao; for the famine prevailed against them, and the land became Pharao's.</text:span><text:span text:style-name="T3420"><text:s/>21<text:s/></text:span><text:span text:style-name="T3421">And he brought the people into bondage to him, for servants, from one extremity of Egypt to the other,</text:span><text:span text:style-name="T3422"><text:s/>22<text:s/></text:span><text:span text:style-name="T3423">except only the land of the priests; Joseph bought not this, for Pharao gave a portion in the way of gift to the priests; and they ate their portion which Pharao gave them; therefore they sold not their land.</text:span><text:span text:style-name="T3424"><text:s/>23<text:s/></text:span><text:span text:style-name="T3425">And Joseph said to all the Egyptians, Behold, I have bought you and your land this day for Pharao; take seed for you, and sow the land.</text:span><text:span text:style-name="T3426"><text:s/>24<text:s/></text:span><text:span text:style-name="T3427">And there shall be the fruits of it; and ye shall give the fifth part to Pharao, and the four<text:s/></text:span><text:span text:style-name="T3428">remaining</text:span><text:span text:style-name="T3429"><text:s/>parts shall be for yourselves, for seed for the earth, and for food for you, and all that are in your houses.</text:span><text:span text:style-name="T3430"><text:s/>25<text:s/></text:span><text:span text:style-name="T3431">And they said, Thou hast saved us; we have found favour before our lord, and we will be servants to Pharao.</text:span><text:span text:style-name="T3432"><text:s/>26<text:s/></text:span><text:span text:style-name="T3433">And Joseph appointed it to them for an ordinance until this day; to reserve a fifth part for Pharao, on the land of Egypt, except only the land of the priests, that was not Pharao's.</text:span><text:span text:style-name="T3434"><text:s/>27<text:s/></text:span><text:span text:style-name="T3435">And Israel dwelt in Egypt, in the land of Gesem, and they gained an inheritance upon it; and they increased and multiplied very greatly.</text:span><text:span text:style-name="T3436"><text:s/>28<text:s/></text:span><text:span text:style-name="T3437">And Jacob survived seventeen years in the land of Egypt; and Jacob's days of the years of his life were a hundred and forty-seven years.</text:span><text:span text:style-name="T3438"><text:s/>29<text:s/></text:span><text:span text:style-name="T3439">and the days of Israel drew nigh for him to die: and he called his son Joseph, and said to him, If I have found favour before thee, put thy hand under my thigh, and thou shalt execute mercy and truth toward me, so as not to bury me in Egypt.</text:span><text:span text:style-name="T3440"><text:s/>30<text:s/></text:span><text:span text:style-name="T3441">But I will sleep with my fathers, and thou shalt carry me up out of Egypt, and bury me in their sepulchre. And he said, I will do according to thy word.</text:span><text:span text:style-name="T3442"><text:s/>31<text:s/></text:span><text:span text:style-name="T3443">And he said, Swear to me; and he swore to him. And Israel did reverence, leaning on the top of his staff.</text:span></text:p>
            <text:p text:style-name="P3444">Genesis 48</text:p>
            <text:p text:style-name="P3445"><text:span text:style-name="T3446">1<text:s/></text:span><text:span text:style-name="T3447">And it came to pass after these things, that it was reported to Joseph, Behold, thy father is ill; and, having taken his two sons, Manasse and Ephraim, he came to Jacob.</text:span><text:span text:style-name="T3448"><text:s/>2<text:s/></text:span><text:span text:style-name="T3449">And it was reported to Jacob, saying, Behold, thy son Joseph cometh to thee; and Israel having strengthened himself, sat upon the bed.</text:span><text:span text:style-name="T3450"><text:s/>3<text:s/></text:span><text:span text:style-name="T3451">And Jacob said to Joseph, My Gd appeared to me in Luza, in the land of Chanaan, and blessed me,</text:span><text:span text:style-name="T3452"><text:s/>4<text:s/></text:span><text:span text:style-name="T3453">and said to me, Behold, I will increase thee, and multiply thee, and will make of thee multitudes of nations; and I will give this land to thee, and to thy seed after thee, for an everlasting possession.</text:span><text:span text:style-name="T3454"><text:s/>5<text:s/></text:span><text:span text:style-name="T3455">Now then thy two sons, who were born to thee in the land of Egypt, before I came to thee into Egypt, are mine; Ephraim and Manasse, as Ruben and Symeon they shall be mine.</text:span><text:span text:style-name="T3456"><text:s/>6<text:s/></text:span><text:span text:style-name="T3457">And the children which thou shalt beget hereafter, shall be in the name of their brethren; they shall be named after their inheritances.</text:span><text:span text:style-name="T3458"><text:s/>7<text:s/></text:span><text:span text:style-name="T3459">And as for me, when I came out of Mesopotamia of Syria, Rachel, thy mother, died in the land of Chanaan, as I drew night to the horse-course of Chabratha of the land<text:s/></text:span><text:span text:style-name="T3460">of Chanaan</text:span><text:span text:style-name="T3461">, so as to come to Ephratha; and I buried her in the road of the course; this is Bethlehem.</text:span><text:span text:style-name="T3462"><text:s/>8<text:s/></text:span><text:span text:style-name="T3463">And when Israel saw the sons of Joseph, he said, Who are these to thee?</text:span><text:span text:style-name="T3464"><text:s/>9<text:s/></text:span><text:span text:style-name="T3465">And Joseph said to his father, They are my sons, whom Gd gave me here; and Jacob said, Bring me them, that I may bless them.</text:span><text:span text:style-name="T3466"><text:s/>10<text:s/></text:span><text:span text:style-name="T3467">Now the eyes of Israel were dim through age, and he could not see; and he brought them near to him, and he kissed them, and embraced them.</text:span><text:span text:style-name="T3468"><text:s/>11<text:s/></text:span><text:span text:style-name="T3469">And Israel said to Joseph, Behold, I have not been deprived of<text:s/></text:span><text:span text:style-name="T3470">seeing</text:span><text:span text:style-name="T3471"><text:s/>thy face, and lo! Gd has showed me thy seed also.</text:span><text:span text:style-name="T3472"><text:s/>12<text:s/></text:span><text:span text:style-name="T3473">And Joseph brought them out from<text:s/></text:span><text:span text:style-name="T3474">between</text:span><text:span text:style-name="T3475"><text:s/>his knees, and they did reverence to him, with their face to the ground.</text:span><text:span text:style-name="T3476"><text:s/>13<text:s/></text:span><text:span text:style-name="T3477">And Joseph took his two sons, both Ephraim in his right hand, but on the left of Israel, and Manasse on his left hand, but on the right of Israel, and brought them near to him.</text:span><text:span text:style-name="T3478"><text:s/>14<text:s/></text:span><text:span text:style-name="T3479">But Israel having stretched out his right hand, laid it on the head of Ephraim, and he was the younger; and his left hand on the head of Manasse,<text:s/></text:span><text:span text:style-name="T3480">guiding</text:span><text:span text:style-name="T3481"><text:s/>his hands crosswise.</text:span><text:span text:style-name="T3482"><text:s/>15<text:s/></text:span><text:span text:style-name="T3483">And he blessed them and said, The Gd in whose sight my fathers were well pleasing,<text:s/></text:span><text:span text:style-name="T3484">even</text:span><text:span text:style-name="T3485"><text:s/>Abraam and Isaac, the Gd who continues to feed me from my youth until this day;</text:span><text:span text:style-name="T3486"><text:s/>16<text:s/></text:span><text:span text:style-name="T3487">the angel who delivers me from all evils, bless these boys, and my name shall be called upon them, and the name of my fathers, Abraam and Isaac; and let them be increased to a great multitude on the earth.</text:span><text:span text:style-name="T3488"><text:s/>17<text:s/></text:span><text:span text:style-name="T3489">And Joseph having seen that his father put his right hand on the head of Ephraim - it seemed grievous to him; and Joseph took hold of the hand of his father, to remove it from the head of Ephraim to the head of Manasse.</text:span><text:span text:style-name="T3490"><text:s/>18<text:s/></text:span><text:span text:style-name="T3491">And Joseph said to his father, Not so, father; for this is the first-born; lay thy right-hand upon his head.</text:span><text:span text:style-name="T3492"><text:s/>19<text:s/></text:span><text:span text:style-name="T3493">And he would not, but said, I know it, son, I know it; he also shall be a people, and he shall be exalted, but his younger brother shall be greater than he, and his seed shall become a multitude of nations.</text:span><text:span text:style-name="T3494"><text:s/>20<text:s/></text:span><text:span text:style-name="T3495">And he blessed them in that day, saying, In you shall Israel be blessed, saying, Gd make thee as Ephraim and Manasse; and he set Ephraim before Manasse.</text:span><text:span text:style-name="T3496"><text:s/>21<text:s/></text:span><text:span text:style-name="T3497">And Israel said to Joseph, Behold, I die; and Gd shall be with you, and restore you to the land of your fathers.</text:span><text:span text:style-name="T3498"><text:s/>22<text:s/></text:span><text:span text:style-name="T3499">And I give to thee Sicima, a select portion above thy brethren, which I took out of the hand of the Amorites with my sword and bow.</text:span></text:p>
            <text:p text:style-name="P3500">Genesis 49</text:p>
            <text:p text:style-name="P3501"><text:span text:style-name="T3502">1<text:s/></text:span><text:span text:style-name="T3503">And Jacob called his sons, and said to them,</text:span><text:span text:style-name="T3504"><text:s/>2<text:s/></text:span><text:span text:style-name="T3505">Assemble yourselves, that I may tell you what shall happen to you in the last days. Gather yourselves together, and hear me, sons of Jacob; hear Israel, hear your father.</text:span><text:span text:style-name="T3506"><text:s/>3<text:s/></text:span><text:span text:style-name="T3507">Ruben, thou<text:s/></text:span><text:span text:style-name="T3508">art</text:span><text:span text:style-name="T3509"><text:s/>my first-born, thou my strength, and the first of my children, hard to be endured,<text:s/></text:span><text:span text:style-name="T3510">hard and</text:span><text:span text:style-name="T3511"><text:s/>self-willed.</text:span><text:span text:style-name="T3512"><text:s/>4<text:s/></text:span><text:span text:style-name="T3513">Thou wast insolent like water, burst not forth with violence, for thou wentest up to the bed of thy father; then thou defiledst the couch, whereupon thou wentest up.</text:span><text:span text:style-name="T3514"><text:s/>5<text:s/></text:span><text:span text:style-name="T3515">Symeon and Levi, brethren, accomplished the injustice of their cutting off.</text:span><text:span text:style-name="T3516"><text:s/>6<text:s/></text:span><text:span text:style-name="T3517">Let not my soul come into their counsel, and let not mine inward parts contend in their conspiracy, for in their wrath they slew men, and in their passion they houghed a bull.</text:span><text:span text:style-name="T3518"><text:s/>7<text:s/></text:span><text:span text:style-name="T3519">Cursed be their wrath, for it was willful, and their anger, for it was cruel: I will divide them in Jacob, and scatter them in Israel.</text:span><text:span text:style-name="T3520"><text:s/>8<text:s/></text:span><text:span text:style-name="T3521">Juda, thy brethren have praised thee, and thy hands shall be on the back of thine enemies; thy father's sons shall do thee reverence.</text:span><text:span text:style-name="T3522"><text:s/>9<text:s/></text:span><text:span text:style-name="T3523">Juda is a lion's whelp: from the tender plant, my son, thou art gone up, having couched thou liest as a lion, and as a whelp; who shall stir him up?</text:span><text:span text:style-name="T3524"><text:s/>10<text:s/></text:span><text:span text:style-name="T3525">A ruler shall not fail from Juda, nor a prince from his loins, until there come the things stored up for him; and he is the expectation of nations.</text:span><text:span text:style-name="T3526"><text:s/>11<text:s/></text:span><text:span text:style-name="T3527">Binding his foal to the vine, and the foal of his ass to the branch<text:s/></text:span><text:span text:style-name="T3528">of it</text:span><text:span text:style-name="T3529">, he shall wash his robe in wine, and his garment in the blood of the grape.</text:span><text:span text:style-name="T3530"><text:s/>12<text:s/></text:span><text:span text:style-name="T3531">His eyes shall be more cheering than wine, and his teeth whiter than milk.</text:span><text:span text:style-name="T3532"><text:s/>13<text:s/></text:span><text:span text:style-name="T3533">Zabulon shall dwell on the coast, and he<text:s/></text:span><text:span text:style-name="T3534">shall be</text:span><text:span text:style-name="T3535"><text:s/>by a haven of ships, and shall extend to Sidon.</text:span><text:span text:style-name="T3536"><text:s/>14<text:s/></text:span><text:span text:style-name="T3537">Issachar has desired that which is good; resting between the inheritances.</text:span><text:span text:style-name="T3538"><text:s/>15<text:s/></text:span><text:span text:style-name="T3539">And having seen the resting place that it was good, and the land that it was fertile, he subjected his shoulder to labour, and became a husbandman.</text:span><text:span text:style-name="T3540"><text:s/>16<text:s/></text:span><text:span text:style-name="T3541">Dan shall judge his people, as one tribe too in Israel.</text:span><text:span text:style-name="T3542"><text:s/>17<text:s/></text:span><text:span text:style-name="T3543">And let Dan be a serpent in the way, besetting the path, biting the heel of the horse (and the rider shall fall backward),</text:span><text:span text:style-name="T3544"><text:s/>18<text:s/></text:span><text:span text:style-name="T3545">waiting for the salvation of the Ld.</text:span><text:span text:style-name="T3546"><text:s/>19<text:s/></text:span><text:span text:style-name="T3547">Gad, a plundering troop shall plunder him; but he shall plunder him,<text:s/></text:span><text:span text:style-name="T3548">pursuing him</text:span><text:span text:style-name="T3549"><text:s/>closely.</text:span><text:span text:style-name="T3550"><text:s/>20<text:s/></text:span><text:span text:style-name="T3551">Aser, his bread<text:s/></text:span><text:span text:style-name="T3552">shall be</text:span><text:span text:style-name="T3553"><text:s/>fat; and he shall yield dainties to princes.</text:span><text:span text:style-name="T3554"><text:s/>21<text:s/></text:span><text:span text:style-name="T3555">Nephthalim is a spreading stem, bestowing beauty on its fruit.</text:span><text:span text:style-name="T3556"><text:s/>22<text:s/></text:span><text:span text:style-name="T3557">Joseph is a son increased; my dearly loved son is increased; my youngest son, turn to me.</text:span><text:span text:style-name="T3558"><text:s/>23<text:s/></text:span><text:span text:style-name="T3559">Against whom men taking evil counsel reproached<text:s/></text:span><text:span text:style-name="T3560">him</text:span><text:span text:style-name="T3561">, and the archers pressed hard upon him.</text:span><text:span text:style-name="T3562"><text:s/>24<text:s/></text:span><text:span text:style-name="T3563">But their bow and arrows were mightily consumed, and the sinews of their arms were slackened by the hand of the mighty one of Jacob; thence is he that strengthened Israel from the Gd of thy father;</text:span><text:span text:style-name="T3564"><text:s/>25<text:s/></text:span><text:span text:style-name="T3565">and my Gd helped thee, and he blessed thee with the blessing of heaven from above, and the blessing of the earth possessing all things, because of the blessing of the breasts and of the womb,</text:span><text:span text:style-name="T3566"><text:s/>26<text:s/></text:span><text:span text:style-name="T3567">the blessings of thy father and thy mother - it has prevailed above the blessing of the lasting mountains, and beyond the blessings of the everlasting hills; they shall be upon the head of Joseph, and upon the head of the brothers of whom he took the lead.</text:span><text:span text:style-name="T3568"><text:s/>27<text:s/></text:span><text:span text:style-name="T3569">Benjamin, as a ravening wolf, shall eat still in the morning, and at evening he gives food.</text:span><text:span text:style-name="T3570"><text:s/>28<text:s/></text:span><text:span text:style-name="T3571">All these<text:s/></text:span><text:span text:style-name="T3572">are</text:span><text:span text:style-name="T3573"><text:s/>the twelve sons of Jacob; and their father spoke these words to them, and he blessed them; he blessed each of them according to his blessing.</text:span><text:span text:style-name="T3574"><text:s/>29<text:s/></text:span><text:span text:style-name="T3575">And he said to them, I am added to my people; ye shall bury me with my fathers in the cave, which is in the field of Ephron the Chettite,</text:span><text:span text:style-name="T3576"><text:s/>30<text:s/></text:span><text:span text:style-name="T3577">in the double cave which is opposite Mambre, in the land of Chanaan, the cave which Abraam bought of Ephron the Chettite, for a possession of a sepulchre.</text:span><text:span text:style-name="T3578"><text:s/>31<text:s/></text:span><text:span text:style-name="T3579">There they buried Abraam and Sarrha his wife; there they buried Isaac, and Rebecca his wife; there they buried Lea;</text:span><text:span text:style-name="T3580"><text:s/>32<text:s/></text:span><text:span text:style-name="T3581">in the portion of the field, and of the cave that was in it,<text:s/></text:span><text:span text:style-name="T3582">purchased</text:span><text:span text:style-name="T3583"><text:s/>of the sons of Chet.</text:span><text:span text:style-name="T3584"><text:s/>33<text:s/></text:span><text:span text:style-name="T3585">And Jacob ceased giving charges to his sons; and having lifted up his feet on the bed, he died, and was gathered to his people.</text:span></text:p>
            <text:p text:style-name="P3586">Genesis 50</text:p>
            <text:p text:style-name="P3587"><text:span text:style-name="T3588">1<text:s/></text:span><text:span text:style-name="T3589">And Joseph fell upon his father's face, and wept on him, and kissed him.</text:span><text:span text:style-name="T3590"><text:s/>2<text:s/></text:span><text:span text:style-name="T3591">And Joseph commanded his servants the embalmers to embalm his father; and the embalmers embalmed Israel.</text:span><text:span text:style-name="T3592"><text:s/>3<text:s/></text:span><text:span text:style-name="T3593">And they fulfilled forty days for him, for so are the days of embalming numbered; and Egypt mourned for him seventy days.</text:span><text:span text:style-name="T3594"><text:s/>4<text:s/></text:span><text:span text:style-name="T3595">And when the days of mourning were past, Joseph spoke to the princes of Pharao, saying, If I have found favour in your sight, speak concerning me in the ears of Pharao, saying,</text:span><text:span text:style-name="T3596"><text:s/>5<text:s/></text:span><text:span text:style-name="T3597">My father adjured me, saying, In the sepulchre which I dug for myself in the land of Chanaan, there thou shalt bury me; now then I will go up and bury my father, and return again.</text:span><text:span text:style-name="T3598"><text:s/>6<text:s/></text:span><text:span text:style-name="T3599">And Pharao said to Joseph, Go up, bury thy father, as he constrained thee to swear.</text:span><text:span text:style-name="T3600"><text:s/>7<text:s/></text:span><text:span text:style-name="T3601">So Joseph went up to bury his father; and all the servants of Pharao went up with him, and the elders of his house, and all the elders of the land of Egypt.</text:span><text:span text:style-name="T3602"><text:s/>8<text:s/></text:span><text:span text:style-name="T3603">And all the household of Joseph, and his brethren, and all the house of his father, and his kindred; and they left behind the sheep and the oxen in the land of Gesem.</text:span><text:span text:style-name="T3604"><text:s/>9<text:s/></text:span><text:span text:style-name="T3605">And there went up with him also chariots and horsemen; and there was a very great company.</text:span><text:span text:style-name="T3606"><text:s/>10<text:s/></text:span><text:span text:style-name="T3607">And they came to the threshing-floor of Atad, which is beyond Jordan; and they bewailed him with a great and very sore lamentation; and he made a mourning for his father seven days.</text:span><text:span text:style-name="T3608"><text:s/>11<text:s/></text:span><text:span text:style-name="T3609">And the inhabitants of the land of Chanaan saw the mourning at the floor of Atad, and said, This is a great mourning to the Egyptians; therefore he called its name, The mourning of Egypt, which is beyond Jordan.</text:span><text:span text:style-name="T3610"><text:s/>12<text:s/></text:span><text:span text:style-name="T3611">And thus his sons did to him.</text:span><text:span text:style-name="T3612"><text:s/>13<text:s/></text:span><text:span text:style-name="T3613">So his sons carried him up into the land of Chanaan, and buried him in the double cave, which cave Abraam bought for possession of a burying place, of Ephrom the Chettite, before Mambre.</text:span><text:span text:style-name="T3614"><text:s/>14<text:s/></text:span><text:span text:style-name="T3615">And Joseph returned to Egypt, he and his brethren, and those that had gone up with him to bury his father.</text:span><text:span text:style-name="T3616"><text:s/>15<text:s/></text:span><text:span text:style-name="T3617">And when the brethren of Joseph saw that their father was dead, they said,<text:s/></text:span><text:span text:style-name="T3618">Let us take heed</text:span><text:span text:style-name="T3619">, lest at any time Joseph remember evil against us, and recompense to us all the evils which we have done against him.</text:span><text:span text:style-name="T3620"><text:s/>16<text:s/></text:span><text:span text:style-name="T3621">And they came to Joseph, and said, Thy father adjured<text:s/></text:span><text:span text:style-name="T3622">us</text:span><text:span text:style-name="T3623"><text:s/>before his death, saying,</text:span><text:span text:style-name="T3624"><text:s/>17<text:s/></text:span><text:span text:style-name="T3625">Thus say ye to Joseph, Forgive them their injustice and their sin, forasmuch as they have done thee evil; and now pardon the injustice of the servants of the Gd of thy father. And Joseph wept while they spoke to him.</text:span><text:span text:style-name="T3626"><text:s/>18<text:s/></text:span><text:span text:style-name="T3627">And they came to him and said, We, these<text:s/></text:span><text:span text:style-name="T3628">persons</text:span><text:span text:style-name="T3629">, are thy servants.</text:span><text:span text:style-name="T3630"><text:s/>19<text:s/></text:span><text:span text:style-name="T3631">And Joseph said to them, Fear not, for I am Gd's.</text:span><text:span text:style-name="T3632"><text:s/>20<text:s/></text:span><text:span text:style-name="T3633">Ye took counsel against me for evil, but Gd took counsel for me for good, that<text:s/></text:span><text:span text:style-name="T3634">the matter</text:span><text:span text:style-name="T3635"><text:s/>might be as<text:s/></text:span><text:span text:style-name="T3636">it is</text:span><text:span text:style-name="T3637"><text:s/>to-day, and much people might be fed.</text:span><text:span text:style-name="T3638"><text:s/>21<text:s/></text:span><text:span text:style-name="T3639">And he said to them, Fear not, I will maintain you, and your families: and he comforted them, and spoke kindly to them.</text:span><text:span text:style-name="T3640"><text:s/>22<text:s/></text:span><text:span text:style-name="T3641">And Joseph dwelt in Egypt, he and his brethren, and all the family of his father; and Joseph lived a hundred and ten years.</text:span><text:span text:style-name="T3642"><text:s/>23<text:s/></text:span><text:span text:style-name="T3643">And Joseph saw the children of Ephraim to the third generation; and the sons of Machir the son of Manasse were borne on the sides of Joseph.</text:span><text:span text:style-name="T3644"><text:s/>24<text:s/></text:span><text:span text:style-name="T3645">And Joseph spoke to his brethren, saying, I die, and Gd will surely visit you, and will bring you out of this land to the land concerning which Gd sware to our fathers, Abraam, Isaac, and Jacob.</text:span><text:span text:style-name="T3646"><text:s/>25<text:s/></text:span><text:span text:style-name="T3647">And Joseph adjured the sons of Israel, saying, At the visitation with which Gd shall visit you, then ye shall carry up my bones hence with you.</text:span><text:span text:style-name="T3648"><text:s/>26<text:s/></text:span><text:span text:style-name="T3649">And Joseph died, aged an hundred and ten years; and they prepared his corpse, and put him in a coffin in Egypt.</text:span></text:p>
          </table:table-cell>
          <table:table-cell table:style-name="TableCell3650">
            <text:p text:style-name="P3651">Genesis 1</text:p>
            <text:p text:style-name="P3652"><text:span text:style-name="T3653">1</text:span><text:span text:style-name="T3654"> ἘΝ ἀρχῇ ἐποίησεν ὁ Θς τὸν οὐρανὸν καὶ τὴν γῆν.</text:span><text:span text:style-name="T3655"><text:s/>2</text:span><text:span text:style-name="T3656"> Ἡ δὲ γῆ ἦν ἀόρατος καὶ ἀκατασκεύαστος, καὶ σκότος ἐπάνω τῆς ἀβύσσου· καὶ πνεῦμα Θυ ἐπεφέρετο ἐπάνω τοῦ ὕδατος.</text:span><text:span text:style-name="T3657"><text:s/>3</text:span><text:span text:style-name="T3658"> Καὶ εἶπεν ὁ Θς, γενηθήτω φῶς· καὶ ἐγένετο φῶς.</text:span><text:span text:style-name="T3659"><text:s/>4</text:span><text:span text:style-name="T3660"> Καὶ εἶδεν ὁ Θς τὸ φῶς, ὅτι καλόν· καὶ διεχώρισεν ὁ Θς ἀνὰ μέσον τοῦ φωτὸς, καὶ ἀνὰ μέσον τοῦ σκότους.</text:span><text:span text:style-name="T3661"><text:s/>5</text:span><text:span text:style-name="T3662"> Καὶ ἐκάλεσεν ὁ Θς τὸ φῶς ἡμέραν, καὶ τὸ σκότος ἐκάλεσε νύκτα. Καὶ ἐγένετο ἑσπέρα, καὶ ἐγένετο πρωῒ, ἡμέρα μία.</text:span><text:span text:style-name="T3663"><text:s/>6</text:span><text:span text:style-name="T3664"> Καὶ εἶπεν ὁ Θς, γενηθήτω στερέωμα ἐν μέσῳ τοῦ ὕδατος· καὶ ἔστω διαχωρίζον ἀνὰ μέσον ὕδατος καὶ ὕδατος· καὶ ἐγένετο οὕτως.</text:span><text:span text:style-name="T3665"><text:s/>7</text:span><text:span text:style-name="T3666"> Καὶ ἐποίησεν ὁ Θς τὸ στερέωμα· καὶ διεχώρισεν ὁ Θς ἀνὰ μέσον τοῦ ὕδατος, ὃ ἦν ὑποκάτω τοῦ στερεώματος, καὶ ἀνὰ μέσον τοῦ ὕδατος, τοῦ ἐπάνω τοῦ στερεώματος.</text:span><text:span text:style-name="T3667"><text:s/>8</text:span><text:span text:style-name="T3668"> Καὶ ἐκάλεσεν ὁ Θς τὸ στερέωμα οὐρανόν· καὶ εἶδεν ὁ Θς ὅτι καλόν· καὶ ἐγένετο ἑσπέρα, καὶ ἐγένετο πρωῒ, ἡμέρα δευτέρα. ​</text:span><text:span text:style-name="T3669"><text:s/>9</text:span><text:span text:style-name="T3670"> Καὶ εἶπεν ὁ Θς, συναχθήτω τὸ ὕδωρ τὸ ὑποκάτω τοῦ οὐρανοῦ εἰς συναγωγὴν μίαν, καὶ ὀφθήτω ἡ ξηρά· καὶ ἐγένετο οὕτως· καὶ συνήχθη τὸ ὕδωρ τὸ ὑποκάτω τοῦ οὐρανοῦ εἰς τὰς συναγωγὰς αὐτῶν, καὶ ὤφθη ἡ ξηρά.</text:span><text:span text:style-name="T3671"><text:s/>10</text:span><text:span text:style-name="T3672"> Καὶ ἐκάλεσεν ὁ Θς τὴν ξηρὰν, γῆν· καὶ τὰ συστήματα τῶν ὑδάτων ἐκάλεσε θαλάσσας· καὶ εἶδεν ὁ Θς ὅτι καλόν.</text:span><text:span text:style-name="T3673"><text:s/>11</text:span><text:span text:style-name="T3674"> Καὶ εἶπεν ὁ Θς, βλαστησάτω ἡ γῆ βοτάνην χόρτου, σπεῖρον σπέρμα κατὰ γένος καὶ καθ’ ὁμοιότητα, καὶ ξύλον κάρπιμον ποιοῦν καρπὸν, οὗ τὸ σπέρμα αὐτοῦ ἐν αὐτῷ κατὰ γένος ἐπὶ τῆς γῆς· καὶ ἐγένετο οὕτως.</text:span><text:span text:style-name="T3675"><text:s/>12</text:span><text:span text:style-name="T3676"> Καὶ ἐξήνεγκεν ἡ γῆ βοτάνην χόρτου, σπεῖρον σπέρμα κατὰ γένος καὶ καθ’ ὁμοιότητα, καὶ ξύλον κάρπιμον ποιοῦν ψ, οὗ τὸ σπέρμα αὐτοῦ ἐν αὐτῷ κατὰ γένος ἐπὶ τῆς γῆς·</text:span><text:span text:style-name="T3677"><text:s/>13</text:span><text:span text:style-name="T3678"> καὶ εἶδεν ὁ Θς ὅτι καλόν. Καὶ ἐγένετο ἑσπέρα, καὶ ἐγένετο πρωῒ, ἡμέρα τρίτη. ​</text:span><text:span text:style-name="T3679"><text:s/>14</text:span><text:span text:style-name="T3680"> Καὶ εἶπεν ὁ Θς, γενηθήτωσαν φωστῆρες ἐν τῷ στερεώματι τοῦ οὐρανοῦ εἰς φαῦσιν ἐπὶ τῆς γῆς, τοῦ διαχωρίζειν ἀνὰ μέσον τῆς ἡμέρας καὶ ἀνὰ μέσον τῆς νυκτός· καὶ ἔστωσαν εἰς σημεῖα, καὶ εἰς καιροὺς, καὶ εἰς ἡμέρας, καὶ εἰς ἐνιαυτούς·</text:span><text:span text:style-name="T3681"><text:s/>15</text:span><text:span text:style-name="T3682"> Καὶ ἔστωσαν εἰς φαῦσιν ἐν τῷ στερεώματι τοῦ οὐρανοῦ, ὥστε φαίνειν ἐπὶ τῆς γῆς· καὶ ἐγένετο οὕτως.</text:span><text:span text:style-name="T3683"><text:s/>16</text:span><text:span text:style-name="T3684"> Καὶ ἐποίησεν ὁ Θς τοὺς δύο φωστῆρας τοὺς μεγάλους· τὸν φωστῆρα τὸν μέγαν εἰς ἀρχὰς τῆς ἡμέρας, καὶ τὸν φωστῆρα τὸν ἐλάσσω εἰς ἀρχὰς τῆς νυκτός, καὶ τοὺς ἀστέρας.</text:span><text:span text:style-name="T3685"><text:s/>17</text:span><text:span text:style-name="T3686"> Καὶ ἔθετο αὐτοὺς ὁ Θς ἐν τῷ στερεώματι τοῦ οὐρανοῦ, ὥστε φαίνειν ἐπὶ τῆς γῆς,</text:span><text:span text:style-name="T3687"><text:s/>18</text:span><text:span text:style-name="T3688"> καὶ ἄρχειν τῆς ἡμέρας καὶ τῆς νυκτὸς, καὶ διαχωρίζειν ἀνὰ μέσον τοῦ φωτὸς, καὶ ἀνὰ μέσον τοῦ σκότους· καὶ εἶδεν ὁ Θς ὅτι καλόν.</text:span><text:span text:style-name="T3689"><text:s/>19</text:span><text:span text:style-name="T3690"> Καὶ ἐγένετο ἑσπέρα, καὶ ἐγένετο πρωῒ, ἡμέρα τετάρτη. ​</text:span><text:span text:style-name="T3691"><text:s/>20</text:span><text:span text:style-name="T3692"> Καὶ εἶπεν ὁ Θς, ἐξαγαγέτω τὰ ὕδατα ἑρπετὰ ψυχῶν ζωσῶν, καὶ πετεινὰ πετόμενα ἐπὶ τῆς γῆς κατὰ τὸ στερέωμα τοῦ οὐρανοῦ·<text:s/></text:span><text:soft-page-break/><text:span text:style-name="T3693">καὶ ἐγένετο οὕτως.</text:span><text:span text:style-name="T3694"><text:s/>21</text:span><text:span text:style-name="T3695"> Καὶ ἐποίησεν ὁ Θς τὰ κήτη τὰ μεγάλα, καὶ πᾶσαν ψυχὴν ζῴων ἑρπετῶν, ἃ ἐξήγαγε τὰ ὕδατα κατὰ γένη αὐτῶν, καὶ πᾶν πετεινὸν πτερωτὸν κατὰ γένος· καὶ εἶδεν ὁ Θς ὅτι καλά.</text:span><text:span text:style-name="T3696"><text:s/>22</text:span><text:span text:style-name="T3697"> Καὶ εὐλόγησεν αὐτὰ ὁ Θς, λέγων, αὐξάνεσθε καὶ πληθύνεσθε, καὶ πληρώσατε τὰ ὕδατα ἐν ταῖς θαλάσσαις, καὶ τὰ πετεινὰ πληθυνέσθωσαν ἐπὶ τῆς γῆς.</text:span><text:span text:style-name="T3698"><text:s/>23</text:span><text:span text:style-name="T3699"> Καὶ ἐγένετο ἑσπέρα, καὶ ἐγένετο πρωῒ, ἡμέρα πέμπτη. ​</text:span><text:span text:style-name="T3700"><text:s/>24</text:span><text:span text:style-name="T3701"> Καὶ εἶπεν ὁ Θς, ἐξαγαγέτω ἡ γῆ ψυχὴν ζῶσαν κατὰ γένος, τετράποδα, καὶ ἑρπετὰ, καὶ θηρία τῆς γῆς κατὰ γένος· καὶ ἐγένετο οὕτως.</text:span><text:span text:style-name="T3702"><text:s/>25</text:span><text:span text:style-name="T3703"> Καὶ ἐποίησεν ὁ Θς τὰ θηρία τῆς γῆς κατὰ γένος, καὶ τὰ κτήνη κατὰ γένος αὐτῶν, καὶ πάντα τὰ ἑρπετὰ τῆς γῆς κατὰ γένος· καὶ εἶδεν ὁ Θς ὅτι καλά. ​</text:span><text:span text:style-name="T3704"><text:s/>26</text:span><text:span text:style-name="T3705"> Καὶ εἶπεν ὁ Θς, ποιήσωμεν ἄνθρωπον κατ’ εἰκόνα ἡμετέραν καὶ καθ’ ὁμοίωσιν· καὶ ἀρχέτωσαν τῶν ἰχθύων τῆς θαλάσσης, καὶ τῶν πετεινῶν τοῦ οὐρανοῦ, καὶ τῶν κτηνῶν, καὶ πάσης τῆς γῆς, καὶ πάντων τῶν ἑρπετῶν τῶν ἑρπόντων ἐπὶ γῆς γῆς.</text:span><text:span text:style-name="T3706"><text:s/>27</text:span><text:span text:style-name="T3707"> Καὶ ἐποίησεν ὁ Θς τὸν ἄνθρωπον· κατ’ εἰκόνα Θυ ἐποίησεν αὐτόν· ἄρσεν καὶ θῆλυ ἐποίησεν αὐτούς.</text:span><text:span text:style-name="T3708"><text:s/>28</text:span><text:span text:style-name="T3709"> Καὶ εὐλόγησεν αὐτοὺς ὁ Θς, λέγων, αὐξάνεσθε καὶ πληθύνεσθε, καὶ πληρώσατε τὴν γῆν, καὶ κατακυριεύσατε αὐτῆς· καὶ ἄρχετε τῶν ἰχθύων τῆς θαλάσσης, καὶ τῶν πετεινῶν τοῦ οὐρανοῦ, καὶ πάντων τῶν κτηνῶν, καὶ πάσης τῆς γῆς, καὶ πάντων τῶν ἑρπετῶν τῶν ἑρπόντων ἐπὶ τῆς γῆς.</text:span><text:span text:style-name="T3710"><text:s/>29</text:span><text:span text:style-name="T3711"> Καὶ εἶπεν ὁ Θς, ἰδοὺ δέδωκα ὑμῖν πάντα χόρτον σπόριμον σπεῖρον σπέρμα, ὅ ἐστιν ἐπάνω πάσης τῆς γῆς· καὶ πᾶν ξύλον, ὃ ἔχει ἐν ἑαυτῷ καρπὸν σπέρματος σπορίμου, ὑμῖν ἔσται εἰς βρῶσιν,</text:span><text:span text:style-name="T3712"><text:s/>30</text:span><text:span text:style-name="T3713"> καὶ πᾶσι τοῖς θηρίοις τῆς γῆς, καὶ πᾶσι τοῖς πετεινοῖς τοῦ οὐρανοῦ, καὶ παντὶ ἑρπετῷ ἕρποντι ἐπὶ τῆς γῆς, ὃ ἔχει ἐν ἑαυτῷ ψυχὴν ζωῆς, καὶ πάντα χόρτον χλωρὸν εἰς βρῶσιν· καὶ ἐγένετο οὕτως.</text:span><text:span text:style-name="T3714"><text:s/>31</text:span><text:span text:style-name="T3715"> Καὶ εἶδεν ὁ Θς τὰ πάντα, ὅσα ἐποίησε, καὶ ἰδοὺ καλὰ λίαν· καὶ ἐγένετο ἑσπέρα, καὶ ἐγένετο πρωῒ, ἡμέρα ἕκτη.</text:span></text:p>
            <text:p text:style-name="P3716">Genesis 2</text:p>
            <text:p text:style-name="P3717"><text:span text:style-name="T3718">1</text:span><text:span text:style-name="T3719"> Καὶ συνετελέσθησαν ὁ οὐρανὸς καὶ ἡ γῆ, καὶ πᾶς ὁ κόσμος αὐτῶν. ​</text:span><text:span text:style-name="T3720"><text:s/>2</text:span><text:span text:style-name="T3721"> Καὶ συνετέλεσεν ὁ Θς ἐν τῇ ἡμέρᾳ τῇ ἕκτῃ τὰ ἔργα αὐτοῦ, ἃ ἐποίησε· καὶ κατέπαυσε τῇ ἡμέρᾳ τῇ ἑβδόμῃ ἀπὸ πάντων τῶν ἔργων αὐτοῦ, ὧν ἐποίησε.</text:span><text:span text:style-name="T3722"><text:s/>3</text:span><text:span text:style-name="T3723"> Καὶ εὐλόγησεν ὁ Θς τὴν ἡμέραν τὴν ἑβδόμην, καὶ ἡγίασεν αὐτήν, ὅτι ἐν αὐτῇ κατέπαυσεν ἀπὸ πάντων τῶν ἔργων αὐτοῦ, ὧν ἤρξατο ὁ Θς ποιῆσαι. ​</text:span><text:span text:style-name="T3724"><text:s/>4</text:span><text:span text:style-name="T3725"> Αὕτη ἡ βίβλος γενέσεως οὐρανοῦ καὶ γῆς, ὅτε ἐγένετο, ᾗ ἡμέρᾳ ἐποίησε Κς ὁ Θς τὸν οὐρανὸν καὶ τὴν γῆν,</text:span><text:span text:style-name="T3726"><text:s/>5</text:span><text:span text:style-name="T3727"> καὶ πᾶν χλωρὸν ἀγροῦ πρὸ τοῦ γενέσθαι ἐπὶ τῆς γῆς, καὶ πάντα χόρτον ἀγροῦ πρὸ τοῦ ἀνατεῖλαι· οὐ γὰρ ἔβρεξεν ὁ Θς ἐπὶ τὴν γῆν, καὶ ἄνθρωπος οὐκ ἦν ἐργάζεσθαι αὐτήν.</text:span><text:span text:style-name="T3728"><text:s/>6</text:span><text:span text:style-name="T3729"> Πηγὴ δὲ ἀνέβαινεν ἐκ τῆς γῆς, καὶ ἐπότιζε πᾶν τὸ πρόσωπον<text:s/></text:span><text:soft-page-break/><text:span text:style-name="T3730">τῆς γῆς.</text:span><text:span text:style-name="T3731"><text:s/>7</text:span><text:span text:style-name="T3732"> Καὶ ἔπλασεν ὁ Θς τὸν ἄνθρωπον, χοῦν ἀπὸ τῆς γῆς· καὶ ἐνεφύσησεν εἰς τὸ πρόσωπον αὐτοῦ πνοὴν ζωῆς, καὶ ἐγένετο ὁ ἄνθρωπος εἰς ψυχὴν ζῶσαν. ​</text:span><text:span text:style-name="T3733"><text:s/>8</text:span><text:span text:style-name="T3734"> Καὶ ἐφύτευσεν ὁ Θς παράδεισον ἐν Ἐδὲμ κατὰ ἀνατολὰς· καὶ ἔθετο ἐκεῖ τὸν ἄνθρωπον, ὃν ἔπλασε.</text:span><text:span text:style-name="T3735"><text:s/>9</text:span><text:span text:style-name="T3736"> Καὶ ἐξανέτειλεν ὁ Θς ἔτι ἐκ τῆς γῆς πᾶν ξύλον ὡραῖον εἰς ὅρασιν, καὶ καλὸν εἰς βρῶσιν, καὶ τὸ ξύλον τῆς ζωῆς ἐν μέσῳ τοῦ παραδείσου, καὶ τὸ ξύλον τοῦ εἰδέναι γνωστὸν καλοῦ καὶ πονηροῦ.</text:span><text:span text:style-name="T3737"><text:s/>10</text:span><text:span text:style-name="T3738"> Ποταμὸς δὲ ἐκπορεύεται ἐξ Ἐδὲμ ποτίζειν τὸν παράδεισον· ἐκεῖθεν ἀφορίζεται εἰς τέσσαρας ἀρχάς.</text:span><text:span text:style-name="T3739"><text:s/>11</text:span><text:span text:style-name="T3740"> Ὄνομα τῷ ἑνὶ, Φισῶν· οὗτος ὁ κυκλῶν πᾶσαν τὴν γῆν Εὐιλάτ· ἐκεῖ οὗ ἐστι τὸ χρυσίον.</text:span><text:span text:style-name="T3741"><text:s/>12</text:span><text:span text:style-name="T3742"> Τὸ δὲ χρυσίον τῆς γῆς ἐκείνης καλόν· καὶ ἐκεῖ ἐστιν ὁ ἄνθραξ, καὶ ὁ λίθος ὁ πράσινος.</text:span><text:span text:style-name="T3743"><text:s/>13</text:span><text:span text:style-name="T3744"> Καὶ ὄνομα τῷ ποταμῷ τῷ δευτέρῳ, Γεῶν· οὗτος ὁ κυκλῶν πᾶσαν τὴν γὴν Αἰθιοπίας.</text:span><text:span text:style-name="T3745"><text:s/>14</text:span><text:span text:style-name="T3746"> Καὶ ὁ ποταμὸς ὁ τρίτος, Τίγρις· οὗτος ὁ προπορευόμενος κατέναντι Ἀσσυρίων· ὁ δὲ ποταμὸς ὁ τέταρτος, Εὐφράτης.</text:span><text:span text:style-name="T3747"><text:s/>15</text:span><text:span text:style-name="T3748"> Καὶ ἔλαβε Κς ὁ Θς τὸν ἄνθρωπον ὃν ἔπλασε, καὶ ἔθετο αὐτὸν ἐν τῷ παραδείσῳ τῆς τρυφῆς, ἐργάζεσθαι αὐτὸν καὶ φυλάσσειν.</text:span><text:span text:style-name="T3749"><text:s/>16</text:span><text:span text:style-name="T3750"> Καὶ ἐνετείλατο Κς ὁ Θς τῷ Ἀδὰμ, λέγων, ἀπὸ παντὸς ξύλου τοῦ ἐν τῷ παραδείσῳ βρώσει φαγῇ.</text:span><text:span text:style-name="T3751"><text:s/>17</text:span><text:span text:style-name="T3752"> Ἀπὸ δὲ τοῦ ξύλου τοῦ γινώσκειν καλὸν καὶ πονηρόν, οὐ φάγεσθε ἀπ’ αὐτοῦ· ᾗ δ’ ἂν ἡμέρᾳ φάγητε ἀπ’ αὐτοῦ, θανάτῳ ἀποθανεῖσθε. ​</text:span><text:span text:style-name="T3753"><text:s/>18</text:span><text:span text:style-name="T3754"> Καὶ εἶπε Κς ὁ Θς, οὐ καλὸν εἶναι τὸν ἄνθρωπον μόνον· ποιήσωμεν αὐτῷ βοηθὸν κατ’ αὐτόν.</text:span><text:span text:style-name="T3755"><text:s/>19</text:span><text:span text:style-name="T3756"> Καὶ ἔπλασεν ὁ Θς ἔτι ἐκ τῆς γῆς πάντα τὰ θηρία τοῦ ἀγροῦ, καὶ πάντα τὰ πετεινὰ τοῦ οὐρανοῦ· καὶ ἤγαγεν αὐτὰ πρὸς τὸν Ἀδάμ, ἰδεῖν τί καλέσει αὐτά· καὶ πᾶν ὃ ἐὰν ἐκάλεσεν αὐτὸ Ἀδὰμ ψυχὴν ζῶσαν, τοῦτο ὄνομα αὐτῷ.</text:span><text:span text:style-name="T3757"><text:s/>20</text:span><text:span text:style-name="T3758"> Καὶ ἐκάλεσεν Ἀδὰμ ὀνόματα πᾶσι τοῖς κτήνεσι, καὶ πᾶσι τοῖς πετεινοῖς τοῦ οὐρανοῦ, καὶ πᾶσι τοῖς θηρίοις τοῦ ἀγροῦ· τῷ δὲ Ἀδὰμ οὐχ εὑρέθη βοηθὸς ὅμοιος αὐτῷ.</text:span><text:span text:style-name="T3759"><text:s/>21</text:span><text:span text:style-name="T3760"> Καὶ ἐπέβαλεν ὁ Θς ἔκστασιν ἐπὶ τὸν Ἀδάμ, καὶ ὕπνωσε· καὶ ἔλαβε μίαν τῶν πλευρῶν αὐτοῦ, καὶ ἀνεπλήρωσε σάρκα ἀντ’ αὐτῆς.</text:span><text:span text:style-name="T3761"><text:s/>22</text:span><text:span text:style-name="T3762"> Καὶ ᾠκοδόμησεν ὁ Θς τὴν πλευράν, ἣν ἔλαβεν ἀπὸ τοῦ Ἀδάμ εἰς γυναῖκα· καὶ ἤγαγεν αὐτὴν πρὸς τὸν Ἀδάμ.</text:span><text:span text:style-name="T3763"><text:s/>23</text:span><text:span text:style-name="T3764"> Καὶ εἶπεν Ἀδάμ· τοῦτο νῦν ὀστοῦν ἐκ τῶν ὀστέων μου, καὶ σὰρξ ἐκ τῆς σαρκός μου· αὕτη κληθήσεται γυνή, ὅτι ἐκ τοῦ ἀνδρὸς αὐτῆς ἐλήφθη.</text:span><text:span text:style-name="T3765"><text:s/>24</text:span><text:span text:style-name="T3766"> Ἕνεκεν τούτου καταλείψει ἄνθρωπος τὸν πατέρα αὐτοῦ καὶ τὴν μητέρα, καὶ προσκολληθήσεται πρὸς τὴν γυναῖκα αὐτοῦ· καὶ ἔσονται οἱ δύο εἰς σάρκα μίαν.</text:span><text:span text:style-name="T3767"><text:s/>25<text:s/></text:span><text:span text:style-name="T3768">1 Καὶ ἦσαν οἱ δύο γυμνοί, ὅ, τε Ἀδὰμ καὶ ἡ γυνὴ αὐτοῦ, καὶ οὐκ ᾐσχύνοντο. ​</text:span></text:p>
            <text:p text:style-name="P3769">Genesis 3</text:p>
            <text:p text:style-name="P3770"><text:span text:style-name="T3771">1<text:s/></text:span><text:span text:style-name="T3772">2 Ὁ δὲ ὄφις ἦν φρονιμώτατος πάντων τῶν θηρίων τῶν ἐπὶ τῆς γῆς, ὧν ἐποίησε Κς ὁ Θς· καὶ εἶπεν ὁ ὄφις<text:s/></text:span><text:soft-page-break/><text:span text:style-name="T3773">τῇ γυναικὶ, τί ὅτι εἶπεν ὁ Θς, οὐ μὴ φάγητε ἀπὸ παντὸς ξύλου τοῦ παραδείσου;</text:span><text:span text:style-name="T3774"><text:s/>2<text:s/></text:span><text:span text:style-name="T3775">3 Καὶ εἶπεν ἡ γυνὴ τῷ ὄφει, ἀπὸ καρποῦ τοῦ ξύλου τοῦ παραδείσου φαγούμεθα·</text:span><text:span text:style-name="T3776"><text:s/>3<text:s/></text:span><text:span text:style-name="T3777">4 Ἀπὸ δὲ τοῦ καρποῦ τοῦ ξύλου, ὅ ἐστιν ἐν μέσῳ τοῦ παραδείσου, εἶπεν ὁ Θς, οὐ φάγεσθε ἀπ’ αὐτοῦ, οὐδὲ μὴ ἅψησθε αὐτοῦ, ἵνα μὴ ἀποθάνητε.</text:span><text:span text:style-name="T3778"><text:s/>4<text:s/></text:span><text:span text:style-name="T3779">5 Καὶ εἶπεν ὁ ὄφις τῇ γυναικί· οὐ θανάτῳ ἀποθανεῖσθε.</text:span><text:span text:style-name="T3780"><text:s/>5<text:s/></text:span><text:span text:style-name="T3781">6 Ἤδει γὰρ ὁ Θς, ὅτι ᾗ ἂν ἡμέρᾳ φάγητε ἀπ’ αὐτοῦ, διανοιχθήσονται ὑμῶν οἱ ὀφθαλμοὶ, καὶ ἔσεσθε ὡς θεοὶ, γινώσκοντες καλὸν καὶ πονηρόν.</text:span><text:span text:style-name="T3782"><text:s/>6<text:s/></text:span><text:span text:style-name="T3783">7 Καὶ εἶδεν ἡ γυνή, ὅτι καλὸν τὸ ξύλον εἰς βρῶσιν, καὶ ὅτι ἀρεστὸν τοῖς ὀφθαλμοῖς ἰδεῖν, καὶ ὡραῖόν ἐστι τοῦ κατανοῆσαι· καὶ λαβοῦσα ἀπὸ τοῦ καρποῦ αὐτοῦ, ἔφαγε· καὶ ἔδωκε καὶ τῷ ἀνδρὶ αὐτῆς μετ’ αὐτῆς, καὶ ἔφαγον.</text:span><text:span text:style-name="T3784"><text:s/>7<text:s/></text:span><text:span text:style-name="T3785">8 Καὶ διηνοίχθησαν οἱ ὀφθαλμοὶ τῶν δύο, καὶ ἔγνωσαν ὅτι γυμνοὶ ἦσαν· καὶ ἔῤῥαψαν φύλλα συκῆς, καὶ ἐποίησαν ἑαυτοῖς περιζώματα.</text:span><text:span text:style-name="T3786"><text:s/>8<text:s/></text:span><text:span text:style-name="T3787">9 Καὶ ἤκουσαν τῆς φωνῆς Κυ τοῦ Θυ περιπατοῦντος ἐν τῷ παραδείσῳ τὸ δειλινόν· καὶ ἐκρύβησαν ὅ, τε Ἀδὰμ καὶ ἡ γυνὴ αὐτοῦ ἀπὸ προσώπου Κυ τοῦ Θυ ἐν μέσῳ τοῦ ξύλου τοῦ παραδείσου.</text:span><text:span text:style-name="T3788"><text:s/>9<text:s/></text:span><text:span text:style-name="T3789">10 Καὶ ἐκάλεσε Κς ὁ Θς τὸν Ἀδὰμ, καὶ εἶπεν αὐτῷ· Ἀδάμ ποῦ εἶ;</text:span><text:span text:style-name="T3790"><text:s/>10<text:s/></text:span><text:span text:style-name="T3791">11 Καὶ εἶπεν αὐτῷ· τῆς φωνῆς σου ἤκουσα περιπατοῦντος ἐν τῷ παραδείσῳ, καὶ ἐφοβήθην ὅτι γυμνός εἰμι, καὶ ἐκρύβην.</text:span><text:span text:style-name="T3792"><text:s/>11<text:s/></text:span><text:span text:style-name="T3793">12 Καὶ εἶπεν αὐτῷ ὁ Θς, τίς ἀνήγγειλέ σοι ὅτι γυμνὸς εἶ, εἰ μὴ ἀπὸ τοῦ ξύλου, οὗ ἐνετειλάμην σοι τούτου μόνου μὴ φαγεῖν, ἀπ’ αὐτοῦ ἔφαγες;</text:span><text:span text:style-name="T3794"><text:s/>12<text:s/></text:span><text:span text:style-name="T3795">13 Καὶ εἶπεν ὁ Ἀδάμ· ἡ γυνὴ, ἣν ἔδωκας μετ’ ἐμοῦ, αὕτη μοι ἔδωκεν ἀπὸ τοῦ ξύλου, καὶ ἔφαγον.</text:span><text:span text:style-name="T3796"><text:s/>13<text:s/></text:span><text:span text:style-name="T3797">14 Καὶ εἶπε Κς ὁ Θς τῇ γυναικί· τί τοῦτο ἐποίησας; καὶ εἶπεν ἡ γυνή, ὁ ὄφις ἠπάτησέ με, καὶ ἔφαγον. ​</text:span><text:span text:style-name="T3798"><text:s/>14<text:s/></text:span><text:span text:style-name="T3799">15 Καὶ εἶπε Κς ὁ Θς τῷ ὄφει· ὅτι ἐποίησας τοῦτο, ἐπικατάρατος σὺ ἀπὸ πάντων τῶν κτηνῶν, καὶ ἀπὸ πάντων τῶν θηρίων τῶν ἐπὶ τῆς γῆς· ἐπὶ τῷ στήθει σου καὶ τῇ κοιλίᾳ πορεύσῃ, καὶ γῆν φαγῇ πάσας τὰς ἡμέρας τῆς ζωῆς σου.</text:span><text:span text:style-name="T3800"><text:s/>15<text:s/></text:span><text:span text:style-name="T3801">16 Καὶ ἔχθραν θήσω ἀνὰ μέσον σοῦ καὶ ἀνὰ μέσον τῆς γυναικὸς, καὶ ἀνὰ μέσον τοῦ σπέρματός σου, καὶ ἀνὰ μέσον τοῦ σπέρματος αὐτῆς· αὐτός σου τηρήσει κεφαλὴν, καὶ σὺ τηρήσεις αὐτοῦ πτέρναν.</text:span><text:span text:style-name="T3802"><text:s/>16<text:s/></text:span><text:span text:style-name="T3803">17 Καὶ τῇ γυναικὶ εἶπε· πληθύνων πληθυνῶ τὰς λύπας σου, καὶ τὸν στεναγμόν σου· ἐν λύπαις τέξῃ τέκνα, καὶ πρὸς τὸν ἄνδρα σου ἡ ἀποστροφή σου· καὶ αὐτός σου κυριεύσει.</text:span><text:span text:style-name="T3804"><text:s/>17<text:s/></text:span><text:span text:style-name="T3805">18 Τῷ δὲ Ἀδὰμ εἶπεν· ὅτι ἤκουσας τῆς φωνῆς τῆς γυναικός σου, καὶ ἔφαγες ἀπὸ τοῦ ξύλου, οὗ ἐνετειλάμην σοι τούτου μόνου μὴ φαγεῖν, ἀπ’ αὐτοῦ ἔφαγες, ἐπικατάρατος ἡ γῆ ἐν τοῖς ἔργοις σου· ἐν λύπαις φαγῇ αὐτὴν πάσας τὰς ἡμέρας τῆς ζωῆς σου.</text:span><text:span text:style-name="T3806"><text:s/>18<text:s/></text:span><text:span text:style-name="T3807">19 Ἀκάνθας καὶ τριβόλους ἀνατελεῖ σοι, καὶ φαγῇ τὸν χόρτον τοῦ ἀγροῦ.</text:span><text:span text:style-name="T3808"><text:s/>19<text:s/></text:span><text:span text:style-name="T3809">20 Ἐν ἱδρῶτι τοῦ προσώπου σου φαγῇ τὸν ἄρτον σου, ἕως τοῦ ἀποστρέψαι σε εἰς τὴν γῆν ἐξ ἧς ἐλήφθης· ὅτι γῆ εἶ, καὶ εἰς γῆν ἀπελεύσῃ.</text:span><text:span text:style-name="T3810"><text:s/>20<text:s/></text:span><text:span text:style-name="T3811">21 Καὶ ἐκάλεσεν Ἀδὰμ τὸ ὄνομα τῆς γυναικὸς αὐτοῦ Ζωὴ, ὅτι μήτηρ πάντων τῶν ζώντων.</text:span><text:span text:style-name="T3812"><text:s/>21<text:s/></text:span><text:span text:style-name="T3813">22 Καὶ ἐποίησε Κς ὁ Θς τῷ Ἀδὰμ, καὶ τῇ γυναικὶ αὐτοῦ χιτῶνας δερματίνους, καὶ ἐνέδυσεν αὐτούς. ​</text:span><text:span text:style-name="T3814"><text:s/>22<text:s/></text:span><text:span text:style-name="T3815">23 Καὶ εἶπεν ὁ Θς, ἰδοὺ Ἀδὰμ γέγονεν ὡς εἷς ἐξ ἡμῶν, τοῦ γινώσκειν καλὸν καὶ πονηρόν· καὶ νῦν μή ποτε ἐκτείνῃ τὴν χεῖρα αὐτοῦ, καὶ λάβῃ ἀπὸ τοῦ ξύλου τῆς ζωῆς καὶ φάγῃ, καὶ ζήσεται εἰς τὸν αἰῶνα.</text:span><text:span text:style-name="T3816"><text:s/>23<text:s/></text:span><text:span text:style-name="T3817">24 Καὶ ἐξαπέστειλεν αὐτὸν Κς ὁ Θς ἐκ τοῦ παραδείσου τῆς τρυφῆς, ἐργάζεσθαι τὴν γῆν ἐξ ἧς ἐλήφθη.</text:span><text:span text:style-name="T3818"><text:s/>24<text:s/></text:span><text:span text:style-name="T3819">25 Καὶ ἐξέβαλε τὸν Ἀδὰμ, καὶ κατῴκισεν αὐτὸν ἀπέναντι τοῦ παραδείσου τῆς τρυφῆς· καὶ ἔταξε τὰ Χερουβὶμ· καὶ τὴν φλογίνην ῥομφαίαν τὴν στρεφομένην, φυλάσσειν τὴν ὁδὸν τοῦ ξύλου τῆς ζωῆς.</text:span></text:p>
            <text:p text:style-name="P3820">Genesis 4</text:p>
            <text:p text:style-name="P3821"><text:span text:style-name="T3822">1</text:span><text:span text:style-name="T3823"> Ἀδὰμ δὲ ἔγνω Εὔαν τὴν γυναῖκα αὐτοῦ, καὶ συλλαβοῦσα ἔτεκε τὸν Κάϊν· καὶ εἶπεν, ἐκτησάμην ἄνθρωπον διά τοῦ Θυ.</text:span><text:span text:style-name="T3824"><text:s/>2</text:span><text:span text:style-name="T3825"> Καὶ προσέθηκε τεκεῖν τὸν ἀδελφὸν αὐτοῦ τὸν Ἄβελ· καὶ ἐγένετο Ἄβελ ποιμὴν προβάτων, Κάϊν δὲ ἦν ἐργαζόμενος τὴν γῆν.</text:span><text:span text:style-name="T3826"><text:s/>3</text:span><text:span text:style-name="T3827"> Καὶ ἐγένετο μεθ’ ἡμέρας ἤνεγκε Κάϊν ἀπὸ τῶν καρπῶν τῆς γῆς θυσίαν τῷ Κω.</text:span><text:span text:style-name="T3828"><text:s/>4</text:span><text:span text:style-name="T3829"> Καὶ Ἄβελ ἤνεγκε καὶ αὐτὸς ἀπὸ τῶν πρωτοτόκων τῶν προβάτων αὐτοῦ, καὶ ἀπὸ τῶν στεάτων αὐτῶν· καὶ ἐπεῖδεν ὁ Θς ἐπί Ἄβελ, καὶ ἐπὶ τοῖς δώροις αὐτοῦ.</text:span><text:span text:style-name="T3830"><text:s/>5</text:span><text:span text:style-name="T3831"> ἐπὶ δὲ Κάϊν, καὶ ἐπὶ ταῖς θυσίαις αὐτοῦ, οὐ προσέσχε· καὶ ἐλυπήθη Κάϊν λίαν, καὶ συνέπεσε τῷ προσώπῳ αὐτοῦ.</text:span><text:span text:style-name="T3832"><text:s/>6</text:span><text:span text:style-name="T3833"> Καὶ εἶπε Κς ὁ Θς τῷ Κάϊν, ἵνα τί περίλυπος ἐγένου, καὶ ἵνα τί συνέπεσε τὸ πρόσωπόν σου;</text:span><text:span text:style-name="T3834"><text:s/>7</text:span><text:span text:style-name="T3835"> Οὐκ ἐὰν ὀρθῶς προσενέγκῃς, ὀρθῶς δὲ μὴ διέλῃς, ἥμαρτες; ἡσύχασον· πρὸς σὲ ἡ ἀποστροφὴ αὐτοῦ, καὶ σὺ ἄρξεις αὐτοῦ. ​</text:span><text:span text:style-name="T3836"><text:s/>8</text:span><text:span text:style-name="T3837"> Καὶ εἶπε Κάϊν πρὸς Ἄβελ τὸν ἀδελφὸν αὐτοῦ, διέλθωμεν εἰς τὸ πεδίον· καὶ ἐγένετο ἐν τῷ εἶναι αὐτοὺς ἐν τῷ πεδίῳ, ἀνέστη Κάϊν ἐπὶ Ἄβελ τὸν ἀδελφὸν αὐτοῦ, καὶ ἀπέκτεινεν αὐτόν.</text:span><text:span text:style-name="T3838"><text:s/>9</text:span><text:span text:style-name="T3839"> Καὶ εἶπε Κς ὁ Θς πρὸς Κάϊν· ποῦ ἔστιν Ἄβελ ὁ ἀδελφός σου; καὶ εἶπεν, οὐ γινώσκω· μὴ φύλαξ τοῦ ἀδελφοῦ μου εἰμὶ ἐγώ;</text:span><text:span text:style-name="T3840"><text:s/>10</text:span><text:span text:style-name="T3841"> Καί εἶπε Κς, τί πεποίηκας; φωνὴ αἵματος τοῦ ἀδελφοῦ σου βοᾷ πρός με ἐκ τῆς γῆς.</text:span><text:span text:style-name="T3842"><text:s/>11</text:span><text:span text:style-name="T3843"> Καὶ νῦν ἐπικατάρατος σὺ ἀπὸ τῆς γῆς, ἣ ἔχανε τὸ στόμα αὐτῆς δέξασθαι τὸ αἷμα τοῦ ἀδελφοῦ σου ἐκ τῆς χειρός σου.</text:span><text:span text:style-name="T3844"><text:s/>12</text:span><text:span text:style-name="T3845"> Ὅτε ἐργᾷ τὴν γῆν, καὶ οὐ προσθήσει τὴν ἰσχὺν αὐτῆς δοῦναί σοι· στένων καὶ τρέμων ἔσῃ ἐπὶ τῆς γῆς.</text:span><text:span text:style-name="T3846"><text:s/>13</text:span><text:span text:style-name="T3847"> Καὶ εἶπε Κάϊν πρὸς Κν τὸν Θν, μείζων ἡ αἰτία μου τοῦ ἀφεθῆναί με.</text:span><text:span text:style-name="T3848"><text:s/>14</text:span><text:span text:style-name="T3849"> Εἰ ἐκβάλλεις με σήμερον ἀπὸ προσώπου τῆς γῆς, καὶ ἀπὸ τοῦ προσώπου σου κρυβήσομαι, καὶ ἔσομαι στένων καὶ τρέμων ἐπὶ τῆς γῆς, καὶ ἔσται πᾶς ὁ εὑρίσκων με, ἀποκτενεῖ με.</text:span><text:span text:style-name="T3850"><text:s/>15</text:span><text:span text:style-name="T3851"> Καὶ εἶπεν αὐτῷ Κς ὁ Θς, οὐχ οὕτω· πᾶς ὁ ἀποκτείνας Κάϊν, ἑπτὰ ἐκδικούμενα παραλύσει. Καὶ ἔθετο Κς ὁ Θς σημεῖον τῷ Κάϊν, τοῦ μὴ ἀνελεῖν αὐτὸν πάντα τὸν εὑρίσκοντα αὐτόν.</text:span><text:span text:style-name="T3852"><text:s/>16</text:span><text:span text:style-name="T3853"> Ἐξῆλθε δὲ Κάϊν ἀπὸ προσώπου τοῦ Θυ, καὶ ᾤκησεν ἐν γῇ Ναὶδ κατέναντι Ἐδέμ. ​</text:span><text:span text:style-name="T3854"><text:s/>17</text:span><text:span text:style-name="T3855"> Καὶ ἔγνω Κάϊν τὴν γυναῖκα αὐτοῦ· καὶ συλλαβοῦσα ἔτεκε τὸν Ἐνώχ. Καὶ ἦν οἰκοδομῶν πόλιν· καὶ ἐπωνόμασε τὴν πόλιν ἐπὶ τῷ ὀνόματι τοῦ υἱοῦ αὐτοῦ, Ἐνώχ.</text:span><text:span text:style-name="T3856"><text:s/>18</text:span><text:span text:style-name="T3857"> Ἐγεννήθη δὲ τῷ Ἐνὼχ Γαϊδάδ· καὶ Γαϊδὰδ ἐγέννησε τὸν Μαλελεήλ· καὶ Μαλελεὴλ ἐγέννησε τὸν Μαθουσάλα· καὶ Μαθουσάλα ἐγέννησε τὸν Λάμεχ. ​</text:span><text:span text:style-name="T3858"><text:s/>19</text:span><text:span text:style-name="T3859"> Καὶ ἔλαβεν ἑαυτῷ Λάμεχ δύο γυναῖκας· ὄνομα τῇ μιᾷ, Ἀδά· καὶ ὄνομα τῇ δευτέρᾳ, Σελλά.</text:span><text:span text:style-name="T3860"><text:s/>20</text:span><text:span text:style-name="T3861"> Καὶ ἔτεκεν Ἀδὰ τὸν Ἰωβήλ· οὗτος ἦν πατὴρ οἰκούντων ἐν σκηναῖς κτηνοτρόφων.</text:span><text:span text:style-name="T3862"><text:s/>21</text:span><text:span text:style-name="T3863"> Καὶ ὄνομα τῷ ἀδελφῷ αὐτοῦ, Ἰουβάλ· οὗτος ἦν ὁ καταδείξας ψαλτήριον καὶ κιθάραν.</text:span><text:span text:style-name="T3864"><text:s/>22</text:span><text:span text:style-name="T3865"> Σελλὰ δὲ καὶ αὐτὴ ἔτεκε τὸν Θόβελ· καὶ ἦν σφυροκόπος χαλκεὺς χαλκοῦ καὶ σιδήρου· ἀδελφὴ δὲ Θόβελ, Νοεμά.</text:span><text:span text:style-name="T3866"><text:s/>23</text:span><text:span text:style-name="T3867"> Εἶπε δὲ Λάμεχ ταῖς ἑαυτοῦ γυναιξίν, Ἀδὰ καὶ Σελλά, ἀκούσατέ μου τῆς φωνῆς, γυναῖκες Λάμεχ, ἐνωτίσασθέ μου τοὺς λόγους· ὅτι ἄνδρα ἀπέκτεινα εἰς τραῦμα ἐμοὶ, καὶ νεανίσκον εἰς μώλωπα ἐμοί.</text:span><text:span text:style-name="T3868"><text:s/>24</text:span><text:span text:style-name="T3869"> Ὅτι ἑπτάκις ἐκδεδίκηται ἐκ Κάϊν· ἐκ δὲ Λάμεχ, ἑβδομηκοντάκις ἑπτά. ​</text:span><text:span text:style-name="T3870"><text:s/>25</text:span><text:span text:style-name="T3871"> Ἔγνω δὲ Ἀδὰμ Εὔαν τὴν γυναῖκα αὐτοῦ· καὶ συλλαβοῦσα ἔτεκεν υἱόν· καὶ ἐπωνόμασε τὸ ὄνομα αὐτοῦ Σήθ, λέγουσα, ἐξανέστησε γάρ μοι ὁ Θς σπέρμα ἕτερον ἀντὶ Ἄβελ, ὃν ἀπέκτεινε Κάϊν.</text:span><text:span text:style-name="T3872"><text:s/>26</text:span><text:span text:style-name="T3873"> Καὶ τῷ Σὴθ ἐγένετο υἱός· ἐπωνόμασε δὲ τὸ ὄνομα αὐτοῦ, Ἐνώς· οὗτος ἤλπισεν ἐπικαλεῖσθαι τὸ ὄνομα Κυ τοῦ Θυ.</text:span></text:p>
            <text:p text:style-name="P3874">Genesis 5</text:p>
            <text:p text:style-name="P3875"><text:span text:style-name="T3876">1</text:span><text:span text:style-name="T3877"> Αὕτη ἡ βίβλος γενέσεως ἀνθρώπων· ᾗ ἡμέρᾳ ἐποίησεν ὁ Θς τὸν Ἀδὰμ, κατ’ εἰκόνα Θυ ἐποίησεν αὐτόν.</text:span><text:span text:style-name="T3878"><text:s/>2</text:span><text:span text:style-name="T3879"> Ἄρσεν καὶ θῆλυ ἐποίησεν αὐτούς· καὶ εὐλόγησεν αὐτούς· καὶ ἐπωνόμασε τὸ ὄνομα αὐτοῦ Ἀδὰμ, ᾗ ἡμέρᾳ ἐποίησεν αὐτούς.</text:span><text:span text:style-name="T3880"><text:s/>3</text:span><text:span text:style-name="T3881"> Ἔζησε δὲ Ἀδὰμ τριάκοντα καὶ διακόσια ἔτη, καὶ ἐγέννησε κατὰ τὴν ἰδέαν αὐτοῦ, καὶ κατὰ τὴν εἰκόνα αὐτοῦ, καὶ ἐπωνόμασε τὸ ὄνομα αὐτοῦ, Σήθ.</text:span><text:span text:style-name="T3882"><text:s/>4</text:span><text:span text:style-name="T3883"> Ἐγένοντο δὲ αἱ ἡμέραι Ἀδὰμ, ἃς ἔζησε μετὰ τὸ γεννῆσαι αὐτὸν τὸν Σὴθ, ἔτη ἑπτακόσια· καὶ ἐγέννησεν υἱοὺς καὶ θυγατέρας.</text:span><text:span text:style-name="T3884"><text:s/>5</text:span><text:span text:style-name="T3885"> Καὶ ἐγένοντο πᾶσαι αἱ ἡμέραι Ἀδὰμ, ἃς ἔζησε, τριάκοντα καὶ ἐννακόσια ἔτη· καὶ ἀπέθανεν.</text:span><text:span text:style-name="T3886"><text:s/>6</text:span><text:span text:style-name="T3887"> Ἔζησε δὲ Σὴθ πέντε καὶ διακόσια ἔτη· καὶ ἐγέννησε τὸν Ἐνώς.</text:span><text:span text:style-name="T3888"><text:s/>7</text:span><text:span text:style-name="T3889"> Καὶ ἔζησε Σὴθ μετὰ τὸ γεννῆσαι αὐτὸν τὸν Ἐνὼς, ἑπτὰ ἔτη καὶ ἑπτακόσια· καὶ ἐγέννησεν υἱοὺς καὶ θυγατέρας.</text:span><text:span text:style-name="T3890"><text:s/>8</text:span><text:span text:style-name="T3891"> Καὶ ἐγένοντο πᾶσαι αἱ ἡμέραι Σὴθ δώδεκα καὶ ἐννακόσια ἔτη· καὶ ἀπέθανε.</text:span><text:span text:style-name="T3892"><text:s/>9</text:span><text:span text:style-name="T3893"> Καὶ ἔζησεν Ἐνὼς ἔτη ἑκατὸν ἐννενήκοντα· καὶ ἐγέννησε τὸν Καϊνᾶν.</text:span><text:span text:style-name="T3894"><text:s/>10</text:span><text:span text:style-name="T3895"> Καὶ ἔζησεν Ἐνὼς μετὰ τὸ γεννῆσαι αὐτὸν τὸν Καϊνᾶν, πεντεκαίδεκα ἔτη καὶ ἑπτακόσια· καὶ ἐγέννησεν υἱοὺς καὶ θυγατέρας.</text:span><text:span text:style-name="T3896"><text:s/>11</text:span><text:span text:style-name="T3897"> Καὶ ἐγένοντο πᾶσαι αἱ ἡμέραι Ἐνὼς πέντε ἔτη καὶ ἐννακόσια· καὶ ἀπέθανε.</text:span><text:span text:style-name="T3898"><text:s/>12</text:span><text:span text:style-name="T3899"> Καὶ ἔζησε Καϊνᾶν ἑβδομήκοντα καὶ ἑκατὸν ἔτη· καὶ ἐγέννησε τὸν Μαλελεήλ.</text:span><text:span text:style-name="T3900"><text:s/>13</text:span><text:span text:style-name="T3901"> Καὶ ἔζησε Καϊνᾶν μετὰ τὸ γεννῆσαι αὐτὸν τὸν Μαλελεὴλ, τεσσαράκοντα καὶ ἑπτακόσια ἔτη· καὶ ἐγέννησεν υἱοὺς καὶ θυγατέρας.</text:span><text:span text:style-name="T3902"><text:s/>14</text:span><text:span text:style-name="T3903"> Καὶ ἐγένοντο πᾶσαι αἱ ἡμέρα Καϊνᾶν δέκα ἔτη καὶ ἐννακόσια· καὶ ἀπέθανε. ​</text:span><text:span text:style-name="T3904"><text:s/>15</text:span><text:span text:style-name="T3905"> Καὶ ἔζησε Μαλελεὴλ πέντε καὶ ἑξήκοντα καὶ ἑκατὸν ἔτη· καὶ ἐγέννησε τὸν Ἰάρεδ.</text:span><text:span text:style-name="T3906"><text:s/>16</text:span><text:span text:style-name="T3907"> Καὶ ἔζησε Μαλελεὴλ μετὰ τὸ γεννῆσαι αὐτὸν τὸν Ἰάρεδ, ἔτη τριάκοντα καὶ ἑπτακόσια· καὶ ἐγέννησεν υἱοὺς καὶ θυγατέρας.</text:span><text:span text:style-name="T3908"><text:s/>17</text:span><text:span text:style-name="T3909"> Καὶ ἐγένοντο πᾶσαι αἱ ἡμέραι Μαλελεήλ, ἔτη πέντε καὶ ἐννενήκοντα καὶ ὀκτακόσια· καὶ ἀπέθανε.</text:span><text:span text:style-name="T3910"><text:s/>18</text:span><text:span text:style-name="T3911"> Καὶ ἔζησεν Ἰάρεδ δύο καὶ ἑξήκοντα ἔτη καὶ ἑκατὸν· καὶ ἐγέννησε τὸν Ἐνώχ.</text:span><text:span text:style-name="T3912"><text:s/>19</text:span><text:span text:style-name="T3913"> Καὶ ἔζησεν Ἰάρεδ μετὰ τὸ γεννῆσαι αὐτὸν τὸν Ἐνὼχ, ὀκτακόσια ἔτη· καὶ ἐγέννησεν υἱοὺς καὶ θυγατέρας.</text:span><text:span text:style-name="T3914"><text:s/>20</text:span><text:span text:style-name="T3915"> Καὶ ἐγένοντο πᾶσαι αἱ ἡμέραι Ἰάρεδ, δύο καὶ ἑξήκοντα καὶ ἐννακόσια ἔτη· καὶ ἀπέθανε.</text:span><text:span text:style-name="T3916"><text:s/>21</text:span><text:span text:style-name="T3917"> Καὶ ἔζησεν Ἐνὼχ πέντε καὶ ἑξήκοντα καὶ ἑκατὸν ἔτη· καὶ ἐγέννησε τὸν Μαθουσάλα.</text:span><text:span text:style-name="T3918"><text:s/>22</text:span><text:span text:style-name="T3919"> Εὐηρέστησε δὲ Ἐνὼχ τῷ Θω μετὰ τὸ γεννῆσαι αὐτὸν τὸν Μαθουσάλα, διακόσια ἔτη· καὶ ἐγέννησεν υἱοὺς καὶ θυγατέρας.</text:span><text:span text:style-name="T3920"><text:s/>23</text:span><text:span text:style-name="T3921"> Καὶ ἐγένοντο πᾶσαι αἱ ἡμέραι Ἐνὼχ, πέντε καὶ ἑξήκοντα καὶ τριακόσια ἔτη.</text:span><text:span text:style-name="T3922"><text:s/>24</text:span><text:span text:style-name="T3923"> Καὶ εὐηρέστησεν Ἐνὼχ τῷ Θω· καὶ οὐχ εὑρίσκετο, ὅτι μετέθηκεν αὐτὸν ὁ Θς.</text:span><text:span text:style-name="T3924"><text:s/>25</text:span><text:span text:style-name="T3925"> Καὶ ἔζησε Μαθουσάλα ἑπτὰ ἔτη καὶ ἑξήκοντα καὶ ἑκατόν· καὶ ἐγέννησε τὸν Λάμεχ.</text:span><text:span text:style-name="T3926"><text:s/>26</text:span><text:span text:style-name="T3927"> Καὶ ἔζησε Μαθουσάλα μετὰ τὸ γεννῆσαι αὐτὸν τὸν Λάμεχ, δύο καὶ ὀκτακόσια ἔτη· καὶ ἐγέννησεν υἱοὺς καὶ θυγατέρας.</text:span><text:span text:style-name="T3928"><text:s/>27</text:span><text:span text:style-name="T3929"> Καὶ ἐγένοντο πᾶσαι αἱ ἡμέραι Μαθουσάλα, ἃς ἔζησεν, ἐννέα καὶ ἑξήκοντα καὶ ἐννακόσια ἔτη· καὶ ἀπέθανε.</text:span><text:span text:style-name="T3930"><text:s/>28</text:span><text:span text:style-name="T3931"> Καὶ ἔζησε Λάμεχ ὀκτὼ καὶ ὀγδοήκοντα καὶ ἑκατὸν ἔτη· καὶ ἐγέννησεν υἱόν.</text:span><text:span text:style-name="T3932"><text:s/>29</text:span><text:span text:style-name="T3933"> Καὶ ἐπωνόμασε τὸ ὄνομα αὐτοῦ Νῶε λέγων, οὗτος διαναπαύσει ἡμᾶς ἀπὸ τῶν ἔργων ἡμῶν, καὶ ἀπὸ τῶν λυπῶν τῶν χειρῶν ἡμῶν, καὶ ἀπὸ τῆς γῆς, ἧς κατηράσατο Κς ὁ Θς.</text:span><text:span text:style-name="T3934"><text:s/>30</text:span><text:span text:style-name="T3935"> Καὶ ἔζησε Λάμεχ μετὰ τὸ γεννῆσαι αὐτὸν τὸν Νῶε, πεντακόσια καὶ ἑξήκοντα καὶ πέντε ἔτη· καὶ ἐγέννησεν υἱοὺς καὶ θυγατέρας.</text:span><text:span text:style-name="T3936"><text:s/>31</text:span><text:span text:style-name="T3937"> Καὶ ἐγένοντο πᾶσαι αἱ ἡμέραι Λάμεχ ἑπτακόσια καὶ πεντήκοντα τρία ἔτη· καὶ ἀπέθανε.</text:span><text:span text:style-name="T3938"><text:s/>32<text:s/></text:span><text:span text:style-name="T3939">1 Καὶ ἦν Νῶε ἐτῶν πεντακοσίων· καὶ ἐγέννησε τρεῖς υἱοὺς, τὸν Σὴμ, τὸν Χὰμ, τὸν Ἰάφεθ.</text:span></text:p>
            <text:p text:style-name="P3940">Genesis 6</text:p>
            <text:p text:style-name="P3941"><text:span text:style-name="T3942">1<text:s/></text:span><text:span text:style-name="T3943">2 Καὶ ἐγένετο ἡνίκα ἤρξαντο οἱ ἄνθρωποι πολλοὶ γίνεσθαι ἐπὶ τῆς γῆς, καὶ θυγατέρες ἐγεννήθησαν αὐτοῖς.</text:span><text:span text:style-name="T3944"><text:s/>2<text:s/></text:span><text:span text:style-name="T3945">3 Ἰδόντες δὲ υἱοὶ τοῦ Θυ τὰς θυγατέρας τῶν ἀνθρώπων, ὅτι καλαί εἰσιν, ἔλαβον ἑαυτοῖς γυναῖκας ἀπὸ πασῶν, ὧν ἐξελέξαντο.</text:span><text:span text:style-name="T3946"><text:s/>3<text:s/></text:span><text:span text:style-name="T3947">4 Καὶ εἶπε Κς ὁ Θς, οὐ μὴ καταμείνῃ τὸ πνεῦμά μου ἐν τοῖς ἀνθρώποις τούτοις εἰς τὸν αἰῶνα, διὰ τὸ εἶναι αὐτοὺς σάρκας· ἔσονται δὲ αἱ ἡμέραι αὐτῶν ἑκατὸν εἴκοσιν ἔτη.</text:span><text:span text:style-name="T3948"><text:s/>4<text:s/></text:span><text:span text:style-name="T3949">5 Οἱ δὲ γίγαντες ἦσαν ἐπὶ τῆς γῆς ἐν ταῖς ἡμέραις ἐκείναις, καὶ μετ’ ἐκεῖνο, ὡς ἂν εἰσεπορεύοντο οἱ υἱοὶ τοῦ Θυ πρὸς τὰς θυγατέρας τῶν ἀνθρώπων, καὶ ἐγεννῶσαν αὐτοῖς· ἐκεῖνοι ἦσαν οἱ γίγαντες οἱ ἀπ’ αἰῶνος, οἱ ἄνθρωποι οἱ ὀνομαστοί. ​</text:span><text:span text:style-name="T3950"><text:s/>5<text:s/></text:span><text:span text:style-name="T3951">6 Ἰδὼν δὲ Κς ὁ Θς, ὅτι ἐπληθύνθησαν αἱ κακίαι τῶν ἀνθρώπων ἐπὶ τῆς γῆς, καὶ πᾶς τις διανοεῖται ἐν τῇ καρδίᾳ αὐτοῦ ἐπιμελῶς ἐπὶ τὰ πονηρὰ πάσας τὰς ἡμέρας.</text:span><text:span text:style-name="T3952"><text:s/>6<text:s/></text:span><text:span text:style-name="T3953">7 Καὶ ἐνεθυμήθη ὁ Θς, ὅτι ἐποίησε τὸν ἄνθρωπον ἐπὶ τῆς γῆς, καὶ διενοήθη.</text:span><text:span text:style-name="T3954"><text:s/>7<text:s/></text:span><text:span text:style-name="T3955">8 Καὶ εἶπεν ὁ Θς, ἀπαλείψω τὸν ἄνθρωπον, ὃν ἐποίησα, ἀπὸ προσώπου τῆς γῆς, ἀπὸ ἀνθρώπου ἕως κτήνους, καὶ ἀπὸ ἑρπετῶν ἕως πετεινῶν τοῦ οὐρανοῦ· ὅτι ἐνεθυμήθην, ὅτι ἐποίησα αὐτούς.</text:span><text:span text:style-name="T3956"><text:s/>8<text:s/></text:span><text:span text:style-name="T3957">9 Νῶε δὲ εὗρε χάριν ἐναντίον Κυ τοῦ Θυ.</text:span><text:span text:style-name="T3958"><text:s/>9<text:s/></text:span><text:span text:style-name="T3959">10 Αὗται δὲ αἱ γενέσεις Νῶε. Νῶε ἄνθρωπος δίκαιος, τέλειος ὢν ἐν τῇ γενεᾷ αὐτοῦ, τῷ Θω εὐηρέστησε Νῶε.</text:span><text:span text:style-name="T3960"><text:s/>10<text:s/></text:span><text:span text:style-name="T3961">11 Ἐγέννησε δὲ Νῶε τρεῖς υἱούς, τὸν Σὴμ, τὸν Χὰμ, τὸν Ἰάφεθ.</text:span><text:span text:style-name="T3962"><text:s/>11<text:s/></text:span><text:span text:style-name="T3963">12 Ἐφθάρη δὲ ἡ γῆ ἐναντίον τοῦ Θυ, καὶ ἐπλήσθη ἡ γῆ ἀδικίας.</text:span><text:span text:style-name="T3964"><text:s/>12<text:s/></text:span><text:span text:style-name="T3965">13 Καὶ εἶδε Κς ὁ Θς τὴν γῆν, καὶ ἦν κατεφθαρμένη· ὅτι κατέφθειρε πᾶσα σὰρξ τὴν ὁδὸν αὐτοῦ ἐπὶ τῆς γῆς.</text:span><text:span text:style-name="T3966"><text:s/>13<text:s/></text:span><text:span text:style-name="T3967">14 Καὶ εἶπε Κς ὁ Θς τῷ Νῶε, καιρὸς παντὸς ἀνθρώπου ἥκει ἐναντίον μου, ὅτι ἐπλήσθη ἡ γῆ ἀδικίας ἀπ’ αὐτῶν· καὶ ἰδοὺ ἐγὼ καταφθείρω αὐτοὺς καὶ τὴν γῆν. ​</text:span><text:span text:style-name="T3968"><text:s/>14<text:s/></text:span><text:span text:style-name="T3969">15 Ποίησον οὖν σεαυτῷ κιβωτὸν ἐκ ξύλων τετραγώνων· νοσσιὰς ποιήσεις τὴν κιβωτόν· καὶ ἀσφαλτώσεις αὐτὴν ἔσωθεν καὶ ἔξωθεν τῇ ἀσφάλτῳ.</text:span><text:span text:style-name="T3970"><text:s/>15<text:s/></text:span><text:span text:style-name="T3971">16 Καὶ οὕτω ποιήσεις τὴν κιβωτόν· τριακοσίων πήχεων τὸ μῆκος τῆς κιβωτοῦ, καὶ πεντήκοντα πήχεων τὸ πλάτος, καὶ τριάκοντα πήχεων τὸ ὕψος αὐτῆς.</text:span><text:span text:style-name="T3972"><text:s/>16<text:s/></text:span><text:span text:style-name="T3973">17 Ἐπισυνάγων ποιήσεις τὴν κιβωτὸν, καὶ εἰς πῆχυν συντελέσεις αὐτὴν ἄνωθεν· τὴν δὲ θύραν τῆς κιβωτοῦ ποιήσεις ἐκ πλαγίων· κατάγαια διώροφα καὶ τριώροφα ποιήσεις αὐτήν.</text:span><text:span text:style-name="T3974"><text:s/>17<text:s/></text:span><text:span text:style-name="T3975">18 Ἐγὼ δὲ ἰδοὺ ἐπάγω τὸν κατακλυσμὸν, ὕδωρ ἐπὶ τὴν γῆν, καταφθεῖραι πᾶσαν σάρκα, ἐν ᾗ ἐστι πνεῦμα ζωῆς ὑποκάτω τοῦ οὐρανοῦ· καὶ ὅσα ἂν ᾖ ἐπὶ τῆς γῆς, τελευτήσει. ​</text:span><text:span text:style-name="T3976"><text:s/>18<text:s/></text:span><text:span text:style-name="T3977">19 Καὶ στήσω τὴν διαθήκην μου μετά σοῦ· εἰσελεύσῃ δὲ εἰς τὴν κιβωτὸν σὺ, καὶ οἱ υἱοί σου, καὶ ἡ γυνή σου, καὶ αἱ γυναῖκες τῶν υἱῶν σου μετά σοῦ.</text:span><text:span text:style-name="T3978"><text:s/>19<text:s/></text:span><text:span text:style-name="T3979">20 Καὶ ἀπὸ πάντων τῶν κτηνῶν, καὶ ἀπὸ πάντων τῶν ἑρπετῶν, καὶ ἀπὸ πάντων τῶν θηρίων, καὶ ἀπὸ πάσης σαρκὸς δύο δύο ἀπὸ πάντων εἰσάξεις εἰς τὴν κιβωτὸν, ἵνα τρέφῃς μετὰ σεαυτοῦ· ἄρσεν καὶ θῆλυ ἔσονται.</text:span><text:span text:style-name="T3980"><text:s/>20<text:s/></text:span><text:span text:style-name="T3981">21 Ἀπὸ πάντων τῶν ὀρνέων τῶν πετεινῶν κατὰ γένος, καὶ ἀπὸ πάντων τῶν κτηνῶν κατὰ γένος, καὶ ἀπὸ πάντων τῶν ἑρπετῶν τῶν ἑρπόντων ἐπὶ τῆς γῆς κατὰ γένος αὐτῶν, δύο δύο ἀπὸ πάντων εἰσελεύσονται πρὸς σὲ τρέφεσθαι μετά σοῦ, ἄρσεν καὶ θῆλυ.</text:span><text:span text:style-name="T3982"><text:s/>21<text:s/></text:span><text:span text:style-name="T3983">22 Σὺ δὲ λήψῃ σεαυτῷ ἀπὸ πάντων τῶν βρωμάτων ἃ ἔδεσθε, καὶ συνάξεις πρὸς σεαυτὸν, καὶ ἔσται σοι καὶ ἐκείνοις φαγεῖν.</text:span><text:span text:style-name="T3984"><text:s/>22<text:s/></text:span><text:span text:style-name="T3985">23 Καὶ ἐποίησε Νῶε πάντα ὅσα ἐνετείλατο αὐτῷ Κς ὁ Θς, οὕτως ἐποίησε.</text:span></text:p>
            <text:p text:style-name="P3986">Genesis 7</text:p>
            <text:p text:style-name="P3987"><text:span text:style-name="T3988">1</text:span><text:span text:style-name="T3989"> Καὶ εἶπε Κς ὁ Θς πρὸς Νῶε, εἴσελθε σὺ καὶ πᾶς ὁ οἶκός σου εἰς τὴν κιβωτὸν, ὅτι σὲ εἶδον δίκαιον ἐναντίον μου ἐν τῇ γενεᾷ ταύτῃ.</text:span><text:span text:style-name="T3990"><text:s/>2</text:span><text:span text:style-name="T3991"> Ἀπὸ δὲ τῶν κτηνῶν τῶν καθαρῶν εἰσάγαγε πρὸς σὲ ἑπτὰ ἑπτὰ ἄρσεν καὶ θῆλυ, ἀπὸ δὲ τῶν κτηνῶν τῶν μὴ καθαρῶν δύο δύο ἄρσεν καὶ θῆλυ.</text:span><text:span text:style-name="T3992"><text:s/>3</text:span><text:span text:style-name="T3993"> Καὶ ἀπὸ τῶν πετεινῶν τοῦ οὐρανοῦ τῶν καθαρῶν ἑπτὰ ἑπτά ἄρσεν καὶ θῆλυ, καὶ ἀπὸ πάντων τῶν πετεινῶν τῶν μὴ καθαρῶν δύο δύο ἄρσεν καὶ θῆλυ, διαθρέψαι σπέρμα ἐπί πᾶσαν τὴν γῆν.</text:span><text:span text:style-name="T3994"><text:s/>4</text:span><text:span text:style-name="T3995"> Ἔτι γὰρ ἡμερῶν ἑπτὰ ἐγὼ ἐπάγω ὑετὸν ἐπὶ τὴν γῆν, τεσσαράκοντα ἡμέρας καὶ τεσσαράκοντα νύκτας· καὶ ἐξαλείψω πᾶν τὸ ἀνάστημα, ὃ ἐποίησα ἀπὸ προσώπου πάσης τῆς γῆς.</text:span><text:span text:style-name="T3996"><text:s/>5</text:span><text:span text:style-name="T3997"> Καὶ ἐποίησε Νῶε πάντα, ὅσα ἐνετείλατο αὐτῷ Κς ὁ Θς.</text:span><text:span text:style-name="T3998"><text:s/>6</text:span><text:span text:style-name="T3999"> Νῶε δὲ ἦν ἐτῶν ἑξακοσίων, καὶ ὁ κατακλυσμὸς τοῦ ὕδατος ἐγένετο ἐπὶ τῆς γῆς.</text:span><text:span text:style-name="T4000"><text:s/>7</text:span><text:span text:style-name="T4001"> Εἰσῆλθε δὲ Νῶε καὶ οἱ υἱοὶ αὐτοῦ, καὶ ἡ γυνὴ αὐτοῦ, καὶ αἱ γυναῖκες τῶν υἱῶν αὐτοῦ μετ’ αὐτοῦ εἰς τὴν κιβωτὸν, διὰ τὸ ὕδωρ τοῦ κατατακλυσμοῦ.</text:span><text:span text:style-name="T4002"><text:s/>8</text:span><text:span text:style-name="T4003"> Καὶ ἀπὸ τῶν πετεινῶν τῶν καθαρῶν, καὶ ἀπὸ τῶν πετεινῶν τῶν μὴ καθαρῶν, καὶ ἀπὸ τῶν κτηνῶν τῶν καθαρῶν, καὶ ἀπὸ τῶν κτηνῶν τῶν μὴ καθαρῶν, καὶ ἀπὸ πάντων τῶν ἑρπόντων ἐπὶ τῆς γῆς,</text:span><text:span text:style-name="T4004"><text:s/>9</text:span><text:span text:style-name="T4005"> δύο δύο εἰσῆλθον πρὸς Νῶε εἰς τὴν κιβωτὸν ἄρσεν καὶ θῆλυ, καθὰ ἐνετείλατο ὁ Θς τῷ Νῶε.</text:span><text:span text:style-name="T4006"><text:s/>10</text:span><text:span text:style-name="T4007"> Καὶ ἐγένετο μετὰ τὰς ἑπτὰ ἡμέρας, καὶ τὸ ὕδωρ τοῦ κατακλυσμοῦ ἐγένετο ἐπὶ τῆς γῆς.</text:span><text:span text:style-name="T4008"><text:s/>11</text:span><text:span text:style-name="T4009"> Ἐν τῷ ἑξακοσιοστῷ ἔτει ἐν τῇ ζωῇ τοῦ Νῶε, τοῦ δευτέρου μηνός, ἑβδόμῃ καὶ εἰκάδι τοῦ μηνός, τῇ ἡμέρᾳ ταύτῃ ἐῤῥάγησαν πᾶσαι αἱ πηγαὶ τῆς ἀβύσσου, καὶ οἱ καταῤῥάκται τοῦ οὐρανοῦ ἠνεῴχθησαν.</text:span><text:span text:style-name="T4010"><text:s/>12</text:span><text:span text:style-name="T4011"> Καὶ ἐγένετο ὁ ὑετὸς ἐπὶ τῆς γῆς τεσσαράκοντα ἡμέρας καὶ τεσσαράκοντα νύκτας.</text:span><text:span text:style-name="T4012"><text:s/>13</text:span><text:span text:style-name="T4013"> Ἐν τῇ ἡμέρᾳ ταύτῃ εἰσῆλθε Νῶε, Σήμ, Χὰμ, Ἰάφεθ, οἱ υἱοὶ Νῶε, καὶ ἡ γυνὴ Νῶε, καὶ αἱ τρεῖς γυναῖκες τῶν υἱῶν αὐτοῦ μετ’ αὐτοῦ, εἰς τὴν κιβωτόν.</text:span><text:span text:style-name="T4014"><text:s/>14</text:span><text:span text:style-name="T4015"> Καὶ πάντα τὰ θηρία κατὰ γένος, καὶ πάντα τὰ κτήνη κατὰ γένος, καὶ πᾶν ἑρπετὸν κινούμενον ἐπὶ τῆς γῆς κατὰ γένος, καὶ πᾶν ὄρνεον πετεινὸν κατὰ γένος αὐτοῦ,</text:span><text:span text:style-name="T4016"><text:s/>15</text:span><text:span text:style-name="T4017"> εἰσῆλθον πρὸς Νῶε εἰς τὴν κιβωτὸν, δύο δύο ἄρσεν καὶ θῆλυ ἀπὸ πάσης σαρκός, ἐν ᾧ ἐστι πνεῦμα ζωῆς.</text:span><text:span text:style-name="T4018"><text:s/>16</text:span><text:span text:style-name="T4019"> Καὶ τὰ εἰσπορευόμενα ἄρσεν καὶ θῆλυ ἀπὸ πάσης σαρκὸς εἰσῆλθε, καθὰ ἐνετείλατο ὁ Θς τῷ Νῶε· καὶ ἔκλεισε Κς ὁ Θς τὴν κιβωτὸν ἔξωθεν αὐτοῦ. ​</text:span><text:span text:style-name="T4020"><text:s/>17</text:span><text:span text:style-name="T4021"> Καὶ ἐγένετο ὁ κατακλυσμὸς τεσσαράκοντα ἡμέρας καὶ τεσσαράκοντα νύκτας ἐπὶ τῆς γῆς· καὶ ἐπεπληθύνθη τὸ ὕδωρ· καὶ ἐπῆρε τὴν κιβωτὸν, καὶ ὑψώθη ἀπὸ τῆς γῆς.</text:span><text:span text:style-name="T4022"><text:s/>18</text:span><text:span text:style-name="T4023"> Καὶ ἐπεκράτει τὸ ὕδωρ, καὶ ἐπληθύνετο σφόδρα ἐπὶ τῆς γῆς· καί ἐπεφέρετο ἡ κιβωτὸς ἐπάνω τοῦ ὕδατος.</text:span><text:span text:style-name="T4024"><text:s/>19</text:span><text:span text:style-name="T4025"> Τὸ δὲ ὕδωρ ἐπεκράτει σφόδρα σφόδρα ἐπὶ τῆς γῆς· καὶ ἐκάλυψε πάντα τὰ ὄρη τὰ ὑψηλά, ἃ ἦν ὑποκάτω τοῦ οὐρανοῦ.</text:span><text:span text:style-name="T4026"><text:s/>20</text:span><text:span text:style-name="T4027"> Πεντεκαίδεκα πήχεις ὑπεράνω ὑψώθη τὸ ὕδωρ· καὶ ἐπεκάλυψε πάντα τὰ ὄρη τὰ ὑψηλά.</text:span><text:span text:style-name="T4028"><text:s/>21</text:span><text:span text:style-name="T4029"> Καὶ ἀπέθανε πᾶσα σὰρξ κινουμένη ἐπὶ τῆς γῆς τῶν πετεινῶν, καὶ τῶν κτηνῶν, καὶ τὼν θηρίων· καὶ πᾶν ἑρπετὸν κινούμενον ἐπὶ τῆς γῆς, καὶ πᾶς ἄνθρωπος.</text:span><text:span text:style-name="T4030"><text:s/>22</text:span><text:span text:style-name="T4031"> Καὶ πάντα ὅσα ἔχει πνοὴν ζωῆς, καὶ πᾶν ὃ ἦν ἐπὶ τῆς ξηρᾶς, ἀπέθανε.</text:span><text:span text:style-name="T4032"><text:s/>23</text:span><text:span text:style-name="T4033"> Καὶ ἐξήλειψε πᾶν τὸ ἀνάστημα, ὃ ἦν ἐπί προσώπου τῆς γῆς, ἀπὸ ἀνθρώπου ἕως κτήνους, καὶ ἑρπετῶν, καὶ τῶν πετεινῶν τοῦ οὐρανοῦ· καὶ ἐξηλείφθησαν ἀπὸ τῆς γῆς· καὶ κατελείφθη μόνος Νῶε, καὶ οἱ μετ’ αὐτοῦ ἐν τῇ κιβωτῷ.</text:span><text:span text:style-name="T4034"><text:s/>24</text:span><text:span text:style-name="T4035"> Καὶ ὑψώθη τὸ ὕδωρ ἐπὶ τῆς γῆς ἡμέρας ἑκατὸν πεντήκοντα.</text:span></text:p>
            <text:p text:style-name="P4036">Genesis 8</text:p>
            <text:p text:style-name="P4037"><text:span text:style-name="T4038">1</text:span><text:span text:style-name="T4039"> Καὶ ἀνεμνήσθη ὁ Θς τοῦ Νῶε, καὶ πάντων τῶν θηρίων, καὶ πάντων τῶν κτηνῶν, καὶ πάντων τῶν πετεινῶν, καὶ πάντων τῶν ἑρπετῶν τῶν ἑρπόντων, ὅσα ἦν μετ’ αὐτοῦ ἐν τῇ κιβωτῷ· καὶ ἐπήγαγεν ὁ Θς πνεῦμα ἐπὶ τὴν γῆν, καὶ ἐκόπασε τὸ ὕδωρ,</text:span><text:span text:style-name="T4040"><text:s/>2</text:span><text:span text:style-name="T4041"> καὶ ἐπεκαλύφθησαν αἱ πηγαὶ τῆς ἀβύσσου, καὶ οἱ καταῤῥάκται τοῦ οὐρανοῦ, καὶ συνεσχέθη ὁ ὑετὸς ἀπὸ τοῦ οὐρανοῦ.</text:span><text:span text:style-name="T4042"><text:s/>3</text:span><text:span text:style-name="T4043"> Καὶ ἐνεδίδου τὸ ὕδωρ πορευόμενον ἀπὸ τῆς γῆς· καὶ ἠλαττονοῦτο τὸ ὕδωρ μετὰ πεντήκοντα καὶ ἑκατὸν ἡμέρας.</text:span><text:span text:style-name="T4044"><text:s/>4<text:s/></text:span><text:span text:style-name="T4045">Καὶ ἐκάθισεν ἡ κιβωτὸς ἐν μηνὶ τῷ ἑβδόμῳ, ἑβδόμῃ καὶ εἰκάδι τοῦ μηνός, ἐπὶ τὰ ὄρη τὰ Ἀραράτ.</text:span><text:span text:style-name="T4046"><text:s/>5<text:s/></text:span><text:span text:style-name="T4047">4 Τὸ δὲ ὕδωρ ἠλαττονοῦτο ἕως τοῦ δεκάτου μηνός· 5 καὶ ἐν τῷ δεκάτῳ μηνί, τῇ πρώτῃ τοῦ μηνὸς, ὤφθησαν αἱ κεφαλαὶ τῶν ὀρέων.</text:span><text:span text:style-name="T4048"><text:s/>6</text:span><text:span text:style-name="T4049"> Καὶ ἐγένετο μετὰ τεσσαράκοντα ἡμέρας ἠνέῳξε Νῶε τὴν θυρίδα τῆς κιβωτοῦ, ἣν ἐποίησε.</text:span><text:span text:style-name="T4050"><text:s/>7</text:span><text:span text:style-name="T4051"> Καὶ ἀπέστειλε τὸν κόρακα· καὶ ἐξελθὼν, οὐκ ἀνέστρεψεν ἕως τοῦ ξηρανθῆναι τὸ ὕδωρ ἀπὸ τῆς γῆς.</text:span><text:span text:style-name="T4052"><text:s/>8</text:span><text:span text:style-name="T4053"> Καὶ ἀπέστειλε τὴν περιστερὰν ὀπίσω αὐτοῦ, ἰδεῖν, εἰ κεκόπακε τὸ ὕδωρ ἀπὸ τῆς γῆς.</text:span><text:span text:style-name="T4054"><text:s/>9</text:span><text:span text:style-name="T4055"> Καὶ οὐχ εὑροῦσα ἡ περιστερὰ ἀνάπαυσιν τοῖς ποσὶν αὐτῆς, ἀνέστρεψε πρὸς αὐτὸν εἰς τὴν κιβωτὸν, ὅτι ὕδωρ ἦν ἐπὶ πᾶν τὸ πρόσωπον τῆς γῆς· καὶ ἐκτείνας τὴν χεῖρα ἔλαβεν αὐτὴν, καὶ εἰσήγαγεν αὐτὴν πρὸς ἑαυτὸν εἰς τὴν κιβωτόν.</text:span><text:span text:style-name="T4056"><text:s/>10</text:span><text:span text:style-name="T4057"> Καὶ ἐπισχὼν ἔτι ἡμέρας ἑπτὰ ἑτέρας, πάλιν ἐξαπέστειλε τὴν περιστερὰν ἐκ τῆς κιβωτοῦ.</text:span><text:span text:style-name="T4058"><text:s/>11</text:span><text:span text:style-name="T4059"> Καὶ ἀνέστρεψε πρὸς αὐτὸν ἡ περιστερὰ τὸ πρὸς ἑσπέραν· καὶ εἶχε φύλλον ἐλαίας κάρφος ἐν τῷ στόματι αὐτῆς· καὶ ἔγνω Νῶε, ὅτι κεκόπακε τὸ ὕδωρ ἀπὸ τῆς γῆς.</text:span><text:span text:style-name="T4060"><text:s/>12</text:span><text:span text:style-name="T4061"> Καὶ ἐπισχὼν ἔτι ἡμέρας ἑπτὰ ἑτέρας, πάλιν ἐξαπέστειλε τὴν περιστερὰν, καὶ οὑ προσέθετο τοῦ ἐπιστρέψαι πρὸς αὐτὸν ἔτι.</text:span><text:span text:style-name="T4062"><text:s/>13</text:span><text:span text:style-name="T4063"> Καὶ ἐγένετο ἐν τῷ ἑνὶ καὶ ἑξακοσιοστῷ ἔτει ἐν τῇ ζωῇ τοῦ Νῶε, τοῦ πρώτου μηνός, μιᾷ τοῦ μηνός, ἐξέλιπε τὸ ὕδωρ ἀπὸ τῆς γῆς. Καὶ ἀπεκάλυψε Νῶε τὴν στέγην τῆς κιβωτοῦ, ἣν ἐποίησε· καὶ εἶδεν ὅτι ἐξέλιπε τὸ ὕδωρ ἀπὸ προσώπου τῆς γῆς.</text:span><text:span text:style-name="T4064"><text:s/>14</text:span><text:span text:style-name="T4065"> Ἐν δὲ τῷ δευτέρῳ μηνὶ ἐξηράνθη ἡ γῆ, ἑβδόμῃ καὶ εἰκάδι τοῦ μηνός. ​</text:span><text:span text:style-name="T4066"><text:s/>15</text:span><text:span text:style-name="T4067"> Καὶ εἶπε Κς ὁ Θς πρὸς Νῶε, λέγων,</text:span><text:span text:style-name="T4068"><text:s/>16</text:span><text:span text:style-name="T4069"> ἔξελθε ἐκ τῆς κιβωτοῦ σὺ, καὶ ἡ γυνή σου, καὶ οἱ υἱοί σου, καὶ αἱ γυναῖκες τῶν υἱῶν σου μετὰ σοῦ,</text:span><text:span text:style-name="T4070"><text:s/>17</text:span><text:span text:style-name="T4071"> Καὶ πάντα τὰ θηρία ὅσα ἐστὶ μετὰ σοῦ, καὶ πᾶσα σὰρξ ἀπὸ πετεινῶν ἕως κτηνῶν, καὶ πᾶν ἑρπετὸν κινούμενον ἐπὶ τῆς γῆς, ἐξάγαγε μετὰ σεαυτοῦ, καὶ αὐξάνεσθε καὶ πληθύνεσθε ἐπὶ τῆς γῆς.</text:span><text:span text:style-name="T4072"><text:s/>18</text:span><text:span text:style-name="T4073"> Καὶ ἐξῆλθε Νῶε, καὶ ἡ γυνὴ αὐτοῦ, καὶ οἱ υἱοὶ αὐτοῦ, καὶ αἱ γυναῖκες τῶν υἱῶν αὐτοῦ μετ’ αὐτοῦ·</text:span><text:span text:style-name="T4074"><text:s/>19</text:span><text:span text:style-name="T4075"> Καὶ πάντα τὰ θηρία, καὶ πάντα τὰ κτήνη, καὶ πᾶν πετεινὸν, καὶ πᾶν ἑρπετὸν κινούμενον ἐπὶ τῆς γῆς κατὰ γένος αὐτῶν, ἐξήλθοσαν ἐκ τῆς κιβωτοῦ. ​</text:span><text:span text:style-name="T4076"><text:s/>20</text:span><text:span text:style-name="T4077"> Καὶ ᾠκοδόμησε Νῶε θυσιαστήριον τῷ Κω· καὶ ἔλαβεν ἀπὸ πάντων τῶν κτηνῶν τῶν καθαρῶν, καὶ ἀπὸ πάντων τῶν πετεινῶν τῶν καθαρῶν καὶ ἀνήνεγκεν εἰς ὁλοκάρπωσιν ἐπὶ τὸ θυσιαστήριον.</text:span><text:span text:style-name="T4078"><text:s/>21</text:span><text:span text:style-name="T4079"> Καὶ ὠσφράνθη Κς ὁ Θς ὀσμὴν εὐωδίας. Καὶ εἶπε Κς ὁ Θς διανοηθεὶς, οὐ προσθήτω ἔτι καταράσασθαι τὴν γῆν διὰ τὰ ἔργα τῶν ἀνθρώπων· ὅτι ἔγκειται ἡ διάνοια τοῦ ἀνθρώπου ἐπιμελῶς ἐπὶ τὰ πονηρὰ ἐκ νεότητος αὐτοῦ· οὐ προσθήσω οὖν ἔτι πατάξαι πᾶσαν σάρκα ζῶσαν, καθὼς ἐποίησα.</text:span><text:span text:style-name="T4080"><text:s/>22</text:span><text:span text:style-name="T4081"> Πάσας τὰς ἡμέρας τῆς γῆς, σπέρμα καὶ θερισμός, ψῦχος καὶ καῦμα, θέρος καὶ ἔαρ, ἡμέραν καὶ νύκτα, οὐ καταπαύσουσι.</text:span></text:p>
            <text:p text:style-name="P4082">Genesis 9</text:p>
            <text:p text:style-name="P4083"><text:span text:style-name="T4084">1</text:span><text:span text:style-name="T4085"> Καὶ εὐλόγησεν ὁ Θς τὸν Νῶε, καὶ τοὺς υἱοὺς αὐτοῦ· καὶ εἶπεν αὐτοῖς· αὐξάνεσθε καὶ πληθύνεσθε, καὶ πληρώσατε τὴν γῆν, καὶ κατακυριεύσατε αὐτῆς.</text:span><text:span text:style-name="T4086"><text:s/>2</text:span><text:span text:style-name="T4087"> Καὶ ὁ τρόμος, καὶ ὁ φόβος ὑμῶν, ἔσται ἐπὶ πᾶσι τοῖς θηρίοις τῆς γῆς, ἐπὶ πάντα τὰ πετεινὰ τοῦ οὐρανοῦ, καὶ ἐπὶ πάντα τὰ κινούμενα ἐπὶ τῆς γῆς, καὶ ἐπὶ πάντας τοὺς ἰχθύας τῆς θαλάσσης· ὑπὸ χεῖρας ὑμῖν δέδωκα.</text:span><text:span text:style-name="T4088"><text:s/>3</text:span><text:span text:style-name="T4089"> Καὶ πᾶν ἑρπετὸν, ὅ ἐστι ζῶν, ὑμῖν ἔσται εἰς βρῶσιν· ὡς λάχανα χόρτου δέδωκα ὑμῖν τὰ πάντα.</text:span><text:span text:style-name="T4090"><text:s/>4</text:span><text:span text:style-name="T4091"> Πλὴν κρέας ἐν αἵματι ψυχῆς οὐ φάγεσθε.</text:span><text:span text:style-name="T4092"><text:s/>5</text:span><text:span text:style-name="T4093"> Καὶ γὰρ τὸ ὑμέτερον αἷμα τῶν ψυχῶν ὑμῶν ἐκ χειρὸς πάντων τῶν θηρίων ἐκζητήσω αὐτό· καὶ ἐκ χειρὸς ἀνθρώπου ἀδελφοῦ ἐκζητήσω τὴν ψυχὴν τοῦ ἀνθρώπου.</text:span><text:span text:style-name="T4094"><text:s/>6</text:span><text:span text:style-name="T4095"> Ὁ ἐκχέων αἷμα ἀνθρώπου, ἀντὶ τοῦ αἵματος αὐτοῦ ἐκχυθήσεται, ὅτι ἐν εἰκόνι Θυ ἐποίησα τὸν ἄνθρωπον.</text:span><text:span text:style-name="T4096"><text:s/>7</text:span><text:span text:style-name="T4097"> Ὑμεῖς δὲ αὐξάνεσθε, καὶ πληθύνεσθε, καὶ πληρώσατε τὴν γῆν, καὶ κατακυριεύσατε αὐτῆς. ​</text:span><text:span text:style-name="T4098"><text:s/>8</text:span><text:span text:style-name="T4099"> Καὶ εἶπεν ὁ Θς τῷ Νῷε καὶ τοῖς υἱοῖς αὐτοῦ μετ’ αὐτοῦ, λέγων,</text:span><text:span text:style-name="T4100"><text:s/>9</text:span><text:span text:style-name="T4101"> καὶ ἰδοὺ ἐγὼ ἀνίστημι τὴν διαθήκην μου ὑμῖν, καὶ τῷ σπέρματι ὑμῶν μεθ’ ὑμᾶς,</text:span><text:span text:style-name="T4102"><text:s/>10</text:span><text:span text:style-name="T4103"> καὶ πάσῃ ψυχῇ ζώσῃ μεθ’ ὑμῶν, ἀπὸ ὀρνέων, καὶ ἀπὸ κτηνῶν· καὶ πᾶσι τοῖς θηρίοις τῆς γῆς, ὅσα ἐστὶ μεθ’ ὑμῶν ἀπὸ πάντων τῶν ἐξελθόντων ἐκ τῆς κιβωτοῦ.</text:span><text:span text:style-name="T4104"><text:s/>11</text:span><text:span text:style-name="T4105"> Καὶ στήσω τὴν διαθήκην μου πρὸς ὑμᾶς· καὶ οὐκ ἀποθανεῖται πᾶσα σὰρξ ἔτι ἀπὸ τοῦ ὕδατος τοῦ κατακλυσμοῦ· καὶ οὐκ ἔτι ἔσται κατακλυσμὸς ὕδατος, καταφθεῖραι πᾶσαν τὴν γῆν.</text:span><text:span text:style-name="T4106"><text:s/>12</text:span><text:span text:style-name="T4107"> Καὶ εἶπε Κς ὁ Θς πρὸς Νῶε· τοῦτο τὸ σημεῖον τῆς διαθήκης, ὃ ἐγὼ δίδωμι ἀνὰ μέσον ἐμοῦ καὶ ὑμῶν, καὶ ἀνὰ μέσον πάσης ψυχῆς ζώσης, ἥ ἐστι μεθ’ ὑμῶν εἰς γενεὰς αἰωνίους.</text:span><text:span text:style-name="T4108"><text:s/>13</text:span><text:span text:style-name="T4109"> Τὸ τόξον μου τίθημι ἐν τῇ νεφέλῃ, καὶ ἔσται εἰς σημεῖον διαθήκης ἀνὰ μέσον ἐμοῦ καὶ τῆς γῆς.</text:span><text:span text:style-name="T4110"><text:s/>14</text:span><text:span text:style-name="T4111"> Καὶ ἔσται ἐν τῷ συννεφεῖν με νεφέλας ἐπὶ τὴν γῆν, ὀφθήσεται τὸ τόξον ἐν τῇ νεφέλῃ.</text:span><text:span text:style-name="T4112"><text:s/>15</text:span><text:span text:style-name="T4113"> Καὶ μνησθήσομαι τῆς διαθήκης μου, ἥ ἐστιν ἀνὰ μέσον ἐμοῦ καὶ ὑμῶν, καὶ ἀνὰ μέσον πάσης ψυχῆς ζώσης ἐν πάσῃ σαρκί· καὶ οὐκ ἔσται ἔτι τὸ ὕδωρ εἰς κατακλυσμὸν, ὥστε ἐξαλεῖψαι πᾶσαν σάρκα.</text:span><text:span text:style-name="T4114"><text:s/>16</text:span><text:span text:style-name="T4115"> Καὶ ἔσται τὸ τόξον μου ἐν τῇ νεφέλῃ· καὶ ὄψομαι τοῦ μνησθῆναι διαθήκην αἰώνιον ἀνὰ μέσον ἐμοῦ καὶ τῆς γῆς, καὶ ἀνὰ μέσον ψυχῆς ζώσης ἐν πᾶσῃ σαρκί, ἥ ἐστιν ἐπὶ τῆς γῆς.</text:span><text:span text:style-name="T4116"><text:s/>17</text:span><text:span text:style-name="T4117"> Καὶ εἶπεν ὁ Θς τῷ Νῶε, τοῦτο τὸ σημεῖον τῆς διαθήκης, ἧς διεθέμην ἀνὰ μέσον ἐμοῦ, καὶ ἀνὰ μέσον πάσης σαρκὸς, ἥ ἐστιν ἐπὶ τῆς γῆς. ​</text:span><text:span text:style-name="T4118"><text:s/>18</text:span><text:span text:style-name="T4119"> Ἦσαν δὲ οἱ υἱοὶ Νῶε, οἱ ἐξελθόντες ἐκ τῆς κιβωτοῦ, Σὴμ, Χὰμ, Ἰάφεθ. Χὰμ δὲ ἦν πατὴρ Χαναάν.</text:span><text:span text:style-name="T4120"><text:s/>19</text:span><text:span text:style-name="T4121"> Τρεῖς οὗτοί εἰσιν υἱοὶ Νῶε· ἀπὸ τούτων διεσπάρησαν ἐπὶ πᾶσαν τὴν γῆν.</text:span><text:span text:style-name="T4122"><text:s/>20</text:span><text:span text:style-name="T4123"> Καὶ ἤρξατο Νῶε ἄνθρωπος γεωργὸς γῆς, καὶ ἐφύτευσεν ἀμπελῶνα.</text:span><text:span text:style-name="T4124"><text:s/>21</text:span><text:span text:style-name="T4125"> Καὶ ἔπιεν ἐκ τοῦ οἴνου, καὶ ἐμεθύσθη, καὶ ἐγυμνώθη ἐν τῷ οἴκῳ αὐτοῦ.</text:span><text:span text:style-name="T4126"><text:s/>22</text:span><text:span text:style-name="T4127"> Καὶ εἶδε Χὰμ ὁ πατὴρ Χαναὰν τὴν γύμνωσιν τοῦ πατρὸς αὐτοῦ, καὶ ἐξελθὼν ἀνήγγειλε τοῖς δυσὶν ἀδελφοῖς αὐτοῦ ἔξω.</text:span><text:span text:style-name="T4128"><text:s/>23</text:span><text:span text:style-name="T4129"> Καὶ λαβόντες Σὴμ καὶ Ἰάφεθ τὸ ἱμάτιον, ἐπέθεντο ἐπὶ τὰ δύο νῶτα αὐτῶν, καὶ ἐπορεύθησαν ὀπισθοφανῶς, καὶ συνεκάλυψαν τὴν γύμνωσιν τοῦ πατρὸς αὐτῶν· καὶ τὸ πρόσωπον αὐτῶν ὀπισθοφανῶς, καὶ τὴν γύμνωσιν τοῦ πατρὸς αὐτῶν οὐκ εἶδον.</text:span><text:span text:style-name="T4130"><text:s/>24</text:span><text:span text:style-name="T4131"> Ἐξένηψε δὲ Νῶε ἀπὸ τοῦ οἴνου, καὶ ἔγνω ὅσα ἐποίησεν αὐτῷ ὁ υἱὸς αὐτοῦ ὁ νεώτερος.</text:span><text:span text:style-name="T4132"><text:s/>25</text:span><text:span text:style-name="T4133"> καὶ εἶπεν, ἐπικατάρατος Χαναάν παῖς· οἰκέτης ἔσται τοῖς ἀδελφοῖς αὐτοῦ.</text:span><text:span text:style-name="T4134"><text:s/>26</text:span><text:span text:style-name="T4135"> Καὶ εἶπεν, εὐλογητὸς Κς ὁ Θς τοῦ Σήμ· καὶ ἔσται Χαναὰν παῖς οἰκέτης αὐτοῦ.</text:span><text:span text:style-name="T4136"><text:s/>27</text:span><text:span text:style-name="T4137"> Πλατύναι ὁ Θς τῷ Ἰάφεθ, καὶ κατοικησάτω ἐν τοῖς οἴκοις τοῦ Σήμ· καὶ γενηθήτω Χαναὰν παῖς αὐτοῦ. ​</text:span><text:span text:style-name="T4138"><text:s/>28</text:span><text:span text:style-name="T4139"> Ἔζησε δὲ Νῶε μετὰ τὸν κατακλυσμὸν ἔτη τριακόσια πεντήκοντα.</text:span><text:span text:style-name="T4140"><text:s/>29</text:span><text:span text:style-name="T4141"> Καὶ ἐγένοντο πᾶσαι αἱ ἡμέραι Νῶε ἐννακόσια πεντήκοντα ἔτη· καὶ ἀπέθανεν.</text:span></text:p>
            <text:p text:style-name="P4142">Genesis 10</text:p>
            <text:p text:style-name="P4143"><text:span text:style-name="T4144">1</text:span><text:span text:style-name="T4145"> Αὗται δὲ αἱ γενέσεις τῶν υἱῶν Νῶε, Σὴμ, Χὰμ, Ἰάφεθ· καὶ ἐγεννήθησαν αὐτοῖς υἱοὶ μετὰ τὸν κατακλυσμόν. ​</text:span><text:span text:style-name="T4146"><text:s/>2</text:span><text:span text:style-name="T4147"> Υἱοὶ Ἰάφεθ, Γαμὲρ, καὶ Μαγὼγ, καὶ Μαδοὶ, καὶ Ἰωύαν, καὶ Ἐλισὰ, καὶ Θοβὲλ, καὶ Μοσὸχ, καὶ Θείρας.</text:span><text:span text:style-name="T4148"><text:s/>3</text:span><text:span text:style-name="T4149"> Καὶ υἱοὶ Γαμὲρ, Ἀσχανὰζ, καὶ Ῥιφὰθ, καὶ Θοργαμά.</text:span><text:span text:style-name="T4150"><text:s/>4</text:span><text:span text:style-name="T4151"> Καὶ υἱοὶ Ἰωύαν, Ἐλισὰ, καὶ Θάρσεις, Κήτιοι, Ῥόδὶοι.</text:span><text:span text:style-name="T4152"><text:s/>5</text:span><text:span text:style-name="T4153"> Ἐκ τούτων ἀφωρίσθησαν νῆσοι τῶν ἐθνῶν ἐν τῇ γῇ αὐτῶν· ἕκαστος κατὰ γλῶσσαν ἐν ταῖς φυλαῖς αὐτῶν, καὶ ἐν τοῖς ἔθνεσιν αὐτῶν. ​</text:span><text:span text:style-name="T4154"><text:s/>6</text:span><text:span text:style-name="T4155"> Υἱοὶ δὲ Χὰμ, Χοὺς, καὶ Μερσαῒν, Φοὺδ, καὶ Χαναάν.</text:span><text:span text:style-name="T4156"><text:s/>7</text:span><text:span text:style-name="T4157"> Υἱοὶ δὲ Χούς, Σαβὰ, καὶ Εὐϊλὰ, καὶ Σαβαθὰ, καὶ Ῥεγμὰ, καὶ Σαβαθακά· υἱοὶ δὲ Ῥεγμὰ, Σαβὰ, καὶ Δαδάν.</text:span><text:span text:style-name="T4158"><text:s/>8</text:span><text:span text:style-name="T4159"> Χοὺς δὲ ἐγέννησε τὸν Νεβρώδ· οὗτος ἤρξατο εἶναι γίγας ἐπὶ τῆς γῆς.</text:span><text:span text:style-name="T4160"><text:s/>9</text:span><text:span text:style-name="T4161"> Οὗτος ἦν γίγας κυνηγὸς ἐναντίον Κυ τοῦ Θυ· διὰ τοῦτο ἐροῦσιν, ὡς Νεβρὼδ γίγας κυνηγὸς ἐναντίον Κυ.</text:span><text:span text:style-name="T4162"><text:s/>10</text:span><text:span text:style-name="T4163"> Καὶ ἐγένετο ἀρχὴ τῆς βασιλείας αὐτοῦ Βαβυλὼν, καὶ Ὀρὲχ, καὶ Ἀρχὰδ, καὶ Χαλάννη, ἐν τῇ γῇ Σεναάρ.</text:span><text:span text:style-name="T4164"><text:s/>11</text:span><text:span text:style-name="T4165"> Ἐκ τῆς γῆς ἐκείνης ἐξῆλθεν Ἀσσούρ· καὶ ᾠκοδόμησε τὴν Νινευῒ, καὶ τὴν Ῥοωβὼθ πόλιν, καὶ τὴν Χαλὰχ,</text:span><text:span text:style-name="T4166"><text:s/>12</text:span><text:span text:style-name="T4167"> καὶ τὴν Δασὴ ἀνὰ μέσον Νινευῒ, καὶ ἀνὰ μέσον Χαλάχ· αὕτη ἡ πόλις μεγάλη.</text:span><text:span text:style-name="T4168"><text:s/>13</text:span><text:span text:style-name="T4169"> Καὶ Μεσραῒν ἐγέννησε τοὺς Λουδιεὶμ, καὶ τοὺς Νεφθαλιεὶμ, καὶ τοὺς Ἐνεμετιεὶμ, καὶ τοὺς Λαβιεὶμ, καὶ τοὺς Πατροσωνιεὶμ,</text:span><text:span text:style-name="T4170"><text:s/>14</text:span><text:span text:style-name="T4171"> καὶ τοὺς Χασλωνιεὶμ, ὅθεν ἐξῆλθε Φυλιστιεὶμ, καὶ τοὺς Γαφθοριείμ.</text:span><text:span text:style-name="T4172"><text:s/>15</text:span><text:span text:style-name="T4173"> Χαναὰν δὲ ἐγέννησε τὸν Σιδῶνα πρωτότοκον αὐτοῦ,</text:span><text:span text:style-name="T4174"><text:s/>16</text:span><text:span text:style-name="T4175"> καὶ τὸν Χετταῖον, καὶ τὸν Ἰεβουσαῖον, καὶ τὸν Ἀμοῤῥαῖον, καὶ τὸν Γεργεσαῖον, καὶ τὸν Εὐαῖον, καὶ τὸν Ἀρουκαῖον,</text:span><text:span text:style-name="T4176"><text:s/>17</text:span><text:span text:style-name="T4177"> καὶ τὸν Ἀσενναῖον, καὶ τὸν Ἀράδιον, καὶ τὸν Σαμαραῖον, καὶ τὸν Ἀμαθί.</text:span><text:span text:style-name="T4178"><text:s/>18</text:span><text:span text:style-name="T4179"> Καὶ μετὰ τοῦτο διεσπάρησαν αἱ φυλαὶ τῶν Χαναναίων.</text:span><text:span text:style-name="T4180"><text:s/>19</text:span><text:span text:style-name="T4181"> Καὶ ἐγένετο τὰ ὅραι τῶν Χαναναίων ἀπὸ Σιδῶνος ἕως ἐλθεῖν εἰς Γεραρὰ καὶ Γαζὰν, ἕως ἐλθεῖν ἕως Σοδόμων καὶ Γομόῤῥας, Ἀδαμὰ καὶ Σεβωῒμ ἕως Δασά.</text:span><text:span text:style-name="T4182"><text:s/>20</text:span><text:span text:style-name="T4183"> Οὗτοι υἱοὶ Χὰμ, ἐν ταῖς φυλαῖς αὐτῶν, κατὰ γλώσσας αὐτῶν, ἐν ταῖς χώραις αὐτῶν, καὶ ἐν τοῖς ἔθνεσιν αὐτῶν. ​</text:span><text:span text:style-name="T4184"><text:s/>21</text:span><text:span text:style-name="T4185"> Καὶ τῷ Σὴμ ἐγεννήθη καὶ αὐτῷ πατρὶ πάντων τῶν υἱῶν Ἕβερ, ἀδελφῷ Ἰάφεθ τοῦ μείζονος.</text:span><text:span text:style-name="T4186"><text:s/>22</text:span><text:span text:style-name="T4187"> Υἱοὶ Σὴμ, Ἐλὰμ, καὶ Ἀσσοὺρ, καὶ Ἀρφαξὰδ, καὶ Λοὺδ, καὶ Ἀρὰμ, καὶ Καϊνᾶν.</text:span><text:span text:style-name="T4188"><text:s/>23</text:span><text:span text:style-name="T4189"> Καὶ υἱοὶ Ἀρὰμ, Οὒζ, καί Οὒλ, καὶ Γατὲρ, καὶ Μοσόχ.</text:span><text:span text:style-name="T4190"><text:s/>24</text:span><text:span text:style-name="T4191"> Καὶ Ἀρφαξὰδ ἐγέννησε τὸν Καϊνᾶν, καὶ Καϊνᾶν ἐγέννησε τὸν Σαλά· Σαλὰ δὲ ἐγέννησε τὸν Ἕβερ.</text:span><text:span text:style-name="T4192"><text:s/>25</text:span><text:span text:style-name="T4193"> Καὶ τῷ Ἕβερ ἐγεννήθησαν δύο υἱοί· ὄνομα τῷ ἑνὶ, Φαλὲγ, ὅτι ἐν ταῖς ἡμέραις αὐτοῦ διεμερίσθη ἡ γῆ· καὶ ὄνομα τῷ ἀδελφῷ αὐτοῦ Ἰεκτάν.</text:span><text:span text:style-name="T4194"><text:s/>26</text:span><text:span text:style-name="T4195"> Ἰεκτὰν δὲ ἐγέννησε τὸν Ἐλμωδὰδ, καὶ Σαλὲθ, καὶ τὸν Σαρμὼθ, καὶ Ἰαρὰχ, καὶ Ὁδοῤῥὰ καὶ Αἰβὴλ, καὶ Δεκλὰ,</text:span><text:span text:style-name="T4196"><text:s/>27</text:span><text:span text:style-name="T4197"> καὶ Εὐὰλ, καὶ Ἀβιμαὲλ, καὶ Σαβὰ,</text:span><text:span text:style-name="T4198"><text:s/>28</text:span><text:span text:style-name="T4199"> καὶ Οὐφεὶρ, καὶ Εὐεϊλὰ, καὶ Ἰωβάβ·</text:span><text:span text:style-name="T4200"><text:s/>29</text:span><text:span text:style-name="T4201"> πάντες οὗτοι υἱοὶ Ἰεκτάν.</text:span><text:span text:style-name="T4202"><text:s/>30</text:span><text:span text:style-name="T4203"> Καὶ ἐγένετο ἡ κατοίκησις αὐτῶν, ἀπὸ Μασσῆ ἕως ἐλθεῖν εἰς Σαφηρὰ ὄρος ἀνατολῶν.</text:span><text:span text:style-name="T4204"><text:s/>31</text:span><text:span text:style-name="T4205"> Οὗτοι υἱοὶ Σὴμ, ἐν ταῖς φυλαῖς αὐτῶν, κατὰ γλώσσας αὐτῶν, ἐν ταῖς χώραις αὐτῶν, καὶ ἐν τοῖς ἔθνεσιν αὐτῶν.</text:span><text:span text:style-name="T4206"><text:s/>32</text:span><text:span text:style-name="T4207"> Αὗται αἱ φυλαὶ υἱῶν Νῶε κατὰ γενέσεις αὐτῶν, κατὰ ἔθνη αὐτῶν· ἀπὸ τούτων διεσπάρησαν νῆσοι τῶν ἐθνῶν ἐπὶ τῆς γῆς μετὰ τὸν κατακλυσμόν.</text:span></text:p>
            <text:p text:style-name="P4208">Genesis 11</text:p>
            <text:p text:style-name="P4209"><text:span text:style-name="T4210">1</text:span><text:span text:style-name="T4211"> Καὶ ἦν πᾶσα ἡ γῆ χεῖλος ἕν, καὶ φωνὴ μία πᾶσι.</text:span><text:span text:style-name="T4212"><text:s/>2</text:span><text:span text:style-name="T4213"> Καὶ ἐγένετο ἐν τῷ κινῆσαι αὐτοὺς ἀπὸ ἀνατολῶν, εὗρον πεδίον ἐν γῇ Σεναὰρ, καὶ κατῴκησαν ἐκεῖ.</text:span><text:span text:style-name="T4214"><text:s/>3</text:span><text:span text:style-name="T4215"> Καὶ εἶπεν ἄνθρωπος τῷ πλησίον αὐτοῦ, δεῦτε πλινθεύσωμεν πλίνθους, καὶ ὀπτήσωμεν αὐτὰς πυρί· Καὶ ἐγένετο αὐτοῖς ἡ πλίνθος εἰς λίθον, καὶ ἄσφαλτος ἦν αὐτοῖς ὁ πηλός.</text:span><text:span text:style-name="T4216"><text:s/>4</text:span><text:span text:style-name="T4217"> Καὶ εἶπαν, δεῦτε οἰκοδομήσωμεν ἑαυτοῖς πόλιν καὶ πύργον, οὗ ἔσται ἡ κεφαλὴ ἕως τοῦ οὐρανοῦ, καὶ ποιήσωμεν ἑαυτοῖς ὄνομα, πρὸ τοῦ διασπαρῆναι ἡμᾶς ἐπὶ προσώπου πάσης τῆς γῆς.</text:span><text:span text:style-name="T4218"><text:s/>5</text:span><text:span text:style-name="T4219"> Καὶ κατέβη Κς ἰδεῖν τὴν πόλιν καὶ τὸν πύργον, ὃν ᾠκοδόμησαν οἱ υἱοὶ τῶν ἀνθρώπων.</text:span><text:span text:style-name="T4220"><text:s/>6</text:span><text:span text:style-name="T4221"> Καὶ εἶπε Κς, ἰδοὺ γένος ἓν, καὶ χεῖλος ἓν πάντων, καὶ τοῦτο ἤρξαντο ποιῆσαι, καὶ νῦν οὐκ ἐκλείψει ἀπ’ αὐτῶν πάντα ὅσα ἂν ἐπιθῶνται ποιεῖν.</text:span><text:span text:style-name="T4222"><text:s/>7</text:span><text:span text:style-name="T4223"> Δεῦτε, καὶ καταβάντες συγχέωμεν αὐτῶν ἐκεῖ τὴν γλῶσσαν, ἵνα μὴ ἀκούσωσιν ἕκαστος τὴν φωνὴν τοῦ πλησίον.</text:span><text:span text:style-name="T4224"><text:s/>8</text:span><text:span text:style-name="T4225"> Καὶ διέσπειρεν αὐτοὺς Κς ἐκεῖθεν ἐπὶ πρόσωπον πάσης τῆς γῆς· καὶ ἐπαύσαντο οἰκοδομοῦντες τὴν πόλιν καὶ τὸν πύργον.</text:span><text:span text:style-name="T4226"><text:s/>9</text:span><text:span text:style-name="T4227"> Διὰ τοῦτο ἐκλήθη τὸ ὄνομα αὐτῆς, Σύγχυσις, ὅτι ἐκεῖ συνέχεε Κς τὰ χείλη πάσης τῆς γῆς, καὶ ἐκεῖθεν διέσπειρεν αὐτοὺς Κς ἐπὶ πρόσωπον πάσης τῆς γῆς. ​</text:span><text:span text:style-name="T4228"><text:s/>10</text:span><text:span text:style-name="T4229"> Καὶ αὗται αἱ γενέσεις Σήμ· καί ἦν Σὴμ υἱὸς ἑκατὸν ἐτῶν, ὅτε ἐγέννησε τὸν Ἀρφαξὰδ, δευτέρου ἔτους μετὰ τὸν κατακλυσμόν.</text:span><text:span text:style-name="T4230"><text:s/>11</text:span><text:span text:style-name="T4231"> Καὶ ἔζησε Σὴμ, μετὰ τὸ γεννῆσαι αὐτὸν τὸν Ἀρφαξὰδ, ἔτη πεντακόσια, καὶ ἐγέννησεν υἱοὺς καὶ θυγατέρας, καὶ ἀπέθανε.</text:span><text:span text:style-name="T4232"><text:s/>12</text:span><text:span text:style-name="T4233"> Καὶ ἔζησεν Ἀρφαξὰδ ἑκατὸν τριακονταπέντε ἔτη, καὶ ἐγέννησε τὸν Καϊνᾶν.</text:span><text:span text:style-name="T4234"><text:s/>13</text:span><text:span text:style-name="T4235"> Καὶ ἔζησεν Ἀρφαξὰδ, μετὰ τὸ γεννῆσαι αὐτὸν τὸν Καϊνᾶν, ἔτη τετρακόσια, καὶ ἐγέννησεν υἱοὺς καὶ θυγατέρας, καὶ ἀπέθανε. Καὶ ἔζησε Καϊνᾶν ἑκατὸν καὶ τριάκοντα ἔτη, καὶ ἐγέννησε τὸν Σαλά· καὶ ἔζησε Καϊνᾶν, μετὰ τὸ γεννῆσαι αὐτὸν τόν Σαλὰ, ἔτη τριακόσια τριάκοντα, καὶ ἐγέννησεν υἱοὺς καὶ θυγατέρας, καὶ ἀπέθανε.</text:span><text:span text:style-name="T4236"><text:s/>14</text:span><text:span text:style-name="T4237"> Καὶ ἔζησε Σαλὰ ἑκατὸν τριάκοντα ἔτη, καὶ ἐγέννησε τὸν Ἕβερ.</text:span><text:span text:style-name="T4238"><text:s/>15</text:span><text:span text:style-name="T4239"> Καὶ ἔζησε Σαλὰ μετὰ τὸ γεννῆσαι αὐτὸν τὸν Ἕβερ, τριακόσια τριάκοντα ἔτη, καὶ ἐγέννησεν υἱοὺς καὶ θυγατέρας· καὶ ἀπέθανε.</text:span><text:span text:style-name="T4240"><text:s/>16</text:span><text:span text:style-name="T4241"> Καὶ ἔζησεν Ἕβερ ἑκατὸν τριάκοντα τέσσαρα ἔτη, καὶ ἐγέννησε τὸν Φαλέγ.</text:span><text:span text:style-name="T4242"><text:s/>17</text:span><text:span text:style-name="T4243"> Καί ἔζησεν Ἕβερ, μετὰ τὸ γεννῆσαι αὐτὸν τὸν Φαλὲγ, ἔτη διακόσια ἑβδομήκοντα, καὶ ἐγέννησεν υἱοὺς καὶ θυγατέρας, καὶ ἀπέθανε.</text:span><text:span text:style-name="T4244"><text:s/>18</text:span><text:span text:style-name="T4245"> Καὶ ἔζησε Φαλὲγ τριάκοντα καὶ ἑκατὸν ἔτη, καὶ ἐγέννησε τὸν Ῥαγαῦ.</text:span><text:span text:style-name="T4246"><text:s/>19</text:span><text:span text:style-name="T4247"> Καὶ ἔζησε Φαλὲγ, μετὰ τὸ γεννῆσαι αὐτὸν τὸν Ῥαγαῦ, ἐννέα καὶ διακόσια ἔτη, καὶ ἐγέννησεν υἱούς καὶ θυγατέρας, καὶ ἀπέθανε.</text:span><text:span text:style-name="T4248"><text:s/>20</text:span><text:span text:style-name="T4249"> Καὶ ἔζησε Ῥαγαῦ ἑκατὸν τριάκοντα καὶ δύο ἔτη, καὶ ἐγέννησε τὸν Σερούχ.</text:span><text:span text:style-name="T4250"><text:s/>21</text:span><text:span text:style-name="T4251"> Καὶ ἔζησε Ῥαγαῦ, μετὰ τὸ γεννῆσαι αὐτὸν τὸν Σεροὺχ, διακόσια ἑπτὰ ἔτη, καὶ ἐγέννησεν υἱοὺς καὶ θυγατέρας, καὶ ἀπέθανε.</text:span><text:span text:style-name="T4252"><text:s/>22</text:span><text:span text:style-name="T4253"> Καὶ ἔζησε Σεροὺχ ἑκατὸν τριάκοντα ἔτη, καὶ ἐγέννησε τὸν Ναχώρ.</text:span><text:span text:style-name="T4254"><text:s/>23</text:span><text:span text:style-name="T4255"> Καὶ ἔζησε Σερούχ, μετὰ τό γεννῆσαι αὐτὸν τὸν Ναχώρ, ἔτη διακόσια, καὶ ἐγέννησεν υἱοὺς καὶ θυγατέρας, καὶ ἀπέθανε.</text:span><text:span text:style-name="T4256"><text:s/>24</text:span><text:span text:style-name="T4257"> Καὶ ἔζησε Ναχὼρ ἔτη ἑκατὸν ἑβδομήκονταεννέα καὶ ἐγέννησε τὸν Θάῤῥα.</text:span><text:span text:style-name="T4258"><text:s/>25</text:span><text:span text:style-name="T4259"> Καὶ ἔζησε Ναχὼρ, μετὰ τὸ γεννῆσαι αὐτὸν τὸν Θάῤῥα, ἔτη ἑκατὸν εἰκοσιπέντε, καὶ ἐγέννησεν υἱοὺς καὶ θυγατέρας, καὶ ἀπέθανε.</text:span><text:span text:style-name="T4260"><text:s/>26</text:span><text:span text:style-name="T4261"> Καὶ ἔζησε Θάῤῥα ἑβδομήκοντα ἔτη, καὶ ἐγέννησε τὸν Ἅβραμ, καὶ τὸν Ναχὼρ, καὶ τὸν Ἀῤῥάν. ​</text:span><text:span text:style-name="T4262"><text:s/>27</text:span><text:span text:style-name="T4263"> Αὗται δὲ αἱ γενέσεις Θάῤῥα· Θάῤῥα ἐγέννησε τὸν Ἅβραμ, καὶ τὸν Ναχὼρ, καὶ τὸν Ἀῤῥάν, καὶ Ἀῤῥὰν ἐγέννησε τὸν Λώτ.</text:span><text:span text:style-name="T4264"><text:s/>28</text:span><text:span text:style-name="T4265"> Καὶ ἀπέθανεν Ἀῤῥὰν ἐνώπιον Θάῤῥα τοῦ πατρὸς αὐτοῦ ἐν τῇ γῇ ᾗ ἐγεννήθη, ἐν τῇ χώρᾳ τῶν Χαλδαίων.</text:span><text:span text:style-name="T4266"><text:s/>29</text:span><text:span text:style-name="T4267"> Καὶ ἔλαβον Ἅβραμ καὶ Ναχὼρ ἑαυτοῖς γυναῖκας· ὄνομα τῇ γυναικὶ Ἅβραμ, Σάρα, καὶ ὄνομα τῇ γυναικὶ Ναχὼρ, Μελχὰ, θυγάτηρ Ἀῤῥάν· καὶ πατὴρ Μελχὰ, καὶ πατὴρ Ἰεσχά.</text:span><text:span text:style-name="T4268"><text:s/>30</text:span><text:span text:style-name="T4269"> Καὶ ἦν Σάρα στεῖρα, καὶ οὐκ ἐτεκνοποίει.</text:span><text:span text:style-name="T4270"><text:s/>31</text:span><text:span text:style-name="T4271"> Καὶ ἔλαβε Θάῤῥα τὸν Ἅβραμ υἱὸν αὐτοῦ, καὶ τὸν Λὼτ υἱὸν Ἀῤῥὰν, υἱὸν τοῦ υἱοῦ αὐτοῦ, καὶ τὴν Σάραν τὴν νύμφην αὐτοῦ, γυναῖκα Ἅβραμ τοῦ υἱοῦ αὐτοῦ, καὶ ἐξήγαγεν αὐτοὺς ἐκ τῆς χώρας τῶν Χαλδαίων, πορευθῆναι εἰς γῆν Χαναάν· καὶ ἦλθον ἕως Χαῤῥὰν, καὶ κατῴκησεν ἐκεῖ.</text:span><text:span text:style-name="T4272"><text:s/>32</text:span><text:span text:style-name="T4273"> Καὶ ἐγένοντο πᾶσαι αἱ ἡμέραι Θάῤῥα ἐν γῇ Χαῤῥὰν, διακόσια πέντε ἔτη· καὶ ἀπέθανε Θάῤῥα ἐν Χαῤῥάν.</text:span></text:p>
            <text:p text:style-name="P4274">Genesis 12</text:p>
            <text:p text:style-name="P4275"><text:span text:style-name="T4276">1</text:span><text:span text:style-name="T4277"> Καὶ εἶπε Κς τῷ Ἅβραμ, ἔξελθε ἐκ τῆς γῆς σου, καὶ ἐκ τῆς συγγενείας σου, καὶ ἐκ τοῦ οἴκου τοῦ πατρός σου, καὶ δεῦρο εἰς τὴν γῆν, ἣν ἄν σοι δείξω.</text:span><text:span text:style-name="T4278"><text:s/>2</text:span><text:span text:style-name="T4279"> Καὶ ποιήσω σε εἰς ἔθνος μέγα, καὶ εὐλογήσω σε, καὶ μεγαλυνῶ τὸ ὄνομά σου, καὶ ἔσῃ εὐλογημένος.</text:span><text:span text:style-name="T4280"><text:s/>3</text:span><text:span text:style-name="T4281"> Καὶ εὐλογήσω τοὺς εὐλογοῦντάς σε, καὶ τοὺς καταρωμένους σε καταράσομαι, καὶ ἐνευλογηθήσονται ἐν σοὶ πᾶσαι αἱ φυλαὶ τῆς γῆς.</text:span><text:span text:style-name="T4282"><text:s/>4</text:span><text:span text:style-name="T4283"> Καὶ ἐπορεύθη Ἅβραμ, καθάπερ ἐλάλησεν αὐτῷ Κς, καὶ ᾤχετο μετ’ αὐτοῦ Λώτ. Ἅβραμ δὲ ἦν ἐτῶν ἑβδομηκονταπέντε, ὅτε ἐξῆλθε ἐκ Χαῤῥάν.</text:span><text:span text:style-name="T4284"><text:s/>5</text:span><text:span text:style-name="T4285"> Καὶ ἔλαβεν Ἅβραμ Σάραν τὴν γυναῖκα αὐτοῦ, καὶ τὸν Λὼτ υἱὸν τοῦ ἀδελφοῦ αὐτοῦ, καὶ πάντα τὰ ὑπάρχοντα αὐτῶν ὅσα ἐκτήσαντο, καὶ πᾶσαν ψυχήν ἣν ἐκτήσαντο, ἐκ Χαῤῥάν, καὶ ἐξήλθοσαν πορευθῆναι εἰς γῆν Χαναάν.</text:span><text:span text:style-name="T4286"><text:s/>6</text:span><text:span text:style-name="T4287"> Καὶ διώδευσεν Ἅβραμ τὴν γῆν εἰς τὸ μῆκος αὐτῆς ἕως τοῦ τόπου Συχὲμ, ἐπὶ τὴν δρῦν τὴν ὑψηλήν· οἱ δὲ Χαναναῖοι τότε κατῴκουν τὴν γῆν·</text:span><text:span text:style-name="T4288"><text:s/>7</text:span><text:span text:style-name="T4289"> Καὶ ὤφθη Κς τῷ Ἅβραμ, καὶ εἶπεν αὐτῷ, τῷ σπέρματί σου δώσω τὴν γῆν ταύτην· καὶ ᾠκοδόμησεν ἐκεῖ Ἅβραμ θυσιαστήριον Κω τῷ ὀφθέντι αὐτῷ.</text:span><text:span text:style-name="T4290"><text:s/>8</text:span><text:span text:style-name="T4291"> Καὶ ἀπέστη ἐκεῖθεν εἰς τὸ ὄρος κατὰ ἀνατολὰς Βαιθὴλ· καὶ ἔστησεν ἐκεῖ τὴν σκηνὴν αὐτοῦ Βαιθὴλ κατὰ θάλασσαν, καὶ Ἀγγαὶ κατὰ ἀνατολάς· καὶ ᾠκοδόμησεν ἐκεῖ θυσιαστήριον τῷ Κω, καὶ ἐπεκαλέσατο ἐπὶ τῷ ὀνόματι Κυ.</text:span><text:span text:style-name="T4292"><text:s/>9</text:span><text:span text:style-name="T4293"> Καὶ ἀπῇρεν Ἅβραμ, καὶ πορευθεὶς ἐστρατοπέδευσεν ἐν τῇ ἐρήμῳ. ​</text:span><text:span text:style-name="T4294"><text:s/>10</text:span><text:span text:style-name="T4295"> Καὶ ἐγένετο λιμὸς ἐπὶ τῆς γῆς· καὶ κατέβη Ἅβραμ εἰς Αἴγυπτον παροικῆσαι ἐκεῖ, ὅτι ἐνίσχυσεν ὁ λιμὸς ἐπὶ τῆς γῆς.</text:span><text:span text:style-name="T4296"><text:s/>11</text:span><text:span text:style-name="T4297"> Ἐγένετο δέ ἡνίκα ἤγγισεν Ἅβραμ εἰσελθεῖν εἰς Αἴγυπτον, εἶπεν Ἅβραμ Σάρᾳ τῇ γυναικί, γινώσκω ἐγώ, ὅτι γυνὴ εὐπρόσωπος εἶ.</text:span><text:span text:style-name="T4298"><text:s/>12</text:span><text:span text:style-name="T4299"> Ἔσται οὖν ὡς ἂν ἴδωσί σε οἱ Αἰγύπτιοι, ἐροῦσιν ὅτι γυνὴ αὐτοῦ ἐστιν αὐτή, καὶ ἀποκτενοῦσί με, σὲ δὲ περιποιήσονται.</text:span><text:span text:style-name="T4300"><text:s/>13</text:span><text:span text:style-name="T4301"> Εἰπὸν οὖν, ὅτι ἀδελφὴ αὐτοῦ εἰμι, ὅπως ἂν εὖ μοι γένηται διὰ σὲ, καὶ ζήσεται ἡ ψυχή μου ἕνεκέν σου.</text:span><text:span text:style-name="T4302"><text:s/>14</text:span><text:span text:style-name="T4303"> Ἐγένετο δέ, ἡνίκα εἰσῆλθεν Ἅβραμ εἰς Αἴγυπτον, ἰδόντες οἱ Αἰγύπτιοι τὴν γυναῖκα αὐτοῦ, ὅτι καλὴ ἦν σφόδρα.</text:span><text:span text:style-name="T4304"><text:s/>15</text:span><text:span text:style-name="T4305"> Καὶ ἴδον αὐτὴν οἱ ἄρχοντες Φαραὼ, καὶ ἐπῄνεσαν αὐτὴν πρὸς Φαραὼ, καὶ εἰσήγαγον αὐτὴν εἰς τὸν οἶκον Φαραώ.</text:span><text:span text:style-name="T4306"><text:s/>16</text:span><text:span text:style-name="T4307"> Καὶ τῷ Ἅβραμ εὖ ἐχρήσαντο δι’ αὐτήν· καὶ ἐγένοντο αὐτῷ πρόβατα, καὶ μόσχοι, καὶ ὄνοι, καὶ παῖδες, καὶ παιδίσκαι, καὶ ἡμίονοι, καὶ κάμηλοι.</text:span><text:span text:style-name="T4308"><text:s/>17</text:span><text:span text:style-name="T4309"> Καὶ ἤτασεν ὁ Θς τὸν Φαραὼ ἐτασμοῖς μεγάλοις καὶ πονηροῖς, καὶ τὸν οἶκον αὐτοῦ, περὶ Σάρας τῆς γυναικὸς Ἅβραμ.</text:span><text:span text:style-name="T4310"><text:s/>18</text:span><text:span text:style-name="T4311"> Καλέσας δὲ Φαραὼ τὸν Ἅβραμ, εἶπε, τί τοῦτο ἐποίησάς μοι, ὅτι οὐκ ἀπήγγειλάς μοι, ὅτι γυνή σου ἐστίν;</text:span><text:span text:style-name="T4312"><text:s/>19</text:span><text:span text:style-name="T4313"> Ἱνατί εἶπας ὅτι ἀδελφή μου ἐστί; καὶ ἔλαβον αὐτὴν ἐμαυτῷ γυναῖκα· καὶ νῦν ἰδοὺ ἡ γυνή σου ἔναντί σου, λαβὼν ἀπότρεχε.</text:span><text:span text:style-name="T4314"><text:s/>20</text:span><text:span text:style-name="T4315"> Καὶ ἐνετείλατο Φαραὼ ἀνδράσι περὶ Ἅβραμ συμπροπέμψαι αὐτὸν, καὶ τὴν γυναῖκα αὐτοῦ, καὶ πάντα, ὅσα ἦν αὐτῷ.</text:span></text:p>
            <text:p text:style-name="P4316">Genesis 13</text:p>
            <text:p text:style-name="P4317"><text:span text:style-name="T4318">1</text:span><text:span text:style-name="T4319"> Ἀνέβη δὲ Ἅβραμ ἐξ Αἰγύπτου, αὐτὸς, καὶ ἡ γυνὴ αὐτοῦ, καὶ πάντα τὰ αὐτοῦ, καὶ Λὼτ μετ’ αὐτοῦ, εἰς τὴν ἔρημον.</text:span><text:span text:style-name="T4320"><text:s/>2</text:span><text:span text:style-name="T4321"> Ἅβραμ δὲ ἦν πλούσιος σφόδρα κτήνεσι, καὶ ἀργυρίῳ, καὶ χρυσίῳ.</text:span><text:span text:style-name="T4322"><text:s/>3</text:span><text:span text:style-name="T4323"> Καὶ ἐπορεύθη ὅθεν ἦλθεν εἰς τὴν ἔρημον ἕως Βαιθήλ, ἕως τοῦ τόπου οὗ ἦν ἡ σκηνὴ αὐτοῦ τὸ πρότερον, ἀνὰ μέσον Βαιθὴλ καὶ ἀνὰ μέσον Ἀγγαί,</text:span><text:span text:style-name="T4324"><text:s/>4</text:span><text:span text:style-name="T4325"> εἰς τὸν τόπον τοῦ θυσιαστηρίου, οὗ ἐποίησεν ἐκεῖ τὴν ἀρχὴν, καὶ ἐπεκαλέσατο ἐκεῖ Ἅβραμ τὸ ὄνομα τοῦ Κυ.</text:span><text:span text:style-name="T4326"><text:s/>5</text:span><text:span text:style-name="T4327"> Καὶ Λὼτ τῷ συμπορευομένῳ μετὰ Ἅβραμ ἦν πρόβατα, καὶ βόες, καὶ σκηναί.</text:span><text:span text:style-name="T4328"><text:s/>6</text:span><text:span text:style-name="T4329"> Καὶ οὐκ ἐχώρει αὐτοὺς ἡ γῆ κατοικεῖν ἅμα, ὅτι ἦν τὰ ὑπάρχοντα αὐτῶν πολλά· καὶ οὐκ ἐχώρει αὐτοὺς ἡ γῆ κατοικεῖν ἅμα.</text:span><text:span text:style-name="T4330"><text:s/>7</text:span><text:span text:style-name="T4331"> Καὶ ἐγένετο μάχη ἀνὰ μέσον τῶν ποιμένων τῶν κτηνῶν τοῦ Ἅβραμ, καὶ ἀνὰ μέσον τῶν ποιμένων τῶν κτηνῶν τοῦ Λώτ· οἱ δὲ Χαναναῖοι καὶ οἱ Φερεζαῖοι τότε κατῴκουν τὴν γῆν.</text:span><text:span text:style-name="T4332"><text:s/>8</text:span><text:span text:style-name="T4333"> Εἶπε δὲ Ἅβραμ τῷ Λὼτ, μὴ ἔστω μάχη ἀνὰ μέσον ἐμοῦ καὶ σοῦ, καὶ ἀνὰ μέσον τῶν ποιμένων μου καὶ ἀνὰ μέσον τῶν ποιμένων σου, ὅτι ἄνθρωποι ἀδελφοὶ ἐσμὲν ἡμεῖς.</text:span><text:span text:style-name="T4334"><text:s/>9</text:span><text:span text:style-name="T4335"> Οὐκ ἰδοὺ πᾶσα ἡ γῆ ἐναντίον σου ἐστί; διαχωρίσθητι ἀπ’ ἐμοῦ· εἰ σὺ εἰς ἀριστερά, ἐγὼ εἰς δεξιά· εἰ δὲ σὺ εἰς δεξιά, ἐγὼ εἰς ἀριστερά.</text:span><text:span text:style-name="T4336"><text:s/>10</text:span><text:span text:style-name="T4337"> Καὶ ἐπάρας Λὼτ τοὺς ὀφθαλμοὺς αὐτοῦ, ἐπεῖδε πᾶσαν τὴν περίχωρον τοῦ Ἰορδάνου, ὅτι πᾶσα ἦν ποτιζομένη, πρὸ τοῦ καταστρέψαι τὸν Θν Σόδομα καὶ Γόμοῤῥα, ὡς ὁ παράδεισος τοῦ Θυ, καὶ ὡς ἡ γῆ Αἰγύπτου, ἕως ἐλθεῖν εἰς Ζόγορα.</text:span><text:span text:style-name="T4338"><text:s/>11</text:span><text:span text:style-name="T4339"> Καὶ ἐξελέξατο ἑαυτῷ Λὼτ πᾶσαν τὴν περίχωρον τοῦ Ἰορδάνου· καὶ ἀπῇρε Λὼτ ἀπὸ ἀνατολῶν· καὶ διεχωρίσθησαν ἕκαστος ἀπὸ τοῦ ἀδελφοῦ αὐτοῦ.</text:span><text:span text:style-name="T4340"><text:s/>12</text:span><text:span text:style-name="T4341"> Ἅβραμ δὲ κατῴκησεν ἐν γῇ Χαναάν· Λὼτ δὲ κατῴκησεν ἐν πόλει τῶν περιχώρων, καὶ ἐσκήνωσεν ἐν Σοδόμοις.</text:span><text:span text:style-name="T4342"><text:s/>13</text:span><text:span text:style-name="T4343"> Οἱ δὲ ἄνθρωποι οἱ ἐν Σοδόμοις πονηροὶ καὶ ἁμαρτωλοὶ ἐναντίον τοῦ Θυ σφόδρα.</text:span><text:span text:style-name="T4344"><text:s/>14</text:span><text:span text:style-name="T4345"> Ὁ δὲ Θς εἶπε τῷ Ἅβραμ μετὰ τὸ διαχωρισθῆναι τὸν Λὼτ ἀπ’ αὐτοῦ, ἀνάβλεψον τοῖς ὀφθαλμοῖς σου, καὶ ἴδε ἀπὸ τοῦ τόπου οὗ νῦν σύ εἶ πρὸς βοῤῥᾶν καὶ λίβα καὶ ἀνατολὰς καὶ θάλασσαν·</text:span><text:span text:style-name="T4346"><text:s/>15</text:span><text:span text:style-name="T4347"> ὅτι πᾶσαν τὴν γῆν, ἣν σὺ ὁρᾷς, σοὶ δώσω αὐτὴν καὶ τῷ σπέρματί σου ἕως αἰῶνος.</text:span><text:span text:style-name="T4348"><text:s/>16</text:span><text:span text:style-name="T4349"> Καὶ ποιήσω τὸ σπέρμα σου, ὡς τὴν ἄμμον τῆς γῆς· εἰ δύναταί τις ἐξαριθμῆσαι τὴν ἄμμον τῆς γῆς, καὶ τὸ σπέρμα σου ἐξαριθμηθήσεται.</text:span><text:span text:style-name="T4350"><text:s/>17</text:span><text:span text:style-name="T4351"> Ἀναστὰς διόδευσον τὴν γῆν εἴς τε τὸ μῆκος αὐτῆς καὶ εἰς τὸ πλάτος· ὅτι σοὶ δώσω αὐτὴν καὶ τῷ σπέρματί σου εἰς τὸν αἰῶνα.</text:span><text:span text:style-name="T4352"><text:s/>18</text:span><text:span text:style-name="T4353"> Καὶ ἀποσκηνώσας Ἅβραμ, ἐλθὼν κατῴκησε παρὰ τὴν δρῦν τὴν Μαμβρῆ, ἣ ἦν ἐν Χεβρὼμ, καὶ ᾠκοδόμησεν ἐκεῖ θυσιαστήριον τῷ Κω.</text:span></text:p>
            <text:p text:style-name="P4354">Genesis 14</text:p>
            <text:p text:style-name="P4355"><text:span text:style-name="T4356">1</text:span><text:span text:style-name="T4357"> Ἐγένετο δὲ ἐν τῇ βασιλείᾳ τῇ Ἀμαρφὰλ βασιλέως Σενναάρ, καὶ Ἀριὼχ βασιλέως Ἐλλασὰρ, Χοδολλογομὸρ βασιλεὺς Ἐλὰμ, καὶ Θαργὰλ βασιλεὺς ἐθνῶν,</text:span><text:span text:style-name="T4358"><text:s/>2</text:span><text:span text:style-name="T4359"> ἐποίησαν πόλεμον μετὰ Βαλλὰ βασιλέως Σοδόμων, καὶ μετὰ Βαρσὰ βασιλέως Γομόῤῥας, καὶ μετὰ Σενναὰρ βασιλέως Ἀδαμὰ, καὶ μετὰ Συμοβὸρ βασιλέως Σεβωεὶμ, καὶ βασιλέως Βαλάκ· αὕτη ἐστὶ Σηγώρ.</text:span><text:span text:style-name="T4360"><text:s/>3</text:span><text:span text:style-name="T4361"> Πάντες οὗτοι συνεφώνησαν ἐπὶ τὴν φάραγγα τὴν ἁλυκήν· αὕτη ἡ θάλασσα τῶν ἁλῶν.</text:span><text:span text:style-name="T4362"><text:s/>4</text:span><text:span text:style-name="T4363"> Δώδεκα ἔτη αὐτοὶ ἐδούλευσαν τῷ Χοδολλογομόρ· τῷ δὲ τρισκαιδεκάτῳ ἔτει ἀπέστησαν.</text:span><text:span text:style-name="T4364"><text:s/>5</text:span><text:span text:style-name="T4365"> Ἐν δὲ τῷ τεσσαρεσκαιδεκάτῳ ἔτει ἦλθε Χοδολλογομὸρ καὶ οἱ βασιλεῖς μετ’ αὐτοῦ, καὶ κατέκοψαν τοὺς γίγαντας τοὺς ἐν Ἀσταρὼθ, καὶ Καρναῒν, καὶ ἔθνη ἰσχυρὰ ἅμα αὐτοῖς, καὶ τοὺς Ὀμμαίους τοὺς ἐν Σαυῇ τῇ πόλει.</text:span><text:span text:style-name="T4366"><text:s/>6</text:span><text:span text:style-name="T4367"> Καὶ τοὺς Χοῤῥαίους τοὺς ἐν τοῖς ὄρεσι Σηεὶρ, ἕως τῆς τερεβίνθου τῆς Φαρὰν, ἥ ἐστιν ἐν τῇ ἐρήμῳ.</text:span><text:span text:style-name="T4368"><text:s/>7</text:span><text:span text:style-name="T4369"> Καὶ ἀναστρέψαντες ἦλθον ἐπὶ τὴν πηγὴν τῆς κρίσεως· αὕτη ἐστὶ Κάδης· καὶ κατέκοψαν πάντας τοὺς ἄρχοντας Ἀμαλὴκ, καὶ τοὺς Ἀμοῤῥαίους τοὺς κατοικοῦντας ἐν Ἀσασονθαμάρ.</text:span><text:span text:style-name="T4370"><text:s/>8</text:span><text:span text:style-name="T4371"> Ἐξῆλθε δὲ βασιλεὺς Σοδόμων, καὶ βασιλεὺς Γομόῤῥας, καὶ βασιλεὺς Ἀδαμὰ, καὶ βασιλεὺς Σεβωεὶμ, καὶ βασιλεὺς Βαλάκ· αὕτη ἐστὶ Σηγώρ· καὶ παρετάξαντο αὐτοῖς εἰς πόλεμον ἐν τῇ κοιλάδι τῇ ἁλυκῇ,</text:span><text:span text:style-name="T4372"><text:s/>9</text:span><text:span text:style-name="T4373"> πρὸς Χοδολλογομὸρ βασιλέα Ἐλὰμ, καὶ Θαργὰλ βασιλέα ἐθνῶν, καὶ Ἀμαρφὰλ βασιλέα Σενναὰρ, καὶ Ἀριὼχ βασιλέα Ἐλλασάρ, οἱ τέσσαρες βασιλεῖς πρὸς τοὺς πέντε.</text:span><text:span text:style-name="T4374"><text:s/>10</text:span><text:span text:style-name="T4375"> Ἡ δὲ κοιλὰς ἡ ἁλυκή, φρέατα ἀσφάλτου· ἔφυγε δὲ βασιλεὺς Σοδόμων καὶ βασιλεὺς Γομόῤῥας, καὶ ἐνέπεσαν ἐκεῖ· οἱ δὲ καταλειφθέντες εἰς τὴν ὀρεινὴν ἔφυγον.</text:span><text:span text:style-name="T4376"><text:s/>11</text:span><text:span text:style-name="T4377"> Ἔλαβον δὲ τὴν ἵππον πᾶσαν τὴν Σοδόμων καὶ Γομόῤῥας, καὶ πάντα τὰ βρώματα αὐτῶν, καὶ ἀπῆλθον.</text:span><text:span text:style-name="T4378"><text:s/>12</text:span><text:span text:style-name="T4379"> Ἔλαβον δὲ καὶ τὸν Λὼτ τὸν υἱὸν τοῦ ἀδελφοῦ Ἅβραμ, καὶ τὴν ἀποσκευὴν αὐτοῦ, καὶ ἀπῴχοντο· ἦν γὰρ κατοικῶν ἐν Σοδόμοις. ​</text:span><text:span text:style-name="T4380"><text:s/>13</text:span><text:span text:style-name="T4381"> Παραγενόμενος δὲ τῶν ἀνασωθέντων τις ἀπήγγειλεν Ἅβραμ τῷ περάτῃ· αὐτὸς δὲ κατῴκει παρὰ τῇ δρυῒ τῇ Μαμβρῇ Ἀμοῤῥαίου τοῦ ἀδελφοῦ Ἐσχὼλ, καὶ τοῦ ἀδελφοῦ Αὐνὰν, οἳ ἦσαν συνωμόται τοῦ Ἅβραμ.</text:span><text:span text:style-name="T4382"><text:s/>14</text:span><text:span text:style-name="T4383"> Ἀκούσας δὲ Ἅβραμ ὅτι ᾐχμαλώτευται Λὼτ ὁ ἀδελφιδοῦς αὐτοῦ, ἠρίθμησε τοὺς ἰδίους οἰκογενεῖς αὐτοῦ τριακοσίους δέκα καὶ ὀκτώ· καὶ κατεδίωξεν ὀπίσω αὐτῶν ἕως Δάν.</text:span><text:span text:style-name="T4384"><text:s/>15</text:span><text:span text:style-name="T4385"> Καὶ ἐπέπεσεν ἐπ’ αὐτοὺς τὴν νύκτα αὐτὸς, καὶ οἱ παῖδες αὐτοῦ, καὶ ἐπάταξεν αὐτοὺς, καὶ κατεδίωξεν αὐτοὺς ἕως Χοβὰ, ἥ ἐστιν ἐν ἀριστερᾷ Δαμασκοῦ.</text:span><text:span text:style-name="T4386"><text:s/>16</text:span><text:span text:style-name="T4387"> Καὶ ἀπέστρεψε πᾶσαν τὴν ἵππον Σοδόμων· καὶ Λὼτ τὸν ἀδελφιδοῦν αὐτοῦ ἀπέστρεψε, καὶ πάντα τὰ ὑπάρχοντα αὐτοῦ, καὶ τὰς γυναῖκας, καὶ τὸν λαόν.</text:span><text:span text:style-name="T4388"><text:s/>17</text:span><text:span text:style-name="T4389"> Ἐξῆλθε δὲ βασιλεὺς Σοδόμων εἰς συνάντησιν αὐτῷ, μετὰ τὸ ὑποστρέψαι αὐτὸν ἀπὸ τῆς κοπῆς τοῦ Χοδολλογομὸρ, καὶ τῶν βασιλέων τῶν μετ’ αὐτοῦ εἰς τὴν κοιλάδα τοῦ Σαβύ· τοῦτο ἦν τὸ πεδίον τῶν βασιλέων. ​</text:span><text:span text:style-name="T4390"><text:s/>18</text:span><text:span text:style-name="T4391"> Καὶ Μελχισεδὲκ βασιλεὺς Σαλὴμ ἐξήνεγκεν ἄρτους καὶ οἶνον· ἦν δὲ ἱερεὺς τοῦ Θυ τοῦ ὑψίστου.</text:span><text:span text:style-name="T4392"><text:s/>19</text:span><text:span text:style-name="T4393"> Καὶ εὐλόγησε τὸν Ἅβραμ, καὶ εἶπεν, εὐλογημένος Ἅβραμ τῷ Θω τῷ ὑψίστῳ, ὃς ἔκτισε τὸν οὐρανὸν καὶ τὴν γῆν.</text:span><text:span text:style-name="T4394"><text:s/>20</text:span><text:span text:style-name="T4395"> Καὶ εὐλογητὸς ὁ Θς ὁ ὕψιστος, ὃς παρέδωκε τοὺς ἐχθρούς σου ὑποχειρίους σοι· καὶ ἔδωκεν αὐτῷ Ἅβραμ δεκάτην ἀπὸ πάντων.</text:span><text:span text:style-name="T4396"><text:s/>21</text:span><text:span text:style-name="T4397"> Εἶπε δὲ βασιλεὺς Σοδόμων πρὸς Ἅβραμ, δός μοι τοὺς ἄνδρας, τὴν δὲ ἵππον λάβε σεαυτῷ.</text:span><text:span text:style-name="T4398"><text:s/>22</text:span><text:span text:style-name="T4399"> Εἶπε δὲ Ἅβραμ πρὸς τὸν βασιλέα Σοδόμων, ἐκτενῶ τὴν χεῖρά μου πρὸς Κν τὸν Θν τὸν ὕψιστον, ὃς ἔκτισε τὸν οὐρανὸν καὶ τὴν γῆν,</text:span><text:span text:style-name="T4400"><text:s/>23</text:span><text:span text:style-name="T4401"> εἰ ἀπὸ σπαρτίου ἕως σφυρωτῆρος ὑποδήματος λήψομαι ἀπὸ πάντων τῶν σῶν, ἵνα μὴ εἴπῃς, ὅτι ἐγὼ ἐπλούτισα τὸν Ἅβραμ·</text:span><text:span text:style-name="T4402"><text:s/>24</text:span><text:span text:style-name="T4403"> Πλὴν ὧν ἔφαγον οἱ νεανίσκοι, καὶ τῆς μερίδος τῶν ἀνδρῶν τῶν συμπορευθέντων μετ’ ἐμοῦ Ἐσχώλ, Αὐνάν, Μαμβρῆ· οὗτοι λήψονται μερίδα.</text:span></text:p>
            <text:p text:style-name="P4404">Genesis 15</text:p>
            <text:p text:style-name="P4405"><text:span text:style-name="T4406">1</text:span><text:span text:style-name="T4407"> Μετὰ δὲ τὰ ῥήματα ταῦτα ἐγενήθη ῥῆμα Κυ πρὸς Ἅβραμ· ἐν ὁράματι, λέγων, μὴ φοβοῦ Ἅβραμ· ἐγὼ ὑπερασπίζω σου· ὁ μισθός σου πολὺς ἔσται σφόδρα·</text:span><text:span text:style-name="T4408"><text:s/>2</text:span><text:span text:style-name="T4409"> Λέγει δὲ Ἅβραμ, Δέσποτα Κε, τί μοι δώσεις; ἐγὼ δὲ ἀπολύομαι ἄτεκνος· ὁ δὲ υἱὸς Μασὲκ τῆς οἰκογενοῦς μου, οὗτος Δαμασκὸς Ἐλιέζερ.</text:span><text:span text:style-name="T4410"><text:s/>3</text:span><text:span text:style-name="T4411"> Καὶ εἶπεν Ἅβραμ, ἐπειδὴ ἐμοὶ οὐκ ἔδωκας σπέρμα, ὁ δὲ οἰκογενής μου κληρονομήσει με.</text:span><text:span text:style-name="T4412"><text:s/>4</text:span><text:span text:style-name="T4413"> Καὶ εὐθὺς φωνὴ Κυ ἐγένετο πρὸς αὐτὸν, λέγουσα, οὐ κληρονομήσει σε οὗτος· ἀλλ’ ὃς ἐξελεύσεται ἐκ σοῦ, οὗτος κληρονομήσει σε.</text:span><text:span text:style-name="T4414"><text:s/>5</text:span><text:span text:style-name="T4415"> Ἐξήγαγε δὲ αὐτὸν ἔξω, καὶ εἶπεν αὐτῷ, ἀνάβλεψον δὴ εἰς τὸν οὐρανὸν, καὶ ἀρίθμησον τοὺς ἀστέρας, εἰ δυνήσῃ ἐξαριθμῆσαι αὐτούς· καὶ εἶπεν, οὕτως ἔσται τὸ σπέρμα σου.</text:span><text:span text:style-name="T4416"><text:s/>6</text:span><text:span text:style-name="T4417"> Καὶ ἐπίστευσεν Ἅβραμ τῷ Θω, καὶ ἐλογίσθη αὐτῷ εἰς δικαιοσύνην.</text:span><text:span text:style-name="T4418"><text:s/>7</text:span><text:span text:style-name="T4419"> Εἶπε δὲ πρὸς αὐτόν, ἐγὼ ὁ Θς ὁ ἐξαγαγών σε ἐκ χώρας Χαλδαίων, ὥστε δοῦναί σοι τὴν γῆν ταύτην κληρονομῆσαι.</text:span><text:span text:style-name="T4420"><text:s/>8</text:span><text:span text:style-name="T4421"> Εἶπε δὲ, Δέσποτα Κε, κατὰ τί γνώσομαι, ὅτι κληρονομήσω αὐτήν;</text:span><text:span text:style-name="T4422"><text:s/>9</text:span><text:span text:style-name="T4423"> Εἶπε δὲ αὐτῷ, λάβε μοι δάμαλιν τριετίζουσαν, καὶ αἶγα τριετίζουσαν, καὶ κριὸν τριετίζοντα, καὶ τρυγόνα, καὶ περιστεράν.</text:span><text:span text:style-name="T4424"><text:s/>10</text:span><text:span text:style-name="T4425"> Ἔλαβε δὲ αὐτῷ πάντα ταῦτα, καὶ διεῖλεν αὐτὰ μέσα, καὶ ἔθηκεν αὐτὰ ἀντιπρόσωπα ἀλλήλοις· τὰ δὲ ὄρνεα οὐ διεῖλε.</text:span><text:span text:style-name="T4426"><text:s/>11</text:span><text:span text:style-name="T4427"> Κατέβη δὲ ὄρνεα ἐπὶ τὰ σώματα, ἐπὶ τὰ διχοτομήματα αὐτῶν· καὶ συνεκάθησεν αὐτοῖς Ἅβραμ.</text:span><text:span text:style-name="T4428"><text:s/>12</text:span><text:span text:style-name="T4429"> Περὶ δὲ ἡλίου δυσμὰς ἔκστασις ἐπέπεσε τῷ Ἅβραμ, καὶ ἰδοὺ φόβος σκοτεινὸς μέγας ἐπιπίπτει αὐτῷ.</text:span><text:span text:style-name="T4430"><text:s/>13</text:span><text:span text:style-name="T4431"> Καὶ ἐῤῥέθη πρὸς Ἅβραμ· γινώσκων γνώσῃ ὅτι πάροικον ἔσται τὸ σπέρμα σου ἐν γῇ οὐκ ἰδίᾳ, καὶ δουλώσουσιν αὐτοὺς, καὶ κακώσουσιν αὐτοὺς, καὶ ταπεινώσουσιν αὐτοὺς, τετρακόσια ἔτη.</text:span><text:span text:style-name="T4432"><text:s/>14</text:span><text:span text:style-name="T4433"> Τὸ δὲ ἔθνος, ᾧ ἐὰν δουλεύσωσι, κρινῶ ἐγώ· μετὰ δὲ ταῦτα, ἐξελεύσονται ὧδε μετὰ ἀποσκευῆς πολλῆς.</text:span><text:span text:style-name="T4434"><text:s/>15</text:span><text:span text:style-name="T4435"> Σὺ δὲ ἀπελεύσῃ πρὸς τοὺς πατέρας σου ἐν εἰρήνῃ, τραφεὶς ἐν γήρᾳ καλῷ.</text:span><text:span text:style-name="T4436"><text:s/>16</text:span><text:span text:style-name="T4437"> Τετάρτῃ δὲ γενεᾷ ἀποστραφήσονται ὧδε· οὔπω γὰρ ἀναπεπλήρωνται αἱ ἁμαρτίαι τῶν Ἀμοῤῥαίων ἕως τοῦ νῦν.</text:span><text:span text:style-name="T4438"><text:s/>17</text:span><text:span text:style-name="T4439"> Ἐπεὶ δὲ ὁ ἥλιος ἐγένετο πρὸς δυσμάς, φλὸξ ἐγένετο· καὶ ἰδοὺ κλίβανος καπνιζόμενος καὶ λαμπάδες πυρὸς, αἳ διῆλθον ἀνὰ μέσον τῶν διχοτομημάτων τούτων.</text:span><text:span text:style-name="T4440"><text:s/>18</text:span><text:span text:style-name="T4441"> Ἐν τῇ ἡμέρᾳ ἐκείνῃ διέθετο Κς τῷ Ἅβραμ διαθήκην, λέγων, τῷ σπέρματί σου δώσω τὴν γῆν ταύτην, ἀπὸ τοῦ ποταμοῦ Αἰγύπτου ἕως τοῦ ποταμοῦ τοῦ μεγάλου Εὐφράτου·</text:span><text:span text:style-name="T4442"><text:s/>19</text:span><text:span text:style-name="T4443"> Τοὺς Κεναίους, καὶ τοὺς Κενεζαίους, καὶ τούς Κεδμωναίους,</text:span><text:span text:style-name="T4444"><text:s/>20</text:span><text:span text:style-name="T4445"> καὶ τοὺς Χετταίους, καὶ τοὺς Φερεζαίους, καὶ τοὺς Ῥαφαεὶν,</text:span><text:span text:style-name="T4446"><text:s/>21</text:span><text:span text:style-name="T4447"> καὶ τοὺς Ἀμοῤῥαίους, καὶ τοὺς Χαναναίους, καὶ τοὺς Εὐαίους, καὶ τοὺς Γεργεσαίους, καὶ τοὺς Ἰεβουσαίους.</text:span></text:p>
            <text:p text:style-name="P4448">Genesis 16</text:p>
            <text:p text:style-name="P4449"><text:span text:style-name="T4450">1</text:span><text:span text:style-name="T4451"> Σάρα δὲ γυνὴ Ἅβραμ οὐκ ἔτικτεν αὐτῷ· ἦν δὲ αὐτῇ παιδίσκη Αἰγυπτία, ᾗ ὄνομα Ἄγαρ.</text:span><text:span text:style-name="T4452"><text:s/>2</text:span><text:span text:style-name="T4453"> Εἶπε δὲ Σάρα πρὸς Ἅβραμ, ἰδοὺ συνέκλεισέ με Κς τοῦ μὴ τίκτειν· εἴσελθε οὖν πρὸς τὴν παιδίσκην μου, ἵνα τεκνοποιήσωμαι ἐξ αὐτῆς· ὑπήκουσε δὲ Ἅβραμ τῆς φωνῆς Σάρας.</text:span><text:span text:style-name="T4454"><text:s/>3</text:span><text:span text:style-name="T4455"> Καὶ λαβοῦσα Σάρα ἡ γυνὴ Ἅβραμ Ἄγαρ τὴν Αἰγυπτίαν τὴν ἑαυτῆς παιδίσκην, μετὰ δέκα ἔτη τοῦ οἰκῆσαι Ἅβραμ ἐν γῇ Χαναὰν, ἔδωκεν αὐτὴν τῷ Ἅβραμ ἀνδρὶ αὐτῆς αὐτῷ γυναῖκα.</text:span><text:span text:style-name="T4456"><text:s/>4</text:span><text:span text:style-name="T4457"> Καὶ εἰσῆλθε πρὸς Ἄγαρ, καὶ συνέλαβε· καὶ εἶδεν ὅτι ἐν γαστρὶ ἔχει, καὶ ἠτιμάσθη ἡ κυρία ἐναντίον αὐτῆς.</text:span><text:span text:style-name="T4458"><text:s/>5</text:span><text:span text:style-name="T4459"> Εἶπε δὲ Σάρα πρὸς Ἅβραμ, ἀδικοῦμαι ἐκ σοῦ· ἐγὼ δέδωκα τὴν παιδίσκην μου εἰς τὸν κόλπον σου, ἰδοῦσα δὲ ὅτι ἐν γστρὶ ἔχει, ἠτιμάσθην ἐναντίον αὐτῆς· κρίναι ὁ Θς ἀνὰ μέσον ἐμοῦ καί σοῦ.</text:span><text:span text:style-name="T4460"><text:s/>6</text:span><text:span text:style-name="T4461"> Εἶπε δὲ Ἅβραμ πρὸς Σάραν, ἰδοὺ ἡ παιδίσκη σου ἐν ταῖς χερσί σου, χρῶ αὐτῇ ὡς ἄν σοι ἀρεστὸν ᾖ. Καὶ ἐκάκωσεν αὐτὴν Σάρα, καὶ ἀπέδρα ἀπὸ προσώπου αὐτῆς. ​</text:span><text:span text:style-name="T4462"><text:s/>7</text:span><text:span text:style-name="T4463"> Εὗρε δὲ αὐτὴν ἄγγελος Κυ ἐπὶ τῆς πηγῆς τοῦ ὕδατος ἐν τῇ ἐρήμῳ, ἐπὶ τῆς πηγῆς ἐν τῇ ὁδῷ Σούρ.</text:span><text:span text:style-name="T4464"><text:s/>8</text:span><text:span text:style-name="T4465"> Καὶ εἶπεν αὐτῇ ὁ ἄγγελος Κυ. Ἄγαρ παιδίσκη Σάρας, πόθεν ἔρχῃ; καὶ ποῦ πορεύῃ; καὶ εἶπεν· ἀπὸ προσώπου Σάρας τῆς κυρίας μου ἐγὼ ἀποδιδράσκω.</text:span><text:span text:style-name="T4466"><text:s/>9</text:span><text:span text:style-name="T4467"> Εἶπε δὲ αὐτῇ ὁ ἄγγελος Κυ, ἀποστράφηθι πρὸς τὴν κυρίαν σου, καὶ ταπεινώθητι ὑπὸ τὰς χεῖρας αὐτῆς.</text:span><text:span text:style-name="T4468"><text:s/>10</text:span><text:span text:style-name="T4469"> Καὶ εἶπεν αὐτῇ ὁ ἄγγελος Κυ, πληθύνων πληθυνῶ τὸ σπέρμα σου, καὶ οὐκ ἀριθμηθήσεται ὑπὸ τοῦ πλήθους.</text:span><text:span text:style-name="T4470"><text:s/>11</text:span><text:span text:style-name="T4471"> Καί εἶπεν αὐτῇ ὁ ἄγγελος Κυ, ἰδού σὺ ἐν γαστρὶ ἔχεις, καὶ τέξῃ υἱὸν, καὶ καλέσεις τὸ ὄνομα αὐτοῦ Ἰσμαὴλ, ὅτι ἐπήκουσε Κς τῇ ταπεινώσει σου.</text:span><text:span text:style-name="T4472"><text:s/>12</text:span><text:span text:style-name="T4473"> Οὗτος ἔσται ἄγροικος ἄνθρωπος· αἱ χεῖρες αὐτοῦ ἐπὶ πάντας, καὶ αἱ χεῖρες πάντων ἐπ’ αὐτόν· καὶ κατὰ πρόσωπον πάντων τῶν ἀδελφῶν αὐτοῦ κατοικήσει.</text:span><text:span text:style-name="T4474"><text:s/>13</text:span><text:span text:style-name="T4475"> Καὶ ἐκάλεσε τὸ ὄνομα Κυ τοῦ λαλοῦντος πρὸς αὐτὴν, σὺ ὁ Θς ὁ ἐπιδών με· ὅτι εἶπε, καὶ γὰρ ἐνώπιον εἶδον ὀφθέντα μοι.</text:span><text:span text:style-name="T4476"><text:s/>14</text:span><text:span text:style-name="T4477"> Ἕνεκεν τούτου ἐκάλεσε τὸ φρέαρ, Φρέαρ οὗ ἐνώπιον εἶδον· ἰδοὺ ἀνὰ μέσον Κάδης καὶ ἀνὰ μέσον Βαράδ.</text:span><text:span text:style-name="T4478"><text:s/>15</text:span><text:span text:style-name="T4479"> Καὶ ἔτεκεν Ἄγαρ τῷ Ἅβραμ υἱόν, καὶ ἐκάλεσεν Ἅβραμ τὸ ὄνομα τοῦ υἱοῦ αὐτοῦ, ὃν ἔτεκεν αὐτῷ Ἄγαρ, Ἰσμαήλ.</text:span><text:span text:style-name="T4480"><text:s/>16</text:span><text:span text:style-name="T4481"> Ἅβραμ δὲ ἦν ἐτῶν ὀγδοηκονταὲξ, ἡνίκα ἔτεκεν Ἄγαρ τῷ Ἅβραμ τὸν Ἰσμαήλ.</text:span></text:p>
            <text:p text:style-name="P4482">Genesis 17</text:p>
            <text:p text:style-name="P4483"><text:span text:style-name="T4484">1</text:span><text:span text:style-name="T4485"> Ἐγένετο δὲ Ἅβραμ ἐτῶν ἐννενηκονταεννέα. Καὶ ὤφθη Κς τῷ Ἅβραμ, καὶ εἶπεν αὐτῷ, ἐγώ εἰμι ὁ Θς σου· εὐαρέστει ἐνώπιον ἐμοῦ, καὶ γίνου ἄμεμπτος.</text:span><text:span text:style-name="T4486"><text:s/>2</text:span><text:span text:style-name="T4487"> Καὶ θήσομαι τὴν διαθήκην μου ἀνὰ μέσον ἐμοῦ, καὶ ἀνὰ μέσον σοῦ, καὶ πληθυνῶ σε σφόδρα.</text:span><text:span text:style-name="T4488"><text:s/>3</text:span><text:span text:style-name="T4489"> Καὶ ἔπεσεν Ἅβραμ ἐπὶ πρόσωπον αὐτοῦ. Καὶ ἐλάλησεν αὐτῷ ὁ Θς, λέγων,</text:span><text:span text:style-name="T4490"><text:s/>4</text:span><text:span text:style-name="T4491"> Καὶ ἐγὼ ἰδοὺ ἡ διαθήκη μου μετὰ σοῦ· καὶ ἔσῃ πατὴρ πλήθους ἐθνῶν.</text:span><text:span text:style-name="T4492"><text:s/>5</text:span><text:span text:style-name="T4493"> Καὶ οὐ κληθήσεται ἔτι τὸ ὄνομά σου Ἅβραμ, ἀλλ’ ἔσται τὸ ὄνομά σου Ἁβραὰμ, ὅτι πατέρα πολλῶν ἐθνῶν τέθεικά σε.</text:span><text:span text:style-name="T4494"><text:s/>6</text:span><text:span text:style-name="T4495"> Καὶ αὐξανῶ σε σφόδρα σφόδρα, καὶ θήσω σε εἰς ἔθνη· καὶ βασιλεῖς ἐκ σοῦ ἐξελεύσονται.</text:span><text:span text:style-name="T4496"><text:s/>7</text:span><text:span text:style-name="T4497"> Καὶ στήσω τὴν διαθήκην μου ἀνὰ μέσον σοῦ, καὶ ἀνὰ μέσον τοῦ σπέρματός σου μετά σέ εἰς τὰς γενεὰς αὐτῶν, εἰς διαθήκην αἰώνιον εἶναί σου Θς, καὶ τοῦ σπέρματός σου μετὰ σέ.</text:span><text:span text:style-name="T4498"><text:s/>8</text:span><text:span text:style-name="T4499"> Καὶ δώσω σοι καὶ τῷ σπέρματί σου μετὰ σὲ τὴν γῆν, ἣν παροικεῖς, πᾶσαν τὴν γῆν Χαναὰν, εἰς κατάσχεσιν αἰώνιον· καὶ ἔσομαι αὐτοῖς εἰς Θν.</text:span><text:span text:style-name="T4500"><text:s/>9</text:span><text:span text:style-name="T4501"> Καὶ εἶπεν ὁ Θς πρὸς Ἁβραάμ, σὺ δὲ τὴν διαθήκην μου διατηρήσεις, σὺ καὶ τὸ σπέρμα σου μετὰ σὲ εἰς τὰς γενεὰς αὐτῶν.</text:span><text:span text:style-name="T4502"><text:s/>10</text:span><text:span text:style-name="T4503"> Καὶ αὕτη ἡ διαθήκη, ἣν διατηρήσεις, ἀνὰ μέσον ἐμοῦ καὶ ὑμῶν, καὶ ἀνὰ μέσον τοῦ σπέρματός σου μετὰ σὲ εἰς τὰς γενεὰς αὐτῶν· περιτμηθήσεται ὑμῶν πᾶν ἀρσενικόν.</text:span><text:span text:style-name="T4504"><text:s/>11</text:span><text:span text:style-name="T4505"> Καὶ περιτμηθήσεσθε τὴν σάρκα τῆς ἀκροβυστίας ὑμῶν, καὶ ἔσται εἰς σημεῖον διαθήκης ἀνὰ μέσον ἐμοῦ καὶ ὑμῶν.</text:span><text:span text:style-name="T4506"><text:s/>12</text:span><text:span text:style-name="T4507"> Καὶ παιδίον ὀκτὼ ἡμερῶν περιτμηθήσεται ὑμῖν, πᾶν ἀρσενικὸν εἰς τὰς γενεὰς ὑμῶν· καὶ οἰκογενὴς καὶ ὁ ἀργυρώνητος ἀπὸ παντὸς υἱοῦ ἀλλοτρίου, ὃς οὐκ ἔστιν ἐκ τοῦ σπέρματός σου.</text:span><text:span text:style-name="T4508"><text:s/>13</text:span><text:span text:style-name="T4509"> Περιτομῇ περιτμηθήσεται ὁ οἰκογενὴς τῆς οἰκίας σου, καὶ ὁ ἀργυρώνητος· καὶ ἔσται ἡ διαθήκη μου ἐπὶ τῆς σαρκὸς ὑμῶν εἰς διαθήκην αἰώνιον.</text:span><text:span text:style-name="T4510"><text:s/>14</text:span><text:span text:style-name="T4511"> Καὶ ἀπερίτμητος ἄρσην, ὃς οὐ περιτμηθήσεται τὴν σάρκα τῆς ἀκροβυστίας αὐτοῦ τῇ ἡμέρᾳ τῇ ὀγδόῃ, ἐξολοθρευθήσεται ἡ ψυχὴ ἐκείνη ἐκ τοῦ γένους αὐτῆς, ὅτι τὴν διαθήκην μου διεσκέδασε.</text:span><text:span text:style-name="T4512"><text:s/>15</text:span><text:span text:style-name="T4513"> Καὶ εἶπεν ὁ Θς τῷ Ἁβραάμ, Σάρα ἡ γυνή σου, οὐ κληθήσεται τὸ ὄνομα αὐτῆς Σάρα, ἀλλὰ Σάῤῥα ἔσται τὸ ὄνομα αὐτῆς.</text:span><text:span text:style-name="T4514"><text:s/>16</text:span><text:span text:style-name="T4515"> Εὐλογήσω δὲ αὐτήν, καὶ δώσω σοι ἐξ αὐτῆς τέκνον, καὶ εὐλογήσω αὐτό, καὶ ἔσται εἰς ἔθνη, καὶ βασιλεῖς ἐθνῶν ἐξ αὐτοῦ ἔσονται.</text:span><text:span text:style-name="T4516"><text:s/>17</text:span><text:span text:style-name="T4517"> Καὶ ἔπεσεν Ἁβραὰμ ἐπὶ πρόσωπον αὐτοῦ, καὶ ἐγέλασε· καὶ εἶπεν ἐν τῇ διανοίᾳ αὐτοῦ, λέγων, εἰ τῷ ἑκατονταετεῖ γενήσεται υἱός; καὶ εἰ ἡ Σάῤῥα ἐνενήκοντα ἐτῶν τέξεται;</text:span><text:span text:style-name="T4518"><text:s/>18</text:span><text:span text:style-name="T4519"> Εἶπε δὲ Ἁβραὰμ πρὸς τὸν Θν· Ἰσμαὴλ οὗτος ζήτω ἐναντίον σου.</text:span><text:span text:style-name="T4520"><text:s/>19</text:span><text:span text:style-name="T4521"> Εἶπε δὲ ὁ Θς πρὸς Ἁβραὰμ, ναί· ἰδοὺ Σάῤῥα ἡ γυνή σου τέξεταί σοι υἱόν, καὶ καλέσεις τὸ ὄνομα αὐτοῦ Ἰσαάκ· καὶ στήσω τὴν διαθήκην μου πρὸς αὐτὸν, εἰς διαθήκην αἰώνιον, εἶναι αὐτῷ Θς καὶ τῷ σπέρματι αὐτοῦ μετ’ αὐτόν.</text:span><text:span text:style-name="T4522"><text:s/>20</text:span><text:span text:style-name="T4523"> Περὶ δὲ Ἰσμαὴλ ἰδοὺ ἐπήκουσά σου· καὶ ἰδοὺ εὐλόγηκα αὐτὸν, καὶ αὐξανῶ αὐτόν, καὶ πληθυνῶ αὐτὸν σφόδρα δώδεκα ἔθνη γεννήσει, καὶ δώσω αὐτὸν εἰς ἔθνος μέγα.</text:span><text:span text:style-name="T4524"><text:s/>21</text:span><text:span text:style-name="T4525"> Τὴν δὲ διαθήκην μου στήσω πρὸς Ἰσαάκ, ὃν τέξεταί σοι Σάῤῥα εἰς τὸν καιρὸν τοῦτον, ἐν τῷ ἐνιαυτῷ τῷ ἑτέρῳ.</text:span><text:span text:style-name="T4526"><text:s/>22</text:span><text:span text:style-name="T4527"> Συνετέλεσε δὲ λαλῶν πρὸς αὐτὸν, καὶ ἀνέβη ὁ Θς ἀπό Ἁβραάμ. ​</text:span><text:span text:style-name="T4528"><text:s/>23</text:span><text:span text:style-name="T4529"> Καὶ ἔλαβεν Ἁβραὰμ Ἰσμαὴλ τὸν υἱὸν ἑαυτοῦ, καὶ πάντας τοὺς οἰκογενεῖς αὐτοῦ, καὶ πάντας τοὺς ἀργυρωνήτους, καὶ πᾶν ἄρσεν τῶν ἀνδρῶν τῶν ἐν τῷ οἴκῳ Ἁβραὰμ, καὶ περιέτεμε τὰς ἀκροβυστίας αὐτῶν, ἐν τῷ καιρῷ τῆς ἡμέρας ἐκείνης, καθὰ ἐλάλησεν αὐτῷ ὁ Θς.</text:span><text:span text:style-name="T4530"><text:s/>24</text:span><text:span text:style-name="T4531"> Ἁβραὰμ δὲ ἐννενηκονταεννέα ἦν ἐτῶν, ἡνίκα περιετέμετο τὴν σάρκα τῆς ἀκροβυστίας αὐτοῦ.</text:span><text:span text:style-name="T4532"><text:s/>25</text:span><text:span text:style-name="T4533"> Ἰσμαὴλ δὲ ὁ υἱὸς αὐτοῦ ἦν ἐτῶν δεκατριῶν, ἡνίκα περιετέμετο τὴν σάρκα τῆς ἀκροβυστίας αὐτοῦ.</text:span><text:span text:style-name="T4534"><text:s/>26</text:span><text:span text:style-name="T4535"> Ἐν δὲ τῷ καιρῷ τῆς ἡμέρας ἐκείνης, περιετμήθη Ἁβραὰμ, καὶ Ἰσμαὴλ ὁ υἱὸς αὐτοῦ,</text:span><text:span text:style-name="T4536"><text:s/>27</text:span><text:span text:style-name="T4537"> καὶ πάντες οἱ ἄνδρες τοῦ οἴκου αὐτοῦ, καὶ οἱ οἰκογενεῖς αὐτοῦ, καὶ οἱ ἀργυρώνητοι ἐξ ἀλλογενῶν ἐθνῶν.</text:span></text:p>
            <text:p text:style-name="P4538">Genesis 18</text:p>
            <text:p text:style-name="P4539"><text:span text:style-name="T4540">1</text:span><text:span text:style-name="T4541"> Ὤφθη δὲ αὐτῷ ὁ Θς πρὸς τῇ δρυῒ τῇ Μαμβρῇ, καθημένου αὐτοῦ ἐπὶ τῆς θύρας τῆς σκηνῆς αὐτοῦ μεσημβρίας.</text:span><text:span text:style-name="T4542"><text:s/>2</text:span><text:span text:style-name="T4543"> Ἀναβλέψας δὲ τοῖς ὀφθαλμοῖς αὐτοῦ εἶδε, καὶ ἰδοὺ τρεῖς ἄνδρες εἱστήκεισαν ἐπάνω αὐτοῦ· καὶ ἰδὼν, προσέδραμεν εἰς συνάντησιν αὐτοῖς ἀπὸ τῆς θύρας τῆς σκηνῆς αὐτοῦ, καὶ προσεκύνησεν ἐπὶ τὴν γῆν.</text:span><text:span text:style-name="T4544"><text:s/>3</text:span><text:span text:style-name="T4545"> Καὶ εἶπε, Κε, εἰ ἄρα εὗρον χάριν ἐναντίον σου, μὴ παρέλθῃς τὸν παῖδά σου.</text:span><text:span text:style-name="T4546"><text:s/>4</text:span><text:span text:style-name="T4547"> Ληφθήτω δὴ ὕδωρ, καὶ νιψάτωσαν τοὺς πόδας ὑμῶν, καὶ καταψύξατε ὑπὸ τὸ δένδρον.</text:span><text:span text:style-name="T4548"><text:s/>5</text:span><text:span text:style-name="T4549"> Καὶ λήψομαι ἄρτον, καὶ φάγεσθε. Καὶ μετὰ τοῦτο παρελεύσεσθε εἰς τὴν ὁδὸν ὑμῶν, οὗ ἕνεκεν ἐξεκλίνατε πρὸς τὸν παῖδα ὑμῶν. Καὶ εἶπεν, οὕτω ποίησον, καθὼς εἴρηκας.</text:span><text:span text:style-name="T4550"><text:s/>6</text:span><text:span text:style-name="T4551"> Καὶ ἔσπευσεν Ἁβραὰμ ἐπὶ τὴν σκηνὴν πρὸς Σάῤῥαν, καὶ εἶπεν αὐτῇ, σπεῦσον, καὶ φύρασον τρία μέτρα σεμιδάλεως, καὶ ποίησον ἐγκρυφίας.</text:span><text:span text:style-name="T4552"><text:s/>7</text:span><text:span text:style-name="T4553"> Καὶ εἰς τὰς βόας ἔδραμεν Ἁβραὰμ, καὶ ἔλαβεν ἁπαλὸν μοσχάριον καὶ καλὸν, καὶ ἔδωκε τῷ παιδὶ, καὶ ἐτάχυνε τοῦ ποιῆσαι αὐτό.</text:span><text:span text:style-name="T4554"><text:s/>8</text:span><text:span text:style-name="T4555"> Ἔλαβε δὲ βούτυρον, καὶ γάλα, καὶ τὸ μοσχάριον ὃ ἐποίησε, καὶ παρέθηκεν αὐτοῖς, καὶ ἔφαγον· αὐτὸς δὲ παρειστήκει αὐτοῖς ὑπὸ τὸ δένδρον. ​</text:span><text:span text:style-name="T4556"><text:s/>9</text:span><text:span text:style-name="T4557"> Εἶπε δὲ πρὸς αὐτὸν, ποῦ Σάῤῥα ἡ γυνή σου; ὁ δὲ ἀποκριθεὶς εἶπεν, ἰδοὺ ἐν τῇ σκηνῇ.</text:span><text:span text:style-name="T4558"><text:s/>10</text:span><text:span text:style-name="T4559"> Εἶπε δὲ, ἐπαναστρέφων ἥξω πρὸς σὲ κατὰ τὸν καιρὸν τοῦτον εἰς ὥρας, καὶ ἕξει υἱὸν Σάῤῥα ἡ γυνή σου. Σάῤῥα δὲ ἤκουσε πρὸς τῇ θύρᾳ τῆς σκηνῆς οὖσα ὄπισθεν αὐτοῦ.</text:span><text:span text:style-name="T4560"><text:s/>11</text:span><text:span text:style-name="T4561"> Ἁβραὰμ δὲ καὶ Σάῤῥα πρεσβύτεροι προβεβηκότες ἡμερῶν· ἐξέλιπε δὲ τῇ Σάῤῥᾳ γίνεσθαι τὰ γυναικεῖα.</text:span><text:span text:style-name="T4562"><text:s/>12</text:span><text:span text:style-name="T4563"> Ἐγέλασε δὲ Σάῤῥα ἐν ἑαυτῇ λέγουσα, οὔπω μέν μοι γέγονεν ἕως τοῦ νῦν· ὁ δὲ κύριός μου πρεσβύτερος.</text:span><text:span text:style-name="T4564"><text:s/>13</text:span><text:span text:style-name="T4565"> Καὶ εἶπε Κς πρὸς Ἁβραὰμ, τί ὅτι ἐγέλασε Σάῤῥα ἐν ἑαυτῇ, λέγουσα, ἆρά γε ἀληθῶς τέξομαι; ἐγὼ δὲ γεγήρακα.</text:span><text:span text:style-name="T4566"><text:s/>14</text:span><text:span text:style-name="T4567"> Μὴ ἀδυνατήσει παρὰ τῷ Θω ῥῆμα; εἰς τὸν καιρὸν τοῦτον ἀναστρέψω πρὸς σὲ εἰς ὥρας, καὶ ἔσται τῇ Σάῤῥᾳ υἱός.</text:span><text:span text:style-name="T4568"><text:s/>15</text:span><text:span text:style-name="T4569"> Ἠρνήσατο δὲ Σάῤῥα, λέγουσα, οὐκ ἐγέλασα· ἐφοβήθη γάρ. Καὶ εἶπεν αὐτῇ, οὐχί, ἀλλὰ ἐγέλασας. ​</text:span><text:span text:style-name="T4570"><text:s/>16</text:span><text:span text:style-name="T4571"> Ἐξαναστάντες δὲ ἐκεῖθεν οἱ ἄνδρες κατέβλεψαν ἐπὶ πρόσωπον Σοδόμων καὶ Γομόῤῥας. Ἁβραὰμ δὲ συνεπορεύετο μετ’ αὐτῶν, συμπροπέμπων αὐτούς.</text:span><text:span text:style-name="T4572"><text:s/>17</text:span><text:span text:style-name="T4573"> Ὁ δὲ Κς εἶπεν, οὐ μὴ κρύψω ἐγὼ ἀπὸ Ἁβραὰμ τοῦ παιδός μου ἃ ἐγὼ ποιῶ.</text:span><text:span text:style-name="T4574"><text:s/>18</text:span><text:span text:style-name="T4575"> Ἁβραὰμ δὲ γινόμενος ἔσται εἰς ἔθνος μέγα καὶ πολὺ, καὶ ἐνευλογηθήσονται ἐν αὐτῷ πάντα τὰ ἔθνη τῆς γῆς.</text:span><text:span text:style-name="T4576"><text:s/>19</text:span><text:span text:style-name="T4577"> Ἤδειν γὰρ ὅτι συντάξει τοῖς υἱοῖς αὐτοῦ, καὶ τῷ οἴκῳ αὐτοῦ μετ’ αὐτὸν, καὶ φυλάξουσι τὰς ὁδοὺς Κυ, ποιεῖν δικαιοσύνην καὶ κρίσιν, ὅπως ἂν ἐπαγάγῃ Κς ἐπὶ Ἁβραὰμ πάντα, ὅσα ἐλάλησε πρὸς αὐτόν.</text:span><text:span text:style-name="T4578"><text:s/>20</text:span><text:span text:style-name="T4579"> Εἶπε δὲ Κς, κραυγὴ Σοδόμων καὶ Γομόῤῥας πεπλήθυνται πρὸς μὲ, καὶ αἱ ἁμαρτίαι αὐτῶν μεγάλαι σφόδρα.</text:span><text:span text:style-name="T4580"><text:s/>21</text:span><text:span text:style-name="T4581"> Καταβὰς οὖν ὄψομαι, εἰ κατὰ τὴν κραυγὴν αὐτῶν τὴν ἐρχομένην πρὸς μὲ, συντελοῦνται· εἰ δὲ μὴ, ἵνα γνῶ.</text:span><text:span text:style-name="T4582"><text:s/>22</text:span><text:span text:style-name="T4583"> Καὶ ἀποστρέψαντες ἐκεῖθεν οἱ ἄνδρες, ἦλθον εἰς Σόδομα· Ἁβραὰμ δὲ ἔτι ἦν ἑστηκὼς ἐναντίον Κυ.</text:span><text:span text:style-name="T4584"><text:s/>23</text:span><text:span text:style-name="T4585"> Καὶ ἐγγίσας Ἁβραὰμ, εἶπε, μὴ συναπολέσῃς δίκαιον μετὰ ἀσεβοῦς· καὶ ἔσται ὁ δίκαιος ὡς ὁ ἀσεβής.</text:span><text:span text:style-name="T4586"><text:s/>24</text:span><text:span text:style-name="T4587"> Ἐὰν ὦσι πεντήκοντα δίκαιοι ἐν τῇ πόλει, ἀπολεῖς αὐτούς; οὐκ ἀνήσεις πάντα τὸν τόπον ἕνεκεν τῶν πεντήκοντα δικαίων, ἐὰν ὦσιν ἐν αὐτῇ;</text:span><text:span text:style-name="T4588"><text:s/>25</text:span><text:span text:style-name="T4589"> Μηδαμῶς σὺ ποιήσεις ὡς τὸ ῥῆμα τοῦτο, τοῦ ἀποκτεῖναι δίκαιον μετὰ ἀσεβοῦς, καὶ ἔσται ὁ δίκαιος ὡς ὁ ἀσεβής· μηδαμῶς· ὁ κρίνων πᾶσαν τὴν γῆν, οὐ ποιήσεις κρίσιν;</text:span><text:span text:style-name="T4590"><text:s/>26</text:span><text:span text:style-name="T4591"> Εἶπε δὲ Κς, ἐὰν ὦσιν ἐν Σοδόμοις πεντήκοντα δίκαιοι ἐν τῇ πόλει, ἀφήσω ὅλην τὴν πόλιν, καὶ πάντα τὸν τόπον δι’ αὐτούς.</text:span><text:span text:style-name="T4592"><text:s/>27</text:span><text:span text:style-name="T4593"> Καὶ ἀποκριθεὶς Ἁβραὰμ εἶπε, νῦν ἠρξάμην λαλῆσαι πρὸς τὸν Κν μου· ἐγὼ δέ εἰμὶ γῆ καὶ σποδός.</text:span><text:span text:style-name="T4594"><text:s/>28</text:span><text:span text:style-name="T4595"> Ἐὰν δὲ ἐλαττονωθῶσιν οἱ πεντήκοντα δίκαιοι εἰς τεσσαρακονταπέντε, ἀπολεῖς ἕνεκεν τῶν πέντε πᾶσαν τὴν πόλιν; καὶ εἶπεν, οὐ μὴ ἀπολέσω, ἐὰν εὕρω ἐκεῖ τεσσαρακονταπέντε.</text:span><text:span text:style-name="T4596"><text:s/>29</text:span><text:span text:style-name="T4597"> Καὶ προσέθηκεν ἔτι λαλῆσαι πρὸς αὐτὸν, καὶ εἶπεν, ἐὰν δὲ εὑρεθῶσιν ἐκεῖ τεσσαράκοντα· καὶ εἶπεν, οὐ μὴ ἀπολέσω ἕνεκεν τῶν τεσσαράκοντα.</text:span><text:span text:style-name="T4598"><text:s/>30</text:span><text:span text:style-name="T4599"> Καὶ εἶπε, μή τι Κε ἐὰν λαλήσω; ἐὰν δὲ εὑρεθῶσιν ἐκεῖ τριάκοντα; καὶ εἶπεν, οὐ μὴ ἀπολέσω ἕνεκεν τῶν τριάκοντα.</text:span><text:span text:style-name="T4600"><text:s/>31</text:span><text:span text:style-name="T4601"> Καὶ εἶπεν, ἐπειδὴ ἔχω λαλῆσαι πρὸς τὸν Κν, ἐὰν δὲ εὑρεθῶσιν ἐκεῖ εἴκοσι; καὶ εἶπεν, οὐ μὴ ἀπολέσω, ἐὰν εὕρω ἐκεῖ εἴκοσι.</text:span><text:span text:style-name="T4602"><text:s/>32</text:span><text:span text:style-name="T4603"> Καὶ εἶπε, μή τι κύριε ἐὰν λαλήσω ἔτι ἅπαξ; ἐὰν δὲ εὑρεθῶσιν ἐκεῖ δέκα; καὶ εἶπεν, οὐ μὴ ἀπολέσω ἕνεκεν τῶν δέκα.</text:span><text:span text:style-name="T4604"><text:s/>33</text:span><text:span text:style-name="T4605"> Ἀπῆλθε δὲ ὁ Κς, ὡς ἐπαύσατο λαλῶν τῷ Ἁβραάμ· καὶ Ἁβραὰμ ἀπέστρεψεν εἰς τὸν τόπον αὐτοῦ.</text:span></text:p>
            <text:p text:style-name="P4606">Genesis 19</text:p>
            <text:p text:style-name="P4607"><text:span text:style-name="T4608">1</text:span><text:span text:style-name="T4609"> Ἦλθον δὲ οἱ δύο ἄγγελοι εἰς Σόδομα ἑσπέρας. Λὼτ δὲ ἐκάθητο παρὰ τὴν πύλην Σοδόμων· ἰδὼν δὲ Λώτ, ἐξανέστη εἰς συνάντησιν αὐτοῖς, καὶ προσεκύνησε τῷ προσώπῳ ἐπὶ τὴν γῆν.</text:span><text:span text:style-name="T4610"><text:s/>2</text:span><text:span text:style-name="T4611"> Καὶ εἶπεν, ἰδοὺ, κύριοι, ἐκκλίνατε εἰς τὸν οἶκον τοῦ παιδὸς ὑμῶν, καὶ καταλύσατε, καὶ νίψασθε τοὺς πόδας ὑμῶν, καὶ ὀρθρίσαντες ἀπελεύσεσθε εἰς τὴν ὁδὸν ὑμῶν. Καὶ εἶπαν, οὐχί, ἀλλ’ ἐν τῇ πλατείᾳ καταλύσομεν.</text:span><text:span text:style-name="T4612"><text:s/>3</text:span><text:span text:style-name="T4613"> Καὶ κατεβιάσετο αὐτοὺς, καὶ ἐξέκλιναν πρὸς αὐτὸν, καὶ εἰσῆλθον εἰς τὸν οἶκον αὐτοῦ· καὶ ἐποίησεν αὐτοῖς πότον, καὶ ἀζύμους ἔπεψεν αὐτοῖς, καὶ ἔφαγον.</text:span><text:span text:style-name="T4614"><text:s/>4</text:span><text:span text:style-name="T4615"> Πρὸ τοῦ κοιμηθῆναι δὲ, οἱ ἄνδρες τῆς πόλεως, οἱ Σοδομῖται περικύκλωσαν τὴν οἰκίαν, ἀπὸ νεανίσκου ἕως πρεσβυτέρου, ἅπας ὁ λαὸς ἅμα.</text:span><text:span text:style-name="T4616"><text:s/>5</text:span><text:span text:style-name="T4617"> Καὶ ἐξεκαλοῦντο τὸν Λὼτ, καὶ ἔλεγον πρὸς αὐτόν, ποῦ εἰσιν οἱ ἄνδρες οἱ εἰσελθόντες πρὸς σὲ τὴν νύκτα; ἐξάγαγε αὐτοὺς πρὸς ἡμᾶς, ἵνα συγγενώμεθα αὐτοῖς.</text:span><text:span text:style-name="T4618"><text:s/>6</text:span><text:span text:style-name="T4619"> Ἐξῆλθε δὲ Λὼτ πρὸς αὐτοὺς πρὸς τὸ πρόθυρον, τὴν δὲ θύραν προσέῳξεν ὀπίσω αὐτοῦ.</text:span><text:span text:style-name="T4620"><text:s/>7</text:span><text:span text:style-name="T4621"> Εἶπε δὲ πρὸς αὐτοὺς, μηδαμῶς ἀδελφοὶ μὴ πονηρεύσησθε.</text:span><text:span text:style-name="T4622"><text:s/>8</text:span><text:span text:style-name="T4623"> Εἰσὶ δέ μοι δύο θυγατέρες, αἳ οὐκ ἔγνωσαν ἄνδρα· ἐξάξω αὐτὰς πρὸς ὑμᾶς, καὶ χρᾶσθε αὐταῖς καθὰ ἂν ἀρέσκῃ ὑμῖν· μόνον εἰς τοὺς ἀνδρας τούτους μὴ ποιήσητε ἄδικον, οὗ εἵνεκεν εἰσῆλθον ὑπὸ τὴν σκέπην τῶν δοκῶν μου.</text:span><text:span text:style-name="T4624"><text:s/>9</text:span><text:span text:style-name="T4625"> Εἶπαν δὲ αὐτῷ, ἀπόστα ἐκεῖ· εἰσῆλθες παροικεῖν, μὴ καὶ κρίσιν κρίνειν; νῦν οὖν σὲ κακώσωμεν μᾶλλον ἢ ἐκείνους. Καὶ παρεβιάζοντο τὸν ἄνδρα τὸν Λὼτ σφόδρα, καὶ ἤγγισαν συντρίψαι τὴν θύραν.</text:span><text:span text:style-name="T4626"><text:s/>10</text:span><text:span text:style-name="T4627"> Ἐκτείναντες δὲ οἱ ἄνδρες τὰς χεῖρας εἰσεσπάσαντο τὸν Λὼτ πρὸς ἑαυτοὺς εἰς τὸν οἶκον, καὶ τὴν θύραν τοῦ οἴκου ἀπέκλεισαν.</text:span><text:span text:style-name="T4628"><text:s/>11</text:span><text:span text:style-name="T4629"> Τοὺς δὲ ἄνδρας τοὺς ὄντας ἐπὶ τῆς θύρας τοῦ οἴκου ἐπάταξαν ἐν ἀορασίᾳ ἀπὸ μικροῦ ἕως μεγάλου· καὶ παρελύθησαν ζητοῦντες τὴν θύραν.</text:span><text:span text:style-name="T4630"><text:s/>12</text:span><text:span text:style-name="T4631"> Εἶπαν δὲ οἱ ἄνδρες πρὸς τὸν Λώτ, εἰσί σοι ὧδε γαμβροὶ, ἢ υἱοὶ, ἢ θυγατέρες; ἢ εἴτις σοι ἄλλος ἐστὶν ἐν τῇ πόλει, ἐξάγαγε ἐκ τοῦ τόπου τούτου.</text:span><text:span text:style-name="T4632"><text:s/>13</text:span><text:span text:style-name="T4633"> Ὅτι ἡμεῖς ἀπόλλυμεν τὸν τόπον τοῦτον· ὅτι ὑψώθη ἡ κραυγὴ αὐτῶν ἔναντι Κυ, καὶ ἀπέστειλεν ἡμᾶς Κς ἐκτρίψαι αὐτήν.</text:span><text:span text:style-name="T4634"><text:s/>14</text:span><text:span text:style-name="T4635"> Ἐξῆλθε δὲ Λὼτ, καὶ ἐλάλησε πρὸς τοὺς γαμβροὺς αὐτοῦ τοὺς εἰληφότας τὰς θυγατέρας αὐτοῦ, καὶ εἶπεν, ἀνάστητε, καὶ ἐξέλθετε ἐκ τοῦ τόπου τούτου, ὅτι ἐκτρίβει Κς τὴν πόλιν· ἔδοξε δὲ γελοιάζειν ἐναντίον τῶν γαμβρῶν αὐτοῦ.</text:span><text:span text:style-name="T4636"><text:s/>15</text:span><text:span text:style-name="T4637"> Ἡνίκα δὲ ὄρθρος ἐγένετο, ἐσπούδαζον οἱ ἄγγελοι τὸν Λὼτ, λέγοντες, ἀναστὰς λάβε τὴν γυναῖκά σου καὶ τὰς δύο θυγατέρας σου, ἃς ἔχεις, καὶ ἔξελθε, ἵνα μὴ καὶ σὺ συναπόλῃ ταῖς ἀνομίαις τῆς πόλεως.</text:span><text:span text:style-name="T4638"><text:s/>16</text:span><text:span text:style-name="T4639"> Καὶ ἐταράχθησαν, καὶ ἐκράτησαν οἱ ἄγγελοι τῆς χειρὸς αὐτοῦ, καὶ τῆς χειρὸς τῆς γυναικὸς αὐτοῦ, καὶ τῶν χειρῶν τῶν δύο θυγατέρων αὐτοῦ, ἐν τῷ φείσασθαι Κν αὐτοῦ. ​</text:span><text:span text:style-name="T4640"><text:s/>17</text:span><text:span text:style-name="T4641"> Καὶ ἐγένετο ἡνίκα ἐξήγαγον αὐτοὺς ἔξω, καὶ εἶπαν, σῴζων σῷζε τὴν σεαυτοῦ ψυχήν· μὴ περιβλέψῃ εἰς τὰ ὀπίσω, μηδὲ στῇς ἐν πάσῃ τῇ περιχώρῳ· εἰς τὸ ὄρος σῴζου, μή ποτε συμπαραληφθῇς.</text:span><text:span text:style-name="T4642"><text:s/>18</text:span><text:span text:style-name="T4643"> Εἶπε δὲ Λὼτ πρὸς αὐτοὺς, δέομαι Κε,</text:span><text:span text:style-name="T4644"><text:s/>19</text:span><text:span text:style-name="T4645"> ἐπειδὴ εὗρεν ὁ παῖς σου ἔλεος ἐναντίον σου, καὶ ἐμεγάλυνας τὴν δικαιοσύνην σου, ὃ ποιεῖς ἐπ’ ἐμὲ, τοῦ ζῆν τὴν ψυχήν μου· ἐγὼ δὲ οὐ δυνήσομαι διασωθῆναι εἰς τὸ ὄρος, μή ποτε καταλάβῃ με τὰ κακὰ, καὶ ἀποθάνω.</text:span><text:span text:style-name="T4646"><text:s/>20</text:span><text:span text:style-name="T4647"> Ἰδοὺ ἡ πόλις αὕτη ἐγγὺς τοῦ καταφυγεῖν με ἐκεῖ, ἥ ἐστι μικρά· καὶ ἐκεῖ διασωθήσομαι· οὐ μικρά ἐστι; καὶ ζήσεται ἡ ψυχή μου ἕνεκέν σου.</text:span><text:span text:style-name="T4648"><text:s/>21</text:span><text:span text:style-name="T4649"> Καὶ εἶπεν αὐτῷ, ἰδοὺ ἐθαύμασά σου τὸ πρόσωπον καὶ ἐπὶ τῷ ῥήματι τούτῳ, τοῦ μὴ καταστρέψαι τὴν πόλιν περὶ ἧς ἐλάλησας.</text:span><text:span text:style-name="T4650"><text:s/>22</text:span><text:span text:style-name="T4651"> Σπεῦσον οὖν τοῦ σωθῆναι ἐκεῖ, οὐ γὰρ δυνήσομαι ποιῆσαι πρᾶγμα, ἕως τοῦ ἐλθεῖν σε ἐκεῖ· διὰ τοῦτο ἐκάλεσε τὸ ὄνομα τῆς πόλεως ἐκείνης, Σηγώρ.</text:span><text:span text:style-name="T4652"><text:s/>23</text:span><text:span text:style-name="T4653"> Ὁ ἥλιος ἐξῆλθεν ἐπὶ τὴν γῆν, καὶ Λὼτ εἰσῆλθεν εἰς Σηγώρ.</text:span><text:span text:style-name="T4654"><text:s/>24</text:span><text:span text:style-name="T4655"> Καὶ Κς ἔβρεξεν ἐπὶ Σόδομα καὶ Γόμοῤῥα θεῖον καὶ πῦρ παρὰ Κυ ἐξ οὐρανοῦ.</text:span><text:span text:style-name="T4656"><text:s/>25</text:span><text:span text:style-name="T4657"> Καὶ κατέστρεψε τὰς πόλεις ταύτας, καὶ πᾶσαν τὴν περίχωρον, καὶ πάντας τοὺς κατοικοῦντας ἐν ταῖς πόλεσι, καὶ τὰ ἀνατέλλοντα ἐκ τῆς γῆς.</text:span><text:span text:style-name="T4658"><text:s/>26</text:span><text:span text:style-name="T4659"> Καὶ ἐπέβλεψεν ἡ γυνὴ αὐτοῦ εἰς τὰ ὀπίσω, καὶ ἐγένετο στήλη ἁλός.</text:span><text:span text:style-name="T4660"><text:s/>27</text:span><text:span text:style-name="T4661"> Ὤρθρισε δὲ Ἁβραὰμ τῷ πρωῒ εἰς τὸν τόπον, οὗ εἱστήκει ἐναντίον Κυ.</text:span><text:span text:style-name="T4662"><text:s/>28</text:span><text:span text:style-name="T4663"> Καὶ ἐπέβλεψεν ἐπὶ πρόσωπον Σοδόμων καὶ Γομόῤῥας, καὶ ἐπὶ πρόσωπον τῆς περιχώρου, καὶ εἶδε, καὶ ἰδοὺ ἀνέβαινε φλὸξ ἐκ τῆς γῆς, ὡσεὶ ἀτμὶς καμίνου.</text:span><text:span text:style-name="T4664"><text:s/>29</text:span><text:span text:style-name="T4665"> Καὶ ἐγένετο ἐν τῷ ἐκτρίψαι τὸν Θν πάσας τὰς πόλεις τῆς περιοίκου, ἐμνήσθη ὁ Θς τοῦ Ἁβραάμ· καὶ ἐξαπέστειλε τὸν Λὼτ ἐκ μέσου τῆς καταστροφῆς, ἐν τῷ καταστρέψαι Κν τὰς πόλεις, ἐν αἷς κατῴκει ἐν αὐταῖς Λώτ.</text:span><text:span text:style-name="T4666"><text:s/>30</text:span><text:span text:style-name="T4667"> Ἀνέβη δὲ Λὼτ ἐκ Σηγὼρ καὶ ἐκάθητο ἐν τῷ ὄρει αὐτὸς, καὶ αἱ δύο θυγατέρες αὐτοῦ μετ’ αὐτοῦ· ἐφοβήθη γὰρ κατοικῆσαι ἐν Σηγώρ· καὶ κατῴκησεν ἐν τῷ σπηλαίῳ αὐτὸς, καὶ αἱ δύο θυγατέρες αὐτοῦ μετ’ αὐτοῦ.</text:span><text:span text:style-name="T4668"><text:s/>31</text:span><text:span text:style-name="T4669"> Εἶπε δὲ ἡ πρεσβυτέρα πρὸς τὴν νεωτέραν, ὁ πατὴρ ἡμῶν πρεσβύτερος, καὶ οὐδείς ἐστιν ἐπὶ τῆς γῆς, ὃς εἰσελεύσεται πρὸς ἡμᾶς, ὡς καθήκει πάσῃ τῇ γῇ.</text:span><text:span text:style-name="T4670"><text:s/>32</text:span><text:span text:style-name="T4671"> Δεῦρο καὶ ποτίσωμεν τὸν πατέρα ἡμῶν οἶνον, καὶ κοιμηθῶμεν μετ’ αὐτοῦ, καὶ ἐξαναστήσωμεν ἐκ τοῦ πατρὸς ἡμῶν σπέρμα.</text:span><text:span text:style-name="T4672"><text:s/>33</text:span><text:span text:style-name="T4673"> Ἐπότισαν δὲ τὸν πατέρα αὐτῶν οἶνον ἐν τῇ νυκτὶ ἐκείνῃ, καὶ εἰσελθοῦσα ἡ πρεσβυτέρα ἐκοιμήθη μετὰ τοῦ πατρὸς αὐτῆς ἐν τῇ νυκτὶ ἐκείνῃ· καὶ οὐκ ᾔδει ἐν τῷ κοιμηθῆναι αὐτὸν, καὶ ἐν τῷ ἀναστῆναι.</text:span><text:span text:style-name="T4674"><text:s/>34</text:span><text:span text:style-name="T4675"> Ἐγένετο δὲ ἐν τῇ ἐπαύριον, καὶ εἶπεν ἡ πρεσβυτέρα πρὸς τὴν νεωτέραν, ἰδοὺ ἐκοιμήθην χθὲς μετὰ τοῦ πατρὸς ἡμῶν· ποτίσωμεν αὐτὸν οἶνον καὶ ἐν τῇ νυκτὶ ταύτῃ, καὶ εἰσελθοῦσα κοιμήθητι μετ’ αὐτοῦ, καὶ ἐξαναστήσωμεν ἐκ τοῦ πατρὸς ἡμῶν σπέρμα.</text:span><text:span text:style-name="T4676"><text:s/>35</text:span><text:span text:style-name="T4677"> Ἐπότισαν δὲ καὶ ἐν τῇ νυκτὶ ἐκείνῃ τὸν πατέρα αὐτῶν οἶνον, καὶ εἰσελθοῦσα ἡ νεωτέρα ἐκοιμήθη μετὰ τοῦ πατρὸς αὐτῆς· καὶ οὐκ ᾔδει ἐν τῷ κοιμηθῆναι αὐτὸν, καὶ ἀναστῆναι.</text:span><text:span text:style-name="T4678"><text:s/>36</text:span><text:span text:style-name="T4679"> Καὶ συνέλαβον αἱ δύο θυγατέρες Λὼτ ἐκ τοῦ πατρὸς αὐτῶν.</text:span><text:span text:style-name="T4680"><text:s/>37</text:span><text:span text:style-name="T4681"> Καὶ ἔτεκεν ἡ πρεσβυτέρα υἱὸν, καὶ ἐκάλεσε τὸ ὄνομα αὐτοῦ Μωὰβ, λέγουσα, ἐκ τοῦ πατρός μου· οὗτος πατὴρ Μωαβιτῶν ἕως τῆς σήμερον ἡμέρας.</text:span><text:span text:style-name="T4682"><text:s/>38</text:span><text:span text:style-name="T4683"> Ἔτεκε δὲ καὶ ἡ νεωτέρα υἱὸν, καὶ ἐκάλεσε τὸ ὄνομα αὐτοῦ Ἀμμὰν, λέγουσα, υἱὸς γένους μου· οὗτος πατὴρ Ἀμμανιτῶν ἕως τῆς σήμερον ἡμέρας.</text:span></text:p>
            <text:p text:style-name="P4684">Genesis 20</text:p>
            <text:p text:style-name="P4685"><text:span text:style-name="T4686">1</text:span><text:span text:style-name="T4687"> Καὶ ἐκίνησεν ἐκεῖθεν Ἁβραὰμ εἰ γῆν πρὸς λίβα· καὶ ᾤκησεν ἀνὰ μέσον Κάδης, καὶ ἀνὰ μέσον Σούρ· καὶ παρῴκησεν ἐν Γεράροις.</text:span><text:span text:style-name="T4688"><text:s/>2</text:span><text:span text:style-name="T4689"> Εἶπε δὲ Ἁβραὰμ περὶ Σάῤῥας τῆς γυναικὸς αὐτοῦ, ὅτι ἀδελφή μου ἐστίν· ἐφοβήθη γὰρ εἰπεῖν ὅτι γυνή μου ἐστί, μή ποτε ἀποκτείνωσιν αὐτὸν οἱ ἄνδρες τῆς πόλεως δι’ αὐτήν· ἀπέστειλε δὲ Ἀβιμέλεχ βασιλεὺς Γεράρων, καὶ ἔλαβε τὴν Σάῤῥαν.</text:span><text:span text:style-name="T4690"><text:s/>3</text:span><text:span text:style-name="T4691"> Καὶ εἰσῆλθεν ὁ Θς πρὸς Ἀβιμέλεχ ἐν ὕπνῳ τὴν νύκτα, καὶ εἶπεν, ἰδοὺ σὺ ἀποθνήσκεις περὶ τῆς γυναικὸς, ἧς ἔλαβες· αὕτη δέ ἐστι συνῳκηυῖα ἀνδρί.</text:span><text:span text:style-name="T4692"><text:s/>4</text:span><text:span text:style-name="T4693"> Ἀβιμέλεχ δὲ οὐχ ἥψατο αὐτῆς· καὶ εἶπε, Κε, ἔθνος ἀγνοοῦν καὶ δίκαιον ἀπολεῖς;</text:span><text:span text:style-name="T4694"><text:s/>5</text:span><text:span text:style-name="T4695"> Οὐκ αὐτός μοι εἶπεν, ἀδελφή μου ἐστί; καὶ αὕτη μοι εἶπεν, ἀδελφός μου ἐστίν; ἐν καθαρᾷ καρδίᾳ καὶ ἐν δικαιοσύνῃ χειρῶν ἐποίησα τοῦτο.</text:span><text:span text:style-name="T4696"><text:s/>6</text:span><text:span text:style-name="T4697"> Εἶπε δὲ αὐτῷ ὁ Θς καθ’ ὕπνον, κἀγὼ ἔγνων ὅτι ἐν καθαρᾷ καρδίᾳ ἐποίησας τοῦτο, καὶ ἐφεισάμην σου τοῦ μὴ ἁμαρτεῖν σε εἰς ἐμέ· ἕνεκα τούτου οὐκ ἀφῆκά σε ἅψασθαι αὐτῆς.</text:span><text:span text:style-name="T4698"><text:s/>7</text:span><text:span text:style-name="T4699"> Νῦν δὲ ἀπόδος τὴν γυναῖκα τῷ ἀνθρώπῳ, ὅτι προφήτης ἐστὶ, καὶ προσεύξεται περὶ σοῦ, καὶ ζήσῃ· εἰ δὲ μὴ ἀποδίδως, γνώσῃ ὅτι ἀποθανῇ σὺ καὶ πάντα τὰ σά.</text:span><text:span text:style-name="T4700"><text:s/>8</text:span><text:span text:style-name="T4701"> Καὶ ὤρθρισεν Ἀβιμέλεχ τῷ πρωῒ, καὶ ἐκάλεσε πάντας τοὺς παῖδας αὐτοῦ, καὶ ἐλάλησε πάντα τὰ ῥήματα ταῦτα εἰς τὰ ὦτα αὐτῶν· ἐφοβήθησαν δὲ πάντες οἱ ἄνθρωποι σφόδρα.</text:span><text:span text:style-name="T4702"><text:s/>9</text:span><text:span text:style-name="T4703"> Καὶ ἐκάλεσεν Ἀβιμέλεχ τὸν Ἁβραὰμ καὶ εἶπεν αὐτῷ, τί τοῦτο ἐποίησας ἡμῖν; μήτι ἡμάρτομεν εἰς σέ, ὅτι ἐπήγαγες ἐπ’ ἐμὲ καὶ ἐπὶ τὴν βασιλείαν μου ἁμαρτίαν μεγάλην; ἔργον ὃ οὐδεὶς ποιήσει, πεποίηκάς μοι.</text:span><text:span text:style-name="T4704"><text:s/>10</text:span><text:span text:style-name="T4705"> Εἶπε δὲ Ἀβιμέλεχ τῷ Ἁβραὰμ, τί ἐνιδὼν ἐποίησας τοῦτο;</text:span><text:span text:style-name="T4706"><text:s/>11</text:span><text:span text:style-name="T4707"> Εἶπε δὲ Ἁβραὰμ, εἶπα γάρ, ἄρα οὐκ ἔστι θεοσέβεια ἐν τῷ τόπῳ τούτῳ, ἐμέ τε ἀποκτενοῦσιν ἕνεκεν τῆς γυναικός μου.</text:span><text:span text:style-name="T4708"><text:s/>12</text:span><text:span text:style-name="T4709"> Καὶ γὰρ ἀληθῶς, ἀδελφή μου ἐστὶν ἐκ πατρός, ἀλλ’ οὐκ ἐκ μητρός· ἐγενήθη δέ μοι εἰς γυναῖκα.</text:span><text:span text:style-name="T4710"><text:s/>13</text:span><text:span text:style-name="T4711"> Ἐγένετο δὲ, ἡνίκα ἐξήγαγέ με ὁ Θς ἐκ τοῦ οἴκου τοῦ πατρός μου, καὶ εἶπα αὐτῇ, ταύτην τὴν δικαιοσύνην ποιήσεις εἰς ἐμὲ, εἰς πάντα τόπον οὗ ἐὰν εἰσέλθωμεν ἐκεῖ, εἰπὸν ἐμὲ, ὅτι ἀδελφός μου ἐστίν.</text:span><text:span text:style-name="T4712"><text:s/>14</text:span><text:span text:style-name="T4713"> Ἔλαβε δὲ Ἀβιμέλεχ χίλια δίδραχμα, καὶ πρόβατα, καὶ μόσχους, καὶ παῖδας, καὶ παιδίσκας, καὶ ἔδωκε τῷ Ἁβραάμ· καὶ ἀπέδωκεν αὐτῷ Σάῤῥαν τὴν γυναῖκα αὐτοῦ.</text:span><text:span text:style-name="T4714"><text:s/>15</text:span><text:span text:style-name="T4715"> Καὶ εἶπεν Ἀβιμέλεχ τῷ Ἁβραὰμ, ἰδοὺ ἡ γῆ μου ἐναντίον σου· οὗ ἐάν σοι ἀρέσκῃ, κατοίκει.</text:span><text:span text:style-name="T4716"><text:s/>16</text:span><text:span text:style-name="T4717"> Τῇ δὲ Σάῤῥᾳ εἶπεν, ἰδοὺ δέδωκα χίλια δίδραχμα τῷ ἀδελφῷ σου· ταῦτα ἔσται σοι εἰς τιμὴν τοῦ προσώπου σου, καὶ πάσαις ταῖς μετὰ σοῦ· καὶ πάντα ἀλήθευσον.</text:span><text:span text:style-name="T4718"><text:s/>17</text:span><text:span text:style-name="T4719"> Προσηύξατο δὲ Ἁβραὰμ πρὸς τὸν Θν, καὶ ἰάσατο ὁ Θς τὸν Ἀβιμέλεχ, καὶ τὴν γυναῖκα αὐτοῦ, καὶ τὰς παιδίσκας αὐτοῦ· καὶ ἔτεκον.</text:span><text:span text:style-name="T4720"><text:s/>18</text:span><text:span text:style-name="T4721"> Ὅτι συγκλείων συνέκλεισε Κς ἔξωθεν πᾶσαν μήτραν ἐν τῷ οἴκῳ Ἀβιμέλεχ, ἕνεκεν Σάῤῥας τῆς γυναικὸς Ἁβραάμ.</text:span></text:p>
            <text:p text:style-name="P4722">Genesis 21</text:p>
            <text:p text:style-name="P4723"><text:span text:style-name="T4724">1</text:span><text:span text:style-name="T4725"> Καὶ Κς ἐπεσκέψατο τὴν Σάῤῥαν, καθὰ εἶπε· καὶ ἐποίησε Κς τῇ Σάῤῥᾳ, καθὰ ἐλάλησε.</text:span><text:span text:style-name="T4726"><text:s/>2</text:span><text:span text:style-name="T4727"> Καὶ συλλαβοῦσα ἔτεκε τῷ Ἁβραὰμ υἱὸν εἰς τὸ γῆρας, εἰς τὸν καιρόν καθὰ ἐλάλησεν αὐτῷ Κς.</text:span><text:span text:style-name="T4728"><text:s/>3</text:span><text:span text:style-name="T4729"> Καὶ ἐκάλεσεν Ἁβραὰμ τὸ ὄνομα τοῦ υἱοῦ αὐτοῦ τοῦ γενομένου αὐτῷ, ὃν ἔτεκεν αὐτῷ Σάῤῥα, Ἰσαάκ.</text:span><text:span text:style-name="T4730"><text:s/>4</text:span><text:span text:style-name="T4731"> Περιέτεμε δὲ Ἁβραὰμ τὸν Ἰσαὰκ τῇ ἡμέρᾳ τῇ ὀγδόῃ, καθὰ ἐνετείλατο αὐτῷ ὁ Θς.</text:span><text:span text:style-name="T4732"><text:s/>5</text:span><text:span text:style-name="T4733"> Καὶ Ἁβραὰμ ἦν ἑκατὸν ἐτῶν, ἡνίκα ἐγένετο αὐτῷ Ἰσαὰκ ὁ υἱὸς αὐτοῦ.</text:span><text:span text:style-name="T4734"><text:s/>6</text:span><text:span text:style-name="T4735"> Εἶπε δὲ Σάῤῥα, γέλωτά μοι ἐποίησε Κς· ὃς γὰρ ἂν ἀκούσῃ, συγχαρεῖταί μοι.</text:span><text:span text:style-name="T4736"><text:s/>7</text:span><text:span text:style-name="T4737"> Καὶ εἶπε, τίς ἀναγγελεῖ τῷ Ἁβραὰμ ὅτι θηλάζει παιδίον Σάῤῥα; ὅτι ἔτεκον υἱὸν ἐν τῷ γήρᾳ μου.</text:span><text:span text:style-name="T4738"><text:s/>8</text:span><text:span text:style-name="T4739"> Καὶ ηὐξήθη τὸ παιδίον, καὶ ἀπεγαλακτίσθη· καὶ ἐποίησεν Ἁβραὰμ δοχὴν μεγάλην, ᾗ ἡμέρᾳ ἀπεγαλακτίσθη Ἰσαὰκ ὁ υἱὸς αὐτοῦ.</text:span><text:span text:style-name="T4740"><text:s/>9</text:span><text:span text:style-name="T4741"> Ἰδοῦσα δὲ Σάῤῥα τὸν υἱὸν Ἄγαρ τῆς Αἰγυπτίας, ὃς ἐγένετο τῷ Ἁβραὰμ, παίζοντα μετὰ Ἰσαὰκ τοῦ υἱοῦ αὐτῆς,</text:span><text:span text:style-name="T4742"><text:s/>10</text:span><text:span text:style-name="T4743"> Καὶ εἶπε τῷ Ἁβραὰμ, ἔκβαλε τὴν παιδίσκην ταύτην, καὶ τὸν υἱὸν αὐτῆς· οὐ γὰρ μὴ κληρονομήσει ὁ υἱὸς τῆς παιδίσκης ταύτης μετὰ τοῦ υἱοῦ μου Ἰσαάκ.</text:span><text:span text:style-name="T4744"><text:s/>11</text:span><text:span text:style-name="T4745"> Σκληρὸν δὲ ἐφάνη τὸ ῥῆμα σφόδρα ἐναντίον Ἁβραὰμ περὶ τοῦ υἱοῦ αὐτοῦ.</text:span><text:span text:style-name="T4746"><text:s/>12</text:span><text:span text:style-name="T4747"> Εἶπε δὲ ὁ Θς τῷ Ἁβραὰμ, μὴ σκληρὸν ἔστω ἐναντίον σου περὶ τοῦ παιδίου, καὶ περὶ τῆς παιδίσκης· πάντα ὅσα ἂν εἴπῃ σοι Σάῤῥα, ἄκουε τῆς φωνῆς αὐτῆς· ὅτι ἐν Ἰσαὰκ κληθήσεταί σοι σπέρμα.</text:span><text:span text:style-name="T4748"><text:s/>13</text:span><text:span text:style-name="T4749"> Καὶ τὸν υἱὸν δὲ τῆς παιδίσκης ταύτης εἰς ἔθνος μέγα ποιήσω αὐτὸν, ὅτι σπέρμα σόν ἐστιν.</text:span><text:span text:style-name="T4750"><text:s/>14</text:span><text:span text:style-name="T4751"> Ἀνέστη δὲ Ἁβραὰμ τὸ πρωῒ, καὶ ἔλαβεν ἄρτους καὶ ἀσκὸν ὕδατος, καὶ ἔδωκε τῇ Ἄγαρ· καὶ ἐπέθηκεν ἐπὶ τὸν ὤμον αὐτῆς τὸ παιδίον, καὶ ἀπέστειλεν αὐτήν· Ἀπελθοῦσα δὲ ἐπλανᾶτο κατὰ τὴν ἔρημον, κατὰ τὸ φρέαρ τοῦ ὅρκου.</text:span><text:span text:style-name="T4752"><text:s/>15</text:span><text:span text:style-name="T4753"> Ἐξέλιπε δὲ τὸ ὕδωρ ἐκ τοῦ ἀσκοῦ· καὶ ἔῤῥιψε τὸ παιδίον ὑποκάτω μιᾶς ἐλάτης.</text:span><text:span text:style-name="T4754"><text:s/>16</text:span><text:span text:style-name="T4755"> Ἀπελθοῦσα δὲ ἐκάθητο ἀπέναντι αὐτοῦ μακρόθεν, ὡσεὶ τόξου βολήν· εἶπε γὰρ, οὐ μὴ ἴδω τὸν θάνατον τοῦ παιδίου μου. καὶ ἐκάθισεν ἀπέναντι αὐτοῦ· ἀναβοῆσαν δὲ τὸ παιδίον ἔκλαυσεν.</text:span><text:span text:style-name="T4756"><text:s/>17</text:span><text:span text:style-name="T4757"> Εἰσήκουσε δὲ ὁ Θς τῆς φωνῆς τοῦ παιδίου ἐκ τοῦ τόπου οὗ ἦν· καὶ ἐκάλεσεν ἄγγελος Θυ τὴν Ἄγαρ ἐκ τοῦ οὐρανοῦ, καὶ εἶπεν αὐτῇ, τί ἐστιν Ἄγαρ; μὴ φοβοῦ· ἐπακήκοε γὰρ ὁ Θς τῆς φωνῆς τοῦ παιδίου ἐκ τοῦ τόπου οὗ ἐστιν.</text:span><text:span text:style-name="T4758"><text:s/>18</text:span><text:span text:style-name="T4759"> Ἀνάστηθι καὶ λαβὲ τὸ παιδίον, καὶ κράτησον τῇ χειρί σου αὐτό· εἰς γὰρ ἔθνος μέγα ποιήσω αὐτό.</text:span><text:span text:style-name="T4760"><text:s/>19</text:span><text:span text:style-name="T4761"> Καὶ ἀνέῳξεν ὁ Θς τοὺς ὀφθαλμοὺς αὐτῆς· καὶ εἶδε φρέαρ ὕδατος ζῶντος, καὶ ἐπορεύθη, καὶ ἔπλησε τὸν ἀσκὸν ὕδατος, καὶ ἐπότισε τὸ παιδίον.</text:span><text:span text:style-name="T4762"><text:s/>20</text:span><text:span text:style-name="T4763"> Καὶ ἦν ὁ Θς μετὰ τοῦ παιδίου· καὶ ηὐξήθη, καὶ κατῴκησεν ἐν τῇ ἐρήμῳ· ἐγένετο δὲ τοξότης.</text:span><text:span text:style-name="T4764"><text:s/>21</text:span><text:span text:style-name="T4765"> Καὶ κατῴκησεν ἐν τῇ ἐρήμῳ· καὶ ἔλαβεν αὐτῷ ἡ μήτηρ γυναῖκα ἐκ γῆς Αἰγύπτου. ​</text:span><text:span text:style-name="T4766"><text:s/>22</text:span><text:span text:style-name="T4767"> Ἐγένετο δὲ ἐν τῷ καιρῷ ἐκείνῳ, καὶ εἶπεν Ἀβιμέλεχ, καὶ Ὁχοζὰθ ὁ νυμφαγωγὸς αὐτοῦ, καὶ Φιχὸλ ὁ ἀρχιστράτηγος τῆς δυνάμεως αὐτοῦ, πρὸς Ἁβραὰμ, λέγων, ὁ Θς μετὰ σοῦ ἐν πᾶσιν, οἷς ἐὰν ποιῇς·</text:span><text:span text:style-name="T4768"><text:s/>23</text:span><text:span text:style-name="T4769"> Νῦν οὖν ὄμοσόν μοι τὸν Θν μὴ ἀδικήσειν με, μηδὲ τὸ σπέρμα μου, μηδὲ τὸ ὄνομά μου· ἀλλὰ κατὰ τὴν δικαιοσύνην ἣν ἐποίησα μετὰ σοῦ, ποιήσεις μετ’ ἐμοῦ, καὶ τῇ γῇ, ᾗ σὺ παρῴκησας ἐν αὐτῇ.</text:span><text:span text:style-name="T4770"><text:s/>24</text:span><text:span text:style-name="T4771"> Καὶ εἶπεν Ἁβραὰμ, ἐγὼ ὀμοῦμαι.</text:span><text:span text:style-name="T4772"><text:s/>25</text:span><text:span text:style-name="T4773"> Καὶ ἤλεγξεν Ἁβραὰμ τὸν Ἀβιμέλεχ περὶ τῶν φρεάτων τοῦ ὕδατος, ὧν ἀφείλοντο οἱ παῖδες τοῦ Ἀβιμέλεχ.</text:span><text:span text:style-name="T4774"><text:s/>26</text:span><text:span text:style-name="T4775"> Καὶ εἶπεν αὐτῷ Ἀβιμέλεχ, οὐκ ἔγνων τίς ἐποίησέ σοι τὸ ῥῆμα τοῦτο· οὐδὲ σύ μοι ἀπήγγειλας, οὐδὲ ἐγὼ ἤκουσα, ἀλλ’ ἢ σήμερον.</text:span><text:span text:style-name="T4776"><text:s/>27</text:span><text:span text:style-name="T4777"> Καὶ ἔλαβεν Ἁβραὰμ πρόβατα καὶ μόσχους, καὶ ἔδωκε τῷ Ἀβιμέλεχ· καὶ διέθεντο ἀμφότεροι διαθήκην.</text:span><text:span text:style-name="T4778"><text:s/>28</text:span><text:span text:style-name="T4779"> Καὶ ἔστησεν Ἁβραὰμ, ἑπτὰ ἀμνάδας προβάτων μόνας.</text:span><text:span text:style-name="T4780"><text:s/>29</text:span><text:span text:style-name="T4781"> Καὶ εἶπεν Ἀβιμέλεχ τῷ Ἁβραὰμ, τί εἰσιν αἱ ἑπτὰ ἀμνάδες τῶν προβάτων τούτων, ἃς ἔστησας μόνας;</text:span><text:span text:style-name="T4782"><text:s/>30</text:span><text:span text:style-name="T4783"> Καὶ εἶπεν Ἁβραὰμ, ὅτι τὰς ἑπτὰ ἀμνάδας λήψῃ παρ’ ἐμοῦ, ἵνα ὦσί μοι εἰς μαρτύριον, ὅτι ἐγὼ ὤρυξα τό φρέαρ τοῦτο.</text:span><text:span text:style-name="T4784"><text:s/>31</text:span><text:span text:style-name="T4785"> Διὰ τοῦτο ἐπωνόμασε τὸ ὄνομα τοῦ τόπου ἐκείνου, Φρέαρ ὁρκισμοῦ· ὅτι ἐκεῖ ὤμοσαν ἀμφότεροι.</text:span><text:span text:style-name="T4786"><text:s/>32</text:span><text:span text:style-name="T4787"> Καὶ διέθεντο διαθήκην ἐν τῷ φρέατι τοῦ ὁρκισμοῦ· ἀνέστη δὲ Ἀβιμέλεχ, Ὁχοζὰθ ὁ νυμφαγωγὸς αὐτοῦ, καὶ Φιχὸλ ὁ ἀρχιστράτητος τῆς δυνάμεως αὐτοῦ, καὶ ἐπέστρεψαν εἰς τὴν γῆν τῶν Φυλιστιείμ.</text:span><text:span text:style-name="T4788"><text:s/>33</text:span><text:span text:style-name="T4789"> Καὶ ἐφύτευσεν Ἁβραὰμ ἄρουραν ἐπὶ τῷ φρέατι τοῦ ὅρκου· καὶ ἐπεκαλέσατο ἐκεῖ τὸ ὄνομα Κυ, Θς αἰώνιος.</text:span><text:span text:style-name="T4790"><text:s/>34</text:span><text:span text:style-name="T4791"> Παρῴκησε δὲ Ἁβραὰμ ἐν τῇ γῇ τῶν Φυλιστιεὶμ ἡμέρας πολλάς.</text:span></text:p>
            <text:p text:style-name="P4792">Genesis 22</text:p>
            <text:p text:style-name="P4793"><text:span text:style-name="T4794">1</text:span><text:span text:style-name="T4795"> Καὶ ἐγένετο μετὰ τὰ ῥήματα ταῦτα ὁ Θς ἐπείρασε τὸν Ἁβραὰμ, καὶ εἶπεν αὐτῷ, Ἁβραὰμ, Ἁβραάμ· καὶ εἶπεν, ἰδοὺ ἐγώ.</text:span><text:span text:style-name="T4796"><text:s/>2</text:span><text:span text:style-name="T4797"> Καὶ εἶπε, λάβε τὸν υἱόν σου τὸν ἀγαπητὸν, ὃν ἠγάπησας, τὸν Ἰσαὰκ, καὶ πορεύθητι εἰς τὴν γῆν τὴν ὑψηλὴν, καὶ ἀνένεγκον αὐτὸν ἐκεῖ εἰς ὁλοκάρπωσιν ἐφ’ ἓν τῶν ὀρέων ὧν ἄν σοι εἴπω.</text:span><text:span text:style-name="T4798"><text:s/>3</text:span><text:span text:style-name="T4799"> Ἀναστὰς δὲ Ἁβραὰμ τὸ πρωῒ, ἐπέσαξε τὴν ὄνον αὐτοῦ· παρέλαβε δὲ μεθ’ ἑαυτοῦ δύο παῖδας, καὶ Ἰσαὰκ τὸν υἱὸν αὐτοῦ· καὶ σχίσας ξύλα εἰς ὁλοκάρπωσιν, ἀναστὰς ἐπορεύθη, καὶ ἦλθεν ἐπὶ τὸν τόπον, ὃν εἶπεν αὐτῷ ὁ Θς, τῇ ἡμέρᾳ τῇ τρίτῃ.</text:span><text:span text:style-name="T4800"><text:s/>4</text:span><text:span text:style-name="T4801"> Καὶ ἀναβλέψας Ἁβραὰμ τοῖς ὀφθαλμοῖς αὐτοῦ, εἶδε τὸν τόπον μακρόθεν.</text:span><text:span text:style-name="T4802"><text:s/>5</text:span><text:span text:style-name="T4803"> Καὶ εἶπεν Ἁβραὰμ τοῖς παισὶν αὐτοῦ, καθίσατε αὐτοῦ μετὰ τῆς ὄνου· ἐγὼ δὲ καὶ τὸ παιδάριον διελευσόμεθα ἕως ὧδε· καὶ προσκυνήσαντες ἀναστρέψομεν πρὸς ὑμᾶς.</text:span><text:span text:style-name="T4804"><text:s/>6</text:span><text:span text:style-name="T4805"> Ἔλαβε δὲ Ἁβραὰμ τὰ ξύλα τῆς ὁλοκαρπώσεως, καὶ ἐπέθηκεν Ἰσαὰκ τῷ υἱῷ αὐτοῦ· ἔλαβε δὲ μετὰ χεῖρας καὶ τὸ πῦρ καὶ τὴν μάχαιραν, καὶ ἐπορεύθησαν οἱ δύο ἅμα.</text:span><text:span text:style-name="T4806"><text:s/>7</text:span><text:span text:style-name="T4807"> Εἶπε δὲ Ἰσαὰκ πρὸς Ἁβραὰμ τὸν πατέρα αὐτοῦ, πάτερ· ὁ δὲ εἶπε, τί ἐστι, τέκνον; εἶπε δὲ, ἰδοὺ τὸ πῦρ καὶ τὰ ξύλα, ποῦ ἐστι τὸ πρόβατον τὸ εἰς ὁλοκάρπωσιν;</text:span><text:span text:style-name="T4808"><text:s/>8</text:span><text:span text:style-name="T4809"> Εἶπε δὲ Ἁβραάμ, ὁ Θς ὄψεται ἑαυτῷ πρόβατον εἰς ὁλοκάρπωσιν, τέκνον. Πορευθέντες δὲ ἀμφότεροι ἅμα,</text:span><text:span text:style-name="T4810"><text:s/>9</text:span><text:span text:style-name="T4811"> ἦλθον ἐπὶ τὸν τόπον, ὃν εἶπεν αὐτῷ ὁ Θς· καὶ ᾠκοδόμησεν ἐκεῖ Ἁβραὰμ τὸ θυσιαστήριον, καὶ ἐπέθηκε τὰ ξύλα· καὶ συμποδίσας Ἰσαὰκ τὸν υἱὸν αὐτοῦ, ἐπέθηκεν αὐτὸν ἐπὶ τὸ θυσιαστήριον ἐπάνω τῶν ξύλων.</text:span><text:span text:style-name="T4812"><text:s/>10</text:span><text:span text:style-name="T4813"> Καὶ ἐξέτεινεν Ἁβραὰμ τὴν χεῖρα αὐτοῦ λαβεῖν τὴν μάχαιραν, σφάξαι τὸν υἱὸν αὐτοῦ.</text:span><text:span text:style-name="T4814"><text:s/>11</text:span><text:span text:style-name="T4815"> Καὶ ἐκάλεσεν αὐτὸν Ἄγγελος Κυ ἐκ τοῦ οὐρανοῦ καὶ εἶπεν, Ἁβραάμ, Ἁβραάμ· ὁ δὲ εἶπεν, ἰδοὺ ἐγώ.</text:span><text:span text:style-name="T4816"><text:s/>12</text:span><text:span text:style-name="T4817"> Καὶ εἶπε, μὴ ἐπιβάλῃς τὴν χεῖρά σου ἐπὶ τὸ παιδάριον, μηδὲ ποιήσῃς αὐτῷ μηδέν· νῦν γὰρ ἔγνων, ὅτι φοβῇ σὺ τὸν Θν· καὶ οὐκ ἐφείσω τοῦ υἱοῦ σου τοῦ ἀγαπητοῦ δι’ ἐμέ.</text:span><text:span text:style-name="T4818"><text:s/>13</text:span><text:span text:style-name="T4819"> Καὶ ἀναβλέψας Ἁβραὰμ τοῖς ὀφθαλμοῖς αὐτοῦ εἶδε, καὶ ἰδοὺ κριὸς εἷς κατεχόμενος ἐν φυτῷ Σαβὲκ τῶν κεράτων. Καὶ ἐπορεύθη Ἁβραὰμ, καὶ ἔλαβε τὸν κριὸν, καὶ ἀνήνεγκεν αὐτὸν εἰς ὁλοκάρπωσιν ἀντὶ Ἰσαὰκ τοῦ υἱοῦ αὐτοῦ. ​</text:span><text:span text:style-name="T4820"><text:s/>14</text:span><text:span text:style-name="T4821"> Καὶ ἐκάλεσεν Ἁβραὰμ τὸ ὄνομα τοῦ τόπου ἐκείνου, Κς εἶδεν· ἵνα εἴπωσι σήμερον, ἐν τῷ ὄρει Κς ὤφθη.</text:span><text:span text:style-name="T4822"><text:s/>15</text:span><text:span text:style-name="T4823"> Καὶ ἐκάλεσεν Ἄγγελος Κυ τὸν Ἁβραὰμ δεύτερον ἐκ τοῦ οὐρανοῦ, λέγων,</text:span><text:span text:style-name="T4824"><text:s/>16</text:span><text:span text:style-name="T4825"> κατ’ ἐμαυτοῦ ὤμοσα, λέγει Κς, οὗ εἵνεκεν ἐποίησας τὸ ῥῆμα τοῦτο, καὶ οὐκ ἐφείσω τοῦ υἱοῦ σου τοῦ ἀγαπητοῦ δι’ ἐμέ.</text:span><text:span text:style-name="T4826"><text:s/>17</text:span><text:span text:style-name="T4827"> Ἦ μὴν εὐλογῶν εὐλογήσω σε, καὶ πληθύνων πληθυνῶ τὸ σπέρμα σου, ὡς τοὺς ἀστέρας τοῦ οὐρανοῦ, καὶ ὡς τὴν ἄμμον τὴν παρὰ τὸ χεῖλος τῆς θαλάσσης· καὶ κληρονομήσει τὸ σπέρμα σου τὰς πόλεις τῶν ὑπεναντίων.</text:span><text:span text:style-name="T4828"><text:s/>18</text:span><text:span text:style-name="T4829"> Καὶ ἐνευλογηθήσονται ἐν τῷ σπέρματί σου πάντα τὰ ἔθνη τῆς γῆς, ἀνθ’ ὧν ὑπήκουσας τῆς ἐμῆς φωνῆς.</text:span><text:span text:style-name="T4830"><text:s/>19</text:span><text:span text:style-name="T4831"> Ἀπεστράφη δὲ Ἁβραὰμ πρὸς τοὺς παῖδας αὐτοῦ· καὶ ἀναστάντες ἐπορεύθησαν ἅμα ἐπὶ τὸ φρέαρ τοῦ ὅρκου. Καὶ κατῴκησεν Ἁβραὰμ ἐπὶ τὸ φρέαρ τοῦ ὅρκου. ​</text:span><text:span text:style-name="T4832"><text:s/>20</text:span><text:span text:style-name="T4833"> Ἐγένετο δὲ μετὰ τὰ ῥήματα ταῦτα, καὶ ἀνηγγέλη τῷ Ἁβραὰμ, λέγοντες, ἰδοὺ τέτοκε Μελχὰ καὶ αὐτὴ υἱοὺς τῷ Ναχὼρ τῷ ἀδελφῷ σου,</text:span><text:span text:style-name="T4834"><text:s/>21</text:span><text:span text:style-name="T4835"> τὸν Οὒζ πρωτότοκον, καὶ τὸν Βαὺξ ἀδελφὸν αὐτοῦ, καὶ τὸν Καμουὴλ πατέρα Σύρων,</text:span><text:span text:style-name="T4836"><text:s/>22</text:span><text:span text:style-name="T4837"> καὶ τὸν Χαζὰδ, καὶ Ἀζαῦ, καὶ τὸν Φαλδὲς, καὶ τὸν Ἰελδὰφ, καὶ τὸν Βαθουήλ.</text:span><text:span text:style-name="T4838"><text:s/>23</text:span><text:span text:style-name="T4839"> Βαθουὴλ δὲ ἐγέννησε τὴν Ῥεβέκκαν· ὀκτὼ οὗτοι υἱοί, οὓς ἔτεκε Μελχὰ τῷ Ναχὼρ τῷ ἀδελφῷ Ἁβραάμ.</text:span><text:span text:style-name="T4840"><text:s/>24</text:span><text:span text:style-name="T4841"> Καὶ ἡ παλλακὴ αὐτοῦ, ᾗ ὄνομα Ῥεήμα, ἔτεκε καὶ αὐτὴ τὸν Ταβὲκ, καὶ τὸν Ταὰμ, καὶ τὸν Τοχὸς, καὶ τὸν Μοχά.</text:span></text:p>
            <text:p text:style-name="P4842">Genesis 23</text:p>
            <text:p text:style-name="P4843"><text:span text:style-name="T4844">1</text:span><text:span text:style-name="T4845"> Ἐγένετο δὲ ἡ ζωὴ Σάῤῥας, ἔτη ἑκατὸν εἰκοσιεπτά.</text:span><text:span text:style-name="T4846"><text:s/>2</text:span><text:span text:style-name="T4847"> Καὶ ἀπέθανε Σάῤῥα ἐν πόλει Ἀρβὸκ, ἥ ἐστιν ἐν τῷ κοιλώματι· αὕτη ἐστὶ Χεβρών ἐν τῇ γῇ Χαναάν ἦλθε δὲ Ἁβραὰμ κόψασθαι Σάῤῥαν, καὶ πενθῆσαι.</text:span><text:span text:style-name="T4848"><text:s/>3</text:span><text:span text:style-name="T4849"> Καὶ ἀνέστη Ἁβραὰμ ἀπὸ τοῦ νεκροῦ αὐτοῦ· καὶ εἶπεν Ἁβραὰμ τοῖς υἱοῖς τοῦ Χὲτ, λέγων,</text:span><text:span text:style-name="T4850"><text:s/>4</text:span><text:span text:style-name="T4851"> Πάροικος καὶ παρεπίδημος ἐγώ εἰμι μεθ’ ὑμῶν· δότε μοι οὖν κτῆσιν τάφου μεθ’ ὑμῶν, καὶ θάψω τὸν νεκρόν μου ἀπ’ ἐμοῦ.</text:span><text:span text:style-name="T4852"><text:s/>5</text:span><text:span text:style-name="T4853"> Ἀπεκρίθησαν δὲ οἱ υἱοὶ Χὲτ πρὸς Ἁβραὰμ, λέγοντες, μὴ, κύριε·</text:span><text:span text:style-name="T4854"><text:s/>6</text:span><text:span text:style-name="T4855"> Ἄκουσον δὲ ἡμῶν· βασιλεὺς παρὰ Θυ σὺ εἶ ἐν ἡμῖν· ἐν τοῖς ἐκλεκτοῖς μνημείοις ἡμῶν θάψον τὸν νεκρόν σου· οὐδεὶς γὰρ ἡμῶν οὐ μὴ κωλύσει τὸ μνημεῖον αὐτοῦ ἀπὸ σοῦ, τοῦ θάψαι τὸν νεκρόν σου ἐκεῖ.</text:span><text:span text:style-name="T4856"><text:s/>7</text:span><text:span text:style-name="T4857"> Ἀναστὰς δὲ Ἁβραὰμ προσεκύνησε τῷ λαῷ τῆς γῆς, τοῖς υἱοῖς τοῦ Χέτ.</text:span><text:span text:style-name="T4858"><text:s/>8</text:span><text:span text:style-name="T4859"> Καὶ ἐλάλησε πρὸς αὐτοὺς Ἁβραὰμ, λέγων, εἰ ἔχετε τῇ ψυχῇ ὑμῶν, ὥστε θάψαι τὸν νεκρόν μου ἀπὸ προσώπου μου, ἀκούσατέ μου, καὶ λαλήσατε περὶ ἐμοῦ Ἐφρὼν τῷ τοῦ Σαάρ.</text:span><text:span text:style-name="T4860"><text:s/>9</text:span><text:span text:style-name="T4861"> Καὶ δότω μοι τὸ σπήλαιον τὸ διπλοῦν, ὅ ἐστιν αὐτῷ, τὸ ὂν ἐν μέρει τοῦ ἀγροῦ αὐτοῦ· ἀργυρίου τοῦ ἀξίου δότω μοι αὐτὸ ἐν ὑμῖν εἰς κτῆσιν μνημείου.</text:span><text:span text:style-name="T4862"><text:s/>10</text:span><text:span text:style-name="T4863"> Ἐφρὼν δὲ ἐκάθητο ἐν μέσῳ τῶν υἱῶν Χέτ· ἀποκριθεὶς δὲ Ἐφρὼν ὁ Χετταῖος πρὸς Ἁβραὰμ εἶπεν, ἀκουόντων τῶν υἱῶν Χὲτ, καὶ τῶν εἰσπορευομένων εἰς τὴν πόλιν πάντων, λέγων,</text:span><text:span text:style-name="T4864"><text:s/>11</text:span><text:span text:style-name="T4865"> Παρ’ ἐμοὶ γενοῦ, κύριε, καὶ ἄκουσόν μου· τὸν ἀγρὸν, καὶ τὸ σπήλαιον τὸ ἐν αὐτῷ, σοὶ δίδωμι· ἐναντίον πάντων τῶν πολιτῶν μου δέδωκά σοι· θάψον τὸν νεκρόν σου.</text:span><text:span text:style-name="T4866"><text:s/>12</text:span><text:span text:style-name="T4867"> Καὶ προσεκύνησεν Ἁβραὰμ ἐναντίον τοῦ λαοῦ τῆς γῆς.</text:span><text:span text:style-name="T4868"><text:s/>13</text:span><text:span text:style-name="T4869"> Καὶ εἶπε τῷ Ἐφρὼν εἰς τὰ ὦτα ἐναντίον τοῦ λαοῦ τῆς γῆς, ἐπειδὴ πρὸς ἐμοῦ εἶ, ἄκουσόν μου· τὸ ἀργύριον τοῦ ἀγροῦ λάβε παρ’ ἐμοῦ, καὶ θάψω τὸν νεκρόν μου ἐκεῖ.</text:span><text:span text:style-name="T4870"><text:s/>14</text:span><text:span text:style-name="T4871"> Ἀπεκρίθη δὲ Ἐφρὼν τῷ Ἀβραὰμ, λέγων,</text:span><text:span text:style-name="T4872"><text:s/>15</text:span><text:span text:style-name="T4873"> Οὐχὶ, κύριε· ἀκήκοα γάρ, γῆ τετρακοσίων διδράχμων ἀργύριου· ἀλλὰ τί ἂν εἴη τοῦτο ἀνὰ μέσον ἐμοῦ καὶ σοῦ; σὺ δὲ τὸν νεκρόν σου θάψον.</text:span><text:span text:style-name="T4874"><text:s/>16</text:span><text:span text:style-name="T4875"> Καὶ ἤκουσεν Ἁβραὰμ τοῦ Ἐφρών· καὶ ἀποκατέστησεν Ἁβραὰμ τῷ Ἐφρὼν τὸ ἀργύριον, ὃ ἐλάλησεν εἰς τὰ ὦτα τῶν υἱῶν Χέτ, τετρακόσια δίδραχμα ἀργυρίου δοκίμου ἐμπόροις.</text:span><text:span text:style-name="T4876"><text:s/>17</text:span><text:span text:style-name="T4877"> Καὶ ἔστη ὁ ἀγρὸς Ἐφρών, ὃς ἦν ἐν τῷ διπλῷ σπηλαίῳ, ὅς ἐστι κατὰ πρόσωπον Μαμβρῆ, ὁ ἀγρὸς καὶ τὸ σπήλαιον, ὃ ἦν ἐν αὐτῷ, καὶ πᾶν δένδρον, ὃ ἦν ἐν τῷ ἀγρῷ, καὶ πᾶν ὅ ἐστιν ἐν τοῖς ὁρίοις αὐτοῦ κύκλῳ,</text:span><text:span text:style-name="T4878"><text:s/>18</text:span><text:span text:style-name="T4879"> τῷ Ἁβραὰμ, εἰς κτῆσιν ἐναντίον τῶν υἱῶν Χὲτ, καὶ πάντων τῶν εἰσπορευομένων εἰς τὴν πόλιν.</text:span><text:span text:style-name="T4880"><text:s/>19</text:span><text:span text:style-name="T4881"> Μετὰ ταῦτα ἔθαψεν Ἁβραὰμ Σάῤῥαν τὴν γυναῖκα αὐτοῦ ἐν τῷ σπηλαίῳ τοῦ ἀγροῦ τῷ διπλῷ, ὅ ἐστιν ἀπέναντι Μαμβρῆ· αὕτη ἐστὶ Χεβρὼν ἐν τῇ γῇ Χαναάν.</text:span><text:span text:style-name="T4882"><text:s/>20</text:span><text:span text:style-name="T4883"> Καὶ ἐκυρώθη ὁ ἀγρὸς καὶ τὸ σπήλαιον ὃ ἦν ἐν αὐτῷ τῷ Ἁβραὰμ εἰς κτῆσιν τάφου, παρὰ τῶν υἱῶν Χέτ.</text:span></text:p>
            <text:p text:style-name="P4884">Genesis 24</text:p>
            <text:p text:style-name="P4885"><text:span text:style-name="T4886">1</text:span><text:span text:style-name="T4887"> Καὶ Ἁβραὰμ ἦν πρεσβύτερος προβεβηκὼς ἡμερῶν· καὶ Κς ηὐλόγησε τὸν Ἁβραὰμ κατὰ πάντα. ​</text:span><text:span text:style-name="T4888"><text:s/>2</text:span><text:span text:style-name="T4889"> Καὶ εἶπεν Ἁβραὰμ τῷ παιδὶ αὐτοῦ τῷ πρεσβυτέρῳ τῆς οἰκίας αὐτοῦ, τῷ ἄρχοντι πάντων τῶν αὐτοῦ, θὲς τὴν χεῖρά σου ὑπὸ τὸν μηρόν μου.</text:span><text:span text:style-name="T4890"><text:s/>3</text:span><text:span text:style-name="T4891"> Καὶ ἐξορκιῶ σε Κν τὸν Θν τοῦ οὐρανοῦ καὶ τὸν Θν τῆς γῆς, ἵνα μὴ λάβῃς γυναῖκα τῷ υἱῷ μου Ἰσαὰκ ἀπὸ τῶν θυγατέρων τῶν Χαναναίων, μεθ’ ὧν ἐγὼ οἰκῶ ἐν αὐτοῖς.</text:span><text:span text:style-name="T4892"><text:s/>4</text:span><text:span text:style-name="T4893"> Ἀλλ’ ἢ εἰς τὴν γῆν μου, οὗ ἐγεννήθην, πορεύσῃ, καὶ εἰς τὴν φυλήν μου, καὶ λήψῃ γυναῖκα τῷ υἱῷ μου Ἰσαὰκ ἐκεῖθεν.</text:span><text:span text:style-name="T4894"><text:s/>5</text:span><text:span text:style-name="T4895"> Εἶπε δὲ πρὸς αὐτὸν ὁ παῖς, μή ποτε οὐ βούληται ἡ γυνὴ πορευθῆναι μετ’ ἐμοῦ ὀπίσω εἰς τὴν γῆν ταύτην, ἀποστρέψω τὸν υἱόν σου εἰς τὴν γῆν, ὅθεν ἐξῆλθες ἐκεῖθεν;</text:span><text:span text:style-name="T4896"><text:s/>6</text:span><text:span text:style-name="T4897"> Εἶπε δὲ πρὸς αὐτὸν Ἁβραάμ, πρόσεχε σεαυτῷ μὴ ἀποστρέψῃς τὸν υἱόν μου ἐκεῖ.</text:span><text:span text:style-name="T4898"><text:s/>7</text:span><text:span text:style-name="T4899"> Κς ὁ Θς τοῦ οὐρανοῦ καὶ ὁ Θς τῆς γῆς, ὃς ἔλαβέ με ἐκ τοῦ οἴκου τοῦ πατρός μου, καὶ ἐκ τῆς γῆς ἧς ἐγεννήθην, ὃς ἐλάλησέ μοι, καὶ ὃς ὤμοσέ μοι, λέγων, σοὶ δώσω τὴν γῆν ταύτην καὶ τῷ σπέρματί σου, αὐτὸς ἀποστελεῖ τὸν ἄγγελον αὐτοῦ ἔμπροσθέν σου, καὶ λήψῃ γυναῖκα τῷ υἱῷ μου ἐκεῖθεν.</text:span><text:span text:style-name="T4900"><text:s/>8</text:span><text:span text:style-name="T4901"> Ἐὰν δὲ μὴ θέλῃ ἡ γυνὴ πορευθῆναι μετὰ σοῦ εἰς τὴν γῆν ταύτην, καθαρὸς ἔσῃ ἀπὸ τοῦ ὅρκου μου· μόνον τὸν υἱόν μου μὴ ἀποστρέψῃς ἐκεῖ.</text:span><text:span text:style-name="T4902"><text:s/>9</text:span><text:span text:style-name="T4903"> Καὶ ἔθηκεν ὁ παῖς τὴν χεῖρα αὐτοῦ ὑπὸ τὸν μηρὸν Ἁβραὰμ τοῦ κυρίου αὐτοῦ, καὶ ὤμοσεν αὐτῷ περὶ τοῦ ῥήματος τούτου.</text:span><text:span text:style-name="T4904"><text:s/>10</text:span><text:span text:style-name="T4905"> Καὶ ἔλαβεν ὁ παῖς δέκα καμήλους ἀπὸ τῶν καμήλων τοῦ κυρίου αὐτοῦ, καὶ ἀπὸ πάντων τῶν ἀγαθῶν τοῦ κυρίου αὐτοῦ μεθ’ ἑαυτοῦ· καὶ ἀναστὰς ἐπορεύθη εἰς τὴν Μεσοποταμίαν εἰς τὴν πόλιν Ναχώρ.</text:span><text:span text:style-name="T4906"><text:s/>11</text:span><text:span text:style-name="T4907"> Καὶ ἐκοίμισε τὰς καμήλους ἔξω τῆς πόλεως παρὰ τὸ φρέαρ τοῦ ὕδατος τὸ πρὸς ὀψέ, ἡνίκα ἐκπορεύονται αἱ ὑδρευόμεναι. ​</text:span><text:span text:style-name="T4908"><text:s/>12</text:span><text:span text:style-name="T4909"> Καὶ εἶπε, Κε ὁ Θς τοῦ κυρίου μου Ἁβραάμ, εὐόδωσον ἐναντίον ἐμοῦ σήμερον, καὶ ποίησον ἔλεος μετὰ τοῦ κυρίου μου Ἁβραάμ.</text:span><text:span text:style-name="T4910"><text:s/>13</text:span><text:span text:style-name="T4911"> Ἰδοὺ ἐγὼ ἕστηκα ἐπὶ τῆς πηγῆς τοῦ ὕδατος· αἱ δὲ θυγατέρες τῶν οἰκούντων τὴν πόλιν ἐκπορεύονται ἀντλῆσαι ὕδωρ.</text:span><text:span text:style-name="T4912"><text:s/>14</text:span><text:span text:style-name="T4913"> Καὶ ἔσται ἡ παρθένος, ᾗ ἂν ἐγὼ εἴπω, ἐπίκλινον τὴν ὑδρίαν σου, ἵνα πίω, καὶ εἴπῃ μοι, πίε σύ, καὶ τὰς καμήλους σου ποτιῶ, ἕως ἂν παύσωνται πίνουσαι, ταύτην ἡτοίμασας τῷ παιδί σου τῷ Ἰσαάκ· καὶ ἐν τούτῳ γνώσομαι, ὅτι ἐποίησας ἔλεος μετὰ τοῦ κυρίου μου Ἁβραάμ. ​</text:span><text:span text:style-name="T4914"><text:s/>15</text:span><text:span text:style-name="T4915"> Καὶ ἐγένετο πρὸ τοῦ συντελέσαι αὐτὸν λαλοῦντα ἐν τῇ διανοίᾳ αὐτοῦ, καὶ ἰδοὺ Ῥεβέκκα ἐξεπορεύετο ἡ τεχθεῖσα Βαθουὴλ, υἱῷ Μελχὰς τῆς γυναικὸς Ναχὼρ, ἀδελφοῦ δὲ Ἁβραὰμ, ἔχουσα τὴν ὑδρίαν ἐπὶ τῶν ὤμων αὐτῆς.</text:span><text:span text:style-name="T4916"><text:s/>16</text:span><text:span text:style-name="T4917"> Ἡ δὲ παρθένος ἦν καλὴ τῇ ὄψει σφόδρα· παρθένος ἦν, ἀνὴρ οὐκ ἔγνω αὐτήν· καταβᾶσα δὲ ἐπὶ τὴν πηγὴν, ἔπλησε τὴν ὑδρίαν αὐτῆς, καὶ ἀνέβη.</text:span><text:span text:style-name="T4918"><text:s/>17</text:span><text:span text:style-name="T4919"> Ἐπέδραμε δὲ ὁ παῖς εἰς συνάντησιν αὐτῆς, καὶ εἶπε, πότισόν με μικρὸν ὕδωρ ἐκ τῆς ὑδρίας σου.</text:span><text:span text:style-name="T4920"><text:s/>18</text:span><text:span text:style-name="T4921"> Ἡ δὲ εἶπε, πίε, κύριε· καὶ ἔσπευσε καὶ καθεῖλε τὴν ὑδρίαν ἐπὶ τὸν βραχίονα αὐτῆς, καὶ ἐπότισεν αὐτόν, ἕως ἐπαύσατο πίνων.</text:span><text:span text:style-name="T4922"><text:s/>19</text:span><text:span text:style-name="T4923"> Καὶ εἶπε, καὶ ταῖς καμήλοις σου ὑδρεύσομαι, ἕως ἂν πᾶσαι πίωσι.</text:span><text:span text:style-name="T4924"><text:s/>20</text:span><text:span text:style-name="T4925"> Καὶ ἔσπευσε καὶ ἐξεκένωσε τὴν ὑδρίαν εἰς τὸ ποτιστήριον· καὶ ἔδραμεν ἐπὶ τὸ φρέαρ ἀντλῆσαι πάλιν· καὶ ὑδρεύσατο πάσαις ταῖς καμήλοις.</text:span><text:span text:style-name="T4926"><text:s/>21</text:span><text:span text:style-name="T4927"> Ὁ δὲ ἄνθρωπος κατεμάνθανεν αὐτήν· καὶ παρεσιώπα τοῦ γνῶναι εἰ εὐώδωκε Κς τὴν ὁδὸν αὐτοῦ, ἢ οὔ.</text:span><text:span text:style-name="T4928"><text:s/>22</text:span><text:span text:style-name="T4929"> Ἐγένετο δέ ἡνίκα ἐπαύσαντο πᾶσαι αἱ κάμηλοι πίνουσαι, ἔλαβεν ὁ ἄνθρωπος ἐνώτια χρυσᾶ ἀνὰ δραχμὴν ὁλκῆς, καὶ δύο ψέλλια ἐπὶ τὰς χεῖρας αὐτῆς, δέκα χρυσῶν ὁλκὴ αὐτῶν.</text:span><text:span text:style-name="T4930"><text:s/>23</text:span><text:span text:style-name="T4931"> Καὶ ἐπηρώτησεν αὐτὴν, καὶ εἶπε, θυγάτηρ τίνος εἶ; ἀνάγγειλόν μοι, εἰ ἔστι παρὰ τῷ πατρί σου τόπος ἡμῖν τοῦ καταλῦσαι.</text:span><text:span text:style-name="T4932"><text:s/>24</text:span><text:span text:style-name="T4933"> Ἡ δὲ εἶπεν αὐτῷ, θυγάτηρ Βαθουήλ εἰμι τοῦ Μελχὰς, ὃν ἔτεκε τῷ Ναχώρ.</text:span><text:span text:style-name="T4934"><text:s/>25</text:span><text:span text:style-name="T4935"> Καὶ εἶπεν αὐτῷ, καὶ ἄχυρα καὶ χορτάσματα πολλὰ παρ’ ἡμῖν, καὶ τόπος τοῦ καταλῦσαι.</text:span><text:span text:style-name="T4936"><text:s/>26</text:span><text:span text:style-name="T4937"> Καὶ εὐδοκήσας ὁ ἄνθρωπος προσεκύνησε τῷ Κω.</text:span><text:span text:style-name="T4938"><text:s/>27</text:span><text:span text:style-name="T4939"> Καὶ εἶπεν, εὐλογητὸς Κς ὁ Θς τοῦ κυρίου μου Ἁβραὰμ, ὃς οὐκ ἐγκατέλιπε τὴν δικαιοσύνην αὐτοῦ, καὶ τὴν ἀλήθειαν, ἀπὸ τοῦ κυρίου μου· ἐμέ τ’ εὐώδωκε Κς εἰς οἶκον τοῦ ἀδελφοῦ τοῦ κυρίου μου.</text:span><text:span text:style-name="T4940"><text:s/>28</text:span><text:span text:style-name="T4941"> Καὶ δραμοῦσα ἡ παῖς ἀνήγγειλεν εἰς τὸν οἶκον τῆς μητρὸς αὐτῆς, κατὰ τὰ ῥήματα ταῦτα.</text:span><text:span text:style-name="T4942"><text:s/>29</text:span><text:span text:style-name="T4943"> Τῇ δὲ Ῥεβέκκᾳ ἀδελφὸς ἦν, ᾧ ὄνομα Λάβαν· καὶ ἔδραμε Λάβαν πρὸς τὸν ἄνθρωπον ἔξω ἐπὶ τὴν πηγήν.</text:span><text:span text:style-name="T4944"><text:s/>30</text:span><text:span text:style-name="T4945"> Καὶ ἐγένετο ἡνίκα εἶδε τὰ ἐνώτια, καὶ τὰ ψέλλια ἐν ταῖς χερσὶ τῆς ἀδελφῆς αὐτοῦ, καὶ ὅτε ἤκουσε τὰ ῥήματα Ῥεβέκκας τῆς ἀδελφῆς αὐτοῦ, λεγούσης, οὕτω λελάληκέ μοι ὁ ἄνθρωπος, καὶ ἦλθε πρὸς τὸν ἄνθρωπον, ἑστηκότος αὐτοῦ ἐπὶ τῶν καμήλων ἐπὶ τῆς πηγῆς.</text:span><text:span text:style-name="T4946"><text:s/>31</text:span><text:span text:style-name="T4947"> Καὶ εἶπεν αὐτῷ, δεῦρο εἴσελθε, εὐλογητὸς Κυ· ἱνατί ἕστηκας ἔξω; ἐγὼ δὲ ἡτοίμασα τὴν οἰκίαν, καὶ τόπον ταῖς καμήλοις.</text:span><text:span text:style-name="T4948"><text:s/>32</text:span><text:span text:style-name="T4949"> Εἰσῆλθε δὲ ὁ ἄνθρωπος εἰς τὴν οἰκίαν, καὶ ἀπέσαξε τὰς καμήλους· καὶ ἔδωκεν ἄχυρα καὶ χορτάσματα ταῖς καμήλοις, καὶ ὕδωρ νίψασθαι τοῖς ποσὶν αὐτοῦ, καὶ τοῖς ποσὶ τῶν ἀνδρῶν τῶν μετ’ αὐτοῦ.</text:span><text:span text:style-name="T4950"><text:s/>33</text:span><text:span text:style-name="T4951"> Καὶ παρέθηκεν αὐτοῖς ἄρτους φαγεῖν· καὶ εἶπεν, οὐ μὴ φάγω, ἕως τοῦ λαλῆσαί με τὰ ῥήματά μου· καὶ εἶπαν, λάλησον.</text:span><text:span text:style-name="T4952"><text:s/>34</text:span><text:span text:style-name="T4953"> Καὶ εἶπε, παῖς Ἁβραὰμ ἐγώ εἰμι.</text:span><text:span text:style-name="T4954"><text:s/>35</text:span><text:span text:style-name="T4955"> Κς δὲ ηὐλόγησε τὸν κύριόν μου σφόδρα, καὶ ὑψώθη· καὶ ἔδωκεν αὐτῷ πρόβατα, καὶ μόσχους, καὶ ἀργύριον, καὶ χρυσίον, παῖδας, καὶ παιδίσκας, καμήλους, καὶ ὄνους.</text:span><text:span text:style-name="T4956"><text:s/>36</text:span><text:span text:style-name="T4957"> Καὶ ἔτεκε Σάῤῥα ἡ γυνὴ τοῦ κυρίου μου υἱὸν ἕνα τῷ κυρίῳ μου μετὰ τὸ γηράσαι αὐτόν· καὶ ἔδωκεν αὐτῷ ὅσα ἦν αὐτῷ.</text:span><text:span text:style-name="T4958"><text:s/>37</text:span><text:span text:style-name="T4959"> Καὶ ὥρκισέ με ὁ κύριός μου, λέγων, οὐ λήψῃ γυναῖκα τῷ υἱῷ μου ἀπὸ τῶν θυγατέρων τῶν Χαναναίων, ἐν οἷς ἐγὼ παροικῶ ἐν τῇ γῇ αὐτῶν.</text:span><text:span text:style-name="T4960"><text:s/>38</text:span><text:span text:style-name="T4961"> Ἀλλ’ εἰς τὸν οἶκον τοῦ πατρός μου πορεύσῃ, καὶ εἰς τὴν φυλήν μου, καὶ λήψῃ γυναῖκα τῷ υἱῷ μου ἐκεῖθεν.</text:span><text:span text:style-name="T4962"><text:s/>39</text:span><text:span text:style-name="T4963"> Εἶπα δὲ τῷ κυρίῳ μου, μήποτε οὐ πορεύσεται ἡ γυνὴ μετ’ ἐμοῦ.</text:span><text:span text:style-name="T4964"><text:s/>40</text:span><text:span text:style-name="T4965"> Καὶ εἶπέ μοι, Κς ὁ Θς ᾧ εὐηρέστησα ἐναντίον αὐτοῦ, αὐτὸς ἐξαποστελεῖ τὸν Ἄγγελον αὐτοῦ μετὰ σοῦ, καὶ εὐοδώσει τὴν ὁδόν σου· καὶ λήψῃ γυναῖκα τῷ υἱῷ μου ἐκ τῆς φυλῆς μου, καὶ ἐκ τοῦ οἴκου τοῦ πατρός μου.</text:span><text:span text:style-name="T4966"><text:s/>41</text:span><text:span text:style-name="T4967"> Τότε ἀθῷος ἔσῃ ἀπὸ τῆς ἀρᾶς μου· ἡνίκα γὰρ ἐὰν ἔλθῃς εἰς τὴν φυλήν μου, καὶ μή σοι δῶσι, καὶ ἔσῃ ἀθῷος ἀπὸ τοῦ ὁρκισμοῦ μου.</text:span><text:span text:style-name="T4968"><text:s/>42</text:span><text:span text:style-name="T4969"> Καὶ ἐλθὼν σήμερον ἐπὶ τὴν πηγὴν εἶπα, Κε ὁ Θς τοῦ κυρίου μου Ἁβραὰμ, εἰ σὺ εὐοδοῖς τὴν ὁδόν μου, ἐν ᾗ νῦν ἐγὼ πορεύομαι ἐν αὐτῇ,</text:span><text:span text:style-name="T4970"><text:s/>43</text:span><text:span text:style-name="T4971"> ἰδοὺ ἐγὼ ἐφέστηκα ἐπὶ τῆς πηγῆς τοῦ ὕδατος, καὶ αἱ θυγατέρες τῶν ἀνθρώπων τῆς πόλεως ἐκπορεύονται ἀντλῆσαι ὕδωρ· καὶ ἔσται ἡ παρθένος, ᾗ ἂν ἐγὼ εἴπω, πότισόν με ἐκ τῆς ὑδρίας σου μικρὸν ὕδωρ,</text:span><text:span text:style-name="T4972"><text:s/>44</text:span><text:span text:style-name="T4973"> καὶ εἴπῃ μοι, καὶ σὺ πίε, καὶ ταῖς καμήλοις σου ὑδρεύσομαι, αὕτη ἡ γυνή ἣν ἡτοίμασε Κς τῷ ἑαυτοῦ θεράποντι Ἰσαάκ· καὶ ἐν τούτῳ γνώσομαι, ὅτι πεποίηκας ἔλεος τῷ κυρίῳ μου Ἁβραάμ.</text:span><text:span text:style-name="T4974"><text:s/>45</text:span><text:span text:style-name="T4975"> Καὶ ἐγένετο πρὸ τοῦ συντελέσαι με λαλοῦντα ἐν τῇ διανοίᾳ μου, εὐθὺς Ῥεβέκκα ἐξεπορεύετο, ἔχουσα τὴν ὑδρίαν ἐπὶ τῶν ὤμων· καὶ κατέβη ἐπὶ τὴν πηγὴν, καὶ ὑδρεύσατο· εἶπα δὲ αὐτῇ, πότισόν με.</text:span><text:span text:style-name="T4976"><text:s/>46</text:span><text:span text:style-name="T4977"> Καί σπεύσασα καθεῖλε τὴν ὑδρίαν ἐπὶ τὸν βραχίονα αὐτῆς ἀφ’ ἑαυτῆς, καὶ εἶπε, πίε σὺ, καὶ τὰς καμήλους σου ποτιῶ· καὶ ἔπιον, καὶ τὰς καμήλους ἐπότισε.</text:span><text:span text:style-name="T4978"><text:s/>47</text:span><text:span text:style-name="T4979"> Καὶ ἠρώτησα αὐτὴν, καὶ εἶπα, θυγάτηρ τίνος εἶ, ἀναγγειλόν μοι· ἡ δὲ ἔφη, θυγάτηρ Βαθουὴλ εἰμι υἱοῦ τοῦ Ναχώρ, ὃν ἔτεκεν αὐτῷ Μελχά· καὶ περιέθηκα αὐτῇ τὰ ἐνώτια, καί τὰ ψέλλια περὶ τὰς χεῖρας αὐτῆς·</text:span><text:span text:style-name="T4980"><text:s/>48</text:span><text:span text:style-name="T4981"> Καὶ εὐδοκήσας προσεκύνησα τῷ Κω, καὶ εὐλόγησα Κν τὸν Θν τοῦ κυρίου μου Ἁβραὰμ, ὃς εὐώδωσέ με ἐν ὁδῷ ἀληθείας λαβεῖν τὴν θυγατέρα τοῦ ἀδελφοῦ τοῦ κυρίου μου τῷ υἱῷ αὐτοῦ.</text:span><text:span text:style-name="T4982"><text:s/>49</text:span><text:span text:style-name="T4983"> Εἰ οὖν ποιεῖτε ὑμεῖς ἔλεος καὶ δικαιοσύνην πρὸς τὸν κύριόν μου· εἰ δὲ μὴ, ἀπαγγείλατέ μοι, ἵνα ἐπιστρέψω εἰς δεξιὰν ἢ ἀριστεράν. ​</text:span><text:span text:style-name="T4984"><text:s/>50</text:span><text:span text:style-name="T4985"> Ἀποκριθεὶς δὲ Λάβαν καὶ Βαθουὴλ εἶπαν, παρὰ Κυ ἐξῆλθε τὸ πρᾶγμα τοῦτο· οὐ δυνησόμεθά σοι ἀντειπεῖν κακὸν ἢ καλόν.</text:span><text:span text:style-name="T4986"><text:s/>51</text:span><text:span text:style-name="T4987"> Ἰδοὺ Ῥεβέκκα ἐνώπιόν σου· λαβὼν ἀπότρεχε· καὶ ἔστω γυνὴ τῷ υἱῷ τοῦ κυρίου σου, καθὰ ἐλάλησε Κς.</text:span><text:span text:style-name="T4988"><text:s/>52</text:span><text:span text:style-name="T4989"> Ἐγένετο δὲ ἐν τῷ ἀκοῦσαι τὸν παῖδα τοῦ Ἁβραὰμ τῶν ῥημάτων αὐτων, προσεκύνησεν ἐπὶ τὴν γῆν τῷ Κω.</text:span><text:span text:style-name="T4990"><text:s/>53</text:span><text:span text:style-name="T4991"> Καὶ ἐξενέγκας ὁ παῖς σκεύη ἀργυρᾶ καὶ χρυσᾶ καὶ ἱματισμὸν, ἔδωκε τῇ Ῥεβέκκᾳ· καὶ δῶρα ἔδωκε τῷ ἀδελφῷ αὐτῆς, καὶ τῇ μητρὶ αὐτῆς.</text:span><text:span text:style-name="T4992"><text:s/>54</text:span><text:span text:style-name="T4993"> Καὶ ἔφαγον καὶ ἔπιον καὶ αὐτὸς καὶ οἱ ἄνδρες οἱ μετ’ αὐτοῦ ὄντες, καὶ ἐκοιμήθησαν· καὶ ἀναστὰς τὸ πρωῒ εἶπεν, ἐκπέμψατέ με, ἵνα ἀπέλθω πρὸς τὸν κύριόν μου.</text:span><text:span text:style-name="T4994"><text:s/>55</text:span><text:span text:style-name="T4995"> Εἶπαν δὲ οἱ ἀδελφοὶ αὐτῆς, καὶ ἡ μήτηρ, μεινάτω ἡ παρθένος μεθ’ ἡμῶν ἡμέρας ὡσεὶ δέκα, καὶ μετὰ ταῦτα ἀπελεύσεται.</text:span><text:span text:style-name="T4996"><text:s/>56</text:span><text:span text:style-name="T4997"> Ὁ δὲ εἶπε πρὸς αὐτοὺς, μὴ κατέχετέ με· καὶ Κς εὐώδωσε τὴν ὁδόν μου ἐν ἐμοί· ἐκπέμψατέ με, ἵνα ἀπέλθω πρὸς τὸν κύριόν μου.</text:span><text:span text:style-name="T4998"><text:s/>57</text:span><text:span text:style-name="T4999"> Οἱ δὲ εἶπαν, καλέσωμεν τὴν παῖδα, καὶ ἐρωτήσωμεν τὸ στόμα αὐτῆς.</text:span><text:span text:style-name="T5000"><text:s/>58</text:span><text:span text:style-name="T5001"> Καὶ ἐκάλεσαν τὴν Ῥεβέκκαν, καὶ εἶπαν αὐτῇ, πορεύσῃ μετὰ τοῦ ἀνθρώπου τούτου; ἡ δὲ εἶπε, πορεύσομαι.</text:span><text:span text:style-name="T5002"><text:s/>59</text:span><text:span text:style-name="T5003"> Καὶ ἐξέπεμψαν Ῥεβέκκαν τὴν ἀδελφὴν αὐτῶν, καὶ τὰ ὑπάρχοντα αὐτῆς, καὶ τὸν παῖδα τοῦ Ἁβραὰμ, καὶ τοὺς μετ’ αὐτοῦ.</text:span><text:span text:style-name="T5004"><text:s/>60</text:span><text:span text:style-name="T5005"> Καὶ εὐλόγησαν Ῥεβέκκαν, καὶ εἶπαν αὐτῇ, ἀδελφὴ ἡμῶν εἶ, γίνου εἰς χιλιάδας μυριάδων, καὶ κληρονομησάτω τὸ σπέρμα σου τὰς πόλεις τῶν ὑπεναντίων.</text:span><text:span text:style-name="T5006"><text:s/>61</text:span><text:span text:style-name="T5007"> Ἀναστᾶσα δὲ Ῥεβέκκα καὶ αἱ ἅβραι αὐτῆς, ἐπέβησαν ἐπὶ τὰς καμήλους, καὶ ἐπορεύθησαν μετὰ τοῦ ἀνθρώπου· καὶ ἀναλαβὼν ὁ παῖς τὴν Ῥεβέκκαν ἀπῆλθεν. ​</text:span><text:span text:style-name="T5008"><text:s/>62</text:span><text:span text:style-name="T5009"> Ἰσαὰκ δὲ διεπορεύετο διὰ τῆς ἐρήμου κατὰ τὸ φρέαρ τῆς ὁράσεως· αὐτὸς δὲ κατώκει ἐν τῇ γῇ τῇ πρὸς λίβα.</text:span><text:span text:style-name="T5010"><text:s/>63</text:span><text:span text:style-name="T5011"> Καὶ ἐξῆλθεν Ἰσαὰκ ἀδολεσχῆσαι εἰς τὸ πεδίον τὸ πρὸς δείλης, καὶ ἀναβλέψας τοῖς ὀφθαλμοῖς αὐτοῦ εἶδε καμήλους ἐρχομένας.</text:span><text:span text:style-name="T5012"><text:s/>64</text:span><text:span text:style-name="T5013"> Καὶ ἀναβλέψασα Ῥεβέκκα τοῖς ὀφθαλμοῖς εἶδε τὸν Ἰσαάκ· καὶ κατεπήδησεν ἀπὸ τῆς καμήλου.</text:span><text:span text:style-name="T5014"><text:s/>65</text:span><text:span text:style-name="T5015"> Καὶ εἶπε τῷ παιδί, τίς ἐστιν ὁ ἄνθρωπος ἐκεῖνος ὁ πορευόμενος ἐν τῷ πεδίῳ εἰς συνάντησιν ἡμῖν; εἶπε δὲ ὁ παῖς, οὗτός ἐστιν ὁ κύριός μου· ἡ δὲ λαβοῦσα τὸ θέριστρον, περιεβάλετο.</text:span><text:span text:style-name="T5016"><text:s/>66</text:span><text:span text:style-name="T5017"> Καὶ διηγήσατο ὁ παῖς τῷ Ἰσαὰκ πάντα τὰ ῥήματα, ἃ ἐποίησεν.</text:span><text:span text:style-name="T5018"><text:s/>67</text:span><text:span text:style-name="T5019"> Εἰσῆλθε δὲ Ἰσαὰκ εἰς τὸν οἶκον τῆς μητρὸς αὐτοῦ, καὶ ἔλαβε τὴν Ῥεβέκκαν, καὶ ἐγένετο αὐτοῦ γυνή, καὶ ἠγάπησεν αὐτήν· καὶ παρεκλήθη Ἰσαὰκ περὶ Σάῤῥας τῆς μητρὸς αὐτοῦ.</text:span></text:p>
            <text:p text:style-name="P5020">Genesis 25</text:p>
            <text:p text:style-name="P5021"><text:span text:style-name="T5022">1</text:span><text:span text:style-name="T5023"> Προσθέμενος δὲ Ἁβραὰμ ἔλαβε γυναῖκα, ἧ ὄνομα Χεττούρα.</text:span><text:span text:style-name="T5024"><text:s/>2</text:span><text:span text:style-name="T5025"> Ἔτεκε δὲ αὐτῷ τὸν Ζομβρᾶν, καὶ τὸν Ἰεζὰν, καὶ τὸν Μαδὰλ, καὶ τὸν Μαδιὰμ, καὶ τὸν Ἰεσβὼκ, καὶ τὸν Σωίε.</text:span><text:span text:style-name="T5026"><text:s/>3</text:span><text:span text:style-name="T5027"> Ἰεζὰν δὲ ἐγέννησε τὸν Σαβὰ, καὶ τὸν Δεδάν· υἱοὶ δὲ Δεδὰν Ἀσσουριεὶμ, καὶ Λατουσιεὶμ, καὶ Λαωμείμ.</text:span><text:span text:style-name="T5028"><text:s/>4</text:span><text:span text:style-name="T5029"> Υἱοὶ δὲ Μαδιὰμ Γεφὰρ, καὶ Ἀφεὶρ, καὶ Ἐνὼχ, καὶ Ἀβειρὰ, καὶ Ἐλδαγά· πάντες οὗτοι ἦσαν υἱοὶ Χεττούρας.</text:span><text:span text:style-name="T5030"><text:s/>5</text:span><text:span text:style-name="T5031"> Ἔδωκε δὲ Ἁβραὰμ πάντα τὰ ὑπάρχοντα αὐτοῦ Ἰσαὰκ τῷ υἱῷ αὐτοῦ.</text:span><text:span text:style-name="T5032"><text:s/>6</text:span><text:span text:style-name="T5033"> Καὶ τοῖς υἱοῖς τῶν παλλακῶν αὐτοῦ ἔδωκεν Ἁβραὰμ δόματα, καὶ ἐξαπέστειλεν αὐτοὺς ἀπὸ Ἰσαὰκ τοῦ υἱοῦ αὐτοῦ, ἔτι ζῶντος αὐτοῦ, πρὸς ἀνατολὰς εἰς γῆν ἀνατολῶν.</text:span><text:span text:style-name="T5034"><text:s/>7</text:span><text:span text:style-name="T5035"> Ταῦτα δὲ τὰ ἔτη ἡμερῶν τῆς ζωῆς Ἁβραὰμ ὅσα ἔζησεν, ἑκατὸν ἑβδομηκονταπεντε ἔτη.</text:span><text:span text:style-name="T5036"><text:s/>8</text:span><text:span text:style-name="T5037"> Καὶ ἐκλείπων ἀπέθανεν Ἁβραὰμ ἐν γήρᾳ καλῷ πρεσβύτης, καὶ πλήρης ἡμερῶν, καὶ προσετέθη πρὸς τὸν λαὸν αὐτοῦ.</text:span><text:span text:style-name="T5038"><text:s/>9</text:span><text:span text:style-name="T5039"> Καὶ ἔθαψαν αὐτὸν Ἰσαὰκ καὶ Ἰσμαὴλ οἱ υἱοὶ αὐτοῦ εἰς τὸ σπήλαιον τὸ διπλοῦν, εἰς τὸν ἀγρὸν Ἐφρὼν τοῦ Σαὰρ τοῦ Χετταίου, ὅς ἐστιν ἀπέναντι Μαμβρῆ,</text:span><text:span text:style-name="T5040"><text:s/>10</text:span><text:span text:style-name="T5041"> τὸν ἀγρὸν καὶ τὸ σπήλαιον, ὃ ἐκτήσατο Ἁβραὰμ παρὰ τῶν υἱῶν τοῦ Χέτ· ἐκεῖ ἔθαψαν Ἁβραὰμ, καὶ Σάῤῥαν τὴν γυναῖκα αὐτοῦ.</text:span><text:span text:style-name="T5042"><text:s/>11</text:span><text:span text:style-name="T5043"> Ἐγένετο δὲ μετὰ τὸ ἀποθανεῖν Ἁβραὰμ, εὐλόγησεν ὁ Θς τὸν Ἰσαὰκ υἱὸν αὐτοῦ· καὶ κατῴκησεν Ἰσαὰκ παρὰ τὸ φρέαρ τῆς ὁράσεως.</text:span><text:span text:style-name="T5044"><text:s/>12</text:span><text:span text:style-name="T5045"> Αὗται δέ αἱ γενέσεις Ἰσμαὴλ τοῦ υἱοῦ Ἁβραὰμ, ὃν ἔτεκεν Ἄγαρ ἡ Αἰγυπτία, ἡ παιδίσκη Σάῤῥας, τῷ Ἁβραάμ.</text:span><text:span text:style-name="T5046"><text:s/>13</text:span><text:span text:style-name="T5047"> Καὶ ταῦτα τὰ ὀνόματα τῶν υἱῶν Ἰσμαὴλ, κατ’ ὀνόματα τῶν γενεῶν αὐτοῦ· πρωτότοκος Ἰσμαὴλ, Ναβαϊὼθ, καὶ Κηδὰρ, καὶ Ναβδεὴλ, καὶ Μασσὰμ,</text:span><text:span text:style-name="T5048"><text:s/>14</text:span><text:span text:style-name="T5049"> καὶ Μασμὰ, καὶ Δουμὰ, καὶ Μασσῆ,</text:span><text:span text:style-name="T5050"><text:s/>15</text:span><text:span text:style-name="T5051"> καὶ Χοδδὰν, καὶ Θαιμὰν, καὶ Ἰετοὺρ, καὶ Ναφὲς, καὶ Κεδμά.</text:span><text:span text:style-name="T5052"><text:s/>16</text:span><text:span text:style-name="T5053"> Οὗτοί εἰσιν οἱ υἱοὶ Ἰσμαὴλ, καὶ ταῦτα τὰ ὀνόματα αὐτῶν ἐν ταῖς σκηναῖς αὐτῶν, καὶ ἐν ταῖς ἐπαύλεσιν αὐτῶν· δώδεκα ἄρχοντες κατὰ ἔθνη αὐτῶν.</text:span><text:span text:style-name="T5054"><text:s/>17</text:span><text:span text:style-name="T5055"> Καὶ ταῦτα τὰ ἔτη τῆς ζωῆς Ἰσμαήλ, ἑκατὸν τριακονταεπτὰ ἔτη· καὶ ἐκλείπων ἀπέθανε, καὶ προσετέθη πρὸς τὸ γένος αὐτοῦ.</text:span><text:span text:style-name="T5056"><text:s/>18</text:span><text:span text:style-name="T5057"> Κατῴκησε δὲ ἀπὸ Εὐϊλὰτ ἕως Σοὺρ, ἥ ἐστι κατὰ πρόσωπον Αἰγύπτου ἕως ἐλθεῖν πρὸς Ἀσσυρίους· κατὰ πρόσωπον πάντων τῶν ἀδελφῶν αὐτοῦ κατῴκησε. ​</text:span><text:span text:style-name="T5058"><text:s/>19</text:span><text:span text:style-name="T5059"> Καὶ αὗται αἱ γενέσεις Ἰσαὰκ τοῦ υἱοῦ Ἁβραάμ·</text:span><text:span text:style-name="T5060"><text:s/>20</text:span><text:span text:style-name="T5061"> Ἁβραὰμ ἐγέννησε τὸν Ἰσαάκ. Ἦν δὲ Ἰσαὰκ ἐτῶν τεσσαράκοντα ὅτε ἔλαβε τὴν Ῥεβέκκαν θυγατέρα Βαθουὴλ τοῦ Σύρου ἐκ τῆς Μεσοποταμίας Συρίας, ἀδελφὴν Λάβαν τοῦ Σύρου, ἑαυτῷ εἰς γυναῖκα.</text:span><text:span text:style-name="T5062"><text:s/>21</text:span><text:span text:style-name="T5063"> Ἐδέετο δὲ Ἰσαὰκ Κυ περὶ Ῥεβέκκας τῆς γυναικὸς αὐτοῦ, ὅτι στεῖρα ἦν· ἐπήκουσε δὲ αὐτοῦ ὁ Θς, καὶ συνέλαβεν ἐν γαστρὶ Ῥεβέκκα ἡ γυνὴ αὐτοῦ.</text:span><text:span text:style-name="T5064"><text:s/>22</text:span><text:span text:style-name="T5065"> Ἐσκίρτων δὲ τὰ παιδία ἐν αὐτῇ· εἶπε δέ, εἰ οὕτω μοι μέλλει γίνεσθαι, ἵνα τί μοι τοῦτο; ἐπορεύθη δὲ πυθέσθαι παρὰ Κυ.</text:span><text:span text:style-name="T5066"><text:s/>23</text:span><text:span text:style-name="T5067"> Καὶ εἶπε Κς αὐτῇ, δύο ἔθνη ἐν γαστρί σου εἰσί, καὶ δύο λαοὶ ἐκ τῆς κοιλίας σου διασταλήσονται· καὶ λαὸς λαοῦ ὑπερέξει, καὶ ὁ μείζων δουλεύσει τῷ ἐλάσσονι.</text:span><text:span text:style-name="T5068"><text:s/>24</text:span><text:span text:style-name="T5069"> Καὶ ἐπληρώθησαν αἱ ἡμέραι τοῦ τεκεῖν αὐτήν· καὶ τῇδε ἦν δίδυμα ἐν τῇ κοιλίᾳ αὐτῆς.</text:span><text:span text:style-name="T5070"><text:s/>25</text:span><text:span text:style-name="T5071"> Ἐξῆλθε δὲ ὁ πρωτότοκος πυῤῥάκης· ὅλος, ὡσεὶ δορὰ, δασύς· ἐπωνόμασε δὲ τὸ ὄνομα αὐτοῦ, Ἡσαῦ.</text:span><text:span text:style-name="T5072"><text:s/>26</text:span><text:span text:style-name="T5073"> Καὶ μετὰ τοῦτο ἐξῆλθεν ὁ ἀδελφὸς αὐτοῦ, καὶ ἡ χεὶρ αὐτοῦ ἐπειλημμένη τῆς πτέρνης Ἡσαῦ· καὶ ἐκάλεσε τὸ ὄνομα αὐτοῦ, Ἰακώβ. Ἰσαὰκ δὲ ἦν ἐτῶν ἑξήκοντα, ὅτε ἔτεκεν αὐτοὺς Ῥεβέκκα.</text:span><text:span text:style-name="T5074"><text:s/>27</text:span><text:span text:style-name="T5075"> Ηὐξήθησαν δὲ οἱ νεανίσκοι· καὶ ἦν Ἡσαῦ ἄνθρωπος εἰδὼς κυνηγεῖν, ἄγροικος· Ἰακὼβ δὲ ἄνθρωπος ἄπλαστος, οἰκῶν οἰκίαν.</text:span><text:span text:style-name="T5076"><text:s/>28</text:span><text:span text:style-name="T5077"> Ἠγάπησε δὲ Ἰσαὰκ τὸν Ἡσαῦ, ὅτι ἡ θήρα αὐτοῦ βρῶσις αὐτῷ· Ῥεβέκκα δὲ ἠγάπα τὸν Ἰακώβ. ​</text:span><text:span text:style-name="T5078"><text:s/>29</text:span><text:span text:style-name="T5079"> Ἥψησε δὲ Ἰακὼβ ἕψημα· ἦλθε δὲ Ἡσαῦ ἐκ τοῦ πεδίου ἐκλείπων.</text:span><text:span text:style-name="T5080"><text:s/>30</text:span><text:span text:style-name="T5081"> Καὶ εἶπεν Ἡσαῦ τῷ Ἰακὼβ, γεῦσόν με ἀπὸ τοῦ ἑψήματος τοῦ πυῤῥοῦ τούτου, ὅτι ἐκλείπω· διὰ τοῦτο ἐκλήθη τὸ ὄνομα αὐτοῦ, Ἐδώμ.</text:span><text:span text:style-name="T5082"><text:s/>31</text:span><text:span text:style-name="T5083"> Εἶπε δὲ Ἰακὼβ τῷ Ἡσαῦ, ἀπόδου μοι σήμερον τὰ πρωτοτόκιά σου ἐμοί.</text:span><text:span text:style-name="T5084"><text:s/>32</text:span><text:span text:style-name="T5085"> Καὶ εἶπεν Ἡσαῦ, ἰδοὺ ἐγὼ πορεύομαι τελευτᾶν· καὶ ἵνα τί μοι ταῦτα τὰ πρωτοτόκια;</text:span><text:span text:style-name="T5086"><text:s/>33</text:span><text:span text:style-name="T5087"> Καὶ εἶπεν αὐτῷ Ἰακώβ, ὄμοσόν μοι σήμερον· καὶ ὤμοσεν αὐτῷ· ἀπέδοτο δὲ Ἡσαῦ τὰ πρωτοτόκια τῷ Ἰακώβ.</text:span><text:span text:style-name="T5088"><text:s/>34</text:span><text:span text:style-name="T5089"> Ἰακὼβ δὲ ἔδωκε τῷ Ἡσαῦ ἄρτον, καὶ ἕψημα φακοῦ· καὶ ἔφαγε καὶ ἔπιε, καὶ ἀναστὰς ᾤχετο· καὶ ἐφαύλισεν Ἡσαῦ τὰ πρωτοτόκια.</text:span></text:p>
            <text:p text:style-name="P5090">Genesis 26</text:p>
            <text:p text:style-name="P5091"><text:span text:style-name="T5092">1</text:span><text:span text:style-name="T5093"> Ἐγένετο δὲ λιμὸς ἐπὶ τῆς γῆς, χωρὶς τοῦ λιμοῦ τοῦ πρότερον, ὃς ἐγένετο ἐν τῷ καιρῷ τοῦ Ἁβραάμ· ἐπορεύθη δὲ Ἰσαὰκ πρὸς Ἀβιμέλεχ βασιλέα Φυλιστιεὶμ εἰς Γέραρα.</text:span><text:span text:style-name="T5094"><text:s/>2</text:span><text:span text:style-name="T5095"> Ὤφθη δὲ αὐτῷ Κς, καὶ εἶπε, μὴ καταβῇς εἰς Αἴγυπτον· κατοίκησον δὲ ἐν τῇ γῇ, ᾗ ἄν σοι εἴπω.</text:span><text:span text:style-name="T5096"><text:s/>3</text:span><text:span text:style-name="T5097"> Καὶ παροίκει ἐν τῇ γῇ ταύτῃ, καὶ ἔσομαι μετὰ σοῦ, καὶ εὐλογήσω σε· σοὶ γὰρ καὶ τῷ σπέρματί σου δώσω πᾶσαν τὴν γῆν ταύτην· καὶ στήσω τὸν ὅρκον μου, ὃν ὤμοσα τῷ Ἁβραὰμ τῷ πατρί σου.</text:span><text:span text:style-name="T5098"><text:s/>4</text:span><text:span text:style-name="T5099"> Καὶ πληθυνῶ τὸ σπέρμα σου, ὡς τοὺς ἀστέρας τοῦ οὐρανοῦ· καὶ δώσω τῷ σπέρματί σου πᾶσαν τὴν γῆν ταύτην· καὶ εὐλογηθήσονται ἐν τῷ σπέρματί σου πάντα τὰ ἔθνη τῆς γῆς.</text:span><text:span text:style-name="T5100"><text:s/>5</text:span><text:span text:style-name="T5101"> Ἀνθ’ ὧν ὑπήκουσεν Ἁβραὰμ ὁ πατήρ σου τῆς ἐμῆς φωνῆς, καὶ ἐφύλαξε τὰ προστάγματά μου, καὶ τὰς ἐντολάς μου, καὶ τὰ δικαιώματά μου, καὶ τὰ νόμιμά μου.</text:span><text:span text:style-name="T5102"><text:s/>6</text:span><text:span text:style-name="T5103"> Κατῴκησε δὲ Ἰσαὰκ ἐν Γεράροις.</text:span><text:span text:style-name="T5104"><text:s/>7</text:span><text:span text:style-name="T5105"> Ἐπηρώτησαν δὲ οἱ ἄνδρες τοῦ τόπου περὶ Ῥεβέκκας τῆς γυναικὸς αὐτοῦ, καὶ εἶπεν, ἀδελφή μου ἐστίν· ἐφοβήθη γὰρ εἰπεῖν, ὅτι γυνή μου ἐστί, μή ποτε ἀποκτείνωσιν αὐτὸν οἱ ἄνδρες τοῦ τόπου περὶ Ῥεβέκκας, ὅτι ὡραία τῇ ὄψει ἦν.</text:span><text:span text:style-name="T5106"><text:s/>8</text:span><text:span text:style-name="T5107"> Ἐγένετο δὲ πολυχρόνιος ἐκεῖ· καὶ παρακύψας Ἀβιμέλεχ ὁ βασιλεὺς Γεράρων διὰ τῆς θυρίδος, εἶδε τὸν Ἰσαὰκ παίζοντα μετὰ Ῥεβέκκας τῆς γυναικὸς αὐτοῦ.</text:span><text:span text:style-name="T5108"><text:s/>9</text:span><text:span text:style-name="T5109"> Ἐκάλεσε δὲ Ἀβιμέλεχ τὸν Ἰσαὰκ, καὶ εἶπεν αὐτῷ· ἆρά γε γυνή σου ἐστί; τί ὅτι εἶπας, ἀδελφή μου ἐστίν; εἶπε δὲ αὐτῷ Ἰσαὰκ, εἶπα γάρ, μή ποτε ἀποθάνω δι’ αὐτήν.</text:span><text:span text:style-name="T5110"><text:s/>10</text:span><text:span text:style-name="T5111"> Εἶπε δὲ αὐτῷ Ἀβιμέλεχ, τί τοῦτο ἐποίησας ἡμῖν; μικροῦ ἐκοιμήθη τις ἐκ τοῦ γένους μου μετὰ τῆς γυναικός σου, καὶ ἐπήγαγες ἂν ἐφ’ ἡμᾶς ἄγνοιαν.</text:span><text:span text:style-name="T5112"><text:s/>11</text:span><text:span text:style-name="T5113"> Συνέταξε δὲ Ἀβιμέλεχ παντὶ τῷ λαῷ αὐτοῦ, λέγων, πᾶς ὁ ἁψάμενος τοῦ ἀνθρώπου τούτου καὶ τῆς γυναικὸς αὐτοῦ, θανάτῳ ἔνοχος ἔσται.</text:span><text:span text:style-name="T5114"><text:s/>12</text:span><text:span text:style-name="T5115"> Ἔσπειρε δὲ Ἰσαὰκ ἐν τῇ γῇ ἐκείνῃ, καὶ εὗρεν ἐν τῷ ἐνιαυτῷ ἐκείνῳ ἑκατοστεύουσαν κριθήν· εὐλόγησε δὲ αὐτὸν Κς.</text:span><text:span text:style-name="T5116"><text:s/>13</text:span><text:span text:style-name="T5117"> Καὶ ὑψώθη ὁ ἄνθρωπος, καὶ προβαίνων μείζων ἐγίνετο, ἕως οὗ μέγας ἐγένετο σφόδρα.</text:span><text:span text:style-name="T5118"><text:s/>14</text:span><text:span text:style-name="T5119"> Ἐγένετο δὲ αὐτῷ κτήνη προβάτων, καὶ κτήνη βοῶν, καὶ γεώργια πολλά· ἐζήλωσαν δὲ αὐτὸν οἱ Φυλιστιείμ.</text:span><text:span text:style-name="T5120"><text:s/>15</text:span><text:span text:style-name="T5121"> Καὶ πάντα τὰ φρέατα, ἃ ὤρυξαν οἱ παῖδες τοῦ πατρὸς αὐτοῦ ἐν τῷ χρόνῳ τοῦ πατρὸς αὐτοῦ, ἐνέφραξαν αὐτὰ οἱ Φυλιστιεὶμ, καὶ ἔπλησαν αὐτὰ γῆς.</text:span><text:span text:style-name="T5122"><text:s/>16</text:span><text:span text:style-name="T5123"> Εἶπε δὲ Ἀβιμέλεχ πρὸς Ἰσαὰκ, ἄπελθε ἀφ’ ἡμῶν, ὅτι δυνατώτερος ἡμῶν ἐγένου σφόδρα.</text:span><text:span text:style-name="T5124"><text:s/>17</text:span><text:span text:style-name="T5125"> Καὶ ἀπῆλθεν ἐκεῖθεν Ἰσαάκ καὶ κατέλυσεν ἐν τῇ φάραγγι Γεράρων, καὶ κατῴκησεν ἐκεῖ. ​</text:span><text:span text:style-name="T5126"><text:s/>18</text:span><text:span text:style-name="T5127"> Καὶ πάλιν Ἰσαὰκ ὤρυξε τὰ φρέατα τοῦ ὕδατος, ἃ ὤρυξαν οἱ παῖδες Ἁβραὰμ τοῦ πατρὸς αὐτοῦ, καὶ ἐνέφραξαν αὐτὰ οἱ Φυλιστιεὶμ μετὰ τὸ ἀποθανεῖν Ἁβραὰμ τὸν πατέρα αὐτοῦ· καὶ ἐπωνόμασεν αὐτοῖς ὀνόματα κατὰ τὰ ὀνόματα, ἃ ὠνόμασεν ὁ πατὴρ αὐτοῦ.</text:span><text:span text:style-name="T5128"><text:s/>19</text:span><text:span text:style-name="T5129"> Καὶ ὤρυξαν οἱ παῖδες Ἰσαὰκ ἐν τῇ φάραγγι Γεράρων· καὶ εὗρον ἐκεῖ φρέαρ ὕδατος ζῶντος.</text:span><text:span text:style-name="T5130"><text:s/>20</text:span><text:span text:style-name="T5131"> Καὶ ἐμαχέσαντο οἱ ποιμένες Γεράρων μετὰ τῶν ποιμένων Ἰσαὰκ, φάσκοντες αὐτῶν εἶναι τὸ ὕδωρ· καὶ ἐκάλεσαν τὸ ὄνομα τοῦ φρέατος, Ἀδικία· ἠδίκησαν γὰρ αὐτόν.</text:span><text:span text:style-name="T5132"><text:s/>21</text:span><text:span text:style-name="T5133"> Ἀπάρας δὲ ἐκεῖθεν ὤρυξε φρέαρ ἕτερον· ἐκρίνοντο δὲ καὶ περὶ ἐκείνου· καὶ ἐπωνόμασε τὸ ὄνομα αὐτοῦ, Ἐχθρία.</text:span><text:span text:style-name="T5134"><text:s/>22</text:span><text:span text:style-name="T5135"> Ἀπάρας δὲ ἐκεῖθεν ὤρυξε φρέαρ ἕτερον· καὶ οὐκ ἐμαχέσαντο περὶ αὐτοῦ· καὶ ἐπωνόμασε τὸ ὄνομα αὐτοῦ, Εὐρυχωρία, λέγων, διότι νῦν ἐπλάτυνε Κς ἡμῖν, καὶ ηὔξησεν ἡμᾶς ἐπὶ τῆς γῆς. ​</text:span><text:span text:style-name="T5136"><text:s/>23</text:span><text:span text:style-name="T5137"> Ἀνέβη δὲ ἐκεῖθεν ἐπὶ τὸ φρέαρ τοῦ ὅρκου.</text:span><text:span text:style-name="T5138"><text:s/>24</text:span><text:span text:style-name="T5139"> Καὶ ὤφθη αὐτῷ Κς ἐν τῇ νυκτὶ ἐκείνῃ, καὶ εἶπεν, ἐγώ εἰμι ὁ Θς Ἁβραὰμ τοῦ πατρός σου· μὴ φοβοῦ, μετὰ σοῦ γάρ εἰμι, καὶ εὐλογήσω σε, καὶ πληθυνῶ τὸ σπέρμα σου δι’ Ἁβραὰμ τὸν πατέρα σου.</text:span><text:span text:style-name="T5140"><text:s/>25</text:span><text:span text:style-name="T5141"> Καὶ ᾠκοδόμησεν ἐκεῖ θυσιαστήριον, καὶ ἐπεκαλέσατο τὸ ὄνομα Κυ, καὶ ἔπηξεν ἐκεῖ τὴν σκηνὴν αὐτοῦ· ὤρυξαν δὲ ἐκεῖ οἱ παῖδες Ἰσαὰκ φρέαρ ἐν τῇ φάραγγι Γεράρων.</text:span><text:span text:style-name="T5142"><text:s/>26</text:span><text:span text:style-name="T5143"> Καὶ Ἀβιμέλεχ ἐπορεύθη πρὸς αὐτὸν ἀπὸ Γεράρων, καὶ Ὁχοζὰθ ὁ νυμφαγωγὸς αὐτοῦ, καὶ Φιχὼλ ὁ ἀρχιστράτηγος τῆς δυνάμεως αὐτοῦ.</text:span><text:span text:style-name="T5144"><text:s/>27</text:span><text:span text:style-name="T5145"> Καὶ εἶπεν αὐτοῖς Ἰσαὰκ, ἵνα τί ἤλθετε πρός με; ὑμεῖς δὲ ἐμισήσατέ με, καὶ ἐξαπεστείλατέ με ἀφ’ ὑμῶν.</text:span><text:span text:style-name="T5146"><text:s/>28</text:span><text:span text:style-name="T5147"> Οἱ δὲ εἶπαν, ἰδόντες ἑωράκαμεν ὅτι ἦν Κς μετὰ σοῦ· καὶ εἴπαμεν, γενέσθω ἀρὰ ἀνὰ μέσον ἡμῶν καὶ ἀνὰ μέσον σοῦ, καὶ διαθησόμεθα μετὰ σοῦ διαθήκην.</text:span><text:span text:style-name="T5148"><text:s/>29</text:span><text:span text:style-name="T5149"> Μὴ ποιῆσαι μεθ’ ἡμῶν κακὸν, καθότι οὐκ ἐβδελυξάμεθά σε ἡμεῖς, καὶ ὃν τρόπον ἐχρησάμεθά σοι καλῶς, καί ἐξαπεστείλαμέν σε μετ’ εἰρήνης· καὶ νῦν εὐλογημένος σὺ ὑπὸ Κυ.</text:span><text:span text:style-name="T5150"><text:s/>30</text:span><text:span text:style-name="T5151"> Καὶ ἐποίησεν αὐτοῖς δοχὴν, καὶ ἔφαγον καὶ ἔπιον·</text:span><text:span text:style-name="T5152"><text:s/>31</text:span><text:span text:style-name="T5153"> Καὶ ἀναστάντες τὸ πρωῒ, ὤμοσεν ἕκαστος τῷ πλησίον· καὶ ἐξαπέστειλεν αὐτοὺς Ἰσαάκ· καὶ ἀπῴχοντο ἀπ’ αὐτοῦ μετὰ σωτηρίας.</text:span><text:span text:style-name="T5154"><text:s/>32</text:span><text:span text:style-name="T5155"> Ἐγένετο δὲ ἐν τῇ ἡμέρᾳ ἐκείνῃ, καὶ παραγενόμενοι οἱ παῖδες Ἰσαὰκ ἀπήγγειλαν αὐτῷ περὶ τοῦ φρέατος οὗ ὤρυξαν, καὶ εἶπαν, οὐχ εὕρομεν ὕδωρ.</text:span><text:span text:style-name="T5156"><text:s/>33</text:span><text:span text:style-name="T5157"> Καὶ ἐκάλεσεν αὐτῶ, Ὅρκος· διὰ τοῦτο ἐκάλεσεν ὄνομα τῇ πόλει ἐκείνῃ, Φρέαρ Ὅρκου, ἕως τῆς σήμερον ἡμέρας. ​</text:span><text:span text:style-name="T5158"><text:s/>34</text:span><text:span text:style-name="T5159"> Ἦν δὲ Ἡσαῦ ἐτῶν τεσσαράκοντα, καὶ ἔλαβε γυναῖκα Ἰουδὶθ, θυγατέρα Βεὼχ τοῦ Χετταίου, καὶ τὴν Βασεμὰθ, θυγατέρα Ἑλὼν Χετταίου.</text:span><text:span text:style-name="T5160"><text:s/>35</text:span><text:span text:style-name="T5161"> Καὶ ἦσαν ἐρίζουσαι τῷ Ἰσαὰκ καὶ τῇ Ῥεβέκκᾳ.</text:span></text:p>
            <text:p text:style-name="P5162">Genesis 27</text:p>
            <text:p text:style-name="P5163"><text:span text:style-name="T5164">1</text:span><text:span text:style-name="T5165"> Ἐγένετο δὲ μετὰ τὸ γηράσαι τὸν Ἰσαὰκ, καὶ ἠμβλύνθησαν οἱ ὀφθαλμοὶ αὐτοῦ τοῦ ὁρᾶν, καὶ ἐκάλεσεν Ἡσαῦ τὸν υἱὸν αὐτοῦ τὸν πρεσβύτερον, καί εἶπεν αὐτῷ, υἱέ μου· καὶ εἶπεν, ἰδοὺ ἐγώ.</text:span><text:span text:style-name="T5166"><text:s/>2</text:span><text:span text:style-name="T5167"> Καὶ εἶπεν, ἰδοὺ γεγήρακα, καὶ οὐ γινώσκω τὴν ἡμέραν τῆς τελευτῆς μου.</text:span><text:span text:style-name="T5168"><text:s/>3</text:span><text:span text:style-name="T5169"> Νῦν οὖν λάβε τὸ σκεῦός σου, τήν τε φαρέτραν, καὶ τὸ τόξον, καὶ ἔξελθε εἰς τὸ πεδίον, καὶ θήρευσόν μοι θήραν.</text:span><text:span text:style-name="T5170"><text:s/>4</text:span><text:span text:style-name="T5171"> Καὶ ποίησόν μοι ἐδέσματα, ὡς φιλῶ ἐγὼ, καὶ ἔνεγκέ μοι, ἵνα φάγω, ὅπως εὐλογήσῃ σε ἡ ψυχή μου πρὶν ἀποθανεῖν με.</text:span><text:span text:style-name="T5172"><text:s/>5</text:span><text:span text:style-name="T5173"> Ρεβέκκα δὲ ἤκουσε λαλοῦντος Ἰσαὰκ πρὸς Ἡσαῦ τὸν υἱὸν αὐτοῦ· ἐπορεύθη δὲ Ἡσαῦ εἰς τὸ πεδίον θηρεῦσαι θήραν τῷ πατρὶ αὐτοῦ.</text:span><text:span text:style-name="T5174"><text:s/>6</text:span><text:span text:style-name="T5175"> Ῥεβέκκα δὲ εἶπε πρὸς τὸν Ἰακὼβ τὸν υἱὸν αὐτῆς τὸν ἐλάσσω, ἰδέ, ἤκουσα τοῦ πατρός σου λαλοῦντος πρὸς Ἡσαῦ τὸν ἀδελφόν σου, λέγοντος,</text:span><text:span text:style-name="T5176"><text:s/>7</text:span><text:span text:style-name="T5177"> Ἔνεγκόν μοι θήραν, καὶ ποίησόν μοι ἐδέσματα, ἵνα φαγὼν εὐλογήσω σε ἐναντίον Κυ πρὸ τοῦ ἀποθανεῖν με.</text:span><text:span text:style-name="T5178"><text:s/>8</text:span><text:span text:style-name="T5179"> Νῦν οὖν, υἱέ μου, ἄκουσόν μου, καθὰ ἐγώ σοι ἐντέλλομαι.</text:span><text:span text:style-name="T5180"><text:s/>9</text:span><text:span text:style-name="T5181"> Καὶ πορευθεὶς εἰς τὰ πρόβατα, λάβε μοι ἐκεῖθεν δύο ἐρίφους ἁπαλοὺς καὶ καλοὺς, καὶ ποιήσω αὐτοὺς ἐδέσματα τῷ πατρί σου, ὡς φιλεῖ.</text:span><text:span text:style-name="T5182"><text:s/>10</text:span><text:span text:style-name="T5183"> Καὶ εἰσοίσεις τῷ πατρί σου, καὶ φάγεται, ὅπως εὐλογήσῃ σε ὁ πατήρ σου πρὸ τοῦ ἀποθανεῖν αὐτόν.</text:span><text:span text:style-name="T5184"><text:s/>11</text:span><text:span text:style-name="T5185"> Εἶπε δὲ Ἰακὼβ πρὸς Ῥεβέκκαν τὴν μητέρα αὐτοῦ, ἔστιν Ἡσαῦ ὁ ἀδελφός μου ἀνὴρ δασὺς, ἐγὼ δὲ ἀνὴρ λεῖος.</text:span><text:span text:style-name="T5186"><text:s/>12</text:span><text:span text:style-name="T5187"> Μή ποτε ψηλαφήσῃ με ὁ πατὴρ, καὶ ἔσομαι ἐναντίον αὐτοῦ ὡς καταφρονῶν, καὶ ἐπάξω ἐπ’ ἐμαυτὸν κατάραν, καὶ οὐκ εὐλογίαν.</text:span><text:span text:style-name="T5188"><text:s/>13</text:span><text:span text:style-name="T5189"> Εἶπε δὲ αὐτῷ ἡ μήτηρ, ἐπ’ ἐμὲ ἡ κατάρα σου, τέκνον· μόνον ὑπάκουσόν μοι τῆς φωνῆς, καὶ πορευθεὶς ἔνεγκέ μοι.</text:span><text:span text:style-name="T5190"><text:s/>14</text:span><text:span text:style-name="T5191"> Πορευθεὶς δὲ ἔλαβε, καὶ ἤνεγκε τῇ μητρί· καὶ ἐποίησεν ἡ μήτηρ αὐτοῦ ἐδέσματα, καθὰ ἐφίλει ὁ πατὴρ αὐτοῦ.</text:span><text:span text:style-name="T5192"><text:s/>15</text:span><text:span text:style-name="T5193"> Καὶ λαβοῦσα Ῥεβέκκα τὴν στολὴν Ἡσαῦ τοῦ υἱοῦ αὐτῆς τοῦ πρεσβυτέρου τὴν καλὴν, ἣ ἦν παρ’ αὐτῇ ἐν τῷ οἴκῳ, ἐνέδυσεν αὐτὴν Ἰακὼβ τὸν υἱὸν αὐτῆς τὸν νεώτερον.</text:span><text:span text:style-name="T5194"><text:s/>16</text:span><text:span text:style-name="T5195"> Καὶ τὰ δέρματα τῶν ἐρίφων περιέθηκεν ἐπὶ τοὺς βραχίονας αὐτοῦ, καὶ ἐπὶ τὰ γυμνὰ τοῦ τραχήλου αὐτοῦ.</text:span><text:span text:style-name="T5196"><text:s/>17</text:span><text:span text:style-name="T5197"> Καὶ ἔδωκε τὰ ἐδέσματα, καὶ τοὺς ἄρτους, οὓς ἐποίησεν, εἰς τὰς χεῖρας Ἰακὼβ τοῦ υἱοῦ αὐτῆς.</text:span><text:span text:style-name="T5198"><text:s/>18</text:span><text:span text:style-name="T5199"> Καὶ εἰσήνεγκε τῷ πατρὶ αὐτοῦ· εἶπε δὲ, πάτερ· ὁ δὲ εἶπεν, ἰδοὺ ἐγώ· τίς εἶ σὺ, τέκνον;</text:span><text:span text:style-name="T5200"><text:s/>19</text:span><text:span text:style-name="T5201"> Καὶ εἶπεν Ἰακὼβ τῷ πατρὶ, ἐγὼ Ἡσαῦ ὁ πρωτότοκός σου πεποίηκα καθὰ ἐλάλησάς μοι· ἀναστὰς κάθισον, καὶ φάγε ἀπὸ τῆς θήρας μου, ὅπως εὐλογήσῃ με ἡ ψυχή σου.</text:span><text:span text:style-name="T5202"><text:s/>20</text:span><text:span text:style-name="T5203"> Εἶπε δὲ Ἰσαὰκ τῷ υἱῷ αὐτοῦ, τί τοῦτο, ὃ ταχὺ εὗρες, ὦ τέκνον; ὁ δὲ εἶπεν, ὃ παρέδωκε Κς ὁ Θς σου ἐναντίον μου.</text:span><text:span text:style-name="T5204"><text:s/>21</text:span><text:span text:style-name="T5205"> Εἶπε δὲ Ἰσαὰκ τῷ Ἰακὼβ, ἔγγισόν μοι, καὶ ψηλαφήσω σε, τέκνον, εἰ σὺ εἶ ὁ υἱός μου Ἡσαῦ, ἢ οὔ.</text:span><text:span text:style-name="T5206"><text:s/>22</text:span><text:span text:style-name="T5207"> Ἤγγισε δὲ Ἰακὼβ πρὸς Ἰσαὰκ τὸν πατέρα αὐτοῦ· καὶ ἐψηλάφησεν αὐτὸν, καὶ εἶπεν, ἡ μὲν φωνὴ, φωνὴ Ἰακὼβ, αἱ δὲ χεῖρες, χεῖρες Ἡσαῦ.</text:span><text:span text:style-name="T5208"><text:s/>23</text:span><text:span text:style-name="T5209"> Καὶ οὐκ ἐπέγνω αὐτόν, ἦσαν γὰρ αἱ χεῖρες αὐτοῦ, ὡς αἱ χεῖρες Ἡσαῦ τοῦ ἀδελφοῦ αὐτοῦ, δασεῖαι· καὶ εὐλόγησεν αὐτὸν,</text:span><text:span text:style-name="T5210"><text:s/>24</text:span><text:span text:style-name="T5211"> καὶ εἶπε, σὺ εἶ ὁ υἱός μου Ἡσαῦ; ὁ δὲ εἶπεν, ἐγώ.</text:span><text:span text:style-name="T5212"><text:s/>25</text:span><text:span text:style-name="T5213"> Καὶ εἶπε, προσάγαγέ μοι, καὶ φάγομαι ἀπὸ τῆς θήρας σου, τέκνον, ἵνα εὐλογήσῃ σε ἡ ψυχή μου· καὶ προσήνεγκεν αὐτῷ, καὶ ἔφαγε· καὶ εἰσήνεγκεν αὐτῷ οἶνον, καὶ ἔπιε.</text:span><text:span text:style-name="T5214"><text:s/>26</text:span><text:span text:style-name="T5215"> Καὶ εἶπεν αὐτῷ Ἰσαὰκ ὁ πατὴρ αὐτοῦ, ἔγγισόν μοι, καὶ φίλησόν με, τέκνον.</text:span><text:span text:style-name="T5216"><text:s/>27</text:span><text:span text:style-name="T5217"> Καὶ ἐγγίσας ἐφίλησεν αὐτόν· καὶ ὠσφράνθη τὴν ὀσμὴν τῶν ἱματίων αὐτοῦ, καὶ εὐλόγησεν αὐτὸν, καὶ εἶπεν, ἰδοὺ ὀσμὴ τοῦ υἱοῦ μου, ὡς ὀσμὴ ἀγροῦ πλήρους, ὃν εὐλόγησε Κς.</text:span><text:span text:style-name="T5218"><text:s/>28</text:span><text:span text:style-name="T5219"> Καὶ δῴη σοι ὁ Θς ἀπὸ τῆς δρόσου τοῦ οὐρανοῦ, καὶ ἀπὸ τῆς πιότητος τῆς γῆς, καὶ πλῆθος σίτου καὶ οἴνου.</text:span><text:span text:style-name="T5220"><text:s/>29</text:span><text:span text:style-name="T5221"> Καὶ δουλευσάτωσάν σοι ἔθνη, καὶ προσκυνησάτωσάν σοι ἄρχοντες· καὶ γίνου κύριος τοῦ ἀδελφοῦ σου, καὶ προσκυνήσουσί σοι οἱ υἱοὶ τοῦ πατρός σου· ὁ καταρώμενός σε, ἐπικατάρατος· ὁ δὲ εὐλογῶν σε, εὐλογημένος. ​</text:span><text:span text:style-name="T5222"><text:s/>30</text:span><text:span text:style-name="T5223"> Καὶ ἐγένετο μετὰ τὸ παύσασθαι Ἰσαὰκ εὐλογοῦντα Ἰακὼβ τὸν υἱὸν αὐτοῦ, καὶ ἐγένετο, ὡς ἐξῆλθεν Ἰακὼβ ἀπὸ προσώπου Ἰσαὰκ τοῦ πατρὸς αὐτοῦ, καὶ Ἡσαῦ ὁ ἀδελφὸς αὐτοῦ ἦλθεν ἀπὸ τῆς θήρας.</text:span><text:span text:style-name="T5224"><text:s/>31</text:span><text:span text:style-name="T5225"> Καὶ ἐποίησε καὶ αὐτὸς ἐδέσματα, καὶ προσήνεγκε τῷ πατρὶ αὐτοῦ· καὶ εἶπε τῷ πατρὶ, ἀναστήτω ὁ πατήρ μου, καὶ φαγέτω ἀπὸ τῆς θήρας τοῦ υἱοῦ αὐτοῦ, ὅπως εὐλογήσῃ με ἡ ψυχή σου.</text:span><text:span text:style-name="T5226"><text:s/>32</text:span><text:span text:style-name="T5227"> Καὶ εἶπεν αὐτῷ Ἰσαὰκ ὁ πατὴρ αὐτοῦ, τίς εἶ σύ; ὁ δὲ εἶπεν, ἐγώ εἰμι ὁ υἱός σου ὁ πρωτότοκος Ἡσαῦ.</text:span><text:span text:style-name="T5228"><text:s/>33</text:span><text:span text:style-name="T5229"> Ἐξέστη δὲ Ἰσαὰκ ἔκστασιν μεγάλην σφόδρα, καὶ εἶπε, τίς οὖν ὁ θηρεύσας μοι θήραν καὶ εἰσενέγκας μοι, καὶ ἔφαγον ἀπὸ πάντων πρὸ τοῦ ἐλθεῖν σε; καὶ εὐλόγησα αὐτόν, καὶ εὐλογημένος ἔσται.</text:span><text:span text:style-name="T5230"><text:s/>34</text:span><text:span text:style-name="T5231"> Ἐγένετο δέ ἡνίκα ἤκουσεν Ἡσαῦ τὰ ῥήματα τοῦ πατρὸς αὐτοῦ Ἰσαὰκ, ἀνεβόησε φωνὴν μεγάλην καὶ πικρὰν σφόδρα· καὶ εἶπεν, εὐλόγησον δή κἀμὲ, πάτερ.</text:span><text:span text:style-name="T5232"><text:s/>35</text:span><text:span text:style-name="T5233"> Εἶπε δὲ αὐτῷ, ἐλθὼν ὁ ἀδελφός σου μετὰ δόλου ἔλαβε τὴν εὐλογίαν σου.</text:span><text:span text:style-name="T5234"><text:s/>36</text:span><text:span text:style-name="T5235"> Καὶ εἶπε, δικαίως ἐκλήθη τὸ ὄνομα αὐτοῦ Ἰακὼβ, ἐπτέρνικε γάρ με ἰδοὺ δεύτερον τοῦτο· τά τε πρωτοτόκιά μου εἴληφε, καὶ νῦν ἔλαβε τὴν εὐλογίαν μου· καὶ εἶπεν Ἡσαῦ τῷ πατρὶ αὐτοῦ, οὐχ ὑπελίπου μοι εὐλογίαν, πάτερ;</text:span><text:span text:style-name="T5236"><text:s/>37</text:span><text:span text:style-name="T5237"> Ἀποκριθεὶς δὲ Ἰσαὰκ εἶπε τῷ Ἡσαῦ, εἰ κύριον αὐτὸν πεποίηκά σου, καὶ πάντας τοὺς ἀδελφοὺς αὐτοῦ πεποίηκα αὐτοῦ οἰκέτας· σίτῳ καὶ οἴνῳ ἐστήριξα αὐτόν· σοὶ δὲ τί ποιήσω, τέκνον;</text:span><text:span text:style-name="T5238"><text:s/>38</text:span><text:span text:style-name="T5239"> Εἶπε δὲ Ἡσαῦ πρὸς τὸν πατέρα αὐτοῦ, μὴ εὐλογία μία σοί ἐστι, πάτερ; εὐλόγησον δὴ κἀμὲ, πάτερ· κατανυχθέντος δὲ Ἰσαὰκ, ἀνεβόησε φωνῇ Ἡσαῦ, καὶ ἔκλαυσεν.</text:span><text:span text:style-name="T5240"><text:s/>39</text:span><text:span text:style-name="T5241"> Ἀποκριθεὶς δὲ Ἰσαὰκ ὁ πατὴρ αὐτοῦ εἶπεν αὐτῷ, ἰδοὺ ἀπὸ τῆς πιότητος τῆς γῆς ἔσται ἡ κατοίκησίς σου, καὶ ἀπὸ τῆς δρόσου τοῦ οὐρανοῦ ἄνωθεν.</text:span><text:span text:style-name="T5242"><text:s/>40</text:span><text:span text:style-name="T5243"> Καὶ ἐπὶ τῇ μαχαίρᾳ σου ζήσῃ, καὶ τῷ ἀδελφῷ σου δουλεύσεις· ἔσται δὲ ἡνίκα ἐὰν καθέλῃς, καὶ ἐκλύσῃς τὸν ζυγὸν αὐτοῦ ἀπὸ τοῦ τραχήλου σου. ​</text:span><text:span text:style-name="T5244"><text:s/>41</text:span><text:span text:style-name="T5245"> Καὶ ἐνεκότει Ἡσαῦ τῷ Ἰακὼβ περὶ τῆς εὐλογίας, ἧς εὐλόγησεν αὐτὸν ὁ πατὴρ αὐτοῦ· εἶπε δὲ Ἡσαῦ ἐν τῇ διανοίᾳ αὐτοῦ, ἐγγισάτωσαν αἱ ἡμέραι τοῦ πένθους τοῦ πατρός μου, ἵνα ἀποκτείνω Ἰακὼβ τὸν ἀδελφόν μου.</text:span><text:span text:style-name="T5246"><text:s/>42</text:span><text:span text:style-name="T5247"> Ἀπηγγέλη δὲ Ῥεβέκκᾳ τὰ ῥήματα Ἡσαῦ τοῦ υἱοῦ αὐτῆς τοῦ πρεσβυτέρου· καὶ πέμψασα ἐκάλεσεν Ἰακὼβ τὸν υἱὸν αὐτῆς τὸν νεώτερον, καὶ εἶπεν αὐτῷ, ἰδοὺ Ἡσαῦ ὁ ἀδελφός σου ἀπειλεῖ σοι τοῦ ἀποκτεῖναί σε.</text:span><text:span text:style-name="T5248"><text:s/>43</text:span><text:span text:style-name="T5249"> Νῦν οὖν, τέκνον, ἄκουσόν μου τῆς φωνῆς, καὶ ἀναστὰς ἀπόδραθι εἰς τὴν Μεσοποταμίαν πρὸς Λάβαν τὸν ἀδελφόν μου εἰς Χαῤῥάν.</text:span><text:span text:style-name="T5250"><text:s/>44</text:span><text:span text:style-name="T5251"> Καὶ οἴκησον μετ’ αὐτοῦ ἡμέρας τινὰς,</text:span><text:span text:style-name="T5252"><text:s/>45</text:span><text:span text:style-name="T5253"> ἕως τοῦ ἀποστρέψαι τὸν θυμὸν, καὶ τὴν ὀργὴν τοῦ ἀδελφοῦ σου ἀπὸ σοῦ, καὶ ἐπιλάθηται ἃ πεποίηκας αὐτῷ· καὶ ἀποστείλασα μεταπέμψομαί σε ἐκεῖθεν, μή ποτε ἀποτεκνωθῶ ἀπὸ τῶν δύο ὑμῶν ἐν ἡμέρᾳ μιᾷ.</text:span><text:span text:style-name="T5254"><text:s/>46</text:span><text:span text:style-name="T5255"> Εἶπε δὲ Ῥεβέκκα πρὸς Ἰσαὰκ, προσώχθικα τῇ ζωῇ μου διὰ τὰς θυγατέρας τῶν υἱῶν Χέτ· εἰ λήψεται Ἰακὼβ γυναῖκα ἀπὸ τῶν θυγατέρων τῆς γῆς ταύτης, ἵνα τί μοι τὸ ζῆν;</text:span></text:p>
            <text:p text:style-name="P5256">Genesis 28</text:p>
            <text:p text:style-name="P5257"><text:span text:style-name="T5258">1</text:span><text:span text:style-name="T5259"> Προσκαλεσάμενος δὲ Ἰσαὰκ τὸν Ἰακὼβ, εὐλόγησεν αὐτὸν, καὶ ἐνετείλατο αὐτῷ, λέγων, οὐ λήψῃ γυναῖκα ἐκ τῶν θυγατέρων τῶν Χαναναίων.</text:span><text:span text:style-name="T5260"><text:s/>2</text:span><text:span text:style-name="T5261"> Ἀναστὰς ἀπόδραθι εἰς τὴν Μεσοποταμίαν, εἰς τὸν οἶκον Βαθουὴλ τοῦ πατρὸς τῆς μητρός σου, καὶ λάβε σεαυτῷ ἐκεῖθεν γυναῖκα ἐκ τῶν θυγατέρων Λάβαν τοῦ ἀδελφοῦ τῆς μητρός σου.</text:span><text:span text:style-name="T5262"><text:s/>3</text:span><text:span text:style-name="T5263"> Ὁ δὲ Θς μου εὐλογήσαι σε, καὶ αὐξήσαι σε, καὶ πληθύναι σε· καὶ ἔσῃ εἰς συναγωγὰς ἐθνῶν.</text:span><text:span text:style-name="T5264"><text:s/>4</text:span><text:span text:style-name="T5265"> Καὶ δῴη σοι τὴν εὐλογίαν Ἁβραὰμ τοῦ πατρός μου, σοὶ καὶ τῷ σπέρματί σου μετὰ σὲ, κληρονομῆσαι τὴν γῆν τῆς παροικήσεώς σου, ἣν ἔδωκεν ὁ Θς τῷ Ἁβραάμ.</text:span><text:span text:style-name="T5266"><text:s/>5</text:span><text:span text:style-name="T5267"> Καὶ ἀπέστειλεν Ἰσαὰκ τὸν Ἰακώβ· καὶ ἐπορεύθη εἰς τὴν Μεσσοποταμίαν πρὸς Λάβαν τὸν υἱὸν Βαθουὴλ τοῦ Σύρου, ἀδελφὸν Ῥεβέκκας τῆς μητρὸς Ἰακὼβ καὶ Ἡσαῦ. ​</text:span><text:span text:style-name="T5268"><text:s/>6</text:span><text:span text:style-name="T5269"> Ἴδε δὲ Ἡσαῦ ὅτι εὐλόγησεν Ἰσαὰκ τὸν Ἰακὼβ, καὶ ἀπέστειλεν εἰς τὴν Μεσοποταμίαν Συρίας λαβεῖν ἑαυτῷ γυναῖκα ἐκεῖθεν, ἐν τῷ εὐλογεῖν αὐτόν· καὶ ἐνετείλατο αὐτῷ, λέγων, οὐ λήψῃ γυναῖκα ἐκ τῶν θυγατέρων τῶν Χαναναίων.</text:span><text:span text:style-name="T5270"><text:s/>7</text:span><text:span text:style-name="T5271"> Καὶ ἤκουσεν Ἰακὼβ τοῦ πατρὸς καὶ τῆς μητρὸς αὐτοῦ· καὶ ἐπορεύθη εἰς τὴν Μεσοποταμίαν Συρίας.</text:span><text:span text:style-name="T5272"><text:s/>8</text:span><text:span text:style-name="T5273"> Ἰδὼν δὲ καὶ Ἡσαῦ ὅτι πονηραί εἰσιν αἱ θυγατέρες Χαναὰν ἐναντίον Ἰσαὰκ τοῦ πατρὸς αὐτοῦ,</text:span><text:span text:style-name="T5274"><text:s/>9</text:span><text:span text:style-name="T5275"> ἐπορεύθη Ἡσαῦ πρὸς Ἰσμαὴλ· καὶ ἔλαβε τὴν Μαελὲθ, θυγατέρα Ἰσμαὴλ τοῦ υἱοῦ Ἁβραάμ, ἀδελφὴν Ναβεὼθ, πρὸς ταῖς γυναιξὶν αὐτοῦ γυναῖκα. ​</text:span><text:span text:style-name="T5276"><text:s/>10</text:span><text:span text:style-name="T5277"> Καὶ ἐξῆλθεν Ἰακὼβ ἀπὸ τοῦ φρέατος τοῦ ὅρκου, καὶ ἐπορεύθη εἰς Χαῤῥάν.</text:span><text:span text:style-name="T5278"><text:s/>11</text:span><text:span text:style-name="T5279"> Καὶ ἀπήντησε τόπῳ, καὶ ἐκοιμήθῃ ἐκεῖ, ἔδυ γὰρ ὁ ἥλιος· καὶ ἔλαβεν ἀπὸ τῶν λίθων τοῦ τόπου, καὶ ἔθηκε πρὸς κεφαλῆς αὐτοῦ· καὶ ἐκοιμήθη ἐν τῷ τόπῳ ἐκείνῳ.</text:span><text:span text:style-name="T5280"><text:s/>12</text:span><text:span text:style-name="T5281"> Καὶ ἐνυπνιάσθη· καὶ ἰδοὺ κλίμαξ ἐστηριγμένη ἐν τῇ γῇ, ἧς ἡ κεφαλὴ ἀφικνεῖτο εἰς τὸν οὐρανόν· καὶ οἱ ἄγγελοι τοῦ Θυ ἀνέβαινον καὶ κατέβαινον ἐπ’ αὐτῆ.</text:span><text:span text:style-name="T5282"><text:s/>13</text:span><text:span text:style-name="T5283"> Ὁ δὲ Κς ἐπεστήρικτο ἐπ’ αὐτῆς· καὶ εἶπεν, ἐγώ εἰμι ὁ Θς Ἁβραὰμ τοῦ πατρός σου, καὶ ὁ Θς Ἰσαάκ· μὴ φοβοῦ· ἡ γῆ ἐφ’ ἧς σὺ καθεύδεις ἐπ’ αὐτῆς, σοὶ δώσω αὐτήν, καὶ τῷ σπέρματί σου.</text:span><text:span text:style-name="T5284"><text:s/>14</text:span><text:span text:style-name="T5285"> Καὶ ἔσται τὸ σπέρμα σου ὡς ἡ ἄμμος τῆς γῆς, καὶ πλατυνθήσεται ἐπὶ θάλασσαν, καὶ Λίβα, καὶ βοῤῥὰν, καὶ ἐπὶ ἀνατολάς, καὶ ἐνευλογηθήσονται ἐν σοὶ πᾶσαι αἱ φυλαὶ τῆς γῆς, καὶ ἐν τῷ σπέρματί σου.</text:span><text:span text:style-name="T5286"><text:s/>15</text:span><text:span text:style-name="T5287"> Καὶ ἰδοὺ ἐγώ εἰμι μετὰ σοῦ, διαφυλάσσων σε ἐν τῇ ὁδῷ πάσῃ, οὗ ἂν πορευθῇς· καὶ ἀποστρέψω σε εἰς τὴν γῆν ταύτην· ὅτι οὐ μή σε ἐγκαταλίπω, ἕως τοῦ ποιῆσαί με πάντα ὅσα ἐλάλησά σοι.</text:span><text:span text:style-name="T5288"><text:s/>16</text:span><text:span text:style-name="T5289"> Καὶ ἐξηγέρθη Ἰακὼβ ἐκ τοῦ ὕπνου αὐτοῦ, καὶ εἶπεν, ὅτι ἔστι Κς ἐν τῷ τόπῳ τούτῳ, ἐγὼ δὲ οὐκ ᾔδειν.</text:span><text:span text:style-name="T5290"><text:s/>17</text:span><text:span text:style-name="T5291"> Καὶ ἐφοβήθη, καὶ εἶπεν, ὡς φοβερὸς ὁ τόπος οὗτος· οὐκ ἔστι τοῦτο ἀλλ’ ἢ οἶκος Θυ, καὶ αὕτη ἡ πύλη τοῦ οὐρανοῦ.</text:span><text:span text:style-name="T5292"><text:s/>18</text:span><text:span text:style-name="T5293"> Καὶ ἀνέστη Ἰακὼβ τὸ πρωῒ καὶ ἔλαβε τὸν λίθον, ὃν ὑπέθηκεν ἐκεῖ πρὸς κεφαλῆς αὐτοῦ, καὶ ἔστησεν αὐτὸν στήλην, καὶ ἐπέχεεν ἔλαιον ἐπὶ τὸ ἄκρον αὐτῆς.</text:span><text:span text:style-name="T5294"><text:s/>19</text:span><text:span text:style-name="T5295"> Καὶ ἐκάλεσε τὸ ὄνομα τοῦ τόπου ἐκείνου, οἶκος Θυ· καὶ Οὐλαμλοὺζ ἦν ὄνομα τῇ πόλει τὸ πρότερον.</text:span><text:span text:style-name="T5296"><text:s/>20</text:span><text:span text:style-name="T5297"> Καὶ ηὔξατο Ἰακὼβ εὐχὴν, λέγων, ἐὰν ᾖ Κς ὁ Θς μετ’ ἐμοῦ, καὶ διαφυλάξῃ με ἐν τῇ ὁδῷ ταύτῃ, ᾗ ἐγὼ πορεύομαι, καὶ δῷ μοι ἄρτον φαγεῖν, καὶ ἱμάτιον περιβαλέσθαι,</text:span><text:span text:style-name="T5298"><text:s/>21</text:span><text:span text:style-name="T5299"> καὶ ἀποστρέψῃ με μετὰ σωτηρίας εἰς τὸν οἶκον τοῦ πατρός μου, καὶ ἔσται Κς μοι εἰς Θν.</text:span><text:span text:style-name="T5300"><text:s/>22</text:span><text:span text:style-name="T5301"> Καὶ ὁ λίθος οὗτος, ὃν ἔστησα στήλην, ἔσται μοι οἶκος Θυ· καὶ πάντων ὧν ἐάν μοι δῷς, δεκάτην ἀποδεκατώσω αὐτά σοι.</text:span></text:p>
            <text:p text:style-name="P5302">Genesis 29</text:p>
            <text:p text:style-name="P5303"><text:span text:style-name="T5304">1</text:span><text:span text:style-name="T5305"> Καὶ ἐξάρας Ἰακὼβ τοὺς πόδας ἐπορεύθη εἰς γῆν ἀνατολῶν, πρὸς Λάβαν τὸν υἱὸν Βαθουὴλ τοῦ Σύρου, ἀδελφὸν δὲ Ῥεβέκκας, μητρὸς Ἰακὼβ καὶ Ἡσαῦ.</text:span><text:span text:style-name="T5306"><text:s/>2</text:span><text:span text:style-name="T5307"> Καὶ ὁρᾷ, καὶ ἰδοὺ φρέαρ ἐν τῷ πεδίῳ· ἦσαν δὲ ἐκεῖ τρία ποίμνια προβάτων ἀναπαυόμενα ἐπ’ αὐτοῦ· ἐκ γὰρ τοῦ φρέατος ἐκείνου ἐπότιζον τὰ ποίμνια· λίθος δὲ ἦν μέγας ἐπὶ τῷ στόματι τοῦ φρέατος.</text:span><text:span text:style-name="T5308"><text:s/>3</text:span><text:span text:style-name="T5309"> Καὶ συνήγοντο ἐκεῖ πάντα τὰ ποίμνια· καὶ ἀπεκύλιον τὸν λίθον ἀπὸ τοῦ στόματος τοῦ φρέατος, καὶ ἐπότιζον τὰ πρόβατα, καὶ ἀποκαθίστων τὸν λίθον ἐπὶ τὸ στόμα τοῦ φρέατος εἰς τὸν τόπον αὐτοῦ.</text:span><text:span text:style-name="T5310"><text:s/>4</text:span><text:span text:style-name="T5311"> Εἶπε δὲ αὐτοῖς Ἰακὼβ, ἀδελφοί, πόθεν ἐστὲ ὑμεῖς; οἱ δὲ εἶπαν, ἐκ Χαῤῥὰν ἐσμέν.</text:span><text:span text:style-name="T5312"><text:s/>5</text:span><text:span text:style-name="T5313"> Εἶπε δὲ αὐτοῖς, γινώσκετε Λάβαν τὸν υἱὸν Ναχώρ; οἱ δὲ εἶπαν, γινώσκομεν·</text:span><text:span text:style-name="T5314"><text:s/>6</text:span><text:span text:style-name="T5315"> Εἶπε δὲ αὐτοῖς, ὑγιαίνει; οἱ δὲ εἶπαν, ὑγιαίνει· καὶ ἰδοὺ Ῥαχὴλ ἡ θυγάτηρ αὐτοῦ ἤρχετο μετὰ τῶν προβάτων.</text:span><text:span text:style-name="T5316"><text:s/>7</text:span><text:span text:style-name="T5317"> Καὶ εἶπεν Ἰακὼβ, ἔτι ἐστὶν ἡμέρα πολλὴ· οὔπω ὥρα συναχθῆναι τὰ κτήνη· ποτίσαντες τὰ πρόβατα, ἀπελθόντες βόσκετε.</text:span><text:span text:style-name="T5318"><text:s/>8</text:span><text:span text:style-name="T5319"> Οἱ δὲ εἶπαν, οὐ δυνησόμεθα ἕως τοῦ συναχθῆναι πάντας τοὺς ποιμένας, καὶ ἀποκυλίσουσι τὸν λίθον ἀπὸ τοῦ στόματος τοῦ φρέατος, καὶ ποτιοῦμεν τὰ πρόβατα.</text:span><text:span text:style-name="T5320"><text:s/>9</text:span><text:span text:style-name="T5321"> Ἔτι αὐτοῦ λαλοῦντος αὐτοῖς, καὶ ἰδοὺ Ῥαχὴλ ἡ θυγάτηρ Λάβαν ἤρχετο μετὰ τῶν προβάτων τοῦ πατρὸς αὐτῆς· αὐτὴ γὰρ ἔβοσκε τὰ πρόβατα τοῦ πατρὸς αὐτῆς.</text:span><text:span text:style-name="T5322"><text:s/>10</text:span><text:span text:style-name="T5323"> Ἐγένετο δέ, ὡς εἶδεν Ἰακὼβ τὴν Ῥαχὴλ τὴν θυγατέρα Λάβαν, τοῦ ἀδελφοῦ τῆς μητρὸς αὐτοῦ, καὶ τὰ πρόβατα Λάβαν τοῦ ἀδελφοῦ τῆς μητρὸς αὐτοῦ, καὶ προσελθὼν Ἰακὼβ ἀπεκύλισε τὸν λίθον ἀπὸ τοῦ στόματος τοῦ φρέατος, καὶ ἐπότιζε τὰ πρόβατα Λάβαν τοῦ ἀδελφοῦ τῆς μητρὸς αὐτοῦ.</text:span><text:span text:style-name="T5324"><text:s/>11</text:span><text:span text:style-name="T5325"> Καὶ ἐφίλησεν Ἰακὼβ τὴν Ῥαχήλ, καὶ βοήσας τῇ φωνῇ αὐτοῦ ἔκλαυσε.</text:span><text:span text:style-name="T5326"><text:s/>12</text:span><text:span text:style-name="T5327"> Καὶ ἀπήγγειλε τῇ Ῥαχὴλ, ὅτι ἀδελφὸς τοῦ πατρὸς αὐτῆς ἐστι, καὶ ὅτι υἱὸς Ῥεβέκκας ἐστί· καὶ δραμοῦσα ἀπήγγειλε τῷ πατρὶ αὐτῆς κατὰ τὰ ῥήματα ταῦτα.</text:span><text:span text:style-name="T5328"><text:s/>13</text:span><text:span text:style-name="T5329"> Ἐγένετο δὲ ὡς ἤκουσε Λάβαν τὸ ὄνομα Ἰακὼβ τοῦ υἱοῦ τῆς ἀδελφῆς αὐτοῦ, ἔδραμεν εἰς συνάντησιν αὐτῷ, καὶ περιλαβὼν αὐτὸν ἐφίλησε, καὶ εἰσήγαγεν αὐτὸν εἰς τὸν οἶκον αὐτοῦ· καὶ διηγήσατο τῷ Λάβαν πάντας τοὺς λόγους τούτους.</text:span><text:span text:style-name="T5330"><text:s/>14</text:span><text:span text:style-name="T5331"> Καὶ εἶπεν αὐτῷ Λάβαν, ἐκ τῶν ὀστῶν μου καὶ ἐκ τῆς σαρκός μου εἶ σύ· καὶ ἦν μετ’ αὐτοῦ μῆνα ἡμερῶν. ​</text:span><text:span text:style-name="T5332"><text:s/>15</text:span><text:span text:style-name="T5333"> Εἶπε δὲ Λάβαν τῷ Ἰακὼβ, ὅτι γὰρ ἀδελφός μου εἶ, οὐ δουλεύσεις μοι δωρεάν· ἀπάγγειλόν μοι τίς ὁ μισθός σου ἐστί;</text:span><text:span text:style-name="T5334"><text:s/>16</text:span><text:span text:style-name="T5335"> Τῷ δὲ Λάβαν ἦσαν δύο θυγατέρες· ὄνομα τῇ μείζονι, Λεία, καὶ ὄνομα τῇ νεωτέρᾳ Ῥαχήλ.</text:span><text:span text:style-name="T5336"><text:s/>17</text:span><text:span text:style-name="T5337"> Οἱ δὲ ὀφθαλμοὶ Λείας, ἀσθενεῖς· Ῥαχὴλ δὲ ἦν καλὴ τῷ εἴδει, καὶ ὡραία τῇ ὄψει σφόδρα.</text:span><text:span text:style-name="T5338"><text:s/>18</text:span><text:span text:style-name="T5339"> Ἠγάπησε δὲ Ἰακὼβ τὴν Ῥαχὴλ· καὶ εἶπε, δουλεύσω σοι ἑπτὰ ἔτη περὶ Ῥαχὴλ τῆς θυγατρός σου τῆς νεωτέρας.</text:span><text:span text:style-name="T5340"><text:s/>19</text:span><text:span text:style-name="T5341"> Εἶπε δὲ αὐτῷ Λάβαν, βέλτιον δοῦναί με αὐτήν σοι, ἢ δοῦναί με αὐτὴν ἀνδρὶ ἑτέρῳ· οἴκησον μετ’ ἐμοῦ.</text:span><text:span text:style-name="T5342"><text:s/>20</text:span><text:span text:style-name="T5343"> Καὶ ἐδούλευσεν Ἰακὼβ περὶ Ῥαχὴλ ἑπτὰ ἔτη· καὶ ἦσαν ἐναντίον αὐτοῦ ὡς ἡμέραι ὀλίγαι, παρὰ τὸ ἀγαπᾷν αὐτὸν αὐτήν.</text:span><text:span text:style-name="T5344"><text:s/>21</text:span><text:span text:style-name="T5345"> Εἶπε δὲ Ἰακὼβ τῷ Λάβαν, δός μοι τὴν γυναῖκά μου, πεπλήρωνται γὰρ αἱ ἡμέραι ὅπως εἰσέλθω πρὸς αὐτήν.</text:span><text:span text:style-name="T5346"><text:s/>22</text:span><text:span text:style-name="T5347"> Συνήγαγε δὲ Λάβαν πάντας τοὺς ἄνδρας τοῦ τόπου, καὶ ἐποίησε γάμον.</text:span><text:span text:style-name="T5348"><text:s/>23</text:span><text:span text:style-name="T5349"> Καὶ ἐγένετο ἑσπέρα, καὶ λαβὼν Λείαν τὴν θυγατέρα αὐτοῦ, εἰσήγαγε πρὸς Ἰακὼβ, καὶ εἰσῆλθε πρὸς αὐτὴν Ἰακώβ.</text:span><text:span text:style-name="T5350"><text:s/>24</text:span><text:span text:style-name="T5351"> Ἔδωκε δὲ Λάβαν Λείᾳ τῇ θυγατρὶ αὐτοῦ Ζελφὰν τὴν παιδίσκην αὐτοῦ, αὐτῇ παιδίσκην.</text:span><text:span text:style-name="T5352"><text:s/>25</text:span><text:span text:style-name="T5353"> Ἐγένετο δὲ πρωῒ, καὶ ἰδοὺ ἦν Λεία· εἶπε δὲ Ἰακὼβ τῷ Λάβαν, τί τοῦτο ἐποίησάς μοι; οὐ περὶ Ῥαχὴλ ἐδούλευσα παρὰ σοί; καὶ ἱνατί παρελογίσω με;</text:span><text:span text:style-name="T5354"><text:s/>26</text:span><text:span text:style-name="T5355"> Ἀπεκρίθη δὲ Λάβαν, οὐκ ἔστιν οὕτως ἐν τῷ τόπῳ ἡμῶν, δοῦναι τὴν νεωτέραν πρινὴ τὴν πρεσβυτέραν·</text:span><text:span text:style-name="T5356"><text:s/>27</text:span><text:span text:style-name="T5357"> Συντέλεσον οὖν τὰ ἕβδομα ταύτης, καὶ δώσω σοι καὶ ταύτην ἀντὶ τῆς ἐργασίας, ἧς ἐργᾷ παρ’ ἐμοί ἔτι ἑπτὰ ἔτη ἕτερα.</text:span><text:span text:style-name="T5358"><text:s/>28</text:span><text:span text:style-name="T5359"> Ἐποίησε δὲ Ἰακὼβ οὕτως, καὶ ἀνεπλήρωσε τὰ ἕβδομα ταύτης· καὶ ἔδωκεν αὐτῷ Λάβαν Ῥαχὴλ τὴν θυγατέρα αὐτοῦ αὐτῷ γυναῖκα.</text:span><text:span text:style-name="T5360"><text:s/>29</text:span><text:span text:style-name="T5361"> Ἔδωκε δὲ Λάβαν τῇ θυγατρὶ αὐτοῦ Βαλλὰν τὴν παιδίσκην αὐτοῦ, αὐτῇ παιδίσκην.</text:span><text:span text:style-name="T5362"><text:s/>30</text:span><text:span text:style-name="T5363"> Καὶ εἰσῆλθε πρὸς Ῥαχήλ· ἠγάπησε δὲ Ῥαχὴλ μᾶλλον ἢ Λείαν· καὶ ἐδούλευσεν αὐτῷ ἑπτὰ ἔτη ἕτερα. ​</text:span><text:span text:style-name="T5364"><text:s/>31</text:span><text:span text:style-name="T5365"> Ἰδὼν δὲ Κς ὁ Θς ὅτι ἐμισεῖτο Λεία, ἤνοιξε τὴν μήτραν αὐτῆς· Ῥαχὴλ δὲ ἦν στεῖρα.</text:span><text:span text:style-name="T5366"><text:s/>32</text:span><text:span text:style-name="T5367"> Καὶ συνέλαβε Λεία, καὶ ἔτεκεν υἱὸν τῷ Ἰακώβ· ἐκάλεσε δὲ τὸ ὄνομα αὐτοῦ Ῥουβὴν, λέγουσα, διότι εἶδέ μου Κς τὴν ταπείνωσιν, καὶ ἔδωκέ μοι υἱόν· νῦν οὖν ἀγαπήσει με ὁ ἀνήρ μου.</text:span><text:span text:style-name="T5368"><text:s/>33</text:span><text:span text:style-name="T5369"> Καὶ συνέλαβε πάλιν, καὶ ἔτεκεν υἱὸν δεύτερον τῷ Ἰακὼβ, καὶ εἶπεν, ὅτι ἤκουσε Κς ὅτι μισοῦμαι, καὶ προσέδωκέ μοι καὶ τοῦτον· ἐκάλεσε τὸ ὄνομα αὐτοῦ, Συμεών.</text:span><text:span text:style-name="T5370"><text:s/>34</text:span><text:span text:style-name="T5371"> Καὶ συνέλαβεν ἔτι, καὶ ἔτεκεν υἱὸν, καὶ εἶπεν, ἐν τῷ νῦν καιρῷ πρὸς ἐμοῦ ἔσται ὁ ἀνήρ μου, τέτοκα γὰρ αὐτῷ τρεῖς υἱούς· διὰ τοῦτο ἐκάλεσε τὸ ὄνομα αὐτοῦ, Λευεί.</text:span><text:span text:style-name="T5372"><text:s/>35</text:span><text:span text:style-name="T5373"> Καὶ συλλαβοῦσα ἔτι ἔτεκεν υἱὸν, καὶ εἶπε, νῦν ἔτι τοῦτο ἐξομολογήσομαι Κω· διὰ τοῦτο ἐκάλεσε τὸ ὄνομα αὐτοῦ, Ἰούδαν· καὶ ἔστη τοῦ τίκτειν.</text:span></text:p>
            <text:p text:style-name="P5374">Genesis 30</text:p>
            <text:p text:style-name="P5375"><text:span text:style-name="T5376">1</text:span><text:span text:style-name="T5377"> Ἰδοῦσα δὲ Ῥαχὴλ, ὅτι οὐ τέτοκε τῷ Ἰακώβ· καὶ ἐζήλωσε Ῥαχὴλ τὴν ἀδελφὴν αὐτῆς· καὶ εἶπε τῷ Ἰακὼβ, δός μοι τέκνα· εἰ δὲ μή τελευτήσω ἐγώ.</text:span><text:span text:style-name="T5378"><text:s/>2</text:span><text:span text:style-name="T5379"> Θυματωθεὶς δὲ Ἰακὼβ τῇ Ῥαχὴλ εἶπεν αὐτῇ, μὴ ἀντὶ Θυ ἐγώ εἰμι, ὃς ἐστέρησέ σε καρπὸν κοιλίας;</text:span><text:span text:style-name="T5380"><text:s/>3</text:span><text:span text:style-name="T5381"> Εἶπε δὲ Ῥαχὴλ τῷ Ἰακὼβ, ἰδοὺ ἡ παιδίσκη μου Βαλλά· εἴσελθε πρὸς αὐτήν· καὶ τέξεται ἐπὶ τῶν γονάτων μου, καὶ τεκνοποιήσομαι κἀγὼ ἐξ αὐτῆς.</text:span><text:span text:style-name="T5382"><text:s/>4</text:span><text:span text:style-name="T5383"> Καὶ ἔδωκεν αὐτῷ Βαλλὰν τὴν παιδίσκην αὐτῆς, αὐτῷ γυναῖκα· καὶ εἰσῆλθε πρὸς αὐτὴν Ἰακώβ.</text:span><text:span text:style-name="T5384"><text:s/>5</text:span><text:span text:style-name="T5385"> Καὶ συνέλαβε Βαλλὰ ἡ παιδίσκη Ῥαχὴλ, καὶ ἔτεκε τῷ Ἰακὼβ υἱόν.</text:span><text:span text:style-name="T5386"><text:s/>6</text:span><text:span text:style-name="T5387"> Καὶ εἶπε Ῥαχὴλ, ἔκρινέ μοι ὁ Θς, καὶ ἐπήκουσε τῆς φωνῆς μου, καὶ ἔδωκέ μοι υἱόν· διὰ τοῦτο ἐκάλεσε τὸ ὄνομα αὐτοῦ, Δάν.</text:span><text:span text:style-name="T5388"><text:s/>7</text:span><text:span text:style-name="T5389"> Καὶ συνέλαβεν ἔτι Βαλλὰ ἡ παιδίσκη Ῥαχὴλ, καὶ ἔτεκεν υἱὸν δεύτερον τῷ Ἰακώβ.</text:span><text:span text:style-name="T5390"><text:s/>8</text:span><text:span text:style-name="T5391"> Καὶ εἶπε Ῥαχὴλ, συναντελάβετό μου ὁ Θς, καὶ συνανεστράφην τῇ ἀδελφῇ μου, καὶ ἠδυνάσθην· καὶ ἐκάλεσε τὸ ὄνομα αὐτοῦ, Νεφθαλεί.</text:span><text:span text:style-name="T5392"><text:s/>9</text:span><text:span text:style-name="T5393"> Εἶδε δὲ Λεία ὅτι ἔστη τοῦ τίκτειν· καὶ ἔλαβε Ζελφὰν τὴν παιδίσκην αὐτῆς, καὶ ἔδωκεν αὐτὴν τῷ Ἰακὼβ γυναῖκα· καὶ εἰσῆλθε πρὸς αὐτὴν.</text:span><text:span text:style-name="T5394"><text:s/>10</text:span><text:span text:style-name="T5395"> Καὶ συνέλαβε Ζελφὰ ἡ παιδίσκη Λείας, καὶ ἔτεκε τῷ Ἰακὼβ υἱόν.</text:span><text:span text:style-name="T5396"><text:s/>11</text:span><text:span text:style-name="T5397"> Καὶ εἶπε Λεία, ἐν τύχῃ· καὶ ἐπωνόμασε τὸ ὄνομα αὐτοῦ, Γάδ.</text:span><text:span text:style-name="T5398"><text:s/>12</text:span><text:span text:style-name="T5399"> Καὶ συνέλαβεν ἔτι Ζελφὰ ἡ παιδίσκη Λείας, καὶ ἔτεκε τῷ Ἰακὼβ υἱὸν δεύτερον.</text:span><text:span text:style-name="T5400"><text:s/>13</text:span><text:span text:style-name="T5401"> Καὶ εἶπε Λεία, μακαρία ἐγώ, ὅτι μακαριοῦσί με αἱ γυναῖκες· καὶ ἐκάλεσε τὸ ὄνομα αὐτοῦ, Ἀσήρ.</text:span><text:span text:style-name="T5402"><text:s/>14</text:span><text:span text:style-name="T5403"> Ἐπορεύθη δὲ Ῥουβὴν ἐν ἡμέρᾳ θερισμοῦ πυρῶν, καὶ εὗρε μῆλα μανδραγορῶν ἐν τῷ ἀγρῷ, καὶ ἤνεγκεν αὐτὰ πρὸς Λείαν τὴν μητέρα αὐτοῦ· εἶπε δὲ Ῥαχὴλ Λείᾳ τῇ ἀδελφῇ αὐτῆς, δός μοι τῶν μανδραγορῶν τοῦ υἱοῦ σου.</text:span><text:span text:style-name="T5404"><text:s/>15</text:span><text:span text:style-name="T5405"> Εἶπε δὲ Λεία, οὐχ ἱκανόν σοι ὅτι ἔλαβες τὸν ἄνδρα μου; μὴ καὶ τοὺς μανδραγόρας τοῦ υἱοῦ μου λήψῃ; εἶπε δὲ Ῥαχήλ, οὐχ οὕτως· κοιμηθήτω μετὰ σοῦ τὴν νύκτα ταύτην ἀντὶ τῶν μανδραγορῶν τοῦ υἱοῦ σου.</text:span><text:span text:style-name="T5406"><text:s/>16</text:span><text:span text:style-name="T5407"> Εἰσῆλθε δὲ Ἰακὼβ ἐξ ἀγροῦ ἑσπέρας· καὶ ἐξῆλθε Λεία εἰς συνάντησιν αὐτῷ, καὶ εἶπε, πρὸς ἐμὲ εἰσελεύσῃ σήμερον· μεμίσθωμαι γάρ σε ἀντὶ τῶν μανδραγορῶν τοῦ υἱοῦ μου· καὶ ἐκοιμήθη μετ’ αὐτῆς τὴν νύκτα ἐκείνην.</text:span><text:span text:style-name="T5408"><text:s/>17</text:span><text:span text:style-name="T5409"> Καὶ ἐπήκουσεν ὁ Θς Λείας· καὶ συλλαβοῦσα ἔτεκε τῷ Ἰακὼβ υἱὸν πέμπτον.</text:span><text:span text:style-name="T5410"><text:s/>18</text:span><text:span text:style-name="T5411"> Καὶ εἶπε Λεία, δέδωκέ μοι ὁ Θς τὸν μισθόν μου, ἀνθ’ οὗ ἔδωκα τὴν παιδίσκην μου τῷ ἀνδρί μου· καὶ ἐκάλεσε τὸ ὄνομα αὐτοῦ, Ἰσσάχαρ, ὅ ἐστι μισθός.</text:span><text:span text:style-name="T5412"><text:s/>19</text:span><text:span text:style-name="T5413"> Καὶ συνέλαβεν ἔτι Λεία, καὶ ἔτεκεν υἱὸν ἕκτον τῷ Ἰακώβ.</text:span><text:span text:style-name="T5414"><text:s/>20</text:span><text:span text:style-name="T5415"> Καὶ εἶπε Λεία, δεδώρηται ὁ Θς μοι δῶρον καλὸν ἐν τῷ νῦν καιρῷ· αἱρετιεῖ με ὁ ἀνήρ μου, τέτοκα γὰρ αὐτῷ υἱοὺς ἕξ· καὶ ἐκάλεσε τὸ ὄνομα αὐτοῦ, Ζαβουλών.</text:span><text:span text:style-name="T5416"><text:s/>21</text:span><text:span text:style-name="T5417"> Καὶ μετὰ τοῦτο ἔτεκε θυγατέρα, καὶ ἐκάλεσε τὸ ὄνομα αὐτῆς Δεῖνα.</text:span><text:span text:style-name="T5418"><text:s/>22</text:span><text:span text:style-name="T5419"> Ἐμνήσθη δὲ ὁ Θς τῆς Ῥαχὴλ, καὶ ἐπήκουσεν αὐτῆς ὁ Θς· καὶ ἀνέῳξεν αὐτῆς τὴν μήτραν.</text:span><text:span text:style-name="T5420"><text:s/>23</text:span><text:span text:style-name="T5421"> Καὶ συλλαβοῦσα ἔτεκε τῷ Ἰακὼβ υἱόν· εἶπε δὲ Ῥαχὴλ, ἀφεῖλεν ὁ Θς μου τὸ ὄνειδος.</text:span><text:span text:style-name="T5422"><text:s/>24</text:span><text:span text:style-name="T5423"> Καὶ ἐκάλεσε τὸ ὄνομα αὐτοῦ Ἰωσὴφ λέγουσα, προσθέτω ὁ Θς μοι υἱὸν ἕτερον. ​</text:span><text:span text:style-name="T5424"><text:s/>25</text:span><text:span text:style-name="T5425"> Ἐγένετο δὲ ὡς ἔτεκε Ῥαχὴλ τὸν Ἰωσὴφ, εἶπεν Ἰακὼβ τῷ Λάβαν, ἀπόστειλόν με, ἵνα ἀπέλθω εἰς τὸν τόπον μου, καὶ εἰς τὴν γῆν μου.</text:span><text:span text:style-name="T5426"><text:s/>26</text:span><text:span text:style-name="T5427"> Ἀπόδος τὰς γυναῖκάς μου, καὶ τὰ παιδία μου, περὶ ὧν δεδούλευκά σοι, ἵνα ἀπέλθω· σὺ γὰρ γινώσκεις τὴν δουλείαν, ἣν δεδούλευκά σοι.</text:span><text:span text:style-name="T5428"><text:s/>27</text:span><text:span text:style-name="T5429"> Εἶπε δὲ αὐτῷ Λάβαν, εἰ εὗρον χάριν ἐναντίον σου, οἰωνισάμην ἄν· εὐλόγησε γάρ με ὁ Θς ἐπὶ τῇ σῇ εἰσόδῳ.</text:span><text:span text:style-name="T5430"><text:s/>28</text:span><text:span text:style-name="T5431"> Διάστειλον τὸν μισθόν σου πρός με, καὶ δώσω.</text:span><text:span text:style-name="T5432"><text:s/>29</text:span><text:span text:style-name="T5433"> Εἶπε δὲ Ἰακὼβ, σὺ γινώσκεις ἃ δεδούλευκά σοι, καὶ ὅσα ἦν κτήνη σου μετ’ ἐμοῦ.</text:span><text:span text:style-name="T5434"><text:s/>30</text:span><text:span text:style-name="T5435"> Μικρὰ γὰρ ἦν ὅσα σοι ἐναντίον ἐμοῦ, καὶ ηὐξήθη εἰς πλῆθος· καὶ εὐλόγησέ σε Κς ὁ Θς ἐπὶ τῷ ποδί μου· νῦν οὖν πότε ποιήσω κἀγὼ ἐμαυτῷ οἶκον;</text:span><text:span text:style-name="T5436"><text:s/>31</text:span><text:span text:style-name="T5437"> Καὶ εἶπεν αὐτῷ Λάβαν, τί σοι δώσω; Εἶπε δὲ αὐτῷ Ἰακὼβ, οὐ δώσεις μοι οὐδέν, ἐὰν ποιήσῃς μοι τὸ ῥῆμα τοῦτο, πάλιν ποιμανῶ τὰ πρόβατά σου, καὶ φυλάξω.</text:span><text:span text:style-name="T5438"><text:s/>32</text:span><text:span text:style-name="T5439"> Παρελθέτω πάντα τὰ πρόβατά σου σήμερον, καὶ διαχώρισον ἐκεῖθεν πᾶν πρόβατον φαιὸν ἐν τοῖς ἄρνασι, καὶ πᾶν διάλευκον καὶ ῥαντὸν ἐν ταῖς αἰξὶν, ἔσται μοι μισθός.</text:span><text:span text:style-name="T5440"><text:s/>33</text:span><text:span text:style-name="T5441"> Καὶ ἐπακούσεταί μοι ἡ δικαιοσύνη μου ἐν τῇ ἡμέρᾳ τῇ ἐπαύριον, ὅτι ἐστὶν ὁ μισθός μου ἐνώπιόν σου· πᾶν, ὃ ἐὰν μὴ ᾖ ῥαντὸν καὶ διάλευκον ἐν ταῖς αἰξὶ, καὶ φαιὸν ἐν τοῖς ἄρνασι, κεκλεμμένον ἔσται παρ’ ἐμοί.</text:span><text:span text:style-name="T5442"><text:s/>34</text:span><text:span text:style-name="T5443"> Εἶπε δὲ αὐτῷ Λάβαν, ἔστω κατὰ τὸ ῥῆμά σου.</text:span><text:span text:style-name="T5444"><text:s/>35</text:span><text:span text:style-name="T5445"> Καὶ διέστειλεν ἐν τῇ ἡμέρᾳ ἐκείνῃ τοὺς τράγους τοὺς ῥαντοὺς καὶ τοὺς διαλεύκους, καὶ πάσας τὰς αἶγας τὰς ῥαντὰς καὶ τὰς διαλεύκους, καὶ πᾶν ὃ ἦν φαιὸν ἐν τοῖς ἄρνασι, καὶ πᾶν ὃ ἦν λευκὸν ἐν αὐτοῖς, καὶ ἔδωκε διὰ χειρὸς τῶν υἱῶν αὐτοῦ.</text:span><text:span text:style-name="T5446"><text:s/>36</text:span><text:span text:style-name="T5447"> Καὶ ἀπέστησεν ὁδὸν τριῶν ἡμερῶν, καὶ ἀνὰ μέσον αὐτῶν καὶ ἀνὰ μέσον Ἰακώβ· Ἰακὼβ δὲ ἐποίμανε τὰ πρόβατα Λάβαν τὰ ὑπολειφθέντα.</text:span><text:span text:style-name="T5448"><text:s/>37</text:span><text:span text:style-name="T5449"> Ἔλαβε δὲ ἑαυτῷ Ἰακὼβ ῥάβδον στυρακίνην χλωρὰν καὶ καρυΐνην καὶ πλατάνου· καὶ ἐλέπισεν αὐτὰς Ἰακὼβ λεπίσματα λευκὰ· καὶ περισύρων τὸ χλωρὸν, ἐφαίνετο ἐπὶ ταῖς ῥάβδοις τὸ λευκὸν, ὃ ἐλέπισε, ποικίλον.</text:span><text:span text:style-name="T5450"><text:s/>38</text:span><text:span text:style-name="T5451"> Καὶ παρέθηκε τὰς ῥάβδους, ἃς ἐλέπισεν, ἐν τοῖς ληνοῖς τῶν ποτιστηρίων τοῦ ὕδατος, ἵνα ὡς ἂν ἔλθωσι τὰ πρόβατα πιεῖν, ἐνώπιον τῶν ῥάβδων, ἐλθόντων αὐτῶν εἰς τὸ πιεῖν, ἐγκισσήσωσι τὰ πρόβατα εἰς τὰς ῥάβδους·</text:span><text:span text:style-name="T5452"><text:s/>39</text:span><text:span text:style-name="T5453"> Καὶ ἐνεκίσσων τὰ πρόβατα εἰς τὰς ῥάβδους· καὶ ἔτικτον τὰ πρόβατα διάλευκα καὶ ποικίλα καὶ σποδοειδῆ ῥαντά.</text:span><text:span text:style-name="T5454"><text:s/>40</text:span><text:span text:style-name="T5455"> Τοὺς δὲ ἀμνοὺς διέστειλεν Ἰακὼβ, καὶ ἔστησεν ἐναντίον τῶν προβάτων κριὸν διάλευκον, καὶ πᾶν ποικίλον ἐν τοῖς ἀμνοῖς· καὶ διεχώρισεν ἑαυτῷ ποίμνια καθ’ ἑαυτὸν, καὶ οὐκ ἔμιξεν αὐτὰ εἰς τὰ πρόβατα Λάβαν.</text:span><text:span text:style-name="T5456"><text:s/>41</text:span><text:span text:style-name="T5457"> Ἐγένετο δὲ ἐν τῷ καιρῷ ᾧ ἐνεκίσσων τὰ πρόβατα ἐν γαστρὶ λαμβάνοντα, ἔθηκεν Ἰακὼβ τὰς ῥάβδους ἐναντίον τῶν προβάτων ἐν τοῖς ληνοῖς, τοῦ ἐγκισσῆσαι αὐτὰ κατὰ τὰς ῥάβδους.</text:span><text:span text:style-name="T5458"><text:s/>42</text:span><text:span text:style-name="T5459"> Ἡνίκα δ’ ἂν ἔτεκε τὰ πρόβατα, οὐκ ἐτίθει· ἐγένετο δὲ τὰ μὲν ἄσημα τοῦ Λάβαν, τά δὲ ἐπίσημα τοῦ Ἰακώβ.</text:span><text:span text:style-name="T5460"><text:s/>43</text:span><text:span text:style-name="T5461"> Καὶ ἐπλούτησεν ὁ ἄνθρωπος σφόδρα σφόδρα· καὶ ἐγένετο αὐτῷ κτήνη πολλὰ, καὶ βόες, καὶ παῖδες, καὶ παιδίσκαι, καὶ κάμηλοι, καὶ ὄνοι.</text:span></text:p>
            <text:p text:style-name="P5462">Genesis 31</text:p>
            <text:p text:style-name="P5463"><text:span text:style-name="T5464">1</text:span><text:span text:style-name="T5465"> Ηκουσε δὲ Ἰακὼβ τὰ ῥήματα τῶν υἱῶν Λάβαν, λεγόντων, εἴληφεν Ἰακὼβ πάντα τὰ τοῦ πατρὸς ἡμῶν, καὶ ἐκ τῶν τοῦ πατρὸς ἡμῶν πεποίηκε πᾶσαν τὴν δόξαν ταύτην.</text:span><text:span text:style-name="T5466"><text:s/>2</text:span><text:span text:style-name="T5467"> Καὶ εἶδεν Ἰακὼβ τὸ πρόσωπον τοῦ Λάβαν, καὶ ἰδοὺ οὐκ ἦν πρὸς αὐτὸν ὡσεὶ χθὲς καὶ τρίτην ἡμέραν.</text:span><text:span text:style-name="T5468"><text:s/>3</text:span><text:span text:style-name="T5469"> Εἶπε δὲ Κς πρὸς Ἰακὼβ, ἀποστρέφου εἰς τὴν γῆν τοῦ πατρός σου, καὶ εἰς τὴν γενεάν σου, καὶ ἔσομαι μετὰ σοῦ.</text:span><text:span text:style-name="T5470"><text:s/>4</text:span><text:span text:style-name="T5471"> Ἀποστείλας δὲ Ἰακὼβ ἐκάλεσε Λείαν καὶ Ῥαχὴλ εἰς τὸ πεδίον, οὗ ἦν τὰ ποίμνια.</text:span><text:span text:style-name="T5472"><text:s/>5</text:span><text:span text:style-name="T5473"> Καὶ εἶπεν αὐταῖς, ὁρῶ ἐγὼ τὸ πρόσωπον τοῦ πατρὸς ὑμῶν, ὅτι οὐκ ἔστι πρὸς ἐμοῦ, ὡς ἐχθὲς καὶ τρίτην ἡμέραν· ὁ δὲ Θς τοῦ πατρός μου ἦν μετ’ ἐμοῦ.</text:span><text:span text:style-name="T5474"><text:s/>6</text:span><text:span text:style-name="T5475"> Καὶ αὐταὶ δὲ οἴδατε, ὅτι ἐν πάσῃ τῇ ἰσχύϊ μου δεδούλευκα τῷ πατρὶ ὑμῶν.</text:span><text:span text:style-name="T5476"><text:s/>7</text:span><text:span text:style-name="T5477"> Ὁ δὲ πατὴρ ὑμῶν παρεκρούσατό με, καὶ ἤλλαξε τὸν μισθόν μου τῶν δέκα ἀμνῶν· καὶ οὐκ ἔδωκεν αὐτῷ ὁ Θς κακοποιῆσαί με.</text:span><text:span text:style-name="T5478"><text:s/>8</text:span><text:span text:style-name="T5479"> Ἐὰν οὕτως εἴπῃ, τὰ ποικίλα ἔσται σου μισθὸς, καὶ τέξεται πάντα τὰ πρόβατα ποικίλα· ἐὰν δὲ εἴπῃ, τὰ λευκὰ ἔσται σου μισθὸς, καὶ τέξεται πάντα τὰ πρόβατα λευκά.</text:span><text:span text:style-name="T5480"><text:s/>9</text:span><text:span text:style-name="T5481"> Καὶ ἀφείλετο ὁ Θς πάντα τὰ κτήνη τοῦ πατρὸς ὑμῶν, καὶ ἔδωκέ μοι αὐτά.</text:span><text:span text:style-name="T5482"><text:s/>10</text:span><text:span text:style-name="T5483"> Καὶ ἐγένετο ἡνίκα ἐνεκίσσων τὰ πρόβατα ἐν γαστρὶ λαμβάνοντα, καὶ εἶδον τοῖς ὀφθαλμοῖς μου ἐν τῷ ὕπνῳ· καὶ ἰδοὺ οἱ τράγοι καὶ οἱ κριοὶ ἀναβαίνοντες ἐπὶ τὰ πρόβατα καὶ τὰς αἶγας, διάλευκοι καὶ ποικίλοι καὶ σποδοειδεῖς ῥαντοί.</text:span><text:span text:style-name="T5484"><text:s/>11</text:span><text:span text:style-name="T5485"> Καὶ εἶπέ μοι ὁ Ἄγγελος τοῦ Θυ καθ’ ὕπνον, Ἰακώβ· ἐγὼ δὲ εἶπα, τί ἐστι;</text:span><text:span text:style-name="T5486"><text:s/>12</text:span><text:span text:style-name="T5487"> Καὶ εἶπεν, ἀνάβλεψον τοῖς ὀφθαλμοῖς σου, καὶ ἰδὲ τοὺς τράγους καὶ τοὺς κριοὺς ἀναβαίνοντας ἐπὶ τὰ πρόβατα καὶ τὰς αἶγας διαλεύκους καὶ ποικίλους καὶ σποδοειδεῖς ῥαντούς· ἑώρακα γάρ ὅσα σοι Λάβαν ποιεῖ.</text:span><text:span text:style-name="T5488"><text:s/>13</text:span><text:span text:style-name="T5489"> Ἐγώ εἰμι ὁ Θς ὁ ὀφθείς σοι ἐν τόπῳ Θυ, οὗ ἤλειψάς μοι ἐκεῖ στήλην, καὶ ηὔξω μοι ἐκεῖ εὐχήν· νῦν οὖν ἀνάστηθι, καὶ ἔξελθε ἐκ τῆς γῆς ταύτης, καὶ ἄπελθε εἰς τὴν γῆν τῆς γενέσεώς σου, καὶ ἔσομαι μετὰ σοῦ.</text:span><text:span text:style-name="T5490"><text:s/>14</text:span><text:span text:style-name="T5491"> Καὶ ἀποκριθεῖσαι Ῥαχὴλ καὶ Λεία εἶπαν αὐτῷ, μή ἐστιν ἡμῖν ἔτι μερὶς ἢ κληρονομία ἐν τῷ οἴκῳ τοῦ πατρὸς ἡμῶν;</text:span><text:span text:style-name="T5492"><text:s/>15</text:span><text:span text:style-name="T5493"> Οὐχ ὡς αἱ ἀλλότριαι λελογίσμεθα αὐτῷ; πέπρακε γὰρ ἡμᾶς, καὶ καταβρώσει κατέφαγε τὸ ἀργύριον ἡμῶν.</text:span><text:span text:style-name="T5494"><text:s/>16</text:span><text:span text:style-name="T5495"> Πάντα τὸν πλοῦτον καὶ τὴν δόξαν, ἣν ἀφείλετο ὁ Θς τοῦ πατρὸς ἡμῶν, ἡμῖν ἔσται καὶ τοῖς τέκνοις ἡμῶν· νῦν οὖν ὅσα σοι εἴρηκεν ὁ Θς, ποίει.</text:span><text:span text:style-name="T5496"><text:s/>17</text:span><text:span text:style-name="T5497"> Ἀναστὰς δὲ Ἰακὼβ ἔλαβε τὰς γυναῖκας αὐτοῦ καὶ τὰ παιδία αὐτοῦ ἐπὶ τὰς καμήλους.</text:span><text:span text:style-name="T5498"><text:s/>18</text:span><text:span text:style-name="T5499"> Καὶ ἀπήγαγε πάντα τὰ ὑπάρχοντα αὐτῷ, καὶ πᾶσαν τὴν ἀποσκευὴν αὐτοῦ, ἣν περιεποιήσατο ἐν τῇ Μεσοποταμίᾳ, καὶ πάντα τὰ αὐτοῦ, ἀπελθεῖν πρὸς Ἰσαὰκ τὸν πατέρα αὐτοῦ εἰς γῆν Χαναάν.</text:span><text:span text:style-name="T5500"><text:s/>19</text:span><text:span text:style-name="T5501"> Λάβαν δὲ ᾤχετο κεῖραι τὰ πρόβατα αὐτοῦ· ἔκλεψε δὲ Ῥαχὴλ τὰ εἴδωλα τοῦ πατρὸς αὐτῆς.</text:span><text:span text:style-name="T5502"><text:s/>20</text:span><text:span text:style-name="T5503"> Ἔκρυψε δὲ Ἰακὼβ Λάβαν τὸν Σύρον, τοῦ μὴ ἀναγγεῖλαι αὐτῷ, ὅτι ἀποδιδράσκει.</text:span><text:span text:style-name="T5504"><text:s/>21</text:span><text:span text:style-name="T5505"> Καὶ ἀπέδρα αὐτὸς, καὶ τὰ αὐτοῦ πάντα, καὶ διέβη τὸν ποταμὸν, καὶ ὥρμησεν εἰς τὸ ὄρος Γαλαάδ.</text:span><text:span text:style-name="T5506"><text:s/>22</text:span><text:span text:style-name="T5507"> Ἀνηγγέλη δὲ Λάβαν τῷ Σύρῳ τῇ ἡμέρᾳ τῇ τρίτῃ, ὅτι ἀπέδρα Ἰακώβ.</text:span><text:span text:style-name="T5508"><text:s/>23</text:span><text:span text:style-name="T5509"> Καὶ παραλαβὼν τοὺς ἀδελφοὺς αὐτοῦ μεθ’ ἑαυτοῦ, ἐδίωξεν ὀπίσω αὐτοῦ ὁδὸν ἡμερῶν ἑπτά· καὶ κατέλαβεν αὐτὸν ἐν τῷ ὄρει Γαλαάδ.</text:span><text:span text:style-name="T5510"><text:s/>24</text:span><text:span text:style-name="T5511"> Ἦλθε δὲ ὁ Θς πρὸς Λάβαν τὸν Σύρον καθ’ ὕπνον τὴν νύκτα, καὶ εἶπεν αὐτῷ, φύλαξε σεαυτὸν μή ποτε λαλήσῃς μετὰ Ἰακὼβ πονηρά.</text:span><text:span text:style-name="T5512"><text:s/>25</text:span><text:span text:style-name="T5513"> Καὶ κατέλαβε Λάβαν τὸν Ἰακώβ· Ἰακὼβ δὲ ἔπηξε τὴν σκηνὴν αὐτοῦ ἐν τῷ ὄρει· Λάβαν δὲ ἔστησε τοὺς ἀδελφοὺς αὐτοῦ ἐν τῷ ὄρει Γαλαάδ.</text:span><text:span text:style-name="T5514"><text:s/>26</text:span><text:span text:style-name="T5515"> Εἶπε δὲ Λάβαν τῷ Ἰακὼβ, τί ἐποίησας; ἱνατί κρυφῇ ἀπέδρας, καὶ ἐκλοποφόρησάς με, καὶ ἀπήγαγες τὰς θυγατέρας μου, ὡς αἰχμαλώτιδας μαχαίρᾳ;</text:span><text:span text:style-name="T5516"><text:s/>27</text:span><text:span text:style-name="T5517"> Καὶ εἰ ἀνήγγειλάς μοι, ἐξαπέστειλα ἄν σε μετ’ εὐφροσύνης, καὶ μετὰ μουσικῶν, καὶ τυμπάνων, καὶ κιθάρας.</text:span><text:span text:style-name="T5518"><text:s/>28</text:span><text:span text:style-name="T5519"> Καὶ οὐκ ἠξιώθην καταφιλῆσαι τὰ παιδία μου, καὶ τὰς θυγατέρας μου· νῦν δὲ ἀφρόνως ἔπραξας.</text:span><text:span text:style-name="T5520"><text:s/>29</text:span><text:span text:style-name="T5521"> Καὶ νῦν ἰσχύει ἡ χείρ μου κακοποιῆσαί σε· ὁ δὲ Θς τοῦ πατρός σου χθὲς εἶπε πρός με, λέγων, φύλαξε σεαυτὸν μή ποτε λαλήσῃς μετὰ Ἰακὼβ πονηρά.</text:span><text:span text:style-name="T5522"><text:s/>30</text:span><text:span text:style-name="T5523"> Νῦν οὖν πεπόρευσαι· ἐπιθυμίᾳ γὰρ ἐπεθύμησας ἀπελθεῖν εἰς τὸν οἶκον τοῦ πατρός σου· ἱνατί ἔκλεψας τοὺς θεούς μου;</text:span><text:span text:style-name="T5524"><text:s/>31</text:span><text:span text:style-name="T5525"> Ἀποκριθεὶς δὲ Ἰακὼβ εἶπε τῷ Λάβαν, ὅτι ἐφοβήθην· εἶπα γάρ, μή ποτε ἀφέλῃ τὰς θυγατέρας σου ἀπ’ ἐμοῦ, καὶ πάντα τὰ ἐμά.</text:span><text:span text:style-name="T5526"><text:s/>32</text:span><text:span text:style-name="T5527"> Καὶ εἶπεν Ἰακὼβ, παρ’ ᾧ ἂν εὕρῃς τοὺς θεούς σου, οὐ ζήσεται ἐναντίον τῶν ἀδελφῶν ἡμῶν· ἐπίγνωθι τί ἐστι παρ’ ἐμοὶ τῶν σῶν, καὶ λαβέ· καὶ οὐκ ἐπέγνω παρ’ αὐτῷ οὐδέν· οὐκ ᾔδει δὲ Ἰακὼβ, ὅτι Ῥαχὴλ ἡ γυνὴ αὐτοῦ ἔκλεψεν αὐτούς.</text:span><text:span text:style-name="T5528"><text:s/>33</text:span><text:span text:style-name="T5529"> Εἰσελθὼν δὲ Λάβαν ἠρεύνησεν εἰς τὸν οἶκον Λείας, καὶ οὐχ εὗρεν· καὶ ἐξῆλθεν ἐκ τοῦ οἴκου Λείας, καὶ ἠρεύνησε τὸν οἶκον Ἰακὼβ, καὶ ἐν τῷ οἴκῳ τῶν δύο παιδισκῶν, καὶ οὐχ εὗρεν· εἰσῆλθε δὲ καὶ εἰς τὸν οἶκον Ῥαχήλ.</text:span><text:span text:style-name="T5530"><text:s/>34</text:span><text:span text:style-name="T5531"> Ῥαχὴλ δὲ ἔλαβε τὰ εἴδωλα, καὶ ἐνέβαλεν αὐτὰ εἰς τὰ σάγματα τῆς καμήλου, καὶ ἐπεκάθισεν αὐτοῖς.</text:span><text:span text:style-name="T5532"><text:s/>35</text:span><text:span text:style-name="T5533"> Καὶ εἶπε τῷ πατρὶ αὐτῆς, μὴ βαρέως φέρε, κύριε· οὐ δύναμαι ἀναστῆναι ἐνώπιόν σου, ὅτι τὰ κατ’ ἐθισμὸν τῶν γυναικῶν μοι ἐστίν· ἠρεύνησε Λάβαν ἐν ὅλῳ τῷ οἴκῳ, καὶ οὐχ εὗρε τὰ εἴδωλα.</text:span><text:span text:style-name="T5534"><text:s/>36</text:span><text:span text:style-name="T5535"> Ὠργίσθη δὲ Ἰακὼβ, καὶ ἐμαχέσατο τῷ Λάβαν· ἀποκριθεὶς δὲ Ἰακὼβ εἶπε τῷ Λάβαν, τί τὸ ἀδίκημά μου; καὶ τί τὸ ἁμάρτημά μου, ὅτι κατεδίωξας ὀπίσω μου,</text:span><text:span text:style-name="T5536"><text:s/>37</text:span><text:span text:style-name="T5537"> καὶ ὅτι ἠρεύνησας πάντα τὰ σκεύη τοῦ οἴκου μου; τί εὗρες ἀπὸ πάντων τῶν σκευῶν τοῦ οἴκου σου; θές ὧδε ἐνώπιον τῶν ἀδελφῶν σου καὶ τῶν ἀδελφῶν μου, καὶ ἐλεγξάτωσαν ἀνὰ μέσον τῶν δύο ἡμῶν.</text:span><text:span text:style-name="T5538"><text:s/>38</text:span><text:span text:style-name="T5539"> Ταῦτά μοι εἴκοσιν ἔτη ἐγώ εἰμι μετὰ σοῦ· τὰ πρόβατά σου καὶ αἱ αἶγές σου οὐκ ἠτεκνώθησαν· κριοὺς τῶν προβάτων σου οὐ κατέφαγον.</text:span><text:span text:style-name="T5540"><text:s/>39</text:span><text:span text:style-name="T5541"> Θηριάλωτον οὐκ ἐνήνοχά σοι· ἐγὼ ἀπετίννυον παρ’ ἐμαυτοῦ κλέμματα ἡμέρας, καὶ κλέμματα νυκτός.</text:span><text:span text:style-name="T5542"><text:s/>40</text:span><text:span text:style-name="T5543"> Ἐγενόμην τῆς ἡμέρας συγκαιόμενος τῷ καύματι, καὶ τῷ παγετῷ τῆς νυκτός· καὶ ἀφίστατο ὁ ὕπνος μου ἀπὸ τῶν ὀφθαλμῶν μου.</text:span><text:span text:style-name="T5544"><text:s/>41</text:span><text:span text:style-name="T5545"> Ταῦτά μοι εἴκοσι ἔτη ἐγώ εἰμι ἐν τῇ οἰκίᾳ σου· ἐδούλευσά σοι δεκατέσσαρα ἔτη ἀντὶ τῶν δύο θυγατέρων σου, καὶ ἓξ ἔτη ἐν τοῖς προβάτοις σου, καὶ παρελογίσω τὸν μισθόν μου δέκα ἀμνάσιν.</text:span><text:span text:style-name="T5546"><text:s/>42</text:span><text:span text:style-name="T5547"> Εἰ μὴ ὁ Θς τοῦ πατρός μου Ἁβραὰμ, καὶ ὁ φόβος Ἰσαὰκ, ἦν μοι, νῦν ἂν κενόν με ἐξαπέστειλας· τὴν ταπείνωσίν μου, καὶ τὸν κόπον τῶν χειρῶν μου, εἶδεν ὁ Θς· καὶ ἤλεγξέ σε χθές. ​</text:span><text:span text:style-name="T5548"><text:s/>43</text:span><text:span text:style-name="T5549"> Ἀποκριθεὶς δὲ Λάβαν εἶπε τῷ Ἰακὼβ, αἱ θυγατέρες θυγατέρες μου, καὶ οἱ υἱοὶ, υἱοί μου, καὶ τὰ κτήνη, κτήνη μου· καὶ πάντα ὅσα σὺ ὁρᾷς, ἐμά ἐστι, καὶ τῶν θυγατέρων μου· τί ποιήσω ταύταις σήμερον ἢ τοῖς τέκνοις αὐτῶν, οἷς ἔτεκον;</text:span><text:span text:style-name="T5550"><text:s/>44</text:span><text:span text:style-name="T5551"> Νῦν οὖν δεῦρο διαθῶμαι διαθήκην ἐγώ τε καὶ σύ· καὶ ἔσται εἰς μαρτύριον ἀνὰ μέσον ἐμοῦ καὶ σοῦ· εἶπε δὲ αὐτῷ· ἰδοὺ οὐδεὶς μεθ’ ἡμῶν ἐστιν· ἴδε ὁ Θς μάρτυς ἀνὰ μέσον ἐμοῦ καὶ σοῦ.</text:span><text:span text:style-name="T5552"><text:s/>45</text:span><text:span text:style-name="T5553"> Λαβὼν δὲ Ἰακὼβ λίθον, ἔστησεν αὐτὸν στήλην.</text:span><text:span text:style-name="T5554"><text:s/>46</text:span><text:span text:style-name="T5555"> Εἶπε δὲ Ἰακὼβ τοῖς ἀδελφοῖς αὐτοῦ, συλλέγετε λίθους· καὶ συνέλεξαν λίθους, καὶ ἐποίησαν βουνόν· καὶ ἔφαγον ἐκεῖ ἐπὶ τοῦ βουνοῦ· καὶ εἶπεν αὐτῷ Λάβαν, ὁ βουνὸς οὗτος μαρτυρεῖ ἀνὰ μέσον ἐμοῦ καὶ σοῦ σήμερον.</text:span><text:span text:style-name="T5556"><text:s/>47</text:span><text:span text:style-name="T5557"> Καὶ ἐκάλεσεν αὐτὸν Λάβαν, Βουνὸς τῆς μαρτυρίας· Ἰακὼβ δὲ ἐκάλεσεν αὐτὸν, Βουνὸς μάρτυς.</text:span><text:span text:style-name="T5558"><text:s/>48</text:span><text:span text:style-name="T5559"> Εἶπε δὲ Λάβαν τῷ Ἰακὼβ, ἰδοὺ ὁ βουνὸς οὗτος καὶ ἡ στήλη, ἣν ἔστησα ἀνὰ μέσον ἐμοῦ καὶ σοῦ· μαρτυρεῖ ὁ βουνὸς οὗτος, καὶ μαρτυρεῖ ἡ στήλη αὕτη· διὰ τοῦτο ἐκλήθη τὸ ὄνομα, Βουνὸς μαρτυρεῖ.</text:span><text:span text:style-name="T5560"><text:s/>49</text:span><text:span text:style-name="T5561"> Καὶ ἡ ὅρασις, ἣν εἶπεν, ἐπίδοι ὁ Θς ἀνὰ μέσον ἐμοῦ καὶ σοῦ· ὅτι ἀποστησόμεθα ἕτερος ἀφ’ ἑτέρου.</text:span><text:span text:style-name="T5562"><text:s/>50</text:span><text:span text:style-name="T5563"> Εἰ ταπεινώσεις τὰς θυγατέρας μου, εἰ λάβῃς γυναῖκας πρὸς ταῖς θυγατράσι μου, ὅρα, οὐδεὶς μεθ’ ἡμῶν ἐστιν ὁρῶν· Θς μάρτυς μεταξὺ ἐμοῦ καὶ μεταξὺ σοῦ.</text:span><text:span text:style-name="T5564"><text:s/>51</text:span><text:span text:style-name="T5565"> Καὶ εἶπε Λάβαν τῷ Ἰακὼβ, ἰδοὺ ὁ βουνὸς οὗτος καὶ μάρτυς ἡ στήλη αὕτη.</text:span><text:span text:style-name="T5566"><text:s/>52</text:span><text:span text:style-name="T5567"> Ἐὰν τε γὰρ ἐγὼ μὴ διαβῶ πρὸς σὲ, μήτε σὺ διαβῇς πρός με τὸν βουνὸν τοῦτον καὶ τὴν στήλην ταύτην ἐπὶ κακίᾳ.</text:span><text:span text:style-name="T5568"><text:s/>53</text:span><text:span text:style-name="T5569"> Ὁ Θς Ἁβραὰμ καὶ ὁ Θς Ναχὼρ κρινεῖ ἀνὰ μέσον ἡμῶν· καὶ ὤμοσεν Ἰακὼβ κατὰ τοῦ φόβου τοῦ πατρὸς αὐτοῦ Ἰσαάκ.</text:span><text:span text:style-name="T5570"><text:s/>54</text:span><text:span text:style-name="T5571"> Καὶ ἔθυσε θυσίαν ἐν τῷ ὄρει· καὶ ἐκάλεσε τοὺς ἀδελφοὺς αὐτοῦ, καὶ ἔφαγον καὶ ἔπιον, καὶ ἐκοιμήθησαν ἐν τῷ ὄρει.</text:span><text:span text:style-name="T5572"><text:s/>55</text:span><text:span text:style-name="T5573"> Ἀναστὰς δὲ Λάβαν τὸ πρωῒ, κατεφίλησε τοὺς υἱοὺς καὶ τὰς θυγατέρας αὐτοῦ, καὶ εὐλόγησεν αὐτούς· καὶ ἀποστραφεὶς Λάβαν ἀπῆλθεν εἰς τὸν τόπον αὐτοῦ.</text:span></text:p>
            <text:p text:style-name="P5574">Genesis 32</text:p>
            <text:p text:style-name="P5575"><text:span text:style-name="T5576">1</text:span><text:span text:style-name="T5577"> Καὶ Ἰακὼβ ἀπῆλθεν εἰς τὴν ὁδὸν ἑαυτοῦ· καὶ ἀναβλέψας εἶδε παρεμβολὴν Θυ παρεμβεβληκυῖαν· καὶ συνήντησαν αὐτῷ οἱ Ἄγγελοι τοῦ Θυ.</text:span><text:span text:style-name="T5578"><text:s/>2</text:span><text:span text:style-name="T5579"> Εἶπε δὲ Ἰακὼβ, ἡνίκα εἶδεν αὐτοὺς, παρεμβολὴ Θυ αὕτη· καὶ ἐκάλεσε τὸ ὄνομα τοῦ τόπου ἐκείνου, Παρεμβολαί. ​</text:span><text:span text:style-name="T5580"><text:s/>3</text:span><text:span text:style-name="T5581"> Ἀπέστειλε δὲ Ἰακὼβ ἀγγέλους ἔμπροσθεν αὐτοῦ πρὸς Ἡσαῦ τὸν ἀδελφὸν αὐτοῦ εἰς γῆν Σηεὶρ, εἰς χώραν Ἐδώμ.</text:span><text:span text:style-name="T5582"><text:s/>4</text:span><text:span text:style-name="T5583"> Καὶ ἐνετείλατο αὐτοῖς, λέγων, οὕτως ἐρεῖτε τῷ κυρίῳ μου Ἡσαῦ· οὕτως λέγει ὁ παῖς σου Ἰακώβ· μετὰ Λάβαν παρῴκησα, καὶ ἐχρόνισα ἕως τοῦ νῦν.</text:span><text:span text:style-name="T5584"><text:s/>5</text:span><text:span text:style-name="T5585"> Καὶ ἐγένοντό μοι βόες, καὶ ὄνοι, καὶ πρόβατα, καὶ παῖδες, καὶ παιδίσκαι· καὶ ἀπέστειλα ἀναγγεῖλαι τῷ κυρίῳ μου Ἡσαῦ, ἵνα εὕρῃ ὁ παῖς σου χάριν ἐναντίον σου.</text:span><text:span text:style-name="T5586"><text:s/>6</text:span><text:span text:style-name="T5587"> Καὶ ἀνέστρεψαν οἱ ἄγγελοι πρὸς Ἰακὼβ, λέγοντες, ἤλθομεν πρὸς τὸν ἀδελφόν σου Ἡσαῦ· καὶ ἰδοὺ αὐτὸς ἔρχεται εἰς συνάντησίν σοι, καὶ τετρακόσιοι ἄνδρες μεθ’ αὐτοῦ.</text:span><text:span text:style-name="T5588"><text:s/>7</text:span><text:span text:style-name="T5589"> Ἐφοβήθη δὲ Ἰακὼβ σφόδρα, καὶ ἠπορεῖτο· καὶ διεῖλε τὸν λαὸν τὸν μεθ’ ἑαυτοῦ, καὶ τοὺς βόας, καὶ τὰς καμήλους, καὶ τὰ πρόβατα, εἰς δύο παρεμβολάς.</text:span><text:span text:style-name="T5590"><text:s/>8</text:span><text:span text:style-name="T5591"> Καὶ εἶπεν Ἰακὼβ, ἐὰν ἔλθῃ Ἡσαῦ εἰς παρεμβολὴν μίαν, καὶ κόψῃ αὐτὴν, ἔσται ἡ παρεμβολὴ ἡ δευτέρα εἰς τὸ σώζεσθαι.</text:span><text:span text:style-name="T5592"><text:s/>9</text:span><text:span text:style-name="T5593"> Εἶπε δὲ Ἰακώβ, ὁ Θς τοῦ πατρός μου Ἁβραὰμ, καὶ ὁ Θς τοῦ πατρός μου Ἰσαὰκ, Κε σὺ ὁ εἰπών μοι, ἀπότρεχε εἰς τὴν γῆν τῆς γενέσεώς σου, καὶ εὖ σε ποιήσω·</text:span><text:span text:style-name="T5594"><text:s/>10</text:span><text:span text:style-name="T5595"> Ἱκανούσθω μοι ἀπὸ πάσης δικαιοσύνης, καὶ ἀπὸ πάσης ἀληθείας, ἧς ἐποίησας τῷ παιδί σου· ἐν γὰρ τῇ ῥάβδῳ μου ταύτῃ διέβην τὸν Ἰορδάνην τοῦτον· νυνὶ δὲ γέγονα εἰς δύο παρεμβολάς.</text:span><text:span text:style-name="T5596"><text:s/>11</text:span><text:span text:style-name="T5597"> Ἐξελοῦ με ἐκ χειρὸς τοῦ ἀδελφοῦ μου, ἐκ χειρὸς Ἡσαῦ· ὅτι φοβοῦμαι ἐγὼ αὐτόν, μή ποτε ἐλθὼν πατάξῃ με, καὶ μητέρα ἐπὶ τέκνοις.</text:span><text:span text:style-name="T5598"><text:s/>12</text:span><text:span text:style-name="T5599"> Σὺ δὲ εἶπας, εὖ σε ποιήσω, καὶ θήσω τὸ σπέρμα σου ὡς τὴν ἄμμον τῆς θαλάσσης, ἣ οὐκ ἀριθμηθήσεται ἀπὸ τοῦ πλήθους.</text:span><text:span text:style-name="T5600"><text:s/>13</text:span><text:span text:style-name="T5601"> Καὶ ἐκοιμήθη ἐκεῖ τὴν νύκτα ἐκείνην· καὶ ἔλαβεν ὧν ἔφερεν δῶρα· καὶ ἐξαπέστειλεν Ἡσαῦ τῷ ἀδελφῷ αὐτοῦ,</text:span><text:span text:style-name="T5602"><text:s/>14</text:span><text:span text:style-name="T5603"> αἶγας διακοσίας, τράγους εἴκοσι, πρόβατα διακόσια, κριοὺς εἴκοσι,</text:span><text:span text:style-name="T5604"><text:s/>15</text:span><text:span text:style-name="T5605"> καμήλους θηλαζούσας καὶ τὰ παιδία αὐτῶν τριάκοντα, βόας τεσσαράκοντα, ταύρους δέκα, ὄνους εἴκοσι, καὶ πώλους δέκα.</text:span><text:span text:style-name="T5606"><text:s/>16</text:span><text:span text:style-name="T5607"> Καὶ ἔδωκεν αὐτὰ τοῖς παισὶν αὐτοῦ ποίμνιον κατὰ μόνας· εἶπε δὲ τοῖς παισὶν αὐτοῦ, προπορεύεσθε ἔμπροσθέν μου, καὶ διάστημα ποιεῖτε ἀνὰ μέσον ποίμνης καὶ ποίμνης.</text:span><text:span text:style-name="T5608"><text:s/>17</text:span><text:span text:style-name="T5609"> Καὶ ἐνετείλατο τῷ πρώτῳ, λέγων, ἐάν σοι συναντήσῃ Ἡσαῦ ὁ ἀδελφός μου, καὶ ἐρωτᾷ σε, λέγων, τίνος εἶ; καὶ ποῦ πορεύῃ; καὶ τίνος ταῦτα τὰ προπορευόμενά σου;</text:span><text:span text:style-name="T5610"><text:s/>18</text:span><text:span text:style-name="T5611"> Ἐρεῖς, τοῦ παιδός σου Ἰακώβ· δῶρα ἀπέσταλκε τῷ κυρίῳ μου Ἡσαῦ· καὶ ἰδοὺ αὐτὸς ὀπίσω ἡμῶν.</text:span><text:span text:style-name="T5612"><text:s/>19</text:span><text:span text:style-name="T5613"> Καὶ ἐνετείλατο τῷ πρώτῳ, καὶ τῷ δευτέρῳ, καὶ τῷ τρίτῳ, καὶ πᾶσι τοῖς προπορευομένοις ὀπίσω τῶν ποιμνίων τούτων, λέγων, κατὰ τὸ ῥῆμα τοῦτο λαλήσατε Ἡσαῦ ἐν τῷ εὑρεῖν ὑμᾶς αὐτὸν·</text:span><text:span text:style-name="T5614"><text:s/>20</text:span><text:span text:style-name="T5615"> Καὶ ἐρεῖτε, ἰδοὺ ὁ παῖς σου Ἰακὼβ παραγίνεται ὀπίσω ἡμῶν· εἶπε γάρ, ἐξιλάσομαι τὸ πρόσωπον αὐτοῦ ἐν τοῖς δώροις τοῖς προπορευομένοις αὐτοῦ, καὶ μετὰ τοῦτο ὄψομαι τὸ πρόσωπον αὐτοῦ· ἴσως γὰρ προσδέξεται τὸ πρόσωπόν μου.</text:span><text:span text:style-name="T5616"><text:s/>21</text:span><text:span text:style-name="T5617"> Καὶ προεπορεύετο τὰ δῶρα κατὰ πρόσωπον αὐτοῦ· αὐτὸς δὲ ἐκοιμήθη τὴν νύκτα ἐκείνην ἐν τῇ παρεμβολῇ.</text:span><text:span text:style-name="T5618"><text:s/>22</text:span><text:span text:style-name="T5619"> Ἀναστὰς δὲ τὴν νύκτα ἐκείνην, ἔλαβε τὰς δύο γυναῖκας, καὶ τὰς δύο παιδίσκας, καὶ τὰ ἕνδεκα παιδία αὐτοῦ, καὶ διέβη τὴν διάβασιν τοῦ Ἰαβώχ.</text:span><text:span text:style-name="T5620"><text:s/>23</text:span><text:span text:style-name="T5621"> Καὶ ἔλαβεν αὐτοὺς, καὶ διέβη τὸν χειμάῤῥουν, καὶ διεβίβασε πάντα τὰ αὐτοῦ. ​</text:span><text:span text:style-name="T5622"><text:s/>24</text:span><text:span text:style-name="T5623"> Ὑπελείφθη δὲ Ἰακὼβ μόνος· καὶ ἐπάλαιεν ἄνθρωπος μετ’ αὐτοῦ ἕως πρωῒ.</text:span><text:span text:style-name="T5624"><text:s/>25</text:span><text:span text:style-name="T5625"> Εἶδε δὲ, ὅτι οὐ δύναται πρὸς αὐτόν· καὶ ἥψατο τοῦ πλάτους τοῦ μηροῦ αὐτοῦ, καὶ ἐνάρκησε τὸ πλάτος τοῦ μηροῦ Ἰακὼβ ἐν τῷ παλαίειν αὐτὸν μετ’ αὐτοῦ.</text:span><text:span text:style-name="T5626"><text:s/>26</text:span><text:span text:style-name="T5627"> Καὶ εἶπεν αὐτῷ, ἀπόστειλόν με, ἀνέβη γὰρ ὁ ὄρθρος· ὁ δὲ εἶπεν, οὐ μή σε ἀποστείλω, ἐὰν μή με εὐλογήσῃς.</text:span><text:span text:style-name="T5628"><text:s/>27</text:span><text:span text:style-name="T5629"> Εἶπε δὲ αὐτῷ, τί τὸ ὄνομά σου ἐστίν; ὁ δὲ εἶπεν, Ἰακώβ.</text:span><text:span text:style-name="T5630"><text:s/>28</text:span><text:span text:style-name="T5631"> Καὶ εἶπεν αὐτῷ, οὐ κληθήσεται ἔτι τὸ ὄνομά σου Ἰακώβ, ἀλλ’ Ἰσραὴλ ἔσται τὸ ὄνομά σου· ὅτι ἐνίσχυσας μετὰ Θυ, καὶ μετὰ ἀνθρώπων δυνατὸς ἔσῃ.</text:span><text:span text:style-name="T5632"><text:s/>29</text:span><text:span text:style-name="T5633"> Ἠρώτησε δὲ Ἰακὼβ, καὶ εἶπεν, ἀνάγγειλόν μοι τὸ ὄνομά σου· καὶ εἶπεν, ἱνατί τοῦτο ἐρωτᾶς σὺ τὸ ὄνομά μου; καὶ εὐλόγησεν αὐτὸν ἐκεῖ.</text:span><text:span text:style-name="T5634"><text:s/>30</text:span><text:span text:style-name="T5635"> Καὶ ἐκάλεσεν Ἰακὼβ τὸ ὄνομα τοῦ τόπου ἐκείνου, εἶδος Θυ· εἶδον γὰρ Θν πρόσωπον πρὸς πρόσωπον, καὶ ἐσώθη μου ἡ ψυχή.</text:span><text:span text:style-name="T5636"><text:s/>31</text:span><text:span text:style-name="T5637"> Ἀνέτειλε δὲ αὐτῷ ὁ ἥλιος, ἡνίκα παρῆλθε τὸ εἶδος τοῦ Θυ· αὐτὸς δὲ ἐπέσκαζε τῷ μηρῷ αὐτοῦ.</text:span><text:span text:style-name="T5638"><text:s/>32</text:span><text:span text:style-name="T5639"> Ἕνεκεν τούτου οὐ μὴ φάγωσιν υἱοὶ Ἰσραὴλ τὸ νεῦρον, ὃ ἐνάρκησεν, ὅ ἐστιν ἐπὶ τοῦ πλάτους τοῦ μηροῦ, ἕως τῆς ἡμέρας ταύτης, ὅτι ἥψατο τοῦ πλάτους τοῦ μηροῦ Ἰακὼβ τοῦ νεύρου, ὃ ἐνάρκησεν.</text:span></text:p>
            <text:p text:style-name="P5640">Genesis 33</text:p>
            <text:p text:style-name="P5641"><text:span text:style-name="T5642">1</text:span><text:span text:style-name="T5643"> Ἀναβλέψας δὲ Ἰακὼβ τοῖς ὀφθαλμοῖς αὐτοῦ εἶδε· καὶ ἰδοὺ Ἡσαῦ ὁ ἀδελφὸς αὐτοῦ ἐρχόμενος, καὶ τετρακόσιοι ἄνδρες μετ’ αὐτοῦ· καὶ διεῖλεν Ἰακὼβ τὰ παιδία ἐπὶ Λείαν, καὶ ἐπί Ῥαχὴλ, καὶ τὰς δύο παιδίσκας.</text:span><text:span text:style-name="T5644"><text:s/>2</text:span><text:span text:style-name="T5645"> Καὶ ἔθετο τὰς δύο παιδίσκας καὶ τοὺς υἱοὺς αὐτῶν ἐν πρώτοις, καὶ Λείαν καὶ τὰ παιδία αὐτῆς ὀπίσω, καὶ Ῥαχὴλ καὶ Ἰωσὴφ ἐσχάτους.</text:span><text:span text:style-name="T5646"><text:s/>3</text:span><text:span text:style-name="T5647"> Αὐτὸς δὲ προῆλθεν ἔμπροσθεν αὐτῶν· καὶ προσεκύνησεν ἐπὶ τὴν γῆν ἑπτάκις, ἕως τοῦ ἐγγίσαι τῷ ἀδελφῷ αὐτοῦ.</text:span><text:span text:style-name="T5648"><text:s/>4</text:span><text:span text:style-name="T5649"> Καὶ προσέδραμεν Ἡσαῦ εἰς συνάντησιν αὐτῷ· καὶ περιλαβὼν αὐτὸν προσέπεσεν ἐπὶ τὸν τράχηλον αὐτοῦ, καὶ κατεφίλησεν αὐτόν· καὶ ἔκλαυσαν ἀμφότεροι.</text:span><text:span text:style-name="T5650"><text:s/>5</text:span><text:span text:style-name="T5651"> Καὶ ἀναβλέψας Ἡσαῦ εἶδε τὰς γυναῖκας καὶ τὰ παιδία· καὶ εἶπε, τί ταῦτά σοι ἐστίν; ὁ δὲ εἶπε, τὰ παιδία, οἷς ἠλέησεν ὁ Θς τὸν παῖδά σου.</text:span><text:span text:style-name="T5652"><text:s/>6</text:span><text:span text:style-name="T5653"> Καὶ προσήγγισαν αἱ παιδίσκαι καὶ τὰ τέκνα αὐτῶν, καὶ προσεκύνησαν.</text:span><text:span text:style-name="T5654"><text:s/>7</text:span><text:span text:style-name="T5655"> Καὶ προσήγγισε Λεία καὶ τὰ τέκνα αὐτῆς, καὶ προσεκύνησαν· καὶ μετὰ ταῦτα προσήγγισε Ῥαχὴλ καὶ Ἰωσὴφ, καὶ προσεκύνησαν.</text:span><text:span text:style-name="T5656"><text:s/>8</text:span><text:span text:style-name="T5657"> Καὶ εἶπε, τί ταῦτά σοι ἐστίν, πᾶσαι αἱ παρεμβολαὶ αὗται, αἷς ἀπήντηκα; ὁ δὲ εἶπεν, ἵνα εὕρῃ ὁ παῖς σου χάριν ἐναντίον σου, κύριε.</text:span><text:span text:style-name="T5658"><text:s/>9</text:span><text:span text:style-name="T5659"> Εἶπε δὲ Ἡσαῦ, ἔστι μοι πολλά, ἀδελφέ· ἔστω σοι τὰ σά.</text:span><text:span text:style-name="T5660"><text:s/>10</text:span><text:span text:style-name="T5661"> Εἶπε δὲ Ἰακὼβ, εἰ εὗρον χάριν ἐναντίον σου, δέξαι τὰ δῶρα διὰ τῶν ἐμῶν χειρῶν· ἕνεκεν τούτου εἶδον τὸ πρόσωπόν σου, ὡς ἄν τις ἴδοι πρόσωπον Θυ, καὶ εὐδοκήσεις με.</text:span><text:span text:style-name="T5662"><text:s/>11</text:span><text:span text:style-name="T5663"> Λαβὲ τὰς εὐλογίας μου, ἃς ἤνεγκά σοι, ὅτι ἠλέησέ με ὁ Θς, καὶ ἔστι μοι πάντα· καὶ ἐβιάσατο αὐτὸν, καὶ ἔλαβε·</text:span><text:span text:style-name="T5664"><text:s/>12</text:span><text:span text:style-name="T5665"> Καὶ εἶπεν, ἀπάραντες πορευσώμεθα ἐπ’ εὐθεῖαν.</text:span><text:span text:style-name="T5666"><text:s/>13</text:span><text:span text:style-name="T5667"> Εἶπε δὲ αὐτῷ, ὁ κύριός μου γινώσκει, ὅτι τὰ παιδία ἁπαλώτερα, καὶ τὰ πρόβατα καὶ αἱ βόες λοχεύονται ἐπ’ ἐμέ· ἐὰν οὖν καταδιώξω αὐτὰ ἡμέραν μίαν, ἀποθανοῦνται πάντα τὰ κτήνη.</text:span><text:span text:style-name="T5668"><text:s/>14</text:span><text:span text:style-name="T5669"> Προελθέτω ὁ κύριός μου ἔμπροσθεν τοῦ παιδὸς αὐτοῦ· ἐγὼ δὲ ἐνισχύσω ἐν τῇ ὁδῷ κατὰ σχολὴν τῆς πορεύσεως τῆς ἐναντίον μου, καὶ κατὰ πόδα τῶν παιδαρίων, ἕως τοῦ ἐλθεῖν με πρὸς τὸν κύριόν μου εἰς Σηείρ.</text:span><text:span text:style-name="T5670"><text:s/>15</text:span><text:span text:style-name="T5671"> Εἶπε δὲ Ἡσαῦ, καταλείψω μετὰ σοῦ ἀπὸ τοῦ λαοῦ τοῦ μετ’ ἐμοῦ· ὁ δὲ εἶπεν, ἱνατί τοῦτο; ἱκανόν ὅτι εὗρον χάριν ἐναντίον σου, κύριε.</text:span><text:span text:style-name="T5672"><text:s/>16</text:span><text:span text:style-name="T5673"> Ἀπέστρεψε δὲ Ἡσαῦ ἐν τῇ ἡμέρᾳ ἐκείνῃ εἰς τὴν ὁδὸν αὐτοῦ εἰς Σηείρ.</text:span><text:span text:style-name="T5674"><text:s/>17</text:span><text:span text:style-name="T5675"> Καὶ Ἰακὼβ ἀπαίρει εἰς σκηνάς, καὶ ἐποίησεν ἑαυτῷ ἐκεῖ οἰκίας, καὶ τοῖς κτήνεσιν αὐτοῦ ἐποίησε σκηνάς· διὰ τοῦτο ἐκάλεσε τὸ ὄνομα τοῦ τόπου ἐκείνου, Σκηναί. ​</text:span><text:span text:style-name="T5676"><text:s/>18</text:span><text:span text:style-name="T5677"> Καὶ ἦλθεν Ἰακὼβ εἰς Σαλὴμ, πόλιν Σικίμων, ἥ ἐστιν ἐν γῇ Χαναὰν, ὅτε ἐπανῆλθεν ἐκ τῆς Μεσοποταμίας Συρίας· καὶ παρενέβαλε κατὰ πρόσωπον τῆς πόλεως.</text:span><text:span text:style-name="T5678"><text:s/>19</text:span><text:span text:style-name="T5679"> Καὶ ἐκτήσατο τὴν μερίδα τοῦ ἀγροῦ, οὗ ἔστησεν ἐκεῖ τὴν σκηνὴν αὐτοῦ, παρὰ Ἐμμὼρ πατρὸς Συχὲμ, ἑκατὸν ἀμνῶν.</text:span><text:span text:style-name="T5680"><text:s/>20</text:span><text:span text:style-name="T5681"> Καὶ ἔστησεν ἐκεῖ θυσιαστήριον, καὶ ἐπεκαλέσατο τὸν Θν Ἰσραήλ.</text:span></text:p>
            <text:p text:style-name="P5682">Genesis 34</text:p>
            <text:p text:style-name="P5683"><text:span text:style-name="T5684">1</text:span><text:span text:style-name="T5685"> Ἐξῆλθε δὲ Δείνα, ἡ θυγάτηρ Λείας, ἣν ἔτεκε τῷ Ἰακὼβ, καταμαθεῖν τὰς θυγατέρας τῶν ἐγχωρίων.</text:span><text:span text:style-name="T5686"><text:s/>2</text:span><text:span text:style-name="T5687"> Καὶ εἶδεν αὐτὴν Συχὲμ ὁ υἱὸς Ἐμμὼρ ὁ Εὐαῖος, ὁ ἄρχων τῆς γῆς· καὶ λαβὼν αὐτήν, ἐκοιμήθη μετ’ αὐτῆς, καὶ ἐταπείνωσεν αὐτήν.</text:span><text:span text:style-name="T5688"><text:s/>3</text:span><text:span text:style-name="T5689"> Καὶ προσέσχε τῇ ψυχῇ Δείνας τῆς θυγατρὸς Ἰακώβ· καὶ ἠγάπησε τὴν παρθένον· καὶ ἐλάλησε κατὰ τὴν διάνοιαν τῆς παρθένου αὐτῇ.</text:span><text:span text:style-name="T5690"><text:s/>4</text:span><text:span text:style-name="T5691"> Εἶπε Συχὲμ πρὸς Ἐμμὼρ τὸν πατέρα αὐτοῦ, λέγων, λαβέ μοι τὴν παῖδα ταύτην εἰς γυναῖκα.</text:span><text:span text:style-name="T5692"><text:s/>5</text:span><text:span text:style-name="T5693"> Ἰακὼβ δὲ ἤκουσεν, ὅτι ἐμίανεν ὁ υἱὸς Ἐμμὼρ Δείναν τὴν θυγατέρα αὐτοῦ· οἱ δὲ υἱοὶ αὐτοῦ ἦσαν μετὰ τῶν κτηνῶν αὐτοῦ ἐν τῷ πεδίῳ· παρεσιώπησε δὲ Ἰακὼβ, ἕως τοῦ ἐλθεῖν αὐτούς.</text:span><text:span text:style-name="T5694"><text:s/>6</text:span><text:span text:style-name="T5695"> Ἐξῆλθε δὲ Ἐμμὼρ ὁ πατὴρ Συχὲμ πρὸς Ἰακὼβ, λαλῆσαι αὐτῷ.</text:span><text:span text:style-name="T5696"><text:s/>7</text:span><text:span text:style-name="T5697"> Οἱ δὲ υἱοὶ Ἰακὼβ ἦλθον ἐκ τοῦ πεδίου· ὡς δὲ ἤκουσαν, κατενύγησαν οἱ ἄνδρες, καὶ λυπηρὸν ἦν αὐτοῖς σφόδρα· ὅτι ἄσχημον ἐποίησεν ἐν Ἰσραὴλ, κοιμηθεὶς μετὰ τῆς θυγατρός Ἰακώβ· καὶ οὐχ οὕτως ἔσται.</text:span><text:span text:style-name="T5698"><text:s/>8</text:span><text:span text:style-name="T5699"> Καὶ ἐλάλησεν Ἐμμὼρ αὐτοῖς, λέγων, Συχὲμ ὁ υἱός μου προείλετο τῇ ψυχῇ τὴν θυγατέρα ὑμῶν· δότε οὖν αὐτὴν αὐτῷ γυναῖκα,</text:span><text:span text:style-name="T5700"><text:s/>9</text:span><text:span text:style-name="T5701"> καὶ ἐπιγαμβρεύσασθε ἡμῖν· τὰς θυγατέρας ὑμῶν δότε ἡμῖν, καὶ τὰς θυγατέρας ἡμῶν λάβετε τοῖς υἱοῖς ὑμῶν.</text:span><text:span text:style-name="T5702"><text:s/>10</text:span><text:span text:style-name="T5703"> Καὶ ἐν ἡμῖν κατοικεῖτε· καὶ ἡ γῆ ἰδοὺ πλατεῖα ἐναντίον ὑμῶν· κατοικεῖτε, καὶ ἐμπορεύεσθε ἐπ’ αὐτῆς, καὶ ἐγκτᾶσθε ἐν αὐτῇ.</text:span><text:span text:style-name="T5704"><text:s/>11</text:span><text:span text:style-name="T5705"> Εἶπε δὲ Συχὲμ πρὸς τὸν πατέρα αὐτῆς, καὶ πρὸς τοὺς ἀδελφοὺς αὐτῆς, εὕροιμι χάριν ἐναντίον ὑμῶν· καὶ ὃ ἐὰν εἴπητε, δώσομεν.</text:span><text:span text:style-name="T5706"><text:s/>12</text:span><text:span text:style-name="T5707"> Πληθύνατε τὴν φερνὴν σφόδρα, καὶ δώσω καθότι ἂν εἴπητέ μοι, καὶ δώσατέ μοι τὴν παῖδα ταύτην εἰς γυναῖκα. ​</text:span><text:span text:style-name="T5708"><text:s/>13</text:span><text:span text:style-name="T5709"> Ἀπεκρίθησαν δὲ οἱ υἱοὶ Ἰακὼβ τῷ Συχὲμ, καὶ Ἐμμὼρ τῷ πατρὶ αὐτοῦ, μετὰ δόλου· καὶ ἐλάλησαν αὐτοῖς, ὅτι ἐμίαναν Δείναν τὴν ἀδελφὴν αὐτῶν.</text:span><text:span text:style-name="T5710"><text:s/>14</text:span><text:span text:style-name="T5711"> Καὶ εἶπαν αὐτοῖς Συμεὼν καὶ Λευὶ οἱ ἀδελφοὶ Δείνας, οὐ δυνησόμεθα ποιῆσαι τὸ ῥῆμα τοῦτο, δοῦναι τὴν ἀδελφὴν ἡμῶν ἀνθρώπῳ, ὃς ἔχει ἀκροβυστίαν· ἔστι γὰρ ὄνειδος ἡμῖν.</text:span><text:span text:style-name="T5712"><text:s/>15</text:span><text:span text:style-name="T5713"> Μόνον ἐν τούτῳ ὁμοιωθησόμεθα ὑμῖν, καὶ κατοικήσομεν ἐν ὑμῖν, ἐὰν γένησθε ὡς ἡμεῖς καὶ ὑμεῖς, ἐν τῷ περιτμηθῆναι ὑμῶν πᾶν ἀρσενικόν.</text:span><text:span text:style-name="T5714"><text:s/>16</text:span><text:span text:style-name="T5715"> Καὶ δώσομεν τὰς θυγατέρας ἡμῶν ὑμῖν, καὶ ἀπό τῶν θυγατέρων ὑμῶν ληψόμεθα ἡμῖν γυναῖκας, καὶ οἰκήσομεν παρ’ ὑμῖν, καὶ ἐσόμεθα ὡς γένος ἕν.</text:span><text:span text:style-name="T5716"><text:s/>17</text:span><text:span text:style-name="T5717"> Ἐὰν δὲ μὴ εἰσακούσητε ἡμῶν τοῦ περιτεμέσθαι, λαβόντες τὴν θυγατέρα ἡμῶν ἀπελευσόμεθα.</text:span><text:span text:style-name="T5718"><text:s/>18</text:span><text:span text:style-name="T5719"> Καὶ ἤρεσαν οἱ λόγοι ἐναντίον Ἐμμὼρ, καὶ ἐναντίον Συχὲμ τοῦ υἱοῦ Ἐμμώρ.</text:span><text:span text:style-name="T5720"><text:s/>19</text:span><text:span text:style-name="T5721"> Καὶ οὐκ ἐχρόνισεν ὁ νεανίσκος τοῦ ποιῆσαι τὸ ῥῆμα τοῦτο· ἐνέκειτο γὰρ τῇ θυγατρὶ Ἰακώβ· αὐτὸς δὲ ἦν ἐνδοξότατος πάντων τῶν ἐν τῷ οἴκῳ τοῦ πατρὸς αὐτοῦ.</text:span><text:span text:style-name="T5722"><text:s/>20</text:span><text:span text:style-name="T5723"> Ἦλθε δὲ Ἐμμὼρ καὶ Συχὲμ ὁ υἱὸς αὐτοῦ πρὸς τὴν πύλην τῆς πόλεως αὐτῶν, καὶ ἐλάλησαν πρὸς τοὺς ἄνδρας τῆς πόλεως αὐτῶν, λέγοντες,</text:span><text:span text:style-name="T5724"><text:s/>21</text:span><text:span text:style-name="T5725"> Οἱ ἄνθρωποι οὗτοι εἰρηνικοί εἰσι, μεθ’ ἡμῶν οἰκείτωσαν ἐπὶ τῆς γῆς, καὶ ἐμπορευέσθωσαν αὐτήν· ἡ δὲ γῆ ἰδοὺ πλατεῖα ἐναντίον αὐτῶν· τὰς θυγατέρας αὐτῶν ληψόμεθα ἡμῖν γυναῖκας, καὶ τὰς θυγατέρας ἡμῶν δώσομεν αὐτοῖς.</text:span><text:span text:style-name="T5726"><text:s/>22</text:span><text:span text:style-name="T5727"> Ἐν τούτῳ μόνον ὁμοιωθήσονται ἡμῖν οἱ ἄνθρωποι τοῦ κατοικεῖν μεθ’ ἡμῶν, ὥστε εἶναι λαὸν ἕνα, ἐν τῷ περιτεμέσθαι ἡμῶν πᾶν ἀρσενικόν, καθὰ καὶ αὐτοὶ περιτέτμηνται.</text:span><text:span text:style-name="T5728"><text:s/>23</text:span><text:span text:style-name="T5729"> Καὶ τὰ κτήνη αὐτῶν, καὶ τὰ τετράποδα, καὶ τὰ ὑπάρχοντα αὐτῶν, οὐχ ἡμῶν ἔσται; μόνον ἐν τούτῳ ὁμοιωθῶμεν αὐτοῖς, καὶ οἰκήσουσι μεθ’ ἡμῶν.</text:span><text:span text:style-name="T5730"><text:s/>24</text:span><text:span text:style-name="T5731"> Καὶ εἰσήκουσαν Ἐμμὼρ καὶ Συχὲμ τοῦ υἱοῦ αὐτοῦ πάντες οἱ ἐμπορευόμενοι τὴν πύλην τῆς πόλεως αὐτῶν· καὶ περιετέμοντο τὴν σάρκα τῆς ἀκροβυστίας αὐτῶν πᾶς ἄρσην. ​</text:span><text:span text:style-name="T5732"><text:s/>25</text:span><text:span text:style-name="T5733"> Ἐγένετο δὲ ἐν τῇ ἡμέρᾳ τῇ τρίτῃ, ὅτε ἦσαν ἐν τῷ πόνῳ, ἔλαβον οἱ δύο υἱοὶ Ἰακὼβ Συμεὼν καὶ Λευὶ, ἀδελφοὶ Δείνας, ἕκαστος τὴν μάχαιραν αὐτοῦ, καὶ εἰσῆλθον εἰς τὴν πόλιν ἀσφαλὼς, καὶ ἀπέκτειναν πᾶν ἀρσενικόν.</text:span><text:span text:style-name="T5734"><text:s/>26</text:span><text:span text:style-name="T5735"> Τόν τε Ἐμμὼρ καὶ Συχὲμ τὸν υἱὸν αὐτοῦ ἀπέκτειναν ἐν στόματι μαχαίρας· καὶ ἔλαβον τὴν Δείναν ἐκ τοῦ οἴκου τοῦ Συχὲμ, καὶ ἐξῆλθον.</text:span><text:span text:style-name="T5736"><text:s/>27</text:span><text:span text:style-name="T5737"> Οἱ δὲ υἱοὶ Ἰακὼβ εἰσῆλθον ἐπὶ τοὺς τραυματίας, καὶ διήρπασαν τὴν πόλιν, ἐν ᾗ ἐμίαναν Δείναν τὴν ἀδελφὴν αὐτῶν.</text:span><text:span text:style-name="T5738"><text:s/>28</text:span><text:span text:style-name="T5739"> Καὶ τὰ πρόβατα αὐτῶν, καὶ τοὺς βόας αὐτῶν, καὶ τοὺς ὄνους αὐτῶν, ὅσα τε ἦν ἐν τῇ πόλει, καὶ ὅσα ἦν ἐν τῷ πεδίῳ, ἔλαβον.</text:span><text:span text:style-name="T5740"><text:s/>29</text:span><text:span text:style-name="T5741"> Καὶ πάντα τὰ σώματα αὐτῶν, καὶ πᾶσαν τὴν ἀποσκευὴν αὐτῶν, καὶ τὰς γυναῖκας αὐτῶν ᾐχμαλώτευσαν· καὶ διήρπασαν ὅσα τε ἦν ἐν τῇ πόλει, καὶ ὅσα ἦν ἐν ταῖς οἰκίαις.</text:span><text:span text:style-name="T5742"><text:s/>30</text:span><text:span text:style-name="T5743"> Εἶπε δὲ Ἰακὼβ πρὸς Συμεὼν καὶ Λευί, μισητόν με πεποιήκατε, ὥστε πονηρόν με εἶναι πᾶσι τοῖς κατοικοῦσι τὴν γῆν, ἔν τε τοῖς Χαναναίοις, καὶ ἐν τοῖς Φερεζαίοις· ἐγὼ δὲ ὀλιγοστός εἰμι ἐν ἀριθμῷ· καὶ συναχθέντες ἐπ’ ἐμὲ συγκόψουσί με, καὶ ἐκτριβήσομαι ἐγὼ, καὶ ὁ οἶκός μου.</text:span><text:span text:style-name="T5744"><text:s/>31</text:span><text:span text:style-name="T5745"> Οἱ δὲ εἶπαν, ἀλλ’ ὡσεὶ πόρνῃ χρήσονται τῇ ἀδελφῇ ἡμῶν;</text:span></text:p>
            <text:p text:style-name="P5746">Genesis 35</text:p>
            <text:p text:style-name="P5747"><text:span text:style-name="T5748">1</text:span><text:span text:style-name="T5749"> Εἶπε δὲ ὁ Θς πρὸς Ἰακὼβ, ἀναστὰς ἀνάβηθι εἰς τὸν τόπον Βαιθὴλ, καὶ οἴκει ἐκεῖ· καὶ ποίησον ἐκεῖ θυσιαστήριον τῷ Θω τῷ ὀφθέντι σοι, ἐν τῷ ἀποδιδράσκειν σε ἀπὸ προσώπου Ἡσαῦ τοῦ ἀδελφοῦ σου.</text:span><text:span text:style-name="T5750"><text:s/>2</text:span><text:span text:style-name="T5751"> Εἶπε δὲ Ἰακὼβ τῷ οἴκῳ αὐτοῦ, καὶ πᾶσι τοῖς μετ’ αὐτοῦ, ἄρατε τοὺς θεοὺς τοὺς ἀλλοτρίους τοὺς μεθ’ ὑμῶν ἐκ μέσου ὑμῶν, καὶ καθαρίσθητε, καὶ ἀλλάξατε τὰς στολὰς ὑμῶν.</text:span><text:span text:style-name="T5752"><text:s/>3</text:span><text:span text:style-name="T5753"> Καὶ ἀναστάντες ἀναβῶμεν εἰς Βαιθὴλ, καὶ ποιήσωμεν ἐκεῖ θυσιαστήριον τῷ Θω τῷ ἐπακούσαντί μου ἐν ἡμέρᾳ θλίψεως, ὃς ἦν μετ’ ἐμοῦ, καὶ διέσωσέ με ἐν τῇ ὁδῷ, ᾗ ἐπορεύθην.</text:span><text:span text:style-name="T5754"><text:s/>4</text:span><text:span text:style-name="T5755"> Καὶ ἔδωκαν τῷ Ἰακὼβ τοὺς θεοὺς τοὺς ἀλλοτρίους, οἳ ἦσαν ἐν ταῖς χερσὶν αὐτῶν, καὶ τὰ ἐνώτια τὰ ἐν τοῖς ὠσὶν αὐτῶν· καὶ κατέκρυψεν αὐτὰ Ἰακὼβ ὑπὸ τὴν τερέβινθον τὴν ἐν Σικίμοις· καὶ ἀπώλεσαν αὐτὰ, ἕως τῆς σήμερον ἡμέρας.</text:span><text:span text:style-name="T5756"><text:s/>5</text:span><text:span text:style-name="T5757"> Καὶ ἐξῇρεν Ἰσραὴλ ἐκ Σικίμων· καὶ ἐγένετο φόβος Θυ ἐπὶ τὰς πόλεις τὰς κύκλῳ αὐτῶν, καὶ οὐ κατεδίωξαν ὀπίσω τῶν υἱῶν Ἰσραήλ.</text:span><text:span text:style-name="T5758"><text:s/>6</text:span><text:span text:style-name="T5759"> Ἦλθε δὲ Ἰακὼβ εἰς Λουζά ἥ ἐστιν ἐν γῇ Χαναάν, ἥ ἐστι Βαιθήλ, αὐτὸς, καὶ πᾶς ὁ λαός, ὃς ἦν μετ’ αὐτοῦ.</text:span><text:span text:style-name="T5760"><text:s/>7</text:span><text:span text:style-name="T5761"> Καὶ ᾠκοδόμησεν ἐκεῖ θυσιαστήριον, καὶ ἐκάλεσε τὸ ὄνομα τοῦ τόπου, Βαιθήλ· ἐκεῖ γὰρ ἐφάνη αὐτῷ ὁ Θς, ἐν τῷ ἀποδιδράσκειν αὐτὸν ἀπὸ προσώπου Ἡσαῦ τοῦ ἀδελφοῦ αὐτοῦ. ​</text:span><text:span text:style-name="T5762"><text:s/>8</text:span><text:span text:style-name="T5763"> Ἀπέθανε δὲ Δεβόῤῥα, ἡ τροφὸς Ῥεβέκκας, καὶ ἐτάφη κατώτερον Βαιθὴλ ὑπὸ τὴν βάλανον· καὶ ἐκάλεσεν Ἰακὼβ τὸ ὄνομα αὐτῆς, Βάλανος πένθους.</text:span><text:span text:style-name="T5764"><text:s/>9</text:span><text:span text:style-name="T5765"> Ὤφθη δὲ ὁ Θς τῷ Ἰακὼβ ἔτι ἐν Λουζᾷ, ὅτε παρεγένετο ἐκ Μεσοποταμίας τῆς Συρίας· καὶ εὐλόγησεν αὐτὸν ὁ Θς.</text:span><text:span text:style-name="T5766"><text:s/>10</text:span><text:span text:style-name="T5767"> Καὶ εἶπεν αὐτῷ ὁ Θς, τὸ ὄνομά σου οὐ κληθήσεται ἔτι Ἰακὼβ, ἀλλ’ Ἰσραὴλ ἔσται τὸ ὄνομά σου· καὶ ἐκάλεσε τὸ ὄνομα αὐτοῦ Ἰσραήλ.</text:span><text:span text:style-name="T5768"><text:s/>11</text:span><text:span text:style-name="T5769"> Εἶπε δὲ αὐτῷ ὁ Θς, ἐγὼ ὁ Θς σου· αὐξάνου, καὶ πληθύνου· ἔθνη καὶ συναγωγαὶ ἐθνῶν ἔσονται ἐκ σοῦ, καὶ βασιλεῖς ἐκ τῆς ὀσφύος σου ἐξελεύσονται.</text:span><text:span text:style-name="T5770"><text:s/>12</text:span><text:span text:style-name="T5771"> Καὶ τὴν γῆν, ἣν ἔδωκα Ἁβραὰμ καὶ Ἰσαὰκ, σοὶ δέδωκα αὐτήν· σοὶ ἔσται· καὶ τῷ σπέρματί σου μετὰ σὲ δώσω τὴν γῆν ταύτην.</text:span><text:span text:style-name="T5772"><text:s/>13</text:span><text:span text:style-name="T5773"> Ἀνέβη δὲ ὁ Θς ἀπ’ αὐτοῦ ἐκ τοῦ τόπου, οὗ ἐλάλησε μετ’ αὐτοῦ.</text:span><text:span text:style-name="T5774"><text:s/>14</text:span><text:span text:style-name="T5775"> Καὶ ἔστησεν Ἰακὼβ στήλην ἐν τῷ τόπῳ, ᾧ ἐλάλησε μετ’ αὐτοῦ ὁ Θς, στήλην λιθίνην· καὶ ἔσπεισεν ἐπ’ αὐτὴν σπονδὴν, καὶ ἐπέχεεν ἐπ’ αὐτὴν ἔλαιον.</text:span><text:span text:style-name="T5776"><text:s/>15</text:span><text:span text:style-name="T5777"> Καὶ ἐκάλεσεν Ἰακὼβ τὸ ὄνομα τοῦ τόπου, ἐν ᾧ ἐλάλησε μετ’ αὐτοῦ ἐκεῖ ὁ Θς, Βαιθήλ.</text:span><text:span text:style-name="T5778"><text:s/>16</text:span><text:span text:style-name="T5779"> Ἀπάρας δὲ Ἰακὼβ ἐκ Βαιθήλ, ἔπηξε τὴν σκηνὴν αὐτοῦ ἐπέκεινα τοῦ πύργου Γαδέρ· ἐγένετο δὲ ἡνίκα ἤγγισεν εἰς Χαβραθὰ τοῦ ἐλθεῖν εἰς τὴν Ἐφραθᾶ, ἔτεκε Ῥαχὴλ· καὶ ἐδυστόκησεν ἐν τῷ τοκετῷ.</text:span><text:span text:style-name="T5780"><text:s/>17</text:span><text:span text:style-name="T5781"> Ἐγένετο δὲ ἐν τῷ σκληρὼς αὐτὴν τίκτειν, εἶπεν αὐτῇ ἡ μαῖα, θάρσει, καὶ γὰρ οὗτός σοί ἐστὶν υἱός.</text:span><text:span text:style-name="T5782"><text:s/>18</text:span><text:span text:style-name="T5783"> Ἐγένετο δὲ ἐν τῷ ἀφιέναι αὐτὴν τὴν ψυχὴν, ἀπέθνησκε γάρ, ἐκάλεσε τὸ ὄνομα αὐτοῦ, υἱὸς ὀδύνης μου· ὁ δὲ πατὴρ ἐκάλεσεν τὸ ὄνομα αὐτοῦ, Βενιαμίν.</text:span><text:span text:style-name="T5784"><text:s/>19</text:span><text:span text:style-name="T5785"> Ἀπέθανε δὲ Ῥαχὴλ, καὶ ἐτάφη ἐν τῇ ὁδῷ τοῦ ἱπποδρόμου Ἐφραθᾶ· αὕτη ἐστὶ Βηθλεέμ.</text:span><text:span text:style-name="T5786"><text:s/>20</text:span><text:span text:style-name="T5787"> Καὶ ἔστησεν Ἰακὼβ στήλην ἐπὶ τοῦ μνημείου αὐτῆς· αὕτη ἐστὶν ἡ στήλη ἐπὶ τοῦ μνημείου Ῥαχὴλ ἕως τῆς ἡμέρας ταύτης.</text:span><text:span text:style-name="T5788"><text:s/>21 22<text:s/></text:span><text:span text:style-name="T5789">21 Ἐγένετο δέ ἡνίκα κατῴκησεν Ἰσραὴλ ἐν τῇ γῇ ἐκείνῃ, ἐπορεύθη Ῥουβὴν, καὶ ἐκοιμήθη μετὰ Βαλλᾶς, τῆς παλλακῆς τοῦ πατρὸς αὐτοῦ Ἰακὼβ· καὶ ἤκουσεν Ἰσραήλ, καὶ πονηρὸν ἐφάνη ἐναντίον αὐτοῦ. ​22 Ἦσαν δὲ οἱ υἱοὶ Ἰακὼβ, δώδεκα.</text:span><text:span text:style-name="T5790"><text:s/>23</text:span><text:span text:style-name="T5791"> Υἱοὶ Λείας, πρωτότοκος Ἰακὼβ, Ῥουβήν, Συμεών, Λευί, Ἰούδας, Ἰσσάχαρ, Ζαβουλών.</text:span><text:span text:style-name="T5792"><text:s/>24</text:span><text:span text:style-name="T5793"> Υἱοὶ δὲ Ῥαχήλ, Ἰωσὴφ, καὶ Βενιαμίν.</text:span><text:span text:style-name="T5794"><text:s/>25</text:span><text:span text:style-name="T5795"> Υἱοὶ δὲ Βαλλᾶς παιδίσκης Ῥαχήλ, Δὰν, καὶ Νεφθαλείμ.</text:span><text:span text:style-name="T5796"><text:s/>26</text:span><text:span text:style-name="T5797"> Υἱοὶ δὲ Ζελφᾶς παιδίσκης Λείας, Γὰδ, καὶ Ἀσήρ· οὗτοι υἱοὶ Ἰακώβ, οἳ ἐγένοντο αὐτῷ ἐν Μεσοποταμίᾳ τῆς Συρίας.</text:span><text:span text:style-name="T5798"><text:s/>27</text:span><text:span text:style-name="T5799"> Ἦλθε δὲ Ἰακὼβ πρὸς Ἰσαὰκ τὸν πατέρα αὐτοῦ εἰς Μαμβρῆ, εἰς πόλιν τοῦ πεδίου· αὕτη ἐστὶ Χεβρὼν ἐν γῇ Χαναὰν, οὗ παρῴκησεν Ἁβραὰμ καὶ Ἰσαάκ.</text:span><text:span text:style-name="T5800"><text:s/>28</text:span><text:span text:style-name="T5801"> Ἐγένοντο δὲ αἱ ἡμέραι Ἰσαὰκ, ἃς ἔζησεν, ἔτη ἑκατὸν ὀγδοήκοντα.</text:span><text:span text:style-name="T5802"><text:s/>29</text:span><text:span text:style-name="T5803"> Καὶ ἐκλείπων Ἰσαὰκ ἀπέθανε, καὶ προσετέθη πρὸς τὸ γένος αὐτοῦ πρεσβύτερος καὶ πλήρης ἡμερῶν· καὶ ἔθαψαν αὐτὸν Ἡσαῦ καὶ Ἰακὼβ οἱ υἱοὶ αὐτοῦ.</text:span></text:p>
            <text:p text:style-name="P5804">Genesis 36</text:p>
            <text:p text:style-name="P5805"><text:span text:style-name="T5806">1</text:span><text:span text:style-name="T5807"> Αὗται δὲ αἱ γενέσεις Ἡσαῦ· αὐτός ἐστιν Ἐδώμ.</text:span><text:span text:style-name="T5808"><text:s/>2</text:span><text:span text:style-name="T5809"> Ἡσαῦ δὲ ἔλαβε τὰς γυναῖκας ἑαυτῷ ἀπὸ τῶν θυγατέρων τῶν Χαναναίων· τὴν Ἀδὰ, θυγατέρα Αἰλὼμ τοῦ Χετταίου· καὶ τὴν Ὀλιβεμὰ, θυγατέρα Ἀνὰ τοῦ υἱοῦ Σεβεγὼν τοῦ Εὐαίου.</text:span><text:span text:style-name="T5810"><text:s/>3</text:span><text:span text:style-name="T5811"> Καὶ τὴν Βασεμὰθ, θυγατέρα Ἰσμαὴλ, ἀδελφὴν Ναβεώθ.</text:span><text:span text:style-name="T5812"><text:s/>4</text:span><text:span text:style-name="T5813"> Ἔτεκε δὲ αὐτῷ Ἀδὰ τὸν Ἑλιφάς· καὶ Βασεμὰθ ἔτεκε τὸν Ῥαγουήλ.</text:span><text:span text:style-name="T5814"><text:s/>5</text:span><text:span text:style-name="T5815"> Καὶ Ὀλιβεμὰ ἔτεκε τὸν Ἰεοὺς, καὶ τὸν Ἰεγλὸμ, καὶ τὸν Κορέ· οὗτοι υἱοὶ Ἡσαῦ, οἳ ἐγένοντο αὐτῷ ἐν γῇ Χαναάν.</text:span><text:span text:style-name="T5816"><text:s/>6</text:span><text:span text:style-name="T5817"> Ἔλαβε δὲ Ἡσαῦ τὰς γυναῖκας αὐτοῦ, καὶ τοὺς υἱοὺς αὐτοῦ, καὶ τὰς θυγατέρας αὐτοῦ, καὶ πάντα τὰ σώματα τοῦ οἴκου αὐτοῦ, καὶ πάντα τὰ ὑπάρχοντα αὐτοῦ, καὶ πάντα τὰ κτήνη, καὶ πάντα ὅσα ἐκτήσατο, καὶ πάντα ὅσα περιεποιήσατο ἐν γῇ Χαναάν· καὶ ἐπορεύθη Ἡσαῦ ἐκ τῆς γῆς Χαναὰν ἀπό προσώπου Ἰακὼβ τοῦ ἀδελφοῦ αὐτοῦ.</text:span><text:span text:style-name="T5818"><text:s/>7</text:span><text:span text:style-name="T5819"> Ἦν γὰρ αὐτῶν τὰ ὑπάρχοντα πολλὰ, τοῦ οἰκεῖν ἅμα· καὶ οὐκ ἠδύνατο ἡ γῆ τῆς παροικήσεως αὐτῶν φέρειν αὐτοὺς, ἀπὸ τοῦ πλήθους τῶν ὑπαρχόντων αὐτῶν.</text:span><text:span text:style-name="T5820"><text:s/>8</text:span><text:span text:style-name="T5821"> Κατῴκησε δὲ Ἡσαῦ ἐν τῷ ὄρει Σηεὶρ· Ἡσαῦ αὐτός ἐστιν Ἐδώμ.</text:span><text:span text:style-name="T5822"><text:s/>9</text:span><text:span text:style-name="T5823"> Αὗται δὲ αἱ γενέσεις Ἡσαῦ πατρὸς Ἐδὼμ ἐν τῷ ὄρει Σηείρ.</text:span><text:span text:style-name="T5824"><text:s/>10</text:span><text:span text:style-name="T5825"> Καὶ ταῦτα τὰ ὀνόματα τῶν υἱῶν Ἡσαῦ· Ἑλιφὰς υἱὸς Ἀδᾶς γυναικὸς Ἡσαῦ· καὶ Ῥαγουὴλ υἱὸς Βασεμὰθ γυναικὸς Ἡσαῦ.</text:span><text:span text:style-name="T5826"><text:s/>11</text:span><text:span text:style-name="T5827"> Ἐγένοντο δὲ Ἑλιφὰς υἱοί, Θαιμάν, Ὡμὰρ, Σωφὰρ, Γοθὼμ, καὶ Κενέζ·</text:span><text:span text:style-name="T5828"><text:s/>12</text:span><text:span text:style-name="T5829"> Θαμνὰ δὲ ἦν παλλακὴ Ἑλιφὰς τοῦ υἱοῦ Ἡσαῦ· καὶ ἔτεκε τῷ Ἑλιφὰς τὸν Ἀμαλήκ· οὗτοι υἱοὶ Ἀδὰς γυναικὸς Ἡσαῦ.</text:span><text:span text:style-name="T5830"><text:s/>13</text:span><text:span text:style-name="T5831"> Οὗτοι δὲ υἱοὶ Ῥαγουήλ, Ναχόθ, Ζαρέ, Σομέ, καὶ Μοζέ· οὗτοι ἦσαν υἱοὶ Βασεμὰθ γυναικὸς Ἡσαῦ.</text:span><text:span text:style-name="T5832"><text:s/>14</text:span><text:span text:style-name="T5833"> Οὗτοι δὲ υἱοὶ Ὀλιβεμᾶς θυγατρὸς Ἀνὰ τοῦ υἱοῦ Σεβεγὼν, γυναικὸς Ἡσαῦ· ἔτεκε δὲ τῷ Ἡσαῦ τὸν Ἰεοὺς, καὶ τὸν Ἰεγλὸμ, καὶ τὸν Κορέ.</text:span><text:span text:style-name="T5834"><text:s/>15</text:span><text:span text:style-name="T5835"> Οὗτοι ἡγεμόνες υἱοὶ Ἡσαῦ· υἱοὶ Ἑλιφὰς πρωτοτόκου Ἡσαῦ· ἡγεμὼν Θαιμάν, ἡγεμὼν Ὡμὰρ, ἡγεμὼν Σωφὰρ, ἡγεμὼν Κενὲζ,</text:span><text:span text:style-name="T5836"><text:s/>16</text:span><text:span text:style-name="T5837"> ἡγεμὼν Κορὲ, ἡγεμὼν Γοθὼμ, ἡγεμὼν Ἀμαλήκ· οὗτοι ἡγεμόνες Ἑλιφὰς ἐν γῇ Ἰδουμαίᾳ· οὗτοι υἱοὶ Ἀδάς.</text:span><text:span text:style-name="T5838"><text:s/>17</text:span><text:span text:style-name="T5839"> Καὶ οὗτοι υἱοὶ Ῥαγουὴλ υἱοῦ Ἡσαῦ· ἡγεμὼν Ναχὼθ, ἡγεμὼν Ζαρὲ, ἡγεμὼν Σομὲ, ἡγεμὼν Μοζέ· οὗτοι ἡγεμόνες Ῥαγουὴλ ἐν γῇ Ἐδώμ· οὗτοι υἱοὶ Βασεμὰθ γυναικὸς Ἡσαῦ.</text:span><text:span text:style-name="T5840"><text:s/>18</text:span><text:span text:style-name="T5841"> Οὗτοι δὲ υἱοὶ Ὀλιβεμὰς γυναικὸς Ἡσαῦ· ἡγεμὼν Ἰεοὺς, ἡγεμὼν Ἰεγλὸμ, ἡγεμὼν Κορέ· οὗτοι ἡγεμόνες Ὀλιβεμὰς θυγατρὸς Ἀνὰ γυναικὸς Ἡσαῦ.</text:span><text:span text:style-name="T5842"><text:s/>19</text:span><text:span text:style-name="T5843"> Οὗτοι υἱοὶ Ἡσαῦ, καὶ οὗτοι ἡγεμόνες αὐτῶν· οὗτοί εἰσιν υἱοὶ Ἐδώμ.</text:span><text:span text:style-name="T5844"><text:s/>20</text:span><text:span text:style-name="T5845"> Οὗτοι δὲ υἱοὶ Σηεὶρ τοῦ Χοῤῥαίου, τοῦ κατοικοῦντος τὴν γῆν· Λωτὰν, Σωβὰλ, Σεβεγὼν, Ἀνὰ</text:span><text:span text:style-name="T5846"><text:s/>21</text:span><text:span text:style-name="T5847"> καὶ Δησὼν, καὶ Ἀσὰρ, καὶ Ῥισών· οὗτοι ἡγεμόνες τοῦ Χοῤῥαίου, ​τοῦ υἱοῦ Σηεὶρ ἐν τῇ γῇ Ἐδώμ.</text:span><text:span text:style-name="T5848"><text:s/>22</text:span><text:span text:style-name="T5849"> Ἐγένοντο δὲ υἱοὶ Λωτάν· Χοῤῥὶ, καὶ Αἰμάν· ἀδελφὴ δὲ Λωτὰν, Θαμνά.</text:span><text:span text:style-name="T5850"><text:s/>23</text:span><text:span text:style-name="T5851"> Οὗτοι δὲ υἱοὶ Σωβάλ· Γωλὰμ, καὶ Μαναχὰθ, καὶ Γαιβὴλ, καὶ Σωφὰρ, καὶ Ὡμάρ.</text:span><text:span text:style-name="T5852"><text:s/>24</text:span><text:span text:style-name="T5853"> Καὶ οὗτοι υἱοὶ Σεβεγὼν, Ἀϊέ, καὶ Ἀνά· οὗτός ἐστιν Ἀνά, ὃς εὗρε τὸν Ἰαμεὶν ἐν τῇ ἐρήμῳ, ὅτε ἔνεμε τὰ ὑποζύγια Σεβεγὼν τοῦ πατρὸς αὐτοῦ·</text:span><text:span text:style-name="T5854"><text:s/>25</text:span><text:span text:style-name="T5855"> Οὗτοι δὲ υἱοὶ Ἀνά· Δησὼν καὶ Ὀλιβεμὰ θυγάτηρ Ἀνά.</text:span><text:span text:style-name="T5856"><text:s/>26</text:span><text:span text:style-name="T5857"> Οὗτοι δὲ υἱοὶ Δησών· Ἀμαδὰ, καὶ Ἀσβὰν, καὶ Ἰθρὰν, καὶ Χαῤῥάν.</text:span><text:span text:style-name="T5858"><text:s/>27</text:span><text:span text:style-name="T5859"> Οὗτοι δὲ υἱοὶ Ἀσάρ· Βαλαὰμ, καὶ Ζουκὰμ, καὶ Ἰουκάμ.</text:span><text:span text:style-name="T5860"><text:s/>28</text:span><text:span text:style-name="T5861"> Οὗτοι δὲ υἱοὶ Ῥισὼν, ῟Ως, καὶ Ἀράν.</text:span><text:span text:style-name="T5862"><text:s/>29</text:span><text:span text:style-name="T5863"> Οὗτοι δὲ ἡγεμόνες Χοῤῥί· ἡγεμὼν Λωτὰν, ἡγεμὼν Σωβὰλ, ἡγεμὼν Σεβεγὼν, ἡγεμὼν Ἀνά,</text:span><text:span text:style-name="T5864"><text:s/>30</text:span><text:span text:style-name="T5865"> ἡγεμὼν Δησὼν, ἡγεμὼν Ἀσάρ, ἡγεμὼν Ῥισών· οὗτοι ἡγεμόνες Χοῤῥὶ ἐν ταῖς ἡγεμονίαις αὐτῶν ἐν γῇ Ἐδώμ. ​</text:span><text:span text:style-name="T5866"><text:s/>31</text:span><text:span text:style-name="T5867"> Καὶ οὗτοι οἱ βασιλεῖς οἱ βασιλεύσαντες ἐν Ἐδὼμ, πρὸ τοῦ βασιλεῦσαι βασιλέα ἐν Ἰσραήλ.</text:span><text:span text:style-name="T5868"><text:s/>32</text:span><text:span text:style-name="T5869"> Καὶ ἐβασίλευσεν ἐν Ἐδὼμ Βαλὰκ υἱὸς Βεώρ· καὶ ὄνομα τῇ πόλει αὐτοῦ, Δενναβά.</text:span><text:span text:style-name="T5870"><text:s/>33</text:span><text:span text:style-name="T5871"> Ἀπέθανε δὲ Βαλὰκ, καὶ ἐβασίλευσεν ἀντ’ αὐτοῦ Ἰωβὰβ υἱὸς Ζαρὰ ἐκ Βοσόῤῥας.</text:span><text:span text:style-name="T5872"><text:s/>34</text:span><text:span text:style-name="T5873"> Ἀπέθανε δὲ Ἰωβὰβ, καὶ ἐβασίλευσεν ἀντ’ αὐτοῦ Ἀσὼμ ἐκ τῆς γῆς Θαιμανών.</text:span><text:span text:style-name="T5874"><text:s/>35</text:span><text:span text:style-name="T5875"> Ἀπέθανε δὲ Ἀσὼμ, καὶ ἐβασίλευσεν ἀντ’ αὐτοῦ Ἀδὰδ υἱὸς Βαρὰδ ὁ ἐκκόψας Μαδιὰμ ἐν τῷ πεδίῳ Μωάβ· καὶ ὄνομα τῇ πόλει αὐτοῦ Γετθαίμ.</text:span><text:span text:style-name="T5876"><text:s/>36</text:span><text:span text:style-name="T5877"> Ἀπέθανε δὲ Ἀδὰδ, καὶ ἐβασίλευσεν ἀντ’ αὐτοῦ Σαμαδὰ ἐκ Μασεκκάς.</text:span><text:span text:style-name="T5878"><text:s/>37</text:span><text:span text:style-name="T5879"> Ἀπέθανε δὲ Σαμαδὰ, καὶ ἐβασίλευσεν ἀντ’ αὐτοῦ Σαοὺλ ἐκ Ῥοωβὼθ τῆς παρὰ ποταμόν.</text:span><text:span text:style-name="T5880"><text:s/>38</text:span><text:span text:style-name="T5881"> Ἀπέθανε δὲ Σαοὺλ, καὶ ἐβασίλευσεν ἀντ’ αὐτοῦ Βαλαεννὼν υἱὸς Ἀχοβώρ.</text:span><text:span text:style-name="T5882"><text:s/>39</text:span><text:span text:style-name="T5883"> Ἀπέθανε δὲ Βαλαεννὼν υἱὸς Ἀχοβὼρ, καὶ ἐβασίλευσεν ἀντ’ αὐτοῦ Ἀρὰδ υἱὸς Βαράδ· καὶ ὄνομα τῇ πόλει αὐτοῦ Φογώρ· ὄνομα δὲ τῇ γυναικὶ αὐτοῦ Μετεβεὴλ, θυγάτηρ Ματραῒθ, υἱοῦ Μαιζοώβ.</text:span><text:span text:style-name="T5884"><text:s/>40</text:span><text:span text:style-name="T5885"> Ταῦτα τὰ ὀνόματα τῶν ἡγεμόνων Ἡσαῦ, ἐν ταῖς φυλαῖς αὐτῶν, κατὰ τόπον αὐτῶν, ἐν ταῖς χώραις αὐτῶν, καὶ ἐν τοῖς ἔθνεσιν αὐτῶν· ἡγεμὼν Θαμνὰ, ἡγεμὼν Γωλὰ, ἡγεμὼν Ἰεθὲρ,</text:span><text:span text:style-name="T5886"><text:s/>41</text:span><text:span text:style-name="T5887"> ἡγεμὼν Ὀλιβεμὰς, ἡγεμὼν Ἡλὰς, ἡγεμὼν Φινὼν,</text:span><text:span text:style-name="T5888"><text:s/>42</text:span><text:span text:style-name="T5889"> ἡγεμὼν Κενὲζ, ἡγεμὼν Θαιμὰν, ἡγεμὼν Μαζὰρ,</text:span><text:span text:style-name="T5890"><text:s/>43</text:span><text:span text:style-name="T5891"> ἡγεμὼν Μαγεδιὴλ, ἡγεμὼν Ζαφωίν· οὗτοι ἡγεμόνες Ἐδὼμ, ἐν ταῖς κατῳκοδομημέναις ἐν τῇ γῇ τῆς κτήσεως αὐτῶν· οὗτος Ἡσαῦ πατὴρ Ἐδώμ.</text:span></text:p>
            <text:p text:style-name="P5892">Genesis 37</text:p>
            <text:p text:style-name="P5893"><text:span text:style-name="T5894">1</text:span><text:span text:style-name="T5895"> Κατῴκει δὲ Ἰακὼβ ἐν τῇ γῇ, οὗ παρῴκησεν ὁ πατὴρ αὐτοῦ ἐν γῇ Χαναάν·</text:span><text:span text:style-name="T5896"><text:s/>2</text:span><text:span text:style-name="T5897"> αὗται δὲ αἱ γενέσεις Ἰακώβ. Ἰωσὴφ δὲ δέκα καὶ ἑπτὰ ἐτῶν ἦν, ποιμαίνων τὰ πρόβατα τοῦ πατρὸς αὐτοῦ μετὰ τῶν ἀδελφῶν αὐτοῦ, ὢν νέος, μετὰ τῶν υἱῶν Βαλλᾶς, καὶ μετὰ τῶν υἱῶν Ζελφᾶς, τῶν γυναικῶν τοῦ πατρὸς αὐτοῦ· κατήνεγκαν δὲ Ἰωσὴφ ψόγον πονηρὸν πρὸς Ἰσραὴλ τὸν πατέρα αὐτῶν.</text:span><text:span text:style-name="T5898"><text:s/>3</text:span><text:span text:style-name="T5899"> Ἰακὼβ δέ ἠγάπα τὸν Ἰωσὴφ παρὰ πάντας τοὺς υἱοὺς αὐτοῦ, ὅτι υἱὸς γήρως ἦν αὐτῷ· ἐποίησε δὲ αὐτῷ χιτῶνα ποικίλον.</text:span><text:span text:style-name="T5900"><text:s/>4</text:span><text:span text:style-name="T5901"> Ἰδόντες δὲ οἱ ἀδελφοὶ αὐτοῦ, ὅτι αὐτὸν ὁ πατὴρ φιλεῖ ἐκ πάντων τῶν υἱῶν αὐτοῦ, ἐμίσησαν αὐτὸν, καὶ οὐκ ἠδύναντο λαλεῖν αὐτῷ οὐδὲν εἰρηνικόν.</text:span><text:span text:style-name="T5902"><text:s/>5</text:span><text:span text:style-name="T5903"> Ἐνυπνιασθεὶς δὲ Ἰωσὴφ ἐνύπνιον, ἀπήγγειλεν αὐτὸ τοῖς ἀδελφοῖς αὐτοῦ.</text:span><text:span text:style-name="T5904"><text:s/>6</text:span><text:span text:style-name="T5905"> Καὶ εἶπεν αὐτοῖς, ἀκούσατε τοῦ ἐνυπνίου τούτου, οὗ ἐνυπνιάσθην.</text:span><text:span text:style-name="T5906"><text:s/>7</text:span><text:span text:style-name="T5907"> Ὤμην ὑμᾶς δεσμεύειν δράγματα ἐν μέσῳ τῷ πεδίῳ· καὶ ἀνέστη τὸ ἐμὸν δράγμα, καὶ ὠρθώθη· περιστραφέντα δὲ τὰ δράγματα ὑμῶν, προσεκύνησαν τὸ ἐμὸν δράγμα.</text:span><text:span text:style-name="T5908"><text:s/>8</text:span><text:span text:style-name="T5909"> Εἶπαν δὲ αὐτῷ οἱ ἀδελφοὶ αὐτοῦ, μὴ βασιλεύων βασιλεύσεις ἐφ’ ἡμᾶς, ἢ κυριεύων κυριεύσεις ἡμῶν, καὶ προσέθεντο ἔτι μισεῖν αὐτὸν ἕνεκεν τῶν ἐνυπνίων αὐτοῦ, καὶ ἕνεκεν τῶν ῥημάτων αὐτοῦ.</text:span><text:span text:style-name="T5910"><text:s/>9</text:span><text:span text:style-name="T5911"> Εἶδε δὲ ἐνύπνιον ἕτερον, καὶ διηγήσατο αὐτὸ τῷ πατρὶ αὐτοῦ, καὶ τοῖς ἀδελφοῖς αὐτοῦ· καὶ εἶπεν· ἰδοὺ ἐνυπνιασάμην ἐνύπνιον ἕτερον· ὥσπερ ὁ ἥλιος, καὶ ἡ σελήνη, καὶ ἕνδεκα ἀστέρες προσεκύνουν με.</text:span><text:span text:style-name="T5912"><text:s/>10</text:span><text:span text:style-name="T5913"> Καὶ ἐπετίμησεν αὐτῷ ὁ πατὴρ αὐτοῦ, καὶ εἶπεν αὐτῷ, τί τὸ ἐνύπνιον τοῦτο, ὃ ἐνυπνιάσθης; ἆρά γε ἐλθόντες ἐλευσόμεθα ἐγώ τε καὶ ἡ μήτηρ σου καὶ οἱ ἀδελφοί σου προσκυνῆσαί σοι ἐπὶ τὴν γῆν;</text:span><text:span text:style-name="T5914"><text:s/>11</text:span><text:span text:style-name="T5915"> Ἐζήλωσαν δὲ αὐτὸν οἱ ἀδελφοὶ αὐτοῦ· ὁ δὲ πατὴρ αὐτοῦ διετήρησε τὸ ῥῆμα.</text:span><text:span text:style-name="T5916"><text:s/>12</text:span><text:span text:style-name="T5917"> Ἐπορεύθησαν δὲ οἱ ἀδελφοὶ αὐτοῦ βόσκειν τὰ πρόβατα τοῦ πατρὸς αὐτῶν εἰς Συχέμ.</text:span><text:span text:style-name="T5918"><text:s/>13</text:span><text:span text:style-name="T5919"> Καὶ εἶπεν Ἰσραὴλ πρὸς Ἰωσὴφ, οὐχὶ οἱ ἀδελφοί σου ποιμαίνουσιν εἰς Συχέμ; δεῦρο ἀποστείλω σε πρὸς αὐτούς· εἶπε δὲ αὐτῷ, ἰδοὺ ἐγώ.</text:span><text:span text:style-name="T5920"><text:s/>14</text:span><text:span text:style-name="T5921"> Εἶπε δὲ αὐτῷ Ἰσραὴλ, πορευθεὶς ἴδε, εἰ ὑγιαίνουσιν οἱ ἀδελφοί σου, καὶ τὰ πρόβατα, καὶ ἀνάγγειλόν μοι· καὶ ἀπέστειλεν αὐτὸν ἐκ τῆς κοιλάδος τῆς Χεβρών· καὶ ἦλθεν εἰς Συχέμ.</text:span><text:span text:style-name="T5922"><text:s/>15</text:span><text:span text:style-name="T5923"> Καὶ εὗρεν αὐτὸν ἄνθρωπος πλανώμενον ἐν τῷ πεδίῳ· ἠρώτησε δὲ αὐτὸν ὁ ἄνθρωπος, λέγων, τί ζητεῖς;</text:span><text:span text:style-name="T5924"><text:s/>16</text:span><text:span text:style-name="T5925"> Ὁ δὲ εἶπε, τοὺς ἀδελφούς μου ζητῶ· ἀπάγγειλόν μοι ποῦ βόσκουσιν.</text:span><text:span text:style-name="T5926"><text:s/>17</text:span><text:span text:style-name="T5927"> Εἶπε δὲ αὐτῷ ὁ ἄνθρωπος, ἀπῄρκασιν ἐντεῦθεν· ἤκουσα γὰρ αὐτῶν λεγόντων, πορευθῶμεν εἰς Δωθαείμ· καὶ ἐπορεύθη Ἰωσὴφ κατόπισθεν τῶν ἀδελφῶν αὐτοῦ, καὶ εὗρεν αὐτοὺς ἐν Δωθαείμ. ​</text:span><text:span text:style-name="T5928"><text:s/>18</text:span><text:span text:style-name="T5929"> Προεῖδον δὲ αὐτὸν μακρόθεν πρὸ τοῦ ἐγγίσαι αὐτὸν πρὸς αὐτοὺς· καὶ ἐπονηρεύοντο τοῦ ἀποκτεῖναι αὐτόν.</text:span><text:span text:style-name="T5930"><text:s/>19</text:span><text:span text:style-name="T5931"> Εἶπε δὲ ἕκαστος πρὸς τὸν ἀδελφὸν αὐτοῦ, ἰδοὺ ὁ ἐνυπνιαστὴς ἐκεῖνος ἔρχεται.</text:span><text:span text:style-name="T5932"><text:s/>20</text:span><text:span text:style-name="T5933"> Νῦν οὖν δεῦτε ἀποκτείνωμεν αὐτὸν, καὶ ῥίψωμεν αὐτὸν εἰς ἕνα τῶν λάκκων· καὶ ἐροῦμεν, θηρίον πονηρὸν κατέφαγεν αὐτόν· καὶ ὀψόμεθα, τί ἔσται τὰ ἐνύπνια αὐτοῦ.</text:span><text:span text:style-name="T5934"><text:s/>21</text:span><text:span text:style-name="T5935"> Ἀκούσας δὲ Ῥουβὴν, ἐξείλετο αὐτὸν ἐκ τῶν χειρῶν αὐτῶν· καὶ εἶπεν, οὐ πατάξωμεν αὐτὸν εἰς ψυχήν.</text:span><text:span text:style-name="T5936"><text:s/>22</text:span><text:span text:style-name="T5937"> Εἶπε δὲ αὐτοῖς Ῥουβὴν, μὴ ἐκχέητε αἷμα· ἐμβάλλετε αὐτὸν εἰς ἕνα τῶν λάκκων τούτων τῶν ἐν τῇ ἐρήμῳ, χεῖρα δὲ μὴ ἐπενέγκητε αὐτῷ· ὅπως ἐξέληται αὐτὸν ἐκ τῶν χειρῶν αὐτῶν, καὶ ἀποδῷ αὐτὸν τῷ πατρὶ αὐτοῦ.</text:span><text:span text:style-name="T5938"><text:s/>23</text:span><text:span text:style-name="T5939"> Ἐγένετο δὲ ἡνίκα ἦλθεν Ἰωσὴφ πρὸς τοὺς ἀδελφοὺς αὐτοῦ, ἐξέδυσαν Ἰωσὴφ τὸν χιτῶνα τὸν ποικίλον τὸν περὶ αὐτόν.</text:span><text:span text:style-name="T5940"><text:s/>24</text:span><text:span text:style-name="T5941"> Καὶ λαβόντες αὐτὸν, ἔῤῥιψαν εἰς τὸν λάκκον· ὁ δὲ λάκκος κενός, ὕδωρ οὐκ εἶχε.</text:span><text:span text:style-name="T5942"><text:s/>25</text:span><text:span text:style-name="T5943"> Ἐκάθισαν δὲ φαγεῖν ἄρτον· καὶ ἀναβλέψαντες τοῖς ὀφθαλμοῖς εἶδον, καὶ ἰδοὺ ὁδοιπόροι Ἰσμαηλῖται ἤρχοντο ἐκ Γαλαάδ· καὶ αἱ κάμηλοι αὐτῶν ἔγεμαν θυμιαμάτων καὶ ῥητίνης καὶ στακτῆς, ἐπορεύοντο δὲ καταγαγεῖν εἰς Αἴγυπτον. ​</text:span><text:span text:style-name="T5944"><text:s/>26</text:span><text:span text:style-name="T5945"> Εἶπε δὲ Ἰούδας πρὸς τοὺς ἀδελφοὺς αὐτοῦ, τί χρήσιμον, ἐὰν ἀποκτείνωμεν τὸν ἀδελφὸν ἡμῶν, καὶ κρύψωμεν τὸ αἷμα αὐτοῦ;</text:span><text:span text:style-name="T5946"><text:s/>27</text:span><text:span text:style-name="T5947"> Δεῦτε ἀποδώμεθα αὐτὸν τοῖς Ἰσμαηλίταις τούτοις· αἱ δὲ χεῖρες ἡμῶν μὴ ἔστωσαν ἐπ’ αὐτόν, ὅτι ἀδελφὸς ἡμῶν καὶ σὰρξ ἡμῶν ἐστιν. Ἤκουσαν δὲ οἱ ἀδελφοὶ αὐτοῦ.</text:span><text:span text:style-name="T5948"><text:s/>28</text:span><text:span text:style-name="T5949"> Καὶ παρεπορεύοντο οἱ ἄνθρωποι οἱ Μαδιηναῖοι ἔμποροι, καὶ ἐξείλκυσαν καὶ ἀνεβίβασαν τὸν Ἰωσὴφ ἐκ τοῦ λάκκου· καὶ ἀπέδοντο τὸν Ἰωσὴφ τοῖς Ἰσμαηλίταις εἴκοσι χρυσῶν. Καὶ κατήγαγον τὸν Ἰωσὴφ εἰς Αἴγυπτον.</text:span><text:span text:style-name="T5950"><text:s/>29</text:span><text:span text:style-name="T5951"> Ἀνέστρεψε δὲ Ῥουβὴν ἐπὶ τὸν λάκκον, καὶ οὐχ ὁρᾷ τὸν Ἰωσὴφ ἐν τῷ λάκκῳ· καὶ διέῤῥηξε τὰ ἱμάτια αὐτοῦ.</text:span><text:span text:style-name="T5952"><text:s/>30</text:span><text:span text:style-name="T5953"> Καὶ ἐπέστρεψε πρὸς τοὺς ἀδελφοὺς αὐτοῦ, καὶ εἶπε, τὸ παιδάριον οὐκ ἔστιν· ἐγὼ δὲ ποῦ πορεύομαι ἔτι;</text:span><text:span text:style-name="T5954"><text:s/>31</text:span><text:span text:style-name="T5955"> Λαβόντες δὲ τὸν χιτῶνα τοῦ Ἰωσὴφ, ἔσφαξαν ἔριφον αἰγῶν, καὶ ἐμόλυναν τὸν χιτῶνα τῷ αἵματι.</text:span><text:span text:style-name="T5956"><text:s/>32</text:span><text:span text:style-name="T5957"> Καὶ ἀπέστειλαν τὸν χιτῶνα τὸν ποικίλον, καὶ εἰσήνεγκαν τῷ πατρὶ αὐτῶν· καὶ εἶπαν, τοῦτον εὕρομεν, ἐπίγνωθι εἰ χιτὼν τοῦ υἱοῦ σού ἐστιν, ἢ οὔ.</text:span><text:span text:style-name="T5958"><text:s/>33<text:s/></text:span><text:span text:style-name="T5959"> Καὶ ἐπέγνω αὐτὸν, καὶ εἶπε, χιτὼν τοῦ υἱοῦ μου ἐστι· θηρίον πονηρὸν κατέφαγεν αὐτόν· θηρίον ἥρπασε τὸν Ἰωσήφ.</text:span><text:span text:style-name="T5960"><text:s/>34<text:s/></text:span><text:span text:style-name="T5961">33 Διέῤῥηξε δὲ Ἰακὼβ τὰ ἱμάτια αὐτοῦ, καὶ ἐπέθετο σάκκον ἐπὶ τὴν ὀσφῦν αὐτοῦ, καὶ ἐπένθει τὸν υἱὸν αὐτοῦ ἡμέρας πολλάς.</text:span><text:span text:style-name="T5962"><text:s/>35<text:s/></text:span><text:span text:style-name="T5963">34 Συνήχθησαν δὲ πάντες οἱ υἱοὶ αὐτοῦ καὶ αἱ θυγατέρες, καὶ ἦλθον παρακαλέσαι αὐτόν· καὶ οὐκ ἤθελε παρακαλεῖσθαι, λέγων, ὅτι καταβήσομαι πρὸς τὸν υἱόν μου πενθῶν εἰς ᾅδου· καὶ ἔκλαυσεν αὐτὸν ὁ πατὴρ αὐτοῦ.</text:span><text:span text:style-name="T5964"><text:s/>36<text:s/></text:span><text:span text:style-name="T5965">35 Οἱ δὲ Μαδιηναῖοι ἀπέδοντο τὸν Ἰωσὴφ εἰς Αἴγυπτον τῷ Πετεφρῇ τῷ σπάδοντι Φαραὼ ἀρχιμαγείρῳ.</text:span></text:p>
            <text:p text:style-name="P5966">Genesis 38</text:p>
            <text:p text:style-name="P5967"><text:span text:style-name="T5968">1</text:span><text:span text:style-name="T5969"> Ἐγένετο δέ ἐν τῷ καιρῷ ἐκείνῳ, κατέβη Ἰούδας ἀπὸ τῶν ἀδελφῶν αὐτοῦ, καὶ ἀφίκετο ἕως πρὸς ἄνθρωπόν τινα Ὀδολλαμίτην, ᾧ ὄνομα Εἰράς.</text:span><text:span text:style-name="T5970"><text:s/>2</text:span><text:span text:style-name="T5971"> Καὶ εἶδεν ἐκεῖ Ἰούδας θυγατέρα ἀνθρώπου Χαναναίου, ᾗ ὄνομα Σαυά· καὶ ἔλαβεν αὐτὴν, καὶ εἰσῆλθε πρὸς αὐτήν.</text:span><text:span text:style-name="T5972"><text:s/>3</text:span><text:span text:style-name="T5973"> Καὶ συλλαβοῦσα ἔτεκεν υἱὸν, καὶ ἐκάλεσε τὸ ὄνομα αὐτοῦ, Ἤρ.</text:span><text:span text:style-name="T5974"><text:s/>4</text:span><text:span text:style-name="T5975"> Καὶ συλλαβοῦσα ἔτεκεν υἱὸν ἔτι, καὶ ἐκάλεσε τὸ ὄνομα αὐτοῦ, Αὐνάν.</text:span><text:span text:style-name="T5976"><text:s/>5</text:span><text:span text:style-name="T5977"> Καὶ προσθεῖσα ἔτεκεν υἱὸν, καὶ ἐκάλεσε τὸ ὄνομα αὐτοῦ, Σηλώμ· αὕτη δὲ ἦν ἐν Χασβὶ, ἡνίκα ἔτεκεν αὐτούς.</text:span><text:span text:style-name="T5978"><text:s/>6</text:span><text:span text:style-name="T5979"> Καὶ ἔλαβεν Ἰούδας γυναῖκα ῍Ηρ τῷ πρωτοτόκῳ αὐτοῦ, ᾗ ὄνομα Θάμαρ.</text:span><text:span text:style-name="T5980"><text:s/>7</text:span><text:span text:style-name="T5981"> Ἐγένετο δὲ ῍Ηρ πρωτότοκος Ἰούδα πονηρὸς ἔναντι Κυ· καὶ ἀπέκτεινεν αὐτὸν ὁ Θς.</text:span><text:span text:style-name="T5982"><text:s/>8</text:span><text:span text:style-name="T5983"> Εἶπε δὲ Ἰούδας τῷ Αὐνάν· εἴσελθε πρὸς τὴν γυναῖκα τοῦ ἀδελφοῦ σου, καὶ ἐπιγάμβρευσαι αὐτὴν, καὶ ἀνάστησον σπέρμα τῷ ἀδελφῷ σου.</text:span><text:span text:style-name="T5984"><text:s/>9</text:span><text:span text:style-name="T5985"> Γνοὺς δὲ Αὐνὰν, ὅτι οὐκ αὐτῷ ἔσται τὸ σπέρμα, ἐγίνετο ὅταν εἰσήρχετο πρὸς τὴν γυναῖκα τοῦ ἀδελφοῦ αὐτοῦ, ἐξέχεεν ἐπὶ τὴν γῆν, τοῦ μὴ δοῦναι σπέρμα τῷ ἀδελφῷ αὐτοῦ.</text:span><text:span text:style-name="T5986"><text:s/>10</text:span><text:span text:style-name="T5987"> Πονηρὸν δὲ ἐφάνη ἐναντίον τοῦ Θυ, ὅτι ἐποίησε τοῦτο· καὶ ἐθανάτωσε καὶ τοῦτον. ​</text:span><text:span text:style-name="T5988"><text:s/>11</text:span><text:span text:style-name="T5989"> Εἶπε δὲ Ἰούδας Θάμαρ τῇ νύμφῃ αὐτοῦ, κάθου χήρα ἐν τῷ οἴκῳ τοῦ πατρός σου, ἕως μέγας γένηται Σηλὼμ ὁ υἱός μου· εἶπε γάρ, μή ποτε ἀποθάνῃ καὶ οὗτος, ὥσπερ καὶ οἱ ἀδελφοὶ αὐτοῦ. Ἀπελθοῦσα δὲ Θάμαρ ἐκάθητο ἐν τῷ οἴκῳ τοῦ πατρὸς αὐτῆς.</text:span><text:span text:style-name="T5990"><text:s/>12</text:span><text:span text:style-name="T5991"> Ἐπληθύνθησαν δὲ αἱ ἡμέραι, καὶ ἀπέθανε Σαυὰ ἡ γυνὴ Ἰούδα· καὶ παρακληθεὶς Ἰούδας ἀνέβη ἐπὶ τοὺς κείροντας τά πρόβατα αὐτοῦ, αὐτὸς καὶ Εἰρὰς ὁ ποιμὴν αὐτοῦ ὁ Ὀδολλαμίτης εἰς Θαμνά.</text:span><text:span text:style-name="T5992"><text:s/>13</text:span><text:span text:style-name="T5993"> Καὶ ἀπηγγέλη Θάμαρ τῇ νύμφῃ αὐτοῦ, λέγοντες, ἰδοὺ ὁ πενθερός σου ἀναβαίνει εἰς Θαμνὰ, κεῖραι τὰ πρόβατα αὐτοῦ.</text:span><text:span text:style-name="T5994"><text:s/>14</text:span><text:span text:style-name="T5995"> Καὶ περιελομένη τὰ ἱμάτια τῆς χηρεύσεως ἀφ’ ἑαυτῆς, περιεβάλε τὸ θέριστρον, καὶ ἐκαλλωπίσατο, καὶ ἐκάθισε πρὸς ταῖς πύλαις Αἰνάν, ἥ ἐστιν ἐν παρόδῳ Θαμνά· εἶδε γὰρ ὅτι μέγας γέγονε Σηλώμ, αὐτὸς δὲ οὐκ ἔδωκεν αὐτὴν αὐτῷ γυναῖκα.</text:span><text:span text:style-name="T5996"><text:s/>15</text:span><text:span text:style-name="T5997"> Καὶ ἰδὼν αὐτὴν Ἰούδας ἔδοξεν αὐτὴν πόρνην εἶναι· κατεκαλύψατο γὰρ τὸ πρόσωπον αὐτῆς καὶ οὐκ ἐπέγνω αὐτήν.</text:span><text:span text:style-name="T5998"><text:s/>16</text:span><text:span text:style-name="T5999"> Ἐξέκλινε δὲ πρὸς αὐτὴν τὴν ὁδόν· καὶ εἶπεν αὐτῇ, ἔασόν με εἰσελθεῖν πρός σε· οὐ γὰρ ἔγνω, ὅτι νύμφη αὐτοῦ ἐστίν· ἡ δὲ εἶπε, τί μοι δώσεις, ἐὰν εἰσέλθῃς πρός με;</text:span><text:span text:style-name="T6000"><text:s/>17</text:span><text:span text:style-name="T6001"> Ὁ δὲ εἶπεν, ἐγώ σοι ἀποστελῶ ἔριφον αἰγῶν ἐκ τῶν προβάτων μου· ἡ δὲ εἶπεν, ἐὰν δῷς μοι ἀῤῥαβῶνα, ἕως τοῦ ἀποστεῖλαί σε.</text:span><text:span text:style-name="T6002"><text:s/>18</text:span><text:span text:style-name="T6003"> Ὁ δὲ εἶπε, τίνα τὸν ἀῤῥαβῶνά σοι δώσω; ἡ δὲ εἶπε, τὸν δακτύλιόν σου, καὶ τὸν ὁρμίσκον, καὶ τὴν ῥάβδον τὴν ἐν τῇ χειρί σου. Καὶ ἔδωκεν αὐτῇ, καὶ εἰσῆλθε πρὸς αὐτήν· καὶ ἐν γαστρὶ ἔλαβεν ἐξ αὐτοῦ.</text:span><text:span text:style-name="T6004"><text:s/>19</text:span><text:span text:style-name="T6005"> Καὶ ἀναστᾶσα ἀπῆλθε, καὶ περιείλετο τὸ θέριστρον αὐτῆς ἀφ’ ἑαυτῆς, καὶ ἐνεδύσατο τὰ ἱμάτια τῆς χηρεύσεως αὐτῆς.</text:span><text:span text:style-name="T6006"><text:s/>20</text:span><text:span text:style-name="T6007"> Ἀπέστειλε δὲ Ἰούδας τὸν ἔριφον ἐξ αἰγῶν ἐν χειρὶ τοῦ ποιμένος αὐτοῦ τοῦ Ὀδολλαμίτον, κομίσασθαι παρὰ τῆς γυναικὸς τὸν ἀῤῥαβῶνα· καὶ οὐχ εὗρεν αὐτήν.</text:span><text:span text:style-name="T6008"><text:s/>21</text:span><text:span text:style-name="T6009"> Ἐπηρώτησε δὲ τοὺς ἄνδρας τοὺς ἐκ τοῦ τόπου, ποῦ ἐστιν ἡ πόρνη ἡ γενομένη ἐν Αἰνὰν ἐπὶ τῆς ὁδοῦ; καὶ εἶπαν, οὐκ ἦν ἐνταῦθα πόρνη.</text:span><text:span text:style-name="T6010"><text:s/>22</text:span><text:span text:style-name="T6011"> Καὶ ἀπεστράφη πρὸς Ἰούδαν, καὶ εἶπεν, οὐχ εὗρον· καὶ οἱ ἄνθρωποι οἱ ἐκ τοῦ τόπου λέγουσι, μὴ εἶναι ὧδε πόρνην.</text:span><text:span text:style-name="T6012"><text:s/>23</text:span><text:span text:style-name="T6013"> Εἶπε δὲ Ἰούδας, ἐχέτω αὐτά· ἀλλὰ μή ποτε καταγελασθῶμεν· ἐγὼ μὲν ἀπέσταλκα τὸν ἔριφον τοῦτον, σὺ δὲ οὐχ εὕρηκας.</text:span><text:span text:style-name="T6014"><text:s/>24</text:span><text:span text:style-name="T6015"> Ἐγένετο δὲ μετὰ τρίμηνον ἀνηγγέλη τῷ Ἰούδᾳ, λέγοντες, ἐκπεπόρνευκε Θάμαρ ἡ νύμφη σου, καὶ ἰδοὺ ἐν γαστρὶ ἔχει ἐκ πορνείας· Εἶπε δὲ Ἰούδας, ἐξαγάγετε αὐτὴν, καὶ κατακαυθήτω.</text:span><text:span text:style-name="T6016"><text:s/>25</text:span><text:span text:style-name="T6017"> Αὐτὴ δὲ ἀγομένη ἀπέστειλε πρὸς τὸν πενθερὸν αὐτὴς, λέγουσα, ἐκ τοῦ ἀνθρώπου οὗτινος ταῦτά ἐστιν, ἐγὼ ἐν γαστρὶ ἔχω· καὶ εἶπεν, ἐπίγνωθι, τίνος ὁ δακτύλιος, καὶ ὁ ὁρμίσκος, καὶ ἡ ῥάβδος αὕτη.</text:span><text:span text:style-name="T6018"><text:s/>26</text:span><text:span text:style-name="T6019"> Ἐπέγνω δὲ Ἰούδας, καὶ εἶπε, δεδικαίωται Θάμαρ ἢ ἐγώ· οὗ ἕνεκεν οὐκ ἔδωκα αὐτὴν Σηλὼν τῷ υἱῷ μου. Καὶ οὐ προσέθετο ἔτι τοῦ γνῶναι αὐτήν.</text:span><text:span text:style-name="T6020"><text:s/>27</text:span><text:span text:style-name="T6021"> Ἐγένετο δὲ ἡνίκα ἔτικτε, καὶ τῇδε ἦν δίδυμα ἐν τῇ γαστρὶ αὐτῆς.</text:span><text:span text:style-name="T6022"><text:s/>28</text:span><text:span text:style-name="T6023"> Ἐγένετο δὲ ἐν τῷ τίκτειν αὐτὴν, ὁ εἷς προεξήνεγκε τὴν χεῖρα· λαβοῦσα δὲ ἡ μαῖα, ἔδησεν ἐπί τὴν χεῖρα αὐτοῦ κόκκινον, λέγουσα, οὗτος ἐξελεύσεται πρότερος.</text:span><text:span text:style-name="T6024"><text:s/>29</text:span><text:span text:style-name="T6025"> Ὡς δὲ ἐπισυνήγαγε τὴν χεῖρα, καὶ εὐθὺς ἐξῆλθεν ὁ ἀδελφὸς αὐτοῦ· ἡ δὲ εἶπε, τί διεκόπη διὰ σὲ φραγμός; καὶ ἐκάλεσε τὸ ὄνομα αὐτοῦ, Φαρές.</text:span><text:span text:style-name="T6026"><text:s/>30</text:span><text:span text:style-name="T6027"> Καί μετὰ τοῦτο ἐξῆλθεν ὁ ἀδελφὸς αὐτοῦ, ἐφ’ ᾧ ἦν ἐπὶ τῇ χειρὶ αὐτοῦ τὸ κόκκινον· καὶ ἐκάλεσε τὸ ὄνομα αὐτοῦ, Ζαρά.</text:span></text:p>
            <text:p text:style-name="P6028">Genesis 39</text:p>
            <text:p text:style-name="P6029"><text:span text:style-name="T6030">1</text:span><text:span text:style-name="T6031"> Ἰωσὴφ δὲ κατήχθη εἰς Αἴγυπτον· καὶ ἐκτήσατο αὐτὸν Πετεφρὴς ὁ εὐνοῦχος Φαραὼ, ὁ ἀρχιμάγειρος, ἀνὴρ Αἰγύπτιος, ἐκ χειρῶν τῶν Ἰσμαηλιτῶν, οἳ κατήγαγον αὐτὸν ἐκεῖ.</text:span><text:span text:style-name="T6032"><text:s/>2</text:span><text:span text:style-name="T6033"> Καὶ ἦν Κς μετὰ Ἰωσήφ· καὶ ἦν ἀνὴρ ἐπιτυγχάνων· καὶ ἐγένετο ἐν τῷ οἴκῳ παρὰ τῷ κυρίῳ αὐτοῦ τῷ Αἰγυπτίῳ.</text:span><text:span text:style-name="T6034"><text:s/>3</text:span><text:span text:style-name="T6035"> Ἤδει δὲ ὁ κύριος αὐτοῦ, ὅτι ὁ Κς ἦν μετ’ αὐτοῦ, καὶ ὅσα ἐὰν ποιῇ, Κς εὐοδοῖ ἐν ταῖς χερσὶν αὐτοῦ.</text:span><text:span text:style-name="T6036"><text:s/>4</text:span><text:span text:style-name="T6037"> Καὶ εὗρεν Ἰωσὴφ χάριν ἐναντίον τοῦ κυρίου αὐτοῦ, καὶ εὐηρέστησεν αὐτῷ. Καὶ κατέστησεν αὐτὸν ἐπὶ τοῦ οἴκου αὐτοῦ· καὶ πάντα, ὅσα ἦν αὐτῷ, ἔδωκε διὰ χειρὸς Ἰωσήφ.</text:span><text:span text:style-name="T6038"><text:s/>5</text:span><text:span text:style-name="T6039"> Ἐγένετο δὲ μετὰ τὸ καταστῆναι αὐτὸν ἐπὶ τοῦ οἴκου αὐτοῦ, καὶ ἐπὶ πάντα ὅσα ἦν αὐτῷ, καὶ ηὐλόγησε Κς τὸν οἶκον τοῦ Αἰγυπτίου διὰ Ἰωσήφ· καὶ ἐγενήθη εὐλογία Κυ ἐν πᾶσι τοῖς ὑπάρχουσιν αὐτῷ ἐν τῷ οἴκῳ, καὶ ἐν τῷ ἀγρῷ αὐτοῦ.</text:span><text:span text:style-name="T6040"><text:s/>6</text:span><text:span text:style-name="T6041"> Καὶ ἐπέτρεψε πάντα ὅσα ἦν αὐτῷ, εἰς χεῖρας Ἰωσήφ· καὶ οὐκ ᾔδει τῶν καθ’ αὑτὸν οὐδὲν, πλὴν τοῦ ἄρτου, οὗ ἤσθιεν αὐτός. Καὶ ἦν Ἰωσὴφ καλὸς τῷ εἴδει, καὶ ὡραῖος τῇ ὄψει σφόδρα.</text:span><text:span text:style-name="T6042"><text:s/>7</text:span><text:span text:style-name="T6043"> Καὶ ἐγένετο μετὰ τὰ ῥήματα ταῦτα, καὶ ἐπέβαλεν ἡ γυνὴ τοῦ κυρίου αὐτοῦ τοὺς ὀφθαλμοὺς αὐτῆς ἐπὶ Ἰωσήφ· καὶ εἶπεν, κοιμήθητι μετ’ ἐμοῦ.</text:span><text:span text:style-name="T6044"><text:s/>8</text:span><text:span text:style-name="T6045"> Ὁ δὲ οὐκ ἤθελεν· εἶπε δὲ τῇ γυναικὶ τοῦ κυρίου αὐτοῦ, εἰ ὁ κύριός μου οὐ γινώσκει δι’ ἐμὲ οὐδὲν ἐν τῷ οἴκῳ αὐτοῦ, καὶ πάντα ὅσα ἐστὶν αὐτῷ ἔδωκεν εἰς τὰς χεῖράς μου,</text:span><text:span text:style-name="T6046"><text:s/>9</text:span><text:span text:style-name="T6047"> καὶ οὐχ ὑπερέχει ἐν τῇ οἰκίᾳ ταύτῃ οὐδὲν ἐμοῦ, οὐδὲ ὑπεξῄρηται ἀπ’ ἐμοῦ οὐδὲν, πλὴν σοῦ, διὰ τὸ σὲ γυναῖκα αὐτοῦ εἶναι, καὶ πῶς ποιήσω τὸ ῥῆμα τὸ πονηρὸν τοῦτο, καὶ ἁμαρτήσομαι ἐναντίον τοῦ Θυ;</text:span><text:span text:style-name="T6048"><text:s/>10</text:span><text:span text:style-name="T6049"> Ἡνίκα δὲ ἐλάλει τῷ Ἰωσὴφ ἡμέραν ἐξ ἡμέρας, καὶ οὐχ ὑπήκουεν αὐτῇ καθεύδειν μετ’ αὐτῆς, τοῦ συγγενέσθαι αὐτῇ.</text:span><text:span text:style-name="T6050"><text:s/>11</text:span><text:span text:style-name="T6051"> Ἐγένετο δὲ τοιαύτη τις ἡμέρα, καὶ εἰσῆλθεν Ἰωσὴφ εἰς τὴν οἰκίαν ποιεῖν τὰ ἔργα αὐτοῦ, καὶ οὐδεὶς ἦν τῶν ἐν τῇ οἰκίᾳ ἔσω.</text:span><text:span text:style-name="T6052"><text:s/>12</text:span><text:span text:style-name="T6053"> Καὶ ἐπεσπάσατο αὐτὸν τῶν ἱματίων, λέγουσα, κοιμήθητι μετ’ ἐμοῦ· καὶ καταλιπὼν τὰ ἱμάτια αὐτοῦ ἐν ταῖς χερσὶν αὐτῆς ἔφυγε, καὶ ἐξῆλθεν ἔξω.</text:span><text:span text:style-name="T6054"><text:s/>13</text:span><text:span text:style-name="T6055"> Καὶ ἐγένετο ὡς εἶδεν ὅτι καταλιπὼν τὰ ἱμάτια αὐτοῦ ἐν ταῖς χερσὶν αὐτῆς ἔφυγε, καὶ ἐξῆλθεν ἔξω,</text:span><text:span text:style-name="T6056"><text:s/>14</text:span><text:span text:style-name="T6057"> καὶ ἐκάλεσε τοὺς ὄντας ἐν τῇ οἰκίᾳ, καὶ εἶπεν αὐτοῖς, λέγουσα, ἴδετε, εἰσήγαγεν ἡμῖν παῖδα Ἑβραῖον, ἐμπαίζειν ἡμῖν· εἰσῆλθε πρός με, λέγων, κοιμήθητι μετ’ ἐμοῦ· καὶ ἐβόησα φωνῇ μεγάλῃ.</text:span><text:span text:style-name="T6058"><text:s/>15</text:span><text:span text:style-name="T6059"> Ἐν δὲ τῷ ἀκοῦσαι αὐτὸν, ὅτι ὕψωσα τὴν φωνήν μου καὶ ἐβόησα, καταλιπὼν τὰ ἱμάτια αὐτοῦ παρ’ ἐμοὶ ἔφυγε, καὶ ἐξῆλθεν ἔξω.</text:span><text:span text:style-name="T6060"><text:s/>16</text:span><text:span text:style-name="T6061"> Καὶ καταλιμπάνει τὰ ἱμάτια παρ’ ἑαυτῇ, ἕως ἦλθεν ὁ κύριος εἰς τὸν οἶκον αὐτοῦ.</text:span><text:span text:style-name="T6062"><text:s/>17</text:span><text:span text:style-name="T6063"> Καὶ ἐλάλησεν αὐτῷ κατὰ τὰ ῥήματα ταῦτα, λέγουσα, εἰσῆλθε πρός με ὁ παῖς ὁ Ἑβραῖος, ὃν εἰσήγαγες πρὸς ἡμᾶς, ἐμπαῖξαί μοι· καὶ εἶπέ μοι, κοιμηθήσομαι μετὰ σοῦ.</text:span><text:span text:style-name="T6064"><text:s/>18</text:span><text:span text:style-name="T6065"> Ὡς δὲ ἤκουσεν, ὅτι ὕψωσα τὴν φωνήν μου καὶ ἐβόησα, καταλιπὼν τὰ ἱμάτια αὐτοῦ παρ’ ἐμοὶ ἔφυγε, καὶ ἐξῆλθεν ἔξω.</text:span><text:span text:style-name="T6066"><text:s/>19</text:span><text:span text:style-name="T6067"> Ἐγένετο δέ, ὡς ἤκουσεν ὁ κύριος αὐτοῦ τὰ ῥήματα τῆς γυναικὸς αὐτοῦ, ὅσα ἐλάλησε πρὸς αὐτὸν, λέγουσα, οὕτως ἐποίησέ μοι ὁ παῖς σου, καὶ ἐθυμώθη ὀργῇ. ​</text:span><text:span text:style-name="T6068"><text:s/>20</text:span><text:span text:style-name="T6069"> Καὶ λαβὼν ὁ κύριος Ἰωσὴφ, ἐνέβαλεν αὐτὸν εἰς τὸ ὀχύρωμα, εἰς τὸν τόπον ἐν ᾦ οἱ δεσμῶται τοῦ βασιλέως κατέχονται ἐκεῖ ἐν τῷ ὀχυρώματι.</text:span><text:span text:style-name="T6070"><text:s/>21</text:span><text:span text:style-name="T6071"> Καὶ ἦν Κς μετὰ Ἰωσὴφ, καὶ κατέχεεν αὐτοῦ ἔλεος· καὶ ἔδωκεν αὐτῷ χάριν ἐναντίον τοῦ ἀρχιδεσμοφύλακος.</text:span><text:span text:style-name="T6072"><text:s/>22</text:span><text:span text:style-name="T6073"> Καὶ ἔδωκεν ὁ ἀρχιδεσμοφύλαξ τὸ δεσμωτήριον διὰ χειρὸς Ἰωσὴφ, καὶ πάντας τοὺς ἀπηγμένους ὅσοι ἐν τῷ δεσμωτηρίῳ, καὶ πάντα ὅσα ποιοῦσιν ἐκεῖ, αὐτὸς ἦν ποιῶν.</text:span><text:span text:style-name="T6074"><text:s/>23</text:span><text:span text:style-name="T6075"> Οὐκ ἦν ὁ ἀρχιδεσμοφύλαξ τοῦ δεσμωτηρίου γινώσκων δι’ αὐτὸν οὐδέν· πάντα γὰρ ἦν διὰ χειρὸς Ἰωσὴφ, διὰ τὸ τὸν Κν μετ’ αὐτοῦ εἶναι· καὶ ὅσα αὐτὸς ἐποίει, ὁ Κς εὐώδου ἐν ταῖς χερσὶν αὐτοῦ.</text:span></text:p>
            <text:p text:style-name="P6076">Genesis 40</text:p>
            <text:p text:style-name="P6077"><text:span text:style-name="T6078">1</text:span><text:span text:style-name="T6079"> Ἐγένετο δὲ μετὰ τὰ ῥήματα ταῦτα, ἥμαρτεν ὁ ἀρχιοινοχόος τοῦ βασιλέως Αἰγύπτου, καὶ ὁ ἀρχισιτοποιὸς, τῷ κυρίῳ αὐτῶν βασιλεῖ Αἰγύπτου.</text:span><text:span text:style-name="T6080"><text:s/>2</text:span><text:span text:style-name="T6081"> Καὶ ὠργίσθη Φαραὼ ἐπὶ τοῖς δυσὶν εὐνούχοις αὐτοῦ, ἐπὶ τῷ ἀρχιοινοχόῳ, καὶ ἐπὶ τῷ ἀρχισιτοποιῷ.</text:span><text:span text:style-name="T6082"><text:s/>3</text:span><text:span text:style-name="T6083"> Καὶ ἔθετο αὐτοὺς ἐν φυλακῇ εἰς τὸ δεσμωτήριον, εἰς τὸν τόπον, οὗ Ἰωσὴφ ἀπῆκτο ἐκεῖ.</text:span><text:span text:style-name="T6084"><text:s/>4</text:span><text:span text:style-name="T6085"> Καὶ συνέστησεν ὁ ἀρχιδεσμώτης τῷ Ἰωσὴφ αὐτούς· καὶ παρέστη αὐτοῖς· ἦσαν δὲ ἡμέρας ἐν τῇ φυλακῇ.</text:span><text:span text:style-name="T6086"><text:s/>5</text:span><text:span text:style-name="T6087"> Καὶ εἶδον ἀμφότεροι ἐνύπνιον ἐν μιᾷ νυκτί· ἡ δὲ ὅρασις τοῦ ἐνυπνίου τοῦ ἀρχιοινοχόου καὶ ἀρχισιτοποιοῦ, οἳ ἦσαν τῷ βασιλεῖ Αἰγύπτου, οἱ ὄντες ἐν τῷ δεσμωτηρίῳ, ἦν αὕτη.</text:span><text:span text:style-name="T6088"><text:s/>6</text:span><text:span text:style-name="T6089"> Εἰσῆλθε πρὸς αὐτοὺς Ἰωσὴφ τῷ πρωῒ, καὶ εἶδεν αὐτοὺς, καὶ ἦσαν τεταραγμένοι.</text:span><text:span text:style-name="T6090"><text:s/>7</text:span><text:span text:style-name="T6091"> Καὶ ἠρώτα τοὺς εὐνούχους Φαραὼ, οἳ ἦσαν μετ’ αὐτοῦ ἐν τῇ φυλακῇ παρὰ τῷ κυρίῳ αὐτοῦ, λέγων, τί ὅτι τὰ πρόσωπα ὑμῶν σκυθρωπὰ σήμερον;</text:span><text:span text:style-name="T6092"><text:s/>8</text:span><text:span text:style-name="T6093"> Οἱ δὲ εἶπαν αὐτῷ, ἐνύπνιον εἴδομεν, καὶ ὁ συγκρίνων οὐκ ἔστιν αὐτό· εἶπε δὲ αὐτοῖς Ἰωσήφ, οὐχὶ διὰ τοῦ Θυ ἡ διασάφησις αὐτῶν ἐστι; διηγήσασθε οὖν μοι.</text:span><text:span text:style-name="T6094"><text:s/>9</text:span><text:span text:style-name="T6095"> Καὶ διηγήσατο ὁ ἀρχιοινοχόος τὸ ἐνύπνιον αὐτοῦ τῷ Ἰωσὴφ· καὶ εἶπεν, ἐν τῷ ὕπνῳ μου ἦν ἄμπελος ἐναντίον μου.</text:span><text:span text:style-name="T6096"><text:s/>10</text:span><text:span text:style-name="T6097"> Ἐν δὲ τῇ ἀμπέλῳ τρεῖς πυθμένες, καὶ αὐτὴ θάλλουσα, ἀνενηνοχυῖα βλαστούς· πέπειροι οἱ βότρυες σταφυλῆς.</text:span><text:span text:style-name="T6098"><text:s/>11</text:span><text:span text:style-name="T6099"> Καὶ τὸ ποτήριον Φαραὼ ἐν τῇ χειρί μου· καὶ ἔλαβον τὴν σταφυλὴν, καὶ ἐξέθλιψα αὐτὴν εἰς τὸ ποτήριον, καὶ ἔδωκα τὸ ποτήριον εἰς τὴν χεῖρα Φαραώ.</text:span><text:span text:style-name="T6100"><text:s/>12</text:span><text:span text:style-name="T6101"> Καὶ εἶπεν αὐτῷ Ἰωσὴφ, τοῦτο ἡ σύγκρίσις αὐτοῦ· οἱ τρεῖς πυθμένες, τρεῖς ἡμέραι εἰσίν.</text:span><text:span text:style-name="T6102"><text:s/>13</text:span><text:span text:style-name="T6103"> Ἔτι τρεῖς ἡμέραι, καὶ μνησθήσεται Φαραὼ τῆς ἀρχῆς σου, καὶ ἀποκαταστήσει σε ἐπί τὴν ἀρχιοινοχοΐαν σου, καὶ δώσεις τὸ ποτήριον Φαραὼ εἰς τὴν χεῖρα αὐτοῦ κατὰ τὴν ἀρχήν σου τὴν προτέραν, ὡς ἦσθα οἰνοχοῶν.</text:span><text:span text:style-name="T6104"><text:s/>14</text:span><text:span text:style-name="T6105"> Ἀλλὰ μνήσθητί μου διὰ σεαυτοῦ, ὅταν εὖ γένηταί σοι· καὶ ποιήσεις ἐν ἐμοὶ ἔλεος· καὶ μνησθήσει περὶ ἐμοῦ πρὸς Φαραὼ, καὶ ἐξάξεις με ἐκ τοῦ ὀχυρώματος τούτου.</text:span><text:span text:style-name="T6106"><text:s/>15</text:span><text:span text:style-name="T6107"> Ὅτι κλοπῇ ἐκλάπην ἐκ γῆς Ἑβραίων, καὶ ὧδε οὐκ ἐποίησα οὐδὲν, ἀλλ’ ἐνέβαλόν με εἰς τὸν λάκκον τοῦτον.</text:span><text:span text:style-name="T6108"><text:s/>16</text:span><text:span text:style-name="T6109"> Καὶ εἶδεν ὁ ἀρχισιτοποιὸς ὅτι ὀρθῶς συνέκρινε· καὶ εἶπε τῷ Ἰωσὴφ, κἀγὼ εἶδον ἐνύπνιον· καὶ ᾤμην τρία κανᾶ χονδριτῶν αἴρειν ἐπὶ τῆς κεφαλῆς μου.</text:span><text:span text:style-name="T6110"><text:s/>17</text:span><text:span text:style-name="T6111"> Ἐν δὲ κανῷ τῷ ἐπάνω ἀπὸ πάντων τῶν γενῶν, ὧν Φαραὼ ἐσθίει, ἔργον σιτοποιοῦ, καὶ τὰ πετεινὰ τοῦ οὐρανοῦ κατήσθιεν αὐτὰ ἀπὸ τοῦ κανοῦ τοῦ ἐπάνω τῆς κεφαλῆς μου.</text:span><text:span text:style-name="T6112"><text:s/>18</text:span><text:span text:style-name="T6113"> Ἀποκριθεὶς δὲ Ἰωσὴφ εἶπεν αὐτῷ, αὕτη ἡ σύγκρισις αὐτοῦ· τὰ τρία κανᾶ, τρεῖς ἡμέραι εἰσίν.</text:span><text:span text:style-name="T6114"><text:s/>19</text:span><text:span text:style-name="T6115"> Ἔτι τριῶν ἡμερῶν, καὶ ἀφελεῖ Φαραὼ τὴν κεφαλήν σου ἀπὸ σοῦ· καὶ κρεμάσει σε ἐπὶ ξύλου, καὶ φάγεται τὰ ὄρνεα τοῦ οὐρανοῦ τὰς σάρκας σου ἀπὸ σοῦ.</text:span><text:span text:style-name="T6116"><text:s/>20</text:span><text:span text:style-name="T6117"> Ἐγένετο δὲ ἐν τῇ ἡμέρᾳ τῇ τρίτῃ, ἡμέρα γενέσεως ἦν Φαραὼ, καὶ ἐποίει πότον πᾶσι τοῖς παισὶν αὐτοῦ· Καὶ ἐμνήσθη τῆς ἀρχῆς τοῦ οἰνοχόου καὶ τῆς ἀρχῆς τοῦ σιτοποιοῦ ἐν μέσῳ τῶν παίδων αὐτοῦ.</text:span><text:span text:style-name="T6118"><text:s/>21</text:span><text:span text:style-name="T6119"> Καὶ ἀποκατέστησε τὸν ἀρχιοινοχόον ἐπὶ τὴν ἀρχὴν αὐτοῦ· καὶ ἔδωκε τὸ ποτήριον εἰς τὴν χεῖρα Φαραώ.</text:span><text:span text:style-name="T6120"><text:s/>22</text:span><text:span text:style-name="T6121"> Τὸν δὲ ἀρχισιτοποιὸν ἐκρέμασε, καθὰ συνέκρινεν αὐτοῖς Ἰωσήφ.</text:span><text:span text:style-name="T6122"><text:s/>23</text:span><text:span text:style-name="T6123"> Καὶ οὐκ ἐμνήσθη ὁ ἀρχιοινοχόος τοῦ Ἰωσήφ, ἀλλ’ ἐπελάθετο αὐτοῦ.</text:span></text:p>
            <text:p text:style-name="P6124">Genesis 41</text:p>
            <text:p text:style-name="P6125"><text:span text:style-name="T6126">1</text:span><text:span text:style-name="T6127"> Ἐγένετο δὲ μετὰ δύο ἔτη ἡμερῶν, Φαραὼ εἶδεν ἐνύπνιον· ᾤετο ἑστάναι ἐπὶ τοῦ ποταμοῦ.</text:span><text:span text:style-name="T6128"><text:s/>2</text:span><text:span text:style-name="T6129"> Καὶ ἰδοὺ ὥσπερ ἐκ τοῦ ποταμοῦ ἀνέβαινον ἑπτὰ βόες, καλαὶ τῷ εἴδει, καὶ ἐκλεκταὶ ταῖς σαρξὶ, καὶ ἐβόσκοντο ἐν τῷ Ἄχει.</text:span><text:span text:style-name="T6130"><text:s/>3</text:span><text:span text:style-name="T6131"> Ἄλλαι δὲ ἑπτὰ βόες ἀνέβαινον μετὰ ταύτας ἐκ τοῦ ποταμοῦ, αἰσχραὶ τῷ εἴδει, καὶ λεπταὶ ταῖς σαρξὶ, καὶ ἐνέμοντο παρὰ τὰς βόας ἐπὶ τὸ χεῖλος τοῦ ποταμοῦ.</text:span><text:span text:style-name="T6132"><text:s/>4</text:span><text:span text:style-name="T6133"> Καὶ κατέφαγον αἱ ἑπτὰ βόες αἱ αἰσχραὶ καὶ λεπταὶ ταῖς σαρξὶ τὰς ἑπτὰ βόας τὰς καλὰς τῷ εἴδει καὶ τὰς ἐκλεκτὰς ταῖς σαρξί· ἠγέρθη δὲ Φαραώ.</text:span><text:span text:style-name="T6134"><text:s/>5</text:span><text:span text:style-name="T6135"> Καὶ ἐνυπνιάσθη τὸ δεύτερον· καὶ ἰδοὺ ἑπτὰ στάχυες ἀνέβαινον ἐν τῷ πυθμένι ἑνὶ ἐκλεκτοὶ καὶ καλοί.</text:span><text:span text:style-name="T6136"><text:s/>6</text:span><text:span text:style-name="T6137"> Καὶ ἰδοὺ ἑπτὰ στάχυες λεπτοὶ καὶ ἀνεμόφθοροι ἀνεφύοντο μετ’ αὐτούς.</text:span><text:span text:style-name="T6138"><text:s/>7</text:span><text:span text:style-name="T6139"> Καὶ κατέπιον οἱ ἑπτὰ στάχυες οἱ λεπτοὶ καὶ ἀνεμόφθοροι τοὺς ἑπτὰ στάχυας τοὺς ἐκλεκτοὺς καὶ τοὺς πλήρεις· ἠγέρθη δὲ Φαραώ, καὶ ἦν ἐνύπνιον.</text:span><text:span text:style-name="T6140"><text:s/>8</text:span><text:span text:style-name="T6141"> Ἐγένετο δὲ πρωῒ, καὶ ἐταράχθη ἡ ψυχὴ αὐτοῦ, καὶ ἀποστείλας ἐκάλεσε πάντας τοὺς ἐξηγητὰς Αἰγύπτου, καὶ πάντας τοὺς σοφοὺς αὐτῆς· καὶ διηγήσατο αὐτοῖς Φαραὼ τὸ ἐνύπνιον αὐτοῦ, καὶ οὐκ ἦν ὁ ἀπαγγέλλων αὐτὸ τῷ Φαραώ.</text:span><text:span text:style-name="T6142"><text:s/>9</text:span><text:span text:style-name="T6143"> Καὶ ἐλάλησεν ὁ ἀρχιοινοχόος πρὸς Φαραὼ, λέγων, τὴν ἁμαρτίαν μου ἀναμιμνήσκω σήμερον.</text:span><text:span text:style-name="T6144"><text:s/>10</text:span><text:span text:style-name="T6145"> Φαραὼ ὠργίσθη τοῖς παισὶν αὐτοῦ, καὶ ἔθετο ἡμᾶς ἐν φυλακῇ, ἐν τῷ οἴκῳ τοῦ ἀρχιμαγείρου, ἐμέ τε καὶ τὸν ἀρχισιτοποιόν.</text:span><text:span text:style-name="T6146"><text:s/>11</text:span><text:span text:style-name="T6147"> Καὶ εἴδομεν ἐνύπνιον ἀμφότεροι ἐν νυκτὶ μιᾷ ἐγὼ καὶ αὐτὸς, ἕκαστος κατὰ τὸ αὐτοῦ ἐνύπνιον εἴδομεν.</text:span><text:span text:style-name="T6148"><text:s/>12</text:span><text:span text:style-name="T6149"> Ἦν δὲ ἐκεῖ μεθ’ ἡμῶν νεανίσκος παῖς Ἑβραῖος τοῦ ἀρχιμαγείρου, καὶ διηγησάμεθα αὐτῷ, καὶ συνέκρινεν ἡμῖν.</text:span><text:span text:style-name="T6150"><text:s/>13</text:span><text:span text:style-name="T6151"> Ἐγενήθη δέ, καθὼς συνέκρινεν ἡμῖν οὕτω καὶ συνέβη, ἐμέ τε ἀποκατασταθῆναι ἐπὶ τὴν ἀρχήν μου, ἐκεῖνον δὲ κρεμασθῆναι.</text:span><text:span text:style-name="T6152"><text:s/>14</text:span><text:span text:style-name="T6153"> Ἀποστείλας δὲ Φαραὼ ἐκάλεσε τὸν Ἰωσὴφ· καὶ ἐξήγαγον αὐτὸν ἀπὸ τοῦ ὀχυρώματος, καὶ ἐξύρησαν αὐτὸν, καὶ ἤλλαξαν τὴν στολὴν αὐτοῦ· καὶ ἦλθε πρὸς Φαραώ.</text:span><text:span text:style-name="T6154"><text:s/>15</text:span><text:span text:style-name="T6155"> Εἶπε δὲ Φαραὼ πρὸς Ἰωσήφ, ἐνύπνιον ἑώρακα, καὶ ὁ συγκρίνων οὐκ ἔστιν αὐτό· ἐγὼ δὲ ἀκήκοα περὶ σοῦ λεγόντων, ἀκούσαντά σε ἐνύπνια, συγκρῖναι αὐτά.</text:span><text:span text:style-name="T6156"><text:s/>16</text:span><text:span text:style-name="T6157"> Ἀποκριθεὶς δὲ Ἰωσὴφ τῷ Φαραὼ εἶπεν, ἄνευ τοῦ Θυ οὐκ ἀποκριθήσεται τὸ σωτήριον Φαραώ.</text:span><text:span text:style-name="T6158"><text:s/>17</text:span><text:span text:style-name="T6159"> Ἐλάλησε δὲ Φαραὼ τῷ Ἰωσὴφ, λέγων, ἐν τῷ ὕπνῳ μου ᾤμην ἑστάναι παρὰ τὸ χεῖλος τοῦ ποταμοῦ.</text:span><text:span text:style-name="T6160"><text:s/>18</text:span><text:span text:style-name="T6161"> Καὶ ὥσπερ ἐκ τοῦ ποταμοῦ ἀνέβαινον ἑπτὰ βόες καλαὶ τῷ εἴδει καὶ ἐκλεκταὶ ταῖς σαρξὶ, καὶ ἐνέμοντο ἐν τῷ Ἄχει.</text:span><text:span text:style-name="T6162"><text:s/>19</text:span><text:span text:style-name="T6163"> Καὶ ἰδοὺ ἑπτὰ βόες ἕτεραι ἀνέβαινον ὀπίσω αὐτῶν ἐκ τοῦ ποταμοῦ, πονηραὶ καὶ αἰσχραὶ τῷ εἴδει, καὶ λεπταὶ ταῖς σαρξίν, οἵας οὐκ εἶδον τοιαύτας ἐν ὅλῃ γῇ Αἰγύπτου αἰσχροτέρας.</text:span><text:span text:style-name="T6164"><text:s/>20</text:span><text:span text:style-name="T6165"> Καὶ κατέφαγον αἱ ἑπτὰ βόες αἱ αἰσχραὶ καὶ λεπταὶ τὰς ἑπτὰ βόας τὰς πρώτας τὰς καλὰς καὶ τὰς ἐκλεκτάς.</text:span><text:span text:style-name="T6166"><text:s/>21</text:span><text:span text:style-name="T6167"> Καὶ εἰσῆλθον εἰς τὰς κοιλίας αὐτῶν· καὶ οὐ διάδηλοι ἐγένοντο, ὅτι εἰσῆλθον εἰς τὰς κοιλίας αὐτῶν· καὶ αἱ ὄψεις αὐτῶν αἰσχραί, καθὰ καὶ τὴν ἀρχήν· ἐξεγερθεὶς δὲ ἐκοιμήθην.</text:span><text:span text:style-name="T6168"><text:s/>22</text:span><text:span text:style-name="T6169"> Καὶ εἶδον πάλιν ἐν τῷ ὕπνῳ μου, καὶ ὥσπερ ἑπτὰ στάχυες ἀνέβαινον ἐν πυθμένι ἑνὶ πλήρεις καὶ καλοί.</text:span><text:span text:style-name="T6170"><text:s/>23</text:span><text:span text:style-name="T6171"> Ἄλλοι δὲ ἑπτὰ στάχυες λεπτοὶ καὶ ἀνεμόφθοροι ἀνεφύοντο ἐχόμενοι αὐτῶν.</text:span><text:span text:style-name="T6172"><text:s/>24</text:span><text:span text:style-name="T6173"> Καὶ κατέπιον οἱ ἑπτὰ στάχυες οἱ λεπτοὶ καὶ ἀνεμόφθοροι τοὺς ἑπτὰ στάχυας τοὺς καλοὺς καὶ τοὺς πλήρεις· εἶπα οὖν τοῖς ἐξηγηταῖς, καὶ οὐκ ἦν ὁ ἀπαγγέλλων μοι αὐτό. ​</text:span><text:span text:style-name="T6174"><text:s/>25</text:span><text:span text:style-name="T6175"> Καὶ εἶπεν Ἰωσὴφ τῷ Φαραὼ, τὸ ἐνύπνιον Φαραὼ ἕν ἐστιν· ὅσα ὁ Θς ποιεῖ, ἔδειξε τῷ Φαραώ.</text:span><text:span text:style-name="T6176"><text:s/>26</text:span><text:span text:style-name="T6177"> Αἱ ἑπτὰ βόες αἱ καλαὶ, ἑπτὰ ἔτη ἐστί· καὶ οἱ ἑπτὰ στάχυες οἱ καλοὶ, ἑπτὰ ἔτη ἐστί· τὸ ἐνύπνιον Φαραὼ ἕν ἐστι.</text:span><text:span text:style-name="T6178"><text:s/>27</text:span><text:span text:style-name="T6179"> Καὶ αἱ ἑπτὰ βόες αἱ λεπταὶ, αἱ ἀναβαίνουσαι ὀπίσω αὐτῶν, ἑπτὰ ἔτη ἐστί· καὶ οἱ ἑπτὰ στάχυες οἱ λεπτοὶ καὶ ἀνεμόφθοροι, ἑπτὰ ἔτη ἐστί ἔσονται ἑπτὰ ἔτη λιμοῦ.</text:span><text:span text:style-name="T6180"><text:s/>28</text:span><text:span text:style-name="T6181"> Τὸ δὲ ῥῆμα ὃ εἴρηκα Φαραώ, ὅσα ὁ Θς ποιεῖ, ἔδειξε τῷ Φαραώ.</text:span><text:span text:style-name="T6182"><text:s/>29</text:span><text:span text:style-name="T6183"> Ἰδοὺ ἑπτὰ ἔτη ἔρχεται εὐθηνία πολλὴ ἐν πάσῃ γῇ Αἰγύπτου.</text:span><text:span text:style-name="T6184"><text:s/>30</text:span><text:span text:style-name="T6185"> Ἥξει δὲ ἑπτὰ ἔτη λιμοῦ μετὰ ταῦτα· καὶ ἐπιλήσονται τῆς πλησμονῆς τῆς ἐσομένης ἐν ὅλῃ Αἰγύπτῳ· καὶ ἀναλώσει ὁ λιμὸς τὴν γῆν.</text:span><text:span text:style-name="T6186"><text:s/>31</text:span><text:span text:style-name="T6187"> Καὶ οὐκ ἐπιγνωσθήσεται ἡ εὐθηνία ἐπὶ τῆς γῆς ἀπὸ τοῦ λιμοῦ τοῦ ἐσομένου μετὰ ταῦτα· ἰσχυρὸς γὰρ ἔσται σφόδρα.</text:span><text:span text:style-name="T6188"><text:s/>32</text:span><text:span text:style-name="T6189"> Περὶ δὲ τοῦ δευτερῶσαι τὸ ἐνύπνιον Φαραὼ δίς, ὅτι ἀληθὲς ἔσται τὸ ῥῆμα τὸ παρὰ τοῦ Θυ· καὶ ταχυνεῖ ὁ Θς τοῦ ποιῆσαι αὐτό.</text:span><text:span text:style-name="T6190"><text:s/>33</text:span><text:span text:style-name="T6191"> Νῦν οὖν σκέψαι ἄνθρωπον φρόνιμον καὶ συνετὸν, καὶ κατάστησον αὐτὸν ἐπὶ γῆς Αἰγύπτου.</text:span><text:span text:style-name="T6192"><text:s/>34</text:span><text:span text:style-name="T6193"> Καὶ ποιησάτω Φαραὼ καὶ καταστησάτω τοπάρχας ἐπὶ τῆς γῆς· καὶ ἀποπεμπτωσάτωσαν πάντα τὰ γεννήματα τῆς γῆς Αἰγύπτου τῶν ἑπτὰ ἐτῶν τῆς εὐθηνίας,</text:span><text:span text:style-name="T6194"><text:s/>35</text:span><text:span text:style-name="T6195"> καὶ συναγαγέτωσαν πάντα τὰ βρώματα τῶν ἑπτὰ ἐτῶν τῶν ἐρχομένων τῶν καλῶν τούτων· καὶ συναχθήτω ὁ σῖτος ὑπὸ χεῖρα Φαραώ· βρώματα ἐν ταῖς πόλεσι φυλαχθήτω.</text:span><text:span text:style-name="T6196"><text:s/>36</text:span><text:span text:style-name="T6197"> Καὶ ἔσται τὰ βρώματα τὰ πεφυλαγμένα τῇ γῇ εἰς τὰ ἑπτὰ ἔτη τοῦ λιμοῦ, ἃ ἔσονται ἐν γῇ Αἰγύπτου, καὶ οὐκ ἐκτριβήσεται ἡ γῇ ἐν τῷ λιμῷ.</text:span><text:span text:style-name="T6198"><text:s/>37</text:span><text:span text:style-name="T6199"> Ἤρεσε δὲ τὸ ῥῆμα ἐναντίον Φαραὼ, καὶ ἐναντίον πάντων τῶν παίδων αὐτοῦ. ​</text:span><text:span text:style-name="T6200"><text:s/>38</text:span><text:span text:style-name="T6201"> Καὶ εἶπε Φαραὼ πᾶσι τοῖς παισὶν αὐτοῦ, μὴ εὑρήσομεν ἄνθρωπον τοιοῦτον, ὃς ἔχει πνεῦμα Θυ ἐν αὐτῷ;</text:span><text:span text:style-name="T6202"><text:s/>39</text:span><text:span text:style-name="T6203"> Εἶπε δὲ Φαραὼ τῷ Ἰωσὴφ, ἐπειδὴ ἔδειξεν ὁ Θς σοι πάντα ταῦτα, οὐκ ἔστιν ἄνθρωπος φρονιμώτερος καὶ συνετώτερός σου.</text:span><text:span text:style-name="T6204"><text:s/>40</text:span><text:span text:style-name="T6205"> Σὺ ἔσῃ ἐπὶ τῷ οἴκῳ μου, καὶ ἐπὶ τῷ στόματί σου ὑπακούσεται πᾶς ὁ λαός μου· πλὴν τὸν θρόνον ὑπερέξω σου ἐγώ.</text:span><text:span text:style-name="T6206"><text:s/>41</text:span><text:span text:style-name="T6207"> Εἶπε δὲ Φαραὼ τῷ Ἰωσὴφ, ἰδοὺ καθίστημί σε σήμερον ἐπὶ πάσης γῇ Αἰγύπτου.</text:span><text:span text:style-name="T6208"><text:s/>42</text:span><text:span text:style-name="T6209"> Καὶ περιελόμενος Φαραὼ τὸν δακτύλιον ἀπὸ τῆς χειρὸς αὐτοῦ, περιέθηκεν αὐτὸν ἐπί τὴν χεῖρα Ἰωσὴφ, καὶ ἐνέδυσεν αὐτὸν στολὴν βυσσίνην, καὶ περιέθηκε κλοιὸν χρυσοῦν περὶ τὸν τράχηλον αὐτοῦ.</text:span><text:span text:style-name="T6210"><text:s/>43</text:span><text:span text:style-name="T6211"> Καὶ ἀνεβίβασεν αὐτὸν ἐπὶ τὸ ἅρμα τὸ δεύτερον τῶν αὐτοῦ· καὶ ἐκήρυξεν ἔμπροσθεν αὐτοῦ κήρυξ· καὶ κατέστησεν αὐτὸν ἐφ’ ὅλης γῆς Αἰγύπτου.</text:span><text:span text:style-name="T6212"><text:s/>44</text:span><text:span text:style-name="T6213"> Εἶπε δὲ Φαραὼ τῷ Ἰωσὴφ, ἐγὼ Φαραώ· ἄνευ σοῦ οὐκ ἐξαρεῖ οὐδεὶς τὴν χεῖρα αὐτοῦ ἐπὶ πάσης γῆς Αἰγύπτου.</text:span><text:span text:style-name="T6214"><text:s/>45</text:span><text:span text:style-name="T6215"> Καὶ ἐκάλεσε Φαραὼ τὸ ὄνομα Ἰωσὴφ, Ψονθομφανήχ· καὶ ἔδωκεν αὐτῷ τὴν Ἀσεννὲθ θυγατέρα Πετεφρῆ ἱερέως Ἡλιουπόλεως αὐτῷ εἰς γυναῖκα.</text:span><text:span text:style-name="T6216"><text:s/>46</text:span><text:span text:style-name="T6217"> Ἰωσὴφ δὲ ἦν ἐτῶν τριάκοντα, ὅτε ἔστη ἐναντίον Φαραὼ βασιλέως Αἰγύπτου· ἐξῆλθε δὲ Ἰωσὴφ ἀπὸ προσώπου Φαραὼ, καὶ διῆλθε πᾶσαν γῆν Αἰγύπτου.</text:span><text:span text:style-name="T6218"><text:s/>47</text:span><text:span text:style-name="T6219"> Καὶ ἐποίησεν ἡ γῆ ἐν τοῖς ἑπτὰ ἔτεσι τῆς εὐθηνίας δράγματα.</text:span><text:span text:style-name="T6220"><text:s/>48</text:span><text:span text:style-name="T6221"> Καὶ συνήγαγε πάντα τὰ βρώματα τῶν ἑπτὰ ἐτῶν, ἐν οἷς ἦν ἡ εὐθυνία ἐν τῇ γῇ Αἰγύπτου· καὶ ἔθηκε τὰ βρώματα ἐν ταῖς πόλεσι· βρώματα τῶν πεδίων τῆς πόλεως τῶν κύκλῳ αὐτῆς ἔθηκεν ἐν αὐτῇ.</text:span><text:span text:style-name="T6222"><text:s/>49</text:span><text:span text:style-name="T6223"> Καὶ συνήγαγεν Ἰωσὴφ σῖτον ὡσεὶ τὴν ἄμμον τῆς θαλάσσης πολὺν σφόδρα, ἕως οὐκ ἠδύνατο ἀριθμηθῆναι, οὐ γὰρ ἦν ἀριθμός. ​</text:span><text:span text:style-name="T6224"><text:s/>50</text:span><text:span text:style-name="T6225"> Τῷ δὲ Ἰωσὴφ ἐγένοντο υἱοὶ δύο πρὸ τοῦ ἐλθεῖν τὰ ἑπτὰ ἔτη τοῦ λιμοῦ, οὓς ἔτεκεν αὐτῷ Ἀσενὲθ ἡ θυγάτηρ Πετεφρῆ ἱερέως Ἡλιουπόλεως.</text:span><text:span text:style-name="T6226"><text:s/>51</text:span><text:span text:style-name="T6227"> Ἐκάλεσε δὲ Ἰωσὴφ τὸ ὄνομα τοῦ πρωτοτόκου, Μανασσῆ· ὅτι ἐπιλαθέσθαι με ἐποίησεν ὁ Θς πάντων τῶν πόνων μου, καὶ πάντων τῶν τοῦ πατρός μου.</text:span><text:span text:style-name="T6228"><text:s/>52</text:span><text:span text:style-name="T6229"> Τὸ δὲ ὄνομα τοῦ δευτέρου ἐκάλεσεν, Ἐφραίμ· ὅτι ηὔξησέ με ὁ Θς ἐν γῇ ταπεινώσεώς μου.</text:span><text:span text:style-name="T6230"><text:s/>53</text:span><text:span text:style-name="T6231"> Παρῆλθε δὲ τὰ ἑπτὰ ἔτη τῆς εὐθηνίας, ἃ ἐγένοντο ἐν τῇ γῇ Αἰγύπτου.</text:span><text:span text:style-name="T6232"><text:s/>54</text:span><text:span text:style-name="T6233"> Καὶ ἤρξατο τὰ ἑπτὰ ἔτη τοῦ λιμοῦ ἔρχεσθαι, καθὰ εἶπεν Ἰωσήφ· καὶ ἐγένετο λιμὸς ἐν πάσῃ τῇ γῇ· ἐν δὲ πάσῃ τῇ γῇ Αἰγύπτου ἦσαν ἄρτοι.</text:span><text:span text:style-name="T6234"><text:s/>55</text:span><text:span text:style-name="T6235"> Καὶ ἐπείνασε πᾶσα ἡ γῆ Αἰγύπτου· ἔκραξε δὲ ὁ λαὸς πρὸς Φαραὼ περὶ ἄρτων· εἶπε δὲ Φαραὼ πᾶσι τοῖς Αἰγυπτίοις, πορεύεσθε πρὸς Ἰωσὴφ, καὶ ὃ ἐὰν εἴπῃ ὑμῖν, ποιήσατε.</text:span><text:span text:style-name="T6236"><text:s/>56</text:span><text:span text:style-name="T6237"> Καὶ ὁ λιμὸς ἦν ἐπὶ προσώπου πάσης τῆς γῆς· ἀνέῳξε δὲ Ἰωσὴφ πάντας τοὺς σιτοβολῶνας, καὶ ἐπώλει πᾶσι τοῖς Αἰγυπτίοις.</text:span><text:span text:style-name="T6238"><text:s/>57</text:span><text:span text:style-name="T6239"> Καὶ πᾶσαι αἱ χῶραι ἦλθον εἰς Αἴγυπτον, ἀγοράζειν πρὸς Ἰωσήφ· ἐπεκράτησε γὰρ ὁ λιμὸς ἐν πάσῃ τῇ γῇ.</text:span></text:p>
            <text:p text:style-name="P6240">Genesis 42</text:p>
            <text:p text:style-name="P6241"><text:span text:style-name="T6242">1</text:span><text:span text:style-name="T6243"> Ἰδὼν δὲ Ἰακὼβ ὅτι ἐστὶ πράσις ἐν Αἰγύπτῳ, εἶπε τοῖς υἱοῖς αὐτοῦ, ἱνατί ῥαθυμεῖτε;</text:span><text:span text:style-name="T6244"><text:s/>2</text:span><text:span text:style-name="T6245"> Ἰδοὺ ἀκήκοα, ὅτι ἐστὶ σῖτος ἐν Αἰγύπτῳ· κατάβητε ἐκεὶ, καὶ πρίασθε ἡμῖν μικρὰ βρώματα, ἵνα ζήσωμεν καὶ μὴ ἀποθάνωμεν. ​</text:span><text:span text:style-name="T6246"><text:s/>3</text:span><text:span text:style-name="T6247"> Κατέβησαν δὲ οἱ ἀδελφοὶ Ἰωσὴφ οἱ δέκα, πρίασθαι σῖτον ἐξ Αἰγύπτου.</text:span><text:span text:style-name="T6248"><text:s/>4</text:span><text:span text:style-name="T6249"> Τὸν δὲ Βενιαμὶν, τὸν ἀδελφὸν Ἰωσὴφ, οὐκ ἀπέστειλε μετὰ τῶν ἀδελφῶν αὐτοῦ· εἶπε γάρ, μή ποτε συμβῇ αὐτῷ μαλακία.</text:span><text:span text:style-name="T6250"><text:s/>5</text:span><text:span text:style-name="T6251"> Ἦλθον δὲ οἱ υἱοὶ Ἰσραὴλ ἀγοράζειν μετὰ τῶν ἐρχομένων· ἦν γὰρ ὁ λιμὸς ἐν γῇ Χαναάν.</text:span><text:span text:style-name="T6252"><text:s/>6</text:span><text:span text:style-name="T6253"> Ἰωσὴφ δὲ ἦν ὁ ἄρχων τῆς γῆς· οὗτος ἐπώλει παντὶ τῷ λαῷ τῆς γῆς· ἐλθόντες δὲ οἱ ἀδελφοὶ Ἰωσὴφ προσεκύνησαν αὐτῷ ἐπὶ πρόσωπον ἐπὶ τὴν γῆν.</text:span><text:span text:style-name="T6254"><text:s/>7</text:span><text:span text:style-name="T6255"> Ἰδὼν δὲ Ἰωσὴφ τοὺς ἀδελφοὺς αὐτοῦ, ἐπέγνω· καὶ ἠλλοτριοῦτο ἀπ’ αὐτῶν, καὶ ἐλάλησεν αὐτοῖς σκληρά· καὶ εἶπεν αὐτοῖς, πόθεν ἥκατε; οἱ δὲ εἶπον, ἐκ γῆς Χαναὰν, ἀγοράσαι βρώματα.</text:span><text:span text:style-name="T6256"><text:s/>8</text:span><text:span text:style-name="T6257"> Ἐπέγνω δὲ Ἰωσὴφ τοὺς ἀδελφοὺς αὐτοῦ· αὐτοὶ δὲ οὐκ ἐπέγνωσαν αὐτόν.</text:span><text:span text:style-name="T6258"><text:s/>9</text:span><text:span text:style-name="T6259"> Καὶ ἐμνήσθη Ἰωσὴφ τῶν ἐνυπνίων αὐτοῦ, ὧν εἶδεν αὐτός· καὶ εἶπεν αὐτοῖς, κατάσκοποί ἐστε, κατανοῆσαι τὰ ἴχνη τῆς χώρας ἥκατε.</text:span><text:span text:style-name="T6260"><text:s/>10</text:span><text:span text:style-name="T6261"> Οἱ δὲ εἶπαν, οὐχί, κύριε· οἱ παῖδές σου ἤλθομεν πρίασθαι βρώματα·</text:span><text:span text:style-name="T6262"><text:s/>11</text:span><text:span text:style-name="T6263"> Πάντες ἐσμὲν υἱοὶ ἑνὸς ἀνθρώπου· εἰρηνικοί ἐσμεν, οὐκ εἰσὶν οἱ παῖδές σου κατάσκοποι.</text:span><text:span text:style-name="T6264"><text:s/>12</text:span><text:span text:style-name="T6265"> Εἶπε δὲ αὐτοῖς, οὐχί· ἀλλὰ τὰ ἴχνη τῆς γῆς ἤλθετε ἰδεῖν.</text:span><text:span text:style-name="T6266"><text:s/>13</text:span><text:span text:style-name="T6267"> Οἱ δὲ εἶπαν, δώδεκά ἐσμεν οἱ παῖδες σου ἀδελφοὶ ἐν γῇ Χαναάν· καὶ ἰδοὺ ὁ νεώτερος μετὰ τοῦ πατρὸς ἡμῶν σήμερον· ὁ δὲ ἕτερος οὐχ ὑπάρχει.</text:span><text:span text:style-name="T6268"><text:s/>14</text:span><text:span text:style-name="T6269"> Εἶπε δὲ αὐτοῖς Ἰωσὴφ, τοῦτό ἐστιν ὃ εἴρηκα ὑμῖν, λέγων, ὅτι κατάσκοποί ἐστε.</text:span><text:span text:style-name="T6270"><text:s/>15</text:span><text:span text:style-name="T6271"> Ἐν τούτῳ φανεῖσθε· νὴ τὴν ὑγίειαν Φαραὼ, οὐ μὴ ἐξέλθητε ἐντεῦθεν, ἐὰν μὴ ὁ ἀδελφὸς ὑμῶν ὁ νεώτερος ἔλθῃ ὧδε.</text:span><text:span text:style-name="T6272"><text:s/>16</text:span><text:span text:style-name="T6273"> Ἀποστείλατε ἐξ ὑμῶν ἕνα, καὶ λάβετε τὸν ἀδελφὸν ὑμῶν· ὑμεῖς δὲ ἀπάχθητε ἕως τοῦ φανερὰ γενέσθαι τὰ ῥήματα ὑμῶν, εἰ ἀληθεύετε ἢ οὔ· εἰ δὲ μή, νὴ τὴν ὑγίειαν Φαραὼ, ἦ μὴν κατάσκοποί ἐστε.</text:span><text:span text:style-name="T6274"><text:s/>17</text:span><text:span text:style-name="T6275"> Καὶ ἔθετο αὐτοὺς ἐν φυλακῇ ἡμέρας τρεῖς.</text:span><text:span text:style-name="T6276"><text:s/>18</text:span><text:span text:style-name="T6277"> Εἶπε δὲ αὐτοῖς τῇ ἡμέρᾳ τῇ τρίτῃ, τοῦτο ποιήσατε, καὶ ζήσεσθε· τὸν Θν γὰρ ἐγὼ φοβοῦμαι.</text:span><text:span text:style-name="T6278"><text:s/>19</text:span><text:span text:style-name="T6279"> Εἰ εἰρηνικοί ἐστε, ἀδελφὸς ὑμῶν κατασχεθήτω εἷς ἐν τῇ φυλακῇ· αὐτοὶ δὲ βαδίσατε, καὶ ἀπαγάγετε τὸν ἀγορασμὸν τῆς σιτοδοσίας ὑμῶν.</text:span><text:span text:style-name="T6280"><text:s/>20</text:span><text:span text:style-name="T6281"> Καὶ τὸν ἀδελφὸν ὑμῶν τὸν νεώτερον ἀγάγετε πρός με, καὶ πιστευθήσονται τὰ ῥήματα ὑμῶν· εἰ δὲ μή, ἀποθανεῖσθε. Ἐποίησαν δὲ οὕτως.</text:span><text:span text:style-name="T6282"><text:s/>21</text:span><text:span text:style-name="T6283"> Καὶ εἶπεν ἕκαστος πρὸς τὸν ἀδελφὸν αὐτοῦ, ναί, ἐν ἁμαρτίαις γάρ ἐσμεν περὶ τοῦ ἀδελφοῦ ἡμῶν, ὅτι ὑπερείδομεν τὴν θλῖψιν τῆς ψυχῆς αὐτοῦ, ὅτε κατεδέετο ἡμῶν, καὶ οὐκ εἰσηκούσαμεν αὐτοῦ· καὶ ἕνεκεν τούτου ἐπῆλθεν ἐφ’ ἡμᾶς ἡ θλῖψις αὕτη.</text:span><text:span text:style-name="T6284"><text:s/>22</text:span><text:span text:style-name="T6285"> Ἀποκριθεὶς δὲ Ῥουβὴν εἶπεν αὐτοῖς, οὐκ ἐλάλησα ὑμῖν, λέγων, μὴ ἀδικήσητε τὸ παιδάριον, καὶ οὐκ εἰσκούσατέ μου; καὶ ἰδοὺ τὸ αἷμα αὐτοῦ ἐκζητεῖται.</text:span><text:span text:style-name="T6286"><text:s/>23</text:span><text:span text:style-name="T6287"> Αὐτοὶ δὲ οὐκ ᾔδεισαν, ὅτι ἀκούει Ἰωσήφ· ὁ γὰρ ἑρμηνευτὴς ἀνὰ μέσον αὐτῶν ἦν.</text:span><text:span text:style-name="T6288"><text:s/>24</text:span><text:span text:style-name="T6289"> Ἀποστραφεὶς δὲ ἀπ’ αὐτῶν ἔκλαυσεν Ἰωσήφ· καὶ πάλιν προσῆλθε πρὸς αὐτοὺς, καὶ εἶπεν αὐτοῖς· καὶ ἔλαβε τὸν Συμεὼν ἀπ’ αὐτῶν, καὶ ἔδησεν αὐτὸν ἐναντίον αὐτῶν. ​</text:span><text:span text:style-name="T6290"><text:s/>25</text:span><text:span text:style-name="T6291"> Ἐνετείλατο δὲ Ἰωσὴφ ἐμπλῆσαι τὰ ἀγγεῖα αὐτῶν σίτου, καὶ ἀποδοῦναι τὸ ἀργύριον αὐτῶν ἑκάστῳ εἰς τὸν σάκκον αὐτοῦ, καὶ δοῦναι αὐτοῖς ἐπισιτισμὸν εἰς τὴν ὁδόν· καὶ ἐγενήθη αὐτοῖς οὕτως.</text:span><text:span text:style-name="T6292"><text:s/>26</text:span><text:span text:style-name="T6293"> Καὶ ἐπιθέντες τὸν σῖτον ἐπὶ τοὺς ὄνους αὐτῶν, ἀπῆλθον ἐκεῖθεν.</text:span><text:span text:style-name="T6294"><text:s/>27</text:span><text:span text:style-name="T6295"> Λύσας δὲ εἷς τὸν μάρσιππον αὐτοῦ, δοῦναι χορτάσματα τοῖς ὄνοις αὐτοῦ, οὗ κατέλυσαν, καὶ εἶδε τὸν δεσμὸν τοῦ ἀργυρίου αὐτοῦ, καὶ ἦν ἐπάνω τοῦ στόματος τοῦ μαρσίππου.</text:span><text:span text:style-name="T6296"><text:s/>28</text:span><text:span text:style-name="T6297"> Καὶ εἶπε τοῖς ἀδελφοῖς αὐτοῦ, ἐπεδόθη μοι τὸ ἀργύριον, καὶ ἰδοὺ τοῦτο ἐν τῷ μαρσίππῳ μου· καὶ ἐξέστη ἡ καρδία αὐτῶν, καὶ ἐταράχθησαν πρὸς ἀλλήλους, λέγοντες, τί τοῦτο ἐποίησεν ὁ Θς ἡμῖν;</text:span><text:span text:style-name="T6298"><text:s/>29</text:span><text:span text:style-name="T6299"> Ἦλθον δὲ πρὸς Ἰακὼβ τὸν πατέρα αὐτῶν εἰς γῆν Χαναὰν, καὶ ἀπήγγειλαν αὐτῷ πάντα τὰ συμβάντα αὐτοῖς, λέγοντες,</text:span><text:span text:style-name="T6300"><text:s/>30</text:span><text:span text:style-name="T6301"> Λελάληκεν ὁ ἄνθρωπος ὁ κύριος τῆς γῆς πρὸς ἡμᾶς σκληρὰ, καὶ ἔθετο ἡμᾶς ἐν φυλακῇ, ὡς κατασκοπεύοντας τὴν γῆν.</text:span><text:span text:style-name="T6302"><text:s/>31</text:span><text:span text:style-name="T6303"> Εἴπαμεν δὲ αὐτῷ, εἰρηνικοί ἐσμέν, οὐκ ἐσμὲν κατάσκοποι.</text:span><text:span text:style-name="T6304"><text:s/>32</text:span><text:span text:style-name="T6305"> Δώδεκα ἀδελφοί ἐσμεν, υἱοὶ τοῦ πατρὸς ἡμῶν· ὁ εἷς οὐχ ὑπάρχει· ὁ δὲ μικρὸς μετὰ τοῦ πατρὸς ἡμῶν σήμερον ἐν γῇ Χαναάν.</text:span><text:span text:style-name="T6306"><text:s/>33</text:span><text:span text:style-name="T6307"> Εἶπε δὲ ἡμῖν ὁ ἄνθρωπος ὁ κύριος τῆς γῆς, ἐν τούτῳ γνώσομαι, ὅτι εἰρηνικοί ἐστε· ἀδελφὸν ἕνα ἄφετε ὧδε μετ’ ἐμοῦ· τὸν δὲ ἀγορασμὸν τῆς σιτοδοσίας τοῦ οἴκου ὑμῶν λαβόντες ἀπέλθατε.</text:span><text:span text:style-name="T6308"><text:s/>34</text:span><text:span text:style-name="T6309"> Καὶ ἀγάγετε πρός με τὸν ἀδελφὸν ὑμῶν τὸν νεώτερον· καὶ γνώσομαι ὅτι οὐ κατάσκοποί ἐστε, ἀλλ’ ὅτι εἰρηνικοί ἐστε· καὶ τὸν ἀδελφὸν ὑμῶν ἀποδώσω ὑμῖν, καὶ τῇ γῇ ἐμπορεύσεσθε.</text:span><text:span text:style-name="T6310"><text:s/>35</text:span><text:span text:style-name="T6311"> Ἐγένετο δὲ ἐν τῷ κατακενοῦν αὐτοὺς τοὺς σάκκους αὐτῶν, καὶ ἦν ἑκάστου ὁ δεσμὸς τοῦ ἀργυρίου ἐν τῷ σάκκῳ αὐτῶν· καὶ εἶδον τοὺς δεσμοὺς τοῦ ἀργυρίου αὐτῶν αὐτοὶ, καὶ ὁ πατὴρ αὐτῶν, καὶ ἐφοβήθησαν.</text:span><text:span text:style-name="T6312"><text:s/>36</text:span><text:span text:style-name="T6313"> Εἶπε δὲ αὐτοῖς Ἰακὼβ ὁ πατὴρ αὐτῶν, ἐμὲ ἠτεκνώσατε· Ἰωσὴφ οὔκ ἔστι, Συμεὼν οὐκ ἔστι, καὶ τὸν Βενιαμὶν λήψεσθε; ἐπ’ ἐμὲ ἐγένετο ταῦτα πάντα.</text:span><text:span text:style-name="T6314"><text:s/>37</text:span><text:span text:style-name="T6315"> Εἶπε δὲ Ῥουβὴν τῷ πατρὶ αὐτῶν, λέγων, τοὺς δύο υἱούς μου ἀπόκτεινον, ἐὰν μὴ ἀγάγω αὐτὸν πρὸς σέ· δὸς αὐτὸν εἰς τὴν χεῖρά μου, κἀγὼ ἀνάξω αὐτὸν πρὸς σέ.</text:span><text:span text:style-name="T6316"><text:s/>38</text:span><text:span text:style-name="T6317"> Ὁ δὲ εἶπεν, οὐ καταβήσεται ὁ υἱός μου μεθ’ ὑμῶν, ὅτι ὁ ἀδελφὸς αὐτοῦ ἀπέθανε, καὶ αὐτὸς μόνος καταλέλειπται· καὶ συμβήσεται αὐτὸν μαλακισθῆναι ἐν τῇ ὁδῷ, ᾗ ἐὰν πορεύησθε, καὶ κατάξετέ μου τὸ γῆρας μετὰ λύπης εἰς ἅδου. ​</text:span></text:p>
            <text:p text:style-name="P6318">Genesis 43</text:p>
            <text:p text:style-name="P6319"><text:span text:style-name="T6320">1</text:span><text:span text:style-name="T6321"> Ὁ δὲ λιμὸς ἐνίσχυσεν ἐπὶ τῆς γῆς.</text:span><text:span text:style-name="T6322"><text:s/>2</text:span><text:span text:style-name="T6323"> Ἐγένετο δὲ ἡνίκα συνετέλεσαν καταφαγεῖν τὸν σῖτον, ὃν ἤνεγκαν ἐξ Αἰγύπτου, καὶ εἶπεν αὐτοῖς ὁ πατὴρ αὐτῶν, πάλιν πορευθέντες πρίασθε ἡμῖν μικρὰ βρώματα.</text:span><text:span text:style-name="T6324"><text:s/>3</text:span><text:span text:style-name="T6325"> Εἶπε δὲ αὐτῷ Ἰούδας, λέγων, διαμαρτυρίᾳ μεμαρτύρηται ἡμῖν ὁ ἄνθρωπος ὁ κύριος τῆς γῆς, λέγων, οὐκ ὄψεσθε τὸ πρόσωπόν μου, ἐὰν μὴ ὁ ἀδελφὸς ὑμῶν ὁ νεώτερος μεθ’ ὑμῶν ᾖ.</text:span><text:span text:style-name="T6326"><text:s/>4</text:span><text:span text:style-name="T6327"> Εἰ μὲν οὖν ἀποστέλλῃς τὸν ἀδελφὸν ἡμῶν μεθ’ ἡμῶν, καταβησόμεθα, καὶ ἀγοράσομέν σοι βρώματα.</text:span><text:span text:style-name="T6328"><text:s/>5</text:span><text:span text:style-name="T6329"> Εἰ δὲ μὴ ἀποστέλλῃς τὸν ἀδελφὸν ἡμῶν μεθ’ ἡμῶν, οὐ πορευσόμεθα· ὁ γὰρ ἄνθρωπος εἶπεν ἡμῖν, λέγων, οὐκ ὄψεσθέ μου τὸ πρόσωπον, ἐὰν μὴ ὁ ἀδελφὸς ὑμῶν ὁ νεώτερος μεθ’ ὑμῶν ᾖ.</text:span><text:span text:style-name="T6330"><text:s/>6</text:span><text:span text:style-name="T6331"> Εἶπε δὲ Ἰσραὴλ, τί ἐκακοποιήσατέ με, ἀναγγείλαντες τῷ ἀνθρώπῳ ὅτι ἐστὶν ὑμῖν ἀδελφός;</text:span><text:span text:style-name="T6332"><text:s/>7</text:span><text:span text:style-name="T6333"> Οἱ δὲ εἶπαν, ἐρωτῶν ἐπηρώτησεν ἡμᾶς ὁ ἄνθρωπος καὶ τὴν γενεὰν ἡμῶν, λέγων, εἰ ἔτι ὁ πατὴρ ὑμῶν ζῇ, καὶ εἰ ἔστιν ὑμῖν ἀδελφός· καὶ ἀπηγγείλαμεν αὐτῷ κατὰ τὴν ἐπερώτησιν ταύτην· μὴ ᾔδειμεν ὅτι ἐρεῖ ἡμῖν, ἀγάγετε τὸν ἀδελφὸν ὑμῶν;</text:span><text:span text:style-name="T6334"><text:s/>8</text:span><text:span text:style-name="T6335"> Εἶπε δὲ Ἰούδας πρὸς Ἰσραὴλ τὸν πατέρα αὐτοῦ, ἀπόστειλον τὸ παιδάριον μετ’ ἐμοῦ· καὶ ἀναστάντες πορευσόμεθα, ἵνα ζῶμεν καὶ μὴ ἀποθάνωμεν καὶ ἡμεῖς, καὶ σὺ, καὶ ἡ ἀποσκευὴ ἡμῶν.</text:span><text:span text:style-name="T6336"><text:s/>9</text:span><text:span text:style-name="T6337"> Ἐγὼ δὲ ἐκδέχομαι αὐτόν· ἐκ χειρός μου ζήτησον αὐτόν· ἐὰν μὴ ἀγάγω αὐτὸν πρὸς σε, καὶ στήσω αὐτὸν ἐναντίον σου, ἡμαρτηκὼς ἔσομαι εἰς σὲ πάσας τὰς ἡμέρας.</text:span><text:span text:style-name="T6338"><text:s/>10</text:span><text:span text:style-name="T6339"> Εἰ μὴ γὰρ ἐβραδύναμεν, ἤδη ἂν ὑπεστρέψαμεν δίς.</text:span><text:span text:style-name="T6340"><text:s/>11</text:span><text:span text:style-name="T6341"> Εἶπε δὲ αὐτοῖς Ἰσραὴλ ὁ πατὴρ αὐτῶν, εἰ οὕτως ἐστί, τοῦτο ποιήσατε· λάβετε ἀπὸ τῶν καρπῶν τῆς γῆς ἐν τοῖς ἀγγείοις ὑμῶν, καὶ καταγάγετε τῷ ἀνθρώπῳ δῶρα τῆς ῥητίνης, καὶ τοῦ μέλιτος, θυμίαμά τε καὶ στακτὴν, καὶ τερέβινθον, καὶ κάρυα.</text:span><text:span text:style-name="T6342"><text:s/>12</text:span><text:span text:style-name="T6343"> Καὶ τὸ ἀργύριον δισσὸν λάβετε ἐν ταῖς χερσὶν ὑμῶν· καὶ τὸ ἀργύριον τὸ ἀποστραφὲν ἐν τοῖς μαρσίπποις ὑμῶν ἀποστρέψατε μεθ’ ὑμῶν· μή ποτε ἀγνόημά ἐστι.</text:span><text:span text:style-name="T6344"><text:s/>13</text:span><text:span text:style-name="T6345"> Καὶ τὸν ἀδελφὸν ὑμῶν λάβετε· καὶ ἀναστάντες κατάβητε πρὸς τὸν ἄνθρωπον.</text:span><text:span text:style-name="T6346"><text:s/>14</text:span><text:span text:style-name="T6347"> Ὁ δὲ Θς μου δῴη ὑμῖν χάριν ἐναντίον τοῦ ἀνθρώπου καὶ ἀποστείλαι τὸν ἀδελφὸν ὑμῶν τὸν ἕνα, καὶ τὸν Βενιαμίν· ἐγὼ μὲν γὰρ καθάπερ ἠτέκνωμαι, ἠτέκνωμαι. ​</text:span><text:span text:style-name="T6348"><text:s/>15</text:span><text:span text:style-name="T6349"> Λαβόντες δὲ οἱ ἄνδρες τὰ δῶρα ταῦτα καὶ τὸ ἀργύριον διπλοῦν, ἔλαβον ἐν ταῖς χερσὶν αὐτῶν καὶ τὸν Βενιαμὶν· καὶ ἀναστάντες κατέβησαν εἰς Αἴγυπτον· καὶ ἔστησαν ἐναντίον Ἰωσήφ.</text:span><text:span text:style-name="T6350"><text:s/>16</text:span><text:span text:style-name="T6351"> Εἶδε δὲ Ἰωσὴφ αὐτοὺς, καὶ τὸν Βενιαμὶν τὸν ἀδελφὸν αὐτοῦ τὸν ὁμομήτριον· καὶ εἶπε τῷ ἐπὶ τῆς οἰκίας αὐτοῦ, εἰσάγαγε τοὺς ἀνθρώπους εἰς τὴν οἰκίαν, καὶ σφάξον θύματα, καὶ ἑτοίμασον· μετ’ ἐμοῦ γὰρ φάγονται οἱ ἄνθρωποι ἄρτους τὴν μεσημβρίαν.</text:span><text:span text:style-name="T6352"><text:s/>17</text:span><text:span text:style-name="T6353"> Ἐποίησε δὲ ὁ ἄνθρωπος καθὰ εἶπεν Ἰωσήφ· καὶ εἰσήγαγε τοὺς ἀνθρώπους εἰς τὸν οἶκον Ἰωσήφ.</text:span><text:span text:style-name="T6354"><text:s/>18</text:span><text:span text:style-name="T6355"> Ἰδόντες δὲ οἱ ἄνδρες ὅτι εἰσήχθησαν εἰς τὸν οἶκον τοῦ Ἰωσήφ, εἶπαν, διὰ τὸ ἀργύριον τὸ ἀποστραφὲν ἐν τοῖς μαρσίπποις ἡμῶν τὴν ἀρχὴν, ἡμεῖς εἰσαγόμεθα, τοῦ συκοφαντῆσαι ἡμᾶς καὶ ἐπιθέσθαι ἡμῖν, τοῦ λαβεῖν ἡμᾶς εἰς παῖδας, καὶ τοὺς ὄνους ἡμῶν.</text:span><text:span text:style-name="T6356"><text:s/>19</text:span><text:span text:style-name="T6357"> Προσελθόντες δὲ πρὸς τὸν ἄνθρωπον τὸν ἐπὶ τοῦ οἴκου τοῦ Ἰωσὴφ, ἐλάλησαν αὐτῷ ἐν τῷ πυλῶνι τοῦ οἴκου,</text:span><text:span text:style-name="T6358"><text:s/>20</text:span><text:span text:style-name="T6359"> λέγοντες, δεόμεθα, κύριε· κατέβημεν τὴν ἀρχὴν πρίασθαι βρώματα.</text:span><text:span text:style-name="T6360"><text:s/>21</text:span><text:span text:style-name="T6361"> Ἐγένετο δὲ ἡνίκα ἤλθομεν εἰς τὸ καταλῦσαι, καὶ ἠνοίξαμεν τοὺς μαρσίππους ἡμῶν, καὶ τόδε τὸ ἀργύριον ἑκάστου ἐν τῷ μαρσίππῳ αὐτοῦ· τὸ ἀργύριον ἡμῶν ἐν σταθμῷ ἀπεστρέψαμεν νῦν ἐν ταῖς χερσὶν ἡμῶν.</text:span><text:span text:style-name="T6362"><text:s/>22</text:span><text:span text:style-name="T6363"> Καὶ ἀργύριον ἕτερον ἠνέγκαμεν μεθ’ ἑαυτῶν, ἀγοράσαι βρώματα· οὐκ οἴδαμεν τίς ἐνέβαλε τὸ ἀργύριον εἰς τοὺς μαρσίππους ἡμῶν.</text:span><text:span text:style-name="T6364"><text:s/>23</text:span><text:span text:style-name="T6365"> Εἶπε δὲ αὐτοῖς, ἵλεως ὑμῖν, μὴ φοβεῖσθε· ὁ Θς ὑμῶν, καὶ ὁ Θς τῶν πατέρων ὑμῶν, ἔδωκεν ὑμῖν θησαυροὺς ἐν τοῖς μαρσίπποις ὑμῶν· καὶ τὸ ἀργύριον ὑμῶν εὐδοκιμοῦν ἀπέχω· καὶ ἐξήγαγε πρὸς αὐτοὺς τὸν Συμεών.</text:span><text:span text:style-name="T6366"><text:s/>24</text:span><text:span text:style-name="T6367"> Καὶ ἤνεγκεν ὕδωρ νίψαι τοὺς πόδας αὐτῶν· καὶ ἔδωκε χορτάσματα τοῖς ὄνοις αὐτῶν.</text:span><text:span text:style-name="T6368"><text:s/>25</text:span><text:span text:style-name="T6369"> Ἡτοίμασαν δὲ τὰ δῶρα, ἕως τοῦ ἐλθεῖν τὸν Ἰωσὴφ μεσημβρίας· ἤκουσαν γὰρ ὅτι ἐκεῖ μέλλει ἀριστᾶν.</text:span><text:span text:style-name="T6370"><text:s/>26</text:span><text:span text:style-name="T6371"> Εἰσῆλθε δὲ Ἰωσὴφ εἰς τὴν οἰκίαν, καὶ προσήνεγκαν αὐτῷ τὰ δῶρα, ἃ εἶχον ἐν ταῖς χερσὶν αὐτῶν, εἰς τὸν οἶκον· καὶ προσεκύνησαν αὐτῷ ἐπὶ πρόσωπον ἐπὶ τὴν γῆν.</text:span><text:span text:style-name="T6372"><text:s/>27</text:span><text:span text:style-name="T6373"> Ἠρώτησε δὲ αὐτούς, πῶς ἔχετε; καὶ εἶπεν αὐτοῖς, εἰ ὑγιαίνει ὁ πατὴρ ὑμῶν ὁ πρεσβύτης, ὃν εἴπατε; ἔτι ζῇ;</text:span><text:span text:style-name="T6374"><text:s/>28</text:span><text:span text:style-name="T6375"> Οἱ δὲ εἶπαν, ὑγιαίνει ὁ παῖς σου ὁ πατὴρ ἡμῶν, ἔτι ζῇ. Καὶ εἶπεν, εὐλογημένος ὁ ἄνθρωπος ἐκεῖνος τῷ Θω· καὶ κύψαντες προσεκύνησαν αὐτῷ.</text:span><text:span text:style-name="T6376"><text:s/>29</text:span><text:span text:style-name="T6377"> Ἀναβλέψας δὲ τοῖς ὀφθαλμοῖς αὐτοῦ Ἰωσὴφ, εἶδε Βενιαμὶν τὸν ἀδελφὸν αὐτοῦ τὸν ὁμομήτριον· καὶ εἶπεν, οὗτος ὁ ἀδελφὸς ὑμῶν ὁ νεώτερος, ὃν εἴπατε πρός με ἀγαγεῖν; καὶ εἶπεν, ὁ Θς ἐλεήσαι σε, τέκνον.</text:span><text:span text:style-name="T6378"><text:s/>30</text:span><text:span text:style-name="T6379"> Ἐταράχθη δὲ Ἰωσήφ· συνεστρέφετο γὰρ τὰ ἔγκατα αὐτοῦ ἐπὶ τῷ ἀδελφῷ αὐτοῦ, καὶ ἐζήτει κλαῦσαι· εἰσελθὼν δὲ εἰς τὸ ταμεῖον, ἔκλαυσεν ἐκεῖ. ​</text:span><text:span text:style-name="T6380"><text:s/>31</text:span><text:span text:style-name="T6381"> Καὶ νιψάμενος τὸ πρόσωπον, ἐξελθὼν ἐνεκρατεύσατο· καὶ εἶπε, παράθετε ἄρτους.</text:span><text:span text:style-name="T6382"><text:s/>32</text:span><text:span text:style-name="T6383"> Καὶ παρέθηκαν αὐτῷ μόνῳ, καὶ αὐτοῖς καθ’ ἑαυτοὺς, καὶ τοῖς Αἰγυπτίοις τοῖς συνδειπνοῦσι μετ’ αὐτοῦ καθ’ ἑαυτούς· οὐ γὰρ ἐδύναντο οἱ Αἰγύπτιοι συνεσθίειν μετὰ τῶν Ἑβραίων ἄρτους· βδέλυγμα γάρ ἐστι τοῖς Αἰγυπτίοις.</text:span><text:span text:style-name="T6384"><text:s/>33</text:span><text:span text:style-name="T6385"> Ἐκάθισαν δὲ ἐναντίον αὐτοῦ, ὁ πρωτότοκος κατὰ τὰ πρεσβεῖα αὐτοῦ, καὶ ὁ νεώτερος κατὰ τὴν νεότητα αὐτοῦ· ἐξίσταντο δὲ οἱ ἄνθρωποι ἕκαστος πρὸς τὸν ἀδελφὸν αὐτοῦ.</text:span><text:span text:style-name="T6386"><text:s/>34</text:span><text:span text:style-name="T6387"> Ἦραν δὲ μερίδας παρ’ αὐτοῦ πρὸς ἑαυτούς· ἐμεγαλύνθη δὲ ἡ μερὶς Βενιαμὶν παρὰ τὰς μερίδας πάντων πενταπλασίως πρὸς τὰς ἐκείνων· ἔπιον δὲ καὶ ἐμεθύσθησαν μετ’ αὐτοῦ.</text:span></text:p>
            <text:p text:style-name="P6388">Genesis 44</text:p>
            <text:p text:style-name="P6389"><text:span text:style-name="T6390">1</text:span><text:span text:style-name="T6391"> Καὶ ἐνετείλατο ὁ Ἰωσὴφ τῷ ὄντι ἐπὶ τῆς οἰκίας αὐτοῦ, λέγων, πλήσατε τοὺς μαρσίππους τῶν ἀνθρώπων βρωμάτων, ὅσα ἐὰν δύνωνται ἆραι· καὶ ἐμβάλετε ἑκάστου τὸ ἀργύριον ἐπὶ τοῦ στόματος τοῦ μαρσίππου.</text:span><text:span text:style-name="T6392"><text:s/>2</text:span><text:span text:style-name="T6393"> Καὶ τὸ κόνδυ μου τὸ ἀργυροῦν ἐμβάλετε εἰς τὸν μάρσιππον τοῦ νεωτέρου, καὶ τὴν τιμὴν τοῦ σίτου αὐτοῦ· ἐγενήθη δὲ κατὰ τὸ ῥῆμα Ἰωσὴφ, καθὼς εἶπε. ​</text:span><text:span text:style-name="T6394"><text:s/>3</text:span><text:span text:style-name="T6395"> Τὸ πρωῒ διέφαυσε· καὶ οἱ ἄνθρωποι ἀπεστάλησαν, αὐτοὶ καὶ οἱ ὄνοι αὐτῶν.</text:span><text:span text:style-name="T6396"><text:s/>4</text:span><text:span text:style-name="T6397"> Ἐξελθόντων δὲ αὐτῶν τὴν πόλιν, οὐκ ἀπέσχον μακράν· καὶ Ἰωσὴφ εἶπε τῷ ἐπὶ τῆς οἰκίας αὐτοῦ, ἀναστὰς ἐπιδίωξον ὀπίσω τῶν ἀνθρώπων, καὶ καταλήψῃ αὐτοὺς, καὶ ἐρεῖς αὐτοῖς, τί ὅτι ἀνταπεδώκατε πονηρὰ ἀντὶ καλῶν;</text:span><text:span text:style-name="T6398"><text:s/>5</text:span><text:span text:style-name="T6399"> νατί ἐκλέψατέ μου τὸ κόνδυ τὸ ἀργυροῦν; Οὐ τοῦτό ἐστιν, ἐν ᾧ πίνει ὁ κύριός μου; αὐτὸς δὲ οἰωνισμῷ οἰωνίζεται ἐν αὐτῷ, πονηρὰ συντετελέκατε, ἃ πεποιήκατε.</text:span><text:span text:style-name="T6400"><text:s/>6</text:span><text:span text:style-name="T6401"> Εὑρὼν δὲ αὐτοὺς, εἶπεν αὐτοῖς κατὰ τὰ ῥήματα ταῦτα.</text:span><text:span text:style-name="T6402"><text:s/>7</text:span><text:span text:style-name="T6403"> Οἱ δὲ εἶπαν αὐτῷ, ἱνατί λαλεῖ ὁ κύριος κατὰ τὰ ῥήματα ταῦτα; μὴ γένοιτο τοῖς παισί σου ποιῆσαι κατὰ τὸ ῥῆμα τοῦτο.</text:span><text:span text:style-name="T6404"><text:s/>8</text:span><text:span text:style-name="T6405"> Εἰ τὸ μὲν ἀργύριον, ὁ εὕρομεν ἐν τοῖς μαρσίπποις ἡμῶν, ἀπεστρέψαμεν πρὸς σὲ ἐκ γῆς Χαναὰν, πῶς ἂν κλέψαιμεν ἐκ τοῦ οἴκου τοῦ κυρίου σου ἀργύριον ἢ χρυσίον;</text:span><text:span text:style-name="T6406"><text:s/>9</text:span><text:span text:style-name="T6407"> Παρ’ ᾧ ἂν εὕρῃς τὸ κόνδυ τῶν παίδων σου, ἀποθνησκέτω· καὶ ἡμεῖς δὲ ἐσόμεθα παῖδες τῷ κυρίῳ ἡμῶν.</text:span><text:span text:style-name="T6408"><text:s/>10</text:span><text:span text:style-name="T6409"> Ὁ δὲ εἶπε, καὶ νῦν, ὡς λέγετε, οὕτως ἔσται· παρ’ ᾧ ἂν εὑρεθῇ τὸ κόνδυ, ἔσται μου παῖς, ὑμεῖς δὲ ἔσεσθε καθαροί.</text:span><text:span text:style-name="T6410"><text:s/>11</text:span><text:span text:style-name="T6411"> Καὶ ἔσπευσαν, καὶ καθεῖλαν ἕκαστος τὸν μάρσιππον αὐτοῦ ἐπὶ τὴν γῆν· καὶ ἤνοιξαν ἕκαστος τὸν μάρσιππον αὐτοῦ.</text:span><text:span text:style-name="T6412"><text:s/>12</text:span><text:span text:style-name="T6413"> Ἠρεύνησε δὲ ἀπὸ τοῦ πρεσβυτέρου ἀρξάμενος, ἕως ἦλθεν ἐπὶ τὸν νεώτερον, καὶ εὗρε τὸ κόνδυ ἐν τῷ μαρσίππῳ τοῦ Βενιαμίν.</text:span><text:span text:style-name="T6414"><text:s/>13</text:span><text:span text:style-name="T6415"> Καὶ διέῤῥηξαν τὰ ἱμάτια αὐτῶν, καὶ ἐπέθηκαν ἕκαστος τὸν μαρσίππον αὐτοῦ ἐπί τὸν ὄνον αὐτοῦ, καὶ ἐπέστρεψαν εἰς τὴν πόλιν. ​</text:span><text:span text:style-name="T6416"><text:s/>14</text:span><text:span text:style-name="T6417"> Εἰσῆλθε δὲ Ἰούδας καὶ οἱ ἀδελφοὶ αὐτοῦ πρὸς Ἰωσήφ ἔτι αὐτοῦ ὄντος ἐκεῖ, καὶ ἔπεσον ἐναντίον αὐτοῦ ἐπὶ τὴν γῆν.</text:span><text:span text:style-name="T6418"><text:s/>15</text:span><text:span text:style-name="T6419"> Εἶπε δὲ αὐτοῖς Ἰωσὴφ, τί τὸ πρᾶγμα τοῦτο ἐποιήσατε; οὐκ οἴδατε ὅτι οἰωνισμῷ οἰωνιεῖται ὁ ἄνθρωπος, οἷος ἐγώ;</text:span><text:span text:style-name="T6420"><text:s/>16</text:span><text:span text:style-name="T6421"> Εἶπε δὲ Ἰούδας, τί ἀντεροῦμεν τῷ κυρίῳ, ἢ τί λαλήσομεν, ἢ τί δικαιωθῶμεν; ὁ Θς δὲ εὗρε τὴν ἀδικίαν τῶν παίδων σου· ἰδού ἐσμεν οἰκέται τῷ κυρίῳ ἡμῶν, καὶ ἡμεῖς, καὶ παρ’ ᾧ εὑρέθη τὸ κόνδυ.</text:span><text:span text:style-name="T6422"><text:s/>17</text:span><text:span text:style-name="T6423"> Εἶπε δὲ Ἰωσὴφ, μή μοι γένοιτο ποιῆσαι τὸ ῥῆμα τοῦτο· ὁ ἄνθρωπος, παρ’ ᾧ εὑρέθη τὸ κόνδυ, αὐτὸς ἔσται μου παῖς· ὑμεῖς δὲ ἀνάβητε μετὰ σωτηρίας πρὸς τὸν πατέρα ὑμῶν.</text:span><text:span text:style-name="T6424"><text:s/>18</text:span><text:span text:style-name="T6425"> Ἐγγίσας δὲ αὐτῷ Ἰούδας εἶπε, δέομαι, κύριε· λαλησάτω ὁ παῖς σου ῥῆμα ἐναντίον σου, καὶ μὴ θυμωθῇς τῷ παιδί σου, ὅτι σὺ εἶ μετὰ Φαραώ.</text:span><text:span text:style-name="T6426"><text:s/>19</text:span><text:span text:style-name="T6427"> Κε, σὺ ἠρώτησας τοὺς παῖδάς σου, λέγων, εἰ ἔχετε πατέρα ἢ ἀδελφόν.</text:span><text:span text:style-name="T6428"><text:s/>20</text:span><text:span text:style-name="T6429"> Καὶ εἴπαμεν τῷ κυρίῳ, ἔστιν ἡμῖν πατὴρ πρεσβύτερος, καὶ παιδίον γήρους νεώτερον αὐτῷ, καὶ ὁ ἀδελφὸς αὐτοῦ ἀπέθανεν, αὐτὸς δὲ μόνος ὑπελείφθη τῇ μητρὶ αὐτοῦ, ὁ δὲ πατὴρ αὐτὸν ἠγάπησεν·</text:span><text:span text:style-name="T6430"><text:s/>21</text:span><text:span text:style-name="T6431"> Εἶπας δὲ τοῖς παισί σου, καταγάγετε αὐτὸν πρὸς με, καὶ ἐπιμελοῦμαι αὐτοῦ.</text:span><text:span text:style-name="T6432"><text:s/>22</text:span><text:span text:style-name="T6433"> Καὶ εἴπαμεν τῷ κυρίῳ, οὐ δυνήσεται τὸ παιδίον καταλιπεῖν τὸν πατέρα αὐτοῦ· ἐὰν δὲ καταλίπῃ τὸν πατέρα, ἀποθανεῖται.</text:span><text:span text:style-name="T6434"><text:s/>23</text:span><text:span text:style-name="T6435"> Σὺ δὲ εἶπας τοῖς παισί σου, ἐὰν μὴ καταβῇ ὁ ἀδελφὸς ὑμῶν ὁ νεώτερος μεθ’ ὑμῶν, οὐ προσθήσεσθε ἰδεῖν τὸ πρόσωπόν μου.</text:span><text:span text:style-name="T6436"><text:s/>24</text:span><text:span text:style-name="T6437"> Ἐγένετο δὲ ἡνίκα ἀνέβημεν πρὸς τὸν παῖδά σου πατέρα ἡμῶν, ἀπηγγείλαμεν αὐτῷ τὰ ῥήματα τοῦ κυρίου ἡμῶν.</text:span><text:span text:style-name="T6438"><text:s/>25</text:span><text:span text:style-name="T6439"> Εἶπε δὲ ὁ πατὴρ ἡμῶν, βαδίσατε πάλιν καὶ ἀγοράσατε ἡμῖν μικρὰ βρώματα.</text:span><text:span text:style-name="T6440"><text:s/>26</text:span><text:span text:style-name="T6441"> Ἡμεῖς δέ εἴπομεν, οὐ δυνησόμεθα καταβῆναι· ἀλλ’ εἰ μὲν ὁ ἀδελφὸς ἡμῶν ὁ νεώτερος καταβαίνει μεθ’ ἡμῶν, καταβησόμεθα· οὐ γὰρ δυνησόμεθα ἰδεῖν τὸ πρόσωπον τοῦ ἀνθρώπου, τοῦ ἀδελφοῦ ἡμῶν τοῦ νεωτέρου μὴ ὄντος μεθ’ ἡμῶν.</text:span><text:span text:style-name="T6442"><text:s/>27</text:span><text:span text:style-name="T6443"> Εἶπε δὲ ὁ παῖς σου ὁ πατὴρ ἡμῶν πρὸς ἡμᾶς, ὑμεῖς γινώσκετε ὅτι δύο ἔτεκέ μοι ἡ γυνή,</text:span><text:span text:style-name="T6444"><text:s/>28</text:span><text:span text:style-name="T6445"> καὶ ἐξῆλθεν ὁ εἷς ἀπ’ ἐμοῦ· καὶ εἴπατε ὅτι θηριόβρωτος γέγονε, καὶ οὐκ ἴδον αὐτὸν ἄχρι νῦν·</text:span><text:span text:style-name="T6446"><text:s/>29</text:span><text:span text:style-name="T6447"> Ἐὰν οὖν λάβητε καὶ τοῦτον ἐκ τοῦ προσώπου μου, καὶ συμβῇ αὐτῷ μαλακία ἐν τῇ ὁδῷ, καὶ κατάξετέ μου τὸ γῆρας μετὰ λύπης εἰς ᾅδου.</text:span><text:span text:style-name="T6448"><text:s/>30</text:span><text:span text:style-name="T6449"> Νῦν οὖν ἐὰν εἰσπορεύωμαι πρὸς τὸν παῖδά σου, πατέρα δὲ ἡμῶν, καὶ τὸ παιδίον μὴ ᾖ μεθ’ ἡμῶν, ἡ δὲ ψυχὴ αὐτοῦ ἐκκρέμαται ἐκ τῆς τούτου ψυχῆς,</text:span><text:span text:style-name="T6450"><text:s/>31</text:span><text:span text:style-name="T6451"> καὶ ἔσται ἐν τῷ ἰδεῖν αὐτὸν μὴ ὂν τὸ παιδίον μεθ’ ἡμῶν, τελευτήσει, καὶ κατάξουσιν οἱ παῖδές σου τὸ γῆρας τοῦ παιδός σου, πατρὸς δὲ ἡμῶν, μετὰ λύπης εἰς ᾅδου.</text:span><text:span text:style-name="T6452"><text:s/>32</text:span><text:span text:style-name="T6453"> Ὁ γὰρ παῖς σου παρὰ τοῦ πατρὸς ἐκδέδεκται τὸ παιδίον, λέγων, ἐὰν μὴ ἀγάγω αὐτὸν πρὸς σὲ, καὶ στήσω αὐτὸν ἐνώπιόν σου, ἡμαρτηκὼς ἔσομαι εἰς τὸν πατέρα πάσας τάς ἡμέρας.</text:span><text:span text:style-name="T6454"><text:s/>33</text:span><text:span text:style-name="T6455"> Νῦν οὖν παραμενῶ σοι παῖς ἀντὶ τοῦ παιδίου, οἰκέτης τοῦ κυρίου· τὸ δὲ παιδίον ἀναβήτω μετὰ τῶν ἀδελφῶν αὐτοῦ.</text:span><text:span text:style-name="T6456"><text:s/>34</text:span><text:span text:style-name="T6457"> Πῶς γὰρ ἀναβήσομαι πρὸς τὸν πατέρα, τοῦ παιδίου μὴ ὄντος μεθ’ ἡμῶν; ἵνα μὴ ἴδω τὰ κακά, ἃ εὑρήσει τὸν πατέρα μου.</text:span></text:p>
            <text:p text:style-name="P6458">Genesis 45</text:p>
            <text:p text:style-name="P6459"><text:span text:style-name="T6460">1</text:span><text:span text:style-name="T6461"> Καὶ οὐκ ἠδύνατο Ἰωσὴφ ἀνέχεσθαι πάντων τῶν παρεστηκότων αὐτῷ, ἀλλ’ εἶπεν, ἐξαποστείλατε πάντας ἀπ’ ἐμοῦ· καὶ οὐ παρειστήκει οὐδεὶς τῷ Ἰωσήφ, ἡνίκα ἀνεγνωρίζετο τοῖς ἀδελφοῖς αὐτοῦ.</text:span><text:span text:style-name="T6462"><text:s/>2</text:span><text:span text:style-name="T6463"> Καὶ ἀφῆκε φωνὴν μετὰ κλαυθμοῦ· ἤκουσαν δὲ πάντες οἱ Αἰγύπτιοι, καὶ ἀκουστὸν ἐγένετο εἰς τὸν οἶκον Φαραώ.</text:span><text:span text:style-name="T6464"><text:s/>3</text:span><text:span text:style-name="T6465"> Εἶπε δὲ Ἰωσὴφ πρὸς τοὺς ἀδελφοὺς αὐτοῦ, ἐγώ εἰμι Ἰωσήφ· ἔτι ὁ πατήρ μου ζῇ; καὶ οὐκ ἠδύναντο οἱ ἀδελφοὶ ἀποκριθῆναι αὐτῷ· ἐταράχθησαν γάρ.</text:span><text:span text:style-name="T6466"><text:s/>4</text:span><text:span text:style-name="T6467"> Εἶπε δὲ Ἰωσὴφ πρὸς τοὺς ἀδελφοὺς αὐτοῦ, ἐγγίσατε πρὸς μέ· καὶ ἤγγισαν· καὶ εἶπεν, ἐγώ εἰμι Ἰωσὴφ ὁ ἀδελφὸς ὑμῶν, ὃν ἀπέδοσθε εἰς Αἴγυπτον.</text:span><text:span text:style-name="T6468"><text:s/>5</text:span><text:span text:style-name="T6469"> Νῦν οὖν μὴ λυπεῖσθε, μηδὲ σκληρὸν ὑμῖν φανήτω, ὅτι ἀπέδοσθέ με ὧδε· εἰς γὰρ ζωὴν ἀπέστειλέ με ὁ Θς ἔμπροσθεν ὑμῶν.</text:span><text:span text:style-name="T6470"><text:s/>6</text:span><text:span text:style-name="T6471"> Τοῦτο γὰρ δεύτερον ἔτος λιμὸς ἐπὶ τῆς γῆς, καὶ ἔτι λοιπὰ πέντε ἔτη, ἐν οἷς οὐκ ἔστιν ἀροτρίασις, οὐδὲ ἀμητός·</text:span><text:span text:style-name="T6472"><text:s/>7</text:span><text:span text:style-name="T6473"> Ἀπέστειλε γάρ με ὁ Θς ἔμπροσθεν ὑμῶν, ὑπολείπεσθαι ὑμῖν κατάλειμμα ἐπὶ τῆς γῆς, καὶ ἐκθρέψαι ὑμῶν κατάλειψιν μεγάλην.</text:span><text:span text:style-name="T6474"><text:s/>8</text:span><text:span text:style-name="T6475"> Νῦν οὐχ ὑμεῖς με ἀπεστάλκατε ὧδε, ἀλλὰ ὁ Θς· καὶ ἐποίησέ με ὡς πατέρα Φαραὼ, καὶ κύριον παντὸς τοῦ οἴκου αὐτοῦ, καὶ ἄρχοντα πάσης γῆς Αἰγύπτου.</text:span><text:span text:style-name="T6476"><text:s/>9</text:span><text:span text:style-name="T6477"> Σπεύσαντες οὖν ἀνάβητε πρὸς τὸν πατέρα μου, καὶ εἴπατε αὐτῷ, τάδε λέγει ὁ υἱός σου Ἰωσήφ· ἐποίησέ με ὁ Θς κύριον πάσης γῆς Αἰγύπτου· κατάβηθι οὖν πρός με, καὶ μὴ μείνῃς.</text:span><text:span text:style-name="T6478"><text:s/>10</text:span><text:span text:style-name="T6479"> Καὶ κατοικήσεις ἐν γῇ Γεσὲμ Ἀραβίας· καὶ ἔσῃ ἐγγύς μου σὺ, καὶ οἱ υἱοί σου, καὶ οἱ υἱοὶ τῶν υἱῶν σου, τὰ πρόβατά σου, καὶ οἱ βόες σου, καὶ ὅσα σοι ἐστί.</text:span><text:span text:style-name="T6480"><text:s/>11</text:span><text:span text:style-name="T6481"> Καὶ ἐκθρέψω σε ἐκεῖ· ἔτι γὰρ πέντε ἔτη λιμός· ἵνα μὴ ἐκτριβῇς σὺ, καὶ οἱ υἱοί σου, καὶ πάντα τὰ ὑπάρχοντά σου.</text:span><text:span text:style-name="T6482"><text:s/>12</text:span><text:span text:style-name="T6483"> Ἰδοὺ οἱ ὀφθαλμοὶ ὑμῶν βλέπουσι, καὶ οἱ ὀφθαλμοὶ Βενιαμὶν τοῦ ἀδελφοῦ μου, ὅτι τὸ στόμα μου τὸ λαλοῦν πρὸς ὑμᾶς.</text:span><text:span text:style-name="T6484"><text:s/>13</text:span><text:span text:style-name="T6485"> Ἀπαγγείλατε οὖν τῷ πατρί μου πᾶσαν τὴν δόξαν μου τὴν ἐν Αἰγύπτῳ, καὶ ὅσα ἴδετε· καὶ ταχύναντες καταγάγετε τὸν πατέρα μου ὧδε.</text:span><text:span text:style-name="T6486"><text:s/>14</text:span><text:span text:style-name="T6487"> Καὶ ἐπιπεσὼν ἐπὶ τὸν τράχηλον Βενιαμὶν τοῦ ἀδελφοῦ αὐτοῦ, ἔκλαυσεν ἐπ’ αὐτῷ· καὶ Βενιαμὶν ἔκλαυσεν ἐπὶ τῷ τραχήλῳ αὐτοῦ.</text:span><text:span text:style-name="T6488"><text:s/>15</text:span><text:span text:style-name="T6489"> Καὶ καταφιλήσας πάντας τοὺς ἀδελφοὺς αὐτοῦ, ἔκλαυσεν ἐπ’ αὐτοῖς· καὶ μετὰ ταῦτα ἐλάλησαν οἱ ἀδελφοὶ αὐτοῦ πρὸς αὐτόν. ​</text:span><text:span text:style-name="T6490"><text:s/>16</text:span><text:span text:style-name="T6491"> Καὶ διεβοήθη ἡ φωνὴ εἰς τὸν οἶκον Φαραὼ, λέγοντες, ἥκασιν οἱ ἀδελφοὶ Ἰωσήφ· ἐχάρη δὲ Φαραὼ καὶ ἡ θεραπεία αὐτοῦ.</text:span><text:span text:style-name="T6492"><text:s/>17</text:span><text:span text:style-name="T6493"> Εἶπε δὲ Φαραὼ πρὸς Ἰωσὴφ, εἰπὸν τοῖς ἀδελφοῖς σου, τοῦτο ποιήσατε, γεμίσατε τὰ φορεῖα ὑμῶν, καὶ ἀπέλθετε εἰς γῆν Χαναὰν.</text:span><text:span text:style-name="T6494"><text:s/>18</text:span><text:span text:style-name="T6495"> Καὶ ἀναλαβόντες τὸν πατέρα ὑμῶν, καὶ τὰ ὑπάρχοντα ὑμῶν, ἥκετε πρός με· καὶ δώσω ὑμῖν πάντων τῶν ἀγαθῶν Αἰγύπτου, καὶ φάγεσθε τὸν μυελὸν τῆς γῆς.</text:span><text:span text:style-name="T6496"><text:s/>19</text:span><text:span text:style-name="T6497"> Σὺ δὲ ἔντειλαι ταῦτα· λαβεῖν αὐτοῖς ἁμάξας ἐκ γῆς Αἰγύπτου τοῖς παιδίοις ὑμῶν, καὶ ταῖς γυναιξὶν ὑμῶν· καὶ ἀναλαβόντες τὸν πατέρα ὑμῶν παραγίνεσθε.</text:span><text:span text:style-name="T6498"><text:s/>20</text:span><text:span text:style-name="T6499"> Καὶ μὴ φείσησθε τοῖς ὀφθαλμοῖς τῶν σκευῶν ὑμῶν· τὰ γὰρ πάντα ἀγαθὰ Αἰγύπτου ὑμῖν ἔσται.</text:span><text:span text:style-name="T6500"><text:s/>21</text:span><text:span text:style-name="T6501"> Ἐποίησαν δὲ οὕτως οἱ υἱοὶ Ἰσραήλ· ἔδωκε δὲ Ἰωσὴφ αὐτοῖς ἁμάξας κατὰ τὰ εἰρημένα ὑπὸ Φαραὼ τοῦ βασιλέως· καὶ ἔδωκεν αὐτοῖς ἐπισιτισμὸν εἰς τὴν ὁδόν.</text:span><text:span text:style-name="T6502"><text:s/>22</text:span><text:span text:style-name="T6503"> Καὶ πᾶσιν ἔδωκε δισσὰς στολάς· τῷ δὲ Βενιαμὶν ἔδωκε τριακοσίους χρυσοὺς, καὶ πέντε ἐξαλλασσούσας στολάς.</text:span><text:span text:style-name="T6504"><text:s/>23</text:span><text:span text:style-name="T6505"> Καὶ τῷ πατρὶ αὐτοῦ ἀπέστειλε κατὰ τὰ αὐτά· καὶ δέκα ὄνους, αἴροντας ἀπὸ πάντων τῶν ἀγαθῶν Αἰγύπτου, καὶ δέκα ἡμιόνους, αἰρούσας ἄρτους τῷ πατρὶ αὐτοῦ εἰς ὁδόν.</text:span><text:span text:style-name="T6506"><text:s/>24</text:span><text:span text:style-name="T6507"> Ἐξαπέστειλε δὲ τοὺς ἀδελφοὺς αὐτοῦ, καὶ ἐπορεύθησαν· καὶ εἶπεν αὐτοῖς, μὴ ὀργίζεσθε ἐν τῇ ὁδῷ.</text:span><text:span text:style-name="T6508"><text:s/>25</text:span><text:span text:style-name="T6509"> Καὶ ἀνέβησαν ἐξ Αἰγυπτου, καὶ ἦλθον εἰς γῆν Χαναὰν πρὸς Ἰακὼβ τὸν πατέρα αὐτῶν.</text:span><text:span text:style-name="T6510"><text:s/>26</text:span><text:span text:style-name="T6511"> Καὶ ἀνήγγειλαν αὐτῷ, λέγοντες, ὅτι ὁ υἱός σου Ἰωσὴφ ζῇ, καὶ αὐτὸς ἄρχει πάσης γῆς Αἰγύπτου· καὶ ἐξέστη τῇ διανοίᾳ Ἰακὼβ, οὐ γὰρ ἐπίστευσεν αὐτοῖς.</text:span><text:span text:style-name="T6512"><text:s/>27</text:span><text:span text:style-name="T6513"> Ἐλάλησαν δὲ αὐτῷ πάντα τὰ ῥηθέντα ὑπὸ Ἰωσὴφ, ὅσα εἶπεν αὐτοῖς. ἰδὼν δὲ τὰς ἁμάξας, ἃς ἀπέστειλεν Ἰωσὴφ ὥστε ἀναλαβεῖν αὐτόν, ἀνεζωπύρησε τὸ πνεῦμα Ἰακὼβ τοῦ πατρὸς αὐτῶν.</text:span><text:span text:style-name="T6514"><text:s/>28</text:span><text:span text:style-name="T6515"> Εἶπε δὲ Ἰσραὴλ, μέγα μοί ἐστὶν, εἰ ἔτι Ἰωσὴφ ὁ υἱός μου ζῇ· πορευθεὶς ὄψομαι αὐτὸν πρὸ τοῦ ἀποθανεῖν με.</text:span></text:p>
            <text:p text:style-name="P6516">Genesis 46</text:p>
            <text:p text:style-name="P6517"><text:span text:style-name="T6518">1</text:span><text:span text:style-name="T6519"> Ἀπᾴρας δὲ Ἰσραὴλ, αὐτὸς καὶ πάντα τὰ αὐτοῦ, ἦλθεν ἐπὶ τὸ φρέαρ τοῦ ὅρκου· καὶ ἔθυσε θυσίαν τῷ Θω τοῦ πατρὸς αὐτοῦ Ἰσαάκ.</text:span><text:span text:style-name="T6520"><text:s/>2</text:span><text:span text:style-name="T6521"> Εἶπε δὲ ὁ Θς τῷ Ἰσραὴλ ἐν ὁράματι τῆς νυκτός, εἰπών, Ἰακὼβ, Ἰακώβ· ὁ δὲ εἶπε, τί ἐστιν;</text:span><text:span text:style-name="T6522"><text:s/>3</text:span><text:span text:style-name="T6523"> Ὁ δὲ λέγει αὐτῷ, ἐγώ εἰμι ὁ Θς τῶν πατέρων σου· μὴ φοβοῦ καταβῆναι εἰς Αἴγυπτον· εἰς γὰρ ἔθνος μέγα ποιήσω σε ἐκεῖ.</text:span><text:span text:style-name="T6524"><text:s/>4</text:span><text:span text:style-name="T6525"> Καὶ ἐγὼ καταβήσομαι μετὰ σοῦ εἰς Αἴγυπτον, καὶ ἐγὼ ἀναβιβάσω σε εἰς τέλος· καὶ Ἰωσὴφ ἐπιβαλεῖ τὰς χεῖρας αὐτοῦ ἐπὶ τοὺς ὀφθαλμούς σου.</text:span><text:span text:style-name="T6526"><text:s/>5</text:span><text:span text:style-name="T6527"> Ἀνέστη δὲ Ἰακὼβ ἀπὸ τοῦ φρέατος τοῦ ὅρκου· καὶ ἀνέλαβον οἱ υἱοὶ Ἰσραὴλ τὸν πατέρα αὐτῶν, καὶ τὴν ἀποσκευὴν, καὶ τὰς γυναῖκας αὐτῶν, ἐπὶ τὰς ἁμάξας, ἃς ἀπέστειλεν Ἰωσὴφ ἆραι αὐτόν.</text:span><text:span text:style-name="T6528"><text:s/>6</text:span><text:span text:style-name="T6529"> Καὶ ἀναλαβόντες τὰ ὑπάρχοντα αὐτῶν, καὶ πᾶσαν τὴν κτῆσιν, ἣν ἐκτήσαντο ἐν γῇ Χαναὰν, εἰσῆλθον εἰς Αἴγυπτον, Ἰακὼβ, καὶ πᾶν τὸ σπέρμα αὐτοῦ μετ’ αὐτοῦ.</text:span><text:span text:style-name="T6530"><text:s/>7</text:span><text:span text:style-name="T6531"> Yἱοὶ, καὶ υἱοὶ τῶν υἱῶν αὐτοῦ μετ’ αὐτοῦ· θυγατέρες, καὶ θυγατέρες τῶν θυγατέρων αὐτοῦ· καὶ πᾶν τὸ σπέρμα αὐτοῦ ἤγαγεν εἰς Αἴγυπτον·</text:span><text:span text:style-name="T6532"><text:s/>8</text:span><text:span text:style-name="T6533"> Ταῦτα δὲ τὰ ὀνόματα τῶν υἱῶν Ἰσραὴλ τῶν εἰσελθόντων εἰς Αἴγυπτον ἅμα Ἰακὼβ τῷ πατρὶ αὐτῶν. Ἰακὼβ καὶ υἱοὶ αὐτοῦ· πρωτότοκος Ἰακὼβ, Ῥουβήν.</text:span><text:span text:style-name="T6534"><text:s/>9</text:span><text:span text:style-name="T6535"> Υἱοὶ δὲ Ῥουβήν, Ἐνὼχ, καὶ Φαλλὸς, Ἀσρὼν, καὶ Χαρμί.</text:span><text:span text:style-name="T6536"><text:s/>10</text:span><text:span text:style-name="T6537"> Υἱοὶ δὲ Συμεὼν, Ἰεμουὴλ, καὶ Ἰαμεὶν καὶ Ἀὼδ, καὶ Ἀχεὶν, καὶ Σαὰρ, καὶ Σαοὺλ υἱὸς τῆς Χανανίτιδος.</text:span><text:span text:style-name="T6538"><text:s/>11</text:span><text:span text:style-name="T6539"> Υἱοὶ δὲ Λευΐ, Γηρσὼν, Κὰθ, καὶ Μεραρί.</text:span><text:span text:style-name="T6540"><text:s/>12</text:span><text:span text:style-name="T6541"> Υἱοὶ δὲ Ἰούδα, ῍Ηρ, καὶ Αὐνὰν, καὶ Σηλὼμ, καὶ Φαρὲς, καὶ Ζαρά· ἀπέθανε δὲ ῍Ηρ καὶ Αὐνὰν ἐν γῇ Χαναάν· ἐγένοντο δὲ υἱοὶ Φαρὲς, Ἐσρὼν, καὶ Ἰεμουήλ.</text:span><text:span text:style-name="T6542"><text:s/>13</text:span><text:span text:style-name="T6543"> Υἱοὶ δὲ Ἰσσάχαρ, Θωλὰ, καὶ Φουὰ, καὶ Ἀσοὺμ, καὶ Ζαμβράμ.</text:span><text:span text:style-name="T6544"><text:s/>14</text:span><text:span text:style-name="T6545"> Υἱοὶ δὲ Ζαβουλὼν, Σερὲδ, καὶ Ἀλλὼν, καὶ Ἀχοήλ.</text:span><text:span text:style-name="T6546"><text:s/>15</text:span><text:span text:style-name="T6547"> Οὗτοι υἱοὶ Λείας, οὓς ἔτεκε τῷ Ἰακὼβ ἐν Μεσοποταμίᾳ τῆς Συρίας, καὶ Δείναν τὴν θυγατέρα αὐτοῦ· πᾶσαι αἱ ψυχαί, υἱοὶ καὶ θυγατέρες, τριάκοντα τρεῖς.</text:span><text:span text:style-name="T6548"><text:s/>16</text:span><text:span text:style-name="T6549"> Υἱοὶ δὲ Γάδ, Σαφὼν, καὶ Ἀγγὶς, καὶ Σαυνὶς, καὶ Θασοβὰν, καὶ Ἀηδεὶς, καὶ Ἀροηδεὶς, καὶ Ἀρεηλείς.</text:span><text:span text:style-name="T6550"><text:s/>17</text:span><text:span text:style-name="T6551"> Υἱοὶ δὲ Ἀσὴρ, Ἰεμνά, Ἰεσσουὰ, καὶ Ἰεοὺλ, καὶ Βαριὰ, καὶ Σάρα ἀδελφὴ αὐτῶν. Υἱοὶ δὲ Βαριὰ, Χοβόρ, καὶ Μελχιΐλ.</text:span><text:span text:style-name="T6552"><text:s/>18</text:span><text:span text:style-name="T6553"> Οὗτοι υἱοὶ Ζελφᾶς, ἣν ἔδωκε Λάβαν Λείᾳ τῇ θυγατρὶ αὐτοῦ, ἣ ἔτεκε τούτους τῷ Ἰακὼβ, δεκαὲξ ψυχάς.</text:span><text:span text:style-name="T6554"><text:s/>19</text:span><text:span text:style-name="T6555"> Υἱοὶ δὲ Ῥαχὴλ γυναικὸς Ἰακὼβ, Ἰωσὴφ, καὶ Βενιαμίν.</text:span><text:span text:style-name="T6556"><text:s/>20</text:span><text:span text:style-name="T6557"> Ἐγένοντο δὲ υἱοὶ Ἰωσὴφ ἐν γῇ Αἰγύπτου, οὓς ἔτεκεν αὐτῷ Ἀσενὲθ θυγάτηρ Πετεφρῆ ἱερέως Ἡλιουπόλεως, τὸν Μανασσῆ, καὶ τὸν Ἐφραίμ· ἐγένοντο δὲ υἱοὶ Μανασσῆ, οὓς ἔτεκεν αὐτῷ ἡ παλλακὴ ἡ Σύρα, τὸν Μαχίρ· Μαχὶρ δὲ ἐγέννησε τὸν Γαλαάδ· υἱοὶ δὲ Ἐφραὶμ ἀδελφοῦ Μανασσῆ, Σουταλαὰμ, καὶ Ταάμ· υἱοὶ δὲ Σουταλαὰμ, Ἐδώμ.</text:span><text:span text:style-name="T6558"><text:s/>21</text:span><text:span text:style-name="T6559"> Υἱοὶ δὲ Βενιαμὶν, Βαλὰ, καὶ Βοχὸρ, καὶ Ἀσβήλ· ἐγένοντο δὲ υἱοὶ Βαλά, Γηρὰ, καὶ Νεομὰν, καὶ Ἀγχὶς, καὶ Ῥὼς, καὶ Μαμφίμ· Γηρὰ δὲ ἐγέννησε τὸν Ἀράδ.</text:span><text:span text:style-name="T6560"><text:s/>22</text:span><text:span text:style-name="T6561"> Οὗτοι υἱοὶ Ῥαχὴλ, οὓς ἔτεκε τῷ Ἰακώβ· πᾶσαι αἱ ψυχαὶ δεκαοκτώ.</text:span><text:span text:style-name="T6562"><text:s/>23</text:span><text:span text:style-name="T6563"> Υἱοὶ δὲ Δὰν, Ἀσόμ.</text:span><text:span text:style-name="T6564"><text:s/>24</text:span><text:span text:style-name="T6565"> Καὶ υἱοὶ Νεφθαλείμ, Ἀσιὴλ, καὶ Γωνὶ, καὶ Ἰσσάαρ, καὶ Συλλήμ.</text:span><text:span text:style-name="T6566"><text:s/>25</text:span><text:span text:style-name="T6567"> Οὗτοι υἱοὶ Βαλλὰς, ἣν ἔδωκε Λάβαν Ῥαχὴλ τῇ θυγατρὶ αὐτοῦ, ἣ ἔτεκε τούτους τῷ Ἰακὼβ, πᾶσαι αἱ ψυχαὶ ἑπτά.</text:span><text:span text:style-name="T6568"><text:s/>26</text:span><text:span text:style-name="T6569"> Πᾶσαι δέ ψυχαὶ αἱ εἰσελθοῦσαι μετὰ Ἰακὼβ εἰς Αἴγυπτον, οἱ ἐξελθόντες ἐκ τῶν μηρῶν αὐτοῦ, χωρὶς τῶν γυναικῶν υἱῶν Ἰακὼβ, πᾶσαι αἱ ψυχαὶ, ἑξηκονταέξ·</text:span><text:span text:style-name="T6570"><text:s/>27</text:span><text:span text:style-name="T6571"> Υἱοὶ δὲ Ἰωσὴφ, οἱ γενόμενοι αὐτῷ ἐν γῇ Αἰγύπτῳ, ψυχαὶ ἐννέα. Πᾶσαι ψυχαὶ οἴκου Ἰακὼβ, αἱ εἰσελθοῦσαι μετὰ Ἰακὼβ εἰς Αἴγυπτον, ψυχαὶ ἑβδομηκονταπέντε. ​</text:span><text:span text:style-name="T6572"><text:s/>28</text:span><text:span text:style-name="T6573"> Τὸν δὲ Ἰούδαν ἀπέστειλεν ἔμπροσθεν αὐτοῦ πρὸς Ἰωσὴφ, συναντῆσαι αὐτῷ καθ’ Ἡρώων πόλιν, εἰς γῆν Ῥαμεσσῆ.</text:span><text:span text:style-name="T6574"><text:s/>29</text:span><text:span text:style-name="T6575"> Ζεύξας δὲ Ἰωσὴφ τὰ ἅρματα αὐτοῦ, ἀνέβη εἰς συνάντησιν Ἰσραὴλ τῷ πατρὶ αὐτοῦ, καθ’ Ἡρώων πόλιν· καὶ ὀφθεὶς αὐτῷ ἐπέπεσεν ἐπὶ τὸν τράχηλον αὐτοῦ, καὶ ἔκλαυσε κλαυθμῷ πίονι.</text:span><text:span text:style-name="T6576"><text:s/>30</text:span><text:span text:style-name="T6577"> Καὶ εἶπεν Ἰσραήλ πρὸς Ἰωσὴφ, ἀποθανοῦμαι ἀπὸ τοῦ νῦν, ἐπεὶ ἑώρακα τὸ πρόσωπόν σου· ἔτι γὰρ σὺ ζῇς.</text:span><text:span text:style-name="T6578"><text:s/>31</text:span><text:span text:style-name="T6579"> Εἶπε δὲ Ἰωσὴφ πρὸς τοὺς ἀδελφοὺς αὐτοῦ, ἀναβὰς ἀπαγγελῶ τῷ Φαραὼ, καὶ ἐρῶ αὐτῷ, οἱ ἀδελφοί μου, καὶ ὁ οἶκος τοῦ πατρός μου, οἳ ἦσαν ἐν γῇ Χαναὰν, ἥκασι πρός με.</text:span><text:span text:style-name="T6580"><text:s/>32</text:span><text:span text:style-name="T6581"> Οἱ δὲ ἄνδρες εἰσὶ ποιμένες· ἄνδρες γὰρ κτηνοτρόφοι ἦσαν· καὶ τὰ κτήνη, καὶ τοὺς βόας, καὶ πάντα τὰ αὐτῶν ἀγηόχασιν.</text:span><text:span text:style-name="T6582"><text:s/>33</text:span><text:span text:style-name="T6583"> Ἐὰν οὖν καλέσῃ ὑμᾶς Φαραὼ, καὶ εἴπῃ ὑμῖν, τί τὸ ἔργον ὑμῶν ἐστίν;</text:span><text:span text:style-name="T6584"><text:s/>34</text:span><text:span text:style-name="T6585"> Ἐρεῖτε, ἄνδρες κτηνοτρόφοι ἐσμὲν οἱ παῖδές σου ἐκ παιδὸς ἕως τοῦ νῦν, καὶ ἡμεῖς, καὶ οἱ πατέρες ἡμῶν· ἵνα κατοικήσητε ἐν γῇ Γεσὲμ Ἀραβίας· βδέλυγμα γάρ ἐστιν Αἰγυπτίοις πᾶς ποιμὴν προβάτων.</text:span></text:p>
            <text:p text:style-name="P6586">Genesis 47</text:p>
            <text:p text:style-name="P6587"><text:span text:style-name="T6588">1</text:span><text:span text:style-name="T6589"> Ἐλθων δὲ Ἰωσὴφ ἀπήγγειλε τῷ Φαραῶ, λέγων, ὁ πατήρ μου, καὶ οἱ ἀδελφοί μου, καὶ τὰ κτήνη, καὶ οἱ βόες αὐτῶν, καὶ πάντα τὰ αὐτῶν, ἦλθον ἐκ γῆς Χαναάν· καὶ ἰδού εἰσιν ἐν γῇ Γεσέμ.</text:span><text:span text:style-name="T6590"><text:s/>2</text:span><text:span text:style-name="T6591"> Ἀπὸ δὲ τῶν ἀδελφῶν αὐτοῦ παρέλαβε πέντε ἄνδρας, καὶ ἔστησεν αὐτοὺς ἐναντίον Φαραώ.</text:span><text:span text:style-name="T6592"><text:s/>3</text:span><text:span text:style-name="T6593"> Καὶ εἶπε Φαραὼ τοῖς ἀδελφοῖς Ἰωσὴφ, Τί τὸ ἔργον ὑμῶν; οἱ δὲ εἶπαν τῷ Φαραῷ, ποιμένες προβάτων οἱ παῖδές σου, καὶ ἡμεῖς, καὶ οἱ πατέρες ἡμῶν.</text:span><text:span text:style-name="T6594"><text:s/>4</text:span><text:span text:style-name="T6595"> Εἶπαν δὲ τῷ Φαραῷ, παροικεῖν ἐν τῇ γῇ ἥκαμεν, οὐ γάρ ἐστι νομὴ τοῖς κτήνεσι τῶν παίδων σου, ἐνίσχυσε γὰρ ὁ λιμὸς ἐν γῇ Χαναάν· νῦν οὖν κατοικήσωμεν ἐν γῇ Γεσέμ. Εἶπε δὲ Φαραὼ τῷ Ἰωσὴφ, κατοικείτωσαν ἐν γῇ Γεσέμ· εἰ δὲ ἐπίστῃ, ὅτι εἰσὶν ἐν αὐτοῖς ἄνδρες δυνατοί, κατάστησον αὐτοὺς ἄρχοντας τῶν ἐμῶν κτηνῶν. Ἦλθον δὲ εἰς Αἴγυπτον πρὸς Ἰωσὴφ Ἰακὼβ, καὶ οἱ υἱοὶ αὐτοῦ· καὶ ἤκουσε Φαραὼ βασιλεὺς Αἰγύπτου.</text:span><text:span text:style-name="T6596"><text:s/>5</text:span><text:span text:style-name="T6597"> Καὶ εἶπε Φαραὼ πρὸς Ἰωσὴφ, λέγων, ὁ πατήρ σου, καὶ οἱ ἀδελφοί σου ἥκασι πρὸς σέ.</text:span><text:span text:style-name="T6598"><text:s/>6</text:span><text:span text:style-name="T6599"> Ἰδοὺ ἡ γῆ Αἰγύπτου ἐναντίον σου ἐστίν· ἐν τῇ βελτίστῃ γῇ κατοίκισον τὸν πατέρα σου, καὶ τοὺς ἀδελφούς σου.</text:span><text:span text:style-name="T6600"><text:s/>7</text:span><text:span text:style-name="T6601"> Εἰσήγαγε δὲ Ἰωσὴφ Ἰακὼβ τὸν πατέρα αὐτοῦ, καὶ ἔστησεν αὐτὸν ἐναντίον Φαραώ· καὶ ηὐλόγησεν Ἰακὼβ τὸν Φαραώ.</text:span><text:span text:style-name="T6602"><text:s/>8</text:span><text:span text:style-name="T6603"> Εἶπε δὲ Φαραὼ τῷ Ἰακὼβ, πόσα ἔτη ἡμερῶν τῆς ζωῆς σου;</text:span><text:span text:style-name="T6604"><text:s/>9</text:span><text:span text:style-name="T6605"> Καὶ εἶπεν Ἰακὼβ τῷ Φαραῷ, αἱ ἡμέραι τῶν ἐτῶν τῆς ζωῆς μου, ἃς παροικῶ, ἑκατὸν τριάκοντα ἔτη· μικραὶ καὶ πονηραὶ γεγόνασιν αἱ ἡμέραι τῶν ἐτῶν τῆς ζωῆς μου· οὐκ ἀφίκοντο εἰς τὰς ἡμέρας τῶν ἐτῶν τῆς ζωῆς τῶν πατέρων μου, ἃς ἡμέρας παρῴκησαν.</text:span><text:span text:style-name="T6606"><text:s/>10</text:span><text:span text:style-name="T6607"> Καὶ εὐλογήσας Ἰακὼβ τὸν Φαραὼ, ἐξῆλθεν ἀπ’ αὐτοῦ. ​</text:span><text:span text:style-name="T6608"><text:s/>11</text:span><text:span text:style-name="T6609"> Καὶ κατῴκισεν Ἰωσὴφ τὸν πατέρα αὐτοῦ, καὶ τοὺς ἀδελφοὺς αὐτοῦ, καὶ ἔδωκεν αὐτοῖς κατάσχεσιν ἐν γῇ Αἰγύπτῳ, ἐν τῇ βελτίστῃ γῇ, ἐν γῇ Ῥαμεσσῆ, καθὰ προσέταξε Φαραώ.</text:span><text:span text:style-name="T6610"><text:s/>12</text:span><text:span text:style-name="T6611"> Καὶ ἐσιτομέτρει Ἰωσὴφ τῷ πατρὶ αὐτοῦ, καὶ τοῖς ἀδελφοῖς, καὶ παντὶ τῷ οἴκῳ τοῦ πατρὸς αὐτοῦ, σῖτον κατὰ σῶμα. ​</text:span><text:span text:style-name="T6612"><text:s/>13</text:span><text:span text:style-name="T6613"> Σῖτος δὲ οὐκ ἦν ἐν πάσῃ τῇ γῇ, ἐνίσχυσε γὰρ ὁ λιμὸς σφόδρα· ἐξέλιπε δὲ ἡ γῆ Αἰγύπτου καὶ ἡ γῆ Χαναὰν ἀπὸ τοῦ λιμοῦ.</text:span><text:span text:style-name="T6614"><text:s/>14</text:span><text:span text:style-name="T6615"> Συνήγαγε δὲ Ἰωσὴφ πᾶν τὸ ἀργύριον τὸ εὑρεθὲν ἐν γῇ Αἰγύπτου καὶ ἐν γῇ Χαναὰν, τοῦ σίτου, οὗ ἠγόραζον, καὶ ἐσιτομέτρει αὐτοῖς, καὶ εἰσήνεγκεν Ἰωσὴφ πᾶν τὸ ἀργύριον εἰς τὸν οἶκον Φαραώ.</text:span><text:span text:style-name="T6616"><text:s/>15</text:span><text:span text:style-name="T6617"> Καὶ ἐξέλιπε πᾶν τὸ ἀργύριον ἐκ γῆς Αἰγύπτου καὶ ἐκ γῆς Χαναάν· ἦλθον δὲ πάντες οἱ Αἰγύπτιοι πρὸς Ἰωσὴφ, λέγοντες, δὸς ἡμῖν ἄρτους, καὶ ἱνατί ἀποθνήσκομεν ἐναντίον σου; ἐκλέλοιπε γὰρ τὸ ἀργύριον ἡμῶν.</text:span><text:span text:style-name="T6618"><text:s/>16</text:span><text:span text:style-name="T6619"> Εἶπε δὲ αὐτοῖς Ἰωσὴφ, φέρετε τὰ κτήνη ὑμῶν, καὶ δώσω ὑμῖν ἄρτους, ἀντὶ τῶν κτηνῶν ὑμῶν, εἰ ἐκλέλοιπε τὸ ἀργύριον ὑμῶν.</text:span><text:span text:style-name="T6620"><text:s/>17</text:span><text:span text:style-name="T6621"> Ἤγαγον δὲ τὰ κτήνη αὐτῶν πρὸς Ἰωσήφ· καὶ ἔδωκεν αὐτοῖς Ἰωσὴφ ἄρτους ἀντὶ τῶν ἵππων, καὶ ἀντὶ τῶν προβάτων, καὶ ἀντὶ τῶν βοῶν, καὶ ἀντὶ τῶν ὄνων· καὶ ἐξέθρεψεν αὐτοὺς ἐν ἄρτοις ἀντὶ πάντων τῶν κτηνῶν αὐτῶν ἐν τῷ ἐνιαυτῷ ἐκείνῳ.</text:span><text:span text:style-name="T6622"><text:s/>18</text:span><text:span text:style-name="T6623"> Ἐξῆλθε δὲ τὸ ἔτος ἐκεῖνο, καὶ ἦλθον πρὸς αὐτὸν ἐν τῷ ἔτει τῷ δευτέρῳ, καὶ εἶπαν αὐτῷ, μή ποτε ἐκτριβῶμεν ἀπὸ τοῦ κυρίου ἡμῶν; εἰ γὰρ ἐκλέλοιπε τὸ ἀργύριον ἡμῶν, καὶ τὰ ὑπάρχοντα καὶ τὰ κτήνη πρός σε τὸν κύριον, καὶ οὐχ ὑπολέλειπται ἡμῖν ἐναντίον τοῦ κυρίου ἡμῶν, ἀλλ’ ἢ τὸ ἴδιον σῶμα καὶ ἡ γῆ ἡμῶν,</text:span><text:span text:style-name="T6624"><text:s/>19</text:span><text:span text:style-name="T6625"> ἵνα οὖν μὴ ἀποθάνωμεν ἐναντίον σου, καὶ ἡ γῆ ἐρημωθῇ, κτῆσαι ἡμᾶς καὶ τὴν γῆν ἡμῶν ἀντὶ ἄρτων, καὶ ἐσόμεθα ἡμεῖς καὶ ἡ γῆ ἡμῶν παῖδες τῷ Φαραώ· δὸς σπέρμα, ἵνα σπείρωμεν, καὶ ζῶμεν καὶ μὴ ἀποθάνωμεν, καὶ ἡ γῆ οὐκ ἐρημωθήσεται.</text:span><text:span text:style-name="T6626"><text:s/>20</text:span><text:span text:style-name="T6627"> Καὶ ἐκτήσατο Ἰωσὴφ πᾶσαν τὴν γῆν τῶν Αἰγυπτίων τῷ Φαραώ· ἀπέδοντο γὰρ οἱ Αἰγύπτιοι τὴν γῆν αὐτῶν τῷ Φαραώ· ἐπεκράτησε γὰρ αὐτῶν ὁ λιμός· καὶ ἐγένετο ἡ γῇ τῷ Φαραώ.</text:span><text:span text:style-name="T6628"><text:s/>21</text:span><text:span text:style-name="T6629"> Καὶ τὸν λαὸν κατεδουλώσατο αὐτῷ εἰς παῖδας, ἀπ’ ἄκρων ὁρίων Αἰγύπτου ἕως τῶν ἄκρων,</text:span><text:span text:style-name="T6630"><text:s/>22</text:span><text:span text:style-name="T6631"> χωρὶς τῆς γῆς τῶν ἱερέων μόνον· οὐκ ἐκτήσατο ταύτην Ἰωσήφ· ἐν δόσει γὰρ ἔδωκε δόμα τοῖς ἱερεῦσι Φαραὼ, καὶ ἤσθιον τὴν δόσιν, ἣν ἔδωκεν αὐτοῖς Φαραώ· διὰ τοῦτο οὐκ ἀπέδοντο τὴν γῆν αὐτῶν.</text:span><text:span text:style-name="T6632"><text:s/>23</text:span><text:span text:style-name="T6633"> Εἶπε δὲ Ἰωσὴφ πᾶσι τοῖς Αἰγυπτίοις, ἰδοὺ κέκτημαι ὑμᾶς καὶ τὴν γῆν ὑμῶν σήμερον τῷ Φαραῷ· λάβετε ἑαυτοῖς σπέρμα, καὶ σπείρατε τὴν γῆν.</text:span><text:span text:style-name="T6634"><text:s/>24</text:span><text:span text:style-name="T6635"> Καὶ ἔσται τὰ γεννήματα αὐτῆς· καὶ δώσετε τὸ πέμπτον μέρος τῷ Φαραώ· τὰ δὲ τέσσαρα μέρη ἔσται ὑμῖν αὐτοῖς εἰς σπέρμα τῇ γῇ, καὶ εἰς βρῶσιν ὑμῖν καὶ πᾶσι τοῖς ἐν τοῖς οἴκοις ὑμῶν.</text:span><text:span text:style-name="T6636"><text:s/>25</text:span><text:span text:style-name="T6637"> Καὶ εἶπαν, σέσωκας ἡμᾶς· εὕρομεν χάριν ἐναντίον τοῦ κυρίου ἡμῶν, καὶ ἐσόμεθα παῖδες τῷ Φαραώ.</text:span><text:span text:style-name="T6638"><text:s/>26</text:span><text:span text:style-name="T6639"> Καὶ ἔθετο αὐτοῖς Ἰωσὴφ εἰς πρόσταγμα ἕως τῆς ἡμέρας ταύτης, ἐπὶ γῆς Αἰγύπτου τῷ Φαραὼ ἀποπεμπτοῦν, χωρὶς τῆς γῆς τῶν ἱερέων μόνον· οὐκ ἦν τῷ Φαραώ. ​</text:span><text:span text:style-name="T6640"><text:s/>27</text:span><text:span text:style-name="T6641"> Κατῴκησε δὲ Ἰσραὴλ ἐν γῇ Αἰγύπτῳ ἐπὶ γῆς Γεσὲμ, καὶ ἐκληρονόμησαν ἐπ’ αὐτῆς· καὶ ηὐξήθησαν καὶ ἐπληθύνθησαν σφόδρα.</text:span><text:span text:style-name="T6642"><text:s/>28</text:span><text:span text:style-name="T6643"> Ἐπέζησε δὲ Ἰακὼβ ἐν γῇ Αἰγύπτῳ δεκαεπτὰ ἔτη, καὶ ἐγένοντο αἱ ἡμέραι Ἰακὼβ ἐνιαυτῶν τῆς ζωῆς αὐτοῦ ἑκατὸν τεσσαρακονταεπτὰ ἔτη.</text:span><text:span text:style-name="T6644"><text:s/>29</text:span><text:span text:style-name="T6645"> Ἤγγισαν δὲ αἱ ἡμέραι Ἰσραὴλ τοῦ ἀποθανεῖν· καὶ ἐκάλεσε τὸν υἱὸν αὐτοῦ Ἰωσὴφ, καὶ εἶπεν αὐτῷ, εἰ εὕρηκα χάριν ἐναντίον σου, ὑπόθες τὴν χεῖρά σου ὑπὸ τὸν μηρόν μου, καὶ ποιήσεις ἐπ’ ἐμὲ ἐλεημοσύνην, καὶ ἀλήθειαν, τοῦ μή με θάψαι ἐν Αἰγύπτῳ·</text:span><text:span text:style-name="T6646"><text:s/>30</text:span><text:span text:style-name="T6647"> Ἀλλὰ κοιμηθήσομαι μετὰ τῶν πατέρων μου· καὶ ἀρεῖς με ἐξ Αἰγύπτου, καὶ θάψεις με ἐν τῷ τάφῳ αὐτῶν· ὁ δὲ εἶπεν, ἐγὼ ποιήσω κατὰ τὸ ῥῆμά σου.</text:span><text:span text:style-name="T6648"><text:s/>31</text:span><text:span text:style-name="T6649"> Εἶπε δέ, ὄμοσόν μοι· καὶ ὤμοσεν αὐτῷ· καὶ προσεκύνησεν Ἰσραὴλ ἐπὶ τὸ ἄκρον τῆς ῥάβδου αὐτοῦ.</text:span></text:p>
            <text:p text:style-name="P6650">Genesis 48</text:p>
            <text:p text:style-name="P6651"><text:span text:style-name="T6652">1</text:span><text:span text:style-name="T6653"> Ἐγενετο δὲ μετὰ τὰ ῥήματα ταῦτα, καὶ ἀπηγγέλη τῷ Ἰωσήφ, ὅτι ὁ πατήρ σου ἐνοχλεῖται· καὶ ἀναλαβὼν τοὺς δύο υἱοὺς αὐτοῦ τὸν Μανασσῆ καὶ τὸν Ἐφραὶμ, ἦλθε πρὸς Ἰακώβ.</text:span><text:span text:style-name="T6654"><text:s/>2</text:span><text:span text:style-name="T6655"> Ἀπηγγέλη δὲ τῷ Ἰακὼβ, λέγοντες, ἰδοὺ ὁ υἱός σου Ἰωσὴφ ἔρχεται πρὸς σέ· καὶ ἐνισχύσας Ἰσραὴλ ἐκάθησεν ἐπὶ τὴν κλίνην.</text:span><text:span text:style-name="T6656"><text:s/>3</text:span><text:span text:style-name="T6657"> Καὶ εἶπεν Ἰακὼβ τῷ Ἰωσὴφ, ὁ Θς μου ὤφθη μοι ἐν Λουζᾷ ἐν γῇ Χαναὰν, καὶ εὐλόγησέ με,</text:span><text:span text:style-name="T6658"><text:s/>4</text:span><text:span text:style-name="T6659"> καὶ εἶπέ μοι, ἰδοὺ ἐγὼ αὐξανῶ σε, καὶ πληθυνῶ σε, καὶ ποιήσω σε εἰς συναγωγὰς ἐθνῶν· καὶ δώσω σοι τὴν γῆν ταύτην, καὶ τῷ σπέρματί σου μετὰ σὲ, εἰς κατάσχεσιν αἰώνιον.</text:span><text:span text:style-name="T6660"><text:s/>5</text:span><text:span text:style-name="T6661"> Νῦν οὖν οἱ δύο υἱοί σου, οἱ γενόμενοί σοι ἐν γῇ Αἰγύπτῳ πρὸ τοῦ με ἐλθεῖν πρὸς σὲ εἰς Αἴγυπτον, ἐμοί εἰσιν, Ἐφραὶμ καὶ Μανασσῆ· ὡς Ῥουβὴν καὶ Συμεὼν ἔσονταί μοι.</text:span><text:span text:style-name="T6662"><text:s/>6</text:span><text:span text:style-name="T6663"> Τὰ δέ ἔκγονα, ἃ ἐὰν γεννήσῃς μετὰ ταῦτα, ἔσονται ἐπὶ τῷ ὀνόματι τῶν ἀδελφῶν αὐτῶν· κληθήσονται ἐπὶ τοῖς ἐκείνων κλήροις.</text:span><text:span text:style-name="T6664"><text:s/>7</text:span><text:span text:style-name="T6665"> Ἐγὼ δὲ ἡνίκα ἠρχόμην ἐκ Μεσοποταμίας τῆς Συρίας, ἀπέθανε Ῥαχὴλ ἡ μήτηρ σου ἐν γῇ Χαναὰν, ἐγγίζοντός μου κατὰ τὸν ἱππόδρομον Χαβραθὰ τῆς γῆς, τοῦ ἐλθεῖν Ἐφραθά· καὶ κατώρυξα αὐτὴν ἐν τῇ ὁδῷ τοῦ ἱπποδρόμου· αὕτη ἐστὶ Βηθλεέμ. ​</text:span><text:span text:style-name="T6666"><text:s/>8</text:span><text:span text:style-name="T6667"> Ἰδὼν δὲ Ἰσραὴλ τοὺς υἱοὺς Ἰωσὴφ, εἶπε, τίνες σοι οὗτοι;</text:span><text:span text:style-name="T6668"><text:s/>9</text:span><text:span text:style-name="T6669"> Εἶπε δὲ Ἰωσὴφ τῷ πατρὶ αὐτοῦ, υἱοί μου εἰσιν, οὓς ἔδωκέ μοι ὁ Θς ἐνταῦθα. Καὶ εἶπεν Ἰακὼβ, προσάγαγέ μοι αὐτοὺς, ἵνα εὐλογήσω αὐτούς.</text:span><text:span text:style-name="T6670"><text:s/>10</text:span><text:span text:style-name="T6671"> Οἱ ὀφθαλμοὶ δὲ Ἰσραὴλ ἐβαρυώπησαν ἀπὸ τοῦ γήρως, καὶ οὐκ ἠδύνατο βλέπειν· καὶ ἤγγισεν αὐτοὺς πρὸς αὐτὸν, καὶ ἐφίλησεν αὐτοὺς, καὶ περιέλαβεν αὐτούς.</text:span><text:span text:style-name="T6672"><text:s/>11</text:span><text:span text:style-name="T6673"> Καὶ εἶπεν Ἰσραὴλ πρὸς Ἰωσὴφ, ἰδοὺ τοῦ προσώπου σου οὐκ ἐστερήθην, καὶ ἰδοὺ ἔδειξέ μοι ὁ Θς καὶ τὸ σπέρμα σου.</text:span><text:span text:style-name="T6674"><text:s/>12</text:span><text:span text:style-name="T6675"> Καὶ ἐξήγαγε αὐτοὺς Ἰωσὴφ ἀπὸ τῶν γονάτων αὐτοῦ· καὶ προσεκύνησαν αὐτῷ ἐπὶ πρόσωπον ἐπὶ τῆς γῆς.</text:span><text:span text:style-name="T6676"><text:s/>13</text:span><text:span text:style-name="T6677"> Λαβὼν δὲ Ἰωσὴφ τοὺς δύο υἱοὺς αὐτοῦ, τόν τε Ἐφραὶμ ἐν τῇ δεξιᾷ, ἐξ ἀριστερῶν δὲ Ἰσραὴλ, τὸν δὲ Μανασσῆ ἐξ ἀριστερῶν, ἐκ δεξιῶν δὲ Ἰσραὴλ, ἤγγισεν αὐτοὺς αὐτῷ.</text:span><text:span text:style-name="T6678"><text:s/>14</text:span><text:span text:style-name="T6679"> Ἐκτείνας δὲ Ἰσραὴλ τὴν χεῖρα τὴν δεξιὰν, ἐπέβαλεν ἐπὶ τὴν κεφαλὴν Ἐφραὶμ, οὗτος δὲ ἦν ὁ νεώτερος, καὶ τὴν ἀριστερὰν ἐπὶ τὴν κεφαλὴν Μανασσῆ, ἐναλλὰξ τὰς χεῖρας. ​</text:span><text:span text:style-name="T6680"><text:s/>15</text:span><text:span text:style-name="T6681"> Καὶ εὐλόγησεν αὐτοὺς, καὶ εἶπεν, ὁ Θς, ᾧ εὐηρέστησαν οἱ πατέρες μου ἐνώπιον αὐτοῦ, Ἁβραὰμ καὶ Ἰσαὰκ, ὁ Θς ὁ τρέφων με ἐκ νεότητος ἕως τῆς ἡμέρας ταύτης,</text:span><text:span text:style-name="T6682"><text:s/>16</text:span><text:span text:style-name="T6683"> ὁ Ἄγγελος ὁ ῥυόμενός με ἐκ πάντων τῶν κακῶν, εὐλογήσαι τὰ παιδία ταῦτα· καὶ ἐπικληθήσεται ἐν αὐτοῖς τὸ ὄνομά μου, καὶ τὸ ὄνομα τῶν πατέρων μου Ἁβραὰμ καὶ Ἰσαάκ· καὶ πληθυνθείησαν εἰς πλῆθος πολὺ ἐπὶ τῆς γῆς.</text:span><text:span text:style-name="T6684"><text:s/>17</text:span><text:span text:style-name="T6685"> Ἰδὼν δὲ Ἰωσὴφ ὅτι ἐπέβαλεν ὁ πατὴρ αὐτοῦ τὴν χεῖρα τὴν δεξιὰν αὐτοῦ ἐπὶ τὴν κεφαλὴν Ἐφραὶμ, βαρὺ αὐτῷ κατεφάνη· καὶ ἀντελάβετο Ἰωσὴφ τῆς χειρὸς τοῦ πατρὸς αὐτοῦ ἀφελεῖν αὐτὴν ἀπὸ τῆς κεφαλῆς Ἐφραὶμ ἐπὶ τὴν κεφαλὴν Μανασσῆ.</text:span><text:span text:style-name="T6686"><text:s/>18</text:span><text:span text:style-name="T6687"> Εἶπε δὲ Ἰωσὴφ τῷ πατρὶ αὐτοῦ, οὐχ οὕτως, πατὴρ, οὗτος γὰρ ὁ πρωτότοκος· ἐπίθες τὴν δεξιάν σου ἐπὶ τὴν κεφαλὴν αὐτοῦ.</text:span><text:span text:style-name="T6688"><text:s/>19</text:span><text:span text:style-name="T6689"> Καὶ οὐκ ἠθέλησεν, ἀλλ' εἶπεν, οἶδα, τέκνον, οἶδα· καὶ οὗτος ἔσται εἰς λαὸν, καὶ οὗτος ὑψωθήσεται· ἀλλ' ὁ ἀδελφὸς αὐτοῦ ὁ νεώτερος μείζων αὐτοῦ ἔσται, καὶ τὸ σπέρμα αὐτοῦ ἔσται εἰς πλῆθος ἐθνῶν.</text:span><text:span text:style-name="T6690"><text:s/>20</text:span><text:span text:style-name="T6691"> Καὶ εὐλόγησεν αὐτοὺς ἐν τῇ ἡμέρᾳ ἐκείνῃ, λέγων, ἐν ὑμῖν εὐλογηθήσεται Ἰσραὴλ, λέγοντες, ποιήσαι σε ὁ Θς ὡς Ἐφραὶμ καὶ ὡς Μανασσῆ· καὶ ἔθηκε τὸν Ἐφραὶμ ἔμπροσθεν τοῦ Μανασσῆ.</text:span><text:span text:style-name="T6692"><text:s/>21</text:span><text:span text:style-name="T6693"> Εἶπε δὲ Ἰσραὴλ τῷ Ἰωσὴφ, ἰδοὺ ἐγὼ ἀποθνήσκω· καὶ ἔσται ὁ Θς μεθ’ ὑμῶν, καὶ ἀποστρέψει ὑμᾶς εἰς τὴν γῆν τῶν πατέρων ὑμῶν.</text:span><text:span text:style-name="T6694"><text:s/>22</text:span><text:span text:style-name="T6695"> Ἐγὼ δὲ δίδωμί σοι Σίκιμα ἐξαίρετον ὑπὲρ τοὺς ἀδελφούς σου, ἣν ἔλαβον ἐκ χειρὸς Ἀμοῤῥαίων ἐν μαχαίρᾳ μου καὶ τόξῳ.</text:span></text:p>
            <text:p text:style-name="P6696">Genesis 49</text:p>
            <text:p text:style-name="P6697"><text:span text:style-name="T6698">1</text:span><text:span text:style-name="T6699"> Ἐκάλεσε δὲ Ἰακὼβ τοὺς υἱοὺς αὐτοῦ, καὶ εἶπεν αὐτοῖς, συνάχθητε, ἵνα ἀναγγείλω ὑμῖν, τί ἀπαντήσει ὑμῖν ἐπ’ ἐσχάτων τῶν ἡμερῶν.</text:span><text:span text:style-name="T6700"><text:s/>2</text:span><text:span text:style-name="T6701"> Συνάχθητε, καὶ ἀκούσατέ μου, υἱοὶ Ἰακώβ· ἀκούσατε Ἰσραὴλ, ἀκούσατε τοῦ πατρὸς ὑμῶν.</text:span><text:span text:style-name="T6702"><text:s/>3</text:span><text:span text:style-name="T6703"> Ρουβὴν πρωτότοκός μου, σὺ ἰσχύς μου, καὶ ἀρχὴ τέκνων μου, σκληρὸς φέρεσθαι, καὶ σκληρὸς αὐθάδης.</text:span><text:span text:style-name="T6704"><text:s/>4</text:span><text:span text:style-name="T6705"> Ἐξύβρισας ὡς ὕδωρ, μὴ ἐκζέσῃς· ἀνέβης γὰρ ἐπὶ τὴν κοίτην τοῦ πατρός σου· τότε ἐμίανας τὴν στρωμνὴν, οὗ ἀνέβης.</text:span><text:span text:style-name="T6706"><text:s/>5</text:span><text:span text:style-name="T6707"> Συμεὼν καὶ Λευὶ ἀδελφοὶ συνετέλεσαν ἀδικίαν ἐξαἱρέσεως αὐτῶν.</text:span><text:span text:style-name="T6708"><text:s/>6</text:span><text:span text:style-name="T6709"> Εἰς βουλὴν αὐτῶν μὴ ἔλθοι ἡ ψυχή μου, καὶ ἐπὶ τῇ συστάσει αὐτῶν μὴ ἐρείσαι τὰ ἥπατά μου· ὅτι ἐν τῷ θυμῷ αὐτῶν ἀπέκτειναν ἀνθρώπους, καὶ ἐν τῇ ἐπιθυμίᾳ αὐτῶν ἐνευροκόπησαν ταῦρον.</text:span><text:span text:style-name="T6710"><text:s/>7</text:span><text:span text:style-name="T6711"> Ἐπικατάρατος ὁ θυμὸς αὐτῶν, ὅτι αὐθάδης· καὶ ἡ μῆνις αὐτῶν, ὅτι ἐσκληρύνθη· διαμεριῶ αὐτοὺς ἐν Ἰακὼβ, καὶ διασπερῶ αὐτοὺς ἐν Ἰσραήλ.</text:span><text:span text:style-name="T6712"><text:s/>8</text:span><text:span text:style-name="T6713"> Ἰούδα, σὲ αἰνέσαισαν οἱ ἀδελφοί σου· αἱ χεῖρές σου ἐπὶ νώτου τῶν ἐχθρῶν σου· προσκυνήσουσί σοι οἱ υἱοὶ τοῦ πατρός σου.</text:span><text:span text:style-name="T6714"><text:s/>9</text:span><text:span text:style-name="T6715"> Σκύμνος λέοντος Ἰούδα· ἐκ βλαστοῦ, υἱέ μου, ἀνέβης· ἀναπεσὼν ἐκοιμήθης ὡς λέων καὶ ὡς σκύμνος· τίς ἐγερεῖ αὐτόν;</text:span><text:span text:style-name="T6716"><text:s/>10</text:span><text:span text:style-name="T6717"> Οὐκ ἐκλείψει ἄρχων ἐξ Ἰούδα, καὶ ἡγούμενος ἐκ τῶν μηρῶν αὐτοῦ, ἕως ἐὰν ἔλθῃ τὰ ἀποκείμενα αὐτῷ· καὶ αὐτὸς προσδοκία ἐθνῶν.</text:span><text:span text:style-name="T6718"><text:s/>11</text:span><text:span text:style-name="T6719"> Δεσμεύων πρὸς ἄμπελον τὸν πῶλον αὐτοῦ, καὶ τῇ ἕλικι τὸν πῶλον τῆς ὄνου αὐτοῦ, πλυνεῖ ἐν οἴνῳ τὴν στολὴν αὐτοῦ, καὶ ἐν αἵματι σταφυλῆς τὴν περιβολὴν αὐτοῦ.</text:span><text:span text:style-name="T6720"><text:s/>12</text:span><text:span text:style-name="T6721"> Χαροποιοὶ οἱ ὀφθαλμοὶ αὐτοῦ αὐτοῦ οἴνου· καὶ λευκοὶ οἱ ὀδόντες αὐτοῦ ἢ γάλα.</text:span><text:span text:style-name="T6722"><text:s/>13</text:span><text:span text:style-name="T6723"> Ζαβουλὼν παράλιος κατοικήσει καὶ αὐτὸς παρ’ ὅρμον πλοίων, καὶ παρατενεῖ ἕως Σιδῶνος.</text:span><text:span text:style-name="T6724"><text:s/>14</text:span><text:span text:style-name="T6725"> Ἰσσάχαρ τὸ καλὸν ἐπεθύμησεν, ἀναπαυόμενος ἀνὰ μέσον τῶν κλήρων.</text:span><text:span text:style-name="T6726"><text:s/>15</text:span><text:span text:style-name="T6727"> Καὶ ἰδὼν τὴν ἀνάπαυσιν ὅτι καλὴ, καὶ τὴν γῆν ὅτι πίων, ὑπέθηκε τὸν ὦμον αὐτοῦ εἰς τὸ πονεῖν, καὶ ἐγενήθη ἀνὴρ γεωργός.</text:span><text:span text:style-name="T6728"><text:s/>16</text:span><text:span text:style-name="T6729"> Δὰν κρινεῖ τὸ λαὸν αὐτοῦ, ὡσεὶ καὶ μία φυλὴ ἐν Ἰσραήλ.</text:span><text:span text:style-name="T6730"><text:s/>17</text:span><text:span text:style-name="T6731"> Καὶ γενηθήτω Δὰν ὄφις ἐφ’ ὁδοῦ, ἐγκαθήμενος ἐπὶ τρίβου, δάκνων πτέρναν ἵππου· καὶ πεσεῖται ὁ ἱππεὺς εἰς τὰ ὀπίσω,</text:span><text:span text:style-name="T6732"><text:s/>18</text:span><text:span text:style-name="T6733"> τὴν σωτηρίαν περιμένων Κυ.</text:span><text:span text:style-name="T6734"><text:s/>19</text:span><text:span text:style-name="T6735"> Γὰδ, πειράτήριον πειρατεύσει αὐτόν· αὐτὸς δὲ πειρατεύσει αὐτὸν κατὰ πόδας.</text:span><text:span text:style-name="T6736"><text:s/>20</text:span><text:span text:style-name="T6737"> Ἀσὴρ, πίων αὐτοῦ ὁ ἄρτος· καὶ αὐτὸς δώσει τρυφὴν ἄρχουσι.</text:span><text:span text:style-name="T6738"><text:s/>21</text:span><text:span text:style-name="T6739"> Νεφθαλὶ στέλεχος ἀνειμένον, ἐπιδιδοὺς ἐν τῷ γεννήματι κάλλος.</text:span><text:span text:style-name="T6740"><text:s/>22</text:span><text:span text:style-name="T6741"> Υἱὸς ηὐξημένος Ἰωσὴφ, υἱὸς ηὐξημένος μου ζηλωτός, υἱός μου νεώτατος· πρός με ἀνάστρεψον.</text:span><text:span text:style-name="T6742"><text:s/>23</text:span><text:span text:style-name="T6743"> Εἰς ὃν διαβουλευόμενοι ἐλοιδόρουν, καὶ ἐνεῖχον αὐτῷ κύριοι τοξευμάτων.</text:span><text:span text:style-name="T6744"><text:s/>24</text:span><text:span text:style-name="T6745"> Καὶ συνετρίβη μετὰ κράτους τὰ τόξα αὐτῶν· καὶ ἐξελύθη τὰ νεῦρα βραχιόνων χειρὸς αὐτῶν, διά χεῖρα δυνάστου Ἰακώβ· ἐκεῖθεν ὁ κατισχύσας Ἰσραὴλ παρὰ Θυ τοῦ πατρός σου.</text:span><text:span text:style-name="T6746"><text:s/>25</text:span><text:span text:style-name="T6747"> Καὶ ἐβοήθησέ σοι ὁ Θς ὁ ἐμὸς, καὶ εὐλόγησέ σε εὐλογίαν οὐρανοῦ ἄνωθεν, καὶ εὐλογίαν γῆς ἐχούσης πάντα, εἵνεκεν εὐλογίας μαστῶν καὶ μήτρας,</text:span><text:span text:style-name="T6748"><text:s/>26</text:span><text:span text:style-name="T6749"> εὐλογίας πατρός σου καὶ μητρός σου· ὑπερίσχυσεν ὑπὲρ εὐλογίας ὀρέων μονίμων, καὶ ἐπ’ εὐλογίαις θινῶν ἀενάων· ἔσονται ἐπὶ κεφαλὴν Ἰωσὴφ, καὶ ἐπὶ κορυφῆς ὧν ἡγήσατο ἀδελφῶν.</text:span><text:span text:style-name="T6750"><text:s/>27</text:span><text:span text:style-name="T6751"> Βενιαμὶν λύκος ἅρπαξ, τὸ πρωϊνὸν ἔδεται ἔτι, καὶ εἰς τὸ ἑσπέρας δίδωσι τροφήν.</text:span><text:span text:style-name="T6752"><text:s/>28</text:span><text:span text:style-name="T6753"> Πάντες οὗτοι υἱοὶ Ἰακὼβ δώδεκα· καὶ ταῦτα ἐλάλησεν αὐτοῖς ὁ πατὴρ αὐτῶν· καὶ εὐλόγησεν αὐτούς· ἕκαστον κατὰ τὴν εὐλογίαν αὐτοῦ εὐλόγησεν αὐτούς.</text:span><text:span text:style-name="T6754"><text:s/>29</text:span><text:span text:style-name="T6755"> Καὶ εἶπεν αὐτοῖς, ἐγὼ προστίθεμαι πρὸς τὸν ἐμὸν λαόν· θάψατέ με μετὰ τῶν πατέρων μου ἐν τῷ σπηλαίῳ, ὅ ἐστιν ἐν τῷ ἀγρῷ Ἐφρὼν τοῦ Χετταίου,</text:span><text:span text:style-name="T6756"><text:s/>30</text:span><text:span text:style-name="T6757"> ἐν τῷ σπηλαίῳ τῷ διπλῷ, τῷ ἀπέναντι Μαμβρῆ, ἐν γῇ Χαναὰν, ὃ ἐκτήσατο Ἁβραὰμ τὸ σπήλαιον παρὰ Ἐφρὼν τοῦ Χετταίου ἐν κτήσει μνημείου.</text:span><text:span text:style-name="T6758"><text:s/>31</text:span><text:span text:style-name="T6759"> Ἐκεῖ ἔθαψαν Ἁβραὰμ καὶ Σάῤῥαν τὴν γυναῖκα αὐτοῦ· ἐκεῖ ἔθαψαν Ἰσαὰκ καὶ Ῥεβέκκαν τὴν γυναῖκα αὐτοῦ· ἐκεῖ ἔθαψαν Λείαν·</text:span><text:span text:style-name="T6760"><text:s/>32</text:span><text:span text:style-name="T6761"> Ἐν κτήσει τοῦ ἀγροῦ καὶ τοῦ σπηλαίου τοῦ ὄντος ἐν αὐτῷ παρὰ τῶν υἱῶν Χέτ.</text:span><text:span text:style-name="T6762"><text:s/>33</text:span><text:span text:style-name="T6763"> Καὶ κατέπαυσεν Ἰακὼβ ἐπιτάσσων τοῖς υἱοῖς αὐτοῦ· καὶ ἐξάρας τοὺς πόδας αὐτοῦ ἐπὶ τὴν κλίνην, ἐξέλιπε· καὶ προσετέθη πρὸς τὸν λαὸν αὐτοῦ.</text:span></text:p>
            <text:p text:style-name="P6764">Genesis 50</text:p>
            <text:p text:style-name="P6765"><text:span text:style-name="T6766">1</text:span><text:span text:style-name="T6767"> Καὶ ἐπιπεσὼν Ἰωσὴφ ἐπὶ πρόσωπον τοῦ πατρὸς αὐτοῦ ἔκλαυσεν αὐτὸν, καὶ ἐφίλησεν αὐτόν.</text:span><text:span text:style-name="T6768"><text:s/>2</text:span><text:span text:style-name="T6769"> Καὶ προσέταξεν Ἰωσὴφ τοῖς παισὶν αὐτοῦ τοῖς ἐνταφιασταῖς, ἐνταφιάσαι τὸν πατέρα αὐτοῦ· καὶ ἐνεταφίασαν οἱ ἐνταφιασταὶ τὸν Ἰσραήλ.</text:span><text:span text:style-name="T6770"><text:s/>3</text:span><text:span text:style-name="T6771"> Καὶ ἐπλήρωσαν αὐτοῦ τεσσαράκοντα ἡμέρας· οὕτω γὰρ καταριθμοῦνται αἱ ἡμέραι τῆς ταφῆς· Καὶ ἐπένθησεν αὐτὸν Αἴγυπτος ἑβδομήκοντα ἡμέρας.</text:span><text:span text:style-name="T6772"><text:s/>4</text:span><text:span text:style-name="T6773"> Ἐπεὶ δὲ παρῆλθον αἱ ἡμέραι τοῦ πένθους, ἐλάλησεν Ἰωσὴφ πρὸς τοὺς δυνάστας Φαραὼ, λέγων, εἰ εὗρον χάριν ἐναντίον ὑμῶν, λαλήσατε περὶ ἐμοῦ εἰς τὰ ὦτα Φαραὼ, λέγοντες,</text:span><text:span text:style-name="T6774"><text:s/>5</text:span><text:span text:style-name="T6775"> ὁ πατήρ μου ὥρκισέ με, λέγων, ἐν τῷ μνημείῳ, ᾧ ὤρυξα ἐμαυτῷ ἐν γῇ Χαναὰν, ἐκεῖ με θάψεις· νῦν οὖν ἀναβὰς· θάψω τὸν πατέρα μου, καὶ ἐπανελεύσομαι·</text:span><text:span text:style-name="T6776"><text:s/>6</text:span><text:span text:style-name="T6777"> Καὶ εἶπε Φαραὼ τῷ Ἰωσήφ, ἀνάβηθι, θάψον τὸν πατέρα σου, καθάπερ ὥρκισέ σε.</text:span><text:span text:style-name="T6778"><text:s/>7</text:span><text:span text:style-name="T6779"> Καὶ ἀνέβη Ἰωσὴφ θάψαι τὸν πατέρα αὐτοῦ· καὶ συνανέβησαν μετ’ αὐτοῦ πάντες οἱ παῖδες Φαραὼ, καὶ οἱ πρεσβύτεροι τοῦ οἴκου αὐτοῦ, καὶ πάντες οἱ πρεσβύτεροι τῆς γῆς Αἰγύπτου,</text:span><text:span text:style-name="T6780"><text:s/>8</text:span><text:span text:style-name="T6781"> καὶ πᾶσα ἡ πανοικία Ἰωσὴφ, καὶ οἱ ἀδελφοὶ αὐτοῦ, καὶ πᾶσα ἡ οἰκία ἡ πατρικὴ αὐτοῦ, καὶ ἡ συγγένειαν αὐτοῦ· καὶ τὰ πρόβατα, καὶ τοὺς βόας ὑπελίποντο ἐν γῇ Γεσέμ.</text:span><text:span text:style-name="T6782"><text:s/>9</text:span><text:span text:style-name="T6783"> Καὶ συνανέβησαν μετ’ αὐτοῦ καὶ ἅρματα καὶ ἱππεῖς, καὶ ἐγένετο ἡ παρεμβολὴ μεγάλη σφόδρα.</text:span><text:span text:style-name="T6784"><text:s/>10</text:span><text:span text:style-name="T6785"> Καὶ παρεγένοντο εἰς ἅλωνα Ἀτάδ, ὅ ἐστι πέραν τοῦ Ἰορδάνου· καὶ ἐκόψαντο αὐτὸν κοπετὸν μέγαν καὶ ἰσχυρὸν σφόδρα· καὶ ἐποίησε τὸ πένθος τῷ πατρὶ αὐτοῦ ἑπτὰ ἡμέρας.</text:span><text:span text:style-name="T6786"><text:s/>11</text:span><text:span text:style-name="T6787"> Καὶ εἶδον οἱ κάτοικοι τῆς γῆς Χαναὰν τὸ πένθος ἐπὶ ἅλωνι Ἀτὰδ, καὶ εἶπαν, πένθος μέγα τοῦτό ἐστι τοῖς Αἰγυπτίοις· διὰ τοῦτο ἐκάλεσε τὸ ὄνομα αὐτοῦ, Πένθος Αἰγύπτου, ὅ ἐστι πέραν τοῦ Ἰορδάνου.</text:span><text:span text:style-name="T6788"><text:s/>12</text:span><text:span text:style-name="T6789"> Καὶ ἐποίησαν αὐτῷ οὕτως οἱ υἱοὶ αὐτοῦ.</text:span><text:span text:style-name="T6790"><text:s/>13</text:span><text:span text:style-name="T6791"> Καὶ ἀνέλαβον αὐτὸν οἱ υἱοὶ αὐτοῦ εἰς γῆν Χαναάν· καὶ ἔθαψαν αὐτὸν εἰς τὸ σπήλαιον τὸ διπλοῦν, ὃ ἐκτήσατο Ἁβραὰμ τὸ σπήλαιον ἐν κτήσει μνημείου παρὰ Ἐφρὼν τοῦ Χετταίου, κατέναντι Μαμβρῆ.</text:span><text:span text:style-name="T6792"><text:s/>14</text:span><text:span text:style-name="T6793"> Καὶ ὑπέστρεψεν Ἰωσὴφ εἰς Αἴγυπτον, αὐτὸς καὶ οἱ ἀδελφοὶ αὐτοῦ, καὶ οἱ συναναβάντες θάψαι τὸν πατέρα αὐτοῦ. ​</text:span><text:span text:style-name="T6794"><text:s/>15</text:span><text:span text:style-name="T6795"> Ἰδόντες δὲ οἱ ἀδελφοὶ Ἰωσὴφ, ὅτι τέθνηκεν ὁ πατὴρ αὐτῶν, εἶπαν, μή ποτε μνησικακήσῃ ἡμῖν Ἰωσὴφ, καὶ ἀνταπόδομα ἀνταποδῷ ἡμῖν πάντα τὰ κακὰ, ἃ ἐνεδειξάμεθα εἰς αὐτὸν.</text:span><text:span text:style-name="T6796"><text:s/>16</text:span><text:span text:style-name="T6797"> Καὶ παραγενόμενοι πρὸς Ἰωσὴφ εἶπαν, ὁ πατήρ σου ὥρκισε πρὸ τοῦ τελευτῆσαι αὐτὸν, λέγων,</text:span><text:span text:style-name="T6798"><text:s/>17</text:span><text:span text:style-name="T6799"> οὕτως εἴπατε Ἰωσήφ· ἄφες αὐτοῖς τὴν ἀδικίαν καὶ τὴν ἁμαρτίαν αὐτῶν, ὅτι πονηρά σοι ἐνεδείξαντο· καὶ νῦν δέξαι τὴν ἀδικίαν τῶν θεραπόντων τοῦ Θυ τοῦ πατρός σου· καὶ ἔκλαυσεν Ἰωσὴφ λαλούντων αὐτῶν πρὸς αὐτόν.</text:span><text:span text:style-name="T6800"><text:s/>18</text:span><text:span text:style-name="T6801"> Καὶ ἐλθόντες πρὸς αὐτὸν εἶπαν, οἵδε ἡμεῖς σοὶ ἱκέται.</text:span><text:span text:style-name="T6802"><text:s/>19</text:span><text:span text:style-name="T6803"> Καὶ εἶπεν αὐτοῖς Ἰωσὴφ, μὴ φοβεῖσθε, τοῦ γὰρ Θυ εἰμι ἐγώ.</text:span><text:span text:style-name="T6804"><text:s/>20</text:span><text:span text:style-name="T6805"> Ὑμεῖς ἐβουλεύσασθε κατ’ ἐμοῦ εἰς πονηρὰ, ὁ δὲ Θς ἐβουλεύσατο περὶ ἐμοῦ εἰς ἀγαθὰ, ὅπως ἂν γενηθῇ ὡς σήμερον, καὶ τραφῇ λαὸς πολύς.</text:span><text:span text:style-name="T6806"><text:s/>21</text:span><text:span text:style-name="T6807"> Καὶ εἶπεν αὐτοῖς, μὴ φοβεῖσθε· ἐγὼ διαθρέψω ὑμᾶς, καὶ τὰς οἰκίας ὑμῶν· καὶ παρεκάλεσεν αὐτοὺς, καὶ ἐλάλησεν αὐτῶν εἰς τὴν καρδίαν.</text:span><text:span text:style-name="T6808"><text:s/>22</text:span><text:span text:style-name="T6809"> Καὶ κατῴκησεν Ἰωσὴφ ἐν Αἰγύπτῳ, αὐτὸς καὶ οἱ ἀδελφοὶ αὐτοῦ, καὶ πᾶσα ἡ πανοικία τοῦ πατρὸς αὐτοῦ· καὶ ἔζησεν Ἰωσὴφ ἔτη ἑκατὸν δέκα.</text:span><text:span text:style-name="T6810"><text:s/>23</text:span><text:span text:style-name="T6811"> Καὶ εἶδεν Ἰωσὴφ Ἐφραὶμ παιδία, ἕως τρίτης γενεᾶς· καὶ οἱ υἱοὶ Μαχεὶρ τοῦ υἱοῦ Μανασσῆ ἐτέχθησαν ἐπὶ μηρῶν Ἰωσήφ.</text:span><text:span text:style-name="T6812"><text:s/>24</text:span><text:span text:style-name="T6813"> Καὶ εἶπεν Ἰωσὴφ τοῖς ἀδελφοῖς αὐτοῦ, λέγων, ἐγὼ ἀποθνήσκω· ἐπισκοπῇ δὲ ἐπισκέψεται ὁ Θς ὑμᾶς, καὶ ἀνάξει ὑμᾶς ἐκ τῆς γῆς ταύτης εἰς τὴν γῆν, ἣν ὤμοσεν ὁ Θς τοῖς πατράσιν ἡμῶν, Ἁβραὰμ, Ἰσαὰκ, καὶ Ἰακώβ.</text:span><text:span text:style-name="T6814"><text:s/>25</text:span><text:span text:style-name="T6815"> Καὶ ὥρκισεν Ἰωσὴφ τοὺς υἱοὺς Ἰσραὴλ, λέγων, ἐν τῇ ἐπισκοπῇ ᾗ ἐπισκέψηται ὁ Θς ὑμᾶς, καὶ συνανοίσετε τὰ ὀστᾶ μου ἐντεῦθεν μεθ’ ὑμῶν.</text:span><text:span text:style-name="T6816"><text:s/>26</text:span><text:span text:style-name="T6817"> Καὶ ἐτελεύτησεν Ἰωσὴφ ἐτῶν ἑκατὸν δέκα· καὶ ἔθαψαν αὐτὸν, καὶ ἔθηκαν ἐν τῇ σορῷ ἐν Αἰγύπτῳ.</text:span></text:p>
            <text:p text:style-name="P6818"/>
          </table:table-cell>
        </table:table-row>
      </table:table>
      <text:p text:style-name="P681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Lucida Sans Unicode" svg:font-family="Lucida Sans Unicode" style:font-family-generic="swiss" style:font-pitch="variable" svg:panose-1="2 11 6 2 3 5 4 2 2 4"/>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Gentium" svg:font-family="Gentium" style:font-family-generic="system" style:font-pitch="variable" svg:panose-1="2 0 5 3 6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widows="2" fo:orphans="2" style:vertical-align="auto" fo:margin-top="0.3333in" fo:line-height="115%"/>
      <style:text-properties style:font-name="Cambria" style:font-name-asian="Times New Roman" style:font-name-complex="Times New Roman" fo:font-weight="bold" style:font-weight-asian="bold" style:font-weight-complex="bold" fo:color="#365F91" style:letter-kerning="false" fo:font-size="14pt" style:font-size-asian="14pt" style:font-size-complex="14pt" style:language-asian="en" style:country-asian="US" style:language-complex="ar" style:country-complex="SA" fo:hyphenate="false"/>
    </style:style>
    <style:style style:name="Heading2" style:display-name="Heading 2" style:family="paragraph" style:parent-style-name="Normal" style:next-style-name="Normal" style:default-outline-level="2">
      <style:paragraph-properties fo:keep-with-next="always" fo:keep-together="always" fo:widows="2" fo:orphans="2" style:vertical-align="auto" fo:margin-top="0.1388in" fo:line-height="115%"/>
      <style:text-properties style:font-name="Cambria" style:font-name-asian="Times New Roman" style:font-name-complex="Times New Roman" fo:font-weight="bold" style:font-weight-asian="bold" style:font-weight-complex="bold" fo:color="#4F81BD" style:letter-kerning="false" fo:font-size="13pt" style:font-size-asian="13pt" style:font-size-complex="13pt" style:language-asian="en" style:country-asian="US" style:language-complex="ar" style:country-complex="SA" fo:hyphenate="false"/>
    </style:style>
    <style:style style:name="Normal" style:display-name="Normal" style:family="paragraph">
      <style:paragraph-properties fo:widows="0" fo:orphans="0" style:vertical-align="baseline" fo:margin-bottom="0in" fo:line-height="100%"/>
      <style:text-properties style:font-name="Times New Roman" style:font-name-asian="Lucida Sans Unicode" style:font-name-complex="Mangal" style:letter-kerning="true" fo:font-size="12pt" style:font-size-asian="12pt" style:font-size-complex="12pt" style:language-asian="zh" style:country-asian="CN" style:language-complex="hi" style:country-complex="IN" fo:hyphenate="false"/>
    </style:style>
    <style:style style:name="DefaultParagraphFont" style:display-name="Default Paragraph Font" style:family="text"/>
    <style:style style:name="Standard" style:display-name="Standard" style:family="paragraph">
      <style:paragraph-properties fo:widows="0" fo:orphans="0" style:vertical-align="baseline" fo:margin-bottom="0in" fo:line-height="100%"/>
      <style:text-properties style:font-name="Times New Roman" style:font-name-asian="Lucida Sans Unicode" style:font-name-complex="Mangal"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neNumber" style:display-name="Line Number" style:family="text" style:parent-style-name="DefaultParagraphFont"/>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HeaderChar" style:display-name="Header Char" style:family="text" style:parent-style-name="DefaultParagraphFont">
      <style:text-properties style:font-name="Times New Roman" style:font-name-asian="Lucida Sans Unicode" style:font-name-complex="Mangal" style:letter-kerning="true" fo:font-size="12pt" style:font-size-asian="12pt" style:font-size-complex="10.5pt" style:language-asian="zh" style:country-asian="CN" style:language-complex="hi" style:country-complex="IN"/>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size-complex="10.5pt" fo:hyphenate="false"/>
    </style:style>
    <style:style style:name="FooterChar" style:display-name="Footer Char" style:family="text" style:parent-style-name="DefaultParagraphFont">
      <style:text-properties style:font-name="Times New Roman" style:font-name-asian="Lucida Sans Unicode" style:font-name-complex="Mangal" style:letter-kerning="true" fo:font-size="12pt" style:font-size-asian="12pt" style:font-size-complex="10.5pt" style:language-asian="zh" style:country-asian="CN" style:language-complex="hi" style:country-complex="IN"/>
    </style:style>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erChar1" style:display-name="Header Char1" style:family="text" style:parent-style-name="DefaultParagraphFont">
      <style:text-properties style:font-name="Times New Roman" style:font-name-asian="Lucida Sans Unicode" style:font-name-complex="Mangal" style:letter-kerning="true" fo:font-size="12pt" style:font-size-asian="12pt" style:font-size-complex="10.5pt" style:language-asian="zh" style:country-asian="CN" style:language-complex="hi" style:country-complex="IN"/>
    </style:style>
    <style:style style:name="FooterChar1" style:display-name="Footer Char1" style:family="text" style:parent-style-name="DefaultParagraphFont">
      <style:text-properties style:font-name="Times New Roman" style:font-name-asian="Lucida Sans Unicode" style:font-name-complex="Mangal" style:letter-kerning="true" fo:font-size="12pt" style:font-size-asian="12pt" style:font-size-complex="10.5pt" style:language-asian="zh" style:country-asian="CN" style:language-complex="hi" style:country-complex="IN"/>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andard1" style:display-name="Standard1" style:family="paragraph">
      <style:paragraph-properties fo:widows="0" fo:orphans="0" style:vertical-align="baseline" fo:margin-bottom="0in" fo:line-height="100%"/>
      <style:text-properties style:font-name="Times New Roman" style:font-name-asian="Lucida Sans Unicode" style:font-name-complex="Mangal" style:letter-kerning="true" fo:font-size="12pt" style:font-size-asian="12pt" style:font-size-complex="12pt" style:language-asian="zh" style:country-asian="CN" style:language-complex="hi" style:country-complex="IN" fo:hyphenate="false"/>
    </style:style>
    <style:style style:name="Heading10" style:display-name="Heading1"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1" style:display-name="Text body1" style:family="paragraph" style:parent-style-name="Standard">
      <style:paragraph-properties fo:margin-bottom="0.0833in"/>
      <style:text-properties fo:hyphenate="false"/>
    </style:style>
    <style:style style:name="Index1" style:display-name="Index1" style:family="paragraph" style:parent-style-name="Standard">
      <style:paragraph-properties text:number-lines="false"/>
      <style:text-properties fo:hyphenate="false"/>
    </style:style>
    <style:style style:name="TableContents1" style:display-name="Table Contents1" style:family="paragraph" style:parent-style-name="Standard">
      <style:paragraph-properties text:number-lines="false"/>
      <style:text-properties fo:hyphenate="false"/>
    </style:style>
    <style:style style:name="HeaderChar2" style:display-name="Header Char2" style:family="text" style:parent-style-name="DefaultParagraphFont">
      <style:text-properties style:font-name="Times New Roman" style:font-name-asian="Lucida Sans Unicode" style:font-name-complex="Mangal" style:letter-kerning="true" fo:font-size="12pt" style:font-size-asian="12pt" style:font-size-complex="10.5pt" style:language-asian="zh" style:country-asian="CN" style:language-complex="hi" style:country-complex="IN"/>
    </style:style>
    <style:style style:name="FooterChar2" style:display-name="Footer Char2" style:family="text" style:parent-style-name="DefaultParagraphFont">
      <style:text-properties style:font-name="Times New Roman" style:font-name-asian="Lucida Sans Unicode" style:font-name-complex="Mangal" style:letter-kerning="true" fo:font-size="12pt" style:font-size-asian="12pt" style:font-size-complex="10.5pt" style:language-asian="zh" style:country-asian="CN" style:language-complex="hi" style:country-complex="IN"/>
    </style:style>
    <style:style style:name="Standard2" style:display-name="Standard2" style:family="paragraph">
      <style:paragraph-properties fo:widows="0" fo:orphans="0" style:vertical-align="baseline" fo:margin-bottom="0in" fo:line-height="100%"/>
      <style:text-properties style:font-name="Times New Roman" style:font-name-asian="Lucida Sans Unicode" style:font-name-complex="Mangal" style:letter-kerning="true" fo:font-size="12pt" style:font-size-asian="12pt" style:font-size-complex="12pt" style:language-asian="zh" style:country-asian="CN" style:language-complex="hi" style:country-complex="IN" fo:hyphenate="false"/>
    </style:style>
    <style:style style:name="Heading20" style:display-name="Heading2"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2" style:display-name="Text body2" style:family="paragraph" style:parent-style-name="Standard">
      <style:paragraph-properties fo:margin-bottom="0.0833in"/>
      <style:text-properties fo:hyphenate="false"/>
    </style:style>
    <style:style style:name="Index2" style:display-name="Index2" style:family="paragraph" style:parent-style-name="Standard">
      <style:paragraph-properties text:number-lines="false"/>
      <style:text-properties fo:hyphenate="false"/>
    </style:style>
    <style:style style:name="TableContents2" style:display-name="Table Contents2" style:family="paragraph" style:parent-style-name="Standard">
      <style:paragraph-properties text:number-lines="false"/>
      <style:text-properties fo:hyphenate="false"/>
    </style:style>
    <style:style style:name="HeaderChar3" style:display-name="Header Char3" style:family="text" style:parent-style-name="DefaultParagraphFont">
      <style:text-properties style:font-name="Times New Roman" style:font-name-asian="Lucida Sans Unicode" style:font-name-complex="Mangal" style:letter-kerning="true" fo:font-size="12pt" style:font-size-asian="12pt" style:font-size-complex="10.5pt" style:language-asian="zh" style:country-asian="CN" style:language-complex="hi" style:country-complex="IN"/>
    </style:style>
    <style:style style:name="FooterChar3" style:display-name="Footer Char3" style:family="text" style:parent-style-name="DefaultParagraphFont">
      <style:text-properties style:font-name="Times New Roman" style:font-name-asian="Lucida Sans Unicode" style:font-name-complex="Mangal" style:letter-kerning="true" fo:font-size="12pt" style:font-size-asian="12pt" style:font-size-complex="10.5pt" style:language-asian="zh" style:country-asian="CN" style:language-complex="hi" style:country-complex="IN"/>
    </style:style>
    <style:style style:name="Heading1Char1" style:display-name="Heading 1 Char1"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1" style:display-name="Heading 2 Char1"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erChar11" style:display-name="Header Char11" style:family="text" style:parent-style-name="DefaultParagraphFont">
      <style:text-properties style:font-name="Times New Roman" style:font-name-asian="Lucida Sans Unicode" style:font-name-complex="Mangal" style:letter-kerning="true" fo:font-size="12pt" style:font-size-asian="12pt" style:font-size-complex="10.5pt" style:language-asian="zh" style:country-asian="CN" style:language-complex="hi" style:country-complex="IN"/>
    </style:style>
    <style:style style:name="FooterChar11" style:display-name="Footer Char11" style:family="text" style:parent-style-name="DefaultParagraphFont">
      <style:text-properties style:font-name="Times New Roman" style:font-name-asian="Lucida Sans Unicode" style:font-name-complex="Mangal" style:letter-kerning="true" fo:font-size="12pt" style:font-size-asian="12pt" style:font-size-complex="10.5pt" style:language-asian="zh" style:country-asian="CN" style:language-complex="hi" style:country-complex="IN"/>
    </style:style>
    <style:style style:name="Standard11" style:display-name="Standard11" style:family="paragraph">
      <style:paragraph-properties fo:widows="0" fo:orphans="0" style:vertical-align="baseline" fo:margin-bottom="0in" fo:line-height="100%"/>
      <style:text-properties style:font-name="Times New Roman" style:font-name-asian="Lucida Sans Unicode" style:font-name-complex="Mangal" style:letter-kerning="true" fo:font-size="12pt" style:font-size-asian="12pt" style:font-size-complex="12pt" style:language-asian="zh" style:country-asian="CN" style:language-complex="hi" style:country-complex="IN" fo:hyphenate="false"/>
    </style:style>
    <style:style style:name="Heading11" style:display-name="Heading11"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11" style:display-name="Text body11" style:family="paragraph" style:parent-style-name="Standard">
      <style:paragraph-properties fo:margin-bottom="0.0833in"/>
      <style:text-properties fo:hyphenate="false"/>
    </style:style>
    <style:style style:name="Index11" style:display-name="Index11" style:family="paragraph" style:parent-style-name="Standard">
      <style:paragraph-properties text:number-lines="false"/>
      <style:text-properties fo:hyphenate="false"/>
    </style:style>
    <style:style style:name="TableContents11" style:display-name="Table Contents11" style:family="paragraph" style:parent-style-name="Standard">
      <style:paragraph-properties text:number-lines="false"/>
      <style:text-properties fo:hyphenate="false"/>
    </style:style>
    <style:style style:name="HeaderChar21" style:display-name="Header Char21" style:family="text" style:parent-style-name="DefaultParagraphFont">
      <style:text-properties style:font-name="Times New Roman" style:font-name-asian="Lucida Sans Unicode" style:font-name-complex="Mangal" style:letter-kerning="true" fo:font-size="12pt" style:font-size-asian="12pt" style:font-size-complex="10.5pt" style:language-asian="zh" style:country-asian="CN" style:language-complex="hi" style:country-complex="IN"/>
    </style:style>
    <style:style style:name="FooterChar21" style:display-name="Footer Char21" style:family="text" style:parent-style-name="DefaultParagraphFont">
      <style:text-properties style:font-name="Times New Roman" style:font-name-asian="Lucida Sans Unicode" style:font-name-complex="Mangal" style:letter-kerning="true" fo:font-size="12pt" style:font-size-asian="12pt" style:font-size-complex="10.5pt" style:language-asian="zh" style:country-asian="CN" style:language-complex="hi" style:country-complex="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6in" fo:page-height="9in" style:print-orientation="portrait" fo:margin-top="0.3in" fo:margin-left="0.4in" fo:margin-bottom="0.3in" fo:margin-right="0.4in" style:num-format="1" style:writing-mode="lr-tb">
        <style:footnote-sep style:width="0.007in" style:rel-width="33%" style:color="#000000" style:line-style="solid" style:adjustment="left"/>
      </style:page-layout-properties>
      <style:header-style>
        <style:header-footer-properties style:dynamic-spacing="true" fo:min-height="0.1in"/>
      </style:header-style>
      <style:footer-style>
        <style:header-footer-properties style:dynamic-spacing="true" fo:min-height="0.1in"/>
      </style:footer-style>
    </style:page-layout>
    <style:style style:name="TableColumn8" style:family="table-column">
      <style:table-column-properties style:column-width="0.9479in"/>
    </style:style>
    <style:style style:name="TableColumn9" style:family="table-column">
      <style:table-column-properties style:column-width="4.402in"/>
    </style:style>
    <style:style style:name="Table7" style:family="table">
      <style:table-properties style:width="5.35in" style:rel-width="100%" fo:margin-left="0in" table:align="left"/>
    </style:style>
    <style:style style:name="TableRow10" style:family="table-row">
      <style:table-row-properties/>
    </style:style>
    <style:style style:name="TableCell11" style:family="table-cell">
      <style:table-cell-properties fo:border-top="none" fo:border-left="none" fo:border-bottom="0.0069in solid #000000" fo:border-right="none" style:vertical-align="middle" fo:padding-top="0in" fo:padding-left="0.075in" fo:padding-bottom="0in" fo:padding-right="0.075in"/>
    </style:style>
    <style:style style:name="P12" style:parent-style-name="Standard2" style:family="paragraph">
      <style:paragraph-properties style:text-autospace="none" fo:margin-top="0.0208in" fo:margin-bottom="0.0208in" fo:margin-right="0.0312in"/>
      <style:text-properties style:font-name-asian="Tahoma" style:font-name-complex="Times New Roman" fo:font-weight="bold" style:font-weight-asian="bold" style:font-weight-complex="bold" fo:color="#000000" fo:font-size="14pt" style:font-size-asian="14pt" style:font-size-complex="14pt"/>
    </style:style>
    <style:style style:name="TableCell13" style:family="table-cell">
      <style:table-cell-properties fo:border-top="none" fo:border-left="none" fo:border-bottom="0.0069in dotted #000000" fo:border-right="none" fo:padding-top="0in" fo:padding-left="0.075in" fo:padding-bottom="0in" fo:padding-right="0.075in"/>
    </style:style>
    <style:style style:name="P14" style:parent-style-name="Standard2" style:family="paragraph">
      <style:paragraph-properties style:text-autospace="none" fo:margin-top="0.0208in" fo:margin-bottom="0.0208in" fo:margin-right="0.0312in"/>
      <style:text-properties style:font-name-asian="Tahoma" style:font-name-complex="Times New Roman" fo:font-weight="bold" style:font-weight-asian="bold" style:font-weight-complex="bold" fo:color="#000000" fo:font-size="14pt" style:font-size-asian="14pt" style:font-size-complex="14pt"/>
    </style:style>
    <style:style style:name="TableRow15" style:family="table-row">
      <style:table-row-properties/>
    </style:style>
    <style:style style:name="P16" style:parent-style-name="Standard2" style:family="paragraph">
      <style:paragraph-properties style:text-autospace="none" fo:margin-top="0.0208in" fo:margin-bottom="0.0208in" fo:margin-right="0.0312in"/>
      <style:text-properties style:font-name-asian="Tahoma" style:font-name-complex="Times New Roman" fo:font-weight="bold" style:font-weight-asian="bold" style:font-weight-complex="bold" fo:color="#000000" fo:font-size="14pt" style:font-size-asian="14pt" style:font-size-complex="14pt"/>
    </style:style>
    <style:style style:name="TableCell17" style:family="table-cell">
      <style:table-cell-properties fo:border-top="0.0069in dotted #000000" fo:border-left="none" fo:border-bottom="0.0069in solid #000000" fo:border-right="none" fo:padding-top="0in" fo:padding-left="0.075in" fo:padding-bottom="0in" fo:padding-right="0.075in"/>
    </style:style>
    <style:style style:name="P18" style:parent-style-name="Standard2" style:family="paragraph">
      <style:paragraph-properties style:text-autospace="none" fo:margin-top="0.0208in" fo:margin-bottom="0.0208in" fo:margin-right="0.0312in"/>
      <style:text-properties style:font-name-asian="Tahoma" style:font-name-complex="Times New Roman" style:font-weight-complex="bold" fo:color="#000000" fo:font-size="11pt" style:font-size-asian="11pt" style:font-size-complex="11pt"/>
    </style:style>
    <style:style style:name="TableColumn20" style:family="table-column">
      <style:table-column-properties style:column-width="4.5125in"/>
    </style:style>
    <style:style style:name="TableColumn21" style:family="table-column">
      <style:table-column-properties style:column-width="0.8375in"/>
    </style:style>
    <style:style style:name="Table19" style:family="table">
      <style:table-properties style:width="5.35in" style:rel-width="100%" fo:margin-left="0in" table:align="left"/>
    </style:style>
    <style:style style:name="TableRow22" style:family="table-row">
      <style:table-row-properties/>
    </style:style>
    <style:style style:name="TableCell23" style:family="table-cell">
      <style:table-cell-properties fo:border-top="none" fo:border-left="none" fo:border-bottom="0.0069in dotted #000000" fo:border-right="none" fo:padding-top="0in" fo:padding-left="0.075in" fo:padding-bottom="0in" fo:padding-right="0.075in"/>
    </style:style>
    <style:style style:name="P24" style:parent-style-name="Standard2" style:family="paragraph">
      <style:paragraph-properties style:text-autospace="none" fo:margin-top="0.0208in" fo:margin-bottom="0.0208in" fo:margin-right="0.0312in"/>
      <style:text-properties style:font-name-asian="Tahoma" style:font-name-complex="Times New Roman" fo:font-weight="bold" style:font-weight-asian="bold" style:font-weight-complex="bold" fo:color="#000000" fo:font-size="14pt" style:font-size-asian="14pt" style:font-size-complex="14pt"/>
    </style:style>
    <style:style style:name="TableCell25" style:family="table-cell">
      <style:table-cell-properties fo:border-top="none" fo:border-left="none" fo:border-bottom="0.0069in solid #000000" fo:border-right="none" style:vertical-align="middle" fo:padding-top="0in" fo:padding-left="0.075in" fo:padding-bottom="0in" fo:padding-right="0.075in"/>
    </style:style>
    <style:style style:name="P26" style:parent-style-name="Standard2" style:family="paragraph">
      <style:paragraph-properties style:text-autospace="none" fo:margin-top="0.0208in" fo:margin-bottom="0.0208in" fo:margin-right="0.0312in"/>
      <style:text-properties style:font-name-asian="Tahoma" style:font-name-complex="Times New Roman" fo:font-weight="bold" style:font-weight-asian="bold" style:font-weight-complex="bold" fo:color="#000000" fo:font-size="14pt" style:font-size-asian="14pt" style:font-size-complex="14pt"/>
    </style:style>
    <style:style style:name="TableRow27" style:family="table-row">
      <style:table-row-properties/>
    </style:style>
    <style:style style:name="TableCell28" style:family="table-cell">
      <style:table-cell-properties fo:border-top="0.0069in dotted #000000" fo:border-left="none" fo:border-bottom="0.0069in solid #000000" fo:border-right="none" style:vertical-align="middle" fo:padding-top="0in" fo:padding-left="0.075in" fo:padding-bottom="0in" fo:padding-right="0.075in"/>
    </style:style>
    <style:style style:name="P29" style:parent-style-name="Standard2" style:family="paragraph">
      <style:paragraph-properties style:text-autospace="none" fo:text-align="end" fo:margin-top="0.0208in" fo:margin-bottom="0.0208in" fo:margin-right="0.0312in"/>
      <style:text-properties style:font-name-asian="Tahoma" style:font-name-complex="Times New Roman" style:font-weight-complex="bold" fo:color="#000000" fo:font-size="11pt" style:font-size-asian="11pt" style:font-size-complex="11pt"/>
    </style:style>
    <style:style style:name="P30" style:parent-style-name="Standard2" style:family="paragraph">
      <style:paragraph-properties style:text-autospace="none" fo:margin-top="0.0208in" fo:margin-bottom="0.0208in" fo:margin-right="0.0312in"/>
      <style:text-properties style:font-name-asian="Tahoma" style:font-name-complex="Times New Roman" fo:font-weight="bold" style:font-weight-asian="bold" style:font-weight-complex="bold" fo:color="#000000" fo:font-size="14pt" style:font-size-asian="14pt" style:font-size-complex="14pt"/>
    </style:style>
    <style:style style:name="P31" style:parent-style-name="Footer" style:family="paragraph">
      <style:paragraph-properties fo:text-align="end"/>
    </style:style>
    <style:page-layout style:name="PL1">
      <style:page-layout-properties fo:page-width="6in" fo:page-height="9in" style:print-orientation="portrait" fo:margin-top="0.3in" fo:margin-left="0.4in" fo:margin-bottom="0.3in" fo:margin-right="0.4in" style:num-format="1" style:writing-mode="lr-tb">
        <style:footnote-sep style:width="0.007in" style:rel-width="33%" style:color="#000000" style:line-style="solid" style:adjustment="left"/>
      </style:page-layout-properties>
      <style:header-style>
        <style:header-footer-properties style:dynamic-spacing="true" fo:min-height="0.1in"/>
      </style:header-style>
      <style:footer-style>
        <style:header-footer-properties style:dynamic-spacing="true" fo:min-height="0.1in"/>
      </style:footer-style>
    </style:page-layout>
    <style:style style:name="TableColumn6821" style:family="table-column">
      <style:table-column-properties style:column-width="0.9479in"/>
    </style:style>
    <style:style style:name="TableColumn6822" style:family="table-column">
      <style:table-column-properties style:column-width="4.402in"/>
    </style:style>
    <style:style style:name="Table6820" style:family="table">
      <style:table-properties style:width="5.35in" style:rel-width="100%" fo:margin-left="0in" table:align="left"/>
    </style:style>
    <style:style style:name="TableRow6823" style:family="table-row">
      <style:table-row-properties/>
    </style:style>
    <style:style style:name="TableCell6824" style:family="table-cell">
      <style:table-cell-properties fo:border-top="none" fo:border-left="none" fo:border-bottom="0.0069in solid #000000" fo:border-right="none" style:vertical-align="middle" fo:padding-top="0in" fo:padding-left="0.075in" fo:padding-bottom="0in" fo:padding-right="0.075in"/>
    </style:style>
    <style:style style:name="P6825" style:parent-style-name="Standard" style:family="paragraph">
      <style:paragraph-properties style:text-autospace="none" fo:margin-top="0.0208in" fo:margin-bottom="0.0208in" fo:margin-right="0.0312in"/>
      <style:text-properties style:font-name-asian="Tahoma" style:font-name-complex="Times New Roman" fo:font-weight="bold" style:font-weight-asian="bold" style:font-weight-complex="bold" fo:color="#000000" fo:font-size="14pt" style:font-size-asian="14pt" style:font-size-complex="14pt"/>
    </style:style>
    <style:style style:name="TableCell6826" style:family="table-cell">
      <style:table-cell-properties fo:border-top="none" fo:border-left="none" fo:border-bottom="0.0069in dotted #000000" fo:border-right="none" fo:padding-top="0in" fo:padding-left="0.075in" fo:padding-bottom="0in" fo:padding-right="0.075in"/>
    </style:style>
    <style:style style:name="P6827" style:parent-style-name="Standard" style:family="paragraph">
      <style:paragraph-properties style:text-autospace="none" fo:margin-top="0.0208in" fo:margin-bottom="0.0208in" fo:margin-right="0.0312in"/>
      <style:text-properties style:font-name-asian="Tahoma" style:font-name-complex="Times New Roman" fo:font-weight="bold" style:font-weight-asian="bold" style:font-weight-complex="bold" fo:color="#000000" fo:font-size="14pt" style:font-size-asian="14pt" style:font-size-complex="14pt"/>
    </style:style>
    <style:style style:name="TableRow6828" style:family="table-row">
      <style:table-row-properties/>
    </style:style>
    <style:style style:name="P6829" style:parent-style-name="Standard" style:family="paragraph">
      <style:paragraph-properties style:text-autospace="none" fo:margin-top="0.0208in" fo:margin-bottom="0.0208in" fo:margin-right="0.0312in"/>
      <style:text-properties style:font-name-asian="Tahoma" style:font-name-complex="Times New Roman" fo:font-weight="bold" style:font-weight-asian="bold" style:font-weight-complex="bold" fo:color="#000000" fo:font-size="14pt" style:font-size-asian="14pt" style:font-size-complex="14pt"/>
    </style:style>
    <style:style style:name="TableCell6830" style:family="table-cell">
      <style:table-cell-properties fo:border-top="0.0069in dotted #000000" fo:border-left="none" fo:border-bottom="0.0069in solid #000000" fo:border-right="none" fo:padding-top="0in" fo:padding-left="0.075in" fo:padding-bottom="0in" fo:padding-right="0.075in"/>
    </style:style>
    <style:style style:name="P6831" style:parent-style-name="Standard" style:family="paragraph">
      <style:paragraph-properties style:text-autospace="none" fo:margin-top="0.0208in" fo:margin-bottom="0.0208in" fo:margin-right="0.0312in"/>
      <style:text-properties style:font-name-asian="Tahoma" style:font-name-complex="Times New Roman" style:font-weight-complex="bold" fo:color="#000000" fo:font-size="11pt" style:font-size-asian="11pt" style:font-size-complex="11pt"/>
    </style:style>
    <style:style style:name="TableColumn6833" style:family="table-column">
      <style:table-column-properties style:column-width="4.5125in"/>
    </style:style>
    <style:style style:name="TableColumn6834" style:family="table-column">
      <style:table-column-properties style:column-width="0.8375in"/>
    </style:style>
    <style:style style:name="Table6832" style:family="table">
      <style:table-properties style:width="5.35in" style:rel-width="100%" fo:margin-left="0in" table:align="left"/>
    </style:style>
    <style:style style:name="TableRow6835" style:family="table-row">
      <style:table-row-properties/>
    </style:style>
    <style:style style:name="TableCell6836" style:family="table-cell">
      <style:table-cell-properties fo:border-top="none" fo:border-left="none" fo:border-bottom="0.0069in dotted #000000" fo:border-right="none" fo:padding-top="0in" fo:padding-left="0.075in" fo:padding-bottom="0in" fo:padding-right="0.075in"/>
    </style:style>
    <style:style style:name="P6837" style:parent-style-name="Standard" style:family="paragraph">
      <style:paragraph-properties style:text-autospace="none" fo:margin-top="0.0208in" fo:margin-bottom="0.0208in" fo:margin-right="0.0312in"/>
      <style:text-properties style:font-name-asian="Tahoma" style:font-name-complex="Times New Roman" fo:font-weight="bold" style:font-weight-asian="bold" style:font-weight-complex="bold" fo:color="#000000" fo:font-size="14pt" style:font-size-asian="14pt" style:font-size-complex="14pt"/>
    </style:style>
    <style:style style:name="TableCell6838" style:family="table-cell">
      <style:table-cell-properties fo:border-top="none" fo:border-left="none" fo:border-bottom="0.0069in solid #000000" fo:border-right="none" style:vertical-align="middle" fo:padding-top="0in" fo:padding-left="0.075in" fo:padding-bottom="0in" fo:padding-right="0.075in"/>
    </style:style>
    <style:style style:name="P6839" style:parent-style-name="Standard" style:family="paragraph">
      <style:paragraph-properties style:text-autospace="none" fo:margin-top="0.0208in" fo:margin-bottom="0.0208in" fo:margin-right="0.0312in"/>
      <style:text-properties style:font-name-asian="Tahoma" style:font-name-complex="Times New Roman" fo:font-weight="bold" style:font-weight-asian="bold" style:font-weight-complex="bold" fo:color="#000000" fo:font-size="14pt" style:font-size-asian="14pt" style:font-size-complex="14pt"/>
    </style:style>
    <style:style style:name="TableRow6840" style:family="table-row">
      <style:table-row-properties/>
    </style:style>
    <style:style style:name="TableCell6841" style:family="table-cell">
      <style:table-cell-properties fo:border-top="0.0069in dotted #000000" fo:border-left="none" fo:border-bottom="0.0069in solid #000000" fo:border-right="none" style:vertical-align="middle" fo:padding-top="0in" fo:padding-left="0.075in" fo:padding-bottom="0in" fo:padding-right="0.075in"/>
    </style:style>
    <style:style style:name="P6842" style:parent-style-name="Standard" style:family="paragraph">
      <style:paragraph-properties style:text-autospace="none" fo:text-align="end" fo:margin-top="0.0208in" fo:margin-bottom="0.0208in" fo:margin-right="0.0312in"/>
      <style:text-properties style:font-name-asian="Tahoma" style:font-name-complex="Times New Roman" style:font-weight-complex="bold" fo:color="#000000" fo:font-size="11pt" style:font-size-asian="11pt" style:font-size-complex="11pt"/>
    </style:style>
    <style:style style:name="P6843" style:parent-style-name="Standard" style:family="paragraph">
      <style:paragraph-properties style:text-autospace="none" fo:margin-top="0.0208in" fo:margin-bottom="0.0208in" fo:margin-right="0.0312in"/>
      <style:text-properties style:font-name-asian="Tahoma" style:font-name-complex="Times New Roman" fo:font-weight="bold" style:font-weight-asian="bold" style:font-weight-complex="bold" fo:color="#000000" fo:font-size="14pt" style:font-size-asian="14pt" style:font-size-complex="14pt"/>
    </style:style>
    <style:style style:name="P6844" style:parent-style-name="Footer" style:family="paragraph">
      <style:paragraph-properties fo:text-align="end"/>
    </style:style>
  </office:automatic-styles>
  <office:master-styles>
    <style:master-page style:name="MP0" style:page-layout-name="PL0">
      <style:header>
        <table:table table:style-name="Table7">
          <table:table-columns>
            <table:table-column table:style-name="TableColumn8"/>
            <table:table-column table:style-name="TableColumn9"/>
          </table:table-columns>
          <table:table-row table:style-name="TableRow10">
            <table:table-cell table:style-name="TableCell11" table:number-rows-spanned="2">
              <text:p text:style-name="P12">Genesis</text:p>
            </table:table-cell>
            <table:table-cell table:style-name="TableCell13">
              <text:p text:style-name="P14"/>
            </table:table-cell>
          </table:table-row>
          <table:table-row table:style-name="TableRow15">
            <table:covered-table-cell>
              <text:p text:style-name="P16"/>
            </table:covered-table-cell>
            <table:table-cell table:style-name="TableCell17">
              <text:p text:style-name="P18">Exodus</text:p>
            </table:table-cell>
          </table:table-row>
        </table:table>
        <text:p text:style-name="Header"/>
      </style:header>
      <style:header-left>
        <table:table table:style-name="Table19">
          <table:table-columns>
            <table:table-column table:style-name="TableColumn20"/>
            <table:table-column table:style-name="TableColumn21"/>
          </table:table-columns>
          <table:table-row table:style-name="TableRow22">
            <table:table-cell table:style-name="TableCell23">
              <text:p text:style-name="P24"/>
            </table:table-cell>
            <table:table-cell table:style-name="TableCell25" table:number-rows-spanned="2">
              <text:p text:style-name="P26">Genesis</text:p>
            </table:table-cell>
          </table:table-row>
          <table:table-row table:style-name="TableRow27">
            <table:table-cell table:style-name="TableCell28">
              <text:p text:style-name="P29">Exodus</text:p>
            </table:table-cell>
            <table:covered-table-cell>
              <text:p text:style-name="P30"/>
            </table:covered-table-cell>
          </table:table-row>
        </table:table>
        <text:p text:style-name="Header"/>
      </style:header-left>
      <style:footer>
        <text:p text:style-name="Footer"><text:page-number text:fixed="false">1</text:page-number></text:p>
        <text:p text:style-name="Footer"/>
      </style:footer>
      <style:footer-left>
        <text:p text:style-name="P31"><text:page-number text:fixed="false">2</text:page-number></text:p>
        <text:p text:style-name="Footer"/>
      </style:footer-left>
    </style:master-page>
    <style:master-page style:name="MP1" style:page-layout-name="PL1">
      <style:header>
        <table:table table:style-name="Table6820">
          <table:table-columns>
            <table:table-column table:style-name="TableColumn6821"/>
            <table:table-column table:style-name="TableColumn6822"/>
          </table:table-columns>
          <table:table-row table:style-name="TableRow6823">
            <table:table-cell table:style-name="TableCell6824" table:number-rows-spanned="2">
              <text:p text:style-name="P6825">Genesis</text:p>
            </table:table-cell>
            <table:table-cell table:style-name="TableCell6826">
              <text:p text:style-name="P6827"/>
            </table:table-cell>
          </table:table-row>
          <table:table-row table:style-name="TableRow6828">
            <table:covered-table-cell>
              <text:p text:style-name="P6829"/>
            </table:covered-table-cell>
            <table:table-cell table:style-name="TableCell6830">
              <text:p text:style-name="P6831">Exodus</text:p>
            </table:table-cell>
          </table:table-row>
        </table:table>
        <text:p text:style-name="Header"/>
      </style:header>
      <style:header-left>
        <table:table table:style-name="Table6832">
          <table:table-columns>
            <table:table-column table:style-name="TableColumn6833"/>
            <table:table-column table:style-name="TableColumn6834"/>
          </table:table-columns>
          <table:table-row table:style-name="TableRow6835">
            <table:table-cell table:style-name="TableCell6836">
              <text:p text:style-name="P6837"/>
            </table:table-cell>
            <table:table-cell table:style-name="TableCell6838" table:number-rows-spanned="2">
              <text:p text:style-name="P6839">Genesis</text:p>
            </table:table-cell>
          </table:table-row>
          <table:table-row table:style-name="TableRow6840">
            <table:table-cell table:style-name="TableCell6841">
              <text:p text:style-name="P6842">Exodus</text:p>
            </table:table-cell>
            <table:covered-table-cell>
              <text:p text:style-name="P6843"/>
            </table:covered-table-cell>
          </table:table-row>
        </table:table>
        <text:p text:style-name="Header"/>
      </style:header-left>
      <style:footer>
        <text:p text:style-name="Footer"><text:page-number text:fixed="false">3</text:page-number></text:p>
        <text:p text:style-name="Footer"/>
      </style:footer>
      <style:footer-left>
        <text:p text:style-name="P6844"><text:page-number text:fixed="false">2</text:page-number></text:p>
        <text:p text:style-name="Footer"/>
      </style:foot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Paul</meta:initial-creator>
    <dc:creator>Paul</dc:creator>
    <meta:creation-date>2012-06-13T17:48:00Z</meta:creation-date>
    <dc:date>2012-06-13T17:48:00Z</dc:date>
    <meta:template xlink:href="Normal.dotm" xlink:type="simple"/>
    <meta:editing-cycles>2</meta:editing-cycles>
    <meta:editing-duration>PT0S</meta:editing-duration>
    <meta:document-statistic meta:page-count="4" meta:paragraph-count="796" meta:word-count="59545" meta:character-count="398160" meta:row-count="2828" meta:non-whitespace-character-count="339411"/>
  </office:meta>
</office:document-meta>
</file>